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City_20_Name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" style:family="table-cell" style:parent-style-name="Default">
      <style:table-cell-properties fo:background-color="#dcf1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3" style:family="table-cell" style:parent-style-name="Default">
      <style:map style:condition="cell-content()=&quot;^&quot;" style:apply-style-name="ConditionalStyle_5f_2" style:base-cell-address="'City Names'.A1"/>
    </style:style>
    <style:style style:name="ce4" style:family="table-cell" style:parent-style-name="Default">
      <style:table-cell-properties fo:background-color="#c7ac5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6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0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1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2" style:family="table-cell" style:parent-style-name="Default">
      <style:map style:condition="cell-content()=&quot;?&quot;" style:apply-style-name="ConditionalStyle_5f_1" style:base-cell-address="'City Names'.A1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center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9.1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2.2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8.6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2.73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5.8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3.6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8.9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3.4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8.2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1.78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9.4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7.0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0.59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1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83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6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ty Names" table:style-name="ta1">
        <office:forms form:automatic-focus="false" form:apply-design-mode="false"/>
        <table:table-column table:style-name="co1" table:number-columns-repeated="150" table:default-cell-style-name="Default"/>
        <table:table-column table:style-name="co2" table:number-columns-repeated="874" table:default-cell-style-name="Default"/>
        <table:table-row table:style-name="ro1">
          <table:table-cell table:style-name="ce1" table:number-columns-repeated="1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7.303cm" svg:y="1.455cm" draw:caption-point-x="-0.406cm" draw:caption-point-y="-1.445cm">
              <dc:date>2023-02-26T00:00:00</dc:date>
              <text:p text:style-name="P1"><text:span text:style-name="T1">Native: Ulukhaktok</text:span></text:p>
            </office:annotation>
            <text:p>Holma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 table:number-columns-repeated="4"/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1.455cm" draw:caption-point-x="-0.407cm" draw:caption-point-y="-1.445cm">
              <dc:date>2023-02-26T00:00:00</dc:date>
              <text:p text:style-name="P1"><text:span text:style-name="T1">Native: Kanngiqtugaapik</text:span></text:p>
            </office:annotation>
            <text:p>Clyde River</text:p>
          </table:table-cell>
          <table:table-cell table:style-name="ce1" table:number-columns-repeated="7"/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47.736cm" svg:y="1.455cm" draw:caption-point-x="-0.407cm" draw:caption-point-y="-1.445cm">
              <dc:date>2023-02-26T00:00:00</dc:date>
              <text:p text:style-name="P1"><text:span text:style-name="T1">Latin: Ultima Thule</text:span></text:p>
            </office:annotation>
            <text:p>Ritenbenck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56.753cm" svg:y="1.455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Daneborg</text:p>
          </table:table-cell>
          <table:table-cell table:style-name="ce1" table:number-columns-repeated="6"/>
          <table:table-cell table:style-name="ce1" office:value-type="string" calcext:value-type="string">
            <text:p>Olonkinbyen</text:p>
          </table:table-cell>
          <table:table-cell table:style-name="ce1" table:number-columns-repeated="39"/>
          <table:table-cell table:style-name="ce1" office:value-type="string" calcext:value-type="string">
            <text:p>Lagerny</text:p>
          </table:table-cell>
          <table:table-cell table:style-name="ce1" office:value-type="string" calcext:value-type="string">
            <text:p>Krestovaya Gub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Arkhangelskoye</text:p>
          </table:table-cell>
          <table:table-cell table:style-name="ce1" office:value-type="string" calcext:value-type="string">
            <text:p>Mys Zhelaniya</text:p>
          </table:table-cell>
          <table:table-cell table:style-name="ce1" table:number-columns-repeated="30"/>
          <table:table-cell table:style-name="ce1" office:value-type="string" calcext:value-type="string">
            <text:p>Kotel'niy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16"/>
          <table:table-cell table:number-columns-repeated="874"/>
        </table:table-row>
        <table:table-row table:style-name="ro1">
          <table:table-cell table:style-name="ce1" table:number-columns-repeated="16"/>
          <table:table-cell table:number-columns-repeated="4"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25.193cm" svg:y="2.646cm" draw:caption-point-x="-0.406cm" draw:caption-point-y="-1.445cm">
              <dc:date>2023-02-26T00:00:00</dc:date>
              <text:p text:style-name="P1"><text:span text:style-name="T1">Native: Uqsuqtuuq</text:span></text:p>
            </office:annotation>
            <text:p>Gjoa Haven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number-columns-repeated="7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45.482cm" svg:y="2.646cm" draw:caption-point-x="-0.407cm" draw:caption-point-y="-1.445cm">
              <dc:date>2023-02-26T00:00:00</dc:date>
              <text:p text:style-name="P1"><text:span text:style-name="T1">(Qeqertarsuaq)</text:span></text:p>
            </office:annotation>
            <text:p>Godhavn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47.736cm" svg:y="2.646cm" draw:caption-point-x="-0.407cm" draw:caption-point-y="-1.445cm">
              <dc:date>2023-02-26T00:00:00</dc:date>
              <text:p text:style-name="P1"><text:span text:style-name="T1">(Ilulissat)</text:span></text:p>
              <text:p text:style-name="P1"><text:span text:style-name="T1">Ultima Thule</text:span></text:p>
              <text:p text:style-name="P1"><text:span text:style-name="T1"/></text:p>
            </office:annotation>
            <text:p>Jakobshav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53.371cm" svg:y="2.646cm" draw:caption-point-x="-0.406cm" draw:caption-point-y="-1.445cm">
              <dc:date>2023-02-26T00:00:00</dc:date>
              <text:p text:style-name="P1"><text:span text:style-name="T1">(Ittoqqortoormiit)</text:span></text:p>
            </office:annotation>
            <text:p>Scoresbysund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55.626cm" svg:y="2.646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Myggbukta</text:p>
          </table:table-cell>
          <table:table-cell table:style-name="ce1" table:number-columns-repeated="25"/>
          <table:table-cell table:style-name="ce2" office:value-type="string" calcext:value-type="string">
            <text:p>Tromsø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Hammerfest</text:p>
          </table:table-cell>
          <table:table-cell table:style-name="ce1" office:value-type="string" calcext:value-type="string">
            <text:p>Honningsvåg</text:p>
          </table:table-cell>
          <table:table-cell table:style-name="ce1" office:value-type="string" calcext:value-type="string">
            <text:p>Vadsø</text:p>
          </table:table-cell>
          <table:table-cell table:style-name="ce1" office:value-type="string" calcext:value-type="string">
            <text:p>Kirkenes</text:p>
          </table:table-cell>
          <table:table-cell table:style-name="ce1" table:number-columns-repeated="14"/>
          <table:table-cell table:style-name="ce1" office:value-type="string" calcext:value-type="string">
            <text:p>Stolbovo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0"/>
          <table:table-cell table:number-columns-repeated="2"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Mys Chelyuskina</text:p>
          </table:table-cell>
          <table:table-cell table:style-name="ce1" office:value-type="string" calcext:value-type="string">
            <text:p>Mys Dika</text:p>
          </table:table-cell>
          <table:table-cell table:style-name="ce1" table:number-columns-repeated="25"/>
          <table:table-cell table:style-name="ce1" office:value-type="string" calcext:value-type="string">
            <text:p>Ushakovskoye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3.836cm" draw:caption-point-x="-0.407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" office:value-type="string" calcext:value-type="string">
            <office:annotation draw:style-name="gr3" draw:text-style-name="P2" svg:width="4.509cm" svg:height="2.223cm" svg:x="4.905cm" svg:y="3.836cm" draw:caption-point-x="-0.406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" table:number-columns-repeated="10"/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21.812cm" svg:y="3.836cm" draw:caption-point-x="-0.407cm" draw:caption-point-y="-1.445cm">
              <dc:date>2023-02-26T00:00:00</dc:date>
              <text:p text:style-name="P1"><text:span text:style-name="T1">Native: Iqaluktuuttiaq</text:span></text:p>
            </office:annotation>
            <text:p>Cambridg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27.448cm" svg:y="3.836cm" draw:caption-point-x="-0.407cm" draw:caption-point-y="-1.445cm">
              <dc:date>2023-02-26T00:00:00</dc:date>
              <text:p text:style-name="P1"><text:span text:style-name="T1">Native?: Taloyoak/Talurjuaq</text:span></text:p>
            </office:annotation>
            <text:p>Spenc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8.719cm" svg:y="3.836cm" draw:caption-point-x="-0.407cm" draw:caption-point-y="-1.445cm">
              <dc:date>2023-02-26T00:00:00</dc:date>
              <text:p text:style-name="P1"><text:span text:style-name="T1">Native: Qikiqtarjuaq</text:span></text:p>
            </office:annotation>
            <text:p>Broughton Island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8cm" svg:height="2.223cm" svg:x="47.736cm" svg:y="3.836cm" draw:caption-point-x="-0.407cm" draw:caption-point-y="-1.445cm">
              <dc:date>2023-02-26T00:00:00</dc:date>
              <text:p text:style-name="P1"><text:span text:style-name="T1">(Qasigiannguit)</text:span></text:p>
            </office:annotation>
            <text:p>Christianshaab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57.88cm" svg:y="3.836cm" draw:caption-point-x="-0.407cm" draw:caption-point-y="-1.445cm">
              <dc:date>2023-02-26T00:00:00</dc:date>
              <text:p text:style-name="P1"><text:span text:style-name="T1">Latin: Pepēguia Thalatta</text:span></text:p>
            </office:annotation>
            <text:p>Ísafjörður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3" draw:text-style-name="P2" svg:width="4.508cm" svg:height="2.223cm" svg:x="82.677cm" svg:y="3.836cm" draw:caption-point-x="-0.407cm" draw:caption-point-y="-1.445cm">
              <dc:date>2023-02-26T00:00:00</dc:date>
              <text:p text:style-name="P1"><text:span text:style-name="T1">(into Kabelvåg)</text:span></text:p>
            </office:annotation>
            <text:p>Vågan</text:p>
          </table:table-cell>
          <table:table-cell table:style-name="ce1" office:value-type="string" calcext:value-type="string">
            <text:p>Narvi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resuando</text:p>
          </table:table-cell>
          <table:table-cell table:style-name="ce1" office:value-type="string" calcext:value-type="string">
            <text:p>Kautokeino</text:p>
          </table:table-cell>
          <table:table-cell table:style-name="ce1" office:value-type="string" calcext:value-type="string">
            <text:p>Kittilä</text:p>
          </table:table-cell>
          <table:table-cell table:style-name="ce1" office:value-type="string" calcext:value-type="string">
            <text:p>Karasjok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echenga</text:p>
          </table:table-cell>
          <table:table-cell table:style-name="ce1" office:value-type="string" calcext:value-type="string">
            <office:annotation draw:style-name="gr3" draw:text-style-name="P2" svg:width="4.508cm" svg:height="2.223cm" svg:x="93.948cm" svg:y="3.836cm" draw:caption-point-x="-0.407cm" draw:caption-point-y="-1.445cm">
              <dc:date>2023-02-26T00:00:00</dc:date>
              <text:p text:style-name="P1"><text:span text:style-name="T1">(into Murmansk)</text:span></text:p>
            </office:annotation>
            <text:p>Kola</text:p>
          </table:table-cell>
          <table:table-cell table:style-name="ce1" table:number-columns-repeated="11"/>
          <table:table-cell table:style-name="ce1" office:value-type="string" calcext:value-type="string">
            <text:p>Belushya Guba</text:p>
          </table:table-cell>
          <table:table-cell table:style-name="ce1" office:value-type="string" calcext:value-type="string">
            <text:p>Rogachevo</text:p>
          </table:table-cell>
          <table:table-cell table:style-name="ce1" table:number-columns-repeated="1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t-Tarey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6"/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text:p>Sagastyr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1" office:value-type="string" calcext:value-type="string">
            <text:p>Yukagi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Russkoye Ustye</text:p>
          </table:table-cell>
          <table:table-cell table:style-name="ce1" table:number-columns-repeated="13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5.027cm" draw:caption-point-x="-0.407cm" draw:caption-point-y="-1.445cm">
              <dc:date>2023-02-26T00:00:00</dc:date>
              <text:p text:style-name="P1"><text:span text:style-name="T1">Native: Ulġuniq</text:span></text:p>
            </office:annotation>
            <text:p>Wainwright</text:p>
          </table:table-cell>
          <table:table-cell table:style-name="ce1" office:value-type="string" calcext:value-type="string">
            <text:p>Atqasuk</text:p>
          </table:table-cell>
          <table:table-cell table:style-name="ce1" office:value-type="string" calcext:value-type="string">
            <text:p>Nuiqsut</text:p>
          </table:table-cell>
          <table:table-cell table:style-name="ce1" office:value-type="string" calcext:value-type="string">
            <text:p>Prudhoe Ba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.541cm" svg:y="5.027cm" draw:caption-point-x="-0.407cm" draw:caption-point-y="-1.445cm">
              <dc:date>2023-02-26T00:00:00</dc:date>
              <text:p text:style-name="P1"><text:span text:style-name="T1">English: Port Brabant</text:span></text:p>
            </office:annotation>
            <text:p>Tuktoyaktuk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28.575cm" svg:y="5.027cm" draw:caption-point-x="-0.407cm" draw:caption-point-y="-1.445cm">
              <dc:date>2023-02-26T00:00:00</dc:date>
              <text:p text:style-name="P1"><text:span text:style-name="T1">(Kugaaruk)</text:span></text:p>
            </office:annotation>
            <text:p>Pelly Bay</text:p>
          </table:table-cell>
          <table:table-cell table:style-name="ce1" table:number-columns-repeated="2"/>
          <table:table-cell table:style-name="ce1" office:value-type="string" calcext:value-type="string">
            <text:p>Igloolik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46.609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Holsteinsborg</text:p>
          </table:table-cell>
          <table:table-cell table:style-name="ce1" office:value-type="string" calcext:value-type="string">
            <office:annotation draw:style-name="gr1" draw:text-style-name="P2" svg:width="4.508cm" svg:height="2.222cm" svg:x="47.736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Egedesmind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59.007cm" svg:y="5.027cm" draw:caption-point-x="-0.406cm" draw:caption-point-y="-1.445cm">
              <dc:date>2023-02-26T00:00:00</dc:date>
              <text:p text:style-name="P1"><text:span text:style-name="T1">Latin: Pepēguia Thalatta</text:span></text:p>
            </office:annotation>
            <text:p>Thingvellir</text:p>
          </table:table-cell>
          <table:table-cell table:style-name="ce1" office:value-type="string" calcext:value-type="string">
            <office:annotation draw:style-name="gr1" draw:text-style-name="P2" svg:width="4.509cm" svg:height="2.222cm" svg:x="60.134cm" svg:y="5.027cm" draw:caption-point-x="-0.406cm" draw:caption-point-y="-1.445cm">
              <dc:date>2023-02-26T00:00:00</dc:date>
              <text:p text:style-name="P1"><text:span text:style-name="T1">Latin: Fumus Caelum</text:span></text:p>
            </office:annotation>
            <text:p>Hólar</text:p>
          </table:table-cell>
          <table:table-cell table:style-name="ce1" office:value-type="string" calcext:value-type="string">
            <office:annotation draw:style-name="gr4" draw:text-style-name="P2" svg:width="4.509cm" svg:height="3.413cm" svg:x="61.261cm" svg:y="5.027cm" draw:caption-point-x="-0.406cm" draw:caption-point-y="-1.445cm">
              <dc:date>2023-02-26T00:00:00</dc:date>
              <text:p text:style-name="P1"><text:span text:style-name="T1"><text:s/></text:span><text:span text:style-name="T1">Latin: Fumus Caelum</text:span></text:p>
              <text:p text:style-name="P1"><text:span text:style-name="T1"/></text:p>
            </office:annotation>
            <text:p>Húsavík</text:p>
          </table:table-cell>
          <table:table-cell table:style-name="ce1" table:number-columns-repeated="15"/>
          <table:table-cell table:style-name="ce1" office:value-type="string" calcext:value-type="string">
            <text:p>Mosjø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odø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Kiruna</text:p>
          </table:table-cell>
          <table:table-cell table:style-name="ce1" office:value-type="string" calcext:value-type="string">
            <text:p>Gällivare</text:p>
          </table:table-cell>
          <table:table-cell table:style-name="ce1" office:value-type="string" calcext:value-type="string">
            <text:p>Överkalix</text:p>
          </table:table-cell>
          <table:table-cell table:style-name="ce1" office:value-type="string" calcext:value-type="string">
            <text:p>Pajala</text:p>
          </table:table-cell>
          <table:table-cell table:style-name="ce1" office:value-type="string" calcext:value-type="string">
            <text:p>Rovaniemi</text:p>
          </table:table-cell>
          <table:table-cell table:style-name="ce1" office:value-type="string" calcext:value-type="string">
            <text:p>Sodankylä</text:p>
          </table:table-cell>
          <table:table-cell table:style-name="ce1" office:value-type="string" calcext:value-type="string">
            <text:p>Saariselkä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5.027cm" draw:caption-point-x="-0.407cm" draw:caption-point-y="-1.445cm">
              <dc:date>2023-02-26T00:00:00</dc:date>
              <text:p text:style-name="P1"><text:span text:style-name="T1">(into Apatity)</text:span></text:p>
            </office:annotation>
            <text:p>Lovozero</text:p>
          </table:table-cell>
          <table:table-cell table:style-name="ce1" office:value-type="string" calcext:value-type="string">
            <text:p>Tumanny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.027cm" draw:caption-point-x="-0.406cm" draw:caption-point-y="-1.445cm">
              <dc:date>2023-02-26T00:00:00</dc:date>
              <text:p text:style-name="P1"><text:span text:style-name="T1">(Wegestaf)</text:span></text:p>
            </office:annotation>
            <text:p>Svyatoy Nos</text:p>
          </table:table-cell>
          <table:table-cell table:style-name="ce1" table:number-columns-repeated="6"/>
          <table:table-cell table:style-name="ce1" office:value-type="string" calcext:value-type="string">
            <text:p>Bugrino</text:p>
          </table:table-cell>
          <table:table-cell table:style-name="ce1" table:number-columns-repeated="3"/>
          <table:table-cell table:style-name="ce1" office:value-type="string" calcext:value-type="string">
            <text:p>Krasino</text:p>
          </table:table-cell>
          <table:table-cell table:style-name="ce1" office:value-type="string" calcext:value-type="string">
            <text:p>Rusanovo</text:p>
          </table:table-cell>
          <table:table-cell table:style-name="ce1" table:number-columns-repeated="2"/>
          <table:table-cell table:style-name="ce9"/>
          <table:table-cell table:style-name="ce1" table:number-columns-repeated="2"/>
          <table:table-cell table:style-name="ce1" office:value-type="string" calcext:value-type="string">
            <text:p>Drovyanoy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Leskino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Dikson</text:p>
          </table:table-cell>
          <table:table-cell table:number-columns-repeated="10" table:style-name="ce1" office:value-type="string" calcext:value-type="string">
            <text:p>?</text:p>
          </table:table-cell>
          <table:table-cell table:style-name="ce6" table:number-columns-repeated="2"/>
          <table:table-cell table:style-name="ce1" office:value-type="string" calcext:value-type="string">
            <text:p>Novorybnaya</text:p>
          </table:table-cell>
          <table:table-cell table:style-name="ce1" office:value-type="string" calcext:value-type="string">
            <text:p>Kozhevnikov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Ust-Olenyok</text:p>
          </table:table-cell>
          <table:table-cell table:style-name="ce1" office:value-type="string" calcext:value-type="string">
            <text:p>Tit-Ary</text:p>
          </table:table-cell>
          <table:table-cell table:style-name="ce1" office:value-type="string" calcext:value-type="string">
            <text:p>Tiksi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izhneya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Chokurdakh</text:p>
          </table:table-cell>
          <table:table-cell table:style-name="ce1" office:value-type="string" calcext:value-type="string">
            <text:p>Yar</text:p>
          </table:table-cell>
          <table:table-cell table:style-name="ce1" office:value-type="string" calcext:value-type="string">
            <text:p>Pogashkino</text:p>
          </table:table-cell>
          <table:table-cell table:style-name="ce1" office:value-type="string" calcext:value-type="string">
            <text:p>Chaychurgino</text:p>
          </table:table-cell>
          <table:table-cell table:style-name="ce1" office:value-type="string" calcext:value-type="string">
            <text:p>Chukochya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evek</text:p>
          </table:table-cell>
          <table:table-cell table:style-name="ce1" office:value-type="string" calcext:value-type="string">
            <text:p>Billings</text:p>
          </table:table-cell>
          <table:table-cell table:style-name="ce1" office:value-type="string" calcext:value-type="string">
            <text:p>Leningradsky</text:p>
          </table:table-cell>
          <table:table-cell table:style-name="ce1" table:number-columns-repeated="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6.218cm" draw:caption-point-x="-0.407cm" draw:caption-point-y="-1.445cm">
              <dc:date>2023-02-26T00:00:00</dc:date>
              <text:p text:style-name="P1"><text:span text:style-name="T1">Native: Tikiġaq</text:span></text:p>
            </office:annotation>
            <text:p>Point Hop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3.778cm" svg:y="6.218cm" draw:caption-point-x="-0.407cm" draw:caption-point-y="-1.445cm">
              <dc:date>2023-02-26T00:00:00</dc:date>
              <text:p text:style-name="P1"><text:span text:style-name="T1">Native: Nuataaq</text:span></text:p>
            </office:annotation>
            <text:p>Noatak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Arctic Village</text:p>
          </table:table-cell>
          <table:table-cell table:style-name="ce1" office:value-type="string" calcext:value-type="string">
            <text:p>Old Crow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0.541cm" svg:y="6.218cm" draw:caption-point-x="-0.407cm" draw:caption-point-y="-1.445cm">
              <dc:date>2023-02-26T00:00:00</dc:date>
              <text:p text:style-name="P1"><text:span text:style-name="T1">Native: Qunngilaaq</text:span></text:p>
              <text:p text:style-name="P1"><text:span text:style-name="T1"><text:s/></text:span></text:p>
            </office:annotation>
            <text:p>Reindeer Station</text:p>
            <text:p/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Paulatuk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6.218cm" draw:caption-point-x="-0.406cm" draw:caption-point-y="-1.445cm">
              <dc:date>2023-02-26T00:00:00</dc:date>
              <text:p text:style-name="P1"><text:span text:style-name="T1">Native?: Sanirajak</text:span></text:p>
            </office:annotation>
            <text:p>Hall Beach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angnirtung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4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6.218cm" draw:caption-point-x="-0.406cm" draw:caption-point-y="-1.445cm">
              <dc:date>2023-02-26T00:00:00</dc:date>
              <text:p text:style-name="P1"><text:span text:style-name="T1">(Tasiilaq)</text:span></text:p>
            </office:annotation>
            <text:p>Angmagssalik</text:p>
          </table:table-cell>
          <table:table-cell table:style-name="ce1" office:value-type="string" calcext:value-type="string">
            <office:annotation draw:style-name="gr1" draw:text-style-name="P2" svg:width="4.509cm" svg:height="2.222cm" svg:x="52.244cm" svg:y="6.218cm" draw:caption-point-x="-0.406cm" draw:caption-point-y="-1.445cm">
              <dc:date>2023-02-26T00:00:00</dc:date>
              <text:p text:style-name="P1"><text:span text:style-name="T1">(Kulusuk)</text:span></text:p>
            </office:annotation>
            <text:p>Kap Dan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4" draw:text-style-name="P2" svg:width="4.509cm" svg:height="3.413cm" svg:x="59.007cm" svg:y="6.218cm" draw:caption-point-x="-0.406cm" draw:caption-point-y="-1.445cm">
              <dc:date>2023-02-26T00:00:00</dc:date>
              <text:p text:style-name="P1"><text:span text:style-name="T1">(Reykjavik)</text:span></text:p>
              <text:p text:style-name="P1"><text:span text:style-name="T1">Latin: Pytheas Thule</text:span></text:p>
            </office:annotation>
            <text:p>Reykjarvík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1" draw:text-style-name="P2" svg:width="4.509cm" svg:height="2.222cm" svg:x="61.261cm" svg:y="6.218cm" draw:caption-point-x="-0.406cm" draw:caption-point-y="-1.445cm">
              <dc:date>2023-02-26T00:00:00</dc:date>
              <text:p text:style-name="P1"><text:span text:style-name="T1">Latin: <text:s/>Pytheas Thule</text:span></text:p>
            </office:annotation>
            <text:p>Djúpivogur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" draw:text-style-name="P2" svg:width="4.509cm" svg:height="2.222cm" svg:x="77.041cm" svg:y="6.218cm" draw:caption-point-x="-0.406cm" draw:caption-point-y="-1.445cm">
              <dc:date>2023-02-26T00:00:00</dc:date>
              <text:p text:style-name="P1"><text:span text:style-name="T1">(into Molde)</text:span></text:p>
            </office:annotation>
            <text:p>Veøy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6.218cm" draw:caption-point-x="-0.406cm" draw:caption-point-y="-1.445cm">
              <dc:date>2023-02-26T00:00:00</dc:date>
              <text:p text:style-name="P1"><text:span text:style-name="T1">(Nidaros, into Trondheim)</text:span></text:p>
            </office:annotation>
            <text:p>Nidaróss</text:p>
          </table:table-cell>
          <table:table-cell table:style-name="ce1" office:value-type="string" calcext:value-type="string">
            <text:p>Steinkj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Tärnaby</text:p>
          </table:table-cell>
          <table:table-cell table:style-name="ce1" office:value-type="string" calcext:value-type="string">
            <text:p>Arjeplog</text:p>
          </table:table-cell>
          <table:table-cell table:style-name="ce1" office:value-type="string" calcext:value-type="string">
            <text:p>Arvidsjaur</text:p>
          </table:table-cell>
          <table:table-cell table:style-name="ce1" office:value-type="string" calcext:value-type="string">
            <text:p>Luleå</text:p>
          </table:table-cell>
          <table:table-cell table:style-name="ce1" office:value-type="string" calcext:value-type="string">
            <text:p>Kalix</text:p>
          </table:table-cell>
          <table:table-cell table:style-name="ce1" office:value-type="string" calcext:value-type="string">
            <text:p>Tornio</text:p>
          </table:table-cell>
          <table:table-cell table:style-name="ce1" office:value-type="string" calcext:value-type="string">
            <text:p>Kemi</text:p>
          </table:table-cell>
          <table:table-cell table:style-name="ce1" office:value-type="string" calcext:value-type="string">
            <text:p>Pudasjärvi</text:p>
          </table:table-cell>
          <table:table-cell table:style-name="ce1" office:value-type="string" calcext:value-type="string">
            <text:p>Kuusamo</text:p>
          </table:table-cell>
          <table:table-cell table:style-name="ce1" office:value-type="string" calcext:value-type="string">
            <text:p>Kovdor</text:p>
          </table:table-cell>
          <table:table-cell table:style-name="ce1" office:value-type="string" calcext:value-type="string">
            <text:p>Kandalaksha</text:p>
          </table:table-cell>
          <table:table-cell table:style-name="ce1" office:value-type="string" calcext:value-type="string">
            <text:p>Umba</text:p>
          </table:table-cell>
          <table:table-cell table:style-name="ce1" office:value-type="string" calcext:value-type="string">
            <text:p>Varzuga</text:p>
          </table:table-cell>
          <table:table-cell table:style-name="ce1" office:value-type="string" calcext:value-type="string">
            <text:p>Ponoy</text:p>
          </table:table-cell>
          <table:table-cell table:style-name="ce1" table:number-columns-repeated="3"/>
          <table:table-cell table:style-name="ce1" office:value-type="string" calcext:value-type="string">
            <text:p>Shoyna</text:p>
          </table:table-cell>
          <table:table-cell table:style-name="ce1" table:number-columns-repeated="1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yakha</text:p>
          </table:table-cell>
          <table:table-cell table:style-name="ce1"/>
          <table:table-cell table:style-name="ce1" office:value-type="string" calcext:value-type="string">
            <text:p>Napalkovo</text:p>
          </table:table-cell>
          <table:table-cell table:style-name="ce1" office:value-type="string" calcext:value-type="string">
            <text:p>Yunbey</text:p>
          </table:table-cell>
          <table:table-cell table:style-name="ce1" office:value-type="string" calcext:value-type="string">
            <text:p>Gyd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osok</text:p>
          </table:table-cell>
          <table:table-cell table:style-name="ce1" office:value-type="string" calcext:value-type="string">
            <text:p>Karaul</text:p>
          </table:table-cell>
          <table:table-cell table:style-name="ce1" office:value-type="string" calcext:value-type="string">
            <text:p>Ust-Port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olochanka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Khatang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Popiga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askylakh</text:p>
          </table:table-cell>
          <table:table-cell table:style-name="ce1" office:value-type="string" calcext:value-type="string">
            <text:p>Udzh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ulun</text:p>
          </table:table-cell>
          <table:table-cell table:style-name="ce1" office:value-type="string" calcext:value-type="string">
            <text:p>Tiks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Kular</text:p>
          </table:table-cell>
          <table:table-cell table:style-name="ce1" office:value-type="string" calcext:value-type="string">
            <text:p>Ust-Kuyga</text:p>
          </table:table-cell>
          <table:table-cell table:style-name="ce1" office:value-type="string" calcext:value-type="string">
            <text:p>Deputatski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ruzhin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Nizhnekolymsk</text:p>
          </table:table-cell>
          <table:table-cell table:style-name="ce1" office:value-type="string" calcext:value-type="string">
            <text:p>Chersky</text:p>
          </table:table-cell>
          <table:table-cell table:style-name="ce1" office:value-type="string" calcext:value-type="string">
            <text:p>Ambarchi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t-Chau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ys Shmidta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7.408cm" draw:caption-point-x="-0.407cm" draw:caption-point-y="-1.445cm">
              <dc:date>2023-02-26T00:00:00</dc:date>
              <text:p text:style-name="P1"><text:span text:style-name="T1">Native: Qikiqtaġruk</text:span></text:p>
            </office:annotation>
            <text:p>Kotzebue</text:p>
          </table:table-cell>
          <table:table-cell table:style-name="ce1" office:value-type="string" calcext:value-type="string">
            <text:p>Ambler</text:p>
          </table:table-cell>
          <table:table-cell table:style-name="ce1" office:value-type="string" calcext:value-type="string">
            <office:annotation draw:style-name="gr4" draw:text-style-name="P2" svg:width="4.509cm" svg:height="3.413cm" svg:x="6.032cm" svg:y="7.408cm" draw:caption-point-x="-0.406cm" draw:caption-point-y="-1.445cm">
              <dc:date>2023-02-26T00:00:00</dc:date>
              <text:p text:style-name="P1"><text:span text:style-name="T1">French: Clachotin</text:span></text:p>
              <text:p text:style-name="P1"><text:span text:style-name="T1">Native: Hohudodetlaatl Denh</text:span></text:p>
            </office:annotation>
            <text:p>Tanana</text:p>
          </table:table-cell>
          <table:table-cell table:style-name="ce1" office:value-type="string" calcext:value-type="string">
            <office:annotation draw:style-name="gr3" draw:text-style-name="P2" svg:width="4.509cm" svg:height="2.223cm" svg:x="7.159cm" svg:y="7.408cm" draw:caption-point-x="-0.406cm" draw:caption-point-y="-1.445cm">
              <dc:date>2023-02-26T00:00:00</dc:date>
              <text:p text:style-name="P1"><text:span text:style-name="T1">Native: Vįįhtąįį</text:span></text:p>
            </office:annotation>
            <text:p>Veneti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klavik</text:p>
          </table:table-cell>
          <table:table-cell table:style-name="ce1" office:value-type="string" calcext:value-type="string">
            <text:p>Inuvi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olville Lak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7.303cm" svg:y="7.408cm" draw:caption-point-x="-0.406cm" draw:caption-point-y="-1.445cm">
              <dc:date>2023-02-26T00:00:00</dc:date>
              <text:p text:style-name="P1"><text:span text:style-name="T1">(Kugluktuk)</text:span></text:p>
            </office:annotation>
            <text:p>Coppermin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7.408cm" draw:caption-point-x="-0.407cm" draw:caption-point-y="-1.445cm">
              <dc:date>2023-02-26T00:00:00</dc:date>
              <text:p text:style-name="P1"><text:span text:style-name="T1">Native: Kiluhiqtuq</text:span></text:p>
            </office:annotation>
            <text:p>Bathurst Inlet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21.812cm" svg:y="7.408cm" draw:caption-point-x="-0.407cm" draw:caption-point-y="-1.445cm">
              <dc:date>2023-02-26T00:00:00</dc:date>
              <text:p text:style-name="P1"><text:span text:style-name="T1">Native: Umingmaktok</text:span></text:p>
            </office:annotation>
            <text:p>Bay Chimo</text:p>
          </table:table-cell>
          <table:table-cell table:number-columns-repeated="7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0.829cm" svg:y="7.408cm" draw:caption-point-x="-0.407cm" draw:caption-point-y="-1.445cm">
              <dc:date>2023-02-26T00:00:00</dc:date>
              <text:p text:style-name="P1"><text:span text:style-name="T1">(Naujaat)</text:span></text:p>
            </office:annotation>
            <text:p>Repuls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35.337cm" svg:y="7.408cm" draw:caption-point-x="-0.406cm" draw:caption-point-y="-1.445cm">
              <dc:date>2023-02-26T00:00:00</dc:date>
              <text:p text:style-name="P1"><text:span text:style-name="T1">Native: Kinngait</text:span></text:p>
            </office:annotation>
            <text:p>Cape Dorset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3" draw:text-style-name="P2" svg:width="4.508cm" svg:height="2.223cm" svg:x="46.609cm" svg:y="7.408cm" draw:caption-point-x="-0.407cm" draw:caption-point-y="-1.445cm">
              <dc:date>2023-02-26T00:00:00</dc:date>
              <text:p text:style-name="P1"><text:span text:style-name="T1">(Kangaamiut)</text:span></text:p>
            </office:annotation>
            <text:p>Sukkertoppen</text:p>
          </table:table-cell>
          <table:table-cell table:style-name="ce1" office:value-type="string" calcext:value-type="string">
            <office:annotation draw:style-name="gr3" draw:text-style-name="P2" svg:width="4.508cm" svg:height="2.223cm" svg:x="47.736cm" svg:y="7.408cm" draw:caption-point-x="-0.407cm" draw:caption-point-y="-1.445cm">
              <dc:date>2023-02-26T00:00:00</dc:date>
              <text:p text:style-name="P1"><text:span text:style-name="T1">(into Kapisillit)</text:span></text:p>
            </office:annotation>
            <text:p>Anavi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3" draw:text-style-name="P2" svg:width="4.508cm" svg:height="2.223cm" svg:x="75.914cm" svg:y="7.408cm" draw:caption-point-x="-0.407cm" draw:caption-point-y="-1.445cm">
              <dc:date>2023-02-26T00:00:00</dc:date>
              <text:p text:style-name="P1"><text:span text:style-name="T1">(Ålesund)</text:span></text:p>
            </office:annotation>
            <text:p>Borgund</text:p>
          </table:table-cell>
          <table:table-cell table:style-name="ce1" office:value-type="string" calcext:value-type="string">
            <text:p>Lillehamm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Åre</text:p>
          </table:table-cell>
          <table:table-cell table:style-name="ce1" office:value-type="string" calcext:value-type="string">
            <text:p>Östersund</text:p>
          </table:table-cell>
          <table:table-cell table:style-name="ce1" office:value-type="string" calcext:value-type="string">
            <text:p>Sollefteå</text:p>
          </table:table-cell>
          <table:table-cell table:style-name="ce1" office:value-type="string" calcext:value-type="string">
            <text:p>Örnsköldsvik</text:p>
          </table:table-cell>
          <table:table-cell table:style-name="ce1" office:value-type="string" calcext:value-type="string">
            <text:p>Umeå</text:p>
          </table:table-cell>
          <table:table-cell table:style-name="ce1" office:value-type="string" calcext:value-type="string">
            <text:p>Skellefteå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89.439cm" svg:y="7.408cm" draw:caption-point-x="-0.406cm" draw:caption-point-y="-1.445cm">
              <dc:date>2023-02-26T00:00:00</dc:date>
              <text:p text:style-name="P1"><text:span text:style-name="T1">(Oulu)</text:span></text:p>
            </office:annotation>
            <text:p>Uleåborg</text:p>
          </table:table-cell>
          <table:table-cell table:style-name="ce1" office:value-type="string" calcext:value-type="string">
            <text:p>Kajaani</text:p>
          </table:table-cell>
          <table:table-cell table:style-name="ce1" office:value-type="string" calcext:value-type="string">
            <text:p>Kuhmo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7.408cm" draw:caption-point-x="-0.407cm" draw:caption-point-y="-1.445cm">
              <dc:date>2023-02-26T00:00:00</dc:date>
              <text:p text:style-name="P1"><text:span text:style-name="T1">(into Kalevala)</text:span></text:p>
            </office:annotation>
            <text:p>Ukhta</text:p>
          </table:table-cell>
          <table:table-cell table:style-name="ce1" office:value-type="string" calcext:value-type="string">
            <text:p>Chupa</text:p>
          </table:table-cell>
          <table:table-cell table:style-name="ce1" table:number-columns-repeated="4"/>
          <table:table-cell table:style-name="ce1" office:value-type="string" calcext:value-type="string">
            <text:p>Ruchyi</text:p>
          </table:table-cell>
          <table:table-cell table:style-name="ce1"/>
          <table:table-cell table:style-name="ce1" office:value-type="string" calcext:value-type="string">
            <text:p>Nizhnyaya Mola</text:p>
          </table:table-cell>
          <table:table-cell table:style-name="ce1"/>
          <table:table-cell table:style-name="ce1" office:value-type="string" calcext:value-type="string">
            <text:p>Indiga</text:p>
          </table:table-cell>
          <table:table-cell table:style-name="ce1" office:value-type="string" calcext:value-type="string">
            <text:p>Tobseda</text:p>
          </table:table-cell>
          <table:table-cell table:style-name="ce1" office:value-type="string" calcext:value-type="string">
            <text:p>Nelmin-Nos</text:p>
          </table:table-cell>
          <table:table-cell table:style-name="ce1" table:number-columns-repeated="3"/>
          <table:table-cell table:style-name="ce1" office:value-type="string" calcext:value-type="string">
            <text:p>Amderma</text:p>
          </table:table-cell>
          <table:table-cell table:style-name="ce1" office:value-type="string" calcext:value-type="string">
            <text:p>Ust-Kara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Yarono</text:p>
          </table:table-cell>
          <table:table-cell table:style-name="ce1" office:value-type="string" calcext:value-type="string">
            <text:p>Novy Port</text:p>
          </table:table-cell>
          <table:table-cell table:style-name="ce1" table:number-columns-repeated="2"/>
          <table:table-cell table:style-name="ce1" office:value-type="string" calcext:value-type="string">
            <text:p>Nakhodk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Dudinka</text:p>
          </table:table-cell>
          <table:table-cell table:style-name="ce1" office:value-type="string" calcext:value-type="string">
            <text:p>Norilsk</text:p>
          </table:table-cell>
          <table:table-cell table:style-name="ce1" office:value-type="string" calcext:value-type="string">
            <text:p>Kryazhi</text:p>
          </table:table-cell>
          <table:table-cell table:style-name="ce1" office:value-type="string" calcext:value-type="string">
            <text:p>Ust-Avam</text:p>
          </table:table-cell>
          <table:table-cell table:number-columns-repeated="2" table:style-name="ce4" office:value-type="string" calcext:value-type="string">
            <text:p>^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hatang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Kirbe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lenyok</text:p>
          </table:table-cell>
          <table:table-cell table:style-name="ce1" office:value-type="string" calcext:value-type="string">
            <text:p>Kuoyka</text:p>
          </table:table-cell>
          <table:table-cell table:style-name="ce1" office:value-type="string" calcext:value-type="string">
            <text:p>Kuonara</text:p>
          </table:table-cell>
          <table:table-cell table:style-name="ce1" office:value-type="string" calcext:value-type="string">
            <text:p>Zhigansk</text:p>
          </table:table-cell>
          <table:table-cell table:style-name="ce1" office:value-type="string" calcext:value-type="string">
            <text:p>Menker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tagay-Alyta</text:p>
          </table:table-cell>
          <table:table-cell table:style-name="ce1" office:value-type="string" calcext:value-type="string">
            <text:p>Bataga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shivers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rednekolym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ilibino</text:p>
          </table:table-cell>
          <table:table-cell table:style-name="ce1" office:value-type="string" calcext:value-type="string">
            <text:p>Aliskerov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Enurmino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8.599cm" draw:caption-point-x="-0.407cm" draw:caption-point-y="-1.445cm">
              <dc:date>2023-02-26T00:00:00</dc:date>
              <text:p text:style-name="P1"><text:span text:style-name="T1">Native: Sitŋasuaq</text:span></text:p>
            </office:annotation>
            <text:p>Nome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8.599cm" draw:caption-point-x="-0.407cm" draw:caption-point-y="-1.445cm">
              <dc:date>2023-02-26T00:00:00</dc:date>
              <text:p text:style-name="P1"><text:span text:style-name="T1">Native: Kaŋiq</text:span></text:p>
            </office:annotation>
            <text:p>Buckland</text:p>
          </table:table-cell>
          <table:table-cell table:style-name="ce1" office:value-type="string" calcext:value-type="string">
            <text:p>Selawi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airbanks</text:p>
          </table:table-cell>
          <table:table-cell table:style-name="ce1" office:value-type="string" calcext:value-type="string">
            <office:annotation draw:style-name="gr1" draw:text-style-name="P2" svg:width="4.509cm" svg:height="2.222cm" svg:x="7.159cm" svg:y="8.599cm" draw:caption-point-x="-0.406cm" draw:caption-point-y="-1.445cm">
              <dc:date>2023-02-26T00:00:00</dc:date>
              <text:p text:style-name="P1"><text:span text:style-name="T1">Native: Gwichyaa Zheh</text:span></text:p>
            </office:annotation>
            <text:p>Fort Yukon</text:p>
          </table:table-cell>
          <table:table-cell table:style-name="ce1" office:value-type="string" calcext:value-type="string">
            <office:annotation draw:style-name="gr1" draw:text-style-name="P2" svg:width="4.509cm" svg:height="2.222cm" svg:x="8.286cm" svg:y="8.599cm" draw:caption-point-x="-0.406cm" draw:caption-point-y="-1.445cm">
              <dc:date>2023-02-26T00:00:00</dc:date>
              <text:p text:style-name="P1"><text:span text:style-name="T1">Native: Dätl'äkayy juu</text:span></text:p>
            </office:annotation>
            <text:p>Clinton Cree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McPherson</text:p>
          </table:table-cell>
          <table:table-cell table:style-name="ce1" office:value-type="string" calcext:value-type="string">
            <text:p>Fort Good Hope</text:p>
          </table:table-cell>
          <table:table-cell table:style-name="ce6" table:number-columns-repeated="3"/>
          <table:table-cell table:style-name="ce1" office:value-type="string" calcext:value-type="string">
            <text:p>Port Radium</text:p>
          </table:table-cell>
          <table:table-cell table:number-columns-repeated="8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8.599cm" draw:caption-point-x="-0.406cm" draw:caption-point-y="-1.445cm">
              <dc:date>2023-02-26T00:00:00</dc:date>
              <text:p text:style-name="P1"><text:span text:style-name="T1">Native: Qamani'tuaq</text:span></text:p>
            </office:annotation>
            <text:p>Baker Lak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Wager Bay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37.592cm" svg:y="8.599cm" draw:caption-point-x="-0.407cm" draw:caption-point-y="-1.445cm">
              <dc:date>2023-02-26T00:00:00</dc:date>
              <text:p text:style-name="P1"><text:span text:style-name="T1">(Kimmirut)</text:span></text:p>
            </office:annotation>
            <text:p>Lake Harbour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8.599cm" draw:caption-point-x="-0.407cm" draw:caption-point-y="-1.445cm">
              <dc:date>2023-02-26T00:00:00</dc:date>
              <text:p text:style-name="P1"><text:span text:style-name="T1">(Iqaluit)</text:span></text:p>
            </office:annotation>
            <text:p>Frobisher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47.736cm" svg:y="8.599cm" draw:caption-point-x="-0.407cm" draw:caption-point-y="-1.445cm">
              <dc:date>2023-02-26T00:00:00</dc:date>
              <text:p text:style-name="P1"><text:span text:style-name="T1">(into Godthab/Nuuk)</text:span></text:p>
            </office:annotation>
            <text:p>Sandnæs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rins Christianssund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" draw:text-style-name="P2" svg:width="4.508cm" svg:height="2.222cm" svg:x="74.787cm" svg:y="8.599cm" draw:caption-point-x="-0.407cm" draw:caption-point-y="-1.445cm">
              <dc:date>2023-02-26T00:00:00</dc:date>
              <text:p text:style-name="P1"><text:span text:style-name="T1">(into Florø)</text:span></text:p>
            </office:annotation>
            <text:p>Kaupang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Hamar</text:p>
          </table:table-cell>
          <table:table-cell table:style-name="ce1" office:value-type="string" calcext:value-type="string">
            <office:annotation draw:style-name="gr4" draw:text-style-name="P2" svg:width="4.509cm" svg:height="3.413cm" svg:x="79.295cm" svg:y="8.599cm" draw:caption-point-x="-0.406cm" draw:caption-point-y="-1.445cm">
              <dc:date>2023-02-26T00:00:00</dc:date>
              <text:p text:style-name="P1"><text:span text:style-name="T1">I took my shirt off in the rain</text:span></text:p>
              <text:p text:style-name="P1"><text:span text:style-name="T1">Nobody saw that my skin was golden</text:span></text:p>
            </office:annotation>
            <text:p>Elverum</text:p>
          </table:table-cell>
          <table:table-cell table:style-name="ce1" office:value-type="string" calcext:value-type="string">
            <text:p>Malung</text:p>
          </table:table-cell>
          <table:table-cell table:style-name="ce1" office:value-type="string" calcext:value-type="string">
            <text:p>Falun</text:p>
          </table:table-cell>
          <table:table-cell table:style-name="ce1" office:value-type="string" calcext:value-type="string">
            <text:p>Gävle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8.599cm" draw:caption-point-x="-0.407cm" draw:caption-point-y="-1.445cm">
              <dc:date>2023-02-26T00:00:00</dc:date>
              <text:p text:style-name="P1"><text:span text:style-name="T1">(into Sundsvall)</text:span></text:p>
            </office:annotation>
            <text:p>Selånge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88.312cm" svg:y="8.599cm" draw:caption-point-x="-0.406cm" draw:caption-point-y="-1.445cm">
              <dc:date>2023-02-26T00:00:00</dc:date>
              <text:p text:style-name="P1"><text:span text:style-name="T1">(Vaasa)</text:span></text:p>
            </office:annotation>
            <text:p>Wasa</text:p>
          </table:table-cell>
          <table:table-cell table:style-name="ce1" office:value-type="string" calcext:value-type="string">
            <text:p>Jyväskylä</text:p>
          </table:table-cell>
          <table:table-cell table:style-name="ce6"/>
          <table:table-cell table:style-name="ce1" office:value-type="string" calcext:value-type="string">
            <text:p>Kuopio</text:p>
          </table:table-cell>
          <table:table-cell table:style-name="ce1" office:value-type="string" calcext:value-type="string">
            <text:p>Joensuu</text:p>
          </table:table-cell>
          <table:table-cell table:style-name="ce1" office:value-type="string" calcext:value-type="string">
            <text:p>Nadvoitsy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8.599cm" draw:caption-point-x="-0.406cm" draw:caption-point-y="-1.445cm">
              <dc:date>2023-02-26T00:00:00</dc:date>
              <text:p text:style-name="P1"><text:span text:style-name="T1">(Kemi)</text:span></text:p>
            </office:annotation>
            <text:p>Kem</text:p>
          </table:table-cell>
          <table:table-cell table:style-name="ce1"/>
          <table:table-cell table:style-name="ce1" office:value-type="string" calcext:value-type="string">
            <text:p>Purnema</text:p>
          </table:table-cell>
          <table:table-cell table:style-name="ce1"/>
          <table:table-cell table:style-name="ce1" office:value-type="string" calcext:value-type="string">
            <text:p>Soyana</text:p>
          </table:table-cell>
          <table:table-cell table:style-name="ce1" office:value-type="string" calcext:value-type="string">
            <text:p>Kamenka</text:p>
          </table:table-cell>
          <table:table-cell table:style-name="ce1" office:value-type="string" calcext:value-type="string">
            <text:p>Mezen</text:p>
          </table:table-cell>
          <table:table-cell table:style-name="ce1" office:value-type="string" calcext:value-type="string">
            <text:p>Safonovo</text:p>
          </table:table-cell>
          <table:table-cell table:style-name="ce1" office:value-type="string" calcext:value-type="string">
            <text:p>Volokovaya</text:p>
          </table:table-cell>
          <table:table-cell table:style-name="ce1" office:value-type="string" calcext:value-type="string">
            <text:p>Kotkino</text:p>
          </table:table-cell>
          <table:table-cell table:style-name="ce1" office:value-type="string" calcext:value-type="string">
            <text:p>Naryan-Mar</text:p>
          </table:table-cell>
          <table:table-cell table:style-name="ce1" office:value-type="string" calcext:value-type="string">
            <text:p>Nosovaya</text:p>
          </table:table-cell>
          <table:table-cell table:style-name="ce1" office:value-type="string" calcext:value-type="string">
            <text:p>Varandey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orku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Labytnangi</text:p>
          </table:table-cell>
          <table:table-cell table:style-name="ce1" table:number-columns-repeated="2"/>
          <table:table-cell table:style-name="ce1" office:value-type="string" calcext:value-type="string">
            <text:p>Yamburg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8.599cm" draw:caption-point-x="-0.407cm" draw:caption-point-y="-1.445cm">
              <dc:date>2023-02-26T00:00:00</dc:date>
              <text:p text:style-name="P1"><text:span text:style-name="T1">(Tazovskiy)</text:span></text:p>
            </office:annotation>
            <text:p>Khalmer-Sed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angazey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Igarka</text:p>
          </table:table-cell>
          <table:table-cell table:style-name="ce1" office:value-type="string" calcext:value-type="string">
            <text:p>Svetlogorsk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Chirinda</text:p>
          </table:table-cell>
          <table:table-cell table:style-name="ce1" office:value-type="string" calcext:value-type="string">
            <text:p>Yessey</text:p>
          </table:table-cell>
          <table:table-cell table:style-name="ce1" office:value-type="string" calcext:value-type="string">
            <text:p>Ekond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Aykhal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dachny</text:p>
          </table:table-cell>
          <table:table-cell table:style-name="ce1" office:value-type="string" calcext:value-type="string">
            <text:p>Nyurba</text:p>
          </table:table-cell>
          <table:table-cell table:style-name="ce1" office:value-type="string" calcext:value-type="string">
            <text:p>Sukhana</text:p>
          </table:table-cell>
          <table:table-cell table:style-name="ce1" office:value-type="string" calcext:value-type="string">
            <text:p>Bestyakh</text:p>
          </table:table-cell>
          <table:table-cell table:style-name="ce1" office:value-type="string" calcext:value-type="string">
            <text:p>Sebyan-Kyuyo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erkhoyansk</text:p>
          </table:table-cell>
          <table:table-cell table:style-name="ce1" office:value-type="string" calcext:value-type="string">
            <text:p>Tomtor</text:p>
          </table:table-cell>
          <table:table-cell table:style-name="ce1" office:value-type="string" calcext:value-type="string">
            <text:p>Elginsk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Ugolnoye</text:p>
          </table:table-cell>
          <table:table-cell table:style-name="ce1" office:value-type="string" calcext:value-type="string">
            <text:p>Zyryank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mol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lautnoy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nezhnoye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9.79cm" draw:caption-point-x="-0.407cm" draw:caption-point-y="-1.446cm">
              <dc:date>2023-02-26T00:00:00</dc:date>
              <text:p text:style-name="P1"><text:span text:style-name="T1">Russian: Nulato</text:span></text:p>
            </office:annotation>
            <text:p>Unalakleet</text:p>
          </table:table-cell>
          <table:table-cell table:style-name="ce1" office:value-type="string" calcext:value-type="string">
            <office:annotation draw:style-name="gr1" draw:text-style-name="P2" svg:width="4.508cm" svg:height="2.222cm" svg:x="3.778cm" svg:y="9.79cm" draw:caption-point-x="-0.407cm" draw:caption-point-y="-1.446cm">
              <dc:date>2023-02-26T00:00:00</dc:date>
              <text:p text:style-name="P1"><text:span text:style-name="T1">Native: Notaalee Denh</text:span></text:p>
            </office:annotation>
            <text:p>Galena</text:p>
          </table:table-cell>
          <table:table-cell table:style-name="ce1" office:value-type="string" calcext:value-type="string">
            <office:annotation draw:style-name="gr1" draw:text-style-name="P2" svg:width="4.509cm" svg:height="2.222cm" svg:x="4.905cm" svg:y="9.79cm" draw:caption-point-x="-0.406cm" draw:caption-point-y="-1.446cm">
              <dc:date>2023-02-26T00:00:00</dc:date>
              <text:p text:style-name="P1"><text:span text:style-name="T1">Native: Tochak</text:span></text:p>
            </office:annotation>
            <text:p>McGrath</text:p>
          </table:table-cell>
          <table:table-cell table:style-name="ce1" office:value-type="string" calcext:value-type="string">
            <text:p>Healy</text:p>
          </table:table-cell>
          <table:table-cell table:style-name="ce1" office:value-type="string" calcext:value-type="string">
            <text:p>Delta Junction</text:p>
          </table:table-cell>
          <table:table-cell table:style-name="ce1" office:value-type="string" calcext:value-type="string">
            <text:p>Dawson City</text:p>
          </table:table-cell>
          <table:table-cell table:style-name="ce1" office:value-type="string" calcext:value-type="string">
            <office:annotation draw:style-name="gr1" draw:text-style-name="P2" svg:width="4.508cm" svg:height="2.222cm" svg:x="9.414cm" svg:y="9.79cm" draw:caption-point-x="-0.407cm" draw:caption-point-y="-1.446cm">
              <dc:date>2023-02-26T00:00:00</dc:date>
              <text:p text:style-name="P1"><text:span text:style-name="T1">(Mayo)</text:span></text:p>
            </office:annotation>
            <text:p>Mayo Land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.668cm" svg:y="9.79cm" draw:caption-point-x="-0.407cm" draw:caption-point-y="-1.446cm">
              <dc:date>2023-02-26T00:00:00</dc:date>
              <text:p text:style-name="P1"><text:span text:style-name="T1">Native: Tłegǫ́hłı̨</text:span></text:p>
            </office:annotation>
            <text:p>Norman Wells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9.79cm" draw:caption-point-x="-0.407cm" draw:caption-point-y="-1.446cm">
              <dc:date>2023-02-26T00:00:00</dc:date>
              <text:p text:style-name="P1"><text:span text:style-name="T1">(Déline)</text:span></text:p>
            </office:annotation>
            <text:p>Fort Franklin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6.176cm" svg:y="9.79cm" draw:caption-point-x="-0.406cm" draw:caption-point-y="-1.446cm">
              <dc:date>2023-02-26T00:00:00</dc:date>
              <text:p text:style-name="P1"><text:span text:style-name="T1">(Gamèti)</text:span></text:p>
            </office:annotation>
            <text:p>Rae Lakes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9.79cm" draw:caption-point-x="-0.406cm" draw:caption-point-y="-1.446cm">
              <dc:date>2023-02-26T00:00:00</dc:date>
              <text:p text:style-name="P1"><text:span text:style-name="T1">(Rae-Edzo/Behchokǫ̀)</text:span></text:p>
            </office:annotation>
            <text:p>Fort Rae</text:p>
          </table:table-cell>
          <table:table-cell table:number-columns-repeated="7"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9.79cm" draw:caption-point-x="-0.407cm" draw:caption-point-y="-1.446cm">
              <dc:date>2023-02-26T00:00:00</dc:date>
              <text:p text:style-name="P1"><text:span text:style-name="T1">Native: Igluligaarjuk</text:span></text:p>
            </office:annotation>
            <text:p>Chesterfield Inlet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9.79cm" draw:caption-point-x="-0.406cm" draw:caption-point-y="-1.446cm">
              <dc:date>2023-02-26T00:00:00</dc:date>
              <text:p text:style-name="P1"><text:span text:style-name="T1">Native: Salliq</text:span></text:p>
            </office:annotation>
            <text:p>Coral Harbour</text:p>
          </table:table-cell>
          <table:table-cell table:style-name="ce1" table:number-columns-repeated="5"/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47.736cm" svg:y="9.79cm" draw:caption-point-x="-0.407cm" draw:caption-point-y="-1.446cm">
              <dc:date>2023-02-26T00:00:00</dc:date>
              <text:p text:style-name="P1"><text:span text:style-name="T1">(into Narsarsuaq)</text:span></text:p>
            </office:annotation>
            <text:p>Brattahlið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4.508cm" svg:height="2.222cm" svg:x="74.787cm" svg:y="9.79cm" draw:caption-point-x="-0.407cm" draw:caption-point-y="-1.446cm">
              <dc:date>2023-02-26T00:00:00</dc:date>
              <text:p text:style-name="P1"><text:span text:style-name="T1">(Bergen)</text:span></text:p>
            </office:annotation>
            <text:p>Bjørgvi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ønsber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9.79cm" draw:caption-point-x="-0.406cm" draw:caption-point-y="-1.446cm">
              <dc:date>2023-02-26T00:00:00</dc:date>
              <text:p text:style-name="P1"><text:span text:style-name="T1">(Christiania)</text:span></text:p>
            </office:annotation>
            <text:p>Oslo</text:p>
          </table:table-cell>
          <table:table-cell table:style-name="ce1" office:value-type="string" calcext:value-type="string">
            <text:p>Eidsvoll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9.79cm" draw:caption-point-x="-0.406cm" draw:caption-point-y="-1.446cm">
              <dc:date>2023-02-26T00:00:00</dc:date>
              <text:p text:style-name="P1"><text:span text:style-name="T1">(Karlstad)</text:span></text:p>
            </office:annotation>
            <text:p>Tingvalla</text:p>
          </table:table-cell>
          <table:table-cell table:style-name="ce1" office:value-type="string" calcext:value-type="string">
            <text:p>Hedemora</text:p>
          </table:table-cell>
          <table:table-cell table:style-name="ce1" office:value-type="string" calcext:value-type="string">
            <text:p>Uppsal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87.185cm" svg:y="9.79cm" draw:caption-point-x="-0.406cm" draw:caption-point-y="-1.446cm">
              <dc:date>2023-02-26T00:00:00</dc:date>
              <text:p text:style-name="P1"><text:span text:style-name="T1">(Pori)</text:span></text:p>
            </office:annotation>
            <text:p>Björneborg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9.79cm" draw:caption-point-x="-0.406cm" draw:caption-point-y="-1.446cm">
              <dc:date>2023-02-26T00:00:00</dc:date>
              <text:p text:style-name="P1"><text:span text:style-name="T1">(Tampere)</text:span></text:p>
            </office:annotation>
            <text:p>Tammerfors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0.567cm" svg:y="9.79cm" draw:caption-point-x="-0.407cm" draw:caption-point-y="-1.446cm">
              <dc:date>2023-02-26T00:00:00</dc:date>
              <text:p text:style-name="P1"><text:span text:style-name="T1">(Lapvesi/Lappeenranta)</text:span></text:p>
            </office:annotation>
            <text:p>Villmanstrand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2.821cm" svg:y="9.79cm" draw:caption-point-x="-0.407cm" draw:caption-point-y="-1.446cm">
              <dc:date>2023-02-26T00:00:00</dc:date>
              <text:p text:style-name="P1"><text:span text:style-name="T1">(Savonlinna)</text:span></text:p>
            </office:annotation>
            <text:p>Nyslott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9.79cm" draw:caption-point-x="-0.407cm" draw:caption-point-y="-1.446cm">
              <dc:date>2023-02-26T00:00:00</dc:date>
              <text:p text:style-name="P1"><text:span text:style-name="T1">(Serdovol)</text:span></text:p>
            </office:annotation>
            <text:p>Sortavala</text:p>
          </table:table-cell>
          <table:table-cell table:style-name="ce1" office:value-type="string" calcext:value-type="string">
            <text:p>Kondopog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9.79cm" draw:caption-point-x="-0.406cm" draw:caption-point-y="-1.446cm">
              <dc:date>2023-02-26T00:00:00</dc:date>
              <text:p text:style-name="P1"><text:span text:style-name="T1">(Åäninen/Onega)</text:span></text:p>
            </office:annotation>
            <text:p>Ust-Onega</text:p>
          </table:table-cell>
          <table:table-cell table:style-name="ce1" office:value-type="string" calcext:value-type="string">
            <text:p>Mudyug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9.79cm" draw:caption-point-x="-0.406cm" draw:caption-point-y="-1.446cm">
              <dc:date>2023-02-26T00:00:00</dc:date>
              <text:p text:style-name="P1"><text:span text:style-name="T1">(into Severodvinsk)</text:span></text:p>
            </office:annotation>
            <text:p>Nyonoksa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9.79cm" draw:caption-point-x="-0.407cm" draw:caption-point-y="-1.446cm">
              <dc:date>2023-03-05T00:00:00</dc:date>
              <text:p text:style-name="P1"><text:span text:style-name="T1">(Arkhangel'sk)</text:span></text:p>
            </office:annotation>
            <text:p>Novokholmogory</text:p>
          </table:table-cell>
          <table:table-cell table:style-name="ce1" office:value-type="string" calcext:value-type="string">
            <text:p>Pinega</text:p>
          </table:table-cell>
          <table:table-cell table:style-name="ce1" office:value-type="string" calcext:value-type="string">
            <text:p>Leshukonskoye</text:p>
          </table:table-cell>
          <table:table-cell table:style-name="ce1" office:value-type="string" calcext:value-type="string">
            <text:p>Blagoyevo</text:p>
          </table:table-cell>
          <table:table-cell table:style-name="ce1" office:value-type="string" calcext:value-type="string">
            <text:p>Usogorsk</text:p>
          </table:table-cell>
          <table:table-cell table:style-name="ce1" office:value-type="string" calcext:value-type="string">
            <text:p>Koslan</text:p>
          </table:table-cell>
          <table:table-cell table:style-name="ce1" office:value-type="string" calcext:value-type="string">
            <text:p>Ust-Tsilm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insk</text:p>
          </table:table-cell>
          <table:table-cell table:style-name="ce1" office:value-type="string" calcext:value-type="string">
            <text:p>Int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" office:value-type="string" calcext:value-type="string">
            <text:p>Aksarka</text:p>
          </table:table-cell>
          <table:table-cell table:style-name="ce1" office:value-type="string" calcext:value-type="string">
            <text:p>Nadym</text:p>
          </table:table-cell>
          <table:table-cell table:style-name="ce1" office:value-type="string" calcext:value-type="string">
            <text:p>Novy Urengoy</text:p>
          </table:table-cell>
          <table:table-cell table:style-name="ce1" office:value-type="string" calcext:value-type="string">
            <text:p>Urengo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angazeya</text:p>
          </table:table-cell>
          <table:table-cell table:style-name="ce1" office:value-type="string" calcext:value-type="string">
            <text:p>Krasnoselkup</text:p>
          </table:table-cell>
          <table:table-cell table:style-name="ce1" office:value-type="string" calcext:value-type="string">
            <text:p>Yanov-Sta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urukhansk</text:p>
          </table:table-cell>
          <table:table-cell table:style-name="ce1" office:value-type="string" calcext:value-type="string">
            <text:p>Bolshoy Porog</text:p>
          </table:table-cell>
          <table:table-cell table:style-name="ce1" office:value-type="string" calcext:value-type="string">
            <text:p>Uchami</text:p>
          </table:table-cell>
          <table:table-cell table:style-name="ce1" office:value-type="string" calcext:value-type="string">
            <text:p>Babkino</text:p>
          </table:table-cell>
          <table:table-cell table:style-name="ce1" office:value-type="string" calcext:value-type="string">
            <text:p>Nidym</text:p>
          </table:table-cell>
          <table:table-cell table:style-name="ce1" office:value-type="string" calcext:value-type="string">
            <text:p>Tura</text:p>
          </table:table-cell>
          <table:table-cell table:style-name="ce1" office:value-type="string" calcext:value-type="string">
            <text:p>Kislokan</text:p>
          </table:table-cell>
          <table:table-cell table:style-name="ce1" office:value-type="string" calcext:value-type="string">
            <text:p>Inarigd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Chernyshevskiy</text:p>
          </table:table-cell>
          <table:table-cell table:style-name="ce1" office:value-type="string" calcext:value-type="string">
            <text:p>Mirny</text:p>
          </table:table-cell>
          <table:table-cell table:style-name="ce1" office:value-type="string" calcext:value-type="string">
            <text:p>Suntar</text:p>
          </table:table-cell>
          <table:table-cell table:style-name="ce1" office:value-type="string" calcext:value-type="string">
            <text:p>Elgyay</text:p>
          </table:table-cell>
          <table:table-cell table:style-name="ce1" office:value-type="string" calcext:value-type="string">
            <text:p>Verkhnevilyuysk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9.79cm" draw:caption-point-x="-0.407cm" draw:caption-point-y="-1.446cm">
              <dc:date>2023-02-26T00:00:00</dc:date>
              <text:p text:style-name="P1"><text:span text:style-name="T1">(Vilyuysk)</text:span></text:p>
            </office:annotation>
            <text:p>Tyukanskoye</text:p>
          </table:table-cell>
          <table:table-cell table:style-name="ce1" office:value-type="string" calcext:value-type="string">
            <text:p>Khampa</text:p>
          </table:table-cell>
          <table:table-cell table:style-name="ce1" office:value-type="string" calcext:value-type="string">
            <text:p>Sanga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Oymyakon</text:p>
          </table:table-cell>
          <table:table-cell table:style-name="ce1" office:value-type="string" calcext:value-type="string">
            <text:p>Ust-Nera</text:p>
          </table:table-cell>
          <table:table-cell table:style-name="ce1" office:value-type="string" calcext:value-type="string">
            <text:p>Khonu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eymchan</text:p>
          </table:table-cell>
          <table:table-cell table:style-name="ce1" office:value-type="string" calcext:value-type="string">
            <text:p>Omsukc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Evensk</text:p>
          </table:table-cell>
          <table:table-cell table:style-name="ce1" office:value-type="string" calcext:value-type="string">
            <text:p>Manily</text:p>
          </table:table-cell>
          <table:table-cell table:style-name="ce1" office:value-type="string" calcext:value-type="string">
            <text:p>Aklansk</text:p>
          </table:table-cell>
          <table:table-cell table:style-name="ce1" office:value-type="string" calcext:value-type="string">
            <text:p>Markhovo</text:p>
          </table:table-cell>
          <table:table-cell table:style-name="ce1" office:value-type="string" calcext:value-type="string">
            <text:p>Otrozhny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nadyr</text:p>
          </table:table-cell>
          <table:table-cell table:style-name="ce1" table:number-columns-repeated="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0.98cm" draw:caption-point-x="-0.407cm" draw:caption-point-y="-1.445cm">
              <dc:date>2023-02-26T00:00:00</dc:date>
              <text:p text:style-name="P1"><text:span text:style-name="T1">Russian: Redut Svyatogo Mikhaila (St. Michael)</text:span></text:p>
            </office:annotation>
            <text:p>Kotlik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10.98cm" draw:caption-point-x="-0.407cm" draw:caption-point-y="-1.445cm">
              <dc:date>2023-02-26T00:00:00</dc:date>
              <text:p text:style-name="P1"><text:span text:style-name="T1">Russian: Pokrovskaya (Russian Mission)</text:span></text:p>
            </office:annotation>
            <text:p>Flat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7.159cm" svg:y="10.98cm" draw:caption-point-x="-0.406cm" draw:caption-point-y="-1.445cm">
              <dc:date>2023-02-26T00:00:00</dc:date>
              <text:p text:style-name="P1"><text:span text:style-name="T1">Native: Ciisik’e Na’</text:span></text:p>
            </office:annotation>
            <text:p>Glennallen</text:p>
          </table:table-cell>
          <table:table-cell table:style-name="ce1" office:value-type="string" calcext:value-type="string">
            <text:p>Beaver Creek</text:p>
          </table:table-cell>
          <table:table-cell table:style-name="ce1" office:value-type="string" calcext:value-type="string">
            <text:p>Carmack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.668cm" svg:y="10.98cm" draw:caption-point-x="-0.407cm" draw:caption-point-y="-1.445cm">
              <dc:date>2023-02-26T00:00:00</dc:date>
              <text:p text:style-name="P1"><text:span text:style-name="T1">(into Tulita)</text:span></text:p>
            </office:annotation>
            <text:p>Fort Norman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10.98cm" draw:caption-point-x="-0.407cm" draw:caption-point-y="-1.445cm">
              <dc:date>2023-02-26T00:00:00</dc:date>
              <text:p text:style-name="P1"><text:span text:style-name="T1">Native: Pehdzeh Ki</text:span></text:p>
            </office:annotation>
            <text:p>Wrigle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10.98cm" draw:caption-point-x="-0.406cm" draw:caption-point-y="-1.445cm">
              <dc:date>2023-02-26T00:00:00</dc:date>
              <text:p text:style-name="P1"><text:span text:style-name="T1">(Whatì)</text:span></text:p>
            </office:annotation>
            <text:p>Lac La Martre</text:p>
          </table:table-cell>
          <table:table-cell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8.431cm" svg:y="10.98cm" draw:caption-point-x="-0.407cm" draw:caption-point-y="-1.445cm">
              <dc:date>2023-02-26T00:00:00</dc:date>
              <text:p text:style-name="P1"><text:span text:style-name="T1">Native: Sǫǫ̀mbak’è</text:span></text:p>
            </office:annotation>
            <text:p>Yellowknif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6"/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10.98cm" draw:caption-point-x="-0.407cm" draw:caption-point-y="-1.445cm">
              <dc:date>2023-02-26T00:00:00</dc:date>
              <text:p text:style-name="P1"><text:span text:style-name="T1">Native: Kangiqliniq</text:span></text:p>
            </office:annotation>
            <text:p>Rankin Inlet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35.337cm" svg:y="10.98cm" draw:caption-point-x="-0.406cm" draw:caption-point-y="-1.445cm">
              <dc:date>2023-02-26T00:00:00</dc:date>
              <text:p text:style-name="P1"><text:span text:style-name="T1">(Salluit)</text:span></text:p>
            </office:annotation>
            <text:p>Sugluk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10.98cm" draw:caption-point-x="-0.407cm" draw:caption-point-y="-1.445cm">
              <dc:date>2023-02-26T00:00:00</dc:date>
              <text:p text:style-name="P1"><text:span text:style-name="T1">(into Salluit)</text:span></text:p>
            </office:annotation>
            <text:p>Deception Bay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48.863cm" svg:y="10.98cm" draw:caption-point-x="-0.407cm" draw:caption-point-y="-1.445cm">
              <dc:date>2023-02-26T00:00:00</dc:date>
              <text:p text:style-name="P1"><text:span text:style-name="T1">(into Qaqortoq/Julianehab)</text:span></text:p>
            </office:annotation>
            <text:p>Hvalsey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10.98cm" draw:caption-point-x="-0.406cm" draw:caption-point-y="-1.445cm">
              <dc:date>2023-02-26T00:00:00</dc:date>
              <text:p text:style-name="P1"><text:span text:style-name="T1">(into Nanortalik)</text:span></text:p>
            </office:annotation>
            <text:p>Herjolfsne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5" draw:text-style-name="P2" svg:width="4.508cm" svg:height="4.604cm" svg:x="64.643cm" svg:y="10.98cm" draw:caption-point-x="-0.407cm" draw:caption-point-y="-1.445cm">
              <dc:date>2023-02-26T00:00:00</dc:date>
              <text:p text:style-name="P1"><text:span text:style-name="T1">(Inverness/Cadovum)</text:span></text:p>
              <text:p text:style-name="P1"><text:span text:style-name="T1"/></text:p>
              <text:p text:style-name="P1"><text:span text:style-name="T1">Viking: Kirkjuvagr (Kirkwall)</text:span></text:p>
            </office:annotation>
            <text:p>Inbhir Nis</text:p>
          </table:table-cell>
          <table:table-cell table:style-name="ce1" table:number-columns-repeated="8"/>
          <table:table-cell table:style-name="ce1" office:value-type="string" calcext:value-type="string">
            <text:p>Stavanger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0.98cm" draw:caption-point-x="-0.407cm" draw:caption-point-y="-1.445cm">
              <dc:date>2023-02-26T00:00:00</dc:date>
              <text:p text:style-name="P1"><text:span text:style-name="T1">(Kristiansand)</text:span></text:p>
            </office:annotation>
            <text:p>Oddernes</text:p>
          </table:table-cell>
          <table:table-cell table:style-name="ce1" office:value-type="string" calcext:value-type="string">
            <text:p>Skien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79.295cm" svg:y="10.98cm" draw:caption-point-x="-0.406cm" draw:caption-point-y="-1.445cm">
              <dc:date>2023-02-26T00:00:00</dc:date>
              <text:p text:style-name="P1"><text:span text:style-name="T1">(Sarpsborg)</text:span></text:p>
            </office:annotation>
            <text:p>Borg</text:p>
          </table:table-cell>
          <table:table-cell table:style-name="ce6"/>
          <table:table-cell table:style-name="ce1" office:value-type="string" calcext:value-type="string">
            <text:p>Örebro</text:p>
          </table:table-cell>
          <table:table-cell table:style-name="ce1" office:value-type="string" calcext:value-type="string">
            <text:p>Västerås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10.98cm" draw:caption-point-x="-0.407cm" draw:caption-point-y="-1.445cm">
              <dc:date>2023-02-26T00:00:00</dc:date>
              <text:p text:style-name="P1"><text:span text:style-name="T1">(into Stockholm)</text:span></text:p>
            </office:annotation>
            <text:p>Birk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87.185cm" svg:y="10.98cm" draw:caption-point-x="-0.406cm" draw:caption-point-y="-1.445cm">
              <dc:date>2023-02-26T00:00:00</dc:date>
              <text:p text:style-name="P1"><text:span text:style-name="T1">(Turku)</text:span></text:p>
            </office:annotation>
            <text:p>Åbo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0.98cm" draw:caption-point-x="-0.406cm" draw:caption-point-y="-1.445cm">
              <dc:date>2023-02-26T00:00:00</dc:date>
              <text:p text:style-name="P1"><text:span text:style-name="T1">(Helsinki)</text:span></text:p>
            </office:annotation>
            <text:p>Helsingfors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0.98cm" draw:caption-point-x="-0.406cm" draw:caption-point-y="-1.445cm">
              <dc:date>2023-02-26T00:00:00</dc:date>
              <text:p text:style-name="P1"><text:span text:style-name="T1">(Porvoo)</text:span></text:p>
            </office:annotation>
            <text:p>Borgå</text:p>
          </table:table-cell>
          <table:table-cell table:style-name="ce1" office:value-type="string" calcext:value-type="string">
            <text:p>Kotka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10.98cm" draw:caption-point-x="-0.407cm" draw:caption-point-y="-1.445cm">
              <dc:date>2023-02-26T00:00:00</dc:date>
              <text:p text:style-name="P1"><text:span text:style-name="T1">(Vyborg)</text:span></text:p>
              <text:p text:style-name="P1"><text:span text:style-name="T1"/></text:p>
              <text:p text:style-name="P1"><text:span text:style-name="T1">NB: conflict with Viborg, Denmark</text:span></text:p>
            </office:annotation>
            <text:p>Viborg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0.98cm" draw:caption-point-x="-0.407cm" draw:caption-point-y="-1.445cm">
              <dc:date>2023-02-26T00:00:00</dc:date>
              <text:p text:style-name="P1"><text:span text:style-name="T1">(Priozersk)</text:span></text:p>
            </office:annotation>
            <text:p>Kexholm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95.075cm" svg:y="10.98cm" draw:caption-point-x="-0.406cm" draw:caption-point-y="-1.445cm">
              <dc:date>2023-02-26T00:00:00</dc:date>
              <text:p text:style-name="P1"><text:span text:style-name="T1">Viking/Swedish: Onegaborg</text:span></text:p>
            </office:annotation>
            <text:p>Petrozavods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97.329cm" svg:y="10.98cm" draw:caption-point-x="-0.406cm" draw:caption-point-y="-1.445cm">
              <dc:date>2023-02-26T00:00:00</dc:date>
              <text:p text:style-name="P1"><text:span text:style-name="T1">(into Pudozh)</text:span></text:p>
            </office:annotation>
            <text:p>Pudoga</text:p>
          </table:table-cell>
          <table:table-cell table:style-name="ce1" office:value-type="string" calcext:value-type="string">
            <text:p>Plesetsk</text:p>
          </table:table-cell>
          <table:table-cell table:style-name="ce1" office:value-type="string" calcext:value-type="string">
            <text:p>Kholmogory</text:p>
          </table:table-cell>
          <table:table-cell table:style-name="ce1" office:value-type="string" calcext:value-type="string">
            <text:p>Bereznik</text:p>
          </table:table-cell>
          <table:table-cell table:style-name="ce1" office:value-type="string" calcext:value-type="string">
            <text:p>Verkhnyaya Toyma</text:p>
          </table:table-cell>
          <table:table-cell table:style-name="ce1" office:value-type="string" calcext:value-type="string">
            <text:p>Krasnoborsk</text:p>
          </table:table-cell>
          <table:table-cell table:style-name="ce1" office:value-type="string" calcext:value-type="string">
            <text:p>Yarensk</text:p>
          </table:table-cell>
          <table:table-cell table:style-name="ce1" office:value-type="string" calcext:value-type="string">
            <office:annotation draw:style-name="gr6" draw:text-style-name="P4" svg:width="2.899cm" svg:height="1.799cm" svg:x="105.423cm" svg:y="8.025cm" draw:caption-point-x="-0.61cm" draw:caption-point-y="1.51cm">
              <dc:date>2023-03-06T00:00:00</dc:date>
              <text:p text:style-name="P3"><text:span text:style-name="T2">Yemva</text:span></text:p>
            </office:annotation>
            <text:p>Knyashpogost</text:p>
          </table:table-cell>
          <table:table-cell table:style-name="ce1" office:value-type="string" calcext:value-type="string">
            <text:p>Ukhta</text:p>
          </table:table-cell>
          <table:table-cell table:style-name="ce1" office:value-type="string" calcext:value-type="string">
            <text:p>Izhma</text:p>
          </table:table-cell>
          <table:table-cell table:style-name="ce1" office:value-type="string" calcext:value-type="string">
            <text:p>Pechora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ryozovo</text:p>
          </table:table-cell>
          <table:table-cell table:style-name="ce1" office:value-type="string" calcext:value-type="string">
            <text:p>Polnovat</text:p>
          </table:table-cell>
          <table:table-cell table:style-name="ce1" office:value-type="string" calcext:value-type="string">
            <text:p>Beloyarsk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oyabrsk</text:p>
          </table:table-cell>
          <table:table-cell table:style-name="ce1" office:value-type="string" calcext:value-type="string">
            <text:p>Tarko-Sale</text:p>
          </table:table-cell>
          <table:table-cell table:style-name="ce1" office:value-type="string" calcext:value-type="string">
            <text:p>Tolka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Zyryanovo</text:p>
          </table:table-cell>
          <table:table-cell table:style-name="ce1" office:value-type="string" calcext:value-type="string">
            <text:p>Noginsk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Nakann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Peleduy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lyokmi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10.98cm" draw:caption-point-x="-0.407cm" draw:caption-point-y="-1.445cm">
              <dc:date>2023-02-26T00:00:00</dc:date>
              <text:p text:style-name="P1"><text:span text:style-name="T1">(Pokrovsk)</text:span></text:p>
            </office:annotation>
            <text:p>Karaulny Mys</text:p>
          </table:table-cell>
          <table:table-cell table:style-name="ce1" office:value-type="string" calcext:value-type="string">
            <text:p>Yakutsk</text:p>
          </table:table-cell>
          <table:table-cell table:style-name="ce1" office:value-type="string" calcext:value-type="string">
            <text:p>Churapcha</text:p>
          </table:table-cell>
          <table:table-cell table:style-name="ce1" office:value-type="string" calcext:value-type="string">
            <text:p>Khandyg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Susum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text:p>Evensk</text:p>
          </table:table-cell>
          <table:table-cell table:style-name="ce1"/>
          <table:table-cell table:style-name="ce1" office:value-type="string" calcext:value-type="string">
            <text:p>Kamenskoye</text:p>
          </table:table-cell>
          <table:table-cell table:style-name="ce1" office:value-type="string" calcext:value-type="string">
            <text:p>Pakhachi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9.899cm" svg:height="2.222cm" svg:x="169.465cm" svg:y="10.98cm" draw:caption-point-x="-0.406cm" draw:caption-point-y="-1.445cm">
              <dc:date>2023-02-26T00:00:00</dc:date>
              <text:p text:style-name="P1"><text:span text:style-name="T1">Native: Naparyaarmiut</text:span></text:p>
            </office:annotation>
            <text:p>Hooper Bay</text:p>
          </table:table-cell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2.171cm" draw:caption-point-x="-0.407cm" draw:caption-point-y="-1.445cm">
              <dc:date>2023-02-26T00:00:00</dc:date>
              <text:p text:style-name="P1"><text:span text:style-name="T1">Native: Mamterilleq</text:span></text:p>
            </office:annotation>
            <text:p>Bethel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12.171cm" draw:caption-point-x="-0.407cm" draw:caption-point-y="-1.445cm">
              <dc:date>2023-02-26T00:00:00</dc:date>
              <text:p text:style-name="P1"><text:span text:style-name="T1">Native: Curyung</text:span></text:p>
            </office:annotation>
            <text:p>Dillingha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.905cm" svg:y="12.171cm" draw:caption-point-x="-0.406cm" draw:caption-point-y="-1.445cm">
              <dc:date>2023-02-26T00:00:00</dc:date>
              <text:p text:style-name="P1"><text:span text:style-name="T1">Native: Dgheyay Kaq'</text:span></text:p>
            </office:annotation>
            <text:p>Anchorage</text:p>
          </table:table-cell>
          <table:table-cell table:style-name="ce1" office:value-type="string" calcext:value-type="string">
            <office:annotation draw:style-name="gr1" draw:text-style-name="P2" svg:width="4.509cm" svg:height="2.222cm" svg:x="6.032cm" svg:y="12.171cm" draw:caption-point-x="-0.406cm" draw:caption-point-y="-1.445cm">
              <dc:date>2023-02-26T00:00:00</dc:date>
              <text:p text:style-name="P1"><text:span text:style-name="T1">Native: Suacit</text:span></text:p>
            </office:annotation>
            <text:p>Valdez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8.286cm" svg:y="12.171cm" draw:caption-point-x="-0.406cm" draw:caption-point-y="-1.445cm">
              <dc:date>2023-02-26T00:00:00</dc:date>
              <text:p text:style-name="P1"><text:span text:style-name="T1">Native: Deishú</text:span></text:p>
              <text:p text:style-name="P1"><text:span text:style-name="T1"/></text:p>
              <text:p text:style-name="P1"><text:span text:style-name="T1">Spanish: Puerto Córdova (Cordova)</text:span></text:p>
              <text:p text:style-name="P1"><text:span text:style-name="T1">Russian: Slavorossiya (Yakutat)</text:span></text:p>
            </office:annotation>
            <text:p>Haines</text:p>
          </table:table-cell>
          <table:table-cell table:style-name="ce1" office:value-type="string" calcext:value-type="string">
            <text:p>Whitehorse</text:p>
          </table:table-cell>
          <table:table-cell table:style-name="ce1" office:value-type="string" calcext:value-type="string">
            <text:p>Tungst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12.171cm" draw:caption-point-x="-0.407cm" draw:caption-point-y="-1.445cm">
              <dc:date>2023-02-26T00:00:00</dc:date>
              <text:p text:style-name="P1"><text:span text:style-name="T1">Native: Łı́ı́dlı̨ı̨ Kų́ę́</text:span></text:p>
            </office:annotation>
            <text:p>Fort Simpso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12.171cm" draw:caption-point-x="-0.406cm" draw:caption-point-y="-1.445cm">
              <dc:date>2023-02-26T00:00:00</dc:date>
              <text:p text:style-name="P1"><text:span text:style-name="T1">Native: Zhahti Koe</text:span></text:p>
            </office:annotation>
            <text:p>Fort Providence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1" draw:text-style-name="P2" svg:width="4.508cm" svg:height="2.222cm" svg:x="19.558cm" svg:y="12.171cm" draw:caption-point-x="-0.407cm" draw:caption-point-y="-1.445cm">
              <dc:date>2023-02-26T00:00:00</dc:date>
              <text:p text:style-name="P1"><text:span text:style-name="T1">(Łutselk'e)</text:span></text:p>
            </office:annotation>
            <text:p>Snowdrift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12.171cm" draw:caption-point-x="-0.406cm" draw:caption-point-y="-1.445cm">
              <dc:date>2023-02-26T00:00:00</dc:date>
              <text:p text:style-name="P1"><text:span text:style-name="T1">Native: Tikirarjuaq</text:span></text:p>
            </office:annotation>
            <text:p>Whale Cove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9cm" svg:height="2.222cm" svg:x="35.337cm" svg:y="12.171cm" draw:caption-point-x="-0.406cm" draw:caption-point-y="-1.445cm">
              <dc:date>2023-02-26T00:00:00</dc:date>
              <text:p text:style-name="P1"><text:span text:style-name="T1">(Puvirnituq)</text:span></text:p>
            </office:annotation>
            <text:p>Povungnitu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12.171cm" draw:caption-point-x="-0.407cm" draw:caption-point-y="-1.445cm">
              <dc:date>2023-02-26T00:00:00</dc:date>
              <text:p text:style-name="P1"><text:span text:style-name="T1">(Kangirsuk)</text:span></text:p>
            </office:annotation>
            <text:p>Bellin</text:p>
          </table:table-cell>
          <table:table-cell table:style-name="ce1"/>
          <table:table-cell table:style-name="ce4" office:value-type="string" calcext:value-type="string">
            <text:p>^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" draw:text-style-name="P2" svg:width="4.508cm" svg:height="2.222cm" svg:x="63.516cm" svg:y="12.171cm" draw:caption-point-x="-0.407cm" draw:caption-point-y="-1.445cm">
              <dc:date>2023-02-26T00:00:00</dc:date>
              <text:p text:style-name="P1"><text:span text:style-name="T1">(Stjórnavágr/Stornoway)</text:span></text:p>
            </office:annotation>
            <text:p>Steòrnabhagh</text:p>
          </table:table-cell>
          <table:table-cell table:style-name="ce1" office:value-type="string" calcext:value-type="string">
            <office:annotation draw:style-name="gr2" draw:text-style-name="P2" svg:width="4.508cm" svg:height="4.603cm" svg:x="64.643cm" svg:y="12.171cm" draw:caption-point-x="-0.407cm" draw:caption-point-y="-1.445cm">
              <dc:date>2023-02-26T00:00:00</dc:date>
              <text:p text:style-name="P1"><text:span text:style-name="T1">(Stirling/Alauna)</text:span></text:p>
              <text:p text:style-name="P1"><text:span text:style-name="T1"/></text:p>
              <text:p text:style-name="P1"><text:span text:style-name="T1">Viking: Thingvöllr (Dingwall)</text:span></text:p>
            </office:annotation>
            <text:p>Sruighlea</text:p>
          </table:table-cell>
          <table:table-cell table:style-name="ce1" office:value-type="string" calcext:value-type="string">
            <office:annotation draw:style-name="gr2" draw:text-style-name="P2" svg:width="4.508cm" svg:height="4.603cm" svg:x="65.77cm" svg:y="12.171cm" draw:caption-point-x="-0.407cm" draw:caption-point-y="-1.445cm">
              <dc:date>2023-02-26T00:00:00</dc:date>
              <text:p text:style-name="P1"><text:span text:style-name="T1">(Aberdeen/Apardjón)</text:span></text:p>
              <text:p text:style-name="P1"><text:span text:style-name="T1"/></text:p>
              <text:p text:style-name="P1"><text:span text:style-name="T1">Latin: Pinnata Castra (Elgin)</text:span></text:p>
            </office:annotation>
            <text:p>Obar Dheathain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" draw:text-style-name="P2" svg:width="4.509cm" svg:height="2.222cm" svg:x="79.295cm" svg:y="12.171cm" draw:caption-point-x="-0.406cm" draw:caption-point-y="-1.445cm">
              <dc:date>2023-02-26T00:00:00</dc:date>
              <text:p text:style-name="P1"><text:span text:style-name="T1">(into Gothenburg/Göteborg)</text:span></text:p>
            </office:annotation>
            <text:p>Lödöse</text:p>
          </table:table-cell>
          <table:table-cell table:style-name="ce1" office:value-type="string" calcext:value-type="string">
            <text:p>Skara</text:p>
          </table:table-cell>
          <table:table-cell table:style-name="ce6"/>
          <table:table-cell table:style-name="ce1" office:value-type="string" calcext:value-type="string">
            <text:p>Norrköping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92.821cm" svg:y="12.171cm" draw:caption-point-x="-0.407cm" draw:caption-point-y="-1.445cm">
              <dc:date>2023-02-26T00:00:00</dc:date>
              <text:p text:style-name="P1"><text:span text:style-name="T1">(Shlisselburg/Nöteborg, into St. Petersburg/Petrograd/Sankt-Peterburg/Leningrad)</text:span></text:p>
            </office:annotation>
            <text:p>Orekhov</text:p>
          </table:table-cell>
          <table:table-cell table:style-name="ce6"/>
          <table:table-cell table:style-name="ce1" office:value-type="string" calcext:value-type="string">
            <text:p>Olonets</text:p>
          </table:table-cell>
          <table:table-cell table:style-name="ce1" office:value-type="string" calcext:value-type="string">
            <text:p>Vytegra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12.171cm" draw:caption-point-x="-0.406cm" draw:caption-point-y="-1.445cm">
              <dc:date>2023-02-26T00:00:00</dc:date>
              <text:p text:style-name="P1"><text:span text:style-name="T1">(Belozersk)</text:span></text:p>
            </office:annotation>
            <text:p>Beloozero</text:p>
          </table:table-cell>
          <table:table-cell table:style-name="ce1" office:value-type="string" calcext:value-type="string">
            <text:p>Kargopol</text:p>
          </table:table-cell>
          <table:table-cell table:style-name="ce1" office:value-type="string" calcext:value-type="string">
            <text:p>Velsk</text:p>
          </table:table-cell>
          <table:table-cell table:style-name="ce1" office:value-type="string" calcext:value-type="string">
            <text:p>Shenkursk</text:p>
          </table:table-cell>
          <table:table-cell table:style-name="ce1" office:value-type="string" calcext:value-type="string">
            <office:annotation draw:style-name="gr8" draw:text-style-name="P5" svg:width="2.899cm" svg:height="1.799cm" svg:x="102.041cm" svg:y="9.216cm" draw:caption-point-x="-0.61cm" draw:caption-point-y="1.51cm">
              <dc:date>2023-03-06T00:00:00</dc:date>
              <text:p text:style-name="P1"><text:span text:style-name="T1">Veliky Ustyug</text:span></text:p>
            </office:annotation>
            <text:p>Gleden</text:p>
          </table:table-cell>
          <table:table-cell table:style-name="ce1" office:value-type="string" calcext:value-type="string">
            <text:p>Kotlas</text:p>
          </table:table-cell>
          <table:table-cell table:style-name="ce1" office:value-type="string" calcext:value-type="string">
            <text:p>Koryazhma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2.171cm" draw:caption-point-x="-0.406cm" draw:caption-point-y="-1.445cm">
              <dc:date>2023-02-26T00:00:00</dc:date>
              <text:p text:style-name="P1"><text:span text:style-name="T1">(into Syktyvkar)</text:span></text:p>
            </office:annotation>
            <text:p>Ust-Sysolsk</text:p>
          </table:table-cell>
          <table:table-cell table:style-name="ce1" office:value-type="string" calcext:value-type="string">
            <text:p>Ust-Kulom</text:p>
          </table:table-cell>
          <table:table-cell table:style-name="ce1" office:value-type="string" calcext:value-type="string">
            <text:p>Troitsko-Pechorsk</text:p>
          </table:table-cell>
          <table:table-cell table:style-name="ce1" office:value-type="string" calcext:value-type="string">
            <text:p>Ust-Ilyc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Pelym</text:p>
          </table:table-cell>
          <table:table-cell table:style-name="ce1" office:value-type="string" calcext:value-type="string">
            <text:p>Nyagan'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2.171cm" draw:caption-point-x="-0.406cm" draw:caption-point-y="-1.445cm">
              <dc:date>2023-02-26T00:00:00</dc:date>
              <text:p text:style-name="P1"><text:span text:style-name="T1">(Khanty-Mansiysk)</text:span></text:p>
            </office:annotation>
            <text:p>Samarovo</text:p>
          </table:table-cell>
          <table:table-cell table:style-name="ce1" office:value-type="string" calcext:value-type="string">
            <text:p>Poykovsky</text:p>
          </table:table-cell>
          <table:table-cell table:style-name="ce1" office:value-type="string" calcext:value-type="string">
            <text:p>Nefteyugansk</text:p>
          </table:table-cell>
          <table:table-cell table:style-name="ce1" office:value-type="string" calcext:value-type="string">
            <text:p>Surgut</text:p>
          </table:table-cell>
          <table:table-cell table:style-name="ce1" office:value-type="string" calcext:value-type="string">
            <text:p>Megio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Pylkaramo</text:p>
          </table:table-cell>
          <table:table-cell table:style-name="ce1" office:value-type="string" calcext:value-type="string">
            <text:p>?</text:p>
          </table:table-cell>
          <table:table-cell table:style-name="ce9" office:value-type="string" calcext:value-type="string">
            <text:p>?</text:p>
          </table:table-cell>
          <table:table-cell table:style-name="ce1" office:value-type="string" calcext:value-type="string">
            <text:p>Yartse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vero-Yeniseysk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aykit</text:p>
          </table:table-cell>
          <table:table-cell table:style-name="ce1" office:value-type="string" calcext:value-type="string">
            <text:p>Tunguska</text:p>
          </table:table-cell>
          <table:table-cell table:style-name="ce1" office:value-type="string" calcext:value-type="string">
            <text:p>Vanava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Yerbogachyo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itim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Olyokmi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Tommo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12.171cm" draw:caption-point-x="-0.406cm" draw:caption-point-y="-1.445cm">
              <dc:date>2023-02-26T00:00:00</dc:date>
              <text:p text:style-name="P1"><text:span text:style-name="T1">(Amga)</text:span></text:p>
            </office:annotation>
            <text:p>Amga-Sloboda</text:p>
          </table:table-cell>
          <table:table-cell table:style-name="ce1" office:value-type="string" calcext:value-type="string">
            <text:p>Ust-Maya</text:p>
          </table:table-cell>
          <table:table-cell table:style-name="ce1" office:value-type="string" calcext:value-type="string">
            <text:p>Eldikan</text:p>
          </table:table-cell>
          <table:table-cell table:number-columns-repeated="2" table:style-name="ce1" office:value-type="string" calcext:value-type="string">
            <text:p>Okhotsk</text:p>
          </table:table-cell>
          <table:table-cell table:number-columns-repeated="2" table:style-name="ce1" office:value-type="string" calcext:value-type="string">
            <text:p>Magadan</text:p>
          </table:table-cell>
          <table:table-cell table:style-name="ce1" office:value-type="string" calcext:value-type="string">
            <text:p>Brokhovo</text:p>
          </table:table-cell>
          <table:table-cell table:style-name="ce1" table:number-columns-repeated="3"/>
          <table:table-cell table:style-name="ce1" office:value-type="string" calcext:value-type="string">
            <text:p>Tilichiki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9" draw:text-style-name="P2" svg:width="4.509cm" svg:height="5.795cm" svg:x="4.905cm" svg:y="13.361cm" draw:caption-point-x="-0.406cm" draw:caption-point-y="-1.445cm">
              <dc:date>2023-02-26T00:00:00</dc:date>
              <text:p text:style-name="P1"><text:span text:style-name="T1">Russian: Kenay</text:span></text:p>
              <text:p text:style-name="P1"><text:span text:style-name="T1">Native: Shk'ituk't</text:span></text:p>
              <text:p text:style-name="P1"><text:span text:style-name="T1"/></text:p>
              <text:p text:style-name="P1"><text:span text:style-name="T1">Russian: Nikolaevsk</text:span></text:p>
            </office:annotation>
            <text:p>Kenai</text:p>
          </table:table-cell>
          <table:table-cell table:style-name="ce1" table:number-columns-repeated="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10.541cm" svg:y="13.361cm" draw:caption-point-x="-0.407cm" draw:caption-point-y="-1.445cm">
              <dc:date>2023-02-26T00:00:00</dc:date>
              <text:p text:style-name="P1"><text:span text:style-name="T1">Native: Wéinaa</text:span></text:p>
              <text:p text:style-name="P1"><text:span text:style-name="T1"/></text:p>
              <text:p text:style-name="P1"><text:span text:style-name="T1">Alternative English: Teslin</text:span></text:p>
              <text:p text:style-name="P1"><text:span text:style-name="T1">Native: Desleen</text:span></text:p>
            </office:annotation>
            <text:p>Atlin</text:p>
          </table:table-cell>
          <table:table-cell table:style-name="ce1" office:value-type="string" calcext:value-type="string">
            <text:p>Watson Lake</text:p>
          </table:table-cell>
          <table:table-cell table:style-name="ce1" office:value-type="string" calcext:value-type="string">
            <office:annotation draw:style-name="gr3" draw:text-style-name="P2" svg:width="4.508cm" svg:height="2.223cm" svg:x="12.795cm" svg:y="13.361cm" draw:caption-point-x="-0.407cm" draw:caption-point-y="-1.445cm">
              <dc:date>2023-02-26T00:00:00</dc:date>
              <text:p text:style-name="P1"><text:span text:style-name="T1">Native: Echaot'l Koe</text:span></text:p>
            </office:annotation>
            <text:p>Fort Liard</text:p>
          </table:table-cell>
          <table:table-cell table:style-name="ce1" office:value-type="string" calcext:value-type="string">
            <office:annotation draw:style-name="gr3" draw:text-style-name="P2" svg:width="4.509cm" svg:height="2.223cm" svg:x="13.922cm" svg:y="13.361cm" draw:caption-point-x="-0.406cm" draw:caption-point-y="-1.445cm">
              <dc:date>2023-02-26T00:00:00</dc:date>
              <text:p text:style-name="P1"><text:span text:style-name="T1">Native: Tthek'éhdélį</text:span></text:p>
            </office:annotation>
            <text:p>Jean Marie River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13.361cm" draw:caption-point-x="-0.406cm" draw:caption-point-y="-1.445cm">
              <dc:date>2023-02-26T00:00:00</dc:date>
              <text:p text:style-name="P1"><text:span text:style-name="T1">Native: K'agee</text:span></text:p>
            </office:annotation>
            <text:p>Kakisa</text:p>
          </table:table-cell>
          <table:table-cell table:style-name="ce1" office:value-type="string" calcext:value-type="string">
            <text:p>Hay River</text:p>
          </table:table-cell>
          <table:table-cell table:style-name="ce1" office:value-type="string" calcext:value-type="string">
            <office:annotation draw:style-name="gr3" draw:text-style-name="P2" svg:width="4.509cm" svg:height="2.223cm" svg:x="17.303cm" svg:y="13.361cm" draw:caption-point-x="-0.406cm" draw:caption-point-y="-1.445cm">
              <dc:date>2023-02-26T00:00:00</dc:date>
              <text:p text:style-name="P1"><text:span text:style-name="T1">Native: Thebacha</text:span></text:p>
            </office:annotation>
            <text:p>Fort Smith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ranium City</text:p>
          </table:table-cell>
          <table:table-cell table:style-name="ce1" office:value-type="string" calcext:value-type="string">
            <text:p>Fond-du-Lac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Ennadai</text:p>
          </table:table-cell>
          <table:table-cell table:style-name="ce1" office:value-type="string" calcext:value-type="string">
            <text:p>Padlei</text:p>
          </table:table-cell>
          <table:table-cell table:style-name="ce1" office:value-type="string" calcext:value-type="string">
            <office:annotation draw:style-name="gr3" draw:text-style-name="P2" svg:width="4.509cm" svg:height="2.223cm" svg:x="26.32cm" svg:y="13.361cm" draw:caption-point-x="-0.406cm" draw:caption-point-y="-1.445cm">
              <dc:date>2023-02-26T00:00:00</dc:date>
              <text:p text:style-name="P1"><text:span text:style-name="T1">(Arviat)</text:span></text:p>
            </office:annotation>
            <text:p>Eskimo Point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9cm" svg:height="2.223cm" svg:x="34.21cm" svg:y="13.361cm" draw:caption-point-x="-0.406cm" draw:caption-point-y="-1.445cm">
              <dc:date>2023-02-26T00:00:00</dc:date>
              <text:p text:style-name="P1"><text:span text:style-name="T1">(Port Harrison)</text:span></text:p>
            </office:annotation>
            <text:p>Inukjua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13.361cm" draw:caption-point-x="-0.407cm" draw:caption-point-y="-1.445cm">
              <dc:date>2023-02-26T00:00:00</dc:date>
              <text:p text:style-name="P1"><text:span text:style-name="T1">Native: Kangirsuk</text:span></text:p>
            </office:annotation>
            <text:p>Payne Bay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8cm" svg:height="4.604cm" svg:x="39.846cm" svg:y="13.361cm" draw:caption-point-x="-0.407cm" draw:caption-point-y="-1.445cm">
              <dc:date>2023-02-26T00:00:00</dc:date>
              <text:p text:style-name="P1"><text:span text:style-name="T1">(into Fort George)</text:span></text:p>
              <text:p text:style-name="P1"><text:span text:style-name="T1">French: Port-Nouveau-Québec</text:span></text:p>
              <text:p text:style-name="P1"><text:span text:style-name="T1">Native: Kangiqsualujjuaq</text:span></text:p>
            </office:annotation>
            <text:p>Fort Severight</text:p>
          </table:table-cell>
          <table:table-cell table:style-name="ce1" table:number-columns-repeated="21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65.77cm" svg:y="13.361cm" draw:caption-point-x="-0.407cm" draw:caption-point-y="-1.445cm">
              <dc:date>2023-02-26T00:00:00</dc:date>
              <text:p text:style-name="P1"><text:span text:style-name="T1">(Edinburgh/Trimontium)</text:span></text:p>
              <text:p text:style-name="P1"><text:span text:style-name="T1"/></text:p>
              <text:p text:style-name="P1"><text:span text:style-name="T1">Viking: Beruvík (Berwick)</text:span></text:p>
            </office:annotation>
            <text:p>Dùn Èideann</text:p>
          </table:table-cell>
          <table:table-cell table:style-name="ce1" table:number-columns-repeated="9"/>
          <table:table-cell table:style-name="ce1" office:value-type="string" calcext:value-type="string">
            <text:p>Aalborg</text:p>
          </table:table-cell>
          <table:table-cell table:style-name="ce1" table:number-columns-repeated="2"/>
          <table:table-cell table:style-name="ce1" office:value-type="string" calcext:value-type="string">
            <text:p>Helsingborg</text:p>
          </table:table-cell>
          <table:table-cell table:style-name="ce1" office:value-type="string" calcext:value-type="string">
            <text:p>Jönköping</text:p>
          </table:table-cell>
          <table:table-cell table:style-name="ce1" office:value-type="string" calcext:value-type="string">
            <text:p>Kalmar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84.931cm" svg:y="13.361cm" draw:caption-point-x="-0.407cm" draw:caption-point-y="-1.445cm">
              <dc:date>2023-02-26T00:00:00</dc:date>
              <text:p text:style-name="P1"><text:span text:style-name="T1">(into Visby)</text:span></text:p>
            </office:annotation>
            <text:p>W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88.312cm" svg:y="13.361cm" draw:caption-point-x="-0.406cm" draw:caption-point-y="-1.445cm">
              <dc:date>2023-02-26T00:00:00</dc:date>
              <text:p text:style-name="P1"><text:span text:style-name="T1">(Arensburg)</text:span></text:p>
            </office:annotation>
            <text:p>Kuressaare</text:p>
          </table:table-cell>
          <table:table-cell table:style-name="ce1" office:value-type="string" calcext:value-type="string">
            <office:annotation draw:style-name="gr3" draw:text-style-name="P2" svg:width="4.509cm" svg:height="2.223cm" svg:x="89.439cm" svg:y="13.361cm" draw:caption-point-x="-0.406cm" draw:caption-point-y="-1.445cm">
              <dc:date>2023-03-05T00:00:00</dc:date>
              <text:p text:style-name="P1"><text:span text:style-name="T1">(Kolyvan/Reval/Lindanäs)</text:span></text:p>
            </office:annotation>
            <text:p>Tallinn</text:p>
          </table:table-cell>
          <table:table-cell table:style-name="ce1" office:value-type="string" calcext:value-type="string">
            <text:p>Narva</text:p>
          </table:table-cell>
          <table:table-cell table:style-name="ce1" office:value-type="string" calcext:value-type="string">
            <office:annotation draw:style-name="gr4" draw:text-style-name="P2" svg:width="4.508cm" svg:height="3.413cm" svg:x="91.694cm" svg:y="13.361cm" draw:caption-point-x="-0.407cm" draw:caption-point-y="-1.445cm">
              <dc:date>2023-02-26T00:00:00</dc:date>
              <text:p text:style-name="P1"><text:span text:style-name="T1">Viking/Swedish: Jama</text:span></text:p>
              <text:p text:style-name="P1"><text:span text:style-name="T1">(Yamburg/Kingisepp)</text:span></text:p>
            </office:annotation>
            <text:p>Yam</text:p>
          </table:table-cell>
          <table:table-cell table:style-name="ce1" office:value-type="string" calcext:value-type="string">
            <office:annotation draw:style-name="gr4" draw:text-style-name="P2" svg:width="4.508cm" svg:height="3.413cm" svg:x="92.821cm" svg:y="13.361cm" draw:caption-point-x="-0.407cm" draw:caption-point-y="-1.445cm">
              <dc:date>2023-02-26T00:00:00</dc:date>
              <text:p text:style-name="P1"><text:span text:style-name="T1">(into Trotsk, Krasnogvardeysk, Gatchina)</text:span></text:p>
              <text:p text:style-name="P1"><text:span text:style-name="T1">German: Lindemannstadt</text:span></text:p>
            </office:annotation>
            <text:p>Khotchino</text:p>
          </table:table-cell>
          <table:table-cell table:style-name="ce1" office:value-type="string" calcext:value-type="string">
            <office:annotation draw:style-name="gr3" draw:text-style-name="P2" svg:width="4.508cm" svg:height="2.223cm" svg:x="93.948cm" svg:y="13.361cm" draw:caption-point-x="-0.407cm" draw:caption-point-y="-1.445cm">
              <dc:date>2023-03-05T00:00:00</dc:date>
              <text:p text:style-name="P1"><text:span text:style-name="T1">(Ladoga/Aldeigjuborg)</text:span></text:p>
              <text:p text:style-name="P1"><text:span text:style-name="T1"/></text:p>
              <text:p text:style-name="P1"><text:span text:style-name="T1">Into Staraya Ladoga</text:span></text:p>
            </office:annotation>
            <text:p>Ladoga</text:p>
          </table:table-cell>
          <table:table-cell table:style-name="ce1" office:value-type="string" calcext:value-type="string">
            <office:annotation draw:style-name="gr3" draw:text-style-name="P2" svg:width="4.509cm" svg:height="2.223cm" svg:x="95.075cm" svg:y="13.361cm" draw:caption-point-x="-0.406cm" draw:caption-point-y="-1.445cm">
              <dc:date>2023-03-05T00:00:00</dc:date>
              <text:p text:style-name="P1"><text:span text:style-name="T1">Viking: Alaborg</text:span></text:p>
              <text:p text:style-name="P1"><text:span text:style-name="T1"/></text:p>
              <text:p text:style-name="P1"><text:span text:style-name="T1">Into Kirishi</text:span></text:p>
            </office:annotation>
            <text:p>Soltsy</text:p>
          </table:table-cell>
          <table:table-cell table:style-name="ce1" office:value-type="string" calcext:value-type="string">
            <text:p>Tikhvin</text:p>
          </table:table-cell>
          <table:table-cell table:style-name="ce1" office:value-type="string" calcext:value-type="string">
            <text:p>Cherepovets</text:p>
          </table:table-cell>
          <table:table-cell table:style-name="ce1" office:value-type="string" calcext:value-type="string">
            <text:p>Kirillov</text:p>
          </table:table-cell>
          <table:table-cell table:style-name="ce1" office:value-type="string" calcext:value-type="string">
            <text:p>Vologda</text:p>
          </table:table-cell>
          <table:table-cell table:style-name="ce1" office:value-type="string" calcext:value-type="string">
            <text:p>Totma</text:p>
          </table:table-cell>
          <table:table-cell table:style-name="ce1" office:value-type="string" calcext:value-type="string">
            <text:p>Nikolsk</text:p>
          </table:table-cell>
          <table:table-cell table:style-name="ce1" office:value-type="string" calcext:value-type="string">
            <text:p>Luza</text:p>
          </table:table-cell>
          <table:table-cell table:style-name="ce1" office:value-type="string" calcext:value-type="string">
            <text:p>Oparino</text:p>
          </table:table-cell>
          <table:table-cell table:style-name="ce1" office:value-type="string" calcext:value-type="string">
            <text:p>Vizinga</text:p>
          </table:table-cell>
          <table:table-cell table:style-name="ce1" office:value-type="string" calcext:value-type="string">
            <text:p>Koygorodok</text:p>
          </table:table-cell>
          <table:table-cell table:style-name="ce1" office:value-type="string" calcext:value-type="string">
            <text:p>Kosa</text:p>
          </table:table-cell>
          <table:table-cell table:style-name="ce1" office:value-type="string" calcext:value-type="string">
            <text:p>Solikam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13.361cm" draw:caption-point-x="-0.407cm" draw:caption-point-y="-1.445cm">
              <dc:date>2023-02-26T00:00:00</dc:date>
              <text:p text:style-name="P1"><text:span text:style-name="T1">(Serov)</text:span></text:p>
            </office:annotation>
            <text:p>Nadezhdinsk</text:p>
          </table:table-cell>
          <table:table-cell table:style-name="ce1" office:value-type="string" calcext:value-type="string">
            <text:p>Pelym</text:p>
          </table:table-cell>
          <table:table-cell table:style-name="ce1" office:value-type="string" calcext:value-type="string">
            <text:p>Uray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Nizhnevartovsk</text:p>
          </table:table-cell>
          <table:table-cell table:number-columns-repeated="5" table:style-name="ce1" office:value-type="string" calcext:value-type="string">
            <text:p>?</text:p>
          </table:table-cell>
          <table:table-cell table:number-columns-repeated="2" table:style-name="ce1" office:value-type="string" calcext:value-type="string">
            <text:p>Yeniseysk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Rudnogorsk</text:p>
          </table:table-cell>
          <table:table-cell table:number-columns-repeated="2" table:style-name="ce1" office:value-type="string" calcext:value-type="string">
            <text:p>Kirensk</text:p>
          </table:table-cell>
          <table:table-cell table:style-name="ce1" office:value-type="string" calcext:value-type="string">
            <text:p>Gorno-Chuysky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odaybo</text:p>
          </table:table-cell>
          <table:table-cell table:style-name="ce1" office:value-type="string" calcext:value-type="string">
            <text:p>Perevoz</text:p>
          </table:table-cell>
          <table:table-cell table:style-name="ce1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ld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el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Okhotsk</text:p>
          </table:table-cell>
          <table:table-cell table:style-name="ce1" table:number-columns-repeated="6"/>
          <table:table-cell table:style-name="ce1" office:value-type="string" calcext:value-type="string">
            <text:p>Palana</text:p>
          </table:table-cell>
          <table:table-cell table:style-name="ce1" office:value-type="string" calcext:value-type="string">
            <text:p>Ossora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4.552cm" draw:caption-point-x="-0.407cm" draw:caption-point-y="-1.445cm">
              <dc:date>2023-02-26T00:00:00</dc:date>
              <text:p text:style-name="P1"><text:span text:style-name="T1">(Puerto de Dona Marie Luisa Teresa/Unalashka)</text:span></text:p>
            </office:annotation>
            <text:p>Unalaska</text:p>
          </table:table-cell>
          <table:table-cell table:style-name="ce1" table:number-columns-repeated="5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9.414cm" svg:y="14.552cm" draw:caption-point-x="-0.407cm" draw:caption-point-y="-1.445cm">
              <dc:date>2023-02-26T00:00:00</dc:date>
              <text:p text:style-name="P1"><text:span text:style-name="T1">Russian: Novoarkhangel'sk (Sitka)</text:span></text:p>
              <text:p text:style-name="P1"><text:span text:style-name="T1">Latin: Juno</text:span></text:p>
              <text:p text:style-name="P1"><text:span text:style-name="T1">Native: Dzánti K'ihéeni</text:span></text:p>
            </office:annotation>
            <text:p>Junea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Fort Nelso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Rainbow Lake</text:p>
          </table:table-cell>
          <table:table-cell table:style-name="ce1" office:value-type="string" calcext:value-type="string">
            <text:p>High Level</text:p>
          </table:table-cell>
          <table:table-cell table:style-name="ce1" office:value-type="string" calcext:value-type="string">
            <text:p>Fort Chipewyan</text:p>
          </table:table-cell>
          <table:table-cell table:style-name="ce6" table:number-columns-repeated="2"/>
          <table:table-cell table:style-name="ce1" office:value-type="string" calcext:value-type="string">
            <text:p>Black Lake</text:p>
          </table:table-cell>
          <table:table-cell table:style-name="ce1" office:value-type="string" calcext:value-type="string">
            <text:p>Wollaston Lake</text:p>
          </table:table-cell>
          <table:table-cell table:style-name="ce1" office:value-type="string" calcext:value-type="string">
            <text:p>Lac Brochet</text:p>
          </table:table-cell>
          <table:table-cell table:style-name="ce1" office:value-type="string" calcext:value-type="string">
            <text:p>Tadoule Lak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14.552cm" draw:caption-point-x="-0.406cm" draw:caption-point-y="-1.445cm">
              <dc:date>2023-02-26T00:00:00</dc:date>
              <text:p text:style-name="P1"><text:span text:style-name="T1">(Prince of Wales Fort)</text:span></text:p>
              <text:p text:style-name="P1"><text:span text:style-name="T1">Latin: Ursus maritimus</text:span></text:p>
            </office:annotation>
            <text:p>Churchill</text:p>
          </table:table-cell>
          <table:table-cell table:style-name="ce1" table:number-columns-repeated="7"/>
          <table:table-cell table:style-name="ce1" office:value-type="string" calcext:value-type="string">
            <text:p>Umiuja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siujaq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ain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7" draw:text-style-name="P2" svg:width="4.508cm" svg:height="5.794cm" svg:x="64.643cm" svg:y="14.552cm" draw:caption-point-x="-0.407cm" draw:caption-point-y="-1.445cm">
              <dc:date>2023-02-26T00:00:00</dc:date>
              <text:p text:style-name="P1"><text:span text:style-name="T1">(Dumbarton, into Glaschu/Glasgow)</text:span></text:p>
              <text:p text:style-name="P1"><text:span text:style-name="T1"/></text:p>
              <text:p text:style-name="P1"><text:span text:style-name="T1">Latin: Locopibium (Whithorn, into Wigtown)</text:span></text:p>
              <text:p text:style-name="P1"><text:span text:style-name="T1">Viking: Hy (Iona/Icolmkill, into Oban)</text:span></text:p>
            </office:annotation>
            <text:p>Dùn Breatann</text:p>
          </table:table-cell>
          <table:table-cell table:style-name="ce1" office:value-type="string" calcext:value-type="string">
            <office:annotation draw:style-name="gr5" draw:text-style-name="P2" svg:width="4.508cm" svg:height="4.604cm" svg:x="65.77cm" svg:y="14.552cm" draw:caption-point-x="-0.407cm" draw:caption-point-y="-1.445cm">
              <dc:date>2023-02-26T00:00:00</dc:date>
              <text:p text:style-name="P1"><text:span text:style-name="T1">(Newcastle-upon-Tyne/Coriosopitum)</text:span></text:p>
              <text:p text:style-name="P1"><text:span text:style-name="T1"/></text:p>
              <text:p text:style-name="P1"><text:span text:style-name="T1">Viking: Skardaborg (Scarborough, into Middlesbrough)</text:span></text:p>
            </office:annotation>
            <text:p>Newcastle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75.914cm" svg:y="14.552cm" draw:caption-point-x="-0.407cm" draw:caption-point-y="-1.445cm">
              <dc:date>2023-02-26T00:00:00</dc:date>
              <text:p text:style-name="P1"><text:span text:style-name="T1">NB: conflict with Viborg, Karelia</text:span></text:p>
            </office:annotation>
            <text:p>Viborg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14.552cm" draw:caption-point-x="-0.406cm" draw:caption-point-y="-1.445cm">
              <dc:date>2023-02-26T00:00:00</dc:date>
              <text:p text:style-name="P1"><text:span text:style-name="T1">(Arenhusen)</text:span></text:p>
            </office:annotation>
            <text:p>Aarhu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80.422cm" svg:y="14.552cm" draw:caption-point-x="-0.406cm" draw:caption-point-y="-1.445cm">
              <dc:date>2023-02-26T00:00:00</dc:date>
              <text:p text:style-name="P1"><text:span text:style-name="T1">(into Malmö)</text:span></text:p>
            </office:annotation>
            <text:p>Lund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14.552cm" draw:caption-point-x="-0.407cm" draw:caption-point-y="-1.445cm">
              <dc:date>2023-02-26T00:00:00</dc:date>
              <text:p text:style-name="P1"><text:span text:style-name="T1">(into Karlskrona)</text:span></text:p>
            </office:annotation>
            <text:p>Ronneby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89.439cm" svg:y="14.552cm" draw:caption-point-x="-0.406cm" draw:caption-point-y="-1.445cm">
              <dc:date>2023-02-26T00:00:00</dc:date>
              <text:p text:style-name="P1"><text:span text:style-name="T1">(Pärnu/Pernau)</text:span></text:p>
            </office:annotation>
            <text:p>Perona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14.552cm" draw:caption-point-x="-0.407cm" draw:caption-point-y="-1.445cm">
              <dc:date>2023-02-26T00:00:00</dc:date>
              <text:p text:style-name="P1"><text:span text:style-name="T1">(Yur'yev/Dorpat)</text:span></text:p>
            </office:annotation>
            <text:p>Tartu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2.821cm" svg:y="14.552cm" draw:caption-point-x="-0.407cm" draw:caption-point-y="-1.445cm">
              <dc:date>2023-02-26T00:00:00</dc:date>
              <text:p text:style-name="P1"><text:span text:style-name="T1">(Pskov/Pleskau)</text:span></text:p>
            </office:annotation>
            <text:p>Pleskov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14.552cm" draw:caption-point-x="-0.407cm" draw:caption-point-y="-1.445cm">
              <dc:date>2023-02-26T00:00:00</dc:date>
              <text:p text:style-name="P1"><text:span text:style-name="T1">(Veliky Novgorod/Holmgård)</text:span></text:p>
            </office:annotation>
            <text:p>Novgorod</text:p>
          </table:table-cell>
          <table:table-cell table:style-name="ce1" office:value-type="string" calcext:value-type="string">
            <text:p>Novgorod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14.552cm" draw:caption-point-x="-0.406cm" draw:caption-point-y="-1.445cm">
              <dc:date>2023-03-05T00:00:00</dc:date>
              <text:p text:style-name="P1"><text:span text:style-name="T1">(Krasny Kholm)</text:span></text:p>
            </office:annotation>
            <text:p>Spas-na-Kholmu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14.552cm" draw:caption-point-x="-0.406cm" draw:caption-point-y="-1.445cm">
              <dc:date>2023-02-26T00:00:00</dc:date>
              <text:p text:style-name="P1"><text:span text:style-name="T1">(Rybinsk/Rybnaya Sloboda)</text:span></text:p>
            </office:annotation>
            <text:p>Ust-Sheksna</text:p>
          </table:table-cell>
          <table:table-cell table:style-name="ce1" office:value-type="string" calcext:value-type="string">
            <text:p>Yaroslavl</text:p>
          </table:table-cell>
          <table:table-cell table:style-name="ce1" office:value-type="string" calcext:value-type="string">
            <text:p>Kostroma</text:p>
          </table:table-cell>
          <table:table-cell table:style-name="ce1" office:value-type="string" calcext:value-type="string">
            <text:p>Galich</text:p>
          </table:table-cell>
          <table:table-cell table:style-name="ce1" office:value-type="string" calcext:value-type="string">
            <text:p>Manturovo</text:p>
          </table:table-cell>
          <table:table-cell table:style-name="ce1" office:value-type="string" calcext:value-type="string">
            <text:p>Yaransk</text:p>
          </table:table-cell>
          <table:table-cell table:style-name="ce1" office:value-type="string" calcext:value-type="string">
            <text:p>Kotelnich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4.552cm" draw:caption-point-x="-0.406cm" draw:caption-point-y="-1.445cm">
              <dc:date>2023-02-26T00:00:00</dc:date>
              <text:p text:style-name="P1"><text:span text:style-name="T1">(Vyatka/Kirov)</text:span></text:p>
            </office:annotation>
            <text:p>Khlynov</text:p>
          </table:table-cell>
          <table:table-cell table:style-name="ce1" office:value-type="string" calcext:value-type="string">
            <text:p>Glazov</text:p>
          </table:table-cell>
          <table:table-cell table:style-name="ce1" office:value-type="string" calcext:value-type="string">
            <text:p>Kudymkar</text:p>
          </table:table-cell>
          <table:table-cell table:style-name="ce1" office:value-type="string" calcext:value-type="string">
            <text:p>Bereznik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erkhoturye</text:p>
          </table:table-cell>
          <table:table-cell table:style-name="ce1" office:value-type="string" calcext:value-type="string">
            <text:p>Alapayev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4.552cm" draw:caption-point-x="-0.406cm" draw:caption-point-y="-1.445cm">
              <dc:date>2023-03-07T00:00:00</dc:date>
              <text:p text:style-name="P1"><text:span text:style-name="T1">Mongolian: Qashliq (into Tobolsk)</text:span></text:p>
            </office:annotation>
            <text:p>Tobolsk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Kolpashe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ly Ya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14.552cm" draw:caption-point-x="-0.407cm" draw:caption-point-y="-1.445cm">
              <dc:date>2023-02-26T00:00:00</dc:date>
              <text:p text:style-name="P1"><text:span text:style-name="T1">(Lesosibirsk)</text:span></text:p>
            </office:annotation>
            <text:p>Maklakovo</text:p>
          </table:table-cell>
          <table:table-cell table:style-name="ce1" office:value-type="string" calcext:value-type="string">
            <text:p>Motygino</text:p>
          </table:table-cell>
          <table:table-cell table:style-name="ce1" office:value-type="string" calcext:value-type="string">
            <text:p>Boguchany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Ilimsk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Novaya Igirma</text:p>
          </table:table-cell>
          <table:table-cell table:style-name="ce1" office:value-type="string" calcext:value-type="string">
            <text:p>Ust-Kut</text:p>
          </table:table-cell>
          <table:table-cell table:style-name="ce1" office:value-type="string" calcext:value-type="string">
            <text:p>Severobaykal'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ovy Uoyan</text:p>
          </table:table-cell>
          <table:table-cell table:style-name="ce1" office:value-type="string" calcext:value-type="string">
            <text:p>Taksim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han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eryungr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Ayan</text:p>
          </table:table-cell>
          <table:table-cell table:style-name="ce1"/>
          <table:table-cell table:style-name="ce9"/>
          <table:table-cell table:style-name="ce1" table:number-columns-repeated="5"/>
          <table:table-cell table:style-name="ce1" office:value-type="string" calcext:value-type="string">
            <text:p>Tigi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14.552cm" draw:caption-point-x="-0.407cm" draw:caption-point-y="-1.445cm">
              <dc:date>2023-02-26T00:00:00</dc:date>
              <text:p text:style-name="P1"><text:span text:style-name="T1">(Ust'-Kamchatsk)</text:span></text:p>
            </office:annotation>
            <text:p>Ust-Primorsky</text:p>
          </table:table-cell>
          <table:table-cell table:style-name="ce1" table:number-columns-repeated="5"/>
          <table:table-cell table:style-name="ce4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ease Lak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St. Joh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5.049cm" svg:y="15.743cm" draw:caption-point-x="-0.406cm" draw:caption-point-y="-1.445cm">
              <dc:date>2023-02-26T00:00:00</dc:date>
              <text:p text:style-name="P1"><text:span text:style-name="T1">English: Fort Fork (into Peace River)</text:span></text:p>
              <text:p text:style-name="P1"><text:span text:style-name="T1">French: Rivière-la-Paix</text:span></text:p>
            </office:annotation>
            <text:p>Peace River</text:p>
          </table:table-cell>
          <table:table-cell table:style-name="ce1" office:value-type="string" calcext:value-type="string">
            <text:p>Slave Lake</text:p>
          </table:table-cell>
          <table:table-cell table:style-name="ce1" office:value-type="string" calcext:value-type="string">
            <text:p>Wabasca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15.743cm" draw:caption-point-x="-0.407cm" draw:caption-point-y="-1.445cm">
              <dc:date>2023-02-26T00:00:00</dc:date>
              <text:p text:style-name="P1"><text:span text:style-name="T1">(Fort La Biche)</text:span></text:p>
            </office:annotation>
            <text:p>Fort McMurray</text:p>
          </table:table-cell>
          <table:table-cell table:style-name="ce1" office:value-type="string" calcext:value-type="string">
            <text:p>La Loche</text:p>
          </table:table-cell>
          <table:table-cell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text:p>Lynn Lake</text:p>
          </table:table-cell>
          <table:table-cell table:style-name="ce1" office:value-type="string" calcext:value-type="string">
            <text:p>Thompson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15.743cm" draw:caption-point-x="-0.406cm" draw:caption-point-y="-1.445cm">
              <dc:date>2023-02-26T00:00:00</dc:date>
              <text:p text:style-name="P1"><text:span text:style-name="T1">Native: Tataskwayak</text:span></text:p>
            </office:annotation>
            <text:p>Split Lake</text:p>
          </table:table-cell>
          <table:table-cell table:style-name="ce1" office:value-type="string" calcext:value-type="string">
            <text:p>Gillam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text:p>Jiaviniup Narsanga</text:p>
            <text:p/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Fort Mackenzie</text:p>
          </table:table-cell>
          <table:table-cell table:style-name="ce1" office:value-type="string" calcext:value-type="string">
            <text:p>Scheffervill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Hopedale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5.743cm" draw:caption-point-x="-0.406cm" draw:caption-point-y="-1.445cm">
              <dc:date>2023-02-26T00:00:00</dc:date>
              <text:p text:style-name="P1"><text:span text:style-name="T1">French: Rigolet</text:span></text:p>
            </office:annotation>
            <text:p>Makkovik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2" draw:text-style-name="P2" svg:width="4.509cm" svg:height="4.603cm" svg:x="61.261cm" svg:y="15.743cm" draw:caption-point-x="-0.406cm" draw:caption-point-y="-1.445cm">
              <dc:date>2023-02-26T00:00:00</dc:date>
              <text:p text:style-name="P1"><text:span text:style-name="T1">(Doire/Derry/Londonderry)</text:span></text:p>
              <text:p text:style-name="P1"><text:span text:style-name="T1"/></text:p>
              <text:p text:style-name="P1"><text:span text:style-name="T1">Latin: Volunti (Navan Fort, into Armagh)</text:span></text:p>
            </office:annotation>
            <text:p>Daire</text:p>
          </table:table-cell>
          <table:table-cell table:style-name="ce1" office:value-type="string" calcext:value-type="string">
            <office:annotation draw:style-name="gr7" draw:text-style-name="P2" svg:width="4.509cm" svg:height="5.794cm" svg:x="62.388cm" svg:y="15.743cm" draw:caption-point-x="-0.406cm" draw:caption-point-y="-1.445cm">
              <dc:date>2023-02-26T00:00:00</dc:date>
              <text:p text:style-name="P1"><text:span text:style-name="T1">(Belfast)</text:span></text:p>
              <text:p text:style-name="P1"><text:span text:style-name="T1"/></text:p>
              <text:p text:style-name="P1"><text:span text:style-name="T1">Latin: Volunti (Navan Fort, into Armagh)</text:span></text:p>
              <text:p text:style-name="P1"><text:span text:style-name="T1">Viking: Kerlingfjördr (Carlingford, into Dundalk)</text:span></text:p>
            </office:annotation>
            <text:p>Béal Feirst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65.77cm" svg:y="15.743cm" draw:caption-point-x="-0.407cm" draw:caption-point-y="-1.445cm">
              <dc:date>2023-02-26T00:00:00</dc:date>
              <text:p text:style-name="P1"><text:span text:style-name="T1">Latin: Luguvallium (Carlisle)</text:span></text:p>
              <text:p text:style-name="P1"><text:span text:style-name="T1">Viking: Úlfarrstun (Lancaster)</text:span></text:p>
            </office:annotation>
            <text:p>Lancaster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5.743cm" draw:caption-point-x="-0.407cm" draw:caption-point-y="-1.445cm">
              <dc:date>2023-02-26T00:00:00</dc:date>
              <text:p text:style-name="P1"><text:span text:style-name="T1">(Eboracum/Jorvík, into Leeds)</text:span></text:p>
            </office:annotation>
            <text:p>York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75.914cm" svg:y="15.743cm" draw:caption-point-x="-0.407cm" draw:caption-point-y="-1.445cm">
              <dc:date>2023-02-26T00:00:00</dc:date>
              <text:p text:style-name="P1"><text:span text:style-name="T1">(into Esbjerg)</text:span></text:p>
            </office:annotation>
            <text:p>Ribe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78.168cm" svg:y="15.743cm" draw:caption-point-x="-0.406cm" draw:caption-point-y="-1.445cm">
              <dc:date>2023-02-26T00:00:00</dc:date>
              <text:p text:style-name="P1"><text:span text:style-name="T1">(into Copenhagen/Kobenhavn)</text:span></text:p>
              <text:p text:style-name="P1"><text:span text:style-name="T1"/></text:p>
              <text:p text:style-name="P1"><text:span text:style-name="T1">Most other civs: Copenhagen</text:span></text:p>
              <text:p text:style-name="P1"><text:span text:style-name="T1">Dutch: Dragor (into Copenhagen)</text:span></text:p>
            </office:annotation>
            <text:p>Roskilde</text:p>
          </table:table-cell>
          <table:table-cell table:style-name="ce1" table:number-columns-repeated="5"/>
          <table:table-cell table:style-name="ce12"/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87.185cm" svg:y="15.743cm" draw:caption-point-x="-0.406cm" draw:caption-point-y="-1.445cm">
              <dc:date>2023-02-26T00:00:00</dc:date>
              <text:p text:style-name="P1"><text:span text:style-name="T1">(Libava/Liepaja/Lipawa)</text:span></text:p>
              <text:p text:style-name="P1"><text:span text:style-name="T1"/></text:p>
              <text:p text:style-name="P1"><text:span text:style-name="T1">Viking: Grobina (into Libau/Liepaja)</text:span></text:p>
              <text:p text:style-name="P1"><text:span text:style-name="T1">German: Windau (Ventspils/Vindava)</text:span></text:p>
            </office:annotation>
            <text:p>Liepaj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5.743cm" draw:caption-point-x="-0.406cm" draw:caption-point-y="-1.445cm">
              <dc:date>2023-02-26T00:00:00</dc:date>
              <text:p text:style-name="P1"><text:span text:style-name="T1">(Mitau/Mitava)</text:span></text:p>
            </office:annotation>
            <text:p>Jelgava</text:p>
          </table:table-cell>
          <table:table-cell table:style-name="ce1" office:value-type="string" calcext:value-type="string">
            <text:p>Riga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15.743cm" draw:caption-point-x="-0.407cm" draw:caption-point-y="-1.445cm">
              <dc:date>2023-02-26T00:00:00</dc:date>
              <text:p text:style-name="P1"><text:span text:style-name="T1">German: Rositten</text:span></text:p>
              <text:p text:style-name="P1"><text:span text:style-name="T1">Polish: Rzeżyca</text:span></text:p>
              <text:p text:style-name="P1"><text:span text:style-name="T1">Russian: Rezhitsa</text:span></text:p>
            </office:annotation>
            <text:p>Rêzekne</text:p>
          </table:table-cell>
          <table:table-cell table:style-name="ce1" office:value-type="string" calcext:value-type="string">
            <text:p>Ostrov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5.743cm" draw:caption-point-x="-0.407cm" draw:caption-point-y="-1.445cm">
              <dc:date>2023-03-05T00:00:00</dc:date>
              <text:p text:style-name="P1"><text:span text:style-name="T1">(Wielkie Luki)</text:span></text:p>
              <text:p text:style-name="P1"><text:span text:style-name="T1"/></text:p>
              <text:p text:style-name="P1"><text:span text:style-name="T1">Into Velikie Luki</text:span></text:p>
            </office:annotation>
            <text:p>Luki</text:p>
          </table:table-cell>
          <table:table-cell table:style-name="ce1" office:value-type="string" calcext:value-type="string">
            <text:p>Toropets</text:p>
          </table:table-cell>
          <table:table-cell table:style-name="ce1" office:value-type="string" calcext:value-type="string">
            <text:p>Rzhev</text:p>
          </table:table-cell>
          <table:table-cell table:style-name="ce1" office:value-type="string" calcext:value-type="string">
            <text:p>Tver</text:p>
          </table:table-cell>
          <table:table-cell table:style-name="ce1" office:value-type="string" calcext:value-type="string">
            <text:p>Uglich</text:p>
          </table:table-cell>
          <table:table-cell table:style-name="ce1" office:value-type="string" calcext:value-type="string">
            <office:annotation draw:style-name="gr8" draw:text-style-name="P5" svg:width="2.899cm" svg:height="1.799cm" svg:x="98.66cm" svg:y="12.788cm" draw:caption-point-x="-0.61cm" draw:caption-point-y="1.51cm">
              <dc:date>2023-03-05T00:00:00</dc:date>
              <text:p text:style-name="P1"><text:span text:style-name="T1">Rostov Veliky</text:span></text:p>
            </office:annotation>
            <text:p>Rostov</text:p>
          </table:table-cell>
          <table:table-cell table:style-name="ce1" office:value-type="string" calcext:value-type="string">
            <text:p>Suzdal</text:p>
          </table:table-cell>
          <table:table-cell table:style-name="ce1" office:value-type="string" calcext:value-type="string">
            <text:p>Ivanovo</text:p>
          </table:table-cell>
          <table:table-cell table:style-name="ce1" office:value-type="string" calcext:value-type="string">
            <text:p>Nizhny Novgorod</text:p>
          </table:table-cell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15.743cm" draw:caption-point-x="-0.406cm" draw:caption-point-y="-1.445cm">
              <dc:date>2023-02-26T00:00:00</dc:date>
              <text:p text:style-name="P1"><text:span text:style-name="T1">(Yoshkar-Ola/Charla)</text:span></text:p>
            </office:annotation>
            <text:p>Tsaryovokokshaysk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5.743cm" draw:caption-point-x="-0.406cm" draw:caption-point-y="-1.445cm">
              <dc:date>2023-02-26T00:00:00</dc:date>
              <text:p text:style-name="P1"><text:span text:style-name="T1">(into Kirovo-Chepetsk)</text:span></text:p>
            </office:annotation>
            <text:p>Ust-Cheptsa</text:p>
          </table:table-cell>
          <table:table-cell table:style-name="ce1" office:value-type="string" calcext:value-type="string">
            <text:p>Izhevsk</text:p>
          </table:table-cell>
          <table:table-cell table:style-name="ce1" office:value-type="string" calcext:value-type="string">
            <text:p>Votkinsk</text:p>
          </table:table-cell>
          <table:table-cell table:style-name="ce1" office:value-type="string" calcext:value-type="string">
            <text:p>Perm</text:p>
          </table:table-cell>
          <table:table-cell table:style-name="ce1" office:value-type="string" calcext:value-type="string">
            <office:annotation draw:style-name="gr8" draw:text-style-name="P5" svg:width="2.899cm" svg:height="1.799cm" svg:x="109.931cm" svg:y="12.788cm" draw:caption-point-x="-0.61cm" draw:caption-point-y="1.51cm">
              <dc:date>2023-03-07T00:00:00</dc:date>
              <text:p text:style-name="P1"><text:span text:style-name="T1">Pervouralsk</text:span></text:p>
            </office:annotation>
            <text:p>Vasilyevko</text:p>
          </table:table-cell>
          <table:table-cell table:style-name="ce1" office:value-type="string" calcext:value-type="string">
            <text:p>Nizhny Tagil</text:p>
          </table:table-cell>
          <table:table-cell table:style-name="ce1" office:value-type="string" calcext:value-type="string">
            <text:p>Irbit</text:p>
          </table:table-cell>
          <table:table-cell table:style-name="ce1" office:value-type="string" calcext:value-type="string">
            <text:p>Turin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5.743cm" draw:caption-point-x="-0.406cm" draw:caption-point-y="-1.445cm">
              <dc:date>2023-02-26T00:00:00</dc:date>
              <text:p text:style-name="P1"><text:span text:style-name="T1">(Çimqi-Tora/Chimgi-Tura)</text:span></text:p>
            </office:annotation>
            <text:p>Tyumen</text:p>
          </table:table-cell>
          <table:table-cell table:style-name="ce1" office:value-type="string" calcext:value-type="string">
            <text:p>Golyshmano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r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olyvan</text:p>
          </table:table-cell>
          <table:table-cell table:style-name="ce1" office:value-type="string" calcext:value-type="string">
            <text:p>Tomsk</text:p>
          </table:table-cell>
          <table:table-cell table:style-name="ce1" office:value-type="string" calcext:value-type="string">
            <text:p>Mariinsk</text:p>
          </table:table-cell>
          <table:table-cell table:style-name="ce1" office:value-type="string" calcext:value-type="string">
            <text:p>Bogotol</text:p>
          </table:table-cell>
          <table:table-cell table:style-name="ce1" office:value-type="string" calcext:value-type="string">
            <text:p>Achinsk</text:p>
          </table:table-cell>
          <table:table-cell table:style-name="ce1" office:value-type="string" calcext:value-type="string">
            <text:p>Krasnoyarsk</text:p>
          </table:table-cell>
          <table:table-cell table:style-name="ce1" office:value-type="string" calcext:value-type="string">
            <text:p>Kansk</text:p>
          </table:table-cell>
          <table:table-cell table:style-name="ce1" office:value-type="string" calcext:value-type="string">
            <text:p>Tayshet</text:p>
          </table:table-cell>
          <table:table-cell table:style-name="ce1" office:value-type="string" calcext:value-type="string">
            <text:p>Bratsk</text:p>
          </table:table-cell>
          <table:table-cell table:style-name="ce1" office:value-type="string" calcext:value-type="string">
            <text:p>Ilimsk</text:p>
          </table:table-cell>
          <table:table-cell table:style-name="ce1" office:value-type="string" calcext:value-type="string">
            <text:p>Zhigalovo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gdari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har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Tynd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Ze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humika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" draw:text-style-name="P2" svg:width="4.508cm" svg:height="4.603cm" svg:x="155.94cm" svg:y="15.743cm" draw:caption-point-x="-0.407cm" draw:caption-point-y="-1.445cm">
              <dc:date>2023-02-26T00:00:00</dc:date>
              <text:p text:style-name="P1"><text:span text:style-name="T1">(Alexandrovsk-Sakhalinsky)</text:span></text:p>
              <text:p text:style-name="P1"><text:span text:style-name="T1"/></text:p>
              <text:p text:style-name="P1"><text:span text:style-name="T1">Russian: Okha</text:span></text:p>
            </office:annotation>
            <text:p>Ako</text:p>
          </table:table-cell>
          <table:table-cell table:style-name="ce1" table:number-columns-repeated="3"/>
          <table:table-cell table:style-name="ce1" office:value-type="string" calcext:value-type="string">
            <text:p>Sobolevo</text:p>
          </table:table-cell>
          <table:table-cell table:style-name="ce1" office:value-type="string" calcext:value-type="string">
            <text:p>Klyuchi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errace</text:p>
          </table:table-cell>
          <table:table-cell table:style-name="ce1" office:value-type="string" calcext:value-type="string">
            <text:p>Smither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umbler Ridge</text:p>
          </table:table-cell>
          <table:table-cell table:style-name="ce1" office:value-type="string" calcext:value-type="string">
            <text:p>Grande Prairie</text:p>
          </table:table-cell>
          <table:table-cell table:style-name="ce1" office:value-type="string" calcext:value-type="string">
            <office:annotation draw:style-name="gr3" draw:text-style-name="P2" svg:width="4.509cm" svg:height="2.223cm" svg:x="16.176cm" svg:y="16.933cm" draw:caption-point-x="-0.406cm" draw:caption-point-y="-1.445cm">
              <dc:date>2023-02-26T00:00:00</dc:date>
              <text:p text:style-name="P1"><text:span text:style-name="T1">Native: Sagitawah</text:span></text:p>
            </office:annotation>
            <text:p>Whitecourt</text:p>
          </table:table-cell>
          <table:table-cell table:style-name="ce1" office:value-type="string" calcext:value-type="string">
            <text:p>Athabasca</text:p>
          </table:table-cell>
          <table:table-cell table:style-name="ce1" office:value-type="string" calcext:value-type="string">
            <text:p>Cold Lake</text:p>
          </table:table-cell>
          <table:table-cell table:style-name="ce1" office:value-type="string" calcext:value-type="string">
            <text:p>Île-à-la-Crosse</text:p>
          </table:table-cell>
          <table:table-cell table:style-name="ce1" office:value-type="string" calcext:value-type="string">
            <text:p>La Ronge</text:p>
          </table:table-cell>
          <table:table-cell table:style-name="ce1" office:value-type="string" calcext:value-type="string">
            <office:annotation draw:style-name="gr3" draw:text-style-name="P2" svg:width="4.508cm" svg:height="2.223cm" svg:x="21.812cm" svg:y="16.933cm" draw:caption-point-x="-0.407cm" draw:caption-point-y="-1.445cm">
              <dc:date>2023-02-26T00:00:00</dc:date>
              <text:p text:style-name="P1"><text:span text:style-name="T1">Native: Opawikoscikan</text:span></text:p>
            </office:annotation>
            <text:p>Pelican Narrows</text:p>
          </table:table-cell>
          <table:table-cell table:style-name="ce1" office:value-type="string" calcext:value-type="string">
            <text:p>Flin Flon</text:p>
          </table:table-cell>
          <table:table-cell table:style-name="ce1" office:value-type="string" calcext:value-type="string">
            <text:p>Norway Hous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York Factory</text:p>
          </table:table-cell>
          <table:table-cell table:style-name="ce1" office:value-type="string" calcext:value-type="string">
            <text:p>Fort Sever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5" draw:text-style-name="P2" svg:width="4.509cm" svg:height="4.604cm" svg:x="35.337cm" svg:y="16.933cm" draw:caption-point-x="-0.406cm" draw:caption-point-y="-1.445cm">
              <dc:date>2023-02-26T00:00:00</dc:date>
              <text:p text:style-name="P1"><text:span text:style-name="T1">(Whapmagoostui)</text:span></text:p>
              <text:p text:style-name="P1"><text:span text:style-name="T1"/></text:p>
              <text:p text:style-name="P1"><text:span text:style-name="T1">English: Great Whale River (Kuujjuarapik)</text:span></text:p>
            </office:annotation>
            <text:p>Poste-de-la-Baleine</text:p>
          </table:table-cell>
          <table:table-cell table:style-name="ce1" office:value-type="string" calcext:value-type="string">
            <text:p>Sakami</text:p>
          </table:table-cell>
          <table:table-cell table:style-name="ce1" office:value-type="string" calcext:value-type="string">
            <text:p>Nitchequon</text:p>
          </table:table-cell>
          <table:table-cell table:style-name="ce1" office:value-type="string" calcext:value-type="string">
            <text:p>Labrador City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40.973cm" svg:y="16.933cm" draw:caption-point-x="-0.406cm" draw:caption-point-y="-1.445cm">
              <dc:date>2023-02-26T00:00:00</dc:date>
              <text:p text:style-name="P1"><text:span text:style-name="T1">(Fort Esquimaux Baie)</text:span></text:p>
            </office:annotation>
            <text:p>North West River</text:p>
          </table:table-cell>
          <table:table-cell table:style-name="ce1" office:value-type="string" calcext:value-type="string">
            <text:p>Happy Valley-Goose Bay</text:p>
          </table:table-cell>
          <table:table-cell table:style-name="ce1" office:value-type="string" calcext:value-type="string">
            <text:p>Cartwright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5" draw:text-style-name="P2" svg:width="4.509cm" svg:height="4.604cm" svg:x="60.134cm" svg:y="16.933cm" draw:caption-point-x="-0.406cm" draw:caption-point-y="-1.445cm">
              <dc:date>2023-02-26T00:00:00</dc:date>
              <text:p text:style-name="P1"><text:span text:style-name="T1">(Galway)</text:span></text:p>
              <text:p text:style-name="P1"><text:span text:style-name="T1"/></text:p>
              <text:p text:style-name="P1"><text:span text:style-name="T1">Greek/Latin: Rhaeba (into Galway)</text:span></text:p>
            </office:annotation>
            <text:p>Gaillimh</text:p>
          </table:table-cell>
          <table:table-cell table:style-name="ce1" office:value-type="string" calcext:value-type="string">
            <office:annotation draw:style-name="gr3" draw:text-style-name="P2" svg:width="4.509cm" svg:height="2.223cm" svg:x="61.261cm" svg:y="16.933cm" draw:caption-point-x="-0.406cm" draw:caption-point-y="-1.445cm">
              <dc:date>2023-02-26T00:00:00</dc:date>
              <text:p text:style-name="P1"><text:span text:style-name="T1">Greek/Latin: Magnata (into Sligo)</text:span></text:p>
            </office:annotation>
            <text:p>Sligeach</text:p>
          </table:table-cell>
          <table:table-cell table:style-name="ce1" office:value-type="string" calcext:value-type="string">
            <office:annotation draw:style-name="gr5" draw:text-style-name="P2" svg:width="4.509cm" svg:height="4.604cm" svg:x="62.388cm" svg:y="16.933cm" draw:caption-point-x="-0.406cm" draw:caption-point-y="-1.445cm">
              <dc:date>2023-02-26T00:00:00</dc:date>
              <text:p text:style-name="P1"><text:span text:style-name="T1">(Dublin/Dubh Linn/Dyvlinarskire)</text:span></text:p>
              <text:p text:style-name="P1"><text:span text:style-name="T1"/></text:p>
              <text:p text:style-name="P1"><text:span text:style-name="T1">Greek/Latin: Eblana (into Dublin)</text:span></text:p>
            </office:annotation>
            <text:p>Baile Átha Cliat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65.77cm" svg:y="16.933cm" draw:caption-point-x="-0.407cm" draw:caption-point-y="-1.445cm">
              <dc:date>2023-02-26T00:00:00</dc:date>
              <text:p text:style-name="P1"><text:span text:style-name="T1">Latin: Deva (Chester, into Liverpool)</text:span></text:p>
              <text:p text:style-name="P1"><text:span text:style-name="T1">Viking: Melr (Liverpool)</text:span></text:p>
            </office:annotation>
            <text:p>Manchester</text:p>
          </table:table-cell>
          <table:table-cell table:style-name="ce1" office:value-type="string" calcext:value-type="string">
            <office:annotation draw:style-name="gr5" draw:text-style-name="P2" svg:width="4.508cm" svg:height="4.604cm" svg:x="66.897cm" svg:y="16.933cm" draw:caption-point-x="-0.407cm" draw:caption-point-y="-1.445cm">
              <dc:date>2023-02-26T00:00:00</dc:date>
              <text:p text:style-name="P1"><text:span text:style-name="T1">(Lindum, into Leicester)</text:span></text:p>
              <text:p text:style-name="P1"><text:span text:style-name="T1"/></text:p>
              <text:p text:style-name="P1"><text:span text:style-name="T1">Viking: Thorkilsey (Torksey, into Lincoln)</text:span></text:p>
            </office:annotation>
            <text:p>Lincoln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4" draw:text-style-name="P2" svg:width="4.508cm" svg:height="3.413cm" svg:x="75.914cm" svg:y="16.933cm" draw:caption-point-x="-0.407cm" draw:caption-point-y="-1.445cm">
              <dc:date>2023-02-26T00:00:00</dc:date>
              <text:p text:style-name="P1"><text:span text:style-name="T1">Viking: Heithabyr (Hedeby, into Schleswig)</text:span></text:p>
              <text:p text:style-name="P1"><text:span text:style-name="T1">Dutch: Frederiksstad (Friedrichstadt)</text:span></text:p>
            </office:annotation>
            <text:p>Kiel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8cm" svg:height="5.794cm" svg:x="83.804cm" svg:y="16.933cm" draw:caption-point-x="-0.407cm" draw:caption-point-y="-1.445cm">
              <dc:date>2023-02-26T00:00:00</dc:date>
              <text:p text:style-name="P1"><text:span text:style-name="T1">German: Gotenhafen</text:span></text:p>
              <text:p text:style-name="P1"><text:span text:style-name="T1">(Puck, into Gdynia/Gdingen)</text:span></text:p>
              <text:p text:style-name="P1"><text:span text:style-name="T1"/></text:p>
              <text:p text:style-name="P1"><text:span text:style-name="T1">Latin: Gothiscandza (Gdansk)</text:span></text:p>
            </office:annotation>
            <text:p>Putzig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9cm" svg:height="5.794cm" svg:x="87.185cm" svg:y="16.933cm" draw:caption-point-x="-0.406cm" draw:caption-point-y="-1.445cm">
              <dc:date>2023-02-26T00:00:00</dc:date>
              <text:p text:style-name="P1"><text:span text:style-name="T1">(into Memel)</text:span></text:p>
              <text:p text:style-name="P1"><text:span text:style-name="T1"/></text:p>
              <text:p text:style-name="P1"><text:span text:style-name="T1">German: Memel</text:span></text:p>
              <text:p text:style-name="P1"><text:span text:style-name="T1">Polish: Klaipeda/Kłajpeda</text:span></text:p>
            </office:annotation>
            <text:p>Medvegalis</text:p>
          </table:table-cell>
          <table:table-cell table:style-name="ce1" office:value-type="string" calcext:value-type="string">
            <office:annotation draw:style-name="gr3" draw:text-style-name="P2" svg:width="4.509cm" svg:height="2.223cm" svg:x="88.312cm" svg:y="16.933cm" draw:caption-point-x="-0.406cm" draw:caption-point-y="-1.445cm">
              <dc:date>2023-02-26T00:00:00</dc:date>
              <text:p text:style-name="P1"><text:span text:style-name="T1">(Schaulen/Szawle)</text:span></text:p>
            </office:annotation>
            <text:p>Siauliai</text:p>
          </table:table-cell>
          <table:table-cell table:style-name="ce1" office:value-type="string" calcext:value-type="string">
            <text:p>Panevezys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16.933cm" draw:caption-point-x="-0.407cm" draw:caption-point-y="-1.445cm">
              <dc:date>2023-02-26T00:00:00</dc:date>
              <text:p text:style-name="P1"><text:span text:style-name="T1">(Dünaburg/Daugavpils/Dyneburg)</text:span></text:p>
            </office:annotation>
            <text:p>Dvinsk</text:p>
          </table:table-cell>
          <table:table-cell table:style-name="ce1" office:value-type="string" calcext:value-type="string">
            <office:annotation draw:style-name="gr3" draw:text-style-name="P2" svg:width="4.508cm" svg:height="2.223cm" svg:x="91.694cm" svg:y="16.933cm" draw:caption-point-x="-0.407cm" draw:caption-point-y="-1.445cm">
              <dc:date>2023-02-26T00:00:00</dc:date>
              <text:p text:style-name="P1"><text:span text:style-name="T1">Polish: Połock</text:span></text:p>
            </office:annotation>
            <text:p>Polotsk</text:p>
          </table:table-cell>
          <table:table-cell table:style-name="ce1" office:value-type="string" calcext:value-type="string">
            <text:p>Vitebsk</text:p>
          </table:table-cell>
          <table:table-cell table:style-name="ce1" office:value-type="string" calcext:value-type="string">
            <text:p>Smolensk</text:p>
          </table:table-cell>
          <table:table-cell table:style-name="ce1" office:value-type="string" calcext:value-type="string">
            <text:p>Vyazma</text:p>
          </table:table-cell>
          <table:table-cell table:style-name="ce1" office:value-type="string" calcext:value-type="string">
            <text:p>Klin</text:p>
          </table:table-cell>
          <table:table-cell table:style-name="ce1" office:value-type="string" calcext:value-type="string">
            <text:p>Moskva</text:p>
          </table:table-cell>
          <table:table-cell table:style-name="ce1" office:value-type="string" calcext:value-type="string">
            <text:p>Kolomna</text:p>
          </table:table-cell>
          <table:table-cell table:style-name="ce1" office:value-type="string" calcext:value-type="string">
            <text:p>Vladimir</text:p>
          </table:table-cell>
          <table:table-cell table:style-name="ce1" office:value-type="string" calcext:value-type="string">
            <office:annotation draw:style-name="gr3" draw:text-style-name="P2" svg:width="4.508cm" svg:height="2.223cm" svg:x="100.711cm" svg:y="16.933cm" draw:caption-point-x="-0.407cm" draw:caption-point-y="-1.445cm">
              <dc:date>2023-02-26T00:00:00</dc:date>
              <text:p text:style-name="P1"><text:span text:style-name="T1">Mongolian: Mishär (Kasimov)</text:span></text:p>
            </office:annotation>
            <text:p>Murom</text:p>
          </table:table-cell>
          <table:table-cell table:style-name="ce1" office:value-type="string" calcext:value-type="string">
            <text:p>Arzamas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13.978cm" draw:caption-point-x="-0.61cm" draw:caption-point-y="1.51cm">
              <dc:date>2023-03-06T00:00:00</dc:date>
              <text:p text:style-name="P1"><text:span text:style-name="T1">Bulgar: Veda Suvar</text:span></text:p>
              <text:p text:style-name="P1"><text:span text:style-name="T1">Turkic/Tatar: Chabaqsar</text:span></text:p>
            </office:annotation>
            <text:p>Cheboksary</text:p>
          </table:table-cell>
          <table:table-cell table:style-name="ce1" office:value-type="string" calcext:value-type="string">
            <text:p>Zelenodolsk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16.933cm" draw:caption-point-x="-0.406cm" draw:caption-point-y="-1.445cm">
              <dc:date>2023-02-26T00:00:00</dc:date>
              <text:p text:style-name="P1"><text:span text:style-name="T1">Mongolian: Qashan</text:span></text:p>
            </office:annotation>
            <text:p>Kazan</text:p>
          </table:table-cell>
          <table:table-cell table:style-name="ce1" office:value-type="string" calcext:value-type="string">
            <text:p>Sarapul</text:p>
          </table:table-cell>
          <table:table-cell table:style-name="ce1" office:value-type="string" calcext:value-type="string">
            <text:p>Birsk</text:p>
          </table:table-cell>
          <table:table-cell table:style-name="ce1" office:value-type="string" calcext:value-type="string">
            <text:p>Kungur</text:p>
          </table:table-cell>
          <table:table-cell table:style-name="ce1" office:value-type="string" calcext:value-type="string">
            <text:p>Polevskoy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16.933cm" draw:caption-point-x="-0.407cm" draw:caption-point-y="-1.445cm">
              <dc:date>2023-02-26T00:00:00</dc:date>
              <text:p text:style-name="P1"><text:span text:style-name="T1">(into Sverdlovsk)</text:span></text:p>
            </office:annotation>
            <text:p>Yekaterinburg</text:p>
          </table:table-cell>
          <table:table-cell table:style-name="ce1" office:value-type="string" calcext:value-type="string">
            <office:annotation draw:style-name="gr3" draw:text-style-name="P2" svg:width="4.508cm" svg:height="2.223cm" svg:x="111.982cm" svg:y="16.933cm" draw:caption-point-x="-0.407cm" draw:caption-point-y="-1.445cm">
              <dc:date>2023-02-26T00:00:00</dc:date>
              <text:p text:style-name="P1"><text:span text:style-name="T1">(Kamensk-Ural'skiy)</text:span></text:p>
            </office:annotation>
            <text:p>Kamensky Zavod</text:p>
          </table:table-cell>
          <table:table-cell table:style-name="ce1" office:value-type="string" calcext:value-type="string">
            <text:p>Talitsa</text:p>
          </table:table-cell>
          <table:table-cell table:style-name="ce1" office:value-type="string" calcext:value-type="string">
            <text:p>Yalutorovsk</text:p>
          </table:table-cell>
          <table:table-cell table:style-name="ce1" office:value-type="string" calcext:value-type="string">
            <office:annotation draw:style-name="gr3" draw:text-style-name="P2" svg:width="4.509cm" svg:height="2.223cm" svg:x="115.363cm" svg:y="16.933cm" draw:caption-point-x="-0.406cm" draw:caption-point-y="-1.445cm">
              <dc:date>2023-02-26T00:00:00</dc:date>
              <text:p text:style-name="P1"><text:span text:style-name="T1">(Ishem)</text:span></text:p>
            </office:annotation>
            <text:p>Ishim</text:p>
          </table:table-cell>
          <table:table-cell table:style-name="ce1" office:value-type="string" calcext:value-type="string">
            <text:p>Tyukalinsk</text:p>
          </table:table-cell>
          <table:table-cell table:style-name="ce1" office:value-type="string" calcext:value-type="string">
            <text:p>Bolsherechye</text:p>
          </table:table-cell>
          <table:table-cell table:style-name="ce1" office:value-type="string" calcext:value-type="string">
            <text:p>Gor'kovskoye</text:p>
          </table:table-cell>
          <table:table-cell table:style-name="ce1" office:value-type="string" calcext:value-type="string">
            <text:p>Tatarsk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16.933cm" draw:caption-point-x="-0.407cm" draw:caption-point-y="-1.445cm">
              <dc:date>2023-02-26T00:00:00</dc:date>
              <text:p text:style-name="P1"><text:span text:style-name="T1">(into Kuybyshev)</text:span></text:p>
            </office:annotation>
            <text:p>Kainsk</text:p>
          </table:table-cell>
          <table:table-cell table:style-name="ce1" office:value-type="string" calcext:value-type="string">
            <text:p>Chulym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16.933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" office:value-type="string" calcext:value-type="string">
            <text:p>Bolotnoye</text:p>
          </table:table-cell>
          <table:table-cell table:style-name="ce1" office:value-type="string" calcext:value-type="string">
            <text:p>Kemerovo</text:p>
          </table:table-cell>
          <table:table-cell table:style-name="ce1" office:value-type="string" calcext:value-type="string">
            <text:p>Uzhur</text:p>
          </table:table-cell>
          <table:table-cell table:style-name="ce1" office:value-type="string" calcext:value-type="string">
            <text:p>Nazarovo</text:p>
          </table:table-cell>
          <table:table-cell table:style-name="ce1" office:value-type="string" calcext:value-type="string">
            <text:p>Balakhta</text:p>
          </table:table-cell>
          <table:table-cell table:style-name="ce1" office:value-type="string" calcext:value-type="string">
            <text:p>Artyomov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izhneudinsk</text:p>
          </table:table-cell>
          <table:table-cell table:style-name="ce1" office:value-type="string" calcext:value-type="string">
            <text:p>Cheremkhovo</text:p>
          </table:table-cell>
          <table:table-cell table:style-name="ce1" office:value-type="string" calcext:value-type="string">
            <text:p>Ust-Ordynskiy</text:p>
          </table:table-cell>
          <table:table-cell table:style-name="ce1" office:value-type="string" calcext:value-type="string">
            <text:p>Yelantsy</text:p>
          </table:table-cell>
          <table:table-cell table:style-name="ce6"/>
          <table:table-cell table:style-name="ce1" office:value-type="string" calcext:value-type="string">
            <text:p>Kurum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1" office:value-type="string" calcext:value-type="string">
            <text:p>Verkh-Usugli</text:p>
          </table:table-cell>
          <table:table-cell table:style-name="ce1" office:value-type="string" calcext:value-type="string">
            <text:p>Mogocha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16.933cm" draw:caption-point-x="-0.407cm" draw:caption-point-y="-1.445cm">
              <dc:date>2023-02-26T00:00:00</dc:date>
              <text:p text:style-name="P1"><text:span text:style-name="T1">(into Skovorodino)</text:span></text:p>
            </office:annotation>
            <text:p>Rukhlovo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16.933cm" draw:caption-point-x="-0.407cm" draw:caption-point-y="-1.445cm">
              <dc:date>2023-02-26T00:00:00</dc:date>
              <text:p text:style-name="P1"><text:span text:style-name="T1">(Yagsi/Yakesa/Yaksa)</text:span></text:p>
            </office:annotation>
            <text:p>Albazin</text:p>
          </table:table-cell>
          <table:table-cell table:style-name="ce1" office:value-type="string" calcext:value-type="string">
            <text:p>Magdagachi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humikan</text:p>
          </table:table-cell>
          <table:table-cell table:style-name="ce1" office:value-type="string" calcext:value-type="string">
            <office:annotation draw:style-name="gr3" draw:text-style-name="P2" svg:width="4.509cm" svg:height="2.223cm" svg:x="152.558cm" svg:y="16.933cm" draw:caption-point-x="-0.406cm" draw:caption-point-y="-1.445cm">
              <dc:date>2023-02-26T00:00:00</dc:date>
              <text:p text:style-name="P1"><text:span text:style-name="T1">East Asian: Yongning Si</text:span></text:p>
            </office:annotation>
            <text:p>Mnogovershinny</text:p>
          </table:table-cell>
          <table:table-cell table:style-name="ce1" office:value-type="string" calcext:value-type="string">
            <office:annotation draw:style-name="gr3" draw:text-style-name="P2" svg:width="4.508cm" svg:height="2.223cm" svg:x="153.686cm" svg:y="16.933cm" draw:caption-point-x="-0.407cm" draw:caption-point-y="-1.445cm">
              <dc:date>2023-02-26T00:00:00</dc:date>
              <text:p text:style-name="P1"><text:span text:style-name="T1">(Fuyori)</text:span></text:p>
            </office:annotation>
            <text:p>Nikolayevsk-na-Amure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8cm" svg:height="4.604cm" svg:x="155.94cm" svg:y="16.933cm" draw:caption-point-x="-0.407cm" draw:caption-point-y="-1.445cm">
              <dc:date>2023-02-26T00:00:00</dc:date>
              <text:p text:style-name="P1"><text:span text:style-name="T1">(Uglegorsk)</text:span></text:p>
              <text:p text:style-name="P1"><text:span text:style-name="T1"/></text:p>
              <text:p text:style-name="P1"><text:span text:style-name="T1">Russian: Nogliki</text:span></text:p>
            </office:annotation>
            <text:p>Esutoru</text:p>
          </table:table-cell>
          <table:table-cell table:style-name="ce1" table:number-columns-repeated="3"/>
          <table:table-cell table:style-name="ce1" office:value-type="string" calcext:value-type="string">
            <text:p>Ust-Bolsheretsk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Prince Ruper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anderhoof</text:p>
          </table:table-cell>
          <table:table-cell table:style-name="ce1" office:value-type="string" calcext:value-type="string">
            <text:p>Prince Geor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inton</text:p>
          </table:table-cell>
          <table:table-cell table:style-name="ce1" office:value-type="string" calcext:value-type="string">
            <text:p>Edson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18.124cm" draw:caption-point-x="-0.406cm" draw:caption-point-y="-1.445cm">
              <dc:date>2023-02-26T00:00:00</dc:date>
              <text:p text:style-name="P1"><text:span text:style-name="T1">Native: Amiskwaciy Waskahikan</text:span></text:p>
            </office:annotation>
            <text:p>Edmonton</text:p>
          </table:table-cell>
          <table:table-cell table:style-name="ce1" office:value-type="string" calcext:value-type="string">
            <text:p>Lloydminster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18.124cm" draw:caption-point-x="-0.407cm" draw:caption-point-y="-1.445cm">
              <dc:date>2023-02-26T00:00:00</dc:date>
              <text:p text:style-name="P1"><text:span text:style-name="T1">French: Fort de la Corne (into Prince Albert)</text:span></text:p>
            </office:annotation>
            <text:p>Prince Albert</text:p>
          </table:table-cell>
          <table:table-cell table:style-name="ce1" office:value-type="string" calcext:value-type="string">
            <text:p>Melfort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18.124cm" draw:caption-point-x="-0.407cm" draw:caption-point-y="-1.445cm">
              <dc:date>2023-02-26T00:00:00</dc:date>
              <text:p text:style-name="P1"><text:span text:style-name="T1">French: Fort La Jonquière (into Nipawin)</text:span></text:p>
            </office:annotation>
            <text:p>Nipaw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18.124cm" draw:caption-point-x="-0.406cm" draw:caption-point-y="-1.445cm">
              <dc:date>2023-02-26T00:00:00</dc:date>
              <text:p text:style-name="P1"><text:span text:style-name="T1">French: Fort Bourbon (into Easterville)</text:span></text:p>
            </office:annotation>
            <text:p>The Pas</text:p>
          </table:table-cell>
          <table:table-cell table:style-name="ce6"/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Winisk</text:p>
          </table:table-cell>
          <table:table-cell table:style-name="ce1" office:value-type="string" calcext:value-type="string">
            <text:p>Attawapiskat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34.21cm" svg:y="18.124cm" draw:caption-point-x="-0.406cm" draw:caption-point-y="-1.445cm">
              <dc:date>2023-02-26T00:00:00</dc:date>
              <text:p text:style-name="P1"><text:span text:style-name="T1">(Chisasibi)</text:span></text:p>
            </office:annotation>
            <text:p>Fort George</text:p>
          </table:table-cell>
          <table:table-cell table:style-name="ce1" office:value-type="string" calcext:value-type="string">
            <text:p>Radisson</text:p>
          </table:table-cell>
          <table:table-cell table:style-name="ce6"/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8.124cm" draw:caption-point-x="-0.406cm" draw:caption-point-y="-1.445cm">
              <dc:date>2023-02-26T00:00:00</dc:date>
              <text:p text:style-name="P1"><text:span text:style-name="T1">English: Old Fort (Vieux-Fort)</text:span></text:p>
            </office:annotation>
            <text:p>Lourdes-de-Blanc-Sablon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18.124cm" draw:caption-point-x="-0.406cm" draw:caption-point-y="-1.445cm">
              <dc:date>2023-02-26T00:00:00</dc:date>
              <text:p text:style-name="P1"><text:span text:style-name="T1">English: Battle Harbour</text:span></text:p>
            </office:annotation>
            <text:p>L'Anse-au-Loup</text:p>
          </table:table-cell>
          <table:table-cell table:style-name="ce1" table:number-columns-repeated="15"/>
          <table:table-cell table:style-name="ce1" office:value-type="string" calcext:value-type="string">
            <office:annotation draw:style-name="gr2" draw:text-style-name="P2" svg:width="4.509cm" svg:height="4.603cm" svg:x="61.261cm" svg:y="18.124cm" draw:caption-point-x="-0.406cm" draw:caption-point-y="-1.445cm">
              <dc:date>2023-02-26T00:00:00</dc:date>
              <text:p text:style-name="P1"><text:span text:style-name="T1">(Limerick/Hlymrekr)</text:span></text:p>
              <text:p text:style-name="P1"><text:span text:style-name="T1"/></text:p>
              <text:p text:style-name="P1"><text:span text:style-name="T1">Greek/Latin: Macolicum (into Limerick)</text:span></text:p>
            </office:annotation>
            <text:p>Luimneach</text:p>
          </table:table-cell>
          <table:table-cell table:style-name="ce1" office:value-type="string" calcext:value-type="string">
            <office:annotation draw:style-name="gr2" draw:text-style-name="P2" svg:width="4.509cm" svg:height="4.603cm" svg:x="62.388cm" svg:y="18.124cm" draw:caption-point-x="-0.406cm" draw:caption-point-y="-1.445cm">
              <dc:date>2023-02-26T00:00:00</dc:date>
              <text:p text:style-name="P1"><text:span text:style-name="T1">(Veisafjordr/Wexford)</text:span></text:p>
              <text:p text:style-name="P1"><text:span text:style-name="T1"/></text:p>
              <text:p text:style-name="P1"><text:span text:style-name="T1">Greek/Latin: Manapia (Wexford)</text:span></text:p>
            </office:annotation>
            <text:p>Loch Garman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8cm" svg:height="3.413cm" svg:x="64.643cm" svg:y="18.124cm" draw:caption-point-x="-0.407cm" draw:caption-point-y="-1.445cm">
              <dc:date>2023-02-26T00:00:00</dc:date>
              <text:p text:style-name="P1"><text:span text:style-name="T1">Latin: Canovium (Conwy)</text:span></text:p>
              <text:p text:style-name="P1"><text:span text:style-name="T1">Viking: Öngulsey (into Caernarfon)</text:span></text:p>
            </office:annotation>
            <text:p>Liverpool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18.124cm" draw:caption-point-x="-0.407cm" draw:caption-point-y="-1.445cm">
              <dc:date>2023-02-26T00:00:00</dc:date>
              <text:p text:style-name="P1"><text:span text:style-name="T1">(into Birmingham)</text:span></text:p>
              <text:p text:style-name="P1"><text:span text:style-name="T1"/></text:p>
              <text:p text:style-name="P1"><text:span text:style-name="T1">Latin: Viroconium (Wroxeter, into Shrewsbury &gt; Stoke)</text:span></text:p>
              <text:p text:style-name="P1"><text:span text:style-name="T1">Viking: Djúrabý (Derby)</text:span></text:p>
            </office:annotation>
            <text:p>Coventry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8.124cm" draw:caption-point-x="-0.407cm" draw:caption-point-y="-1.445cm">
              <dc:date>2023-02-26T00:00:00</dc:date>
              <text:p text:style-name="P1"><text:span text:style-name="T1">Latin: Verulamium (St Albans)</text:span></text:p>
            </office:annotation>
            <text:p>Cambridge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18.124cm" draw:caption-point-x="-0.406cm" draw:caption-point-y="-1.445cm">
              <dc:date>2023-02-26T00:00:00</dc:date>
              <text:p text:style-name="P1"><text:span text:style-name="T1">Latin: Venta Icenorum (into Norwich)</text:span></text:p>
              <text:p text:style-name="P1"><text:span text:style-name="T1">Viking: Theodoford (Thetford, into Norwich)</text:span></text:p>
            </office:annotation>
            <text:p>Norwich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" draw:text-style-name="P2" svg:width="4.508cm" svg:height="4.603cm" svg:x="72.533cm" svg:y="18.124cm" draw:caption-point-x="-0.407cm" draw:caption-point-y="-1.445cm">
              <dc:date>2023-02-26T00:00:00</dc:date>
              <text:p text:style-name="P1"><text:span text:style-name="T1">(Groningue)</text:span></text:p>
              <text:p text:style-name="P1"><text:span text:style-name="T1"/></text:p>
              <text:p text:style-name="P1"><text:span text:style-name="T1">Latin: Flevum (into Haarlem)</text:span></text:p>
            </office:annotation>
            <text:p>Groninge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18.124cm" draw:caption-point-x="-0.407cm" draw:caption-point-y="-1.445cm">
              <dc:date>2023-02-26T00:00:00</dc:date>
              <text:p text:style-name="P1"><text:span text:style-name="T1">Latin: Tecelia (into Oldenburg)</text:span></text:p>
            </office:annotation>
            <text:p>Oldenburg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18.124cm" draw:caption-point-x="-0.407cm" draw:caption-point-y="-1.445cm">
              <dc:date>2023-02-26T00:00:00</dc:date>
              <text:p text:style-name="P1"><text:span text:style-name="T1">Latin: Fabiranum (into Cuxhaven)</text:span></text:p>
            </office:annotation>
            <text:p>Breme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8.124cm" draw:caption-point-x="-0.407cm" draw:caption-point-y="-1.445cm">
              <dc:date>2023-02-26T00:00:00</dc:date>
              <text:p text:style-name="P1"><text:span text:style-name="T1">(Hamborg/Treva)</text:span></text:p>
            </office:annotation>
            <text:p>Hamburg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18.124cm" draw:caption-point-x="-0.406cm" draw:caption-point-y="-1.445cm">
              <dc:date>2023-02-26T00:00:00</dc:date>
              <text:p text:style-name="P1"><text:span text:style-name="T1">(Lybaek)</text:span></text:p>
              <text:p text:style-name="P1"><text:span text:style-name="T1"/></text:p>
              <text:p text:style-name="P1"><text:span text:style-name="T1">Latin: Marionis (into Lubeck)</text:span></text:p>
            </office:annotation>
            <text:p>Lübeck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18.124cm" draw:caption-point-x="-0.406cm" draw:caption-point-y="-1.445cm">
              <dc:date>2023-02-26T00:00:00</dc:date>
              <text:p text:style-name="P1"><text:span text:style-name="T1">Viking: Reric (into Wismar)</text:span></text:p>
              <text:p text:style-name="P1"><text:span text:style-name="T1">Latin: Coenoenum (Waren)</text:span></text:p>
            </office:annotation>
            <text:p>Rostock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18.124cm" draw:caption-point-x="-0.406cm" draw:caption-point-y="-1.445cm">
              <dc:date>2023-02-26T00:00:00</dc:date>
              <text:p text:style-name="P1"><text:span text:style-name="T1">(Strålsund)</text:span></text:p>
              <text:p text:style-name="P1"><text:span text:style-name="T1"/></text:p>
              <text:p text:style-name="P1"><text:span text:style-name="T1">Latin: Aituia (into Neubrandenburg)</text:span></text:p>
            </office:annotation>
            <text:p>Stralsund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18.124cm" draw:caption-point-x="-0.406cm" draw:caption-point-y="-1.445cm">
              <dc:date>2023-02-26T00:00:00</dc:date>
              <text:p text:style-name="P1"><text:span text:style-name="T1">(Szczecin)</text:span></text:p>
              <text:p text:style-name="P1"><text:span text:style-name="T1"/></text:p>
              <text:p text:style-name="P1"><text:span text:style-name="T1">Viking: Jomsborg (into Stettin)</text:span></text:p>
              <text:p text:style-name="P1"><text:span text:style-name="T1">Latin: Laciburgium (into Swinoujscie)</text:span></text:p>
            </office:annotation>
            <text:p>Stettin</text:p>
          </table:table-cell>
          <table:table-cell table:style-name="ce1" office:value-type="string" calcext:value-type="string">
            <office:annotation draw:style-name="gr7" draw:text-style-name="P2" svg:width="4.508cm" svg:height="5.794cm" svg:x="81.55cm" svg:y="18.124cm" draw:caption-point-x="-0.407cm" draw:caption-point-y="-1.445cm">
              <dc:date>2023-02-26T00:00:00</dc:date>
              <text:p text:style-name="P1"><text:span text:style-name="T1">(Kołobrzeg)</text:span></text:p>
              <text:p text:style-name="P1"><text:span text:style-name="T1"/></text:p>
              <text:p text:style-name="P1"><text:span text:style-name="T1">Latin: Munitium (into Kolberg)</text:span></text:p>
              <text:p text:style-name="P1"><text:span text:style-name="T1">Prussian: Köslin (Koszalin)</text:span></text:p>
            </office:annotation>
            <text:p>Kolberg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18.124cm" draw:caption-point-x="-0.407cm" draw:caption-point-y="-1.445cm">
              <dc:date>2023-02-26T00:00:00</dc:date>
              <text:p text:style-name="P1"><text:span text:style-name="T1">(Słupsk)</text:span></text:p>
              <text:p text:style-name="P1"><text:span text:style-name="T1"/></text:p>
              <text:p text:style-name="P1"><text:span text:style-name="T1">Latin: Rugium (Darlowo/Rügenwalde, into Slupsk)</text:span></text:p>
            </office:annotation>
            <text:p>Stolp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18.124cm" draw:caption-point-x="-0.407cm" draw:caption-point-y="-1.445cm">
              <dc:date>2023-02-26T00:00:00</dc:date>
              <text:p text:style-name="P1"><text:span text:style-name="T1">(Gdańsk/Gothiscandza)</text:span></text:p>
            </office:annotation>
            <text:p>Danzig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18.124cm" draw:caption-point-x="-0.407cm" draw:caption-point-y="-1.445cm">
              <dc:date>2023-02-26T00:00:00</dc:date>
              <text:p text:style-name="P1"><text:span text:style-name="T1">(Malbork)</text:span></text:p>
              <text:p text:style-name="P1"><text:span text:style-name="T1"/></text:p>
              <text:p text:style-name="P1"><text:span text:style-name="T1">Latin/Viking: Truso (into Elblag)</text:span></text:p>
            </office:annotation>
            <text:p>Marienburg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18.124cm" draw:caption-point-x="-0.406cm" draw:caption-point-y="-1.445cm">
              <dc:date>2023-02-26T00:00:00</dc:date>
              <text:p text:style-name="P1"><text:span text:style-name="T1">(Elblag)</text:span></text:p>
              <text:p text:style-name="P1"><text:span text:style-name="T1"/></text:p>
              <text:p text:style-name="P1"><text:span text:style-name="T1">Latin/Viking: Truso (into Elblag)</text:span></text:p>
              <text:p text:style-name="P1"><text:span text:style-name="T1">Dutch: Pruissisch Holland (Paslek)</text:span></text:p>
            </office:annotation>
            <text:p>Elbing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18.124cm" draw:caption-point-x="-0.406cm" draw:caption-point-y="-1.445cm">
              <dc:date>2023-02-26T00:00:00</dc:date>
              <text:p text:style-name="P1"><text:span text:style-name="T1">(Kaliningrad/Królewiec/Korolovets)</text:span></text:p>
              <text:p text:style-name="P1"><text:span text:style-name="T1"/></text:p>
              <text:p text:style-name="P1"><text:span text:style-name="T1">Latin/Viking: Caupa/Kaup (into Königsberg)</text:span></text:p>
            </office:annotation>
            <text:p>Königsberg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8.124cm" draw:caption-point-x="-0.406cm" draw:caption-point-y="-1.445cm">
              <dc:date>2023-02-26T00:00:00</dc:date>
              <text:p text:style-name="P1"><text:span text:style-name="T1">(Kauen/Kowno)</text:span></text:p>
            </office:annotation>
            <text:p>Kaunas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8.124cm" draw:caption-point-x="-0.406cm" draw:caption-point-y="-1.445cm">
              <dc:date>2023-02-26T00:00:00</dc:date>
              <text:p text:style-name="P1"><text:span text:style-name="T1">(Wilno/Vilna)</text:span></text:p>
            </office:annotation>
            <text:p>Vilnius</text:p>
          </table:table-cell>
          <table:table-cell table:style-name="ce1" office:value-type="string" calcext:value-type="string">
            <text:p>Lida</text:p>
          </table:table-cell>
          <table:table-cell table:style-name="ce1" office:value-type="string" calcext:value-type="string">
            <text:p>Minsk</text:p>
          </table:table-cell>
          <table:table-cell table:style-name="ce1" office:value-type="string" calcext:value-type="string">
            <text:p>Mogilev</text:p>
          </table:table-cell>
          <table:table-cell table:style-name="ce1" office:value-type="string" calcext:value-type="string">
            <text:p>Roslavl</text:p>
          </table:table-cell>
          <table:table-cell table:style-name="ce1" office:value-type="string" calcext:value-type="string">
            <text:p>Lyudinovo</text:p>
          </table:table-cell>
          <table:table-cell table:style-name="ce1" office:value-type="string" calcext:value-type="string">
            <text:p>Kaluga</text:p>
          </table:table-cell>
          <table:table-cell table:style-name="ce1" office:value-type="string" calcext:value-type="string">
            <text:p>Tul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18.124cm" draw:caption-point-x="-0.406cm" draw:caption-point-y="-1.445cm">
              <dc:date>2023-02-26T00:00:00</dc:date>
              <text:p text:style-name="P1"><text:span text:style-name="T1">(Ryazan)</text:span></text:p>
            </office:annotation>
            <text:p>Pereslavl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18.124cm" draw:caption-point-x="-0.407cm" draw:caption-point-y="-1.445cm">
              <dc:date>2023-02-26T00:00:00</dc:date>
              <text:p text:style-name="P1"><text:span text:style-name="T1">(into Kasimov)</text:span></text:p>
            </office:annotation>
            <text:p>Gorodets</text:p>
          </table:table-cell>
          <table:table-cell table:style-name="ce1" office:value-type="string" calcext:value-type="string">
            <text:p>Sasovo</text:p>
          </table:table-cell>
          <table:table-cell table:style-name="ce1" office:value-type="string" calcext:value-type="string">
            <office:annotation draw:style-name="gr4" draw:text-style-name="P2" svg:width="4.508cm" svg:height="3.413cm" svg:x="101.838cm" svg:y="18.1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Mukhsha</text:span></text:p>
            </office:annotation>
            <text:p>Sarov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15.169cm" draw:caption-point-x="-0.61cm" draw:caption-point-y="1.51cm">
              <dc:date>2023-03-06T00:00:00</dc:date>
              <text:p text:style-name="P1"><text:span text:style-name="T1">→ </text:span><text:span text:style-name="T1">Saransk</text:span></text:p>
            </office:annotation>
            <text:p>Atema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18.124cm" draw:caption-point-x="-0.406cm" draw:caption-point-y="-1.445cm">
              <dc:date>2023-02-26T00:00:00</dc:date>
              <text:p text:style-name="P1"><text:span text:style-name="T1">(Ulyanovsk)</text:span></text:p>
            </office:annotation>
            <text:p>Simbirsk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18.124cm" draw:caption-point-x="-0.406cm" draw:caption-point-y="-1.445cm">
              <dc:date>2023-02-26T00:00:00</dc:date>
              <text:p text:style-name="P1"><text:span text:style-name="T1">(Dimitrovgrad)</text:span></text:p>
              <text:p text:style-name="P1"><text:span text:style-name="T1"/></text:p>
              <text:p text:style-name="P1"><text:span text:style-name="T1">Mongolian: Bolghar</text:span></text:p>
            </office:annotation>
            <text:p>Melekess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18.124cm" draw:caption-point-x="-0.406cm" draw:caption-point-y="-1.445cm">
              <dc:date>2023-03-06T00:00:00</dc:date>
              <text:p text:style-name="P1"><text:span text:style-name="T1">Mongolian: Cükätaw (into Naberezhnye Chelny)</text:span></text:p>
              <text:p text:style-name="P1"><text:span text:style-name="T1">Tatar: Yar Calli (c cedille)</text:span></text:p>
              <text:p text:style-name="P1"><text:span text:style-name="T1">Communist: Brezhnev</text:span></text:p>
            </office:annotation>
            <text:p>Naberezhnye Chelny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5.169cm" draw:caption-point-x="-0.61cm" draw:caption-point-y="1.51cm">
              <dc:date>2023-03-07T00:00:00</dc:date>
              <text:p text:style-name="P1"><text:span text:style-name="T1">Tatar: Bögelmä</text:span></text:p>
            </office:annotation>
            <text:p>Bugulma</text:p>
          </table:table-cell>
          <table:table-cell table:style-name="ce1" office:value-type="string" calcext:value-type="string">
            <office:annotation draw:style-name="gr8" draw:text-style-name="P5" svg:width="2.899cm" svg:height="1.799cm" svg:x="108.804cm" svg:y="15.169cm" draw:caption-point-x="-0.61cm" draw:caption-point-y="1.51cm">
              <dc:date>2023-03-07T00:00:00</dc:date>
              <text:p text:style-name="P1"><text:span text:style-name="T1">→ </text:span><text:span text:style-name="T1">Ufa</text:span></text:p>
              <text:p text:style-name="P1"><text:span text:style-name="T1"/></text:p>
              <text:p text:style-name="P1"><text:span text:style-name="T1">Turkic/Mongol: Bashkort</text:span></text:p>
            </office:annotation>
            <text:p>Tura-Tau</text:p>
          </table:table-cell>
          <table:table-cell table:style-name="ce1" office:value-type="string" calcext:value-type="string">
            <text:p>Zlatoust</text:p>
          </table:table-cell>
          <table:table-cell table:style-name="ce1" office:value-type="string" calcext:value-type="string">
            <text:p>Miass</text:p>
          </table:table-cell>
          <table:table-cell table:style-name="ce1" office:value-type="string" calcext:value-type="string">
            <text:p>Chelyabinsk</text:p>
          </table:table-cell>
          <table:table-cell table:style-name="ce1" office:value-type="string" calcext:value-type="string">
            <text:p>Shadrin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8.124cm" draw:caption-point-x="-0.406cm" draw:caption-point-y="-1.445cm">
              <dc:date>2023-02-26T00:00:00</dc:date>
              <text:p text:style-name="P1"><text:span text:style-name="T1">(into Kurgan)</text:span></text:p>
            </office:annotation>
            <text:p>Tsaryovo Gorodishche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8.124cm" draw:caption-point-x="-0.406cm" draw:caption-point-y="-1.445cm">
              <dc:date>2023-02-26T00:00:00</dc:date>
              <text:p text:style-name="P1"><text:span text:style-name="T1">(into Petropavl)</text:span></text:p>
            </office:annotation>
            <text:p>Petropavlovskoye</text:p>
          </table:table-cell>
          <table:table-cell table:style-name="ce1" office:value-type="string" calcext:value-type="string">
            <text:p>Isilkul</text:p>
          </table:table-cell>
          <table:table-cell table:style-name="ce1" office:value-type="string" calcext:value-type="string">
            <text:p>Omsk</text:p>
          </table:table-cell>
          <table:table-cell table:style-name="ce1" office:value-type="string" calcext:value-type="string">
            <text:p>Kalachinsk</text:p>
          </table:table-cell>
          <table:table-cell table:style-name="ce1" office:value-type="string" calcext:value-type="string">
            <text:p>Kupino</text:p>
          </table:table-cell>
          <table:table-cell table:style-name="ce1" office:value-type="string" calcext:value-type="string">
            <text:p>Barabinsk</text:p>
          </table:table-cell>
          <table:table-cell table:style-name="ce1" office:value-type="string" calcext:value-type="string">
            <text:p>Ob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18.124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" office:value-type="string" calcext:value-type="string">
            <text:p>Toguchin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18.124cm" draw:caption-point-x="-0.406cm" draw:caption-point-y="-1.445cm">
              <dc:date>2023-02-26T00:00:00</dc:date>
              <text:p text:style-name="P1"><text:span text:style-name="T1">(into Leninsk-Kuznetskiy)</text:span></text:p>
            </office:annotation>
            <text:p>Kolchugino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18.124cm" draw:caption-point-x="-0.407cm" draw:caption-point-y="-1.445cm">
              <dc:date>2023-02-26T00:00:00</dc:date>
              <text:p text:style-name="P1"><text:span text:style-name="T1">(Novokuznetsk)</text:span></text:p>
            </office:annotation>
            <text:p>Kuznetsk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18.124cm" draw:caption-point-x="-0.407cm" draw:caption-point-y="-1.445cm">
              <dc:date>2023-02-26T00:00:00</dc:date>
              <text:p text:style-name="P1"><text:span text:style-name="T1">(Abakan)</text:span></text:p>
            </office:annotation>
            <text:p>Abakansk</text:p>
          </table:table-cell>
          <table:table-cell table:style-name="ce1" office:value-type="string" calcext:value-type="string">
            <text:p>Minusinsk</text:p>
          </table:table-cell>
          <table:table-cell table:style-name="ce1" office:value-type="string" calcext:value-type="string">
            <text:p>Turan</text:p>
          </table:table-cell>
          <table:table-cell table:style-name="ce1" office:value-type="string" calcext:value-type="string">
            <text:p>Toora-Khem</text:p>
          </table:table-cell>
          <table:table-cell table:style-name="ce1" office:value-type="string" calcext:value-type="string">
            <text:p>Kyre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18.124cm" draw:caption-point-x="-0.406cm" draw:caption-point-y="-1.445cm">
              <dc:date>2023-02-26T00:00:00</dc:date>
              <text:p text:style-name="P1"><text:span text:style-name="T1">(Usol'ye-Sibirskoye)</text:span></text:p>
            </office:annotation>
            <text:p>Usolye</text:p>
          </table:table-cell>
          <table:table-cell table:style-name="ce1" office:value-type="string" calcext:value-type="string">
            <text:p>Irkutsk</text:p>
          </table:table-cell>
          <table:table-cell table:style-name="ce6" table:number-columns-repeated="2"/>
          <table:table-cell table:style-name="ce1" office:value-type="string" calcext:value-type="string">
            <text:p>Ust-Barguzin</text:p>
          </table:table-cell>
          <table:table-cell table:style-name="ce1" office:value-type="string" calcext:value-type="string">
            <text:p>Barguzin</text:p>
          </table:table-cell>
          <table:table-cell table:style-name="ce1" office:value-type="string" calcext:value-type="string">
            <text:p>Chita</text:p>
          </table:table-cell>
          <table:table-cell table:style-name="ce1" office:value-type="string" calcext:value-type="string">
            <text:p>Aginskoye</text:p>
          </table:table-cell>
          <table:table-cell table:style-name="ce1" office:value-type="string" calcext:value-type="string">
            <text:p>Nerchinsk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18.124cm" draw:caption-point-x="-0.407cm" draw:caption-point-y="-1.445cm">
              <dc:date>2023-02-26T00:00:00</dc:date>
              <text:p text:style-name="P1"><text:span text:style-name="T1">(into Shimanovsk)</text:span></text:p>
            </office:annotation>
            <text:p>Pyora</text:p>
          </table:table-cell>
          <table:table-cell table:style-name="ce1" office:value-type="string" calcext:value-type="string">
            <text:p>Svobodn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hegdomyn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18.124cm" draw:caption-point-x="-0.406cm" draw:caption-point-y="-1.445cm">
              <dc:date>2023-02-26T00:00:00</dc:date>
              <text:p text:style-name="P1"><text:span text:style-name="T1">(into Komsomol'sk-na-Amure)</text:span></text:p>
            </office:annotation>
            <text:p>Permskoye</text:p>
          </table:table-cell>
          <table:table-cell table:style-name="ce1" office:value-type="string" calcext:value-type="string">
            <text:p>Vanin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55.94cm" svg:y="18.124cm" draw:caption-point-x="-0.407cm" draw:caption-point-y="-1.445cm">
              <dc:date>2023-02-26T00:00:00</dc:date>
              <text:p text:style-name="P1"><text:span text:style-name="T1">(Kholmsk)</text:span></text:p>
            </office:annotation>
            <text:p>Maoka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18.124cm" draw:caption-point-x="-0.407cm" draw:caption-point-y="-1.445cm">
              <dc:date>2023-02-26T00:00:00</dc:date>
              <text:p text:style-name="P1"><text:span text:style-name="T1">(Korsakov)</text:span></text:p>
            </office:annotation>
            <text:p>Otomari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161.575cm" svg:y="18.124cm" draw:caption-point-x="-0.406cm" draw:caption-point-y="-1.445cm">
              <dc:date>2023-02-26T00:00:00</dc:date>
              <text:p text:style-name="P1"><text:span text:style-name="T1">(Petropavlovsk-Kamchatskiy)</text:span></text:p>
            </office:annotation>
            <text:p>Petropavlovsk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mloop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evelstoke</text:p>
          </table:table-cell>
          <table:table-cell table:style-name="ce1" office:value-type="string" calcext:value-type="string">
            <text:p>Golden</text:p>
          </table:table-cell>
          <table:table-cell table:style-name="ce1" office:value-type="string" calcext:value-type="string">
            <text:p>Rocky Mountain House</text:p>
          </table:table-cell>
          <table:table-cell table:style-name="ce1" office:value-type="string" calcext:value-type="string">
            <text:p>Red Deer</text:p>
          </table:table-cell>
          <table:table-cell table:style-name="ce1" office:value-type="string" calcext:value-type="string">
            <text:p>North Battleford</text:p>
          </table:table-cell>
          <table:table-cell table:style-name="ce1" office:value-type="string" calcext:value-type="string">
            <office:annotation draw:style-name="gr2" draw:text-style-name="P2" svg:width="4.508cm" svg:height="4.603cm" svg:x="19.558cm" svg:y="19.31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Batoche</text:span></text:p>
              <text:p text:style-name="P1"><text:span text:style-name="T1">(into Saskatoon)</text:span></text:p>
            </office:annotation>
            <text:p>Saskatoon</text:p>
          </table:table-cell>
          <table:table-cell table:style-name="ce1" office:value-type="string" calcext:value-type="string">
            <text:p>Humboldt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19.315cm" draw:caption-point-x="-0.407cm" draw:caption-point-y="-1.446cm">
              <dc:date>2023-02-26T00:00:00</dc:date>
              <text:p text:style-name="P1"><text:span text:style-name="T1">French: Fort Espérance</text:span></text:p>
            </office:annotation>
            <text:p>Yorkton</text:p>
          </table:table-cell>
          <table:table-cell table:style-name="ce1" office:value-type="string" calcext:value-type="string">
            <text:p>Dauphin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25.193cm" svg:y="19.315cm" draw:caption-point-x="-0.406cm" draw:caption-point-y="-1.446cm">
              <dc:date>2023-02-26T00:00:00</dc:date>
              <text:p text:style-name="P1"><text:span text:style-name="T1">French: Fort Maurepas (into Fort Alexander)</text:span></text:p>
            </office:annotation>
            <text:p>?</text:p>
          </table:table-cell>
          <table:table-cell table:style-name="ce1" office:value-type="string" calcext:value-type="string">
            <text:p>Pikangikum</text:p>
          </table:table-cell>
          <table:table-cell table:style-name="ce1" office:value-type="string" calcext:value-type="string">
            <text:p>Pickle Lak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19.315cm" draw:caption-point-x="-0.406cm" draw:caption-point-y="-1.446cm">
              <dc:date>2023-02-26T00:00:00</dc:date>
              <text:p text:style-name="P1"><text:span text:style-name="T1">(Fort Sainte-Anne)</text:span></text:p>
            </office:annotation>
            <text:p>Fort Albany</text:p>
          </table:table-cell>
          <table:table-cell table:style-name="ce1"/>
          <table:table-cell table:style-name="ce1" office:value-type="string" calcext:value-type="string">
            <text:p>Eastmain</text:p>
          </table:table-cell>
          <table:table-cell table:style-name="ce1" office:value-type="string" calcext:value-type="string">
            <text:p>Nemiscau</text:p>
          </table:table-cell>
          <table:table-cell table:style-name="ce1" office:value-type="string" calcext:value-type="string">
            <text:p>Mistissi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doussac</text:p>
          </table:table-cell>
          <table:table-cell table:style-name="ce1" office:value-type="string" calcext:value-type="string">
            <office:annotation draw:style-name="gr1" draw:text-style-name="P2" svg:width="4.508cm" svg:height="2.222cm" svg:x="39.846cm" svg:y="19.315cm" draw:caption-point-x="-0.407cm" draw:caption-point-y="-1.446cm">
              <dc:date>2023-02-26T00:00:00</dc:date>
              <text:p text:style-name="P1"><text:span text:style-name="T1">(Comeau Bay)</text:span></text:p>
            </office:annotation>
            <text:p>Baie-Comeau</text:p>
          </table:table-cell>
          <table:table-cell table:style-name="ce1" office:value-type="string" calcext:value-type="string">
            <text:p>Sept-Îles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9.315cm" draw:caption-point-x="-0.406cm" draw:caption-point-y="-1.446cm">
              <dc:date>2023-02-26T00:00:00</dc:date>
              <text:p text:style-name="P1"><text:span text:style-name="T1">(Whale Head)</text:span></text:p>
            </office:annotation>
            <text:p>Tête-à-la-Baleine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44.354cm" svg:y="19.3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Port au Choix</text:span></text:p>
              <text:p text:style-name="P1"><text:span text:style-name="T1"/></text:p>
              <text:p text:style-name="P1"><text:span text:style-name="T1">Latin: Terra Nova</text:span></text:p>
            </office:annotation>
            <text:p>St. Anthony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2" draw:text-style-name="P2" svg:width="4.509cm" svg:height="4.603cm" svg:x="60.134cm" svg:y="19.315cm" draw:caption-point-x="-0.406cm" draw:caption-point-y="-1.446cm">
              <dc:date>2023-02-26T00:00:00</dc:date>
              <text:p text:style-name="P1"><text:span text:style-name="T1">(Tralee)</text:span></text:p>
              <text:p text:style-name="P1"><text:span text:style-name="T1"/></text:p>
              <text:p text:style-name="P1"><text:span text:style-name="T1">Greek/Latin: Hibernis (into Tralee)</text:span></text:p>
            </office:annotation>
            <text:p>Tráigh Lí</text:p>
          </table:table-cell>
          <table:table-cell table:style-name="ce1" office:value-type="string" calcext:value-type="string">
            <office:annotation draw:style-name="gr7" draw:text-style-name="P2" svg:width="4.509cm" svg:height="5.794cm" svg:x="61.261cm" svg:y="19.315cm" draw:caption-point-x="-0.406cm" draw:caption-point-y="-1.446cm">
              <dc:date>2023-02-26T00:00:00</dc:date>
              <text:p text:style-name="P1"><text:span text:style-name="T1">(Cork)</text:span></text:p>
              <text:p text:style-name="P1"><text:span text:style-name="T1"/></text:p>
              <text:p text:style-name="P1"><text:span text:style-name="T1">Latin: Coriondi (into Kilkenny)</text:span></text:p>
              <text:p text:style-name="P1"><text:span text:style-name="T1">Viking: Vedrafjordr (Waterford)</text:span></text:p>
            </office:annotation>
            <text:p>Corcaig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0" draw:text-style-name="P2" svg:width="4.508cm" svg:height="3.412cm" svg:x="64.643cm" svg:y="19.315cm" draw:caption-point-x="-0.407cm" draw:caption-point-y="-1.446cm">
              <dc:date>2023-02-26T00:00:00</dc:date>
              <text:p text:style-name="P1"><text:span text:style-name="T1">Latin: Venta Silurum (into Cardiff)</text:span></text:p>
              <text:p text:style-name="P1"><text:span text:style-name="T1">Viking: Sveinsaer (Swansea)</text:span></text:p>
            </office:annotation>
            <text:p>Cardiff</text:p>
          </table:table-cell>
          <table:table-cell table:style-name="ce1" office:value-type="string" calcext:value-type="string">
            <office:annotation draw:style-name="gr10" draw:text-style-name="P2" svg:width="4.508cm" svg:height="3.412cm" svg:x="65.77cm" svg:y="19.315cm" draw:caption-point-x="-0.407cm" draw:caption-point-y="-1.446cm">
              <dc:date>2023-02-26T00:00:00</dc:date>
              <text:p text:style-name="P1"><text:span text:style-name="T1">Latin: Corinium (Cirencester, into Oxford)</text:span></text:p>
              <text:p text:style-name="P1"><text:span text:style-name="T1">Viking: Tomwordig (Tamworth, into Birmingham)</text:span></text:p>
            </office:annotation>
            <text:p>Oxford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9.315cm" draw:caption-point-x="-0.407cm" draw:caption-point-y="-1.446cm">
              <dc:date>2023-02-26T00:00:00</dc:date>
              <text:p text:style-name="P1"><text:span text:style-name="T1">(Londinium/Londres)</text:span></text:p>
            </office:annotation>
            <text:p>London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19.315cm" draw:caption-point-x="-0.406cm" draw:caption-point-y="-1.446cm">
              <dc:date>2023-02-26T00:00:00</dc:date>
              <text:p text:style-name="P1"><text:span text:style-name="T1">Latin: Camulodunum (Colchester</text:span></text:p>
            </office:annotation>
            <text:p>Ipswic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71.405cm" svg:y="19.315cm" draw:caption-point-x="-0.406cm" draw:caption-point-y="-1.446cm">
              <dc:date>2023-02-26T00:00:00</dc:date>
              <text:p text:style-name="P1"><text:span text:style-name="T1">Latin: Flevum (into Haarlem)</text:span></text:p>
            </office:annotation>
            <text:p>Amsterdam</text:p>
          </table:table-cell>
          <table:table-cell table:style-name="ce1" office:value-type="string" calcext:value-type="string">
            <office:annotation draw:style-name="gr2" draw:text-style-name="P2" svg:width="4.508cm" svg:height="4.603cm" svg:x="72.533cm" svg:y="19.315cm" draw:caption-point-x="-0.407cm" draw:caption-point-y="-1.446cm">
              <dc:date>2023-02-26T00:00:00</dc:date>
              <text:p text:style-name="P1"><text:span text:style-name="T1">(Utrech/Traiectum)</text:span></text:p>
              <text:p text:style-name="P1"><text:span text:style-name="T1"/></text:p>
              <text:p text:style-name="P1"><text:span text:style-name="T1">Viking: Dorestad (into Utrecht)</text:span></text:p>
            </office:annotation>
            <text:p>Utrecht</text:p>
          </table:table-cell>
          <table:table-cell table:style-name="ce1" office:value-type="string" calcext:value-type="string">
            <office:annotation draw:style-name="gr10" draw:text-style-name="P2" svg:width="4.508cm" svg:height="3.412cm" svg:x="73.66cm" svg:y="19.315cm" draw:caption-point-x="-0.407cm" draw:caption-point-y="-1.446cm">
              <dc:date>2023-02-26T00:00:00</dc:date>
              <text:p text:style-name="P1"><text:span text:style-name="T1">Latin: Teuderium (into Munster)</text:span></text:p>
              <text:p text:style-name="P1"><text:span text:style-name="T1">Dutch: Deventer</text:span></text:p>
            </office:annotation>
            <text:p>Münster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19.315cm" draw:caption-point-x="-0.407cm" draw:caption-point-y="-1.446cm">
              <dc:date>2023-02-26T00:00:00</dc:date>
              <text:p text:style-name="P1"><text:span text:style-name="T1">Latin: Latin: Teuderium (into Munster)</text:span></text:p>
            </office:annotation>
            <text:p>Osnabrück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9.315cm" draw:caption-point-x="-0.407cm" draw:caption-point-y="-1.446cm">
              <dc:date>2023-02-26T00:00:00</dc:date>
              <text:p text:style-name="P1"><text:span text:style-name="T1">(Hanover/Tulifurdum)</text:span></text:p>
            </office:annotation>
            <text:p>Hannover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19.315cm" draw:caption-point-x="-0.406cm" draw:caption-point-y="-1.446cm">
              <dc:date>2023-02-26T00:00:00</dc:date>
              <text:p text:style-name="P1"><text:span text:style-name="T1">(Leuphana/Lyneborg)</text:span></text:p>
              <text:p text:style-name="P1"><text:span text:style-name="T1"/></text:p>
              <text:p text:style-name="P1"><text:span text:style-name="T1">Prussian: Wolfsburg</text:span></text:p>
            </office:annotation>
            <text:p>Lünebur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19.315cm" draw:caption-point-x="-0.406cm" draw:caption-point-y="-1.446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19.315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Mesuium (Burg bei Magdeberg)</text:span></text:p>
              <text:p text:style-name="P1"><text:span text:style-name="T1">Prussian: Berlin</text:span></text:p>
            </office:annotation>
            <text:p>Brandenburg</text:p>
          </table:table-cell>
          <table:table-cell table:style-name="ce1" office:value-type="string" calcext:value-type="string">
            <office:annotation draw:style-name="gr11" draw:text-style-name="P2" svg:width="4.509cm" svg:height="6.984cm" svg:x="80.422cm" svg:y="19.315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Susudata (Lebus/Lubusz, into Frankfurt an der Oder)</text:span></text:p>
              <text:p text:style-name="P1"><text:span text:style-name="T1">Polish: Lubusz</text:span></text:p>
              <text:p text:style-name="P1"><text:span text:style-name="T1">Prussian: Frankfurt an der Oder</text:span></text:p>
            </office:annotation>
            <text:p>Potsdam</text:p>
          </table:table-cell>
          <table:table-cell table:style-name="ce1" office:value-type="string" calcext:value-type="string">
            <office:annotation draw:style-name="gr2" draw:text-style-name="P2" svg:width="4.508cm" svg:height="4.603cm" svg:x="81.55cm" svg:y="19.315cm" draw:caption-point-x="-0.407cm" draw:caption-point-y="-1.446cm">
              <dc:date>2023-02-26T00:00:00</dc:date>
              <text:p text:style-name="P1"><text:span text:style-name="T1">(Zantoch, into Gorzów Wielkopolski/Landsberg an der Warthe)</text:span></text:p>
              <text:p text:style-name="P1"><text:span text:style-name="T1"/></text:p>
              <text:p text:style-name="P1"><text:span text:style-name="T1">Latin: Colancorum (Kostrzyn)</text:span></text:p>
            </office:annotation>
            <text:p>Santok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19.315cm" draw:caption-point-x="-0.407cm" draw:caption-point-y="-1.446cm">
              <dc:date>2023-02-26T00:00:00</dc:date>
              <text:p text:style-name="P1"><text:span text:style-name="T1">Latin: Setidava (Znin)</text:span></text:p>
            </office:annotation>
            <text:p>Gniezno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19.315cm" draw:caption-point-x="-0.407cm" draw:caption-point-y="-1.446cm">
              <dc:date>2023-02-26T00:00:00</dc:date>
              <text:p text:style-name="P1"><text:span text:style-name="T1">(Bromberg)</text:span></text:p>
              <text:p text:style-name="P1"><text:span text:style-name="T1"/></text:p>
              <text:p text:style-name="P1"><text:span text:style-name="T1">Latin: Ascaulis (into Bromberg)</text:span></text:p>
            </office:annotation>
            <text:p>Bydgoszcz</text:p>
          </table:table-cell>
          <table:table-cell table:style-name="ce1" office:value-type="string" calcext:value-type="string">
            <text:p>Torun</text:p>
          </table:table-cell>
          <table:table-cell table:style-name="ce1" office:value-type="string" calcext:value-type="string">
            <text:p>Plock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19.315cm" draw:caption-point-x="-0.406cm" draw:caption-point-y="-1.446cm">
              <dc:date>2023-02-26T00:00:00</dc:date>
              <text:p text:style-name="P1"><text:span text:style-name="T1">(Holstin/Olsztyn/Allenstein)</text:span></text:p>
            </office:annotation>
            <text:p>Holstin</text:p>
          </table:table-cell>
          <table:table-cell table:style-name="ce1" office:value-type="string" calcext:value-type="string">
            <text:p>Bialystok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9.315cm" draw:caption-point-x="-0.406cm" draw:caption-point-y="-1.446cm">
              <dc:date>2023-02-26T00:00:00</dc:date>
              <text:p text:style-name="P1"><text:span text:style-name="T1">(Hrodna/Garten)</text:span></text:p>
            </office:annotation>
            <text:p>Grodno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19.315cm" draw:caption-point-x="-0.407cm" draw:caption-point-y="-1.446cm">
              <dc:date>2023-02-26T00:00:00</dc:date>
              <text:p text:style-name="P1"><text:span text:style-name="T1">Polish: Baranowicze</text:span></text:p>
            </office:annotation>
            <text:p>Baranovichi</text:p>
          </table:table-cell>
          <table:table-cell table:style-name="ce1" office:value-type="string" calcext:value-type="string">
            <text:p>Bobruysk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9.315cm" draw:caption-point-x="-0.407cm" draw:caption-point-y="-1.446cm">
              <dc:date>2023-02-26T00:00:00</dc:date>
              <text:p text:style-name="P1"><text:span text:style-name="T1">(Homel)</text:span></text:p>
            </office:annotation>
            <text:p>Gomel</text:p>
          </table:table-cell>
          <table:table-cell table:style-name="ce1" office:value-type="string" calcext:value-type="string">
            <text:p>Klintsy</text:p>
          </table:table-cell>
          <table:table-cell table:style-name="ce1" office:value-type="string" calcext:value-type="string">
            <text:p>Bryansk</text:p>
          </table:table-cell>
          <table:table-cell table:style-name="ce1" office:value-type="string" calcext:value-type="string">
            <text:p>Oryol</text:p>
          </table:table-cell>
          <table:table-cell table:style-name="ce1" office:value-type="string" calcext:value-type="string">
            <text:p>Yelets</text:p>
          </table:table-cell>
          <table:table-cell table:style-name="ce1" office:value-type="string" calcext:value-type="string">
            <text:p>Lipetsk</text:p>
          </table:table-cell>
          <table:table-cell table:style-name="ce1" office:value-type="string" calcext:value-type="string">
            <text:p>Tambov</text:p>
          </table:table-cell>
          <table:table-cell table:style-name="ce1" office:value-type="string" calcext:value-type="string">
            <office:annotation draw:style-name="gr8" draw:text-style-name="P5" svg:width="2.899cm" svg:height="1.799cm" svg:x="100.914cm" svg:y="16.359cm" draw:caption-point-x="-0.61cm" draw:caption-point-y="1.51cm">
              <dc:date>2023-03-06T00:00:00</dc:date>
              <text:p text:style-name="P1"><text:span text:style-name="T1">→ </text:span><text:span text:style-name="T1">Morshansk</text:span></text:p>
            </office:annotation>
            <text:p>Morsha</text:p>
          </table:table-cell>
          <table:table-cell table:style-name="ce1" office:value-type="string" calcext:value-type="string">
            <text:p>Rtishchevo</text:p>
          </table:table-cell>
          <table:table-cell table:style-name="ce1" office:value-type="string" calcext:value-type="string">
            <text:p>Penza</text:p>
          </table:table-cell>
          <table:table-cell table:style-name="ce1" office:value-type="string" calcext:value-type="string">
            <text:p>Kuznetsk</text:p>
          </table:table-cell>
          <table:table-cell table:style-name="ce1" office:value-type="string" calcext:value-type="string">
            <text:p>Syzran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19.315cm" draw:caption-point-x="-0.406cm" draw:caption-point-y="-1.446cm">
              <dc:date>2023-02-26T00:00:00</dc:date>
              <text:p text:style-name="P1"><text:span text:style-name="T1">Mongolian: Bilär</text:span></text:p>
            </office:annotation>
            <text:p>Samara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6.359cm" draw:caption-point-x="-0.61cm" draw:caption-point-y="1.51cm">
              <dc:date>2023-03-07T00:00:00</dc:date>
              <text:p text:style-name="P1"><text:span text:style-name="T1">→ </text:span><text:span text:style-name="T1">Buzuluk</text:span></text:p>
            </office:annotation>
            <text:p>Buzulukskaya</text:p>
          </table:table-cell>
          <table:table-cell table:style-name="ce1" office:value-type="string" calcext:value-type="string">
            <text:p>Sterlitama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agnitogorsk</text:p>
          </table:table-cell>
          <table:table-cell table:style-name="ce1" office:value-type="string" calcext:value-type="string">
            <text:p>Troitsk</text:p>
          </table:table-cell>
          <table:table-cell table:style-name="ce1" office:value-type="string" calcext:value-type="string">
            <office:annotation draw:style-name="gr10" draw:text-style-name="P2" svg:width="4.509cm" svg:height="3.412cm" svg:x="113.109cm" svg:y="19.315cm" draw:caption-point-x="-0.406cm" draw:caption-point-y="-1.446cm">
              <dc:date>2023-02-26T00:00:00</dc:date>
              <text:p text:style-name="P1"><text:span text:style-name="T1">(into Kustanay)</text:span></text:p>
              <text:p text:style-name="P1"><text:span text:style-name="T1">Turkic (Kazakh): Qostanai</text:span></text:p>
            </office:annotation>
            <text:p>Nikolayev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9.315cm" draw:caption-point-x="-0.406cm" draw:caption-point-y="-1.446cm">
              <dc:date>2023-02-26T00:00:00</dc:date>
              <text:p text:style-name="P1"><text:span text:style-name="T1">Turkic (Kazakh): Saumalköl</text:span></text:p>
            </office:annotation>
            <text:p>Volodarskoye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9.315cm" draw:caption-point-x="-0.406cm" draw:caption-point-y="-1.446cm">
              <dc:date>2023-02-26T00:00:00</dc:date>
              <text:p text:style-name="P1"><text:span text:style-name="T1">Turkic (Kazakh)/Independent: Kökshetau</text:span></text:p>
            </office:annotation>
            <text:p>Kokchetav</text:p>
          </table:table-cell>
          <table:table-cell table:style-name="ce1" office:value-type="string" calcext:value-type="string">
            <office:annotation draw:style-name="gr1" draw:text-style-name="P2" svg:width="4.509cm" svg:height="2.222cm" svg:x="116.49cm" svg:y="19.315cm" draw:caption-point-x="-0.406cm" draw:caption-point-y="-1.446cm">
              <dc:date>2023-02-26T00:00:00</dc:date>
              <text:p text:style-name="P1"><text:span text:style-name="T1">(into Shchuchinsk)</text:span></text:p>
            </office:annotation>
            <text:p>Shchuchye</text:p>
          </table:table-cell>
          <table:table-cell table:style-name="ce1" office:value-type="string" calcext:value-type="string">
            <text:p>Stepnogorsk</text:p>
          </table:table-cell>
          <table:table-cell table:style-name="ce1" office:value-type="string" calcext:value-type="string">
            <text:p>Ertis</text:p>
          </table:table-cell>
          <table:table-cell table:style-name="ce1" office:value-type="string" calcext:value-type="string">
            <text:p>Qashyr</text:p>
          </table:table-cell>
          <table:table-cell table:style-name="ce1" office:value-type="string" calcext:value-type="string">
            <text:p>Slavgorod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19.315cm" draw:caption-point-x="-0.406cm" draw:caption-point-y="-1.446cm">
              <dc:date>2023-02-26T00:00:00</dc:date>
              <text:p text:style-name="P1"><text:span text:style-name="T1">(into Kamen'-na-Obi)</text:span></text:p>
            </office:annotation>
            <text:p>Kamen</text:p>
          </table:table-cell>
          <table:table-cell table:style-name="ce1" office:value-type="string" calcext:value-type="string">
            <text:p>Suzun</text:p>
          </table:table-cell>
          <table:table-cell table:style-name="ce1" office:value-type="string" calcext:value-type="string">
            <text:p>Barnaul</text:p>
          </table:table-cell>
          <table:table-cell table:style-name="ce1" office:value-type="string" calcext:value-type="string">
            <text:p>Biysk</text:p>
          </table:table-cell>
          <table:table-cell table:style-name="ce1" office:value-type="string" calcext:value-type="string">
            <text:p>Tashtagol</text:p>
          </table:table-cell>
          <table:table-cell table:style-name="ce1" office:value-type="string" calcext:value-type="string">
            <text:p>Abaz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19.315cm" draw:caption-point-x="-0.407cm" draw:caption-point-y="-1.446cm">
              <dc:date>2023-02-26T00:00:00</dc:date>
              <text:p text:style-name="P1"><text:span text:style-name="T1">(Kyzyl)</text:span></text:p>
            </office:annotation>
            <text:p>Belotsarsk</text:p>
          </table:table-cell>
          <table:table-cell table:style-name="ce1" office:value-type="string" calcext:value-type="string">
            <text:p>Saryg-Sep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lyudyanka</text:p>
          </table:table-cell>
          <table:table-cell table:style-name="ce6" table:number-columns-repeated="2"/>
          <table:table-cell table:style-name="ce1" office:value-type="string" calcext:value-type="string">
            <text:p>Kabansk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19.315cm" draw:caption-point-x="-0.407cm" draw:caption-point-y="-1.446cm">
              <dc:date>2023-02-26T00:00:00</dc:date>
              <text:p text:style-name="P1"><text:span text:style-name="T1">(Ulan-Ude)</text:span></text:p>
            </office:annotation>
            <text:p>Verkhneudinsk</text:p>
          </table:table-cell>
          <table:table-cell table:style-name="ce1" office:value-type="string" calcext:value-type="string">
            <text:p>Khilok</text:p>
          </table:table-cell>
          <table:table-cell table:style-name="ce1" office:value-type="string" calcext:value-type="string">
            <text:p>Duldurga</text:p>
          </table:table-cell>
          <table:table-cell table:style-name="ce1" office:value-type="string" calcext:value-type="string">
            <text:p>Nerchinsk</text:p>
          </table:table-cell>
          <table:table-cell table:style-name="ce1" office:value-type="string" calcext:value-type="string">
            <text:p>Borzy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19.315cm" draw:caption-point-x="-0.407cm" draw:caption-point-y="-1.446cm">
              <dc:date>2023-02-26T00:00:00</dc:date>
              <text:p text:style-name="P1"><text:span text:style-name="T1">(Aigun, into Heihe)</text:span></text:p>
            </office:annotation>
            <text:p>Aihun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19.315cm" draw:caption-point-x="-0.407cm" draw:caption-point-y="-1.446cm">
              <dc:date>2023-02-26T00:00:00</dc:date>
              <text:p text:style-name="P1"><text:span text:style-name="T1">(Aytyun)</text:span></text:p>
            </office:annotation>
            <text:p>Blagoveshchensk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19.315cm" draw:caption-point-x="-0.406cm" draw:caption-point-y="-1.446cm">
              <dc:date>2023-02-26T00:00:00</dc:date>
              <text:p text:style-name="P1"><text:span text:style-name="T1">(into Belogorsk)</text:span></text:p>
            </office:annotation>
            <text:p>Alexandrovskoye</text:p>
          </table:table-cell>
          <table:table-cell table:style-name="ce1" office:value-type="string" calcext:value-type="string">
            <text:p>Zavitinsk</text:p>
          </table:table-cell>
          <table:table-cell table:style-name="ce1" office:value-type="string" calcext:value-type="string">
            <text:p>Chekunda</text:p>
          </table:table-cell>
          <table:table-cell table:style-name="ce1" office:value-type="string" calcext:value-type="string">
            <text:p>Amursk</text:p>
          </table:table-cell>
          <table:table-cell table:style-name="ce1" office:value-type="string" calcext:value-type="string">
            <office:annotation draw:style-name="gr1" draw:text-style-name="P2" svg:width="4.508cm" svg:height="2.222cm" svg:x="153.686cm" svg:y="19.315cm" draw:caption-point-x="-0.407cm" draw:caption-point-y="-1.446cm">
              <dc:date>2023-02-26T00:00:00</dc:date>
              <text:p text:style-name="P1"><text:span text:style-name="T1">(Sovetskaya Gavan')</text:span></text:p>
            </office:annotation>
            <text:p>Imperatorskaya Gavan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8cm" svg:height="5.794cm" svg:x="155.94cm" svg:y="19.315cm" draw:caption-point-x="-0.407cm" draw:caption-point-y="-1.446cm">
              <dc:date>2023-02-26T00:00:00</dc:date>
              <text:p text:style-name="P1"><text:span text:style-name="T1">(Yuzhno-Sakhalinsk/Vladimirovka)</text:span></text:p>
              <text:p text:style-name="P1"><text:span text:style-name="T1"/></text:p>
              <text:p text:style-name="P1"><text:span text:style-name="T1">Chinese: Fùnǚ Zhī Dì</text:span></text:p>
              <text:p text:style-name="P1"><text:span text:style-name="T1">(into Toyohama)</text:span></text:p>
            </office:annotation>
            <text:p>Toyohama</text:p>
          </table:table-cell>
          <table:table-cell table:style-name="ce1" table:number-columns-repeated="12"/>
          <table:table-cell table:number-columns-repeated="87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8.286cm" svg:y="20.505cm" draw:caption-point-x="-0.406cm" draw:caption-point-y="-1.445cm">
              <dc:date>2023-02-26T00:00:00</dc:date>
              <text:p text:style-name="P1"><text:span text:style-name="T1">Spanish: Santa Cruz de Nuca</text:span></text:p>
            </office:annotation>
            <text:p>Nanaim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.541cm" svg:y="20.505cm" draw:caption-point-x="-0.407cm" draw:caption-point-y="-1.445cm">
              <dc:date>2023-02-26T00:00:00</dc:date>
              <text:p text:style-name="P1"><text:span text:style-name="T1">French: Maillardville (into Vancouver)</text:span></text:p>
            </office:annotation>
            <text:p>Vancouv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elow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nff</text:p>
          </table:table-cell>
          <table:table-cell table:style-name="ce1" office:value-type="string" calcext:value-type="string">
            <text:p>Calgary</text:p>
          </table:table-cell>
          <table:table-cell table:style-name="ce1" office:value-type="string" calcext:value-type="string">
            <text:p>Medicine Hat</text:p>
          </table:table-cell>
          <table:table-cell table:style-name="ce1" office:value-type="string" calcext:value-type="string">
            <text:p>Swift Current</text:p>
          </table:table-cell>
          <table:table-cell table:style-name="ce1" office:value-type="string" calcext:value-type="string">
            <office:annotation draw:style-name="gr4" draw:text-style-name="P2" svg:width="4.508cm" svg:height="3.413cm" svg:x="20.685cm" svg:y="20.505cm" draw:caption-point-x="-0.407cm" draw:caption-point-y="-1.445cm">
              <dc:date>2023-02-26T00:00:00</dc:date>
              <text:p text:style-name="P1"><text:span text:style-name="T1">Latin: Civitas Imperatoris</text:span></text:p>
              <text:p text:style-name="P1"><text:span text:style-name="T1">French: Qu'Appelle</text:span></text:p>
            </office:annotation>
            <text:p>Regina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20.505cm" draw:caption-point-x="-0.407cm" draw:caption-point-y="-1.445cm">
              <dc:date>2023-02-26T00:00:00</dc:date>
              <text:p text:style-name="P1"><text:span text:style-name="T1">French: Fort Qu'Appelle</text:span></text:p>
            </office:annotation>
            <text:p>Brandon</text:p>
          </table:table-cell>
          <table:table-cell table:style-name="ce1" office:value-type="string" calcext:value-type="string">
            <text:p>Portage la Prairie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0.505cm" draw:caption-point-x="-0.406cm" draw:caption-point-y="-1.445cm">
              <dc:date>2023-02-26T00:00:00</dc:date>
              <text:p text:style-name="P1"><text:span text:style-name="T1">(Saint-Boniface)</text:span></text:p>
            </office:annotation>
            <text:p>Winnipeg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0.505cm" draw:caption-point-x="-0.406cm" draw:caption-point-y="-1.445cm">
              <dc:date>2023-02-26T00:00:00</dc:date>
              <text:p text:style-name="P1"><text:span text:style-name="T1">French: Fort Saint-Charles (into Kenora)</text:span></text:p>
            </office:annotation>
            <text:p>Kenora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0.505cm" draw:caption-point-x="-0.406cm" draw:caption-point-y="-1.445cm">
              <dc:date>2023-02-26T00:00:00</dc:date>
              <text:p text:style-name="P1"><text:span text:style-name="T1">Native: Paawidigong</text:span></text:p>
            </office:annotation>
            <text:p>Dryden</text:p>
          </table:table-cell>
          <table:table-cell table:style-name="ce1" office:value-type="string" calcext:value-type="string">
            <text:p>Nipigo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0.505cm" draw:caption-point-x="-0.407cm" draw:caption-point-y="-1.445cm">
              <dc:date>2023-02-26T00:00:00</dc:date>
              <text:p text:style-name="P1"><text:span text:style-name="T1">(into Marathon)</text:span></text:p>
            </office:annotation>
            <text:p>Peninsula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20.505cm" draw:caption-point-x="-0.407cm" draw:caption-point-y="-1.445cm">
              <dc:date>2023-02-26T00:00:00</dc:date>
              <text:p text:style-name="P1"><text:span text:style-name="T1">French: Hallébourg (into Hearst)</text:span></text:p>
            </office:annotation>
            <text:p>Hears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oosonee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0.505cm" draw:caption-point-x="-0.406cm" draw:caption-point-y="-1.445cm">
              <dc:date>2023-02-26T00:00:00</dc:date>
              <text:p text:style-name="P1"><text:span text:style-name="T1">(Fort Saint-Louis/Moose Fort)</text:span></text:p>
            </office:annotation>
            <text:p>Moose Factory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0.505cm" draw:caption-point-x="-0.406cm" draw:caption-point-y="-1.445cm">
              <dc:date>2023-02-26T00:00:00</dc:date>
              <text:p text:style-name="P1"><text:span text:style-name="T1">(Waskaganish/Fort Saint-Jacques/Fort Rupert)</text:span></text:p>
            </office:annotation>
            <text:p>Fort Charles</text:p>
          </table:table-cell>
          <table:table-cell table:style-name="ce1" office:value-type="string" calcext:value-type="string">
            <text:p>Chapais</text:p>
          </table:table-cell>
          <table:table-cell table:style-name="ce1" office:value-type="string" calcext:value-type="string">
            <text:p>Chibougamau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Jonquière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Chicoutimi</text:p>
          </table:table-cell>
          <table:table-cell table:style-name="ce1" table:number-columns-repeated="4"/>
          <table:table-cell table:style-name="ce1" office:value-type="string" calcext:value-type="string">
            <text:p>Corner Brook</text:p>
          </table:table-cell>
          <table:table-cell table:style-name="ce1" office:value-type="string" calcext:value-type="string">
            <text:p>Cuper's Cove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4" draw:text-style-name="P2" svg:width="4.508cm" svg:height="3.413cm" svg:x="64.643cm" svg:y="20.505cm" draw:caption-point-x="-0.407cm" draw:caption-point-y="-1.445cm">
              <dc:date>2023-02-26T00:00:00</dc:date>
              <text:p text:style-name="P1"><text:span text:style-name="T1">Latin: Aquae Sulis (Bath)</text:span></text:p>
              <text:p text:style-name="P1"><text:span text:style-name="T1">Viking: Cippanhamme (Chippenham, into Bath)</text:span></text:p>
            </office:annotation>
            <text:p>Bristol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20.505cm" draw:caption-point-x="-0.407cm" draw:caption-point-y="-1.445cm">
              <dc:date>2023-02-26T00:00:00</dc:date>
              <text:p text:style-name="P1"><text:span text:style-name="T1">(Venta Belgarum, into Southampton)</text:span></text:p>
            </office:annotation>
            <text:p>Winchester</text:p>
          </table:table-cell>
          <table:table-cell table:style-name="ce1" office:value-type="string" calcext:value-type="string">
            <office:annotation draw:style-name="gr4" draw:text-style-name="P2" svg:width="4.508cm" svg:height="3.413cm" svg:x="66.897cm" svg:y="20.505cm" draw:caption-point-x="-0.407cm" draw:caption-point-y="-1.445cm">
              <dc:date>2023-02-26T00:00:00</dc:date>
              <text:p text:style-name="P1"><text:span text:style-name="T1">Latin: Durovernum (Canterbury)</text:span></text:p>
              <text:p text:style-name="P1"><text:span text:style-name="T1">Viking: Dofrar (Dover)</text:span></text:p>
            </office:annotation>
            <text:p>Portsmout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2" draw:text-style-name="P2" svg:width="4.509cm" svg:height="9.366cm" svg:x="70.278cm" svg:y="20.505cm" draw:caption-point-x="-0.406cm" draw:caption-point-y="-1.445cm">
              <dc:date>2023-02-26T00:00:00</dc:date>
              <text:p text:style-name="P1"><text:span text:style-name="T1">(The Hague)</text:span></text:p>
              <text:p text:style-name="P1"><text:span text:style-name="T1"/></text:p>
              <text:p text:style-name="P1"><text:span text:style-name="T1">Latin: Gesoriacum (Boulogne)</text:span></text:p>
              <text:p text:style-name="P1"><text:span text:style-name="T1">Viking: Quentovik (Quentovic, into Boulogne)</text:span></text:p>
              <text:p text:style-name="P1"><text:span text:style-name="T1">French: Lille</text:span></text:p>
              <text:p text:style-name="P1"><text:span text:style-name="T1">English: Calais</text:span></text:p>
              <text:p text:style-name="P1"><text:span text:style-name="T1">German/Italian: Brügge/Bruggia (Bruges)</text:span></text:p>
            </office:annotation>
            <text:p>Den Haag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20.505cm" draw:caption-point-x="-0.406cm" draw:caption-point-y="-1.445cm">
              <dc:date>2023-02-26T00:00:00</dc:date>
              <text:p text:style-name="P1"><text:span text:style-name="T1">Latin: Condacum (Kontich, into Antwerp)</text:span></text:p>
              <text:p text:style-name="P1"><text:span text:style-name="T1">German: Antorf (Antwerpen)</text:span></text:p>
            </office:annotation>
            <text:p>Rotterdam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20.505cm" draw:caption-point-x="-0.407cm" draw:caption-point-y="-1.445cm">
              <dc:date>2023-02-26T00:00:00</dc:date>
              <text:p text:style-name="P1"><text:span text:style-name="T1">(Noviomagus Batavodurum)</text:span></text:p>
              <text:p text:style-name="P1"><text:span text:style-name="T1"/></text:p>
              <text:p text:style-name="P1"><text:span text:style-name="T1">German: Eindhoven</text:span></text:p>
              <text:p text:style-name="P1"><text:span text:style-name="T1">Prussian: Mönchengladbach</text:span></text:p>
            </office:annotation>
            <text:p>Nijmegen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20.505cm" draw:caption-point-x="-0.407cm" draw:caption-point-y="-1.445cm">
              <dc:date>2023-02-26T00:00:00</dc:date>
              <text:p text:style-name="P1"><text:span text:style-name="T1">Latin: Navalia (Essen)</text:span></text:p>
              <text:p text:style-name="P1"><text:span text:style-name="T1">Prussian: Düsseldorf</text:span></text:p>
            </office:annotation>
            <text:p>Dortmund</text:p>
          </table:table-cell>
          <table:table-cell table:style-name="ce1" office:value-type="string" calcext:value-type="string">
            <office:annotation draw:style-name="gr5" draw:text-style-name="P2" svg:width="4.508cm" svg:height="4.604cm" svg:x="74.787cm" svg:y="20.505cm" draw:caption-point-x="-0.407cm" draw:caption-point-y="-1.445cm">
              <dc:date>2023-02-26T00:00:00</dc:date>
              <text:p text:style-name="P1"><text:span text:style-name="T1">(into Bielefeld)</text:span></text:p>
              <text:p text:style-name="P1"><text:span text:style-name="T1"/></text:p>
              <text:p text:style-name="P1"><text:span text:style-name="T1">Latin: Striontium (into Paderborn)</text:span></text:p>
            </office:annotation>
            <text:p>Paderbor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0.505cm" draw:caption-point-x="-0.407cm" draw:caption-point-y="-1.445cm">
              <dc:date>2023-02-26T00:00:00</dc:date>
              <text:p text:style-name="P1"><text:span text:style-name="T1">Latin: Ascalingium (Hildesheim)</text:span></text:p>
            </office:annotation>
            <text:p>Hildesheim</text:p>
          </table:table-cell>
          <table:table-cell table:style-name="ce1" office:value-type="string" calcext:value-type="string">
            <office:annotation draw:style-name="gr5" draw:text-style-name="P2" svg:width="4.509cm" svg:height="4.604cm" svg:x="77.041cm" svg:y="20.505cm" draw:caption-point-x="-0.406cm" draw:caption-point-y="-1.445cm">
              <dc:date>2023-02-26T00:00:00</dc:date>
              <text:p text:style-name="P1"><text:span text:style-name="T1">(Brunswick)</text:span></text:p>
              <text:p text:style-name="P1"><text:span text:style-name="T1"/></text:p>
              <text:p text:style-name="P1"><text:span text:style-name="T1">Latin: Tulisurgium (Brunswick)</text:span></text:p>
            </office:annotation>
            <text:p>Braunschwei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0.505cm" draw:caption-point-x="-0.406cm" draw:caption-point-y="-1.445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0.505cm" draw:caption-point-x="-0.406cm" draw:caption-point-y="-1.445cm">
              <dc:date>2023-02-26T00:00:00</dc:date>
              <text:p text:style-name="P1"><text:span text:style-name="T1">Latin: Mesuium (Burg bei Magdeberg)</text:span></text:p>
            </office:annotation>
            <text:p>Wittenber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0.505cm" draw:caption-point-x="-0.406cm" draw:caption-point-y="-1.445cm">
              <dc:date>2023-02-26T00:00:00</dc:date>
              <text:p text:style-name="P1"><text:span text:style-name="T1">Latin: Susudata (Lebus/Lubusz, into Frankfurt an der Oder)</text:span></text:p>
            </office:annotation>
            <text:p>Cottbus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0.505cm" draw:caption-point-x="-0.407cm" draw:caption-point-y="-1.445cm">
              <dc:date>2023-02-26T00:00:00</dc:date>
              <text:p text:style-name="P1"><text:span text:style-name="T1">Latin: Budorigum (Glogow)</text:span></text:p>
            </office:annotation>
            <text:p>Zielona Góra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0.505cm" draw:caption-point-x="-0.407cm" draw:caption-point-y="-1.445cm">
              <dc:date>2023-02-26T00:00:00</dc:date>
              <text:p text:style-name="P1"><text:span text:style-name="T1">(Posen)</text:span></text:p>
              <text:p text:style-name="P1"><text:span text:style-name="T1"/></text:p>
              <text:p text:style-name="P1"><text:span text:style-name="T1">Latin: Leucaristus (Leszno)</text:span></text:p>
            </office:annotation>
            <text:p>Poznan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20.505cm" draw:caption-point-x="-0.407cm" draw:caption-point-y="-1.445cm">
              <dc:date>2023-02-26T00:00:00</dc:date>
              <text:p text:style-name="P1"><text:span text:style-name="T1">(Calisia/Kalisch)</text:span></text:p>
            </office:annotation>
            <text:p>Kalisz</text:p>
          </table:table-cell>
          <table:table-cell table:style-name="ce1" office:value-type="string" calcext:value-type="string">
            <office:annotation draw:style-name="gr5" draw:text-style-name="P2" svg:width="4.508cm" svg:height="4.604cm" svg:x="84.931cm" svg:y="20.505cm" draw:caption-point-x="-0.407cm" draw:caption-point-y="-1.445cm">
              <dc:date>2023-02-26T00:00:00</dc:date>
              <text:p text:style-name="P1"><text:span text:style-name="T1">(Leslau)</text:span></text:p>
              <text:p text:style-name="P1"><text:span text:style-name="T1"/></text:p>
              <text:p text:style-name="P1"><text:span text:style-name="T1">Latin: Getidava (Konin)</text:span></text:p>
            </office:annotation>
            <text:p>Wloclawek</text:p>
          </table:table-cell>
          <table:table-cell table:style-name="ce1" office:value-type="string" calcext:value-type="string">
            <text:p>Lódz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0.505cm" draw:caption-point-x="-0.406cm" draw:caption-point-y="-1.445cm">
              <dc:date>2023-02-26T00:00:00</dc:date>
              <text:p text:style-name="P1"><text:span text:style-name="T1">(Warsaw/Varshava/Warschau)</text:span></text:p>
            </office:annotation>
            <text:p>Warszawa</text:p>
          </table:table-cell>
          <table:table-cell table:style-name="ce1" office:value-type="string" calcext:value-type="string">
            <office:annotation draw:style-name="gr5" draw:text-style-name="P2" svg:width="4.509cm" svg:height="4.604cm" svg:x="88.312cm" svg:y="20.505cm" draw:caption-point-x="-0.406cm" draw:caption-point-y="-1.445cm">
              <dc:date>2023-02-26T00:00:00</dc:date>
              <text:p text:style-name="P1"><text:span text:style-name="T1">(into Siedlce)</text:span></text:p>
              <text:p text:style-name="P1"><text:span text:style-name="T1"/></text:p>
              <text:p text:style-name="P1"><text:span text:style-name="T1">Mongolian: Volodimir (Volodymyr/Volynskyi)</text:span></text:p>
            </office:annotation>
            <text:p>Drohiczyn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20.505cm" draw:caption-point-x="-0.406cm" draw:caption-point-y="-1.445cm">
              <dc:date>2023-02-26T00:00:00</dc:date>
              <text:p text:style-name="P1"><text:span text:style-name="T1">(Brzesc Litewski)</text:span></text:p>
            </office:annotation>
            <text:p>Brest-Litovsk</text:p>
          </table:table-cell>
          <table:table-cell table:style-name="ce1" office:value-type="string" calcext:value-type="string">
            <text:p>Pinsk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0.505cm" draw:caption-point-x="-0.407cm" draw:caption-point-y="-1.445cm">
              <dc:date>2023-02-26T00:00:00</dc:date>
              <text:p text:style-name="P1"><text:span text:style-name="T1">German: Gunwald (into Chernobyl)</text:span></text:p>
            </office:annotation>
            <text:p>Mozyr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20.505cm" draw:caption-point-x="-0.407cm" draw:caption-point-y="-1.445cm">
              <dc:date>2023-02-26T00:00:00</dc:date>
              <text:p text:style-name="P1"><text:span text:style-name="T1">(Chernigov)</text:span></text:p>
            </office:annotation>
            <text:p>Chernihiv</text:p>
          </table:table-cell>
          <table:table-cell table:style-name="ce1" office:value-type="string" calcext:value-type="string">
            <text:p>Romny</text:p>
          </table:table-cell>
          <table:table-cell table:style-name="ce1" office:value-type="string" calcext:value-type="string">
            <text:p>Sumy</text:p>
          </table:table-cell>
          <table:table-cell table:style-name="ce1" office:value-type="string" calcext:value-type="string">
            <text:p>Kursk</text:p>
          </table:table-cell>
          <table:table-cell table:style-name="ce1" office:value-type="string" calcext:value-type="string">
            <office:annotation draw:style-name="gr8" draw:text-style-name="P5" svg:width="2.899cm" svg:height="1.799cm" svg:x="97.533cm" svg:y="17.55cm" draw:caption-point-x="-0.61cm" draw:caption-point-y="1.51cm">
              <dc:date>2023-03-05T00:00:00</dc:date>
              <text:p text:style-name="P1"><text:span text:style-name="T1">Stary Oskol</text:span></text:p>
            </office:annotation>
            <text:p>Oskol</text:p>
          </table:table-cell>
          <table:table-cell table:style-name="ce1" office:value-type="string" calcext:value-type="string">
            <text:p>Voronezh</text:p>
          </table:table-cell>
          <table:table-cell table:style-name="ce1" office:value-type="string" calcext:value-type="string">
            <text:p>Uryupinsk</text:p>
          </table:table-cell>
          <table:table-cell table:style-name="ce1" office:value-type="string" calcext:value-type="string">
            <text:p>Borisoglebsk</text:p>
          </table:table-cell>
          <table:table-cell table:style-name="ce1" office:value-type="string" calcext:value-type="string">
            <text:p>Balashov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0.505cm" draw:caption-point-x="-0.407cm" draw:caption-point-y="-1.445cm">
              <dc:date>2023-02-26T00:00:00</dc:date>
              <text:p text:style-name="P1"><text:span text:style-name="T1">Mongolian: Ükäk (into Saratov)</text:span></text:p>
            </office:annotation>
            <text:p>Saratov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0.505cm" draw:caption-point-x="-0.406cm" draw:caption-point-y="-1.445cm">
              <dc:date>2023-02-26T00:00:00</dc:date>
              <text:p text:style-name="P1"><text:span text:style-name="T1">German: Pokrovsk (Engels)</text:span></text:p>
            </office:annotation>
            <text:p>Balakovo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20.505cm" draw:caption-point-x="-0.406cm" draw:caption-point-y="-1.445cm">
              <dc:date>2023-02-26T00:00:00</dc:date>
              <text:p text:style-name="P1"><text:span text:style-name="T1">(into Pugachyov)</text:span></text:p>
            </office:annotation>
            <text:p>Mechetnaya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0.505cm" draw:caption-point-x="-0.406cm" draw:caption-point-y="-1.445cm">
              <dc:date>2023-02-26T00:00:00</dc:date>
              <text:p text:style-name="P1"><text:span text:style-name="T1">(Uralsk/Oral)</text:span></text:p>
            </office:annotation>
            <text:p>Yaitsk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7.55cm" draw:caption-point-x="-0.61cm" draw:caption-point-y="1.51cm">
              <dc:date>2023-03-07T00:00:00</dc:date>
              <text:p text:style-name="P1"><text:span text:style-name="T1">Sorochinsk</text:span></text:p>
            </office:annotation>
            <text:p>Sorochinskaya</text:p>
          </table:table-cell>
          <table:table-cell table:style-name="ce1" office:value-type="string" calcext:value-type="string">
            <text:p>Orenbur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Orsk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20.505cm" draw:caption-point-x="-0.407cm" draw:caption-point-y="-1.445cm">
              <dc:date>2023-02-26T00:00:00</dc:date>
              <text:p text:style-name="P1"><text:span text:style-name="T1">Turkic (Kazakh): Jitiqara</text:span></text:p>
            </office:annotation>
            <text:p>Zhitikar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0.505cm" draw:caption-point-x="-0.406cm" draw:caption-point-y="-1.445cm">
              <dc:date>2023-02-26T00:00:00</dc:date>
              <text:p text:style-name="P1"><text:span text:style-name="T1">Turkic (Kazakh): Rudnyi</text:span></text:p>
            </office:annotation>
            <text:p>Rudny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20.505cm" draw:caption-point-x="-0.406cm" draw:caption-point-y="-1.445cm">
              <dc:date>2023-02-26T00:00:00</dc:date>
              <text:p text:style-name="P1"><text:span text:style-name="T1">Turkic (Kazakh): Esil</text:span></text:p>
            </office:annotation>
            <text:p>Esil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0.505cm" draw:caption-point-x="-0.406cm" draw:caption-point-y="-1.445cm">
              <dc:date>2023-02-26T00:00:00</dc:date>
              <text:p text:style-name="P1"><text:span text:style-name="T1">(Kokshetau)</text:span></text:p>
            </office:annotation>
            <text:p>Atbasar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20.505cm" draw:caption-point-x="-0.406cm" draw:caption-point-y="-1.445cm">
              <dc:date>2023-02-26T00:00:00</dc:date>
              <text:p text:style-name="P1"><text:span text:style-name="T1">Russian: Akmolinsk</text:span></text:p>
              <text:p text:style-name="P1"><text:span text:style-name="T1">(into Tselinograd)</text:span></text:p>
              <text:p text:style-name="P1"><text:span text:style-name="T1">Turkish (Kazakh): Astana</text:span></text:p>
              <text:p text:style-name="P1"><text:span text:style-name="T1">(into Nūr-Sūltan)</text:span></text:p>
            </office:annotation>
            <text:p>Bozok</text:p>
          </table:table-cell>
          <table:table-cell table:style-name="ce1" office:value-type="string" calcext:value-type="string">
            <office:annotation draw:style-name="gr8" draw:text-style-name="P5" svg:width="2.899cm" svg:height="1.799cm" svg:x="117.821cm" svg:y="17.55cm" draw:caption-point-x="-0.61cm" draw:caption-point-y="1.51cm">
              <dc:date>2023-03-07T00:00:00</dc:date>
              <text:p text:style-name="P1"><text:span text:style-name="T1">Turkic: Ereimentau</text:span></text:p>
            </office:annotation>
            <text:p>Yereymentau</text:p>
          </table:table-cell>
          <table:table-cell table:style-name="ce1" office:value-type="string" calcext:value-type="string">
            <text:p>Ekibastuz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20.505cm" draw:caption-point-x="-0.407cm" draw:caption-point-y="-1.445cm">
              <dc:date>2023-02-26T00:00:00</dc:date>
              <text:p text:style-name="P1"><text:span text:style-name="T1">Turkic (Kazakh)/Independent: Aqsu</text:span></text:p>
            </office:annotation>
            <text:p>Yermak</text:p>
          </table:table-cell>
          <table:table-cell table:style-name="ce1" office:value-type="string" calcext:value-type="string">
            <text:p>Pavlodar</text:p>
          </table:table-cell>
          <table:table-cell table:style-name="ce1" office:value-type="string" calcext:value-type="string">
            <text:p>Rubtsovsk</text:p>
          </table:table-cell>
          <table:table-cell table:style-name="ce1" office:value-type="string" calcext:value-type="string">
            <office:annotation draw:style-name="gr5" draw:text-style-name="P2" svg:width="4.509cm" svg:height="4.604cm" svg:x="123.253cm" svg:y="20.5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Turkish (Kazakh)/Independent: Öskemen</text:span></text:p>
              <text:p text:style-name="P1"><text:span text:style-name="T1">Russian: Ust-Kamenogorsk</text:span></text:p>
            </office:annotation>
            <text:p>Zmeinogorsk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20.505cm" draw:caption-point-x="-0.406cm" draw:caption-point-y="-1.445cm">
              <dc:date>2023-02-26T00:00:00</dc:date>
              <text:p text:style-name="P1"><text:span text:style-name="T1">Russian: Leninogorsk</text:span></text:p>
            </office:annotation>
            <text:p>Ridd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20.505cm" draw:caption-point-x="-0.407cm" draw:caption-point-y="-1.445cm">
              <dc:date>2023-02-26T00:00:00</dc:date>
              <text:p text:style-name="P1"><text:span text:style-name="T1">(Gorno-Altaysk)</text:span></text:p>
            </office:annotation>
            <text:p>Ulal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aibaly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lenginsk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20.505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43.541cm" svg:y="20.505cm" draw:caption-point-x="-0.406cm" draw:caption-point-y="-1.445cm">
              <dc:date>2023-02-26T00:00:00</dc:date>
              <text:p text:style-name="P1"><text:span text:style-name="T1">(Manzhouli/Man'chzhuriya)</text:span></text:p>
            </office:annotation>
            <text:p>Manjuur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0.505cm" draw:caption-point-x="-0.407cm" draw:caption-point-y="-1.445cm">
              <dc:date>2023-02-26T00:00:00</dc:date>
              <text:p text:style-name="P1"><text:span text:style-name="T1">(Hailar/Khaylar/Hulun)</text:span></text:p>
            </office:annotation>
            <text:p>Qayilar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0.505cm" draw:caption-point-x="-0.407cm" draw:caption-point-y="-1.445cm">
              <dc:date>2023-02-26T00:00:00</dc:date>
              <text:p text:style-name="P1"><text:span text:style-name="T1">(Yakeshi)</text:span></text:p>
            </office:annotation>
            <text:p>Xuguit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20.505cm" draw:caption-point-x="-0.407cm" draw:caption-point-y="-1.445cm">
              <dc:date>2023-02-26T00:00:00</dc:date>
              <text:p text:style-name="P1"><text:span text:style-name="T1">(Arun)</text:span></text:p>
            </office:annotation>
            <text:p>Zhunaji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0.505cm" draw:caption-point-x="-0.407cm" draw:caption-point-y="-1.445cm">
              <dc:date>2023-02-26T00:00:00</dc:date>
              <text:p text:style-name="P1"><text:span text:style-name="T1">(Nenjiang)</text:span></text:p>
            </office:annotation>
            <text:p>Mergen</text:p>
          </table:table-cell>
          <table:table-cell table:style-name="ce1" office:value-type="string" calcext:value-type="string">
            <text:p>Jiayin</text:p>
          </table:table-cell>
          <table:table-cell table:style-name="ce1" office:value-type="string" calcext:value-type="string">
            <text:p>Raychikhinsk</text:p>
          </table:table-cell>
          <table:table-cell table:style-name="ce1" office:value-type="string" calcext:value-type="string">
            <text:p>Birobidzhan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20.505cm" draw:caption-point-x="-0.406cm" draw:caption-point-y="-1.445cm">
              <dc:date>2023-02-26T00:00:00</dc:date>
              <text:p text:style-name="P1"><text:span text:style-name="T1">(Boli)</text:span></text:p>
            </office:annotation>
            <text:p>Khabarovsk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9.414cm" svg:y="21.696cm" draw:caption-point-x="-0.407cm" draw:caption-point-y="-1.445cm">
              <dc:date>2023-02-26T00:00:00</dc:date>
              <text:p text:style-name="P1"><text:span text:style-name="T1">French: Saanich</text:span></text:p>
            </office:annotation>
            <text:p>Victoria</text:p>
          </table:table-cell>
          <table:table-cell table:style-name="ce1"/>
          <table:table-cell table:style-name="ce1" office:value-type="string" calcext:value-type="string">
            <text:p>Bellingham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21.696cm" draw:caption-point-x="-0.407cm" draw:caption-point-y="-1.445cm">
              <dc:date>2023-02-26T00:00:00</dc:date>
              <text:p text:style-name="P1"><text:span text:style-name="T1">English: Fort Okanogan</text:span></text:p>
            </office:annotation>
            <text:p>Wenatchee</text:p>
          </table:table-cell>
          <table:table-cell table:style-name="ce1" office:value-type="string" calcext:value-type="string">
            <office:annotation draw:style-name="gr4" draw:text-style-name="P2" svg:width="4.509cm" svg:height="3.413cm" svg:x="13.922cm" svg:y="21.696cm" draw:caption-point-x="-0.406cm" draw:caption-point-y="-1.445cm">
              <dc:date>2023-02-26T00:00:00</dc:date>
              <text:p text:style-name="P1"><text:span text:style-name="T1">French: Coeur d'Alene</text:span></text:p>
              <text:p text:style-name="P1"><text:span text:style-name="T1">English: Fort Colville (Colville)</text:span></text:p>
            </office:annotation>
            <text:p>Spokan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ranbrook</text:p>
          </table:table-cell>
          <table:table-cell table:style-name="ce1" office:value-type="string" calcext:value-type="string">
            <text:p>Lethbridge</text:p>
          </table:table-cell>
          <table:table-cell table:style-name="ce1" office:value-type="string" calcext:value-type="string">
            <text:p>Taber</text:p>
          </table:table-cell>
          <table:table-cell table:style-name="ce1" office:value-type="string" calcext:value-type="string">
            <text:p>Shaunavon</text:p>
          </table:table-cell>
          <table:table-cell table:style-name="ce1" office:value-type="string" calcext:value-type="string">
            <text:p>Weyburn</text:p>
          </table:table-cell>
          <table:table-cell table:style-name="ce1" office:value-type="string" calcext:value-type="string">
            <text:p>Morden</text:p>
          </table:table-cell>
          <table:table-cell table:style-name="ce1" office:value-type="string" calcext:value-type="string">
            <text:p>Winkler</text:p>
          </table:table-cell>
          <table:table-cell table:style-name="ce1" office:value-type="string" calcext:value-type="string">
            <text:p>Steinbac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1.696cm" draw:caption-point-x="-0.406cm" draw:caption-point-y="-1.445cm">
              <dc:date>2023-02-26T00:00:00</dc:date>
              <text:p text:style-name="P1"><text:span text:style-name="T1">French: Fort Saint-Pierre (into Fort Frances)</text:span></text:p>
            </office:annotation>
            <text:p>Fort Frances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21.696cm" draw:caption-point-x="-0.406cm" draw:caption-point-y="-1.445cm">
              <dc:date>2023-02-26T00:00:00</dc:date>
              <text:p text:style-name="P1"><text:span text:style-name="T1">French: Fort Camanistigoyan (into Fort William)</text:span></text:p>
              <text:p text:style-name="P1"><text:span text:style-name="T1">(into Thunder Bay)</text:span></text:p>
            </office:annotation>
            <text:p>Fort William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28.575cm" svg:y="21.696cm" draw:caption-point-x="-0.407cm" draw:caption-point-y="-1.445cm">
              <dc:date>2023-02-26T00:00:00</dc:date>
              <text:p text:style-name="P1"><text:span text:style-name="T1">(Fort Michipicoten)</text:span></text:p>
            </office:annotation>
            <text:p>Wawa</text:p>
          </table:table-cell>
          <table:table-cell table:style-name="ce1" office:value-type="string" calcext:value-type="string">
            <text:p>Chapleau</text:p>
          </table:table-cell>
          <table:table-cell table:style-name="ce1" office:value-type="string" calcext:value-type="string">
            <text:p>Timmins</text:p>
          </table:table-cell>
          <table:table-cell table:style-name="ce1" office:value-type="string" calcext:value-type="string">
            <text:p>Iroquois Falls</text:p>
          </table:table-cell>
          <table:table-cell table:style-name="ce1" office:value-type="string" calcext:value-type="string">
            <text:p>Rouyn-Noranda</text:p>
          </table:table-cell>
          <table:table-cell table:style-name="ce1" office:value-type="string" calcext:value-type="string">
            <text:p>Val d'Or</text:p>
          </table:table-cell>
          <table:table-cell table:style-name="ce1" office:value-type="string" calcext:value-type="string">
            <text:p>Mont-Laurier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21.696cm" draw:caption-point-x="-0.407cm" draw:caption-point-y="-1.445cm">
              <dc:date>2023-02-26T00:00:00</dc:date>
              <text:p text:style-name="P1"><text:span text:style-name="T1">Alternatively: Saint-Michel-des-Saints</text:span></text:p>
            </office:annotation>
            <text:p>Saint-Jérôme</text:p>
          </table:table-cell>
          <table:table-cell table:style-name="ce1" office:value-type="string" calcext:value-type="string">
            <text:p>Shawinigan</text:p>
          </table:table-cell>
          <table:table-cell table:style-name="ce1" office:value-type="string" calcext:value-type="string">
            <office:annotation draw:style-name="gr7" draw:text-style-name="P2" svg:width="4.508cm" svg:height="5.794cm" svg:x="38.719cm" svg:y="21.696cm" draw:caption-point-x="-0.407cm" draw:caption-point-y="-1.445cm">
              <dc:date>2023-02-26T00:00:00</dc:date>
              <text:p text:style-name="P1"><text:span text:style-name="T1">Native: Stadacona</text:span></text:p>
              <text:p text:style-name="P1"><text:span text:style-name="T1"/></text:p>
              <text:p text:style-name="P1"><text:span text:style-name="T1">(Quebec City)</text:span></text:p>
              <text:p text:style-name="P1"><text:span text:style-name="T1">Latin: Angustus Colonia --&gt; Angustus Civitas</text:span></text:p>
            </office:annotation>
            <text:p>Québec</text:p>
          </table:table-cell>
          <table:table-cell table:style-name="ce1" office:value-type="string" calcext:value-type="string">
            <text:p>Rimouski</text:p>
          </table:table-cell>
          <table:table-cell table:style-name="ce1" office:value-type="string" calcext:value-type="string">
            <text:p>Gaspé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44.354cm" svg:y="21.696cm" draw:caption-point-x="-0.406cm" draw:caption-point-y="-1.445cm">
              <dc:date>2023-02-26T00:00:00</dc:date>
              <text:p text:style-name="P1"><text:span text:style-name="T1">Latin: Terra Nova</text:span></text:p>
            </office:annotation>
            <text:p>Stephenville</text:p>
          </table:table-cell>
          <table:table-cell table:style-name="ce1" office:value-type="string" calcext:value-type="string">
            <office:annotation draw:style-name="gr2" draw:text-style-name="P2" svg:width="4.508cm" svg:height="4.603cm" svg:x="45.482cm" svg:y="21.696cm" draw:caption-point-x="-0.407cm" draw:caption-point-y="-1.445cm">
              <dc:date>2023-02-26T00:00:00</dc:date>
              <text:p text:style-name="P1"><text:span text:style-name="T1">(into St. Alban's)</text:span></text:p>
              <text:p text:style-name="P1"><text:span text:style-name="T1"/></text:p>
              <text:p text:style-name="P1"><text:span text:style-name="T1">French: Saint-Pierre</text:span></text:p>
            </office:annotation>
            <text:p>Ship Cove</text:p>
          </table:table-cell>
          <table:table-cell table:style-name="ce1" office:value-type="string" calcext:value-type="string">
            <office:annotation draw:style-name="gr13" draw:text-style-name="P2" svg:width="4.508cm" svg:height="6.985cm" svg:x="46.609cm" svg:y="21.696cm" draw:caption-point-x="-0.407cm" draw:caption-point-y="-1.445cm">
              <dc:date>2023-02-26T00:00:00</dc:date>
              <text:p text:style-name="P1"><text:span text:style-name="T1">Portuguese: São João</text:span></text:p>
              <text:p text:style-name="P1"><text:span text:style-name="T1"/></text:p>
              <text:p text:style-name="P1"><text:span text:style-name="T1">Viking: Straumfjörd (into St. John's)</text:span></text:p>
              <text:p text:style-name="P1"><text:span text:style-name="T1"/></text:p>
              <text:p text:style-name="P1"><text:span text:style-name="T1">French: Plaisance (Placentia)</text:span></text:p>
            </office:annotation>
            <text:p>St. John's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1" draw:text-style-name="P2" svg:width="4.508cm" svg:height="2.222cm" svg:x="63.516cm" svg:y="21.696cm" draw:caption-point-x="-0.407cm" draw:caption-point-y="-1.445cm">
              <dc:date>2023-02-26T00:00:00</dc:date>
              <text:p text:style-name="P1"><text:span text:style-name="T1">Latin/Viking: Isca Dumnoniorum/Escanceaster (Exeter)</text:span></text:p>
            </office:annotation>
            <text:p>Plymouth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69.151cm" svg:y="21.696cm" draw:caption-point-x="-0.406cm" draw:caption-point-y="-1.445cm">
              <dc:date>2023-02-26T00:00:00</dc:date>
              <text:p text:style-name="P1"><text:span text:style-name="T1">(Rotomagus/Ruthaborg)</text:span></text:p>
            </office:annotation>
            <text:p>Rouen</text:p>
          </table:table-cell>
          <table:table-cell table:style-name="ce1" office:value-type="string" calcext:value-type="string">
            <office:annotation draw:style-name="gr2" draw:text-style-name="P2" svg:width="4.509cm" svg:height="4.603cm" svg:x="70.278cm" svg:y="21.696cm" draw:caption-point-x="-0.406cm" draw:caption-point-y="-1.445cm">
              <dc:date>2023-02-26T00:00:00</dc:date>
              <text:p text:style-name="P1"><text:span text:style-name="T1">(Samarobriva)</text:span></text:p>
              <text:p text:style-name="P1"><text:span text:style-name="T1"/></text:p>
              <text:p text:style-name="P1"><text:span text:style-name="T1">German/Dutch/Italian: Gent/Guanto (Ghent)</text:span></text:p>
            </office:annotation>
            <text:p>Amiens</text:p>
          </table:table-cell>
          <table:table-cell table:style-name="ce1" office:value-type="string" calcext:value-type="string">
            <office:annotation draw:style-name="gr2" draw:text-style-name="P2" svg:width="4.509cm" svg:height="4.603cm" svg:x="71.405cm" svg:y="21.696cm" draw:caption-point-x="-0.406cm" draw:caption-point-y="-1.445cm">
              <dc:date>2023-02-26T00:00:00</dc:date>
              <text:p text:style-name="P1"><text:span text:style-name="T1">(Brussel/Brussels/Bruselas)</text:span></text:p>
              <text:p text:style-name="P1"><text:span text:style-name="T1"/></text:p>
              <text:p text:style-name="P1"><text:span text:style-name="T1">Latin: Turnacum (Tournai)</text:span></text:p>
            </office:annotation>
            <text:p>Bruxelles</text:p>
          </table:table-cell>
          <table:table-cell table:style-name="ce1" office:value-type="string" calcext:value-type="string">
            <office:annotation draw:style-name="gr13" draw:text-style-name="P2" svg:width="4.508cm" svg:height="6.985cm" svg:x="72.533cm" svg:y="21.696cm" draw:caption-point-x="-0.407cm" draw:caption-point-y="-1.445cm">
              <dc:date>2023-02-26T00:00:00</dc:date>
              <text:p text:style-name="P1"><text:span text:style-name="T1">(Aix-la-Chapelle)</text:span></text:p>
              <text:p text:style-name="P1"><text:span text:style-name="T1"/></text:p>
              <text:p text:style-name="P1"><text:span text:style-name="T1">Latin: Atuatuca (Tongeren, into Maastricht)</text:span></text:p>
              <text:p text:style-name="P1"><text:span text:style-name="T1">Spanish: Lieja (Liège)</text:span></text:p>
              <text:p text:style-name="P1"><text:span text:style-name="T1">Dutch: Maastricht</text:span></text:p>
            </office:annotation>
            <text:p>Aache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1.696cm" draw:caption-point-x="-0.407cm" draw:caption-point-y="-1.445cm">
              <dc:date>2023-02-26T00:00:00</dc:date>
              <text:p text:style-name="P1"><text:span text:style-name="T1">(Cologne/Colonia Agrippina)</text:span></text:p>
            </office:annotation>
            <text:p>Köln 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21.696cm" draw:caption-point-x="-0.407cm" draw:caption-point-y="-1.445cm">
              <dc:date>2023-02-26T00:00:00</dc:date>
              <text:p text:style-name="P1"><text:span text:style-name="T1">Latin: Mattiacum (Wetzlar)</text:span></text:p>
            </office:annotation>
            <text:p>Marburg</text:p>
          </table:table-cell>
          <table:table-cell table:style-name="ce1" office:value-type="string" calcext:value-type="string">
            <office:annotation draw:style-name="gr2" draw:text-style-name="P2" svg:width="4.508cm" svg:height="4.603cm" svg:x="75.914cm" svg:y="21.696cm" draw:caption-point-x="-0.407cm" draw:caption-point-y="-1.445cm">
              <dc:date>2023-02-26T00:00:00</dc:date>
              <text:p text:style-name="P1"><text:span text:style-name="T1">(Cassel)</text:span></text:p>
              <text:p text:style-name="P1"><text:span text:style-name="T1"/></text:p>
              <text:p text:style-name="P1"><text:span text:style-name="T1">Latin: Mattium (into Kassel)</text:span></text:p>
            </office:annotation>
            <text:p>Kassel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21.696cm" draw:caption-point-x="-0.406cm" draw:caption-point-y="-1.445cm">
              <dc:date>2023-02-26T00:00:00</dc:date>
              <text:p text:style-name="P1"><text:span text:style-name="T1">Latin: Feugarum (Göttingen)</text:span></text:p>
              <text:p text:style-name="P1"><text:span text:style-name="T1">Prussian: Erfurt</text:span></text:p>
            </office:annotation>
            <text:p>Weimar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1.696cm" draw:caption-point-x="-0.406cm" draw:caption-point-y="-1.445cm">
              <dc:date>2023-02-26T00:00:00</dc:date>
              <text:p text:style-name="P1"><text:span text:style-name="T1">Latin: Luppia (Bernburg, into Halle)</text:span></text:p>
            </office:annotation>
            <text:p>Halle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1.696cm" draw:caption-point-x="-0.406cm" draw:caption-point-y="-1.445cm">
              <dc:date>2023-02-26T00:00:00</dc:date>
              <text:p text:style-name="P1"><text:span text:style-name="T1">(Aregelia)</text:span></text:p>
            </office:annotation>
            <text:p>Leipzi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1.696cm" draw:caption-point-x="-0.406cm" draw:caption-point-y="-1.445cm">
              <dc:date>2023-02-26T00:00:00</dc:date>
              <text:p text:style-name="P1"><text:span text:style-name="T1">Latin: Stragona (Görlitz)</text:span></text:p>
            </office:annotation>
            <text:p>Dresden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1.696cm" draw:caption-point-x="-0.407cm" draw:caption-point-y="-1.445cm">
              <dc:date>2023-02-26T00:00:00</dc:date>
              <text:p text:style-name="P1"><text:span text:style-name="T1">Latin: Corcontorum (Karpacz, into Jelenia Góra)</text:span></text:p>
            </office:annotation>
            <text:p>Legnica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21.696cm" draw:caption-point-x="-0.407cm" draw:caption-point-y="-1.445cm">
              <dc:date>2023-02-26T00:00:00</dc:date>
              <text:p text:style-name="P1"><text:span text:style-name="T1">(Breslau/Budorgis)</text:span></text:p>
            </office:annotation>
            <text:p>Wroclaw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21.696cm" draw:caption-point-x="-0.407cm" draw:caption-point-y="-1.445cm">
              <dc:date>2023-02-26T00:00:00</dc:date>
              <text:p text:style-name="P1"><text:span text:style-name="T1">(Oppeln)</text:span></text:p>
              <text:p text:style-name="P1"><text:span text:style-name="T1"/></text:p>
              <text:p text:style-name="P1"><text:span text:style-name="T1">Latin: Arsonium (Ostrzeszow)</text:span></text:p>
              <text:p text:style-name="P1"><text:span text:style-name="T1">Russian/Prussian: Katovitse/Kattowitz (Katowice)</text:span></text:p>
            </office:annotation>
            <text:p>Opole</text:p>
          </table:table-cell>
          <table:table-cell table:style-name="ce1" office:value-type="string" calcext:value-type="string">
            <text:p>Czestochowa</text:p>
          </table:table-cell>
          <table:table-cell table:style-name="ce1" office:value-type="string" calcext:value-type="string">
            <text:p>Sandomierz</text:p>
          </table:table-cell>
          <table:table-cell table:style-name="ce1" office:value-type="string" calcext:value-type="string">
            <text:p>Lublin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21.696cm" draw:caption-point-x="-0.406cm" draw:caption-point-y="-1.445cm">
              <dc:date>2023-02-26T00:00:00</dc:date>
              <text:p text:style-name="P1"><text:span text:style-name="T1">(Lemberg/Lwów/Ilbav)</text:span></text:p>
            </office:annotation>
            <text:p>Lviv</text:p>
          </table:table-cell>
          <table:table-cell table:style-name="ce1" office:value-type="string" calcext:value-type="string">
            <text:p>Lutsk</text:p>
          </table:table-cell>
          <table:table-cell table:style-name="ce1" office:value-type="string" calcext:value-type="string">
            <text:p>Rivne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1.696cm" draw:caption-point-x="-0.407cm" draw:caption-point-y="-1.445cm">
              <dc:date>2023-02-26T00:00:00</dc:date>
              <text:p text:style-name="P1"><text:span text:style-name="T1">(Schitomir/Zytomierz)</text:span></text:p>
            </office:annotation>
            <text:p>Zhitomir</text:p>
          </table:table-cell>
          <table:table-cell table:style-name="ce1" office:value-type="string" calcext:value-type="string">
            <office:annotation draw:style-name="gr14" draw:text-style-name="P2" svg:width="4.508cm" svg:height="8.175cm" svg:x="92.821cm" svg:y="21.696cm" draw:caption-point-x="-0.407cm" draw:caption-point-y="-1.445cm">
              <dc:date>2023-02-26T00:00:00</dc:date>
              <text:p text:style-name="P1"><text:span text:style-name="T1">Russian: Kiev</text:span></text:p>
              <text:p text:style-name="P1"><text:span text:style-name="T1">Byzantine: Kioava</text:span></text:p>
              <text:p text:style-name="P1"><text:span text:style-name="T1">Arabic: Kūyāba</text:span></text:p>
              <text:p text:style-name="P1"><text:span text:style-name="T1">Turkic: Menkerman</text:span></text:p>
              <text:p text:style-name="P1"><text:span text:style-name="T1">Viking: Kœnugarðr</text:span></text:p>
              <text:p text:style-name="P1"><text:span text:style-name="T1"/></text:p>
            </office:annotation>
            <text:p>Kyiv</text:p>
          </table:table-cell>
          <table:table-cell table:style-name="ce1" office:value-type="string" calcext:value-type="string">
            <text:p>Lubny</text:p>
          </table:table-cell>
          <table:table-cell table:style-name="ce1" office:value-type="string" calcext:value-type="string">
            <text:p>Poltava</text:p>
          </table:table-cell>
          <table:table-cell table:style-name="ce1" office:value-type="string" calcext:value-type="string">
            <office:annotation draw:style-name="gr8" draw:text-style-name="P5" svg:width="2.899cm" svg:height="1.799cm" svg:x="96.406cm" svg:y="18.741cm" draw:caption-point-x="-0.61cm" draw:caption-point-y="1.51cm">
              <dc:date>2023-03-05T00:00:00</dc:date>
              <text:p text:style-name="P1"><text:span text:style-name="T1">Kharkov</text:span></text:p>
            </office:annotation>
            <text:p>Kharkiv</text:p>
          </table:table-cell>
          <table:table-cell table:style-name="ce1" office:value-type="string" calcext:value-type="string">
            <text:p>Belgorod</text:p>
          </table:table-cell>
          <table:table-cell table:style-name="ce1" office:value-type="string" calcext:value-type="string">
            <text:p>Valuyki</text:p>
          </table:table-cell>
          <table:table-cell table:style-name="ce1" office:value-type="string" calcext:value-type="string">
            <text:p>Rossosh</text:p>
          </table:table-cell>
          <table:table-cell table:style-name="ce1" office:value-type="string" calcext:value-type="string">
            <text:p>Mikhaylovka</text:p>
          </table:table-cell>
          <table:table-cell table:style-name="ce1" office:value-type="string" calcext:value-type="string">
            <text:p>Kotovo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1.696cm" draw:caption-point-x="-0.407cm" draw:caption-point-y="-1.445cm">
              <dc:date>2023-02-26T00:00:00</dc:date>
              <text:p text:style-name="P1"><text:span text:style-name="T1">German: Kamenka</text:span></text:p>
            </office:annotation>
            <text:p>Kamyshin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1.696cm" draw:caption-point-x="-0.406cm" draw:caption-point-y="-1.445cm">
              <dc:date>2023-02-26T00:00:00</dc:date>
              <text:p text:style-name="P1"><text:span text:style-name="T1">German: Marienthal (Sovetskoye)</text:span></text:p>
            </office:annotation>
            <text:p>Yershov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21.696cm" draw:caption-point-x="-0.406cm" draw:caption-point-y="-1.445cm">
              <dc:date>2023-03-06T00:00:00</dc:date>
              <text:p text:style-name="P1"><text:span text:style-name="T1">Turkic (Kazakh): Kaztal</text:span></text:p>
            </office:annotation>
            <text:p>Kaztalovka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1.696cm" draw:caption-point-x="-0.406cm" draw:caption-point-y="-1.445cm">
              <dc:date>2023-02-26T00:00:00</dc:date>
              <text:p text:style-name="P1"><text:span text:style-name="T1">Turkic (Kazakh): Peremetnoe</text:span></text:p>
            </office:annotation>
            <text:p>Peremetnoye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21.696cm" draw:caption-point-x="-0.406cm" draw:caption-point-y="-1.445cm">
              <dc:date>2023-02-26T00:00:00</dc:date>
              <text:p text:style-name="P1"><text:span text:style-name="T1">Turkic (Kazakh): Aqsai</text:span></text:p>
            </office:annotation>
            <text:p>Aksay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21.696cm" draw:caption-point-x="-0.407cm" draw:caption-point-y="-1.445cm">
              <dc:date>2023-03-07T00:00:00</dc:date>
              <text:p text:style-name="P1"><text:span text:style-name="T1">(into Sol-Iletsk)</text:span></text:p>
            </office:annotation>
            <text:p>Iletskaya Zashchita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1.696cm" draw:caption-point-x="-0.407cm" draw:caption-point-y="-1.445cm">
              <dc:date>2023-02-26T00:00:00</dc:date>
              <text:p text:style-name="P1"><text:span text:style-name="T1">Turkic (Kazakh): Aqtöbe</text:span></text:p>
            </office:annotation>
            <text:p>Aktyubinsk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1.696cm" draw:caption-point-x="-0.407cm" draw:caption-point-y="-1.445cm">
              <dc:date>2023-02-26T00:00:00</dc:date>
              <text:p text:style-name="P1"><text:span text:style-name="T1">Turkic (Kazakh): Badamshy</text:span></text:p>
            </office:annotation>
            <text:p>Batamshinskiy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21.696cm" draw:caption-point-x="-0.407cm" draw:caption-point-y="-1.445cm">
              <dc:date>2023-02-26T00:00:00</dc:date>
              <text:p text:style-name="P1"><text:span text:style-name="T1">Turkic (Kazakh): Qumqudyq</text:span></text:p>
            </office:annotation>
            <text:p>Kumkuduk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1.696cm" draw:caption-point-x="-0.406cm" draw:caption-point-y="-1.445cm">
              <dc:date>2023-02-26T00:00:00</dc:date>
              <text:p text:style-name="P1"><text:span text:style-name="T1">Turkic(Kazakh): Torgai</text:span></text:p>
            </office:annotation>
            <text:p>Turgay</text:p>
          </table:table-cell>
          <table:table-cell table:style-name="ce1" office:value-type="string" calcext:value-type="string">
            <text:p>Arkaly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16.49cm" svg:y="21.69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" office:value-type="string" calcext:value-type="string">
            <text:p>Karaganda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119.872cm" svg:y="21.696cm" draw:caption-point-x="-0.407cm" draw:caption-point-y="-1.445cm">
              <dc:date>2023-02-26T00:00:00</dc:date>
              <text:p text:style-name="P1"><text:span text:style-name="T1">Turkic (Kazakh): Qarqaraly</text:span></text:p>
            </office:annotation>
            <text:p>Karkaralinsk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21.696cm" draw:caption-point-x="-0.407cm" draw:caption-point-y="-1.445cm">
              <dc:date>2023-02-26T00:00:00</dc:date>
              <text:p text:style-name="P1"><text:span text:style-name="T1">(into Kurchatov)</text:span></text:p>
            </office:annotation>
            <text:p>Moldary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21.696cm" draw:caption-point-x="-0.406cm" draw:caption-point-y="-1.445cm">
              <dc:date>2023-02-26T00:00:00</dc:date>
              <text:p text:style-name="P1"><text:span text:style-name="T1">(into Semey)</text:span></text:p>
            </office:annotation>
            <text:p>Semipalatinsk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21.696cm" draw:caption-point-x="-0.406cm" draw:caption-point-y="-1.445cm">
              <dc:date>2023-02-26T00:00:00</dc:date>
              <text:p text:style-name="P1"><text:span text:style-name="T1">Turkish (Kazakh)/Independent: Öskemen</text:span></text:p>
            </office:annotation>
            <text:p>Ust-Kamenogors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25.507cm" svg:y="21.696cm" draw:caption-point-x="-0.406cm" draw:caption-point-y="-1.445cm">
              <dc:date>2023-02-26T00:00:00</dc:date>
              <text:p text:style-name="P1"><text:span text:style-name="T1">Turkic (Kazakh): Kürshim</text:span></text:p>
            </office:annotation>
            <text:p>Kurshi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Ulangom</text:p>
          </table:table-cell>
          <table:table-cell table:style-name="ce1" office:value-type="string" calcext:value-type="string">
            <text:p>Khovd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Khatgal</text:p>
          </table:table-cell>
          <table:table-cell table:style-name="ce1" office:value-type="string" calcext:value-type="string">
            <text:p>Ordu Bali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21.696cm" draw:caption-point-x="-0.407cm" draw:caption-point-y="-1.445cm">
              <dc:date>2023-02-26T00:00:00</dc:date>
              <text:p text:style-name="P1"><text:span text:style-name="T1">Russian: Kyakhta</text:span></text:p>
            </office:annotation>
            <text:p>Mumo</text:p>
          </table:table-cell>
          <table:table-cell table:style-name="ce4" office:value-type="string" calcext:value-type="string">
            <text:p>^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1.696cm" draw:caption-point-x="-0.407cm" draw:caption-point-y="-1.445cm">
              <dc:date>2023-02-26T00:00:00</dc:date>
              <text:p text:style-name="P1"><text:span text:style-name="T1">(Zalantun)</text:span></text:p>
            </office:annotation>
            <text:p>Butha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21.696cm" draw:caption-point-x="-0.407cm" draw:caption-point-y="-1.445cm">
              <dc:date>2023-02-26T00:00:00</dc:date>
              <text:p text:style-name="P1"><text:span text:style-name="T1">(Qiqihar)</text:span></text:p>
            </office:annotation>
            <text:p>Bukui</text:p>
          </table:table-cell>
          <table:table-cell table:style-name="ce1" office:value-type="string" calcext:value-type="string">
            <text:p>Suihua</text:p>
          </table:table-cell>
          <table:table-cell table:style-name="ce1" office:value-type="string" calcext:value-type="string">
            <text:p>Yichun</text:p>
          </table:table-cell>
          <table:table-cell table:style-name="ce1" office:value-type="string" calcext:value-type="string">
            <text:p>Suiyin</text:p>
          </table:table-cell>
          <table:table-cell table:style-name="ce1" office:value-type="string" calcext:value-type="string">
            <office:annotation draw:style-name="gr1" draw:text-style-name="P2" svg:width="4.509cm" svg:height="2.222cm" svg:x="151.431cm" svg:y="21.696cm" draw:caption-point-x="-0.406cm" draw:caption-point-y="-1.445cm">
              <dc:date>2023-02-26T00:00:00</dc:date>
              <text:p text:style-name="P1"><text:span text:style-name="T1">Korean: Dalju (into Tongjiang)</text:span></text:p>
            </office:annotation>
            <text:p>Tongjiang</text:p>
          </table:table-cell>
          <table:table-cell table:style-name="ce1" office:value-type="string" calcext:value-type="string">
            <text:p>Bikin</text:p>
          </table:table-cell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text:p>Asahikawa</text:p>
          </table:table-cell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9.321cm" svg:y="21.696cm" draw:caption-point-x="-0.406cm" draw:caption-point-y="-1.445cm">
              <dc:date>2023-02-26T00:00:00</dc:date>
              <text:p text:style-name="P1"><text:span text:style-name="T1">Russian: Yuzhno-Kuril'sk (Furukamappu)</text:span></text:p>
            </office:annotation>
            <text:p>Kitami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3" draw:text-style-name="P2" svg:width="4.508cm" svg:height="2.223cm" svg:x="11.668cm" svg:y="22.886cm" draw:caption-point-x="-0.407cm" draw:caption-point-y="-1.445cm">
              <dc:date>2023-02-26T00:00:00</dc:date>
              <text:p text:style-name="P1"><text:span text:style-name="T1">Latin: Seattlum</text:span></text:p>
            </office:annotation>
            <text:p>Seattle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22.886cm" draw:caption-point-x="-0.406cm" draw:caption-point-y="-1.445cm">
              <dc:date>2023-02-26T00:00:00</dc:date>
              <text:p text:style-name="P1"><text:span text:style-name="T1">English: Saleesh House (into Kalispell)</text:span></text:p>
            </office:annotation>
            <text:p>Kalispel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Great Falls</text:p>
          </table:table-cell>
          <table:table-cell table:style-name="ce1" office:value-type="string" calcext:value-type="string">
            <text:p>Havre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22.886cm" draw:caption-point-x="-0.407cm" draw:caption-point-y="-1.445cm">
              <dc:date>2023-02-26T00:00:00</dc:date>
              <text:p text:style-name="P1"><text:span text:style-name="T1">Latin: Lupus patria</text:span></text:p>
            </office:annotation>
            <text:p>Wolf Point</text:p>
          </table:table-cell>
          <table:table-cell table:style-name="ce1" office:value-type="string" calcext:value-type="string">
            <text:p>Williston</text:p>
          </table:table-cell>
          <table:table-cell table:style-name="ce1" office:value-type="string" calcext:value-type="string">
            <text:p>Minot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22.886cm" draw:caption-point-x="-0.406cm" draw:caption-point-y="-1.445cm">
              <dc:date>2023-02-26T00:00:00</dc:date>
              <text:p text:style-name="P1"><text:span text:style-name="T1">(Les Grandes Fourches)</text:span></text:p>
            </office:annotation>
            <text:p>Grand Forks</text:p>
          </table:table-cell>
          <table:table-cell table:style-name="ce1" office:value-type="string" calcext:value-type="string">
            <text:p>Bemidji</text:p>
          </table:table-cell>
          <table:table-cell table:style-name="ce1" office:value-type="string" calcext:value-type="string">
            <text:p>Duluth</text:p>
          </table:table-cell>
          <table:table-cell table:style-name="ce6" table:number-columns-repeated="3"/>
          <table:table-cell table:style-name="ce1" office:value-type="string" calcext:value-type="string">
            <text:p>Sault Sainte-Marie</text:p>
          </table:table-cell>
          <table:table-cell table:style-name="ce1" office:value-type="string" calcext:value-type="string">
            <office:annotation draw:style-name="gr3" draw:text-style-name="P2" svg:width="4.508cm" svg:height="2.223cm" svg:x="30.829cm" svg:y="22.886cm" draw:caption-point-x="-0.407cm" draw:caption-point-y="-1.445cm">
              <dc:date>2023-02-26T00:00:00</dc:date>
              <text:p text:style-name="P1"><text:span text:style-name="T1">(Sainte-Anne-des-Pins)</text:span></text:p>
            </office:annotation>
            <text:p>Sudbury</text:p>
          </table:table-cell>
          <table:table-cell table:style-name="ce1" office:value-type="string" calcext:value-type="string">
            <text:p>North Bay</text:p>
          </table:table-cell>
          <table:table-cell table:style-name="ce1" office:value-type="string" calcext:value-type="string">
            <office:annotation draw:style-name="gr3" draw:text-style-name="P2" svg:width="4.509cm" svg:height="2.223cm" svg:x="33.083cm" svg:y="22.886cm" draw:caption-point-x="-0.406cm" draw:caption-point-y="-1.445cm">
              <dc:date>2023-02-26T00:00:00</dc:date>
              <text:p text:style-name="P1"><text:span text:style-name="T1">Latin: Tkaronto </text:span></text:p>
            </office:annotation>
            <text:p>Ville-Marie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22.8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ance: Fort Dumoine</text:span></text:p>
              <text:p text:style-name="P1"><text:span text:style-name="T1">(into Petawawa)</text:span></text:p>
            </office:annotation>
            <text:p>Petawawa</text:p>
          </table:table-cell>
          <table:table-cell table:style-name="ce1" office:value-type="string" calcext:value-type="string">
            <office:annotation draw:style-name="gr3" draw:text-style-name="P2" svg:width="4.509cm" svg:height="2.223cm" svg:x="35.337cm" svg:y="22.886cm" draw:caption-point-x="-0.406cm" draw:caption-point-y="-1.445cm">
              <dc:date>2023-02-26T00:00:00</dc:date>
              <text:p text:style-name="P1"><text:span text:style-name="T1">(Fort Frontenac/Bytown)</text:span></text:p>
            </office:annotation>
            <text:p>Gatineau</text:p>
          </table:table-cell>
          <table:table-cell table:style-name="ce1" office:value-type="string" calcext:value-type="string">
            <office:annotation draw:style-name="gr3" draw:text-style-name="P2" svg:width="4.508cm" svg:height="2.223cm" svg:x="36.465cm" svg:y="22.886cm" draw:caption-point-x="-0.407cm" draw:caption-point-y="-1.445cm">
              <dc:date>2023-02-26T00:00:00</dc:date>
              <text:p text:style-name="P1"><text:span text:style-name="T1">Native: Tiohtià:ke</text:span></text:p>
            </office:annotation>
            <text:p>Montréal</text:p>
          </table:table-cell>
          <table:table-cell table:style-name="ce1" office:value-type="string" calcext:value-type="string">
            <text:p>Trois-Rivières</text:p>
          </table:table-cell>
          <table:table-cell table:style-name="ce1" office:value-type="string" calcext:value-type="string">
            <office:annotation draw:style-name="gr9" draw:text-style-name="P2" svg:width="4.508cm" svg:height="5.795cm" svg:x="38.719cm" svg:y="22.8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Canadian: Saint-Georges</text:span></text:p>
              <text:p text:style-name="P1"><text:span text:style-name="T1"/></text:p>
              <text:p text:style-name="P1"><text:span text:style-name="T1">American: Presque Isle</text:span></text:p>
            </office:annotation>
            <text:p>Saint-Joseph-de-Beauce</text:p>
          </table:table-cell>
          <table:table-cell table:style-name="ce1" office:value-type="string" calcext:value-type="string">
            <office:annotation draw:style-name="gr3" draw:text-style-name="P2" svg:width="4.508cm" svg:height="2.223cm" svg:x="39.846cm" svg:y="22.886cm" draw:caption-point-x="-0.407cm" draw:caption-point-y="-1.445cm">
              <dc:date>2023-02-26T00:00:00</dc:date>
              <text:p text:style-name="P1"><text:span text:style-name="T1">(Pointe-Sainte-Anne)</text:span></text:p>
            </office:annotation>
            <text:p>Fredericton</text:p>
          </table:table-cell>
          <table:table-cell table:style-name="ce1" office:value-type="string" calcext:value-type="string">
            <office:annotation draw:style-name="gr3" draw:text-style-name="P2" svg:width="4.509cm" svg:height="2.223cm" svg:x="40.973cm" svg:y="22.886cm" draw:caption-point-x="-0.406cm" draw:caption-point-y="-1.445cm">
              <dc:date>2023-02-26T00:00:00</dc:date>
              <text:p text:style-name="P1"><text:span text:style-name="T1">French: Fort Beauséjour (Fort Cumberland, into Moncton or Beaubassin)</text:span></text:p>
            </office:annotation>
            <text:p>Moncton</text:p>
          </table:table-cell>
          <table:table-cell table:style-name="ce1" table:number-columns-repeated="22"/>
          <table:table-cell table:style-name="ce1" office:value-type="string" calcext:value-type="string">
            <office:annotation draw:style-name="gr5" draw:text-style-name="P2" svg:width="4.508cm" svg:height="4.604cm" svg:x="66.897cm" svg:y="22.886cm" draw:caption-point-x="-0.407cm" draw:caption-point-y="-1.445cm">
              <dc:date>2023-02-26T00:00:00</dc:date>
              <text:p text:style-name="P1"><text:span text:style-name="T1">(Kjarrborg)</text:span></text:p>
              <text:p text:style-name="P1"><text:span text:style-name="T1"/></text:p>
              <text:p text:style-name="P1"><text:span text:style-name="T1">Latin: Augustodurum (Bayeux)</text:span></text:p>
            </office:annotation>
            <text:p>Cherbourg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22.886cm" draw:caption-point-x="-0.406cm" draw:caption-point-y="-1.445cm">
              <dc:date>2023-02-26T00:00:00</dc:date>
              <text:p text:style-name="P1"><text:span text:style-name="T1">Latin: Noviomagus Lexiovorum (Lisieux)</text:span></text:p>
            </office:annotation>
            <text:p>Caen</text:p>
          </table:table-cell>
          <table:table-cell table:style-name="ce1" office:value-type="string" calcext:value-type="string">
            <office:annotation draw:style-name="gr5" draw:text-style-name="P2" svg:width="4.509cm" svg:height="4.604cm" svg:x="69.151cm" svg:y="22.886cm" draw:caption-point-x="-0.406cm" draw:caption-point-y="-1.445cm">
              <dc:date>2023-02-26T00:00:00</dc:date>
              <text:p text:style-name="P1"><text:span text:style-name="T1">(Mediolanum Aulercorum)</text:span></text:p>
              <text:p text:style-name="P1"><text:span text:style-name="T1"/></text:p>
              <text:p text:style-name="P1"><text:span text:style-name="T1">Latin: Durocassium (Dreux)</text:span></text:p>
            </office:annotation>
            <text:p>Évreux</text:p>
          </table:table-cell>
          <table:table-cell table:style-name="ce1" office:value-type="string" calcext:value-type="string">
            <office:annotation draw:style-name="gr3" draw:text-style-name="P2" svg:width="4.509cm" svg:height="2.223cm" svg:x="70.278cm" svg:y="22.886cm" draw:caption-point-x="-0.406cm" draw:caption-point-y="-1.445cm">
              <dc:date>2023-02-26T00:00:00</dc:date>
              <text:p text:style-name="P1"><text:span text:style-name="T1">(Lutetia)</text:span></text:p>
            </office:annotation>
            <text:p>Paris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22.886cm" draw:caption-point-x="-0.406cm" draw:caption-point-y="-1.445cm">
              <dc:date>2023-02-26T00:00:00</dc:date>
              <text:p text:style-name="P1"><text:span text:style-name="T1">(Durocortorum/Reims)</text:span></text:p>
            </office:annotation>
            <text:p>Rheims</text:p>
          </table:table-cell>
          <table:table-cell table:style-name="ce1" office:value-type="string" calcext:value-type="string">
            <office:annotation draw:style-name="gr13" draw:text-style-name="P2" svg:width="4.508cm" svg:height="6.985cm" svg:x="72.533cm" svg:y="22.886cm" draw:caption-point-x="-0.407cm" draw:caption-point-y="-1.445cm">
              <dc:date>2023-02-26T00:00:00</dc:date>
              <text:p text:style-name="P1"><text:span text:style-name="T1">(Augusta Treverorum)</text:span></text:p>
              <text:p text:style-name="P1"><text:span text:style-name="T1"/></text:p>
              <text:p text:style-name="P1"><text:span text:style-name="T1">French: Metz</text:span></text:p>
              <text:p text:style-name="P1"><text:span text:style-name="T1">Dutch: Luxemburg (Luxembourg)</text:span></text:p>
              <text:p text:style-name="P1"><text:span text:style-name="T1">Prussian: Saarbrücken</text:span></text:p>
            </office:annotation>
            <text:p>Trier</text:p>
          </table:table-cell>
          <table:table-cell table:style-name="ce1" office:value-type="string" calcext:value-type="string">
            <office:annotation draw:style-name="gr3" draw:text-style-name="P2" svg:width="4.508cm" svg:height="2.223cm" svg:x="73.66cm" svg:y="22.886cm" draw:caption-point-x="-0.407cm" draw:caption-point-y="-1.445cm">
              <dc:date>2023-02-26T00:00:00</dc:date>
              <text:p text:style-name="P1"><text:span text:style-name="T1">(Mayence/Moguntiacum)</text:span></text:p>
            </office:annotation>
            <text:p>Mainz</text:p>
          </table:table-cell>
          <table:table-cell table:style-name="ce1" office:value-type="string" calcext:value-type="string">
            <office:annotation draw:style-name="gr3" draw:text-style-name="P2" svg:width="4.508cm" svg:height="2.223cm" svg:x="74.787cm" svg:y="22.886cm" draw:caption-point-x="-0.407cm" draw:caption-point-y="-1.445cm">
              <dc:date>2023-02-26T00:00:00</dc:date>
              <text:p text:style-name="P1"><text:span text:style-name="T1">Latin: Aquae Mattiacorum (Wiesbaden)</text:span></text:p>
            </office:annotation>
            <text:p>Frankfurt</text:p>
          </table:table-cell>
          <table:table-cell table:style-name="ce1" office:value-type="string" calcext:value-type="string">
            <office:annotation draw:style-name="gr4" draw:text-style-name="P2" svg:width="4.508cm" svg:height="3.413cm" svg:x="75.914cm" svg:y="22.886cm" draw:caption-point-x="-0.407cm" draw:caption-point-y="-1.445cm">
              <dc:date>2023-02-26T00:00:00</dc:date>
              <text:p text:style-name="P1"><text:span text:style-name="T1">French: Fulde (Fulda)</text:span></text:p>
              <text:p text:style-name="P1"><text:span text:style-name="T1">Latin: Locoritum (into Wurzburg)</text:span></text:p>
            </office:annotation>
            <text:p>Würzburg</text:p>
          </table:table-cell>
          <table:table-cell table:style-name="ce1" office:value-type="string" calcext:value-type="string">
            <office:annotation draw:style-name="gr9" draw:text-style-name="P2" svg:width="4.509cm" svg:height="5.795cm" svg:x="77.041cm" svg:y="22.886cm" draw:caption-point-x="-0.406cm" draw:caption-point-y="-1.445cm">
              <dc:date>2023-02-26T00:00:00</dc:date>
              <text:p text:style-name="P1"><text:span text:style-name="T1">(Nuremberg)</text:span></text:p>
              <text:p text:style-name="P1"><text:span text:style-name="T1"/></text:p>
              <text:p text:style-name="P1"><text:span text:style-name="T1">French: Cobourg (Coburg)</text:span></text:p>
              <text:p text:style-name="P1"><text:span text:style-name="T1">Latin: Menosgada (into Bamberg)</text:span></text:p>
            </office:annotation>
            <text:p>Nürnberg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22.886cm" draw:caption-point-x="-0.406cm" draw:caption-point-y="-1.445cm">
              <dc:date>2023-02-26T00:00:00</dc:date>
              <text:p text:style-name="P1"><text:span text:style-name="T1">Prussian: Chemnitz</text:span></text:p>
              <text:p text:style-name="P1"><text:span text:style-name="T1">Latin: Marobudum (Amberg)</text:span></text:p>
            </office:annotation>
            <text:p>Bayreuth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22.886cm" draw:caption-point-x="-0.406cm" draw:caption-point-y="-1.445cm">
              <dc:date>2023-02-26T00:00:00</dc:date>
              <text:p text:style-name="P1"><text:span text:style-name="T1">(Pilsen)</text:span></text:p>
              <text:p text:style-name="P1"><text:span text:style-name="T1"/></text:p>
              <text:p text:style-name="P1"><text:span text:style-name="T1">Latin: Redinguinum (into Karlovy Vary)</text:span></text:p>
            </office:annotation>
            <text:p>Plzen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22.886cm" draw:caption-point-x="-0.406cm" draw:caption-point-y="-1.445cm">
              <dc:date>2023-02-26T00:00:00</dc:date>
              <text:p text:style-name="P1"><text:span text:style-name="T1">(Prague/Prag/Casurgis)</text:span></text:p>
            </office:annotation>
            <text:p>Praha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22.886cm" draw:caption-point-x="-0.407cm" draw:caption-point-y="-1.445cm">
              <dc:date>2023-02-26T00:00:00</dc:date>
              <text:p text:style-name="P1"><text:span text:style-name="T1">(Kutná Hora/Kuttenberg)</text:span></text:p>
              <text:p text:style-name="P1"><text:span text:style-name="T1"/></text:p>
              <text:p text:style-name="P1"><text:span text:style-name="T1">Latin: Condorgis (Jihlava)</text:span></text:p>
            </office:annotation>
            <text:p>Hory Kutné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2.886cm" draw:caption-point-x="-0.407cm" draw:caption-point-y="-1.445cm">
              <dc:date>2023-02-26T00:00:00</dc:date>
              <text:p text:style-name="P1"><text:span text:style-name="T1">(Brünn)</text:span></text:p>
              <text:p text:style-name="P1"><text:span text:style-name="T1"/></text:p>
              <text:p text:style-name="P1"><text:span text:style-name="T1">Latin: Felicia (Vyskov, into Brno)</text:span></text:p>
            </office:annotation>
            <text:p>Brno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22.886cm" draw:caption-point-x="-0.407cm" draw:caption-point-y="-1.445cm">
              <dc:date>2023-02-26T00:00:00</dc:date>
              <text:p text:style-name="P1"><text:span text:style-name="T1">Latin: Laugaricio (Trencin)</text:span></text:p>
            </office:annotation>
            <text:p>Ostrava</text:p>
          </table:table-cell>
          <table:table-cell table:style-name="ce1" office:value-type="string" calcext:value-type="string">
            <text:p>Kraków</text:p>
          </table:table-cell>
          <table:table-cell table:style-name="ce1" office:value-type="string" calcext:value-type="string">
            <text:p>Tarnów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22.886cm" draw:caption-point-x="-0.406cm" draw:caption-point-y="-1.445cm">
              <dc:date>2023-02-26T00:00:00</dc:date>
              <text:p text:style-name="P1"><text:span text:style-name="T1">(Resche/Resovia)</text:span></text:p>
            </office:annotation>
            <text:p>Rzeszów</text:p>
          </table:table-cell>
          <table:table-cell table:style-name="ce1" office:value-type="string" calcext:value-type="string">
            <office:annotation draw:style-name="gr5" draw:text-style-name="P2" svg:width="4.509cm" svg:height="4.604cm" svg:x="88.312cm" svg:y="22.886cm" draw:caption-point-x="-0.406cm" draw:caption-point-y="-1.445cm">
              <dc:date>2023-02-26T00:00:00</dc:date>
              <text:p text:style-name="P1"><text:span text:style-name="T1">(Stanislawów/Ivano-Frankivsk)</text:span></text:p>
              <text:p text:style-name="P1"><text:span text:style-name="T1"/></text:p>
              <text:p text:style-name="P1"><text:span text:style-name="T1">Mongolian: Halych</text:span></text:p>
            </office:annotation>
            <text:p>Stanislaviv</text:p>
          </table:table-cell>
          <table:table-cell table:style-name="ce1" office:value-type="string" calcext:value-type="string">
            <office:annotation draw:style-name="gr3" draw:text-style-name="P2" svg:width="4.509cm" svg:height="2.223cm" svg:x="89.439cm" svg:y="22.886cm" draw:caption-point-x="-0.406cm" draw:caption-point-y="-1.445cm">
              <dc:date>2023-02-26T00:00:00</dc:date>
              <text:p text:style-name="P1"><text:span text:style-name="T1">Latin: Carsidava (Kamianets)</text:span></text:p>
            </office:annotation>
            <text:p>Tarnopol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22.886cm" draw:caption-point-x="-0.407cm" draw:caption-point-y="-1.445cm">
              <dc:date>2023-02-26T00:00:00</dc:date>
              <text:p text:style-name="P1"><text:span text:style-name="T1">(Kamaniçe)</text:span></text:p>
            </office:annotation>
            <text:p>Kamianets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22.886cm" draw:caption-point-x="-0.407cm" draw:caption-point-y="-1.445cm">
              <dc:date>2023-02-26T00:00:00</dc:date>
              <text:p text:style-name="P1"><text:span text:style-name="T1">(Winniza)</text:span></text:p>
              <text:p text:style-name="P1"><text:span text:style-name="T1"/></text:p>
              <text:p text:style-name="P1"><text:span text:style-name="T1">Polish: Braclaw (Bratslav, into Vinnytsia)</text:span></text:p>
            </office:annotation>
            <text:p>Vinnytsia</text:p>
          </table:table-cell>
          <table:table-cell table:style-name="ce1" office:value-type="string" calcext:value-type="string">
            <text:p>Uman</text:p>
          </table:table-cell>
          <table:table-cell table:style-name="ce1" office:value-type="string" calcext:value-type="string">
            <text:p>Cherkasy</text:p>
          </table:table-cell>
          <table:table-cell table:style-name="ce1" office:value-type="string" calcext:value-type="string">
            <office:annotation draw:style-name="gr3" draw:text-style-name="P2" svg:width="4.509cm" svg:height="2.223cm" svg:x="95.075cm" svg:y="22.886cm" draw:caption-point-x="-0.406cm" draw:caption-point-y="-1.445cm">
              <dc:date>2023-02-26T00:00:00</dc:date>
              <text:p text:style-name="P1"><text:span text:style-name="T1">(into Kryvyi Rih/Krivoy Rog/Islam Kermen)</text:span></text:p>
            </office:annotation>
            <text:p>Kakhovka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22.886cm" draw:caption-point-x="-0.406cm" draw:caption-point-y="-1.445cm">
              <dc:date>2023-02-26T00:00:00</dc:date>
              <text:p text:style-name="P1"><text:span text:style-name="T1">(Dnipro/Dnipropetrovsk/Kodak)</text:span></text:p>
            </office:annotation>
            <text:p>Yekaterinoslav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22.886cm" draw:caption-point-x="-0.406cm" draw:caption-point-y="-1.445cm">
              <dc:date>2023-02-26T00:00:00</dc:date>
              <text:p text:style-name="P1"><text:span text:style-name="T1">(Chortitza/Alexandrovsk/Khortytsja/Zaporizhia)</text:span></text:p>
            </office:annotation>
            <text:p>Oleksandrivsk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22.886cm" draw:caption-point-x="-0.406cm" draw:caption-point-y="-1.445cm">
              <dc:date>2023-03-05T00:00:00</dc:date>
              <text:p text:style-name="P1"><text:span text:style-name="T1">Makeyevka</text:span></text:p>
              <text:p text:style-name="P1"><text:span text:style-name="T1"/></text:p>
              <text:p text:style-name="P1"><text:span text:style-name="T1">(into Donetsk)</text:span></text:p>
            </office:annotation>
            <text:p>Makiivka</text:p>
          </table:table-cell>
          <table:table-cell table:style-name="ce1" office:value-type="string" calcext:value-type="string">
            <office:annotation draw:style-name="gr8" draw:text-style-name="P5" svg:width="2.899cm" svg:height="1.799cm" svg:x="99.787cm" svg:y="19.931cm" draw:caption-point-x="-0.61cm" draw:caption-point-y="1.51cm">
              <dc:date>2023-03-05T00:00:00</dc:date>
              <text:p text:style-name="P1"><text:span text:style-name="T1">Lugansk</text:span></text:p>
            </office:annotation>
            <text:p>Luhansk</text:p>
          </table:table-cell>
          <table:table-cell table:style-name="ce1" office:value-type="string" calcext:value-type="string">
            <text:p>Millerovo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22.886cm" draw:caption-point-x="-0.407cm" draw:caption-point-y="-1.445cm">
              <dc:date>2023-02-26T00:00:00</dc:date>
              <text:p text:style-name="P1"><text:span text:style-name="T1">(Volgograd/Stalingrad)</text:span></text:p>
            </office:annotation>
            <text:p>Tsaritsyn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22.886cm" draw:caption-point-x="-0.407cm" draw:caption-point-y="-1.445cm">
              <dc:date>2023-02-26T00:00:00</dc:date>
              <text:p text:style-name="P1"><text:span text:style-name="T1">Mongolian: Sarai Berke</text:span></text:p>
            </office:annotation>
            <text:p>Volzhsky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22.886cm" draw:caption-point-x="-0.406cm" draw:caption-point-y="-1.445cm">
              <dc:date>2023-02-26T00:00:00</dc:date>
              <text:p text:style-name="P1"><text:span text:style-name="T1">Turkic (Kazakh): Jänibek</text:span></text:p>
            </office:annotation>
            <text:p>Zhanibek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22.886cm" draw:caption-point-x="-0.406cm" draw:caption-point-y="-1.445cm">
              <dc:date>2023-02-26T00:00:00</dc:date>
              <text:p text:style-name="P1"><text:span text:style-name="T1">Turkic (Kazakh): Jangaqala</text:span></text:p>
            </office:annotation>
            <text:p>Zhangala</text:p>
          </table:table-cell>
          <table:table-cell table:style-name="ce1" office:value-type="string" calcext:value-type="string">
            <office:annotation draw:style-name="gr3" draw:text-style-name="P2" svg:width="4.509cm" svg:height="2.223cm" svg:x="106.346cm" svg:y="22.886cm" draw:caption-point-x="-0.406cm" draw:caption-point-y="-1.445cm">
              <dc:date>2023-02-26T00:00:00</dc:date>
              <text:p text:style-name="P1"><text:span text:style-name="T1">Turkic (Kazakh): Inderbor</text:span></text:p>
            </office:annotation>
            <text:p>Inderborskiy</text:p>
          </table:table-cell>
          <table:table-cell table:style-name="ce1" office:value-type="string" calcext:value-type="string">
            <office:annotation draw:style-name="gr3" draw:text-style-name="P2" svg:width="4.509cm" svg:height="2.223cm" svg:x="107.473cm" svg:y="22.886cm" draw:caption-point-x="-0.406cm" draw:caption-point-y="-1.445cm">
              <dc:date>2023-02-26T00:00:00</dc:date>
              <text:p text:style-name="P1"><text:span text:style-name="T1">Turkic (Kazakh): Miialy</text:span></text:p>
            </office:annotation>
            <text:p>Miyaly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22.886cm" draw:caption-point-x="-0.407cm" draw:caption-point-y="-1.445cm">
              <dc:date>2023-02-26T00:00:00</dc:date>
              <text:p text:style-name="P1"><text:span text:style-name="T1">Turkic (Kazakh): Saghyz</text:span></text:p>
            </office:annotation>
            <text:p>Sagiz</text:p>
          </table:table-cell>
          <table:table-cell table:style-name="ce1" office:value-type="string" calcext:value-type="string">
            <office:annotation draw:style-name="gr3" draw:text-style-name="P2" svg:width="4.508cm" svg:height="2.223cm" svg:x="109.728cm" svg:y="22.886cm" draw:caption-point-x="-0.407cm" draw:caption-point-y="-1.445cm">
              <dc:date>2023-02-26T00:00:00</dc:date>
              <text:p text:style-name="P1"><text:span text:style-name="T1">Turkic (Kazakh): Qandyaghash</text:span></text:p>
            </office:annotation>
            <text:p>Kandyagash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22.886cm" draw:caption-point-x="-0.407cm" draw:caption-point-y="-1.445cm">
              <dc:date>2023-02-26T00:00:00</dc:date>
              <text:p text:style-name="P1"><text:span text:style-name="T1">Turkic (Kazakh): Shalqar</text:span></text:p>
            </office:annotation>
            <text:p>Chelka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14.236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Moyynty</text:p>
          </table:table-cell>
          <table:table-cell table:style-name="ce1" office:value-type="string" calcext:value-type="string">
            <text:p>Balkhash</text:p>
          </table:table-cell>
          <table:table-cell table:style-name="ce1" office:value-type="string" calcext:value-type="string">
            <text:p>Sayaq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22.886cm" draw:caption-point-x="-0.407cm" draw:caption-point-y="-1.445cm">
              <dc:date>2023-02-26T00:00:00</dc:date>
              <text:p text:style-name="P1"><text:span text:style-name="T1">Turkic (Kazakh)/Independent: Aqtoghay</text:span></text:p>
            </office:annotation>
            <text:p>Aktogay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22.886cm" draw:caption-point-x="-0.406cm" draw:caption-point-y="-1.445cm">
              <dc:date>2023-02-26T00:00:00</dc:date>
              <text:p text:style-name="P1"><text:span text:style-name="T1">Turkic (Kazakh)/Independent: Aiagöz</text:span></text:p>
            </office:annotation>
            <text:p>Sergiopol'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22.886cm" draw:caption-point-x="-0.406cm" draw:caption-point-y="-1.445cm">
              <dc:date>2023-02-26T00:00:00</dc:date>
              <text:p text:style-name="P1"><text:span text:style-name="T1">Turkish (Kazakh)/Independent: Aqsuat</text:span></text:p>
            </office:annotation>
            <text:p>Aksua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ysan</text:p>
          </table:table-cell>
          <table:table-cell table:style-name="ce1" office:value-type="string" calcext:value-type="string">
            <text:p>Alta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liastai</text:p>
          </table:table-cell>
          <table:table-cell table:style-name="ce1" office:value-type="string" calcext:value-type="string">
            <text:p>Mörö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setserleg</text:p>
          </table:table-cell>
          <table:table-cell table:style-name="ce1" office:value-type="string" calcext:value-type="string">
            <text:p>Qara Qorum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22.886cm" draw:caption-point-x="-0.407cm" draw:caption-point-y="-1.445cm">
              <dc:date>2023-02-26T00:00:00</dc:date>
              <text:p text:style-name="P1"><text:span text:style-name="T1">Russian: Erdenet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22.886cm" draw:caption-point-x="-0.407cm" draw:caption-point-y="-1.445cm">
              <dc:date>2023-02-26T00:00:00</dc:date>
              <text:p text:style-name="P1"><text:span text:style-name="T1">(Ulaanbaatar/Urga/Örgöö)</text:span></text:p>
            </office:annotation>
            <text:p>Ikh Khüre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Hoolingol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22.886cm" draw:caption-point-x="-0.407cm" draw:caption-point-y="-1.445cm">
              <dc:date>2023-02-26T00:00:00</dc:date>
              <text:p text:style-name="P1"><text:span text:style-name="T1">(Ulanhot)</text:span></text:p>
            </office:annotation>
            <text:p>Wangyemiao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22.886cm" draw:caption-point-x="-0.407cm" draw:caption-point-y="-1.445cm">
              <dc:date>2023-02-26T00:00:00</dc:date>
              <text:p text:style-name="P1"><text:span text:style-name="T1">(Baicheng)</text:span></text:p>
            </office:annotation>
            <text:p>Chengsijiazi</text:p>
          </table:table-cell>
          <table:table-cell table:style-name="ce1" office:value-type="string" calcext:value-type="string">
            <text:p>Daqing</text:p>
          </table:table-cell>
          <table:table-cell table:style-name="ce1" office:value-type="string" calcext:value-type="string">
            <text:p>Harbin</text:p>
          </table:table-cell>
          <table:table-cell table:style-name="ce1" office:value-type="string" calcext:value-type="string">
            <office:annotation draw:style-name="gr3" draw:text-style-name="P2" svg:width="4.509cm" svg:height="2.223cm" svg:x="149.177cm" svg:y="22.886cm" draw:caption-point-x="-0.406cm" draw:caption-point-y="-1.445cm">
              <dc:date>2023-02-26T00:00:00</dc:date>
              <text:p text:style-name="P1"><text:span text:style-name="T1">(Yilan)</text:span></text:p>
            </office:annotation>
            <text:p>Sanxing</text:p>
          </table:table-cell>
          <table:table-cell table:style-name="ce1" office:value-type="string" calcext:value-type="string">
            <office:annotation draw:style-name="gr8" draw:text-style-name="P5" svg:width="2.899cm" svg:height="1.799cm" svg:x="150.508cm" svg:y="19.931cm" draw:caption-point-x="-0.61cm" draw:caption-point-y="1.51cm">
              <dc:date>2023-03-09T00:00:00</dc:date>
              <text:p text:style-name="P1"><text:span text:style-name="T1">-&gt; Jiamusi</text:span></text:p>
            </office:annotation>
            <text:p>Giyamusi</text:p>
          </table:table-cell>
          <table:table-cell table:style-name="ce1" office:value-type="string" calcext:value-type="string">
            <office:annotation draw:style-name="gr5" draw:text-style-name="P2" svg:width="4.509cm" svg:height="4.604cm" svg:x="151.431cm" svg:y="22.886cm" draw:caption-point-x="-0.406cm" draw:caption-point-y="-1.445cm">
              <dc:date>2023-02-26T00:00:00</dc:date>
              <text:p text:style-name="P1"><text:span text:style-name="T1">(Supin)</text:span></text:p>
              <text:p text:style-name="P1"><text:span text:style-name="T1"/></text:p>
              <text:p text:style-name="P1"><text:span text:style-name="T1">Korean: Yeongju (into Dalnerechensk)</text:span></text:p>
            </office:annotation>
            <text:p>Ussuriysk</text:p>
          </table:table-cell>
          <table:table-cell table:style-name="ce1" office:value-type="string" calcext:value-type="string">
            <office:annotation draw:style-name="gr3" draw:text-style-name="P2" svg:width="4.509cm" svg:height="2.223cm" svg:x="152.558cm" svg:y="22.886cm" draw:caption-point-x="-0.406cm" draw:caption-point-y="-1.445cm">
              <dc:date>2023-02-26T00:00:00</dc:date>
              <text:p text:style-name="P1"><text:span text:style-name="T1">(into Dal'negorsk)</text:span></text:p>
            </office:annotation>
            <text:p>Tetyukhe</text:p>
          </table:table-cell>
          <table:table-cell table:style-name="ce1" table:number-columns-repeated="3"/>
          <table:table-cell table:style-name="ce1" office:value-type="string" calcext:value-type="string">
            <text:p>Sapporo</text:p>
          </table:table-cell>
          <table:table-cell table:style-name="ce1" office:value-type="string" calcext:value-type="string">
            <text:p>Kushiro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24.077cm" draw:caption-point-x="-0.407cm" draw:caption-point-y="-1.445cm">
              <dc:date>2023-02-26T00:00:00</dc:date>
              <text:p text:style-name="P1"><text:span text:style-name="T1">Spanish: Fuerte de Núñez Gaona</text:span></text:p>
            </office:annotation>
            <text:p>Tacoma</text:p>
          </table:table-cell>
          <table:table-cell table:style-name="ce1" office:value-type="string" calcext:value-type="string">
            <text:p>Yakima</text:p>
          </table:table-cell>
          <table:table-cell table:style-name="ce1" office:value-type="string" calcext:value-type="string">
            <text:p>Pasc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issou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elena</text:p>
          </table:table-cell>
          <table:table-cell table:style-name="ce1" office:value-type="string" calcext:value-type="string">
            <text:p>Roundup</text:p>
          </table:table-cell>
          <table:table-cell table:style-name="ce1" office:value-type="string" calcext:value-type="string">
            <text:p>Miles City</text:p>
          </table:table-cell>
          <table:table-cell table:style-name="ce1" office:value-type="string" calcext:value-type="string">
            <text:p>Dickinson</text:p>
          </table:table-cell>
          <table:table-cell table:style-name="ce1" office:value-type="string" calcext:value-type="string">
            <text:p>Bismarck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4.077cm" draw:caption-point-x="-0.406cm" draw:caption-point-y="-1.445cm">
              <dc:date>2023-02-26T00:00:00</dc:date>
              <text:p text:style-name="P1"><text:span text:style-name="T1">Latin: Horace </text:span></text:p>
            </office:annotation>
            <text:p>Fargo</text:p>
          </table:table-cell>
          <table:table-cell table:style-name="ce1" office:value-type="string" calcext:value-type="string">
            <text:p>St Cloud</text:p>
          </table:table-cell>
          <table:table-cell table:style-name="ce1" office:value-type="string" calcext:value-type="string">
            <text:p>Superior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4.077cm" draw:caption-point-x="-0.406cm" draw:caption-point-y="-1.445cm">
              <dc:date>2023-02-26T00:00:00</dc:date>
              <text:p text:style-name="P1"><text:span text:style-name="T1">(La Baye)</text:span></text:p>
            </office:annotation>
            <text:p>Ashland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24.077cm" draw:caption-point-x="-0.407cm" draw:caption-point-y="-1.445cm">
              <dc:date>2023-02-26T00:00:00</dc:date>
              <text:p text:style-name="P1"><text:span text:style-name="T1">French: L'Anse</text:span></text:p>
            </office:annotation>
            <text:p>Marquette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4.077cm" draw:caption-point-x="-0.407cm" draw:caption-point-y="-1.445cm">
              <dc:date>2023-02-26T00:00:00</dc:date>
              <text:p text:style-name="P1"><text:span text:style-name="T1">French: Saint-Ignace</text:span></text:p>
            </office:annotation>
            <text:p>Saulte Sainte-Marie</text:p>
          </table:table-cell>
          <table:table-cell table:style-name="ce6" table:number-columns-repeated="2"/>
          <table:table-cell table:style-name="ce1" office:value-type="string" calcext:value-type="string">
            <text:p>Mississauga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24.077cm" draw:caption-point-x="-0.406cm" draw:caption-point-y="-1.445cm">
              <dc:date>2023-02-26T00:00:00</dc:date>
              <text:p text:style-name="P1"><text:span text:style-name="T1">(Fort Rouillé/Klein-Deutschland)</text:span></text:p>
              <text:p text:style-name="P1"><text:span text:style-name="T1">Latin: Mare abundantiae</text:span></text:p>
            </office:annotation>
            <text:p>Toronto</text:p>
          </table:table-cell>
          <table:table-cell table:style-name="ce1" office:value-type="string" calcext:value-type="string">
            <text:p>Kingston</text:p>
          </table:table-cell>
          <table:table-cell table:style-name="ce1" office:value-type="string" calcext:value-type="string">
            <office:annotation draw:style-name="gr1" draw:text-style-name="P2" svg:width="4.509cm" svg:height="2.222cm" svg:x="35.337cm" svg:y="24.077cm" draw:caption-point-x="-0.406cm" draw:caption-point-y="-1.445cm">
              <dc:date>2023-02-26T00:00:00</dc:date>
              <text:p text:style-name="P1"><text:span text:style-name="T1">English: New Johnstown (Cornwall)</text:span></text:p>
            </office:annotation>
            <text:p>Ottawa</text:p>
          </table:table-cell>
          <table:table-cell table:style-name="ce1" office:value-type="string" calcext:value-type="string">
            <office:annotation draw:style-name="gr4" draw:text-style-name="P2" svg:width="4.508cm" svg:height="3.413cm" svg:x="36.465cm" svg:y="24.077cm" draw:caption-point-x="-0.407cm" draw:caption-point-y="-1.445cm">
              <dc:date>2023-02-26T00:00:00</dc:date>
              <text:p text:style-name="P1"><text:span text:style-name="T1">French: Fort Chambly (Chambly)</text:span></text:p>
              <text:p text:style-name="P1"><text:span text:style-name="T1">English: Granby</text:span></text:p>
            </office:annotation>
            <text:p>Saint-Jean-sur-Richelieu</text:p>
          </table:table-cell>
          <table:table-cell table:style-name="ce1" office:value-type="string" calcext:value-type="string">
            <text:p>Sherbrooke</text:p>
          </table:table-cell>
          <table:table-cell table:style-name="ce1" office:value-type="string" calcext:value-type="string">
            <office:annotation draw:style-name="gr5" draw:text-style-name="P2" svg:width="4.508cm" svg:height="4.604cm" svg:x="38.719cm" svg:y="24.077cm" draw:caption-point-x="-0.407cm" draw:caption-point-y="-1.445cm">
              <dc:date>2023-02-26T00:00:00</dc:date>
              <text:p text:style-name="P1"><text:span text:style-name="T1">Viking: Norumbega (Bangor)</text:span></text:p>
              <text:p text:style-name="P1"><text:span text:style-name="T1">French: Fort Pentagouët (into Bangor)</text:span></text:p>
              <text:p text:style-name="P1"><text:span text:style-name="T1">Latin: Portus Augusti</text:span></text:p>
            </office:annotation>
            <text:p>Augusta</text:p>
          </table:table-cell>
          <table:table-cell table:style-name="ce1" office:value-type="string" calcext:value-type="string">
            <text:p>Saint John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42.1cm" svg:y="24.077cm" draw:caption-point-x="-0.406cm" draw:caption-point-y="-1.445cm">
              <dc:date>2023-02-26T00:00:00</dc:date>
              <text:p text:style-name="P1"><text:span text:style-name="T1">French: Port-La-Joye</text:span></text:p>
            </office:annotation>
            <text:p>Charlottetown</text:p>
          </table:table-cell>
          <table:table-cell table:style-name="ce1" office:value-type="string" calcext:value-type="string">
            <office:annotation draw:style-name="gr4" draw:text-style-name="P2" svg:width="4.509cm" svg:height="3.413cm" svg:x="43.227cm" svg:y="24.07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Louisbourg</text:span></text:p>
            </office:annotation>
            <text:p>Sydney</text:p>
          </table:table-cell>
          <table:table-cell table:style-name="ce1" table:number-columns-repeated="18"/>
          <table:table-cell table:style-name="ce1" office:value-type="string" calcext:value-type="string">
            <office:annotation draw:style-name="gr1" draw:text-style-name="P2" svg:width="4.508cm" svg:height="2.222cm" svg:x="64.643cm" svg:y="24.077cm" draw:caption-point-x="-0.407cm" draw:caption-point-y="-1.445cm">
              <dc:date>2023-02-26T00:00:00</dc:date>
              <text:p text:style-name="P1"><text:span text:style-name="T1">(Vorgium)</text:span></text:p>
            </office:annotation>
            <text:p>Brest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24.077cm" draw:caption-point-x="-0.407cm" draw:caption-point-y="-1.445cm">
              <dc:date>2023-02-26T00:00:00</dc:date>
              <text:p text:style-name="P1"><text:span text:style-name="T1">Latin: Darioritum (Vannes)</text:span></text:p>
              <text:p text:style-name="P1"><text:span text:style-name="T1">English: Mont St. Michel</text:span></text:p>
            </office:annotation>
            <text:p>Rennes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24.077cm" draw:caption-point-x="-0.407cm" draw:caption-point-y="-1.445cm">
              <dc:date>2023-02-26T00:00:00</dc:date>
              <text:p text:style-name="P1"><text:span text:style-name="T1">Latin: Condate Redonum (into Rennes)</text:span></text:p>
            </office:annotation>
            <text:p>Laval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24.077cm" draw:caption-point-x="-0.406cm" draw:caption-point-y="-1.445cm">
              <dc:date>2023-02-26T00:00:00</dc:date>
              <text:p text:style-name="P1"><text:span text:style-name="T1">(Suindinum)</text:span></text:p>
            </office:annotation>
            <text:p>Le Mans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4.077cm" draw:caption-point-x="-0.406cm" draw:caption-point-y="-1.445cm">
              <dc:date>2023-02-26T00:00:00</dc:date>
              <text:p text:style-name="P1"><text:span text:style-name="T1">(Autricum)</text:span></text:p>
            </office:annotation>
            <text:p>Chartres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4.077cm" draw:caption-point-x="-0.406cm" draw:caption-point-y="-1.445cm">
              <dc:date>2023-02-26T00:00:00</dc:date>
              <text:p text:style-name="P1"><text:span text:style-name="T1">(Agedincum)</text:span></text:p>
            </office:annotation>
            <text:p>Sen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4.077cm" draw:caption-point-x="-0.406cm" draw:caption-point-y="-1.445cm">
              <dc:date>2023-02-26T00:00:00</dc:date>
              <text:p text:style-name="P1"><text:span text:style-name="T1">(Augustobona)</text:span></text:p>
            </office:annotation>
            <text:p>Troyes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4.077cm" draw:caption-point-x="-0.407cm" draw:caption-point-y="-1.445cm">
              <dc:date>2023-02-26T00:00:00</dc:date>
              <text:p text:style-name="P1"><text:span text:style-name="T1">Latin: Tullum (Toul)</text:span></text:p>
            </office:annotation>
            <text:p>Nancy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4.077cm" draw:caption-point-x="-0.407cm" draw:caption-point-y="-1.445cm">
              <dc:date>2023-02-26T00:00:00</dc:date>
              <text:p text:style-name="P1"><text:span text:style-name="T1">(Strassburg, Argentoratum)</text:span></text:p>
            </office:annotation>
            <text:p>Strasbourg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24.077cm" draw:caption-point-x="-0.407cm" draw:caption-point-y="-1.445cm">
              <dc:date>2023-02-26T00:00:00</dc:date>
              <text:p text:style-name="P1"><text:span text:style-name="T1">(into Mannheim)</text:span></text:p>
              <text:p text:style-name="P1"><text:span text:style-name="T1"/></text:p>
              <text:p text:style-name="P1"><text:span text:style-name="T1">Prussian: Mannheim</text:span></text:p>
              <text:p text:style-name="P1"><text:span text:style-name="T1">Latin: Lopodunum (into Heidelberg)</text:span></text:p>
            </office:annotation>
            <text:p>Heidelberg</text:p>
          </table:table-cell>
          <table:table-cell table:style-name="ce1" office:value-type="string" calcext:value-type="string">
            <office:annotation draw:style-name="gr5" draw:text-style-name="P2" svg:width="4.508cm" svg:height="4.604cm" svg:x="75.914cm" svg:y="24.077cm" draw:caption-point-x="-0.407cm" draw:caption-point-y="-1.445cm">
              <dc:date>2023-02-26T00:00:00</dc:date>
              <text:p text:style-name="P1"><text:span text:style-name="T1">(Stougard)</text:span></text:p>
              <text:p text:style-name="P1"><text:span text:style-name="T1"/></text:p>
              <text:p text:style-name="P1"><text:span text:style-name="T1">Latin: Vicus Alisinensium (into Heilbronn)</text:span></text:p>
            </office:annotation>
            <text:p>Stuttgart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24.077cm" draw:caption-point-x="-0.406cm" draw:caption-point-y="-1.445cm">
              <dc:date>2023-02-26T00:00:00</dc:date>
              <text:p text:style-name="P1"><text:span text:style-name="T1">(into Aalen)</text:span></text:p>
              <text:p text:style-name="P1"><text:span text:style-name="T1"/></text:p>
              <text:p text:style-name="P1"><text:span text:style-name="T1">Prussian: Aalen</text:span></text:p>
              <text:p text:style-name="P1"><text:span text:style-name="T1">Latin: Septemiacum (into Nordlingen)</text:span></text:p>
            </office:annotation>
            <text:p>Nördlingen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4.077cm" draw:caption-point-x="-0.406cm" draw:caption-point-y="-1.445cm">
              <dc:date>2023-02-26T00:00:00</dc:date>
              <text:p text:style-name="P1"><text:span text:style-name="T1">Latin: Prodentia (Donauworth)</text:span></text:p>
            </office:annotation>
            <text:p>Ingolstadt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4.077cm" draw:caption-point-x="-0.406cm" draw:caption-point-y="-1.445cm">
              <dc:date>2023-02-26T00:00:00</dc:date>
              <text:p text:style-name="P1"><text:span text:style-name="T1">(Castra Regina/Ratisbonne)</text:span></text:p>
            </office:annotation>
            <text:p>Regensbur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4.077cm" draw:caption-point-x="-0.406cm" draw:caption-point-y="-1.445cm">
              <dc:date>2023-02-26T00:00:00</dc:date>
              <text:p text:style-name="P1"><text:span text:style-name="T1">(Batavis)</text:span></text:p>
            </office:annotation>
            <text:p>Passau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4.077cm" draw:caption-point-x="-0.407cm" draw:caption-point-y="-1.445cm">
              <dc:date>2023-02-26T00:00:00</dc:date>
              <text:p text:style-name="P1"><text:span text:style-name="T1">(Budweis/Furgisatis)</text:span></text:p>
            </office:annotation>
            <text:p>Ceské Budejovice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4.077cm" draw:caption-point-x="-0.407cm" draw:caption-point-y="-1.445cm">
              <dc:date>2023-02-26T00:00:00</dc:date>
              <text:p text:style-name="P1"><text:span text:style-name="T1">(Bratislava, Pressburg, Pozon)</text:span></text:p>
              <text:p text:style-name="P1"><text:span text:style-name="T1"/></text:p>
              <text:p text:style-name="P1"><text:span text:style-name="T1">Latin: Carnuntum (into Presporok)</text:span></text:p>
            </office:annotation>
            <text:p>Presporo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24.077cm" draw:caption-point-x="-0.407cm" draw:caption-point-y="-1.445cm">
              <dc:date>2023-02-26T00:00:00</dc:date>
              <text:p text:style-name="P1"><text:span text:style-name="T1">(Koshitse/Koszyce)</text:span></text:p>
            </office:annotation>
            <text:p>Kosice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9cm" svg:height="6.985cm" svg:x="89.439cm" svg:y="24.077cm" draw:caption-point-x="-0.406cm" draw:caption-point-y="-1.445cm">
              <dc:date>2023-02-26T00:00:00</dc:date>
              <text:p text:style-name="P1"><text:span text:style-name="T1">(Czernowitz/Chernovitsy)</text:span></text:p>
              <text:p text:style-name="P1"><text:span text:style-name="T1"/></text:p>
              <text:p text:style-name="P1"><text:span text:style-name="T1">Latin: Patridava (Suceava)</text:span></text:p>
              <text:p text:style-name="P1"><text:span text:style-name="T1">Italian: Olchionia (Soroca)</text:span></text:p>
              <text:p text:style-name="P1"><text:span text:style-name="T1">Turkish: Suçava</text:span></text:p>
            </office:annotation>
            <text:p>Chernivtsi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24.077cm" draw:caption-point-x="-0.407cm" draw:caption-point-y="-1.445cm">
              <dc:date>2023-02-26T00:00:00</dc:date>
              <text:p text:style-name="P1"><text:span text:style-name="T1">(into Chișinău/Kishinev/Kischinau/Kishiniyov)</text:span></text:p>
              <text:p text:style-name="P1"><text:span text:style-name="T1"/></text:p>
              <text:p text:style-name="P1"><text:span text:style-name="T1">Latin: Clepidava (Chisinau)</text:span></text:p>
              <text:p text:style-name="P1"><text:span text:style-name="T1">Most post-medieval civs: Chișinău</text:span></text:p>
              <text:p text:style-name="P1"><text:span text:style-name="T1">Italian: Teghenaccio (Bender)</text:span></text:p>
            </office:annotation>
            <text:p>Orhei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24.077cm" draw:caption-point-x="-0.407cm" draw:caption-point-y="-1.445cm">
              <dc:date>2023-02-26T00:00:00</dc:date>
              <text:p text:style-name="P1"><text:span text:style-name="T1">(Dubossary)</text:span></text:p>
              <text:p text:style-name="P1"><text:span text:style-name="T1"/></text:p>
              <text:p text:style-name="P1"><text:span text:style-name="T1">Greek/Latin: Nikonion/Niconium (Ovidioipol')</text:span></text:p>
              <text:p text:style-name="P1"><text:span text:style-name="T1">Turkish: Hacidere (Ovidioipol')</text:span></text:p>
              <text:p text:style-name="P1"><text:span text:style-name="T1">Russian: Tiraspol'</text:span></text:p>
            </office:annotation>
            <text:p>Dubasari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24.077cm" draw:caption-point-x="-0.407cm" draw:caption-point-y="-1.445cm">
              <dc:date>2023-02-26T00:00:00</dc:date>
              <text:p text:style-name="P1"><text:span text:style-name="T1">(Ginestra/Hacibey)</text:span></text:p>
              <text:p text:style-name="P1"><text:span text:style-name="T1"/></text:p>
              <text:p text:style-name="P1"><text:span text:style-name="T1">Greek: Borysthenes (into Odessa)</text:span></text:p>
              <text:p text:style-name="P1"><text:span text:style-name="T1">German: Landau (Shyrokolanivka)</text:span></text:p>
            </office:annotation>
            <text:p>Odesa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24.077cm" draw:caption-point-x="-0.407cm" draw:caption-point-y="-1.445cm">
              <dc:date>2023-02-26T00:00:00</dc:date>
              <text:p text:style-name="P1"><text:span text:style-name="T1">(Nikolayev/Bug Liman)</text:span></text:p>
              <text:p text:style-name="P1"><text:span text:style-name="T1"/></text:p>
              <text:p text:style-name="P1"><text:span text:style-name="T1">Greek/Latin: Olbia (into Nikolayev)</text:span></text:p>
              <text:p text:style-name="P1"><text:span text:style-name="T1">NB: Olbia has conflicts with Olbia, Sardinia.</text:span></text:p>
              <text:p text:style-name="P1"><text:span text:style-name="T1">German: Katarinenthal</text:span></text:p>
              <text:p text:style-name="P1"><text:span text:style-name="T1">Turkish: Özi (Ochakiv)</text:span></text:p>
            </office:annotation>
            <text:p>Mykolaiv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24.077cm" draw:caption-point-x="-0.406cm" draw:caption-point-y="-1.445cm">
              <dc:date>2023-02-26T00:00:00</dc:date>
              <text:p text:style-name="P1"><text:span text:style-name="T1">(Oleski/Illiche, into Kherson)</text:span></text:p>
              <text:p text:style-name="P1"><text:span text:style-name="T1"/></text:p>
              <text:p text:style-name="P1"><text:span text:style-name="T1">Latin: Hippolaou Acra (into Olbia)</text:span></text:p>
            </office:annotation>
            <text:p>Oleshky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24.077cm" draw:caption-point-x="-0.406cm" draw:caption-point-y="-1.445cm">
              <dc:date>2023-02-26T00:00:00</dc:date>
              <text:p text:style-name="P1"><text:span text:style-name="T1">Turkish: Qiz Yar (Melitopol')</text:span></text:p>
            </office:annotation>
            <text:p>Mariupol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24.077cm" draw:caption-point-x="-0.406cm" draw:caption-point-y="-1.445cm">
              <dc:date>2023-02-26T00:00:00</dc:date>
              <text:p text:style-name="P1"><text:span text:style-name="T1">(Kremnoi/Cremni)</text:span></text:p>
              <text:p text:style-name="P1"><text:span text:style-name="T1"/></text:p>
              <text:p text:style-name="P1"><text:span text:style-name="T1">German: Molotschna</text:span></text:p>
            </office:annotation>
            <text:p>Taganrog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24.077cm" draw:caption-point-x="-0.406cm" draw:caption-point-y="-1.445cm">
              <dc:date>2023-02-26T00:00:00</dc:date>
              <text:p text:style-name="P1"><text:span text:style-name="T1">(into Rostov-na-Donu)</text:span></text:p>
            </office:annotation>
            <text:p>Cherkassk</text:p>
          </table:table-cell>
          <table:table-cell table:style-name="ce1" office:value-type="string" calcext:value-type="string">
            <office:annotation draw:style-name="gr8" draw:text-style-name="P5" svg:width="2.899cm" svg:height="1.799cm" svg:x="99.787cm" svg:y="21.122cm" draw:caption-point-x="-0.61cm" draw:caption-point-y="1.51cm">
              <dc:date>2023-03-06T00:00:00</dc:date>
              <text:p text:style-name="P1"><text:span text:style-name="T1">Shakhty</text:span></text:p>
            </office:annotation>
            <text:p>Alexandro-Grushevskaya</text:p>
          </table:table-cell>
          <table:table-cell table:style-name="ce1" office:value-type="string" calcext:value-type="string">
            <text:p>Kalach</text:p>
          </table:table-cell>
          <table:table-cell table:style-name="ce1" office:value-type="string" calcext:value-type="string">
            <text:p>Svetly Yar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21.122cm" draw:caption-point-x="-0.61cm" draw:caption-point-y="1.51cm">
              <dc:date>2023-03-06T00:00:00</dc:date>
              <text:p text:style-name="P1"><text:span text:style-name="T1">→ </text:span><text:span text:style-name="T1">Akhtubinsk</text:span></text:p>
            </office:annotation>
            <text:p>Akhtuba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24.077cm" draw:caption-point-x="-0.406cm" draw:caption-point-y="-1.445cm">
              <dc:date>2023-02-26T00:00:00</dc:date>
              <text:p text:style-name="P1"><text:span text:style-name="T1">Turkic (Kazakh): Qarabaily</text:span></text:p>
              <text:p text:style-name="P1"><text:span text:style-name="T1"/></text:p>
              <text:p text:style-name="P1"><text:span text:style-name="T1">Mongolian: Sarai Batu</text:span></text:p>
            </office:annotation>
            <text:p>Kharabali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24.077cm" draw:caption-point-x="-0.406cm" draw:caption-point-y="-1.445cm">
              <dc:date>2023-02-26T00:00:00</dc:date>
              <text:p text:style-name="P1"><text:span text:style-name="T1">Turkic (Kazakh): Ganiushkin/Qurmanghazy</text:span></text:p>
              <text:p text:style-name="P1"><text:span text:style-name="T1"/></text:p>
              <text:p text:style-name="P1"><text:span text:style-name="T1">Mongolian: Sarai Jük</text:span></text:p>
            </office:annotation>
            <text:p>Ganyushkino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4.077cm" draw:caption-point-x="-0.406cm" draw:caption-point-y="-1.445cm">
              <dc:date>2023-02-26T00:00:00</dc:date>
              <text:p text:style-name="P1"><text:span text:style-name="T1">(Atyrau)</text:span></text:p>
            </office:annotation>
            <text:p>Guryev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24.077cm" draw:caption-point-x="-0.406cm" draw:caption-point-y="-1.445cm">
              <dc:date>2023-02-26T00:00:00</dc:date>
              <text:p text:style-name="P1"><text:span text:style-name="T1">Turkic (Kazakh): Maqat</text:span></text:p>
            </office:annotation>
            <text:p>Maka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?</text:p>
          </table:table-cell>
          <table:table-cell table:style-name="ce1" office:value-type="string" calcext:value-type="string">
            <text:p>Aral'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Dzhezkazga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aryshaghan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7" draw:text-style-name="P2" svg:width="4.509cm" svg:height="5.794cm" svg:x="122.126cm" svg:y="24.077cm" draw:caption-point-x="-0.406cm" draw:caption-point-y="-1.445cm">
              <dc:date>2023-02-26T00:00:00</dc:date>
              <text:p text:style-name="P1"><text:span text:style-name="T1">(into Sarkand)</text:span></text:p>
              <text:p text:style-name="P1"><text:span text:style-name="T1"/></text:p>
              <text:p text:style-name="P1"><text:span text:style-name="T1">Russian: Sarkand</text:span></text:p>
              <text:p text:style-name="P1"><text:span text:style-name="T1">Turkic (Kazakh): Sarqan</text:span></text:p>
            </office:annotation>
            <text:p>Qayalyq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24.38cm" svg:y="24.077cm" draw:caption-point-x="-0.406cm" draw:caption-point-y="-1.445cm">
              <dc:date>2023-02-26T00:00:00</dc:date>
              <text:p text:style-name="P1"><text:span text:style-name="T1">Chinese: Tacheng</text:span></text:p>
            </office:annotation>
            <text:p>Qoqak</text:p>
          </table:table-cell>
          <table:table-cell table:style-name="ce1" office:value-type="string" calcext:value-type="string">
            <text:p>Qaramay</text:p>
          </table:table-cell>
          <table:table-cell table:style-name="ce1" office:value-type="string" calcext:value-type="string">
            <text:p>Fukang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24.077cm" draw:caption-point-x="-0.407cm" draw:caption-point-y="-1.445cm">
              <dc:date>2023-02-26T00:00:00</dc:date>
              <text:p text:style-name="P1"><text:span text:style-name="T1">(into Jimsar)</text:span></text:p>
            </office:annotation>
            <text:p>Beshbalik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24.077cm" draw:caption-point-x="-0.407cm" draw:caption-point-y="-1.445cm">
              <dc:date>2023-02-26T00:00:00</dc:date>
              <text:p text:style-name="P1"><text:span text:style-name="T1">(Qitai)</text:span></text:p>
            </office:annotation>
            <text:p>Gucheng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yanbulag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4.077cm" draw:caption-point-x="-0.406cm" draw:caption-point-y="-1.445cm">
              <dc:date>2023-02-26T00:00:00</dc:date>
              <text:p text:style-name="P1"><text:span text:style-name="T1">Russian: Bayankhongor</text:span></text:p>
            </office:annotation>
            <text:p>?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4.077cm" draw:caption-point-x="-0.407cm" draw:caption-point-y="-1.445cm">
              <dc:date>2023-02-26T00:00:00</dc:date>
              <text:p text:style-name="P1"><text:span text:style-name="T1">Russian: Mandalgov' (Mandalgovi)</text:span></text:p>
            </office:annotation>
            <text:p>?</text:p>
          </table:table-cell>
          <table:table-cell table:style-name="ce1" office:value-type="string" calcext:value-type="string">
            <text:p>Choi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4.077cm" draw:caption-point-x="-0.406cm" draw:caption-point-y="-1.445cm">
              <dc:date>2023-02-26T00:00:00</dc:date>
              <text:p text:style-name="P1"><text:span text:style-name="T1">(Xilinhot)</text:span></text:p>
            </office:annotation>
            <text:p>Beizimiao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4.077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4.077cm" draw:caption-point-x="-0.407cm" draw:caption-point-y="-1.445cm">
              <dc:date>2023-02-26T00:00:00</dc:date>
              <text:p text:style-name="P1"><text:span text:style-name="T1">(Tongliao)</text:span></text:p>
            </office:annotation>
            <text:p>Zhelimu</text:p>
          </table:table-cell>
          <table:table-cell table:style-name="ce1" office:value-type="string" calcext:value-type="string">
            <text:p>Changling</text:p>
          </table:table-cell>
          <table:table-cell table:style-name="ce1" office:value-type="string" calcext:value-type="string">
            <office:annotation draw:style-name="gr5" draw:text-style-name="P2" svg:width="4.508cm" svg:height="4.604cm" svg:x="146.923cm" svg:y="24.077cm" draw:caption-point-x="-0.407cm" draw:caption-point-y="-1.445cm">
              <dc:date>2023-02-26T00:00:00</dc:date>
              <text:p text:style-name="P1"><text:span text:style-name="T1">(Songyuan)</text:span></text:p>
              <text:p text:style-name="P1"><text:span text:style-name="T1"/></text:p>
              <text:p text:style-name="P1"><text:span text:style-name="T1">Korean: Buyeo (Nong'an)</text:span></text:p>
            </office:annotation>
            <text:p>Boduna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4.077cm" draw:caption-point-x="-0.407cm" draw:caption-point-y="-1.445cm">
              <dc:date>2023-02-26T00:00:00</dc:date>
              <text:p text:style-name="P1"><text:span text:style-name="T1">(Shangzhi)</text:span></text:p>
            </office:annotation>
            <text:p>Zhuhe</text:p>
          </table:table-cell>
          <table:table-cell table:style-name="ce1" office:value-type="string" calcext:value-type="string">
            <office:annotation draw:style-name="gr5" draw:text-style-name="P2" svg:width="4.509cm" svg:height="4.604cm" svg:x="149.177cm" svg:y="24.077cm" draw:caption-point-x="-0.406cm" draw:caption-point-y="-1.445cm">
              <dc:date>2023-02-26T00:00:00</dc:date>
              <text:p text:style-name="P1"><text:span text:style-name="T1">(Ning'an &gt; Mudanjiang)</text:span></text:p>
              <text:p text:style-name="P1"><text:span text:style-name="T1"/></text:p>
              <text:p text:style-name="P1"><text:span text:style-name="T1">Korean: Sanggyeong (Shangjing, into Ning'an)</text:span></text:p>
            </office:annotation>
            <text:p>Ningguta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24.077cm" draw:caption-point-x="-0.406cm" draw:caption-point-y="-1.445cm">
              <dc:date>2023-02-26T00:00:00</dc:date>
              <text:p text:style-name="P1"><text:span text:style-name="T1">Korean: Donggyeong (Hunchun)</text:span></text:p>
            </office:annotation>
            <text:p>Jixi</text:p>
          </table:table-cell>
          <table:table-cell table:style-name="ce1" office:value-type="string" calcext:value-type="string">
            <office:annotation draw:style-name="gr14" draw:text-style-name="P2" svg:width="4.509cm" svg:height="8.175cm" svg:x="151.431cm" svg:y="24.077cm" draw:caption-point-x="-0.406cm" draw:caption-point-y="-1.445cm">
              <dc:date>2023-02-26T00:00:00</dc:date>
              <text:p text:style-name="P1"><text:span text:style-name="T1">(Port May)</text:span></text:p>
              <text:p text:style-name="P1"><text:span text:style-name="T1">Chinese: Yongmingcheng (into Haishenwai)</text:span></text:p>
              <text:p text:style-name="P1"><text:span text:style-name="T1">Mongol: Yongmingcheng</text:span></text:p>
              <text:p text:style-name="P1"><text:span text:style-name="T1">Japanese: Urajiosutoku</text:span></text:p>
              <text:p text:style-name="P1"><text:span text:style-name="T1"/></text:p>
              <text:p text:style-name="P1"><text:span text:style-name="T1">Korean: Hwaju (into Ussuriysk)</text:span></text:p>
            </office:annotation>
            <text:p>Vladivostok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24.077cm" draw:caption-point-x="-0.406cm" draw:caption-point-y="-1.445cm">
              <dc:date>2023-02-26T00:00:00</dc:date>
              <text:p text:style-name="P1"><text:span text:style-name="T1">Korean: Jeongju (into Suchan/Partizansk)</text:span></text:p>
            </office:annotation>
            <text:p>Nakhodka</text:p>
          </table:table-cell>
          <table:table-cell table:style-name="ce1" table:number-columns-repeated="3"/>
          <table:table-cell table:style-name="ce1" office:value-type="string" calcext:value-type="string">
            <text:p>Hakodate</text:p>
          </table:table-cell>
          <table:table-cell table:style-name="ce1" table:number-columns-repeated="11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25.268cm" draw:caption-point-x="-0.407cm" draw:caption-point-y="-1.445cm">
              <dc:date>2023-02-26T00:00:00</dc:date>
              <text:p text:style-name="P1"><text:span text:style-name="T1">English: Fort Vancouver (into Portland)</text:span></text:p>
            </office:annotation>
            <text:p>Olymp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ennewick</text:p>
          </table:table-cell>
          <table:table-cell table:style-name="ce1" office:value-type="string" calcext:value-type="string">
            <text:p>Lewis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utte</text:p>
          </table:table-cell>
          <table:table-cell table:style-name="ce1" office:value-type="string" calcext:value-type="string">
            <text:p>Bozeman</text:p>
          </table:table-cell>
          <table:table-cell table:style-name="ce1" office:value-type="string" calcext:value-type="string">
            <text:p>Billings</text:p>
          </table:table-cell>
          <table:table-cell table:style-name="ce1" office:value-type="string" calcext:value-type="string">
            <text:p>Broadus</text:p>
          </table:table-cell>
          <table:table-cell table:style-name="ce1" office:value-type="string" calcext:value-type="string">
            <text:p>Pierre</text:p>
          </table:table-cell>
          <table:table-cell table:style-name="ce1" office:value-type="string" calcext:value-type="string">
            <text:p>Chamberla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5.268cm" draw:caption-point-x="-0.406cm" draw:caption-point-y="-1.445cm">
              <dc:date>2023-02-26T00:00:00</dc:date>
              <text:p text:style-name="P1"><text:span text:style-name="T1">Latin: Sioux cataractarum</text:span></text:p>
            </office:annotation>
            <text:p>Sioux Falls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5.268cm" draw:caption-point-x="-0.406cm" draw:caption-point-y="-1.445cm">
              <dc:date>2023-02-26T00:00:00</dc:date>
              <text:p text:style-name="P1"><text:span text:style-name="T1">French: Fort Beauharnois (into Minneapolis)</text:span></text:p>
            </office:annotation>
            <text:p>Minneapolis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25.268cm" draw:caption-point-x="-0.406cm" draw:caption-point-y="-1.445cm">
              <dc:date>2023-02-26T00:00:00</dc:date>
              <text:p text:style-name="P1"><text:span text:style-name="T1">French: Fort Bon Secours (into Eau Claire)</text:span></text:p>
              <text:p text:style-name="P1"><text:span text:style-name="T1">Latin: Marathonia</text:span></text:p>
            </office:annotation>
            <text:p>Eau Claire</text:p>
          </table:table-cell>
          <table:table-cell table:style-name="ce1" office:value-type="string" calcext:value-type="string">
            <office:annotation draw:style-name="gr7" draw:text-style-name="P2" svg:width="4.509cm" svg:height="5.794cm" svg:x="26.32cm" svg:y="25.268cm" draw:caption-point-x="-0.406cm" draw:caption-point-y="-1.445cm">
              <dc:date>2023-02-26T00:00:00</dc:date>
              <text:p text:style-name="P1"><text:span text:style-name="T1">(La Baie)</text:span></text:p>
              <text:p text:style-name="P1"><text:span text:style-name="T1"/></text:p>
              <text:p text:style-name="P1"><text:span text:style-name="T1">Dutch: Hollandstad (into Green Bay)</text:span></text:p>
              <text:p text:style-name="P1"><text:span text:style-name="T1">Latin: Nova Belgica</text:span></text:p>
            </office:annotation>
            <text:p>Green Bay</text:p>
          </table:table-cell>
          <table:table-cell table:style-name="ce6"/>
          <table:table-cell table:style-name="ce1" office:value-type="string" calcext:value-type="string">
            <office:annotation draw:style-name="gr2" draw:text-style-name="P2" svg:width="4.508cm" svg:height="4.603cm" svg:x="28.575cm" svg:y="25.268cm" draw:caption-point-x="-0.407cm" draw:caption-point-y="-1.445cm">
              <dc:date>2023-02-26T00:00:00</dc:date>
              <text:p text:style-name="P1"><text:span text:style-name="T1">French: Fort Michilimakinac (Mackinac City)</text:span></text:p>
              <text:p text:style-name="P1"><text:span text:style-name="T1">German: Frankenmuth</text:span></text:p>
              <text:p text:style-name="P1"><text:span text:style-name="T1">Latin: Marcellus ad Saukum</text:span></text:p>
            </office:annotation>
            <text:p>Saginaw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30.829cm" svg:y="25.268cm" draw:caption-point-x="-0.407cm" draw:caption-point-y="-1.445cm">
              <dc:date>2023-02-26T00:00:00</dc:date>
              <text:p text:style-name="P1"><text:span text:style-name="T1">French: La Petite Côte</text:span></text:p>
            </office:annotation>
            <text:p>Windsor</text:p>
          </table:table-cell>
          <table:table-cell table:style-name="ce1" office:value-type="string" calcext:value-type="string">
            <office:annotation draw:style-name="gr4" draw:text-style-name="P2" svg:width="4.509cm" svg:height="3.413cm" svg:x="31.956cm" svg:y="25.268cm" draw:caption-point-x="-0.406cm" draw:caption-point-y="-1.445cm">
              <dc:date>2023-02-26T00:00:00</dc:date>
              <text:p text:style-name="P1"><text:span text:style-name="T1">French: Fort Niagara (Niagara Falls)</text:span></text:p>
              <text:p text:style-name="P1"><text:span text:style-name="T1">Latin: Magna cataractae</text:span></text:p>
            </office:annotation>
            <text:p>Niagara Falls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4" draw:text-style-name="P2" svg:width="4.509cm" svg:height="3.413cm" svg:x="35.337cm" svg:y="25.268cm" draw:caption-point-x="-0.406cm" draw:caption-point-y="-1.445cm">
              <dc:date>2023-02-26T00:00:00</dc:date>
              <text:p text:style-name="P1"><text:span text:style-name="T1">Native: Onondaga</text:span></text:p>
              <text:p text:style-name="P1"><text:span text:style-name="T1">Latin: Syracusanus</text:span></text:p>
            </office:annotation>
            <text:p>Syracuse</text:p>
          </table:table-cell>
          <table:table-cell table:style-name="ce1" office:value-type="string" calcext:value-type="string">
            <office:annotation draw:style-name="gr2" draw:text-style-name="P2" svg:width="4.508cm" svg:height="4.603cm" svg:x="36.465cm" svg:y="25.268cm" draw:caption-point-x="-0.407cm" draw:caption-point-y="-1.445cm">
              <dc:date>2023-02-26T00:00:00</dc:date>
              <text:p text:style-name="P1"><text:span text:style-name="T1">French: Fort Carillon (Ticonderoga)</text:span></text:p>
              <text:p text:style-name="P1"><text:span text:style-name="T1">English: Montpelier</text:span></text:p>
              <text:p text:style-name="P1"><text:span text:style-name="T1">Latin: Seneca cataractarum</text:span></text:p>
            </office:annotation>
            <text:p>Burlington</text:p>
          </table:table-cell>
          <table:table-cell table:style-name="ce1" office:value-type="string" calcext:value-type="string">
            <office:annotation draw:style-name="gr4" draw:text-style-name="P2" svg:width="4.508cm" svg:height="3.413cm" svg:x="37.592cm" svg:y="25.268cm" draw:caption-point-x="-0.407cm" draw:caption-point-y="-1.445cm">
              <dc:date>2023-02-26T00:00:00</dc:date>
              <text:p text:style-name="P1"><text:span text:style-name="T1">French: Fort Sainte-Anne-du-Richelieu (into Burlington)</text:span></text:p>
              <text:p text:style-name="P1"><text:span text:style-name="T1">Latin: Concordia Augusta </text:span></text:p>
            </office:annotation>
            <text:p>Concord</text:p>
          </table:table-cell>
          <table:table-cell table:style-name="ce1" office:value-type="string" calcext:value-type="string">
            <office:annotation draw:style-name="gr2" draw:text-style-name="P2" svg:width="4.508cm" svg:height="4.603cm" svg:x="38.719cm" svg:y="25.268cm" draw:caption-point-x="-0.407cm" draw:caption-point-y="-1.445cm">
              <dc:date>2023-02-26T00:00:00</dc:date>
              <text:p text:style-name="P1"><text:span text:style-name="T1">NB: conflict with Portland, OR</text:span></text:p>
              <text:p text:style-name="P1"><text:span text:style-name="T1"/></text:p>
              <text:p text:style-name="P1"><text:span text:style-name="T1">English: Popham (into Portland)</text:span></text:p>
            </office:annotation>
            <text:p>Portland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42.1cm" svg:y="25.268cm" draw:caption-point-x="-0.406cm" draw:caption-point-y="-1.445cm">
              <dc:date>2023-02-26T00:00:00</dc:date>
              <text:p text:style-name="P1"><text:span text:style-name="T1">Native: K'jipuktuk</text:span></text:p>
              <text:p text:style-name="P1"><text:span text:style-name="T1"/></text:p>
              <text:p text:style-name="P1"><text:span text:style-name="T1">French: Port-Royal (Annapolis Royal)</text:span></text:p>
            </office:annotation>
            <text:p>Halifax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4.508cm" svg:height="2.222cm" svg:x="66.897cm" svg:y="25.268cm" draw:caption-point-x="-0.407cm" draw:caption-point-y="-1.445cm">
              <dc:date>2023-02-26T00:00:00</dc:date>
              <text:p text:style-name="P1"><text:span text:style-name="T1">(Portus Namnetum)</text:span></text:p>
            </office:annotation>
            <text:p>Nantes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25.268cm" draw:caption-point-x="-0.406cm" draw:caption-point-y="-1.445cm">
              <dc:date>2023-02-26T00:00:00</dc:date>
              <text:p text:style-name="P1"><text:span text:style-name="T1">(Iuliomagus)</text:span></text:p>
            </office:annotation>
            <text:p>Angers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25.268cm" draw:caption-point-x="-0.406cm" draw:caption-point-y="-1.445cm">
              <dc:date>2023-02-26T00:00:00</dc:date>
              <text:p text:style-name="P1"><text:span text:style-name="T1">(Caesarodunum)</text:span></text:p>
              <text:p text:style-name="P1"><text:span text:style-name="T1"/></text:p>
              <text:p text:style-name="P1"><text:span text:style-name="T1">English: Blois</text:span></text:p>
            </office:annotation>
            <text:p>Tours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5.268cm" draw:caption-point-x="-0.406cm" draw:caption-point-y="-1.445cm">
              <dc:date>2023-02-26T00:00:00</dc:date>
              <text:p text:style-name="P1"><text:span text:style-name="T1">(Cenabum/Aurelianum)</text:span></text:p>
            </office:annotation>
            <text:p>Orléans</text:p>
          </table:table-cell>
          <table:table-cell table:style-name="ce1" office:value-type="string" calcext:value-type="string">
            <office:annotation draw:style-name="gr2" draw:text-style-name="P2" svg:width="4.509cm" svg:height="4.603cm" svg:x="71.405cm" svg:y="25.268cm" draw:caption-point-x="-0.406cm" draw:caption-point-y="-1.445cm">
              <dc:date>2023-02-26T00:00:00</dc:date>
              <text:p text:style-name="P1"><text:span text:style-name="T1">(into Auxerre)</text:span></text:p>
              <text:p text:style-name="P1"><text:span text:style-name="T1"/></text:p>
              <text:p text:style-name="P1"><text:span text:style-name="T1">Latin: Autessiodurum (Auxerre)</text:span></text:p>
            </office:annotation>
            <text:p>Vézelay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5.268cm" draw:caption-point-x="-0.407cm" draw:caption-point-y="-1.445cm">
              <dc:date>2023-02-26T00:00:00</dc:date>
              <text:p text:style-name="P1"><text:span text:style-name="T1">Latin: Andematunnum (Langres)</text:span></text:p>
            </office:annotation>
            <text:p>Dijo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5.268cm" draw:caption-point-x="-0.407cm" draw:caption-point-y="-1.445cm">
              <dc:date>2023-02-26T00:00:00</dc:date>
              <text:p text:style-name="P1"><text:span text:style-name="T1">(Vesontio)</text:span></text:p>
            </office:annotation>
            <text:p>Besançon</text:p>
          </table:table-cell>
          <table:table-cell table:style-name="ce1" office:value-type="string" calcext:value-type="string">
            <office:annotation draw:style-name="gr4" draw:text-style-name="P2" svg:width="4.508cm" svg:height="3.413cm" svg:x="74.787cm" svg:y="25.268cm" draw:caption-point-x="-0.407cm" draw:caption-point-y="-1.445cm">
              <dc:date>2023-02-26T00:00:00</dc:date>
              <text:p text:style-name="P1"><text:span text:style-name="T1">Latin: Augusta Raurica (into Basel)</text:span></text:p>
              <text:p text:style-name="P1"><text:span text:style-name="T1">French: Bâle (Basel)</text:span></text:p>
            </office:annotation>
            <text:p>Ber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5.268cm" draw:caption-point-x="-0.407cm" draw:caption-point-y="-1.445cm">
              <dc:date>2023-02-26T00:00:00</dc:date>
              <text:p text:style-name="P1"><text:span text:style-name="T1">Latin: Curia (Chur, into Vaduz)</text:span></text:p>
            </office:annotation>
            <text:p>Zürich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25.268cm" draw:caption-point-x="-0.406cm" draw:caption-point-y="-1.445cm">
              <dc:date>2023-02-26T00:00:00</dc:date>
              <text:p text:style-name="P1"><text:span text:style-name="T1">Latin: Cambodunum (Kempten)</text:span></text:p>
            </office:annotation>
            <text:p>Ulm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5.268cm" draw:caption-point-x="-0.406cm" draw:caption-point-y="-1.445cm">
              <dc:date>2023-02-26T00:00:00</dc:date>
              <text:p text:style-name="P1"><text:span text:style-name="T1">(Augusta Vindelicorum/Augsbourg)</text:span></text:p>
            </office:annotation>
            <text:p>Augsburg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25.268cm" draw:caption-point-x="-0.406cm" draw:caption-point-y="-1.445cm">
              <dc:date>2023-02-26T00:00:00</dc:date>
              <text:p text:style-name="P1"><text:span text:style-name="T1">(Munich/Monaco)</text:span></text:p>
              <text:p text:style-name="P1"><text:span text:style-name="T1"/></text:p>
              <text:p text:style-name="P1"><text:span text:style-name="T1">Latin: Pons Aeni (into Rosenheim)</text:span></text:p>
            </office:annotation>
            <text:p>München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5.268cm" draw:caption-point-x="-0.406cm" draw:caption-point-y="-1.445cm">
              <dc:date>2023-02-26T00:00:00</dc:date>
              <text:p text:style-name="P1"><text:span text:style-name="T1">(Iuvavum)</text:span></text:p>
            </office:annotation>
            <text:p>Salzburg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5.268cm" draw:caption-point-x="-0.407cm" draw:caption-point-y="-1.445cm">
              <dc:date>2023-02-26T00:00:00</dc:date>
              <text:p text:style-name="P1"><text:span text:style-name="T1">Latin: Lauriacum (into Linz)</text:span></text:p>
            </office:annotation>
            <text:p>Linz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25.268cm" draw:caption-point-x="-0.407cm" draw:caption-point-y="-1.445cm">
              <dc:date>2023-02-26T00:00:00</dc:date>
              <text:p text:style-name="P1"><text:span text:style-name="T1">(Vienna, Vindobona)</text:span></text:p>
            </office:annotation>
            <text:p>Wien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25.268cm" draw:caption-point-x="-0.407cm" draw:caption-point-y="-1.445cm">
              <dc:date>2023-02-26T00:00:00</dc:date>
              <text:p text:style-name="P1"><text:span text:style-name="T1">(Aquincum/Budin, into Budapest)</text:span></text:p>
            </office:annotation>
            <text:p>Buda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25.268cm" draw:caption-point-x="-0.407cm" draw:caption-point-y="-1.445cm">
              <dc:date>2023-02-26T00:00:00</dc:date>
              <text:p text:style-name="P1"><text:span text:style-name="T1">(Transaquincum, into Budapest)</text:span></text:p>
            </office:annotation>
            <text:p>Pest</text:p>
          </table:table-cell>
          <table:table-cell table:style-name="ce1" office:value-type="string" calcext:value-type="string">
            <office:annotation draw:style-name="gr11" draw:text-style-name="P2" svg:width="4.509cm" svg:height="6.984cm" svg:x="86.058cm" svg:y="25.268cm" draw:caption-point-x="-0.406cm" draw:caption-point-y="-1.445cm">
              <dc:date>2023-02-26T00:00:00</dc:date>
              <text:p text:style-name="P1"><text:span text:style-name="T1">(Debrezin)</text:span></text:p>
              <text:p text:style-name="P1"><text:span text:style-name="T1"/></text:p>
              <text:p text:style-name="P1"><text:span text:style-name="T1">Latin: Docidava (into Debrecen)</text:span></text:p>
              <text:p text:style-name="P1"><text:span text:style-name="T1">Mongolian: Mohi (into Miskolc)</text:span></text:p>
              <text:p text:style-name="P1"><text:span text:style-name="T1">Turkish: Egir (Eger, into Miskolc)</text:span></text:p>
            </office:annotation>
            <text:p>Debrecen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5.268cm" draw:caption-point-x="-0.406cm" draw:caption-point-y="-1.445cm">
              <dc:date>2023-02-26T00:00:00</dc:date>
              <text:p text:style-name="P1"><text:span text:style-name="T1">(Cluj-Napoca/Napoca/Klausenburg/Kalosvar)</text:span></text:p>
            </office:annotation>
            <text:p>Cluj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25.268cm" draw:caption-point-x="-0.406cm" draw:caption-point-y="-1.445cm">
              <dc:date>2023-02-26T00:00:00</dc:date>
              <text:p text:style-name="P1"><text:span text:style-name="T1">(Schäßburg)</text:span></text:p>
              <text:p text:style-name="P1"><text:span text:style-name="T1"/></text:p>
              <text:p text:style-name="P1"><text:span text:style-name="T1">Latin: Potaissa (Turda)</text:span></text:p>
            </office:annotation>
            <text:p>Sighișoa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25.268cm" draw:caption-point-x="-0.407cm" draw:caption-point-y="-1.445cm">
              <dc:date>2023-02-26T00:00:00</dc:date>
              <text:p text:style-name="P1"><text:span text:style-name="T1">(Jassenmarkt/Yas)</text:span></text:p>
              <text:p text:style-name="P1"><text:span text:style-name="T1"/></text:p>
              <text:p text:style-name="P1"><text:span text:style-name="T1">Latin: Petrodava (Piatri Neamt)</text:span></text:p>
            </office:annotation>
            <text:p>Iasi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5.268cm" draw:caption-point-x="-0.407cm" draw:caption-point-y="-1.445cm">
              <dc:date>2023-02-26T00:00:00</dc:date>
              <text:p text:style-name="P1"><text:span text:style-name="T1">(Akkerman/Bilhorod-Dnistrovskyi/Niconium/Weißenburg/Moncastro/Turla)</text:span></text:p>
            </office:annotation>
            <text:p>Tyras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1" draw:text-style-name="P2" svg:width="4.509cm" svg:height="6.984cm" svg:x="95.075cm" svg:y="25.268cm" draw:caption-point-x="-0.406cm" draw:caption-point-y="-1.445cm">
              <dc:date>2023-03-05T00:00:00</dc:date>
              <text:p text:style-name="P1"><text:span text:style-name="T1">→ </text:span><text:span text:style-name="T1">Yevpatoria</text:span></text:p>
              <text:p text:style-name="P1"><text:span text:style-name="T1"/></text:p>
              <text:p text:style-name="P1"><text:span text:style-name="T1">(Kerkinitis/Güzliev)</text:span></text:p>
              <text:p text:style-name="P1"><text:span text:style-name="T1"/></text:p>
              <text:p text:style-name="P1"><text:span text:style-name="T1">Latin: Neapolis Scythiarum (Aqmescit/Simferopol')</text:span></text:p>
              <text:p text:style-name="P1"><text:span text:style-name="T1">Italian: Cembalo (Balaklava)</text:span></text:p>
              <text:p text:style-name="P1"><text:span text:style-name="T1">Mongolian/Turkish: Bagçasaray (into Simferopol')</text:span></text:p>
            </office:annotation>
            <text:p>Eupatori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98.456cm" svg:y="25.268cm" draw:caption-point-x="-0.406cm" draw:caption-point-y="-1.445cm">
              <dc:date>2023-02-26T00:00:00</dc:date>
              <text:p text:style-name="P1"><text:span text:style-name="T1">(Tanais/Azaq)</text:span></text:p>
            </office:annotation>
            <text:p>Azov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25.268cm" draw:caption-point-x="-0.407cm" draw:caption-point-y="-1.445cm">
              <dc:date>2023-02-26T00:00:00</dc:date>
              <text:p text:style-name="P1"><text:span text:style-name="T1">(into Armavir)</text:span></text:p>
            </office:annotation>
            <text:p>Armyansky aul</text:p>
          </table:table-cell>
          <table:table-cell table:style-name="ce1" office:value-type="string" calcext:value-type="string">
            <text:p>Stavropol</text:p>
          </table:table-cell>
          <table:table-cell table:style-name="ce1" office:value-type="string" calcext:value-type="string">
            <text:p>Elista</text:p>
          </table:table-cell>
          <table:table-cell table:style-name="ce1" office:value-type="string" calcext:value-type="string">
            <office:annotation draw:style-name="gr4" draw:text-style-name="P2" svg:width="4.508cm" svg:height="3.413cm" svg:x="102.965cm" svg:y="25.2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Saqsin (Atil)</text:span></text:p>
            </office:annotation>
            <text:p>Yashkul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5.268cm" draw:caption-point-x="-0.406cm" draw:caption-point-y="-1.445cm">
              <dc:date>2023-02-26T00:00:00</dc:date>
              <text:p text:style-name="P1"><text:span text:style-name="T1">(Hajji Tarkhan/Xacitarxan)</text:span></text:p>
            </office:annotation>
            <text:p>Astrakhan</text:p>
          </table:table-cell>
          <table:table-cell table:style-name="ce6" table:number-columns-repeated="2"/>
          <table:table-cell table:style-name="ce1" office:value-type="string" calcext:value-type="string">
            <text:p>Kul'sary</text:p>
          </table:table-cell>
          <table:table-cell table:style-name="ce1" office:value-type="string" calcext:value-type="string">
            <text:p>?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8cm" svg:height="2.222cm" svg:x="111.982cm" svg:y="25.268cm" draw:caption-point-x="-0.407cm" draw:caption-point-y="-1.445cm">
              <dc:date>2023-02-26T00:00:00</dc:date>
              <text:p text:style-name="P1"><text:span text:style-name="T1">(Jankent, into Tyuratam/Baikonur/Leninsk)</text:span></text:p>
            </office:annotation>
            <text:p>Yangikent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Moiynqum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119.872cm" svg:y="25.268cm" draw:caption-point-x="-0.407cm" draw:caption-point-y="-1.445cm">
              <dc:date>2023-02-26T00:00:00</dc:date>
              <text:p text:style-name="P1"><text:span text:style-name="T1">(into Bakanas)</text:span></text:p>
              <text:p text:style-name="P1"><text:span text:style-name="T1"/></text:p>
              <text:p text:style-name="P1"><text:span text:style-name="T1">Russian: Bakanas</text:span></text:p>
              <text:p text:style-name="P1"><text:span text:style-name="T1">Turkic (Kazakh): Baqanas</text:span></text:p>
            </office:annotation>
            <text:p>Gorguz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25.268cm" draw:caption-point-x="-0.407cm" draw:caption-point-y="-1.445cm">
              <dc:date>2023-02-26T00:00:00</dc:date>
              <text:p text:style-name="P1"><text:span text:style-name="T1">(into Gavrilovka)</text:span></text:p>
              <text:p text:style-name="P1"><text:span text:style-name="T1"/></text:p>
              <text:p text:style-name="P1"><text:span text:style-name="T1">Russian: Gavrilovka (into Taldy-Kurgan)</text:span></text:p>
              <text:p text:style-name="P1"><text:span text:style-name="T1">Turkic (Kazakh): Taldyqorghan</text:span></text:p>
            </office:annotation>
            <text:p>Iki-Oguz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25.268cm" draw:caption-point-x="-0.406cm" draw:caption-point-y="-1.445cm">
              <dc:date>2023-02-26T00:00:00</dc:date>
              <text:p text:style-name="P1"><text:span text:style-name="T1">(into Dzharkent)</text:span></text:p>
              <text:p text:style-name="P1"><text:span text:style-name="T1"/></text:p>
              <text:p text:style-name="P1"><text:span text:style-name="T1">Russian: Dzharkent</text:span></text:p>
              <text:p text:style-name="P1"><text:span text:style-name="T1">Turkic (Kazakh): Jarkent</text:span></text:p>
            </office:annotation>
            <text:p>Ilanbaliq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25.268cm" draw:caption-point-x="-0.406cm" draw:caption-point-y="-1.445cm">
              <dc:date>2023-02-26T00:00:00</dc:date>
              <text:p text:style-name="P1"><text:span text:style-name="T1">(Almarikh)</text:span></text:p>
            </office:annotation>
            <text:p>Almali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25.268cm" draw:caption-point-x="-0.406cm" draw:caption-point-y="-1.445cm">
              <dc:date>2023-02-26T00:00:00</dc:date>
              <text:p text:style-name="P1"><text:span text:style-name="T1">(Manas)</text:span></text:p>
            </office:annotation>
            <text:p>Jambaliq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25.268cm" draw:caption-point-x="-0.407cm" draw:caption-point-y="-1.445cm">
              <dc:date>2023-02-26T00:00:00</dc:date>
              <text:p text:style-name="P1"><text:span text:style-name="T1">(Urumqi)</text:span></text:p>
            </office:annotation>
            <text:p>Lunt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5.268cm" draw:caption-point-x="-0.406cm" draw:caption-point-y="-1.445cm">
              <dc:date>2023-02-26T00:00:00</dc:date>
              <text:p text:style-name="P1"><text:span text:style-name="T1">Russian: Altay</text:span></text:p>
            </office:annotation>
            <text:p>?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Sainshand</text:p>
          </table:table-cell>
          <table:table-cell table:style-name="ce1" office:value-type="string" calcext:value-type="string">
            <office:annotation draw:style-name="gr2" draw:text-style-name="P2" svg:width="4.509cm" svg:height="4.603cm" svg:x="140.16cm" svg:y="25.268cm" draw:caption-point-x="-0.406cm" draw:caption-point-y="-1.445cm">
              <dc:date>2023-02-26T00:00:00</dc:date>
              <text:p text:style-name="P1"><text:span text:style-name="T1">(Zamiin Ude)</text:span></text:p>
              <text:p text:style-name="P1"><text:span text:style-name="T1"/></text:p>
              <text:p text:style-name="P1"><text:span text:style-name="T1">Chinese: Erenhot</text:span></text:p>
            </office:annotation>
            <text:p>Dzamiin Üüde</text:p>
          </table:table-cell>
          <table:table-cell table:style-name="ce1" office:value-type="string" calcext:value-type="string">
            <text:p>Kangbao</text:p>
          </table:table-cell>
          <table:table-cell table:style-name="ce1" office:value-type="string" calcext:value-type="string">
            <text:p>Yingcha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5.268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5.268cm" draw:caption-point-x="-0.407cm" draw:caption-point-y="-1.445cm">
              <dc:date>2023-03-08T00:00:00</dc:date>
              <text:p text:style-name="P1"><text:span text:style-name="T1">(Tongliao)</text:span></text:p>
              <text:p text:style-name="P1"><text:span text:style-name="T1"/></text:p>
              <text:p text:style-name="P1"><text:span text:style-name="T1">Mongolian: Bayisingtu</text:span></text:p>
            </office:annotation>
            <text:p>Zhelimu</text:p>
          </table:table-cell>
          <table:table-cell table:style-name="ce1" office:value-type="string" calcext:value-type="string">
            <text:p>Siping</text:p>
          </table:table-cell>
          <table:table-cell table:style-name="ce1" office:value-type="string" calcext:value-type="string">
            <text:p>Changchun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5.268cm" draw:caption-point-x="-0.407cm" draw:caption-point-y="-1.445cm">
              <dc:date>2023-02-26T00:00:00</dc:date>
              <text:p text:style-name="P1"><text:span text:style-name="T1">Korean: Seogyeong (into Baishan)</text:span></text:p>
            </office:annotation>
            <text:p>Jilin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25.268cm" draw:caption-point-x="-0.406cm" draw:caption-point-y="-1.445cm">
              <dc:date>2023-02-26T00:00:00</dc:date>
              <text:p text:style-name="P1"><text:span text:style-name="T1">Korean: Junggyeong (into Yanji)</text:span></text:p>
            </office:annotation>
            <text:p>Yanji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25.268cm" draw:caption-point-x="-0.406cm" draw:caption-point-y="-1.445cm">
              <dc:date>2023-02-26T00:00:00</dc:date>
              <text:p text:style-name="P1"><text:span text:style-name="T1">(into Cheongjin/Chongjin)</text:span></text:p>
            </office:annotation>
            <text:p>Gyeongseong</text:p>
          </table:table-cell>
          <table:table-cell table:style-name="ce1" table:number-columns-repeated="6"/>
          <table:table-cell table:style-name="ce1" office:value-type="string" calcext:value-type="string">
            <text:p>Aomori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3" draw:text-style-name="P2" svg:width="4.508cm" svg:height="2.223cm" svg:x="10.541cm" svg:y="26.458cm" draw:caption-point-x="-0.407cm" draw:caption-point-y="-1.445cm">
              <dc:date>2023-02-26T00:00:00</dc:date>
              <text:p text:style-name="P1"><text:span text:style-name="T1">Native: Neerchokikoo</text:span></text:p>
            </office:annotation>
            <text:p>Portland</text:p>
          </table:table-cell>
          <table:table-cell table:style-name="ce1" office:value-type="string" calcext:value-type="string">
            <text:p>Bend</text:p>
          </table:table-cell>
          <table:table-cell table:style-name="ce1" office:value-type="string" calcext:value-type="string">
            <text:p>Baker City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West Yellowstone</text:p>
          </table:table-cell>
          <table:table-cell table:style-name="ce1" office:value-type="string" calcext:value-type="string">
            <text:p>Sheridan</text:p>
          </table:table-cell>
          <table:table-cell table:style-name="ce1" office:value-type="string" calcext:value-type="string">
            <text:p>Douglas</text:p>
          </table:table-cell>
          <table:table-cell table:style-name="ce1" office:value-type="string" calcext:value-type="string">
            <text:p>Rapid City</text:p>
          </table:table-cell>
          <table:table-cell table:style-name="ce1" office:value-type="string" calcext:value-type="string">
            <text:p>Norfolk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26.458cm" draw:caption-point-x="-0.406cm" draw:caption-point-y="-1.445cm">
              <dc:date>2023-02-26T00:00:00</dc:date>
              <text:p text:style-name="P1"><text:span text:style-name="T1">Latin: Imperator Valentinus</text:span></text:p>
            </office:annotation>
            <text:p>Sioux City</text:p>
          </table:table-cell>
          <table:table-cell table:style-name="ce1" office:value-type="string" calcext:value-type="string">
            <office:annotation draw:style-name="gr3" draw:text-style-name="P2" svg:width="4.509cm" svg:height="2.223cm" svg:x="24.066cm" svg:y="26.458cm" draw:caption-point-x="-0.406cm" draw:caption-point-y="-1.445cm">
              <dc:date>2023-02-26T00:00:00</dc:date>
              <text:p text:style-name="P1"><text:span text:style-name="T1">German: Neu-Ulm (New Ulm)</text:span></text:p>
            </office:annotation>
            <text:p>Cedar Rapids</text:p>
          </table:table-cell>
          <table:table-cell table:style-name="ce1" office:value-type="string" calcext:value-type="string">
            <text:p>Dubuque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26.458cm" draw:caption-point-x="-0.406cm" draw:caption-point-y="-1.445cm">
              <dc:date>2023-02-26T00:00:00</dc:date>
              <text:p text:style-name="P1"><text:span text:style-name="T1">Dutch: Oostburg (into Sheboygan)</text:span></text:p>
              <text:p text:style-name="P1"><text:span text:style-name="T1">Latin: Florentia ultima</text:span></text:p>
            </office:annotation>
            <text:p>Milwaukee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28.575cm" svg:y="26.458cm" draw:caption-point-x="-0.407cm" draw:caption-point-y="-1.445cm">
              <dc:date>2023-02-26T00:00:00</dc:date>
              <text:p text:style-name="P1"><text:span text:style-name="T1">English: Kalamazoo</text:span></text:p>
              <text:p text:style-name="P1"><text:span text:style-name="T1">French: Fort Saint-Joseph (Niles, into South Bend)</text:span></text:p>
              <text:p text:style-name="P1"><text:span text:style-name="T1">Dutch: Zeeland (into Muskegon)</text:span></text:p>
              <text:p text:style-name="P1"><text:span text:style-name="T1">Latin: Novo Calendonia </text:span></text:p>
            </office:annotation>
            <text:p>Grand Rapids</text:p>
          </table:table-cell>
          <table:table-cell table:style-name="ce1" office:value-type="string" calcext:value-type="string">
            <office:annotation draw:style-name="gr4" draw:text-style-name="P2" svg:width="4.508cm" svg:height="3.413cm" svg:x="29.702cm" svg:y="26.458cm" draw:caption-point-x="-0.407cm" draw:caption-point-y="-1.445cm">
              <dc:date>2023-02-26T00:00:00</dc:date>
              <text:p text:style-name="P1"><text:span text:style-name="T1">(Fort Détroit)</text:span></text:p>
              <text:p text:style-name="P1"><text:span text:style-name="T1">LatinL Angustiae Districtum</text:span></text:p>
            </office:annotation>
            <text:p>Detroit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3" draw:text-style-name="P2" svg:width="4.509cm" svg:height="2.223cm" svg:x="33.083cm" svg:y="26.458cm" draw:caption-point-x="-0.406cm" draw:caption-point-y="-1.445cm">
              <dc:date>2023-02-26T00:00:00</dc:date>
              <text:p text:style-name="P1"><text:span text:style-name="T1">English: Rochester</text:span></text:p>
            </office:annotation>
            <text:p>Buffalo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26.458cm" draw:caption-point-x="-0.406cm" draw:caption-point-y="-1.445cm">
              <dc:date>2023-02-26T00:00:00</dc:date>
              <text:p text:style-name="P1"><text:span text:style-name="T1">English: Utica</text:span></text:p>
              <text:p text:style-name="P1"><text:span text:style-name="T1">Latin: <text:s/>Utica</text:span></text:p>
              <text:p text:style-name="P1"><text:span text:style-name="T1">Dutch: Schenectady</text:span></text:p>
            </office:annotation>
            <text:p>Rochester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26.458cm" draw:caption-point-x="-0.406cm" draw:caption-point-y="-1.445cm">
              <dc:date>2023-02-26T00:00:00</dc:date>
              <text:p text:style-name="P1"><text:span text:style-name="T1">(Beverwyck)</text:span></text:p>
              <text:p text:style-name="P1"><text:span text:style-name="T1">Latin: Troria</text:span></text:p>
            </office:annotation>
            <text:p>Albany</text:p>
          </table:table-cell>
          <table:table-cell table:style-name="ce1" office:value-type="string" calcext:value-type="string">
            <text:p>Springfield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26.458cm" draw:caption-point-x="-0.407cm" draw:caption-point-y="-1.445cm">
              <dc:date>2023-02-26T00:00:00</dc:date>
              <text:p text:style-name="P1"><text:span text:style-name="T1">Latin: Civitate Dei</text:span></text:p>
            </office:annotation>
            <text:p>Boston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5" draw:text-style-name="P2" svg:width="4.509cm" svg:height="4.604cm" svg:x="68.024cm" svg:y="26.458cm" draw:caption-point-x="-0.406cm" draw:caption-point-y="-1.445cm">
              <dc:date>2023-02-26T00:00:00</dc:date>
              <text:p text:style-name="P1"><text:span text:style-name="T1">(La Rochelle)</text:span></text:p>
              <text:p text:style-name="P1"><text:span text:style-name="T1"/></text:p>
              <text:p text:style-name="P1"><text:span text:style-name="T1">Latin: Novioritum (Niort)</text:span></text:p>
            </office:annotation>
            <text:p>Roscell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26.458cm" draw:caption-point-x="-0.406cm" draw:caption-point-y="-1.445cm">
              <dc:date>2023-02-26T00:00:00</dc:date>
              <text:p text:style-name="P1"><text:span text:style-name="T1">(Limonum)</text:span></text:p>
            </office:annotation>
            <text:p>Poitiers</text:p>
          </table:table-cell>
          <table:table-cell table:style-name="ce1" office:value-type="string" calcext:value-type="string">
            <office:annotation draw:style-name="gr3" draw:text-style-name="P2" svg:width="4.509cm" svg:height="2.223cm" svg:x="70.278cm" svg:y="26.458cm" draw:caption-point-x="-0.406cm" draw:caption-point-y="-1.445cm">
              <dc:date>2023-02-26T00:00:00</dc:date>
              <text:p text:style-name="P1"><text:span text:style-name="T1">(Avaricum)</text:span></text:p>
            </office:annotation>
            <text:p>Bourges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26.458cm" draw:caption-point-x="-0.406cm" draw:caption-point-y="-1.445cm">
              <dc:date>2023-02-26T00:00:00</dc:date>
              <text:p text:style-name="P1"><text:span text:style-name="T1">Latin: Augustodunum (Autun)</text:span></text:p>
            </office:annotation>
            <text:p>Nevers</text:p>
          </table:table-cell>
          <table:table-cell table:style-name="ce1" office:value-type="string" calcext:value-type="string">
            <office:annotation draw:style-name="gr3" draw:text-style-name="P2" svg:width="4.508cm" svg:height="2.223cm" svg:x="72.533cm" svg:y="26.458cm" draw:caption-point-x="-0.407cm" draw:caption-point-y="-1.445cm">
              <dc:date>2023-02-26T00:00:00</dc:date>
              <text:p text:style-name="P1"><text:span text:style-name="T1">(Cabilonnum)</text:span></text:p>
            </office:annotation>
            <text:p>Chalon-sur-Saône</text:p>
          </table:table-cell>
          <table:table-cell table:style-name="ce1" office:value-type="string" calcext:value-type="string">
            <office:annotation draw:style-name="gr3" draw:text-style-name="P2" svg:width="4.508cm" svg:height="2.223cm" svg:x="73.66cm" svg:y="26.458cm" draw:caption-point-x="-0.407cm" draw:caption-point-y="-1.445cm">
              <dc:date>2023-02-26T00:00:00</dc:date>
              <text:p text:style-name="P1"><text:span text:style-name="T1">(Geneva/Genava/Genf/Ginevra)</text:span></text:p>
            </office:annotation>
            <text:p>Genève</text:p>
          </table:table-cell>
          <table:table-cell table:number-columns-repeated="5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26.458cm" draw:caption-point-x="-0.406cm" draw:caption-point-y="-1.445cm">
              <dc:date>2023-02-26T00:00:00</dc:date>
              <text:p text:style-name="P1"><text:span text:style-name="T1">Latin: Teurnia (Spittal an der Drau)</text:span></text:p>
            </office:annotation>
            <text:p>Innsbruck</text:p>
          </table:table-cell>
          <table:table-cell table:style-name="ce1" office:value-type="string" calcext:value-type="string">
            <office:annotation draw:style-name="gr3" draw:text-style-name="P2" svg:width="4.508cm" svg:height="2.223cm" svg:x="81.55cm" svg:y="26.458cm" draw:caption-point-x="-0.407cm" draw:caption-point-y="-1.445cm">
              <dc:date>2023-02-26T00:00:00</dc:date>
              <text:p text:style-name="P1"><text:span text:style-name="T1">(Virunum/Celowiec)</text:span></text:p>
            </office:annotation>
            <text:p>Klagenfurt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26.458cm" draw:caption-point-x="-0.407cm" draw:caption-point-y="-1.445cm">
              <dc:date>2023-02-26T00:00:00</dc:date>
              <text:p text:style-name="P1"><text:span text:style-name="T1">(Grodziec)</text:span></text:p>
              <text:p text:style-name="P1"><text:span text:style-name="T1"/></text:p>
              <text:p text:style-name="P1"><text:span text:style-name="T1">Latin: Savaria (Szombathely)</text:span></text:p>
              <text:p text:style-name="P1"><text:span text:style-name="T1">Russian: Maribor</text:span></text:p>
            </office:annotation>
            <text:p>Graz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26.458cm" draw:caption-point-x="-0.407cm" draw:caption-point-y="-1.445cm">
              <dc:date>2023-02-26T00:00:00</dc:date>
              <text:p text:style-name="P1"><text:span text:style-name="T1">(Pecz/Sopianae)</text:span></text:p>
            </office:annotation>
            <text:p>Pécs</text:p>
          </table:table-cell>
          <table:table-cell table:style-name="ce1" office:value-type="string" calcext:value-type="string">
            <office:annotation draw:style-name="gr3" draw:text-style-name="P2" svg:width="4.508cm" svg:height="2.223cm" svg:x="84.931cm" svg:y="26.458cm" draw:caption-point-x="-0.407cm" draw:caption-point-y="-1.445cm">
              <dc:date>2023-02-26T00:00:00</dc:date>
              <text:p text:style-name="P1"><text:span text:style-name="T1">(Segedin/Partiscum)</text:span></text:p>
            </office:annotation>
            <text:p>Szeged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26.458cm" draw:caption-point-x="-0.406cm" draw:caption-point-y="-1.445cm">
              <dc:date>2023-02-26T00:00:00</dc:date>
              <text:p text:style-name="P1"><text:span text:style-name="T1">(Temeschwar/Temeswar)</text:span></text:p>
              <text:p text:style-name="P1"><text:span text:style-name="T1"/></text:p>
              <text:p text:style-name="P1"><text:span text:style-name="T1">Latin: Sarmizegetusa (into Deva)</text:span></text:p>
            </office:annotation>
            <text:p>Timisoara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26.458cm" draw:caption-point-x="-0.406cm" draw:caption-point-y="-1.445cm">
              <dc:date>2023-02-26T00:00:00</dc:date>
              <text:p text:style-name="P1"><text:span text:style-name="T1">(Apulon/Apulum)</text:span></text:p>
            </office:annotation>
            <text:p>Alba Iul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26.458cm" draw:caption-point-x="-0.406cm" draw:caption-point-y="-1.445cm">
              <dc:date>2023-02-26T00:00:00</dc:date>
              <text:p text:style-name="P1"><text:span text:style-name="T1">(Calatta)</text:span></text:p>
              <text:p text:style-name="P1"><text:span text:style-name="T1"/></text:p>
              <text:p text:style-name="P1"><text:span text:style-name="T1">Greek/Latin: Aigissos/Aegyssus (Tulcea)</text:span></text:p>
            </office:annotation>
            <text:p>Galați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26.458cm" draw:caption-point-x="-0.407cm" draw:caption-point-y="-1.445cm">
              <dc:date>2023-02-26T00:00:00</dc:date>
              <text:p text:style-name="P1"><text:span text:style-name="T1">(Istros/Kiliya/Licostomo)</text:span></text:p>
              <text:p text:style-name="P1"><text:span text:style-name="T1"/></text:p>
              <text:p text:style-name="P1"><text:span text:style-name="T1">Latin: Noviodunum (Oblucita/Vicina/Isaccea/Saqci)</text:span></text:p>
              <text:p text:style-name="P1"><text:span text:style-name="T1">Mongolian: Vichina (Isaccea)</text:span></text:p>
            </office:annotation>
            <text:p>Chilia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5" draw:text-style-name="P2" svg:width="4.509cm" svg:height="4.604cm" svg:x="95.075cm" svg:y="26.458cm" draw:caption-point-x="-0.406cm" draw:caption-point-y="-1.445cm">
              <dc:date>2023-03-05T00:00:00</dc:date>
              <text:p text:style-name="P1"><text:span text:style-name="T1">(Chersonesos/Theoderichshafen)</text:span></text:p>
              <text:p text:style-name="P1"><text:span text:style-name="T1"/></text:p>
              <text:p text:style-name="P1"><text:span text:style-name="T1">Italian/Turkish: Caffa/Kefe (Feodosiya)</text:span></text:p>
              <text:p text:style-name="P1"><text:span text:style-name="T1"/></text:p>
              <text:p text:style-name="P1"><text:span text:style-name="T1">→ </text:span><text:span text:style-name="T1">Sevastopol</text:span></text:p>
            </office:annotation>
            <text:p>Khersonesos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26.458cm" draw:caption-point-x="-0.406cm" draw:caption-point-y="-1.445cm">
              <dc:date>2023-03-05T00:00:00</dc:date>
              <text:p text:style-name="P1"><text:span text:style-name="T1">(Vosporo/Pantikapaion)</text:span></text:p>
              <text:p text:style-name="P1"><text:span text:style-name="T1"/></text:p>
              <text:p text:style-name="P1"><text:span text:style-name="T1">→ </text:span><text:span text:style-name="T1">Kerch/Karcha</text:span></text:p>
            </office:annotation>
            <text:p>Pantikapaion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98.456cm" svg:y="26.458cm" draw:caption-point-x="-0.406cm" draw:caption-point-y="-1.445cm">
              <dc:date>2023-02-26T00:00:00</dc:date>
              <text:p text:style-name="P1"><text:span text:style-name="T1">(Hermonassa/Phanagoreia/Matrega/Tamantarkhan, into Krasnodar/Yekaterinodar)</text:span></text:p>
            </office:annotation>
            <text:p>Tmutarakan</text:p>
          </table:table-cell>
          <table:table-cell table:style-name="ce1" office:value-type="string" calcext:value-type="string">
            <office:annotation draw:style-name="gr4" draw:text-style-name="P2" svg:width="4.508cm" svg:height="3.413cm" svg:x="99.584cm" svg:y="26.458cm" draw:caption-point-x="-0.407cm" draw:caption-point-y="-1.445cm">
              <dc:date>2023-02-26T00:00:00</dc:date>
              <text:p text:style-name="P1"><text:span text:style-name="T1">Greek: Gorgippia (Anapa)</text:span></text:p>
              <text:p text:style-name="P1"><text:span text:style-name="T1">Italian: Mapa (Anapa)</text:span></text:p>
            </office:annotation>
            <text:p>Sochi</text:p>
          </table:table-cell>
          <table:table-cell table:style-name="ce1" office:value-type="string" calcext:value-type="string">
            <text:p>Pyatigorsk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26.458cm" draw:caption-point-x="-0.407cm" draw:caption-point-y="-1.445cm">
              <dc:date>2023-03-06T00:00:00</dc:date>
              <text:p text:style-name="P1"><text:span text:style-name="T1">→ </text:span><text:span text:style-name="T1">Grozny</text:span></text:p>
              <text:p text:style-name="P1"><text:span text:style-name="T1"/></text:p>
              <text:p text:style-name="P1"><text:span text:style-name="T1">Mongolian: Majar</text:span></text:p>
            </office:annotation>
            <text:p>Groznaya</text:p>
          </table:table-cell>
          <table:table-cell table:style-name="ce1" office:value-type="string" calcext:value-type="string">
            <text:p>Kizlyar</text:p>
          </table:table-cell>
          <table:table-cell table:style-name="ce6" table:number-columns-repeated="3"/>
          <table:table-cell table:style-name="ce1" office:value-type="string" calcext:value-type="string">
            <text:p>Beineu</text:p>
          </table:table-cell>
          <table:table-cell table:style-name="ce1" office:value-type="string" calcext:value-type="string">
            <text:p>Jasliq</text:p>
          </table:table-cell>
          <table:table-cell table:style-name="ce6" table:number-columns-repeated="2"/>
          <table:table-cell table:style-name="ce1" office:value-type="string" calcext:value-type="string">
            <text:p>Juvara</text:p>
          </table:table-cell>
          <table:table-cell table:style-name="ce1" office:value-type="string" calcext:value-type="string">
            <text:p>Jand</text:p>
          </table:table-cell>
          <table:table-cell table:style-name="ce1" office:value-type="string" calcext:value-type="string">
            <office:annotation draw:style-name="gr5" draw:text-style-name="P2" svg:width="4.509cm" svg:height="4.604cm" svg:x="114.236cm" svg:y="26.45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style-name="ce1" office:value-type="string" calcext:value-type="string">
            <text:p>Soza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raz</text:p>
          </table:table-cell>
          <table:table-cell table:style-name="ce1" office:value-type="string" calcext:value-type="string">
            <office:annotation draw:style-name="gr3" draw:text-style-name="P2" svg:width="4.508cm" svg:height="2.223cm" svg:x="118.745cm" svg:y="26.458cm" draw:caption-point-x="-0.407cm" draw:caption-point-y="-1.445cm">
              <dc:date>2023-02-26T00:00:00</dc:date>
              <text:p text:style-name="P1"><text:span text:style-name="T1">(Suyab)</text:span></text:p>
            </office:annotation>
            <text:p>Orduqent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26.458cm" draw:caption-point-x="-0.407cm" draw:caption-point-y="-1.445cm">
              <dc:date>2023-02-26T00:00:00</dc:date>
              <text:p text:style-name="P1"><text:span text:style-name="T1">(Talgar, into Almaty)</text:span></text:p>
              <text:p text:style-name="P1"><text:span text:style-name="T1"/></text:p>
              <text:p text:style-name="P1"><text:span text:style-name="T1">Russian: Alma-Ata (Almaty)</text:span></text:p>
            </office:annotation>
            <text:p>Talkhiz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26.458cm" draw:caption-point-x="-0.407cm" draw:caption-point-y="-1.445cm">
              <dc:date>2023-02-26T00:00:00</dc:date>
              <text:p text:style-name="P1"><text:span text:style-name="T1">Chinese: Chigu</text:span></text:p>
            </office:annotation>
            <text:p>Shelek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24.38cm" svg:y="26.458cm" draw:caption-point-x="-0.406cm" draw:caption-point-y="-1.445cm">
              <dc:date>2023-02-26T00:00:00</dc:date>
              <text:p text:style-name="P1"><text:span text:style-name="T1">(Yining)</text:span></text:p>
            </office:annotation>
            <text:p>Ghulj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26.458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26.458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26.458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26.458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26.458cm" draw:caption-point-x="-0.406cm" draw:caption-point-y="-1.445cm">
              <dc:date>2023-02-26T00:00:00</dc:date>
              <text:p text:style-name="P1"><text:span text:style-name="T1">(Ulanqab)</text:span></text:p>
              <text:p text:style-name="P1"><text:span text:style-name="T1"/></text:p>
              <text:p text:style-name="P1"><text:span text:style-name="T1">Mongolian: Tenduc</text:span></text:p>
            </office:annotation>
            <text:p>Jining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26.458cm" draw:caption-point-x="-0.406cm" draw:caption-point-y="-1.445cm">
              <dc:date>2023-03-08T00:00:00</dc:date>
              <text:p text:style-name="P1"><text:span text:style-name="T1">Mongol: Qaghalghan</text:span></text:p>
              <text:p text:style-name="P1"><text:span text:style-name="T1">Manchu: Imiyangga yase</text:span></text:p>
            </office:annotation>
            <text:p>Zhangjiakou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26.458cm" draw:caption-point-x="-0.406cm" draw:caption-point-y="-1.445cm">
              <dc:date>2023-03-08T00:00:00</dc:date>
              <text:p text:style-name="P1"><text:span text:style-name="T1">(Shangdu/Xanadu)</text:span></text:p>
              <text:p text:style-name="P1"><text:span text:style-name="T1"/></text:p>
              <text:p text:style-name="P1"><text:span text:style-name="T1">Mongolian: Shandu</text:span></text:p>
            </office:annotation>
            <text:p>Kaiping</text:p>
          </table:table-cell>
          <table:table-cell table:style-name="ce1" office:value-type="string" calcext:value-type="string">
            <office:annotation draw:style-name="gr3" draw:text-style-name="P2" svg:width="4.509cm" svg:height="2.223cm" svg:x="143.541cm" svg:y="26.458cm" draw:caption-point-x="-0.406cm" draw:caption-point-y="-1.445cm">
              <dc:date>2023-03-08T00:00:00</dc:date>
              <text:p text:style-name="P1"><text:span text:style-name="T1">(Linhuang)</text:span></text:p>
              <text:p text:style-name="P1"><text:span text:style-name="T1"/></text:p>
              <text:p text:style-name="P1"><text:span text:style-name="T1">Mongolian: Ulanhad</text:span></text:p>
            </office:annotation>
            <text:p>Chifeng</text:p>
          </table:table-cell>
          <table:table-cell table:style-name="ce1" office:value-type="string" calcext:value-type="string">
            <office:annotation draw:style-name="gr5" draw:text-style-name="P2" svg:width="4.508cm" svg:height="4.604cm" svg:x="144.669cm" svg:y="26.458cm" draw:caption-point-x="-0.407cm" draw:caption-point-y="-1.445cm">
              <dc:date>2023-02-26T00:00:00</dc:date>
              <text:p text:style-name="P1"><text:span text:style-name="T1">(Chaoyang)</text:span></text:p>
              <text:p text:style-name="P1"><text:span text:style-name="T1"/></text:p>
              <text:p text:style-name="P1"><text:span text:style-name="T1">Mongolian: Kharachin (into Chaoyang)</text:span></text:p>
            </office:annotation>
            <text:p>Liucheng</text:p>
          </table:table-cell>
          <table:table-cell table:style-name="ce1" office:value-type="string" calcext:value-type="string">
            <office:annotation draw:style-name="gr5" draw:text-style-name="P2" svg:width="4.508cm" svg:height="4.604cm" svg:x="145.796cm" svg:y="26.458cm" draw:caption-point-x="-0.407cm" draw:caption-point-y="-1.445cm">
              <dc:date>2023-02-26T00:00:00</dc:date>
              <text:p text:style-name="P1"><text:span text:style-name="T1">(Shenyang)</text:span></text:p>
              <text:p text:style-name="P1"><text:span text:style-name="T1"/></text:p>
              <text:p text:style-name="P1"><text:span text:style-name="T1">Korean: Buju (into Tieling)</text:span></text:p>
            </office:annotation>
            <text:p>Houcheng</text:p>
          </table:table-cell>
          <table:table-cell table:style-name="ce1" office:value-type="string" calcext:value-type="string">
            <office:annotation draw:style-name="gr4" draw:text-style-name="P2" svg:width="4.508cm" svg:height="3.413cm" svg:x="146.923cm" svg:y="26.458cm" draw:caption-point-x="-0.407cm" draw:caption-point-y="-1.445cm">
              <dc:date>2023-02-26T00:00:00</dc:date>
              <text:p text:style-name="P1"><text:span text:style-name="T1">Korean: Jolbon (Zuben)</text:span></text:p>
              <text:p text:style-name="P1"><text:span text:style-name="T1">Korean: Ogol</text:span></text:p>
            </office:annotation>
            <text:p>Fushun</text:p>
          </table:table-cell>
          <table:table-cell table:style-name="ce1" office:value-type="string" calcext:value-type="string">
            <office:annotation draw:style-name="gr5" draw:text-style-name="P2" svg:width="4.508cm" svg:height="4.604cm" svg:x="148.05cm" svg:y="26.458cm" draw:caption-point-x="-0.407cm" draw:caption-point-y="-1.445cm">
              <dc:date>2023-02-26T00:00:00</dc:date>
              <text:p text:style-name="P1"><text:span text:style-name="T1">(Tonghua)</text:span></text:p>
              <text:p text:style-name="P1"><text:span text:style-name="T1"/></text:p>
              <text:p text:style-name="P1"><text:span text:style-name="T1">Korean: Gungnae (into Tonghua)</text:span></text:p>
            </office:annotation>
            <text:p>Ji'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26.458cm" draw:caption-point-x="-0.406cm" draw:caption-point-y="-1.445cm">
              <dc:date>2023-02-26T00:00:00</dc:date>
              <text:p text:style-name="P1"><text:span text:style-name="T1">(Kimchaek/Shirotsu)</text:span></text:p>
            </office:annotation>
            <text:p>Seongjin</text:p>
          </table:table-cell>
          <table:table-cell table:style-name="ce1" table:number-columns-repeated="2"/>
          <table:table-cell table:style-name="ce9"/>
          <table:table-cell table:style-name="ce1" table:number-columns-repeated="3"/>
          <table:table-cell table:style-name="ce1" office:value-type="string" calcext:value-type="string">
            <text:p>Akita</text:p>
          </table:table-cell>
          <table:table-cell table:style-name="ce1" office:value-type="string" calcext:value-type="string">
            <text:p>Morioka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Medford</text:p>
          </table:table-cell>
          <table:table-cell table:style-name="ce1" office:value-type="string" calcext:value-type="string">
            <text:p>Eugene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oise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27.649cm" draw:caption-point-x="-0.406cm" draw:caption-point-y="-1.445cm">
              <dc:date>2023-02-26T00:00:00</dc:date>
              <text:p text:style-name="P1"><text:span text:style-name="T1">Native: Moson Kahni</text:span></text:p>
            </office:annotation>
            <text:p>Idaho Falls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asper</text:p>
          </table:table-cell>
          <table:table-cell table:style-name="ce1" office:value-type="string" calcext:value-type="string">
            <text:p>Cheyenne</text:p>
          </table:table-cell>
          <table:table-cell table:style-name="ce1" office:value-type="string" calcext:value-type="string">
            <text:p>North Platte</text:p>
          </table:table-cell>
          <table:table-cell table:style-name="ce1" office:value-type="string" calcext:value-type="string">
            <text:p>Grand Island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7.649cm" draw:caption-point-x="-0.406cm" draw:caption-point-y="-1.445cm">
              <dc:date>2023-02-26T00:00:00</dc:date>
              <text:p text:style-name="P1"><text:span text:style-name="T1">Latin: Civitas Omaha</text:span></text:p>
            </office:annotation>
            <text:p>Omaha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7.649cm" draw:caption-point-x="-0.406cm" draw:caption-point-y="-1.445cm">
              <dc:date>2023-02-26T00:00:00</dc:date>
              <text:p text:style-name="P1"><text:span text:style-name="T1">Latin: Aurea campis</text:span></text:p>
            </office:annotation>
            <text:p>Des Moines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7.649cm" draw:caption-point-x="-0.406cm" draw:caption-point-y="-1.445cm">
              <dc:date>2023-02-26T00:00:00</dc:date>
              <text:p text:style-name="P1"><text:span text:style-name="T1">Latin: Latin: Aurea campis</text:span></text:p>
            </office:annotation>
            <text:p>Davenport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7.649cm" draw:caption-point-x="-0.406cm" draw:caption-point-y="-1.445cm">
              <dc:date>2023-02-26T00:00:00</dc:date>
              <text:p text:style-name="P1"><text:span text:style-name="T1">Civitas Allium tricoccum</text:span></text:p>
            </office:annotation>
            <text:p>Chicago</text:p>
          </table:table-cell>
          <table:table-cell table:style-name="ce1" office:value-type="string" calcext:value-type="string">
            <text:p>Gary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7.649cm" draw:caption-point-x="-0.407cm" draw:caption-point-y="-1.445cm">
              <dc:date>2023-02-26T00:00:00</dc:date>
              <text:p text:style-name="P1"><text:span text:style-name="T1">(Fort Miami)</text:span></text:p>
            </office:annotation>
            <text:p>Fort Wayne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27.649cm" draw:caption-point-x="-0.407cm" draw:caption-point-y="-1.445cm">
              <dc:date>2023-02-26T00:00:00</dc:date>
              <text:p text:style-name="P1"><text:span text:style-name="T1">Latin: Toletum Wyandonti</text:span></text:p>
            </office:annotation>
            <text:p>Toledo</text:p>
          </table:table-cell>
          <table:table-cell table:style-name="ce1" office:value-type="string" calcext:value-type="string">
            <text:p>Cleveland</text:p>
          </table:table-cell>
          <table:table-cell table:style-name="ce1" office:value-type="string" calcext:value-type="string">
            <office:annotation draw:style-name="gr7" draw:text-style-name="P2" svg:width="4.509cm" svg:height="5.794cm" svg:x="31.956cm" svg:y="27.649cm" draw:caption-point-x="-0.406cm" draw:caption-point-y="-1.445cm">
              <dc:date>2023-02-26T00:00:00</dc:date>
              <text:p text:style-name="P1"><text:span text:style-name="T1">French: Fort de la Presqu'île (Erie)</text:span></text:p>
              <text:p text:style-name="P1"><text:span text:style-name="T1"/></text:p>
              <text:p text:style-name="P1"><text:span text:style-name="T1">Latin: Mare regione Erie</text:span></text:p>
              <text:p text:style-name="P1"><text:span text:style-name="T1"/></text:p>
            </office:annotation>
            <text:p>Erie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7.649cm" draw:caption-point-x="-0.406cm" draw:caption-point-y="-1.445cm">
              <dc:date>2023-02-26T00:00:00</dc:date>
              <text:p text:style-name="P1"><text:span text:style-name="T1">Latin: Romulous Cayuga </text:span></text:p>
            </office:annotation>
            <text:p>Jamestown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7.649cm" draw:caption-point-x="-0.406cm" draw:caption-point-y="-1.445cm">
              <dc:date>2023-02-26T00:00:00</dc:date>
              <text:p text:style-name="P1"><text:span text:style-name="T1">Latin: : Tioga or Nauthakaum</text:span></text:p>
            </office:annotation>
            <text:p>Scranton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27.649cm" draw:caption-point-x="-0.406cm" draw:caption-point-y="-1.445cm">
              <dc:date>2023-02-26T00:00:00</dc:date>
              <text:p text:style-name="P1"><text:span text:style-name="T1">Latin: Aquae Sulis</text:span></text:p>
              <text:p text:style-name="P1"><text:span text:style-name="T1"/></text:p>
            </office:annotation>
            <text:p>Paterson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27.649cm" draw:caption-point-x="-0.407cm" draw:caption-point-y="-1.445cm">
              <dc:date>2023-02-26T00:00:00</dc:date>
              <text:p text:style-name="P1"><text:span text:style-name="T1">(Fort Goede Hoop)</text:span></text:p>
            </office:annotation>
            <text:p>Hartford</text:p>
          </table:table-cell>
          <table:table-cell table:style-name="ce1" office:value-type="string" calcext:value-type="string">
            <office:annotation draw:style-name="gr7" draw:text-style-name="P2" svg:width="4.508cm" svg:height="5.794cm" svg:x="37.592cm" svg:y="27.649cm" draw:caption-point-x="-0.407cm" draw:caption-point-y="-1.445cm">
              <dc:date>2023-02-26T00:00:00</dc:date>
              <text:p text:style-name="P1"><text:span text:style-name="T1">Dutch: Roduins (New Haven)</text:span></text:p>
              <text:p text:style-name="P1"><text:span text:style-name="T1"/></text:p>
              <text:p text:style-name="P1"><text:span text:style-name="T1">Latin: Novum Londinium</text:span></text:p>
              <text:p text:style-name="P1"><text:span text:style-name="T1">English: New London</text:span></text:p>
            </office:annotation>
            <text:p>Providence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1" draw:text-style-name="P2" svg:width="4.509cm" svg:height="2.222cm" svg:x="68.024cm" svg:y="27.649cm" draw:caption-point-x="-0.406cm" draw:caption-point-y="-1.445cm">
              <dc:date>2023-02-26T00:00:00</dc:date>
              <text:p text:style-name="P1"><text:span text:style-name="T1">(Saintes/Mediolanum Santonum)</text:span></text:p>
            </office:annotation>
            <text:p>Xaintes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7.649cm" draw:caption-point-x="-0.406cm" draw:caption-point-y="-1.445cm">
              <dc:date>2023-02-26T00:00:00</dc:date>
              <text:p text:style-name="P1"><text:span text:style-name="T1">(Iculisma)</text:span></text:p>
            </office:annotation>
            <text:p>Angoulême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7.649cm" draw:caption-point-x="-0.406cm" draw:caption-point-y="-1.445cm">
              <dc:date>2023-02-26T00:00:00</dc:date>
              <text:p text:style-name="P1"><text:span text:style-name="T1">(Augustoritum)</text:span></text:p>
            </office:annotation>
            <text:p>Limoge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7.649cm" draw:caption-point-x="-0.406cm" draw:caption-point-y="-1.445cm">
              <dc:date>2023-02-26T00:00:00</dc:date>
              <text:p text:style-name="P1"><text:span text:style-name="T1">(Clermont-Ferrand/Augustonemetum)</text:span></text:p>
            </office:annotation>
            <text:p>Clermont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7.649cm" draw:caption-point-x="-0.407cm" draw:caption-point-y="-1.445cm">
              <dc:date>2023-02-26T00:00:00</dc:date>
              <text:p text:style-name="P1"><text:span text:style-name="T1">(Lugdunum)</text:span></text:p>
            </office:annotation>
            <text:p>Ly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27.649cm" draw:caption-point-x="-0.407cm" draw:caption-point-y="-1.445cm">
              <dc:date>2023-02-26T00:00:00</dc:date>
              <text:p text:style-name="P1"><text:span text:style-name="T1">(Torino/Turin)</text:span></text:p>
              <text:p text:style-name="P1"><text:span text:style-name="T1"/></text:p>
              <text:p text:style-name="P1"><text:span text:style-name="T1">German: Pavia</text:span></text:p>
            </office:annotation>
            <text:p>Augusta Taurinorum</text:p>
          </table:table-cell>
          <table:table-cell table:style-name="ce1" office:value-type="string" calcext:value-type="string">
            <office:annotation draw:style-name="gr2" draw:text-style-name="P2" svg:width="4.508cm" svg:height="4.603cm" svg:x="75.914cm" svg:y="27.649cm" draw:caption-point-x="-0.407cm" draw:caption-point-y="-1.445cm">
              <dc:date>2023-02-26T00:00:00</dc:date>
              <text:p text:style-name="P1"><text:span text:style-name="T1">(Milano/Milan/Mailand)</text:span></text:p>
              <text:p text:style-name="P1"><text:span text:style-name="T1"/></text:p>
              <text:p text:style-name="P1"><text:span text:style-name="T1">German: Chum (Como)</text:span></text:p>
            </office:annotation>
            <text:p>Mediolanum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27.649cm" draw:caption-point-x="-0.406cm" draw:caption-point-y="-1.445cm">
              <dc:date>2023-02-26T00:00:00</dc:date>
              <text:p text:style-name="P1"><text:span text:style-name="T1">(Brescia)</text:span></text:p>
              <text:p text:style-name="P1"><text:span text:style-name="T1"/></text:p>
              <text:p text:style-name="P1"><text:span text:style-name="T1">Italian/German: Mantova/Mantua</text:span></text:p>
            </office:annotation>
            <text:p>Brixia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7.649cm" draw:caption-point-x="-0.406cm" draw:caption-point-y="-1.445cm">
              <dc:date>2023-02-26T00:00:00</dc:date>
              <text:p text:style-name="P1"><text:span text:style-name="T1">(Dietrichsbern)</text:span></text:p>
            </office:annotation>
            <text:p>Veron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7.649cm" draw:caption-point-x="-0.406cm" draw:caption-point-y="-1.445cm">
              <dc:date>2023-02-26T00:00:00</dc:date>
              <text:p text:style-name="P1"><text:span text:style-name="T1">(Padova)</text:span></text:p>
            </office:annotation>
            <text:p>Padua</text:p>
          </table:table-cell>
          <table:table-cell table:style-name="ce1" office:value-type="string" calcext:value-type="string">
            <office:annotation draw:style-name="gr2" draw:text-style-name="P2" svg:width="4.509cm" svg:height="4.603cm" svg:x="80.422cm" svg:y="27.649cm" draw:caption-point-x="-0.406cm" draw:caption-point-y="-1.445cm">
              <dc:date>2023-02-26T00:00:00</dc:date>
              <text:p text:style-name="P1"><text:span text:style-name="T1">(Agley/Oglej/Aquilée, into Venezia)</text:span></text:p>
              <text:p text:style-name="P1"><text:span text:style-name="T1"/></text:p>
              <text:p text:style-name="P1"><text:span text:style-name="T1">Modern civs: Venezia/Venice/Venedig/Venesia)</text:span></text:p>
            </office:annotation>
            <text:p>Aquileia</text:p>
          </table:table-cell>
          <table:table-cell table:style-name="ce1" office:value-type="string" calcext:value-type="string">
            <office:annotation draw:style-name="gr2" draw:text-style-name="P2" svg:width="4.508cm" svg:height="4.603cm" svg:x="81.55cm" svg:y="27.649cm" draw:caption-point-x="-0.407cm" draw:caption-point-y="-1.445cm">
              <dc:date>2023-02-26T00:00:00</dc:date>
              <text:p text:style-name="P1"><text:span text:style-name="T1">(Emona/Laibach)</text:span></text:p>
              <text:p text:style-name="P1"><text:span text:style-name="T1"/></text:p>
              <text:p text:style-name="P1"><text:span text:style-name="T1">Italian: Trieste</text:span></text:p>
            </office:annotation>
            <text:p>Ljubljan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27.649cm" draw:caption-point-x="-0.407cm" draw:caption-point-y="-1.445cm">
              <dc:date>2023-02-26T00:00:00</dc:date>
              <text:p text:style-name="P1"><text:span text:style-name="T1">(Agram)</text:span></text:p>
              <text:p text:style-name="P1"><text:span text:style-name="T1"/></text:p>
              <text:p text:style-name="P1"><text:span text:style-name="T1">Latin: Segestica (Sisek)</text:span></text:p>
              <text:p text:style-name="P1"><text:span text:style-name="T1">Arabian: Yaytsi (Jajce)</text:span></text:p>
            </office:annotation>
            <text:p>Zagreb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27.649cm" draw:caption-point-x="-0.407cm" draw:caption-point-y="-1.445cm">
              <dc:date>2023-02-26T00:00:00</dc:date>
              <text:p text:style-name="P1"><text:span text:style-name="T1">(Esseg)</text:span></text:p>
              <text:p text:style-name="P1"><text:span text:style-name="T1"/></text:p>
              <text:p text:style-name="P1"><text:span text:style-name="T1">Greek/Latin: Sirmion/Sirmium (Sremska Mitrovica)</text:span></text:p>
            </office:annotation>
            <text:p>Osijek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27.649cm" draw:caption-point-x="-0.407cm" draw:caption-point-y="-1.445cm">
              <dc:date>2023-02-26T00:00:00</dc:date>
              <text:p text:style-name="P1"><text:span text:style-name="T1">(Singidunum)</text:span></text:p>
              <text:p text:style-name="P1"><text:span text:style-name="T1"/></text:p>
              <text:p text:style-name="P1"><text:span text:style-name="T1">NB: I'd change the river round here so Belgrade is on south bank, looks more accurate to me too</text:span></text:p>
            </office:annotation>
            <text:p>Beograd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7.649cm" draw:caption-point-x="-0.406cm" draw:caption-point-y="-1.445cm">
              <dc:date>2023-02-26T00:00:00</dc:date>
              <text:p text:style-name="P1"><text:span text:style-name="T1">Latin: Romula Malva (Caracal, into Craiova)</text:span></text:p>
            </office:annotation>
            <text:p>Târgovisht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27.649cm" draw:caption-point-x="-0.406cm" draw:caption-point-y="-1.445cm">
              <dc:date>2023-02-26T00:00:00</dc:date>
              <text:p text:style-name="P1"><text:span text:style-name="T1">(Bucharest/Bükres)</text:span></text:p>
              <text:p text:style-name="P1"><text:span text:style-name="T1"/></text:p>
              <text:p text:style-name="P1"><text:span text:style-name="T1">Latin: Argedava (into Bucharest)</text:span></text:p>
              <text:p text:style-name="P1"><text:span text:style-name="T1">Italian: San Giorgio (Giurgiu)</text:span></text:p>
            </office:annotation>
            <text:p>Bucuresti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27.649cm" draw:caption-point-x="-0.406cm" draw:caption-point-y="-1.445cm">
              <dc:date>2023-02-26T00:00:00</dc:date>
              <text:p text:style-name="P1"><text:span text:style-name="T1">(Tomis)</text:span></text:p>
            </office:annotation>
            <text:p>Constanta</text:p>
          </table:table-cell>
          <table:table-cell table:style-name="ce6" table:number-columns-repeated="8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4" svg:width="2.899cm" svg:height="1.799cm" svg:x="102.041cm" svg:y="24.694cm" draw:caption-point-x="-0.61cm" draw:caption-point-y="1.51cm">
              <dc:date>2023-03-06T00:00:00</dc:date>
              <text:p text:style-name="P3"><text:span text:style-name="T2">→ </text:span><text:span text:style-name="T2">Vladikavkaz</text:span></text:p>
            </office:annotation>
            <text:p>Ordzhonikidze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7.649cm" draw:caption-point-x="-0.407cm" draw:caption-point-y="-1.445cm">
              <dc:date>2023-02-26T00:00:00</dc:date>
              <text:p text:style-name="P1"><text:span text:style-name="T1">(Makhachkala)</text:span></text:p>
            </office:annotation>
            <text:p>Tarki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106.346cm" svg:y="27.649cm" draw:caption-point-x="-0.406cm" draw:caption-point-y="-1.445cm">
              <dc:date>2023-02-26T00:00:00</dc:date>
              <text:p text:style-name="P1"><text:span text:style-name="T1">(Fort-Shevchenko)</text:span></text:p>
            </office:annotation>
            <text:p>Fort-Aleksandrovskiy</text:p>
          </table:table-cell>
          <table:table-cell table:style-name="ce1" office:value-type="string" calcext:value-type="string">
            <text:p>Shetpe</text:p>
          </table:table-cell>
          <table:table-cell table:style-name="ce1" office:value-type="string" calcext:value-type="string">
            <text:p>Oqsho'laq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7.649cm" draw:caption-point-x="-0.407cm" draw:caption-point-y="-1.445cm">
              <dc:date>2023-02-26T00:00:00</dc:date>
              <text:p text:style-name="P1"><text:span text:style-name="T1">Russian: Zheleznodorozhny (Qo'ng'irot)</text:span></text:p>
            </office:annotation>
            <text:p>Madminiya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7.649cm" draw:caption-point-x="-0.407cm" draw:caption-point-y="-1.445cm">
              <dc:date>2023-02-26T00:00:00</dc:date>
              <text:p text:style-name="P1"><text:span text:style-name="T1">Russian: Muynak</text:span></text:p>
            </office:annotation>
            <text:p>Barataki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auran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7.649cm" draw:caption-point-x="-0.406cm" draw:caption-point-y="-1.445cm">
              <dc:date>2023-02-26T00:00:00</dc:date>
              <text:p text:style-name="P1"><text:span text:style-name="T1">(Parab/Otrar, into Shavgar/Turkestan)</text:span></text:p>
            </office:annotation>
            <text:p>Farab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27.649cm" draw:caption-point-x="-0.406cm" draw:caption-point-y="-1.445cm">
              <dc:date>2023-02-26T00:00:00</dc:date>
              <text:p text:style-name="P1"><text:span text:style-name="T1">(Isfijab, into Shymkent/Chimkent)</text:span></text:p>
              <text:p text:style-name="P1"><text:span text:style-name="T1"/></text:p>
              <text:p text:style-name="P1"><text:span text:style-name="T1">Russian: Chimkent</text:span></text:p>
            </office:annotation>
            <text:p>Sayro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27.649cm" draw:caption-point-x="-0.407cm" draw:caption-point-y="-1.445cm">
              <dc:date>2023-02-26T00:00:00</dc:date>
              <text:p text:style-name="P1"><text:span text:style-name="T1">(Gobalik, into Bishkek/Pishpek/Frunze)</text:span></text:p>
              <text:p text:style-name="P1"><text:span text:style-name="T1"/></text:p>
              <text:p text:style-name="P1"><text:span text:style-name="T1">Russian: Pishpek (Bishbek)</text:span></text:p>
            </office:annotation>
            <text:p>Balasagun</text:p>
          </table:table-cell>
          <table:table-cell table:style-name="ce6"/>
          <table:table-cell table:number-columns-repeated="5" table:style-name="ce4" office:value-type="string" calcext:value-type="string">
            <text:p>^</text:p>
          </table:table-cell>
          <table:table-cell table:style-name="ce1" office:value-type="string" calcext:value-type="string">
            <text:p>Qarashehe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27.649cm" draw:caption-point-x="-0.407cm" draw:caption-point-y="-1.445cm">
              <dc:date>2023-03-08T00:00:00</dc:date>
              <text:p text:style-name="P1"><text:span text:style-name="T1">(Guazhou)</text:span></text:p>
            </office:annotation>
            <text:p>Anxi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7.649cm" draw:caption-point-x="-0.406cm" draw:caption-point-y="-1.445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" office:value-type="string" calcext:value-type="string">
            <text:p>Jiayugua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7.649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24.694cm" draw:caption-point-x="-0.61cm" draw:caption-point-y="1.51cm">
              <dc:date>2023-03-08T00:00:00</dc:date>
              <text:p text:style-name="P1"><text:span text:style-name="T1">Chinese: Bayanno’er</text:span></text:p>
            </office:annotation>
            <text:p>Bayannur</text:p>
          </table:table-cell>
          <table:table-cell table:style-name="ce1" office:value-type="string" calcext:value-type="string">
            <text:p>Bayannur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7.649cm" draw:caption-point-x="-0.407cm" draw:caption-point-y="-1.445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27.649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27.649cm" draw:caption-point-x="-0.406cm" draw:caption-point-y="-1.445cm">
              <dc:date>2023-02-26T00:00:00</dc:date>
              <text:p text:style-name="P1"><text:span text:style-name="T1">(Youyu)</text:span></text:p>
            </office:annotation>
            <text:p>Shanwu</text:p>
          </table:table-cell>
          <table:table-cell table:style-name="ce1" office:value-type="string" calcext:value-type="string">
            <text:p>Xuanhua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7.649cm" draw:caption-point-x="-0.406cm" draw:caption-point-y="-1.445cm">
              <dc:date>2023-03-08T00:00:00</dc:date>
              <text:p text:style-name="P1"><text:span text:style-name="T1">-&gt; Longqing -&gt; Yanqing</text:span></text:p>
            </office:annotation>
            <text:p>Yongni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7.649cm" draw:caption-point-x="-0.406cm" draw:caption-point-y="-1.445cm">
              <dc:date>2023-02-26T00:00:00</dc:date>
              <text:p text:style-name="P1"><text:span text:style-name="T1">(Chengde)</text:span></text:p>
            </office:annotation>
            <text:p>Rehe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7.649cm" draw:caption-point-x="-0.407cm" draw:caption-point-y="-1.445cm">
              <dc:date>2023-02-26T00:00:00</dc:date>
              <text:p text:style-name="P1"><text:span text:style-name="T1">(Jinzhou)</text:span></text:p>
            </office:annotation>
            <text:p>Tuhe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7.649cm" draw:caption-point-x="-0.407cm" draw:caption-point-y="-1.445cm">
              <dc:date>2023-02-26T00:00:00</dc:date>
              <text:p text:style-name="P1"><text:span text:style-name="T1">Korean: Geonan</text:span></text:p>
            </office:annotation>
            <text:p>Liaoyang</text:p>
          </table:table-cell>
          <table:table-cell table:style-name="ce1" office:value-type="string" calcext:value-type="string">
            <office:annotation draw:style-name="gr2" draw:text-style-name="P2" svg:width="4.508cm" svg:height="4.603cm" svg:x="146.923cm" svg:y="27.649cm" draw:caption-point-x="-0.407cm" draw:caption-point-y="-1.445cm">
              <dc:date>2023-03-09T00:00:00</dc:date>
              <text:p text:style-name="P1"><text:span text:style-name="T1">-&gt; Andong -&gt; Dandong</text:span></text:p>
              <text:p text:style-name="P1"><text:span text:style-name="T1"/></text:p>
              <text:p text:style-name="P1"><text:span text:style-name="T1">Korean: Bakjak</text:span></text:p>
            </office:annotation>
            <text:p>Yizhou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7.649cm" draw:caption-point-x="-0.407cm" draw:caption-point-y="-1.445cm">
              <dc:date>2023-02-26T00:00:00</dc:date>
              <text:p text:style-name="P1"><text:span text:style-name="T1">(into Sinuiju)</text:span></text:p>
            </office:annotation>
            <text:p>Uiju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27.649cm" draw:caption-point-x="-0.406cm" draw:caption-point-y="-1.445cm">
              <dc:date>2023-02-26T00:00:00</dc:date>
              <text:p text:style-name="P1"><text:span text:style-name="T1">Japanese: Kankō</text:span></text:p>
            </office:annotation>
            <text:p>Hamheung</text:p>
          </table:table-cell>
          <table:table-cell table:style-name="ce1" table:number-columns-repeated="7"/>
          <table:table-cell table:style-name="ce1" office:value-type="string" calcext:value-type="string">
            <text:p>Yamagata</text:p>
          </table:table-cell>
          <table:table-cell table:style-name="ce1" office:value-type="string" calcext:value-type="string">
            <text:p>Sendai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0" draw:text-style-name="P2" svg:width="4.508cm" svg:height="3.412cm" svg:x="9.414cm" svg:y="28.84cm" draw:caption-point-x="-0.407cm" draw:caption-point-y="-1.446cm">
              <dc:date>2023-02-26T00:00:00</dc:date>
              <text:p text:style-name="P1"><text:span text:style-name="T1">Latin: Eureka</text:span></text:p>
              <text:p text:style-name="P1"><text:span text:style-name="T1"/></text:p>
            </office:annotation>
            <text:p>Redd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eno</text:p>
          </table:table-cell>
          <table:table-cell table:style-name="ce1" office:value-type="string" calcext:value-type="string">
            <text:p>Winnemucca</text:p>
          </table:table-cell>
          <table:table-cell table:style-name="ce1" office:value-type="string" calcext:value-type="string">
            <text:p>Elko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ock Spring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Collins</text:p>
          </table:table-cell>
          <table:table-cell table:style-name="ce1" office:value-type="string" calcext:value-type="string">
            <text:p>Sterling</text:p>
          </table:table-cell>
          <table:table-cell table:style-name="ce1" office:value-type="string" calcext:value-type="string">
            <text:p>Lincoln</text:p>
          </table:table-cell>
          <table:table-cell table:style-name="ce1" office:value-type="string" calcext:value-type="string">
            <text:p>Nebraska City</text:p>
          </table:table-cell>
          <table:table-cell table:style-name="ce1" office:value-type="string" calcext:value-type="string">
            <text:p>St Josep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8.84cm" draw:caption-point-x="-0.406cm" draw:caption-point-y="-1.446cm">
              <dc:date>2023-02-26T00:00:00</dc:date>
              <text:p text:style-name="P1"><text:span text:style-name="T1">Latin: Scipio </text:span></text:p>
            </office:annotation>
            <text:p>Hannibal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8.84cm" draw:caption-point-x="-0.406cm" draw:caption-point-y="-1.446cm">
              <dc:date>2023-02-26T00:00:00</dc:date>
              <text:p text:style-name="P1"><text:span text:style-name="T1">French: Fort Crevecoeur (Peoria)</text:span></text:p>
            </office:annotation>
            <text:p>Quincy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28.84cm" draw:caption-point-x="-0.407cm" draw:caption-point-y="-1.446cm">
              <dc:date>2023-02-26T00:00:00</dc:date>
              <text:p text:style-name="P1"><text:span text:style-name="T1">French: Fort Ouiatenon (Lafayette)</text:span></text:p>
            </office:annotation>
            <text:p>Bloomington</text:p>
          </table:table-cell>
          <table:table-cell table:style-name="ce1" office:value-type="string" calcext:value-type="string">
            <office:annotation draw:style-name="gr10" draw:text-style-name="P2" svg:width="4.508cm" svg:height="3.412cm" svg:x="28.575cm" svg:y="28.84cm" draw:caption-point-x="-0.407cm" draw:caption-point-y="-1.446cm">
              <dc:date>2023-02-26T00:00:00</dc:date>
              <text:p text:style-name="P1"><text:span text:style-name="T1">Latin: Miamipolis</text:span></text:p>
              <text:p text:style-name="P1"><text:span text:style-name="T1"/></text:p>
            </office:annotation>
            <text:p>Indiananapolis</text:p>
          </table:table-cell>
          <table:table-cell table:style-name="ce1" office:value-type="string" calcext:value-type="string">
            <text:p>Dayton</text:p>
          </table:table-cell>
          <table:table-cell table:style-name="ce1" office:value-type="string" calcext:value-type="string">
            <text:p>Columbus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28.84cm" draw:caption-point-x="-0.406cm" draw:caption-point-y="-1.446cm">
              <dc:date>2023-02-26T00:00:00</dc:date>
              <text:p text:style-name="P1"><text:span text:style-name="T1">Latin: Nova Ravenna</text:span></text:p>
            </office:annotation>
            <text:p>Akron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8.84cm" draw:caption-point-x="-0.406cm" draw:caption-point-y="-1.446cm">
              <dc:date>2023-02-26T00:00:00</dc:date>
              <text:p text:style-name="P1"><text:span text:style-name="T1">(Fort Duquesne)</text:span></text:p>
            </office:annotation>
            <text:p>Pittsburgh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8.84cm" draw:caption-point-x="-0.406cm" draw:caption-point-y="-1.446cm">
              <dc:date>2023-02-26T00:00:00</dc:date>
              <text:p text:style-name="P1"><text:span text:style-name="T1">Latin: Ultima Aegypti</text:span></text:p>
            </office:annotation>
            <text:p>Allentown</text:p>
          </table:table-cell>
          <table:table-cell table:style-name="ce1" office:value-type="string" calcext:value-type="string">
            <office:annotation draw:style-name="gr10" draw:text-style-name="P2" svg:width="4.509cm" svg:height="3.412cm" svg:x="35.337cm" svg:y="28.84cm" draw:caption-point-x="-0.406cm" draw:caption-point-y="-1.446cm">
              <dc:date>2023-02-26T00:00:00</dc:date>
              <text:p text:style-name="P1"><text:span text:style-name="T1">English: Elizabethtown (Elizabeth)</text:span></text:p>
              <text:p text:style-name="P1"><text:span text:style-name="T1">Latin: Verona Mahicanum</text:span></text:p>
            </office:annotation>
            <text:p>Newark</text:p>
          </table:table-cell>
          <table:table-cell table:style-name="ce1" office:value-type="string" calcext:value-type="string">
            <office:annotation draw:style-name="gr2" draw:text-style-name="P2" svg:width="4.508cm" svg:height="4.603cm" svg:x="36.465cm" svg:y="28.84cm" draw:caption-point-x="-0.407cm" draw:caption-point-y="-1.446cm">
              <dc:date>2023-02-26T00:00:00</dc:date>
              <text:p text:style-name="P1"><text:span text:style-name="T1">(Nieuw-Amsterdam/La Nouvelle-Angoulême/Kleindeutschland)</text:span></text:p>
              <text:p text:style-name="P1"><text:span text:style-name="T1"/></text:p>
              <text:p text:style-name="P1"><text:span text:style-name="T1">Latin: Congregantis Omnium</text:span></text:p>
            </office:annotation>
            <text:p>New York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68.024cm" svg:y="28.84cm" draw:caption-point-x="-0.406cm" draw:caption-point-y="-1.446cm">
              <dc:date>2023-02-26T00:00:00</dc:date>
              <text:p text:style-name="P1"><text:span text:style-name="T1">(Burdigala)</text:span></text:p>
            </office:annotation>
            <text:p>Bordeaux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8.84cm" draw:caption-point-x="-0.406cm" draw:caption-point-y="-1.446cm">
              <dc:date>2023-02-26T00:00:00</dc:date>
              <text:p text:style-name="P1"><text:span text:style-name="T1">(Vesunna)</text:span></text:p>
            </office:annotation>
            <text:p>Périgueux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8.84cm" draw:caption-point-x="-0.406cm" draw:caption-point-y="-1.446cm">
              <dc:date>2023-02-26T00:00:00</dc:date>
              <text:p text:style-name="P1"><text:span text:style-name="T1">(Divona)</text:span></text:p>
            </office:annotation>
            <text:p>Cahor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8.84cm" draw:caption-point-x="-0.406cm" draw:caption-point-y="-1.446cm">
              <dc:date>2023-02-26T00:00:00</dc:date>
              <text:p text:style-name="P1"><text:span text:style-name="T1">Latin: Segodunum (Rodez)</text:span></text:p>
            </office:annotation>
            <text:p>Albi</text:p>
          </table:table-cell>
          <table:table-cell table:style-name="ce1" office:value-type="string" calcext:value-type="string">
            <office:annotation draw:style-name="gr10" draw:text-style-name="P2" svg:width="4.508cm" svg:height="3.412cm" svg:x="72.533cm" svg:y="28.84cm" draw:caption-point-x="-0.407cm" draw:caption-point-y="-1.446cm">
              <dc:date>2023-02-26T00:00:00</dc:date>
              <text:p text:style-name="P1"><text:span text:style-name="T1">Greek: Glanon (Glanum, into St. Rémy de Provence)</text:span></text:p>
              <text:p text:style-name="P1"><text:span text:style-name="T1">Latin: Arausio (Orange)</text:span></text:p>
            </office:annotation>
            <text:p>Avignon</text:p>
          </table:table-cell>
          <table:table-cell table:style-name="ce1" office:value-type="string" calcext:value-type="string">
            <office:annotation draw:style-name="gr10" draw:text-style-name="P2" svg:width="4.508cm" svg:height="3.412cm" svg:x="73.66cm" svg:y="28.84cm" draw:caption-point-x="-0.407cm" draw:caption-point-y="-1.446cm">
              <dc:date>2023-02-26T00:00:00</dc:date>
              <text:p text:style-name="P1"><text:span text:style-name="T1">Greek: Antipolis (Antibes)</text:span></text:p>
              <text:p text:style-name="P1"><text:span text:style-name="T1">Latin: Eburodunum (Embrun, into Gap)</text:span></text:p>
            </office:annotation>
            <text:p>Grenoble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28.84cm" draw:caption-point-x="-0.407cm" draw:caption-point-y="-1.446cm">
              <dc:date>2023-02-26T00:00:00</dc:date>
              <text:p text:style-name="P1"><text:span text:style-name="T1">(Nikaea/Nizza/Cemenelum, into Monaco)</text:span></text:p>
            </office:annotation>
            <text:p>Nice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8.84cm" draw:caption-point-x="-0.407cm" draw:caption-point-y="-1.446cm">
              <dc:date>2023-02-26T00:00:00</dc:date>
              <text:p text:style-name="P1"><text:span text:style-name="T1">(Genoa/Genova)</text:span></text:p>
            </office:annotation>
            <text:p>Genua</text:p>
          </table:table-cell>
          <table:table-cell table:style-name="ce1" office:value-type="string" calcext:value-type="string">
            <text:p>Parma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28.84cm" draw:caption-point-x="-0.406cm" draw:caption-point-y="-1.446cm">
              <dc:date>2023-02-26T00:00:00</dc:date>
              <text:p text:style-name="P1"><text:span text:style-name="T1">(Bologna)</text:span></text:p>
              <text:p text:style-name="P1"><text:span text:style-name="T1"/></text:p>
              <text:p text:style-name="P1"><text:span text:style-name="T1">German: Muden (Modena)</text:span></text:p>
            </office:annotation>
            <text:p>Bononi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8.84cm" draw:caption-point-x="-0.406cm" draw:caption-point-y="-1.446cm">
              <dc:date>2023-02-26T00:00:00</dc:date>
              <text:p text:style-name="P1"><text:span text:style-name="T1">Greek: Atria (into Padua or Ferrara)</text:span></text:p>
            </office:annotation>
            <text:p>Ravenna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8cm" svg:height="5.794cm" svg:x="81.55cm" svg:y="28.84cm" draw:caption-point-x="-0.407cm" draw:caption-point-y="-1.446cm">
              <dc:date>2023-02-26T00:00:00</dc:date>
              <text:p text:style-name="P1"><text:span text:style-name="T1">(Pietas Iulia/Pola)</text:span></text:p>
              <text:p text:style-name="P1"><text:span text:style-name="T1"/></text:p>
              <text:p text:style-name="P1"><text:span text:style-name="T1">Italian: Fiume (Rijeka)</text:span></text:p>
              <text:p text:style-name="P1"><text:span text:style-name="T1">German: Zadar (Zara)</text:span></text:p>
            </office:annotation>
            <text:p>Pu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28.84cm" draw:caption-point-x="-0.407cm" draw:caption-point-y="-1.446cm">
              <dc:date>2023-02-26T00:00:00</dc:date>
              <text:p text:style-name="P1"><text:span text:style-name="T1">(Sarayefu/Bosna-Saraj)</text:span></text:p>
              <text:p text:style-name="P1"><text:span text:style-name="T1"/></text:p>
              <text:p text:style-name="P1"><text:span text:style-name="T1">Latin: Malvasia</text:span></text:p>
            </office:annotation>
            <text:p>Sarajevo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28.84cm" draw:caption-point-x="-0.407cm" draw:caption-point-y="-1.446cm">
              <dc:date>2023-02-26T00:00:00</dc:date>
              <text:p text:style-name="P1"><text:span text:style-name="T1">(into Novi Pazar)</text:span></text:p>
              <text:p text:style-name="P1"><text:span text:style-name="T1"/></text:p>
              <text:p text:style-name="P1"><text:span text:style-name="T1">Latin: Viminacium</text:span></text:p>
            </office:annotation>
            <text:p>Ras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28.84cm" draw:caption-point-x="-0.406cm" draw:caption-point-y="-1.446cm">
              <dc:date>2023-02-26T00:00:00</dc:date>
              <text:p text:style-name="P1"><text:span text:style-name="T1">(Vidyne)</text:span></text:p>
              <text:p text:style-name="P1"><text:span text:style-name="T1"/></text:p>
              <text:p text:style-name="P1"><text:span text:style-name="T1">Latin: Ratiaria (into Vidin)</text:span></text:p>
            </office:annotation>
            <text:p>Vidin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8.84cm" draw:caption-point-x="-0.406cm" draw:caption-point-y="-1.446cm">
              <dc:date>2023-02-26T00:00:00</dc:date>
              <text:p text:style-name="P1"><text:span text:style-name="T1">Latin: Oescus (into Pleven)</text:span></text:p>
            </office:annotation>
            <text:p>Pleven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28.84cm" draw:caption-point-x="-0.406cm" draw:caption-point-y="-1.446cm">
              <dc:date>2023-02-26T00:00:00</dc:date>
              <text:p text:style-name="P1"><text:span text:style-name="T1">(Tarnovgrad)</text:span></text:p>
              <text:p text:style-name="P1"><text:span text:style-name="T1"/></text:p>
              <text:p text:style-name="P1"><text:span text:style-name="T1">Greek/Persian: Kabyle (into Yambol)</text:span></text:p>
              <text:p text:style-name="P1"><text:span text:style-name="T1">Latin: Durostorum (Silistra/Drastar)</text:span></text:p>
              <text:p text:style-name="P1"><text:span text:style-name="T1">Byzantine: Nikopolis i pros Istron (into Tarnovo)</text:span></text:p>
              <text:p text:style-name="P1"><text:span text:style-name="T1">Arabian/Turkish: Rusuh/Rusçuk (Ruse/Rousse)</text:span></text:p>
            </office:annotation>
            <text:p>Tarnovo</text:p>
          </table:table-cell>
          <table:table-cell table:style-name="ce1" office:value-type="string" calcext:value-type="string">
            <office:annotation draw:style-name="gr11" draw:text-style-name="P2" svg:width="4.509cm" svg:height="6.984cm" svg:x="89.439cm" svg:y="28.84cm" draw:caption-point-x="-0.406cm" draw:caption-point-y="-1.446cm">
              <dc:date>2023-02-26T00:00:00</dc:date>
              <text:p text:style-name="P1"><text:span text:style-name="T1">(Odessos)</text:span></text:p>
              <text:p text:style-name="P1"><text:span text:style-name="T1"/></text:p>
              <text:p text:style-name="P1"><text:span text:style-name="T1">Persian: Boryza</text:span></text:p>
              <text:p text:style-name="P1"><text:span text:style-name="T1">Byzantine: Mesembria (Nesebar)</text:span></text:p>
              <text:p text:style-name="P1"><text:span text:style-name="T1">German: Karwuna (Kavarna)</text:span></text:p>
            </office:annotation>
            <text:p>Varna</text:p>
          </table:table-cell>
          <table:table-cell table:style-name="ce6" table:number-columns-repeated="9"/>
          <table:table-cell table:style-name="ce1" office:value-type="string" calcext:value-type="string">
            <office:annotation draw:style-name="gr2" draw:text-style-name="P2" svg:width="4.508cm" svg:height="4.603cm" svg:x="100.711cm" svg:y="28.84cm" draw:caption-point-x="-0.407cm" draw:caption-point-y="-1.446cm">
              <dc:date>2023-02-26T00:00:00</dc:date>
              <text:p text:style-name="P1"><text:span text:style-name="T1">(Savastopoli/Dioskourias/Sohumkale)</text:span></text:p>
              <text:p text:style-name="P1"><text:span text:style-name="T1"/></text:p>
              <text:p text:style-name="P1"><text:span text:style-name="T1">Various classical civs: Pityous/Pitsounda</text:span></text:p>
            </office:annotation>
            <text:p>Sukhum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8.84cm" draw:caption-point-x="-0.407cm" draw:caption-point-y="-1.446cm">
              <dc:date>2023-02-26T00:00:00</dc:date>
              <text:p text:style-name="P1"><text:span text:style-name="T1">(Darband/Albana/Bab al-Abwab)</text:span></text:p>
            </office:annotation>
            <text:p>Derbent</text:p>
          </table:table-cell>
          <table:table-cell table:style-name="ce6" table:number-columns-repeated="3"/>
          <table:table-cell table:style-name="ce1" office:value-type="string" calcext:value-type="string">
            <text:p>Aktau</text:p>
          </table:table-cell>
          <table:table-cell table:style-name="ce1" office:value-type="string" calcext:value-type="string">
            <text:p>Elobod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8.84cm" draw:caption-point-x="-0.407cm" draw:caption-point-y="-1.446cm">
              <dc:date>2023-02-26T00:00:00</dc:date>
              <text:p text:style-name="P1"><text:span text:style-name="T1">(Gurganj/Urgench)</text:span></text:p>
            </office:annotation>
            <text:p>Urganch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8.84cm" draw:caption-point-x="-0.407cm" draw:caption-point-y="-1.446cm">
              <dc:date>2023-02-26T00:00:00</dc:date>
              <text:p text:style-name="P1"><text:span text:style-name="T1">Russian: Nukus</text:span></text:p>
            </office:annotation>
            <text:p>Kerder</text:p>
          </table:table-cell>
          <table:table-cell table:style-name="ce1" office:value-type="string" calcext:value-type="string">
            <office:annotation draw:style-name="gr10" draw:text-style-name="P2" svg:width="4.508cm" svg:height="3.412cm" svg:x="111.982cm" svg:y="28.84cm" draw:caption-point-x="-0.407cm" draw:caption-point-y="-1.446cm">
              <dc:date>2023-02-26T00:00:00</dc:date>
              <text:p text:style-name="P1"><text:span text:style-name="T1">(into Fil, Shobboz, Beruny)</text:span></text:p>
              <text:p text:style-name="P1"><text:span text:style-name="T1">Russian: Beruniy</text:span></text:p>
            </office:annotation>
            <text:p>Kath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8.84cm" draw:caption-point-x="-0.406cm" draw:caption-point-y="-1.446cm">
              <dc:date>2023-02-26T00:00:00</dc:date>
              <text:p text:style-name="P1"><text:span text:style-name="T1">Russian: Zarafshan</text:span></text:p>
            </office:annotation>
            <text:p>?</text:p>
          </table:table-cell>
          <table:table-cell table:style-name="ce1" office:value-type="string" calcext:value-type="string">
            <text:p>Jizzakh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8.84cm" draw:caption-point-x="-0.406cm" draw:caption-point-y="-1.446cm">
              <dc:date>2023-02-26T00:00:00</dc:date>
              <text:p text:style-name="P1"><text:span text:style-name="T1">(Tashkent/Chach)</text:span></text:p>
            </office:annotation>
            <text:p>Binkat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7.618cm" svg:y="28.84cm" draw:caption-point-x="-0.407cm" draw:caption-point-y="-1.446cm">
              <dc:date>2023-02-26T00:00:00</dc:date>
              <text:p text:style-name="P1"><text:span text:style-name="T1">(into Namangan)</text:span></text:p>
            </office:annotation>
            <text:p>Akhsikath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ks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28.84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Korla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28.84cm" draw:caption-point-x="-0.407cm" draw:caption-point-y="-1.446cm">
              <dc:date>2023-02-26T00:00:00</dc:date>
              <text:p text:style-name="P1"><text:span text:style-name="T1">(Loulan)</text:span></text:p>
            </office:annotation>
            <text:p>Krora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unhua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8.84cm" draw:caption-point-x="-0.406cm" draw:caption-point-y="-1.446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28.84cm" draw:caption-point-x="-0.406cm" draw:caption-point-y="-1.446cm">
              <dc:date>2023-02-26T00:00:00</dc:date>
              <text:p text:style-name="P1"><text:span text:style-name="T1">(Jiuquan)</text:span></text:p>
            </office:annotation>
            <text:p>Fulu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8.84cm" draw:caption-point-x="-0.406cm" draw:caption-point-y="-1.446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25.884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28.84cm" draw:caption-point-x="-0.407cm" draw:caption-point-y="-1.446cm">
              <dc:date>2023-02-26T00:00:00</dc:date>
              <text:p text:style-name="P1"><text:span text:style-name="T1">(Shizuishan)</text:span></text:p>
            </office:annotation>
            <text:p>Shizuizi</text:p>
          </table:table-cell>
          <table:table-cell table:style-name="ce1" office:value-type="string" calcext:value-type="string">
            <text:p>Bayannur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8.84cm" draw:caption-point-x="-0.407cm" draw:caption-point-y="-1.446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28.84cm" draw:caption-point-x="-0.407cm" draw:caption-point-y="-1.446cm">
              <dc:date>2023-02-26T00:00:00</dc:date>
              <text:p text:style-name="P1"><text:span text:style-name="T1">(Ordos)</text:span></text:p>
            </office:annotation>
            <text:p>Tongwa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28.84cm" draw:caption-point-x="-0.406cm" draw:caption-point-y="-1.446cm">
              <dc:date>2023-02-26T00:00:00</dc:date>
              <text:p text:style-name="P1"><text:span text:style-name="T1">(Shuozhou)</text:span></text:p>
            </office:annotation>
            <text:p>Mayi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28.84cm" draw:caption-point-x="-0.406cm" draw:caption-point-y="-1.446cm">
              <dc:date>2023-02-26T00:00:00</dc:date>
              <text:p text:style-name="P1"><text:span text:style-name="T1">(Datong)</text:span></text:p>
            </office:annotation>
            <text:p>Ping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8.84cm" draw:caption-point-x="-0.406cm" draw:caption-point-y="-1.446cm">
              <dc:date>2023-03-08T00:00:00</dc:date>
              <text:p text:style-name="P1"><text:span text:style-name="T1">-&gt; Zhongdu -&gt; Beijing</text:span></text:p>
              <text:p text:style-name="P1"><text:span text:style-name="T1"/></text:p>
              <text:p text:style-name="P1"><text:span text:style-name="T1">Mongolian: Khanbaliq</text:span></text:p>
            </office:annotation>
            <text:p>Ji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8.84cm" draw:caption-point-x="-0.406cm" draw:caption-point-y="-1.446cm">
              <dc:date>2023-02-26T00:00:00</dc:date>
              <text:p text:style-name="P1"><text:span text:style-name="T1">(into Tangshan)</text:span></text:p>
            </office:annotation>
            <text:p>Zunhua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145.796cm" svg:y="28.84cm" draw:caption-point-x="-0.407cm" draw:caption-point-y="-1.446cm">
              <dc:date>2023-02-26T00:00:00</dc:date>
              <text:p text:style-name="P1"><text:span text:style-name="T1">(Dalian/Dal'niy)</text:span></text:p>
              <text:p text:style-name="P1"><text:span text:style-name="T1"/></text:p>
              <text:p text:style-name="P1"><text:span text:style-name="T1">Korean: Bisa</text:span></text:p>
            </office:annotation>
            <text:p>Sanshan</text:p>
          </table:table-cell>
          <table:table-cell table:style-name="ce1"/>
          <table:table-cell table:style-name="ce1" office:value-type="string" calcext:value-type="string">
            <text:p>Pyeongyang</text:p>
          </table:table-cell>
          <table:table-cell table:style-name="ce1" office:value-type="string" calcext:value-type="string">
            <office:annotation draw:style-name="gr10" draw:text-style-name="P2" svg:width="4.509cm" svg:height="3.412cm" svg:x="149.177cm" svg:y="28.84cm" draw:caption-point-x="-0.406cm" draw:caption-point-y="-1.446cm">
              <dc:date>2023-02-26T00:00:00</dc:date>
              <text:p text:style-name="P1"><text:span text:style-name="T1">Japanese: Genzan</text:span></text:p>
              <text:p text:style-name="P1"><text:span text:style-name="T1">Russian: Port Lazarev</text:span></text:p>
            </office:annotation>
            <text:p>Wonsan</text:p>
          </table:table-cell>
          <table:table-cell table:style-name="ce1" table:number-columns-repeated="7"/>
          <table:table-cell table:style-name="ce1" office:value-type="string" calcext:value-type="string">
            <text:p>Niigata</text:p>
          </table:table-cell>
          <table:table-cell table:style-name="ce1" office:value-type="string" calcext:value-type="string">
            <text:p>Fukushima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9.414cm" svg:y="30.03cm" draw:caption-point-x="-0.407cm" draw:caption-point-y="-1.445cm">
              <dc:date>2023-02-26T00:00:00</dc:date>
              <text:p text:style-name="P1"><text:span text:style-name="T1">Russian: Krepost' Ross (Fort Ross)</text:span></text:p>
            </office:annotation>
            <text:p>Santa Rosa</text:p>
          </table:table-cell>
          <table:table-cell table:style-name="ce1" office:value-type="string" calcext:value-type="string">
            <text:p>Sacrament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arson City</text:p>
          </table:table-cell>
          <table:table-cell table:style-name="ce1" office:value-type="string" calcext:value-type="string">
            <text:p>Ely</text:p>
          </table:table-cell>
          <table:table-cell table:style-name="ce1" office:value-type="string" calcext:value-type="string">
            <text:p>West Valley City</text:p>
          </table:table-cell>
          <table:table-cell table:style-name="ce1" office:value-type="string" calcext:value-type="string">
            <text:p>Salt Lake City</text:p>
          </table:table-cell>
          <table:table-cell table:style-name="ce1" office:value-type="string" calcext:value-type="string">
            <text:p>Grand Juncti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enver</text:p>
          </table:table-cell>
          <table:table-cell table:style-name="ce1" office:value-type="string" calcext:value-type="string">
            <text:p>McCook</text:p>
          </table:table-cell>
          <table:table-cell table:style-name="ce1" office:value-type="string" calcext:value-type="string">
            <text:p>Salina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0.03cm" draw:caption-point-x="-0.406cm" draw:caption-point-y="-1.445cm">
              <dc:date>2023-02-26T00:00:00</dc:date>
              <text:p text:style-name="P1"><text:span text:style-name="T1">Latin: Pomona</text:span></text:p>
            </office:annotation>
            <text:p>Topeka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0.03cm" draw:caption-point-x="-0.406cm" draw:caption-point-y="-1.445cm">
              <dc:date>2023-02-26T00:00:00</dc:date>
              <text:p text:style-name="P1"><text:span text:style-name="T1">French: Fort de Cavagnial (into Kansas City)</text:span></text:p>
            </office:annotation>
            <text:p>Kansas City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30.03cm" draw:caption-point-x="-0.406cm" draw:caption-point-y="-1.445cm">
              <dc:date>2023-02-26T00:00:00</dc:date>
              <text:p text:style-name="P1"><text:span text:style-name="T1">French: Fort Orléans (into Columbia)</text:span></text:p>
              <text:p text:style-name="P1"><text:span text:style-name="T1">German: Dutzow</text:span></text:p>
            </office:annotation>
            <text:p>Columbia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0.0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Latin: Scipio</text:span></text:p>
            </office:annotation>
            <text:p>Hannibal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0.03cm" draw:caption-point-x="-0.407cm" draw:caption-point-y="-1.445cm">
              <dc:date>2023-02-26T00:00:00</dc:date>
              <text:p text:style-name="P1"><text:span text:style-name="T1">Latin: Constantia</text:span></text:p>
            </office:annotation>
            <text:p>Decatur</text:p>
          </table:table-cell>
          <table:table-cell table:style-name="ce1" office:value-type="string" calcext:value-type="string">
            <office:annotation draw:style-name="gr7" draw:text-style-name="P2" svg:width="4.508cm" svg:height="5.794cm" svg:x="28.575cm" svg:y="30.03cm" draw:caption-point-x="-0.407cm" draw:caption-point-y="-1.445cm">
              <dc:date>2023-02-26T00:00:00</dc:date>
              <text:p text:style-name="P1"><text:span text:style-name="T1">French: Vincennes</text:span></text:p>
              <text:p text:style-name="P1"><text:span text:style-name="T1">English: Fort Sackville (Vincennes)</text:span></text:p>
              <text:p text:style-name="P1"><text:span text:style-name="T1">German: Neue Harmonie (New Harmony, into Evansville</text:span></text:p>
              <text:p text:style-name="P1"><text:span text:style-name="T1">Latin: Constantia</text:span></text:p>
            </office:annotation>
            <text:p>Evansville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0.03cm" draw:caption-point-x="-0.407cm" draw:caption-point-y="-1.445cm">
              <dc:date>2023-02-26T00:00:00</dc:date>
              <text:p text:style-name="P1"><text:span text:style-name="T1">Latin: Cincinnatuspolis</text:span></text:p>
            </office:annotation>
            <text:p>Cincinnati</text:p>
          </table:table-cell>
          <table:table-cell table:style-name="ce1" office:value-type="string" calcext:value-type="string">
            <text:p>Huntington</text:p>
          </table:table-cell>
          <table:table-cell table:style-name="ce1" office:value-type="string" calcext:value-type="string">
            <text:p>Parkersburg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30.03cm" draw:caption-point-x="-0.406cm" draw:caption-point-y="-1.445cm">
              <dc:date>2023-02-26T00:00:00</dc:date>
              <text:p text:style-name="P1"><text:span text:style-name="T1">Latin: Nova Philippensium</text:span></text:p>
            </office:annotation>
            <text:p>Morgantown</text:p>
          </table:table-cell>
          <table:table-cell table:style-name="ce1" office:value-type="string" calcext:value-type="string">
            <office:annotation draw:style-name="gr13" draw:text-style-name="P2" svg:width="4.509cm" svg:height="6.985cm" svg:x="34.21cm" svg:y="30.03cm" draw:caption-point-x="-0.406cm" draw:caption-point-y="-1.445cm">
              <dc:date>2023-02-26T00:00:00</dc:date>
              <text:p text:style-name="P1"><text:span text:style-name="T1">Viking: Nya Göteborg (Philadelphia)</text:span></text:p>
              <text:p text:style-name="P1"><text:span text:style-name="T1">German: Deutschenstädtlein (Germantown, into Philadelphia)</text:span></text:p>
              <text:p text:style-name="P1"><text:span text:style-name="T1">Dutch: Fort Beversreede (Philadelphia)</text:span></text:p>
              <text:p text:style-name="P1"><text:span text:style-name="T1">Latin: Novus Orbis Philadelphīa</text:span></text:p>
              <text:p text:style-name="P1"><text:span text:style-name="T1"/></text:p>
            </office:annotation>
            <text:p>Philadelphia</text:p>
          </table:table-cell>
          <table:table-cell table:style-name="ce1" office:value-type="string" calcext:value-type="string">
            <office:annotation draw:style-name="gr7" draw:text-style-name="P2" svg:width="4.509cm" svg:height="5.794cm" svg:x="35.337cm" svg:y="30.03cm" draw:caption-point-x="-0.406cm" draw:caption-point-y="-1.445cm">
              <dc:date>2023-02-26T00:00:00</dc:date>
              <text:p text:style-name="P1"><text:span text:style-name="T1">Viking: Älfsborg</text:span></text:p>
              <text:p text:style-name="P1"><text:span text:style-name="T1">Dutch: Zwaanendael (Lewes)</text:span></text:p>
              <text:p text:style-name="P1"><text:span text:style-name="T1"/></text:p>
              <text:p text:style-name="P1"><text:span text:style-name="T1">Latin: Atlantis Est Victrix</text:span></text:p>
            </office:annotation>
            <text:p>Atlantic City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1" draw:text-style-name="P2" svg:width="4.509cm" svg:height="2.222cm" svg:x="68.024cm" svg:y="30.03cm" draw:caption-point-x="-0.406cm" draw:caption-point-y="-1.445cm">
              <dc:date>2023-02-26T00:00:00</dc:date>
              <text:p text:style-name="P1"><text:span text:style-name="T1">(Lapurdum)</text:span></text:p>
            </office:annotation>
            <text:p>Bayonne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30.03cm" draw:caption-point-x="-0.406cm" draw:caption-point-y="-1.445cm">
              <dc:date>2023-02-26T00:00:00</dc:date>
              <text:p text:style-name="P1"><text:span text:style-name="T1">Latin/English: Elusa/Auch)</text:span></text:p>
            </office:annotation>
            <text:p>Pau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30.03cm" draw:caption-point-x="-0.406cm" draw:caption-point-y="-1.445cm">
              <dc:date>2023-02-26T00:00:00</dc:date>
              <text:p text:style-name="P1"><text:span text:style-name="T1">(Tolosa)</text:span></text:p>
            </office:annotation>
            <text:p>Toulouse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30.03cm" draw:caption-point-x="-0.406cm" draw:caption-point-y="-1.445cm">
              <dc:date>2023-02-26T00:00:00</dc:date>
              <text:p text:style-name="P1"><text:span text:style-name="T1">Latin: Narbo Martius (Narbonne)</text:span></text:p>
              <text:p text:style-name="P1"><text:span text:style-name="T1">Italian: Narbona</text:span></text:p>
            </office:annotation>
            <text:p>Carcassonne</text:p>
          </table:table-cell>
          <table:table-cell table:style-name="ce1" office:value-type="string" calcext:value-type="string">
            <office:annotation draw:style-name="gr4" draw:text-style-name="P2" svg:width="4.508cm" svg:height="3.413cm" svg:x="72.533cm" svg:y="30.03cm" draw:caption-point-x="-0.407cm" draw:caption-point-y="-1.445cm">
              <dc:date>2023-02-26T00:00:00</dc:date>
              <text:p text:style-name="P1"><text:span text:style-name="T1">Greek: Agathe (Agde)</text:span></text:p>
              <text:p text:style-name="P1"><text:span text:style-name="T1">Latin: Nemausus (Nîmes)</text:span></text:p>
            </office:annotation>
            <text:p>Montpellier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30.03cm" draw:caption-point-x="-0.407cm" draw:caption-point-y="-1.445cm">
              <dc:date>2023-02-26T00:00:00</dc:date>
              <text:p text:style-name="P1"><text:span text:style-name="T1">(Massilia/Marsella/Marsiglia)</text:span></text:p>
            </office:annotation>
            <text:p>Marseill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77.041cm" svg:y="30.03cm" draw:caption-point-x="-0.406cm" draw:caption-point-y="-1.445cm">
              <dc:date>2023-02-26T00:00:00</dc:date>
              <text:p text:style-name="P1"><text:span text:style-name="T1">(Pisa)</text:span></text:p>
            </office:annotation>
            <text:p>Pisae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30.03cm" draw:caption-point-x="-0.406cm" draw:caption-point-y="-1.445cm">
              <dc:date>2023-02-26T00:00:00</dc:date>
              <text:p text:style-name="P1"><text:span text:style-name="T1">(Florence/Firenze/Fiorenza)</text:span></text:p>
            </office:annotation>
            <text:p>Florentia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30.03cm" draw:caption-point-x="-0.406cm" draw:caption-point-y="-1.445cm">
              <dc:date>2023-02-26T00:00:00</dc:date>
              <text:p text:style-name="P1"><text:span text:style-name="T1">(Rimini, into San Marino)</text:span></text:p>
              <text:p text:style-name="P1"><text:span text:style-name="T1"/></text:p>
              <text:p text:style-name="P1"><text:span text:style-name="T1">German: Urbino</text:span></text:p>
            </office:annotation>
            <text:p>Arimin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3" draw:text-style-name="P2" svg:width="4.508cm" svg:height="6.985cm" svg:x="82.677cm" svg:y="30.03cm" draw:caption-point-x="-0.407cm" draw:caption-point-y="-1.445cm">
              <dc:date>2023-02-26T00:00:00</dc:date>
              <text:p text:style-name="P1"><text:span text:style-name="T1">(Spalato)</text:span></text:p>
              <text:p text:style-name="P1"><text:span text:style-name="T1"/></text:p>
              <text:p text:style-name="P1"><text:span text:style-name="T1">Greek: Tragyrion (Trogir)</text:span></text:p>
              <text:p text:style-name="P1"><text:span text:style-name="T1">Latin: Salona (Solin, into Split)</text:span></text:p>
              <text:p text:style-name="P1"><text:span text:style-name="T1">Byzantine: Iadera (Zadar)</text:span></text:p>
            </office:annotation>
            <text:p>Spli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30.03cm" draw:caption-point-x="-0.407cm" draw:caption-point-y="-1.445cm">
              <dc:date>2023-02-26T00:00:00</dc:date>
              <text:p text:style-name="P1"><text:span text:style-name="T1">(Scupi/Üsküb)</text:span></text:p>
              <text:p text:style-name="P1"><text:span text:style-name="T1"/></text:p>
              <text:p text:style-name="P1"><text:span text:style-name="T1">Greek: Damastion (Ioustiniana Sekounda, into Prishtina)</text:span></text:p>
              <text:p text:style-name="P1"><text:span text:style-name="T1">German: Pristina</text:span></text:p>
            </office:annotation>
            <text:p>Skopje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30.03cm" draw:caption-point-x="-0.406cm" draw:caption-point-y="-1.445cm">
              <dc:date>2023-02-26T00:00:00</dc:date>
              <text:p text:style-name="P1"><text:span text:style-name="T1">(Naissus)</text:span></text:p>
            </office:annotation>
            <text:p>Nis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30.03cm" draw:caption-point-x="-0.406cm" draw:caption-point-y="-1.445cm">
              <dc:date>2023-02-26T00:00:00</dc:date>
              <text:p text:style-name="P1"><text:span text:style-name="T1">(Serdica/Sufiya)</text:span></text:p>
            </office:annotation>
            <text:p>Sofi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30.03cm" draw:caption-point-x="-0.406cm" draw:caption-point-y="-1.445cm">
              <dc:date>2023-02-26T00:00:00</dc:date>
              <text:p text:style-name="P1"><text:span text:style-name="T1">(Philippopolis)</text:span></text:p>
            </office:annotation>
            <text:p>Plovdiv</text:p>
          </table:table-cell>
          <table:table-cell table:style-name="ce1" office:value-type="string" calcext:value-type="string">
            <office:annotation draw:style-name="gr7" draw:text-style-name="P2" svg:width="4.509cm" svg:height="5.794cm" svg:x="89.439cm" svg:y="30.03cm" draw:caption-point-x="-0.406cm" draw:caption-point-y="-1.445cm">
              <dc:date>2023-02-26T00:00:00</dc:date>
              <text:p text:style-name="P1"><text:span text:style-name="T1">(Edirne/Odryssa)</text:span></text:p>
              <text:p text:style-name="P1"><text:span text:style-name="T1"/></text:p>
              <text:p text:style-name="P1"><text:span text:style-name="T1">Greek: Mesambria (Nesebar, into Burgas)</text:span></text:p>
              <text:p text:style-name="P1"><text:span text:style-name="T1">Russian: Burgas</text:span></text:p>
            </office:annotation>
            <text:p>Adrianople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30.03cm" draw:caption-point-x="-0.407cm" draw:caption-point-y="-1.445cm">
              <dc:date>2023-02-26T00:00:00</dc:date>
              <text:p text:style-name="P1"><text:span text:style-name="T1">(Constantinople/Istanbul/Pera/Tsar'grad)</text:span></text:p>
            </office:annotation>
            <text:p>Byzantium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5" draw:text-style-name="P2" svg:width="4.508cm" svg:height="4.604cm" svg:x="93.948cm" svg:y="30.03cm" draw:caption-point-x="-0.407cm" draw:caption-point-y="-1.445cm">
              <dc:date>2023-02-26T00:00:00</dc:date>
              <text:p text:style-name="P1"><text:span text:style-name="T1">(Amasra)</text:span></text:p>
              <text:p text:style-name="P1"><text:span text:style-name="T1"/></text:p>
              <text:p text:style-name="P1"><text:span text:style-name="T1">Arabian: 'Iiniy Bulu (Inebolu)</text:span></text:p>
            </office:annotation>
            <text:p>Amastris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30.03cm" draw:caption-point-x="-0.406cm" draw:caption-point-y="-1.445cm">
              <dc:date>2023-02-26T00:00:00</dc:date>
              <text:p text:style-name="P1"><text:span text:style-name="T1">(Sinop/Saynub)</text:span></text:p>
            </office:annotation>
            <text:p>Sinope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30.03cm" draw:caption-point-x="-0.406cm" draw:caption-point-y="-1.445cm">
              <dc:date>2023-02-26T00:00:00</dc:date>
              <text:p text:style-name="P1"><text:span text:style-name="T1">(Samsun)</text:span></text:p>
            </office:annotation>
            <text:p>Amisos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7" draw:text-style-name="P2" svg:width="4.508cm" svg:height="5.794cm" svg:x="100.711cm" svg:y="30.03cm" draw:caption-point-x="-0.407cm" draw:caption-point-y="-1.445cm">
              <dc:date>2023-02-26T00:00:00</dc:date>
              <text:p text:style-name="P1"><text:span text:style-name="T1">(Phasis)</text:span></text:p>
              <text:p text:style-name="P1"><text:span text:style-name="T1"/></text:p>
              <text:p text:style-name="P1"><text:span text:style-name="T1">Various civs: Cotais/Kutaisi or equivalent</text:span></text:p>
              <text:p text:style-name="P1"><text:span text:style-name="T1">Italian/Turkish: Lo Bati/Batum (Batumi)</text:span></text:p>
            </office:annotation>
            <text:p>Poti</text:p>
          </table:table-cell>
          <table:table-cell table:style-name="ce1" office:value-type="string" calcext:value-type="string">
            <office:annotation draw:style-name="gr5" draw:text-style-name="P2" svg:width="4.508cm" svg:height="4.604cm" svg:x="101.838cm" svg:y="30.03cm" draw:caption-point-x="-0.407cm" draw:caption-point-y="-1.445cm">
              <dc:date>2023-02-26T00:00:00</dc:date>
              <text:p text:style-name="P1"><text:span text:style-name="T1">(Harmozice, into Tbilisi/Tiflis)</text:span></text:p>
              <text:p text:style-name="P1"><text:span text:style-name="T1"/></text:p>
              <text:p text:style-name="P1"><text:span text:style-name="T1">Later civs: Tbilisi/Tiflis or equivalent</text:span></text:p>
            </office:annotation>
            <text:p>Mtskhe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Quba</text:p>
          </table:table-cell>
          <table:table-cell table:style-name="ce6" table:number-columns-repeated="3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8cm" svg:height="5.794cm" svg:x="109.728cm" svg:y="30.03cm" draw:caption-point-x="-0.407cm" draw:caption-point-y="-1.445cm">
              <dc:date>2023-02-26T00:00:00</dc:date>
              <text:p text:style-name="P1"><text:span text:style-name="T1">(into Dashoguz)</text:span></text:p>
              <text:p text:style-name="P1"><text:span text:style-name="T1"/></text:p>
              <text:p text:style-name="P1"><text:span text:style-name="T1">Russian: Tashauz (into Dashkhovuz)</text:span></text:p>
              <text:p text:style-name="P1"><text:span text:style-name="T1">Turkic: Daşoguz</text:span></text:p>
            </office:annotation>
            <text:p>Ruzvand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0.03cm" draw:caption-point-x="-0.407cm" draw:caption-point-y="-1.445cm">
              <dc:date>2023-02-26T00:00:00</dc:date>
              <text:p text:style-name="P1"><text:span text:style-name="T1">(Khiva)</text:span></text:p>
            </office:annotation>
            <text:p>Xiva</text:p>
          </table:table-cell>
          <table:table-cell table:style-name="ce1" office:value-type="string" calcext:value-type="string">
            <text:p>Hazarasp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0.03cm" draw:caption-point-x="-0.406cm" draw:caption-point-y="-1.445cm">
              <dc:date>2023-02-26T00:00:00</dc:date>
              <text:p text:style-name="P1"><text:span text:style-name="T1">(Navoiy)</text:span></text:p>
            </office:annotation>
            <text:p>Karmana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0.03cm" draw:caption-point-x="-0.406cm" draw:caption-point-y="-1.445cm">
              <dc:date>2023-02-26T00:00:00</dc:date>
              <text:p text:style-name="P1"><text:span text:style-name="T1">(Marakanda)</text:span></text:p>
            </office:annotation>
            <text:p>Samarqand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30.03cm" draw:caption-point-x="-0.406cm" draw:caption-point-y="-1.445cm">
              <dc:date>2023-02-26T00:00:00</dc:date>
              <text:p text:style-name="P1"><text:span text:style-name="T1">(Istaravshan/Cyropolis)</text:span></text:p>
            </office:annotation>
            <text:p>Uroteppa</text:p>
          </table:table-cell>
          <table:table-cell table:style-name="ce1" office:value-type="string" calcext:value-type="string">
            <office:annotation draw:style-name="gr1" draw:text-style-name="P2" svg:width="4.509cm" svg:height="2.222cm" svg:x="116.49cm" svg:y="30.03cm" draw:caption-point-x="-0.406cm" draw:caption-point-y="-1.445cm">
              <dc:date>2023-02-26T00:00:00</dc:date>
              <text:p text:style-name="P1"><text:span text:style-name="T1">(Alexandreia Eschate)</text:span></text:p>
            </office:annotation>
            <text:p>Khujand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30.03cm" draw:caption-point-x="-0.407cm" draw:caption-point-y="-1.445cm">
              <dc:date>2023-02-26T00:00:00</dc:date>
              <text:p text:style-name="P1"><text:span text:style-name="T1">(into Osh)</text:span></text:p>
              <text:p text:style-name="P1"><text:span text:style-name="T1"/></text:p>
              <text:p text:style-name="P1"><text:span text:style-name="T1">Greek: Margilan</text:span></text:p>
            </office:annotation>
            <text:p>Mavarannah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shgar</text:p>
          </table:table-cell>
          <table:table-cell table:style-name="ce1" office:value-type="string" calcext:value-type="string">
            <text:p>Uchturpan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0.03cm" draw:caption-point-x="-0.406cm" draw:caption-point-y="-1.445cm">
              <dc:date>2023-02-26T00:00:00</dc:date>
              <text:p text:style-name="P1"><text:span text:style-name="T1">Mongolian: Lopnur</text:span></text:p>
            </office:annotation>
            <text:p>Yuli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0.03cm" draw:caption-point-x="-0.407cm" draw:caption-point-y="-1.445cm">
              <dc:date>2023-02-26T00:00:00</dc:date>
              <text:p text:style-name="P1"><text:span text:style-name="T1">(Ruoqiang)</text:span></text:p>
            </office:annotation>
            <text:p>Charkli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28.889cm" svg:y="30.03cm" draw:caption-point-x="-0.407cm" draw:caption-point-y="-1.445cm">
              <dc:date>2023-02-26T00:00:00</dc:date>
              <text:p text:style-name="P1"><text:span text:style-name="T1">(Nop Chungu)</text:span></text:p>
            </office:annotation>
            <text:p>Miran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0.03cm" draw:caption-point-x="-0.406cm" draw:caption-point-y="-1.445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27.075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0.03cm" draw:caption-point-x="-0.407cm" draw:caption-point-y="-1.445cm">
              <dc:date>2023-03-08T00:00:00</dc:date>
              <text:p text:style-name="P1"><text:span text:style-name="T1">→ </text:span><text:span text:style-name="T1">Huaiyuan → Yinchuan</text:span></text:p>
              <text:p text:style-name="P1"><text:span text:style-name="T1"/></text:p>
              <text:p text:style-name="P1"><text:span text:style-name="T1">Mongolian: Iryai</text:span></text:p>
            </office:annotation>
            <text:p>Fup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8" draw:text-style-name="P5" svg:width="2.899cm" svg:height="1.799cm" svg:x="138.109cm" svg:y="27.075cm" draw:caption-point-x="-0.61cm" draw:caption-point-y="1.51cm">
              <dc:date>2023-03-08T00:00:00</dc:date>
              <text:p text:style-name="P1"><text:span text:style-name="T1">Mongolian: Üqai qota</text:span></text:p>
            </office:annotation>
            <text:p>Wuhai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0.03cm" draw:caption-point-x="-0.407cm" draw:caption-point-y="-1.445cm">
              <dc:date>2023-02-26T00:00:00</dc:date>
              <text:p text:style-name="P1"><text:span text:style-name="T1">NB: conflict with Yulin, Guangxi.</text:span></text:p>
            </office:annotation>
            <text:p>Yuli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0.03cm" draw:caption-point-x="-0.406cm" draw:caption-point-y="-1.445cm">
              <dc:date>2023-02-26T00:00:00</dc:date>
              <text:p text:style-name="P1"><text:span text:style-name="T1">(into Xinzhou)</text:span></text:p>
            </office:annotation>
            <text:p>Daixia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0.03cm" draw:caption-point-x="-0.406cm" draw:caption-point-y="-1.445cm">
              <dc:date>2023-03-08T00:00:00</dc:date>
              <text:p text:style-name="P1"><text:span text:style-name="T1">-&gt; Qingyuan -&gt; Baoding</text:span></text:p>
            </office:annotation>
            <text:p>Xiad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0.03cm" draw:caption-point-x="-0.406cm" draw:caption-point-y="-1.445cm">
              <dc:date>2023-02-26T00:00:00</dc:date>
              <text:p text:style-name="P1"><text:span text:style-name="T1">(Tientsin)</text:span></text:p>
            </office:annotation>
            <text:p>Tianjin</text:p>
          </table:table-cell>
          <table:table-cell table:style-name="ce1" table:number-columns-repeated="4"/>
          <table:table-cell table:style-name="ce1" office:value-type="string" calcext:value-type="string">
            <text:p>Haeju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30.03cm" draw:caption-point-x="-0.406cm" draw:caption-point-y="-1.445cm">
              <dc:date>2023-02-26T00:00:00</dc:date>
              <text:p text:style-name="P1"><text:span text:style-name="T1">(Kaesong)</text:span></text:p>
            </office:annotation>
            <text:p>Songdo</text:p>
          </table:table-cell>
          <table:table-cell table:style-name="ce1" office:value-type="string" calcext:value-type="string">
            <text:p>Gangneung</text:p>
          </table:table-cell>
          <table:table-cell table:style-name="ce1" table:number-columns-repeated="5"/>
          <table:table-cell table:style-name="ce1" office:value-type="string" calcext:value-type="string">
            <text:p>Kanazawa</text:p>
          </table:table-cell>
          <table:table-cell table:style-name="ce1" office:value-type="string" calcext:value-type="string">
            <text:p>Nagano</text:p>
          </table:table-cell>
          <table:table-cell table:style-name="ce1" office:value-type="string" calcext:value-type="string">
            <text:p>Mito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7" draw:text-style-name="P2" svg:width="4.508cm" svg:height="5.794cm" svg:x="9.414cm" svg:y="31.221cm" draw:caption-point-x="-0.407cm" draw:caption-point-y="-1.445cm">
              <dc:date>2023-02-26T00:00:00</dc:date>
              <text:p text:style-name="P1"><text:span text:style-name="T1">(Yerba Buena)</text:span></text:p>
              <text:p text:style-name="P1"><text:span text:style-name="T1"/></text:p>
              <text:p text:style-name="P1"><text:span text:style-name="T1">English: New Albion (into SF)</text:span></text:p>
              <text:p text:style-name="P1"><text:span text:style-name="T1">Latin: Sanctus Franciscus</text:span></text:p>
            </office:annotation>
            <text:p>San Francisco</text:p>
          </table:table-cell>
          <table:table-cell table:style-name="ce1" office:value-type="string" calcext:value-type="string">
            <office:annotation draw:style-name="gr1" draw:text-style-name="P2" svg:width="4.508cm" svg:height="2.222cm" svg:x="10.541cm" svg:y="31.221cm" draw:caption-point-x="-0.407cm" draw:caption-point-y="-1.445cm">
              <dc:date>2023-02-26T00:00:00</dc:date>
              <text:p text:style-name="P1"><text:span text:style-name="T1">Native: Pasasimas</text:span></text:p>
            </office:annotation>
            <text:p>Stock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awthorne</text:p>
          </table:table-cell>
          <table:table-cell table:style-name="ce1" office:value-type="string" calcext:value-type="string">
            <text:p>Area 51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rovo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olorado Springs</text:p>
          </table:table-cell>
          <table:table-cell table:style-name="ce1" office:value-type="string" calcext:value-type="string">
            <text:p>Colby</text:p>
          </table:table-cell>
          <table:table-cell table:style-name="ce1" office:value-type="string" calcext:value-type="string">
            <text:p>Hays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1.221cm" draw:caption-point-x="-0.406cm" draw:caption-point-y="-1.445cm">
              <dc:date>2023-02-26T00:00:00</dc:date>
              <text:p text:style-name="P1"><text:span text:style-name="T1">Latin: Emporium</text:span></text:p>
            </office:annotation>
            <text:p>Emporia</text:p>
          </table:table-cell>
          <table:table-cell table:style-name="ce1" office:value-type="string" calcext:value-type="string">
            <text:p>Joplin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1.221cm" draw:caption-point-x="-0.406cm" draw:caption-point-y="-1.445cm">
              <dc:date>2023-02-26T00:00:00</dc:date>
              <text:p text:style-name="P1"><text:span text:style-name="T1">German: Hermann</text:span></text:p>
            </office:annotation>
            <text:p>Jefferson City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1.221cm" draw:caption-point-x="-0.406cm" draw:caption-point-y="-1.445cm">
              <dc:date>2023-02-26T00:00:00</dc:date>
              <text:p text:style-name="P1"><text:span text:style-name="T1">Latin: <text:s/>Tumulus Missourii</text:span></text:p>
              <text:p text:style-name="P1"><text:span text:style-name="T1"/></text:p>
            </office:annotation>
            <text:p>St. Louis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1.221cm" draw:caption-point-x="-0.407cm" draw:caption-point-y="-1.445cm">
              <dc:date>2023-02-26T00:00:00</dc:date>
              <text:p text:style-name="P1"><text:span text:style-name="T1">French: Fort de Chartres (into Belleville)</text:span></text:p>
            </office:annotation>
            <text:p>Mario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1.221cm" draw:caption-point-x="-0.407cm" draw:caption-point-y="-1.445cm">
              <dc:date>2023-02-26T00:00:00</dc:date>
              <text:p text:style-name="P1"><text:span text:style-name="T1">Latin: Ultima Thule </text:span></text:p>
            </office:annotation>
            <text:p>Bowling Green</text:p>
          </table:table-cell>
          <table:table-cell table:style-name="ce1" office:value-type="string" calcext:value-type="string">
            <text:p>Louisville</text:p>
          </table:table-cell>
          <table:table-cell table:style-name="ce1" office:value-type="string" calcext:value-type="string">
            <office:annotation draw:style-name="gr1" draw:text-style-name="P2" svg:width="4.508cm" svg:height="2.222cm" svg:x="30.829cm" svg:y="31.221cm" draw:caption-point-x="-0.407cm" draw:caption-point-y="-1.445cm">
              <dc:date>2023-02-26T00:00:00</dc:date>
              <text:p text:style-name="P1"><text:span text:style-name="T1">Latin: Gades</text:span></text:p>
            </office:annotation>
            <text:p>Lexing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31.221cm" draw:caption-point-x="-0.406cm" draw:caption-point-y="-1.445cm">
              <dc:date>2023-02-26T00:00:00</dc:date>
              <text:p text:style-name="P1"><text:span text:style-name="T1">German: Germanna</text:span></text:p>
              <text:p text:style-name="P1"><text:span text:style-name="T1">Latin: Germania Remotissima</text:span></text:p>
            </office:annotation>
            <text:p>Charlottesville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31.221cm" draw:caption-point-x="-0.406cm" draw:caption-point-y="-1.445cm">
              <dc:date>2023-02-26T00:00:00</dc:date>
              <text:p text:style-name="P1"><text:span text:style-name="T1">Viking: Fort Kristina (Wilmington)</text:span></text:p>
              <text:p text:style-name="P1"><text:span text:style-name="T1">English: Annapolis</text:span></text:p>
              <text:p text:style-name="P1"><text:span text:style-name="T1">Dutch: Nieuw-Amstel (New Castle, into Wilmington)</text:span></text:p>
              <text:p text:style-name="P1"><text:span text:style-name="T1">Latin: Alexandriae in Potomac</text:span></text:p>
            </office:annotation>
            <text:p>Washington</text:p>
          </table:table-cell>
          <table:table-cell table:style-name="ce1" table:number-columns-repeated="24"/>
          <table:table-cell table:style-name="ce1" office:value-type="string" calcext:value-type="string">
            <office:annotation draw:style-name="gr14" draw:text-style-name="P2" svg:width="4.509cm" svg:height="8.175cm" svg:x="62.388cm" svg:y="31.221cm" draw:caption-point-x="-0.406cm" draw:caption-point-y="-1.445cm">
              <dc:date>2023-02-26T00:00:00</dc:date>
              <text:p text:style-name="P1"><text:span text:style-name="T1">Celtic: Brigantia</text:span></text:p>
              <text:p text:style-name="P1"><text:span text:style-name="T1">Latin: Brigantium</text:span></text:p>
              <text:p text:style-name="P1"><text:span text:style-name="T1">Independent: A Coruña</text:span></text:p>
              <text:p text:style-name="P1"><text:span text:style-name="T1">Portuguese: Corunha</text:span></text:p>
              <text:p text:style-name="P1"><text:span text:style-name="T1">English: The Groyne / Corunna</text:span></text:p>
              <text:p text:style-name="P1"><text:span text:style-name="T1">French: La Corogne</text:span></text:p>
            </office:annotation>
            <text:p>La Coruña</text:p>
          </table:table-cell>
          <table:table-cell table:style-name="ce1" office:value-type="string" calcext:value-type="string">
            <office:annotation draw:style-name="gr4" draw:text-style-name="P2" svg:width="4.508cm" svg:height="3.413cm" svg:x="63.516cm" svg:y="31.221cm" draw:caption-point-x="-0.407cm" draw:caption-point-y="-1.445cm">
              <dc:date>2023-02-26T00:00:00</dc:date>
              <text:p text:style-name="P1"><text:span text:style-name="T1">Latin: Lucus Augusti</text:span></text:p>
              <text:p text:style-name="P1"><text:span text:style-name="T1">Celtic: Lugo</text:span></text:p>
            </office:annotation>
            <text:p>Lugo</text:p>
          </table:table-cell>
          <table:table-cell table:style-name="ce1" office:value-type="string" calcext:value-type="string">
            <office:annotation draw:style-name="gr15" draw:text-style-name="P2" svg:width="4.508cm" svg:height="15.319cm" svg:x="64.643cm" svg:y="31.221cm" draw:caption-point-x="-0.407cm" draw:caption-point-y="-1.445cm">
              <dc:date>2023-02-26T00:00:00</dc:date>
              <text:p text:style-name="P1"><text:span text:style-name="T1">Independent: Uviéu</text:span></text:p>
              <text:p text:style-name="P1"><text:span text:style-name="T1"/></text:p>
              <text:p text:style-name="P1"><text:span text:style-name="T1">Celtic: Nowiion / Noiia</text:span></text:p>
              <text:p text:style-name="P1"><text:span text:style-name="T1">Latin: Castro Noega (into Gigia?)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Latin: Lucus Asturum</text:span></text:p>
              <text:p text:style-name="P1"><text:span text:style-name="T1">Spanish: Llanera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Spanish: Gijón</text:span></text:p>
              <text:p text:style-name="P1"><text:span text:style-name="T1">Independent: Xixón</text:span></text:p>
            </office:annotation>
            <text:p>Oviedo</text:p>
          </table:table-cell>
          <table:table-cell table:style-name="ce1" office:value-type="string" calcext:value-type="string">
            <office:annotation draw:style-name="gr16" draw:text-style-name="P2" svg:width="4.508cm" svg:height="11.747cm" svg:x="65.77cm" svg:y="31.221cm" draw:caption-point-x="-0.407cm" draw:caption-point-y="-1.445cm">
              <dc:date>2023-02-26T00:00:00</dc:date>
              <text:p text:style-name="P1"><text:span text:style-name="T1">Latin : Portus Victoriae Iuliobrigensium</text:span></text:p>
              <text:p text:style-name="P1"><text:span text:style-name="T1">Byzantine/Barbarian (Visigothic): Sancti Emetherii</text:span></text:p>
              <text:p text:style-name="P1"><text:span text:style-name="T1"/></text:p>
              <text:p text:style-name="P1"><text:span text:style-name="T1">Celtic: Amaia</text:span></text:p>
              <text:p text:style-name="P1"><text:span text:style-name="T1">Spanish: Amaya</text:span></text:p>
              <text:p text:style-name="P1"><text:span text:style-name="T1">(into Iuliobriga)</text:span></text:p>
              <text:p text:style-name="P1"><text:span text:style-name="T1"/></text:p>
              <text:p text:style-name="P1"><text:span text:style-name="T1">Latin: Iuliobriga</text:span></text:p>
              <text:p text:style-name="P1"><text:span text:style-name="T1">(into Santander)</text:span></text:p>
            </office:annotation>
            <text:p>Santander</text:p>
          </table:table-cell>
          <table:table-cell table:style-name="ce1" office:value-type="string" calcext:value-type="string">
            <office:annotation draw:style-name="gr17" draw:text-style-name="P2" svg:width="4.508cm" svg:height="22.463cm" svg:x="66.897cm" svg:y="31.221cm" draw:caption-point-x="-0.407cm" draw:caption-point-y="-1.445cm">
              <dc:date>2023-02-26T00:00:00</dc:date>
              <text:p text:style-name="P1"><text:span text:style-name="T1">Latin: Oiasso</text:span></text:p>
              <text:p text:style-name="P1"><text:span text:style-name="T1">Independent: Bilbo</text:span></text:p>
              <text:p text:style-name="P1"><text:span text:style-name="T1">Portuguese: Bilbau</text:span></text:p>
              <text:p text:style-name="P1"><text:span text:style-name="T1"/></text:p>
              <text:p text:style-name="P1"><text:span text:style-name="T1">Latin: Flaviobriga</text:span></text:p>
              <text:p text:style-name="P1"><text:span text:style-name="T1">Spanish: Castro Urdiales</text:span></text:p>
              <text:p text:style-name="P1"><text:span text:style-name="T1">Independent: Castru</text:span></text:p>
              <text:p text:style-name="P1"><text:span text:style-name="T1">(into Bilbao)</text:span></text:p>
              <text:p text:style-name="P1"><text:span text:style-name="T1"/></text:p>
              <text:p text:style-name="P1"><text:span text:style-name="T1">Celtic: Tullo</text:span></text:p>
              <text:p text:style-name="P1"><text:span text:style-name="T1">Latin: Tullonium</text:span></text:p>
              <text:p text:style-name="P1"><text:span text:style-name="T1">Spanish: Alegría de Álava</text:span></text:p>
              <text:p text:style-name="P1"><text:span text:style-name="T1">Independent: Dulantzi</text:span></text:p>
              <text:p text:style-name="P1"><text:span text:style-name="T1">(into Vitoria)</text:span></text:p>
              <text:p text:style-name="P1"><text:span text:style-name="T1"/></text:p>
              <text:p text:style-name="P1"><text:span text:style-name="T1">Spanish: Vitoria</text:span></text:p>
              <text:p text:style-name="P1"><text:span text:style-name="T1">Independent: Gasteiz</text:span></text:p>
              <text:p text:style-name="P1"><text:span text:style-name="T1">Barbarian (Visigothic): <text:s/>Victoriacum</text:span></text:p>
            </office:annotation>
            <text:p>Bilbao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71.405cm" svg:y="31.221cm" draw:caption-point-x="-0.406cm" draw:caption-point-y="-1.445cm">
              <dc:date>2023-02-26T00:00:00</dc:date>
              <text:p text:style-name="P1"><text:span text:style-name="T1">(Perpiñán)</text:span></text:p>
              <text:p text:style-name="P1"><text:span text:style-name="T1"/></text:p>
              <text:p text:style-name="P1"><text:span text:style-name="T1">Greek: Rhode (Roses), into Figueres</text:span></text:p>
              <text:p text:style-name="P1"><text:span text:style-name="T1">Latin: Ruscino (into Perpignan)</text:span></text:p>
            </office:annotation>
            <text:p>Perpigna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" draw:text-style-name="P2" svg:width="4.509cm" svg:height="4.603cm" svg:x="77.041cm" svg:y="31.221cm" draw:caption-point-x="-0.406cm" draw:caption-point-y="-1.445cm">
              <dc:date>2023-02-26T00:00:00</dc:date>
              <text:p text:style-name="P1"><text:span text:style-name="T1">(into Piombino)</text:span></text:p>
              <text:p text:style-name="P1"><text:span text:style-name="T1"/></text:p>
              <text:p text:style-name="P1"><text:span text:style-name="T1">Italian: Siena</text:span></text:p>
            </office:annotation>
            <text:p>Populonium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31.221cm" draw:caption-point-x="-0.406cm" draw:caption-point-y="-1.445cm">
              <dc:date>2023-02-26T00:00:00</dc:date>
              <text:p text:style-name="P1"><text:span text:style-name="T1">(Arezzo)</text:span></text:p>
              <text:p text:style-name="P1"><text:span text:style-name="T1"/></text:p>
              <text:p text:style-name="P1"><text:span text:style-name="T1">Italian: Perugia</text:span></text:p>
            </office:annotation>
            <text:p>Arretium</text:p>
          </table:table-cell>
          <table:table-cell table:style-name="ce1" office:value-type="string" calcext:value-type="string">
            <text:p>Ancon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8cm" svg:height="5.794cm" svg:x="83.804cm" svg:y="31.221cm" draw:caption-point-x="-0.407cm" draw:caption-point-y="-1.445cm">
              <dc:date>2023-02-26T00:00:00</dc:date>
              <text:p text:style-name="P1"><text:span text:style-name="T1">(Ragusa)</text:span></text:p>
              <text:p text:style-name="P1"><text:span text:style-name="T1"/></text:p>
              <text:p text:style-name="P1"><text:span text:style-name="T1">Greek: Epidauros (into Dubrovnik)</text:span></text:p>
              <text:p text:style-name="P1"><text:span text:style-name="T1">Latin: Doclea (Podgorica)</text:span></text:p>
            </office:annotation>
            <text:p>Dubrovnik</text:p>
          </table:table-cell>
          <table:table-cell table:style-name="ce1" office:value-type="string" calcext:value-type="string">
            <office:annotation draw:style-name="gr13" draw:text-style-name="P2" svg:width="4.508cm" svg:height="6.985cm" svg:x="84.931cm" svg:y="31.221cm" draw:caption-point-x="-0.407cm" draw:caption-point-y="-1.445cm">
              <dc:date>2023-02-26T00:00:00</dc:date>
              <text:p text:style-name="P1"><text:span text:style-name="T1">Greek: Lissos (Lezhe/Alessio)</text:span></text:p>
              <text:p text:style-name="P1"><text:span text:style-name="T1">Latin: Stobi (into Manastir/Bitola/Herakleia Lynkestis)</text:span></text:p>
              <text:p text:style-name="P1"><text:span text:style-name="T1">Byzantine: Achrida (Ohrid)</text:span></text:p>
              <text:p text:style-name="P1"><text:span text:style-name="T1">Italian: Scutari (Shkoder)</text:span></text:p>
              <text:p text:style-name="P1"><text:span text:style-name="T1">Arabian/Turkish: Iskodra (Shkoder/Scutari)</text:span></text:p>
            </office:annotation>
            <text:p>Tirana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31.221cm" draw:caption-point-x="-0.406cm" draw:caption-point-y="-1.445cm">
              <dc:date>2023-02-26T00:00:00</dc:date>
              <text:p text:style-name="P1"><text:span text:style-name="T1">Into Thessaloniki.</text:span></text:p>
              <text:p text:style-name="P1"><text:span text:style-name="T1"/></text:p>
              <text:p text:style-name="P1"><text:span text:style-name="T1">All post-Greece civs: Thessalonica/Thessaloniki/Salonica/Selanik/Salonik/Salonicco</text:span></text:p>
            </office:annotation>
            <text:p>Pella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31.221cm" draw:caption-point-x="-0.406cm" draw:caption-point-y="-1.445cm">
              <dc:date>2023-02-26T00:00:00</dc:date>
              <text:p text:style-name="P1"><text:span text:style-name="T1">(into Kavala)</text:span></text:p>
              <text:p text:style-name="P1"><text:span text:style-name="T1"/></text:p>
              <text:p text:style-name="P1"><text:span text:style-name="T1">Byzantine: Serrai (Serres)</text:span></text:p>
            </office:annotation>
            <text:p>Amphipolis</text:p>
          </table:table-cell>
          <table:table-cell table:style-name="ce1" office:value-type="string" calcext:value-type="string">
            <office:annotation draw:style-name="gr18" draw:text-style-name="P2" svg:width="4.509cm" svg:height="10.556cm" svg:x="88.312cm" svg:y="31.221cm" draw:caption-point-x="-0.406cm" draw:caption-point-y="-1.445cm">
              <dc:date>2023-02-26T00:00:00</dc:date>
              <text:p text:style-name="P1"><text:span text:style-name="T1">NB: conflict with Abdera, Spain</text:span></text:p>
              <text:p text:style-name="P1"><text:span text:style-name="T1"/></text:p>
              <text:p text:style-name="P1"><text:span text:style-name="T1">(Avdiri, into Komotini)</text:span></text:p>
              <text:p text:style-name="P1"><text:span text:style-name="T1"/></text:p>
              <text:p text:style-name="P1"><text:span text:style-name="T1">Persian: Doriskos (into Traianopolis &gt; Enez)</text:span></text:p>
              <text:p text:style-name="P1"><text:span text:style-name="T1">Latin: Traianopolis</text:span></text:p>
              <text:p text:style-name="P1"><text:span text:style-name="T1">Byzantine: Maximianoupolis (into Komotini)</text:span></text:p>
              <text:p text:style-name="P1"><text:span text:style-name="T1">Turkish: Gelibolu (Gallipoli)</text:span></text:p>
            </office:annotation>
            <text:p>Abder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91.694cm" svg:y="31.221cm" draw:caption-point-x="-0.407cm" draw:caption-point-y="-1.445cm">
              <dc:date>2023-02-26T00:00:00</dc:date>
              <text:p text:style-name="P1"><text:span text:style-name="T1">(Nicomedia/Izmit)</text:span></text:p>
            </office:annotation>
            <text:p>Astakos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31.221cm" draw:caption-point-x="-0.407cm" draw:caption-point-y="-1.445cm">
              <dc:date>2023-02-26T00:00:00</dc:date>
              <text:p text:style-name="P1"><text:span text:style-name="T1">(Eregli/Arghil/Pontiraklia)</text:span></text:p>
              <text:p text:style-name="P1"><text:span text:style-name="T1"/></text:p>
              <text:p text:style-name="P1"><text:span text:style-name="T1">Latin: Claudiopolis (Bolu)</text:span></text:p>
              <text:p text:style-name="P1"><text:span text:style-name="T1">Turkish: Zonguldak</text:span></text:p>
            </office:annotation>
            <text:p>Herakleia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31.221cm" draw:caption-point-x="-0.407cm" draw:caption-point-y="-1.445cm">
              <dc:date>2023-02-26T00:00:00</dc:date>
              <text:p text:style-name="P1"><text:span text:style-name="T1">(Ankara/Angora/Engürü)</text:span></text:p>
            </office:annotation>
            <text:p>Angyra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31.221cm" draw:caption-point-x="-0.406cm" draw:caption-point-y="-1.445cm">
              <dc:date>2023-02-26T00:00:00</dc:date>
              <text:p text:style-name="P1"><text:span text:style-name="T1">(Tavium, into Bozok/Yozgat)</text:span></text:p>
              <text:p text:style-name="P1"><text:span text:style-name="T1"/></text:p>
              <text:p text:style-name="P1"><text:span text:style-name="T1">Babylonian: Haattusa (into Tavium &gt; Bozok/Yozgat)</text:span></text:p>
              <text:p text:style-name="P1"><text:span text:style-name="T1">Persian: Pteria (same path as above)</text:span></text:p>
              <text:p text:style-name="P1"><text:span text:style-name="T1">Latin: Pompeiopolis (Kastamonu)</text:span></text:p>
              <text:p text:style-name="P1"><text:span text:style-name="T1">Byzantine: Gangra (Çankırı)</text:span></text:p>
              <text:p text:style-name="P1"><text:span text:style-name="T1">Turkish: Kastamonu</text:span></text:p>
            </office:annotation>
            <text:p>Taouion</text:p>
          </table:table-cell>
          <table:table-cell table:style-name="ce1" office:value-type="string" calcext:value-type="string">
            <office:annotation draw:style-name="gr7" draw:text-style-name="P2" svg:width="4.509cm" svg:height="5.794cm" svg:x="96.202cm" svg:y="31.221cm" draw:caption-point-x="-0.406cm" draw:caption-point-y="-1.445cm">
              <dc:date>2023-02-26T00:00:00</dc:date>
              <text:p text:style-name="P1"><text:span text:style-name="T1">(Amasya)</text:span></text:p>
              <text:p text:style-name="P1"><text:span text:style-name="T1"/></text:p>
              <text:p text:style-name="P1"><text:span text:style-name="T1">Babylonian: Sapinuwa (into Çorum/Euchaneia)</text:span></text:p>
              <text:p text:style-name="P1"><text:span text:style-name="T1">Latin: Neocaesarea (Niksar)</text:span></text:p>
            </office:annotation>
            <text:p>Amas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9cm" svg:height="6.985cm" svg:x="98.456cm" svg:y="31.221cm" draw:caption-point-x="-0.406cm" draw:caption-point-y="-1.445cm">
              <dc:date>2023-02-26T00:00:00</dc:date>
              <text:p text:style-name="P1"><text:span text:style-name="T1">(Giresun/Ghayrsun)</text:span></text:p>
              <text:p text:style-name="P1"><text:span text:style-name="T1"/></text:p>
              <text:p text:style-name="P1"><text:span text:style-name="T1">Latin: Polemonium (Fatsa, into Ordu)</text:span></text:p>
              <text:p text:style-name="P1"><text:span text:style-name="T1">Byzantine: Koloneia (Nikopoli/Şebinkarahisar)</text:span></text:p>
              <text:p text:style-name="P1"><text:span text:style-name="T1">Turkish: Ordu</text:span></text:p>
            </office:annotation>
            <text:p>Kerasous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Trapezou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31.221cm" draw:caption-point-x="-0.407cm" draw:caption-point-y="-1.445cm">
              <dc:date>2023-02-26T00:00:00</dc:date>
              <text:p text:style-name="P1"><text:span text:style-name="T1">(Gyumri/Alexandropol/Leninakan)</text:span></text:p>
            </office:annotation>
            <text:p>Kumayri</text:p>
          </table:table-cell>
          <table:table-cell table:style-name="ce1" office:value-type="string" calcext:value-type="string">
            <office:annotation draw:style-name="gr2" draw:text-style-name="P2" svg:width="4.508cm" svg:height="4.603cm" svg:x="102.965cm" svg:y="31.221cm" draw:caption-point-x="-0.407cm" draw:caption-point-y="-1.445cm">
              <dc:date>2023-02-26T00:00:00</dc:date>
              <text:p text:style-name="P1"><text:span text:style-name="T1">(Chabala, into Shamakhi)</text:span></text:p>
              <text:p text:style-name="P1"><text:span text:style-name="T1"/></text:p>
              <text:p text:style-name="P1"><text:span text:style-name="T1">Mongolian/Turkish: Samaxi/Samahi (Shamakhi)</text:span></text:p>
            </office:annotation>
            <text:p>Qabala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31.221cm" draw:caption-point-x="-0.406cm" draw:caption-point-y="-1.445cm">
              <dc:date>2023-02-26T00:00:00</dc:date>
              <text:p text:style-name="P1"><text:span text:style-name="T1">Russian: Baku</text:span></text:p>
            </office:annotation>
            <text:p>Baku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107.473cm" svg:y="31.221cm" draw:caption-point-x="-0.406cm" draw:caption-point-y="-1.445cm">
              <dc:date>2023-02-26T00:00:00</dc:date>
              <text:p text:style-name="P1"><text:span text:style-name="T1">Russian: Krasnovodsk (Türkmenbashy)</text:span></text:p>
            </office:annotation>
            <text:p>Qyzyl-Su</text:p>
          </table:table-cell>
          <table:table-cell table:style-name="ce1" office:value-type="string" calcext:value-type="string">
            <office:annotation draw:style-name="gr2" draw:text-style-name="P2" svg:width="4.508cm" svg:height="4.603cm" svg:x="108.601cm" svg:y="31.22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Neftedag</text:span></text:p>
              <text:p text:style-name="P1"><text:span text:style-name="T1">Turkish/Iranian: Balkanabat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8cm" svg:height="4.603cm" svg:x="109.728cm" svg:y="31.221cm" draw:caption-point-x="-0.407cm" draw:caption-point-y="-1.445cm">
              <dc:date>2023-02-26T00:00:00</dc:date>
              <text:p text:style-name="P1"><text:span text:style-name="T1">(into Farāva)</text:span></text:p>
              <text:p text:style-name="P1"><text:span text:style-name="T1">Turkic: Kyzyl-Rabat (into Kyzyl-Arbat, Serdar)</text:span></text:p>
              <text:p text:style-name="P1"><text:span text:style-name="T1">Russian: Kizyl-Arvat</text:span></text:p>
            </office:annotation>
            <text:p>Parau</text:p>
          </table:table-cell>
          <table:table-cell table:style-name="ce1" office:value-type="string" calcext:value-type="string">
            <text:p>Darghan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31.221cm" draw:caption-point-x="-0.407cm" draw:caption-point-y="-1.445cm">
              <dc:date>2023-02-26T00:00:00</dc:date>
              <text:p text:style-name="P1"><text:span text:style-name="T1">(Bukhara)</text:span></text:p>
            </office:annotation>
            <text:p>Bukhoro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1.221cm" draw:caption-point-x="-0.406cm" draw:caption-point-y="-1.445cm">
              <dc:date>2023-02-26T00:00:00</dc:date>
              <text:p text:style-name="P1"><text:span text:style-name="T1">(Nakhshab/Qarshi/Xenippa)</text:span></text:p>
            </office:annotation>
            <text:p>Nasaf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1.221cm" draw:caption-point-x="-0.406cm" draw:caption-point-y="-1.445cm">
              <dc:date>2023-02-26T00:00:00</dc:date>
              <text:p text:style-name="P1"><text:span text:style-name="T1">(Nautaca/Shahrisabz)</text:span></text:p>
            </office:annotation>
            <text:p>Kesh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text:p>Yarkant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31.221cm" draw:caption-point-x="-0.406cm" draw:caption-point-y="-1.445cm">
              <dc:date>2023-02-26T00:00:00</dc:date>
              <text:p text:style-name="P1"><text:span text:style-name="T1">(ancient Niya)</text:span></text:p>
            </office:annotation>
            <text:p>Cadota</text:p>
          </table:table-cell>
          <table:table-cell table:style-name="ce1" office:value-type="string" calcext:value-type="string">
            <text:p>Saca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1.221cm" draw:caption-point-x="-0.406cm" draw:caption-point-y="-1.445cm">
              <dc:date>2023-02-26T00:00:00</dc:date>
              <text:p text:style-name="P1"><text:span text:style-name="T1">(Cherchen)</text:span></text:p>
            </office:annotation>
            <text:p>Qarq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28.889cm" svg:y="31.221cm" draw:caption-point-x="-0.407cm" draw:caption-point-y="-1.445cm">
              <dc:date>2023-02-26T00:00:00</dc:date>
              <text:p text:style-name="P1"><text:span text:style-name="T1">Chinese: Ge'ermu</text:span></text:p>
              <text:p text:style-name="P1"><text:span text:style-name="T1">Mongolian: Golmud</text:span></text:p>
            </office:annotation>
            <text:p>Nagormo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31.22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31.221cm" draw:caption-point-x="-0.406cm" draw:caption-point-y="-1.445cm">
              <dc:date>2023-02-26T00:00:00</dc:date>
              <text:p text:style-name="P1"><text:span text:style-name="T1">(Wuwei)</text:span></text:p>
            </office:annotation>
            <text:p>Liangzhou</text:p>
          </table:table-cell>
          <table:table-cell table:style-name="ce1" office:value-type="string" calcext:value-type="string">
            <text:p>Zhongwei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1.221cm" draw:caption-point-x="-0.407cm" draw:caption-point-y="-1.445cm">
              <dc:date>2023-02-26T00:00:00</dc:date>
              <text:p text:style-name="P1"><text:span text:style-name="T1">(Lingwu, into Wuzhong)</text:span></text:p>
            </office:annotation>
            <text:p>Lingzhou</text:p>
          </table:table-cell>
          <table:table-cell table:style-name="ce1" office:value-type="string" calcext:value-type="string">
            <text:p>Dingbi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1.221cm" draw:caption-point-x="-0.407cm" draw:caption-point-y="-1.445cm">
              <dc:date>2023-03-08T00:00:00</dc:date>
              <text:p text:style-name="P1"><text:span text:style-name="T1">-&gt; Yanzhou -&gt; Jiling</text:span></text:p>
            </office:annotation>
            <text:p>Yan'a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1.221cm" draw:caption-point-x="-0.406cm" draw:caption-point-y="-1.445cm">
              <dc:date>2023-02-26T00:00:00</dc:date>
              <text:p text:style-name="P1"><text:span text:style-name="T1">(Taiyuan)</text:span></text:p>
            </office:annotation>
            <text:p>Jinyang</text:p>
          </table:table-cell>
          <table:table-cell table:style-name="ce1" office:value-type="string" calcext:value-type="string">
            <text:p>Handan</text:p>
          </table:table-cell>
          <table:table-cell table:style-name="ce1" office:value-type="string" calcext:value-type="string">
            <text:p>Ca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1.221cm" draw:caption-point-x="-0.406cm" draw:caption-point-y="-1.445cm">
              <dc:date>2023-02-26T00:00:00</dc:date>
              <text:p text:style-name="P1"><text:span text:style-name="T1">(Binzhou/Putai)</text:span></text:p>
            </office:annotation>
            <text:p>Pugu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145.796cm" svg:y="31.221cm" draw:caption-point-x="-0.407cm" draw:caption-point-y="-1.445cm">
              <dc:date>2023-02-26T00:00:00</dc:date>
              <text:p text:style-name="P1"><text:span text:style-name="T1">(Dengzhou, into Yantai)</text:span></text:p>
              <text:p text:style-name="P1"><text:span text:style-name="T1"/></text:p>
              <text:p text:style-name="P1"><text:span text:style-name="T1">English/German: Port Edward/Weihaiwei (Weihai)</text:span></text:p>
            </office:annotation>
            <text:p>Pengla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49.177cm" svg:y="31.221cm" draw:caption-point-x="-0.406cm" draw:caption-point-y="-1.445cm">
              <dc:date>2023-02-26T00:00:00</dc:date>
              <text:p text:style-name="P1"><text:span text:style-name="T1">(Seoul/Hancheng)</text:span></text:p>
            </office:annotation>
            <text:p>Hanseong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31.221cm" draw:caption-point-x="-0.406cm" draw:caption-point-y="-1.445cm">
              <dc:date>2023-02-26T00:00:00</dc:date>
              <text:p text:style-name="P1"><text:span text:style-name="T1">(Chuncheon)</text:span></text:p>
            </office:annotation>
            <text:p>Chunju</text:p>
          </table:table-cell>
          <table:table-cell table:style-name="ce1" office:value-type="string" calcext:value-type="string">
            <text:p>Samcheok</text:p>
          </table:table-cell>
          <table:table-cell table:style-name="ce1" table:number-columns-repeated="3"/>
          <table:table-cell table:style-name="ce1" office:value-type="string" calcext:value-type="string">
            <text:p>Tottori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31.221cm" draw:caption-point-x="-0.407cm" draw:caption-point-y="-1.445cm">
              <dc:date>2023-02-26T00:00:00</dc:date>
              <text:p text:style-name="P1"><text:span text:style-name="T1">(into Fukui)</text:span></text:p>
            </office:annotation>
            <text:p>Echiz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59.321cm" svg:y="31.221cm" draw:caption-point-x="-0.406cm" draw:caption-point-y="-1.445cm">
              <dc:date>2023-03-08T00:00:00</dc:date>
              <text:p text:style-name="P1"><text:span text:style-name="T1">→ </text:span><text:span text:style-name="T1">Toukyou</text:span></text:p>
              <text:p text:style-name="P1"><text:span text:style-name="T1"/></text:p>
              <text:p text:style-name="P1"><text:span text:style-name="T1">Chinese: Fusang</text:span></text:p>
              <text:p text:style-name="P1"><text:span text:style-name="T1">(into Edo)</text:span></text:p>
            </office:annotation>
            <text:p>Edo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3" draw:text-style-name="P2" svg:width="4.508cm" svg:height="2.223cm" svg:x="9.414cm" svg:y="32.411cm" draw:caption-point-x="-0.407cm" draw:caption-point-y="-1.445cm">
              <dc:date>2023-02-26T00:00:00</dc:date>
              <text:p text:style-name="P1"><text:span text:style-name="T1">Spanish: Monterey</text:span></text:p>
            </office:annotation>
            <text:p>San Jose</text:p>
          </table:table-cell>
          <table:table-cell table:style-name="ce1" office:value-type="string" calcext:value-type="string">
            <text:p>San Luis Obispo</text:p>
          </table:table-cell>
          <table:table-cell table:style-name="ce1" office:value-type="string" calcext:value-type="string">
            <text:p>Fresn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Las Vegas</text:p>
          </table:table-cell>
          <table:table-cell table:style-name="ce1" office:value-type="string" calcext:value-type="string">
            <text:p>St. Geor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arming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ueblo</text:p>
          </table:table-cell>
          <table:table-cell table:style-name="ce1" office:value-type="string" calcext:value-type="string">
            <text:p>Garden City</text:p>
          </table:table-cell>
          <table:table-cell table:style-name="ce1" office:value-type="string" calcext:value-type="string">
            <text:p>Dodge City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32.411cm" draw:caption-point-x="-0.406cm" draw:caption-point-y="-1.445cm">
              <dc:date>2023-02-26T00:00:00</dc:date>
              <text:p text:style-name="P1"><text:span text:style-name="T1">Latin: Wichitum</text:span></text:p>
            </office:annotation>
            <text:p>Wichita</text:p>
          </table:table-cell>
          <table:table-cell table:style-name="ce1" office:value-type="string" calcext:value-type="string">
            <text:p>Tulsa</text:p>
          </table:table-cell>
          <table:table-cell table:style-name="ce1" office:value-type="string" calcext:value-type="string">
            <text:p>Poplar Bluff</text:p>
          </table:table-cell>
          <table:table-cell table:style-name="ce1" office:value-type="string" calcext:value-type="string">
            <office:annotation draw:style-name="gr3" draw:text-style-name="P2" svg:width="4.509cm" svg:height="2.223cm" svg:x="26.32cm" svg:y="32.411cm" draw:caption-point-x="-0.406cm" draw:caption-point-y="-1.445cm">
              <dc:date>2023-02-26T00:00:00</dc:date>
              <text:p text:style-name="P1"><text:span text:style-name="T1">(Cap-Girardeau)</text:span></text:p>
            </office:annotation>
            <text:p>Cape Girardeau</text:p>
          </table:table-cell>
          <table:table-cell table:style-name="ce1" office:value-type="string" calcext:value-type="string">
            <office:annotation draw:style-name="gr3" draw:text-style-name="P2" svg:width="4.508cm" svg:height="2.223cm" svg:x="27.448cm" svg:y="32.411cm" draw:caption-point-x="-0.407cm" draw:caption-point-y="-1.445cm">
              <dc:date>2023-02-26T00:00:00</dc:date>
              <text:p text:style-name="P1"><text:span text:style-name="T1">Latin: Sardis </text:span></text:p>
            </office:annotation>
            <text:p>Paducah</text:p>
          </table:table-cell>
          <table:table-cell table:style-name="ce1" office:value-type="string" calcext:value-type="string">
            <office:annotation draw:style-name="gr3" draw:text-style-name="P2" svg:width="4.508cm" svg:height="2.223cm" svg:x="28.575cm" svg:y="32.411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Nashville</text:p>
          </table:table-cell>
          <table:table-cell table:style-name="ce1" office:value-type="string" calcext:value-type="string">
            <office:annotation draw:style-name="gr3" draw:text-style-name="P2" svg:width="4.508cm" svg:height="2.223cm" svg:x="29.702cm" svg:y="32.411cm" draw:caption-point-x="-0.407cm" draw:caption-point-y="-1.445cm">
              <dc:date>2023-02-26T00:00:00</dc:date>
              <text:p text:style-name="P1"><text:span text:style-name="T1">Latin: Alexandrea Appalachia</text:span></text:p>
            </office:annotation>
            <text:p>Knoxvill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31.956cm" svg:y="32.411cm" draw:caption-point-x="-0.406cm" draw:caption-point-y="-1.445cm">
              <dc:date>2023-02-26T00:00:00</dc:date>
              <text:p text:style-name="P1"><text:span text:style-name="T1">Latin: Carthago Tuscarori</text:span></text:p>
            </office:annotation>
            <text:p>Raleigh</text:p>
          </table:table-cell>
          <table:table-cell table:style-name="ce1" office:value-type="string" calcext:value-type="string">
            <office:annotation draw:style-name="gr3" draw:text-style-name="P2" svg:width="4.509cm" svg:height="2.223cm" svg:x="33.083cm" svg:y="32.411cm" draw:caption-point-x="-0.406cm" draw:caption-point-y="-1.445cm">
              <dc:date>2023-02-26T00:00:00</dc:date>
              <text:p text:style-name="P1"><text:span text:style-name="T1">Latin: Achillis</text:span></text:p>
            </office:annotation>
            <text:p>Richmond</text:p>
          </table:table-cell>
          <table:table-cell table:style-name="ce1" office:value-type="string" calcext:value-type="string">
            <office:annotation draw:style-name="gr9" draw:text-style-name="P2" svg:width="4.509cm" svg:height="5.795cm" svg:x="34.21cm" svg:y="32.4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Spanish: Misión de Ajacán</text:span></text:p>
              <text:p text:style-name="P1"><text:span text:style-name="T1"/></text:p>
              <text:p text:style-name="P1"><text:span text:style-name="T1">Latin: Civitate Virginis</text:span></text:p>
            </office:annotation>
            <text:p>Virginia Beach</text:p>
          </table:table-cell>
          <table:table-cell table:style-name="ce1"/>
          <table:table-cell table:style-name="ce9"/>
          <table:table-cell table:style-name="ce1" table:number-columns-repeated="4"/>
          <table:table-cell table:style-name="ce9"/>
          <table:table-cell table:style-name="ce1" table:number-columns-repeated="17"/>
          <table:table-cell table:style-name="ce1" office:value-type="string" calcext:value-type="string">
            <office:annotation draw:style-name="gr19" draw:text-style-name="P2" svg:width="4.509cm" svg:height="18.891cm" svg:x="62.388cm" svg:y="32.411cm" draw:caption-point-x="-0.406cm" draw:caption-point-y="-1.445cm">
              <dc:date>2023-02-26T00:00:00</dc:date>
              <text:p text:style-name="P1"><text:span text:style-name="T1">Latin: Assegonia</text:span></text:p>
              <text:p text:style-name="P1"><text:span text:style-name="T1">Arabic: Sant Yaqub</text:span></text:p>
              <text:p text:style-name="P1"><text:span text:style-name="T1">French: Saint-Jacques-de-Compostelle</text:span></text:p>
              <text:p text:style-name="P1"><text:span text:style-name="T1">Italian: San Giacomo di Compostela</text:span></text:p>
              <text:p text:style-name="P1"><text:span text:style-name="T1"/></text:p>
              <text:p text:style-name="P1"><text:span text:style-name="T1">Latin: Bracara Augusta</text:span></text:p>
              <text:p text:style-name="P1"><text:span text:style-name="T1">Celtic: Bracara / Brakara</text:span></text:p>
              <text:p text:style-name="P1"><text:span text:style-name="T1">Arabic: Barqah / Bab Al-Gharbiyyah?</text:span></text:p>
              <text:p text:style-name="P1"><text:span text:style-name="T1">Portuguese: Braga</text:span></text:p>
              <text:p text:style-name="P1"><text:span text:style-name="T1"/></text:p>
              <text:p text:style-name="P1"><text:span text:style-name="T1">Celtic: Tude</text:span></text:p>
              <text:p text:style-name="P1"><text:span text:style-name="T1">Latin: Castellum Tude</text:span></text:p>
              <text:p text:style-name="P1"><text:span text:style-name="T1">Independent/Portuguese: Tui</text:span></text:p>
              <text:p text:style-name="P1"><text:span text:style-name="T1">Spanish: Tuy</text:span></text:p>
              <text:p text:style-name="P1"><text:span text:style-name="T1">(into Vigo)</text:span></text:p>
            </office:annotation>
            <text:p>Santiago de Compostela</text:p>
          </table:table-cell>
          <table:table-cell table:style-name="ce1" office:value-type="string" calcext:value-type="string">
            <office:annotation draw:style-name="gr19" draw:text-style-name="P2" svg:width="4.508cm" svg:height="18.891cm" svg:x="63.516cm" svg:y="32.411cm" draw:caption-point-x="-0.407cm" draw:caption-point-y="-1.445cm">
              <dc:date>2023-02-26T00:00:00</dc:date>
              <text:p text:style-name="P1"><text:span text:style-name="T1">Latin: Auriensis Civitas</text:span></text:p>
              <text:p text:style-name="P1"><text:span text:style-name="T1">Portuguese/Independent: Ourense</text:span></text:p>
              <text:p text:style-name="P1"><text:span text:style-name="T1"/></text:p>
              <text:p text:style-name="P1"><text:span text:style-name="T1">Portuguese: Bragança</text:span></text:p>
              <text:p text:style-name="P1"><text:span text:style-name="T1">Celtic: Brigantia</text:span></text:p>
              <text:p text:style-name="P1"><text:span text:style-name="T1">Latin: Iuliobriga / Vergancia</text:span></text:p>
              <text:p text:style-name="P1"><text:span text:style-name="T1">Arabic: Baraqansah</text:span></text:p>
              <text:p text:style-name="P1"><text:span text:style-name="T1">Independent: Bergáncia</text:span></text:p>
              <text:p text:style-name="P1"><text:span text:style-name="T1">Spanish/English: Braganza</text:span></text:p>
              <text:p text:style-name="P1"><text:span text:style-name="T1">French: Bragance</text:span></text:p>
              <text:p text:style-name="P1"><text:span text:style-name="T1"/></text:p>
              <text:p text:style-name="P1"><text:span text:style-name="T1">Celtic: Nemetobriga (into Orense)</text:span></text:p>
              <text:p text:style-name="P1"><text:span text:style-name="T1"/></text:p>
              <text:p text:style-name="P1"><text:span text:style-name="T1">Latin: Aquae Flaviae</text:span></text:p>
              <text:p text:style-name="P1"><text:span text:style-name="T1">Portuguese: Chaves</text:span></text:p>
            </office:annotation>
            <text:p>Orense</text:p>
          </table:table-cell>
          <table:table-cell table:style-name="ce1" office:value-type="string" calcext:value-type="string">
            <office:annotation draw:style-name="gr17" draw:text-style-name="P2" svg:width="4.508cm" svg:height="22.463cm" svg:x="64.643cm" svg:y="32.411cm" draw:caption-point-x="-0.407cm" draw:caption-point-y="-1.445cm">
              <dc:date>2023-02-26T00:00:00</dc:date>
              <text:p text:style-name="P1"><text:span text:style-name="T1">Latin: Castra Legionis</text:span></text:p>
              <text:p text:style-name="P1"><text:span text:style-name="T1">Independent: Llión</text:span></text:p>
              <text:p text:style-name="P1"><text:span text:style-name="T1">Arabic: Liyyun</text:span></text:p>
              <text:p text:style-name="P1"><text:span text:style-name="T1">Portuguese: Leão</text:span></text:p>
              <text:p text:style-name="P1"><text:span text:style-name="T1"/></text:p>
              <text:p text:style-name="P1"><text:span text:style-name="T1">Latin: Asturica Augusta</text:span></text:p>
              <text:p text:style-name="P1"><text:span text:style-name="T1">Independent: Estorga</text:span></text:p>
              <text:p text:style-name="P1"><text:span text:style-name="T1">Spanish: Astorga</text:span></text:p>
              <text:p text:style-name="P1"><text:span text:style-name="T1"/></text:p>
              <text:p text:style-name="P1"><text:span text:style-name="T1">Arabic: Samurah / Azemur</text:span></text:p>
              <text:p text:style-name="P1"><text:span text:style-name="T1">Celtic: Ocalam</text:span></text:p>
              <text:p text:style-name="P1"><text:span text:style-name="T1">Latin: Ocellodurum</text:span></text:p>
              <text:p text:style-name="P1"><text:span text:style-name="T1">Barbarian (Visigothic): Semure</text:span></text:p>
              <text:p text:style-name="P1"><text:span text:style-name="T1">Spanish: Zamora</text:span></text:p>
              <text:p text:style-name="P1"><text:span text:style-name="T1">Portuguese: Samora</text:span></text:p>
              <text:p text:style-name="P1"><text:span text:style-name="T1"/></text:p>
              <text:p text:style-name="P1"><text:span text:style-name="T1">Celtic: Lancia / Lankia</text:span></text:p>
              <text:p text:style-name="P1"><text:span text:style-name="T1">(into León)</text:span></text:p>
            </office:annotation>
            <text:p>León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2.411cm" draw:caption-point-x="-0.407cm" draw:caption-point-y="-1.445cm">
              <dc:date>2023-02-26T00:00:00</dc:date>
              <text:p text:style-name="P1"><text:span text:style-name="T1">Arabic: Burghush</text:span></text:p>
              <text:p text:style-name="P1"><text:span text:style-name="T1"/></text:p>
              <text:p text:style-name="P1"><text:span text:style-name="T1">Latin: Clunia</text:span></text:p>
              <text:p text:style-name="P1"><text:span text:style-name="T1">Celtic: Cluniaco / Kolounioukou</text:span></text:p>
              <text:p text:style-name="P1"><text:span text:style-name="T1">(into Burgos)</text:span></text:p>
              <text:p text:style-name="P1"><text:span text:style-name="T1"/></text:p>
              <text:p text:style-name="P1"><text:span text:style-name="T1">Celtic: Pallantia</text:span></text:p>
              <text:p text:style-name="P1"><text:span text:style-name="T1">Latin: Palantia</text:span></text:p>
              <text:p text:style-name="P1"><text:span text:style-name="T1">Spanish: Palencia</text:span></text:p>
              <text:p text:style-name="P1"><text:span text:style-name="T1">Portuguese: Palência</text:span></text:p>
            </office:annotation>
            <text:p>Burgos</text:p>
          </table:table-cell>
          <table:table-cell table:style-name="ce1" office:value-type="string" calcext:value-type="string">
            <office:annotation draw:style-name="gr21" draw:text-style-name="P2" svg:width="4.508cm" svg:height="16.51cm" svg:x="66.897cm" svg:y="32.411cm" draw:caption-point-x="-0.407cm" draw:caption-point-y="-1.445cm">
              <dc:date>2023-02-26T00:00:00</dc:date>
              <text:p text:style-name="P1"><text:span text:style-name="T1">Arabic: Albaida</text:span></text:p>
              <text:p text:style-name="P1"><text:span text:style-name="T1">Portuguese: Logronho</text:span></text:p>
              <text:p text:style-name="P1"><text:span text:style-name="T1">French: Logrogne</text:span></text:p>
              <text:p text:style-name="P1"><text:span text:style-name="T1">Italian: Logrogno</text:span></text:p>
              <text:p text:style-name="P1"><text:span text:style-name="T1"/></text:p>
              <text:p text:style-name="P1"><text:span text:style-name="T1">Celtic: Uarakos</text:span></text:p>
              <text:p text:style-name="P1"><text:span text:style-name="T1">Latin: Vareia / Varia</text:span></text:p>
              <text:p text:style-name="P1"><text:span text:style-name="T1">(into Logroño)</text:span></text:p>
              <text:p text:style-name="P1"><text:span text:style-name="T1"/></text:p>
              <text:p text:style-name="P1"><text:span text:style-name="T1">Latin: Calagurris</text:span></text:p>
              <text:p text:style-name="P1"><text:span text:style-name="T1">Spanish: Calahorra</text:span></text:p>
              <text:p text:style-name="P1"><text:span text:style-name="T1">Independent: Calagorra</text:span></text:p>
              <text:p text:style-name="P1"><text:span text:style-name="T1">Arabic: Qal'at Horra</text:span></text:p>
            </office:annotation>
            <text:p>Logroño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32.411cm" draw:caption-point-x="-0.406cm" draw:caption-point-y="-1.445cm">
              <dc:date>2023-02-26T00:00:00</dc:date>
              <text:p text:style-name="P1"><text:span text:style-name="T1">(Pompaelo/Bambalunah/Pampelune)</text:span></text:p>
            </office:annotation>
            <text:p>Pamplon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32.411cm" draw:caption-point-x="-0.406cm" draw:caption-point-y="-1.445cm">
              <dc:date>2023-02-26T00:00:00</dc:date>
              <text:p text:style-name="P1"><text:span text:style-name="T1">(Osca)</text:span></text:p>
            </office:annotation>
            <text:p>Huesc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32.411cm" draw:caption-point-x="-0.406cm" draw:caption-point-y="-1.445cm">
              <dc:date>2023-02-26T00:00:00</dc:date>
              <text:p text:style-name="P1"><text:span text:style-name="T1">Celtic: Iltirta</text:span></text:p>
              <text:p text:style-name="P1"><text:span text:style-name="T1">(Lleida/Ilerda)</text:span></text:p>
            </office:annotation>
            <text:p>Llerida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32.411cm" draw:caption-point-x="-0.406cm" draw:caption-point-y="-1.445cm">
              <dc:date>2023-02-26T00:00:00</dc:date>
              <text:p text:style-name="P1"><text:span text:style-name="T1">(Barcino/Barshiluna)</text:span></text:p>
              <text:p text:style-name="P1"><text:span text:style-name="T1"/></text:p>
              <text:p text:style-name="P1"><text:span text:style-name="T1">Greek: Emporion, into Girona</text:span></text:p>
            </office:annotation>
            <text:p>Barcelon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2" draw:text-style-name="P2" svg:width="4.508cm" svg:height="11.748cm" svg:x="74.787cm" svg:y="32.411cm" draw:caption-point-x="-0.407cm" draw:caption-point-y="-1.445cm">
              <dc:date>2023-02-26T00:00:00</dc:date>
              <text:p text:style-name="P1"><text:span text:style-name="T1">Greek: Alalie</text:span></text:p>
              <text:p text:style-name="P1"><text:span text:style-name="T1">Italian: Aleria</text:span></text:p>
              <text:p text:style-name="P1"><text:span text:style-name="T1">Independent: U Cateraghju</text:span></text:p>
              <text:p text:style-name="P1"><text:span text:style-name="T1">French: Aléria</text:span></text:p>
              <text:p text:style-name="P1"><text:span text:style-name="T1"/></text:p>
              <text:p text:style-name="P1"><text:span text:style-name="T1">Italian: Addiazzo (into Ajaccio)</text:span></text:p>
              <text:p text:style-name="P1"><text:span text:style-name="T1">French: Ajaccio</text:span></text:p>
              <text:p text:style-name="P1"><text:span text:style-name="T1">Latin/Byzantine: Adiacium</text:span></text:p>
              <text:p text:style-name="P1"><text:span text:style-name="T1">Independent: Aiaccio</text:span></text:p>
            </office:annotation>
            <text:p>Aler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78.168cm" svg:y="32.411cm" draw:caption-point-x="-0.406cm" draw:caption-point-y="-1.445cm">
              <dc:date>2023-02-26T00:00:00</dc:date>
              <text:p text:style-name="P1"><text:span text:style-name="T1">(Rome)</text:span></text:p>
            </office:annotation>
            <text:p>Roma</text:p>
          </table:table-cell>
          <table:table-cell table:style-name="ce1" office:value-type="string" calcext:value-type="string">
            <office:annotation draw:style-name="gr3" draw:text-style-name="P2" svg:width="4.509cm" svg:height="2.223cm" svg:x="79.295cm" svg:y="32.411cm" draw:caption-point-x="-0.406cm" draw:caption-point-y="-1.445cm">
              <dc:date>2023-02-26T00:00:00</dc:date>
              <text:p text:style-name="P1"><text:span text:style-name="T1">(Corfinio, into L'Aquila)</text:span></text:p>
            </office:annotation>
            <text:p>Corfinium</text:p>
          </table:table-cell>
          <table:table-cell table:style-name="ce1" office:value-type="string" calcext:value-type="string">
            <office:annotation draw:style-name="gr9" draw:text-style-name="P2" svg:width="4.509cm" svg:height="5.795cm" svg:x="80.422cm" svg:y="32.411cm" draw:caption-point-x="-0.406cm" draw:caption-point-y="-1.445cm">
              <dc:date>2023-02-26T00:00:00</dc:date>
              <text:p text:style-name="P1"><text:span text:style-name="T1">(Canosa)</text:span></text:p>
              <text:p text:style-name="P1"><text:span text:style-name="T1"/></text:p>
              <text:p text:style-name="P1"><text:span text:style-name="T1">Greek: Sipontum (Siponto, into Manfredonia)</text:span></text:p>
              <text:p text:style-name="P1"><text:span text:style-name="T1">Italian: Pescara</text:span></text:p>
            </office:annotation>
            <text:p>Canosium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84.931cm" svg:y="32.411cm" draw:caption-point-x="-0.407cm" draw:caption-point-y="-1.445cm">
              <dc:date>2023-02-26T00:00:00</dc:date>
              <text:p text:style-name="P1"><text:span text:style-name="T1">(Dyrrachium/Durrës/Diras/Durazzo)</text:span></text:p>
            </office:annotation>
            <text:p>Epidamnos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3" draw:text-style-name="P2" svg:width="4.508cm" svg:height="8.176cm" svg:x="90.567cm" svg:y="32.411cm" draw:caption-point-x="-0.407cm" draw:caption-point-y="-1.445cm">
              <dc:date>2023-02-26T00:00:00</dc:date>
              <text:p text:style-name="P1"><text:span text:style-name="T1">(Troy, into Çanakkale)</text:span></text:p>
              <text:p text:style-name="P1"><text:span text:style-name="T1"/></text:p>
              <text:p text:style-name="P1"><text:span text:style-name="T1">Persian: Daskylion (into Cyzicus &gt; Bursa)</text:span></text:p>
              <text:p text:style-name="P1"><text:span text:style-name="T1">Latin: Pergamum (Bergama)</text:span></text:p>
              <text:p text:style-name="P1"><text:span text:style-name="T1">Byzantine: Mytilene</text:span></text:p>
              <text:p text:style-name="P1"><text:span text:style-name="T1">Medieval and later civs: Bursa</text:span></text:p>
            </office:annotation>
            <text:p>Ilion</text:p>
          </table:table-cell>
          <table:table-cell table:style-name="ce1" office:value-type="string" calcext:value-type="string">
            <office:annotation draw:style-name="gr3" draw:text-style-name="P2" svg:width="4.508cm" svg:height="2.223cm" svg:x="91.694cm" svg:y="32.411cm" draw:caption-point-x="-0.407cm" draw:caption-point-y="-1.445cm">
              <dc:date>2023-02-26T00:00:00</dc:date>
              <text:p text:style-name="P1"><text:span text:style-name="T1">(Nicaea/Iznik)</text:span></text:p>
            </office:annotation>
            <text:p>Nikaia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32.411cm" draw:caption-point-x="-0.407cm" draw:caption-point-y="-1.445cm">
              <dc:date>2023-02-26T00:00:00</dc:date>
              <text:p text:style-name="P1"><text:span text:style-name="T1">(Dorylaeum/Eskisehir)</text:span></text:p>
            </office:annotation>
            <text:p>Dorylaion</text:p>
          </table:table-cell>
          <table:table-cell table:style-name="ce1" office:value-type="string" calcext:value-type="string">
            <office:annotation draw:style-name="gr5" draw:text-style-name="P2" svg:width="4.508cm" svg:height="4.604cm" svg:x="93.948cm" svg:y="32.411cm" draw:caption-point-x="-0.407cm" draw:caption-point-y="-1.445cm">
              <dc:date>2023-02-26T00:00:00</dc:date>
              <text:p text:style-name="P1"><text:span text:style-name="T1">Into Angora/Ankara.</text:span></text:p>
              <text:p text:style-name="P1"><text:span text:style-name="T1"/></text:p>
              <text:p text:style-name="P1"><text:span text:style-name="T1">Latin: Pessinus</text:span></text:p>
            </office:annotation>
            <text:p>Gordion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32.411cm" draw:caption-point-x="-0.406cm" draw:caption-point-y="-1.445cm">
              <dc:date>2023-02-26T00:00:00</dc:date>
              <text:p text:style-name="P1"><text:span text:style-name="T1">(Archelais/Aksaray)</text:span></text:p>
              <text:p text:style-name="P1"><text:span text:style-name="T1"/></text:p>
              <text:p text:style-name="P1"><text:span text:style-name="T1">Byzantine: Nyssa</text:span></text:p>
            </office:annotation>
            <text:p>Garsaura</text:p>
          </table:table-cell>
          <table:table-cell table:style-name="ce1" office:value-type="string" calcext:value-type="string">
            <office:annotation draw:style-name="gr5" draw:text-style-name="P2" svg:width="4.509cm" svg:height="4.604cm" svg:x="96.202cm" svg:y="32.411cm" draw:caption-point-x="-0.406cm" draw:caption-point-y="-1.445cm">
              <dc:date>2023-02-26T00:00:00</dc:date>
              <text:p text:style-name="P1"><text:span text:style-name="T1">(Caesarea/Kayseri/Kaisariyah)</text:span></text:p>
              <text:p text:style-name="P1"><text:span text:style-name="T1"/></text:p>
              <text:p text:style-name="P1"><text:span text:style-name="T1">Babylonian: Kanes (into Nesa &gt; Kayseri)</text:span></text:p>
            </office:annotation>
            <text:p>Mazaka</text:p>
          </table:table-cell>
          <table:table-cell table:style-name="ce1" office:value-type="string" calcext:value-type="string">
            <office:annotation draw:style-name="gr13" draw:text-style-name="P2" svg:width="4.509cm" svg:height="6.985cm" svg:x="97.329cm" svg:y="32.411cm" draw:caption-point-x="-0.406cm" draw:caption-point-y="-1.445cm">
              <dc:date>2023-02-26T00:00:00</dc:date>
              <text:p text:style-name="P1"><text:span text:style-name="T1">(Comana Pontica, into Mavrokastron/Sebinkarahisar)</text:span></text:p>
              <text:p text:style-name="P1"><text:span text:style-name="T1"/></text:p>
              <text:p text:style-name="P1"><text:span text:style-name="T1">Babylonian: Kammama (into Tokat)</text:span></text:p>
              <text:p text:style-name="P1"><text:span text:style-name="T1">Latin: Polemonium (Niksar)</text:span></text:p>
              <text:p text:style-name="P1"><text:span text:style-name="T1">Turkish: Sivas (Sebasteia)</text:span></text:p>
            </office:annotation>
            <text:p>Koma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100.711cm" svg:y="32.411cm" draw:caption-point-x="-0.407cm" draw:caption-point-y="-1.445cm">
              <dc:date>2023-02-26T00:00:00</dc:date>
              <text:p text:style-name="P1"><text:span text:style-name="T1">(Van)</text:span></text:p>
              <text:p text:style-name="P1"><text:span text:style-name="T1"/></text:p>
              <text:p text:style-name="P1"><text:span text:style-name="T1">Byzantine/Arabian: Theodosioupolis/Kalikala (Erzurum)</text:span></text:p>
            </office:annotation>
            <text:p>Tushpa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32.411cm" draw:caption-point-x="-0.407cm" draw:caption-point-y="-1.445cm">
              <dc:date>2023-02-26T00:00:00</dc:date>
              <text:p text:style-name="P1"><text:span text:style-name="T1">(can vary between Argishtikhinili, Artashat, Dvin, Ani, Armavir and Yerevan based on founder and conqueror)</text:span></text:p>
            </office:annotation>
            <text:p>Artashat</text:p>
          </table:table-cell>
          <table:table-cell table:style-name="ce6"/>
          <table:table-cell table:style-name="ce1" office:value-type="string" calcext:value-type="string">
            <text:p>Ardabil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3" draw:text-style-name="P2" svg:width="4.509cm" svg:height="2.223cm" svg:x="107.473cm" svg:y="32.411cm" draw:caption-point-x="-0.406cm" draw:caption-point-y="-1.445cm">
              <dc:date>2023-02-26T00:00:00</dc:date>
              <text:p text:style-name="P1"><text:span text:style-name="T1">(Astarabad/Syrinx)</text:span></text:p>
            </office:annotation>
            <text:p>Gurgan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32.411cm" draw:caption-point-x="-0.407cm" draw:caption-point-y="-1.445cm">
              <dc:date>2023-02-26T00:00:00</dc:date>
              <text:p text:style-name="P1"><text:span text:style-name="T1">(into Bojnord)</text:span></text:p>
            </office:annotation>
            <text:p>Buzanjird</text:p>
          </table:table-cell>
          <table:table-cell table:style-name="ce1" office:value-type="string" calcext:value-type="string">
            <office:annotation draw:style-name="gr5" draw:text-style-name="P2" svg:width="4.508cm" svg:height="4.604cm" svg:x="109.728cm" svg:y="32.411cm" draw:caption-point-x="-0.407cm" draw:caption-point-y="-1.445cm">
              <dc:date>2023-02-26T00:00:00</dc:date>
              <text:p text:style-name="P1"><text:span text:style-name="T1">(Konjikala/Alexandroupolis, into Ashgabat)</text:span></text:p>
              <text:p text:style-name="P1"><text:span text:style-name="T1"/></text:p>
              <text:p text:style-name="P1"><text:span text:style-name="T1">Later civs: Ashgabat</text:span></text:p>
            </office:annotation>
            <text:p>Nisa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32.411cm" draw:caption-point-x="-0.407cm" draw:caption-point-y="-1.445cm">
              <dc:date>2023-02-26T00:00:00</dc:date>
              <text:p text:style-name="P1"><text:span text:style-name="T1">(Margu/Mary)</text:span></text:p>
            </office:annotation>
            <text:p>Merv</text:p>
          </table:table-cell>
          <table:table-cell table:style-name="ce1" office:value-type="string" calcext:value-type="string">
            <office:annotation draw:style-name="gr3" draw:text-style-name="P2" svg:width="4.508cm" svg:height="2.223cm" svg:x="111.982cm" svg:y="32.411cm" draw:caption-point-x="-0.407cm" draw:caption-point-y="-1.445cm">
              <dc:date>2023-02-26T00:00:00</dc:date>
              <text:p text:style-name="P1"><text:span text:style-name="T1">(Chardzhou/Turkmenabat/Chatracharta)</text:span></text:p>
            </office:annotation>
            <text:p>Amul</text:p>
          </table:table-cell>
          <table:table-cell table:style-name="ce1" office:value-type="string" calcext:value-type="string">
            <office:annotation draw:style-name="gr3" draw:text-style-name="P2" svg:width="4.509cm" svg:height="2.223cm" svg:x="113.109cm" svg:y="32.411cm" draw:caption-point-x="-0.406cm" draw:caption-point-y="-1.445cm">
              <dc:date>2023-02-26T00:00:00</dc:date>
              <text:p text:style-name="P1"><text:span text:style-name="T1">(Kerki)</text:span></text:p>
            </office:annotation>
            <text:p>Zamm</text:p>
          </table:table-cell>
          <table:table-cell table:style-name="ce1" office:value-type="string" calcext:value-type="string">
            <office:annotation draw:style-name="gr3" draw:text-style-name="P2" svg:width="4.509cm" svg:height="2.223cm" svg:x="114.236cm" svg:y="32.411cm" draw:caption-point-x="-0.406cm" draw:caption-point-y="-1.445cm">
              <dc:date>2023-02-26T00:00:00</dc:date>
              <text:p text:style-name="P1"><text:span text:style-name="T1">(Taramaitha/Termez)</text:span></text:p>
            </office:annotation>
            <text:p>Termiz</text:p>
          </table:table-cell>
          <table:table-cell table:style-name="ce1" office:value-type="string" calcext:value-type="string">
            <office:annotation draw:style-name="gr9" draw:text-style-name="P2" svg:width="4.509cm" svg:height="5.795cm" svg:x="115.363cm" svg:y="32.411cm" draw:caption-point-x="-0.406cm" draw:caption-point-y="-1.445cm">
              <dc:date>2023-02-26T00:00:00</dc:date>
              <text:p text:style-name="P1"><text:span text:style-name="T1">(Kulob)</text:span></text:p>
              <text:p text:style-name="P1"><text:span text:style-name="T1"/></text:p>
              <text:p text:style-name="P1"><text:span text:style-name="T1">Greek/Persian: Chaganian (Denau)</text:span></text:p>
              <text:p text:style-name="P1"><text:span text:style-name="T1">Russian: Dyushambe (Dushanbe/Stalinabad)</text:span></text:p>
            </office:annotation>
            <text:p>Hulbuk</text:p>
          </table:table-cell>
          <table:table-cell table:style-name="ce1" office:value-type="string" calcext:value-type="string">
            <office:annotation draw:style-name="gr5" draw:text-style-name="P2" svg:width="4.509cm" svg:height="4.604cm" svg:x="116.49cm" svg:y="32.411cm" draw:caption-point-x="-0.406cm" draw:caption-point-y="-1.445cm">
              <dc:date>2023-02-26T00:00:00</dc:date>
              <text:p text:style-name="P1"><text:span text:style-name="T1">(Alexandreia Oxiana/Eukratideia)</text:span></text:p>
              <text:p text:style-name="P1"><text:span text:style-name="T1"/></text:p>
              <text:p text:style-name="P1"><text:span text:style-name="T1">Harappan: Shortugai</text:span></text:p>
            </office:annotation>
            <text:p>Taloq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19.872cm" svg:y="32.411cm" draw:caption-point-x="-0.407cm" draw:caption-point-y="-1.445cm">
              <dc:date>2023-02-26T00:00:00</dc:date>
              <text:p text:style-name="P1"><text:span text:style-name="T1">(Kargilik)</text:span></text:p>
            </office:annotation>
            <text:p>Qaghiliq</text:p>
          </table:table-cell>
          <table:table-cell table:style-name="ce1" office:value-type="string" calcext:value-type="string">
            <office:annotation draw:style-name="gr4" draw:text-style-name="P2" svg:width="4.508cm" svg:height="3.413cm" svg:x="120.999cm" svg:y="32.41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32.411cm" draw:caption-point-x="-0.406cm" draw:caption-point-y="-1.445cm">
              <dc:date>2023-02-26T00:00:00</dc:date>
              <text:p text:style-name="P1"><text:span text:style-name="T1">(Keriya)</text:span></text:p>
            </office:annotation>
            <text:p>Wumi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32.411cm" draw:caption-point-x="-0.406cm" draw:caption-point-y="-1.445cm">
              <dc:date>2023-02-26T00:00:00</dc:date>
              <text:p text:style-name="P1"><text:span text:style-name="T1">(modern Niya)</text:span></text:p>
            </office:annotation>
            <text:p>Ronglu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32.411cm" draw:caption-point-x="-0.407cm" draw:caption-point-y="-1.445cm">
              <dc:date>2023-02-26T00:00:00</dc:date>
              <text:p text:style-name="P1"><text:span text:style-name="T1">Alternative: Yuegaizhen</text:span></text:p>
            </office:annotation>
            <text:p>Yueg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0.016cm" svg:y="32.41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" office:value-type="string" calcext:value-type="string">
            <office:annotation draw:style-name="gr3" draw:text-style-name="P2" svg:width="4.509cm" svg:height="2.223cm" svg:x="131.143cm" svg:y="32.411cm" draw:caption-point-x="-0.406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133.397cm" svg:y="32.411cm" draw:caption-point-x="-0.406cm" draw:caption-point-y="-1.445cm">
              <dc:date>2023-03-08T00:00:00</dc:date>
              <text:p text:style-name="P1"><text:span text:style-name="T1">(Xining)</text:span></text:p>
              <text:p text:style-name="P1"><text:span text:style-name="T1"/></text:p>
              <text:p text:style-name="P1"><text:span text:style-name="T1">Tibetan: Qingtang cheng</text:span></text:p>
            </office:annotation>
            <text:p>Linqiang</text:p>
          </table:table-cell>
          <table:table-cell table:style-name="ce1" office:value-type="string" calcext:value-type="string">
            <office:annotation draw:style-name="gr3" draw:text-style-name="P2" svg:width="4.509cm" svg:height="2.223cm" svg:x="134.524cm" svg:y="32.411cm" draw:caption-point-x="-0.406cm" draw:caption-point-y="-1.445cm">
              <dc:date>2023-02-26T00:00:00</dc:date>
              <text:p text:style-name="P1"><text:span text:style-name="T1">(Lanzhou)</text:span></text:p>
            </office:annotation>
            <text:p>Jinche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36.779cm" svg:y="32.411cm" draw:caption-point-x="-0.407cm" draw:caption-point-y="-1.445cm">
              <dc:date>2023-02-26T00:00:00</dc:date>
              <text:p text:style-name="P1"><text:span text:style-name="T1">(into Qingyang)</text:span></text:p>
              <text:p text:style-name="P1"><text:span text:style-name="T1">Latin: Sēra</text:span></text:p>
            </office:annotation>
            <text:p>Yiqu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32.411cm" draw:caption-point-x="-0.407cm" draw:caption-point-y="-1.445cm">
              <dc:date>2023-02-26T00:00:00</dc:date>
              <text:p text:style-name="P1"><text:span text:style-name="T1">Latin: Sēra</text:span></text:p>
            </office:annotation>
            <text:p>Xianyang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32.411cm" draw:caption-point-x="-0.407cm" draw:caption-point-y="-1.445cm">
              <dc:date>2023-02-26T00:00:00</dc:date>
              <text:p text:style-name="P1"><text:span text:style-name="T1">(into Tongchuan)</text:span></text:p>
            </office:annotation>
            <text:p>Yao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0.16cm" svg:y="32.411cm" draw:caption-point-x="-0.406cm" draw:caption-point-y="-1.445cm">
              <dc:date>2023-02-26T00:00:00</dc:date>
              <text:p text:style-name="P1"><text:span text:style-name="T1">(Linfen)</text:span></text:p>
            </office:annotation>
            <text:p>Pingyang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32.411cm" draw:caption-point-x="-0.406cm" draw:caption-point-y="-1.445cm">
              <dc:date>2023-02-26T00:00:00</dc:date>
              <text:p text:style-name="P1"><text:span text:style-name="T1">(Anyang/Zhangde)</text:span></text:p>
            </office:annotation>
            <text:p>Yin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32.411cm" draw:caption-point-x="-0.406cm" draw:caption-point-y="-1.445cm">
              <dc:date>2023-02-26T00:00:00</dc:date>
              <text:p text:style-name="P1"><text:span text:style-name="T1">(Jinan)</text:span></text:p>
            </office:annotation>
            <text:p>Lixia</text:p>
          </table:table-cell>
          <table:table-cell table:style-name="ce1" office:value-type="string" calcext:value-type="string">
            <office:annotation draw:style-name="gr3" draw:text-style-name="P2" svg:width="4.509cm" svg:height="2.223cm" svg:x="143.541cm" svg:y="32.411cm" draw:caption-point-x="-0.406cm" draw:caption-point-y="-1.445cm">
              <dc:date>2023-02-26T00:00:00</dc:date>
              <text:p text:style-name="P1"><text:span text:style-name="T1">(Zibo)</text:span></text:p>
            </office:annotation>
            <text:p>Linzi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32.411cm" draw:caption-point-x="-0.407cm" draw:caption-point-y="-1.445cm">
              <dc:date>2023-02-26T00:00:00</dc:date>
              <text:p text:style-name="P1"><text:span text:style-name="T1">(Qingdao/Tsingtau)</text:span></text:p>
            </office:annotation>
            <text:p>Jimo</text:p>
          </table:table-cell>
          <table:table-cell table:style-name="ce1" table:number-columns-repeated="3"/>
          <table:table-cell table:style-name="ce1" office:value-type="string" calcext:value-type="string">
            <text:p>Jeonju</text:p>
          </table:table-cell>
          <table:table-cell table:style-name="ce1" office:value-type="string" calcext:value-type="string">
            <text:p>Daegu</text:p>
          </table:table-cell>
          <table:table-cell table:style-name="ce1" office:value-type="string" calcext:value-type="string">
            <office:annotation draw:style-name="gr5" draw:text-style-name="P2" svg:width="4.509cm" svg:height="4.604cm" svg:x="151.431cm" svg:y="32.411cm" draw:caption-point-x="-0.406cm" draw:caption-point-y="-1.445cm">
              <dc:date>2023-02-26T00:00:00</dc:date>
              <text:p text:style-name="P1"><text:span text:style-name="T1">(Gyeongju, into Busan)</text:span></text:p>
              <text:p text:style-name="P1"><text:span text:style-name="T1"/></text:p>
              <text:p text:style-name="P1"><text:span text:style-name="T1">Japanese: Pusan (Busan)</text:span></text:p>
            </office:annotation>
            <text:p>Seorabeol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53.686cm" svg:y="32.411cm" draw:caption-point-x="-0.407cm" draw:caption-point-y="-1.445cm">
              <dc:date>2023-02-26T00:00:00</dc:date>
              <text:p text:style-name="P1"><text:span text:style-name="T1">(into Matsue)</text:span></text:p>
            </office:annotation>
            <text:p>Izumo</text:p>
          </table:table-cell>
          <table:table-cell table:style-name="ce1" office:value-type="string" calcext:value-type="string">
            <text:p>Okayama</text:p>
          </table:table-cell>
          <table:table-cell table:style-name="ce1" office:value-type="string" calcext:value-type="string">
            <text:p>Koube</text:p>
          </table:table-cell>
          <table:table-cell table:style-name="ce1" office:value-type="string" calcext:value-type="string">
            <office:annotation draw:style-name="gr3" draw:text-style-name="P2" svg:width="4.508cm" svg:height="2.223cm" svg:x="157.067cm" svg:y="32.411cm" draw:caption-point-x="-0.407cm" draw:caption-point-y="-1.445cm">
              <dc:date>2023-03-08T00:00:00</dc:date>
              <text:p text:style-name="P1"><text:span text:style-name="T1">→ </text:span><text:span text:style-name="T1">Kyouto</text:span></text:p>
              <text:p text:style-name="P1"><text:span text:style-name="T1"/></text:p>
              <text:p text:style-name="P1"><text:span text:style-name="T1">Latin: Kyotum</text:span></text:p>
            </office:annotation>
            <text:p>Heian-kyou</text:p>
          </table:table-cell>
          <table:table-cell table:style-name="ce1" office:value-type="string" calcext:value-type="string">
            <text:p>Nagoya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33.602cm" draw:caption-point-x="-0.407cm" draw:caption-point-y="-1.445cm">
              <dc:date>2023-02-26T00:00:00</dc:date>
              <text:p text:style-name="P1"><text:span text:style-name="T1">Native: Syukhtun</text:span></text:p>
            </office:annotation>
            <text:p>Santa Barbara</text:p>
          </table:table-cell>
          <table:table-cell table:style-name="ce1" office:value-type="string" calcext:value-type="string">
            <text:p>Bakersfield</text:p>
          </table:table-cell>
          <table:table-cell table:style-name="ce1" office:value-type="string" calcext:value-type="string">
            <text:p>Palm Springs</text:p>
          </table:table-cell>
          <table:table-cell table:style-name="ce1" office:value-type="string" calcext:value-type="string">
            <text:p>Lake Havasu City</text:p>
          </table:table-cell>
          <table:table-cell table:style-name="ce1" office:value-type="string" calcext:value-type="string">
            <text:p>Flagstaff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3.602cm" draw:caption-point-x="-0.407cm" draw:caption-point-y="-1.445cm">
              <dc:date>2023-02-26T00:00:00</dc:date>
              <text:p text:style-name="P1"><text:span text:style-name="T1">Latin: Sancta Fides</text:span></text:p>
            </office:annotation>
            <text:p>Santa Fé</text:p>
          </table:table-cell>
          <table:table-cell table:style-name="ce1" office:value-type="string" calcext:value-type="string">
            <text:p>Trinidad</text:p>
          </table:table-cell>
          <table:table-cell table:style-name="ce1" office:value-type="string" calcext:value-type="string">
            <text:p>Amarillo</text:p>
          </table:table-cell>
          <table:table-cell table:style-name="ce1" office:value-type="string" calcext:value-type="string">
            <text:p>Elk City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3.602cm" draw:caption-point-x="-0.406cm" draw:caption-point-y="-1.445cm">
              <dc:date>2023-02-26T00:00:00</dc:date>
              <text:p text:style-name="P1"><text:span text:style-name="T1">Latin: Oklahoma Civitas</text:span></text:p>
            </office:annotation>
            <text:p>Oklahoma City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3.602cm" draw:caption-point-x="-0.406cm" draw:caption-point-y="-1.445cm">
              <dc:date>2023-02-26T00:00:00</dc:date>
              <text:p text:style-name="P1"><text:span text:style-name="T1">Latin: Horatius </text:span></text:p>
            </office:annotation>
            <text:p>Fort Smit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3.602cm" draw:caption-point-x="-0.406cm" draw:caption-point-y="-1.445cm">
              <dc:date>2023-02-26T00:00:00</dc:date>
              <text:p text:style-name="P1"><text:span text:style-name="T1">French: Poste de Arkansea (Arkansas Post)</text:span></text:p>
            </office:annotation>
            <text:p>Jonesboro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33.602cm" draw:caption-point-x="-0.406cm" draw:caption-point-y="-1.445cm">
              <dc:date>2023-02-26T00:00:00</dc:date>
              <text:p text:style-name="P1"><text:span text:style-name="T1">Latin: Novum Memphis Anishinaabe flumen</text:span></text:p>
            </office:annotation>
            <text:p>Memphis</text:p>
          </table:table-cell>
          <table:table-cell table:style-name="ce1" office:value-type="string" calcext:value-type="string">
            <text:p>Tupelo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3.602cm" draw:caption-point-x="-0.407cm" draw:caption-point-y="-1.445cm">
              <dc:date>2023-02-26T00:00:00</dc:date>
              <text:p text:style-name="P1"><text:span text:style-name="T1">Latin: Santucs Helena</text:span></text:p>
            </office:annotation>
            <text:p>Birmingham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3.602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Atlanta</text:p>
          </table:table-cell>
          <table:table-cell table:style-name="ce1" office:value-type="string" calcext:value-type="string">
            <office:annotation draw:style-name="gr1" draw:text-style-name="P2" svg:width="4.508cm" svg:height="2.222cm" svg:x="30.829cm" svg:y="33.602cm" draw:caption-point-x="-0.407cm" draw:caption-point-y="-1.445cm">
              <dc:date>2023-02-26T00:00:00</dc:date>
              <text:p text:style-name="P1"><text:span text:style-name="T1">Latin: Cornelia </text:span></text:p>
            </office:annotation>
            <text:p>Charlotte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33.602cm" draw:caption-point-x="-0.406cm" draw:caption-point-y="-1.445cm">
              <dc:date>2023-02-26T00:00:00</dc:date>
              <text:p text:style-name="P1"><text:span text:style-name="T1">English: Brunswick Town (into Wilmington)</text:span></text:p>
            </office:annotation>
            <text:p>Columbia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33.602cm" draw:caption-point-x="-0.406cm" draw:caption-point-y="-1.445cm">
              <dc:date>2023-02-26T00:00:00</dc:date>
              <text:p text:style-name="P1"><text:span text:style-name="T1">English: Roanoake</text:span></text:p>
              <text:p text:style-name="P1"><text:span text:style-name="T1">Latin: Nova Carthago in Atlanticum</text:span></text:p>
            </office:annotation>
            <text:p>Wilmington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12" draw:text-style-name="P2" svg:width="4.509cm" svg:height="9.366cm" svg:x="62.388cm" svg:y="33.602cm" draw:caption-point-x="-0.406cm" draw:caption-point-y="-1.445cm">
              <dc:date>2023-02-26T00:00:00</dc:date>
              <text:p text:style-name="P1"><text:span text:style-name="T1">Latin: Portus Cale</text:span></text:p>
              <text:p text:style-name="P1"><text:span text:style-name="T1">Celtic: Cale / Calle / Callaice</text:span></text:p>
              <text:p text:style-name="P1"><text:span text:style-name="T1">Barbarian (Visigothic): Portucale</text:span></text:p>
              <text:p text:style-name="P1"><text:span text:style-name="T1">Arabic: Burtuqal</text:span></text:p>
              <text:p text:style-name="P1"><text:span text:style-name="T1">Spanish/English: Oporto</text:span></text:p>
              <text:p text:style-name="P1"><text:span text:style-name="T1"/></text:p>
              <text:p text:style-name="P1"><text:span text:style-name="T1">Celtic: Tongobriga (into Porto)</text:span></text:p>
            </office:annotation>
            <text:p>Porto</text:p>
          </table:table-cell>
          <table:table-cell table:style-name="ce1" office:value-type="string" calcext:value-type="string">
            <office:annotation draw:style-name="gr20" draw:text-style-name="P2" svg:width="4.508cm" svg:height="12.938cm" svg:x="63.516cm" svg:y="33.602cm" draw:caption-point-x="-0.407cm" draw:caption-point-y="-1.445cm">
              <dc:date>2023-02-26T00:00:00</dc:date>
              <text:p text:style-name="P1"><text:span text:style-name="T1">Celtic: Vissaieigobor</text:span></text:p>
              <text:p text:style-name="P1"><text:span text:style-name="T1">Latin: <text:s/>Vissaium</text:span></text:p>
              <text:p text:style-name="P1"><text:span text:style-name="T1">Arabic: Bazu</text:span></text:p>
              <text:p text:style-name="P1"><text:span text:style-name="T1">Spanish: Viseo</text:span></text:p>
              <text:p text:style-name="P1"><text:span text:style-name="T1"/></text:p>
              <text:p text:style-name="P1"><text:span text:style-name="T1">Latin: Augustobriga </text:span></text:p>
              <text:p text:style-name="P1"><text:span text:style-name="T1">Celtic: Mirobriga</text:span></text:p>
              <text:p text:style-name="P1"><text:span text:style-name="T1">Barbarian (Visigothic): Caliabria</text:span></text:p>
              <text:p text:style-name="P1"><text:span text:style-name="T1">Spanish: Ciudad Rodrigo</text:span></text:p>
              <text:p text:style-name="P1"><text:span text:style-name="T1">Portuguese: Cidade Rodrigo</text:span></text:p>
            </office:annotation>
            <text:p>Viseu</text:p>
          </table:table-cell>
          <table:table-cell table:style-name="ce1" office:value-type="string" calcext:value-type="string">
            <office:annotation draw:style-name="gr13" draw:text-style-name="P2" svg:width="4.508cm" svg:height="6.985cm" svg:x="64.643cm" svg:y="33.602cm" draw:caption-point-x="-0.407cm" draw:caption-point-y="-1.445cm">
              <dc:date>2023-02-26T00:00:00</dc:date>
              <text:p text:style-name="P1"><text:span text:style-name="T1">Celtic: Helmantica / Salmantika?</text:span></text:p>
              <text:p text:style-name="P1"><text:span text:style-name="T1">Greek: Helmantike</text:span></text:p>
              <text:p text:style-name="P1"><text:span text:style-name="T1">Latin: Salmantica</text:span></text:p>
              <text:p text:style-name="P1"><text:span text:style-name="T1">Arabic: Salamanqah</text:span></text:p>
              <text:p text:style-name="P1"><text:span text:style-name="T1">French: Salamanque</text:span></text:p>
            </office:annotation>
            <text:p>Salamanca</text:p>
          </table:table-cell>
          <table:table-cell table:style-name="ce1" office:value-type="string" calcext:value-type="string">
            <office:annotation draw:style-name="gr24" draw:text-style-name="P2" svg:width="4.508cm" svg:height="17.7cm" svg:x="65.77cm" svg:y="33.602cm" draw:caption-point-x="-0.407cm" draw:caption-point-y="-1.445cm">
              <dc:date>2023-02-26T00:00:00</dc:date>
              <text:p text:style-name="P1"><text:span text:style-name="T1">Arabic: Balat Al-Walid</text:span></text:p>
              <text:p text:style-name="P1"><text:span text:style-name="T1"/></text:p>
              <text:p text:style-name="P1"><text:span text:style-name="T1">Latin/Spanish: Segovia</text:span></text:p>
              <text:p text:style-name="P1"><text:span text:style-name="T1">Arabic: Šiqūbiyyah</text:span></text:p>
              <text:p text:style-name="P1"><text:span text:style-name="T1"/></text:p>
              <text:p text:style-name="P1"><text:span text:style-name="T1">Celtic: Arbukala</text:span></text:p>
              <text:p text:style-name="P1"><text:span text:style-name="T1">Latin: Albucella / Arbucala</text:span></text:p>
              <text:p text:style-name="P1"><text:span text:style-name="T1">Spanish: Toro</text:span></text:p>
              <text:p text:style-name="P1"><text:span text:style-name="T1">(into Valladolid)</text:span></text:p>
              <text:p text:style-name="P1"><text:span text:style-name="T1"/></text:p>
              <text:p text:style-name="P1"><text:span text:style-name="T1">Alternative Celtic: Kauko</text:span></text:p>
              <text:p text:style-name="P1"><text:span text:style-name="T1">Latin: Cauco</text:span></text:p>
              <text:p text:style-name="P1"><text:span text:style-name="T1">Spanish: Coca</text:span></text:p>
              <text:p text:style-name="P1"><text:span text:style-name="T1">(into Segovia)</text:span></text:p>
            </office:annotation>
            <text:p>Valladolid</text:p>
          </table:table-cell>
          <table:table-cell table:style-name="ce1" office:value-type="string" calcext:value-type="string">
            <office:annotation draw:style-name="gr25" draw:text-style-name="P2" svg:width="4.508cm" svg:height="26.035cm" svg:x="66.897cm" svg:y="33.602cm" draw:caption-point-x="-0.407cm" draw:caption-point-y="-1.445cm">
              <dc:date>2023-02-26T00:00:00</dc:date>
              <text:p text:style-name="P1"><text:span text:style-name="T1">Latin: Bilbilis</text:span></text:p>
              <text:p text:style-name="P1"><text:span text:style-name="T1">Arabic: Qal‘at ’Ayyūb</text:span></text:p>
              <text:p text:style-name="P1"><text:span text:style-name="T1"/></text:p>
              <text:p text:style-name="P1"><text:span text:style-name="T1">Celtic: Nouantikum</text:span></text:p>
              <text:p text:style-name="P1"><text:span text:style-name="T1">Latin: Numantia</text:span></text:p>
              <text:p text:style-name="P1"><text:span text:style-name="T1">(into Soria)</text:span></text:p>
              <text:p text:style-name="P1"><text:span text:style-name="T1"/></text:p>
              <text:p text:style-name="P1"><text:span text:style-name="T1">Arabic: Madīnat Sālim</text:span></text:p>
              <text:p text:style-name="P1"><text:span text:style-name="T1">Celtic: Okilis</text:span></text:p>
              <text:p text:style-name="P1"><text:span text:style-name="T1">Latin: Occilis</text:span></text:p>
              <text:p text:style-name="P1"><text:span text:style-name="T1">Spanish: Medinaceli</text:span></text:p>
              <text:p text:style-name="P1"><text:span text:style-name="T1">(into Sigüenza)</text:span></text:p>
              <text:p text:style-name="P1"><text:span text:style-name="T1"/></text:p>
              <text:p text:style-name="P1"><text:span text:style-name="T1">Spanish: Soria</text:span></text:p>
              <text:p text:style-name="P1"><text:span text:style-name="T1">Arabic: Sūriyā</text:span></text:p>
              <text:p text:style-name="P1"><text:span text:style-name="T1">Portuguese: Sória</text:span></text:p>
              <text:p text:style-name="P1"><text:span text:style-name="T1"/></text:p>
              <text:p text:style-name="P1"><text:span text:style-name="T1">Spanish: Sigüenza</text:span></text:p>
              <text:p text:style-name="P1"><text:span text:style-name="T1">Celtic: Segontia</text:span></text:p>
              <text:p text:style-name="P1"><text:span text:style-name="T1">Latin: Secontia</text:span></text:p>
              <text:p text:style-name="P1"><text:span text:style-name="T1">Portuguese: Siguença</text:span></text:p>
            </office:annotation>
            <text:p>Calatayud</text:p>
          </table:table-cell>
          <table:table-cell table:style-name="ce1" office:value-type="string" calcext:value-type="string">
            <office:annotation draw:style-name="gr7" draw:text-style-name="P2" svg:width="4.509cm" svg:height="5.794cm" svg:x="68.024cm" svg:y="33.602cm" draw:caption-point-x="-0.406cm" draw:caption-point-y="-1.445cm">
              <dc:date>2023-02-26T00:00:00</dc:date>
              <text:p text:style-name="P1"><text:span text:style-name="T1">(Caesaraugusta/Saraqustah/Saragosse)</text:span></text:p>
              <text:p text:style-name="P1"><text:span text:style-name="T1"/></text:p>
              <text:p text:style-name="P1"><text:span text:style-name="T1">Celtic: Sekaisa</text:span></text:p>
              <text:p text:style-name="P1"><text:span text:style-name="T1">Latin: Segeda</text:span></text:p>
            </office:annotation>
            <text:p>Zaragoza</text:p>
          </table:table-cell>
          <table:table-cell table:style-name="ce1" office:value-type="string" calcext:value-type="string">
            <office:annotation draw:style-name="gr5" draw:text-style-name="P2" svg:width="4.509cm" svg:height="4.604cm" svg:x="69.151cm" svg:y="33.602cm" draw:caption-point-x="-0.406cm" draw:caption-point-y="-1.445cm">
              <dc:date>2023-02-26T00:00:00</dc:date>
              <text:p text:style-name="P1"><text:span text:style-name="T1">(Dertosa/Turtushah)</text:span></text:p>
              <text:p text:style-name="P1"><text:span text:style-name="T1"/></text:p>
              <text:p text:style-name="P1"><text:span text:style-name="T1">Phoenician: Tyreche (Peníscola)</text:span></text:p>
            </office:annotation>
            <text:p>Tortosa</text:p>
          </table:table-cell>
          <table:table-cell table:style-name="ce1" office:value-type="string" calcext:value-type="string">
            <office:annotation draw:style-name="gr5" draw:text-style-name="P2" svg:width="4.509cm" svg:height="4.604cm" svg:x="70.278cm" svg:y="33.602cm" draw:caption-point-x="-0.406cm" draw:caption-point-y="-1.445cm">
              <dc:date>2023-02-26T00:00:00</dc:date>
              <text:p text:style-name="P1"><text:span text:style-name="T1">(Tarraco/Tarrakunah)</text:span></text:p>
              <text:p text:style-name="P1"><text:span text:style-name="T1"/></text:p>
              <text:p text:style-name="P1"><text:span text:style-name="T1">Greek: Salauris (into Tarragona)</text:span></text:p>
            </office:annotation>
            <text:p>Tarragona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6" draw:text-style-name="P2" svg:width="4.508cm" svg:height="20.082cm" svg:x="75.914cm" svg:y="33.602cm" draw:caption-point-x="-0.407cm" draw:caption-point-y="-1.445cm">
              <dc:date>2023-02-26T00:00:00</dc:date>
              <text:p text:style-name="P1"><text:span text:style-name="T1">Alternative Latin: Olbia Sardorum</text:span></text:p>
              <text:p text:style-name="P1"><text:span text:style-name="T1">Phoenician: Olbia Rasna</text:span></text:p>
              <text:p text:style-name="P1"><text:span text:style-name="T1">Greek: Olbia Sandaliotis</text:span></text:p>
              <text:p text:style-name="P1"><text:span text:style-name="T1">Byzantine/Italian: Civita</text:span></text:p>
              <text:p text:style-name="P1"><text:span text:style-name="T1">Independent: Terranoa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Phoenician: Tara</text:span></text:p>
              <text:p text:style-name="P1"><text:span text:style-name="T1">Greek: Tharras</text:span></text:p>
              <text:p text:style-name="P1"><text:span text:style-name="T1">Latin: Tarrae</text:span></text:p>
              <text:p text:style-name="P1"><text:span text:style-name="T1">Byzantine: Tharros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Italian: Sassari</text:span></text:p>
              <text:p text:style-name="P1"><text:span text:style-name="T1">Spanish: Sácer</text:span></text:p>
              <text:p text:style-name="P1"><text:span text:style-name="T1">Independent: Tàtari</text:span></text:p>
            </office:annotation>
            <text:p>Olb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9cm" svg:height="5.794cm" svg:x="79.295cm" svg:y="33.602cm" draw:caption-point-x="-0.406cm" draw:caption-point-y="-1.445cm">
              <dc:date>2023-02-26T00:00:00</dc:date>
              <text:p text:style-name="P1"><text:span text:style-name="T1">(into Caserta)</text:span></text:p>
              <text:p text:style-name="P1"><text:span text:style-name="T1"/></text:p>
              <text:p text:style-name="P1"><text:span text:style-name="T1">Greek: Kyme (Cumae)</text:span></text:p>
              <text:p text:style-name="P1"><text:span text:style-name="T1">Italian: Anzio (Antium)</text:span></text:p>
            </office:annotation>
            <text:p>Capua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33.602cm" draw:caption-point-x="-0.406cm" draw:caption-point-y="-1.445cm">
              <dc:date>2023-02-26T00:00:00</dc:date>
              <text:p text:style-name="P1"><text:span text:style-name="T1">(Naples)</text:span></text:p>
            </office:annotation>
            <text:p>Neapolis</text:p>
          </table:table-cell>
          <table:table-cell table:style-name="ce1" office:value-type="string" calcext:value-type="string">
            <office:annotation draw:style-name="gr13" draw:text-style-name="P2" svg:width="4.508cm" svg:height="6.985cm" svg:x="81.55cm" svg:y="33.602cm" draw:caption-point-x="-0.407cm" draw:caption-point-y="-1.445cm">
              <dc:date>2023-02-26T00:00:00</dc:date>
              <text:p text:style-name="P1"><text:span text:style-name="T1">(Benevento)</text:span></text:p>
              <text:p text:style-name="P1"><text:span text:style-name="T1"/></text:p>
              <text:p text:style-name="P1"><text:span text:style-name="T1">Greek/Byzantine: Barion (Bari)</text:span></text:p>
              <text:p text:style-name="P1"><text:span text:style-name="T1">Phoenician: Cannae (into Barletta)</text:span></text:p>
              <text:p text:style-name="P1"><text:span text:style-name="T1">Italian: Bari</text:span></text:p>
            </office:annotation>
            <text:p>Beneventum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33.602cm" draw:caption-point-x="-0.407cm" draw:caption-point-y="-1.445cm">
              <dc:date>2023-02-26T00:00:00</dc:date>
              <text:p text:style-name="P1"><text:span text:style-name="T1">(Taras/Taranto)</text:span></text:p>
              <text:p text:style-name="P1"><text:span text:style-name="T1"/></text:p>
              <text:p text:style-name="P1"><text:span text:style-name="T1">Byzantine: Brindesion (Brindisi)</text:span></text:p>
              <text:p text:style-name="P1"><text:span text:style-name="T1">Spanish: Lecce</text:span></text:p>
              <text:p text:style-name="P1"><text:span text:style-name="T1">Turkish: Hidrunt (Otranto, into Brindisi)</text:span></text:p>
            </office:annotation>
            <text:p>Tarentum</text:p>
          </table:table-cell>
          <table:table-cell table:style-name="ce1"/>
          <table:table-cell table:style-name="ce1" office:value-type="string" calcext:value-type="string">
            <office:annotation draw:style-name="gr14" draw:text-style-name="P2" svg:width="4.508cm" svg:height="8.175cm" svg:x="84.931cm" svg:y="33.602cm" draw:caption-point-x="-0.407cm" draw:caption-point-y="-1.445cm">
              <dc:date>2023-02-26T00:00:00</dc:date>
              <text:p text:style-name="P1"><text:span text:style-name="T1">(Vlorë/Vlyora/Avlonya)</text:span></text:p>
              <text:p text:style-name="P1"><text:span text:style-name="T1"/></text:p>
              <text:p text:style-name="P1"><text:span text:style-name="T1">Latin: Actia Nicopolis (Nikopolis/Preveza)</text:span></text:p>
              <text:p text:style-name="P1"><text:span text:style-name="T1">Byzantine: Ioannina</text:span></text:p>
              <text:p text:style-name="P1"><text:span text:style-name="T1">Italian: Corfù</text:span></text:p>
              <text:p text:style-name="P1"><text:span text:style-name="T1">Phoenician: Paxi</text:span></text:p>
            </office:annotation>
            <text:p>Apollonia</text:p>
          </table:table-cell>
          <table:table-cell table:style-name="ce1" office:value-type="string" calcext:value-type="string">
            <text:p>Lariss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3" draw:text-style-name="P2" svg:width="4.508cm" svg:height="6.985cm" svg:x="90.567cm" svg:y="33.602cm" draw:caption-point-x="-0.407cm" draw:caption-point-y="-1.445cm">
              <dc:date>2023-02-26T00:00:00</dc:date>
              <text:p text:style-name="P1"><text:span text:style-name="T1">(into Izmir/Smyrna)</text:span></text:p>
              <text:p text:style-name="P1"><text:span text:style-name="T1"/></text:p>
              <text:p text:style-name="P1"><text:span text:style-name="T1">Various ancient civs: Miletos (into Didim)</text:span></text:p>
              <text:p text:style-name="P1"><text:span text:style-name="T1">Byzantine and later civs: Smyrna/Izmir</text:span></text:p>
              <text:p text:style-name="P1"><text:span text:style-name="T1">Italian: Chio (Chios)</text:span></text:p>
            </office:annotation>
            <text:p>Ephesos</text:p>
          </table:table-cell>
          <table:table-cell table:style-name="ce1" office:value-type="string" calcext:value-type="string">
            <office:annotation draw:style-name="gr14" draw:text-style-name="P2" svg:width="4.508cm" svg:height="8.175cm" svg:x="91.694cm" svg:y="33.602cm" draw:caption-point-x="-0.407cm" draw:caption-point-y="-1.445cm">
              <dc:date>2023-02-26T00:00:00</dc:date>
              <text:p text:style-name="P1"><text:span text:style-name="T1">(Sparda, into Magnesia/Manisa)</text:span></text:p>
              <text:p text:style-name="P1"><text:span text:style-name="T1"/></text:p>
              <text:p text:style-name="P1"><text:span text:style-name="T1">Persian: Magnesia</text:span></text:p>
              <text:p text:style-name="P1"><text:span text:style-name="T1">Latin: Aphrodisias (into Denizli)</text:span></text:p>
              <text:p text:style-name="P1"><text:span text:style-name="T1">Byzantine: Chonai (Colossae, into Denizli)</text:span></text:p>
              <text:p text:style-name="P1"><text:span text:style-name="T1">Arabian/Turkish: 'Aydin/Güzelhisar</text:span></text:p>
            </office:annotation>
            <text:p>Sardis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33.602cm" draw:caption-point-x="-0.407cm" draw:caption-point-y="-1.445cm">
              <dc:date>2023-02-26T00:00:00</dc:date>
              <text:p text:style-name="P1"><text:span text:style-name="T1">(Antiochia in Pisidia, into Philomelium/Akşehir)</text:span></text:p>
              <text:p text:style-name="P1"><text:span text:style-name="T1"/></text:p>
              <text:p text:style-name="P1"><text:span text:style-name="T1">Byzantine: Amorion (into Afyon/Afyonkarahisar)</text:span></text:p>
              <text:p text:style-name="P1"><text:span text:style-name="T1">Arabian/Turkish: Sabarta/Isparta</text:span></text:p>
            </office:annotation>
            <text:p>Antiokheia tes Pisidias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33.602cm" draw:caption-point-x="-0.407cm" draw:caption-point-y="-1.445cm">
              <dc:date>2023-02-26T00:00:00</dc:date>
              <text:p text:style-name="P1"><text:span text:style-name="T1">(Iconium/Konya/Quniya)</text:span></text:p>
            </office:annotation>
            <text:p>Ikonion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33.602cm" draw:caption-point-x="-0.406cm" draw:caption-point-y="-1.445cm">
              <dc:date>2023-02-26T00:00:00</dc:date>
              <text:p text:style-name="P1"><text:span text:style-name="T1">(Tuhana/Tiyana, into Nigde)</text:span></text:p>
            </office:annotation>
            <text:p>Thoa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8.456cm" svg:y="33.602cm" draw:caption-point-x="-0.406cm" draw:caption-point-y="-1.445cm">
              <dc:date>2023-02-26T00:00:00</dc:date>
              <text:p text:style-name="P1"><text:span text:style-name="T1">(Melitene/Malatya)</text:span></text:p>
              <text:p text:style-name="P1"><text:span text:style-name="T1"/></text:p>
              <text:p text:style-name="P1"><text:span text:style-name="T1">Byzantine: Arsamosata (Elazığ)</text:span></text:p>
            </office:annotation>
            <text:p>Milid</text:p>
          </table:table-cell>
          <table:table-cell table:style-name="ce1" office:value-type="string" calcext:value-type="string">
            <office:annotation draw:style-name="gr5" draw:text-style-name="P2" svg:width="4.508cm" svg:height="4.604cm" svg:x="99.584cm" svg:y="33.602cm" draw:caption-point-x="-0.407cm" draw:caption-point-y="-1.445cm">
              <dc:date>2023-02-26T00:00:00</dc:date>
              <text:p text:style-name="P1"><text:span text:style-name="T1">(Diyarbakir)</text:span></text:p>
              <text:p text:style-name="P1"><text:span text:style-name="T1"/></text:p>
              <text:p text:style-name="P1"><text:span text:style-name="T1">Byzantine: Arzan (Tigranocerta, into Batman)</text:span></text:p>
            </office:annotation>
            <text:p>Amida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4" draw:text-style-name="P2" svg:width="4.508cm" svg:height="8.175cm" svg:x="102.965cm" svg:y="33.602cm" draw:caption-point-x="-0.407cm" draw:caption-point-y="-1.445cm">
              <dc:date>2023-02-26T00:00:00</dc:date>
              <text:p text:style-name="P1"><text:span text:style-name="T1">(Ganzak, into Maragha or Leylan)</text:span></text:p>
              <text:p text:style-name="P1"><text:span text:style-name="T1"/></text:p>
              <text:p text:style-name="P1"><text:span text:style-name="T1">Babylonian: Izirtu (into Gazaka)</text:span></text:p>
              <text:p text:style-name="P1"><text:span text:style-name="T1">Greek: Phraaspa (into Gazaka)</text:span></text:p>
              <text:p text:style-name="P1"><text:span text:style-name="T1"/></text:p>
              <text:p text:style-name="P1"><text:span text:style-name="T1">Medieval and later civs: Tabriz</text:span></text:p>
            </office:annotation>
            <text:p>Gazak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33.602cm" draw:caption-point-x="-0.406cm" draw:caption-point-y="-1.445cm">
              <dc:date>2023-02-26T00:00:00</dc:date>
              <text:p text:style-name="P1"><text:span text:style-name="T1">(Kyropolis)</text:span></text:p>
            </office:annotation>
            <text:p>Rasht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3.602cm" draw:caption-point-x="-0.406cm" draw:caption-point-y="-1.445cm">
              <dc:date>2023-02-26T00:00:00</dc:date>
              <text:p text:style-name="P1"><text:span text:style-name="T1">(Sari)</text:span></text:p>
            </office:annotation>
            <text:p>Zadracart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3.602cm" draw:caption-point-x="-0.407cm" draw:caption-point-y="-1.445cm">
              <dc:date>2023-02-26T00:00:00</dc:date>
              <text:p text:style-name="P1"><text:span text:style-name="T1">(into Quchan)</text:span></text:p>
            </office:annotation>
            <text:p>Asaak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3.602cm" draw:caption-point-x="-0.407cm" draw:caption-point-y="-1.445cm">
              <dc:date>2023-02-26T00:00:00</dc:date>
              <text:p text:style-name="P1"><text:span text:style-name="T1">(Turkish: Serahs)</text:span></text:p>
            </office:annotation>
            <text:p>Sarakhs</text:p>
          </table:table-cell>
          <table:table-cell table:style-name="ce1" office:value-type="string" calcext:value-type="string">
            <text:p>Mayman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3.602cm" draw:caption-point-x="-0.406cm" draw:caption-point-y="-1.445cm">
              <dc:date>2023-02-26T00:00:00</dc:date>
              <text:p text:style-name="P1"><text:span text:style-name="T1">(Sheberghan)</text:span></text:p>
            </office:annotation>
            <text:p>Shaporgan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3.602cm" draw:caption-point-x="-0.406cm" draw:caption-point-y="-1.445cm">
              <dc:date>2023-02-26T00:00:00</dc:date>
              <text:p text:style-name="P1"><text:span text:style-name="T1">(Balkh/Zariaspa/Belh)</text:span></text:p>
            </office:annotation>
            <text:p>Bactra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33.602cm" draw:caption-point-x="-0.406cm" draw:caption-point-y="-1.445cm">
              <dc:date>2023-02-26T00:00:00</dc:date>
              <text:p text:style-name="P1"><text:span text:style-name="T1">(Badian/Drapsaka)</text:span></text:p>
            </office:annotation>
            <text:p>Kunduz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8.745cm" svg:y="33.602cm" draw:caption-point-x="-0.407cm" draw:caption-point-y="-1.445cm">
              <dc:date>2023-02-26T00:00:00</dc:date>
              <text:p text:style-name="P1"><text:span text:style-name="T1">(Turris Lapidea/Tashkurgan/Shitoucheng/Sarikol)</text:span></text:p>
            </office:annotation>
            <text:p>Varshadeh</text:p>
          </table:table-cell>
          <table:table-cell table:number-columns-repeated="6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3.602cm" draw:caption-point-x="-0.407cm" draw:caption-point-y="-1.445cm">
              <dc:date>2023-02-26T00:00:00</dc:date>
              <text:p text:style-name="P1"><text:span text:style-name="T1">Alternative: Jiajiboluozhen</text:span></text:p>
            </office:annotation>
            <text:p>Jiajiboluoge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33.602cm" draw:caption-point-x="-0.406cm" draw:caption-point-y="-1.445cm">
              <dc:date>2023-02-26T00:00:00</dc:date>
              <text:p text:style-name="P1"><text:span text:style-name="T1">(Maqin/Golog)</text:span></text:p>
            </office:annotation>
            <text:p>Rmache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3.602cm" draw:caption-point-x="-0.406cm" draw:caption-point-y="-1.445cm">
              <dc:date>2023-02-26T00:00:00</dc:date>
              <text:p text:style-name="P1"><text:span text:style-name="T1">(Tongren/Huangnan)</text:span></text:p>
            </office:annotation>
            <text:p>Rebgo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ianshu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37.906cm" svg:y="33.602cm" draw:caption-point-x="-0.407cm" draw:caption-point-y="-1.445cm">
              <dc:date>2023-02-26T00:00:00</dc:date>
              <text:p text:style-name="P1"><text:span text:style-name="T1">(Xi'an/Hsi-an/Fengyuan)</text:span></text:p>
              <text:p text:style-name="P1"><text:span text:style-name="T1">Latin: Sēra</text:span></text:p>
            </office:annotation>
            <text:p>Chang'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3.602cm" draw:caption-point-x="-0.407cm" draw:caption-point-y="-1.445cm">
              <dc:date>2023-02-26T00:00:00</dc:date>
              <text:p text:style-name="P1"><text:span text:style-name="T1">(into Sanmenxia)</text:span></text:p>
            </office:annotation>
            <text:p>Shangyang</text:p>
          </table:table-cell>
          <table:table-cell table:style-name="ce1" office:value-type="string" calcext:value-type="string">
            <office:annotation draw:style-name="gr8" draw:text-style-name="P5" svg:width="2.899cm" svg:height="1.799cm" svg:x="140.364cm" svg:y="30.647cm" draw:caption-point-x="-0.61cm" draw:caption-point-y="1.51cm">
              <dc:date>2023-03-08T00:00:00</dc:date>
              <text:p text:style-name="P1"><text:span text:style-name="T1">-&gt; Henanfu -&gt; Luoyang</text:span></text:p>
              <text:p text:style-name="P1"><text:span text:style-name="T1"/></text:p>
              <text:p text:style-name="P1"><text:span text:style-name="T1">Capital: Jingluo</text:span></text:p>
            </office:annotation>
            <text:p>Luo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3.602cm" draw:caption-point-x="-0.406cm" draw:caption-point-y="-1.445cm">
              <dc:date>2023-03-08T00:00:00</dc:date>
              <text:p text:style-name="P1"><text:span text:style-name="T1">-&gt; Xinzheng -&gt; Zhengzhou</text:span></text:p>
            </office:annotation>
            <text:p>Aod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3.602cm" draw:caption-point-x="-0.406cm" draw:caption-point-y="-1.445cm">
              <dc:date>2023-02-26T00:00:00</dc:date>
              <text:p text:style-name="P1"><text:span text:style-name="T1">(Kaifeng/Bianliang)</text:span></text:p>
            </office:annotation>
            <text:p>Daliang</text:p>
          </table:table-cell>
          <table:table-cell table:style-name="ce1" office:value-type="string" calcext:value-type="string">
            <text:p>Qufu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33.602cm" draw:caption-point-x="-0.407cm" draw:caption-point-y="-1.445cm">
              <dc:date>2023-02-26T00:00:00</dc:date>
              <text:p text:style-name="P1"><text:span text:style-name="T1">(Xuzhou)</text:span></text:p>
            </office:annotation>
            <text:p>Pengcheng</text:p>
          </table:table-cell>
          <table:table-cell table:style-name="ce1" office:value-type="string" calcext:value-type="string">
            <text:p>Yancheng</text:p>
          </table:table-cell>
          <table:table-cell table:style-name="ce1" table:number-columns-repeated="2"/>
          <table:table-cell table:style-name="ce1" office:value-type="string" calcext:value-type="string">
            <text:p>Gwangju</text:p>
          </table:table-cell>
          <table:table-cell table:style-name="ce1" office:value-type="string" calcext:value-type="string">
            <text:p>Jinju</text:p>
          </table:table-cell>
          <table:table-cell table:style-name="ce1" table:number-columns-repeated="2"/>
          <table:table-cell table:style-name="ce1" office:value-type="string" calcext:value-type="string">
            <text:p>Hiroshim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8cm" svg:height="2.222cm" svg:x="157.067cm" svg:y="33.602cm" draw:caption-point-x="-0.407cm" draw:caption-point-y="-1.445cm">
              <dc:date>2023-02-26T00:00:00</dc:date>
              <text:p text:style-name="P1"><text:span text:style-name="T1">(Osaka)</text:span></text:p>
            </office:annotation>
            <text:p>Naniwa</text:p>
          </table:table-cell>
          <table:table-cell table:style-name="ce1" table:number-columns-repeated="11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1" draw:text-style-name="P2" svg:width="4.508cm" svg:height="2.222cm" svg:x="11.668cm" svg:y="34.793cm" draw:caption-point-x="-0.407cm" draw:caption-point-y="-1.445cm">
              <dc:date>2023-02-26T00:00:00</dc:date>
              <text:p text:style-name="P1"><text:span text:style-name="T1">Native: Yaanga</text:span></text:p>
            </office:annotation>
            <text:p>Los Angeles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34.793cm" draw:caption-point-x="-0.407cm" draw:caption-point-y="-1.445cm">
              <dc:date>2023-02-26T00:00:00</dc:date>
              <text:p text:style-name="P1"><text:span text:style-name="T1">Mexican: Temecula</text:span></text:p>
            </office:annotation>
            <text:p>Riverside</text:p>
          </table:table-cell>
          <table:table-cell table:style-name="ce1" office:value-type="string" calcext:value-type="string">
            <text:p>Yuma</text:p>
          </table:table-cell>
          <table:table-cell table:style-name="ce1" office:value-type="string" calcext:value-type="string">
            <office:annotation draw:style-name="gr4" draw:text-style-name="P2" svg:width="4.509cm" svg:height="3.413cm" svg:x="15.049cm" svg:y="34.793cm" draw:caption-point-x="-0.406cm" draw:caption-point-y="-1.445cm">
              <dc:date>2023-02-26T00:00:00</dc:date>
              <text:p text:style-name="P1"><text:span text:style-name="T1">Latin: Phoenīx Novus Orbis</text:span></text:p>
              <text:p text:style-name="P1"><text:span text:style-name="T1">Native: Tohono- Oʼodham</text:span></text:p>
            </office:annotation>
            <text:p>Phoenix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4.793cm" draw:caption-point-x="-0.407cm" draw:caption-point-y="-1.445cm">
              <dc:date>2023-02-26T00:00:00</dc:date>
              <text:p text:style-name="P1"><text:span text:style-name="T1">Latin: Lunarum</text:span></text:p>
            </office:annotation>
            <text:p>Albuquerque</text:p>
          </table:table-cell>
          <table:table-cell table:style-name="ce1" office:value-type="string" calcext:value-type="string">
            <text:p>Clovis</text:p>
          </table:table-cell>
          <table:table-cell table:style-name="ce1" office:value-type="string" calcext:value-type="string">
            <text:p>Lubbock</text:p>
          </table:table-cell>
          <table:table-cell table:style-name="ce1" office:value-type="string" calcext:value-type="string">
            <text:p>Wichita Falls</text:p>
          </table:table-cell>
          <table:table-cell table:style-name="ce1" office:value-type="string" calcext:value-type="string">
            <office:annotation draw:style-name="gr4" draw:text-style-name="P2" svg:width="4.509cm" svg:height="3.413cm" svg:x="22.939cm" svg:y="34.79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Plano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4.793cm" draw:caption-point-x="-0.406cm" draw:caption-point-y="-1.445cm">
              <dc:date>2023-02-26T00:00:00</dc:date>
              <text:p text:style-name="P1"><text:span text:style-name="T1">Latin: Arcadelphia</text:span></text:p>
            </office:annotation>
            <text:p>Little Rock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4.793cm" draw:caption-point-x="-0.406cm" draw:caption-point-y="-1.445cm">
              <dc:date>2023-02-26T00:00:00</dc:date>
              <text:p text:style-name="P1"><text:span text:style-name="T1">Latin: Philippus</text:span></text:p>
            </office:annotation>
            <text:p>Pine Bluff</text:p>
          </table:table-cell>
          <table:table-cell table:style-name="ce1" office:value-type="string" calcext:value-type="string">
            <text:p>Jackson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4.793cm" draw:caption-point-x="-0.407cm" draw:caption-point-y="-1.445cm">
              <dc:date>2023-02-26T00:00:00</dc:date>
              <text:p text:style-name="P1"><text:span text:style-name="T1">Latin Lucens Meridianus</text:span></text:p>
            </office:annotation>
            <text:p>Meridia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4.793cm" draw:caption-point-x="-0.407cm" draw:caption-point-y="-1.445cm">
              <dc:date>2023-02-26T00:00:00</dc:date>
              <text:p text:style-name="P1"><text:span text:style-name="T1">Latin: Populi Civitas </text:span></text:p>
            </office:annotation>
            <text:p>Montgomery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4.793cm" draw:caption-point-x="-0.407cm" draw:caption-point-y="-1.445cm">
              <dc:date>2023-02-26T00:00:00</dc:date>
              <text:p text:style-name="P1"><text:span text:style-name="T1">Latin: <text:s/>Nova Sparta</text:span></text:p>
            </office:annotation>
            <text:p>Macon</text:p>
          </table:table-cell>
          <table:table-cell table:style-name="ce1" office:value-type="string" calcext:value-type="string">
            <office:annotation draw:style-name="gr2" draw:text-style-name="P2" svg:width="4.508cm" svg:height="4.603cm" svg:x="30.829cm" svg:y="34.793cm" draw:caption-point-x="-0.407cm" draw:caption-point-y="-1.445cm">
              <dc:date>2023-02-26T00:00:00</dc:date>
              <text:p text:style-name="P1"><text:span text:style-name="T1">English: Savannah</text:span></text:p>
              <text:p text:style-name="P1"><text:span text:style-name="T1">German: Ebenezer</text:span></text:p>
              <text:p text:style-name="P1"><text:span text:style-name="T1">Latin: Homeri coloniam</text:span></text:p>
            </office:annotation>
            <text:p>Savannah</text:p>
          </table:table-cell>
          <table:table-cell table:style-name="ce1" office:value-type="string" calcext:value-type="string">
            <office:annotation draw:style-name="gr11" draw:text-style-name="P2" svg:width="4.509cm" svg:height="6.984cm" svg:x="31.956cm" svg:y="34.793cm" draw:caption-point-x="-0.406cm" draw:caption-point-y="-1.445cm">
              <dc:date>2023-02-26T00:00:00</dc:date>
              <text:p text:style-name="P1"><text:span text:style-name="T1">English: Charles Town (Charleston)</text:span></text:p>
              <text:p text:style-name="P1"><text:span text:style-name="T1"/></text:p>
              <text:p text:style-name="P1"><text:span text:style-name="T1">Spanish: Santa Elena</text:span></text:p>
              <text:p text:style-name="P1"><text:span text:style-name="T1"/></text:p>
              <text:p text:style-name="P1"><text:span text:style-name="T1">Latin: Imperatoris littus</text:span></text:p>
            </office:annotation>
            <text:p>Charleston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27" draw:text-style-name="P2" svg:width="4.509cm" svg:height="14.128cm" svg:x="62.388cm" svg:y="34.793cm" draw:caption-point-x="-0.406cm" draw:caption-point-y="-1.445cm">
              <dc:date>2023-02-26T00:00:00</dc:date>
              <text:p text:style-name="P1"><text:span text:style-name="T1">Latin: Aeminium (into Colimbria)</text:span></text:p>
              <text:p text:style-name="P1"><text:span text:style-name="T1">Arabic: Qulumriya / Kulūmriyya</text:span></text:p>
              <text:p text:style-name="P1"><text:span text:style-name="T1">Spanish: Coímbra</text:span></text:p>
              <text:p text:style-name="P1"><text:span text:style-name="T1"/></text:p>
              <text:p text:style-name="P1"><text:span text:style-name="T1">Celtic: Conimbriga (into Coimbra)</text:span></text:p>
              <text:p text:style-name="P1"><text:span text:style-name="T1"/></text:p>
              <text:p text:style-name="P1"><text:span text:style-name="T1">Phoenician: Habis</text:span></text:p>
              <text:p text:style-name="P1"><text:span text:style-name="T1">Latin: Scallabis</text:span></text:p>
              <text:p text:style-name="P1"><text:span text:style-name="T1">Barbarian (Visigothic): Sancta Irene</text:span></text:p>
              <text:p text:style-name="P1"><text:span text:style-name="T1">Arabic: Shantarin</text:span></text:p>
              <text:p text:style-name="P1"><text:span text:style-name="T1">Portuguese: Santarém</text:span></text:p>
            </office:annotation>
            <text:p>Coimbra</text:p>
          </table:table-cell>
          <table:table-cell table:style-name="ce1" office:value-type="string" calcext:value-type="string">
            <office:annotation draw:style-name="gr27" draw:text-style-name="P2" svg:width="4.508cm" svg:height="14.128cm" svg:x="63.516cm" svg:y="34.793cm" draw:caption-point-x="-0.407cm" draw:caption-point-y="-1.445cm">
              <dc:date>2023-02-26T00:00:00</dc:date>
              <text:p text:style-name="P1"><text:span text:style-name="T1">Celtic: Cataleucos / Katraleukos</text:span></text:p>
              <text:p text:style-name="P1"><text:span text:style-name="T1">Latin: Castra Leuca</text:span></text:p>
              <text:p text:style-name="P1"><text:span text:style-name="T1">Arabic: Bur Al-Agrah</text:span></text:p>
              <text:p text:style-name="P1"><text:span text:style-name="T1"/></text:p>
              <text:p text:style-name="P1"><text:span text:style-name="T1">Latin: Igaeditania</text:span></text:p>
              <text:p text:style-name="P1"><text:span text:style-name="T1">Barbarian (Visigothic): Egitania</text:span></text:p>
              <text:p text:style-name="P1"><text:span text:style-name="T1">Arabic: Idania</text:span></text:p>
              <text:p text:style-name="P1"><text:span text:style-name="T1">Portuguese: Idanha</text:span></text:p>
              <text:p text:style-name="P1"><text:span text:style-name="T1">(into Castelo Branco)</text:span></text:p>
              <text:p text:style-name="P1"><text:span text:style-name="T1"/></text:p>
              <text:p text:style-name="P1"><text:span text:style-name="T1">Spanish: Plasencia</text:span></text:p>
            </office:annotation>
            <text:p>Castelo Branco</text:p>
          </table:table-cell>
          <table:table-cell table:style-name="ce1" office:value-type="string" calcext:value-type="string">
            <office:annotation draw:style-name="gr24" draw:text-style-name="P2" svg:width="4.508cm" svg:height="17.7cm" svg:x="64.643cm" svg:y="34.793cm" draw:caption-point-x="-0.407cm" draw:caption-point-y="-1.445cm">
              <dc:date>2023-02-26T00:00:00</dc:date>
              <text:p text:style-name="P1"><text:span text:style-name="T1">Celtic: Obila</text:span></text:p>
              <text:p text:style-name="P1"><text:span text:style-name="T1">Latin: Abila / Abela</text:span></text:p>
              <text:p text:style-name="P1"><text:span text:style-name="T1">Arabic: Ābila</text:span></text:p>
              <text:p text:style-name="P1"><text:span text:style-name="T1"/></text:p>
              <text:p text:style-name="P1"><text:span text:style-name="T1">Celtic: Talabriga / Aebura</text:span></text:p>
              <text:p text:style-name="P1"><text:span text:style-name="T1">Latin: Cesarobriga</text:span></text:p>
              <text:p text:style-name="P1"><text:span text:style-name="T1">Barbarian (Visigothic): Elbora</text:span></text:p>
              <text:p text:style-name="P1"><text:span text:style-name="T1">Arabic: Talabayra</text:span></text:p>
              <text:p text:style-name="P1"><text:span text:style-name="T1">Spanish: Talavera de la Reina</text:span></text:p>
              <text:p text:style-name="P1"><text:span text:style-name="T1">(into Cáceres)</text:span></text:p>
              <text:p text:style-name="P1"><text:span text:style-name="T1"/></text:p>
              <text:p text:style-name="P1"><text:span text:style-name="T1">Latin: Norba Caesarina</text:span></text:p>
              <text:p text:style-name="P1"><text:span text:style-name="T1">Arabic: Al Qazrish</text:span></text:p>
              <text:p text:style-name="P1"><text:span text:style-name="T1">Spanish: Cáceres</text:span></text:p>
            </office:annotation>
            <text:p>Ávila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4.793cm" draw:caption-point-x="-0.407cm" draw:caption-point-y="-1.445cm">
              <dc:date>2023-02-26T00:00:00</dc:date>
              <text:p text:style-name="P1"><text:span text:style-name="T1">Celtic: Tole</text:span></text:p>
              <text:p text:style-name="P1"><text:span text:style-name="T1">Phoenician: Eltolad?</text:span></text:p>
              <text:p text:style-name="P1"><text:span text:style-name="T1">Latin: Toletum</text:span></text:p>
              <text:p text:style-name="P1"><text:span text:style-name="T1">Arabic: Tulaytulah</text:span></text:p>
              <text:p text:style-name="P1"><text:span text:style-name="T1">(into Madrid)</text:span></text:p>
              <text:p text:style-name="P1"><text:span text:style-name="T1"/></text:p>
              <text:p text:style-name="P1"><text:span text:style-name="T1">Spanish: Madrid</text:span></text:p>
              <text:p text:style-name="P1"><text:span text:style-name="T1">Barbarian: (Visigothic): Matrice</text:span></text:p>
              <text:p text:style-name="P1"><text:span text:style-name="T1">Arabic: Maǧrīţ</text:span></text:p>
              <text:p text:style-name="P1"><text:span text:style-name="T1"/></text:p>
            </office:annotation>
            <text:p>Toledo</text:p>
          </table:table-cell>
          <table:table-cell table:style-name="ce1" office:value-type="string" calcext:value-type="string">
            <office:annotation draw:style-name="gr28" draw:text-style-name="P2" svg:width="4.508cm" svg:height="20.081cm" svg:x="66.897cm" svg:y="34.793cm" draw:caption-point-x="-0.407cm" draw:caption-point-y="-1.445cm">
              <dc:date>2023-02-26T00:00:00</dc:date>
              <text:p text:style-name="P1"><text:span text:style-name="T1">Arabic: Qūnka / Kūnka</text:span></text:p>
              <text:p text:style-name="P1"><text:span text:style-name="T1"/></text:p>
              <text:p text:style-name="P1"><text:span text:style-name="T1">Celtic/Latin: Segobriga</text:span></text:p>
              <text:p text:style-name="P1"><text:span text:style-name="T1">Barbarian (Visigothic): Ecclesia Sancti Felicis</text:span></text:p>
              <text:p text:style-name="P1"><text:span text:style-name="T1">Spanish: Saelices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Latin: Valeria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Alternative Latin: Complutum</text:span></text:p>
              <text:p text:style-name="P1"><text:span text:style-name="T1">Celtic: Ikesankom Kombouto</text:span></text:p>
              <text:p text:style-name="P1"><text:span text:style-name="T1">Greek: Kompos Ploutos</text:span></text:p>
              <text:p text:style-name="P1"><text:span text:style-name="T1">Arabic: Al-Qal'a Nahar</text:span></text:p>
              <text:p text:style-name="P1"><text:span text:style-name="T1">Spanish: Alcalá de Henares</text:span></text:p>
              <text:p text:style-name="P1"><text:span text:style-name="T1">(into Madrid)</text:span></text:p>
            </office:annotation>
            <text:p>Cuenca</text:p>
          </table:table-cell>
          <table:table-cell table:style-name="ce1" office:value-type="string" calcext:value-type="string">
            <office:annotation draw:style-name="gr11" draw:text-style-name="P2" svg:width="4.509cm" svg:height="6.984cm" svg:x="68.024cm" svg:y="34.793cm" draw:caption-point-x="-0.406cm" draw:caption-point-y="-1.445cm">
              <dc:date>2023-02-26T00:00:00</dc:date>
              <text:p text:style-name="P1"><text:span text:style-name="T1">Latin: Saetabis (Xàtiva)</text:span></text:p>
              <text:p text:style-name="P1"><text:span text:style-name="T1">Arabian: Bani Razin (Albarracín, into Teruel)</text:span></text:p>
              <text:p text:style-name="P1"><text:span text:style-name="T1"/></text:p>
              <text:p text:style-name="P1"><text:span text:style-name="T1">Celtic: Kelin</text:span></text:p>
              <text:p text:style-name="P1"><text:span text:style-name="T1"/></text:p>
            </office:annotation>
            <text:p>Teruel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34.793cm" draw:caption-point-x="-0.406cm" draw:caption-point-y="-1.445cm">
              <dc:date>2023-02-26T00:00:00</dc:date>
              <text:p text:style-name="P1"><text:span text:style-name="T1">(Balansiyyah)</text:span></text:p>
              <text:p text:style-name="P1"><text:span text:style-name="T1"/></text:p>
              <text:p text:style-name="P1"><text:span text:style-name="T1">Classical civs: Saguntum/Zakinthos/Arse/Sagunto</text:span></text:p>
            </office:annotation>
            <text:p>Valenc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8" draw:text-style-name="P2" svg:width="4.508cm" svg:height="10.556cm" svg:x="72.533cm" svg:y="34.793cm" draw:caption-point-x="-0.407cm" draw:caption-point-y="-1.445cm">
              <dc:date>2023-02-26T00:00:00</dc:date>
              <text:p text:style-name="P1"><text:span text:style-name="T1">Latin: Palmaria</text:span></text:p>
              <text:p text:style-name="P1"><text:span text:style-name="T1">Arabic: Madina Mayurqa</text:span></text:p>
              <text:p text:style-name="P1"><text:span text:style-name="T1"/></text:p>
              <text:p text:style-name="P1"><text:span text:style-name="T1">Phoenician: Iboshim</text:span></text:p>
              <text:p text:style-name="P1"><text:span text:style-name="T1">Latin: Ebusitanum / Ebusus</text:span></text:p>
              <text:p text:style-name="P1"><text:span text:style-name="T1">Arabic: Yābisa</text:span></text:p>
              <text:p text:style-name="P1"><text:span text:style-name="T1">Spanish: Ibiza</text:span></text:p>
              <text:p text:style-name="P1"><text:span text:style-name="T1">Independent: Eivissa</text:span></text:p>
            </office:annotation>
            <text:p>Palm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4" draw:text-style-name="P2" svg:width="4.508cm" svg:height="8.175cm" svg:x="75.914cm" svg:y="34.793cm" draw:caption-point-x="-0.407cm" draw:caption-point-y="-1.445cm">
              <dc:date>2023-02-26T00:00:00</dc:date>
              <text:p text:style-name="P1"><text:span text:style-name="T1">Phoenician: Karaly</text:span></text:p>
              <text:p text:style-name="P1"><text:span text:style-name="T1">Greek/Byzantine: Karalis</text:span></text:p>
              <text:p text:style-name="P1"><text:span text:style-name="T1">Italian: Cagliari</text:span></text:p>
              <text:p text:style-name="P1"><text:span text:style-name="T1">Spanish: Cáller</text:span></text:p>
              <text:p text:style-name="P1"><text:span text:style-name="T1">Independent: Casteddu</text:span></text:p>
              <text:p text:style-name="P1"><text:span text:style-name="T1">French: Caglier</text:span></text:p>
            </office:annotation>
            <text:p>Caralis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4" draw:text-style-name="P2" svg:width="4.508cm" svg:height="8.175cm" svg:x="81.55cm" svg:y="34.793cm" draw:caption-point-x="-0.407cm" draw:caption-point-y="-1.445cm">
              <dc:date>2023-02-26T00:00:00</dc:date>
              <text:p text:style-name="P1"><text:span text:style-name="T1">(Kroton/Cotrone/Crotone, into Catanzaro)</text:span></text:p>
              <text:p text:style-name="P1"><text:span text:style-name="T1"/></text:p>
              <text:p text:style-name="P1"><text:span text:style-name="T1">Greek: Poseidonia (Paestum, into Salerno)</text:span></text:p>
              <text:p text:style-name="P1"><text:span text:style-name="T1">Byzantine: Kosentia (Cosenza)</text:span></text:p>
              <text:p text:style-name="P1"><text:span text:style-name="T1">Italian: Catanzaro</text:span></text:p>
              <text:p text:style-name="P1"><text:span text:style-name="T1">Spanish: Salerno</text:span></text:p>
            </office:annotation>
            <text:p>Croton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9cm" svg:height="5.794cm" svg:x="86.058cm" svg:y="34.793cm" draw:caption-point-x="-0.406cm" draw:caption-point-y="-1.445cm">
              <dc:date>2023-02-26T00:00:00</dc:date>
              <text:p text:style-name="P1"><text:span text:style-name="T1">(Thiva)</text:span></text:p>
              <text:p text:style-name="P1"><text:span text:style-name="T1"/></text:p>
              <text:p text:style-name="P1"><text:span text:style-name="T1">Byzantine/Arabian/Turkish: Naupaktos/Nafbaktus/Inebahti</text:span></text:p>
              <text:p text:style-name="P1"><text:span text:style-name="T1">Italian: Negroponte (Chalcis)</text:span></text:p>
            </office:annotation>
            <text:p>Thebai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34.793cm" draw:caption-point-x="-0.406cm" draw:caption-point-y="-1.445cm">
              <dc:date>2023-02-26T00:00:00</dc:date>
              <text:p text:style-name="P1"><text:span text:style-name="T1">(Athens/Atene)</text:span></text:p>
            </office:annotation>
            <text:p>Athenai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4" draw:text-style-name="P2" svg:width="4.508cm" svg:height="8.175cm" svg:x="91.694cm" svg:y="34.793cm" draw:caption-point-x="-0.407cm" draw:caption-point-y="-1.445cm">
              <dc:date>2023-02-26T00:00:00</dc:date>
              <text:p text:style-name="P1"><text:span text:style-name="T1">(Bodrum)</text:span></text:p>
              <text:p text:style-name="P1"><text:span text:style-name="T1"/></text:p>
              <text:p text:style-name="P1"><text:span text:style-name="T1">Babylonian: Awarna (Xanthos, into Makri/Fethiye)</text:span></text:p>
              <text:p text:style-name="P1"><text:span text:style-name="T1">Persian: Xanthos (into Makri/Fethiye)</text:span></text:p>
              <text:p text:style-name="P1"><text:span text:style-name="T1">Italian: Samo (Samos)</text:span></text:p>
              <text:p text:style-name="P1"><text:span text:style-name="T1">Phoenician/Byzantine: Erod/Rodos (Rhodes)</text:span></text:p>
            </office:annotation>
            <text:p>Halikarnassos</text:p>
          </table:table-cell>
          <table:table-cell table:style-name="ce1" office:value-type="string" calcext:value-type="string">
            <office:annotation draw:style-name="gr11" draw:text-style-name="P2" svg:width="4.508cm" svg:height="6.984cm" svg:x="92.821cm" svg:y="34.793cm" draw:caption-point-x="-0.407cm" draw:caption-point-y="-1.445cm">
              <dc:date>2023-02-26T00:00:00</dc:date>
              <text:p text:style-name="P1"><text:span text:style-name="T1">(Antalya/Adalia)</text:span></text:p>
              <text:p text:style-name="P1"><text:span text:style-name="T1"/></text:p>
              <text:p text:style-name="P1"><text:span text:style-name="T1">Babylonian/Latin: Parha/Perge (into Antalya)</text:span></text:p>
              <text:p text:style-name="P1"><text:span text:style-name="T1">Phoenician: Phoinix (Finike, into Antalya)</text:span></text:p>
              <text:p text:style-name="P1"><text:span text:style-name="T1">Persian: Phaselis (into Antalya)</text:span></text:p>
            </office:annotation>
            <text:p>Attaleia</text:p>
          </table:table-cell>
          <table:table-cell table:style-name="ce1" office:value-type="string" calcext:value-type="string">
            <office:annotation draw:style-name="gr2" draw:text-style-name="P2" svg:width="4.508cm" svg:height="4.603cm" svg:x="93.948cm" svg:y="34.793cm" draw:caption-point-x="-0.407cm" draw:caption-point-y="-1.445cm">
              <dc:date>2023-02-26T00:00:00</dc:date>
              <text:p text:style-name="P1"><text:span text:style-name="T1">(SIlifke)</text:span></text:p>
              <text:p text:style-name="P1"><text:span text:style-name="T1"/></text:p>
              <text:p text:style-name="P1"><text:span text:style-name="T1">Egyptian: Ura (into Silifke)</text:span></text:p>
            </office:annotation>
            <text:p>Seleuk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96.202cm" svg:y="34.793cm" draw:caption-point-x="-0.406cm" draw:caption-point-y="-1.445cm">
              <dc:date>2023-02-26T00:00:00</dc:date>
              <text:p text:style-name="P1"><text:span text:style-name="T1">(Tarsus)</text:span></text:p>
              <text:p text:style-name="P1"><text:span text:style-name="T1"/></text:p>
              <text:p text:style-name="P1"><text:span text:style-name="T1">Italian: Laiazzo (Ayas/Yumurtalik, into Adana)</text:span></text:p>
              <text:p text:style-name="P1"><text:span text:style-name="T1">Turkish: Adana</text:span></text:p>
            </office:annotation>
            <text:p>Tarsos</text:p>
          </table:table-cell>
          <table:table-cell table:style-name="ce1" office:value-type="string" calcext:value-type="string">
            <office:annotation draw:style-name="gr14" draw:text-style-name="P2" svg:width="4.509cm" svg:height="8.175cm" svg:x="97.329cm" svg:y="34.793cm" draw:caption-point-x="-0.406cm" draw:caption-point-y="-1.445cm">
              <dc:date>2023-02-26T00:00:00</dc:date>
              <text:p text:style-name="P1"><text:span text:style-name="T1">(Gaziantep/Ayintab)</text:span></text:p>
              <text:p text:style-name="P1"><text:span text:style-name="T1"/></text:p>
              <text:p text:style-name="P1"><text:span text:style-name="T1">Egyptian: Karkamis</text:span></text:p>
              <text:p text:style-name="P1"><text:span text:style-name="T1">Greek: Zeugma (into Antep)</text:span></text:p>
              <text:p text:style-name="P1"><text:span text:style-name="T1">Latin: Cyrrhus (into Antep)</text:span></text:p>
              <text:p text:style-name="P1"><text:span text:style-name="T1">Byzantine: Doliche (into Antep)</text:span></text:p>
            </office:annotation>
            <text:p>Antep</text:p>
          </table:table-cell>
          <table:table-cell table:style-name="ce1" office:value-type="string" calcext:value-type="string">
            <office:annotation draw:style-name="gr11" draw:text-style-name="P2" svg:width="4.509cm" svg:height="6.984cm" svg:x="98.456cm" svg:y="34.793cm" draw:caption-point-x="-0.406cm" draw:caption-point-y="-1.445cm">
              <dc:date>2023-02-26T00:00:00</dc:date>
              <text:p text:style-name="P1"><text:span text:style-name="T1">(Urfa/Sanliurfa/Ar-Ruha)</text:span></text:p>
              <text:p text:style-name="P1"><text:span text:style-name="T1"/></text:p>
              <text:p text:style-name="P1"><text:span text:style-name="T1">Babylonian: Harranu (Harran, into Urfa)</text:span></text:p>
              <text:p text:style-name="P1"><text:span text:style-name="T1">Persian: Karrai (Harran, into Urfa)</text:span></text:p>
              <text:p text:style-name="P1"><text:span text:style-name="T1">Latin/Byzantine: Samosata (into Urfa)</text:span></text:p>
            </office:annotation>
            <text:p>Edessa</text:p>
          </table:table-cell>
          <table:table-cell table:style-name="ce1" office:value-type="string" calcext:value-type="string">
            <office:annotation draw:style-name="gr7" draw:text-style-name="P2" svg:width="4.508cm" svg:height="5.794cm" svg:x="99.584cm" svg:y="34.793cm" draw:caption-point-x="-0.407cm" draw:caption-point-y="-1.445cm">
              <dc:date>2023-02-26T00:00:00</dc:date>
              <text:p text:style-name="P1"><text:span text:style-name="T1">(Nusaybin/Antiokheia tis Mygdonias)</text:span></text:p>
              <text:p text:style-name="P1"><text:span text:style-name="T1"/></text:p>
              <text:p text:style-name="P1"><text:span text:style-name="T1">Babylonian: Nagar (into Nusaybin)</text:span></text:p>
              <text:p text:style-name="P1"><text:span text:style-name="T1">Turkish: Diyarbekir (Diyarbakir)</text:span></text:p>
            </office:annotation>
            <text:p>Nisibis</text:p>
          </table:table-cell>
          <table:table-cell table:style-name="ce1" office:value-type="string" calcext:value-type="string">
            <office:annotation draw:style-name="gr2" draw:text-style-name="P2" svg:width="4.508cm" svg:height="4.603cm" svg:x="100.711cm" svg:y="34.793cm" draw:caption-point-x="-0.407cm" draw:caption-point-y="-1.445cm">
              <dc:date>2023-02-26T00:00:00</dc:date>
              <text:p text:style-name="P1"><text:span text:style-name="T1">(Nineveh/Ninive, into Mosul)</text:span></text:p>
              <text:p text:style-name="P1"><text:span text:style-name="T1"/></text:p>
              <text:p text:style-name="P1"><text:span text:style-name="T1">Greek: Gaugamela (into Dohuk)</text:span></text:p>
            </office:annotation>
            <text:p>Ninua</text:p>
          </table:table-cell>
          <table:table-cell table:style-name="ce1" office:value-type="string" calcext:value-type="string">
            <text:p>Arbela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04.092cm" svg:y="34.793cm" draw:caption-point-x="-0.406cm" draw:caption-point-y="-1.445cm">
              <dc:date>2023-02-26T00:00:00</dc:date>
              <text:p text:style-name="P1"><text:span text:style-name="T1">Mongolian: Soltaniyeh</text:span></text:p>
            </office:annotation>
            <text:p>Zanj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4.793cm" draw:caption-point-x="-0.406cm" draw:caption-point-y="-1.445cm">
              <dc:date>2023-02-26T00:00:00</dc:date>
              <text:p text:style-name="P1"><text:span text:style-name="T1">(Rey/Europos, into Tehran)</text:span></text:p>
            </office:annotation>
            <text:p>Rhaga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4.793cm" draw:caption-point-x="-0.406cm" draw:caption-point-y="-1.445cm">
              <dc:date>2023-02-26T00:00:00</dc:date>
              <text:p text:style-name="P1"><text:span text:style-name="T1">(Hekatompilos, into Damghan)</text:span></text:p>
            </office:annotation>
            <text:p>Komis</text:p>
          </table:table-cell>
          <table:table-cell table:style-name="ce1" office:value-type="string" calcext:value-type="string">
            <text:p>Sabzevar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4.793cm" draw:caption-point-x="-0.407cm" draw:caption-point-y="-1.445cm">
              <dc:date>2023-02-26T00:00:00</dc:date>
              <text:p text:style-name="P1"><text:span text:style-name="T1">(Neyshabur)</text:span></text:p>
            </office:annotation>
            <text:p>Nishapur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34.793cm" draw:caption-point-x="-0.407cm" draw:caption-point-y="-1.445cm">
              <dc:date>2023-02-26T00:00:00</dc:date>
              <text:p text:style-name="P1"><text:span text:style-name="T1">(into Mashhad)</text:span></text:p>
              <text:p text:style-name="P1"><text:span text:style-name="T1"/></text:p>
              <text:p text:style-name="P1"><text:span text:style-name="T1">Greek: Iasonion (Tagtabazar)</text:span></text:p>
            </office:annotation>
            <text:p>Tus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34.793cm" draw:caption-point-x="-0.407cm" draw:caption-point-y="-1.445cm">
              <dc:date>2023-02-26T00:00:00</dc:date>
              <text:p text:style-name="P1"><text:span text:style-name="T1">(Tetragonis/Cartana)</text:span></text:p>
            </office:annotation>
            <text:p>Bamiyan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4.793cm" draw:caption-point-x="-0.406cm" draw:caption-point-y="-1.445cm">
              <dc:date>2023-02-26T00:00:00</dc:date>
              <text:p text:style-name="P1"><text:span text:style-name="T1">(Alexandreia ston Kafkaso/Capisa/Bagram)</text:span></text:p>
            </office:annotation>
            <text:p>Kapisi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7.618cm" svg:y="34.793cm" draw:caption-point-x="-0.407cm" draw:caption-point-y="-1.445cm">
              <dc:date>2023-02-26T00:00:00</dc:date>
              <text:p text:style-name="P1"><text:span text:style-name="T1">Harappan: Gufkral</text:span></text:p>
            </office:annotation>
            <text:p>Gilgit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34.793cm" draw:caption-point-x="-0.406cm" draw:caption-point-y="-1.445cm">
              <dc:date>2023-02-26T00:00:00</dc:date>
              <text:p text:style-name="P1"><text:span text:style-name="T1">(Shiquanhe/Ngari)</text:span></text:p>
            </office:annotation>
            <text:p>G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4.793cm" draw:caption-point-x="-0.406cm" draw:caption-point-y="-1.445cm">
              <dc:date>2023-02-26T00:00:00</dc:date>
              <text:p text:style-name="P1"><text:span text:style-name="T1">(into Tanggulashan)</text:span></text:p>
            </office:annotation>
            <text:p>Tanggul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mdo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4.793cm" draw:caption-point-x="-0.406cm" draw:caption-point-y="-1.445cm">
              <dc:date>2023-02-26T00:00:00</dc:date>
              <text:p text:style-name="P1"><text:span text:style-name="T1">(Jiegu)</text:span></text:p>
            </office:annotation>
            <text:p>Gyêgumdo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4.793cm" draw:caption-point-x="-0.407cm" draw:caption-point-y="-1.445cm">
              <dc:date>2023-02-26T00:00:00</dc:date>
              <text:p text:style-name="P1"><text:span text:style-name="T1">(into Longnan)</text:span></text:p>
            </office:annotation>
            <text:p>Tanzhang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4.793cm" draw:caption-point-x="-0.407cm" draw:caption-point-y="-1.445cm">
              <dc:date>2023-02-26T00:00:00</dc:date>
              <text:p text:style-name="P1"><text:span text:style-name="T1">(Hanzhong)</text:span></text:p>
            </office:annotation>
            <text:p>Nanzheng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4.793cm" draw:caption-point-x="-0.407cm" draw:caption-point-y="-1.445cm">
              <dc:date>2023-02-26T00:00:00</dc:date>
              <text:p text:style-name="P1"><text:span text:style-name="T1">(Ankang)</text:span></text:p>
            </office:annotation>
            <text:p>Xicheng</text:p>
          </table:table-cell>
          <table:table-cell table:style-name="ce1" office:value-type="string" calcext:value-type="string">
            <text:p>Shangluo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4.793cm" draw:caption-point-x="-0.406cm" draw:caption-point-y="-1.445cm">
              <dc:date>2023-02-26T00:00:00</dc:date>
              <text:p text:style-name="P1"><text:span text:style-name="T1">(into Nanyang)</text:span></text:p>
            </office:annotation>
            <text:p>Dan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4.793cm" draw:caption-point-x="-0.406cm" draw:caption-point-y="-1.445cm">
              <dc:date>2023-02-26T00:00:00</dc:date>
              <text:p text:style-name="P1"><text:span text:style-name="T1">(into Xuchang)</text:span></text:p>
            </office:annotation>
            <text:p>Yu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4.793cm" draw:caption-point-x="-0.406cm" draw:caption-point-y="-1.445cm">
              <dc:date>2023-02-26T00:00:00</dc:date>
              <text:p text:style-name="P1"><text:span text:style-name="T1">(Fuyang)</text:span></text:p>
            </office:annotation>
            <text:p>Ruyin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4.793cm" draw:caption-point-x="-0.406cm" draw:caption-point-y="-1.445cm">
              <dc:date>2023-02-26T00:00:00</dc:date>
              <text:p text:style-name="P1"><text:span text:style-name="T1">(into Huainan)</text:span></text:p>
            </office:annotation>
            <text:p>Shouchun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34.793cm" draw:caption-point-x="-0.407cm" draw:caption-point-y="-1.445cm">
              <dc:date>2023-02-26T00:00:00</dc:date>
              <text:p text:style-name="P1"><text:span text:style-name="T1">(Yangzhou)</text:span></text:p>
            </office:annotation>
            <text:p>Guangling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4.793cm" draw:caption-point-x="-0.407cm" draw:caption-point-y="-1.445cm">
              <dc:date>2023-03-09T00:00:00</dc:date>
              <text:p text:style-name="P1"><text:span text:style-name="T1">Kuaiji -&gt; Suzhou</text:span></text:p>
            </office:annotation>
            <text:p>Wu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9cm" svg:height="4.603cm" svg:x="152.558cm" svg:y="34.793cm" draw:caption-point-x="-0.406cm" draw:caption-point-y="-1.445cm">
              <dc:date>2023-02-26T00:00:00</dc:date>
              <text:p text:style-name="P1"><text:span text:style-name="T1">(Fukuoka)</text:span></text:p>
              <text:p text:style-name="P1"><text:span text:style-name="T1"/></text:p>
              <text:p text:style-name="P1"><text:span text:style-name="T1">Dutch: Firando (Hirado)</text:span></text:p>
            </office:annotation>
            <text:p>Hakata</text:p>
          </table:table-cell>
          <table:table-cell table:style-name="ce6"/>
          <table:table-cell table:style-name="ce1" office:value-type="string" calcext:value-type="string">
            <text:p>Matsuyama</text:p>
          </table:table-cell>
          <table:table-cell table:style-name="ce1" office:value-type="string" calcext:value-type="string">
            <text:p>Tokushima</text:p>
          </table:table-cell>
          <table:table-cell table:style-name="ce1" table:number-columns-repeated="12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7" draw:text-style-name="P2" svg:width="4.508cm" svg:height="5.794cm" svg:x="12.795cm" svg:y="35.983cm" draw:caption-point-x="-0.407cm" draw:caption-point-y="-1.445cm">
              <dc:date>2023-02-26T00:00:00</dc:date>
              <text:p text:style-name="P1"><text:span text:style-name="T1">Native: Kosa'aay</text:span></text:p>
              <text:p text:style-name="P1"><text:span text:style-name="T1">Latin : Sanctus Didacus</text:span></text:p>
              <text:p text:style-name="P1"><text:span text:style-name="T1"/></text:p>
              <text:p text:style-name="P1"><text:span text:style-name="T1">Mexican: Tijuana</text:span></text:p>
            </office:annotation>
            <text:p>San Diego</text:p>
          </table:table-cell>
          <table:table-cell table:style-name="ce1" office:value-type="string" calcext:value-type="string">
            <office:annotation draw:style-name="gr5" draw:text-style-name="P2" svg:width="4.509cm" svg:height="4.604cm" svg:x="13.922cm" svg:y="35.983cm" draw:caption-point-x="-0.406cm" draw:caption-point-y="-1.445cm">
              <dc:date>2023-02-26T00:00:00</dc:date>
              <text:p text:style-name="P1"><text:span text:style-name="T1">(into Mexicali or Calexico)</text:span></text:p>
              <text:p text:style-name="P1"><text:span text:style-name="T1"/></text:p>
              <text:p text:style-name="P1"><text:span text:style-name="T1">Mexican: Mexicali</text:span></text:p>
            </office:annotation>
            <text:p>Los Algodones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35.983cm" draw:caption-point-x="-0.406cm" draw:caption-point-y="-1.445cm">
              <dc:date>2023-02-26T00:00:00</dc:date>
              <text:p text:style-name="P1"><text:span text:style-name="T1">Mexican: Puerto Peñasco (Rocky Point)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6.176cm" svg:y="35.983cm" draw:caption-point-x="-0.406cm" draw:caption-point-y="-1.445cm">
              <dc:date>2023-02-26T00:00:00</dc:date>
              <text:p text:style-name="P1"><text:span text:style-name="T1">Latin: Catilina </text:span></text:p>
            </office:annotation>
            <text:p>Tucsón</text:p>
          </table:table-cell>
          <table:table-cell table:style-name="ce1" office:value-type="string" calcext:value-type="string">
            <text:p>Las Cruces</text:p>
          </table:table-cell>
          <table:table-cell table:style-name="ce1" office:value-type="string" calcext:value-type="string">
            <text:p>El Paso</text:p>
          </table:table-cell>
          <table:table-cell table:style-name="ce1" office:value-type="string" calcext:value-type="string">
            <text:p>Roswell</text:p>
          </table:table-cell>
          <table:table-cell table:style-name="ce1" office:value-type="string" calcext:value-type="string">
            <text:p>Midland</text:p>
          </table:table-cell>
          <table:table-cell table:style-name="ce1" office:value-type="string" calcext:value-type="string">
            <text:p>Fort Worth</text:p>
          </table:table-cell>
          <table:table-cell table:style-name="ce1" office:value-type="string" calcext:value-type="string">
            <office:annotation draw:style-name="gr4" draw:text-style-name="P2" svg:width="4.509cm" svg:height="3.413cm" svg:x="22.939cm" svg:y="35.98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Dallas</text:p>
          </table:table-cell>
          <table:table-cell table:style-name="ce1" office:value-type="string" calcext:value-type="string">
            <office:annotation draw:style-name="gr4" draw:text-style-name="P2" svg:width="4.509cm" svg:height="3.413cm" svg:x="24.066cm" svg:y="35.983cm" draw:caption-point-x="-0.406cm" draw:caption-point-y="-1.445cm">
              <dc:date>2023-02-26T00:00:00</dc:date>
              <text:p text:style-name="P1"><text:span text:style-name="T1">French: Les Natchitoches (Natchitoches)</text:span></text:p>
              <text:p text:style-name="P1"><text:span text:style-name="T1">Latin: Arcadia </text:span></text:p>
            </office:annotation>
            <text:p>Shreveport</text:p>
          </table:table-cell>
          <table:table-cell table:style-name="ce1" office:value-type="string" calcext:value-type="string">
            <office:annotation draw:style-name="gr3" draw:text-style-name="P2" svg:width="4.509cm" svg:height="2.223cm" svg:x="25.193cm" svg:y="35.983cm" draw:caption-point-x="-0.406cm" draw:caption-point-y="-1.445cm">
              <dc:date>2023-02-26T00:00:00</dc:date>
              <text:p text:style-name="P1"><text:span text:style-name="T1">French: Les Opelousas (Opelousas)</text:span></text:p>
            </office:annotation>
            <text:p>Monroe</text:p>
          </table:table-cell>
          <table:table-cell table:style-name="ce1" office:value-type="string" calcext:value-type="string">
            <office:annotation draw:style-name="gr5" draw:text-style-name="P2" svg:width="4.509cm" svg:height="4.604cm" svg:x="26.32cm" svg:y="35.983cm" draw:caption-point-x="-0.406cm" draw:caption-point-y="-1.445cm">
              <dc:date>2023-02-26T00:00:00</dc:date>
              <text:p text:style-name="P1"><text:span text:style-name="T1">(Bâton-Rouge)</text:span></text:p>
              <text:p text:style-name="P1"><text:span text:style-name="T1"/></text:p>
              <text:p text:style-name="P1"><text:span text:style-name="T1">English: Biloxi</text:span></text:p>
            </office:annotation>
            <text:p>Baton Rouge</text:p>
          </table:table-cell>
          <table:table-cell table:style-name="ce1" office:value-type="string" calcext:value-type="string">
            <office:annotation draw:style-name="gr3" draw:text-style-name="P2" svg:width="4.508cm" svg:height="2.223cm" svg:x="27.448cm" svg:y="35.983cm" draw:caption-point-x="-0.407cm" draw:caption-point-y="-1.445cm">
              <dc:date>2023-02-26T00:00:00</dc:date>
              <text:p text:style-name="P1"><text:span text:style-name="T1">(Mobille)</text:span></text:p>
            </office:annotation>
            <text:p>Mobile</text:p>
          </table:table-cell>
          <table:table-cell table:style-name="ce1" office:value-type="string" calcext:value-type="string">
            <office:annotation draw:style-name="gr3" draw:text-style-name="P2" svg:width="4.508cm" svg:height="2.223cm" svg:x="28.575cm" svg:y="35.983cm" draw:caption-point-x="-0.407cm" draw:caption-point-y="-1.445cm">
              <dc:date>2023-02-26T00:00:00</dc:date>
              <text:p text:style-name="P1"><text:span text:style-name="T1">Latin: Sinus Pensacola</text:span></text:p>
            </office:annotation>
            <text:p>Pensacola</text:p>
          </table:table-cell>
          <table:table-cell table:style-name="ce1" office:value-type="string" calcext:value-type="string">
            <text:p>Tallahassee</text:p>
          </table:table-cell>
          <table:table-cell table:style-name="ce1" office:value-type="string" calcext:value-type="string">
            <office:annotation draw:style-name="gr5" draw:text-style-name="P2" svg:width="4.508cm" svg:height="4.604cm" svg:x="30.829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San Mateo</text:span></text:p>
              <text:p text:style-name="P1"><text:span text:style-name="T1">Latin: Neptuunus Acta</text:span></text:p>
            </office:annotation>
            <text:p>Jacksonville</text:p>
          </table:table-cell>
          <table:table-cell table:style-name="ce1" table:number-columns-repeated="3"/>
          <table:table-cell table:style-name="ce9"/>
          <table:table-cell table:style-name="ce1" table:number-columns-repeated="17"/>
          <table:table-cell table:style-name="ce1" office:value-type="string" calcext:value-type="string">
            <office:annotation draw:style-name="gr13" draw:text-style-name="P2" svg:width="4.508cm" svg:height="6.985cm" svg:x="55.626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reek: <text:s/>Makárōn Nêsoi</text:span></text:p>
              <text:p text:style-name="P1"><text:span text:style-name="T1">Latin: Fortunatus Insularum</text:span></text:p>
              <text:p text:style-name="P1"><text:span text:style-name="T1">English: Fortunate Isles</text:span></text:p>
              <text:p text:style-name="P1"><text:span text:style-name="T1">(into Ponta Delgada)</text:span></text:p>
            </office:annotation>
            <text:p>Ponta Delgad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9cm" svg:height="12.938cm" svg:x="62.388cm" svg:y="35.983cm" draw:caption-point-x="-0.406cm" draw:caption-point-y="-1.445cm">
              <dc:date>2023-02-26T00:00:00</dc:date>
              <text:p text:style-name="P1"><text:span text:style-name="T1">Phoenician: Allis Ubbo</text:span></text:p>
              <text:p text:style-name="P1"><text:span text:style-name="T1">Celtic: Olisippo / Lissoppo</text:span></text:p>
              <text:p text:style-name="P1"><text:span text:style-name="T1">Latin: Felicitas Iulia</text:span></text:p>
              <text:p text:style-name="P1"><text:span text:style-name="T1">Greek: Oliosipon / Olissipona</text:span></text:p>
              <text:p text:style-name="P1"><text:span text:style-name="T1">Barbarian (Visigothic): Ulishbon</text:span></text:p>
              <text:p text:style-name="P1"><text:span text:style-name="T1">Arabic: Al-'Ishbunah / Al-Ushbuna</text:span></text:p>
              <text:p text:style-name="P1"><text:span text:style-name="T1">English: Lisbon</text:span></text:p>
              <text:p text:style-name="P1"><text:span text:style-name="T1">French: Lisbonne</text:span></text:p>
              <text:p text:style-name="P1"><text:span text:style-name="T1">German/Dutch/Viking: Lissabon</text:span></text:p>
              <text:p text:style-name="P1"><text:span text:style-name="T1">Italian: Lisbona</text:span></text:p>
            </office:annotation>
            <text:p>Lisboa</text:p>
          </table:table-cell>
          <table:table-cell table:style-name="ce1" office:value-type="string" calcext:value-type="string">
            <office:annotation draw:style-name="gr29" draw:text-style-name="P2" svg:width="4.508cm" svg:height="14.129cm" svg:x="63.516cm" svg:y="35.983cm" draw:caption-point-x="-0.407cm" draw:caption-point-y="-1.445cm">
              <dc:date>2023-02-26T00:00:00</dc:date>
              <text:p text:style-name="P1"><text:span text:style-name="T1">Celtic: Ebora</text:span></text:p>
              <text:p text:style-name="P1"><text:span text:style-name="T1">Latin: Liberalitas Iulia</text:span></text:p>
              <text:p text:style-name="P1"><text:span text:style-name="T1">Arabic: Yabura</text:span></text:p>
              <text:p text:style-name="P1"><text:span text:style-name="T1">Spanish: Ébora</text:span></text:p>
              <text:p text:style-name="P1"><text:span text:style-name="T1"/></text:p>
              <text:p text:style-name="P1"><text:span text:style-name="T1">Latin: Pax Iulia</text:span></text:p>
              <text:p text:style-name="P1"><text:span text:style-name="T1">Celtic/Phoenician: Conistorgis?</text:span></text:p>
              <text:p text:style-name="P1"><text:span text:style-name="T1">Barbarian (Visigothic)/Byzantine: Paca</text:span></text:p>
              <text:p text:style-name="P1"><text:span text:style-name="T1">Arabic: Baja</text:span></text:p>
              <text:p text:style-name="P1"><text:span text:style-name="T1">Portuguese: Beja</text:span></text:p>
              <text:p text:style-name="P1"><text:span text:style-name="T1"/></text:p>
            </office:annotation>
            <text:p>Évora</text:p>
          </table:table-cell>
          <table:table-cell table:style-name="ce1" office:value-type="string" calcext:value-type="string">
            <office:annotation draw:style-name="gr22" draw:text-style-name="P2" svg:width="4.508cm" svg:height="11.748cm" svg:x="64.643cm" svg:y="35.983cm" draw:caption-point-x="-0.407cm" draw:caption-point-y="-1.445cm">
              <dc:date>2023-02-26T00:00:00</dc:date>
              <text:p text:style-name="P1"><text:span text:style-name="T1">Spanish: Badajoz</text:span></text:p>
              <text:p text:style-name="P1"><text:span text:style-name="T1">English: Badajos</text:span></text:p>
              <text:p text:style-name="P1"><text:span text:style-name="T1"/></text:p>
              <text:p text:style-name="P1"><text:span text:style-name="T1">Latin: Emerita Augusta</text:span></text:p>
              <text:p text:style-name="P1"><text:span text:style-name="T1">Arabic: Mārida</text:span></text:p>
              <text:p text:style-name="P1"><text:span text:style-name="T1">Spanish: Mérida</text:span></text:p>
              <text:p text:style-name="P1"><text:span text:style-name="T1"/></text:p>
              <text:p text:style-name="P1"><text:span text:style-name="T1">Celtic: Nertobriga</text:span></text:p>
              <text:p text:style-name="P1"><text:span text:style-name="T1">(into Badajoz or Mérida)</text:span></text:p>
            </office:annotation>
            <text:p>Baṭalyaws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5.983cm" draw:caption-point-x="-0.407cm" draw:caption-point-y="-1.445cm">
              <dc:date>2023-02-26T00:00:00</dc:date>
              <text:p text:style-name="P1"><text:span text:style-name="T1">Spanish: Calatrav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Celtic (Iberian): Consabura</text:span></text:p>
              <text:p text:style-name="P1"><text:span text:style-name="T1">Latin: Consaburum</text:span></text:p>
              <text:p text:style-name="P1"><text:span text:style-name="T1">Spanish: Consuegr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Latin: Oretum</text:span></text:p>
              <text:p text:style-name="P1"><text:span text:style-name="T1">(into Calatrava)</text:span></text:p>
            </office:annotation>
            <text:p>Qal'at Rabah</text:p>
          </table:table-cell>
          <table:table-cell table:style-name="ce1" office:value-type="string" calcext:value-type="string">
            <office:annotation draw:style-name="gr29" draw:text-style-name="P2" svg:width="4.508cm" svg:height="14.129cm" svg:x="66.897cm" svg:y="35.983cm" draw:caption-point-x="-0.407cm" draw:caption-point-y="-1.445cm">
              <dc:date>2023-02-26T00:00:00</dc:date>
              <text:p text:style-name="P1"><text:span text:style-name="T1">Celtic: Alaba</text:span></text:p>
              <text:p text:style-name="P1"><text:span text:style-name="T1">Latin: Alba Civitas</text:span></text:p>
              <text:p text:style-name="P1"><text:span text:style-name="T1">Spanish: Albacete</text:span></text:p>
              <text:p text:style-name="P1"><text:span text:style-name="T1"/></text:p>
              <text:p text:style-name="P1"><text:span text:style-name="T1">Celtic (Iberian): Urkesa</text:span></text:p>
              <text:p text:style-name="P1"><text:span text:style-name="T1">Latin: Urcesa</text:span></text:p>
              <text:p text:style-name="P1"><text:span text:style-name="T1">(into Albacete)</text:span></text:p>
              <text:p text:style-name="P1"><text:span text:style-name="T1"/></text:p>
              <text:p text:style-name="P1"><text:span text:style-name="T1">Latin: Libisosa</text:span></text:p>
              <text:p text:style-name="P1"><text:span text:style-name="T1">(into Albacete)</text:span></text:p>
              <text:p text:style-name="P1"><text:span text:style-name="T1"/></text:p>
            </office:annotation>
            <text:p>Al-Basīṭ</text:p>
          </table:table-cell>
          <table:table-cell table:style-name="ce1" office:value-type="string" calcext:value-type="string">
            <office:annotation draw:style-name="gr23" draw:text-style-name="P2" svg:width="4.509cm" svg:height="8.176cm" svg:x="68.024cm" svg:y="35.983cm" draw:caption-point-x="-0.406cm" draw:caption-point-y="-1.445cm">
              <dc:date>2023-02-26T00:00:00</dc:date>
              <text:p text:style-name="P1"><text:span text:style-name="T1">(Murcia)</text:span></text:p>
              <text:p text:style-name="P1"><text:span text:style-name="T1"/></text:p>
              <text:p text:style-name="P1"><text:span text:style-name="T1">Greek: Helike (Elche)</text:span></text:p>
              <text:p text:style-name="P1"><text:span text:style-name="T1"/></text:p>
              <text:p text:style-name="P1"><text:span text:style-name="T1">Phoenician/Latin/Byzantine: Qart Hadasht/Carthago Nova (Cartagena)</text:span></text:p>
              <text:p text:style-name="P1"><text:span text:style-name="T1">Byzantine: Carthago Spartaria</text:span></text:p>
            </office:annotation>
            <text:p>Mursiyya</text:p>
          </table:table-cell>
          <table:table-cell table:style-name="ce1" office:value-type="string" calcext:value-type="string">
            <office:annotation draw:style-name="gr7" draw:text-style-name="P2" svg:width="4.509cm" svg:height="5.794cm" svg:x="69.151cm" svg:y="35.983cm" draw:caption-point-x="-0.406cm" draw:caption-point-y="-1.445cm">
              <dc:date>2023-02-26T00:00:00</dc:date>
              <text:p text:style-name="P1"><text:span text:style-name="T1">(Lucentum)</text:span></text:p>
              <text:p text:style-name="P1"><text:span text:style-name="T1">Greek: Akra Leuke</text:span></text:p>
              <text:p text:style-name="P1"><text:span text:style-name="T1"/></text:p>
              <text:p text:style-name="P1"><text:span text:style-name="T1">Greek: Hemeroskopeion (Dénia)</text:span></text:p>
            </office:annotation>
            <text:p>Alicante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3" draw:text-style-name="P2" svg:width="4.508cm" svg:height="2.223cm" svg:x="81.55cm" svg:y="35.983cm" draw:caption-point-x="-0.407cm" draw:caption-point-y="-1.445cm">
              <dc:date>2023-02-26T00:00:00</dc:date>
              <text:p text:style-name="P1"><text:span text:style-name="T1">(Rhegion/Reggio di Calabria)</text:span></text:p>
            </office:annotation>
            <text:p>Rhegi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8cm" svg:height="5.794cm" svg:x="84.931cm" svg:y="35.983cm" draw:caption-point-x="-0.407cm" draw:caption-point-y="-1.445cm">
              <dc:date>2023-02-26T00:00:00</dc:date>
              <text:p text:style-name="P1"><text:span text:style-name="T1">(into Kalamata/Navarino)</text:span></text:p>
              <text:p text:style-name="P1"><text:span text:style-name="T1"/></text:p>
              <text:p text:style-name="P1"><text:span text:style-name="T1">Latin and later civs: Patrae/Patras</text:span></text:p>
              <text:p text:style-name="P1"><text:span text:style-name="T1">Byzantine/Arabian/Italian/Turkish: Pylos/Iruda/Navarino/Anavarin (Neokastron)</text:span></text:p>
            </office:annotation>
            <text:p>Messene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35.983cm" draw:caption-point-x="-0.406cm" draw:caption-point-y="-1.445cm">
              <dc:date>2023-02-26T00:00:00</dc:date>
              <text:p text:style-name="P1"><text:span text:style-name="T1">(Corinth/Gördes)</text:span></text:p>
              <text:p text:style-name="P1"><text:span text:style-name="T1"/></text:p>
              <text:p text:style-name="P1"><text:span text:style-name="T1">Egyptian: Mukana (Mycenae)</text:span></text:p>
            </office:annotation>
            <text:p>Korinthos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13" draw:text-style-name="P2" svg:width="4.509cm" svg:height="6.985cm" svg:x="97.329cm" svg:y="35.983cm" draw:caption-point-x="-0.406cm" draw:caption-point-y="-1.445cm">
              <dc:date>2023-02-26T00:00:00</dc:date>
              <text:p text:style-name="P1"><text:span text:style-name="T1">(Antioch/Antakya)</text:span></text:p>
              <text:p text:style-name="P1"><text:span text:style-name="T1"/></text:p>
              <text:p text:style-name="P1"><text:span text:style-name="T1">Egyptian: Alalah (into Antioch)</text:span></text:p>
              <text:p text:style-name="P1"><text:span text:style-name="T1">Babylonian: Ebla (into Chalcis ad Belum/Qinnasrin &gt; Idlib)</text:span></text:p>
              <text:p text:style-name="P1"><text:span text:style-name="T1">Phoenician: Myriandrus (into Alexandretta)</text:span></text:p>
            </office:annotation>
            <text:p>Antiokheia</text:p>
          </table:table-cell>
          <table:table-cell table:style-name="ce1" office:value-type="string" calcext:value-type="string">
            <office:annotation draw:style-name="gr4" draw:text-style-name="P2" svg:width="4.509cm" svg:height="3.413cm" svg:x="98.456cm" svg:y="35.983cm" draw:caption-point-x="-0.406cm" draw:caption-point-y="-1.445cm">
              <dc:date>2023-02-26T00:00:00</dc:date>
              <text:p text:style-name="P1"><text:span text:style-name="T1">(Aleppo/Halab/Verria)</text:span></text:p>
              <text:p text:style-name="P1"><text:span text:style-name="T1">Latin: Hierapolis Bambyce (Manbij)</text:span></text:p>
            </office:annotation>
            <text:p>Khalpe</text:p>
          </table:table-cell>
          <table:table-cell table:style-name="ce1" office:value-type="string" calcext:value-type="string">
            <office:annotation draw:style-name="gr5" draw:text-style-name="P2" svg:width="4.508cm" svg:height="4.604cm" svg:x="99.584cm" svg:y="35.983cm" draw:caption-point-x="-0.407cm" draw:caption-point-y="-1.445cm">
              <dc:date>2023-02-26T00:00:00</dc:date>
              <text:p text:style-name="P1"><text:span text:style-name="T1">(Singara)</text:span></text:p>
              <text:p text:style-name="P1"><text:span text:style-name="T1"/></text:p>
              <text:p text:style-name="P1"><text:span text:style-name="T1">Ancient civs: Washukanni</text:span></text:p>
            </office:annotation>
            <text:p>Sinjar</text:p>
          </table:table-cell>
          <table:table-cell table:style-name="ce1" office:value-type="string" calcext:value-type="string">
            <office:annotation draw:style-name="gr7" draw:text-style-name="P2" svg:width="4.508cm" svg:height="5.794cm" svg:x="100.711cm" svg:y="35.983cm" draw:caption-point-x="-0.407cm" draw:caption-point-y="-1.445cm">
              <dc:date>2023-09-03T00:00:00</dc:date>
              <text:p text:style-name="P1"><text:span text:style-name="T1">(Nimrod)</text:span></text:p>
              <text:p text:style-name="P1"><text:span text:style-name="T1"/></text:p>
              <text:p text:style-name="P1"><text:span text:style-name="T1">Greek: Corcyra (Kirkuk)</text:span></text:p>
              <text:p text:style-name="P1"><text:span text:style-name="T1">Persian: Newkart (Hdatta/Al-Hadita)</text:span></text:p>
              <text:p text:style-name="P1"><text:span text:style-name="T1">Later civs: Kirkuk/Arappha</text:span></text:p>
            </office:annotation>
            <text:p>Kalkhu</text:p>
          </table:table-cell>
          <table:table-cell table:style-name="ce1" office:value-type="string" calcext:value-type="string">
            <office:annotation draw:style-name="gr13" draw:text-style-name="P2" svg:width="4.508cm" svg:height="6.985cm" svg:x="101.838cm" svg:y="35.983cm" draw:caption-point-x="-0.407cm" draw:caption-point-y="-1.445cm">
              <dc:date>2023-09-03T00:00:00</dc:date>
              <text:p text:style-name="P1"><text:span text:style-name="T1">(Assur, into Mosul)</text:span></text:p>
              <text:p text:style-name="P1"><text:span text:style-name="T1"/></text:p>
              <text:p text:style-name="P1"><text:span text:style-name="T1">Greek/Persian/Latin: Hatra (into Mosul)</text:span></text:p>
              <text:p text:style-name="P1"><text:span text:style-name="T1">Medieval and later civs: Mosul/Al-Mawsil</text:span></text:p>
            </office:annotation>
            <text:p>Ash-shur</text:p>
          </table:table-cell>
          <table:table-cell table:style-name="ce1" office:value-type="string" calcext:value-type="string">
            <office:annotation draw:style-name="gr5" draw:text-style-name="P2" svg:width="4.508cm" svg:height="4.604cm" svg:x="102.965cm" svg:y="35.983cm" draw:caption-point-x="-0.407cm" draw:caption-point-y="-1.445cm">
              <dc:date>2023-02-26T00:00:00</dc:date>
              <text:p text:style-name="P1"><text:span text:style-name="T1">(Sanandaj)</text:span></text:p>
              <text:p text:style-name="P1"><text:span text:style-name="T1"/></text:p>
              <text:p text:style-name="P1"><text:span text:style-name="T1">Greek/Latin: Nicea Nialia (into Sanandaj)</text:span></text:p>
            </office:annotation>
            <text:p>Sane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35.983cm" draw:caption-point-x="-0.406cm" draw:caption-point-y="-1.445cm">
              <dc:date>2023-02-26T00:00:00</dc:date>
              <text:p text:style-name="P1"><text:span text:style-name="T1">(Ecbatana/Hamedan/Epiphaneia)</text:span></text:p>
            </office:annotation>
            <text:p>Hangmatana</text:p>
          </table:table-cell>
          <table:table-cell table:style-name="ce1" office:value-type="string" calcext:value-type="string">
            <office:annotation draw:style-name="gr5" draw:text-style-name="P2" svg:width="4.509cm" svg:height="4.604cm" svg:x="106.346cm" svg:y="35.983cm" draw:caption-point-x="-0.406cm" draw:caption-point-y="-1.445cm">
              <dc:date>2023-02-26T00:00:00</dc:date>
              <text:p text:style-name="P1"><text:span text:style-name="T1">(Saveh, into Qom)</text:span></text:p>
              <text:p text:style-name="P1"><text:span text:style-name="T1"/></text:p>
              <text:p text:style-name="P1"><text:span text:style-name="T1">Most non-Persian civs: Qom/Goiman</text:span></text:p>
            </office:annotation>
            <text:p>Saavikineh</text:p>
          </table:table-cell>
          <table:table-cell table:style-name="ce1" office:value-type="string" calcext:value-type="string">
            <office:annotation draw:style-name="gr3" draw:text-style-name="P2" svg:width="4.509cm" svg:height="2.223cm" svg:x="107.473cm" svg:y="35.983cm" draw:caption-point-x="-0.406cm" draw:caption-point-y="-1.445cm">
              <dc:date>2023-02-26T00:00:00</dc:date>
              <text:p text:style-name="P1"><text:span text:style-name="T1">Greek: Apameia Rhagiane (Apamea Ragiana/Choara, into Aradan)</text:span></text:p>
            </office:annotation>
            <text:p>Semnan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35.983cm" draw:caption-point-x="-0.407cm" draw:caption-point-y="-1.445cm">
              <dc:date>2023-02-26T00:00:00</dc:date>
              <text:p text:style-name="P1"><text:span text:style-name="T1">(Kashmar)</text:span></text:p>
            </office:annotation>
            <text:p>Torshiz</text:p>
          </table:table-cell>
          <table:table-cell table:style-name="ce1" office:value-type="string" calcext:value-type="string">
            <text:p>Torbat-e Jam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35.983cm" draw:caption-point-x="-0.407cm" draw:caption-point-y="-1.445cm">
              <dc:date>2023-02-26T00:00:00</dc:date>
              <text:p text:style-name="P1"><text:span text:style-name="T1">(Artacoana/Alexandreia Areion)</text:span></text:p>
            </office:annotation>
            <text:p>Hera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4.236cm" svg:y="35.983cm" draw:caption-point-x="-0.406cm" draw:caption-point-y="-1.445cm">
              <dc:date>2023-02-26T00:00:00</dc:date>
              <text:p text:style-name="P1"><text:span text:style-name="T1">(Orthospana/Parapamisidae)</text:span></text:p>
              <text:p text:style-name="P1"><text:span text:style-name="T1">Chinese: Kaofu</text:span></text:p>
              <text:p text:style-name="P1"><text:span text:style-name="T1"/></text:p>
              <text:p text:style-name="P1"><text:span text:style-name="T1">Harappan: Tarakai Qila</text:span></text:p>
            </office:annotation>
            <text:p>Kabul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35.983cm" draw:caption-point-x="-0.406cm" draw:caption-point-y="-1.445cm">
              <dc:date>2023-02-26T00:00:00</dc:date>
              <text:p text:style-name="P1"><text:span text:style-name="T1">(into Purushapura/Peshawar)</text:span></text:p>
              <text:p text:style-name="P1"><text:span text:style-name="T1"/></text:p>
              <text:p text:style-name="P1"><text:span text:style-name="T1">Greek: Arigaion (into Bajaur &gt; Peshawar)</text:span></text:p>
              <text:p text:style-name="P1"><text:span text:style-name="T1">Harappan: Lewan</text:span></text:p>
              <text:p text:style-name="P1"><text:span text:style-name="T1">Most other civs: Peshawar</text:span></text:p>
            </office:annotation>
            <text:p>Pushkalavati</text:p>
          </table:table-cell>
          <table:table-cell table:style-name="ce1" office:value-type="string" calcext:value-type="string">
            <office:annotation draw:style-name="gr13" draw:text-style-name="P2" svg:width="4.509cm" svg:height="6.985cm" svg:x="116.49cm" svg:y="35.983cm" draw:caption-point-x="-0.406cm" draw:caption-point-y="-1.445cm">
              <dc:date>2023-02-26T00:00:00</dc:date>
              <text:p text:style-name="P1"><text:span text:style-name="T1">(into Mardan)</text:span></text:p>
              <text:p text:style-name="P1"><text:span text:style-name="T1"/></text:p>
              <text:p text:style-name="P1"><text:span text:style-name="T1">Persian/English: Ataq/Campbellpore (Attock/Cambellpur)</text:span></text:p>
              <text:p text:style-name="P1"><text:span text:style-name="T1">Harappan: Aligrama</text:span></text:p>
              <text:p text:style-name="P1"><text:span text:style-name="T1">Greek: Aornos (into Baligram/Saidu Sharif)</text:span></text:p>
            </office:annotation>
            <text:p>Ranigat</text:p>
          </table:table-cell>
          <table:table-cell table:style-name="ce1" office:value-type="string" calcext:value-type="string">
            <office:annotation draw:style-name="gr3" draw:text-style-name="P2" svg:width="4.508cm" svg:height="2.223cm" svg:x="117.618cm" svg:y="35.983cm" draw:caption-point-x="-0.407cm" draw:caption-point-y="-1.445cm">
              <dc:date>2023-02-26T00:00:00</dc:date>
              <text:p text:style-name="P1"><text:span text:style-name="T1">Harappan: Burzahom</text:span></text:p>
            </office:annotation>
            <text:p>Srinagar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35.983cm" draw:caption-point-x="-0.406cm" draw:caption-point-y="-1.445cm">
              <dc:date>2023-02-26T00:00:00</dc:date>
              <text:p text:style-name="P1"><text:span text:style-name="T1">(Tholing/Zanda)</text:span></text:p>
            </office:annotation>
            <text:p>Mtholding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35.983cm" draw:caption-point-x="-0.406cm" draw:caption-point-y="-1.445cm">
              <dc:date>2023-02-26T00:00:00</dc:date>
              <text:p text:style-name="P1"><text:span text:style-name="T1">(Burang)</text:span></text:p>
            </office:annotation>
            <text:p>Spuhreng</text:p>
          </table:table-cell>
          <table:table-cell table:style-name="ce1" office:value-type="string" calcext:value-type="string">
            <office:annotation draw:style-name="gr3" draw:text-style-name="P2" svg:width="4.509cm" svg:height="2.223cm" svg:x="124.38cm" svg:y="35.983cm" draw:caption-point-x="-0.406cm" draw:caption-point-y="-1.445cm">
              <dc:date>2023-02-26T00:00:00</dc:date>
              <text:p text:style-name="P1"><text:span text:style-name="T1">(Saga)</text:span></text:p>
            </office:annotation>
            <text:p>Kyakyaru</text:p>
          </table:table-cell>
          <table:table-cell table:style-name="ce1" office:value-type="string" calcext:value-type="string">
            <text:p>Coqên</text:p>
          </table:table-cell>
          <table:table-cell table:style-name="ce1" office:value-type="string" calcext:value-type="string">
            <office:annotation draw:style-name="gr3" draw:text-style-name="P2" svg:width="4.508cm" svg:height="2.223cm" svg:x="126.635cm" svg:y="35.983cm" draw:caption-point-x="-0.407cm" draw:caption-point-y="-1.445cm">
              <dc:date>2023-02-26T00:00:00</dc:date>
              <text:p text:style-name="P1"><text:span text:style-name="T1">Chinese: Shēnzhā Xiàn</text:span></text:p>
            </office:annotation>
            <text:p>Xainza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35.983cm" draw:caption-point-x="-0.407cm" draw:caption-point-y="-1.445cm">
              <dc:date>2023-02-26T00:00:00</dc:date>
              <text:p text:style-name="P1"><text:span text:style-name="T1">Chinese: Déqìngzhèn</text:span></text:p>
            </office:annotation>
            <text:p>Dêgên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35.983cm" draw:caption-point-x="-0.407cm" draw:caption-point-y="-1.445cm">
              <dc:date>2023-02-26T00:00:00</dc:date>
              <text:p text:style-name="P1"><text:span text:style-name="T1">(Nagqu)</text:span></text:p>
            </office:annotation>
            <text:p>Nagch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35.983cm" draw:caption-point-x="-0.406cm" draw:caption-point-y="-1.445cm">
              <dc:date>2023-02-26T00:00:00</dc:date>
              <text:p text:style-name="P1"><text:span text:style-name="T1">(Ngaba/Aba)</text:span></text:p>
            </office:annotation>
            <text:p>Rngab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33.028cm" draw:caption-point-x="-0.61cm" draw:caption-point-y="1.51cm">
              <dc:date>2023-03-08T00:00:00</dc:date>
              <text:p text:style-name="P1"><text:span text:style-name="T1">→ </text:span><text:span text:style-name="T1">Baoning → Langzhong</text:span></text:p>
            </office:annotation>
            <text:p>Langzhong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35.983cm" draw:caption-point-x="-0.407cm" draw:caption-point-y="-1.445cm">
              <dc:date>2023-02-26T00:00:00</dc:date>
              <text:p text:style-name="P1"><text:span text:style-name="T1">(Bazhong)</text:span></text:p>
            </office:annotation>
            <text:p>Baz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35.983cm" draw:caption-point-x="-0.407cm" draw:caption-point-y="-1.445cm">
              <dc:date>2023-02-26T00:00:00</dc:date>
              <text:p text:style-name="P1"><text:span text:style-name="T1">(into Shiyan)</text:span></text:p>
            </office:annotation>
            <text:p>Danjiangkou</text:p>
          </table:table-cell>
          <table:table-cell table:style-name="ce1" office:value-type="string" calcext:value-type="string">
            <office:annotation draw:style-name="gr3" draw:text-style-name="P2" svg:width="4.509cm" svg:height="2.223cm" svg:x="140.16cm" svg:y="35.983cm" draw:caption-point-x="-0.406cm" draw:caption-point-y="-1.445cm">
              <dc:date>2023-02-26T00:00:00</dc:date>
              <text:p text:style-name="P1"><text:span text:style-name="T1">(Xiangyang)</text:span></text:p>
            </office:annotation>
            <text:p>Ying</text:p>
          </table:table-cell>
          <table:table-cell table:style-name="ce1" office:value-type="string" calcext:value-type="string">
            <text:p>Sui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35.983cm" draw:caption-point-x="-0.406cm" draw:caption-point-y="-1.445cm">
              <dc:date>2023-02-26T00:00:00</dc:date>
              <text:p text:style-name="P1"><text:span text:style-name="T1">(into Xinyang)</text:span></text:p>
            </office:annotation>
            <text:p>Huangchuan</text:p>
          </table:table-cell>
          <table:table-cell table:style-name="ce1" office:value-type="string" calcext:value-type="string">
            <text:p>Hefei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35.983cm" draw:caption-point-x="-0.407cm" draw:caption-point-y="-1.445cm">
              <dc:date>2023-02-26T00:00:00</dc:date>
              <text:p text:style-name="P1"><text:span text:style-name="T1">(Nanjing/Jiankang/Tianjing)</text:span></text:p>
            </office:annotation>
            <text:p>Moling</text:p>
          </table:table-cell>
          <table:table-cell table:style-name="ce6"/>
          <table:table-cell table:style-name="ce1" office:value-type="string" calcext:value-type="string">
            <office:annotation draw:style-name="gr5" draw:text-style-name="P2" svg:width="4.508cm" svg:height="4.604cm" svg:x="146.923cm" svg:y="35.983cm" draw:caption-point-x="-0.407cm" draw:caption-point-y="-1.445cm">
              <dc:date>2023-03-09T00:00:00</dc:date>
              <text:p text:style-name="P1"><text:span text:style-name="T1">-&gt; Shanghai</text:span></text:p>
            </office:annotation>
            <text:p>Qinglong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3" draw:text-style-name="P2" svg:width="4.509cm" svg:height="2.223cm" svg:x="152.558cm" svg:y="35.983cm" draw:caption-point-x="-0.406cm" draw:caption-point-y="-1.445cm">
              <dc:date>2023-02-26T00:00:00</dc:date>
              <text:p text:style-name="P1"><text:span text:style-name="T1">(Dejima/Desjima)</text:span></text:p>
            </office:annotation>
            <text:p>Nagasaki</text:p>
          </table:table-cell>
          <table:table-cell table:style-name="ce1" office:value-type="string" calcext:value-type="string">
            <text:p>Kumamoto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2.795cm" svg:y="37.174cm" draw:caption-point-x="-0.407cm" draw:caption-point-y="-1.445cm">
              <dc:date>2023-02-26T00:00:00</dc:date>
              <text:p text:style-name="P1"><text:span text:style-name="T1">Native: Pa-tai</text:span></text:p>
            </office:annotation>
            <text:p>Ensenad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.049cm" svg:y="37.174cm" draw:caption-point-x="-0.406cm" draw:caption-point-y="-1.445cm">
              <dc:date>2023-02-26T00:00:00</dc:date>
              <text:p text:style-name="P1"><text:span text:style-name="T1">Mexican: Caborca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9cm" svg:height="4.603cm" svg:x="16.176cm" svg:y="37.174cm" draw:caption-point-x="-0.406cm" draw:caption-point-y="-1.445cm">
              <dc:date>2023-02-26T00:00:00</dc:date>
              <text:p text:style-name="P1"><text:span text:style-name="T1">(Ímuris, into Nogales)</text:span></text:p>
              <text:p text:style-name="P1"><text:span text:style-name="T1"/></text:p>
              <text:p text:style-name="P1"><text:span text:style-name="T1">Mexican: Nogales</text:span></text:p>
            </office:annotation>
            <text:p>San José de Imuris</text:p>
          </table:table-cell>
          <table:table-cell table:style-name="ce1" office:value-type="string" calcext:value-type="string">
            <office:annotation draw:style-name="gr2" draw:text-style-name="P2" svg:width="4.509cm" svg:height="4.603cm" svg:x="17.303cm" svg:y="37.174cm" draw:caption-point-x="-0.406cm" draw:caption-point-y="-1.445cm">
              <dc:date>2023-02-26T00:00:00</dc:date>
              <text:p text:style-name="P1"><text:span text:style-name="T1">(Casas Grandes, into Nuevo Casas Grandes)</text:span></text:p>
              <text:p text:style-name="P1"><text:span text:style-name="T1"/></text:p>
              <text:p text:style-name="P1"><text:span text:style-name="T1">Mexican: Nuevo Casas Grandes</text:span></text:p>
            </office:annotation>
            <text:p>Paquimeh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7.174cm" draw:caption-point-x="-0.407cm" draw:caption-point-y="-1.445cm">
              <dc:date>2023-02-26T00:00:00</dc:date>
              <text:p text:style-name="P1"><text:span text:style-name="T1">Mexican: Ciudad Juárez</text:span></text:p>
            </office:annotation>
            <text:p>?</text:p>
          </table:table-cell>
          <table:table-cell table:style-name="ce1" office:value-type="string" calcext:value-type="string">
            <text:p>Pecos</text:p>
          </table:table-cell>
          <table:table-cell table:style-name="ce1" office:value-type="string" calcext:value-type="string">
            <text:p>San Angelo</text:p>
          </table:table-cell>
          <table:table-cell table:style-name="ce1" office:value-type="string" calcext:value-type="string">
            <office:annotation draw:style-name="gr4" draw:text-style-name="P2" svg:width="4.508cm" svg:height="3.413cm" svg:x="21.812cm" svg:y="37.174cm" draw:caption-point-x="-0.407cm" draw:caption-point-y="-1.445cm">
              <dc:date>2023-02-26T00:00:00</dc:date>
              <text:p text:style-name="P1"><text:span text:style-name="T1">Mexican: San Marcos</text:span></text:p>
              <text:p text:style-name="P1"><text:span text:style-name="T1">Latin: Sanctus Marcus</text:span></text:p>
            </office:annotation>
            <text:p>Aust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7.174cm" draw:caption-point-x="-0.406cm" draw:caption-point-y="-1.445cm">
              <dc:date>2023-02-26T00:00:00</dc:date>
              <text:p text:style-name="P1"><text:span text:style-name="T1">Mexican: Nacogdoches</text:span></text:p>
            </office:annotation>
            <text:p>Waco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7.174cm" draw:caption-point-x="-0.406cm" draw:caption-point-y="-1.445cm">
              <dc:date>2023-02-26T00:00:00</dc:date>
              <text:p text:style-name="P1"><text:span text:style-name="T1">French: Lac Charles (Lake Charles)</text:span></text:p>
            </office:annotation>
            <text:p>Beaumont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37.174cm" draw:caption-point-x="-0.406cm" draw:caption-point-y="-1.445cm">
              <dc:date>2023-02-26T00:00:00</dc:date>
              <text:p text:style-name="P1"><text:span text:style-name="T1">French: Petit Manchac (Vermilionville/Lafayette)</text:span></text:p>
              <text:p text:style-name="P1"><text:span text:style-name="T1">Spanish: Nueva Iberia (New Iberia)</text:span></text:p>
            </office:annotation>
            <text:p>Lafayette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7.174cm" draw:caption-point-x="-0.406cm" draw:caption-point-y="-1.445cm">
              <dc:date>2023-02-26T00:00:00</dc:date>
              <text:p text:style-name="P1"><text:span text:style-name="T1">(New Orleans)</text:span></text:p>
              <text:p text:style-name="P1"><text:span text:style-name="T1">Latin: Novo Aurelianensis</text:span></text:p>
            </office:annotation>
            <text:p>La Nouvelle-Orléan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30.829cm" svg:y="37.174cm" draw:caption-point-x="-0.407cm" draw:caption-point-y="-1.445cm">
              <dc:date>2023-02-26T00:00:00</dc:date>
              <text:p text:style-name="P1"><text:span text:style-name="T1">Spanish: San Agustín (St. Augustine)</text:span></text:p>
              <text:p text:style-name="P1"><text:span text:style-name="T1">Latin: Sanctus Agustinus</text:span></text:p>
            </office:annotation>
            <text:p>Gainesville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30" draw:text-style-name="P2" svg:width="4.509cm" svg:height="21.272cm" svg:x="62.388cm" svg:y="37.174cm" draw:caption-point-x="-0.406cm" draw:caption-point-y="-1.445cm">
              <dc:date>2023-02-26T00:00:00</dc:date>
              <text:p text:style-name="P1"><text:span text:style-name="T1">(into Faro)</text:span></text:p>
              <text:p text:style-name="P1"><text:span text:style-name="T1">Phoenician/Latin/Byzantine: Ossonoba</text:span></text:p>
              <text:p text:style-name="P1"><text:span text:style-name="T1">Arabic: 'Uhshunubah</text:span></text:p>
              <text:p text:style-name="P1"><text:span text:style-name="T1">(into Šanta Maríyyat Al-Hāarun)</text:span></text:p>
              <text:p text:style-name="P1"><text:span text:style-name="T1"/></text:p>
              <text:p text:style-name="P1"><text:span text:style-name="T1">Latin: Portus Magonis / Portus Magnus</text:span></text:p>
              <text:p text:style-name="P1"><text:span text:style-name="T1">Arabic: Burj Munt</text:span></text:p>
              <text:p text:style-name="P1"><text:span text:style-name="T1">Portuguese: São Lourenço Barrosa (into Portimão)</text:span></text:p>
              <text:p text:style-name="P1"><text:span text:style-name="T1"/></text:p>
              <text:p text:style-name="P1"><text:span text:style-name="T1">Celtic: Lacobriga</text:span></text:p>
              <text:p text:style-name="P1"><text:span text:style-name="T1">Latin: Lacobrica</text:span></text:p>
              <text:p text:style-name="P1"><text:span text:style-name="T1">Arabic: Al-Zawaia</text:span></text:p>
              <text:p text:style-name="P1"><text:span text:style-name="T1">Portuguese: Lagos</text:span></text:p>
              <text:p text:style-name="P1"><text:span text:style-name="T1"/></text:p>
              <text:p text:style-name="P1"><text:span text:style-name="T1">Arabic: Silb/ Shilb</text:span></text:p>
              <text:p text:style-name="P1"><text:span text:style-name="T1">Latin: Cilpes</text:span></text:p>
              <text:p text:style-name="P1"><text:span text:style-name="T1">Portuguese: Silves</text:span></text:p>
            </office:annotation>
            <text:p>Santa Maria de Faro</text:p>
          </table:table-cell>
          <table:table-cell table:style-name="ce1" office:value-type="string" calcext:value-type="string">
            <office:annotation draw:style-name="gr30" draw:text-style-name="P2" svg:width="4.508cm" svg:height="21.272cm" svg:x="63.516cm" svg:y="37.174cm" draw:caption-point-x="-0.407cm" draw:caption-point-y="-1.445cm">
              <dc:date>2023-02-26T00:00:00</dc:date>
              <text:p text:style-name="P1"><text:span text:style-name="T1">Alternative Arabic: Walba</text:span></text:p>
              <text:p text:style-name="P1"><text:span text:style-name="T1">Phoenician: Onu Ba'al / Unʿu Baʿl</text:span></text:p>
              <text:p text:style-name="P1"><text:span text:style-name="T1">Greek: Onoba</text:span></text:p>
              <text:p text:style-name="P1"><text:span text:style-name="T1">Latin: Onuba / Onuba Aestuaria</text:span></text:p>
              <text:p text:style-name="P1"><text:span text:style-name="T1">Spanish: Huelva</text:span></text:p>
              <text:p text:style-name="P1"><text:span text:style-name="T1"/></text:p>
              <text:p text:style-name="P1"><text:span text:style-name="T1">Babylonian/Assyrian: Tarshish</text:span></text:p>
              <text:p text:style-name="P1"><text:span text:style-name="T1">Greek: Tartessos?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Greek: Kalathousa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Portuguese: Tavira</text:span></text:p>
              <text:p text:style-name="P1"><text:span text:style-name="T1">Phoenician: Baal Saphon</text:span></text:p>
              <text:p text:style-name="P1"><text:span text:style-name="T1">Latin: Balsa</text:span></text:p>
              <text:p text:style-name="P1"><text:span text:style-name="T1">Arabic: Tabila</text:span></text:p>
            </office:annotation>
            <text:p>Walbah</text:p>
          </table:table-cell>
          <table:table-cell table:style-name="ce1" office:value-type="string" calcext:value-type="string">
            <office:annotation draw:style-name="gr30" draw:text-style-name="P2" svg:width="4.508cm" svg:height="21.272cm" svg:x="64.643cm" svg:y="37.174cm" draw:caption-point-x="-0.407cm" draw:caption-point-y="-1.445cm">
              <dc:date>2023-02-26T00:00:00</dc:date>
              <text:p text:style-name="P1"><text:span text:style-name="T1">Celtic (Tartesian): Spal</text:span></text:p>
              <text:p text:style-name="P1"><text:span text:style-name="T1">Phoenician: Hisbaal</text:span></text:p>
              <text:p text:style-name="P1"><text:span text:style-name="T1">Latin: Hispalis</text:span></text:p>
              <text:p text:style-name="P1"><text:span text:style-name="T1">Spanish: Sevilla</text:span></text:p>
              <text:p text:style-name="P1"><text:span text:style-name="T1">Portuguese: Sevilha</text:span></text:p>
              <text:p text:style-name="P1"><text:span text:style-name="T1">French: Séville</text:span></text:p>
              <text:p text:style-name="P1"><text:span text:style-name="T1">English: Seville</text:span></text:p>
              <text:p text:style-name="P1"><text:span text:style-name="T1">Italian: Siviglia</text:span></text:p>
              <text:p text:style-name="P1"><text:span text:style-name="T1"/></text:p>
              <text:p text:style-name="P1"><text:span text:style-name="T1">Phoenician: Qart-Hammon / Kar-Hammon</text:span></text:p>
              <text:p text:style-name="P1"><text:span text:style-name="T1">Latin: Carmo</text:span></text:p>
              <text:p text:style-name="P1"><text:span text:style-name="T1">Arabic: Qarmūna</text:span></text:p>
              <text:p text:style-name="P1"><text:span text:style-name="T1">Spanish: Carmona</text:span></text:p>
              <text:p text:style-name="P1"><text:span text:style-name="T1">(into Sevilla)</text:span></text:p>
              <text:p text:style-name="P1"><text:span text:style-name="T1"/></text:p>
              <text:p text:style-name="P1"><text:span text:style-name="T1">Latin/Byzantine: Italica</text:span></text:p>
              <text:p text:style-name="P1"><text:span text:style-name="T1">(into Sevilla)</text:span></text:p>
            </office:annotation>
            <text:p>Ishbiliya</text:p>
          </table:table-cell>
          <table:table-cell table:style-name="ce1" office:value-type="string" calcext:value-type="string">
            <office:annotation draw:style-name="gr15" draw:text-style-name="P2" svg:width="4.508cm" svg:height="15.319cm" svg:x="65.77cm" svg:y="37.174cm" draw:caption-point-x="-0.407cm" draw:caption-point-y="-1.445cm">
              <dc:date>2023-02-26T00:00:00</dc:date>
              <text:p text:style-name="P1"><text:span text:style-name="T1">Phoenician: Qart-Oba / Kart-Juba</text:span></text:p>
              <text:p text:style-name="P1"><text:span text:style-name="T1">Latin: Corduba</text:span></text:p>
              <text:p text:style-name="P1"><text:span text:style-name="T1">Spanish: Córdoba</text:span></text:p>
              <text:p text:style-name="P1"><text:span text:style-name="T1">English/Italian: Cordova</text:span></text:p>
              <text:p text:style-name="P1"><text:span text:style-name="T1">Portuguese: Córdova</text:span></text:p>
              <text:p text:style-name="P1"><text:span text:style-name="T1">French: Cordoue</text:span></text:p>
              <text:p text:style-name="P1"><text:span text:style-name="T1"/></text:p>
              <text:p text:style-name="P1"><text:span text:style-name="T1">Celtic (Iberian): Ipolka</text:span></text:p>
              <text:p text:style-name="P1"><text:span text:style-name="T1">Latin: Obulco</text:span></text:p>
              <text:p text:style-name="P1"><text:span text:style-name="T1">Arabic: Bulkuna</text:span></text:p>
              <text:p text:style-name="P1"><text:span text:style-name="T1">Spanish: Porcuna</text:span></text:p>
              <text:p text:style-name="P1"><text:span text:style-name="T1">(into Córdoba)</text:span></text:p>
            </office:annotation>
            <text:p>Qurtubah</text:p>
          </table:table-cell>
          <table:table-cell table:style-name="ce1" office:value-type="string" calcext:value-type="string">
            <office:annotation draw:style-name="gr15" draw:text-style-name="P2" svg:width="4.508cm" svg:height="15.319cm" svg:x="66.897cm" svg:y="37.174cm" draw:caption-point-x="-0.407cm" draw:caption-point-y="-1.445cm">
              <dc:date>2023-02-26T00:00:00</dc:date>
              <text:p text:style-name="P1"><text:span text:style-name="T1">(Illiberis/Granada)</text:span></text:p>
              <text:p text:style-name="P1"><text:span text:style-name="T1"/></text:p>
              <text:p text:style-name="P1"><text:span text:style-name="T1">Phoenician: Tagilit </text:span></text:p>
              <text:p text:style-name="P1"><text:span text:style-name="T1">Latin: Tagili</text:span></text:p>
              <text:p text:style-name="P1"><text:span text:style-name="T1">(Tíjola, into Basti/Baza)</text:span></text:p>
              <text:p text:style-name="P1"><text:span text:style-name="T1"/></text:p>
              <text:p text:style-name="P1"><text:span text:style-name="T1">Celtic (Iberian): Kastilo</text:span></text:p>
              <text:p text:style-name="P1"><text:span text:style-name="T1">Greek: Kastalon</text:span></text:p>
              <text:p text:style-name="P1"><text:span text:style-name="T1">Latin: Castulo</text:span></text:p>
              <text:p text:style-name="P1"><text:span text:style-name="T1">(into Granada)</text:span></text:p>
              <text:p text:style-name="P1"><text:span text:style-name="T1"/></text:p>
              <text:p text:style-name="P1"><text:span text:style-name="T1">Byzantine: Basti (Baza)</text:span></text:p>
            </office:annotation>
            <text:p>Garnatah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7" draw:text-style-name="P2" svg:width="4.509cm" svg:height="5.794cm" svg:x="79.295cm" svg:y="37.174cm" draw:caption-point-x="-0.406cm" draw:caption-point-y="-1.445cm">
              <dc:date>2023-02-26T00:00:00</dc:date>
              <text:p text:style-name="P1"><text:span text:style-name="T1">(Palermo/Ziz/Balharm)</text:span></text:p>
              <text:p text:style-name="P1"><text:span text:style-name="T1"/></text:p>
              <text:p text:style-name="P1"><text:span text:style-name="T1">Greek: Akragas (Agrigento/Girgenti)</text:span></text:p>
              <text:p text:style-name="P1"><text:span text:style-name="T1">Phoenician: Motye (Motya, into Lilybaeum/Marsala)</text:span></text:p>
            </office:annotation>
            <text:p>Panormus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37.174cm" draw:caption-point-x="-0.406cm" draw:caption-point-y="-1.445cm">
              <dc:date>2023-02-26T00:00:00</dc:date>
              <text:p text:style-name="P1"><text:span text:style-name="T1">(Messina/Zancle)</text:span></text:p>
              <text:p text:style-name="P1"><text:span text:style-name="T1"/></text:p>
              <text:p text:style-name="P1"><text:span text:style-name="T1">Byzantine: Tauromenion (Taormina)</text:span></text:p>
              <text:p text:style-name="P1"><text:span text:style-name="T1">Arabian: Qasr Yanih (Castrogiovanni/Enna)</text:span></text:p>
            </office:annotation>
            <text:p>Messana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86.058cm" svg:y="37.174cm" draw:caption-point-x="-0.406cm" draw:caption-point-y="-1.445cm">
              <dc:date>2023-02-26T00:00:00</dc:date>
              <text:p text:style-name="P1"><text:span text:style-name="T1">(Sparta, into Mistras)</text:span></text:p>
              <text:p text:style-name="P1"><text:span text:style-name="T1"/></text:p>
              <text:p text:style-name="P1"><text:span text:style-name="T1">Byzantine and other later civs: Mistras</text:span></text:p>
              <text:p text:style-name="P1"><text:span text:style-name="T1">Italian: Malvasia (Monemvasia)</text:span></text:p>
            </office:annotation>
            <text:p>Sparti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31" draw:text-style-name="P2" svg:width="4.509cm" svg:height="43.894cm" svg:x="95.075cm" svg:y="37.174cm" draw:caption-point-x="-0.406cm" draw:caption-point-y="-1.445cm">
              <dc:date>2023-02-26T00:00:00</dc:date>
              <text:p text:style-name="P1"><text:span text:style-name="T1">Latin: Constantia</text:span></text:p>
              <text:p text:style-name="P1"><text:span text:style-name="T1">(into Famagusta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Byzantine: Ammochostos</text:span></text:p>
              <text:p text:style-name="P1"><text:span text:style-name="T1">Italian: Famagosta</text:span></text:p>
              <text:p text:style-name="P1"><text:span text:style-name="T1">French: Famagouste</text:span></text:p>
              <text:p text:style-name="P1"><text:span text:style-name="T1">English: Famagusta</text:span></text:p>
              <text:p text:style-name="P1"><text:span text:style-name="T1">Turkish: Gazimağusa</text:span></text:p>
              <text:p text:style-name="P1"><text:span text:style-name="T1"/></text:p>
              <text:p text:style-name="P1"><text:span text:style-name="T1">Phoenician: Kty / Kati?</text:span></text:p>
              <text:p text:style-name="P1"><text:span text:style-name="T1">Babylonian: Kittim</text:span></text:p>
              <text:p text:style-name="P1"><text:span text:style-name="T1">Egyptian: Ktj</text:span></text:p>
              <text:p text:style-name="P1"><text:span text:style-name="T1">Greek: Kition</text:span></text:p>
              <text:p text:style-name="P1"><text:span text:style-name="T1">Latin: Citium</text:span></text:p>
              <text:p text:style-name="P1"><text:span text:style-name="T1">(into Larnaca)</text:span></text:p>
              <text:p text:style-name="P1"><text:span text:style-name="T1"/></text:p>
              <text:p text:style-name="P1"><text:span text:style-name="T1">Turkish: Lanarka</text:span></text:p>
              <text:p text:style-name="P1"><text:span text:style-name="T1">Greek: Lanarca</text:span></text:p>
              <text:p text:style-name="P1"><text:span text:style-name="T1"/></text:p>
              <text:p text:style-name="P1"><text:span text:style-name="T1">Assyrian: Lidir</text:span></text:p>
              <text:p text:style-name="P1"><text:span text:style-name="T1">Greek: Ledra</text:span></text:p>
              <text:p text:style-name="P1"><text:span text:style-name="T1">Latin: Ledrae</text:span></text:p>
              <text:p text:style-name="P1"><text:span text:style-name="T1">Byzantine: Leukousia</text:span></text:p>
              <text:p text:style-name="P1"><text:span text:style-name="T1">Arabic: Nikusiya</text:span></text:p>
              <text:p text:style-name="P1"><text:span text:style-name="T1">Italian/English: Nicosia</text:span></text:p>
              <text:p text:style-name="P1"><text:span text:style-name="T1">French: Nicosie</text:span></text:p>
              <text:p text:style-name="P1"><text:span text:style-name="T1">Greek [Modern]: Lefkosia</text:span></text:p>
              <text:p text:style-name="P1"><text:span text:style-name="T1">Turkish: Lefkoşa</text:span></text:p>
              <text:p text:style-name="P1"><text:span text:style-name="T1"/></text:p>
              <text:p text:style-name="P1"><text:span text:style-name="T1">English: Dhekelia</text:span></text:p>
              <text:p text:style-name="P1"><text:span text:style-name="T1"/></text:p>
              <text:p text:style-name="P1"><text:span text:style-name="T1">Arabian: Kurmajit</text:span></text:p>
              <text:p text:style-name="P1"><text:span text:style-name="T1">Greek: Kormakitis</text:span></text:p>
              <text:p text:style-name="P1"><text:span text:style-name="T1">Turkish: Koruçam</text:span></text:p>
              <text:p text:style-name="P1"><text:span text:style-name="T1">(into Nicosia)</text:span></text:p>
            </office:annotation>
            <text:p>Salamis</text:p>
          </table:table-cell>
          <table:table-cell table:style-name="ce1"/>
          <table:table-cell table:style-name="ce1" office:value-type="string" calcext:value-type="string">
            <office:annotation draw:style-name="gr13" draw:text-style-name="P2" svg:width="4.509cm" svg:height="6.985cm" svg:x="97.329cm" svg:y="37.174cm" draw:caption-point-x="-0.406cm" draw:caption-point-y="-1.445cm">
              <dc:date>2023-02-26T00:00:00</dc:date>
              <text:p text:style-name="P1"><text:span text:style-name="T1">(into Latakia)</text:span></text:p>
              <text:p text:style-name="P1"><text:span text:style-name="T1"/></text:p>
              <text:p text:style-name="P1"><text:span text:style-name="T1">Persian/Phoenician: Arwad/Aynuk (into Tartus)</text:span></text:p>
              <text:p text:style-name="P1"><text:span text:style-name="T1">Greek/Latin/Byzantine and other later civs: Laodikeia i Paralos (Latakia/Al-Ladhikiyah)</text:span></text:p>
              <text:p text:style-name="P1"><text:span text:style-name="T1">Turkish: Trablussam (Tripoli)</text:span></text:p>
            </office:annotation>
            <text:p>Ugarit</text:p>
          </table:table-cell>
          <table:table-cell table:style-name="ce1" office:value-type="string" calcext:value-type="string">
            <office:annotation draw:style-name="gr7" draw:text-style-name="P2" svg:width="4.509cm" svg:height="5.794cm" svg:x="98.456cm" svg:y="37.174cm" draw:caption-point-x="-0.406cm" draw:caption-point-y="-1.445cm">
              <dc:date>2023-02-26T00:00:00</dc:date>
              <text:p text:style-name="P1"><text:span text:style-name="T1">(Hama)</text:span></text:p>
              <text:p text:style-name="P1"><text:span text:style-name="T1"/></text:p>
              <text:p text:style-name="P1"><text:span text:style-name="T1">Latin: Apamea</text:span></text:p>
              <text:p text:style-name="P1"><text:span text:style-name="T1">Phoenician: Sopute (Safita)</text:span></text:p>
            </office:annotation>
            <text:p>Hamath</text:p>
          </table:table-cell>
          <table:table-cell table:style-name="ce1" office:value-type="string" calcext:value-type="string">
            <office:annotation draw:style-name="gr7" draw:text-style-name="P2" svg:width="4.508cm" svg:height="5.794cm" svg:x="99.584cm" svg:y="37.174cm" draw:caption-point-x="-0.407cm" draw:caption-point-y="-1.445cm">
              <dc:date>2023-02-26T00:00:00</dc:date>
              <text:p text:style-name="P1"><text:span text:style-name="T1">(Ar-Raqqah, Raqqa)</text:span></text:p>
              <text:p text:style-name="P1"><text:span text:style-name="T1"/></text:p>
              <text:p text:style-name="P1"><text:span text:style-name="T1">Babylonian: Tuttul (into Raqqa)</text:span></text:p>
              <text:p text:style-name="P1"><text:span text:style-name="T1">Latin: Sergiopolis (Resafa, into Raqqa)</text:span></text:p>
            </office:annotation>
            <text:p>Nikephorion</text:p>
          </table:table-cell>
          <table:table-cell table:style-name="ce1" office:value-type="string" calcext:value-type="string">
            <office:annotation draw:style-name="gr4" draw:text-style-name="P2" svg:width="4.508cm" svg:height="3.413cm" svg:x="100.711cm" svg:y="37.174cm" draw:caption-point-x="-0.407cm" draw:caption-point-y="-1.445cm">
              <dc:date>2023-02-26T00:00:00</dc:date>
              <text:p text:style-name="P1"><text:span text:style-name="T1">Greek/Latin: Birtha (Tikrit)</text:span></text:p>
              <text:p text:style-name="P1"><text:span text:style-name="T1">Persian: Vuzurg-Shapur (Ukbara)</text:span></text:p>
            </office:annotation>
            <text:p>Dur-Kurigalzu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37.174cm" draw:caption-point-x="-0.407cm" draw:caption-point-y="-1.445cm">
              <dc:date>2023-02-26T00:00:00</dc:date>
              <text:p text:style-name="P1"><text:span text:style-name="T1">(into Baqubah)</text:span></text:p>
              <text:p text:style-name="P1"><text:span text:style-name="T1"/></text:p>
              <text:p text:style-name="P1"><text:span text:style-name="T1">Greek/Latin: Opis (into Baghdad)</text:span></text:p>
              <text:p text:style-name="P1"><text:span text:style-name="T1">Persian: Dastgird (Al-Daskarah)</text:span></text:p>
            </office:annotation>
            <text:p>Eshnunna</text:p>
          </table:table-cell>
          <table:table-cell table:style-name="ce1" office:value-type="string" calcext:value-type="string">
            <office:annotation draw:style-name="gr4" draw:text-style-name="P2" svg:width="4.508cm" svg:height="3.413cm" svg:x="102.965cm" svg:y="37.174cm" draw:caption-point-x="-0.407cm" draw:caption-point-y="-1.445cm">
              <dc:date>2023-02-26T00:00:00</dc:date>
              <text:p text:style-name="P1"><text:span text:style-name="T1">Greek/Latin: Chala (Hulwan)</text:span></text:p>
              <text:p text:style-name="P1"><text:span text:style-name="T1">Arabic: Mah al-Kufa (Dinavar)</text:span></text:p>
            </office:annotation>
            <text:p>Kirmansh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37.174cm" draw:caption-point-x="-0.406cm" draw:caption-point-y="-1.445cm">
              <dc:date>2023-02-26T00:00:00</dc:date>
              <text:p text:style-name="P1"><text:span text:style-name="T1">(Laodikeia tis Midias)</text:span></text:p>
            </office:annotation>
            <text:p>Nahavand</text:p>
          </table:table-cell>
          <table:table-cell table:style-name="ce1" office:value-type="string" calcext:value-type="string">
            <text:p>Kashan</text:p>
          </table:table-cell>
          <table:table-cell table:style-name="ce1" office:value-type="string" calcext:value-type="string">
            <text:p>Jandaq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7.174cm" draw:caption-point-x="-0.407cm" draw:caption-point-y="-1.445cm">
              <dc:date>2023-02-26T00:00:00</dc:date>
              <text:p text:style-name="P1"><text:span text:style-name="T1">(Tabas)</text:span></text:p>
            </office:annotation>
            <text:p>Golshan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7.174cm" draw:caption-point-x="-0.407cm" draw:caption-point-y="-1.445cm">
              <dc:date>2023-02-26T00:00:00</dc:date>
              <text:p text:style-name="P1"><text:span text:style-name="T1">(Ghayen)</text:span></text:p>
            </office:annotation>
            <text:p>Qayen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7.174cm" draw:caption-point-x="-0.407cm" draw:caption-point-y="-1.445cm">
              <dc:date>2023-02-26T00:00:00</dc:date>
              <text:p text:style-name="P1"><text:span text:style-name="T1">(Phrada/Alexandreia Prophthasia)</text:span></text:p>
            </office:annotation>
            <text:p>Far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7.174cm" draw:caption-point-x="-0.406cm" draw:caption-point-y="-1.445cm">
              <dc:date>2023-02-26T00:00:00</dc:date>
              <text:p text:style-name="P1"><text:span text:style-name="T1">(Alexandreia Gazhaka)</text:span></text:p>
            </office:annotation>
            <text:p>Ghazn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15.363cm" svg:y="37.174cm" draw:caption-point-x="-0.406cm" draw:caption-point-y="-1.445cm">
              <dc:date>2023-02-26T00:00:00</dc:date>
              <text:p text:style-name="P1"><text:span text:style-name="T1">English: Edwardesabad (Bannu)</text:span></text:p>
              <text:p text:style-name="P1"><text:span text:style-name="T1">Harappan: Rehman Dheri</text:span></text:p>
            </office:annotation>
            <text:p>Kohat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37.174cm" draw:caption-point-x="-0.406cm" draw:caption-point-y="-1.445cm">
              <dc:date>2023-02-26T00:00:00</dc:date>
              <text:p text:style-name="P1"><text:span text:style-name="T1">(Taxila, into Rawalpindi &gt; Islamabad)</text:span></text:p>
              <text:p text:style-name="P1"><text:span text:style-name="T1"/></text:p>
              <text:p text:style-name="P1"><text:span text:style-name="T1">English: Rawalpindi</text:span></text:p>
              <text:p text:style-name="P1"><text:span text:style-name="T1">Harappan: Jhang</text:span></text:p>
            </office:annotation>
            <text:p>Takkasila</text:p>
          </table:table-cell>
          <table:table-cell table:style-name="ce1" office:value-type="string" calcext:value-type="string">
            <office:annotation draw:style-name="gr2" draw:text-style-name="P2" svg:width="4.508cm" svg:height="4.603cm" svg:x="117.618cm" svg:y="37.174cm" draw:caption-point-x="-0.407cm" draw:caption-point-y="-1.445cm">
              <dc:date>2023-02-26T00:00:00</dc:date>
              <text:p text:style-name="P1"><text:span text:style-name="T1">(Alexandreia Boukephala)</text:span></text:p>
              <text:p text:style-name="P1"><text:span text:style-name="T1"/></text:p>
              <text:p text:style-name="P1"><text:span text:style-name="T1">Harappan: Sarai Kola</text:span></text:p>
            </office:annotation>
            <text:p>Jhelum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37.174cm" draw:caption-point-x="-0.407cm" draw:caption-point-y="-1.445cm">
              <dc:date>2023-02-26T00:00:00</dc:date>
              <text:p text:style-name="P1"><text:span text:style-name="T1">(into Jammu)</text:span></text:p>
              <text:p text:style-name="P1"><text:span text:style-name="T1"/></text:p>
              <text:p text:style-name="P1"><text:span text:style-name="T1">Most other civs: Jammu</text:span></text:p>
              <text:p text:style-name="P1"><text:span text:style-name="T1">Harappan: Manda</text:span></text:p>
            </office:annotation>
            <text:p>Vallapura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37.174cm" draw:caption-point-x="-0.406cm" draw:caption-point-y="-1.445cm">
              <dc:date>2023-02-26T00:00:00</dc:date>
              <text:p text:style-name="P1"><text:span text:style-name="T1">(Lo Manthang)</text:span></text:p>
            </office:annotation>
            <text:p>Smonthang</text:p>
          </table:table-cell>
          <table:table-cell table:style-name="ce1" office:value-type="string" calcext:value-type="string">
            <text:p>Lhartse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28.889cm" svg:y="37.174cm" draw:caption-point-x="-0.407cm" draw:caption-point-y="-1.445cm">
              <dc:date>2023-02-26T00:00:00</dc:date>
              <text:p text:style-name="P1"><text:span text:style-name="T1">Chinese: Dangquka</text:span></text:p>
            </office:annotation>
            <text:p>Damxung</text:p>
          </table:table-cell>
          <table:table-cell table:style-name="ce1" office:value-type="string" calcext:value-type="string">
            <text:p>Lhoro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7.174cm" draw:caption-point-x="-0.406cm" draw:caption-point-y="-1.445cm">
              <dc:date>2023-02-26T00:00:00</dc:date>
              <text:p text:style-name="P1"><text:span text:style-name="T1">(Chengguan/Chamdo/Qamdo)</text:span></text:p>
            </office:annotation>
            <text:p>Khrinkonrdal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37.174cm" draw:caption-point-x="-0.406cm" draw:caption-point-y="-1.445cm">
              <dc:date>2023-02-26T00:00:00</dc:date>
              <text:p text:style-name="P1"><text:span text:style-name="T1">(Garze)</text:span></text:p>
            </office:annotation>
            <text:p>Dkarmdze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hengdu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7.174cm" draw:caption-point-x="-0.407cm" draw:caption-point-y="-1.445cm">
              <dc:date>2023-03-08T00:00:00</dc:date>
              <text:p text:style-name="P1"><text:span text:style-name="T1">(Nanchong)</text:span></text:p>
            </office:annotation>
            <text:p>Anhan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7.174cm" draw:caption-point-x="-0.407cm" draw:caption-point-y="-1.445cm">
              <dc:date>2023-03-08T00:00:00</dc:date>
              <text:p text:style-name="P1"><text:span text:style-name="T1">(Quxian)</text:span></text:p>
            </office:annotation>
            <text:p>Dangqu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7.174cm" draw:caption-point-x="-0.407cm" draw:caption-point-y="-1.445cm">
              <dc:date>2023-03-08T00:00:00</dc:date>
              <text:p text:style-name="P1"><text:span text:style-name="T1">-&gt; Zaidi -&gt; Tongzhou -&gt; Dazhou</text:span></text:p>
            </office:annotation>
            <text:p>Liweizhou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7.174cm" draw:caption-point-x="-0.407cm" draw:caption-point-y="-1.445cm">
              <dc:date>2023-02-26T00:00:00</dc:date>
              <text:p text:style-name="P1"><text:span text:style-name="T1">(into Badong)</text:span></text:p>
            </office:annotation>
            <text:p>Baidicheng</text:p>
          </table:table-cell>
          <table:table-cell table:style-name="ce1" office:value-type="string" calcext:value-type="string">
            <text:p>Ji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Han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Wuchang</text:p>
          </table:table-cell>
          <table:table-cell table:style-name="ce1" office:value-type="string" calcext:value-type="string">
            <text:p>Tongling</text:p>
          </table:table-cell>
          <table:table-cell table:style-name="ce1" office:value-type="string" calcext:value-type="string">
            <text:p>Wuhu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7.174cm" draw:caption-point-x="-0.407cm" draw:caption-point-y="-1.445cm">
              <dc:date>2023-02-26T00:00:00</dc:date>
              <text:p text:style-name="P1"><text:span text:style-name="T1">(Lin'an)</text:span></text:p>
            </office:annotation>
            <text:p>Hangzhou</text:p>
          </table:table-cell>
          <table:table-cell table:style-name="ce1" table:number-columns-repeated="6"/>
          <table:table-cell table:style-name="ce1" office:value-type="string" calcext:value-type="string">
            <text:p>Kagoshima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2.795cm" svg:y="38.365cm" draw:caption-point-x="-0.407cm" draw:caption-point-y="-1.446cm">
              <dc:date>2023-02-26T00:00:00</dc:date>
              <text:p text:style-name="P1"><text:span text:style-name="T1">(into San Felipe)</text:span></text:p>
            </office:annotation>
            <text:p>Santa Catalin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.049cm" svg:y="38.365cm" draw:caption-point-x="-0.406cm" draw:caption-point-y="-1.446cm">
              <dc:date>2023-02-26T00:00:00</dc:date>
              <text:p text:style-name="P1"><text:span text:style-name="T1">(Hermosillo)</text:span></text:p>
            </office:annotation>
            <text:p>Pitic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8.365cm" draw:caption-point-x="-0.407cm" draw:caption-point-y="-1.446cm">
              <dc:date>2023-02-26T00:00:00</dc:date>
              <text:p text:style-name="P1"><text:span text:style-name="T1">(Chihuahua)</text:span></text:p>
            </office:annotation>
            <text:p>Xicuahua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38.365cm" draw:caption-point-x="-0.407cm" draw:caption-point-y="-1.446cm">
              <dc:date>2023-02-26T00:00:00</dc:date>
              <text:p text:style-name="P1"><text:span text:style-name="T1">Mexican: Piedras Negras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38.365cm" draw:caption-point-x="-0.407cm" draw:caption-point-y="-1.446cm">
              <dc:date>2023-02-26T00:00:00</dc:date>
              <text:p text:style-name="P1"><text:span text:style-name="T1">(San Felipe)</text:span></text:p>
            </office:annotation>
            <text:p>Del Rio</text:p>
          </table:table-cell>
          <table:table-cell table:style-name="ce1" office:value-type="string" calcext:value-type="string">
            <office:annotation draw:style-name="gr2" draw:text-style-name="P2" svg:width="4.508cm" svg:height="4.603cm" svg:x="21.812cm" svg:y="38.365cm" draw:caption-point-x="-0.407cm" draw:caption-point-y="-1.446cm">
              <dc:date>2023-02-26T00:00:00</dc:date>
              <text:p text:style-name="P1"><text:span text:style-name="T1">(Yanaguana)</text:span></text:p>
              <text:p text:style-name="P1"><text:span text:style-name="T1"/></text:p>
              <text:p text:style-name="P1"><text:span text:style-name="T1">German: Neu-Braunfels</text:span></text:p>
            </office:annotation>
            <text:p>San Antonio</text:p>
          </table:table-cell>
          <table:table-cell table:style-name="ce1" office:value-type="string" calcext:value-type="string">
            <office:annotation draw:style-name="gr10" draw:text-style-name="P2" svg:width="4.509cm" svg:height="3.412cm" svg:x="22.939cm" svg:y="38.365cm" draw:caption-point-x="-0.406cm" draw:caption-point-y="-1.446cm">
              <dc:date>2023-02-26T00:00:00</dc:date>
              <text:p text:style-name="P1"><text:span text:style-name="T1">Spanish: Villa Gálvez (Galveston)</text:span></text:p>
              <text:p text:style-name="P1"><text:span text:style-name="T1">French: Fort St-Louis au Texas (into Victoria)</text:span></text:p>
            </office:annotation>
            <text:p>Houston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30.829cm" svg:y="38.365cm" draw:caption-point-x="-0.407cm" draw:caption-point-y="-1.446cm">
              <dc:date>2023-02-26T00:00:00</dc:date>
              <text:p text:style-name="P1"><text:span text:style-name="T1">Latin: Apollen Acta</text:span></text:p>
            </office:annotation>
            <text:p>Tampa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38.365cm" draw:caption-point-x="-0.406cm" draw:caption-point-y="-1.446cm">
              <dc:date>2023-02-26T00:00:00</dc:date>
              <text:p text:style-name="P1"><text:span text:style-name="T1">Latin: Antoninus </text:span></text:p>
            </office:annotation>
            <text:p>Orlando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32" draw:text-style-name="P2" svg:width="4.508cm" svg:height="39.131cm" svg:x="64.643cm" svg:y="38.365cm" draw:caption-point-x="-0.407cm" draw:caption-point-y="-1.446cm">
              <dc:date>2023-02-26T00:00:00</dc:date>
              <text:p text:style-name="P1"><text:span text:style-name="T1">Alternative Arabic: Al-Qadir</text:span></text:p>
              <text:p text:style-name="P1"><text:span text:style-name="T1">Phoenician: Gadir / Agadir</text:span></text:p>
              <text:p text:style-name="P1"><text:span text:style-name="T1">Greek: Gadeira</text:span></text:p>
              <text:p text:style-name="P1"><text:span text:style-name="T1">Latin: Gades</text:span></text:p>
              <text:p text:style-name="P1"><text:span text:style-name="T1">Spanish: Cádiz</text:span></text:p>
              <text:p text:style-name="P1"><text:span text:style-name="T1">Portuguese: Cádis</text:span></text:p>
              <text:p text:style-name="P1"><text:span text:style-name="T1">French: Cadix</text:span></text:p>
              <text:p text:style-name="P1"><text:span text:style-name="T1">Italian: Cadice</text:span></text:p>
              <text:p text:style-name="P1"><text:span text:style-name="T1"/></text:p>
              <text:p text:style-name="P1"><text:span text:style-name="T1">Greek: Menestheos Lime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Latin: Carteia</text:span></text:p>
              <text:p text:style-name="P1"><text:span text:style-name="T1">Phoenician: Qart / K'art </text:span></text:p>
              <text:p text:style-name="P1"><text:span text:style-name="T1">Greek: Karteia</text:span></text:p>
              <text:p text:style-name="P1"><text:span text:style-name="T1">(into Gibraltar)</text:span></text:p>
              <text:p text:style-name="P1"><text:span text:style-name="T1"/></text:p>
              <text:p text:style-name="P1"><text:span text:style-name="T1">Byzantine: Asidona</text:span></text:p>
              <text:p text:style-name="P1"><text:span text:style-name="T1">Celtic/Latin: Asido</text:span></text:p>
              <text:p text:style-name="P1"><text:span text:style-name="T1">Phoenician: 'Sd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English/Spanish: Gibraltar</text:span></text:p>
              <text:p text:style-name="P1"><text:span text:style-name="T1">Italian: Gibilterra</text:span></text:p>
              <text:p text:style-name="P1"><text:span text:style-name="T1">Latin: Mons Calpe</text:span></text:p>
              <text:p text:style-name="P1"><text:span text:style-name="T1">Arabic: Jabal Ṭāriq</text:span></text:p>
              <text:p text:style-name="P1"><text:span text:style-name="T1"/></text:p>
              <text:p text:style-name="P1"><text:span text:style-name="T1">Arabic: <text:s/>Al-Jazīrah Al-Khaḍrā</text:span></text:p>
              <text:p text:style-name="P1"><text:span text:style-name="T1">Latin: Iulia Traducta</text:span></text:p>
              <text:p text:style-name="P1"><text:span text:style-name="T1">Byzantine: Mesopotamenoi / Traducta</text:span></text:p>
              <text:p text:style-name="P1"><text:span text:style-name="T1">Spanish: Algeciras</text:span></text:p>
              <text:p text:style-name="P1"><text:span text:style-name="T1">French: Algésiras</text:span></text:p>
            </office:annotation>
            <text:p>Qādis</text:p>
          </table:table-cell>
          <table:table-cell table:style-name="ce1" office:value-type="string" calcext:value-type="string">
            <office:annotation draw:style-name="gr19" draw:text-style-name="P2" svg:width="4.508cm" svg:height="18.891cm" svg:x="65.77cm" svg:y="38.365cm" draw:caption-point-x="-0.407cm" draw:caption-point-y="-1.446cm">
              <dc:date>2023-02-26T00:00:00</dc:date>
              <text:p text:style-name="P1"><text:span text:style-name="T1">Phoenician: Malaka</text:span></text:p>
              <text:p text:style-name="P1"><text:span text:style-name="T1">Greek: Malake</text:span></text:p>
              <text:p text:style-name="P1"><text:span text:style-name="T1">Latin: Malaca</text:span></text:p>
              <text:p text:style-name="P1"><text:span text:style-name="T1">Spanish: Málaga</text:span></text:p>
              <text:p text:style-name="P1"><text:span text:style-name="T1">French/Italian: Malaga</text:span></text:p>
              <text:p text:style-name="P1"><text:span text:style-name="T1"/></text:p>
              <text:p text:style-name="P1"><text:span text:style-name="T1">Greek: Mainake</text:span></text:p>
              <text:p text:style-name="P1"><text:span text:style-name="T1">Latin: Menace</text:span></text:p>
              <text:p text:style-name="P1"><text:span text:style-name="T1">(into Málaga)</text:span></text:p>
              <text:p text:style-name="P1"><text:span text:style-name="T1"/></text:p>
              <text:p text:style-name="P1"><text:span text:style-name="T1">Celtic (Iberian): Orso / Urso?</text:span></text:p>
              <text:p text:style-name="P1"><text:span text:style-name="T1">Latin: Genetiva Iulia / Genetiva Urbanorum Urso</text:span></text:p>
              <text:p text:style-name="P1"><text:span text:style-name="T1">Arabic: Oxona</text:span></text:p>
              <text:p text:style-name="P1"><text:span text:style-name="T1">Spanish: Osuna</text:span></text:p>
              <text:p text:style-name="P1"><text:span text:style-name="T1">(into Málaga)</text:span></text:p>
            </office:annotation>
            <text:p>Mālaqah</text:p>
          </table:table-cell>
          <table:table-cell table:style-name="ce1" office:value-type="string" calcext:value-type="string">
            <office:annotation draw:style-name="gr11" draw:text-style-name="P2" svg:width="4.508cm" svg:height="6.984cm" svg:x="66.897cm" svg:y="38.365cm" draw:caption-point-x="-0.407cm" draw:caption-point-y="-1.446cm">
              <dc:date>2023-02-26T00:00:00</dc:date>
              <text:p text:style-name="P1"><text:span text:style-name="T1">(Almería/Urci)</text:span></text:p>
              <text:p text:style-name="P1"><text:span text:style-name="T1"/></text:p>
              <text:p text:style-name="P1"><text:span text:style-name="T1">Phoenician: 'Bdrt (Abdera/Adra, into Almería)</text:span></text:p>
              <text:p text:style-name="P1"><text:span text:style-name="T1"/></text:p>
              <text:p text:style-name="P1"><text:span text:style-name="T1">Greek: Abdera (NB: conflict with Abdera, Macedonia)</text:span></text:p>
            </office:annotation>
            <text:p>Al-Mariyy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4" draw:text-style-name="P2" svg:width="4.509cm" svg:height="8.175cm" svg:x="71.405cm" svg:y="38.365cm" draw:caption-point-x="-0.406cm" draw:caption-point-y="-1.446cm">
              <dc:date>2023-02-26T00:00:00</dc:date>
              <text:p text:style-name="P1"><text:span text:style-name="T1">Alternative Phoenician: Iy-ḥol</text:span></text:p>
              <text:p text:style-name="P1"><text:span text:style-name="T1">Greek: Iol</text:span></text:p>
              <text:p text:style-name="P1"><text:span text:style-name="T1">Latin: Iol Caesarea/ Caesarea Mauretaniae</text:span></text:p>
              <text:p text:style-name="P1"><text:span text:style-name="T1">Arabic: Shershel/ Sharshal</text:span></text:p>
              <text:p text:style-name="P1"><text:span text:style-name="T1">Turkish: Şerşel</text:span></text:p>
              <text:p text:style-name="P1"><text:span text:style-name="T1">French: Cherchell</text:span></text:p>
            </office:annotation>
            <text:p>Y</text:p>
          </table:table-cell>
          <table:table-cell table:style-name="ce1" office:value-type="string" calcext:value-type="string">
            <office:annotation draw:style-name="gr27" draw:text-style-name="P2" svg:width="4.508cm" svg:height="14.128cm" svg:x="72.533cm" svg:y="38.365cm" draw:caption-point-x="-0.407cm" draw:caption-point-y="-1.446cm">
              <dc:date>2023-02-26T00:00:00</dc:date>
              <text:p text:style-name="P1"><text:span text:style-name="T1">Punic: Yksm/ Ikosim</text:span></text:p>
              <text:p text:style-name="P1"><text:span text:style-name="T1">Greek: Ikosion</text:span></text:p>
              <text:p text:style-name="P1"><text:span text:style-name="T1">Latin: Icosium</text:span></text:p>
              <text:p text:style-name="P1"><text:span text:style-name="T1">Arabic: Al-Jazāʾir</text:span></text:p>
              <text:p text:style-name="P1"><text:span text:style-name="T1">Moorish: Dzayer</text:span></text:p>
              <text:p text:style-name="P1"><text:span text:style-name="T1">Turkish: Cezayir</text:span></text:p>
              <text:p text:style-name="P1"><text:span text:style-name="T1">French: Alger</text:span></text:p>
              <text:p text:style-name="P1"><text:span text:style-name="T1">Spanish/Portuguese: Argel</text:span></text:p>
              <text:p text:style-name="P1"><text:span text:style-name="T1">Italian: Algeri</text:span></text:p>
              <text:p text:style-name="P1"><text:span text:style-name="T1">English/Dutch: Algiers</text:span></text:p>
              <text:p text:style-name="P1"><text:span text:style-name="T1">German: Algier</text:span></text:p>
            </office:annotation>
            <text:p>Wyksm</text:p>
          </table:table-cell>
          <table:table-cell table:style-name="ce1" office:value-type="string" calcext:value-type="string">
            <office:annotation draw:style-name="gr33" draw:text-style-name="P2" svg:width="4.508cm" svg:height="16.509cm" svg:x="73.66cm" svg:y="38.365cm" draw:caption-point-x="-0.407cm" draw:caption-point-y="-1.446cm">
              <dc:date>2023-02-26T00:00:00</dc:date>
              <text:p text:style-name="P1"><text:span text:style-name="T1">Latin: Igilgili</text:span></text:p>
              <text:p text:style-name="P1"><text:span text:style-name="T1">Arabic: Jijel</text:span></text:p>
              <text:p text:style-name="P1"><text:span text:style-name="T1">Moorish: iɣil Gili</text:span></text:p>
              <text:p text:style-name="P1"><text:span text:style-name="T1">French: Djidjelli</text:span></text:p>
              <text:p text:style-name="P1"><text:span text:style-name="T1"/></text:p>
              <text:p text:style-name="P1"><text:span text:style-name="T1">Latin/Byzantine: Saldae</text:span></text:p>
              <text:p text:style-name="P1"><text:span text:style-name="T1">Arabic: Bijāya</text:span></text:p>
              <text:p text:style-name="P1"><text:span text:style-name="T1">Moorish: Bgayet</text:span></text:p>
              <text:p text:style-name="P1"><text:span text:style-name="T1">Turkish: Bicâye</text:span></text:p>
              <text:p text:style-name="P1"><text:span text:style-name="T1">French: Bougie (into Béjaïa)</text:span></text:p>
              <text:p text:style-name="P1"><text:span text:style-name="T1">Spanish: Bugía</text:span></text:p>
              <text:p text:style-name="P1"><text:span text:style-name="T1">Italian/Portuguese: Bugia</text:span></text:p>
              <text:p text:style-name="P1"><text:span text:style-name="T1">German: Budschaja</text:span></text:p>
            </office:annotation>
            <text:p>Yglgl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38.365cm" draw:caption-point-x="-0.407cm" draw:caption-point-y="-1.446cm">
              <dc:date>2023-02-26T00:00:00</dc:date>
              <text:p text:style-name="P1"><text:span text:style-name="T1">Latin: Rusicade</text:span></text:p>
              <text:p text:style-name="P1"><text:span text:style-name="T1">Arabic: Skikda</text:span></text:p>
              <text:p text:style-name="P1"><text:span text:style-name="T1">French: Philippeville</text:span></text:p>
            </office:annotation>
            <text:p>Rskd</text:p>
          </table:table-cell>
          <table:table-cell table:style-name="ce1" office:value-type="string" calcext:value-type="string">
            <office:annotation draw:style-name="gr33" draw:text-style-name="P2" svg:width="4.508cm" svg:height="16.509cm" svg:x="75.914cm" svg:y="38.365cm" draw:caption-point-x="-0.407cm" draw:caption-point-y="-1.446cm">
              <dc:date>2023-02-26T00:00:00</dc:date>
              <text:p text:style-name="P1"><text:span text:style-name="T1">Latin: Hippo Regius</text:span></text:p>
              <text:p text:style-name="P1"><text:span text:style-name="T1">Byzantine: Hippona</text:span></text:p>
              <text:p text:style-name="P1"><text:span text:style-name="T1">Arabic: Beleb el-Anab</text:span></text:p>
              <text:p text:style-name="P1"><text:span text:style-name="T1">Turkish/Independent: Annaba</text:span></text:p>
              <text:p text:style-name="P1"><text:span text:style-name="T1">Spanish/Italian: Bona</text:span></text:p>
              <text:p text:style-name="P1"><text:span text:style-name="T1">French: Bône</text:span></text:p>
              <text:p text:style-name="P1"><text:span text:style-name="T1"/></text:p>
              <text:p text:style-name="P1"><text:span text:style-name="T1">Italian: Tabarca</text:span></text:p>
              <text:p text:style-name="P1"><text:span text:style-name="T1">Phoenician: Tabarka/ Tbrk'n</text:span></text:p>
              <text:p text:style-name="P1"><text:span text:style-name="T1">Greek: Thavraka</text:span></text:p>
              <text:p text:style-name="P1"><text:span text:style-name="T1">Latin: Thabraca</text:span></text:p>
              <text:p text:style-name="P1"><text:span text:style-name="T1">Arabic: Ṭbarqa</text:span></text:p>
              <text:p text:style-name="P1"><text:span text:style-name="T1">Moorish/Turkish/French: Tabarka</text:span></text:p>
            </office:annotation>
            <text:p>Pwn</text:p>
          </table:table-cell>
          <table:table-cell table:style-name="ce1" office:value-type="string" calcext:value-type="string">
            <office:annotation draw:style-name="gr33" draw:text-style-name="P2" svg:width="4.509cm" svg:height="16.509cm" svg:x="77.041cm" svg:y="38.365cm" draw:caption-point-x="-0.406cm" draw:caption-point-y="-1.446cm">
              <dc:date>2023-02-26T00:00:00</dc:date>
              <text:p text:style-name="P1"><text:span text:style-name="T1">Greek: Karchedon</text:span></text:p>
              <text:p text:style-name="P1"><text:span text:style-name="T1">Latin: Carthago</text:span></text:p>
              <text:p text:style-name="P1"><text:span text:style-name="T1">Byzantine: Karthago</text:span></text:p>
              <text:p text:style-name="P1"><text:span text:style-name="T1">Arabic: Qartaj</text:span></text:p>
              <text:p text:style-name="P1"><text:span text:style-name="T1">(into Tunis)</text:span></text:p>
              <text:p text:style-name="P1"><text:span text:style-name="T1"/></text:p>
              <text:p text:style-name="P1"><text:span text:style-name="T1">Arabic: Tūnis</text:span></text:p>
              <text:p text:style-name="P1"><text:span text:style-name="T1">Moorish/Portuguese: Tunes</text:span></text:p>
              <text:p text:style-name="P1"><text:span text:style-name="T1">Turkish: Tunus</text:span></text:p>
              <text:p text:style-name="P1"><text:span text:style-name="T1">French/English/German: Tunis</text:span></text:p>
              <text:p text:style-name="P1"><text:span text:style-name="T1">Italian: Tunisi</text:span></text:p>
              <text:p text:style-name="P1"><text:span text:style-name="T1">Spanish: Túnez</text:span></text:p>
              <text:p text:style-name="P1"><text:span text:style-name="T1"/></text:p>
            </office:annotation>
            <text:p>Qart-Hadasht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80.422cm" svg:y="38.365cm" draw:caption-point-x="-0.406cm" draw:caption-point-y="-1.446cm">
              <dc:date>2023-02-26T00:00:00</dc:date>
              <text:p text:style-name="P1"><text:span text:style-name="T1">(Syracuse/Siracusa)</text:span></text:p>
              <text:p text:style-name="P1"><text:span text:style-name="T1"/></text:p>
              <text:p text:style-name="P1"><text:span text:style-name="T1">Medieval civs: Catania</text:span></text:p>
            </office:annotation>
            <text:p>Syracusa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9" draw:text-style-name="P2" svg:width="4.509cm" svg:height="18.891cm" svg:x="88.312cm" svg:y="38.365cm" draw:caption-point-x="-0.406cm" draw:caption-point-y="-1.446cm">
              <dc:date>2023-02-26T00:00:00</dc:date>
              <text:p text:style-name="P1"><text:span text:style-name="T1">Latin: Cydonia</text:span></text:p>
              <text:p text:style-name="P1"><text:span text:style-name="T1">Arabic: Al Hanim</text:span></text:p>
              <text:p text:style-name="P1"><text:span text:style-name="T1">Byzantine/Greek [Modern]: Chania</text:span></text:p>
              <text:p text:style-name="P1"><text:span text:style-name="T1">Italian: La Canea</text:span></text:p>
              <text:p text:style-name="P1"><text:span text:style-name="T1">French: La Canée</text:span></text:p>
              <text:p text:style-name="P1"><text:span text:style-name="T1">Turkish: Hanya</text:span></text:p>
              <text:p text:style-name="P1"><text:span text:style-name="T1"/></text:p>
              <text:p text:style-name="P1"><text:span text:style-name="T1">Egyptian/Hittite: Paito</text:span></text:p>
              <text:p text:style-name="P1"><text:span text:style-name="T1">Greek: Phaistos</text:span></text:p>
              <text:p text:style-name="P1"><text:span text:style-name="T1">Latin: Phaestus</text:span></text:p>
              <text:p text:style-name="P1"><text:span text:style-name="T1">(into Kydonia)</text:span></text:p>
              <text:p text:style-name="P1"><text:span text:style-name="T1"/></text:p>
              <text:p text:style-name="P1"><text:span text:style-name="T1">Byzantine: Rethymnos</text:span></text:p>
              <text:p text:style-name="P1"><text:span text:style-name="T1">Italian: Retimo</text:span></text:p>
              <text:p text:style-name="P1"><text:span text:style-name="T1">Turkish: Resmo</text:span></text:p>
            </office:annotation>
            <text:p>Kydonia</text:p>
          </table:table-cell>
          <table:table-cell table:style-name="ce1" office:value-type="string" calcext:value-type="string">
            <office:annotation draw:style-name="gr24" draw:text-style-name="P2" svg:width="4.509cm" svg:height="17.7cm" svg:x="89.439cm" svg:y="38.365cm" draw:caption-point-x="-0.406cm" draw:caption-point-y="-1.446cm">
              <dc:date>2023-02-26T00:00:00</dc:date>
              <text:p text:style-name="P1"><text:span text:style-name="T1">Latin: Cnossus</text:span></text:p>
              <text:p text:style-name="P1"><text:span text:style-name="T1">(into Heraklion)</text:span></text:p>
              <text:p text:style-name="P1"><text:span text:style-name="T1"/></text:p>
              <text:p text:style-name="P1"><text:span text:style-name="T1">Arabic: Rabd al-Handaq</text:span></text:p>
              <text:p text:style-name="P1"><text:span text:style-name="T1">Byzantine: Chandax (into Heraklion)</text:span></text:p>
              <text:p text:style-name="P1"><text:span text:style-name="T1">Latin: Heracleum</text:span></text:p>
              <text:p text:style-name="P1"><text:span text:style-name="T1">Greek [Modern]: Iraklion</text:span></text:p>
              <text:p text:style-name="P1"><text:span text:style-name="T1">Italian: Candia</text:span></text:p>
              <text:p text:style-name="P1"><text:span text:style-name="T1">French: Candie</text:span></text:p>
              <text:p text:style-name="P1"><text:span text:style-name="T1">English: Candy</text:span></text:p>
              <text:p text:style-name="P1"><text:span text:style-name="T1">Turkish: Kandiye</text:span></text:p>
              <text:p text:style-name="P1"><text:span text:style-name="T1"/></text:p>
              <text:p text:style-name="P1"><text:span text:style-name="T1">Latin: Gortyna</text:span></text:p>
              <text:p text:style-name="P1"><text:span text:style-name="T1">(into Heraklion)</text:span></text:p>
            </office:annotation>
            <text:p>Knosso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8" draw:text-style-name="P2" svg:width="4.508cm" svg:height="20.081cm" svg:x="93.948cm" svg:y="38.365cm" draw:caption-point-x="-0.407cm" draw:caption-point-y="-1.446cm">
              <dc:date>2023-02-26T00:00:00</dc:date>
              <text:p text:style-name="P1"><text:span text:style-name="T1">Latin: Paphus</text:span></text:p>
              <text:p text:style-name="P1"><text:span text:style-name="T1">(into Limassol)</text:span></text:p>
              <text:p text:style-name="P1"><text:span text:style-name="T1"/></text:p>
              <text:p text:style-name="P1"><text:span text:style-name="T1">Assyrian: Edidal</text:span></text:p>
              <text:p text:style-name="P1"><text:span text:style-name="T1">Phoenician: 'Dyl</text:span></text:p>
              <text:p text:style-name="P1"><text:span text:style-name="T1">Greek: Idalion</text:span></text:p>
              <text:p text:style-name="P1"><text:span text:style-name="T1">Latin: Idalium</text:span></text:p>
              <text:p text:style-name="P1"><text:span text:style-name="T1">(into Nicosia)</text:span></text:p>
              <text:p text:style-name="P1"><text:span text:style-name="T1"/></text:p>
              <text:p text:style-name="P1"><text:span text:style-name="T1">Byzantine: Theodosiana</text:span></text:p>
              <text:p text:style-name="P1"><text:span text:style-name="T1">English/French: Limassol</text:span></text:p>
              <text:p text:style-name="P1"><text:span text:style-name="T1">Italian: Limisso</text:span></text:p>
              <text:p text:style-name="P1"><text:span text:style-name="T1">Turkish: Leymosun</text:span></text:p>
              <text:p text:style-name="P1"><text:span text:style-name="T1">Greek [Modern]: Lemesos</text:span></text:p>
              <text:p text:style-name="P1"><text:span text:style-name="T1"/></text:p>
              <text:p text:style-name="P1"><text:span text:style-name="T1">English: Akrotiri</text:span></text:p>
            </office:annotation>
            <text:p>Papho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97.329cm" svg:y="38.365cm" draw:caption-point-x="-0.406cm" draw:caption-point-y="-1.446cm">
              <dc:date>2023-02-26T00:00:00</dc:date>
              <text:p text:style-name="P1"><text:span text:style-name="T1">(Byblos/Kebny)</text:span></text:p>
              <text:p text:style-name="P1"><text:span text:style-name="T1"/></text:p>
              <text:p text:style-name="P1"><text:span text:style-name="T1">Most Classical and later civs: Beirut/Bayrut</text:span></text:p>
            </office:annotation>
            <text:p>Gebal</text:p>
          </table:table-cell>
          <table:table-cell table:style-name="ce1" office:value-type="string" calcext:value-type="string">
            <office:annotation draw:style-name="gr7" draw:text-style-name="P2" svg:width="4.509cm" svg:height="5.794cm" svg:x="98.456cm" svg:y="38.365cm" draw:caption-point-x="-0.406cm" draw:caption-point-y="-1.446cm">
              <dc:date>2023-02-26T00:00:00</dc:date>
              <text:p text:style-name="P1"><text:span text:style-name="T1">(Qidshu/Homs/Emesa)</text:span></text:p>
              <text:p text:style-name="P1"><text:span text:style-name="T1"/></text:p>
              <text:p text:style-name="P1"><text:span text:style-name="T1">Babylonian: Qatanim (Qatna)</text:span></text:p>
              <text:p text:style-name="P1"><text:span text:style-name="T1">Phoenician: Baalbek</text:span></text:p>
            </office:annotation>
            <text:p>Kadesh</text:p>
          </table:table-cell>
          <table:table-cell table:style-name="ce1" office:value-type="string" calcext:value-type="string">
            <office:annotation draw:style-name="gr14" draw:text-style-name="P2" svg:width="4.508cm" svg:height="8.175cm" svg:x="99.584cm" svg:y="38.365cm" draw:caption-point-x="-0.407cm" draw:caption-point-y="-1.446cm">
              <dc:date>2023-02-26T00:00:00</dc:date>
              <text:p text:style-name="P1"><text:span text:style-name="T1">(into Dura-Europos)</text:span></text:p>
              <text:p text:style-name="P1"><text:span text:style-name="T1"/></text:p>
              <text:p text:style-name="P1"><text:span text:style-name="T1">Greek: Doura-Europos</text:span></text:p>
              <text:p text:style-name="P1"><text:span text:style-name="T1">Latin: Circesium (Al-Qarqisiya, into Dayr az-Zawr)</text:span></text:p>
              <text:p text:style-name="P1"><text:span text:style-name="T1">Arabian: Dayr (Dayr az-Zawr)</text:span></text:p>
              <text:p text:style-name="P1"><text:span text:style-name="T1">Turkish: Ramadi</text:span></text:p>
            </office:annotation>
            <text:p>Mari</text:p>
          </table:table-cell>
          <table:table-cell table:style-name="ce1" office:value-type="string" calcext:value-type="string">
            <office:annotation draw:style-name="gr10" draw:text-style-name="P2" svg:width="4.508cm" svg:height="3.412cm" svg:x="100.711cm" svg:y="38.365cm" draw:caption-point-x="-0.407cm" draw:caption-point-y="-1.446cm">
              <dc:date>2023-02-26T00:00:00</dc:date>
              <text:p text:style-name="P1"><text:span text:style-name="T1">Greek/Latin: Misiki/Misiche (Anbar/Peroz-Shapur, into Ramadi or Fallujah)</text:span></text:p>
              <text:p text:style-name="P1"><text:span text:style-name="T1">Turkish: Felluce (Fallujah)</text:span></text:p>
            </office:annotation>
            <text:p>Sippar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38.365cm" draw:caption-point-x="-0.407cm" draw:caption-point-y="-1.446cm">
              <dc:date>2023-02-26T00:00:00</dc:date>
              <text:p text:style-name="P1"><text:span text:style-name="T1">(Akkad)</text:span></text:p>
              <text:p text:style-name="P1"><text:span text:style-name="T1"/></text:p>
              <text:p text:style-name="P1"><text:span text:style-name="T1">Non-Babylonian classical civs: Seleukeia (into Baghdad)</text:span></text:p>
              <text:p text:style-name="P1"><text:span text:style-name="T1">Medieval and onward: Baghdad</text:span></text:p>
            </office:annotation>
            <text:p>Agade</text:p>
          </table:table-cell>
          <table:table-cell table:style-name="ce1" office:value-type="string" calcext:value-type="string">
            <office:annotation draw:style-name="gr2" draw:text-style-name="P2" svg:width="4.508cm" svg:height="4.603cm" svg:x="102.965cm" svg:y="38.365cm" draw:caption-point-x="-0.407cm" draw:caption-point-y="-1.446cm">
              <dc:date>2023-02-26T00:00:00</dc:date>
              <text:p text:style-name="P1"><text:span text:style-name="T1">(into Al-Kut)</text:span></text:p>
              <text:p text:style-name="P1"><text:span text:style-name="T1"/></text:p>
              <text:p text:style-name="P1"><text:span text:style-name="T1">Other classical civs: Ctesiphon/Tisfun (into Baghdad)</text:span></text:p>
            </office:annotation>
            <text:p>Larak</text:p>
          </table:table-cell>
          <table:table-cell table:style-name="ce1" office:value-type="string" calcext:value-type="string">
            <office:annotation draw:style-name="gr2" draw:text-style-name="P2" svg:width="4.509cm" svg:height="4.603cm" svg:x="104.092cm" svg:y="38.365cm" draw:caption-point-x="-0.406cm" draw:caption-point-y="-1.446cm">
              <dc:date>2023-02-26T00:00:00</dc:date>
              <text:p text:style-name="P1"><text:span text:style-name="T1">(Khorramabad)</text:span></text:p>
              <text:p text:style-name="P1"><text:span text:style-name="T1"/></text:p>
              <text:p text:style-name="P1"><text:span text:style-name="T1">Babylonian: Madaktu (Seymareh/Darreh Shahr)</text:span></text:p>
            </office:annotation>
            <text:p>Shapurkhas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8.365cm" draw:caption-point-x="-0.406cm" draw:caption-point-y="-1.446cm">
              <dc:date>2023-02-26T00:00:00</dc:date>
              <text:p text:style-name="P1"><text:span text:style-name="T1">(Isfahan/Esfahan/Gabai)</text:span></text:p>
            </office:annotation>
            <text:p>Spahan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8.365cm" draw:caption-point-x="-0.406cm" draw:caption-point-y="-1.446cm">
              <dc:date>2023-02-26T00:00:00</dc:date>
              <text:p text:style-name="P1"><text:span text:style-name="T1">(Nain)</text:span></text:p>
            </office:annotation>
            <text:p>Naeyn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8.365cm" draw:caption-point-x="-0.407cm" draw:caption-point-y="-1.446cm">
              <dc:date>2023-02-26T00:00:00</dc:date>
              <text:p text:style-name="P1"><text:span text:style-name="T1">(Meybod)</text:span></text:p>
            </office:annotation>
            <text:p>Narin</text:p>
          </table:table-cell>
          <table:table-cell table:style-name="ce1" office:value-type="string" calcext:value-type="string">
            <text:p>Birjand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38.365cm" draw:caption-point-x="-0.407cm" draw:caption-point-y="-1.446cm">
              <dc:date>2023-02-26T00:00:00</dc:date>
              <text:p text:style-name="P1"><text:span text:style-name="T1">(Lashkargah)</text:span></text:p>
              <text:p text:style-name="P1"><text:span text:style-name="T1"/></text:p>
              <text:p text:style-name="P1"><text:span text:style-name="T1">Greek/Latin: Bestia Desolata</text:span></text:p>
            </office:annotation>
            <text:p>Bost</text:p>
          </table:table-cell>
          <table:table-cell table:style-name="ce1" office:value-type="string" calcext:value-type="string">
            <office:annotation draw:style-name="gr2" draw:text-style-name="P2" svg:width="4.508cm" svg:height="4.603cm" svg:x="111.982cm" svg:y="38.365cm" draw:caption-point-x="-0.407cm" draw:caption-point-y="-1.446cm">
              <dc:date>2023-02-26T00:00:00</dc:date>
              <text:p text:style-name="P1"><text:span text:style-name="T1">(Alexandreia Arachoton)</text:span></text:p>
              <text:p text:style-name="P1"><text:span text:style-name="T1"/></text:p>
              <text:p text:style-name="P1"><text:span text:style-name="T1">Harappan: Mundigak</text:span></text:p>
            </office:annotation>
            <text:p>Kandaha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8.365cm" draw:caption-point-x="-0.406cm" draw:caption-point-y="-1.446cm">
              <dc:date>2023-02-26T00:00:00</dc:date>
              <text:p text:style-name="P1"><text:span text:style-name="T1">Harappan: Rana Ghundai</text:span></text:p>
            </office:annotation>
            <text:p>Gardez</text:p>
          </table:table-cell>
          <table:table-cell table:style-name="ce1" office:value-type="string" calcext:value-type="string">
            <office:annotation draw:style-name="gr2" draw:text-style-name="P2" svg:width="4.509cm" svg:height="4.603cm" svg:x="115.363cm" svg:y="38.365cm" draw:caption-point-x="-0.406cm" draw:caption-point-y="-1.446cm">
              <dc:date>2023-02-26T00:00:00</dc:date>
              <text:p text:style-name="P1"><text:span text:style-name="T1">(Dera Ismail Khan)</text:span></text:p>
              <text:p text:style-name="P1"><text:span text:style-name="T1"/></text:p>
              <text:p text:style-name="P1"><text:span text:style-name="T1">Harappan: Hathala</text:span></text:p>
            </office:annotation>
            <text:p>Andrapana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38.365cm" draw:caption-point-x="-0.406cm" draw:caption-point-y="-1.446cm">
              <dc:date>2023-02-26T00:00:00</dc:date>
              <text:p text:style-name="P1"><text:span text:style-name="T1">(into Khushab)</text:span></text:p>
              <text:p text:style-name="P1"><text:span text:style-name="T1"/></text:p>
              <text:p text:style-name="P1"><text:span text:style-name="T1">Harappan: Musa Khel</text:span></text:p>
            </office:annotation>
            <text:p>Naushera</text:p>
          </table:table-cell>
          <table:table-cell table:style-name="ce1" office:value-type="string" calcext:value-type="string">
            <office:annotation draw:style-name="gr11" draw:text-style-name="P2" svg:width="4.508cm" svg:height="6.984cm" svg:x="117.618cm" svg:y="38.365cm" draw:caption-point-x="-0.407cm" draw:caption-point-y="-1.446cm">
              <dc:date>2023-02-26T00:00:00</dc:date>
              <text:p text:style-name="P1"><text:span text:style-name="T1">(into Gujranwala)</text:span></text:p>
              <text:p text:style-name="P1"><text:span text:style-name="T1"/></text:p>
              <text:p text:style-name="P1"><text:span text:style-name="T1">Persian: Gujranwala</text:span></text:p>
              <text:p text:style-name="P1"><text:span text:style-name="T1">Harappan: Harappa</text:span></text:p>
              <text:p text:style-name="P1"><text:span text:style-name="T1">Greek: Alexandreia Nikaia</text:span></text:p>
            </office:annotation>
            <text:p>Eminabad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38.365cm" draw:caption-point-x="-0.407cm" draw:caption-point-y="-1.446cm">
              <dc:date>2023-02-26T00:00:00</dc:date>
              <text:p text:style-name="P1"><text:span text:style-name="T1">(Sialkot/Euthymedeia)</text:span></text:p>
              <text:p text:style-name="P1"><text:span text:style-name="T1"/></text:p>
              <text:p text:style-name="P1"><text:span text:style-name="T1">Harappan: Manda</text:span></text:p>
            </office:annotation>
            <text:p>Sagala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38.365cm" draw:caption-point-x="-0.407cm" draw:caption-point-y="-1.446cm">
              <dc:date>2023-02-26T00:00:00</dc:date>
              <text:p text:style-name="P1"><text:span text:style-name="T1">Persian: Muzaffarnagar</text:span></text:p>
              <text:p text:style-name="P1"><text:span text:style-name="T1">English: Simla (Shimla)</text:span></text:p>
              <text:p text:style-name="P1"><text:span text:style-name="T1">Harappan: Jognakhera</text:span></text:p>
            </office:annotation>
            <text:p>Kangra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38.365cm" draw:caption-point-x="-0.407cm" draw:caption-point-y="-1.446cm">
              <dc:date>2023-02-26T00:00:00</dc:date>
              <text:p text:style-name="P1"><text:span text:style-name="T1">(Haridwar)</text:span></text:p>
            </office:annotation>
            <text:p>Haridvara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8.365cm" draw:caption-point-x="-0.407cm" draw:caption-point-y="-1.446cm">
              <dc:date>2023-02-26T00:00:00</dc:date>
              <text:p text:style-name="P1"><text:span text:style-name="T1">(Xigaze/Shigatse)</text:span></text:p>
            </office:annotation>
            <text:p>Bsam'grubrts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38.365cm" draw:caption-point-x="-0.407cm" draw:caption-point-y="-1.446cm">
              <dc:date>2023-02-26T00:00:00</dc:date>
              <text:p text:style-name="P1"><text:span text:style-name="T1">(into Lhasa)</text:span></text:p>
            </office:annotation>
            <text:p>Rasa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38.365cm" draw:caption-point-x="-0.407cm" draw:caption-point-y="-1.446cm">
              <dc:date>2023-02-26T00:00:00</dc:date>
              <text:p text:style-name="P1"><text:span text:style-name="T1">(Bayi/Nyingchi)</text:span></text:p>
            </office:annotation>
            <text:p>Drakch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8.365cm" draw:caption-point-x="-0.406cm" draw:caption-point-y="-1.446cm">
              <dc:date>2023-02-26T00:00:00</dc:date>
              <text:p text:style-name="P1"><text:span text:style-name="T1">(Kangding)</text:span></text:p>
            </office:annotation>
            <text:p>Darrtsemdo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38.365cm" draw:caption-point-x="-0.406cm" draw:caption-point-y="-1.446cm">
              <dc:date>2023-02-26T00:00:00</dc:date>
              <text:p text:style-name="P1"><text:span text:style-name="T1">(Leshan)</text:span></text:p>
            </office:annotation>
            <text:p>Jiading</text:p>
          </table:table-cell>
          <table:table-cell table:style-name="ce1" office:value-type="string" calcext:value-type="string">
            <text:p>Neijiang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8.365cm" draw:caption-point-x="-0.407cm" draw:caption-point-y="-1.446cm">
              <dc:date>2023-02-26T00:00:00</dc:date>
              <text:p text:style-name="P1"><text:span text:style-name="T1">(Hechuan)</text:span></text:p>
            </office:annotation>
            <text:p>Dianjiang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8.365cm" draw:caption-point-x="-0.407cm" draw:caption-point-y="-1.446cm">
              <dc:date>2023-02-26T00:00:00</dc:date>
              <text:p text:style-name="P1"><text:span text:style-name="T1">(Zhongxian)</text:span></text:p>
            </office:annotation>
            <text:p>Linjiang</text:p>
          </table:table-cell>
          <table:table-cell table:style-name="ce1" office:value-type="string" calcext:value-type="string">
            <text:p>Enshi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8.365cm" draw:caption-point-x="-0.406cm" draw:caption-point-y="-1.446cm">
              <dc:date>2023-02-26T00:00:00</dc:date>
              <text:p text:style-name="P1"><text:span text:style-name="T1">(Changde)</text:span></text:p>
            </office:annotation>
            <text:p>Langzhou</text:p>
          </table:table-cell>
          <table:table-cell table:style-name="ce6"/>
          <table:table-cell table:style-name="ce1" office:value-type="string" calcext:value-type="string">
            <text:p>Jiujiang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44.669cm" svg:y="38.365cm" draw:caption-point-x="-0.407cm" draw:caption-point-y="-1.446cm">
              <dc:date>2023-02-26T00:00:00</dc:date>
              <text:p text:style-name="P1"><text:span text:style-name="T1">(Huangshan)</text:span></text:p>
            </office:annotation>
            <text:p>Tunxi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8.365cm" draw:caption-point-x="-0.407cm" draw:caption-point-y="-1.446cm">
              <dc:date>2023-02-26T00:00:00</dc:date>
              <text:p text:style-name="P1"><text:span text:style-name="T1">(Shaoxing)</text:span></text:p>
            </office:annotation>
            <text:p>Kuaiji</text:p>
          </table:table-cell>
          <table:table-cell table:style-name="ce1" office:value-type="string" calcext:value-type="string">
            <office:annotation draw:style-name="gr2" draw:text-style-name="P2" svg:width="4.508cm" svg:height="4.603cm" svg:x="146.923cm" svg:y="38.365cm" draw:caption-point-x="-0.407cm" draw:caption-point-y="-1.446cm">
              <dc:date>2023-02-26T00:00:00</dc:date>
              <text:p text:style-name="P1"><text:span text:style-name="T1">(Ningbo)</text:span></text:p>
              <text:p text:style-name="P1"><text:span text:style-name="T1"/></text:p>
              <text:p text:style-name="P1"><text:span text:style-name="T1">English: Chusan (Zhoushan)</text:span></text:p>
            </office:annotation>
            <text:p>Mingzhou</text:p>
          </table:table-cell>
          <table:table-cell table:style-name="ce1" table:number-columns-repeated="20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text:p>Guerrero Negro</text:p>
          </table:table-cell>
          <table:table-cell table:style-name="ce1" office:value-type="string" calcext:value-type="string">
            <text:p>Santa Rosalía</text:p>
          </table:table-cell>
          <table:table-cell table:style-name="ce1"/>
          <table:table-cell table:style-name="ce2" office:value-type="string" calcext:value-type="string">
            <office:annotation draw:style-name="gr7" draw:text-style-name="P2" svg:width="4.509cm" svg:height="5.794cm" svg:x="15.049cm" svg:y="39.555cm" draw:caption-point-x="-0.406cm" draw:caption-point-y="-1.445cm">
              <dc:date>2023-02-26T00:00:00</dc:date>
              <text:p text:style-name="P1"><text:span text:style-name="T1">(Navojoa)</text:span></text:p>
              <text:p text:style-name="P1"><text:span text:style-name="T1"/></text:p>
              <text:p text:style-name="P1"><text:span text:style-name="T1">Spanish: Guaymas</text:span></text:p>
              <text:p text:style-name="P1"><text:span text:style-name="T1">Mexican: Ciudad Obregón</text:span></text:p>
            </office:annotation>
            <text:p>Na'avojo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39.555cm" draw:caption-point-x="-0.406cm" draw:caption-point-y="-1.445cm">
              <dc:date>2023-02-26T00:00:00</dc:date>
              <text:p text:style-name="P1"><text:span text:style-name="T1">Mexican: Parral</text:span></text:p>
            </office:annotation>
            <text:p>?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39.555cm" draw:caption-point-x="-0.407cm" draw:caption-point-y="-1.445cm">
              <dc:date>2023-02-26T00:00:00</dc:date>
              <text:p text:style-name="P1"><text:span text:style-name="T1">Mexican: Monclova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39.555cm" draw:caption-point-x="-0.407cm" draw:caption-point-y="-1.445cm">
              <dc:date>2023-02-26T00:00:00</dc:date>
              <text:p text:style-name="P1"><text:span text:style-name="T1">Spanish: Laredo</text:span></text:p>
            </office:annotation>
            <text:p>?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39.555cm" draw:caption-point-x="-0.407cm" draw:caption-point-y="-1.445cm">
              <dc:date>2023-02-26T00:00:00</dc:date>
              <text:p text:style-name="P1"><text:span text:style-name="T1">Mexican: Guadalupe Victoria (Victoria)</text:span></text:p>
              <text:p text:style-name="P1"><text:span text:style-name="T1"/></text:p>
              <text:p text:style-name="P1"><text:span text:style-name="T1">Latin: Sinus Corporis Christi</text:span></text:p>
            </office:annotation>
            <text:p>Corpus Christi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9cm" svg:height="2.222cm" svg:x="31.956cm" svg:y="39.555cm" draw:caption-point-x="-0.406cm" draw:caption-point-y="-1.445cm">
              <dc:date>2023-02-26T00:00:00</dc:date>
              <text:p text:style-name="P1"><text:span text:style-name="T1">Latin: Aqua magna Mayaimi </text:span></text:p>
            </office:annotation>
            <text:p>Miami</text:p>
          </table:table-cell>
          <table:table-cell table:style-name="ce1" table:number-columns-repeated="32"/>
          <table:table-cell table:style-name="ce1" office:value-type="string" calcext:value-type="string">
            <office:annotation draw:style-name="gr20" draw:text-style-name="P2" svg:width="4.509cm" svg:height="12.938cm" svg:x="69.151cm" svg:y="39.555cm" draw:caption-point-x="-0.406cm" draw:caption-point-y="-1.445cm">
              <dc:date>2023-02-26T00:00:00</dc:date>
              <text:p text:style-name="P1"><text:span text:style-name="T1">Latin: Siga</text:span></text:p>
              <text:p text:style-name="P1"><text:span text:style-name="T1">(into Wahran/Oran)</text:span></text:p>
              <text:p text:style-name="P1"><text:span text:style-name="T1"/></text:p>
              <text:p text:style-name="P1"><text:span text:style-name="T1">Arabic: Wahrān</text:span></text:p>
              <text:p text:style-name="P1"><text:span text:style-name="T1">Latin: Unica Colonia</text:span></text:p>
              <text:p text:style-name="P1"><text:span text:style-name="T1">Turkish: Vahran</text:span></text:p>
              <text:p text:style-name="P1"><text:span text:style-name="T1">Spanish: Orán</text:span></text:p>
              <text:p text:style-name="P1"><text:span text:style-name="T1">Portuguese: Orã</text:span></text:p>
              <text:p text:style-name="P1"><text:span text:style-name="T1">Italian: Orano</text:span></text:p>
              <text:p text:style-name="P1"><text:span text:style-name="T1">French: Oran</text:span></text:p>
            </office:annotation>
            <text:p>Shigan</text:p>
          </table:table-cell>
          <table:table-cell table:style-name="ce1" office:value-type="string" calcext:value-type="string">
            <office:annotation draw:style-name="gr15" draw:text-style-name="P2" svg:width="4.509cm" svg:height="15.319cm" svg:x="70.278cm" svg:y="39.555cm" draw:caption-point-x="-0.406cm" draw:caption-point-y="-1.445cm">
              <dc:date>2023-02-26T00:00:00</dc:date>
              <text:p text:style-name="P1"><text:span text:style-name="T1">Alternative Phoenician: Qartan</text:span></text:p>
              <text:p text:style-name="P1"><text:span text:style-name="T1">Greek: Kartennai</text:span></text:p>
              <text:p text:style-name="P1"><text:span text:style-name="T1">Latin: Cartennae</text:span></text:p>
              <text:p text:style-name="P1"><text:span text:style-name="T1">Arabic: Tanas/ Tanes</text:span></text:p>
              <text:p text:style-name="P1"><text:span text:style-name="T1">French: Ténès</text:span></text:p>
              <text:p text:style-name="P1"><text:span text:style-name="T1">Spanish/Portuguese: Tenés</text:span></text:p>
              <text:p text:style-name="P1"><text:span text:style-name="T1"/></text:p>
              <text:p text:style-name="P1"><text:span text:style-name="T1">Moorish: Mustɣanem</text:span></text:p>
              <text:p text:style-name="P1"><text:span text:style-name="T1">Phoenician/Latin: Murustaga</text:span></text:p>
              <text:p text:style-name="P1"><text:span text:style-name="T1">Arabian: Mustaġānam</text:span></text:p>
              <text:p text:style-name="P1"><text:span text:style-name="T1">Turkish: Müstagânem</text:span></text:p>
              <text:p text:style-name="P1"><text:span text:style-name="T1">French: Mostaganem</text:span></text:p>
            </office:annotation>
            <text:p>Qrttn</text:p>
          </table:table-cell>
          <table:table-cell table:style-name="ce1" office:value-type="string" calcext:value-type="string">
            <office:annotation draw:style-name="gr21" draw:text-style-name="P2" svg:width="4.509cm" svg:height="16.51cm" svg:x="71.405cm" svg:y="39.555cm" draw:caption-point-x="-0.406cm" draw:caption-point-y="-1.445cm">
              <dc:date>2023-02-26T00:00:00</dc:date>
              <text:p text:style-name="P1"><text:span text:style-name="T1">Latin: Cartili</text:span></text:p>
              <text:p text:style-name="P1"><text:span text:style-name="T1">Arabic: Damous</text:span></text:p>
              <text:p text:style-name="P1"><text:span text:style-name="T1">French: Dupleix</text:span></text:p>
              <text:p text:style-name="P1"><text:span text:style-name="T1"/></text:p>
              <text:p text:style-name="P1"><text:span text:style-name="T1">Latin: Castellum Tingitanum</text:span></text:p>
              <text:p text:style-name="P1"><text:span text:style-name="T1">Arabic: Al-Asnam (into Chlef)</text:span></text:p>
              <text:p text:style-name="P1"><text:span text:style-name="T1">Moorish: Clef</text:span></text:p>
              <text:p text:style-name="P1"><text:span text:style-name="T1">French: Orléansville</text:span></text:p>
              <text:p text:style-name="P1"><text:span text:style-name="T1"/></text:p>
              <text:p text:style-name="P1"><text:span text:style-name="T1">Moorish: Tahert</text:span></text:p>
              <text:p text:style-name="P1"><text:span text:style-name="T1">Latin/Byzantine: Tingartia</text:span></text:p>
              <text:p text:style-name="P1"><text:span text:style-name="T1">Arabic/French: Tiaret</text:span></text:p>
              <text:p text:style-name="P1"><text:span text:style-name="T1">Turkish: Tiyaret</text:span></text:p>
            </office:annotation>
            <text:p>Kartili</text:p>
          </table:table-cell>
          <table:table-cell table:style-name="ce1" office:value-type="string" calcext:value-type="string">
            <office:annotation draw:style-name="gr34" draw:text-style-name="P2" svg:width="4.508cm" svg:height="17.701cm" svg:x="72.533cm" svg:y="39.555cm" draw:caption-point-x="-0.407cm" draw:caption-point-y="-1.445cm">
              <dc:date>2023-02-26T00:00:00</dc:date>
              <text:p text:style-name="P1"><text:span text:style-name="T1">Alternative Moorish: Achir</text:span></text:p>
              <text:p text:style-name="P1"><text:span text:style-name="T1">(into Al-Madiya)</text:span></text:p>
              <text:p text:style-name="P1"><text:span text:style-name="T1">Arabian: Al-Madiya</text:span></text:p>
              <text:p text:style-name="P1"><text:span text:style-name="T1">Moorish: Lemdiyyet</text:span></text:p>
              <text:p text:style-name="P1"><text:span text:style-name="T1">French: Médéa</text:span></text:p>
              <text:p text:style-name="P1"><text:span text:style-name="T1"/></text:p>
              <text:p text:style-name="P1"><text:span text:style-name="T1">Phoenician: Zdif</text:span></text:p>
              <text:p text:style-name="P1"><text:span text:style-name="T1">Latin: Sitifis</text:span></text:p>
              <text:p text:style-name="P1"><text:span text:style-name="T1">Moorish: Stif</text:span></text:p>
              <text:p text:style-name="P1"><text:span text:style-name="T1">French: Sétif</text:span></text:p>
              <text:p text:style-name="P1"><text:span text:style-name="T1"/></text:p>
              <text:p text:style-name="P1"><text:span text:style-name="T1">Latin: Auzia</text:span></text:p>
              <text:p text:style-name="P1"><text:span text:style-name="T1">Arabic: Souk El Ghoziane</text:span></text:p>
              <text:p text:style-name="P1"><text:span text:style-name="T1">French: Aumale</text:span></text:p>
            </office:annotation>
            <text:p>Ashir</text:p>
          </table:table-cell>
          <table:table-cell table:style-name="ce1" office:value-type="string" calcext:value-type="string">
            <office:annotation draw:style-name="gr17" draw:text-style-name="P2" svg:width="4.508cm" svg:height="22.463cm" svg:x="73.66cm" svg:y="39.555cm" draw:caption-point-x="-0.407cm" draw:caption-point-y="-1.445cm">
              <dc:date>2023-02-26T00:00:00</dc:date>
              <text:p text:style-name="P1"><text:span text:style-name="T1">Alternative Phoenician: Sewa</text:span></text:p>
              <text:p text:style-name="P1"><text:span text:style-name="T1">Latin: Cirta</text:span></text:p>
              <text:p text:style-name="P1"><text:span text:style-name="T1">Byzantine: Konstantina</text:span></text:p>
              <text:p text:style-name="P1"><text:span text:style-name="T1">Arabic: Qusanṭīnah</text:span></text:p>
              <text:p text:style-name="P1"><text:span text:style-name="T1">Turkish: Konstantin</text:span></text:p>
              <text:p text:style-name="P1"><text:span text:style-name="T1">French: Constantine</text:span></text:p>
              <text:p text:style-name="P1"><text:span text:style-name="T1">Spanish/Portuguese/Italian: Constantina</text:span></text:p>
              <text:p text:style-name="P1"><text:span text:style-name="T1"/></text:p>
              <text:p text:style-name="P1"><text:span text:style-name="T1">Byzantine: Thubunae</text:span></text:p>
              <text:p text:style-name="P1"><text:span text:style-name="T1">Arabic: Ṭubna (into Barika)</text:span></text:p>
              <text:p text:style-name="P1"><text:span text:style-name="T1"/></text:p>
              <text:p text:style-name="P1"><text:span text:style-name="T1">Moorish: Qal'a Bani Hammad (into Al-Masila)</text:span></text:p>
              <text:p text:style-name="P1"><text:span text:style-name="T1"/></text:p>
              <text:p text:style-name="P1"><text:span text:style-name="T1">Arabic: Al-Masila</text:span></text:p>
              <text:p text:style-name="P1"><text:span text:style-name="T1">Latin: Zabi</text:span></text:p>
              <text:p text:style-name="P1"><text:span text:style-name="T1">Moorish: Tamsilt</text:span></text:p>
              <text:p text:style-name="P1"><text:span text:style-name="T1">French: M'Sila</text:span></text:p>
              <text:p text:style-name="P1"><text:span text:style-name="T1">Portuguese: Massila</text:span></text:p>
            </office:annotation>
            <text:p>Kirt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5" draw:text-style-name="P2" svg:width="4.508cm" svg:height="23.654cm" svg:x="75.914cm" svg:y="39.555cm" draw:caption-point-x="-0.407cm" draw:caption-point-y="-1.445cm">
              <dc:date>2023-02-26T00:00:00</dc:date>
              <text:p text:style-name="P1"><text:span text:style-name="T1">Greek: Tokai</text:span></text:p>
              <text:p text:style-name="P1"><text:span text:style-name="T1">Latin: Thugga</text:span></text:p>
              <text:p text:style-name="P1"><text:span text:style-name="T1">Arabic: Dogga</text:span></text:p>
              <text:p text:style-name="P1"><text:span text:style-name="T1">Moorish: Tugga</text:span></text:p>
              <text:p text:style-name="P1"><text:span text:style-name="T1">French: Dougga</text:span></text:p>
              <text:p text:style-name="P1"><text:span text:style-name="T1"/></text:p>
              <text:p text:style-name="P1"><text:span text:style-name="T1">Latin: Sicca Veneria</text:span></text:p>
              <text:p text:style-name="P1"><text:span text:style-name="T1">Phoenician: Sika</text:span></text:p>
              <text:p text:style-name="P1"><text:span text:style-name="T1">Arabic: El Kef</text:span></text:p>
              <text:p text:style-name="P1"><text:span text:style-name="T1">French: Le Kef</text:span></text:p>
              <text:p text:style-name="P1"><text:span text:style-name="T1"/></text:p>
              <text:p text:style-name="P1"><text:span text:style-name="T1">Byzantine: Thagaste</text:span></text:p>
              <text:p text:style-name="P1"><text:span text:style-name="T1">Phoenician: Tgrn</text:span></text:p>
              <text:p text:style-name="P1"><text:span text:style-name="T1">Greek: Thagora</text:span></text:p>
              <text:p text:style-name="P1"><text:span text:style-name="T1">(into Souk Ahras)</text:span></text:p>
              <text:p text:style-name="P1"><text:span text:style-name="T1"/></text:p>
              <text:p text:style-name="P1"><text:span text:style-name="T1">Arabic: Al-Qasrīn</text:span></text:p>
              <text:p text:style-name="P1"><text:span text:style-name="T1">Latin/Byzantine: Cillium</text:span></text:p>
              <text:p text:style-name="P1"><text:span text:style-name="T1">French: Kasserine</text:span></text:p>
            </office:annotation>
            <text:p>Tbgg</text:p>
          </table:table-cell>
          <table:table-cell table:style-name="ce1" office:value-type="string" calcext:value-type="string">
            <office:annotation draw:style-name="gr19" draw:text-style-name="P2" svg:width="4.509cm" svg:height="18.891cm" svg:x="77.041cm" svg:y="39.555cm" draw:caption-point-x="-0.406cm" draw:caption-point-y="-1.445cm">
              <dc:date>2023-02-26T00:00:00</dc:date>
              <text:p text:style-name="P1"><text:span text:style-name="T1">Alternative Phoenician: 'Drmt</text:span></text:p>
              <text:p text:style-name="P1"><text:span text:style-name="T1">Latin: Hadrumetum</text:span></text:p>
              <text:p text:style-name="P1"><text:span text:style-name="T1">Greek: Adryme/Adrymeton</text:span></text:p>
              <text:p text:style-name="P1"><text:span text:style-name="T1">Byzantine: Justinianopolis</text:span></text:p>
              <text:p text:style-name="P1"><text:span text:style-name="T1">(into Susa)</text:span></text:p>
              <text:p text:style-name="P1"><text:span text:style-name="T1"/></text:p>
              <text:p text:style-name="P1"><text:span text:style-name="T1">Moorish/Italian: Susa</text:span></text:p>
              <text:p text:style-name="P1"><text:span text:style-name="T1">Arabic: Sūsa</text:span></text:p>
              <text:p text:style-name="P1"><text:span text:style-name="T1">French: Sousse</text:span></text:p>
              <text:p text:style-name="P1"><text:span text:style-name="T1"/></text:p>
              <text:p text:style-name="P1"><text:span text:style-name="T1">Arabic: Al-Qairuwan</text:span></text:p>
              <text:p text:style-name="P1"><text:span text:style-name="T1">Turkish: Kayrevan</text:span></text:p>
              <text:p text:style-name="P1"><text:span text:style-name="T1">French: Kairouan</text:span></text:p>
              <text:p text:style-name="P1"><text:span text:style-name="T1">Spanish: Cairuán</text:span></text:p>
              <text:p text:style-name="P1"><text:span text:style-name="T1">Portuguese: Cairuão</text:span></text:p>
            </office:annotation>
            <text:p>Adramat</text:p>
          </table:table-cell>
          <table:table-cell table:style-name="ce1" table:number-columns-repeated="8"/>
          <table:table-cell table:style-name="ce9"/>
          <table:table-cell table:style-name="ce1" table:number-columns-repeated="7"/>
          <table:table-cell table:style-name="ce1" office:value-type="string" calcext:value-type="string">
            <office:annotation draw:style-name="gr5" draw:text-style-name="P2" svg:width="4.509cm" svg:height="4.604cm" svg:x="96.202cm" svg:y="39.555cm" draw:caption-point-x="-0.406cm" draw:caption-point-y="-1.445cm">
              <dc:date>2023-02-26T00:00:00</dc:date>
              <text:p text:style-name="P1"><text:span text:style-name="T1">(Tyre)</text:span></text:p>
              <text:p text:style-name="P1"><text:span text:style-name="T1"/></text:p>
              <text:p text:style-name="P1"><text:span text:style-name="T1">Persian: Sidon</text:span></text:p>
            </office:annotation>
            <text:p>Sur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39.555cm" draw:caption-point-x="-0.406cm" draw:caption-point-y="-1.445cm">
              <dc:date>2023-02-26T00:00:00</dc:date>
              <text:p text:style-name="P1"><text:span text:style-name="T1">(Damascus/Dimashq/Sam)</text:span></text:p>
              <text:p text:style-name="P1"><text:span text:style-name="T1"/></text:p>
              <text:p text:style-name="P1"><text:span text:style-name="T1">Phoenician: Sidun (Sidon)</text:span></text:p>
            </office:annotation>
            <text:p>Dimasqu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39.555cm" draw:caption-point-x="-0.406cm" draw:caption-point-y="-1.445cm">
              <dc:date>2023-02-26T00:00:00</dc:date>
              <text:p text:style-name="P1"><text:span text:style-name="T1">(Tadmor)</text:span></text:p>
            </office:annotation>
            <text:p>Palmyra</text:p>
          </table:table-cell>
          <table:table-cell table:style-name="ce1" office:value-type="string" calcext:value-type="string">
            <office:annotation draw:style-name="gr4" draw:text-style-name="P2" svg:width="4.508cm" svg:height="3.413cm" svg:x="99.584cm" svg:y="39.555cm" draw:caption-point-x="-0.407cm" draw:caption-point-y="-1.445cm">
              <dc:date>2023-02-26T00:00:00</dc:date>
              <text:p text:style-name="P1"><text:span text:style-name="T1">Arabian: Ar-Rahbah (into Mayadin)</text:span></text:p>
              <text:p text:style-name="P1"><text:span text:style-name="T1">Greek/Latin: Doura-Europos</text:span></text:p>
            </office:annotation>
            <text:p>Rapiqum</text:p>
          </table:table-cell>
          <table:table-cell table:style-name="ce1" office:value-type="string" calcext:value-type="string">
            <office:annotation draw:style-name="gr13" draw:text-style-name="P2" svg:width="4.508cm" svg:height="6.985cm" svg:x="100.711cm" svg:y="39.555cm" draw:caption-point-x="-0.407cm" draw:caption-point-y="-1.445cm">
              <dc:date>2023-02-26T00:00:00</dc:date>
              <text:p text:style-name="P1"><text:span text:style-name="T1">(Borsippa, into Karbala)</text:span></text:p>
              <text:p text:style-name="P1"><text:span text:style-name="T1"/></text:p>
              <text:p text:style-name="P1"><text:span text:style-name="T1">Greek: Alexandreia i en Effrati</text:span></text:p>
              <text:p text:style-name="P1"><text:span text:style-name="T1">Latin: Nehardea</text:span></text:p>
              <text:p text:style-name="P1"><text:span text:style-name="T1">Arabian and later: Karbala</text:span></text:p>
            </office:annotation>
            <text:p>Barsip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39.555cm" draw:caption-point-x="-0.407cm" draw:caption-point-y="-1.445cm">
              <dc:date>2023-02-26T00:00:00</dc:date>
              <text:p text:style-name="P1"><text:span text:style-name="T1">(Babylon)</text:span></text:p>
            </office:annotation>
            <text:p>Babilim</text:p>
          </table:table-cell>
          <table:table-cell table:style-name="ce1" office:value-type="string" calcext:value-type="string">
            <office:annotation draw:style-name="gr13" draw:text-style-name="P2" svg:width="4.508cm" svg:height="6.985cm" svg:x="102.965cm" svg:y="39.555cm" draw:caption-point-x="-0.407cm" draw:caption-point-y="-1.445cm">
              <dc:date>2023-02-26T00:00:00</dc:date>
              <text:p text:style-name="P1"><text:span text:style-name="T1">(Nippur, into Wasit)</text:span></text:p>
              <text:p text:style-name="P1"><text:span text:style-name="T1"/></text:p>
              <text:p text:style-name="P1"><text:span text:style-name="T1">Greek/Latin: Artemita (into Wasit)</text:span></text:p>
              <text:p text:style-name="P1"><text:span text:style-name="T1">Persian: Kashkar (Wasit)</text:span></text:p>
              <text:p text:style-name="P1"><text:span text:style-name="T1">Arabian: Wasit</text:span></text:p>
            </office:annotation>
            <text:p>Nibbur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39.555cm" draw:caption-point-x="-0.406cm" draw:caption-point-y="-1.445cm">
              <dc:date>2023-02-26T00:00:00</dc:date>
              <text:p text:style-name="P1"><text:span text:style-name="T1">(Susa)</text:span></text:p>
              <text:p text:style-name="P1"><text:span text:style-name="T1"/></text:p>
              <text:p text:style-name="P1"><text:span text:style-name="T1">Later civs: Dezful</text:span></text:p>
            </office:annotation>
            <text:p>Shushan</text:p>
          </table:table-cell>
          <table:table-cell table:style-name="ce1" office:value-type="string" calcext:value-type="string">
            <office:annotation draw:style-name="gr23" draw:text-style-name="P2" svg:width="4.509cm" svg:height="8.176cm" svg:x="105.219cm" svg:y="39.555cm" draw:caption-point-x="-0.406cm" draw:caption-point-y="-1.445cm">
              <dc:date>2023-02-26T00:00:00</dc:date>
              <text:p text:style-name="P1"><text:span text:style-name="T1">(into Shushtar)</text:span></text:p>
              <text:p text:style-name="P1"><text:span text:style-name="T1">Babylonian/Assyrian: Adamdun</text:span></text:p>
              <text:p text:style-name="P1"><text:span text:style-name="T1">Greek: Sostrate</text:span></text:p>
              <text:p text:style-name="P1"><text:span text:style-name="T1">Latin: Sostra</text:span></text:p>
              <text:p text:style-name="P1"><text:span text:style-name="T1">Arabic: Tustar</text:span></text:p>
              <text:p text:style-name="P1"><text:span text:style-name="T1">Turkish: Şuşter</text:span></text:p>
            </office:annotation>
            <text:p>Shurkutir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9.555cm" draw:caption-point-x="-0.406cm" draw:caption-point-y="-1.445cm">
              <dc:date>2023-02-26T00:00:00</dc:date>
              <text:p text:style-name="P1"><text:span text:style-name="T1">(Izeh/Idhaj/Malamir)</text:span></text:p>
            </office:annotation>
            <text:p>Ayapir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9.555cm" draw:caption-point-x="-0.406cm" draw:caption-point-y="-1.445cm">
              <dc:date>2023-02-26T00:00:00</dc:date>
              <text:p text:style-name="P1"><text:span text:style-name="T1">(into Abadeh)</text:span></text:p>
            </office:annotation>
            <text:p>Abarkuh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9.555cm" draw:caption-point-x="-0.407cm" draw:caption-point-y="-1.445cm">
              <dc:date>2023-02-26T00:00:00</dc:date>
              <text:p text:style-name="P1"><text:span text:style-name="T1">(Issatis)</text:span></text:p>
            </office:annotation>
            <text:p>Yazd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9.555cm" draw:caption-point-x="-0.407cm" draw:caption-point-y="-1.445cm">
              <dc:date>2023-02-26T00:00:00</dc:date>
              <text:p text:style-name="P1"><text:span text:style-name="T1">(Nehbandan)</text:span></text:p>
            </office:annotation>
            <text:p>Neh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9.555cm" draw:caption-point-x="-0.407cm" draw:caption-point-y="-1.445cm">
              <dc:date>2023-02-26T00:00:00</dc:date>
              <text:p text:style-name="P1"><text:span text:style-name="T1">(Sistan/Zabol/Duzdab)</text:span></text:p>
            </office:annotation>
            <text:p>Zranka</text:p>
          </table:table-cell>
          <table:table-cell table:style-name="ce1" office:value-type="string" calcext:value-type="string">
            <office:annotation draw:style-name="gr5" draw:text-style-name="P2" svg:width="4.508cm" svg:height="4.604cm" svg:x="111.982cm" svg:y="39.555cm" draw:caption-point-x="-0.407cm" draw:caption-point-y="-1.445cm">
              <dc:date>2023-02-26T00:00:00</dc:date>
              <text:p text:style-name="P1"><text:span text:style-name="T1">(Quetta)</text:span></text:p>
              <text:p text:style-name="P1"><text:span text:style-name="T1"/></text:p>
              <text:p text:style-name="P1"><text:span text:style-name="T1">Harappan: Said Qala Tepe</text:span></text:p>
            </office:annotation>
            <text:p>Shalko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4.236cm" svg:y="39.555cm" draw:caption-point-x="-0.406cm" draw:caption-point-y="-1.445cm">
              <dc:date>2023-02-26T00:00:00</dc:date>
              <text:p text:style-name="P1"><text:span text:style-name="T1">(into Dera Ghazi Khan)</text:span></text:p>
              <text:p text:style-name="P1"><text:span text:style-name="T1"/></text:p>
              <text:p text:style-name="P1"><text:span text:style-name="T1">English: Dera Ghazi Khan</text:span></text:p>
              <text:p text:style-name="P1"><text:span text:style-name="T1">Harappan: Dabar Kot</text:span></text:p>
            </office:annotation>
            <text:p>Jampur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39.555cm" draw:caption-point-x="-0.406cm" draw:caption-point-y="-1.445cm">
              <dc:date>2023-02-26T00:00:00</dc:date>
              <text:p text:style-name="P1"><text:span text:style-name="T1">(into Multan)</text:span></text:p>
              <text:p text:style-name="P1"><text:span text:style-name="T1"/></text:p>
              <text:p text:style-name="P1"><text:span text:style-name="T1">Non-Indian civs: Multan</text:span></text:p>
              <text:p text:style-name="P1"><text:span text:style-name="T1">Harappan: Hathala</text:span></text:p>
            </office:annotation>
            <text:p>Kashtpur</text:p>
          </table:table-cell>
          <table:table-cell table:style-name="ce1" office:value-type="string" calcext:value-type="string">
            <office:annotation draw:style-name="gr13" draw:text-style-name="P2" svg:width="4.509cm" svg:height="6.985cm" svg:x="116.49cm" svg:y="39.555cm" draw:caption-point-x="-0.406cm" draw:caption-point-y="-1.445cm">
              <dc:date>2023-02-26T00:00:00</dc:date>
              <text:p text:style-name="P1"><text:span text:style-name="T1">(Shorkot, into Jhang)</text:span></text:p>
              <text:p text:style-name="P1"><text:span text:style-name="T1"/></text:p>
              <text:p text:style-name="P1"><text:span text:style-name="T1">Greek: Chiniotis (Chiniot)</text:span></text:p>
              <text:p text:style-name="P1"><text:span text:style-name="T1">English: Lyallpur (Faisalabad)</text:span></text:p>
              <text:p text:style-name="P1"><text:span text:style-name="T1">Harappan: Jalilpur</text:span></text:p>
            </office:annotation>
            <text:p>Sibipura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39.555cm" draw:caption-point-x="-0.407cm" draw:caption-point-y="-1.445cm">
              <dc:date>2023-02-26T00:00:00</dc:date>
              <text:p text:style-name="P1"><text:span text:style-name="T1">(Lahore)</text:span></text:p>
              <text:p text:style-name="P1"><text:span text:style-name="T1"/></text:p>
              <text:p text:style-name="P1"><text:span text:style-name="T1">Harappan: Harappa</text:span></text:p>
            </office:annotation>
            <text:p>Lavapuri</text:p>
          </table:table-cell>
          <table:table-cell table:style-name="ce1" office:value-type="string" calcext:value-type="string">
            <office:annotation draw:style-name="gr23" draw:text-style-name="P2" svg:width="4.508cm" svg:height="8.176cm" svg:x="118.745cm" svg:y="39.555cm" draw:caption-point-x="-0.407cm" draw:caption-point-y="-1.445cm">
              <dc:date>2023-02-26T00:00:00</dc:date>
              <text:p text:style-name="P1"><text:span text:style-name="T1">(Sirhind, into Ludhiana)</text:span></text:p>
              <text:p text:style-name="P1"><text:span text:style-name="T1"/></text:p>
              <text:p text:style-name="P1"><text:span text:style-name="T1">Persian: Samana (into Patiala)</text:span></text:p>
              <text:p text:style-name="P1"><text:span text:style-name="T1">English: Patiala</text:span></text:p>
              <text:p text:style-name="P1"><text:span text:style-name="T1">Harappan: Ropar</text:span></text:p>
              <text:p text:style-name="P1"><text:span text:style-name="T1">Greek: Daedala (Uksi, into Ludhiana)</text:span></text:p>
            </office:annotation>
            <text:p>Satudardesh</text:p>
          </table:table-cell>
          <table:table-cell table:style-name="ce1" office:value-type="string" calcext:value-type="string">
            <office:annotation draw:style-name="gr13" draw:text-style-name="P2" svg:width="4.508cm" svg:height="6.985cm" svg:x="119.872cm" svg:y="39.555cm" draw:caption-point-x="-0.407cm" draw:caption-point-y="-1.445cm">
              <dc:date>2023-02-26T00:00:00</dc:date>
              <text:p text:style-name="P1"><text:span text:style-name="T1">(Thaneswar/Ostobalasara)</text:span></text:p>
              <text:p text:style-name="P1"><text:span text:style-name="T1"/></text:p>
              <text:p text:style-name="P1"><text:span text:style-name="T1">Persian: Mirth, into Meerut</text:span></text:p>
              <text:p text:style-name="P1"><text:span text:style-name="T1">English: Meerut</text:span></text:p>
              <text:p text:style-name="P1"><text:span text:style-name="T1">Harappan: Balu</text:span></text:p>
            </office:annotation>
            <text:p>Sthanishvara</text:p>
          </table:table-cell>
          <table:table-cell table:style-name="ce1" office:value-type="string" calcext:value-type="string">
            <office:annotation draw:style-name="gr5" draw:text-style-name="P2" svg:width="4.508cm" svg:height="4.604cm" svg:x="120.999cm" svg:y="39.555cm" draw:caption-point-x="-0.407cm" draw:caption-point-y="-1.445cm">
              <dc:date>2023-02-26T00:00:00</dc:date>
              <text:p text:style-name="P1"><text:span text:style-name="T1">(into Bijnor)</text:span></text:p>
              <text:p text:style-name="P1"><text:span text:style-name="T1"/></text:p>
              <text:p text:style-name="P1"><text:span text:style-name="T1">Harappan: Bargaon</text:span></text:p>
            </office:annotation>
            <text:p>Hastinapur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39.555cm" draw:caption-point-x="-0.406cm" draw:caption-point-y="-1.445cm">
              <dc:date>2023-02-26T00:00:00</dc:date>
              <text:p text:style-name="P1"><text:span text:style-name="T1">(into Bareilly)</text:span></text:p>
            </office:annotation>
            <text:p>Ahichchhatra</text:p>
          </table:table-cell>
          <table:table-cell table:style-name="ce1" office:value-type="string" calcext:value-type="string">
            <text:p>Pokhar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39.555cm" draw:caption-point-x="-0.407cm" draw:caption-point-y="-1.445cm">
              <dc:date>2023-02-26T00:00:00</dc:date>
              <text:p text:style-name="P1"><text:span text:style-name="T1">(Gyantse)</text:span></text:p>
            </office:annotation>
            <text:p>Rgyalrtse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39.555cm" draw:caption-point-x="-0.407cm" draw:caption-point-y="-1.445cm">
              <dc:date>2023-02-26T00:00:00</dc:date>
              <text:p text:style-name="P1"><text:span text:style-name="T1">(Tsetang)</text:span></text:p>
            </office:annotation>
            <text:p>Rtsetha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9.555cm" draw:caption-point-x="-0.406cm" draw:caption-point-y="-1.445cm">
              <dc:date>2023-02-26T00:00:00</dc:date>
              <text:p text:style-name="P1"><text:span text:style-name="T1">British: Pasighat</text:span></text:p>
            </office:annotation>
            <text:p>Aal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9.555cm" draw:caption-point-x="-0.407cm" draw:caption-point-y="-1.445cm">
              <dc:date>2023-03-08T00:00:00</dc:date>
              <text:p text:style-name="P1"><text:span text:style-name="T1">-&gt; Yuzhou -&gt; Chongqing</text:span></text:p>
            </office:annotation>
            <text:p>Jiangzhou</text:p>
          </table:table-cell>
          <table:table-cell table:style-name="ce1" office:value-type="string" calcext:value-type="string">
            <text:p>Fuling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9.555cm" draw:caption-point-x="-0.407cm" draw:caption-point-y="-1.445cm">
              <dc:date>2023-02-26T00:00:00</dc:date>
              <text:p text:style-name="P1"><text:span text:style-name="T1">(Zhangjiajie)</text:span></text:p>
            </office:annotation>
            <text:p>Dayong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9.555cm" draw:caption-point-x="-0.406cm" draw:caption-point-y="-1.445cm">
              <dc:date>2023-02-26T00:00:00</dc:date>
              <text:p text:style-name="P1"><text:span text:style-name="T1">(Shaoyang)</text:span></text:p>
            </office:annotation>
            <text:p>Baoqing</text:p>
          </table:table-cell>
          <table:table-cell table:style-name="ce1" office:value-type="string" calcext:value-type="string">
            <office:annotation draw:style-name="gr8" draw:text-style-name="P5" svg:width="2.899cm" svg:height="1.799cm" svg:x="141.491cm" svg:y="36.6cm" draw:caption-point-x="-0.61cm" draw:caption-point-y="1.51cm">
              <dc:date>2023-03-08T00:00:00</dc:date>
              <text:p text:style-name="P1"><text:span text:style-name="T1">-&gt; Changsha</text:span></text:p>
            </office:annotation>
            <text:p>Linxia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9.555cm" draw:caption-point-x="-0.406cm" draw:caption-point-y="-1.445cm">
              <dc:date>2023-02-26T00:00:00</dc:date>
              <text:p text:style-name="P1"><text:span text:style-name="T1">(Gao'an)</text:span></text:p>
            </office:annotation>
            <text:p>Jian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9.555cm" draw:caption-point-x="-0.406cm" draw:caption-point-y="-1.445cm">
              <dc:date>2023-02-26T00:00:00</dc:date>
              <text:p text:style-name="P1"><text:span text:style-name="T1">(Longxing)</text:span></text:p>
            </office:annotation>
            <text:p>Nanchang</text:p>
          </table:table-cell>
          <table:table-cell table:style-name="ce1" office:value-type="string" calcext:value-type="string">
            <office:annotation draw:style-name="gr8" draw:text-style-name="P5" svg:width="2.899cm" svg:height="1.799cm" svg:x="144.872cm" svg:y="36.6cm" draw:caption-point-x="-0.61cm" draw:caption-point-y="1.51cm">
              <dc:date>2023-03-09T00:00:00</dc:date>
              <text:p text:style-name="P1"><text:span text:style-name="T1">Jingdezhen</text:span></text:p>
            </office:annotation>
            <text:p>Changnan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9.555cm" draw:caption-point-x="-0.407cm" draw:caption-point-y="-1.445cm">
              <dc:date>2023-03-09T00:00:00</dc:date>
              <text:p text:style-name="P1"><text:span text:style-name="T1">-&gt; Yongjia -&gt; Wenzhou</text:span></text:p>
            </office:annotation>
            <text:p>Dong'ou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39.555cm" draw:caption-point-x="-0.407cm" draw:caption-point-y="-1.445cm">
              <dc:date>2023-02-26T00:00:00</dc:date>
              <text:p text:style-name="P1"><text:span text:style-name="T1">(Taizhou)</text:span></text:p>
            </office:annotation>
            <text:p>Huipu</text:p>
          </table:table-cell>
          <table:table-cell table:style-name="ce1" table:number-columns-repeated="20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Loret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6.176cm" svg:y="40.746cm" draw:caption-point-x="-0.406cm" draw:caption-point-y="-1.445cm">
              <dc:date>2023-02-26T00:00:00</dc:date>
              <text:p text:style-name="P1"><text:span text:style-name="T1">(Culiacán)</text:span></text:p>
            </office:annotation>
            <text:p>Colhuac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40.746cm" draw:caption-point-x="-0.407cm" draw:caption-point-y="-1.445cm">
              <dc:date>2023-02-26T00:00:00</dc:date>
              <text:p text:style-name="P1"><text:span text:style-name="T1">Spanish: Cuencamé (into Torreón)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40.746cm" draw:caption-point-x="-0.407cm" draw:caption-point-y="-1.445cm">
              <dc:date>2023-02-26T00:00:00</dc:date>
              <text:p text:style-name="P1"><text:span text:style-name="T1">Spanish: Saltillo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40.746cm" draw:caption-point-x="-0.407cm" draw:caption-point-y="-1.445cm">
              <dc:date>2023-02-26T00:00:00</dc:date>
              <text:p text:style-name="P1"><text:span text:style-name="T1">Spanish: Monterrey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0.746cm" draw:caption-point-x="-0.407cm" draw:caption-point-y="-1.445cm">
              <dc:date>2023-02-26T00:00:00</dc:date>
              <text:p text:style-name="P1"><text:span text:style-name="T1">Spanish: San Juan de los Esteros Hermanos (Matamoros)</text:span></text:p>
            </office:annotation>
            <text:p>?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8" draw:text-style-name="P2" svg:width="4.509cm" svg:height="10.556cm" svg:x="34.21cm" svg:y="40.746cm" draw:caption-point-x="-0.406cm" draw:caption-point-y="-1.445cm">
              <dc:date>2023-02-26T00:00:00</dc:date>
              <text:p text:style-name="P1"><text:span text:style-name="T1">(into Nassau)</text:span></text:p>
              <text:p text:style-name="P1"><text:span text:style-name="T1">Dutch/American: Nassau</text:span></text:p>
              <text:p text:style-name="P1"><text:span text:style-name="T1">Spanish: Nasáu</text:span></text:p>
              <text:p text:style-name="P1"><text:span text:style-name="T1">Latin: Sancti Salvatoris</text:span></text:p>
              <text:p text:style-name="P1"><text:span text:style-name="T1"/></text:p>
              <text:p text:style-name="P1"><text:span text:style-name="T1">Spanish: San Salvador</text:span></text:p>
              <text:p text:style-name="P1"><text:span text:style-name="T1"/></text:p>
              <text:p text:style-name="P1"><text:span text:style-name="T1">French: Abaco</text:span></text:p>
            </office:annotation>
            <text:p>Charles Town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27" draw:text-style-name="P2" svg:width="4.508cm" svg:height="14.128cm" svg:x="65.77cm" svg:y="40.746cm" draw:caption-point-x="-0.407cm" draw:caption-point-y="-1.445cm">
              <dc:date>2023-02-26T00:00:00</dc:date>
              <text:p text:style-name="P1"><text:span text:style-name="T1">Phoenician: Tyng'</text:span></text:p>
              <text:p text:style-name="P1"><text:span text:style-name="T1">Latin/Greek: Tingis</text:span></text:p>
              <text:p text:style-name="P1"><text:span text:style-name="T1">Portuguese: Tânger</text:span></text:p>
              <text:p text:style-name="P1"><text:span text:style-name="T1">Spanish: Tánger</text:span></text:p>
              <text:p text:style-name="P1"><text:span text:style-name="T1">French: Tangier</text:span></text:p>
              <text:p text:style-name="P1"><text:span text:style-name="T1">English: Tangier</text:span></text:p>
              <text:p text:style-name="P1"><text:span text:style-name="T1"/></text:p>
              <text:p text:style-name="P1"><text:span text:style-name="T1">Byzantine/Latin: Septem</text:span></text:p>
              <text:p text:style-name="P1"><text:span text:style-name="T1">Phoenician: Abyla</text:span></text:p>
              <text:p text:style-name="P1"><text:span text:style-name="T1">Arab: Sabtah</text:span></text:p>
              <text:p text:style-name="P1"><text:span text:style-name="T1">Portuguese/Spanish: Ceuta</text:span></text:p>
            </office:annotation>
            <text:p>Tan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6" draw:text-style-name="P2" svg:width="4.509cm" svg:height="11.747cm" svg:x="68.024cm" svg:y="40.746cm" draw:caption-point-x="-0.406cm" draw:caption-point-y="-1.445cm">
              <dc:date>2023-02-26T00:00:00</dc:date>
              <text:p text:style-name="P1"><text:span text:style-name="T1">Greek: Rhyssadeiron</text:span></text:p>
              <text:p text:style-name="P1"><text:span text:style-name="T1">Latin: Flavia / Rusicada/ Rusadir</text:span></text:p>
              <text:p text:style-name="P1"><text:span text:style-name="T1">Arabic: Maliliyah/ Maliliyya</text:span></text:p>
              <text:p text:style-name="P1"><text:span text:style-name="T1">Spanish: Melilla</text:span></text:p>
              <text:p text:style-name="P1"><text:span text:style-name="T1">Portuguese: Melilha</text:span></text:p>
              <text:p text:style-name="P1"><text:span text:style-name="T1"/></text:p>
              <text:p text:style-name="P1"><text:span text:style-name="T1">Arabic: Nekor</text:span></text:p>
              <text:p text:style-name="P1"><text:span text:style-name="T1">Moorish: N'kor</text:span></text:p>
              <text:p text:style-name="P1"><text:span text:style-name="T1">(into Melilla)</text:span></text:p>
            </office:annotation>
            <text:p>Rusaddir</text:p>
          </table:table-cell>
          <table:table-cell table:style-name="ce1" office:value-type="string" calcext:value-type="string">
            <office:annotation draw:style-name="gr21" draw:text-style-name="P2" svg:width="4.509cm" svg:height="16.51cm" svg:x="69.151cm" svg:y="40.746cm" draw:caption-point-x="-0.406cm" draw:caption-point-y="-1.445cm">
              <dc:date>2023-02-26T00:00:00</dc:date>
              <text:p text:style-name="P1"><text:span text:style-name="T1">Latin: Camarata</text:span></text:p>
              <text:p text:style-name="P1"><text:span text:style-name="T1">(into Ksar ibn Senar/Ain Temouchent)</text:span></text:p>
              <text:p text:style-name="P1"><text:span text:style-name="T1"/></text:p>
              <text:p text:style-name="P1"><text:span text:style-name="T1">Latin: Pomaria</text:span></text:p>
              <text:p text:style-name="P1"><text:span text:style-name="T1">Moorish: Tagrart (into Tilimsān)</text:span></text:p>
              <text:p text:style-name="P1"><text:span text:style-name="T1">Arabic: Tilimsān</text:span></text:p>
              <text:p text:style-name="P1"><text:span text:style-name="T1">French: Tlemcen</text:span></text:p>
              <text:p text:style-name="P1"><text:span text:style-name="T1">Spanish: Tremecén</text:span></text:p>
              <text:p text:style-name="P1"><text:span text:style-name="T1">Portuguese: Tremecém</text:span></text:p>
              <text:p text:style-name="P1"><text:span text:style-name="T1"/></text:p>
              <text:p text:style-name="P1"><text:span text:style-name="T1">Byzantine: Altava (into Tlemcen)</text:span></text:p>
              <text:p text:style-name="P1"><text:span text:style-name="T1"/></text:p>
              <text:p text:style-name="P1"><text:span text:style-name="T1">French: Sidi Bel Abbès</text:span></text:p>
            </office:annotation>
            <text:p>Km'</text:p>
          </table:table-cell>
          <table:table-cell table:style-name="ce1" office:value-type="string" calcext:value-type="string">
            <office:annotation draw:style-name="gr12" draw:text-style-name="P2" svg:width="4.509cm" svg:height="9.366cm" svg:x="70.278cm" svg:y="40.746cm" draw:caption-point-x="-0.406cm" draw:caption-point-y="-1.445cm">
              <dc:date>2023-02-26T00:00:00</dc:date>
              <text:p text:style-name="P1"><text:span text:style-name="T1">Latin: Victoria?</text:span></text:p>
              <text:p text:style-name="P1"><text:span text:style-name="T1">Turkish: Muaskar</text:span></text:p>
              <text:p text:style-name="P1"><text:span text:style-name="T1">French: Mascara</text:span></text:p>
              <text:p text:style-name="P1"><text:span text:style-name="T1"/></text:p>
              <text:p text:style-name="P1"><text:span text:style-name="T1">Latin: Cohors Breucorum</text:span></text:p>
              <text:p text:style-name="P1"><text:span text:style-name="T1">Moorish: Takhemaret</text:span></text:p>
              <text:p text:style-name="P1"><text:span text:style-name="T1">French: Dominique Luciani</text:span></text:p>
            </office:annotation>
            <text:p>Mouaska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40.746cm" draw:caption-point-x="-0.407cm" draw:caption-point-y="-1.445cm">
              <dc:date>2023-02-26T00:00:00</dc:date>
              <text:p text:style-name="P1"><text:span text:style-name="T1">Latin: Fallaba</text:span></text:p>
              <text:p text:style-name="P1"><text:span text:style-name="T1">Arabic: Al-Ǧilfah / Al-Jilfa</text:span></text:p>
              <text:p text:style-name="P1"><text:span text:style-name="T1">Turkish: Celfa</text:span></text:p>
              <text:p text:style-name="P1"><text:span text:style-name="T1">French: Djelfa</text:span></text:p>
            </office:annotation>
            <text:p>Ǧelfa</text:p>
          </table:table-cell>
          <table:table-cell table:style-name="ce1" office:value-type="string" calcext:value-type="string">
            <office:annotation draw:style-name="gr12" draw:text-style-name="P2" svg:width="4.508cm" svg:height="9.366cm" svg:x="73.66cm" svg:y="40.746cm" draw:caption-point-x="-0.407cm" draw:caption-point-y="-1.445cm">
              <dc:date>2023-02-26T00:00:00</dc:date>
              <text:p text:style-name="P1"><text:span text:style-name="T1">Latin: Vescera</text:span></text:p>
              <text:p text:style-name="P1"><text:span text:style-name="T1">Arabic: Biskra / Biskira</text:span></text:p>
              <text:p text:style-name="P1"><text:span text:style-name="T1">French: Biskara?</text:span></text:p>
              <text:p text:style-name="P1"><text:span text:style-name="T1"/></text:p>
              <text:p text:style-name="P1"><text:span text:style-name="T1">Latin: Thamugadi </text:span></text:p>
              <text:p text:style-name="P1"><text:span text:style-name="T1">Arabic: Tīmgād</text:span></text:p>
              <text:p text:style-name="P1"><text:span text:style-name="T1">(into Bātnah)</text:span></text:p>
            </office:annotation>
            <text:p>Tibeskert</text:p>
          </table:table-cell>
          <table:table-cell table:style-name="ce1" office:value-type="string" calcext:value-type="string">
            <office:annotation draw:style-name="gr16" draw:text-style-name="P2" svg:width="4.508cm" svg:height="11.747cm" svg:x="74.787cm" svg:y="40.746cm" draw:caption-point-x="-0.407cm" draw:caption-point-y="-1.445cm">
              <dc:date>2023-02-26T00:00:00</dc:date>
              <text:p text:style-name="P1"><text:span text:style-name="T1">Latin/Phoenician: Mascula</text:span></text:p>
              <text:p text:style-name="P1"><text:span text:style-name="T1">Moorish: Xencelt</text:span></text:p>
              <text:p text:style-name="P1"><text:span text:style-name="T1"/></text:p>
              <text:p text:style-name="P1"><text:span text:style-name="T1">Phoenician: Tbessa</text:span></text:p>
              <text:p text:style-name="P1"><text:span text:style-name="T1">Greek: Hecatompyle</text:span></text:p>
              <text:p text:style-name="P1"><text:span text:style-name="T1">Latin: Theveste </text:span></text:p>
              <text:p text:style-name="P1"><text:span text:style-name="T1">Arabic: Tibissa</text:span></text:p>
              <text:p text:style-name="P1"><text:span text:style-name="T1">Moorish: Tibest</text:span></text:p>
              <text:p text:style-name="P1"><text:span text:style-name="T1">French: Tébessa</text:span></text:p>
            </office:annotation>
            <text:p>Khenchela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40.746cm" draw:caption-point-x="-0.407cm" draw:caption-point-y="-1.445cm">
              <dc:date>2023-02-26T00:00:00</dc:date>
              <text:p text:style-name="P1"><text:span text:style-name="T1">Arabic/Europeans: Gafsa</text:span></text:p>
            </office:annotation>
            <text:p>Capsa</text:p>
          </table:table-cell>
          <table:table-cell table:style-name="ce1" office:value-type="string" calcext:value-type="string">
            <office:annotation draw:style-name="gr15" draw:text-style-name="P2" svg:width="4.509cm" svg:height="15.319cm" svg:x="77.041cm" svg:y="40.746cm" draw:caption-point-x="-0.406cm" draw:caption-point-y="-1.445cm">
              <dc:date>2023-02-26T00:00:00</dc:date>
              <text:p text:style-name="P1"><text:span text:style-name="T1">Latin: Macomades Minores</text:span></text:p>
              <text:p text:style-name="P1"><text:span text:style-name="T1">Byzantine: Lunca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Latin: Thaenae</text:span></text:p>
              <text:p text:style-name="P1"><text:span text:style-name="T1">Phoenician: Thainath</text:span></text:p>
              <text:p text:style-name="P1"><text:span text:style-name="T1">Greek: Thenai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Arabic: Ṣafāqis</text:span></text:p>
              <text:p text:style-name="P1"><text:span text:style-name="T1">Turkish: Safakes</text:span></text:p>
              <text:p text:style-name="P1"><text:span text:style-name="T1">Europeans: Sfax</text:span></text:p>
            </office:annotation>
            <text:p>Māqōm Hadasht</text:p>
          </table:table-cell>
          <table:table-cell table:style-name="ce1" table:number-columns-repeated="5"/>
          <table:table-cell table:style-name="ce9"/>
          <table:table-cell table:style-name="ce1" table:number-columns-repeated="10"/>
          <table:table-cell table:style-name="ce1" office:value-type="string" calcext:value-type="string">
            <office:annotation draw:style-name="gr7" draw:text-style-name="P2" svg:width="4.509cm" svg:height="5.794cm" svg:x="96.202cm" svg:y="40.746cm" draw:caption-point-x="-0.406cm" draw:caption-point-y="-1.445cm">
              <dc:date>2023-02-26T00:00:00</dc:date>
              <text:p text:style-name="P1"><text:span text:style-name="T1">(Acre/San Giovanni d'Acri)</text:span></text:p>
              <text:p text:style-name="P1"><text:span text:style-name="T1"/></text:p>
              <text:p text:style-name="P1"><text:span text:style-name="T1">Egyptian: Megiddo (Armageddon)</text:span></text:p>
              <text:p text:style-name="P1"><text:span text:style-name="T1">Greek: Dora</text:span></text:p>
            </office:annotation>
            <text:p>Akka</text:p>
          </table:table-cell>
          <table:table-cell table:style-name="ce1" office:value-type="string" calcext:value-type="string">
            <office:annotation draw:style-name="gr4" draw:text-style-name="P2" svg:width="4.509cm" svg:height="3.413cm" svg:x="97.329cm" svg:y="40.746cm" draw:caption-point-x="-0.406cm" draw:caption-point-y="-1.445cm">
              <dc:date>2023-02-26T00:00:00</dc:date>
              <text:p text:style-name="P1"><text:span text:style-name="T1">Egyptian: Qanu (Canesh)</text:span></text:p>
              <text:p text:style-name="P1"><text:span text:style-name="T1">Greek: Antiokheia Hippos (Sussita, into Irbid)</text:span></text:p>
            </office:annotation>
            <text:p>Geras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40.746cm" draw:caption-point-x="-0.406cm" draw:caption-point-y="-1.445cm">
              <dc:date>2023-02-26T00:00:00</dc:date>
              <text:p text:style-name="P1"><text:span text:style-name="T1">Greek: Kanatha (Qanawat)</text:span></text:p>
            </office:annotation>
            <text:p>Bosra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0.746cm" draw:caption-point-x="-0.407cm" draw:caption-point-y="-1.445cm">
              <dc:date>2023-02-26T00:00:00</dc:date>
              <text:p text:style-name="P1"><text:span text:style-name="T1">English: Rutbah Wells (Ar-Rutbah)</text:span></text:p>
            </office:annotation>
            <text:p>Ruwaished</text:p>
          </table:table-cell>
          <table:table-cell table:style-name="ce1" office:value-type="string" calcext:value-type="string">
            <office:annotation draw:style-name="gr13" draw:text-style-name="P2" svg:width="4.508cm" svg:height="6.985cm" svg:x="100.711cm" svg:y="40.746cm" draw:caption-point-x="-0.407cm" draw:caption-point-y="-1.445cm">
              <dc:date>2023-02-26T00:00:00</dc:date>
              <text:p text:style-name="P1"><text:span text:style-name="T1">(into Sura/Kufa/Najaf)</text:span></text:p>
              <text:p text:style-name="P1"><text:span text:style-name="T1"/></text:p>
              <text:p text:style-name="P1"><text:span text:style-name="T1">Persian/Greek/Latin: Sura/Soura</text:span></text:p>
              <text:p text:style-name="P1"><text:span text:style-name="T1">Arabian: Al-Kufah (Kufa, into Najaf)</text:span></text:p>
              <text:p text:style-name="P1"><text:span text:style-name="T1">Turkish: Necef (Najaf)</text:span></text:p>
            </office:annotation>
            <text:p>Dilbat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0.746cm" draw:caption-point-x="-0.407cm" draw:caption-point-y="-1.445cm">
              <dc:date>2023-02-26T00:00:00</dc:date>
              <text:p text:style-name="P1"><text:span text:style-name="T1">(Orchoe, into As-Samawah)</text:span></text:p>
            </office:annotation>
            <text:p>Uruk</text:p>
          </table:table-cell>
          <table:table-cell table:style-name="ce1" office:value-type="string" calcext:value-type="string">
            <office:annotation draw:style-name="gr7" draw:text-style-name="P2" svg:width="4.508cm" svg:height="5.794cm" svg:x="102.965cm" svg:y="40.746cm" draw:caption-point-x="-0.407cm" draw:caption-point-y="-1.445cm">
              <dc:date>2023-02-26T00:00:00</dc:date>
              <text:p text:style-name="P1"><text:span text:style-name="T1">(into Charax Spasinu/Basra)</text:span></text:p>
              <text:p text:style-name="P1"><text:span text:style-name="T1"/></text:p>
              <text:p text:style-name="P1"><text:span text:style-name="T1">Greek/Latin: Apameia i Sitakini/Apamea Sittacene</text:span></text:p>
              <text:p text:style-name="P1"><text:span text:style-name="T1">Turkish: Nasiriye (Nasiriyah)</text:span></text:p>
            </office:annotation>
            <text:p>Lagash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40.746cm" draw:caption-point-x="-0.406cm" draw:caption-point-y="-1.445cm">
              <dc:date>2023-02-26T00:00:00</dc:date>
              <text:p text:style-name="P1"><text:span text:style-name="T1">(Charax Spasinu, into Basra)</text:span></text:p>
            </office:annotation>
            <text:p>Durine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40.746cm" draw:caption-point-x="-0.406cm" draw:caption-point-y="-1.445cm">
              <dc:date>2023-02-26T00:00:00</dc:date>
              <text:p text:style-name="P1"><text:span text:style-name="T1">(Ahvaz/Agnis)</text:span></text:p>
            </office:annotation>
            <text:p>Ohrmazd-Ardashi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40.746cm" draw:caption-point-x="-0.406cm" draw:caption-point-y="-1.445cm">
              <dc:date>2023-02-26T00:00:00</dc:date>
              <text:p text:style-name="P1"><text:span text:style-name="T1">(Pasargadae)</text:span></text:p>
            </office:annotation>
            <text:p>Pathragada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40.746cm" draw:caption-point-x="-0.407cm" draw:caption-point-y="-1.445cm">
              <dc:date>2023-02-26T00:00:00</dc:date>
              <text:p text:style-name="P1"><text:span text:style-name="T1">(Sirjan/Sircan)</text:span></text:p>
            </office:annotation>
            <text:p>Sirgan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40.746cm" draw:caption-point-x="-0.407cm" draw:caption-point-y="-1.445cm">
              <dc:date>2023-02-26T00:00:00</dc:date>
              <text:p text:style-name="P1"><text:span text:style-name="T1">(Kerman)</text:span></text:p>
            </office:annotation>
            <text:p>Veh-Ardashir</text:p>
          </table:table-cell>
          <table:table-cell table:style-name="ce1" office:value-type="string" calcext:value-type="string">
            <text:p>Zahedan</text:p>
          </table:table-cell>
          <table:table-cell table:style-name="ce1" office:value-type="string" calcext:value-type="string">
            <office:annotation draw:style-name="gr7" draw:text-style-name="P2" svg:width="4.508cm" svg:height="5.794cm" svg:x="111.982cm" svg:y="40.746cm" draw:caption-point-x="-0.407cm" draw:caption-point-y="-1.445cm">
              <dc:date>2023-02-26T00:00:00</dc:date>
              <text:p text:style-name="P1"><text:span text:style-name="T1">(Khuzdar)</text:span></text:p>
              <text:p text:style-name="P1"><text:span text:style-name="T1"/></text:p>
              <text:p text:style-name="P1"><text:span text:style-name="T1">English: Kalat</text:span></text:p>
              <text:p text:style-name="P1"><text:span text:style-name="T1">Harappan: Togau</text:span></text:p>
            </office:annotation>
            <text:p>Khnent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40.746cm" draw:caption-point-x="-0.406cm" draw:caption-point-y="-1.445cm">
              <dc:date>2023-02-26T00:00:00</dc:date>
              <text:p text:style-name="P1"><text:span text:style-name="T1">Harappan: Mehrgarh</text:span></text:p>
            </office:annotation>
            <text:p>Sibi</text:p>
          </table:table-cell>
          <table:table-cell table:style-name="ce1" office:value-type="string" calcext:value-type="string">
            <office:annotation draw:style-name="gr4" draw:text-style-name="P2" svg:width="4.509cm" svg:height="3.413cm" svg:x="114.236cm" svg:y="40.746cm" draw:caption-point-x="-0.406cm" draw:caption-point-y="-1.445cm">
              <dc:date>2023-02-26T00:00:00</dc:date>
              <text:p text:style-name="P1"><text:span text:style-name="T1">English: Shahdadkot</text:span></text:p>
              <text:p text:style-name="P1"><text:span text:style-name="T1">Harappan: Nausharo</text:span></text:p>
            </office:annotation>
            <text:p>Sukkur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40.746cm" draw:caption-point-x="-0.406cm" draw:caption-point-y="-1.445cm">
              <dc:date>2023-02-26T00:00:00</dc:date>
              <text:p text:style-name="P1"><text:span text:style-name="T1">(Uch/Alexandreia i en Indos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ogarh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40.746cm" draw:caption-point-x="-0.406cm" draw:caption-point-y="-1.445cm">
              <dc:date>2023-02-26T00:00:00</dc:date>
              <text:p text:style-name="P1"><text:span text:style-name="T1">(into Bahawalpur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rawar</text:p>
          </table:table-cell>
          <table:table-cell table:style-name="ce1" office:value-type="string" calcext:value-type="string">
            <office:annotation draw:style-name="gr13" draw:text-style-name="P2" svg:width="4.508cm" svg:height="6.985cm" svg:x="117.618cm" svg:y="40.746cm" draw:caption-point-x="-0.407cm" draw:caption-point-y="-1.445cm">
              <dc:date>2023-02-26T00:00:00</dc:date>
              <text:p text:style-name="P1"><text:span text:style-name="T1">(Pakpattan, into Montgomery/Sahiwal)</text:span></text:p>
              <text:p text:style-name="P1"><text:span text:style-name="T1"/></text:p>
              <text:p text:style-name="P1"><text:span text:style-name="T1">Persian: Pakpattan</text:span></text:p>
              <text:p text:style-name="P1"><text:span text:style-name="T1">English: Montgomery</text:span></text:p>
              <text:p text:style-name="P1"><text:span text:style-name="T1">Harappan: Kalibangan</text:span></text:p>
            </office:annotation>
            <text:p>Ajodhan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0.746cm" draw:caption-point-x="-0.407cm" draw:caption-point-y="-1.445cm">
              <dc:date>2023-02-26T00:00:00</dc:date>
              <text:p text:style-name="P1"><text:span text:style-name="T1">(Rohtak)</text:span></text:p>
              <text:p text:style-name="P1"><text:span text:style-name="T1"/></text:p>
              <text:p text:style-name="P1"><text:span text:style-name="T1">Persian/English: Hisar-e-Firoza/Hissar (Hisar)</text:span></text:p>
              <text:p text:style-name="P1"><text:span text:style-name="T1">Harappan: Banawali</text:span></text:p>
            </office:annotation>
            <text:p>Khokrakot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0.746cm" draw:caption-point-x="-0.407cm" draw:caption-point-y="-1.445cm">
              <dc:date>2023-02-26T00:00:00</dc:date>
              <text:p text:style-name="P1"><text:span text:style-name="T1">(Delhi/New Delhi/Shahjahanabad/Indraprastha)</text:span></text:p>
              <text:p text:style-name="P1"><text:span text:style-name="T1"/></text:p>
              <text:p text:style-name="P1"><text:span text:style-name="T1">Harappan: Rakhigarhi</text:span></text:p>
            </office:annotation>
            <text:p>Dilli</text:p>
          </table:table-cell>
          <table:table-cell table:style-name="ce1" office:value-type="string" calcext:value-type="string">
            <office:annotation draw:style-name="gr13" draw:text-style-name="P2" svg:width="4.508cm" svg:height="6.985cm" svg:x="120.999cm" svg:y="40.746cm" draw:caption-point-x="-0.407cm" draw:caption-point-y="-1.445cm">
              <dc:date>2023-02-26T00:00:00</dc:date>
              <text:p text:style-name="P1"><text:span text:style-name="T1">(into Moradabad)</text:span></text:p>
              <text:p text:style-name="P1"><text:span text:style-name="T1"/></text:p>
              <text:p text:style-name="P1"><text:span text:style-name="T1">Persian: Budayon (Budaun, into Bareilly/Bareli)</text:span></text:p>
              <text:p text:style-name="P1"><text:span text:style-name="T1">English: Bareilly</text:span></text:p>
              <text:p text:style-name="P1"><text:span text:style-name="T1">Harappan: Alamgirpur</text:span></text:p>
            </office:annotation>
            <text:p>Sambhal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40.746cm" draw:caption-point-x="-0.406cm" draw:caption-point-y="-1.445cm">
              <dc:date>2023-02-26T00:00:00</dc:date>
              <text:p text:style-name="P1"><text:span text:style-name="T1">(Ayodhya, into Faizabad)</text:span></text:p>
              <text:p text:style-name="P1"><text:span text:style-name="T1"/></text:p>
              <text:p text:style-name="P1"><text:span text:style-name="T1">Persian: Faizabad</text:span></text:p>
              <text:p text:style-name="P1"><text:span text:style-name="T1">English: Citapore (Sitapur)</text:span></text:p>
            </office:annotation>
            <text:p>Saketa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0.746cm" draw:caption-point-x="-0.406cm" draw:caption-point-y="-1.445cm">
              <dc:date>2023-02-26T00:00:00</dc:date>
              <text:p text:style-name="P1"><text:span text:style-name="T1">(into Siddharthanagar)</text:span></text:p>
            </office:annotation>
            <text:p>Lumbini</text:p>
          </table:table-cell>
          <table:table-cell table:style-name="ce1" office:value-type="string" calcext:value-type="string">
            <text:p>Gorkha Dabar</text:p>
          </table:table-cell>
          <table:table-cell table:style-name="ce1" office:value-type="string" calcext:value-type="string">
            <office:annotation draw:style-name="gr2" draw:text-style-name="P2" svg:width="4.509cm" svg:height="4.603cm" svg:x="125.507cm" svg:y="40.746cm" draw:caption-point-x="-0.406cm" draw:caption-point-y="-1.445cm">
              <dc:date>2023-02-26T00:00:00</dc:date>
              <text:p text:style-name="P1"><text:span text:style-name="T1">(into Kathmandu)</text:span></text:p>
              <text:p text:style-name="P1"><text:span text:style-name="T1"/></text:p>
              <text:p text:style-name="P1"><text:span text:style-name="T1">Most civs: Kathmandu</text:span></text:p>
            </office:annotation>
            <text:p>Bhaktapur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text:p>Ratnapur</text:p>
          </table:table-cell>
          <table:table-cell table:style-name="ce1" office:value-type="string" calcext:value-type="string">
            <office:annotation draw:style-name="gr2" draw:text-style-name="P2" svg:width="4.509cm" svg:height="4.603cm" svg:x="132.27cm" svg:y="40.746cm" draw:caption-point-x="-0.406cm" draw:caption-point-y="-1.445cm">
              <dc:date>2023-02-26T00:00:00</dc:date>
              <text:p text:style-name="P1"><text:span text:style-name="T1">(into Margherita)</text:span></text:p>
              <text:p text:style-name="P1"><text:span text:style-name="T1"/></text:p>
              <text:p text:style-name="P1"><text:span text:style-name="T1">English: Margherita</text:span></text:p>
            </office:annotation>
            <text:p>Sadiy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40.746cm" draw:caption-point-x="-0.406cm" draw:caption-point-y="-1.445cm">
              <dc:date>2023-03-08T00:00:00</dc:date>
              <text:p text:style-name="P1"><text:span text:style-name="T1">→ </text:span><text:span text:style-name="T1">Xichang</text:span></text:p>
            </office:annotation>
            <text:p>Jiandu</text:p>
          </table:table-cell>
          <table:table-cell table:style-name="ce1" office:value-type="string" calcext:value-type="string">
            <text:p>Bijie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40.746cm" draw:caption-point-x="-0.407cm" draw:caption-point-y="-1.445cm">
              <dc:date>2023-02-26T00:00:00</dc:date>
              <text:p text:style-name="P1"><text:span text:style-name="T1">(into Zunyi)</text:span></text:p>
            </office:annotation>
            <text:p>Bozho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0.746cm" draw:caption-point-x="-0.407cm" draw:caption-point-y="-1.445cm">
              <dc:date>2023-02-26T00:00:00</dc:date>
              <text:p text:style-name="P1"><text:span text:style-name="T1">(Huaihua)</text:span></text:p>
            </office:annotation>
            <text:p>Qianzhong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40.746cm" draw:caption-point-x="-0.406cm" draw:caption-point-y="-1.445cm">
              <dc:date>2023-02-26T00:00:00</dc:date>
              <text:p text:style-name="P1"><text:span text:style-name="T1">(Yongzhou)</text:span></text:p>
            </office:annotation>
            <text:p>Lingli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0.746cm" draw:caption-point-x="-0.406cm" draw:caption-point-y="-1.445cm">
              <dc:date>2023-02-26T00:00:00</dc:date>
              <text:p text:style-name="P1"><text:span text:style-name="T1">(Hengyang)</text:span></text:p>
            </office:annotation>
            <text:p>He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40.746cm" draw:caption-point-x="-0.406cm" draw:caption-point-y="-1.445cm">
              <dc:date>2023-02-26T00:00:00</dc:date>
              <text:p text:style-name="P1"><text:span text:style-name="T1">(Ji'an)</text:span></text:p>
            </office:annotation>
            <text:p>Luling</text:p>
          </table:table-cell>
          <table:table-cell table:style-name="ce1" office:value-type="string" calcext:value-type="string">
            <text:p>Nanfe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40.746cm" draw:caption-point-x="-0.407cm" draw:caption-point-y="-1.445cm">
              <dc:date>2023-02-26T00:00:00</dc:date>
              <text:p text:style-name="P1"><text:span text:style-name="T1">(into Nanping)</text:span></text:p>
            </office:annotation>
            <text:p>Jianyang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40.746cm" draw:caption-point-x="-0.407cm" draw:caption-point-y="-1.445cm">
              <dc:date>2023-02-26T00:00:00</dc:date>
              <text:p text:style-name="P1"><text:span text:style-name="T1">(Fuzhou)</text:span></text:p>
            </office:annotation>
            <text:p>Ly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9cm" svg:height="4.603cm" svg:x="152.558cm" svg:y="40.746cm" draw:caption-point-x="-0.406cm" draw:caption-point-y="-1.445cm">
              <dc:date>2023-02-26T00:00:00</dc:date>
              <text:p text:style-name="P1"><text:span text:style-name="T1">(into Naha)</text:span></text:p>
              <text:p text:style-name="P1"><text:span text:style-name="T1"/></text:p>
              <text:p text:style-name="P1"><text:span text:style-name="T1">American: Futenma</text:span></text:p>
            </office:annotation>
            <text:p>Shuri</text:p>
          </table:table-cell>
          <table:table-cell table:style-name="ce1" table:number-columns-repeated="15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La Paz de Californ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5" draw:text-style-name="P2" svg:width="4.509cm" svg:height="4.604cm" svg:x="16.176cm" svg:y="41.936cm" draw:caption-point-x="-0.406cm" draw:caption-point-y="-1.445cm">
              <dc:date>2023-02-26T00:00:00</dc:date>
              <text:p text:style-name="P1"><text:span text:style-name="T1">(into Mazatlán)</text:span></text:p>
              <text:p text:style-name="P1"><text:span text:style-name="T1"/></text:p>
              <text:p text:style-name="P1"><text:span text:style-name="T1">Mexican: Mazatlán</text:span></text:p>
            </office:annotation>
            <text:p>Chamet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18.431cm" svg:y="41.936cm" draw:caption-point-x="-0.407cm" draw:caption-point-y="-1.445cm">
              <dc:date>2023-02-26T00:00:00</dc:date>
              <text:p text:style-name="P1"><text:span text:style-name="T1">(into Durango)</text:span></text:p>
              <text:p text:style-name="P1"><text:span text:style-name="T1"/></text:p>
              <text:p text:style-name="P1"><text:span text:style-name="T1">Spanish: Durango</text:span></text:p>
            </office:annotation>
            <text:p>Chalchihuites</text:p>
          </table:table-cell>
          <table:table-cell table:style-name="ce1" office:value-type="string" calcext:value-type="string">
            <office:annotation draw:style-name="gr5" draw:text-style-name="P2" svg:width="4.508cm" svg:height="4.604cm" svg:x="19.558cm" svg:y="41.936cm" draw:caption-point-x="-0.407cm" draw:caption-point-y="-1.445cm">
              <dc:date>2023-02-26T00:00:00</dc:date>
              <text:p text:style-name="P1"><text:span text:style-name="T1">(Zacatecas)</text:span></text:p>
              <text:p text:style-name="P1"><text:span text:style-name="T1"/></text:p>
              <text:p text:style-name="P1"><text:span text:style-name="T1">Mexican: Aguascalientes</text:span></text:p>
            </office:annotation>
            <text:p>Zacatecah</text:p>
          </table:table-cell>
          <table:table-cell table:style-name="ce1" office:value-type="string" calcext:value-type="string">
            <office:annotation draw:style-name="gr3" draw:text-style-name="P2" svg:width="4.508cm" svg:height="2.223cm" svg:x="20.685cm" svg:y="41.936cm" draw:caption-point-x="-0.407cm" draw:caption-point-y="-1.445cm">
              <dc:date>2023-02-26T00:00:00</dc:date>
              <text:p text:style-name="P1"><text:span text:style-name="T1">Spanish: San Luis Potosí</text:span></text:p>
            </office:annotation>
            <text:p>Tamuin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1.936cm" draw:caption-point-x="-0.407cm" draw:caption-point-y="-1.445cm">
              <dc:date>2023-02-26T00:00:00</dc:date>
              <text:p text:style-name="P1"><text:span text:style-name="T1">(Tampico)</text:span></text:p>
              <text:p text:style-name="P1"><text:span text:style-name="T1"/></text:p>
              <text:p text:style-name="P1"><text:span text:style-name="T1">Spanish: Aguayo (Ciudad Victoria)</text:span></text:p>
            </office:annotation>
            <text:p>Tampiko</text:p>
          </table:table-cell>
          <table:table-cell table:style-name="ce1" table:number-columns-repeated="6"/>
          <table:table-cell table:style-name="ce1" office:value-type="string" calcext:value-type="string">
            <text:p>Pinar del Río</text:p>
          </table:table-cell>
          <table:table-cell table:style-name="ce1" office:value-type="string" calcext:value-type="string">
            <office:annotation draw:style-name="gr13" draw:text-style-name="P2" svg:width="4.508cm" svg:height="6.985cm" svg:x="30.829cm" svg:y="41.936cm" draw:caption-point-x="-0.407cm" draw:caption-point-y="-1.445cm">
              <dc:date>2023-02-26T00:00:00</dc:date>
              <text:p text:style-name="P1"><text:span text:style-name="T1">English/Dutch/Portuguese: Havana</text:span></text:p>
              <text:p text:style-name="P1"><text:span text:style-name="T1">French: Le Havane</text:span></text:p>
              <text:p text:style-name="P1"><text:span text:style-name="T1">Italian: L' Avana</text:span></text:p>
              <text:p text:style-name="P1"><text:span text:style-name="T1">German/Viking: Havanna</text:span></text:p>
              <text:p text:style-name="P1"><text:span text:style-name="T1">Latin: Avana</text:span></text:p>
            </office:annotation>
            <text:p>La Habana</text:p>
          </table:table-cell>
          <table:table-cell table:style-name="ce1" office:value-type="string" calcext:value-type="string">
            <office:annotation draw:style-name="gr23" draw:text-style-name="P2" svg:width="4.509cm" svg:height="8.176cm" svg:x="31.956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Fernandina de Jagua</text:span></text:p>
              <text:p text:style-name="P1"><text:span text:style-name="T1">Spanish: Cienfuegos</text:span></text:p>
              <text:p text:style-name="P1"><text:span text:style-name="T1"/></text:p>
              <text:p text:style-name="P1"><text:span text:style-name="T1">American: Bay of Pigs</text:span></text:p>
              <text:p text:style-name="P1"><text:span text:style-name="T1">Spanish: Bahía de Cochinos</text:span></text:p>
            </office:annotation>
            <text:p>Sancti Spíritus</text:p>
          </table:table-cell>
          <table:table-cell table:style-name="ce1" table:number-columns-repeated="3"/>
          <table:table-cell table:style-name="ce1" office:value-type="string" calcext:value-type="string">
            <text:p>Cockburn Town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36" draw:text-style-name="P2" svg:width="4.508cm" svg:height="28.416cm" svg:x="65.77cm" svg:y="41.936cm" draw:caption-point-x="-0.407cm" draw:caption-point-y="-1.445cm">
              <dc:date>2023-02-26T00:00:00</dc:date>
              <text:p text:style-name="P1"><text:span text:style-name="T1">Alternative Moorish: Sla/ Calla</text:span></text:p>
              <text:p text:style-name="P1"><text:span text:style-name="T1">Phoenician: Shalat</text:span></text:p>
              <text:p text:style-name="P1"><text:span text:style-name="T1">Latin: Sala Colonia</text:span></text:p>
              <text:p text:style-name="P1"><text:span text:style-name="T1">Arabic: Shāllah/ Chellah</text:span></text:p>
              <text:p text:style-name="P1"><text:span text:style-name="T1">French: Salé</text:span></text:p>
              <text:p text:style-name="P1"><text:span text:style-name="T1">(into Rabat)</text:span></text:p>
              <text:p text:style-name="P1"><text:span text:style-name="T1"/></text:p>
              <text:p text:style-name="P1"><text:span text:style-name="T1">Arabic: Al-Ribât</text:span></text:p>
              <text:p text:style-name="P1"><text:span text:style-name="T1">Moorish: ṛṛbaṭ</text:span></text:p>
              <text:p text:style-name="P1"><text:span text:style-name="T1">Turkish/Europeans: Rabat</text:span></text:p>
              <text:p text:style-name="P1"><text:span text:style-name="T1"/></text:p>
              <text:p text:style-name="P1"><text:span text:style-name="T1">Latin: Lixus</text:span></text:p>
              <text:p text:style-name="P1"><text:span text:style-name="T1">Phoenician: Likush/Lks</text:span></text:p>
              <text:p text:style-name="P1"><text:span text:style-name="T1">Greek: Lixos</text:span></text:p>
              <text:p text:style-name="P1"><text:span text:style-name="T1">Arabic: Al-'Araysh</text:span></text:p>
              <text:p text:style-name="P1"><text:span text:style-name="T1">Portuguese: Graciosa (into Larache)</text:span></text:p>
              <text:p text:style-name="P1"><text:span text:style-name="T1">French: Larache</text:span></text:p>
              <text:p text:style-name="P1"><text:span text:style-name="T1"/></text:p>
              <text:p text:style-name="P1"><text:span text:style-name="T1">Spanish: Alcazarquivir</text:span></text:p>
              <text:p text:style-name="P1"><text:span text:style-name="T1">Portuguese: Alcácer-Quibir</text:span></text:p>
              <text:p text:style-name="P1"><text:span text:style-name="T1">Latin: Oppidum Novum</text:span></text:p>
              <text:p text:style-name="P1"><text:span text:style-name="T1">Arabic: Ksar el-Kebir</text:span></text:p>
              <text:p text:style-name="P1"><text:span text:style-name="T1">Moorish: lqṣr lkbir</text:span></text:p>
            </office:annotation>
            <text:p>Sala</text:p>
          </table:table-cell>
          <table:table-cell table:style-name="ce1" office:value-type="string" calcext:value-type="string">
            <office:annotation draw:style-name="gr37" draw:text-style-name="P2" svg:width="4.508cm" svg:height="10.557cm" svg:x="66.897cm" svg:y="41.936cm" draw:caption-point-x="-0.407cm" draw:caption-point-y="-1.445cm">
              <dc:date>2023-02-26T00:00:00</dc:date>
              <text:p text:style-name="P1"><text:span text:style-name="T1">Arabic: Fās</text:span></text:p>
              <text:p text:style-name="P1"><text:span text:style-name="T1">Turkish/English: Fes</text:span></text:p>
              <text:p text:style-name="P1"><text:span text:style-name="T1">French: Fès</text:span></text:p>
              <text:p text:style-name="P1"><text:span text:style-name="T1">Portuguese/Spanish/American: Fez</text:span></text:p>
              <text:p text:style-name="P1"><text:span text:style-name="T1"/></text:p>
              <text:p text:style-name="P1"><text:span text:style-name="T1">Latin: Volubilis</text:span></text:p>
              <text:p text:style-name="P1"><text:span text:style-name="T1">Moorish/Phoenician?: Walilt</text:span></text:p>
              <text:p text:style-name="P1"><text:span text:style-name="T1">(into Fez)</text:span></text:p>
            </office:annotation>
            <text:p>Fizaz</text:p>
          </table:table-cell>
          <table:table-cell table:style-name="ce1" office:value-type="string" calcext:value-type="string">
            <office:annotation draw:style-name="gr37" draw:text-style-name="P2" svg:width="4.509cm" svg:height="10.557cm" svg:x="68.024cm" svg:y="41.936cm" draw:caption-point-x="-0.406cm" draw:caption-point-y="-1.445cm">
              <dc:date>2023-02-26T00:00:00</dc:date>
              <text:p text:style-name="P1"><text:span text:style-name="T1">Latin: Lanigare</text:span></text:p>
              <text:p text:style-name="P1"><text:span text:style-name="T1">Arabic: Wuǧda</text:span></text:p>
              <text:p text:style-name="P1"><text:span text:style-name="T1">Turkish: Ucda</text:span></text:p>
              <text:p text:style-name="P1"><text:span text:style-name="T1">French: Oujda</text:span></text:p>
              <text:p text:style-name="P1"><text:span text:style-name="T1">Spanish: Uchda</text:span></text:p>
              <text:p text:style-name="P1"><text:span text:style-name="T1">Portuguse: Ujda</text:span></text:p>
              <text:p text:style-name="P1"><text:span text:style-name="T1"/></text:p>
              <text:p text:style-name="P1"><text:span text:style-name="T1">Arabic: Ribāt Taza (into Taza)</text:span></text:p>
            </office:annotation>
            <text:p>Wud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ïn Séfra</text:span></text:p>
            </office:annotation>
            <text:p>Chellala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41.936cm" draw:caption-point-x="-0.406cm" draw:caption-point-y="-1.445cm">
              <dc:date>2023-02-26T00:00:00</dc:date>
              <text:p text:style-name="P1"><text:span text:style-name="T1">Arabic: Al-Bayaḍ</text:span></text:p>
              <text:p text:style-name="P1"><text:span text:style-name="T1">French: Géryville</text:span></text:p>
              <text:p text:style-name="P1"><text:span text:style-name="T1">Independent: El-Béïod</text:span></text:p>
            </office:annotation>
            <text:p>Lbayeḍ</text:p>
          </table:table-cell>
          <table:table-cell table:style-name="ce1" office:value-type="string" calcext:value-type="string">
            <office:annotation draw:style-name="gr37" draw:text-style-name="P2" svg:width="4.508cm" svg:height="10.557cm" svg:x="72.533cm" svg:y="41.936cm" draw:caption-point-x="-0.407cm" draw:caption-point-y="-1.445cm">
              <dc:date>2023-02-26T00:00:00</dc:date>
              <text:p text:style-name="P1"><text:span text:style-name="T1">Turkish: Lagvat</text:span></text:p>
              <text:p text:style-name="P1"><text:span text:style-name="T1">French: Laghouat</text:span></text:p>
              <text:p text:style-name="P1"><text:span text:style-name="T1">English: Laghwat</text:span></text:p>
              <text:p text:style-name="P1"><text:span text:style-name="T1"/></text:p>
              <text:p text:style-name="P1"><text:span text:style-name="T1">Phoenician: Dimmidi?</text:span></text:p>
              <text:p text:style-name="P1"><text:span text:style-name="T1">Latin: Castellum Dimmidi</text:span></text:p>
              <text:p text:style-name="P1"><text:span text:style-name="T1">Arabic: Messaad</text:span></text:p>
              <text:p text:style-name="P1"><text:span text:style-name="T1">French: Messaâd</text:span></text:p>
            </office:annotation>
            <text:p>Al-Aghwat</text:p>
          </table:table-cell>
          <table:table-cell table:style-name="ce1" office:value-type="string" calcext:value-type="string">
            <office:annotation draw:style-name="gr23" draw:text-style-name="P2" svg:width="4.508cm" svg:height="8.176cm" svg:x="73.66cm" svg:y="41.936cm" draw:caption-point-x="-0.407cm" draw:caption-point-y="-1.445cm">
              <dc:date>2023-02-26T00:00:00</dc:date>
              <text:p text:style-name="P1"><text:span text:style-name="T1">French: Touggourt</text:span></text:p>
              <text:p text:style-name="P1"><text:span text:style-name="T1"/></text:p>
              <text:p text:style-name="P1"><text:span text:style-name="T1">Phoenician: Milgis Gemmella</text:span></text:p>
              <text:p text:style-name="P1"><text:span text:style-name="T1">Latin: Gemellae</text:span></text:p>
              <text:p text:style-name="P1"><text:span text:style-name="T1">Byzantine: Meleon</text:span></text:p>
              <text:p text:style-name="P1"><text:span text:style-name="T1">Arabic: Mila (into M'Lili)</text:span></text:p>
            </office:annotation>
            <text:p>Tuqurt</text:p>
          </table:table-cell>
          <table:table-cell table:style-name="ce1" office:value-type="string" calcext:value-type="string">
            <office:annotation draw:style-name="gr9" draw:text-style-name="P2" svg:width="4.508cm" svg:height="5.795cm" svg:x="74.787cm" svg:y="41.936cm" draw:caption-point-x="-0.407cm" draw:caption-point-y="-1.445cm">
              <dc:date>2023-02-26T00:00:00</dc:date>
              <text:p text:style-name="P1"><text:span text:style-name="T1">French: El Oued</text:span></text:p>
              <text:p text:style-name="P1"><text:span text:style-name="T1"/></text:p>
              <text:p text:style-name="P1"><text:span text:style-name="T1">Latin: Nepte</text:span></text:p>
              <text:p text:style-name="P1"><text:span text:style-name="T1">Arabic: Nefta</text:span></text:p>
            </office:annotation>
            <text:p>Al-Wādī</text:p>
          </table:table-cell>
          <table:table-cell table:style-name="ce1" office:value-type="string" calcext:value-type="string">
            <office:annotation draw:style-name="gr23" draw:text-style-name="P2" svg:width="4.508cm" svg:height="8.176cm" svg:x="75.914cm" svg:y="41.936cm" draw:caption-point-x="-0.407cm" draw:caption-point-y="-1.445cm">
              <dc:date>2023-02-26T00:00:00</dc:date>
              <text:p text:style-name="P1"><text:span text:style-name="T1">Latin: Turris Tamalleni</text:span></text:p>
              <text:p text:style-name="P1"><text:span text:style-name="T1">(into Kebili)</text:span></text:p>
              <text:p text:style-name="P1"><text:span text:style-name="T1"/></text:p>
              <text:p text:style-name="P1"><text:span text:style-name="T1">Arabic: Kebili</text:span></text:p>
              <text:p text:style-name="P1"><text:span text:style-name="T1">French: Kébili</text:span></text:p>
              <text:p text:style-name="P1"><text:span text:style-name="T1"/></text:p>
            </office:annotation>
            <text:p>Turris</text:p>
          </table:table-cell>
          <table:table-cell table:style-name="ce1" office:value-type="string" calcext:value-type="string">
            <office:annotation draw:style-name="gr13" draw:text-style-name="P2" svg:width="4.509cm" svg:height="6.985cm" svg:x="77.041cm" svg:y="41.936cm" draw:caption-point-x="-0.406cm" draw:caption-point-y="-1.445cm">
              <dc:date>2023-02-26T00:00:00</dc:date>
              <text:p text:style-name="P1"><text:span text:style-name="T1">Greek: Takapi</text:span></text:p>
              <text:p text:style-name="P1"><text:span text:style-name="T1">Latin: Tacapae/Tacape</text:span></text:p>
              <text:p text:style-name="P1"><text:span text:style-name="T1">Arabic: Gābis</text:span></text:p>
              <text:p text:style-name="P1"><text:span text:style-name="T1">French: Gabès</text:span></text:p>
              <text:p text:style-name="P1"><text:span text:style-name="T1">Spanish: Gabes</text:span></text:p>
            </office:annotation>
            <text:p>Takapes</text:p>
          </table:table-cell>
          <table:table-cell table:style-name="ce1" office:value-type="string" calcext:value-type="string">
            <office:annotation draw:style-name="gr22" draw:text-style-name="P2" svg:width="4.509cm" svg:height="11.748cm" svg:x="78.168cm" svg:y="41.936cm" draw:caption-point-x="-0.406cm" draw:caption-point-y="-1.445cm">
              <dc:date>2023-02-26T00:00:00</dc:date>
              <text:p text:style-name="P1"><text:span text:style-name="T1">Greek: Abrotonon</text:span></text:p>
              <text:p text:style-name="P1"><text:span text:style-name="T1">Latin/Byzantine: Sabratha </text:span></text:p>
              <text:p text:style-name="P1"><text:span text:style-name="T1">Arabic: Ṣabrāta</text:span></text:p>
              <text:p text:style-name="P1"><text:span text:style-name="T1">(into Zuwarah)</text:span></text:p>
              <text:p text:style-name="P1"><text:span text:style-name="T1"/></text:p>
              <text:p text:style-name="P1"><text:span text:style-name="T1">Arabic: Zuwarah</text:span></text:p>
              <text:p text:style-name="P1"><text:span text:style-name="T1">Italian/Spanish/Portuguese: Zuara</text:span></text:p>
              <text:p text:style-name="P1"><text:span text:style-name="T1">French: Zouara</text:span></text:p>
              <text:p text:style-name="P1"><text:span text:style-name="T1">English/German: Zuwara</text:span></text:p>
            </office:annotation>
            <text:p>Tsabratan</text:p>
          </table:table-cell>
          <table:table-cell table:style-name="ce1" office:value-type="string" calcext:value-type="string">
            <office:annotation draw:style-name="gr37" draw:text-style-name="P2" svg:width="4.509cm" svg:height="10.557cm" svg:x="79.295cm" svg:y="41.936cm" draw:caption-point-x="-0.406cm" draw:caption-point-y="-1.445cm">
              <dc:date>2023-02-26T00:00:00</dc:date>
              <text:p text:style-name="P1"><text:span text:style-name="T1">Phoenician alternative: Wy't</text:span></text:p>
              <text:p text:style-name="P1"><text:span text:style-name="T1">Greek: Oea</text:span></text:p>
              <text:p text:style-name="P1"><text:span text:style-name="T1">Latin/Byzantine/German: Tripolis</text:span></text:p>
              <text:p text:style-name="P1"><text:span text:style-name="T1">Arabic: Ṭarābulus</text:span></text:p>
              <text:p text:style-name="P1"><text:span text:style-name="T1">Turkish: Trablus/Trablusgarp</text:span></text:p>
              <text:p text:style-name="P1"><text:span text:style-name="T1">Italian/French/English/Dutch/Viking: Tripoli</text:span></text:p>
              <text:p text:style-name="P1"><text:span text:style-name="T1">Spanish/Portuguese: Trípoli</text:span></text:p>
              <text:p text:style-name="P1"><text:span text:style-name="T1">Polish: Trypolis</text:span></text:p>
            </office:annotation>
            <text:p>Oyat</text:p>
          </table:table-cell>
          <table:table-cell table:style-name="ce1" office:value-type="string" calcext:value-type="string">
            <office:annotation draw:style-name="gr29" draw:text-style-name="P2" svg:width="4.509cm" svg:height="14.129cm" svg:x="80.422cm" svg:y="41.936cm" draw:caption-point-x="-0.406cm" draw:caption-point-y="-1.445cm">
              <dc:date>2023-02-26T00:00:00</dc:date>
              <text:p text:style-name="P1"><text:span text:style-name="T1">Greek: Leptis Megale</text:span></text:p>
              <text:p text:style-name="P1"><text:span text:style-name="T1">Latin: Leptis Magna</text:span></text:p>
              <text:p text:style-name="P1"><text:span text:style-name="T1">Arabic: Labdah</text:span></text:p>
              <text:p text:style-name="P1"><text:span text:style-name="T1">(into Al-Khums)</text:span></text:p>
              <text:p text:style-name="P1"><text:span text:style-name="T1"/></text:p>
              <text:p text:style-name="P1"><text:span text:style-name="T1">Arabic: Al-Khums</text:span></text:p>
              <text:p text:style-name="P1"><text:span text:style-name="T1">Italian: Homs</text:span></text:p>
              <text:p text:style-name="P1"><text:span text:style-name="T1"><text:s/></text:span></text:p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</office:annotation>
            <text:p>Lpqy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5" draw:text-style-name="P2" svg:width="4.508cm" svg:height="23.654cm" svg:x="84.931cm" svg:y="41.936cm" draw:caption-point-x="-0.407cm" draw:caption-point-y="-1.445cm">
              <dc:date>2023-02-26T00:00:00</dc:date>
              <text:p text:style-name="P1"><text:span text:style-name="T1">(into Arsinoe)</text:span></text:p>
              <text:p text:style-name="P1"><text:span text:style-name="T1">Latin: Tocra</text:span></text:p>
              <text:p text:style-name="P1"><text:span text:style-name="T1">Arabic: El-Agouriya</text:span></text:p>
              <text:p text:style-name="P1"><text:span text:style-name="T1"/></text:p>
              <text:p text:style-name="P1"><text:span text:style-name="T1">Latin: Ptolemaida</text:span></text:p>
              <text:p text:style-name="P1"><text:span text:style-name="T1">Greek: Ptolemais</text:span></text:p>
              <text:p text:style-name="P1"><text:span text:style-name="T1">Arabic: Tolmeita</text:span></text:p>
              <text:p text:style-name="P1"><text:span text:style-name="T1"/></text:p>
              <text:p text:style-name="P1"><text:span text:style-name="T1">Phoenician: Barraci?</text:span></text:p>
              <text:p text:style-name="P1"><text:span text:style-name="T1">Greek: Barce</text:span></text:p>
              <text:p text:style-name="P1"><text:span text:style-name="T1">Latin: Barca</text:span></text:p>
              <text:p text:style-name="P1"><text:span text:style-name="T1">Arabic: Barqa</text:span></text:p>
              <text:p text:style-name="P1"><text:span text:style-name="T1">Moorish: Berqa</text:span></text:p>
              <text:p text:style-name="P1"><text:span text:style-name="T1">(into Al-Marj)</text:span></text:p>
              <text:p text:style-name="P1"><text:span text:style-name="T1"/></text:p>
              <text:p text:style-name="P1"><text:span text:style-name="T1">Arabian: Al-Marj</text:span></text:p>
              <text:p text:style-name="P1"><text:span text:style-name="T1">Egyptian Arabian: El Marj</text:span></text:p>
              <text:p text:style-name="P1"><text:span text:style-name="T1">Turkish: Marge</text:span></text:p>
              <text:p text:style-name="P1"><text:span text:style-name="T1">Italian: Barce</text:span></text:p>
            </office:annotation>
            <text:p>Taucheira</text:p>
          </table:table-cell>
          <table:table-cell table:style-name="ce1" office:value-type="string" calcext:value-type="string">
            <office:annotation draw:style-name="gr12" draw:text-style-name="P2" svg:width="4.509cm" svg:height="9.366cm" svg:x="86.058cm" svg:y="41.936cm" draw:caption-point-x="-0.406cm" draw:caption-point-y="-1.445cm">
              <dc:date>2023-02-26T00:00:00</dc:date>
              <text:p text:style-name="P1"><text:span text:style-name="T1">Latin: Cyrene</text:span></text:p>
              <text:p text:style-name="P1"><text:span text:style-name="T1">Arabic: Shahat</text:span></text:p>
              <text:p text:style-name="P1"><text:span text:style-name="T1">(into Bayda/Al-Bayḍā)</text:span></text:p>
              <text:p text:style-name="P1"><text:span text:style-name="T1"/></text:p>
              <text:p text:style-name="P1"><text:span text:style-name="T1">Arabic: Sidi Rafaa (into Bayda)</text:span></text:p>
              <text:p text:style-name="P1"><text:span text:style-name="T1">Egyptian Arabic: El Beida</text:span></text:p>
              <text:p text:style-name="P1"><text:span text:style-name="T1">Italian: Beda Littoria</text:span></text:p>
            </office:annotation>
            <text:p>Kyren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0" draw:text-style-name="P2" svg:width="4.509cm" svg:height="12.938cm" svg:x="89.439cm" svg:y="41.936cm" draw:caption-point-x="-0.406cm" draw:caption-point-y="-1.445cm">
              <dc:date>2023-02-26T00:00:00</dc:date>
              <text:p text:style-name="P1"><text:span text:style-name="T1">Greek: Boutos</text:span></text:p>
              <text:p text:style-name="P1"><text:span text:style-name="T1">Latin: Butus</text:span></text:p>
              <text:p text:style-name="P1"><text:span text:style-name="T1">Arabic: Desūq / Desouk</text:span></text:p>
              <text:p text:style-name="P1"><text:span text:style-name="T1"/></text:p>
              <text:p text:style-name="P1"><text:span text:style-name="T1">Arabic: Rašīd / Rashid</text:span></text:p>
              <text:p text:style-name="P1"><text:span text:style-name="T1">Independent (Coptic): Rashit</text:span></text:p>
              <text:p text:style-name="P1"><text:span text:style-name="T1">Egyptian Arabic?: Rasheed</text:span></text:p>
              <text:p text:style-name="P1"><text:span text:style-name="T1">Turkish: Reşid</text:span></text:p>
              <text:p text:style-name="P1"><text:span text:style-name="T1">French: Rosette</text:span></text:p>
              <text:p text:style-name="P1"><text:span text:style-name="T1">Italian/English: Rosetta</text:span></text:p>
            </office:annotation>
            <text:p>Per-Wadjet</text:p>
          </table:table-cell>
          <table:table-cell table:style-name="ce1" office:value-type="string" calcext:value-type="string">
            <office:annotation draw:style-name="gr22" draw:text-style-name="P2" svg:width="4.508cm" svg:height="11.748cm" svg:x="90.567cm" svg:y="41.936cm" draw:caption-point-x="-0.407cm" draw:caption-point-y="-1.445cm">
              <dc:date>2023-02-26T00:00:00</dc:date>
              <text:p text:style-name="P1"><text:span text:style-name="T1">Greek: Mendes</text:span></text:p>
              <text:p text:style-name="P1"><text:span text:style-name="T1">Arabic: Tell El-Ruba</text:span></text:p>
              <text:p text:style-name="P1"><text:span text:style-name="T1">(into Dumyāṭ)</text:span></text:p>
              <text:p text:style-name="P1"><text:span text:style-name="T1"/></text:p>
              <text:p text:style-name="P1"><text:span text:style-name="T1">Greek/Latin: Tamiathis</text:span></text:p>
              <text:p text:style-name="P1"><text:span text:style-name="T1">Independent (Coptic): Tamiati</text:span></text:p>
              <text:p text:style-name="P1"><text:span text:style-name="T1">Arabic: Dumyāṭ / Dimyat</text:span></text:p>
              <text:p text:style-name="P1"><text:span text:style-name="T1">Turkish: Dimyat</text:span></text:p>
              <text:p text:style-name="P1"><text:span text:style-name="T1">Europeans: Damietta</text:span></text:p>
            </office:annotation>
            <text:p>Djedet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9" draw:text-style-name="P2" svg:width="4.509cm" svg:height="5.795cm" svg:x="95.075cm" svg:y="41.936cm" draw:caption-point-x="-0.406cm" draw:caption-point-y="-1.445cm">
              <dc:date>2023-02-26T00:00:00</dc:date>
              <text:p text:style-name="P1"><text:span text:style-name="T1">(Jaffa/Giaffa, into Tel Aviv)</text:span></text:p>
              <text:p text:style-name="P1"><text:span text:style-name="T1"/></text:p>
              <text:p text:style-name="P1"><text:span text:style-name="T1">Greek: Apollonia (Sozusa/Arsuf, into Yafo)</text:span></text:p>
              <text:p text:style-name="P1"><text:span text:style-name="T1">Latin: Caesarea Maritima</text:span></text:p>
            </office:annotation>
            <text:p>Yafo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41.936cm" draw:caption-point-x="-0.406cm" draw:caption-point-y="-1.445cm">
              <dc:date>2023-02-26T00:00:00</dc:date>
              <text:p text:style-name="P1"><text:span text:style-name="T1">(Jerusalem/Al-Quds/Aelia Capitolina)</text:span></text:p>
            </office:annotation>
            <text:p>Yerushalayim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41.936cm" draw:caption-point-x="-0.406cm" draw:caption-point-y="-1.445cm">
              <dc:date>2023-02-26T00:00:00</dc:date>
              <text:p text:style-name="P1"><text:span text:style-name="T1">(Amman/Philadelphia)</text:span></text:p>
              <text:p text:style-name="P1"><text:span text:style-name="T1"/></text:p>
              <text:p text:style-name="P1"><text:span text:style-name="T1">Latin: Areopolis (into Karak)</text:span></text:p>
            </office:annotation>
            <text:p>Ammon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41.936cm" draw:caption-point-x="-0.406cm" draw:caption-point-y="-1.445cm">
              <dc:date>2023-02-26T00:00:00</dc:date>
              <text:p text:style-name="P1"><text:span text:style-name="T1">Latin: Basiensis (Azraq)</text:span></text:p>
            </office:annotation>
            <text:p>Qurayyat</text:p>
          </table:table-cell>
          <table:table-cell table:style-name="ce1" office:value-type="string" calcext:value-type="string">
            <text:p>Turaif</text:p>
          </table:table-cell>
          <table:table-cell table:style-name="ce1" office:value-type="string" calcext:value-type="string">
            <office:annotation draw:style-name="gr9" draw:text-style-name="P2" svg:width="4.508cm" svg:height="5.795cm" svg:x="100.711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  <text:p text:style-name="P1"><text:span text:style-name="T1">Persian: Amghishiya</text:span></text:p>
            </office:annotation>
            <text:p>Iritu</text:p>
          </table:table-cell>
          <table:table-cell table:style-name="ce1" office:value-type="string" calcext:value-type="string">
            <office:annotation draw:style-name="gr5" draw:text-style-name="P2" svg:width="4.508cm" svg:height="4.604cm" svg:x="101.838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</office:annotation>
            <text:p>Iritu</text:p>
          </table:table-cell>
          <table:table-cell table:style-name="ce1" office:value-type="string" calcext:value-type="string">
            <office:annotation draw:style-name="gr13" draw:text-style-name="P2" svg:width="4.508cm" svg:height="6.985cm" svg:x="102.965cm" svg:y="41.936cm" draw:caption-point-x="-0.407cm" draw:caption-point-y="-1.445cm">
              <dc:date>2023-02-26T00:00:00</dc:date>
              <text:p text:style-name="P1"><text:span text:style-name="T1">(Ur, into Charax Spasinu &gt; Basra)</text:span></text:p>
              <text:p text:style-name="P1"><text:span text:style-name="T1"/></text:p>
              <text:p text:style-name="P1"><text:span text:style-name="T1">Greek: Apologou Emporion (Apologos/Al-Ubulla)</text:span></text:p>
              <text:p text:style-name="P1"><text:span text:style-name="T1">Other classical civs: Durine/Charax Spasinu</text:span></text:p>
              <text:p text:style-name="P1"><text:span text:style-name="T1">Medieval and onwards: Basra</text:span></text:p>
            </office:annotation>
            <text:p>Uru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41.936cm" draw:caption-point-x="-0.406cm" draw:caption-point-y="-1.445cm">
              <dc:date>2023-02-26T00:00:00</dc:date>
              <text:p text:style-name="P1"><text:span text:style-name="T1">(Forat, into Abadan)</text:span></text:p>
              <text:p text:style-name="P1"><text:span text:style-name="T1"/></text:p>
              <text:p text:style-name="P1"><text:span text:style-name="T1">Greek/Latin and post-Classical civs: Apphana/Abadan</text:span></text:p>
            </office:annotation>
            <text:p>Vahman-Ardashir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41.936cm" draw:caption-point-x="-0.406cm" draw:caption-point-y="-1.445cm">
              <dc:date>2023-02-26T00:00:00</dc:date>
              <text:p text:style-name="P1"><text:span text:style-name="T1">(into Behbahan)</text:span></text:p>
              <text:p text:style-name="P1"><text:span text:style-name="T1"/></text:p>
              <text:p text:style-name="P1"><text:span text:style-name="T1">Babylonian: Hidalu (into Arrajan &gt; Behbahan)</text:span></text:p>
            </office:annotation>
            <text:p>Arrajan</text:p>
          </table:table-cell>
          <table:table-cell table:style-name="ce1" office:value-type="string" calcext:value-type="string">
            <office:annotation draw:style-name="gr3" draw:text-style-name="P2" svg:width="4.509cm" svg:height="2.223cm" svg:x="106.346cm" svg:y="41.936cm" draw:caption-point-x="-0.406cm" draw:caption-point-y="-1.445cm">
              <dc:date>2023-02-26T00:00:00</dc:date>
              <text:p text:style-name="P1"><text:span text:style-name="T1">(Bishapur, into Kazerun)</text:span></text:p>
            </office:annotation>
            <text:p>Bay-Shapur</text:p>
          </table:table-cell>
          <table:table-cell table:style-name="ce1" office:value-type="string" calcext:value-type="string">
            <office:annotation draw:style-name="gr9" draw:text-style-name="P2" svg:width="4.509cm" svg:height="5.795cm" svg:x="107.473cm" svg:y="41.936cm" draw:caption-point-x="-0.406cm" draw:caption-point-y="-1.445cm">
              <dc:date>2023-02-26T00:00:00</dc:date>
              <text:p text:style-name="P1"><text:span text:style-name="T1">(Persepolis, into Shiraz)</text:span></text:p>
              <text:p text:style-name="P1"><text:span text:style-name="T1"/></text:p>
              <text:p text:style-name="P1"><text:span text:style-name="T1">Babylonian: Anzan (into Shiraz)</text:span></text:p>
              <text:p text:style-name="P1"><text:span text:style-name="T1">Post-Classical civs: Shiraz/Sirajis</text:span></text:p>
            </office:annotation>
            <text:p>Pars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113.109cm" svg:y="41.936cm" draw:caption-point-x="-0.406cm" draw:caption-point-y="-1.445cm">
              <dc:date>2023-02-26T00:00:00</dc:date>
              <text:p text:style-name="P1"><text:span text:style-name="T1">(Larkana)</text:span></text:p>
              <text:p text:style-name="P1"><text:span text:style-name="T1"/></text:p>
              <text:p text:style-name="P1"><text:span text:style-name="T1">Harappan: Mohenjo-Daro</text:span></text:p>
            </office:annotation>
            <text:p>Chandka</text:p>
          </table:table-cell>
          <table:table-cell table:style-name="ce1" office:value-type="string" calcext:value-type="string">
            <office:annotation draw:style-name="gr9" draw:text-style-name="P2" svg:width="4.509cm" svg:height="5.795cm" svg:x="114.236cm" svg:y="41.936cm" draw:caption-point-x="-0.406cm" draw:caption-point-y="-1.445cm">
              <dc:date>2023-02-26T00:00:00</dc:date>
              <text:p text:style-name="P1"><text:span text:style-name="T1">(Kamigara/Rohri)</text:span></text:p>
              <text:p text:style-name="P1"><text:span text:style-name="T1"/></text:p>
              <text:p text:style-name="P1"><text:span text:style-name="T1">English: Khairpur</text:span></text:p>
              <text:p text:style-name="P1"><text:span text:style-name="T1">Harappan: Kot Diji</text:span></text:p>
            </office:annotation>
            <text:p>Aror</text:p>
          </table:table-cell>
          <table:table-cell table:style-name="ce1" office:value-type="string" calcext:value-type="string">
            <office:annotation draw:style-name="gr5" draw:text-style-name="P2" svg:width="4.509cm" svg:height="4.604cm" svg:x="115.363cm" svg:y="41.936cm" draw:caption-point-x="-0.406cm" draw:caption-point-y="-1.445cm">
              <dc:date>2023-02-26T00:00:00</dc:date>
              <text:p text:style-name="P1"><text:span text:style-name="T1">(Jaisalmer)</text:span></text:p>
              <text:p text:style-name="P1"><text:span text:style-name="T1"/></text:p>
              <text:p text:style-name="P1"><text:span text:style-name="T1">Harappan: Chapowala</text:span></text:p>
            </office:annotation>
            <text:p>Jaisana</text:p>
          </table:table-cell>
          <table:table-cell table:style-name="ce1" office:value-type="string" calcext:value-type="string">
            <office:annotation draw:style-name="gr3" draw:text-style-name="P2" svg:width="4.509cm" svg:height="2.223cm" svg:x="116.49cm" svg:y="41.936cm" draw:caption-point-x="-0.406cm" draw:caption-point-y="-1.445cm">
              <dc:date>2023-02-26T00:00:00</dc:date>
              <text:p text:style-name="P1"><text:span text:style-name="T1">Harappan: Sandhanawala</text:span></text:p>
            </office:annotation>
            <text:p>Nagaur</text:p>
          </table:table-cell>
          <table:table-cell table:style-name="ce1" office:value-type="string" calcext:value-type="string">
            <office:annotation draw:style-name="gr3" draw:text-style-name="P2" svg:width="4.508cm" svg:height="2.223cm" svg:x="117.618cm" svg:y="41.936cm" draw:caption-point-x="-0.407cm" draw:caption-point-y="-1.445cm">
              <dc:date>2023-02-26T00:00:00</dc:date>
              <text:p text:style-name="P1"><text:span text:style-name="T1">Harappan: Karanpura</text:span></text:p>
            </office:annotation>
            <text:p>Jhunjhunu</text:p>
          </table:table-cell>
          <table:table-cell table:style-name="ce1" office:value-type="string" calcext:value-type="string">
            <office:annotation draw:style-name="gr5" draw:text-style-name="P2" svg:width="4.508cm" svg:height="4.604cm" svg:x="118.745cm" svg:y="41.936cm" draw:caption-point-x="-0.407cm" draw:caption-point-y="-1.445cm">
              <dc:date>2023-02-26T00:00:00</dc:date>
              <text:p text:style-name="P1"><text:span text:style-name="T1">(into Rewari)</text:span></text:p>
              <text:p text:style-name="P1"><text:span text:style-name="T1"/></text:p>
              <text:p text:style-name="P1"><text:span text:style-name="T1">Harappan: Siswal</text:span></text:p>
            </office:annotation>
            <text:p>Neemrana</text:p>
          </table:table-cell>
          <table:table-cell table:style-name="ce1" office:value-type="string" calcext:value-type="string">
            <office:annotation draw:style-name="gr3" draw:text-style-name="P2" svg:width="4.508cm" svg:height="2.223cm" svg:x="119.872cm" svg:y="41.936cm" draw:caption-point-x="-0.407cm" draw:caption-point-y="-1.445cm">
              <dc:date>2023-02-26T00:00:00</dc:date>
              <text:p text:style-name="P1"><text:span text:style-name="T1">Persian: Fatehpur Sikri (into Agra)</text:span></text:p>
            </office:annotation>
            <text:p>Vrindavan</text:p>
          </table:table-cell>
          <table:table-cell table:style-name="ce1" office:value-type="string" calcext:value-type="string">
            <office:annotation draw:style-name="gr4" draw:text-style-name="P2" svg:width="4.508cm" svg:height="3.413cm" svg:x="120.999cm" svg:y="41.936cm" draw:caption-point-x="-0.407cm" draw:caption-point-y="-1.445cm">
              <dc:date>2023-02-26T00:00:00</dc:date>
              <text:p text:style-name="P1"><text:span text:style-name="T1">Persian: Shahjahanpur</text:span></text:p>
              <text:p text:style-name="P1"><text:span text:style-name="T1">English: Aligarh</text:span></text:p>
            </office:annotation>
            <text:p>Kampil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41.936cm" draw:caption-point-x="-0.406cm" draw:caption-point-y="-1.445cm">
              <dc:date>2023-02-26T00:00:00</dc:date>
              <text:p text:style-name="P1"><text:span text:style-name="T1">(Varanasi/Benares)</text:span></text:p>
            </office:annotation>
            <text:p>Kashika</text:p>
          </table:table-cell>
          <table:table-cell table:style-name="ce1" office:value-type="string" calcext:value-type="string">
            <text:p>Ghazipur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1.936cm" draw:caption-point-x="-0.406cm" draw:caption-point-y="-1.445cm">
              <dc:date>2023-02-26T00:00:00</dc:date>
              <text:p text:style-name="P1"><text:span text:style-name="T1">(into Muzaffarpur)</text:span></text:p>
              <text:p text:style-name="P1"><text:span text:style-name="T1"/></text:p>
              <text:p text:style-name="P1"><text:span text:style-name="T1">English: Muzaffarpur</text:span></text:p>
            </office:annotation>
            <text:p>Vaishali</text:p>
          </table:table-cell>
          <table:table-cell table:style-name="ce1" office:value-type="string" calcext:value-type="string">
            <office:annotation draw:style-name="gr3" draw:text-style-name="P2" svg:width="4.509cm" svg:height="2.223cm" svg:x="125.507cm" svg:y="41.936cm" draw:caption-point-x="-0.406cm" draw:caption-point-y="-1.445cm">
              <dc:date>2023-02-26T00:00:00</dc:date>
              <text:p text:style-name="P1"><text:span text:style-name="T1">(into Darbhanga)</text:span></text:p>
            </office:annotation>
            <text:p>Mithila</text:p>
          </table:table-cell>
          <table:table-cell table:style-name="ce1" office:value-type="string" calcext:value-type="string">
            <office:annotation draw:style-name="gr3" draw:text-style-name="P2" svg:width="4.508cm" svg:height="2.223cm" svg:x="126.635cm" svg:y="41.936cm" draw:caption-point-x="-0.407cm" draw:caption-point-y="-1.445cm">
              <dc:date>2023-02-26T00:00:00</dc:date>
              <text:p text:style-name="P1"><text:span text:style-name="T1">(Biratnagar)</text:span></text:p>
            </office:annotation>
            <text:p>Gograha</text:p>
          </table:table-cell>
          <table:table-cell table:style-name="ce1" office:value-type="string" calcext:value-type="string">
            <office:annotation draw:style-name="gr9" draw:text-style-name="P2" svg:width="4.508cm" svg:height="5.795cm" svg:x="127.762cm" svg:y="41.936cm" draw:caption-point-x="-0.407cm" draw:caption-point-y="-1.445cm">
              <dc:date>2023-02-26T00:00:00</dc:date>
              <text:p text:style-name="P1"><text:span text:style-name="T1">(into Cooch Behar, Siliguri or Darjeeling)</text:span></text:p>
              <text:p text:style-name="P1"><text:span text:style-name="T1"/></text:p>
              <text:p text:style-name="P1"><text:span text:style-name="T1">Persian: Devkot (into Dinajpur)</text:span></text:p>
              <text:p text:style-name="P1"><text:span text:style-name="T1">English: Darjeeling</text:span></text:p>
            </office:annotation>
            <text:p>Mainaguri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41.936cm" draw:caption-point-x="-0.407cm" draw:caption-point-y="-1.445cm">
              <dc:date>2023-02-26T00:00:00</dc:date>
              <text:p text:style-name="P1"><text:span text:style-name="T1">(Guwahati)</text:span></text:p>
            </office:annotation>
            <text:p>Pragjyotishpura</text:p>
          </table:table-cell>
          <table:table-cell table:style-name="ce1" office:value-type="string" calcext:value-type="string">
            <text:p>Dimapur</text:p>
          </table:table-cell>
          <table:table-cell table:style-name="ce1" office:value-type="string" calcext:value-type="string">
            <office:annotation draw:style-name="gr3" draw:text-style-name="P2" svg:width="4.509cm" svg:height="2.223cm" svg:x="131.143cm" svg:y="41.936cm" draw:caption-point-x="-0.406cm" draw:caption-point-y="-1.445cm">
              <dc:date>2023-02-26T00:00:00</dc:date>
              <text:p text:style-name="P1"><text:span text:style-name="T1">(Ti-Phao)</text:span></text:p>
            </office:annotation>
            <text:p>Dibrugar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133.397cm" svg:y="41.936cm" draw:caption-point-x="-0.406cm" draw:caption-point-y="-1.445cm">
              <dc:date>2023-02-26T00:00:00</dc:date>
              <text:p text:style-name="P1"><text:span text:style-name="T1">(into Myitkyina)</text:span></text:p>
              <text:p text:style-name="P1"><text:span text:style-name="T1"/></text:p>
              <text:p text:style-name="P1"><text:span text:style-name="T1">Modern civs: Myitkyina/Mayichina</text:span></text:p>
            </office:annotation>
            <text:p>Mogaung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38.981cm" draw:caption-point-x="-0.61cm" draw:caption-point-y="1.51cm">
              <dc:date>2023-03-08T00:00:00</dc:date>
              <text:p text:style-name="P1"><text:span text:style-name="T1">→ </text:span><text:span text:style-name="T1">Dali</text:span></text:p>
            </office:annotation>
            <text:p>Taih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41.936cm" draw:caption-point-x="-0.407cm" draw:caption-point-y="-1.445cm">
              <dc:date>2023-03-08T00:00:00</dc:date>
              <text:p text:style-name="P1"><text:span text:style-name="T1">-&gt; Shunyuan -&gt; Guiyang</text:span></text:p>
            </office:annotation>
            <text:p>Guiyang</text:p>
          </table:table-cell>
          <table:table-cell table:style-name="ce1" office:value-type="string" calcext:value-type="string">
            <text:p>Duyun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41.936cm" draw:caption-point-x="-0.407cm" draw:caption-point-y="-1.445cm">
              <dc:date>2023-02-26T00:00:00</dc:date>
              <text:p text:style-name="P1"><text:span text:style-name="T1">(Guilin)</text:span></text:p>
            </office:annotation>
            <text:p>Guizhou</text:p>
          </table:table-cell>
          <table:table-cell table:style-name="ce1" office:value-type="string" calcext:value-type="string">
            <text:p>He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41.936cm" draw:caption-point-x="-0.406cm" draw:caption-point-y="-1.445cm">
              <dc:date>2023-02-26T00:00:00</dc:date>
              <text:p text:style-name="P1"><text:span text:style-name="T1">(into Chenzhou)</text:span></text:p>
            </office:annotation>
            <text:p>Leiyang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41.936cm" draw:caption-point-x="-0.406cm" draw:caption-point-y="-1.445cm">
              <dc:date>2023-02-26T00:00:00</dc:date>
              <text:p text:style-name="P1"><text:span text:style-name="T1">(Ganzhou)</text:span></text:p>
            </office:annotation>
            <text:p>Qi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43.745cm" svg:y="38.981cm" draw:caption-point-x="-0.61cm" draw:caption-point-y="1.51cm">
              <dc:date>2023-03-08T00:00:00</dc:date>
              <text:p text:style-name="P1"><text:span text:style-name="T1">-&gt; Jiayang -&gt; Meizhou</text:span></text:p>
            </office:annotation>
            <text:p>Meizhou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41.936cm" draw:caption-point-x="-0.407cm" draw:caption-point-y="-1.445cm">
              <dc:date>2023-02-26T00:00:00</dc:date>
              <text:p text:style-name="P1"><text:span text:style-name="T1">(Amoy)</text:span></text:p>
            </office:annotation>
            <text:p>Xiamen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41.936cm" draw:caption-point-x="-0.407cm" draw:caption-point-y="-1.445cm">
              <dc:date>2023-02-26T00:00:00</dc:date>
              <text:p text:style-name="P1"><text:span text:style-name="T1">(Zaiton)</text:span></text:p>
            </office:annotation>
            <text:p>Quanzho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9" draw:text-style-name="P2" svg:width="4.509cm" svg:height="5.795cm" svg:x="149.177cm" svg:y="41.936cm" draw:caption-point-x="-0.406cm" draw:caption-point-y="-1.445cm">
              <dc:date>2023-02-26T00:00:00</dc:date>
              <text:p text:style-name="P1"><text:span text:style-name="T1">(Tamsui &gt; Taipei)</text:span></text:p>
              <text:p text:style-name="P1"><text:span text:style-name="T1"/></text:p>
              <text:p text:style-name="P1"><text:span text:style-name="T1">Spanish: Fort Santo Domingo (Taipei)</text:span></text:p>
              <text:p text:style-name="P1"><text:span text:style-name="T1">Dutch: Fort Antonio (Taipei)</text:span></text:p>
            </office:annotation>
            <text:p>Hobe</text:p>
          </table:table-cell>
          <table:table-cell table:style-name="ce1" table:number-columns-repeated="18"/>
          <table:table-cell table:number-columns-repeated="874"/>
        </table:table-row>
        <table:table-row table:style-name="ro1">
          <table:table-cell table:style-name="ce1" table:number-columns-repeated="14"/>
          <table:table-cell table:style-name="ce1" office:value-type="string" calcext:value-type="string">
            <office:annotation draw:style-name="gr5" draw:text-style-name="P2" svg:width="4.509cm" svg:height="4.604cm" svg:x="17.303cm" svg:y="43.127cm" draw:caption-point-x="-0.406cm" draw:caption-point-y="-1.445cm">
              <dc:date>2023-02-26T00:00:00</dc:date>
              <text:p text:style-name="P1"><text:span text:style-name="T1">(Xalisco, into Tepic)</text:span></text:p>
              <text:p text:style-name="P1"><text:span text:style-name="T1"/></text:p>
              <text:p text:style-name="P1"><text:span text:style-name="T1">Spanish: Tepic</text:span></text:p>
            </office:annotation>
            <text:p>Xalixko</text:p>
          </table:table-cell>
          <table:table-cell table:style-name="ce1" office:value-type="string" calcext:value-type="string">
            <office:annotation draw:style-name="gr5" draw:text-style-name="P2" svg:width="4.508cm" svg:height="4.604cm" svg:x="18.431cm" svg:y="43.127cm" draw:caption-point-x="-0.407cm" draw:caption-point-y="-1.445cm">
              <dc:date>2023-02-26T00:00:00</dc:date>
              <text:p text:style-name="P1"><text:span text:style-name="T1">(Tonalá, into Guadalajara)</text:span></text:p>
              <text:p text:style-name="P1"><text:span text:style-name="T1"/></text:p>
              <text:p text:style-name="P1"><text:span text:style-name="T1">Spanish: Guadalajara</text:span></text:p>
            </office:annotation>
            <text:p>Tonallan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43.127cm" draw:caption-point-x="-0.407cm" draw:caption-point-y="-1.445cm">
              <dc:date>2023-02-26T00:00:00</dc:date>
              <text:p text:style-name="P1"><text:span text:style-name="T1">(into Morelia)</text:span></text:p>
            </office:annotation>
            <text:p>Tzintzuntzan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43.127cm" draw:caption-point-x="-0.407cm" draw:caption-point-y="-1.445cm">
              <dc:date>2023-02-26T00:00:00</dc:date>
              <text:p text:style-name="P1"><text:span text:style-name="T1">(Tula)</text:span></text:p>
            </office:annotation>
            <text:p>Tollan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3.127cm" draw:caption-point-x="-0.407cm" draw:caption-point-y="-1.445cm">
              <dc:date>2023-02-26T00:00:00</dc:date>
              <text:p text:style-name="P1"><text:span text:style-name="T1">(into Túxpam)</text:span></text:p>
              <text:p text:style-name="P1"><text:span text:style-name="T1"/></text:p>
              <text:p text:style-name="P1"><text:span text:style-name="T1">Spanish: Tampico</text:span></text:p>
            </office:annotation>
            <text:p>Teayo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5" draw:text-style-name="P2" svg:width="4.509cm" svg:height="4.604cm" svg:x="26.32cm" svg:y="43.127cm" draw:caption-point-x="-0.406cm" draw:caption-point-y="-1.445cm">
              <dc:date>2023-02-26T00:00:00</dc:date>
              <text:p text:style-name="P1"><text:span text:style-name="T1">(into Mérida)</text:span></text:p>
              <text:p text:style-name="P1"><text:span text:style-name="T1"/></text:p>
              <text:p text:style-name="P1"><text:span text:style-name="T1">Spanish: Mérida</text:span></text:p>
            </office:annotation>
            <text:p>Mayapan</text:p>
          </table:table-cell>
          <table:table-cell table:style-name="ce1" office:value-type="string" calcext:value-type="string">
            <office:annotation draw:style-name="gr7" draw:text-style-name="P2" svg:width="4.508cm" svg:height="5.794cm" svg:x="27.448cm" svg:y="43.127cm" draw:caption-point-x="-0.407cm" draw:caption-point-y="-1.445cm">
              <dc:date>2023-02-26T00:00:00</dc:date>
              <text:p text:style-name="P1"><text:span text:style-name="T1">(Chichen Itza, into Valladolid)</text:span></text:p>
              <text:p text:style-name="P1"><text:span text:style-name="T1"/></text:p>
              <text:p text:style-name="P1"><text:span text:style-name="T1">Spanish: Valladolid</text:span></text:p>
              <text:p text:style-name="P1"><text:span text:style-name="T1">Mexican: Cancún</text:span></text:p>
            </office:annotation>
            <text:p>Uuc Yabnal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33.083cm" svg:y="43.127cm" draw:caption-point-x="-0.406cm" draw:caption-point-y="-1.445cm">
              <dc:date>2023-02-26T00:00:00</dc:date>
              <text:p text:style-name="P1"><text:span text:style-name="T1">(into Camagüey)</text:span></text:p>
            </office:annotation>
            <text:p>Puerto del Príncipe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43.12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merican: Guantanamo Bay</text:span></text:p>
              <text:p text:style-name="P1"><text:span text:style-name="T1">Spanish: Guantánamo</text:span></text:p>
            </office:annotation>
            <text:p>Santiago de Cuba</text:p>
          </table:table-cell>
          <table:table-cell table:style-name="ce1" table:number-columns-repeated="22"/>
          <table:table-cell table:style-name="ce1" office:value-type="string" calcext:value-type="string">
            <text:p>Funchal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5" draw:text-style-name="P2" svg:width="4.508cm" svg:height="23.654cm" svg:x="64.643cm" svg:y="43.127cm" draw:caption-point-x="-0.407cm" draw:caption-point-y="-1.445cm">
              <dc:date>2023-02-26T00:00:00</dc:date>
              <text:p text:style-name="P1"><text:span text:style-name="T1">Phoenician: Arambys/Migdol</text:span></text:p>
              <text:p text:style-name="P1"><text:span text:style-name="T1">Latin/Greek: Tamusiga</text:span></text:p>
              <text:p text:style-name="P1"><text:span text:style-name="T1">Arabic Aṣ-Ṣawīra</text:span></text:p>
              <text:p text:style-name="P1"><text:span text:style-name="T1">Portuguese: Mogador</text:span></text:p>
              <text:p text:style-name="P1"><text:span text:style-name="T1">French: Essaouira</text:span></text:p>
              <text:p text:style-name="P1"><text:span text:style-name="T1"/></text:p>
              <text:p text:style-name="P1"><text:span text:style-name="T1">Latin: Rutubis</text:span></text:p>
              <text:p text:style-name="P1"><text:span text:style-name="T1">Phoenician: Akra</text:span></text:p>
              <text:p text:style-name="P1"><text:span text:style-name="T1">Moorish: Mazighen</text:span></text:p>
              <text:p text:style-name="P1"><text:span text:style-name="T1">Arabic: Al-Jadīda</text:span></text:p>
              <text:p text:style-name="P1"><text:span text:style-name="T1">Portuguese: Mazagão</text:span></text:p>
              <text:p text:style-name="P1"><text:span text:style-name="T1">Spanish: El Yadida</text:span></text:p>
              <text:p text:style-name="P1"><text:span text:style-name="T1">French: El Jadida</text:span></text:p>
              <text:p text:style-name="P1"><text:span text:style-name="T1"/></text:p>
              <text:p text:style-name="P1"><text:span text:style-name="T1">Arabic: 'Asfi</text:span></text:p>
              <text:p text:style-name="P1"><text:span text:style-name="T1">Portuguese: Safim</text:span></text:p>
              <text:p text:style-name="P1"><text:span text:style-name="T1">Spanish: Safí</text:span></text:p>
              <text:p text:style-name="P1"><text:span text:style-name="T1">Other Europeans: Safi</text:span></text:p>
              <text:p text:style-name="P1"><text:span text:style-name="T1"/></text:p>
            </office:annotation>
            <text:p>Amegdul</text:p>
          </table:table-cell>
          <table:table-cell table:style-name="ce1" office:value-type="string" calcext:value-type="string">
            <office:annotation draw:style-name="gr38" draw:text-style-name="P2" svg:width="4.508cm" svg:height="31.988cm" svg:x="65.77cm" svg:y="43.127cm" draw:caption-point-x="-0.407cm" draw:caption-point-y="-1.445cm">
              <dc:date>2023-02-26T00:00:00</dc:date>
              <text:p text:style-name="P1"><text:span text:style-name="T1">Arabic: Marrākuš</text:span></text:p>
              <text:p text:style-name="P1"><text:span text:style-name="T1">Turkish: Marakeş</text:span></text:p>
              <text:p text:style-name="P1"><text:span text:style-name="T1">French/Spanish: Marrakech</text:span></text:p>
              <text:p text:style-name="P1"><text:span text:style-name="T1">Portuguse: Marraquexe</text:span></text:p>
              <text:p text:style-name="P1"><text:span text:style-name="T1">English: Marrakesh</text:span></text:p>
              <text:p text:style-name="P1"><text:span text:style-name="T1"/></text:p>
              <text:p text:style-name="P1"><text:span text:style-name="T1">Phoenician: Tmd't</text:span></text:p>
              <text:p text:style-name="P1"><text:span text:style-name="T1">Greek: Thymiaterion</text:span></text:p>
              <text:p text:style-name="P1"><text:span text:style-name="T1">Latin: Thamusida/Thymiaterium</text:span></text:p>
              <text:p text:style-name="P1"><text:span text:style-name="T1">Arabic/Moorish: Mehdya</text:span></text:p>
              <text:p text:style-name="P1"><text:span text:style-name="T1">Portuguese: São João da Mamora</text:span></text:p>
              <text:p text:style-name="P1"><text:span text:style-name="T1">Spanish: La Mamora</text:span></text:p>
              <text:p text:style-name="P1"><text:span text:style-name="T1">(into Kenitra)</text:span></text:p>
              <text:p text:style-name="P1"><text:span text:style-name="T1"/></text:p>
              <text:p text:style-name="P1"><text:span text:style-name="T1">French: Port Lyautey (into Kénitra)</text:span></text:p>
              <text:p text:style-name="P1"><text:span text:style-name="T1">Arabic: Al-Qunayṭara</text:span></text:p>
              <text:p text:style-name="P1"><text:span text:style-name="T1">Moorish: Qniṭra</text:span></text:p>
              <text:p text:style-name="P1"><text:span text:style-name="T1"/></text:p>
              <text:p text:style-name="P1"><text:span text:style-name="T1">Latin: Anfus</text:span></text:p>
              <text:p text:style-name="P1"><text:span text:style-name="T1">Moorish: Anfa</text:span></text:p>
              <text:p text:style-name="P1"><text:span text:style-name="T1">Spanish: Anafe</text:span></text:p>
              <text:p text:style-name="P1"><text:span text:style-name="T1">Portuguese: Anafé</text:span></text:p>
              <text:p text:style-name="P1"><text:span text:style-name="T1">(into Casablanca)</text:span></text:p>
              <text:p text:style-name="P1"><text:span text:style-name="T1"/></text:p>
              <text:p text:style-name="P1"><text:span text:style-name="T1">Spanish/French: Casablanca</text:span></text:p>
              <text:p text:style-name="P1"><text:span text:style-name="T1">Arabic/Moorish: Dar al-Bayda</text:span></text:p>
            </office:annotation>
            <text:p>Meṛṛakec</text:p>
          </table:table-cell>
          <table:table-cell table:style-name="ce1" office:value-type="string" calcext:value-type="string">
            <office:annotation draw:style-name="gr20" draw:text-style-name="P2" svg:width="4.508cm" svg:height="12.938cm" svg:x="66.897cm" svg:y="43.127cm" draw:caption-point-x="-0.407cm" draw:caption-point-y="-1.445cm">
              <dc:date>2023-02-26T00:00:00</dc:date>
              <text:p text:style-name="P1"><text:span text:style-name="T1">Arabic: Āghmāt</text:span></text:p>
              <text:p text:style-name="P1"><text:span text:style-name="T1">(into Marrakesh)</text:span></text:p>
              <text:p text:style-name="P1"><text:span text:style-name="T1"/></text:p>
              <text:p text:style-name="P1"><text:span text:style-name="T1">French: Béni Mellal</text:span></text:p>
              <text:p text:style-name="P1"><text:span text:style-name="T1">Arabic: Ismali (into Ayt Mellal)</text:span></text:p>
              <text:p text:style-name="P1"><text:span text:style-name="T1">Moorish: Ayt Mellal</text:span></text:p>
              <text:p text:style-name="P1"><text:span text:style-name="T1"/></text:p>
              <text:p text:style-name="P1"><text:span text:style-name="T1">Turkish: Varzazat </text:span></text:p>
              <text:p text:style-name="P1"><text:span text:style-name="T1">Moorish/Arabic: Warzāzāt</text:span></text:p>
              <text:p text:style-name="P1"><text:span text:style-name="T1">French: Ouarzazate</text:span></text:p>
            </office:annotation>
            <text:p>Aɣma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3.127cm" draw:caption-point-x="-0.406cm" draw:caption-point-y="-1.445cm">
              <dc:date>2023-02-26T00:00:00</dc:date>
              <text:p text:style-name="P1"><text:span text:style-name="T1">(into Rissani)</text:span></text:p>
            </office:annotation>
            <text:p>Sijilmas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3.127cm" draw:caption-point-x="-0.406cm" draw:caption-point-y="-1.445cm">
              <dc:date>2023-02-26T00:00:00</dc:date>
              <text:p text:style-name="P1"><text:span text:style-name="T1">French: Colomb-Béchar</text:span></text:p>
              <text:p text:style-name="P1"><text:span text:style-name="T1">Independent: Béchar</text:span></text:p>
            </office:annotation>
            <text:p>Bashar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43.127cm" draw:caption-point-x="-0.406cm" draw:caption-point-y="-1.445cm">
              <dc:date>2023-02-26T00:00:00</dc:date>
              <text:p text:style-name="P1"><text:span text:style-name="T1">French: Arbaouat</text:span></text:p>
              <text:p text:style-name="P1"><text:span text:style-name="T1"/></text:p>
              <text:p text:style-name="P1"><text:span text:style-name="T1">Arabic: El Abiodh Sidi Cheikh</text:span></text:p>
            </office:annotation>
            <text:p>Arbawet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43.127cm" draw:caption-point-x="-0.407cm" draw:caption-point-y="-1.445cm">
              <dc:date>2023-02-26T00:00:00</dc:date>
              <text:p text:style-name="P1"><text:span text:style-name="T1">Arabic: Ghardaïa</text:span></text:p>
            </office:annotation>
            <text:p>Taɣerdayt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43.127cm" draw:caption-point-x="-0.407cm" draw:caption-point-y="-1.445cm">
              <dc:date>2023-02-26T00:00:00</dc:date>
              <text:p text:style-name="P1"><text:span text:style-name="T1">Arabic: Warqala</text:span></text:p>
              <text:p text:style-name="P1"><text:span text:style-name="T1">French: Ouargla</text:span></text:p>
            </office:annotation>
            <text:p>Wargren</text:p>
          </table:table-cell>
          <table:table-cell table:style-name="ce1" office:value-type="string" calcext:value-type="string">
            <text:p>Douar El Ma</text:p>
          </table:table-cell>
          <table:table-cell table:style-name="ce1" office:value-type="string" calcext:value-type="string">
            <text:p>Tieret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43.127cm" draw:caption-point-x="-0.406cm" draw:caption-point-y="-1.445cm">
              <dc:date>2023-02-26T00:00:00</dc:date>
              <text:p text:style-name="P1"><text:span text:style-name="T1">French: Tataouine</text:span></text:p>
              <text:p text:style-name="P1"><text:span text:style-name="T1"/></text:p>
              <text:p text:style-name="P1"><text:span text:style-name="T1">Latin: Tillibari</text:span></text:p>
              <text:p text:style-name="P1"><text:span text:style-name="T1">Arabic/French: Ramada</text:span></text:p>
            </office:annotation>
            <text:p>Fumm Tiṭṭawin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43.127cm" draw:caption-point-x="-0.406cm" draw:caption-point-y="-1.445cm">
              <dc:date>2023-02-26T00:00:00</dc:date>
              <text:p text:style-name="P1"><text:span text:style-name="T1">Latin: Tabuinati</text:span></text:p>
              <text:p text:style-name="P1"><text:span text:style-name="T1">French: Nalout</text:span></text:p>
            </office:annotation>
            <text:p>Nalut</text:p>
          </table:table-cell>
          <table:table-cell table:style-name="ce1" office:value-type="string" calcext:value-type="string">
            <office:annotation draw:style-name="gr12" draw:text-style-name="P2" svg:width="4.509cm" svg:height="9.366cm" svg:x="79.295cm" svg:y="43.127cm" draw:caption-point-x="-0.406cm" draw:caption-point-y="-1.445cm">
              <dc:date>2023-02-26T00:00:00</dc:date>
              <text:p text:style-name="P1"><text:span text:style-name="T1">Latin: Thenteos</text:span></text:p>
              <text:p text:style-name="P1"><text:span text:style-name="T1"/></text:p>
              <text:p text:style-name="P1"><text:span text:style-name="T1">Arabic/Turkish: Gharyan</text:span></text:p>
              <text:p text:style-name="P1"><text:span text:style-name="T1">Italian: Garian</text:span></text:p>
              <text:p text:style-name="P1"><text:span text:style-name="T1"/></text:p>
              <text:p text:style-name="P1"><text:span text:style-name="T1">Italian: Giado</text:span></text:p>
              <text:p text:style-name="P1"><text:span text:style-name="T1">Arabic: Jadu</text:span></text:p>
            </office:annotation>
            <text:p>Zintan</text:p>
          </table:table-cell>
          <table:table-cell table:style-name="ce1" office:value-type="string" calcext:value-type="string">
            <office:annotation draw:style-name="gr12" draw:text-style-name="P2" svg:width="4.509cm" svg:height="9.366cm" svg:x="80.422cm" svg:y="43.127cm" draw:caption-point-x="-0.406cm" draw:caption-point-y="-1.445cm">
              <dc:date>2023-02-26T00:00:00</dc:date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  <text:p text:style-name="P1"><text:span text:style-name="T1"/></text:p>
              <text:p text:style-name="P1"><text:span text:style-name="T1">Latin/Byzantine: Gerisa</text:span></text:p>
              <text:p text:style-name="P1"><text:span text:style-name="T1">Arabic: Ghirza</text:span></text:p>
              <text:p text:style-name="P1"><text:span text:style-name="T1">(into Miṣrāta)</text:span></text:p>
            </office:annotation>
            <text:p>Thubactis</text:p>
          </table:table-cell>
          <table:table-cell table:style-name="ce1" office:value-type="string" calcext:value-type="string">
            <office:annotation draw:style-name="gr13" draw:text-style-name="P2" svg:width="4.508cm" svg:height="6.985cm" svg:x="81.55cm" svg:y="43.127cm" draw:caption-point-x="-0.407cm" draw:caption-point-y="-1.445cm">
              <dc:date>2023-02-26T00:00:00</dc:date>
              <text:p text:style-name="P1"><text:span text:style-name="T1">Alternative Phoenician: Mqm'</text:span></text:p>
              <text:p text:style-name="P1"><text:span text:style-name="T1">Latin: Macomedes-Euphranta</text:span></text:p>
              <text:p text:style-name="P1"><text:span text:style-name="T1">Arabic: Surt</text:span></text:p>
              <text:p text:style-name="P1"><text:span text:style-name="T1">Turkish: Qasr al Zaafran?</text:span></text:p>
              <text:p text:style-name="P1"><text:span text:style-name="T1">Europeans: Sirte</text:span></text:p>
            </office:annotation>
            <text:p>Māqō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4" draw:text-style-name="P2" svg:width="4.508cm" svg:height="8.175cm" svg:x="84.931cm" svg:y="43.127cm" draw:caption-point-x="-0.407cm" draw:caption-point-y="-1.445cm">
              <dc:date>2023-02-26T00:00:00</dc:date>
              <text:p text:style-name="P1"><text:span text:style-name="T1">Latin: Berenice</text:span></text:p>
              <text:p text:style-name="P1"><text:span text:style-name="T1">Byzantine: Hesperides</text:span></text:p>
              <text:p text:style-name="P1"><text:span text:style-name="T1">Arabic: Banghāzī</text:span></text:p>
              <text:p text:style-name="P1"><text:span text:style-name="T1">Turkish: Bingazi</text:span></text:p>
              <text:p text:style-name="P1"><text:span text:style-name="T1">Italian/German/Spanish: Bengasi</text:span></text:p>
              <text:p text:style-name="P1"><text:span text:style-name="T1">English/French: Benghazi</text:span></text:p>
            </office:annotation>
            <text:p>Euesperides</text:p>
          </table:table-cell>
          <table:table-cell table:style-name="ce1" office:value-type="string" calcext:value-type="string">
            <office:annotation draw:style-name="gr20" draw:text-style-name="P2" svg:width="4.509cm" svg:height="12.938cm" svg:x="86.058cm" svg:y="43.127cm" draw:caption-point-x="-0.406cm" draw:caption-point-y="-1.445cm">
              <dc:date>2023-02-26T00:00:00</dc:date>
              <text:p text:style-name="P1"><text:span text:style-name="T1">Latin: Paliurus</text:span></text:p>
              <text:p text:style-name="P1"><text:span text:style-name="T1">Arabic: At Timimi / Timimi</text:span></text:p>
              <text:p text:style-name="P1"><text:span text:style-name="T1"/></text:p>
              <text:p text:style-name="P1"><text:span text:style-name="T1">Latin: Darnis</text:span></text:p>
              <text:p text:style-name="P1"><text:span text:style-name="T1">Greek: Darne</text:span></text:p>
              <text:p text:style-name="P1"><text:span text:style-name="T1">Arabic: Darnah</text:span></text:p>
              <text:p text:style-name="P1"><text:span text:style-name="T1">Turkish: Derne</text:span></text:p>
              <text:p text:style-name="P1"><text:span text:style-name="T1">Italian/English: Derna</text:span></text:p>
              <text:p text:style-name="P1"><text:span text:style-name="T1">German: Darna</text:span></text:p>
              <text:p text:style-name="P1"><text:span text:style-name="T1"/></text:p>
            </office:annotation>
            <text:p>Paliouros</text:p>
          </table:table-cell>
          <table:table-cell table:style-name="ce1" office:value-type="string" calcext:value-type="string">
            <office:annotation draw:style-name="gr13" draw:text-style-name="P2" svg:width="4.509cm" svg:height="6.985cm" svg:x="87.185cm" svg:y="43.127cm" draw:caption-point-x="-0.406cm" draw:caption-point-y="-1.445cm">
              <dc:date>2023-02-26T00:00:00</dc:date>
              <text:p text:style-name="P1"><text:span text:style-name="T1">Latin: Antipyrgus</text:span></text:p>
              <text:p text:style-name="P1"><text:span text:style-name="T1">Arabic: Tubruq</text:span></text:p>
              <text:p text:style-name="P1"><text:span text:style-name="T1">Italian: Tobruch</text:span></text:p>
              <text:p text:style-name="P1"><text:span text:style-name="T1">English/German/Turkish: Tobruk</text:span></text:p>
              <text:p text:style-name="P1"><text:span text:style-name="T1">French: Tobrouk</text:span></text:p>
            </office:annotation>
            <text:p>Antipyrgos</text:p>
          </table:table-cell>
          <table:table-cell table:style-name="ce1" office:value-type="string" calcext:value-type="string">
            <office:annotation draw:style-name="gr37" draw:text-style-name="P2" svg:width="4.509cm" svg:height="10.557cm" svg:x="88.312cm" svg:y="43.127cm" draw:caption-point-x="-0.406cm" draw:caption-point-y="-1.445cm">
              <dc:date>2023-02-26T00:00:00</dc:date>
              <text:p text:style-name="P1"><text:span text:style-name="T1">Greek/Byzantine: Paraitonion</text:span></text:p>
              <text:p text:style-name="P1"><text:span text:style-name="T1">Latin: Paraetonium</text:span></text:p>
              <text:p text:style-name="P1"><text:span text:style-name="T1">Arabic: Al-Baretun (into Mersa Matruh / Marsā Maṭrūḥ)</text:span></text:p>
              <text:p text:style-name="P1"><text:span text:style-name="T1">English: Port Bardiah</text:span></text:p>
              <text:p text:style-name="P1"><text:span text:style-name="T1"/></text:p>
              <text:p text:style-name="P1"><text:span text:style-name="T1">English: El Alamein</text:span></text:p>
              <text:p text:style-name="P1"><text:span text:style-name="T1">Greek: Antiphrai</text:span></text:p>
              <text:p text:style-name="P1"><text:span text:style-name="T1">Arabic: Al-ʿAlamayn</text:span></text:p>
            </office:annotation>
            <text:p>Amunia</text:p>
          </table:table-cell>
          <table:table-cell table:style-name="ce1" office:value-type="string" calcext:value-type="string">
            <office:annotation draw:style-name="gr24" draw:text-style-name="P2" svg:width="4.509cm" svg:height="17.7cm" svg:x="89.439cm" svg:y="43.127cm" draw:caption-point-x="-0.406cm" draw:caption-point-y="-1.445cm">
              <dc:date>2023-02-26T00:00:00</dc:date>
              <text:p text:style-name="P1"><text:span text:style-name="T1">Greek: Rhakotis</text:span></text:p>
              <text:p text:style-name="P1"><text:span text:style-name="T1">Independent (Coptic): Rakote</text:span></text:p>
              <text:p text:style-name="P1"><text:span text:style-name="T1">(into Alexandreia)</text:span></text:p>
              <text:p text:style-name="P1"><text:span text:style-name="T1"/></text:p>
              <text:p text:style-name="P1"><text:span text:style-name="T1">Greek/Byzantine: Alexandreia</text:span></text:p>
              <text:p text:style-name="P1"><text:span text:style-name="T1">Latin/English/German/Portuguese: Alexandria</text:span></text:p>
              <text:p text:style-name="P1"><text:span text:style-name="T1">Arabic: Al-Iskandariya</text:span></text:p>
              <text:p text:style-name="P1"><text:span text:style-name="T1">Egyptian Arabic: Eskendereyya</text:span></text:p>
              <text:p text:style-name="P1"><text:span text:style-name="T1">Turkish: Iskenderiye</text:span></text:p>
              <text:p text:style-name="P1"><text:span text:style-name="T1">French: Alexandrie</text:span></text:p>
              <text:p text:style-name="P1"><text:span text:style-name="T1">Italian: Alessandria</text:span></text:p>
              <text:p text:style-name="P1"><text:span text:style-name="T1">Spanish: Alejandría</text:span></text:p>
              <text:p text:style-name="P1"><text:span text:style-name="T1">Dutch: Alexandrië</text:span></text:p>
              <text:p text:style-name="P1"><text:span text:style-name="T1">Polish: Aleksandria</text:span></text:p>
            </office:annotation>
            <text:p>Ra-Kedet</text:p>
          </table:table-cell>
          <table:table-cell table:style-name="ce1" office:value-type="string" calcext:value-type="string">
            <office:annotation draw:style-name="gr17" draw:text-style-name="P2" svg:width="4.508cm" svg:height="22.463cm" svg:x="90.567cm" svg:y="43.127cm" draw:caption-point-x="-0.407cm" draw:caption-point-y="-1.445cm">
              <dc:date>2023-02-26T00:00:00</dc:date>
              <text:p text:style-name="P1"><text:span text:style-name="T1">Greek/Latin: Sais</text:span></text:p>
              <text:p text:style-name="P1"><text:span text:style-name="T1">(into Tanta)</text:span></text:p>
              <text:p text:style-name="P1"><text:span text:style-name="T1"/></text:p>
              <text:p text:style-name="P1"><text:span text:style-name="T1">Greek: Naukratis</text:span></text:p>
              <text:p text:style-name="P1"><text:span text:style-name="T1">Egyptian: Njwt-Kꜣrṯ / Pr-Mryt</text:span></text:p>
              <text:p text:style-name="P1"><text:span text:style-name="T1">Latin: Naucratis</text:span></text:p>
              <text:p text:style-name="P1"><text:span text:style-name="T1">Independent (Coptic): Piemro</text:span></text:p>
              <text:p text:style-name="P1"><text:span text:style-name="T1">(into Damanhur)</text:span></text:p>
              <text:p text:style-name="P1"><text:span text:style-name="T1"/></text:p>
              <text:p text:style-name="P1"><text:span text:style-name="T1">Latin: Hermopolis Parva</text:span></text:p>
              <text:p text:style-name="P1"><text:span text:style-name="T1">Egyptian: Dmi-n-Hrw</text:span></text:p>
              <text:p text:style-name="P1"><text:span text:style-name="T1">Greek: Hermoupolis Mikra</text:span></text:p>
              <text:p text:style-name="P1"><text:span text:style-name="T1">Independent (Coptic): Ptīminhōr / Timinhor</text:span></text:p>
              <text:p text:style-name="P1"><text:span text:style-name="T1">Arabic: Damanhūr</text:span></text:p>
              <text:p text:style-name="P1"><text:span text:style-name="T1"/></text:p>
              <text:p text:style-name="P1"><text:span text:style-name="T1">Arabic: Tandata (into Ṭanṭa)</text:span></text:p>
              <text:p text:style-name="P1"><text:span text:style-name="T1">Independent (Coptic): Tantato</text:span></text:p>
              <text:p text:style-name="P1"><text:span text:style-name="T1">Turkish/English: Tanta</text:span></text:p>
            </office:annotation>
            <text:p>Zau</text:p>
          </table:table-cell>
          <table:table-cell table:style-name="ce1" office:value-type="string" calcext:value-type="string">
            <office:annotation draw:style-name="gr39" draw:text-style-name="P2" svg:width="4.508cm" svg:height="29.607cm" svg:x="91.694cm" svg:y="43.127cm" draw:caption-point-x="-0.407cm" draw:caption-point-y="-1.445cm">
              <dc:date>2023-02-26T00:00:00</dc:date>
              <text:p text:style-name="P1"><text:span text:style-name="T1">Greek: Boubastis</text:span></text:p>
              <text:p text:style-name="P1"><text:span text:style-name="T1">Phoenician: Pi-Beseth</text:span></text:p>
              <text:p text:style-name="P1"><text:span text:style-name="T1">Independent (Coptic): Poubasti</text:span></text:p>
              <text:p text:style-name="P1"><text:span text:style-name="T1">Arabic: Tell-Basta </text:span></text:p>
              <text:p text:style-name="P1"><text:span text:style-name="T1">(into Zagazig)</text:span></text:p>
              <text:p text:style-name="P1"><text:span text:style-name="T1"/></text:p>
              <text:p text:style-name="P1"><text:span text:style-name="T1">Greek: Leontopolis</text:span></text:p>
              <text:p text:style-name="P1"><text:span text:style-name="T1">Egyptian/Independent (Coptic): Taremu</text:span></text:p>
              <text:p text:style-name="P1"><text:span text:style-name="T1">Latin: Leontos</text:span></text:p>
              <text:p text:style-name="P1"><text:span text:style-name="T1">Arabic: Tell El-Muqdam</text:span></text:p>
              <text:p text:style-name="P1"><text:span text:style-name="T1">(into Zagazig)</text:span></text:p>
              <text:p text:style-name="P1"><text:span text:style-name="T1"/></text:p>
              <text:p text:style-name="P1"><text:span text:style-name="T1">Latin: Athribis </text:span></text:p>
              <text:p text:style-name="P1"><text:span text:style-name="T1">Egyptian: Hut-Heryib</text:span></text:p>
              <text:p text:style-name="P1"><text:span text:style-name="T1">Arabic: Banhā</text:span></text:p>
              <text:p text:style-name="P1"><text:span text:style-name="T1">Independent (Coptic): Banaho</text:span></text:p>
              <text:p text:style-name="P1"><text:span text:style-name="T1">Turkish/English: Benha</text:span></text:p>
              <text:p text:style-name="P1"><text:span text:style-name="T1"/></text:p>
              <text:p text:style-name="P1"><text:span text:style-name="T1">Turkish: Zagazig</text:span></text:p>
              <text:p text:style-name="P1"><text:span text:style-name="T1">Arabic: Az-Zaqāzīq</text:span></text:p>
              <text:p text:style-name="P1"><text:span text:style-name="T1"/></text:p>
              <text:p text:style-name="P1"><text:span text:style-name="T1">Arabic: Al Manṣūra</text:span></text:p>
              <text:p text:style-name="P1"><text:span text:style-name="T1">Egyptian Arabic: El-Manṣūra</text:span></text:p>
              <text:p text:style-name="P1"><text:span text:style-name="T1">Turkish: Mansûre</text:span></text:p>
            </office:annotation>
            <text:p>Per-Bast</text:p>
          </table:table-cell>
          <table:table-cell table:style-name="ce1" office:value-type="string" calcext:value-type="string">
            <office:annotation draw:style-name="gr35" draw:text-style-name="P2" svg:width="4.508cm" svg:height="23.654cm" svg:x="92.821cm" svg:y="43.127cm" draw:caption-point-x="-0.407cm" draw:caption-point-y="-1.445cm">
              <dc:date>2023-02-26T00:00:00</dc:date>
              <text:p text:style-name="P1"><text:span text:style-name="T1">(into Phacusa)</text:span></text:p>
              <text:p text:style-name="P1"><text:span text:style-name="T1"/></text:p>
              <text:p text:style-name="P1"><text:span text:style-name="T1">Byzantine: Phacusa</text:span></text:p>
              <text:p text:style-name="P1"><text:span text:style-name="T1">Arabic: Fāqūs</text:span></text:p>
              <text:p text:style-name="P1"><text:span text:style-name="T1"/></text:p>
              <text:p text:style-name="P1"><text:span text:style-name="T1">Phoenician: Hut-Waret</text:span></text:p>
              <text:p text:style-name="P1"><text:span text:style-name="T1">Greek: Avaris</text:span></text:p>
              <text:p text:style-name="P1"><text:span text:style-name="T1">(into Per-Ramessu)</text:span></text:p>
              <text:p text:style-name="P1"><text:span text:style-name="T1"/></text:p>
              <text:p text:style-name="P1"><text:span text:style-name="T1">Greek: Pelousion</text:span></text:p>
              <text:p text:style-name="P1"><text:span text:style-name="T1">Egyptian: Per-Amun / Sena</text:span></text:p>
              <text:p text:style-name="P1"><text:span text:style-name="T1">Phoenician: Seyân / Sin</text:span></text:p>
              <text:p text:style-name="P1"><text:span text:style-name="T1">Latin: Pelusium</text:span></text:p>
              <text:p text:style-name="P1"><text:span text:style-name="T1">Independent (Coptic): Peremoun</text:span></text:p>
              <text:p text:style-name="P1"><text:span text:style-name="T1">Arabic: Al-Farama</text:span></text:p>
              <text:p text:style-name="P1"><text:span text:style-name="T1">(into Port Said)</text:span></text:p>
              <text:p text:style-name="P1"><text:span text:style-name="T1"/></text:p>
              <text:p text:style-name="P1"><text:span text:style-name="T1">English: Port Said</text:span></text:p>
              <text:p text:style-name="P1"><text:span text:style-name="T1">Arabic: Būrsaʿīd</text:span></text:p>
            </office:annotation>
            <text:p>Per-Ramessu</text:p>
          </table:table-cell>
          <table:table-cell table:style-name="ce1" office:value-type="string" calcext:value-type="string">
            <office:annotation draw:style-name="gr20" draw:text-style-name="P2" svg:width="4.508cm" svg:height="12.938cm" svg:x="93.948cm" svg:y="43.127cm" draw:caption-point-x="-0.407cm" draw:caption-point-y="-1.445cm">
              <dc:date>2023-02-26T00:00:00</dc:date>
              <text:p text:style-name="P1"><text:span text:style-name="T1">Greek / Independent (Coptic): Sele</text:span></text:p>
              <text:p text:style-name="P1"><text:span text:style-name="T1">Latin: Sila</text:span></text:p>
              <text:p text:style-name="P1"><text:span text:style-name="T1">Arabic: Al Qantara</text:span></text:p>
              <text:p text:style-name="P1"><text:span text:style-name="T1">Egyptian Arabic: El Qantara</text:span></text:p>
              <text:p text:style-name="P1"><text:span text:style-name="T1">English: Kantara</text:span></text:p>
              <text:p text:style-name="P1"><text:span text:style-name="T1"/></text:p>
              <text:p text:style-name="P1"><text:span text:style-name="T1">Greek/Latin: Clysma</text:span></text:p>
              <text:p text:style-name="P1"><text:span text:style-name="T1">Arabic: Al-Kolzum (into As-Suways)</text:span></text:p>
              <text:p text:style-name="P1"><text:span text:style-name="T1">Turkish: Süveyş</text:span></text:p>
              <text:p text:style-name="P1"><text:span text:style-name="T1">Europeans: Suez</text:span></text:p>
            </office:annotation>
            <text:p>Tjaru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43.127cm" draw:caption-point-x="-0.406cm" draw:caption-point-y="-1.445cm">
              <dc:date>2023-02-26T00:00:00</dc:date>
              <text:p text:style-name="P1"><text:span text:style-name="T1">(Babylonian: Isqaluna/Askhelon)</text:span></text:p>
            </office:annotation>
            <text:p>Gaza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43.127cm" draw:caption-point-x="-0.406cm" draw:caption-point-y="-1.445cm">
              <dc:date>2023-02-26T00:00:00</dc:date>
              <text:p text:style-name="P1"><text:span text:style-name="T1">Babylonian: Kadesh Barnea (into Eboda &gt; Ma'an or Beersheba)</text:span></text:p>
              <text:p text:style-name="P1"><text:span text:style-name="T1">Greek/Latin: Oboda/Eboda) into Ma'an or Beersheba</text:span></text:p>
            </office:annotation>
            <text:p>Timna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43.127cm" draw:caption-point-x="-0.406cm" draw:caption-point-y="-1.445cm">
              <dc:date>2023-02-26T00:00:00</dc:date>
              <text:p text:style-name="P1"><text:span text:style-name="T1">(Petra)</text:span></text:p>
              <text:p text:style-name="P1"><text:span text:style-name="T1"/></text:p>
              <text:p text:style-name="P1"><text:span text:style-name="T1">Arabian: Ma'an</text:span></text:p>
            </office:annotation>
            <text:p>Sela</text:p>
          </table:table-cell>
          <table:table-cell table:style-name="ce1" office:value-type="string" calcext:value-type="string">
            <office:annotation draw:style-name="gr5" draw:text-style-name="P2" svg:width="4.509cm" svg:height="4.604cm" svg:x="98.456cm" svg:y="43.127cm" draw:caption-point-x="-0.406cm" draw:caption-point-y="-1.445cm">
              <dc:date>2023-02-26T00:00:00</dc:date>
              <text:p text:style-name="P1"><text:span text:style-name="T1">(Dumat al-Jandal, into Sakakah)</text:span></text:p>
              <text:p text:style-name="P1"><text:span text:style-name="T1"/></text:p>
              <text:p text:style-name="P1"><text:span text:style-name="T1">Modern civs: Sakakah/Sekake</text:span></text:p>
            </office:annotation>
            <text:p>Dumatha</text:p>
          </table:table-cell>
          <table:table-cell table:style-name="ce1" office:value-type="string" calcext:value-type="string">
            <text:p>Sakakah</text:p>
          </table:table-cell>
          <table:table-cell table:style-name="ce1" office:value-type="string" calcext:value-type="string">
            <text:p>Rafha</text:p>
          </table:table-cell>
          <table:table-cell table:style-name="ce1" office:value-type="string" calcext:value-type="string">
            <text:p>Hafar al-Batin</text:p>
          </table:table-cell>
          <table:table-cell table:style-name="ce1" office:value-type="string" calcext:value-type="string">
            <office:annotation draw:style-name="gr7" draw:text-style-name="P2" svg:width="4.508cm" svg:height="5.794cm" svg:x="102.965cm" svg:y="43.127cm" draw:caption-point-x="-0.407cm" draw:caption-point-y="-1.445cm">
              <dc:date>2023-02-26T00:00:00</dc:date>
              <text:p text:style-name="P1"><text:span text:style-name="T1">(Failaka &gt; Meshan/Ikaros &gt; Kazimah &gt; Al-Kuwait)</text:span></text:p>
              <text:p text:style-name="P1"><text:span text:style-name="T1"/></text:p>
              <text:p text:style-name="P1"><text:span text:style-name="T1">Persian: Meshan</text:span></text:p>
              <text:p text:style-name="P1"><text:span text:style-name="T1">Arabian: Kazimah</text:span></text:p>
            </office:annotation>
            <text:p>Agar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5" draw:text-style-name="P2" svg:width="4.509cm" svg:height="4.604cm" svg:x="106.346cm" svg:y="43.127cm" draw:caption-point-x="-0.406cm" draw:caption-point-y="-1.445cm">
              <dc:date>2023-02-26T00:00:00</dc:date>
              <text:p text:style-name="P1"><text:span text:style-name="T1">(Bushehr/Antiochia in Persis)</text:span></text:p>
              <text:p text:style-name="P1"><text:span text:style-name="T1"/></text:p>
              <text:p text:style-name="P1"><text:span text:style-name="T1">Dutch: Fort Mosselstein (Kharg, into Bushehr)</text:span></text:p>
            </office:annotation>
            <text:p>Ram Ardashir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43.127cm" draw:caption-point-x="-0.406cm" draw:caption-point-y="-1.445cm">
              <dc:date>2023-02-26T00:00:00</dc:date>
              <text:p text:style-name="P1"><text:span text:style-name="T1">(Darab)</text:span></text:p>
            </office:annotation>
            <text:p>Darabgerd</text:p>
          </table:table-cell>
          <table:table-cell table:style-name="ce1" office:value-type="string" calcext:value-type="string">
            <office:annotation draw:style-name="gr14" draw:text-style-name="P2" svg:width="4.508cm" svg:height="8.175cm" svg:x="108.601cm" svg:y="43.127cm" draw:caption-point-x="-0.407cm" draw:caption-point-y="-1.445cm">
              <dc:date>2023-02-26T00:00:00</dc:date>
              <text:p text:style-name="P1"><text:span text:style-name="T1">Turkic: Gameroon</text:span></text:p>
              <text:p text:style-name="P1"><text:span text:style-name="T1">Arabic: Jaroon</text:span></text:p>
              <text:p text:style-name="P1"><text:span text:style-name="T1">Iranian: Bandar Abbas</text:span></text:p>
              <text:p text:style-name="P1"><text:span text:style-name="T1">Portuguese: Porto Comorão</text:span></text:p>
              <text:p text:style-name="P1"><text:span text:style-name="T1">English: Gombroon</text:span></text:p>
              <text:p text:style-name="P1"><text:span text:style-name="T1">Dutch: Gamrun</text:span></text:p>
            </office:annotation>
            <text:p>Homirzad</text:p>
          </table:table-cell>
          <table:table-cell table:style-name="ce1" office:value-type="string" calcext:value-type="string">
            <office:annotation draw:style-name="gr5" draw:text-style-name="P2" svg:width="4.508cm" svg:height="4.604cm" svg:x="109.728cm" svg:y="43.127cm" draw:caption-point-x="-0.407cm" draw:caption-point-y="-1.445cm">
              <dc:date>2023-02-26T00:00:00</dc:date>
              <text:p text:style-name="P1"><text:span text:style-name="T1">(Alexandreia i en Karmania, into Jiroft)</text:span></text:p>
              <text:p text:style-name="P1"><text:span text:style-name="T1"/></text:p>
              <text:p text:style-name="P1"><text:span text:style-name="T1">Later civs: Jiroft</text:span></text:p>
            </office:annotation>
            <text:p>Gulashkird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43.127cm" draw:caption-point-x="-0.407cm" draw:caption-point-y="-1.445cm">
              <dc:date>2023-02-26T00:00:00</dc:date>
              <text:p text:style-name="P1"><text:span text:style-name="T1">(Pura, into Iranshahr)</text:span></text:p>
            </office:annotation>
            <text:p>Pahr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3.109cm" svg:y="43.127cm" draw:caption-point-x="-0.406cm" draw:caption-point-y="-1.445cm">
              <dc:date>2023-02-26T00:00:00</dc:date>
              <text:p text:style-name="P1"><text:span text:style-name="T1">(Sehwan/Sihon/Sahwan)</text:span></text:p>
              <text:p text:style-name="P1"><text:span text:style-name="T1"/></text:p>
              <text:p text:style-name="P1"><text:span text:style-name="T1">Harappan: Ali Murad</text:span></text:p>
              <text:p text:style-name="P1"><text:span text:style-name="T1">Persian: Khudabad</text:span></text:p>
            </office:annotation>
            <text:p>Sehvan</text:p>
          </table:table-cell>
          <table:table-cell table:style-name="ce1" office:value-type="string" calcext:value-type="string">
            <office:annotation draw:style-name="gr5" draw:text-style-name="P2" svg:width="4.509cm" svg:height="4.604cm" svg:x="114.236cm" svg:y="43.127cm" draw:caption-point-x="-0.406cm" draw:caption-point-y="-1.445cm">
              <dc:date>2023-02-26T00:00:00</dc:date>
              <text:p text:style-name="P1"><text:span text:style-name="T1">Harappan: Chanhu-Daro</text:span></text:p>
              <text:p text:style-name="P1"><text:span text:style-name="T1">Greek/Latin: Naagramma</text:span></text:p>
              <text:p text:style-name="P1"><text:span text:style-name="T1">British: Nawabshah</text:span></text:p>
            </office:annotation>
            <text:p>Sakrand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43.127cm" draw:caption-point-x="-0.406cm" draw:caption-point-y="-1.445cm">
              <dc:date>2023-02-26T00:00:00</dc:date>
              <text:p text:style-name="P1"><text:span text:style-name="T1">(into Balotra)</text:span></text:p>
              <text:p text:style-name="P1"><text:span text:style-name="T1"/></text:p>
              <text:p text:style-name="P1"><text:span text:style-name="T1">Persian: Amarkot (Umerkot)</text:span></text:p>
              <text:p text:style-name="P1"><text:span text:style-name="T1">Harappan: Loteshwar</text:span></text:p>
              <text:p text:style-name="P1"><text:span text:style-name="T1">Arabiah: Al-Mansurah (Mansura/Brahmnabad)</text:span></text:p>
            </office:annotation>
            <text:p>Khed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43.127cm" draw:caption-point-x="-0.406cm" draw:caption-point-y="-1.445cm">
              <dc:date>2023-02-26T00:00:00</dc:date>
              <text:p text:style-name="P1"><text:span text:style-name="T1">(into Jodhpur)</text:span></text:p>
              <text:p text:style-name="P1"><text:span text:style-name="T1"/></text:p>
              <text:p text:style-name="P1"><text:span text:style-name="T1">Most other civs: Jodhpur</text:span></text:p>
              <text:p text:style-name="P1"><text:span text:style-name="T1">Harappan: Gilund</text:span></text:p>
            </office:annotation>
            <text:p>Mandore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43.127cm" draw:caption-point-x="-0.407cm" draw:caption-point-y="-1.445cm">
              <dc:date>2023-02-26T00:00:00</dc:date>
              <text:p text:style-name="P1"><text:span text:style-name="T1">(Ajmer)</text:span></text:p>
              <text:p text:style-name="P1"><text:span text:style-name="T1"/></text:p>
              <text:p text:style-name="P1"><text:span text:style-name="T1">Harappan: Bagor</text:span></text:p>
            </office:annotation>
            <text:p>Ajayameru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3.127cm" draw:caption-point-x="-0.407cm" draw:caption-point-y="-1.445cm">
              <dc:date>2023-02-26T00:00:00</dc:date>
              <text:p text:style-name="P1"><text:span text:style-name="T1">(Viratnagar, into Amber/Amer &gt; Jaipur)</text:span></text:p>
              <text:p text:style-name="P1"><text:span text:style-name="T1"/></text:p>
              <text:p text:style-name="P1"><text:span text:style-name="T1">Persian: Amer</text:span></text:p>
              <text:p text:style-name="P1"><text:span text:style-name="T1">English: Jaipur</text:span></text:p>
            </office:annotation>
            <text:p>Bairat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43.127cm" draw:caption-point-x="-0.407cm" draw:caption-point-y="-1.445cm">
              <dc:date>2023-02-26T00:00:00</dc:date>
              <text:p text:style-name="P1"><text:span text:style-name="T1">(into Agra/Akbarabad)</text:span></text:p>
              <text:p text:style-name="P1"><text:span text:style-name="T1"/></text:p>
              <text:p text:style-name="P1"><text:span text:style-name="T1">Persian/English: Akbarabad/Agra</text:span></text:p>
            </office:annotation>
            <text:p>Mathura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43.127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yakubja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43.127cm" draw:caption-point-x="-0.406cm" draw:caption-point-y="-1.445cm">
              <dc:date>2023-02-26T00:00:00</dc:date>
              <text:p text:style-name="P1"><text:span text:style-name="T1">(Kosambi, into Allahabad/Prayagraj)</text:span></text:p>
              <text:p text:style-name="P1"><text:span text:style-name="T1"/></text:p>
              <text:p text:style-name="P1"><text:span text:style-name="T1">Most other civs: Allahabad</text:span></text:p>
            </office:annotation>
            <text:p>Kaushambi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3.127cm" draw:caption-point-x="-0.406cm" draw:caption-point-y="-1.445cm">
              <dc:date>2023-02-26T00:00:00</dc:date>
              <text:p text:style-name="P1"><text:span text:style-name="T1">(Sasaram/Shah Serai)</text:span></text:p>
            </office:annotation>
            <text:p>Sahastrarama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3.127cm" draw:caption-point-x="-0.406cm" draw:caption-point-y="-1.445cm">
              <dc:date>2023-02-26T00:00:00</dc:date>
              <text:p text:style-name="P1"><text:span text:style-name="T1">(into Patna/Azimabad)</text:span></text:p>
              <text:p text:style-name="P1"><text:span text:style-name="T1"/></text:p>
              <text:p text:style-name="P1"><text:span text:style-name="T1">Most modern civs: Patna/Azimabad</text:span></text:p>
            </office:annotation>
            <text:p>Pataliputra</text:p>
          </table:table-cell>
          <table:table-cell table:style-name="ce1" office:value-type="string" calcext:value-type="string">
            <office:annotation draw:style-name="gr5" draw:text-style-name="P2" svg:width="4.509cm" svg:height="4.604cm" svg:x="125.507cm" svg:y="43.127cm" draw:caption-point-x="-0.406cm" draw:caption-point-y="-1.445cm">
              <dc:date>2023-02-26T00:00:00</dc:date>
              <text:p text:style-name="P1"><text:span text:style-name="T1">(Rajgir, into Bihar Sharif)</text:span></text:p>
              <text:p text:style-name="P1"><text:span text:style-name="T1"/></text:p>
              <text:p text:style-name="P1"><text:span text:style-name="T1">Persian: Bihar Sharif</text:span></text:p>
            </office:annotation>
            <text:p>Rajagriha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3.127cm" draw:caption-point-x="-0.407cm" draw:caption-point-y="-1.445cm">
              <dc:date>2023-02-26T00:00:00</dc:date>
              <text:p text:style-name="P1"><text:span text:style-name="T1">(into Bhagalpur)</text:span></text:p>
              <text:p text:style-name="P1"><text:span text:style-name="T1"/></text:p>
              <text:p text:style-name="P1"><text:span text:style-name="T1">English: Bhagalpur</text:span></text:p>
              <text:p text:style-name="P1"><text:span text:style-name="T1">Latin: Gange Regia</text:span></text:p>
            </office:annotation>
            <text:p>Champa</text:p>
          </table:table-cell>
          <table:table-cell table:style-name="ce1" office:value-type="string" calcext:value-type="string">
            <office:annotation draw:style-name="gr13" draw:text-style-name="P2" svg:width="4.508cm" svg:height="6.985cm" svg:x="127.762cm" svg:y="43.127cm" draw:caption-point-x="-0.407cm" draw:caption-point-y="-1.445cm">
              <dc:date>2023-02-26T00:00:00</dc:date>
              <text:p text:style-name="P1"><text:span text:style-name="T1">(Gaur, into English Bazar/Malda or Rajshahi)</text:span></text:p>
              <text:p text:style-name="P1"><text:span text:style-name="T1"/></text:p>
              <text:p text:style-name="P1"><text:span text:style-name="T1">English: English Bazar</text:span></text:p>
              <text:p text:style-name="P1"><text:span text:style-name="T1">Dutch: Rajshahi</text:span></text:p>
              <text:p text:style-name="P1"><text:span text:style-name="T1">Latin: Gange Regia</text:span></text:p>
            </office:annotation>
            <text:p>Gauda</text:p>
          </table:table-cell>
          <table:table-cell table:style-name="ce1" office:value-type="string" calcext:value-type="string">
            <office:annotation draw:style-name="gr7" draw:text-style-name="P2" svg:width="4.508cm" svg:height="5.794cm" svg:x="128.889cm" svg:y="43.127cm" draw:caption-point-x="-0.407cm" draw:caption-point-y="-1.445cm">
              <dc:date>2023-02-26T00:00:00</dc:date>
              <text:p text:style-name="P1"><text:span text:style-name="T1">(Sylhet/Jalalabad)</text:span></text:p>
              <text:p text:style-name="P1"><text:span text:style-name="T1"/></text:p>
              <text:p text:style-name="P1"><text:span text:style-name="T1">English: Mymensingh</text:span></text:p>
              <text:p text:style-name="P1"><text:span text:style-name="T1">Latin: Gange Regia</text:span></text:p>
            </office:annotation>
            <text:p>Srihatta</text:p>
          </table:table-cell>
          <table:table-cell table:style-name="ce1" office:value-type="string" calcext:value-type="string">
            <office:annotation draw:style-name="gr7" draw:text-style-name="P2" svg:width="4.508cm" svg:height="5.794cm" svg:x="130.016cm" svg:y="43.127cm" draw:caption-point-x="-0.407cm" draw:caption-point-y="-1.445cm">
              <dc:date>2023-02-26T00:00:00</dc:date>
              <text:p text:style-name="P1"><text:span text:style-name="T1">(into Silchar)</text:span></text:p>
              <text:p text:style-name="P1"><text:span text:style-name="T1"/></text:p>
              <text:p text:style-name="P1"><text:span text:style-name="T1">English: Shillong</text:span></text:p>
              <text:p text:style-name="P1"><text:span text:style-name="T1"/></text:p>
            </office:annotation>
            <text:p>Maiba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43.127cm" draw:caption-point-x="-0.406cm" draw:caption-point-y="-1.445cm">
              <dc:date>2023-02-26T00:00:00</dc:date>
              <text:p text:style-name="P1"><text:span text:style-name="T1">(Imphal)</text:span></text:p>
            </office:annotation>
            <text:p>Kang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Yingjiang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40.172cm" draw:caption-point-x="-0.61cm" draw:caption-point-y="1.51cm">
              <dc:date>2023-03-08T00:00:00</dc:date>
              <text:p text:style-name="P1"><text:span text:style-name="T1">→ </text:span><text:span text:style-name="T1">Kunming</text:span></text:p>
            </office:annotation>
            <text:p>Yunnan-f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ise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3.127cm" draw:caption-point-x="-0.407cm" draw:caption-point-y="-1.445cm">
              <dc:date>2023-02-26T00:00:00</dc:date>
              <text:p text:style-name="P1"><text:span text:style-name="T1">(Nanning)</text:span></text:p>
            </office:annotation>
            <text:p>Yongzhou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43.127cm" draw:caption-point-x="-0.406cm" draw:caption-point-y="-1.445cm">
              <dc:date>2023-02-26T00:00:00</dc:date>
              <text:p text:style-name="P1"><text:span text:style-name="T1">(Watlam)</text:span></text:p>
              <text:p text:style-name="P1"><text:span text:style-name="T1"/></text:p>
              <text:p text:style-name="P1"><text:span text:style-name="T1">NB: conflict with Yulin, Shaanxi.</text:span></text:p>
            </office:annotation>
            <text:p>Yuli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3.127cm" draw:caption-point-x="-0.406cm" draw:caption-point-y="-1.445cm">
              <dc:date>2023-02-26T00:00:00</dc:date>
              <text:p text:style-name="P1"><text:span text:style-name="T1">(Zhaoqing)</text:span></text:p>
            </office:annotation>
            <text:p>Gaoyao</text:p>
          </table:table-cell>
          <table:table-cell table:style-name="ce1" office:value-type="string" calcext:value-type="string">
            <text:p>Heyuan</text:p>
          </table:table-cell>
          <table:table-cell table:style-name="ce1" office:value-type="string" calcext:value-type="string">
            <office:annotation draw:style-name="gr5" draw:text-style-name="P2" svg:width="4.509cm" svg:height="4.604cm" svg:x="143.541cm" svg:y="43.127cm" draw:caption-point-x="-0.406cm" draw:caption-point-y="-1.445cm">
              <dc:date>2023-02-26T00:00:00</dc:date>
              <text:p text:style-name="P1"><text:span text:style-name="T1">(Shenzhen, into Xianggang/Hong Kong)</text:span></text:p>
              <text:p text:style-name="P1"><text:span text:style-name="T1"/></text:p>
              <text:p text:style-name="P1"><text:span text:style-name="T1">English: Hong Kong</text:span></text:p>
            </office:annotation>
            <text:p>Nantou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43.127cm" draw:caption-point-x="-0.407cm" draw:caption-point-y="-1.445cm">
              <dc:date>2023-02-26T00:00:00</dc:date>
              <text:p text:style-name="P1"><text:span text:style-name="T1">(into Shantou)</text:span></text:p>
            </office:annotation>
            <text:p>Chaozho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48.05cm" svg:y="43.127cm" draw:caption-point-x="-0.407cm" draw:caption-point-y="-1.445cm">
              <dc:date>2023-02-26T00:00:00</dc:date>
              <text:p text:style-name="P1"><text:span text:style-name="T1">(Tainan/Fort Provintia)</text:span></text:p>
            </office:annotation>
            <text:p>Taioan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43.127cm" draw:caption-point-x="-0.406cm" draw:caption-point-y="-1.445cm">
              <dc:date>2023-02-26T00:00:00</dc:date>
              <text:p text:style-name="P1"><text:span text:style-name="T1">(Taichung)</text:span></text:p>
            </office:annotation>
            <text:p>Dadun</text:p>
          </table:table-cell>
          <table:table-cell table:style-name="ce1" table:number-columns-repeated="17"/>
          <table:table-cell table:style-name="ce5"/>
          <table:table-cell table:number-columns-repeated="874"/>
        </table:table-row>
        <table:table-row table:style-name="ro1">
          <table:table-cell table:style-name="ce2" office:value-type="string" calcext:value-type="string">
            <office:annotation draw:style-name="gr2" draw:text-style-name="P2" svg:width="4.508cm" svg:height="4.603cm" svg:x="1.524cm" svg:y="44.3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Fort Elizavety</text:span></text:p>
              <text:p text:style-name="P1"><text:span text:style-name="T1">Polynesian: Paʻulaʻula o Hipo</text:span></text:p>
            </office:annotation>
            <text:p>Līhuʻe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2" draw:text-style-name="P2" svg:width="4.509cm" svg:height="4.603cm" svg:x="17.303cm" svg:y="44.318cm" draw:caption-point-x="-0.406cm" draw:caption-point-y="-1.445cm">
              <dc:date>2023-02-26T00:00:00</dc:date>
              <text:p text:style-name="P1"><text:span text:style-name="T1">(into Manzanillo)</text:span></text:p>
              <text:p text:style-name="P1"><text:span text:style-name="T1"/></text:p>
              <text:p text:style-name="P1"><text:span text:style-name="T1">Spanish: Mascota (into Puerto Vallarta)</text:span></text:p>
            </office:annotation>
            <text:p>Cihuatl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9.558cm" svg:y="44.318cm" draw:caption-point-x="-0.407cm" draw:caption-point-y="-1.445cm">
              <dc:date>2023-02-26T00:00:00</dc:date>
              <text:p text:style-name="P1"><text:span text:style-name="T1">(into Toluca)</text:span></text:p>
              <text:p text:style-name="P1"><text:span text:style-name="T1"/></text:p>
              <text:p text:style-name="P1"><text:span text:style-name="T1">Spanish: Pátzcuaro (into Morelia)</text:span></text:p>
            </office:annotation>
            <text:p>Calixtlahuaca</text:p>
          </table:table-cell>
          <table:table-cell table:style-name="ce1" office:value-type="string" calcext:value-type="string">
            <office:annotation draw:style-name="gr2" draw:text-style-name="P2" svg:width="4.508cm" svg:height="4.603cm" svg:x="20.685cm" svg:y="44.318cm" draw:caption-point-x="-0.407cm" draw:caption-point-y="-1.445cm">
              <dc:date>2023-02-26T00:00:00</dc:date>
              <text:p text:style-name="P1"><text:span text:style-name="T1">(Mexico City/México)</text:span></text:p>
              <text:p text:style-name="P1"><text:span text:style-name="T1"/></text:p>
              <text:p text:style-name="P1"><text:span text:style-name="T1">Mayan: Puh (Teotihuacan)</text:span></text:p>
            </office:annotation>
            <text:p>Tenochtitlan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4.318cm" draw:caption-point-x="-0.407cm" draw:caption-point-y="-1.445cm">
              <dc:date>2023-02-26T00:00:00</dc:date>
              <text:p text:style-name="P1"><text:span text:style-name="T1">(Tlaxcala)</text:span></text:p>
            </office:annotation>
            <text:p>Tlaxcallán</text:p>
          </table:table-cell>
          <table:table-cell table:style-name="ce1" office:value-type="string" calcext:value-type="string">
            <office:annotation draw:style-name="gr2" draw:text-style-name="P2" svg:width="4.509cm" svg:height="4.603cm" svg:x="22.939cm" svg:y="44.318cm" draw:caption-point-x="-0.406cm" draw:caption-point-y="-1.445cm">
              <dc:date>2023-02-26T00:00:00</dc:date>
              <text:p text:style-name="P1"><text:span text:style-name="T1">(into Xalapa)</text:span></text:p>
              <text:p text:style-name="P1"><text:span text:style-name="T1"/></text:p>
              <text:p text:style-name="P1"><text:span text:style-name="T1">Spanish: Veracruz</text:span></text:p>
            </office:annotation>
            <text:p>Cempoalatl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26.32cm" svg:y="44.318cm" draw:caption-point-x="-0.406cm" draw:caption-point-y="-1.445cm">
              <dc:date>2023-02-26T00:00:00</dc:date>
              <text:p text:style-name="P1"><text:span text:style-name="T1">(into Campeche)</text:span></text:p>
              <text:p text:style-name="P1"><text:span text:style-name="T1"/></text:p>
              <text:p text:style-name="P1"><text:span text:style-name="T1">Spanish: Campeche</text:span></text:p>
            </office:annotation>
            <text:p>Uxmal</text:p>
          </table:table-cell>
          <table:table-cell table:style-name="ce1" office:value-type="string" calcext:value-type="string">
            <office:annotation draw:style-name="gr11" draw:text-style-name="P2" svg:width="4.508cm" svg:height="6.984cm" svg:x="27.448cm" svg:y="44.318cm" draw:caption-point-x="-0.407cm" draw:caption-point-y="-1.445cm">
              <dc:date>2023-02-26T00:00:00</dc:date>
              <text:p text:style-name="P1"><text:span text:style-name="T1">(Tumul, into Chan Santa Cruz/Chetumal)</text:span></text:p>
              <text:p text:style-name="P1"><text:span text:style-name="T1"/></text:p>
              <text:p text:style-name="P1"><text:span text:style-name="T1">Spanish: Bacalar (into Chetumal)</text:span></text:p>
              <text:p text:style-name="P1"><text:span text:style-name="T1">Aztec: Ichpaatun (into Bacalar)</text:span></text:p>
              <text:p text:style-name="P1"><text:span text:style-name="T1">Mexican: Chetumal</text:span></text:p>
            </office:annotation>
            <text:p>Zam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6" draw:text-style-name="P2" svg:width="4.508cm" svg:height="11.747cm" svg:x="36.465cm" svg:y="44.318cm" draw:caption-point-x="-0.407cm" draw:caption-point-y="-1.445cm">
              <dc:date>2023-02-26T00:00:00</dc:date>
              <text:p text:style-name="P1"><text:span text:style-name="T1">(into Cap-Haïtien)</text:span></text:p>
              <text:p text:style-name="P1"><text:span text:style-name="T1">English: Cape Haitien</text:span></text:p>
              <text:p text:style-name="P1"><text:span text:style-name="T1">Spanish/Portuguese: Cabo Haitiano</text:span></text:p>
              <text:p text:style-name="P1"><text:span text:style-name="T1">Native: Guárico</text:span></text:p>
              <text:p text:style-name="P1"><text:span text:style-name="T1"/></text:p>
              <text:p text:style-name="P1"><text:span text:style-name="T1">Spanish: La Navidad</text:span></text:p>
              <text:p text:style-name="P1"><text:span text:style-name="T1"/></text:p>
              <text:p text:style-name="P1"><text:span text:style-name="T1">English/Dutch: Tortuga</text:span></text:p>
              <text:p text:style-name="P1"><text:span text:style-name="T1">French: Fort de Rocher</text:span></text:p>
            </office:annotation>
            <text:p>Cap‑Français</text:p>
          </table:table-cell>
          <table:table-cell table:style-name="ce1" office:value-type="string" calcext:value-type="string">
            <text:p>Santiago de los Caballeros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7" draw:text-style-name="P2" svg:width="4.508cm" svg:height="14.128cm" svg:x="64.643cm" svg:y="44.318cm" draw:caption-point-x="-0.407cm" draw:caption-point-y="-1.445cm">
              <dc:date>2023-02-26T00:00:00</dc:date>
              <text:p text:style-name="P1"><text:span text:style-name="T1">Arabic: Tārūdānt</text:span></text:p>
              <text:p text:style-name="P1"><text:span text:style-name="T1">French: Taroudant</text:span></text:p>
              <text:p text:style-name="P1"><text:span text:style-name="T1"/></text:p>
              <text:p text:style-name="P1"><text:span text:style-name="T1">Phoenician: ʾGdr/Gadir</text:span></text:p>
              <text:p text:style-name="P1"><text:span text:style-name="T1">Greek/Latin: Rhysaddir</text:span></text:p>
              <text:p text:style-name="P1"><text:span text:style-name="T1">Arabic/Moorish/French: Agadir</text:span></text:p>
              <text:p text:style-name="P1"><text:span text:style-name="T1">Portuguese: Santa Cruz do Cabo de Gué</text:span></text:p>
              <text:p text:style-name="P1"><text:span text:style-name="T1">Spanish: Santa Cruz del Cabo Aguer</text:span></text:p>
              <text:p text:style-name="P1"><text:span text:style-name="T1"/></text:p>
              <text:p text:style-name="P1"><text:span text:style-name="T1">Spanish: Sidi Ifni</text:span></text:p>
              <text:p text:style-name="P1"><text:span text:style-name="T1">Moorish: Ifni</text:span></text:p>
            </office:annotation>
            <text:p>Tarudan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44.318cm" draw:caption-point-x="-0.406cm" draw:caption-point-y="-1.445cm">
              <dc:date>2023-02-26T00:00:00</dc:date>
              <text:p text:style-name="P1"><text:span text:style-name="T1">(into Tamgrout)</text:span></text:p>
              <text:p text:style-name="P1"><text:span text:style-name="T1">French/Arabic: Tamegroute</text:span></text:p>
            </office:annotation>
            <text:p>Tagmadert</text:p>
          </table:table-cell>
          <table:table-cell table:style-name="ce1" office:value-type="string" calcext:value-type="string">
            <text:p>Merzoug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4.318cm" draw:caption-point-x="-0.406cm" draw:caption-point-y="-1.445cm">
              <dc:date>2023-02-26T00:00:00</dc:date>
              <text:p text:style-name="P1"><text:span text:style-name="T1">(into Bani Abbas)</text:span></text:p>
              <text:p text:style-name="P1"><text:span text:style-name="T1">French: Béni Abbès</text:span></text:p>
            </office:annotation>
            <text:p>Haresse Lil</text:p>
          </table:table-cell>
          <table:table-cell table:style-name="ce1" office:value-type="string" calcext:value-type="string">
            <text:p>Timimoun</text:p>
          </table:table-cell>
          <table:table-cell table:style-name="ce1" office:value-type="string" calcext:value-type="string">
            <office:annotation draw:style-name="gr4" draw:text-style-name="P2" svg:width="4.508cm" svg:height="3.413cm" svg:x="72.533cm" svg:y="44.318cm" draw:caption-point-x="-0.407cm" draw:caption-point-y="-1.445cm">
              <dc:date>2023-02-26T00:00:00</dc:date>
              <text:p text:style-name="P1"><text:span text:style-name="T1">French: El Goléa</text:span></text:p>
              <text:p text:style-name="P1"><text:span text:style-name="T1">Arabic: El Menia</text:span></text:p>
            </office:annotation>
            <text:p>Taourirt</text:p>
          </table:table-cell>
          <table:table-cell table:style-name="ce1" office:value-type="string" calcext:value-type="string">
            <text:p>Hassi Messaoud</text:p>
          </table:table-cell>
          <table:table-cell table:style-name="ce1" office:value-type="string" calcext:value-type="string">
            <text:p>El Borma</text:p>
          </table:table-cell>
          <table:table-cell table:style-name="ce1" office:value-type="string" calcext:value-type="string">
            <text:p>Debdeb</text:p>
          </table:table-cell>
          <table:table-cell table:style-name="ce1" office:value-type="string" calcext:value-type="string">
            <office:annotation draw:style-name="gr12" draw:text-style-name="P2" svg:width="4.509cm" svg:height="9.366cm" svg:x="77.041cm" svg:y="44.318cm" draw:caption-point-x="-0.406cm" draw:caption-point-y="-1.445cm">
              <dc:date>2023-02-26T00:00:00</dc:date>
              <text:p text:style-name="P1"><text:span text:style-name="T1">Latin: Cydamus</text:span></text:p>
              <text:p text:style-name="P1"><text:span text:style-name="T1">Arabic: Ghadāms</text:span></text:p>
              <text:p text:style-name="P1"><text:span text:style-name="T1">Moorish: Ghadamis</text:span></text:p>
              <text:p text:style-name="P1"><text:span text:style-name="T1">Italian: Gadames</text:span></text:p>
              <text:p text:style-name="P1"><text:span text:style-name="T1">French: Ghadamès</text:span></text:p>
              <text:p text:style-name="P1"><text:span text:style-name="T1">English: Ghadames</text:span></text:p>
              <text:p text:style-name="P1"><text:span text:style-name="T1">Spanish: Gadamés</text:span></text:p>
            </office:annotation>
            <text:p>Tidamensi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44.318cm" draw:caption-point-x="-0.406cm" draw:caption-point-y="-1.445cm">
              <dc:date>2023-02-26T00:00:00</dc:date>
              <text:p text:style-name="P1"><text:span text:style-name="T1">Italian: Cabao</text:span></text:p>
            </office:annotation>
            <text:p>Kabaw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44.318cm" draw:caption-point-x="-0.406cm" draw:caption-point-y="-1.445cm">
              <dc:date>2023-02-26T00:00:00</dc:date>
              <text:p text:style-name="P1"><text:span text:style-name="T1">Latin (alternative): Garbia</text:span></text:p>
              <text:p text:style-name="P1"><text:span text:style-name="T1">Arabic: Gheriat el-Garbia</text:span></text:p>
              <text:p text:style-name="P1"><text:span text:style-name="T1"/></text:p>
              <text:p text:style-name="P1"><text:span text:style-name="T1">Moorish/Arabic: Mizda</text:span></text:p>
            </office:annotation>
            <text:p>Castra Madensia</text:p>
          </table:table-cell>
          <table:table-cell table:style-name="ce1" office:value-type="string" calcext:value-type="string">
            <office:annotation draw:style-name="gr12" draw:text-style-name="P2" svg:width="4.509cm" svg:height="9.366cm" svg:x="80.422cm" svg:y="44.318cm" draw:caption-point-x="-0.406cm" draw:caption-point-y="-1.445cm">
              <dc:date>2023-02-26T00:00:00</dc:date>
              <text:p text:style-name="P1"><text:span text:style-name="T1">Arabic: Bu Njem</text:span></text:p>
              <text:p text:style-name="P1"><text:span text:style-name="T1"/></text:p>
              <text:p text:style-name="P1"><text:span text:style-name="T1">Arabic: Al-Birāq</text:span></text:p>
              <text:p text:style-name="P1"><text:span text:style-name="T1">Italian: Brach</text:span></text:p>
              <text:p text:style-name="P1"><text:span text:style-name="T1">English: Brak</text:span></text:p>
              <text:p text:style-name="P1"><text:span text:style-name="T1">French: Birak</text:span></text:p>
              <text:p text:style-name="P1"><text:span text:style-name="T1">Latin: Baracum</text:span></text:p>
            </office:annotation>
            <text:p>Gholaia</text:p>
          </table:table-cell>
          <table:table-cell table:style-name="ce1" office:value-type="string" calcext:value-type="string">
            <office:annotation draw:style-name="gr11" draw:text-style-name="P2" svg:width="4.508cm" svg:height="6.984cm" svg:x="81.55cm" svg:y="44.318cm" draw:caption-point-x="-0.407cm" draw:caption-point-y="-1.445cm">
              <dc:date>2023-02-26T00:00:00</dc:date>
              <text:p text:style-name="P1"><text:span text:style-name="T1">Italian: Hon</text:span></text:p>
              <text:p text:style-name="P1"><text:span text:style-name="T1"/></text:p>
              <text:p text:style-name="P1"><text:span text:style-name="T1">Arabic: Waddan</text:span></text:p>
              <text:p text:style-name="P1"><text:span text:style-name="T1">Italian: Ueddan</text:span></text:p>
              <text:p text:style-name="P1"><text:span text:style-name="T1"/></text:p>
            </office:annotation>
            <text:p>Hun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44.318cm" draw:caption-point-x="-0.407cm" draw:caption-point-y="-1.445cm">
              <dc:date>2023-02-26T00:00:00</dc:date>
              <text:p text:style-name="P1"><text:span text:style-name="T1">Latin: Arae Philaenorum</text:span></text:p>
              <text:p text:style-name="P1"><text:span text:style-name="T1">Arabic: Raʾs Lānūf</text:span></text:p>
              <text:p text:style-name="P1"><text:span text:style-name="T1">Europeans: Ras Lanuf</text:span></text:p>
            </office:annotation>
            <text:p>Arae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44.318cm" draw:caption-point-x="-0.407cm" draw:caption-point-y="-1.445cm">
              <dc:date>2023-02-26T00:00:00</dc:date>
              <text:p text:style-name="P1"><text:span text:style-name="T1">Roman: Anabucis</text:span></text:p>
              <text:p text:style-name="P1"><text:span text:style-name="T1">Arabic: Al-Uqaylah</text:span></text:p>
              <text:p text:style-name="P1"><text:span text:style-name="T1">Europeans: El Agheila</text:span></text:p>
            </office:annotation>
            <text:p>Automal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44.318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" office:value-type="string" calcext:value-type="string">
            <text:p>Bi'r bin Ghunayma</text:p>
          </table:table-cell>
          <table:table-cell table:style-name="ce1" office:value-type="string" calcext:value-type="string">
            <office:annotation draw:style-name="gr16" draw:text-style-name="P2" svg:width="4.509cm" svg:height="11.747cm" svg:x="87.185cm" svg:y="44.318cm" draw:caption-point-x="-0.406cm" draw:caption-point-y="-1.445cm">
              <dc:date>2023-02-26T00:00:00</dc:date>
              <text:p text:style-name="P1"><text:span text:style-name="T1">Italian: Giarabub</text:span></text:p>
              <text:p text:style-name="P1"><text:span text:style-name="T1">German: Al-Dschaghbub</text:span></text:p>
              <text:p text:style-name="P1"><text:span text:style-name="T1"/></text:p>
              <text:p text:style-name="P1"><text:span text:style-name="T1">Egyptian: Sekht-Am</text:span></text:p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Jaghbub</text:p>
          </table:table-cell>
          <table:table-cell table:style-name="ce1" office:value-type="string" calcext:value-type="string">
            <office:annotation draw:style-name="gr11" draw:text-style-name="P2" svg:width="4.509cm" svg:height="6.984cm" svg:x="88.312cm" svg:y="44.318cm" draw:caption-point-x="-0.406cm" draw:caption-point-y="-1.445cm">
              <dc:date>2023-02-26T00:00:00</dc:date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Sekht-Am</text:p>
          </table:table-cell>
          <table:table-cell table:style-name="ce1" office:value-type="string" calcext:value-type="string">
            <office:annotation draw:style-name="gr11" draw:text-style-name="P2" svg:width="4.509cm" svg:height="6.984cm" svg:x="89.439cm" svg:y="44.318cm" draw:caption-point-x="-0.406cm" draw:caption-point-y="-1.445cm">
              <dc:date>2023-02-26T00:00:00</dc:date>
              <text:p text:style-name="P1"><text:span text:style-name="T1">(into Letopolis)</text:span></text:p>
              <text:p text:style-name="P1"><text:span text:style-name="T1"/></text:p>
              <text:p text:style-name="P1"><text:span text:style-name="T1">Greek/Latin: Letopolis</text:span></text:p>
              <text:p text:style-name="P1"><text:span text:style-name="T1">Egyptian: Khem</text:span></text:p>
              <text:p text:style-name="P1"><text:span text:style-name="T1">Arabic / Independent (Coptic): Ausim</text:span></text:p>
            </office:annotation>
            <text:p>Yamu</text:p>
          </table:table-cell>
          <table:table-cell table:style-name="ce1" office:value-type="string" calcext:value-type="string">
            <office:annotation draw:style-name="gr30" draw:text-style-name="P2" svg:width="4.508cm" svg:height="21.272cm" svg:x="90.567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" office:value-type="string" calcext:value-type="string">
            <office:annotation draw:style-name="gr36" draw:text-style-name="P2" svg:width="4.508cm" svg:height="28.416cm" svg:x="91.694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lternative Egyptian: Iwnw</text:span></text:p>
              <text:p text:style-name="P1"><text:span text:style-name="T1">Greek: Helioupolis</text:span></text:p>
              <text:p text:style-name="P1"><text:span text:style-name="T1">Latin: Heliopolis</text:span></text:p>
              <text:p text:style-name="P1"><text:span text:style-name="T1">Independent (Coptic): Ōn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44.318cm" draw:caption-point-x="-0.407cm" draw:caption-point-y="-1.445cm">
              <dc:date>2023-02-26T00:00:00</dc:date>
              <text:p text:style-name="P1"><text:span text:style-name="T1">Phoenician: Pithom</text:span></text:p>
              <text:p text:style-name="P1"><text:span text:style-name="T1">Greek: Heroopolis</text:span></text:p>
              <text:p text:style-name="P1"><text:span text:style-name="T1">(into Fayed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Latin: Arsinoe</text:span></text:p>
              <text:p text:style-name="P1"><text:span text:style-name="T1">(into Suez)</text:span></text:p>
            </office:annotation>
            <text:p>Per-Atum</text:p>
          </table:table-cell>
          <table:table-cell table:style-name="ce1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44.318cm" draw:caption-point-x="-0.406cm" draw:caption-point-y="-1.445cm">
              <dc:date>2023-02-26T00:00:00</dc:date>
              <text:p text:style-name="P1"><text:span text:style-name="T1">(Ayla/Aqaba/Aelana/Al-Aqabah)</text:span></text:p>
            </office:annotation>
            <text:p>Elath</text:p>
          </table:table-cell>
          <table:table-cell table:style-name="ce1" office:value-type="string" calcext:value-type="string">
            <text:p>Tabuk</text:p>
          </table:table-cell>
          <table:table-cell table:style-name="ce1" office:value-type="string" calcext:value-type="string">
            <text:p>Tayma</text:p>
          </table:table-cell>
          <table:table-cell table:style-name="ce1" office:value-type="string" calcext:value-type="string">
            <text:p>Ha'il</text:p>
          </table:table-cell>
          <table:table-cell table:style-name="ce1" office:value-type="string" calcext:value-type="string">
            <text:p>Uyun Al-Jiwa</text:p>
          </table:table-cell>
          <table:table-cell table:style-name="ce1" office:value-type="string" calcext:value-type="string">
            <text:p>Al Artawiyah</text:p>
          </table:table-cell>
          <table:table-cell table:style-name="ce1" office:value-type="string" calcext:value-type="string">
            <text:p>Al Jubayl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1" draw:text-style-name="P2" svg:width="4.509cm" svg:height="6.984cm" svg:x="107.473cm" svg:y="44.318cm" draw:caption-point-x="-0.406cm" draw:caption-point-y="-1.445cm">
              <dc:date>2023-02-26T00:00:00</dc:date>
              <text:p text:style-name="P1"><text:span text:style-name="T1">(Bandar Siraf, into Ormuz)</text:span></text:p>
              <text:p text:style-name="P1"><text:span text:style-name="T1">Arabic: Tahiri</text:span></text:p>
              <text:p text:style-name="P1"><text:span text:style-name="T1"/></text:p>
              <text:p text:style-name="P1"><text:span text:style-name="T1">Portuguese/Turkish: Ormuz/Hürmüz</text:span></text:p>
              <text:p text:style-name="P1"><text:span text:style-name="T1">Dutch: Bandar-e Kong</text:span></text:p>
            </office:annotation>
            <text:p>Siraf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9.728cm" svg:y="44.318cm" draw:caption-point-x="-0.407cm" draw:caption-point-y="-1.445cm">
              <dc:date>2023-02-26T00:00:00</dc:date>
              <text:p text:style-name="P1"><text:span text:style-name="T1">(Minab)</text:span></text:p>
            </office:annotation>
            <text:p>Harmozeia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44.318cm" draw:caption-point-x="-0.407cm" draw:caption-point-y="-1.445cm">
              <dc:date>2023-02-26T00:00:00</dc:date>
              <text:p text:style-name="P1"><text:span text:style-name="T1">(into Chabahar)</text:span></text:p>
              <text:p text:style-name="P1"><text:span text:style-name="T1"/></text:p>
              <text:p text:style-name="P1"><text:span text:style-name="T1">Harappan: Sutkagan Dor</text:span></text:p>
            </office:annotation>
            <text:p>Tiz</text:p>
          </table:table-cell>
          <table:table-cell table:style-name="ce1" office:value-type="string" calcext:value-type="string">
            <office:annotation draw:style-name="gr4" draw:text-style-name="P2" svg:width="4.508cm" svg:height="3.413cm" svg:x="111.982cm" svg:y="44.318cm" draw:caption-point-x="-0.407cm" draw:caption-point-y="-1.445cm">
              <dc:date>2023-02-26T00:00:00</dc:date>
              <text:p text:style-name="P1"><text:span text:style-name="T1">Latin: Oraea (Ormara)</text:span></text:p>
              <text:p text:style-name="P1"><text:span text:style-name="T1">Harappan: Shahi Tump</text:span></text:p>
            </office:annotation>
            <text:p>Gwadar</text:p>
          </table:table-cell>
          <table:table-cell table:style-name="ce1" office:value-type="string" calcext:value-type="string">
            <office:annotation draw:style-name="gr2" draw:text-style-name="P2" svg:width="4.509cm" svg:height="4.603cm" svg:x="113.109cm" svg:y="44.318cm" draw:caption-point-x="-0.406cm" draw:caption-point-y="-1.445cm">
              <dc:date>2023-02-26T00:00:00</dc:date>
              <text:p text:style-name="P1"><text:span text:style-name="T1">(Alexandreia Rhambakia)</text:span></text:p>
              <text:p text:style-name="P1"><text:span text:style-name="T1"/></text:p>
              <text:p text:style-name="P1"><text:span text:style-name="T1">Harappan: Sokhta Koh</text:span></text:p>
            </office:annotation>
            <text:p>Bela</text:p>
          </table:table-cell>
          <table:table-cell table:style-name="ce1" office:value-type="string" calcext:value-type="string">
            <office:annotation draw:style-name="gr2" draw:text-style-name="P2" svg:width="4.509cm" svg:height="4.603cm" svg:x="114.236cm" svg:y="44.318cm" draw:caption-point-x="-0.406cm" draw:caption-point-y="-1.445cm">
              <dc:date>2023-02-26T00:00:00</dc:date>
              <text:p text:style-name="P1"><text:span text:style-name="T1">(Patala)</text:span></text:p>
              <text:p text:style-name="P1"><text:span text:style-name="T1"/></text:p>
              <text:p text:style-name="P1"><text:span text:style-name="T1">Harappan: Amri</text:span></text:p>
            </office:annotation>
            <text:p>Thatta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44.318cm" draw:caption-point-x="-0.406cm" draw:caption-point-y="-1.445cm">
              <dc:date>2023-02-26T00:00:00</dc:date>
              <text:p text:style-name="P1"><text:span text:style-name="T1">(into Mirpur Khas)</text:span></text:p>
              <text:p text:style-name="P1"><text:span text:style-name="T1"/></text:p>
              <text:p text:style-name="P1"><text:span text:style-name="T1">Harappan: Nuhato</text:span></text:p>
              <text:p text:style-name="P1"><text:span text:style-name="T1">Persian/English: Hyderabad (NB: conflict with Hyderabad, India)</text:span></text:p>
            </office:annotation>
            <text:p>Kahu-Jo-Darro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44.318cm" draw:caption-point-x="-0.406cm" draw:caption-point-y="-1.445cm">
              <dc:date>2023-02-26T00:00:00</dc:date>
              <text:p text:style-name="P1"><text:span text:style-name="T1">(Patan)</text:span></text:p>
              <text:p text:style-name="P1"><text:span text:style-name="T1"/></text:p>
              <text:p text:style-name="P1"><text:span text:style-name="T1">Harappan: Ahar</text:span></text:p>
            </office:annotation>
            <text:p>Anhilwara</text:p>
          </table:table-cell>
          <table:table-cell table:style-name="ce1" office:value-type="string" calcext:value-type="string">
            <office:annotation draw:style-name="gr7" draw:text-style-name="P2" svg:width="4.508cm" svg:height="5.794cm" svg:x="117.618cm" svg:y="44.318cm" draw:caption-point-x="-0.407cm" draw:caption-point-y="-1.445cm">
              <dc:date>2023-02-26T00:00:00</dc:date>
              <text:p text:style-name="P1"><text:span text:style-name="T1">(Chittorgarh, into Udaipur)</text:span></text:p>
              <text:p text:style-name="P1"><text:span text:style-name="T1"/></text:p>
              <text:p text:style-name="P1"><text:span text:style-name="T1">Persian: Udaipur</text:span></text:p>
              <text:p text:style-name="P1"><text:span text:style-name="T1">Harappan: Langhnaj</text:span></text:p>
            </office:annotation>
            <text:p>Chittor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44.318cm" draw:caption-point-x="-0.407cm" draw:caption-point-y="-1.445cm">
              <dc:date>2023-02-26T00:00:00</dc:date>
              <text:p text:style-name="P1"><text:span text:style-name="T1">(into Kota)</text:span></text:p>
              <text:p text:style-name="P1"><text:span text:style-name="T1"/></text:p>
              <text:p text:style-name="P1"><text:span text:style-name="T1">Persian: Tonk</text:span></text:p>
            </office:annotation>
            <text:p>Bundi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44.318cm" draw:caption-point-x="-0.407cm" draw:caption-point-y="-1.445cm">
              <dc:date>2023-02-26T00:00:00</dc:date>
              <text:p text:style-name="P1"><text:span text:style-name="T1">(Gwalior/Lashkar)</text:span></text:p>
            </office:annotation>
            <text:p>Gvaliyar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4.318cm" draw:caption-point-x="-0.407cm" draw:caption-point-y="-1.445cm">
              <dc:date>2023-02-26T00:00:00</dc:date>
              <text:p text:style-name="P1"><text:span text:style-name="T1">(Jhansi)</text:span></text:p>
              <text:p text:style-name="P1"><text:span text:style-name="T1"/></text:p>
              <text:p text:style-name="P1"><text:span text:style-name="T1">Persian: Orchha</text:span></text:p>
            </office:annotation>
            <text:p>Balwantnagar</text:p>
          </table:table-cell>
          <table:table-cell table:style-name="ce1" office:value-type="string" calcext:value-type="string">
            <office:annotation draw:style-name="gr2" draw:text-style-name="P2" svg:width="4.509cm" svg:height="4.603cm" svg:x="122.126cm" svg:y="44.318cm" draw:caption-point-x="-0.406cm" draw:caption-point-y="-1.445cm">
              <dc:date>2023-02-26T00:00:00</dc:date>
              <text:p text:style-name="P1"><text:span text:style-name="T1">(Khajuraho, into Mahoba)</text:span></text:p>
              <text:p text:style-name="P1"><text:span text:style-name="T1"/></text:p>
              <text:p text:style-name="P1"><text:span text:style-name="T1">English: Maihar</text:span></text:p>
            </office:annotation>
            <text:p>Kharjuravahaka</text:p>
          </table:table-cell>
          <table:table-cell table:style-name="ce1" office:value-type="string" calcext:value-type="string">
            <text:p>Rewa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44.318cm" draw:caption-point-x="-0.406cm" draw:caption-point-y="-1.445cm">
              <dc:date>2023-02-26T00:00:00</dc:date>
              <text:p text:style-name="P1"><text:span text:style-name="T1">(Uruvela/Bodh Gaya)</text:span></text:p>
            </office:annotation>
            <text:p>Gaya</text:p>
          </table:table-cell>
          <table:table-cell table:style-name="ce1" office:value-type="string" calcext:value-type="string">
            <office:annotation draw:style-name="gr2" draw:text-style-name="P2" svg:width="4.509cm" svg:height="4.603cm" svg:x="125.507cm" svg:y="44.318cm" draw:caption-point-x="-0.406cm" draw:caption-point-y="-1.445cm">
              <dc:date>2023-02-26T00:00:00</dc:date>
              <text:p text:style-name="P1"><text:span text:style-name="T1">(into Rachi/Ranchi)</text:span></text:p>
              <text:p text:style-name="P1"><text:span text:style-name="T1"/></text:p>
              <text:p text:style-name="P1"><text:span text:style-name="T1">English: Rachi</text:span></text:p>
            </office:annotation>
            <text:p>Khukhragarh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4.318cm" draw:caption-point-x="-0.407cm" draw:caption-point-y="-1.445cm">
              <dc:date>2023-02-26T00:00:00</dc:date>
              <text:p text:style-name="P1"><text:span text:style-name="T1">(into Bankura)</text:span></text:p>
              <text:p text:style-name="P1"><text:span text:style-name="T1"/></text:p>
              <text:p text:style-name="P1"><text:span text:style-name="T1">Viking: Dannemarksnagore</text:span></text:p>
              <text:p text:style-name="P1"><text:span text:style-name="T1">French: Cassimbazar</text:span></text:p>
            </office:annotation>
            <text:p>Bishnupur</text:p>
          </table:table-cell>
          <table:table-cell table:style-name="ce1" office:value-type="string" calcext:value-type="string">
            <office:annotation draw:style-name="gr7" draw:text-style-name="P2" svg:width="4.508cm" svg:height="5.794cm" svg:x="127.762cm" svg:y="44.318cm" draw:caption-point-x="-0.407cm" draw:caption-point-y="-1.445cm">
              <dc:date>2023-02-26T00:00:00</dc:date>
              <text:p text:style-name="P1"><text:span text:style-name="T1">(into Berhampore/Murshidabad)</text:span></text:p>
              <text:p text:style-name="P1"><text:span text:style-name="T1"/></text:p>
              <text:p text:style-name="P1"><text:span text:style-name="T1">English: Berhampore</text:span></text:p>
              <text:p text:style-name="P1"><text:span text:style-name="T1">Persian: Murshidabad</text:span></text:p>
            </office:annotation>
            <text:p>Karnasuvarna</text:p>
          </table:table-cell>
          <table:table-cell table:style-name="ce1" office:value-type="string" calcext:value-type="string">
            <office:annotation draw:style-name="gr7" draw:text-style-name="P2" svg:width="4.508cm" svg:height="5.794cm" svg:x="128.889cm" svg:y="44.318cm" draw:caption-point-x="-0.407cm" draw:caption-point-y="-1.445cm">
              <dc:date>2023-02-26T00:00:00</dc:date>
              <text:p text:style-name="P1"><text:span text:style-name="T1">(into Dhaka/Dacca/Jahangirabad)</text:span></text:p>
              <text:p text:style-name="P1"><text:span text:style-name="T1"/></text:p>
              <text:p text:style-name="P1"><text:span text:style-name="T1">Most other civs: Dhaka</text:span></text:p>
              <text:p text:style-name="P1"><text:span text:style-name="T1">Latin: Palura</text:span></text:p>
            </office:annotation>
            <text:p>Bikrampur</text:p>
          </table:table-cell>
          <table:table-cell table:style-name="ce1" office:value-type="string" calcext:value-type="string">
            <office:annotation draw:style-name="gr4" draw:text-style-name="P2" svg:width="4.508cm" svg:height="3.413cm" svg:x="130.016cm" svg:y="44.318cm" draw:caption-point-x="-0.407cm" draw:caption-point-y="-1.445cm">
              <dc:date>2023-02-26T00:00:00</dc:date>
              <text:p text:style-name="P1"><text:span text:style-name="T1">(into Comilla)</text:span></text:p>
              <text:p text:style-name="P1"><text:span text:style-name="T1">Latin: Palura</text:span></text:p>
            </office:annotation>
            <text:p>Mainamat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44.318cm" draw:caption-point-x="-0.406cm" draw:caption-point-y="-1.445cm">
              <dc:date>2023-02-26T00:00:00</dc:date>
              <text:p text:style-name="P1"><text:span text:style-name="T1">(Kale)</text:span></text:p>
            </office:annotation>
            <text:p>Kalaymyo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44.318cm" draw:caption-point-x="-0.406cm" draw:caption-point-y="-1.445cm">
              <dc:date>2023-02-26T00:00:00</dc:date>
              <text:p text:style-name="P1"><text:span text:style-name="T1">(into Shwebo)</text:span></text:p>
              <text:p text:style-name="P1"><text:span text:style-name="T1"/></text:p>
              <text:p text:style-name="P1"><text:span text:style-name="T1">Thai: Chawebo (Shwebo)</text:span></text:p>
            </office:annotation>
            <text:p>Tagaung</text:p>
          </table:table-cell>
          <table:table-cell table:style-name="ce1" office:value-type="string" calcext:value-type="string">
            <office:annotation draw:style-name="gr2" draw:text-style-name="P2" svg:width="4.509cm" svg:height="4.603cm" svg:x="134.524cm" svg:y="44.318cm" draw:caption-point-x="-0.406cm" draw:caption-point-y="-1.445cm">
              <dc:date>2023-03-08T00:00:00</dc:date>
              <text:p text:style-name="P1"><text:span text:style-name="T1">(Bhamo)</text:span></text:p>
              <text:p text:style-name="P1"><text:span text:style-name="T1"/></text:p>
              <text:p text:style-name="P1"><text:span text:style-name="T1">English: Muse</text:span></text:p>
              <text:p text:style-name="P1"><text:span text:style-name="T1">Chinese: Hsinkai</text:span></text:p>
            </office:annotation>
            <text:p>Sampanago</text:p>
          </table:table-cell>
          <table:table-cell table:style-name="ce1" office:value-type="string" calcext:value-type="string">
            <office:annotation draw:style-name="gr40" draw:text-style-name="P2" svg:width="4.508cm" svg:height="2.571cm" svg:x="135.652cm" svg:y="44.144cm" draw:caption-point-x="-0.407cm" draw:caption-point-y="-1.271cm">
              <dc:date>2023-03-08T00:00:00</dc:date>
              <text:p text:style-name="P1"><text:span text:style-name="T1">→ </text:span><text:span text:style-name="T1">Pu’er</text:span></text:p>
              <text:p text:style-name="P1"><text:span text:style-name="T1"/></text:p>
              <text:p text:style-name="P1"><text:span text:style-name="T1">Communist: Simao</text:span></text:p>
              <text:p text:style-name="P1"><text:span text:style-name="T1"/></text:p>
              <text:p text:style-name="P1"><text:span text:style-name="T1">Thai: Mueangsai (Muang Xay)</text:span></text:p>
            </office:annotation>
            <text:p>Bu'r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44.318cm" draw:caption-point-x="-0.407cm" draw:caption-point-y="-1.445cm">
              <dc:date>2023-03-08T00:00:00</dc:date>
              <text:p text:style-name="P1"><text:span text:style-name="T1">Khmer: Phong Chau </text:span></text:p>
              <text:p text:style-name="P1"><text:span text:style-name="T1">Vietnamese: Luy Lâu</text:span></text:p>
            </office:annotation>
            <text:p>Leilou</text:p>
          </table:table-cell>
          <table:table-cell table:style-name="ce1" office:value-type="string" calcext:value-type="string">
            <text:p>Chongzuo</text:p>
          </table:table-cell>
          <table:table-cell table:style-name="ce1" office:value-type="string" calcext:value-type="string">
            <office:annotation draw:style-name="gr7" draw:text-style-name="P2" svg:width="4.509cm" svg:height="5.794cm" svg:x="140.16cm" svg:y="44.318cm" draw:caption-point-x="-0.406cm" draw:caption-point-y="-1.445cm">
              <dc:date>2023-02-26T00:00:00</dc:date>
              <text:p text:style-name="P1"><text:span text:style-name="T1">(Zhanjiang)</text:span></text:p>
              <text:p text:style-name="P1"><text:span text:style-name="T1"/></text:p>
              <text:p text:style-name="P1"><text:span text:style-name="T1">French: Fort-Bayard (Zhanjiang)</text:span></text:p>
              <text:p text:style-name="P1"><text:span text:style-name="T1">Latin: Cantonia</text:span></text:p>
            </office:annotation>
            <text:p>Guangzhouwa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4.318cm" draw:caption-point-x="-0.406cm" draw:caption-point-y="-1.445cm">
              <dc:date>2023-02-26T00:00:00</dc:date>
              <text:p text:style-name="P1"><text:span text:style-name="T1">(Maoming)</text:span></text:p>
            </office:annotation>
            <text:p>Gaozhou</text:p>
          </table:table-cell>
          <table:table-cell table:style-name="ce1" office:value-type="string" calcext:value-type="string">
            <office:annotation draw:style-name="gr8" draw:text-style-name="P5" svg:width="2.899cm" svg:height="1.799cm" svg:x="142.618cm" svg:y="41.363cm" draw:caption-point-x="-0.61cm" draw:caption-point-y="1.51cm">
              <dc:date>2023-03-08T00:00:00</dc:date>
              <text:p text:style-name="P1"><text:span text:style-name="T1">-&gt; Guangzhou (Canton)</text:span></text:p>
            </office:annotation>
            <text:p>Panyu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148.05cm" svg:y="44.318cm" draw:caption-point-x="-0.407cm" draw:caption-point-y="-1.445cm">
              <dc:date>2023-02-26T00:00:00</dc:date>
              <text:p text:style-name="P1"><text:span text:style-name="T1">(Kaohsiung)</text:span></text:p>
            </office:annotation>
            <text:p>Takau</text:p>
          </table:table-cell>
          <table:table-cell table:style-name="ce1" table:number-columns-repeated="18"/>
          <table:table-cell table:style-name="ce5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45.508cm" draw:caption-point-x="-0.407cm" draw:caption-point-y="-1.445cm">
              <dc:date>2023-02-26T00:00:00</dc:date>
              <text:p text:style-name="P1"><text:span text:style-name="T1">Latin: Portus Tutus </text:span></text:p>
            </office:annotation>
            <text:p>Honolulu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8cm" svg:height="2.223cm" svg:x="18.431cm" svg:y="45.508cm" draw:caption-point-x="-0.407cm" draw:caption-point-y="-1.445cm">
              <dc:date>2023-02-26T00:00:00</dc:date>
              <text:p text:style-name="P1"><text:span text:style-name="T1">(Colima)</text:span></text:p>
            </office:annotation>
            <text:p>Coliman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45.508cm" draw:caption-point-x="-0.407cm" draw:caption-point-y="-1.445cm">
              <dc:date>2023-02-26T00:00:00</dc:date>
              <text:p text:style-name="P1"><text:span text:style-name="T1">(Taxco)</text:span></text:p>
            </office:annotation>
            <text:p>Tlachc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5.508cm" draw:caption-point-x="-0.407cm" draw:caption-point-y="-1.445cm">
              <dc:date>2023-02-26T00:00:00</dc:date>
              <text:p text:style-name="P1"><text:span text:style-name="T1">(Cuernavaca)</text:span></text:p>
              <text:p text:style-name="P1"><text:span text:style-name="T1"/></text:p>
              <text:p text:style-name="P1"><text:span text:style-name="T1">Spanish: Puebla</text:span></text:p>
            </office:annotation>
            <text:p>Cuauhnahuac</text:p>
          </table:table-cell>
          <table:table-cell table:style-name="ce1" office:value-type="string" calcext:value-type="string">
            <text:p>Coixtlahuacan</text:p>
          </table:table-cell>
          <table:table-cell table:style-name="ce1" office:value-type="string" calcext:value-type="string">
            <office:annotation draw:style-name="gr5" draw:text-style-name="P2" svg:width="4.509cm" svg:height="4.604cm" svg:x="24.066cm" svg:y="45.508cm" draw:caption-point-x="-0.406cm" draw:caption-point-y="-1.445cm">
              <dc:date>2023-02-26T00:00:00</dc:date>
              <text:p text:style-name="P1"><text:span text:style-name="T1">(Palenque, into Villahermosa)</text:span></text:p>
              <text:p text:style-name="P1"><text:span text:style-name="T1"/></text:p>
              <text:p text:style-name="P1"><text:span text:style-name="T1">Spanish/Aztec: Villa del Espíritu Santo/Coatzacoalcos</text:span></text:p>
            </office:annotation>
            <text:p>Lakamha</text:p>
          </table:table-cell>
          <table:table-cell table:style-name="ce1" office:value-type="string" calcext:value-type="string">
            <office:annotation draw:style-name="gr5" draw:text-style-name="P2" svg:width="4.509cm" svg:height="4.604cm" svg:x="25.193cm" svg:y="45.508cm" draw:caption-point-x="-0.406cm" draw:caption-point-y="-1.445cm">
              <dc:date>2023-02-26T00:00:00</dc:date>
              <text:p text:style-name="P1"><text:span text:style-name="T1">(Champoton)</text:span></text:p>
              <text:p text:style-name="P1"><text:span text:style-name="T1"/></text:p>
              <text:p text:style-name="P1"><text:span text:style-name="T1">Spanish: Villa Hermosa</text:span></text:p>
            </office:annotation>
            <text:p>Chakanputun</text:p>
          </table:table-cell>
          <table:table-cell table:style-name="ce1" office:value-type="string" calcext:value-type="string">
            <office:annotation draw:style-name="gr5" draw:text-style-name="P2" svg:width="4.509cm" svg:height="4.604cm" svg:x="26.32cm" svg:y="45.508cm" draw:caption-point-x="-0.406cm" draw:caption-point-y="-1.445cm">
              <dc:date>2023-02-26T00:00:00</dc:date>
              <text:p text:style-name="P1"><text:span text:style-name="T1">(Calakmul)</text:span></text:p>
              <text:p text:style-name="P1"><text:span text:style-name="T1"/></text:p>
              <text:p text:style-name="P1"><text:span text:style-name="T1">Aztec: Xicalango (into Ciudad del Carmen)</text:span></text:p>
            </office:annotation>
            <text:p>Ox Te' Tuun</text:p>
          </table:table-cell>
          <table:table-cell table:style-name="ce1" office:value-type="string" calcext:value-type="string">
            <office:annotation draw:style-name="gr5" draw:text-style-name="P2" svg:width="4.508cm" svg:height="4.604cm" svg:x="27.448cm" svg:y="45.508cm" draw:caption-point-x="-0.407cm" draw:caption-point-y="-1.445cm">
              <dc:date>2023-02-26T00:00:00</dc:date>
              <text:p text:style-name="P1"><text:span text:style-name="T1">(Lamanai, into Belize City)</text:span></text:p>
              <text:p text:style-name="P1"><text:span text:style-name="T1"/></text:p>
              <text:p text:style-name="P1"><text:span text:style-name="T1">European civs: Belize City/Puerto Valiz</text:span></text:p>
            </office:annotation>
            <text:p>Lam'an'ai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33.083cm" svg:y="45.508cm" draw:caption-point-x="-0.406cm" draw:caption-point-y="-1.445cm">
              <dc:date>2023-02-26T00:00:00</dc:date>
              <text:p text:style-name="P1"><text:span text:style-name="T1">(into Kingston)</text:span></text:p>
              <text:p text:style-name="P1"><text:span text:style-name="T1"/></text:p>
              <text:p text:style-name="P1"><text:span text:style-name="T1">Spanish: Santiago de la Vega English: Spanish Town</text:span></text:p>
              <text:p text:style-name="P1"><text:span text:style-name="T1">Latin: Portus Imperialis</text:span></text:p>
            </office:annotation>
            <text:p>Port Royal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3" draw:text-style-name="P2" svg:width="4.508cm" svg:height="8.176cm" svg:x="36.465cm" svg:y="45.508cm" draw:caption-point-x="-0.407cm" draw:caption-point-y="-1.445cm">
              <dc:date>2023-02-26T00:00:00</dc:date>
              <text:p text:style-name="P1"><text:span text:style-name="T1">(into <text:s/>Port-Républicain)</text:span></text:p>
              <text:p text:style-name="P1"><text:span text:style-name="T1">Spanish: Santa Maria del Puerto (into Puerto Príncipe)</text:span></text:p>
              <text:p text:style-name="P1"><text:span text:style-name="T1">Portuguese: Porto Príncipe</text:span></text:p>
              <text:p text:style-name="P1"><text:span text:style-name="T1"/></text:p>
              <text:p text:style-name="P1"><text:span text:style-name="T1">Native: Yaguana</text:span></text:p>
              <text:p text:style-name="P1"><text:span text:style-name="T1">French: Léogâne</text:span></text:p>
            </office:annotation>
            <text:p>Port-au-Prince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45.508cm" draw:caption-point-x="-0.407cm" draw:caption-point-y="-1.445cm">
              <dc:date>2023-02-26T00:00:00</dc:date>
              <text:p text:style-name="P1"><text:span text:style-name="T1">French: Saint-Jean de la Maguâna</text:span></text:p>
            </office:annotation>
            <text:p>San Juan de la Maguana</text:p>
          </table:table-cell>
          <table:table-cell table:style-name="ce1" office:value-type="string" calcext:value-type="string">
            <office:annotation draw:style-name="gr3" draw:text-style-name="P2" svg:width="4.508cm" svg:height="2.223cm" svg:x="38.719cm" svg:y="45.508cm" draw:caption-point-x="-0.407cm" draw:caption-point-y="-1.445cm">
              <dc:date>2023-02-26T00:00:00</dc:date>
              <text:p text:style-name="P1"><text:span text:style-name="T1">French: Saint-Domingue</text:span></text:p>
            </office:annotation>
            <text:p>Santo Domingo</text:p>
          </table:table-cell>
          <table:table-cell table:style-name="ce1"/>
          <table:table-cell table:style-name="ce1" office:value-type="string" calcext:value-type="string">
            <office:annotation draw:style-name="gr21" draw:text-style-name="P2" svg:width="4.509cm" svg:height="16.51cm" svg:x="40.973cm" svg:y="45.5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Road Town</text:span></text:p>
              <text:p text:style-name="P1"><text:span text:style-name="T1"/></text:p>
              <text:p text:style-name="P1"><text:span text:style-name="T1">Viking: Amalienborg</text:span></text:p>
              <text:p text:style-name="P1"><text:span text:style-name="T1">American: Charlotte Amalie</text:span></text:p>
              <text:p text:style-name="P1"><text:span text:style-name="T1"/></text:p>
              <text:p text:style-name="P1"><text:span text:style-name="T1">Dutch: Philipsburg</text:span></text:p>
              <text:p text:style-name="P1"><text:span text:style-name="T1"/></text:p>
              <text:p text:style-name="P1"><text:span text:style-name="T1">German: Krabbeninsel</text:span></text:p>
              <text:p text:style-name="P1"><text:span text:style-name="T1">Spanish: Vieques</text:span></text:p>
              <text:p text:style-name="P1"><text:span text:style-name="T1"/></text:p>
              <text:p text:style-name="P1"><text:span text:style-name="T1">French: Basseterre</text:span></text:p>
              <text:p text:style-name="P1"><text:span text:style-name="T1">Latin Hispaniola Civtas </text:span></text:p>
            </office:annotation>
            <text:p>San Juan</text:p>
          </table:table-cell>
          <table:table-cell table:style-name="ce1" table:number-columns-repeated="16"/>
          <table:table-cell table:style-name="ce1" office:value-type="string" calcext:value-type="string">
            <text:p>Las Palma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0" draw:text-style-name="P2" svg:width="4.508cm" svg:height="12.938cm" svg:x="63.516cm" svg:y="45.508cm" draw:caption-point-x="-0.407cm" draw:caption-point-y="-1.445cm">
              <dc:date>2023-02-26T00:00:00</dc:date>
              <text:p text:style-name="P1"><text:span text:style-name="T1">Spanish: Esmara</text:span></text:p>
              <text:p text:style-name="P1"><text:span text:style-name="T1">French: Smara</text:span></text:p>
              <text:p text:style-name="P1"><text:span text:style-name="T1"/></text:p>
              <text:p text:style-name="P1"><text:span text:style-name="T1">Spanish: Santa Cruz de la Mar Pequeña (into Villa Bens)</text:span></text:p>
              <text:p text:style-name="P1"><text:span text:style-name="T1">English: Port Hillsborough</text:span></text:p>
              <text:p text:style-name="P1"><text:span text:style-name="T1">Arabic: Tarfaya</text:span></text:p>
              <text:p text:style-name="P1"><text:span text:style-name="T1"/></text:p>
              <text:p text:style-name="P1"><text:span text:style-name="T1">French: Laâyoune</text:span></text:p>
              <text:p text:style-name="P1"><text:span text:style-name="T1">Spanish: El Aaiún</text:span></text:p>
              <text:p text:style-name="P1"><text:span text:style-name="T1">Arab: Layoun</text:span></text:p>
            </office:annotation>
            <text:p>Semara</text:p>
          </table:table-cell>
          <table:table-cell table:style-name="ce1" office:value-type="string" calcext:value-type="string">
            <office:annotation draw:style-name="gr22" draw:text-style-name="P2" svg:width="4.508cm" svg:height="11.748cm" svg:x="64.643cm" svg:y="45.508cm" draw:caption-point-x="-0.407cm" draw:caption-point-y="-1.445cm">
              <dc:date>2023-02-26T00:00:00</dc:date>
              <text:p text:style-name="P1"><text:span text:style-name="T1">(into Asrir, Guelmim)</text:span></text:p>
              <text:p text:style-name="P1"><text:span text:style-name="T1"/></text:p>
              <text:p text:style-name="P1"><text:span text:style-name="T1">French: Tan-Tan Plage</text:span></text:p>
              <text:p text:style-name="P1"><text:span text:style-name="T1">Arabic: Tan-Tan</text:span></text:p>
              <text:p text:style-name="P1"><text:span text:style-name="T1"/></text:p>
              <text:p text:style-name="P1"><text:span text:style-name="T1">Spanish: Hausa</text:span></text:p>
              <text:p text:style-name="P1"><text:span text:style-name="T1">French: Haouza</text:span></text:p>
              <text:p text:style-name="P1"><text:span text:style-name="T1">Arabic: Hawza</text:span></text:p>
              <text:p text:style-name="P1"><text:span text:style-name="T1"/></text:p>
            </office:annotation>
            <text:p>Nul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45.508cm" draw:caption-point-x="-0.407cm" draw:caption-point-y="-1.445cm">
              <dc:date>2023-02-26T00:00:00</dc:date>
              <text:p text:style-name="P1"><text:span text:style-name="T1">French: Tindouf</text:span></text:p>
              <text:p text:style-name="P1"><text:span text:style-name="T1"/></text:p>
              <text:p text:style-name="P1"><text:span text:style-name="T1">Malian: Tamdult</text:span></text:p>
              <text:p text:style-name="P1"><text:span text:style-name="T1">(into Akka)</text:span></text:p>
            </office:annotation>
            <text:p>Tinduf</text:p>
          </table:table-cell>
          <table:table-cell table:style-name="ce1" office:value-type="string" calcext:value-type="string">
            <office:annotation draw:style-name="gr3" draw:text-style-name="P2" svg:width="4.508cm" svg:height="2.223cm" svg:x="66.897cm" svg:y="45.508cm" draw:caption-point-x="-0.407cm" draw:caption-point-y="-1.445cm">
              <dc:date>2023-02-26T00:00:00</dc:date>
              <text:p text:style-name="P1"><text:span text:style-name="T1">French: Reguibat</text:span></text:p>
            </office:annotation>
            <text:p>Oum el Assel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45.508cm" draw:caption-point-x="-0.406cm" draw:caption-point-y="-1.445cm">
              <dc:date>2023-02-26T00:00:00</dc:date>
              <text:p text:style-name="P1"><text:span text:style-name="T1">Arabic: M'Hamid El Ghizlane</text:span></text:p>
            </office:annotation>
            <text:p>Targal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45.508cm" draw:caption-point-x="-0.406cm" draw:caption-point-y="-1.445cm">
              <dc:date>2023-02-26T00:00:00</dc:date>
              <text:p text:style-name="P1"><text:span text:style-name="T1">French/Arabic: Tabelbala</text:span></text:p>
            </office:annotation>
            <text:p>Tabelbert</text:p>
          </table:table-cell>
          <table:table-cell table:style-name="ce1" office:value-type="string" calcext:value-type="string">
            <text:p>Ouled Ahmed Timmi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45.508cm" draw:caption-point-x="-0.406cm" draw:caption-point-y="-1.445cm">
              <dc:date>2023-02-26T00:00:00</dc:date>
              <text:p text:style-name="P1"><text:span text:style-name="T1">(into Adrar)</text:span></text:p>
            </office:annotation>
            <text:p>Tawāt</text:p>
          </table:table-cell>
          <table:table-cell table:style-name="ce1" office:value-type="string" calcext:value-type="string">
            <text:p>Timokten</text:p>
          </table:table-cell>
          <table:table-cell table:style-name="ce1" office:value-type="string" calcext:value-type="string">
            <text:p>Foggaret Ezzou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75.914cm" svg:y="45.508cm" draw:caption-point-x="-0.407cm" draw:caption-point-y="-1.445cm">
              <dc:date>2023-02-26T00:00:00</dc:date>
              <text:p text:style-name="P1"><text:span text:style-name="T1">French: Fort Flatters</text:span></text:p>
            </office:annotation>
            <text:p>Bordj Omar Driss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45.508cm" draw:caption-point-x="-0.406cm" draw:caption-point-y="-1.445cm">
              <dc:date>2023-02-26T00:00:00</dc:date>
              <text:p text:style-name="P1"><text:span text:style-name="T1">French: Fort-Polignac</text:span></text:p>
              <text:p text:style-name="P1"><text:span text:style-name="T1">Independent: Illizi</text:span></text:p>
            </office:annotation>
            <text:p>Iilizi</text:p>
          </table:table-cell>
          <table:table-cell table:style-name="ce1" office:value-type="string" calcext:value-type="string">
            <office:annotation draw:style-name="gr23" draw:text-style-name="P2" svg:width="4.509cm" svg:height="8.176cm" svg:x="78.168cm" svg:y="45.508cm" draw:caption-point-x="-0.406cm" draw:caption-point-y="-1.445cm">
              <dc:date>2023-02-26T00:00:00</dc:date>
              <text:p text:style-name="P1"><text:span text:style-name="T1">(into Awbari)</text:span></text:p>
              <text:p text:style-name="P1"><text:span text:style-name="T1">Arabic: Awbari</text:span></text:p>
              <text:p text:style-name="P1"><text:span text:style-name="T1">Italian: Ubari</text:span></text:p>
              <text:p text:style-name="P1"><text:span text:style-name="T1"/></text:p>
              <text:p text:style-name="P1"><text:span text:style-name="T1">Latin: Dedris</text:span></text:p>
              <text:p text:style-name="P1"><text:span text:style-name="T1">Arabic: Adiri</text:span></text:p>
            </office:annotation>
            <text:p>Zinchecra</text:p>
          </table:table-cell>
          <table:table-cell table:style-name="ce1" office:value-type="string" calcext:value-type="string">
            <office:annotation draw:style-name="gr13" draw:text-style-name="P2" svg:width="4.509cm" svg:height="6.985cm" svg:x="79.295cm" svg:y="45.508cm" draw:caption-point-x="-0.406cm" draw:caption-point-y="-1.445cm">
              <dc:date>2023-02-26T00:00:00</dc:date>
              <text:p text:style-name="P1"><text:span text:style-name="T1">Greek/Latin: Garama</text:span></text:p>
              <text:p text:style-name="P1"><text:span text:style-name="T1">(into Awbari)</text:span></text:p>
              <text:p text:style-name="P1"><text:span text:style-name="T1"/></text:p>
              <text:p text:style-name="P1"><text:span text:style-name="T1">Arabic: Awbari</text:span></text:p>
              <text:p text:style-name="P1"><text:span text:style-name="T1">Italian: Ubari</text:span></text:p>
            </office:annotation>
            <text:p>Germ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45.508cm" draw:caption-point-x="-0.406cm" draw:caption-point-y="-1.445cm">
              <dc:date>2023-02-26T00:00:00</dc:date>
              <text:p text:style-name="P1"><text:span text:style-name="T1">Latin: Sabae</text:span></text:p>
              <text:p text:style-name="P1"><text:span text:style-name="T1">Italian: Fortezza Margherita</text:span></text:p>
              <text:p text:style-name="P1"><text:span text:style-name="T1">French: Fort-Leclerc</text:span></text:p>
              <text:p text:style-name="P1"><text:span text:style-name="T1">English: Sabha</text:span></text:p>
            </office:annotation>
            <text:p>Sebhā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45.508cm" draw:caption-point-x="-0.407cm" draw:caption-point-y="-1.445cm">
              <dc:date>2023-02-26T00:00:00</dc:date>
              <text:p text:style-name="P1"><text:span text:style-name="T1">Arabic: Al-Fuqaha</text:span></text:p>
              <text:p text:style-name="P1"><text:span text:style-name="T1">Italian: Fógaha?</text:span></text:p>
            </office:annotation>
            <text:p>Elfoqhat</text:p>
          </table:table-cell>
          <table:table-cell table:style-name="ce1" office:value-type="string" calcext:value-type="string">
            <office:annotation draw:style-name="gr3" draw:text-style-name="P2" svg:width="4.508cm" svg:height="2.223cm" svg:x="82.677cm" svg:y="45.508cm" draw:caption-point-x="-0.407cm" draw:caption-point-y="-1.445cm">
              <dc:date>2023-02-26T00:00:00</dc:date>
              <text:p text:style-name="P1"><text:span text:style-name="T1">Europeans: Zella</text:span></text:p>
            </office:annotation>
            <text:p>Az-Zallah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45.508cm" draw:caption-point-x="-0.407cm" draw:caption-point-y="-1.445cm">
              <dc:date>2023-02-26T00:00:00</dc:date>
              <text:p text:style-name="P1"><text:span text:style-name="T1">Europeans: Marada</text:span></text:p>
            </office:annotation>
            <text:p>Maradah</text:p>
          </table:table-cell>
          <table:table-cell table:style-name="ce1" office:value-type="string" calcext:value-type="string">
            <office:annotation draw:style-name="gr5" draw:text-style-name="P2" svg:width="4.508cm" svg:height="4.604cm" svg:x="84.931cm" svg:y="45.508cm" draw:caption-point-x="-0.407cm" draw:caption-point-y="-1.445cm">
              <dc:date>2023-02-26T00:00:00</dc:date>
              <text:p text:style-name="P1"><text:span text:style-name="T1">Latin: Augila</text:span></text:p>
              <text:p text:style-name="P1"><text:span text:style-name="T1">Italian: Áugìla</text:span></text:p>
              <text:p text:style-name="P1"><text:span text:style-name="T1">German: Audschila</text:span></text:p>
            </office:annotation>
            <text:p>Awjila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45.508cm" draw:caption-point-x="-0.406cm" draw:caption-point-y="-1.445cm">
              <dc:date>2023-02-26T00:00:00</dc:date>
              <text:p text:style-name="P1"><text:span text:style-name="T1">Italian: Gialo </text:span></text:p>
            </office:annotation>
            <text:p>Jal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45.508cm" draw:caption-point-x="-0.406cm" draw:caption-point-y="-1.445cm">
              <dc:date>2023-02-26T00:00:00</dc:date>
              <text:p text:style-name="P1"><text:span text:style-name="T1">Arabic: Al-Farfarun (into Al-Farafra)</text:span></text:p>
              <text:p text:style-name="P1"><text:span text:style-name="T1">Europeans: Farafra</text:span></text:p>
            </office:annotation>
            <text:p>Ta-Iht</text:p>
          </table:table-cell>
          <table:table-cell table:style-name="ce1" office:value-type="string" calcext:value-type="string">
            <office:annotation draw:style-name="gr37" draw:text-style-name="P2" svg:width="4.509cm" svg:height="10.557cm" svg:x="89.439cm" svg:y="45.508cm" draw:caption-point-x="-0.406cm" draw:caption-point-y="-1.445cm">
              <dc:date>2023-02-26T00:00:00</dc:date>
              <text:p text:style-name="P1"><text:span text:style-name="T1">Greek: Krokodilopolis (into Arsinoë)</text:span></text:p>
              <text:p text:style-name="P1"><text:span text:style-name="T1">Latin: Crocodilopolis (into Arsinoë)</text:span></text:p>
              <text:p text:style-name="P1"><text:span text:style-name="T1">Byzantine: Arsinoë</text:span></text:p>
              <text:p text:style-name="P1"><text:span text:style-name="T1">Independent (Coptic): Phiom</text:span></text:p>
              <text:p text:style-name="P1"><text:span text:style-name="T1">Arabic: Madīnet Al Faiyūm (into Al Faiyūm)</text:span></text:p>
              <text:p text:style-name="P1"><text:span text:style-name="T1">Egyptian Arabic: El-Fayyūm</text:span></text:p>
              <text:p text:style-name="P1"><text:span text:style-name="T1">Turkish: Feyyum</text:span></text:p>
              <text:p text:style-name="P1"><text:span text:style-name="T1">English: Faiyum</text:span></text:p>
            </office:annotation>
            <text:p>Shedet</text:p>
          </table:table-cell>
          <table:table-cell table:style-name="ce1" office:value-type="string" calcext:value-type="string">
            <office:annotation draw:style-name="gr41" draw:text-style-name="P2" svg:width="4.508cm" svg:height="21.273cm" svg:x="90.567cm" svg:y="45.508cm" draw:caption-point-x="-0.407cm" draw:caption-point-y="-1.445cm">
              <dc:date>2023-02-26T00:00:00</dc:date>
              <text:p text:style-name="P1"><text:span text:style-name="T1">Greek: Herakleopolis</text:span></text:p>
              <text:p text:style-name="P1"><text:span text:style-name="T1">Egyptian: Het-Nesut</text:span></text:p>
              <text:p text:style-name="P1"><text:span text:style-name="T1">Latin: Heracleopolis Magna</text:span></text:p>
              <text:p text:style-name="P1"><text:span text:style-name="T1">Arabic: Manfiswayh (into Baniswēf)</text:span></text:p>
              <text:p text:style-name="P1"><text:span text:style-name="T1">English: Beni Suef</text:span></text:p>
              <text:p text:style-name="P1"><text:span text:style-name="T1"/></text:p>
              <text:p text:style-name="P1"><text:span text:style-name="T1">Latin: Oxyrhynchus</text:span></text:p>
              <text:p text:style-name="P1"><text:span text:style-name="T1">Egyptian: Pr-Medjed</text:span></text:p>
              <text:p text:style-name="P1"><text:span text:style-name="T1">Greek: Oxyrrhynchos</text:span></text:p>
              <text:p text:style-name="P1"><text:span text:style-name="T1">Independent (Coptic): Pemdje</text:span></text:p>
              <text:p text:style-name="P1"><text:span text:style-name="T1">Arabic: Al-Bahnasa</text:span></text:p>
              <text:p text:style-name="P1"><text:span text:style-name="T1">(into Minya)</text:span></text:p>
              <text:p text:style-name="P1"><text:span text:style-name="T1"/></text:p>
              <text:p text:style-name="P1"><text:span text:style-name="T1">Arabic: Al-Minyā</text:span></text:p>
              <text:p text:style-name="P1"><text:span text:style-name="T1">Egyptian Arabic: El-Minyā</text:span></text:p>
              <text:p text:style-name="P1"><text:span text:style-name="T1">Independent (Coptic): Tmōnē</text:span></text:p>
              <text:p text:style-name="P1"><text:span text:style-name="T1">English: Minya</text:span></text:p>
            </office:annotation>
            <text:p>Het-Nesut</text:p>
          </table:table-cell>
          <table:table-cell table:style-name="ce1" office:value-type="string" calcext:value-type="string">
            <office:annotation draw:style-name="gr17" draw:text-style-name="P2" svg:width="4.508cm" svg:height="22.463cm" svg:x="91.694cm" svg:y="45.508cm" draw:caption-point-x="-0.407cm" draw:caption-point-y="-1.445cm">
              <dc:date>2023-02-26T00:00:00</dc:date>
              <text:p text:style-name="P1"><text:span text:style-name="T1">Greek: Khemmis</text:span></text:p>
              <text:p text:style-name="P1"><text:span text:style-name="T1">Latin: Panopolis</text:span></text:p>
              <text:p text:style-name="P1"><text:span text:style-name="T1">Independent (Coptic): Khmin</text:span></text:p>
              <text:p text:style-name="P1"><text:span text:style-name="T1">Arabic: Akhmim</text:span></text:p>
              <text:p text:style-name="P1"><text:span text:style-name="T1"/></text:p>
              <text:p text:style-name="P1"><text:span text:style-name="T1">Greek: Busiris</text:span></text:p>
              <text:p text:style-name="P1"><text:span text:style-name="T1">Egyptian: Tp-Jhw</text:span></text:p>
              <text:p text:style-name="P1"><text:span text:style-name="T1">Latin: Aphroditopolis</text:span></text:p>
              <text:p text:style-name="P1"><text:span text:style-name="T1">Independent (Coptic): Tpeh</text:span></text:p>
              <text:p text:style-name="P1"><text:span text:style-name="T1">Arabic: Atfih</text:span></text:p>
              <text:p text:style-name="P1"><text:span text:style-name="T1"/></text:p>
              <text:p text:style-name="P1"><text:span text:style-name="T1">Latin: Antinopolis</text:span></text:p>
              <text:p text:style-name="P1"><text:span text:style-name="T1">Greek: Antinoöpolis</text:span></text:p>
              <text:p text:style-name="P1"><text:span text:style-name="T1">Egyptian: Hir-We</text:span></text:p>
              <text:p text:style-name="P1"><text:span text:style-name="T1">Independent (Coptic): Antinow</text:span></text:p>
              <text:p text:style-name="P1"><text:span text:style-name="T1">Arabic: Sheikh 'Ibada</text:span></text:p>
              <text:p text:style-name="P1"><text:span text:style-name="T1">(into Mallawi)</text:span></text:p>
              <text:p text:style-name="P1"><text:span text:style-name="T1"/></text:p>
            </office:annotation>
            <text:p>Ipu</text:p>
          </table:table-cell>
          <table:table-cell table:style-name="ce1" office:value-type="string" calcext:value-type="string">
            <office:annotation draw:style-name="gr41" draw:text-style-name="P2" svg:width="4.508cm" svg:height="21.273cm" svg:x="92.821cm" svg:y="45.508cm" draw:caption-point-x="-0.407cm" draw:caption-point-y="-1.445cm">
              <dc:date>2023-02-26T00:00:00</dc:date>
              <text:p text:style-name="P1"><text:span text:style-name="T1">Arabic: Mersa Gawasis</text:span></text:p>
              <text:p text:style-name="P1"><text:span text:style-name="T1">(into Safāja)</text:span></text:p>
              <text:p text:style-name="P1"><text:span text:style-name="T1"/></text:p>
              <text:p text:style-name="P1"><text:span text:style-name="T1">Arabic: Safāja</text:span></text:p>
              <text:p text:style-name="P1"><text:span text:style-name="T1">Byzantine: Philoterida</text:span></text:p>
              <text:p text:style-name="P1"><text:span text:style-name="T1">Greek: Philotera</text:span></text:p>
              <text:p text:style-name="P1"><text:span text:style-name="T1">English: Port Safaga</text:span></text:p>
              <text:p text:style-name="P1"><text:span text:style-name="T1"/></text:p>
              <text:p text:style-name="P1"><text:span text:style-name="T1">Greek: Koptos</text:span></text:p>
              <text:p text:style-name="P1"><text:span text:style-name="T1">Egyptian: Gebtu</text:span></text:p>
              <text:p text:style-name="P1"><text:span text:style-name="T1">Latin: Coptos</text:span></text:p>
              <text:p text:style-name="P1"><text:span text:style-name="T1">Byzantine: Justinianopolis</text:span></text:p>
              <text:p text:style-name="P1"><text:span text:style-name="T1">Independent (Coptic): Kebto</text:span></text:p>
              <text:p text:style-name="P1"><text:span text:style-name="T1">Arabic: Qift</text:span></text:p>
              <text:p text:style-name="P1"><text:span text:style-name="T1"/></text:p>
              <text:p text:style-name="P1"><text:span text:style-name="T1">English: Hurghada</text:span></text:p>
              <text:p text:style-name="P1"><text:span text:style-name="T1">Arabic: Al-Ġurdaqa</text:span></text:p>
            </office:annotation>
            <text:p>Saww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96.202cm" svg:y="45.508cm" draw:caption-point-x="-0.406cm" draw:caption-point-y="-1.445cm">
              <dc:date>2023-02-26T00:00:00</dc:date>
              <text:p text:style-name="P1"><text:span text:style-name="T1">Greek/Latin: Madiama (Al-Bad')</text:span></text:p>
            </office:annotation>
            <text:p>Duba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45.508cm" draw:caption-point-x="-0.406cm" draw:caption-point-y="-1.445cm">
              <dc:date>2023-02-26T00:00:00</dc:date>
              <text:p text:style-name="P1"><text:span text:style-name="T1">(Dedan/Hegra/Mada'in Saleh)</text:span></text:p>
            </office:annotation>
            <text:p>Al-Hijra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45.508cm" draw:caption-point-x="-0.406cm" draw:caption-point-y="-1.445cm">
              <dc:date>2023-02-26T00:00:00</dc:date>
              <text:p text:style-name="P1"><text:span text:style-name="T1">(Yathrib)</text:span></text:p>
            </office:annotation>
            <text:p>Madinah</text:p>
          </table:table-cell>
          <table:table-cell table:style-name="ce1" office:value-type="string" calcext:value-type="string">
            <text:p>Ar-Rass</text:p>
          </table:table-cell>
          <table:table-cell table:style-name="ce1" office:value-type="string" calcext:value-type="string">
            <text:p>Buraydah</text:p>
          </table:table-cell>
          <table:table-cell table:style-name="ce1" office:value-type="string" calcext:value-type="string">
            <text:p>Az Zulfi</text:p>
          </table:table-cell>
          <table:table-cell table:style-name="ce1" office:value-type="string" calcext:value-type="string">
            <text:p>Rumah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45.508cm" draw:caption-point-x="-0.406cm" draw:caption-point-y="-1.445cm">
              <dc:date>2023-02-26T00:00:00</dc:date>
              <text:p text:style-name="P1"><text:span text:style-name="T1">(Lahsa, into Dammam)</text:span></text:p>
            </office:annotation>
            <text:p>Al-Qatif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5" draw:text-style-name="P2" svg:width="4.509cm" svg:height="4.604cm" svg:x="114.236cm" svg:y="45.508cm" draw:caption-point-x="-0.406cm" draw:caption-point-y="-1.445cm">
              <dc:date>2023-02-26T00:00:00</dc:date>
              <text:p text:style-name="P1"><text:span text:style-name="T1">(Karachi/Barbaricum/Xylinepolis)</text:span></text:p>
              <text:p text:style-name="P1"><text:span text:style-name="T1"/></text:p>
              <text:p text:style-name="P1"><text:span text:style-name="T1">Harappan: Balakot</text:span></text:p>
            </office:annotation>
            <text:p>Debal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45.508cm" draw:caption-point-x="-0.406cm" draw:caption-point-y="-1.445cm">
              <dc:date>2023-02-26T00:00:00</dc:date>
              <text:p text:style-name="P1"><text:span text:style-name="T1">(into Bhuj)</text:span></text:p>
              <text:p text:style-name="P1"><text:span text:style-name="T1"/></text:p>
              <text:p text:style-name="P1"><text:span text:style-name="T1">Persian: Suleiman Nagar (Bhuj)</text:span></text:p>
              <text:p text:style-name="P1"><text:span text:style-name="T1">English: Bhuj</text:span></text:p>
              <text:p text:style-name="P1"><text:span text:style-name="T1">Harappan: Dholavira</text:span></text:p>
            </office:annotation>
            <text:p>Paddhargadh</text:p>
          </table:table-cell>
          <table:table-cell table:style-name="ce1" office:value-type="string" calcext:value-type="string">
            <office:annotation draw:style-name="gr5" draw:text-style-name="P2" svg:width="4.509cm" svg:height="4.604cm" svg:x="116.49cm" svg:y="45.508cm" draw:caption-point-x="-0.406cm" draw:caption-point-y="-1.445cm">
              <dc:date>2023-02-26T00:00:00</dc:date>
              <text:p text:style-name="P1"><text:span text:style-name="T1">(Ahmedabad)</text:span></text:p>
              <text:p text:style-name="P1"><text:span text:style-name="T1"/></text:p>
              <text:p text:style-name="P1"><text:span text:style-name="T1">Harappan: Langhnaj</text:span></text:p>
            </office:annotation>
            <text:p>Ashaval</text:p>
          </table:table-cell>
          <table:table-cell table:style-name="ce1" office:value-type="string" calcext:value-type="string">
            <office:annotation draw:style-name="gr7" draw:text-style-name="P2" svg:width="4.508cm" svg:height="5.794cm" svg:x="117.618cm" svg:y="45.508cm" draw:caption-point-x="-0.407cm" draw:caption-point-y="-1.445cm">
              <dc:date>2023-02-26T00:00:00</dc:date>
              <text:p text:style-name="P1"><text:span text:style-name="T1">(Vadodara/Muhammadpur)</text:span></text:p>
              <text:p text:style-name="P1"><text:span text:style-name="T1">English: Baroda</text:span></text:p>
              <text:p text:style-name="P1"><text:span text:style-name="T1"/></text:p>
              <text:p text:style-name="P1"><text:span text:style-name="T1">Harappan: Lothal</text:span></text:p>
            </office:annotation>
            <text:p>Chandanavati</text:p>
          </table:table-cell>
          <table:table-cell table:style-name="ce1" office:value-type="string" calcext:value-type="string">
            <office:annotation draw:style-name="gr5" draw:text-style-name="P2" svg:width="4.508cm" svg:height="4.604cm" svg:x="118.745cm" svg:y="45.508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English: Ratlam</text:span></text:p>
            </office:annotation>
            <text:p>Ujjain</text:p>
          </table:table-cell>
          <table:table-cell table:style-name="ce1" office:value-type="string" calcext:value-type="string">
            <office:annotation draw:style-name="gr7" draw:text-style-name="P2" svg:width="4.508cm" svg:height="5.794cm" svg:x="119.872cm" svg:y="45.508cm" draw:caption-point-x="-0.407cm" draw:caption-point-y="-1.445cm">
              <dc:date>2023-02-26T00:00:00</dc:date>
              <text:p text:style-name="P1"><text:span text:style-name="T1">(into Bhelsa/Vidisha &gt; Bhopal)</text:span></text:p>
              <text:p text:style-name="P1"><text:span text:style-name="T1"/></text:p>
              <text:p text:style-name="P1"><text:span text:style-name="T1">Persian: Bhelsa (into Bhopal)</text:span></text:p>
              <text:p text:style-name="P1"><text:span text:style-name="T1">English: Bhopal</text:span></text:p>
            </office:annotation>
            <text:p>Sanchi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45.508cm" draw:caption-point-x="-0.407cm" draw:caption-point-y="-1.445cm">
              <dc:date>2023-02-26T00:00:00</dc:date>
              <text:p text:style-name="P1"><text:span text:style-name="T1">(Sagar/Saugor)</text:span></text:p>
            </office:annotation>
            <text:p>Suktimati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45.508cm" draw:caption-point-x="-0.406cm" draw:caption-point-y="-1.445cm">
              <dc:date>2023-02-26T00:00:00</dc:date>
              <text:p text:style-name="P1"><text:span text:style-name="T1">(into Jabalpur/Jubbulpore)</text:span></text:p>
              <text:p text:style-name="P1"><text:span text:style-name="T1"/></text:p>
              <text:p text:style-name="P1"><text:span text:style-name="T1">English: Jubbulpore</text:span></text:p>
            </office:annotation>
            <text:p>Tripuri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45.508cm" draw:caption-point-x="-0.406cm" draw:caption-point-y="-1.445cm">
              <dc:date>2023-02-26T00:00:00</dc:date>
              <text:p text:style-name="P1"><text:span text:style-name="T1">(Ratanpur, into Bilaspur)</text:span></text:p>
            </office:annotation>
            <text:p>Ratnapura</text:p>
          </table:table-cell>
          <table:table-cell table:style-name="ce1" office:value-type="string" calcext:value-type="string">
            <text:p>Raigarh</text:p>
          </table:table-cell>
          <table:table-cell table:style-name="ce1" office:value-type="string" calcext:value-type="string">
            <text:p>Khiching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Persian: Satgaon (into Kolkata)</text:span></text:p>
              <text:p text:style-name="P1"><text:span text:style-name="T1">Many colonial civs have a unique name here.</text:span></text:p>
            </office:annotation>
            <text:p>Tamralipta</text:p>
          </table:table-cell>
          <table:table-cell table:style-name="ce1" office:value-type="string" calcext:value-type="string">
            <office:annotation draw:style-name="gr13" draw:text-style-name="P2" svg:width="4.508cm" svg:height="6.985cm" svg:x="127.762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Viking/Dutch: Pipli/Pipely</text:span></text:p>
              <text:p text:style-name="P1"><text:span text:style-name="T1">Persian: Khulna</text:span></text:p>
              <text:p text:style-name="P1"><text:span text:style-name="T1">English: Calcutta</text:span></text:p>
            </office:annotation>
            <text:p>Chandraketugarh</text:p>
          </table:table-cell>
          <table:table-cell table:style-name="ce1" office:value-type="string" calcext:value-type="string">
            <office:annotation draw:style-name="gr4" draw:text-style-name="P2" svg:width="4.508cm" svg:height="3.413cm" svg:x="128.889cm" svg:y="45.508cm" draw:caption-point-x="-0.407cm" draw:caption-point-y="-1.445cm">
              <dc:date>2023-02-26T00:00:00</dc:date>
              <text:p text:style-name="P1"><text:span text:style-name="T1">(Barisal/Ismailpur/Bacola)</text:span></text:p>
              <text:p text:style-name="P1"><text:span text:style-name="T1">Latin: Palura</text:span></text:p>
            </office:annotation>
            <text:p>Chandrodip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131.143cm" svg:y="45.508cm" draw:caption-point-x="-0.406cm" draw:caption-point-y="-1.445cm">
              <dc:date>2023-02-26T00:00:00</dc:date>
              <text:p text:style-name="P1"><text:span text:style-name="T1">(Chittagong/Islam Abad/Porto Grande)</text:span></text:p>
              <text:p text:style-name="P1"><text:span text:style-name="T1"/></text:p>
              <text:p text:style-name="P1"><text:span text:style-name="T1">English: Cox's Bazar</text:span></text:p>
              <text:p text:style-name="P1"><text:span text:style-name="T1">Latin: Sabao</text:span></text:p>
            </office:annotation>
            <text:p>Chattogram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45.508cm" draw:caption-point-x="-0.406cm" draw:caption-point-y="-1.445cm">
              <dc:date>2023-02-26T00:00:00</dc:date>
              <text:p text:style-name="P1"><text:span text:style-name="T1">(Sagaing, into Monywa)</text:span></text:p>
            </office:annotation>
            <text:p>Zeyapura</text:p>
          </table:table-cell>
          <table:table-cell table:style-name="ce1" office:value-type="string" calcext:value-type="string">
            <office:annotation draw:style-name="gr5" draw:text-style-name="P2" svg:width="4.509cm" svg:height="4.604cm" svg:x="134.524cm" svg:y="45.508cm" draw:caption-point-x="-0.406cm" draw:caption-point-y="-1.445cm">
              <dc:date>2023-02-26T00:00:00</dc:date>
              <text:p text:style-name="P1"><text:span text:style-name="T1">(Inwa/Angwa, into Mandalay)</text:span></text:p>
              <text:p text:style-name="P1"><text:span text:style-name="T1"/></text:p>
              <text:p text:style-name="P1"><text:span text:style-name="T1">English: Mandalay</text:span></text:p>
            </office:annotation>
            <text:p>Awa</text:p>
          </table:table-cell>
          <table:table-cell table:style-name="ce1" office:value-type="string" calcext:value-type="string">
            <office:annotation draw:style-name="gr3" draw:text-style-name="P2" svg:width="4.508cm" svg:height="2.223cm" svg:x="135.652cm" svg:y="45.508cm" draw:caption-point-x="-0.407cm" draw:caption-point-y="-1.445cm">
              <dc:date>2023-02-26T00:00:00</dc:date>
              <text:p text:style-name="P1"><text:span text:style-name="T1">(Louangphrabang/Xieng Thong)</text:span></text:p>
            </office:annotation>
            <text:p>Luang Praba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137.906cm" svg:y="45.508cm" draw:caption-point-x="-0.407cm" draw:caption-point-y="-1.445cm">
              <dc:date>2023-02-26T00:00:00</dc:date>
              <text:p text:style-name="P1"><text:span text:style-name="T1">Arabic: Luqin</text:span></text:p>
              <text:p text:style-name="P1"><text:span text:style-name="T1">(into Hanoi)</text:span></text:p>
              <text:p text:style-name="P1"><text:span text:style-name="T1"/></text:p>
              <text:p text:style-name="P1"><text:span text:style-name="T1">French/Thai: Hanoï/Hanoi</text:span></text:p>
            </office:annotation>
            <text:p>Thang Long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45.508cm" draw:caption-point-x="-0.407cm" draw:caption-point-y="-1.445cm">
              <dc:date>2023-02-26T00:00:00</dc:date>
              <text:p text:style-name="P1"><text:span text:style-name="T1">French: Haiphong</text:span></text:p>
            </office:annotation>
            <text:p>?</text:p>
          </table:table-cell>
          <table:table-cell table:style-name="ce1" table:number-columns-repeated="27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5"/>
          <table:table-cell table:style-name="ce1"/>
          <table:table-cell table:style-name="ce1" office:value-type="string" calcext:value-type="string">
            <text:p>Hilo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1" draw:text-style-name="P2" svg:width="4.508cm" svg:height="2.222cm" svg:x="20.685cm" svg:y="46.699cm" draw:caption-point-x="-0.407cm" draw:caption-point-y="-1.445cm">
              <dc:date>2023-02-26T00:00:00</dc:date>
              <text:p text:style-name="P1"><text:span text:style-name="T1">(Acapulco)</text:span></text:p>
            </office:annotation>
            <text:p>Tepecuacuilco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6.699cm" draw:caption-point-x="-0.407cm" draw:caption-point-y="-1.445cm">
              <dc:date>2023-02-26T00:00:00</dc:date>
              <text:p text:style-name="P1"><text:span text:style-name="T1">(Yucu Dzaa)</text:span></text:p>
            </office:annotation>
            <text:p>Tututepec</text:p>
          </table:table-cell>
          <table:table-cell table:style-name="ce1" office:value-type="string" calcext:value-type="string">
            <office:annotation draw:style-name="gr2" draw:text-style-name="P2" svg:width="4.509cm" svg:height="4.603cm" svg:x="22.939cm" svg:y="46.699cm" draw:caption-point-x="-0.406cm" draw:caption-point-y="-1.445cm">
              <dc:date>2023-02-26T00:00:00</dc:date>
              <text:p text:style-name="P1"><text:span text:style-name="T1">(Oaxaca)</text:span></text:p>
              <text:p text:style-name="P1"><text:span text:style-name="T1"/></text:p>
              <text:p text:style-name="P1"><text:span text:style-name="T1">Maya: Dani Baa (Monte Alban)</text:span></text:p>
            </office:annotation>
            <text:p>Huaxyacac</text:p>
          </table:table-cell>
          <table:table-cell table:style-name="ce1" office:value-type="string" calcext:value-type="string">
            <office:annotation draw:style-name="gr7" draw:text-style-name="P2" svg:width="4.509cm" svg:height="5.794cm" svg:x="24.066cm" svg:y="46.699cm" draw:caption-point-x="-0.406cm" draw:caption-point-y="-1.445cm">
              <dc:date>2023-02-26T00:00:00</dc:date>
              <text:p text:style-name="P1"><text:span text:style-name="T1">(Yaxchilan)</text:span></text:p>
              <text:p text:style-name="P1"><text:span text:style-name="T1"/></text:p>
              <text:p text:style-name="P1"><text:span text:style-name="T1">Spanish: Ciudad Real (San Cristóbal de las Casas, into Tuxtla)</text:span></text:p>
              <text:p text:style-name="P1"><text:span text:style-name="T1">Aztec: Tuchtlan (Tuxtla)</text:span></text:p>
            </office:annotation>
            <text:p>Pa' Chan</text:p>
          </table:table-cell>
          <table:table-cell table:style-name="ce1" office:value-type="string" calcext:value-type="string">
            <office:annotation draw:style-name="gr2" draw:text-style-name="P2" svg:width="4.509cm" svg:height="4.603cm" svg:x="25.193cm" svg:y="46.699cm" draw:caption-point-x="-0.406cm" draw:caption-point-y="-1.445cm">
              <dc:date>2023-02-26T00:00:00</dc:date>
              <text:p text:style-name="P1"><text:span text:style-name="T1">(Utatlan, into Quetzaltenango)</text:span></text:p>
              <text:p text:style-name="P1"><text:span text:style-name="T1"/></text:p>
              <text:p text:style-name="P1"><text:span text:style-name="T1">Spanish: Quetzaltenango</text:span></text:p>
            </office:annotation>
            <text:p>Q'umarkaj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46.699cm" draw:caption-point-x="-0.406cm" draw:caption-point-y="-1.445cm">
              <dc:date>2023-02-26T00:00:00</dc:date>
              <text:p text:style-name="P1"><text:span text:style-name="T1">(Tik'al, into Flores or Belize City)</text:span></text:p>
            </office:annotation>
            <text:p>Yax Mutal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7" draw:text-style-name="P2" svg:width="4.509cm" svg:height="10.557cm" svg:x="43.227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St. John's</text:span></text:p>
              <text:p text:style-name="P1"><text:span text:style-name="T1"/></text:p>
              <text:p text:style-name="P1"><text:span text:style-name="T1">Latin: Confugientes</text:span></text:p>
              <text:p text:style-name="P1"><text:span text:style-name="T1">Viking: Gustavia</text:span></text:p>
              <text:p text:style-name="P1"><text:span text:style-name="T1">French: Le Carénage</text:span></text:p>
              <text:p text:style-name="P1"><text:span text:style-name="T1"/></text:p>
              <text:p text:style-name="P1"><text:span text:style-name="T1">Dutch: Oranjestad</text:span></text:p>
            </office:annotation>
            <text:p>Basse-Terre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" draw:text-style-name="P2" svg:width="4.509cm" svg:height="2.222cm" svg:x="62.388cm" svg:y="46.699cm" draw:caption-point-x="-0.406cm" draw:caption-point-y="-1.445cm">
              <dc:date>2023-02-26T00:00:00</dc:date>
              <text:p text:style-name="P1"><text:span text:style-name="T1">Arabic: Dhakla</text:span></text:p>
            </office:annotation>
            <text:p>Villa Cisneros</text:p>
          </table:table-cell>
          <table:table-cell table:style-name="ce1" office:value-type="string" calcext:value-type="string">
            <office:annotation draw:style-name="gr15" draw:text-style-name="P2" svg:width="4.508cm" svg:height="15.319cm" svg:x="63.516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Spanish: Miyec</text:span></text:p>
              <text:p text:style-name="P1"><text:span text:style-name="T1">Arabic: Mijek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" office:value-type="string" calcext:value-type="string">
            <office:annotation draw:style-name="gr16" draw:text-style-name="P2" svg:width="4.508cm" svg:height="11.747cm" svg:x="64.643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46.699cm" draw:caption-point-x="-0.407cm" draw:caption-point-y="-1.445cm">
              <dc:date>2023-02-26T00:00:00</dc:date>
              <text:p text:style-name="P1"><text:span text:style-name="T1">French: Fort-Trinquet</text:span></text:p>
              <text:p text:style-name="P1"><text:span text:style-name="T1"/></text:p>
            </office:annotation>
            <text:p>Bir Moghreïn</text:p>
          </table:table-cell>
          <table:table-cell table:style-name="ce1" office:value-type="string" calcext:value-type="string">
            <text:p>Chegga</text:p>
          </table:table-cell>
          <table:table-cell table:number-columns-repeated="2" table:style-name="ce1" office:value-type="string" calcext:value-type="string">
            <text:p>Taghaza</text:p>
          </table:table-cell>
          <table:table-cell table:style-name="ce1" office:value-type="string" calcext:value-type="string">
            <text:p>In Zghmir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ste-Weygand</text:span></text:p>
            </office:annotation>
            <text:p>Reggane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46.699cm" draw:caption-point-x="-0.407cm" draw:caption-point-y="-1.445cm">
              <dc:date>2023-02-26T00:00:00</dc:date>
              <text:p text:style-name="P1"><text:span text:style-name="T1">French: In Salah</text:span></text:p>
            </office:annotation>
            <text:p>Aïn Salah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text:p>Bordj El Houass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46.699cm" draw:caption-point-x="-0.406cm" draw:caption-point-y="-1.445cm">
              <dc:date>2023-02-26T00:00:00</dc:date>
              <text:p text:style-name="P1"><text:span text:style-name="T1">Latin: Rapsa</text:span></text:p>
              <text:p text:style-name="P1"><text:span text:style-name="T1">Italian: Gat</text:span></text:p>
            </office:annotation>
            <text:p>Ghat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</office:annotation>
            <text:p>Marzūq</text:p>
          </table:table-cell>
          <table:table-cell table:style-name="ce1" office:value-type="string" calcext:value-type="string">
            <office:annotation draw:style-name="gr14" draw:text-style-name="P2" svg:width="4.509cm" svg:height="8.175cm" svg:x="80.422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ūq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46.699cm" draw:caption-point-x="-0.407cm" draw:caption-point-y="-1.445cm">
              <dc:date>2023-02-26T00:00:00</dc:date>
              <text:p text:style-name="P1"><text:span text:style-name="T1">Italian: Zuila</text:span></text:p>
            </office:annotation>
            <text:p>Zawīl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6.699cm" draw:caption-point-x="-0.406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" office:value-type="string" calcext:value-type="string">
            <office:annotation draw:style-name="gr14" draw:text-style-name="P2" svg:width="4.509cm" svg:height="8.175cm" svg:x="87.185cm" svg:y="46.699cm" draw:caption-point-x="-0.406cm" draw:caption-point-y="-1.445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46.699cm" draw:caption-point-x="-0.406cm" draw:caption-point-y="-1.445cm">
              <dc:date>2023-02-26T00:00:00</dc:date>
              <text:p text:style-name="P1"><text:span text:style-name="T1">Greek/Latin: Mothis</text:span></text:p>
              <text:p text:style-name="P1"><text:span text:style-name="T1">Arabic: Mūṭ</text:span></text:p>
              <text:p text:style-name="P1"><text:span text:style-name="T1"/></text:p>
              <text:p text:style-name="P1"><text:span text:style-name="T1">Arabic: Qasr ad-Dachla</text:span></text:p>
              <text:p text:style-name="P1"><text:span text:style-name="T1">Egyptian Arabic: El Daḵla</text:span></text:p>
              <text:p text:style-name="P1"><text:span text:style-name="T1">English: Dakhla</text:span></text:p>
            </office:annotation>
            <text:p>Pa-Mwt</text:p>
          </table:table-cell>
          <table:table-cell table:style-name="ce1" office:value-type="string" calcext:value-type="string">
            <office:annotation draw:style-name="gr14" draw:text-style-name="P2" svg:width="4.509cm" svg:height="8.175cm" svg:x="89.439cm" svg:y="46.699cm" draw:caption-point-x="-0.406cm" draw:caption-point-y="-1.445cm">
              <dc:date>2023-02-26T00:00:00</dc:date>
              <text:p text:style-name="P1"><text:span text:style-name="T1">Greek: Hibis</text:span></text:p>
              <text:p text:style-name="P1"><text:span text:style-name="T1">Latin: Oasis Magna</text:span></text:p>
              <text:p text:style-name="P1"><text:span text:style-name="T1">Independent (Coptic): Hib</text:span></text:p>
              <text:p text:style-name="P1"><text:span text:style-name="T1">Arabic: Al-Kharijah</text:span></text:p>
              <text:p text:style-name="P1"><text:span text:style-name="T1">Turkish: Harga</text:span></text:p>
              <text:p text:style-name="P1"><text:span text:style-name="T1">English: Kharga</text:span></text:p>
            </office:annotation>
            <text:p>Hebet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46.699cm" draw:caption-point-x="-0.407cm" draw:caption-point-y="-1.445cm">
              <dc:date>2023-02-26T00:00:00</dc:date>
              <text:p text:style-name="P1"><text:span text:style-name="T1">Greek: Lykopolis</text:span></text:p>
              <text:p text:style-name="P1"><text:span text:style-name="T1">Latin: Lycopolis</text:span></text:p>
              <text:p text:style-name="P1"><text:span text:style-name="T1">Independent (Coptic): Syowt</text:span></text:p>
              <text:p text:style-name="P1"><text:span text:style-name="T1">Arabic: Asyūṭ</text:span></text:p>
              <text:p text:style-name="P1"><text:span text:style-name="T1">Turkish/English: Asyut</text:span></text:p>
            </office:annotation>
            <text:p>Zawty</text:p>
          </table:table-cell>
          <table:table-cell table:style-name="ce1" office:value-type="string" calcext:value-type="string">
            <office:annotation draw:style-name="gr21" draw:text-style-name="P2" svg:width="4.508cm" svg:height="16.51cm" svg:x="91.694cm" svg:y="46.699cm" draw:caption-point-x="-0.407cm" draw:caption-point-y="-1.445cm">
              <dc:date>2023-02-26T00:00:00</dc:date>
              <text:p text:style-name="P1"><text:span text:style-name="T1">Greek: Abydos</text:span></text:p>
              <text:p text:style-name="P1"><text:span text:style-name="T1">(into Ptolemais Hermiou)</text:span></text:p>
              <text:p text:style-name="P1"><text:span text:style-name="T1"/></text:p>
              <text:p text:style-name="P1"><text:span text:style-name="T1">Greek: Ptolemais Hermiou</text:span></text:p>
              <text:p text:style-name="P1"><text:span text:style-name="T1">Egyptian: Psoï</text:span></text:p>
              <text:p text:style-name="P1"><text:span text:style-name="T1">Independent (Coptic): Bsoi</text:span></text:p>
              <text:p text:style-name="P1"><text:span text:style-name="T1">Latin: Ptolemais Thebais</text:span></text:p>
              <text:p text:style-name="P1"><text:span text:style-name="T1">Arabic: El Mansha</text:span></text:p>
              <text:p text:style-name="P1"><text:span text:style-name="T1">(into Sohag)</text:span></text:p>
              <text:p text:style-name="P1"><text:span text:style-name="T1"/></text:p>
              <text:p text:style-name="P1"><text:span text:style-name="T1">Arabic: Sohāj</text:span></text:p>
              <text:p text:style-name="P1"><text:span text:style-name="T1">Turkish: Sevhac</text:span></text:p>
              <text:p text:style-name="P1"><text:span text:style-name="T1">English: Sohag</text:span></text:p>
            </office:annotation>
            <text:p>Abdju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46.699cm" draw:caption-point-x="-0.407cm" draw:caption-point-y="-1.445cm">
              <dc:date>2023-02-26T00:00:00</dc:date>
              <text:p text:style-name="P1"><text:span text:style-name="T1">Alternative Egyptian: Niwt-Rst</text:span></text:p>
              <text:p text:style-name="P1"><text:span text:style-name="T1">Greek: Thebai / Diospolis Megale</text:span></text:p>
              <text:p text:style-name="P1"><text:span text:style-name="T1">Latin: Diospolis Magna</text:span></text:p>
              <text:p text:style-name="P1"><text:span text:style-name="T1">Arabic: Al-Uqsur</text:span></text:p>
              <text:p text:style-name="P1"><text:span text:style-name="T1">Independent (Coptic): Pape / Ne</text:span></text:p>
              <text:p text:style-name="P1"><text:span text:style-name="T1">Turkish: Luksor</text:span></text:p>
              <text:p text:style-name="P1"><text:span text:style-name="T1">Later Europeans: Luxor</text:span></text:p>
            </office:annotation>
            <text:p>Waset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46.699cm" draw:caption-point-x="-0.407cm" draw:caption-point-y="-1.445cm">
              <dc:date>2023-02-26T00:00:00</dc:date>
              <text:p text:style-name="P1"><text:span text:style-name="T1">Alternative Egyptian: Tââou</text:span></text:p>
              <text:p text:style-name="P1"><text:span text:style-name="T1">Greek: Myos Hormos</text:span></text:p>
              <text:p text:style-name="P1"><text:span text:style-name="T1">Latin: Myos Hormus</text:span></text:p>
              <text:p text:style-name="P1"><text:span text:style-name="T1">Arabic: Al-Qusayr</text:span></text:p>
              <text:p text:style-name="P1"><text:span text:style-name="T1">Egyptian Arabic: El-Qoṣēr</text:span></text:p>
              <text:p text:style-name="P1"><text:span text:style-name="T1">Turkish?: Kusayr</text:span></text:p>
            </office:annotation>
            <text:p>Ta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97.329cm" svg:y="46.699cm" draw:caption-point-x="-0.406cm" draw:caption-point-y="-1.445cm">
              <dc:date>2023-02-26T00:00:00</dc:date>
              <text:p text:style-name="P1"><text:span text:style-name="T1">(Leuke Kome)</text:span></text:p>
            </office:annotation>
            <text:p>Yanbu</text:p>
          </table:table-cell>
          <table:table-cell table:style-name="ce1" office:value-type="string" calcext:value-type="string">
            <text:p>Al-Qudayd</text:p>
          </table:table-cell>
          <table:table-cell table:style-name="ce1" office:value-type="string" calcext:value-type="string">
            <text:p>Afif</text:p>
          </table:table-cell>
          <table:table-cell table:style-name="ce1" office:value-type="string" calcext:value-type="string">
            <text:p>Al-Quway'iyah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46.699cm" draw:caption-point-x="-0.406cm" draw:caption-point-y="-1.445cm">
              <dc:date>2023-02-26T00:00:00</dc:date>
              <text:p text:style-name="P1"><text:span text:style-name="T1">(Hajar/Gerrha/Hofuf)</text:span></text:p>
            </office:annotation>
            <text:p>Al-Hufuf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46.699cm" draw:caption-point-x="-0.406cm" draw:caption-point-y="-1.445cm">
              <dc:date>2023-02-26T00:00:00</dc:date>
              <text:p text:style-name="P1"><text:span text:style-name="T1">(Bahrain/Arvad/Manama/Muharraq/Forte de Barém)</text:span></text:p>
              <text:p text:style-name="P1"><text:span text:style-name="T1"/></text:p>
              <text:p text:style-name="P1"><text:span text:style-name="T1">English: Manama</text:span></text:p>
            </office:annotation>
            <text:p>Dilmun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8cm" svg:height="4.603cm" svg:x="108.601cm" svg:y="46.699cm" draw:caption-point-x="-0.407cm" draw:caption-point-y="-1.445cm">
              <dc:date>2023-02-26T00:00:00</dc:date>
              <text:p text:style-name="P1"><text:span text:style-name="T1">(Mazun/Omana)</text:span></text:p>
              <text:p text:style-name="P1"><text:span text:style-name="T1"/></text:p>
              <text:p text:style-name="P1"><text:span text:style-name="T1">Portuguese: Caçapo (Khasab)</text:span></text:p>
            </office:annotation>
            <text:p>Sohar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9cm" svg:height="5.794cm" svg:x="116.49cm" svg:y="46.699cm" draw:caption-point-x="-0.406cm" draw:caption-point-y="-1.445cm">
              <dc:date>2023-02-26T00:00:00</dc:date>
              <text:p text:style-name="P1"><text:span text:style-name="T1">(into Rajkot/Masumabad)</text:span></text:p>
              <text:p text:style-name="P1"><text:span text:style-name="T1"/></text:p>
              <text:p text:style-name="P1"><text:span text:style-name="T1">Most other civs: Rajkot</text:span></text:p>
              <text:p text:style-name="P1"><text:span text:style-name="T1">Harappan: Surkotada</text:span></text:p>
            </office:annotation>
            <text:p>Vallabhipur</text:p>
          </table:table-cell>
          <table:table-cell table:style-name="ce1" office:value-type="string" calcext:value-type="string">
            <office:annotation draw:style-name="gr2" draw:text-style-name="P2" svg:width="4.508cm" svg:height="4.603cm" svg:x="117.618cm" svg:y="46.699cm" draw:caption-point-x="-0.407cm" draw:caption-point-y="-1.445cm">
              <dc:date>2023-02-26T00:00:00</dc:date>
              <text:p text:style-name="P1"><text:span text:style-name="T1">(Cambay)</text:span></text:p>
              <text:p text:style-name="P1"><text:span text:style-name="T1"/></text:p>
              <text:p text:style-name="P1"><text:span text:style-name="T1">Harappan: Rangpur</text:span></text:p>
            </office:annotation>
            <text:p>Khambat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6.699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Persian: Mandu (into Dhar)</text:span></text:p>
              <text:p text:style-name="P1"><text:span text:style-name="T1">English: Indore</text:span></text:p>
            </office:annotation>
            <text:p>Dhar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6.699cm" draw:caption-point-x="-0.407cm" draw:caption-point-y="-1.445cm">
              <dc:date>2023-02-26T00:00:00</dc:date>
              <text:p text:style-name="P1"><text:span text:style-name="T1">(into Mundi or Handia)</text:span></text:p>
              <text:p text:style-name="P1"><text:span text:style-name="T1"/></text:p>
              <text:p text:style-name="P1"><text:span text:style-name="T1">Persian/Dutch: Burhanpur</text:span></text:p>
            </office:annotation>
            <text:p>Mahismati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6.699cm" draw:caption-point-x="-0.407cm" draw:caption-point-y="-1.445cm">
              <dc:date>2023-02-26T00:00:00</dc:date>
              <text:p text:style-name="P1"><text:span text:style-name="T1">(Narsinghpur)</text:span></text:p>
              <text:p text:style-name="P1"><text:span text:style-name="T1"/></text:p>
              <text:p text:style-name="P1"><text:span text:style-name="T1">English: Chhindwara</text:span></text:p>
            </office:annotation>
            <text:p>Chouragarh</text:p>
          </table:table-cell>
          <table:table-cell table:style-name="ce1" office:value-type="string" calcext:value-type="string">
            <text:p>Mandla</text:p>
          </table:table-cell>
          <table:table-cell table:style-name="ce1" office:value-type="string" calcext:value-type="string">
            <office:annotation draw:style-name="gr2" draw:text-style-name="P2" svg:width="4.509cm" svg:height="4.603cm" svg:x="123.253cm" svg:y="46.699cm" draw:caption-point-x="-0.406cm" draw:caption-point-y="-1.445cm">
              <dc:date>2023-02-26T00:00:00</dc:date>
              <text:p text:style-name="P1"><text:span text:style-name="T1">(into Raipur/Rayepur)</text:span></text:p>
              <text:p text:style-name="P1"><text:span text:style-name="T1"/></text:p>
              <text:p text:style-name="P1"><text:span text:style-name="T1">Most other civs: Raipur</text:span></text:p>
            </office:annotation>
            <text:p>Sirpur</text:p>
          </table:table-cell>
          <table:table-cell table:style-name="ce1" office:value-type="string" calcext:value-type="string">
            <text:p>Bargarh</text:p>
          </table:table-cell>
          <table:table-cell table:style-name="ce1" office:value-type="string" calcext:value-type="string">
            <text:p>Sambalpur</text:p>
          </table:table-cell>
          <table:table-cell table:style-name="ce1" office:value-type="string" calcext:value-type="string">
            <office:annotation draw:style-name="gr2" draw:text-style-name="P2" svg:width="4.508cm" svg:height="4.603cm" svg:x="126.635cm" svg:y="46.699cm" draw:caption-point-x="-0.407cm" draw:caption-point-y="-1.445cm">
              <dc:date>2023-02-26T00:00:00</dc:date>
              <text:p text:style-name="P1"><text:span text:style-name="T1">(Jajpur)</text:span></text:p>
              <text:p text:style-name="P1"><text:span text:style-name="T1"/></text:p>
              <text:p text:style-name="P1"><text:span text:style-name="T1">European civs: Balasore/Balassore</text:span></text:p>
            </office:annotation>
            <text:p>Viraj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3" draw:text-style-name="P2" svg:width="4.509cm" svg:height="6.985cm" svg:x="131.143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Mrauk 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46.699cm" draw:caption-point-x="-0.406cm" draw:caption-point-y="-1.445cm">
              <dc:date>2023-02-26T00:00:00</dc:date>
              <text:p text:style-name="P1"><text:span text:style-name="T1">(Phukam, into Mandalay occasionally)</text:span></text:p>
            </office:annotation>
            <text:p>Pag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46.699cm" draw:caption-point-x="-0.407cm" draw:caption-point-y="-1.445cm">
              <dc:date>2023-02-26T00:00:00</dc:date>
              <text:p text:style-name="P1"><text:span text:style-name="T1">English: Kengtung</text:span></text:p>
            </office:annotation>
            <text:p>Chiang R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37.906cm" svg:y="46.699cm" draw:caption-point-x="-0.407cm" draw:caption-point-y="-1.445cm">
              <dc:date>2023-02-26T00:00:00</dc:date>
              <text:p text:style-name="P1"><text:span text:style-name="T1">(into Thanh Hoa)</text:span></text:p>
              <text:p text:style-name="P1"><text:span text:style-name="T1"/></text:p>
              <text:p text:style-name="P1"><text:span text:style-name="T1">Chinese: Jiuzhen (into Thanh Hoa)</text:span></text:p>
            </office:annotation>
            <text:p>Hoa L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41.287cm" svg:y="46.699cm" draw:caption-point-x="-0.406cm" draw:caption-point-y="-1.445cm">
              <dc:date>2023-02-26T00:00:00</dc:date>
              <text:p text:style-name="P1"><text:span text:style-name="T1">(Haikou)</text:span></text:p>
            </office:annotation>
            <text:p>Qiongzhou</text:p>
          </table:table-cell>
          <table:table-cell table:style-name="ce1" table:number-columns-repeated="25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4" office:value-type="string" calcext:value-type="string">
            <text:p>^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7" draw:text-style-name="P2" svg:width="4.509cm" svg:height="5.794cm" svg:x="25.193cm" svg:y="47.89cm" draw:caption-point-x="-0.406cm" draw:caption-point-y="-1.446cm">
              <dc:date>2023-02-26T00:00:00</dc:date>
              <text:p text:style-name="P1"><text:span text:style-name="T1">(into Guatemala)</text:span></text:p>
              <text:p text:style-name="P1"><text:span text:style-name="T1"/></text:p>
              <text:p text:style-name="P1"><text:span text:style-name="T1">Spanish: Guatemala</text:span></text:p>
              <text:p text:style-name="P1"><text:span text:style-name="T1">Aztec: Xoconochco (Soconusco, into Huehuetán)</text:span></text:p>
            </office:annotation>
            <text:p>Kaminaljuy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1" draw:text-style-name="P2" svg:width="4.508cm" svg:height="6.984cm" svg:x="27.448cm" svg:y="47.89cm" draw:caption-point-x="-0.407cm" draw:caption-point-y="-1.446cm">
              <dc:date>2023-02-26T00:00:00</dc:date>
              <text:p text:style-name="P1"><text:span text:style-name="T1">Aztec: Copantl</text:span></text:p>
              <text:p text:style-name="P1"><text:span text:style-name="T1">Spanish: Copán</text:span></text:p>
              <text:p text:style-name="P1"><text:span text:style-name="T1"/></text:p>
              <text:p text:style-name="P1"><text:span text:style-name="T1">Spanish: San Pedro Sula</text:span></text:p>
              <text:p text:style-name="P1"><text:span text:style-name="T1">Aztec: Sollan</text:span></text:p>
            </office:annotation>
            <text:p>Oxwitik</text:p>
          </table:table-cell>
          <table:table-cell table:style-name="ce1" office:value-type="string" calcext:value-type="string">
            <office:annotation draw:style-name="gr14" draw:text-style-name="P2" svg:width="4.508cm" svg:height="8.175cm" svg:x="28.575cm" svg:y="47.89cm" draw:caption-point-x="-0.407cm" draw:caption-point-y="-1.446cm">
              <dc:date>2023-02-26T00:00:00</dc:date>
              <text:p text:style-name="P1"><text:span text:style-name="T1">(into La Ceiba)</text:span></text:p>
              <text:p text:style-name="P1"><text:span text:style-name="T1">Native: Papayeca</text:span></text:p>
              <text:p text:style-name="P1"><text:span text:style-name="T1"/></text:p>
              <text:p text:style-name="P1"><text:span text:style-name="T1">English: Coxen Hole</text:span></text:p>
              <text:p text:style-name="P1"><text:span text:style-name="T1">French: Roatan</text:span></text:p>
              <text:p text:style-name="P1"><text:span text:style-name="T1">Spanish: Roatán</text:span></text:p>
            </office:annotation>
            <text:p>Trujillo</text:p>
          </table:table-cell>
          <table:table-cell table:style-name="ce1" office:value-type="string" calcext:value-type="string">
            <office:annotation draw:style-name="gr10" draw:text-style-name="P2" svg:width="4.508cm" svg:height="3.412cm" svg:x="29.702cm" svg:y="47.89cm" draw:caption-point-x="-0.407cm" draw:caption-point-y="-1.446cm">
              <dc:date>2023-02-26T00:00:00</dc:date>
              <text:p text:style-name="P1"><text:span text:style-name="T1">Spanish: Puerto Lempira</text:span></text:p>
              <text:p text:style-name="P1"><text:span text:style-name="T1">Native: Ahuya Yari</text:span></text:p>
            </office:annotation>
            <text:p>Black River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33" draw:text-style-name="P2" svg:width="4.509cm" svg:height="16.509cm" svg:x="62.388cm" svg:y="47.89cm" draw:caption-point-x="-0.406cm" draw:caption-point-y="-1.446cm">
              <dc:date>2023-02-26T00:00:00</dc:date>
              <text:p text:style-name="P1"><text:span text:style-name="T1">Portuguese: Arguim</text:span></text:p>
              <text:p text:style-name="P1"><text:span text:style-name="T1"/></text:p>
              <text:p text:style-name="P1"><text:span text:style-name="T1">Phoenician: Chernah</text:span></text:p>
              <text:p text:style-name="P1"><text:span text:style-name="T1">Greek: Kerne</text:span></text:p>
              <text:p text:style-name="P1"><text:span text:style-name="T1">Latin: Cerne</text:span></text:p>
              <text:p text:style-name="P1"><text:span text:style-name="T1">(into Arguin)</text:span></text:p>
              <text:p text:style-name="P1"><text:span text:style-name="T1"/></text:p>
              <text:p text:style-name="P1"><text:span text:style-name="T1">Moorish/Malian: Nouadhibou</text:span></text:p>
              <text:p text:style-name="P1"><text:span text:style-name="T1">French: Port-Étienne</text:span></text:p>
              <text:p text:style-name="P1"><text:span text:style-name="T1"/></text:p>
              <text:p text:style-name="P1"><text:span text:style-name="T1">Spanish: La Güera</text:span></text:p>
              <text:p text:style-name="P1"><text:span text:style-name="T1">French: Lagouira</text:span></text:p>
              <text:p text:style-name="P1"><text:span text:style-name="T1">Arabic: al-Gūwayra</text:span></text:p>
            </office:annotation>
            <text:p>Arguin</text:p>
          </table:table-cell>
          <table:table-cell table:style-name="ce1" office:value-type="string" calcext:value-type="string">
            <office:annotation draw:style-name="gr14" draw:text-style-name="P2" svg:width="4.508cm" svg:height="8.175cm" svg:x="63.516cm" svg:y="47.89cm" draw:caption-point-x="-0.407cm" draw:caption-point-y="-1.446cm">
              <dc:date>2023-02-26T00:00:00</dc:date>
              <text:p text:style-name="P1"><text:span text:style-name="T1">Arabic: Azuggi</text:span></text:p>
              <text:p text:style-name="P1"><text:span text:style-name="T1">Malian: Quqadam</text:span></text:p>
              <text:p text:style-name="P1"><text:span text:style-name="T1">French: Azougui</text:span></text:p>
              <text:p text:style-name="P1"><text:span text:style-name="T1"/></text:p>
              <text:p text:style-name="P1"><text:span text:style-name="T1">French: Fort Repoux</text:span></text:p>
              <text:p text:style-name="P1"><text:span text:style-name="T1">Moorish/Arab: Akjoujt</text:span></text:p>
            </office:annotation>
            <text:p>Azuki</text:p>
          </table:table-cell>
          <table:table-cell table:style-name="ce1" office:value-type="string" calcext:value-type="string">
            <office:annotation draw:style-name="gr2" draw:text-style-name="P2" svg:width="4.508cm" svg:height="4.603cm" svg:x="64.643cm" svg:y="47.89cm" draw:caption-point-x="-0.407cm" draw:caption-point-y="-1.446cm">
              <dc:date>2023-02-26T00:00:00</dc:date>
              <text:p text:style-name="P1"><text:span text:style-name="T1">French: Chinguetti</text:span></text:p>
              <text:p text:style-name="P1"><text:span text:style-name="T1"/></text:p>
              <text:p text:style-name="P1"><text:span text:style-name="T1">French: Atar</text:span></text:p>
            </office:annotation>
            <text:p>Shinqit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ādā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7.89cm" draw:caption-point-x="-0.406cm" draw:caption-point-y="-1.446cm">
              <dc:date>2023-02-26T00:00:00</dc:date>
              <text:p text:style-name="P1"><text:span text:style-name="T1">French: Taoudenni</text:span></text:p>
            </office:annotation>
            <text:p>Tawden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47.89cm" draw:caption-point-x="-0.406cm" draw:caption-point-y="-1.446cm">
              <dc:date>2023-02-26T00:00:00</dc:date>
              <text:p text:style-name="P1"><text:span text:style-name="T1">French: Bordj Le Prieur</text:span></text:p>
            </office:annotation>
            <text:p>Bordj Badji Mokhtar</text:p>
          </table:table-cell>
          <table:table-cell table:style-name="ce1" office:value-type="string" calcext:value-type="string">
            <text:p>Timiaouine</text:p>
          </table:table-cell>
          <table:table-cell table:style-name="ce1" office:value-type="string" calcext:value-type="string">
            <text:p>In Amguel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47.89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0" draw:text-style-name="P2" svg:width="4.509cm" svg:height="3.412cm" svg:x="77.041cm" svg:y="47.89cm" draw:caption-point-x="-0.406cm" draw:caption-point-y="-1.446cm">
              <dc:date>2023-02-26T00:00:00</dc:date>
              <text:p text:style-name="P1"><text:span text:style-name="T1">Arabic: Djanet</text:span></text:p>
              <text:p text:style-name="P1"><text:span text:style-name="T1">French: Fort Charlet</text:span></text:p>
            </office:annotation>
            <text:p>Jan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jarhi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47.89cm" draw:caption-point-x="-0.406cm" draw:caption-point-y="-1.446cm">
              <dc:date>2023-02-26T00:00:00</dc:date>
              <text:p text:style-name="P1"><text:span text:style-name="T1">Italian: Gatrone</text:span></text:p>
            </office:annotation>
            <text:p>Qatrun</text:p>
          </table:table-cell>
          <table:table-cell table:style-name="ce1" office:value-type="string" calcext:value-type="string">
            <text:p>Wour</text:p>
          </table:table-cell>
          <table:table-cell table:style-name="ce1" office:value-type="string" calcext:value-type="string">
            <text:p>Aozo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47.89cm" draw:caption-point-x="-0.407cm" draw:caption-point-y="-1.446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7.89cm" draw:caption-point-x="-0.406cm" draw:caption-point-y="-1.446cm">
              <dc:date>2023-02-26T00:00:00</dc:date>
              <text:p text:style-name="P1"><text:span text:style-name="T1">Arabic: Rabiana</text:span></text:p>
            </office:annotation>
            <text:p>Muzui</text:p>
          </table:table-cell>
          <table:table-cell table:style-name="ce1" office:value-type="string" calcext:value-type="string">
            <office:annotation draw:style-name="gr14" draw:text-style-name="P2" svg:width="4.509cm" svg:height="8.175cm" svg:x="87.185cm" svg:y="47.89cm" draw:caption-point-x="-0.406cm" draw:caption-point-y="-1.446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lima</text:p>
          </table:table-cell>
          <table:table-cell table:style-name="ce1" office:value-type="string" calcext:value-type="string">
            <office:annotation draw:style-name="gr19" draw:text-style-name="P2" svg:width="4.508cm" svg:height="18.891cm" svg:x="90.567cm" svg:y="47.89cm" draw:caption-point-x="-0.407cm" draw:caption-point-y="-1.446cm">
              <dc:date>2023-02-26T00:00:00</dc:date>
              <text:p text:style-name="P1"><text:span text:style-name="T1">Alternative Nubian: Phakoras</text:span></text:p>
              <text:p text:style-name="P1"><text:span text:style-name="T1">Egyptian: Ibshek / Ineq-Tawy</text:span></text:p>
              <text:p text:style-name="P1"><text:span text:style-name="T1">Greek: Phakoras</text:span></text:p>
              <text:p text:style-name="P1"><text:span text:style-name="T1">Latin: Pachoras</text:span></text:p>
              <text:p text:style-name="P1"><text:span text:style-name="T1">Independent (Coptic): Pharas</text:span></text:p>
              <text:p text:style-name="P1"><text:span text:style-name="T1">Arabic: Faras</text:span></text:p>
              <text:p text:style-name="P1"><text:span text:style-name="T1"/></text:p>
              <text:p text:style-name="P1"><text:span text:style-name="T1">Egyptian: Ipsambul / Meha?</text:span></text:p>
              <text:p text:style-name="P1"><text:span text:style-name="T1">Arabic: Abū Simbal</text:span></text:p>
              <text:p text:style-name="P1"><text:span text:style-name="T1">English: Abu Simbel</text:span></text:p>
              <text:p text:style-name="P1"><text:span text:style-name="T1"/></text:p>
              <text:p text:style-name="P1"><text:span text:style-name="T1">Alternative Egyptian: Bwhen</text:span></text:p>
              <text:p text:style-name="P1"><text:span text:style-name="T1">Greek: Boon</text:span></text:p>
              <text:p text:style-name="P1"><text:span text:style-name="T1">Latin: Buma</text:span></text:p>
              <text:p text:style-name="P1"><text:span text:style-name="T1">Arabic: Buhen</text:span></text:p>
            </office:annotation>
            <text:p>Para</text:p>
          </table:table-cell>
          <table:table-cell table:style-name="ce1" office:value-type="string" calcext:value-type="string">
            <office:annotation draw:style-name="gr28" draw:text-style-name="P2" svg:width="4.508cm" svg:height="20.081cm" svg:x="91.694cm" svg:y="47.89cm" draw:caption-point-x="-0.407cm" draw:caption-point-y="-1.446cm">
              <dc:date>2023-02-26T00:00:00</dc:date>
              <text:p text:style-name="P1"><text:span text:style-name="T1">Alternative Egyptian: Nhn</text:span></text:p>
              <text:p text:style-name="P1"><text:span text:style-name="T1">Greek: Hierakonpolis</text:span></text:p>
              <text:p text:style-name="P1"><text:span text:style-name="T1">(into Edfu)</text:span></text:p>
              <text:p text:style-name="P1"><text:span text:style-name="T1"/></text:p>
              <text:p text:style-name="P1"><text:span text:style-name="T1">Greek: Apollonopolis Megale</text:span></text:p>
              <text:p text:style-name="P1"><text:span text:style-name="T1">Egyptian: Behdet</text:span></text:p>
              <text:p text:style-name="P1"><text:span text:style-name="T1">Latin: Apollonopolis Magna</text:span></text:p>
              <text:p text:style-name="P1"><text:span text:style-name="T1">Independent (Coptic): Atbo / Etwo</text:span></text:p>
              <text:p text:style-name="P1"><text:span text:style-name="T1">Arabic: Edfu</text:span></text:p>
              <text:p text:style-name="P1"><text:span text:style-name="T1"/></text:p>
              <text:p text:style-name="P1"><text:span text:style-name="T1">Latin: Hierasycaminus</text:span></text:p>
              <text:p text:style-name="P1"><text:span text:style-name="T1">Greek: Hierasykaminos</text:span></text:p>
              <text:p text:style-name="P1"><text:span text:style-name="T1">Arabic: Al-Maharraqa </text:span></text:p>
              <text:p text:style-name="P1"><text:span text:style-name="T1"/></text:p>
              <text:p text:style-name="P1"><text:span text:style-name="T1">Nubian: Nalote</text:span></text:p>
              <text:p text:style-name="P1"><text:span text:style-name="T1">Arabic: Karanog</text:span></text:p>
            </office:annotation>
            <text:p>Nekhen</text:p>
          </table:table-cell>
          <table:table-cell table:style-name="ce1" office:value-type="string" calcext:value-type="string">
            <office:annotation draw:style-name="gr16" draw:text-style-name="P2" svg:width="4.508cm" svg:height="11.747cm" svg:x="92.821cm" svg:y="47.89cm" draw:caption-point-x="-0.407cm" draw:caption-point-y="-1.446cm">
              <dc:date>2023-02-26T00:00:00</dc:date>
              <text:p text:style-name="P1"><text:span text:style-name="T1">Alternative Egyptian: Yeb</text:span></text:p>
              <text:p text:style-name="P1"><text:span text:style-name="T1">Greek/Latin: Elephantine</text:span></text:p>
              <text:p text:style-name="P1"><text:span text:style-name="T1">(into Syene)</text:span></text:p>
              <text:p text:style-name="P1"><text:span text:style-name="T1"/></text:p>
              <text:p text:style-name="P1"><text:span text:style-name="T1">Greek/Latin: Syene</text:span></text:p>
              <text:p text:style-name="P1"><text:span text:style-name="T1">Egyptian: Swenett</text:span></text:p>
              <text:p text:style-name="P1"><text:span text:style-name="T1">Nubian: Dib</text:span></text:p>
              <text:p text:style-name="P1"><text:span text:style-name="T1">Independent (Coptic): Souan</text:span></text:p>
              <text:p text:style-name="P1"><text:span text:style-name="T1">Arabic: Aswān</text:span></text:p>
            </office:annotation>
            <text:p>Abw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47.89cm" draw:caption-point-x="-0.407cm" draw:caption-point-y="-1.446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c: 'Aydhab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</office:annotation>
            <text:p>Shashirît</text:p>
          </table:table-cell>
          <table:table-cell table:style-name="ce1" table:number-columns-repeated="3"/>
          <table:table-cell table:style-name="ce1" office:value-type="string" calcext:value-type="string">
            <text:p>Jiddah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7.89cm" draw:caption-point-x="-0.407cm" draw:caption-point-y="-1.446cm">
              <dc:date>2023-02-26T00:00:00</dc:date>
              <text:p text:style-name="P1"><text:span text:style-name="T1">Latin: Macoraba</text:span></text:p>
            </office:annotation>
            <text:p>Makkah</text:p>
          </table:table-cell>
          <table:table-cell table:style-name="ce1" office:value-type="string" calcext:value-type="string">
            <text:p>At-Ta'if</text:p>
          </table:table-cell>
          <table:table-cell table:style-name="ce1" office:value-type="string" calcext:value-type="string">
            <text:p>Layla</text:p>
          </table:table-cell>
          <table:table-cell table:style-name="ce1" office:value-type="string" calcext:value-type="string">
            <text:p>Al-Kharj</text:p>
          </table:table-cell>
          <table:table-cell table:style-name="ce1" office:value-type="string" calcext:value-type="string">
            <text:p>Yabrin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47.89cm" draw:caption-point-x="-0.406cm" draw:caption-point-y="-1.446cm">
              <dc:date>2023-02-26T00:00:00</dc:date>
              <text:p text:style-name="P1"><text:span text:style-name="T1">(into Doha)</text:span></text:p>
              <text:p text:style-name="P1"><text:span text:style-name="T1"/></text:p>
              <text:p text:style-name="P1"><text:span text:style-name="T1">English/Turkish: Doha</text:span></text:p>
            </office:annotation>
            <text:p>Murwab</text:p>
          </table:table-cell>
          <table:table-cell table:style-name="ce1" office:value-type="string" calcext:value-type="string">
            <office:annotation draw:style-name="gr2" draw:text-style-name="P2" svg:width="4.509cm" svg:height="4.603cm" svg:x="106.346cm" svg:y="47.89cm" draw:caption-point-x="-0.406cm" draw:caption-point-y="-1.446cm">
              <dc:date>2023-02-26T00:00:00</dc:date>
              <text:p text:style-name="P1"><text:span text:style-name="T1">(into Abu Dhabi)</text:span></text:p>
              <text:p text:style-name="P1"><text:span text:style-name="T1"/></text:p>
              <text:p text:style-name="P1"><text:span text:style-name="T1">English: Abu Dhabi</text:span></text:p>
            </office:annotation>
            <text:p>Sir Bani Yas</text:p>
          </table:table-cell>
          <table:table-cell table:style-name="ce1" office:value-type="string" calcext:value-type="string">
            <office:annotation draw:style-name="gr2" draw:text-style-name="P2" svg:width="4.509cm" svg:height="4.603cm" svg:x="107.473cm" svg:y="47.89cm" draw:caption-point-x="-0.406cm" draw:caption-point-y="-1.446cm">
              <dc:date>2023-02-26T00:00:00</dc:date>
              <text:p text:style-name="P1"><text:span text:style-name="T1">(into Dubai)</text:span></text:p>
              <text:p text:style-name="P1"><text:span text:style-name="T1"/></text:p>
              <text:p text:style-name="P1"><text:span text:style-name="T1">English: Dubai</text:span></text:p>
            </office:annotation>
            <text:p>Julfar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47.89cm" draw:caption-point-x="-0.407cm" draw:caption-point-y="-1.446cm">
              <dc:date>2023-02-26T00:00:00</dc:date>
              <text:p text:style-name="P1"><text:span text:style-name="T1">(Al-'Ain)</text:span></text:p>
            </office:annotation>
            <text:p>Tawam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47.89cm" draw:caption-point-x="-0.407cm" draw:caption-point-y="-1.446cm">
              <dc:date>2023-02-26T00:00:00</dc:date>
              <text:p text:style-name="P1"><text:span text:style-name="T1">(Muscat/Mascate)</text:span></text:p>
            </office:annotation>
            <text:p>Masqat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115.363cm" svg:y="47.89cm" draw:caption-point-x="-0.406cm" draw:caption-point-y="-1.446cm">
              <dc:date>2023-02-26T00:00:00</dc:date>
              <text:p text:style-name="P1"><text:span text:style-name="T1">(Dwarka, into Diu)</text:span></text:p>
              <text:p text:style-name="P1"><text:span text:style-name="T1"/></text:p>
              <text:p text:style-name="P1"><text:span text:style-name="T1">Spanish/Portuguese: Diu</text:span></text:p>
              <text:p text:style-name="P1"><text:span text:style-name="T1">Harappan: Rojdi</text:span></text:p>
            </office:annotation>
            <text:p>Dvarka</text:p>
          </table:table-cell>
          <table:table-cell table:style-name="ce1"/>
          <table:table-cell table:style-name="ce1" office:value-type="string" calcext:value-type="string">
            <office:annotation draw:style-name="gr11" draw:text-style-name="P2" svg:width="4.508cm" svg:height="6.984cm" svg:x="117.618cm" svg:y="47.89cm" draw:caption-point-x="-0.407cm" draw:caption-point-y="-1.446cm">
              <dc:date>2023-02-26T00:00:00</dc:date>
              <text:p text:style-name="P1"><text:span text:style-name="T1">(Broach/Brochia, into Surat or Daman)</text:span></text:p>
              <text:p text:style-name="P1"><text:span text:style-name="T1"/></text:p>
              <text:p text:style-name="P1"><text:span text:style-name="T1">Persian/English: Sourat/Surat</text:span></text:p>
              <text:p text:style-name="P1"><text:span text:style-name="T1">Spanish/Portuguese: Daman/Damão</text:span></text:p>
              <text:p text:style-name="P1"><text:span text:style-name="T1">Harappan: Bhagatrav</text:span></text:p>
            </office:annotation>
            <text:p>Bharuch</text:p>
          </table:table-cell>
          <table:table-cell table:style-name="ce1" office:value-type="string" calcext:value-type="string">
            <office:annotation draw:style-name="gr11" draw:text-style-name="P2" svg:width="4.508cm" svg:height="6.984cm" svg:x="118.745cm" svg:y="47.89cm" draw:caption-point-x="-0.407cm" draw:caption-point-y="-1.446cm">
              <dc:date>2023-02-26T00:00:00</dc:date>
              <text:p text:style-name="P1"><text:span text:style-name="T1">(Daulatabad, into Aurangabad)</text:span></text:p>
              <text:p text:style-name="P1"><text:span text:style-name="T1"/></text:p>
              <text:p text:style-name="P1"><text:span text:style-name="T1">Persian: Aurangabad</text:span></text:p>
              <text:p text:style-name="P1"><text:span text:style-name="T1">English: Nasik (Nashik)</text:span></text:p>
              <text:p text:style-name="P1"><text:span text:style-name="T1">Portuguese: Vila de Paço d'Arcos (Silvassa)</text:span></text:p>
            </office:annotation>
            <text:p>Devagiri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7.89cm" draw:caption-point-x="-0.407cm" draw:caption-point-y="-1.446cm">
              <dc:date>2023-02-26T00:00:00</dc:date>
              <text:p text:style-name="P1"><text:span text:style-name="T1">(Washim, into Akola or Achalpur)</text:span></text:p>
              <text:p text:style-name="P1"><text:span text:style-name="T1"/></text:p>
              <text:p text:style-name="P1"><text:span text:style-name="T1">Persian: Achalpur</text:span></text:p>
            </office:annotation>
            <text:p>Vatsagulm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7.89cm" draw:caption-point-x="-0.407cm" draw:caption-point-y="-1.446cm">
              <dc:date>2023-02-26T00:00:00</dc:date>
              <text:p text:style-name="P1"><text:span text:style-name="T1">(Nagpur)</text:span></text:p>
              <text:p text:style-name="P1"><text:span text:style-name="T1"/></text:p>
              <text:p text:style-name="P1"><text:span text:style-name="T1">Most other civs: Nagpur</text:span></text:p>
            </office:annotation>
            <text:p>Pravarapura</text:p>
          </table:table-cell>
          <table:table-cell table:style-name="ce1" office:value-type="string" calcext:value-type="string">
            <text:p>Bramhapuri</text:p>
          </table:table-cell>
          <table:table-cell table:style-name="ce1" office:value-type="string" calcext:value-type="string">
            <text:p>Kanker</text:p>
          </table:table-cell>
          <table:table-cell table:style-name="ce1" office:value-type="string" calcext:value-type="string">
            <text:p>Bhawanipatna</text:p>
          </table:table-cell>
          <table:table-cell table:style-name="ce1" office:value-type="string" calcext:value-type="string">
            <text:p>Puri</text:p>
          </table:table-cell>
          <table:table-cell table:style-name="ce1" office:value-type="string" calcext:value-type="string">
            <office:annotation draw:style-name="gr2" draw:text-style-name="P2" svg:width="4.508cm" svg:height="4.603cm" svg:x="126.635cm" svg:y="47.89cm" draw:caption-point-x="-0.407cm" draw:caption-point-y="-1.446cm">
              <dc:date>2023-02-26T00:00:00</dc:date>
              <text:p text:style-name="P1"><text:span text:style-name="T1">(into Katak/Katiq/Cuttack &gt; Bhubaneshwar)</text:span></text:p>
              <text:p text:style-name="P1"><text:span text:style-name="T1"/></text:p>
              <text:p text:style-name="P1"><text:span text:style-name="T1">Most other civs: Katak</text:span></text:p>
            </office:annotation>
            <text:p>Tosal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132.27cm" svg:y="47.89cm" draw:caption-point-x="-0.406cm" draw:caption-point-y="-1.446cm">
              <dc:date>2023-02-26T00:00:00</dc:date>
              <text:p text:style-name="P1"><text:span text:style-name="T1">English: Sandoway (Thandwe)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47.89cm" draw:caption-point-x="-0.406cm" draw:caption-point-y="-1.446cm">
              <dc:date>2023-02-26T00:00:00</dc:date>
              <text:p text:style-name="P1"><text:span text:style-name="T1">(Sriksetra, into Pyay/Prome)</text:span></text:p>
              <text:p text:style-name="P1"><text:span text:style-name="T1"/></text:p>
              <text:p text:style-name="P1"><text:span text:style-name="T1">English: Prome</text:span></text:p>
            </office:annotation>
            <text:p>Thayae Khittaya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47.89cm" draw:caption-point-x="-0.406cm" draw:caption-point-y="-1.446cm">
              <dc:date>2023-02-26T00:00:00</dc:date>
              <text:p text:style-name="P1"><text:span text:style-name="T1">Khmer: Taungoo</text:span></text:p>
            </office:annotation>
            <text:p>?</text:p>
          </table:table-cell>
          <table:table-cell table:style-name="ce1" office:value-type="string" calcext:value-type="string">
            <text:p>Chiang Mai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47.89cm" draw:caption-point-x="-0.407cm" draw:caption-point-y="-1.446cm">
              <dc:date>2023-02-26T00:00:00</dc:date>
              <text:p text:style-name="P1"><text:span text:style-name="T1">(Vientiane)</text:span></text:p>
            </office:annotation>
            <text:p>Wiang Chan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47.89cm" draw:caption-point-x="-0.407cm" draw:caption-point-y="-1.446cm">
              <dc:date>2023-02-26T00:00:00</dc:date>
              <text:p text:style-name="P1"><text:span text:style-name="T1">Chinese: Rinan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7.89cm" draw:caption-point-x="-0.407cm" draw:caption-point-y="-1.446cm">
              <dc:date>2023-02-26T00:00:00</dc:date>
              <text:p text:style-name="P1"><text:span text:style-name="T1">Chinese: Shunhua (into Hue)</text:span></text:p>
            </office:annotation>
            <text:p>?</text:p>
          </table:table-cell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47.89cm" draw:caption-point-x="-0.406cm" draw:caption-point-y="-1.446cm">
              <dc:date>2023-02-26T00:00:00</dc:date>
              <text:p text:style-name="P1"><text:span text:style-name="T1">Spanish/American: Tuguegarao</text:span></text:p>
            </office:annotation>
            <text:p>Tugegaraw</text:p>
          </table:table-cell>
          <table:table-cell table:style-name="ce1" table:number-columns-repeated="2"/>
          <table:table-cell table:style-name="ce12"/>
          <table:table-cell table:style-name="ce1" table:number-columns-repeated="15"/>
          <table:table-cell table:number-columns-repeated="874"/>
        </table:table-row>
        <table:table-row table:style-name="ro1">
          <table:table-cell table:style-name="ce1" table:number-columns-repeated="22"/>
          <table:table-cell table:style-name="ce1" office:value-type="string" calcext:value-type="string">
            <office:annotation draw:style-name="gr5" draw:text-style-name="P2" svg:width="4.509cm" svg:height="4.604cm" svg:x="26.32cm" svg:y="49.08cm" draw:caption-point-x="-0.406cm" draw:caption-point-y="-1.445cm">
              <dc:date>2023-02-26T00:00:00</dc:date>
              <text:p text:style-name="P1"><text:span text:style-name="T1">(into Santa Ana)</text:span></text:p>
              <text:p text:style-name="P1"><text:span text:style-name="T1"/></text:p>
              <text:p text:style-name="P1"><text:span text:style-name="T1">Spanish: San Salvador</text:span></text:p>
            </office:annotation>
            <text:p>Tazumal</text:p>
          </table:table-cell>
          <table:table-cell table:style-name="ce1" office:value-type="string" calcext:value-type="string">
            <office:annotation draw:style-name="gr7" draw:text-style-name="P2" svg:width="4.508cm" svg:height="5.794cm" svg:x="27.448cm" svg:y="49.08cm" draw:caption-point-x="-0.407cm" draw:caption-point-y="-1.445cm">
              <dc:date>2023-02-26T00:00:00</dc:date>
              <text:p text:style-name="P1"><text:span text:style-name="T1">(into San Salvador)</text:span></text:p>
              <text:p text:style-name="P1"><text:span text:style-name="T1"/></text:p>
              <text:p text:style-name="P1"><text:span text:style-name="T1">Spanish: Tegucigalpa</text:span></text:p>
              <text:p text:style-name="P1"><text:span text:style-name="T1">Aztec: Tekohtsinkalpan</text:span></text:p>
            </office:annotation>
            <text:p>Kuzshkatan</text:p>
          </table:table-cell>
          <table:table-cell table:style-name="ce6"/>
          <table:table-cell table:style-name="ce1" office:value-type="string" calcext:value-type="string">
            <office:annotation draw:style-name="gr23" draw:text-style-name="P2" svg:width="4.508cm" svg:height="8.176cm" svg:x="29.702cm" svg:y="49.08cm" draw:caption-point-x="-0.407cm" draw:caption-point-y="-1.445cm">
              <dc:date>2023-02-26T00:00:00</dc:date>
              <text:p text:style-name="P1"><text:span text:style-name="T1">Spanish: Puerto Cabezas</text:span></text:p>
              <text:p text:style-name="P1"><text:span text:style-name="T1">Native: Bilwi</text:span></text:p>
              <text:p text:style-name="P1"><text:span text:style-name="T1"/></text:p>
              <text:p text:style-name="P1"><text:span text:style-name="T1">Native: Waspan</text:span></text:p>
              <text:p text:style-name="P1"><text:span text:style-name="T1">English: Waspam</text:span></text:p>
              <text:p text:style-name="P1"><text:span text:style-name="T1">Spanish: Waspán</text:span></text:p>
            </office:annotation>
            <text:p>Bragman's Bluff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9" draw:text-style-name="P2" svg:width="4.509cm" svg:height="18.891cm" svg:x="43.227cm" svg:y="49.08cm" draw:caption-point-x="-0.406cm" draw:caption-point-y="-1.445cm">
              <dc:date>2023-02-26T00:00:00</dc:date>
              <text:p text:style-name="P1"><text:span text:style-name="T1">(into Bridgetown)</text:span></text:p>
              <text:p text:style-name="P1"><text:span text:style-name="T1"/></text:p>
              <text:p text:style-name="P1"><text:span text:style-name="T1">Portuguese: Barbados (into Bridgetown)</text:span></text:p>
              <text:p text:style-name="P1"><text:span text:style-name="T1"/></text:p>
              <text:p text:style-name="P1"><text:span text:style-name="T1">French: Saint-Pierre de Martinique</text:span></text:p>
              <text:p text:style-name="P1"><text:span text:style-name="T1"/></text:p>
              <text:p text:style-name="P1"><text:span text:style-name="T1">Spanish: San José de Oruña (into Puerto de España)</text:span></text:p>
              <text:p text:style-name="P1"><text:span text:style-name="T1">Latin: Barbatus</text:span></text:p>
              <text:p text:style-name="P1"><text:span text:style-name="T1">English: Saint Joseph (into Port of Spain)</text:span></text:p>
              <text:p text:style-name="P1"><text:span text:style-name="T1"/></text:p>
              <text:p text:style-name="P1"><text:span text:style-name="T1">Dutch: Fort Vlissingen</text:span></text:p>
              <text:p text:style-name="P1"><text:span text:style-name="T1">English: Plymouth</text:span></text:p>
              <text:p text:style-name="P1"><text:span text:style-name="T1"/></text:p>
              <text:p text:style-name="P1"><text:span text:style-name="T1">German: Jacobsstadt</text:span></text:p>
              <text:p text:style-name="P1"><text:span text:style-name="T1">English: Jamestown</text:span></text:p>
            </office:annotation>
            <text:p>Speightstown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" draw:text-style-name="P2" svg:width="4.509cm" svg:height="2.222cm" svg:x="62.388cm" svg:y="49.08cm" draw:caption-point-x="-0.406cm" draw:caption-point-y="-1.445cm">
              <dc:date>2023-02-26T00:00:00</dc:date>
              <text:p text:style-name="P1"><text:span text:style-name="T1">French: Nouakchott</text:span></text:p>
            </office:annotation>
            <text:p>Nwakcoṭ</text:p>
          </table:table-cell>
          <table:table-cell table:style-name="ce1" office:value-type="string" calcext:value-type="string">
            <text:p>Boutilimit</text:p>
          </table:table-cell>
          <table:table-cell table:style-name="ce1" office:value-type="string" calcext:value-type="string">
            <text:p>Ksar el Barka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49.08cm" draw:caption-point-x="-0.407cm" draw:caption-point-y="-1.445cm">
              <dc:date>2023-02-26T00:00:00</dc:date>
              <text:p text:style-name="P1"><text:span text:style-name="T1">French: Fort Coppolani</text:span></text:p>
            </office:annotation>
            <text:p>Tidjikja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49.08cm" draw:caption-point-x="-0.407cm" draw:caption-point-y="-1.445cm">
              <dc:date>2023-02-26T00:00:00</dc:date>
              <text:p text:style-name="P1"><text:span text:style-name="T1">Moorish: Ticit</text:span></text:p>
            </office:annotation>
            <text:p>Tch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9.08cm" draw:caption-point-x="-0.406cm" draw:caption-point-y="-1.445cm">
              <dc:date>2023-02-26T00:00:00</dc:date>
              <text:p text:style-name="P1"><text:span text:style-name="T1">French: Araouane</text:span></text:p>
            </office:annotation>
            <text:p>Arawan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49.08cm" draw:caption-point-x="-0.406cm" draw:caption-point-y="-1.445cm">
              <dc:date>2023-02-26T00:00:00</dc:date>
              <text:p text:style-name="P1"><text:span text:style-name="T1">French: Mabrouk</text:span></text:p>
            </office:annotation>
            <text:p>Mabrūk</text:p>
          </table:table-cell>
          <table:table-cell table:style-name="ce1" office:value-type="string" calcext:value-type="string">
            <text:p>Tessalit</text:p>
          </table:table-cell>
          <table:table-cell table:style-name="ce1" office:value-type="string" calcext:value-type="string">
            <office:annotation draw:style-name="gr5" draw:text-style-name="P2" svg:width="4.508cm" svg:height="4.604cm" svg:x="72.533cm" svg:y="49.08cm" draw:caption-point-x="-0.407cm" draw:caption-point-y="-1.445cm">
              <dc:date>2023-02-26T00:00:00</dc:date>
              <text:p text:style-name="P1"><text:span text:style-name="T1">(into Essouk)</text:span></text:p>
              <text:p text:style-name="P1"><text:span text:style-name="T1"/></text:p>
              <text:p text:style-name="P1"><text:span text:style-name="T1">French: Kidal</text:span></text:p>
            </office:annotation>
            <text:p>Tadmekka</text:p>
          </table:table-cell>
          <table:table-cell table:style-name="ce1" office:value-type="string" calcext:value-type="string">
            <text:p>Tin Zaouatine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49.08cm" draw:caption-point-x="-0.407cm" draw:caption-point-y="-1.445cm">
              <dc:date>2023-02-26T00:00:00</dc:date>
              <text:p text:style-name="P1"><text:span text:style-name="T1">Arabic/French: In Guezzam</text:span></text:p>
            </office:annotation>
            <text:p>Gezzam</text:p>
          </table:table-cell>
          <table:table-cell table:style-name="ce4" office:value-type="string" calcext:value-type="string">
            <text:p>Arlit</text:p>
          </table:table-cell>
          <table:table-cell table:style-name="ce1" office:value-type="string" calcext:value-type="string">
            <office:annotation draw:style-name="gr5" draw:text-style-name="P2" svg:width="4.509cm" svg:height="4.604cm" svg:x="77.041cm" svg:y="49.08cm" draw:caption-point-x="-0.406cm" draw:caption-point-y="-1.445cm">
              <dc:date>2023-02-26T00:00:00</dc:date>
              <text:p text:style-name="P1"><text:span text:style-name="T1">French: Assodé</text:span></text:p>
              <text:p text:style-name="P1"><text:span text:style-name="T1"/></text:p>
              <text:p text:style-name="P1"><text:span text:style-name="T1">French: Timia</text:span></text:p>
            </office:annotation>
            <text:p>Asod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jado</text:p>
          </table:table-cell>
          <table:table-cell table:style-name="ce1" office:value-type="string" calcext:value-type="string">
            <office:annotation draw:style-name="gr4" draw:text-style-name="P2" svg:width="4.509cm" svg:height="3.413cm" svg:x="80.422cm" svg:y="49.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dama</text:span></text:p>
            </office:annotation>
            <text:p>Dirkou</text:p>
          </table:table-cell>
          <table:table-cell table:style-name="ce1" office:value-type="string" calcext:value-type="string">
            <text:p>Bardaï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text:p>Gouro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9.08cm" draw:caption-point-x="-0.406cm" draw:caption-point-y="-1.445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Laqiya Arba'īn</text:p>
          </table:table-cell>
          <table:table-cell table:style-name="ce1" office:value-type="string" calcext:value-type="string">
            <text:p>Selima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49.08cm" draw:caption-point-x="-0.407cm" draw:caption-point-y="-1.445cm">
              <dc:date>2023-02-26T00:00:00</dc:date>
              <text:p text:style-name="P1"><text:span text:style-name="T1">Alternative Nubian: Pezeme</text:span></text:p>
              <text:p text:style-name="P1"><text:span text:style-name="T1">Egyptian: Chenem-Waset</text:span></text:p>
              <text:p text:style-name="P1"><text:span text:style-name="T1">Greek: Primis Megale</text:span></text:p>
              <text:p text:style-name="P1"><text:span text:style-name="T1">Latin: Amara</text:span></text:p>
              <text:p text:style-name="P1"><text:span text:style-name="T1"/></text:p>
            </office:annotation>
            <text:p>Pedeme</text:p>
          </table:table-cell>
          <table:table-cell table:style-name="ce1" office:value-type="string" calcext:value-type="string">
            <office:annotation draw:style-name="gr29" draw:text-style-name="P2" svg:width="4.508cm" svg:height="14.129cm" svg:x="91.694cm" svg:y="49.08cm" draw:caption-point-x="-0.407cm" draw:caption-point-y="-1.445cm">
              <dc:date>2023-02-26T00:00:00</dc:date>
              <text:p text:style-name="P1"><text:span text:style-name="T1">Egyptian: Inbw / Pnubs?</text:span></text:p>
              <text:p text:style-name="P1"><text:span text:style-name="T1">Greek: Pnoyps</text:span></text:p>
              <text:p text:style-name="P1"><text:span text:style-name="T1">(into Atwa)</text:span></text:p>
              <text:p text:style-name="P1"><text:span text:style-name="T1"/></text:p>
              <text:p text:style-name="P1"><text:span text:style-name="T1">Nubian: Atwa</text:span></text:p>
              <text:p text:style-name="P1"><text:span text:style-name="T1">Arabic: Daw / Gebel Adda</text:span></text:p>
              <text:p text:style-name="P1"><text:span text:style-name="T1">(into Wadi Halfa)</text:span></text:p>
              <text:p text:style-name="P1"><text:span text:style-name="T1"/></text:p>
              <text:p text:style-name="P1"><text:span text:style-name="T1">Arabic: Wādī Ḥalfā</text:span></text:p>
              <text:p text:style-name="P1"><text:span text:style-name="T1">Turkish/Europeans: Wadi Halfa</text:span></text:p>
              <text:p text:style-name="P1"><text:span text:style-name="T1"/></text:p>
            </office:annotation>
            <text:p>Kerma</text:p>
          </table:table-cell>
          <table:table-cell table:style-name="ce1" office:value-type="string" calcext:value-type="string">
            <office:annotation draw:style-name="gr16" draw:text-style-name="P2" svg:width="4.508cm" svg:height="11.747cm" svg:x="92.821cm" svg:y="49.08cm" draw:caption-point-x="-0.407cm" draw:caption-point-y="-1.445cm">
              <dc:date>2023-02-26T00:00:00</dc:date>
              <text:p text:style-name="P1"><text:span text:style-name="T1">Greek: Pselkis</text:span></text:p>
              <text:p text:style-name="P1"><text:span text:style-name="T1">Latin: Pselchis</text:span></text:p>
              <text:p text:style-name="P1"><text:span text:style-name="T1">Arabic: Dakka</text:span></text:p>
              <text:p text:style-name="P1"><text:span text:style-name="T1"/></text:p>
              <text:p text:style-name="P1"><text:span text:style-name="T1">Nubian: Silimi (into Pedeme)</text:span></text:p>
              <text:p text:style-name="P1"><text:span text:style-name="T1">Greek: Primis Mikra</text:span></text:p>
              <text:p text:style-name="P1"><text:span text:style-name="T1">Latin: Primis</text:span></text:p>
              <text:p text:style-name="P1"><text:span text:style-name="T1">Independent (Coptic): Prim / Phrim</text:span></text:p>
              <text:p text:style-name="P1"><text:span text:style-name="T1">Arabic: Qasr Ibrim</text:span></text:p>
            </office:annotation>
            <text:p>Per-Selk</text:p>
          </table:table-cell>
          <table:table-cell table:style-name="ce1" office:value-type="string" calcext:value-type="string">
            <office:annotation draw:style-name="gr23" draw:text-style-name="P2" svg:width="4.508cm" svg:height="8.176cm" svg:x="93.948cm" svg:y="49.08cm" draw:caption-point-x="-0.407cm" draw:caption-point-y="-1.445cm">
              <dc:date>2023-02-26T00:00:00</dc:date>
              <text:p text:style-name="P1"><text:span text:style-name="T1">Greek: Berenike Panchrysos</text:span></text:p>
              <text:p text:style-name="P1"><text:span text:style-name="T1">Latin: Berenice Panchrysos</text:span></text:p>
              <text:p text:style-name="P1"><text:span text:style-name="T1">Arabic: Jebel Ollaki</text:span></text:p>
              <text:p text:style-name="P1"><text:span text:style-name="T1">(into Abu Hamad)</text:span></text:p>
              <text:p text:style-name="P1"><text:span text:style-name="T1"/></text:p>
              <text:p text:style-name="P1"><text:span text:style-name="T1">Arabic: Abu Hamad</text:span></text:p>
            </office:annotation>
            <text:p>Deraheib</text:p>
          </table:table-cell>
          <table:table-cell table:style-name="ce1" office:value-type="string" calcext:value-type="string">
            <office:annotation draw:style-name="gr15" draw:text-style-name="P2" svg:width="4.509cm" svg:height="15.319cm" svg:x="95.075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" table:number-columns-repeated="2"/>
          <table:table-cell table:style-name="ce1" office:value-type="string" calcext:value-type="string">
            <text:p>Al-Qunfudhah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9.08cm" draw:caption-point-x="-0.407cm" draw:caption-point-y="-1.445cm">
              <dc:date>2023-02-26T00:00:00</dc:date>
              <text:p text:style-name="P1"><text:span text:style-name="T1">(into Al-Bahah)</text:span></text:p>
            </office:annotation>
            <text:p>Baljurashi</text:p>
          </table:table-cell>
          <table:table-cell table:style-name="ce1" office:value-type="string" calcext:value-type="string">
            <text:p>Bisha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9.08cm" draw:caption-point-x="-0.407cm" draw:caption-point-y="-1.445cm">
              <dc:date>2023-02-26T00:00:00</dc:date>
              <text:p text:style-name="P1"><text:span text:style-name="T1">(Wadi ad-Dawasir)</text:span></text:p>
            </office:annotation>
            <text:p>Aqiq Bani Uqayl</text:p>
          </table:table-cell>
          <table:table-cell table:style-name="ce1" office:value-type="string" calcext:value-type="string">
            <text:p>Qaryat al-Faw</text:p>
          </table:table-cell>
          <table:table-cell table:style-name="ce1" office:value-type="string" calcext:value-type="string">
            <text:p>Al-Yamama</text:p>
          </table:table-cell>
          <table:table-cell table:style-name="ce1" office:value-type="string" calcext:value-type="string">
            <text:p>Yabrin</text:p>
          </table:table-cell>
          <table:table-cell table:style-name="ce1" office:value-type="string" calcext:value-type="string">
            <text:p>Liwa</text:p>
          </table:table-cell>
          <table:table-cell table:style-name="ce1" office:value-type="string" calcext:value-type="string">
            <text:p>Ibri</text:p>
          </table:table-cell>
          <table:table-cell table:style-name="ce1" office:value-type="string" calcext:value-type="string">
            <text:p>Nizwa</text:p>
          </table:table-cell>
          <table:table-cell table:style-name="ce1" office:value-type="string" calcext:value-type="string">
            <text:p>Sur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23" draw:text-style-name="P2" svg:width="4.508cm" svg:height="8.176cm" svg:x="117.618cm" svg:y="49.08cm" draw:caption-point-x="-0.407cm" draw:caption-point-y="-1.445cm">
              <dc:date>2023-02-26T00:00:00</dc:date>
              <text:p text:style-name="P1"><text:span text:style-name="T1">(Sopara, into Mahim/Mahikawati &gt; Mumbai/Bombay)</text:span></text:p>
              <text:p text:style-name="P1"><text:span text:style-name="T1"/></text:p>
              <text:p text:style-name="P1"><text:span text:style-name="T1">Persian: Mahim</text:span></text:p>
              <text:p text:style-name="P1"><text:span text:style-name="T1">Portuguese: Chaul (into Mumbai)</text:span></text:p>
              <text:p text:style-name="P1"><text:span text:style-name="T1">English/Dutch: Bombay</text:span></text:p>
              <text:p text:style-name="P1"><text:span text:style-name="T1">Harappan: Malwan</text:span></text:p>
            </office:annotation>
            <text:p>Shurparaka</text:p>
          </table:table-cell>
          <table:table-cell table:style-name="ce1" office:value-type="string" calcext:value-type="string">
            <office:annotation draw:style-name="gr13" draw:text-style-name="P2" svg:width="4.508cm" svg:height="6.985cm" svg:x="118.745cm" svg:y="49.08cm" draw:caption-point-x="-0.407cm" draw:caption-point-y="-1.445cm">
              <dc:date>2023-02-26T00:00:00</dc:date>
              <text:p text:style-name="P1"><text:span text:style-name="T1">(into Pune/Poona)</text:span></text:p>
              <text:p text:style-name="P1"><text:span text:style-name="T1"/></text:p>
              <text:p text:style-name="P1"><text:span text:style-name="T1">Persian: Ahmednagar</text:span></text:p>
              <text:p text:style-name="P1"><text:span text:style-name="T1">English: Poona</text:span></text:p>
              <text:p text:style-name="P1"><text:span text:style-name="T1">Harappan: Daimabad</text:span></text:p>
            </office:annotation>
            <text:p>Junnar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49.08cm" draw:caption-point-x="-0.407cm" draw:caption-point-y="-1.445cm">
              <dc:date>2023-02-26T00:00:00</dc:date>
              <text:p text:style-name="P1"><text:span text:style-name="T1">(Basavakalyan, into Bidar)</text:span></text:p>
              <text:p text:style-name="P1"><text:span text:style-name="T1"/></text:p>
              <text:p text:style-name="P1"><text:span text:style-name="T1">Persian/English: Bhir (Beed)</text:span></text:p>
            </office:annotation>
            <text:p>Kalyani</text:p>
          </table:table-cell>
          <table:table-cell table:style-name="ce1" office:value-type="string" calcext:value-type="string">
            <office:annotation draw:style-name="gr5" draw:text-style-name="P2" svg:width="4.508cm" svg:height="4.604cm" svg:x="120.999cm" svg:y="49.08cm" draw:caption-point-x="-0.407cm" draw:caption-point-y="-1.445cm">
              <dc:date>2023-02-26T00:00:00</dc:date>
              <text:p text:style-name="P1"><text:span text:style-name="T1">(into Nizamabad)</text:span></text:p>
              <text:p text:style-name="P1"><text:span text:style-name="T1"/></text:p>
              <text:p text:style-name="P1"><text:span text:style-name="T1">Persian/English: Nanded</text:span></text:p>
            </office:annotation>
            <text:p>Basar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49.08cm" draw:caption-point-x="-0.406cm" draw:caption-point-y="-1.445cm">
              <dc:date>2023-02-26T00:00:00</dc:date>
              <text:p text:style-name="P1"><text:span text:style-name="T1">(Sirpur, into Chandrapur)</text:span></text:p>
            </office:annotation>
            <text:p>Suryapuram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9.08cm" draw:caption-point-x="-0.406cm" draw:caption-point-y="-1.445cm">
              <dc:date>2023-02-26T00:00:00</dc:date>
              <text:p text:style-name="P1"><text:span text:style-name="T1">Dutch: Nagelwanze</text:span></text:p>
            </office:annotation>
            <text:p>Dantewada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9.08cm" draw:caption-point-x="-0.406cm" draw:caption-point-y="-1.445cm">
              <dc:date>2023-02-26T00:00:00</dc:date>
              <text:p text:style-name="P1"><text:span text:style-name="T1">(into Jagdalpur)</text:span></text:p>
              <text:p text:style-name="P1"><text:span text:style-name="T1"/></text:p>
              <text:p text:style-name="P1"><text:span text:style-name="T1">English: Jagdalpore (Jagdalpur)</text:span></text:p>
            </office:annotation>
            <text:p>Kotpad</text:p>
          </table:table-cell>
          <table:table-cell table:style-name="ce1" office:value-type="string" calcext:value-type="string">
            <office:annotation draw:style-name="gr5" draw:text-style-name="P2" svg:width="4.509cm" svg:height="4.604cm" svg:x="125.507cm" svg:y="49.08cm" draw:caption-point-x="-0.406cm" draw:caption-point-y="-1.445cm">
              <dc:date>2023-02-26T00:00:00</dc:date>
              <text:p text:style-name="P1"><text:span text:style-name="T1">(Vizagapatam)</text:span></text:p>
              <text:p text:style-name="P1"><text:span text:style-name="T1"/></text:p>
              <text:p text:style-name="P1"><text:span text:style-name="T1">Dutch: Bimilipatnam (Bheemunipatnam, into Visakhapatnam)</text:span></text:p>
            </office:annotation>
            <text:p>Visakhapatnam</text:p>
          </table:table-cell>
          <table:table-cell table:style-name="ce1" table:number-columns-repeated="5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9cm" svg:height="5.794cm" svg:x="133.397cm" svg:y="49.08cm" draw:caption-point-x="-0.406cm" draw:caption-point-y="-1.445cm">
              <dc:date>2023-02-26T00:00:00</dc:date>
              <text:p text:style-name="P1"><text:span text:style-name="T1">(Bago/Honsavatoi, into Yangon/Rangoon)</text:span></text:p>
              <text:p text:style-name="P1"><text:span text:style-name="T1"/></text:p>
              <text:p text:style-name="P1"><text:span text:style-name="T1">Spanish/Portuguese/Dutch: Syriam/Sirião/Siriangh (into Yangon/Rangoon)</text:span></text:p>
              <text:p text:style-name="P1"><text:span text:style-name="T1">English: Rangoon</text:span></text:p>
            </office:annotation>
            <text:p>Honsavato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49.08cm" draw:caption-point-x="-0.407cm" draw:caption-point-y="-1.445cm">
              <dc:date>2023-02-26T00:00:00</dc:date>
              <text:p text:style-name="P1"><text:span text:style-name="T1">Khmer: Sokhaoty (Sukhothai)</text:span></text:p>
            </office:annotation>
            <text:p>Phitsanulok</text:p>
          </table:table-cell>
          <table:table-cell table:style-name="ce1" office:value-type="string" calcext:value-type="string">
            <text:p>Udon Thani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49.08cm" draw:caption-point-x="-0.406cm" draw:caption-point-y="-1.445cm">
              <dc:date>2023-02-26T00:00:00</dc:date>
              <text:p text:style-name="P1"><text:span text:style-name="T1">(Hué/We)</text:span></text:p>
            </office:annotation>
            <text:p>Kandapurpura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8cm" svg:height="5.794cm" svg:x="148.05cm" svg:y="49.08cm" draw:caption-point-x="-0.407cm" draw:caption-point-y="-1.445cm">
              <dc:date>2023-02-26T00:00:00</dc:date>
              <text:p text:style-name="P1"><text:span text:style-name="T1">Spanish/American: Vigan</text:span></text:p>
              <text:p text:style-name="P1"><text:span text:style-name="T1"/></text:p>
              <text:p text:style-name="P1"><text:span text:style-name="T1">American: Baguio</text:span></text:p>
              <text:p text:style-name="P1"><text:span text:style-name="T1">Native: Kafagway</text:span></text:p>
            </office:annotation>
            <text:p>Bigan</text:p>
          </table:table-cell>
          <table:table-cell table:style-name="ce1" office:value-type="string" calcext:value-type="string">
            <office:annotation draw:style-name="gr5" draw:text-style-name="P2" svg:width="4.509cm" svg:height="4.604cm" svg:x="149.177cm" svg:y="49.08cm" draw:caption-point-x="-0.406cm" draw:caption-point-y="-1.445cm">
              <dc:date>2023-02-26T00:00:00</dc:date>
              <text:p text:style-name="P1"><text:span text:style-name="T1">Spanish/American: Gapan</text:span></text:p>
              <text:p text:style-name="P1"><text:span text:style-name="T1"/></text:p>
              <text:p text:style-name="P1"><text:span text:style-name="T1">Spanish: Cabanatuan</text:span></text:p>
            </office:annotation>
            <text:p>Ibon</text:p>
          </table:table-cell>
          <table:table-cell table:style-name="ce1" table:number-columns-repeated="18"/>
          <table:table-cell table:number-columns-repeated="874"/>
        </table:table-row>
        <table:table-row table:style-name="ro1">
          <table:table-cell table:style-name="ce1" table:number-columns-repeated="24"/>
          <table:table-cell table:style-name="ce1" office:value-type="string" calcext:value-type="string">
            <office:annotation draw:style-name="gr18" draw:text-style-name="P2" svg:width="4.508cm" svg:height="10.556cm" svg:x="28.575cm" svg:y="50.271cm" draw:caption-point-x="-0.407cm" draw:caption-point-y="-1.445cm">
              <dc:date>2023-02-26T00:00:00</dc:date>
              <text:p text:style-name="P1"><text:span text:style-name="T1">(into León)</text:span></text:p>
              <text:p text:style-name="P1"><text:span text:style-name="T1">Native: Nagarando</text:span></text:p>
              <text:p text:style-name="P1"><text:span text:style-name="T1"/></text:p>
              <text:p text:style-name="P1"><text:span text:style-name="T1">Aztec: Manawak</text:span></text:p>
              <text:p text:style-name="P1"><text:span text:style-name="T1">Spanish: Managua</text:span></text:p>
              <text:p text:style-name="P1"><text:span text:style-name="T1"/></text:p>
              <text:p text:style-name="P1"><text:span text:style-name="T1">Maya/Native: Quauhcapolca</text:span></text:p>
              <text:p text:style-name="P1"><text:span text:style-name="T1">Spanish: Rivas</text:span></text:p>
            </office:annotation>
            <text:p>Santiago de los Caballeros de Léon</text:p>
          </table:table-cell>
          <table:table-cell table:style-name="ce1" office:value-type="string" calcext:value-type="string">
            <office:annotation draw:style-name="gr13" draw:text-style-name="P2" svg:width="4.508cm" svg:height="6.985cm" svg:x="29.702cm" svg:y="50.271cm" draw:caption-point-x="-0.407cm" draw:caption-point-y="-1.445cm">
              <dc:date>2023-02-26T00:00:00</dc:date>
              <text:p text:style-name="P1"><text:span text:style-name="T1">Dutch: Bleeveldt</text:span></text:p>
              <text:p text:style-name="P1"><text:span text:style-name="T1"/></text:p>
              <text:p text:style-name="P1"><text:span text:style-name="T1">Native: Kukra (into Bluefields)</text:span></text:p>
              <text:p text:style-name="P1"><text:span text:style-name="T1"/></text:p>
              <text:p text:style-name="P1"><text:span text:style-name="T1">Spanish: Nueva Jaén (into San Carlos)</text:span></text:p>
            </office:annotation>
            <text:p>Bluefields</text:p>
          </table:table-cell>
          <table:table-cell table:style-name="ce1" table:number-columns-repeated="4"/>
          <table:table-cell table:style-name="ce1" office:value-type="string" calcext:value-type="string">
            <text:p>Riohacha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8cm" svg:height="3.413cm" svg:x="37.592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Paardenbaai (into Oranjestad)</text:span></text:p>
            </office:annotation>
            <text:p>Capatárida</text:p>
          </table:table-cell>
          <table:table-cell table:style-name="ce1" office:value-type="string" calcext:value-type="string">
            <office:annotation draw:style-name="gr13" draw:text-style-name="P2" svg:width="4.508cm" svg:height="6.985cm" svg:x="38.719cm" svg:y="50.271cm" draw:caption-point-x="-0.407cm" draw:caption-point-y="-1.445cm">
              <dc:date>2023-02-26T00:00:00</dc:date>
              <text:p text:style-name="P1"><text:span text:style-name="T1">German: Neu-Augsburg</text:span></text:p>
              <text:p text:style-name="P1"><text:span text:style-name="T1"/></text:p>
              <text:p text:style-name="P1"><text:span text:style-name="T1">Portuguese: Curação</text:span></text:p>
              <text:p text:style-name="P1"><text:span text:style-name="T1">Dutch: Willemstad</text:span></text:p>
              <text:p text:style-name="P1"><text:span text:style-name="T1">Spanish: Santa Barbara</text:span></text:p>
            </office:annotation>
            <text:p>Coro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3" draw:text-style-name="P2" svg:width="4.509cm" svg:height="6.985cm" svg:x="62.388cm" svg:y="50.271cm" draw:caption-point-x="-0.406cm" draw:caption-point-y="-1.445cm">
              <dc:date>2023-02-26T00:00:00</dc:date>
              <text:p text:style-name="P1"><text:span text:style-name="T1">Arabic: Al-Quwarib</text:span></text:p>
              <text:p text:style-name="P1"><text:span text:style-name="T1">French: Rosso</text:span></text:p>
              <text:p text:style-name="P1"><text:span text:style-name="T1"/></text:p>
              <text:p text:style-name="P1"><text:span text:style-name="T1">Malian: Awlil</text:span></text:p>
              <text:p text:style-name="P1"><text:span text:style-name="T1">Moorish: N'Teret</text:span></text:p>
            </office:annotation>
            <text:p>Njurbel</text:p>
          </table:table-cell>
          <table:table-cell table:style-name="ce1" office:value-type="string" calcext:value-type="string">
            <office:annotation draw:style-name="gr13" draw:text-style-name="P2" svg:width="4.508cm" svg:height="6.985cm" svg:x="63.516cm" svg:y="50.271cm" draw:caption-point-x="-0.407cm" draw:caption-point-y="-1.445cm">
              <dc:date>2023-02-26T00:00:00</dc:date>
              <text:p text:style-name="P1"><text:span text:style-name="T1">Arab: Takrūr</text:span></text:p>
              <text:p text:style-name="P1"><text:span text:style-name="T1"/></text:p>
              <text:p text:style-name="P1"><text:span text:style-name="T1">Moorish: Boutilimit</text:span></text:p>
              <text:p text:style-name="P1"><text:span text:style-name="T1"/></text:p>
              <text:p text:style-name="P1"><text:span text:style-name="T1">French: Boghé</text:span></text:p>
            </office:annotation>
            <text:p>Tukuloor</text:p>
          </table:table-cell>
          <table:table-cell table:style-name="ce1" office:value-type="string" calcext:value-type="string">
            <office:annotation draw:style-name="gr7" draw:text-style-name="P2" svg:width="4.508cm" svg:height="5.794cm" svg:x="64.643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édi</text:span></text:p>
              <text:p text:style-name="P1"><text:span text:style-name="T1"/></text:p>
              <text:p text:style-name="P1"><text:span text:style-name="T1">Malian: Silla (into Kaédi)</text:span></text:p>
            </office:annotation>
            <text:p>Aleg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iffa</text:span></text:p>
            </office:annotation>
            <text:p>Awdaghost</text:p>
          </table:table-cell>
          <table:table-cell table:style-name="ce1" office:value-type="string" calcext:value-type="string">
            <office:annotation draw:style-name="gr7" draw:text-style-name="P2" svg:width="4.508cm" svg:height="5.794cm" svg:x="66.897cm" svg:y="50.271cm" draw:caption-point-x="-0.407cm" draw:caption-point-y="-1.445cm">
              <dc:date>2023-02-26T00:00:00</dc:date>
              <text:p text:style-name="P1"><text:span text:style-name="T1">French: Oualata</text:span></text:p>
              <text:p text:style-name="P1"><text:span text:style-name="T1">Native (Songhai): Biru</text:span></text:p>
              <text:p text:style-name="P1"><text:span text:style-name="T1"/></text:p>
              <text:p text:style-name="P1"><text:span text:style-name="T1">French: Néma</text:span></text:p>
            </office:annotation>
            <text:p>Walata</text:p>
          </table:table-cell>
          <table:table-cell table:style-name="ce1" office:value-type="string" calcext:value-type="string">
            <office:annotation draw:style-name="gr7" draw:text-style-name="P2" svg:width="4.509cm" svg:height="5.794cm" svg:x="68.024cm" svg:y="50.271cm" draw:caption-point-x="-0.406cm" draw:caption-point-y="-1.445cm">
              <dc:date>2023-02-26T00:00:00</dc:date>
              <text:p text:style-name="P1"><text:span text:style-name="T1">Arabic: Ra's Al-Ma</text:span></text:p>
              <text:p text:style-name="P1"><text:span text:style-name="T1"/></text:p>
              <text:p text:style-name="P1"><text:span text:style-name="T1">Native (Songhai): Gundam</text:span></text:p>
              <text:p text:style-name="P1"><text:span text:style-name="T1">French: Goundam</text:span></text:p>
            </office:annotation>
            <text:p>Raz El Ma</text:p>
          </table:table-cell>
          <table:table-cell table:style-name="ce1" office:value-type="string" calcext:value-type="string">
            <office:annotation draw:style-name="gr15" draw:text-style-name="P2" svg:width="4.509cm" svg:height="15.319cm" svg:x="69.151cm" svg:y="50.271cm" draw:caption-point-x="-0.406cm" draw:caption-point-y="-1.445cm">
              <dc:date>2023-02-26T00:00:00</dc:date>
              <text:p text:style-name="P1"><text:span text:style-name="T1">Arabic: Tanbekt?</text:span></text:p>
              <text:p text:style-name="P1"><text:span text:style-name="T1">Moorish (Tuareg): Tin Buqt</text:span></text:p>
              <text:p text:style-name="P1"><text:span text:style-name="T1">French: Tombouctou</text:span></text:p>
              <text:p text:style-name="P1"><text:span text:style-name="T1">English/German: Timbuktu</text:span></text:p>
              <text:p text:style-name="P1"><text:span text:style-name="T1">Portuguese: Tombuctu</text:span></text:p>
              <text:p text:style-name="P1"><text:span text:style-name="T1">Spanish: Tombuctú</text:span></text:p>
              <text:p text:style-name="P1"><text:span text:style-name="T1">Italian: Timbuctù</text:span></text:p>
              <text:p text:style-name="P1"><text:span text:style-name="T1">Dutch: Timboektoe</text:span></text:p>
              <text:p text:style-name="P1"><text:span text:style-name="T1"/></text:p>
              <text:p text:style-name="P1"><text:span text:style-name="T1">Malian: Kugha</text:span></text:p>
              <text:p text:style-name="P1"><text:span text:style-name="T1">Arabic: Kügha</text:span></text:p>
              <text:p text:style-name="P1"><text:span text:style-name="T1">(into Timbuktu)</text:span></text:p>
            </office:annotation>
            <text:p>Tumbutu</text:p>
          </table:table-cell>
          <table:table-cell table:style-name="ce1" office:value-type="string" calcext:value-type="string">
            <text:p>Bamba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0.27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rem</text:span></text:p>
            </office:annotation>
            <text:p>Tondibi</text:p>
          </table:table-cell>
          <table:table-cell table:style-name="ce1" office:value-type="string" calcext:value-type="string">
            <text:p>Talataye</text:p>
          </table:table-cell>
          <table:table-cell table:style-name="ce1" office:value-type="string" calcext:value-type="string">
            <text:p>Ménaka</text:p>
          </table:table-cell>
          <table:table-cell table:style-name="ce1" office:value-type="string" calcext:value-type="string">
            <text:p>Takedda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50.271cm" draw:caption-point-x="-0.407cm" draw:caption-point-y="-1.445cm">
              <dc:date>2023-02-26T00:00:00</dc:date>
              <text:p text:style-name="P1"><text:span text:style-name="T1">French: Agadès</text:span></text:p>
            </office:annotation>
            <text:p>Agadez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50.271cm" draw:caption-point-x="-0.406cm" draw:caption-point-y="-1.445cm">
              <dc:date>2023-02-26T00:00:00</dc:date>
              <text:p text:style-name="P1"><text:span text:style-name="T1">Independent (Kanem-Bornu): Agram</text:span></text:p>
            </office:annotation>
            <text:p>Fachi</text:p>
          </table:table-cell>
          <table:table-cell table:style-name="ce1" office:value-type="string" calcext:value-type="string">
            <text:p>Bilma</text:p>
          </table:table-cell>
          <table:table-cell table:style-name="ce1" office:value-type="string" calcext:value-type="string">
            <text:p>Zouar</text:p>
          </table:table-cell>
          <table:table-cell table:style-name="ce1" office:value-type="string" calcext:value-type="string">
            <text:p>Kidirmi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50.271cm" draw:caption-point-x="-0.407cm" draw:caption-point-y="-1.445cm">
              <dc:date>2023-02-26T00:00:00</dc:date>
              <text:p text:style-name="P1"><text:span text:style-name="T1">French: Largeau</text:span></text:p>
              <text:p text:style-name="P1"><text:span text:style-name="T1">Independent: Faya-Largeau</text:span></text:p>
            </office:annotation>
            <text:p>Faya</text:p>
          </table:table-cell>
          <table:table-cell table:style-name="ce1" office:value-type="string" calcext:value-type="string">
            <text:p>Ayn Galakk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ukheila</text:p>
          </table:table-cell>
          <table:table-cell table:number-columns-repeated="2" table:style-name="ce1" office:value-type="string" calcext:value-type="string">
            <text:p>El Atrun</text:p>
          </table:table-cell>
          <table:table-cell table:style-name="ce1" office:value-type="string" calcext:value-type="string">
            <office:annotation draw:style-name="gr16" draw:text-style-name="P2" svg:width="4.508cm" svg:height="11.747cm" svg:x="90.567cm" svg:y="50.271cm" draw:caption-point-x="-0.407cm" draw:caption-point-y="-1.445cm">
              <dc:date>2023-02-26T00:00:00</dc:date>
              <text:p text:style-name="P1"><text:span text:style-name="T1">Arabic: Gebel Maragh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Arabic: Dunqulā / Dunqulah</text:span></text:p>
              <text:p text:style-name="P1"><text:span text:style-name="T1">Europeans: Dongola</text:span></text:p>
              <text:p text:style-name="P1"><text:span text:style-name="T1"/></text:p>
              <text:p text:style-name="P1"><text:span text:style-name="T1">Latin: Suara</text:span></text:p>
              <text:p text:style-name="P1"><text:span text:style-name="T1">Arabic: Sortot</text:span></text:p>
              <text:p text:style-name="P1"><text:span text:style-name="T1">(into Dongola)</text:span></text:p>
            </office:annotation>
            <text:p>Sakole</text:p>
          </table:table-cell>
          <table:table-cell table:style-name="ce1" office:value-type="string" calcext:value-type="string">
            <office:annotation draw:style-name="gr15" draw:text-style-name="P2" svg:width="4.508cm" svg:height="15.319cm" svg:x="91.694cm" svg:y="50.271cm" draw:caption-point-x="-0.407cm" draw:caption-point-y="-1.445cm">
              <dc:date>2023-02-26T00:00:00</dc:date>
              <text:p text:style-name="P1"><text:span text:style-name="T1">Egyptian: Npt / Nipdw</text:span></text:p>
              <text:p text:style-name="P1"><text:span text:style-name="T1">Greek/Latin: Napat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Latin: Patigga / Pitara</text:span></text:p>
              <text:p text:style-name="P1"><text:span text:style-name="T1">Egyptian: Gem-Aten / Gematen</text:span></text:p>
              <text:p text:style-name="P1"><text:span text:style-name="T1">Nubian?/Arabic: Kaw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Nubian: Tungul</text:span></text:p>
              <text:p text:style-name="P1"><text:span text:style-name="T1">Latin/Europeans: Dongola</text:span></text:p>
              <text:p text:style-name="P1"><text:span text:style-name="T1">Arabic: Dunqulā Al-ʿAjūz</text:span></text:p>
            </office:annotation>
            <text:p>Napa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50.271cm" draw:caption-point-x="-0.407cm" draw:caption-point-y="-1.445cm">
              <dc:date>2023-02-26T00:00:00</dc:date>
              <text:p text:style-name="P1"><text:span text:style-name="T1">(into Karima)</text:span></text:p>
              <text:p text:style-name="P1"><text:span text:style-name="T1"/></text:p>
              <text:p text:style-name="P1"><text:span text:style-name="T1">Arabic: Kuraymah</text:span></text:p>
              <text:p text:style-name="P1"><text:span text:style-name="T1">Nubian: Karima</text:span></text:p>
            </office:annotation>
            <text:p>Medewi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50.271cm" draw:caption-point-x="-0.407cm" draw:caption-point-y="-1.445cm">
              <dc:date>2023-02-26T00:00:00</dc:date>
              <text:p text:style-name="P1"><text:span text:style-name="T1">(into Atbara)</text:span></text:p>
              <text:p text:style-name="P1"><text:span text:style-name="T1"/></text:p>
              <text:p text:style-name="P1"><text:span text:style-name="T1">Nubian: Abale?</text:span></text:p>
              <text:p text:style-name="P1"><text:span text:style-name="T1">Greek/Latin: Astaboras</text:span></text:p>
              <text:p text:style-name="P1"><text:span text:style-name="T1">Arabic: Atbara / Atbarah</text:span></text:p>
              <text:p text:style-name="P1"><text:span text:style-name="T1"/></text:p>
              <text:p text:style-name="P1"><text:span text:style-name="T1">Arabic: Barbar</text:span></text:p>
              <text:p text:style-name="P1"><text:span text:style-name="T1">Greek: Sandake</text:span></text:p>
              <text:p text:style-name="P1"><text:span text:style-name="T1">English: Berber</text:span></text:p>
            </office:annotation>
            <text:p>Alwa</text:p>
          </table:table-cell>
          <table:table-cell table:style-name="ce1" office:value-type="string" calcext:value-type="string">
            <office:annotation draw:style-name="gr13" draw:text-style-name="P2" svg:width="4.509cm" svg:height="6.985cm" svg:x="95.075cm" svg:y="50.271cm" draw:caption-point-x="-0.406cm" draw:caption-point-y="-1.445cm">
              <dc:date>2023-02-26T00:00:00</dc:date>
              <text:p text:style-name="P1"><text:span text:style-name="T1">Latin: Limen Evangelis</text:span></text:p>
              <text:p text:style-name="P1"><text:span text:style-name="T1">Arabic: Suakin / Sawákin</text:span></text:p>
              <text:p text:style-name="P1"><text:span text:style-name="T1">Turkish: Sevakin</text:span></text:p>
              <text:p text:style-name="P1"><text:span text:style-name="T1"/></text:p>
              <text:p text:style-name="P1"><text:span text:style-name="T1">English: Port Sudan</text:span></text:p>
            </office:annotation>
            <text:p>Oosook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8cm" svg:height="2.222cm" svg:x="99.584cm" svg:y="50.271cm" draw:caption-point-x="-0.407cm" draw:caption-point-y="-1.445cm">
              <dc:date>2023-02-26T00:00:00</dc:date>
              <text:p text:style-name="P1"><text:span text:style-name="T1">Ethiopian: Hubasha (into Bariq)</text:span></text:p>
            </office:annotation>
            <text:p>Bari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50.271cm" draw:caption-point-x="-0.407cm" draw:caption-point-y="-1.445cm">
              <dc:date>2023-02-26T00:00:00</dc:date>
              <text:p text:style-name="P1"><text:span text:style-name="T1">Latin: Athrula (Baraqish)</text:span></text:p>
            </office:annotation>
            <text:p>Najran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50.271cm" draw:caption-point-x="-0.407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50.271cm" draw:caption-point-x="-0.406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" office:value-type="string" calcext:value-type="string">
            <text:p>Tarim</text:p>
          </table:table-cell>
          <table:table-cell table:style-name="ce1" office:value-type="string" calcext:value-type="string">
            <text:p>Thumrait</text:p>
          </table:table-cell>
          <table:table-cell table:style-name="ce1" office:value-type="string" calcext:value-type="string">
            <text:p>Haima</text:p>
          </table:table-cell>
          <table:table-cell table:style-name="ce1" office:value-type="string" calcext:value-type="string">
            <text:p>Duqm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8cm" svg:height="4.603cm" svg:x="117.618cm" svg:y="50.271cm" draw:caption-point-x="-0.407cm" draw:caption-point-y="-1.445cm">
              <dc:date>2023-02-26T00:00:00</dc:date>
              <text:p text:style-name="P1"><text:span text:style-name="T1">(into Raigad)</text:span></text:p>
              <text:p text:style-name="P1"><text:span text:style-name="T1"/></text:p>
              <text:p text:style-name="P1"><text:span text:style-name="T1">Persian: Sitara (Satara)</text:span></text:p>
            </office:annotation>
            <text:p>Rairi</text:p>
          </table:table-cell>
          <table:table-cell table:style-name="ce1" office:value-type="string" calcext:value-type="string">
            <office:annotation draw:style-name="gr1" draw:text-style-name="P2" svg:width="4.508cm" svg:height="2.222cm" svg:x="118.745cm" svg:y="50.271cm" draw:caption-point-x="-0.407cm" draw:caption-point-y="-1.445cm">
              <dc:date>2023-02-26T00:00:00</dc:date>
              <text:p text:style-name="P1"><text:span text:style-name="T1">Persian: Bejapur (Bijapur/Vijayapura)</text:span></text:p>
            </office:annotation>
            <text:p>Kolhapur</text:p>
          </table:table-cell>
          <table:table-cell table:style-name="ce1" office:value-type="string" calcext:value-type="string">
            <office:annotation draw:style-name="gr7" draw:text-style-name="P2" svg:width="4.508cm" svg:height="5.794cm" svg:x="119.872cm" svg:y="50.271cm" draw:caption-point-x="-0.407cm" draw:caption-point-y="-1.445cm">
              <dc:date>2023-02-26T00:00:00</dc:date>
              <text:p text:style-name="P1"><text:span text:style-name="T1">(Malkhed, into Gulbarga/Hasanabad)</text:span></text:p>
              <text:p text:style-name="P1"><text:span text:style-name="T1"/></text:p>
              <text:p text:style-name="P1"><text:span text:style-name="T1">Persian: Hasanabad</text:span></text:p>
              <text:p text:style-name="P1"><text:span text:style-name="T1">English: Sholapur (Solapur)</text:span></text:p>
            </office:annotation>
            <text:p>Manyakhet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50.271cm" draw:caption-point-x="-0.407cm" draw:caption-point-y="-1.445cm">
              <dc:date>2023-02-26T00:00:00</dc:date>
              <text:p text:style-name="P1"><text:span text:style-name="T1">(into Hyderabad/Darul Jihad)</text:span></text:p>
              <text:p text:style-name="P1"><text:span text:style-name="T1"/></text:p>
              <text:p text:style-name="P1"><text:span text:style-name="T1">Most civs: Hyderabad</text:span></text:p>
            </office:annotation>
            <text:p>Golkonda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50.271cm" draw:caption-point-x="-0.406cm" draw:caption-point-y="-1.445cm">
              <dc:date>2023-02-26T00:00:00</dc:date>
              <text:p text:style-name="P1"><text:span text:style-name="T1">(Warangal/Sultanpur)</text:span></text:p>
            </office:annotation>
            <text:p>Orugallu</text:p>
          </table:table-cell>
          <table:table-cell table:style-name="ce1" office:value-type="string" calcext:value-type="string">
            <office:annotation draw:style-name="gr2" draw:text-style-name="P2" svg:width="4.509cm" svg:height="4.603cm" svg:x="123.253cm" svg:y="50.271cm" draw:caption-point-x="-0.406cm" draw:caption-point-y="-1.445cm">
              <dc:date>2023-02-26T00:00:00</dc:date>
              <text:p text:style-name="P1"><text:span text:style-name="T1">(Pedavegi, into VIjayawada/Bezwada)</text:span></text:p>
              <text:p text:style-name="P1"><text:span text:style-name="T1"/></text:p>
              <text:p text:style-name="P1"><text:span text:style-name="T1">Dutch: Daatzeram (Draksharamam, into Rajahmundry)</text:span></text:p>
            </office:annotation>
            <text:p>Vengipuram</text:p>
          </table:table-cell>
          <table:table-cell table:style-name="ce1" office:value-type="string" calcext:value-type="string">
            <office:annotation draw:style-name="gr13" draw:text-style-name="P2" svg:width="4.509cm" svg:height="6.985cm" svg:x="124.38cm" svg:y="50.271cm" draw:caption-point-x="-0.406cm" draw:caption-point-y="-1.445cm">
              <dc:date>2023-02-26T00:00:00</dc:date>
              <text:p text:style-name="P1"><text:span text:style-name="T1">(Rajahmundry)</text:span></text:p>
              <text:p text:style-name="P1"><text:span text:style-name="T1"/></text:p>
              <text:p text:style-name="P1"><text:span text:style-name="T1">French: Yanaon (Yanam)</text:span></text:p>
              <text:p text:style-name="P1"><text:span text:style-name="T1">English: Coringa (Coconada/Kakinada)</text:span></text:p>
              <text:p text:style-name="P1"><text:span text:style-name="T1">Dutch: Jaggernaikpoeram (Kakinada)</text:span></text:p>
            </office:annotation>
            <text:p>Rajamahendravaram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132.27cm" svg:y="50.271cm" draw:caption-point-x="-0.406cm" draw:caption-point-y="-1.445cm">
              <dc:date>2023-02-26T00:00:00</dc:date>
              <text:p text:style-name="P1"><text:span text:style-name="T1">(Pathein/Bassein)</text:span></text:p>
            </office:annotation>
            <text:p>Phasem</text:p>
          </table:table-cell>
          <table:table-cell table:style-name="ce1"/>
          <table:table-cell table:style-name="ce1" office:value-type="string" calcext:value-type="string">
            <office:annotation draw:style-name="gr13" draw:text-style-name="P2" svg:width="4.509cm" svg:height="6.985cm" svg:x="134.524cm" svg:y="50.271cm" draw:caption-point-x="-0.406cm" draw:caption-point-y="-1.445cm">
              <dc:date>2023-02-26T00:00:00</dc:date>
              <text:p text:style-name="P1"><text:span text:style-name="T1">(into Moulmein/Mawlamyine)</text:span></text:p>
              <text:p text:style-name="P1"><text:span text:style-name="T1"/></text:p>
              <text:p text:style-name="P1"><text:span text:style-name="T1">English: Moulmein</text:span></text:p>
              <text:p text:style-name="P1"><text:span text:style-name="T1">Thai: U Thong (into Mawlamyine)</text:span></text:p>
              <text:p text:style-name="P1"><text:span text:style-name="T1">Dutch: Martaban (Mottama)</text:span></text:p>
            </office:annotation>
            <text:p>Thaton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50.271cm" draw:caption-point-x="-0.407cm" draw:caption-point-y="-1.445cm">
              <dc:date>2023-02-26T00:00:00</dc:date>
              <text:p text:style-name="P1"><text:span text:style-name="T1">(Lavo/Lopburi)</text:span></text:p>
            </office:annotation>
            <text:p>Lavapura</text:p>
          </table:table-cell>
          <table:table-cell table:style-name="ce1" office:value-type="string" calcext:value-type="string">
            <text:p>Nakhon Ratchasim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bon Ratchatha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9cm" svg:height="5.794cm" svg:x="141.287cm" svg:y="50.271cm" draw:caption-point-x="-0.406cm" draw:caption-point-y="-1.445cm">
              <dc:date>2023-02-26T00:00:00</dc:date>
              <text:p text:style-name="P1"><text:span text:style-name="T1">(into Hoi An &gt; Da Nang)</text:span></text:p>
              <text:p text:style-name="P1"><text:span text:style-name="T1"/></text:p>
              <text:p text:style-name="P1"><text:span text:style-name="T1">French: Tourane (Da Nang)</text:span></text:p>
              <text:p text:style-name="P1"><text:span text:style-name="T1">Thai: Hoian</text:span></text:p>
            </office:annotation>
            <text:p>Indrapur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8cm" svg:height="4.603cm" svg:x="148.05cm" svg:y="50.271cm" draw:caption-point-x="-0.407cm" draw:caption-point-y="-1.445cm">
              <dc:date>2023-02-26T00:00:00</dc:date>
              <text:p text:style-name="P1"><text:span text:style-name="T1">(Manila)</text:span></text:p>
              <text:p text:style-name="P1"><text:span text:style-name="T1"/></text:p>
              <text:p text:style-name="P1"><text:span text:style-name="T1">English: Cavite</text:span></text:p>
            </office:annotation>
            <text:p>Selurong</text:p>
          </table:table-cell>
          <table:table-cell table:style-name="ce1" office:value-type="string" calcext:value-type="string">
            <text:p>Lucen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9cm" svg:height="4.603cm" svg:x="158.194cm" svg:y="50.271cm" draw:caption-point-x="-0.406cm" draw:caption-point-y="-1.445cm">
              <dc:date>2023-02-26T00:00:00</dc:date>
              <text:p text:style-name="P1"><text:span text:style-name="T1">(Agana)</text:span></text:p>
              <text:p text:style-name="P1"><text:span text:style-name="T1"/></text:p>
              <text:p text:style-name="P1"><text:span text:style-name="T1">Japanese/German: Saipan</text:span></text:p>
            </office:annotation>
            <text:p>Hagåtña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25"/>
          <table:table-cell table:style-name="ce1" office:value-type="string" calcext:value-type="string">
            <office:annotation draw:style-name="gr5" draw:text-style-name="P2" svg:width="4.508cm" svg:height="4.604cm" svg:x="29.702cm" svg:y="51.461cm" draw:caption-point-x="-0.407cm" draw:caption-point-y="-1.445cm">
              <dc:date>2023-02-26T00:00:00</dc:date>
              <text:p text:style-name="P1"><text:span text:style-name="T1">(into San José)</text:span></text:p>
              <text:p text:style-name="P1"><text:span text:style-name="T1"/></text:p>
              <text:p text:style-name="P1"><text:span text:style-name="T1">Native/Mayan: Bribri</text:span></text:p>
            </office:annotation>
            <text:p>Cartago</text:p>
          </table:table-cell>
          <table:table-cell table:style-name="ce1"/>
          <table:table-cell table:style-name="ce1" office:value-type="string" calcext:value-type="string">
            <office:annotation draw:style-name="gr42" draw:text-style-name="P2" svg:width="4.509cm" svg:height="15.32cm" svg:x="31.956cm" svg:y="51.461cm" draw:caption-point-x="-0.406cm" draw:caption-point-y="-1.445cm">
              <dc:date>2023-02-26T00:00:00</dc:date>
              <text:p text:style-name="P1"><text:span text:style-name="T1">American/English: Panama City</text:span></text:p>
              <text:p text:style-name="P1"><text:span text:style-name="T1">French: Panama</text:span></text:p>
              <text:p text:style-name="P1"><text:span text:style-name="T1">Portuguese: Cidade do Panamá</text:span></text:p>
              <text:p text:style-name="P1"><text:span text:style-name="T1">German: Panama-Stadt</text:span></text:p>
              <text:p text:style-name="P1"><text:span text:style-name="T1">Dutch: Panama-Stad</text:span></text:p>
              <text:p text:style-name="P1"><text:span text:style-name="T1"/></text:p>
              <text:p text:style-name="P1"><text:span text:style-name="T1">English: New Edinburgh</text:span></text:p>
              <text:p text:style-name="P1"><text:span text:style-name="T1">Spanish: Puerto Escocés</text:span></text:p>
              <text:p text:style-name="P1"><text:span text:style-name="T1"/></text:p>
              <text:p text:style-name="P1"><text:span text:style-name="T1">Native/Mayan: Gaigirgordub</text:span></text:p>
              <text:p text:style-name="P1"><text:span text:style-name="T1">Spanish: El Porvenir</text:span></text:p>
              <text:p text:style-name="P1"><text:span text:style-name="T1">(into Ciudad de Panamá)</text:span></text:p>
            </office:annotation>
            <text:p>Ciudad de Panamá</text:p>
          </table:table-cell>
          <table:table-cell table:style-name="ce1"/>
          <table:table-cell table:style-name="ce2" office:value-type="string" calcext:value-type="string">
            <office:annotation draw:style-name="gr5" draw:text-style-name="P2" svg:width="4.509cm" svg:height="4.604cm" svg:x="34.21cm" svg:y="51.461cm" draw:caption-point-x="-0.406cm" draw:caption-point-y="-1.445cm">
              <dc:date>2023-02-26T00:00:00</dc:date>
              <text:p text:style-name="P1"><text:span text:style-name="T1">Mayan/Inca/Native: Teyuna (Ciudad Perdida, into Santa Marta)</text:span></text:p>
              <text:p text:style-name="P1"><text:span text:style-name="T1"/></text:p>
              <text:p text:style-name="P1"><text:span text:style-name="T1">Colombian: Barranquilla</text:span></text:p>
            </office:annotation>
            <text:p>Cartagena de India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36.465cm" svg:y="51.461cm" draw:caption-point-x="-0.407cm" draw:caption-point-y="-1.445cm">
              <dc:date>2023-02-26T00:00:00</dc:date>
              <text:p text:style-name="P1"><text:span text:style-name="T1">German: Neu-Nürnberg</text:span></text:p>
            </office:annotation>
            <text:p>Maracaibo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51.461cm" draw:caption-point-x="-0.407cm" draw:caption-point-y="-1.445cm">
              <dc:date>2023-02-26T00:00:00</dc:date>
              <text:p text:style-name="P1"><text:span text:style-name="T1">(into Cabimas)</text:span></text:p>
            </office:annotation>
            <text:p>San Ambrosio de Punta de Piedra</text:p>
          </table:table-cell>
          <table:table-cell table:style-name="ce1" office:value-type="string" calcext:value-type="string">
            <text:p>Barquisimeto</text:p>
          </table:table-cell>
          <table:table-cell table:style-name="ce1" office:value-type="string" calcext:value-type="string">
            <office:annotation draw:style-name="gr5" draw:text-style-name="P2" svg:width="4.508cm" svg:height="4.604cm" svg:x="39.846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Oranje (into Kralendijk)</text:span></text:p>
              <text:p text:style-name="P1"><text:span text:style-name="T1">English/Spanish: Playa</text:span></text:p>
            </office:annotation>
            <text:p>Caracas</text:p>
          </table:table-cell>
          <table:table-cell table:style-name="ce1" office:value-type="string" calcext:value-type="string">
            <text:p>Cumaná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51.46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ucupity Village</text:span></text:p>
              <text:p text:style-name="P1"><text:span text:style-name="T1">Spanish: Tucupita</text:span></text:p>
            </office:annotation>
            <text:p>Muturín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59.007cm" svg:y="51.461cm" draw:caption-point-x="-0.406cm" draw:caption-point-y="-1.445cm">
              <dc:date>2023-02-26T00:00:00</dc:date>
              <text:p text:style-name="P1"><text:span text:style-name="T1">(into Praia)</text:span></text:p>
            </office:annotation>
            <text:p>Ribeira Grand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2" draw:text-style-name="P2" svg:width="4.509cm" svg:height="9.366cm" svg:x="62.388cm" svg:y="51.461cm" draw:caption-point-x="-0.406cm" draw:caption-point-y="-1.445cm">
              <dc:date>2023-02-26T00:00:00</dc:date>
              <text:p text:style-name="P1"><text:span text:style-name="T1">French: N'Der</text:span></text:p>
              <text:p text:style-name="P1"><text:span text:style-name="T1"/></text:p>
              <text:p text:style-name="P1"><text:span text:style-name="T1">French: Saint-Louis-du-Sénégal</text:span></text:p>
              <text:p text:style-name="P1"><text:span text:style-name="T1">Native/Malian: Guet Ndar</text:span></text:p>
              <text:p text:style-name="P1"><text:span text:style-name="T1"/></text:p>
              <text:p text:style-name="P1"><text:span text:style-name="T1">Malian: Sangana</text:span></text:p>
              <text:p text:style-name="P1"><text:span text:style-name="T1">(into N'Der)</text:span></text:p>
            </office:annotation>
            <text:p>Ndeer</text:p>
          </table:table-cell>
          <table:table-cell table:style-name="ce1" office:value-type="string" calcext:value-type="string">
            <office:annotation draw:style-name="gr12" draw:text-style-name="P2" svg:width="4.508cm" svg:height="9.366cm" svg:x="63.516cm" svg:y="51.461cm" draw:caption-point-x="-0.407cm" draw:caption-point-y="-1.445cm">
              <dc:date>2023-02-26T00:00:00</dc:date>
              <text:p text:style-name="P1"><text:span text:style-name="T1">French: Linguère</text:span></text:p>
              <text:p text:style-name="P1"><text:span text:style-name="T1"/></text:p>
              <text:p text:style-name="P1"><text:span text:style-name="T1">Malian: Sincu Bara </text:span></text:p>
              <text:p text:style-name="P1"><text:span text:style-name="T1">(into Podor)</text:span></text:p>
              <text:p text:style-name="P1"><text:span text:style-name="T1"/></text:p>
              <text:p text:style-name="P1"><text:span text:style-name="T1">French: Richard Toll</text:span></text:p>
              <text:p text:style-name="P1"><text:span text:style-name="T1">Native: Ndiangué</text:span></text:p>
            </office:annotation>
            <text:p>Lingeer</text:p>
          </table:table-cell>
          <table:table-cell table:style-name="ce1" office:value-type="string" calcext:value-type="string">
            <office:annotation draw:style-name="gr23" draw:text-style-name="P2" svg:width="4.508cm" svg:height="8.176cm" svg:x="64.643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alian: Gadiaro</text:span></text:p>
              <text:p text:style-name="P1"><text:span text:style-name="T1">Arab: Ghiyaru</text:span></text:p>
              <text:p text:style-name="P1"><text:span text:style-name="T1"/></text:p>
              <text:p text:style-name="P1"><text:span text:style-name="T1">French: Sélibabi</text:span></text:p>
              <text:p text:style-name="P1"><text:span text:style-name="T1">Arab: Sélibaby</text:span></text:p>
            </office:annotation>
            <text:p>Maghama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51.461cm" draw:caption-point-x="-0.407cm" draw:caption-point-y="-1.445cm">
              <dc:date>2023-02-26T00:00:00</dc:date>
              <text:p text:style-name="P1"><text:span text:style-name="T1">Native (Songhai): Zara</text:span></text:p>
              <text:p text:style-name="P1"><text:span text:style-name="T1">(into Nioro)</text:span></text:p>
            </office:annotation>
            <text:p>Diara</text:p>
          </table:table-cell>
          <table:table-cell table:style-name="ce1" office:value-type="string" calcext:value-type="string">
            <office:annotation draw:style-name="gr3" draw:text-style-name="P2" svg:width="4.508cm" svg:height="2.223cm" svg:x="66.897cm" svg:y="51.461cm" draw:caption-point-x="-0.407cm" draw:caption-point-y="-1.445cm">
              <dc:date>2023-02-26T00:00:00</dc:date>
              <text:p text:style-name="P1"><text:span text:style-name="T1">Arabic: Ghánah</text:span></text:p>
            </office:annotation>
            <text:p>Kumbi Saleh</text:p>
          </table:table-cell>
          <table:table-cell table:style-name="ce1" office:value-type="string" calcext:value-type="string">
            <office:annotation draw:style-name="gr5" draw:text-style-name="P2" svg:width="4.509cm" svg:height="4.604cm" svg:x="68.024cm" svg:y="51.461cm" draw:caption-point-x="-0.406cm" draw:caption-point-y="-1.445cm">
              <dc:date>2023-02-26T00:00:00</dc:date>
              <text:p text:style-name="P1"><text:span text:style-name="T1">(into Tindirma)</text:span></text:p>
              <text:p text:style-name="P1"><text:span text:style-name="T1"/></text:p>
              <text:p text:style-name="P1"><text:span text:style-name="T1">Arab/Moorish: Nampala</text:span></text:p>
            </office:annotation>
            <text:p>Tondidarou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51.461cm" draw:caption-point-x="-0.406cm" draw:caption-point-y="-1.445cm">
              <dc:date>2023-02-26T00:00:00</dc:date>
              <text:p text:style-name="P1"><text:span text:style-name="T1">French: Korientzé</text:span></text:p>
            </office:annotation>
            <text:p>Korienza</text:p>
          </table:table-cell>
          <table:table-cell table:style-name="ce1" office:value-type="string" calcext:value-type="string">
            <text:p>Gossi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1.461cm" draw:caption-point-x="-0.406cm" draw:caption-point-y="-1.445cm">
              <dc:date>2023-02-26T00:00:00</dc:date>
              <text:p text:style-name="P1"><text:span text:style-name="T1">Arabic: Kāw‑Kāw</text:span></text:p>
              <text:p text:style-name="P1"><text:span text:style-name="T1">European civs: Gao</text:span></text:p>
            </office:annotation>
            <text:p>Gawgaw</text:p>
          </table:table-cell>
          <table:table-cell table:style-name="ce1" office:value-type="string" calcext:value-type="string">
            <text:p>Ansongo</text:p>
          </table:table-cell>
          <table:table-cell table:style-name="ce1" office:value-type="string" calcext:value-type="string">
            <text:p>Andéramboukane</text:p>
          </table:table-cell>
          <table:table-cell table:style-name="ce1" office:value-type="string" calcext:value-type="string">
            <text:p>Tahoua</text:p>
          </table:table-cell>
          <table:table-cell table:style-name="ce1" office:value-type="string" calcext:value-type="string">
            <office:annotation draw:style-name="gr4" draw:text-style-name="P2" svg:width="4.508cm" svg:height="3.413cm" svg:x="75.914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Maradi</text:span></text:p>
            </office:annotation>
            <text:p>Alkalawa</text:p>
          </table:table-cell>
          <table:table-cell table:style-name="ce1" office:value-type="string" calcext:value-type="string">
            <office:annotation draw:style-name="gr9" draw:text-style-name="P2" svg:width="4.509cm" svg:height="5.795cm" svg:x="77.041cm" svg:y="51.461cm" draw:caption-point-x="-0.406cm" draw:caption-point-y="-1.445cm">
              <dc:date>2023-02-26T00:00:00</dc:date>
              <text:p text:style-name="P1"><text:span text:style-name="T1">(into Damagaram)</text:span></text:p>
              <text:p text:style-name="P1"><text:span text:style-name="T1">French: Fort Cazemajou (into Zinder)</text:span></text:p>
              <text:p text:style-name="P1"><text:span text:style-name="T1">English: Zinder</text:span></text:p>
              <text:p text:style-name="P1"><text:span text:style-name="T1">German: Sinder</text:span></text:p>
            </office:annotation>
            <text:p>Zengou</text:p>
          </table:table-cell>
          <table:table-cell table:style-name="ce1" office:value-type="string" calcext:value-type="string">
            <office:annotation draw:style-name="gr3" draw:text-style-name="P2" svg:width="4.509cm" svg:height="2.223cm" svg:x="78.168cm" svg:y="51.461cm" draw:caption-point-x="-0.406cm" draw:caption-point-y="-1.445cm">
              <dc:date>2023-02-26T00:00:00</dc:date>
              <text:p text:style-name="P1"><text:span text:style-name="T1">French: Gouré</text:span></text:p>
            </office:annotation>
            <text:p>Gure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1.461cm" draw:caption-point-x="-0.406cm" draw:caption-point-y="-1.445cm">
              <dc:date>2023-02-26T00:00:00</dc:date>
              <text:p text:style-name="P1"><text:span text:style-name="T1">(into N'Guigmi)</text:span></text:p>
              <text:p text:style-name="P1"><text:span text:style-name="T1"/></text:p>
              <text:p text:style-name="P1"><text:span text:style-name="T1">French: N'Guigmi</text:span></text:p>
            </office:annotation>
            <text:p>Gatiga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51.461cm" draw:caption-point-x="-0.406cm" draw:caption-point-y="-1.445cm">
              <dc:date>2023-02-26T00:00:00</dc:date>
              <text:p text:style-name="P1"><text:span text:style-name="T1">(into Agadem)</text:span></text:p>
            </office:annotation>
            <text:p>Beri</text:p>
          </table:table-cell>
          <table:table-cell table:style-name="ce1" office:value-type="string" calcext:value-type="string">
            <text:p>Mānān</text:p>
          </table:table-cell>
          <table:table-cell table:style-name="ce1" office:value-type="string" calcext:value-type="string">
            <text:p>Barak</text:p>
          </table:table-cell>
          <table:table-cell table:style-name="ce1" office:value-type="string" calcext:value-type="string">
            <text:p>Koro Toro</text:p>
          </table:table-cell>
          <table:table-cell table:style-name="ce1" office:value-type="string" calcext:value-type="string">
            <text:p>Fada</text:p>
          </table:table-cell>
          <table:table-cell table:style-name="ce1" office:value-type="string" calcext:value-type="string">
            <text:p>Wadi Hawar</text:p>
          </table:table-cell>
          <table:table-cell table:style-name="ce1" office:value-type="string" calcext:value-type="string">
            <text:p>Wadi Kutum</text:p>
          </table:table-cell>
          <table:table-cell table:style-name="ce1" office:value-type="string" calcext:value-type="string">
            <text:p>Mell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7" draw:text-style-name="P2" svg:width="4.508cm" svg:height="10.557cm" svg:x="90.567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51.461cm" draw:caption-point-x="-0.407cm" draw:caption-point-y="-1.445cm">
              <dc:date>2023-02-26T00:00:00</dc:date>
              <text:p text:style-name="P1"><text:span text:style-name="T1">Egyptian: Krtn</text:span></text:p>
              <text:p text:style-name="P1"><text:span text:style-name="T1">Latin: Cadetum</text:span></text:p>
              <text:p text:style-name="P1"><text:span text:style-name="T1">Arabic: Kurti</text:span></text:p>
            </office:annotation>
            <text:p>Korti</text:p>
          </table:table-cell>
          <table:table-cell table:style-name="ce1" office:value-type="string" calcext:value-type="string">
            <office:annotation draw:style-name="gr9" draw:text-style-name="P2" svg:width="4.508cm" svg:height="5.795cm" svg:x="92.821cm" svg:y="51.461cm" draw:caption-point-x="-0.407cm" draw:caption-point-y="-1.445cm">
              <dc:date>2023-02-26T00:00:00</dc:date>
              <text:p text:style-name="P1"><text:span text:style-name="T1">(into Merowe)</text:span></text:p>
              <text:p text:style-name="P1"><text:span text:style-name="T1"/></text:p>
              <text:p text:style-name="P1"><text:span text:style-name="T1">Arabic: Meruwah</text:span></text:p>
              <text:p text:style-name="P1"><text:span text:style-name="T1">English: Merowe</text:span></text:p>
            </office:annotation>
            <text:p>Nuri</text:p>
          </table:table-cell>
          <table:table-cell table:style-name="ce1" office:value-type="string" calcext:value-type="string">
            <office:annotation draw:style-name="gr29" draw:text-style-name="P2" svg:width="4.508cm" svg:height="14.129cm" svg:x="93.948cm" svg:y="51.461cm" draw:caption-point-x="-0.407cm" draw:caption-point-y="-1.445cm">
              <dc:date>2023-02-26T00:00:00</dc:date>
              <text:p text:style-name="P1"><text:span text:style-name="T1">Egyptian: Mjrwjw</text:span></text:p>
              <text:p text:style-name="P1"><text:span text:style-name="T1">Greek: Meroë</text:span></text:p>
              <text:p text:style-name="P1"><text:span text:style-name="T1">Latin: Meroe</text:span></text:p>
              <text:p text:style-name="P1"><text:span text:style-name="T1">(into Kabushia)</text:span></text:p>
              <text:p text:style-name="P1"><text:span text:style-name="T1"/></text:p>
              <text:p text:style-name="P1"><text:span text:style-name="T1">Nubian: Kabushia</text:span></text:p>
              <text:p text:style-name="P1"><text:span text:style-name="T1">Arabic: Al-Abwab</text:span></text:p>
              <text:p text:style-name="P1"><text:span text:style-name="T1"/></text:p>
              <text:p text:style-name="P1"><text:span text:style-name="T1">Arabic: Ad-Dāmar</text:span></text:p>
              <text:p text:style-name="P1"><text:span text:style-name="T1">Turkish: Ed Damir</text:span></text:p>
              <text:p text:style-name="P1"><text:span text:style-name="T1">English: Ad-Damir</text:span></text:p>
            </office:annotation>
            <text:p>Medewi</text:p>
          </table:table-cell>
          <table:table-cell table:style-name="ce1" office:value-type="string" calcext:value-type="string">
            <office:annotation draw:style-name="gr23" draw:text-style-name="P2" svg:width="4.509cm" svg:height="8.176cm" svg:x="95.075cm" svg:y="51.461cm" draw:caption-point-x="-0.406cm" draw:caption-point-y="-1.445cm">
              <dc:date>2023-02-26T00:00:00</dc:date>
              <text:p text:style-name="P1"><text:span text:style-name="T1">Greek: Ptolemais Theron</text:span></text:p>
              <text:p text:style-name="P1"><text:span text:style-name="T1">Arabic: Bāḍi</text:span></text:p>
              <text:p text:style-name="P1"><text:span text:style-name="T1">(into Hayya)</text:span></text:p>
              <text:p text:style-name="P1"><text:span text:style-name="T1"/></text:p>
              <text:p text:style-name="P1"><text:span text:style-name="T1">Arabic: Hayya</text:span></text:p>
              <text:p text:style-name="P1"><text:span text:style-name="T1">Turkish: Haiya</text:span></text:p>
            </office:annotation>
            <text:p>Badi</text:p>
          </table:table-cell>
          <table:table-cell table:style-name="ce1" office:value-type="string" calcext:value-type="string">
            <office:annotation draw:style-name="gr23" draw:text-style-name="P2" svg:width="4.509cm" svg:height="8.176cm" svg:x="96.202cm" svg:y="51.461cm" draw:caption-point-x="-0.406cm" draw:caption-point-y="-1.445cm">
              <dc:date>2023-02-26T00:00:00</dc:date>
              <text:p text:style-name="P1"><text:span text:style-name="T1">Arabic/English: Massawa</text:span></text:p>
              <text:p text:style-name="P1"><text:span text:style-name="T1">Italian/German: Massaua</text:span></text:p>
              <text:p text:style-name="P1"><text:span text:style-name="T1">Portuguese: Maçuá</text:span></text:p>
              <text:p text:style-name="P1"><text:span text:style-name="T1">Turkish: Massava</text:span></text:p>
              <text:p text:style-name="P1"><text:span text:style-name="T1"/></text:p>
              <text:p text:style-name="P1"><text:span text:style-name="T1">Egyptian/Nubian: Nak'fa</text:span></text:p>
            </office:annotation>
            <text:p>Missiw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99.584cm" svg:y="51.461cm" draw:caption-point-x="-0.407cm" draw:caption-point-y="-1.445cm">
              <dc:date>2023-02-26T00:00:00</dc:date>
              <text:p text:style-name="P1"><text:span text:style-name="T1">Latin: Portus Ferresanus (Farasan)</text:span></text:p>
            </office:annotation>
            <text:p>Jaz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51.461cm" draw:caption-point-x="-0.407cm" draw:caption-point-y="-1.445cm">
              <dc:date>2023-02-26T00:00:00</dc:date>
              <text:p text:style-name="P1"><text:span text:style-name="T1">Latin: Mariaba (Marib)</text:span></text:p>
            </office:annotation>
            <text:p>San'a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51.461cm" draw:caption-point-x="-0.407cm" draw:caption-point-y="-1.445cm">
              <dc:date>2023-02-26T00:00:00</dc:date>
              <text:p text:style-name="P1"><text:span text:style-name="T1">Latin: Sabatha (Shabwar, into 'Ataq)</text:span></text:p>
            </office:annotation>
            <text:p>Ataq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51.461cm" draw:caption-point-x="-0.406cm" draw:caption-point-y="-1.445cm">
              <dc:date>2023-02-26T00:00:00</dc:date>
              <text:p text:style-name="P1"><text:span text:style-name="T1">(into Seiyun)</text:span></text:p>
            </office:annotation>
            <text:p>Shibam</text:p>
          </table:table-cell>
          <table:table-cell table:style-name="ce1" office:value-type="string" calcext:value-type="string">
            <text:p>Tarim</text:p>
          </table:table-cell>
          <table:table-cell table:style-name="ce1" office:value-type="string" calcext:value-type="string">
            <text:p>Salalah</text:p>
          </table:table-cell>
          <table:table-cell table:style-name="ce1" office:value-type="string" calcext:value-type="string">
            <text:p>Mirbat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9" draw:text-style-name="P2" svg:width="4.508cm" svg:height="5.795cm" svg:x="117.618cm" svg:y="51.461cm" draw:caption-point-x="-0.407cm" draw:caption-point-y="-1.445cm">
              <dc:date>2023-02-26T00:00:00</dc:date>
              <text:p text:style-name="P1"><text:span text:style-name="T1">(Goa/Govapuri/Vasco da Gama/Panaji/Gava)</text:span></text:p>
              <text:p text:style-name="P1"><text:span text:style-name="T1"/></text:p>
              <text:p text:style-name="P1"><text:span text:style-name="T1">English: Carwar (Karwar)</text:span></text:p>
              <text:p text:style-name="P1"><text:span text:style-name="T1">Dutch: Vengurla (into Goa)</text:span></text:p>
            </office:annotation>
            <text:p>Chandrapura</text:p>
          </table:table-cell>
          <table:table-cell table:style-name="ce1" office:value-type="string" calcext:value-type="string">
            <office:annotation draw:style-name="gr3" draw:text-style-name="P2" svg:width="4.508cm" svg:height="2.223cm" svg:x="118.745cm" svg:y="51.461cm" draw:caption-point-x="-0.407cm" draw:caption-point-y="-1.445cm">
              <dc:date>2023-02-26T00:00:00</dc:date>
              <text:p text:style-name="P1"><text:span text:style-name="T1">(into Hubli)</text:span></text:p>
            </office:annotation>
            <text:p>Saundatti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51.461cm" draw:caption-point-x="-0.407cm" draw:caption-point-y="-1.445cm">
              <dc:date>2023-02-26T00:00:00</dc:date>
              <text:p text:style-name="P1"><text:span text:style-name="T1">(into Bellary/Ballari)</text:span></text:p>
              <text:p text:style-name="P1"><text:span text:style-name="T1"/></text:p>
              <text:p text:style-name="P1"><text:span text:style-name="T1">Persian/English: Billari/Bellary</text:span></text:p>
            </office:annotation>
            <text:p>Vijayanagara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51.461cm" draw:caption-point-x="-0.407cm" draw:caption-point-y="-1.445cm">
              <dc:date>2023-02-26T00:00:00</dc:date>
              <text:p text:style-name="P1"><text:span text:style-name="T1">(Nagarjunakonda, into Nadalluru/Nandyal)</text:span></text:p>
            </office:annotation>
            <text:p>Vijayapuri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51.461cm" draw:caption-point-x="-0.406cm" draw:caption-point-y="-1.445cm">
              <dc:date>2023-02-26T00:00:00</dc:date>
              <text:p text:style-name="P1"><text:span text:style-name="T1">(into Guntur)</text:span></text:p>
              <text:p text:style-name="P1"><text:span text:style-name="T1"/></text:p>
              <text:p text:style-name="P1"><text:span text:style-name="T1">English: Bezwada</text:span></text:p>
            </office:annotation>
            <text:p>Amaravathi</text:p>
          </table:table-cell>
          <table:table-cell table:style-name="ce1" office:value-type="string" calcext:value-type="string">
            <office:annotation draw:style-name="gr5" draw:text-style-name="P2" svg:width="4.509cm" svg:height="4.604cm" svg:x="123.253cm" svg:y="51.461cm" draw:caption-point-x="-0.406cm" draw:caption-point-y="-1.445cm">
              <dc:date>2023-02-26T00:00:00</dc:date>
              <text:p text:style-name="P1"><text:span text:style-name="T1">(Machilipatnam/Bandar)</text:span></text:p>
              <text:p text:style-name="P1"><text:span text:style-name="T1"/></text:p>
              <text:p text:style-name="P1"><text:span text:style-name="T1">Dutch: Palikol (into Eluru)</text:span></text:p>
            </office:annotation>
            <text:p>Masulipatnam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9" draw:text-style-name="P2" svg:width="4.509cm" svg:height="5.795cm" svg:x="134.524cm" svg:y="51.461cm" draw:caption-point-x="-0.406cm" draw:caption-point-y="-1.445cm">
              <dc:date>2023-02-26T00:00:00</dc:date>
              <text:p text:style-name="P1"><text:span text:style-name="T1">(Tavoy)</text:span></text:p>
              <text:p text:style-name="P1"><text:span text:style-name="T1"/></text:p>
              <text:p text:style-name="P1"><text:span text:style-name="T1">Khmer: Singhapura (into Kanchanaburi)</text:span></text:p>
              <text:p text:style-name="P1"><text:span text:style-name="T1">Thai: Ratchaburi</text:span></text:p>
            </office:annotation>
            <text:p>Dawei</text:p>
          </table:table-cell>
          <table:table-cell table:style-name="ce1" office:value-type="string" calcext:value-type="string">
            <office:annotation draw:style-name="gr5" draw:text-style-name="P2" svg:width="4.508cm" svg:height="4.604cm" svg:x="135.652cm" svg:y="51.461cm" draw:caption-point-x="-0.407cm" draw:caption-point-y="-1.445cm">
              <dc:date>2023-02-26T00:00:00</dc:date>
              <text:p text:style-name="P1"><text:span text:style-name="T1">(into Krung Thep/Bangkok)</text:span></text:p>
              <text:p text:style-name="P1"><text:span text:style-name="T1"/></text:p>
              <text:p text:style-name="P1"><text:span text:style-name="T1">Khmer: Nakhon Pathom (into Ayutthaya &gt; Krung Thep)</text:span></text:p>
            </office:annotation>
            <text:p>Ayuttha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51.461cm" draw:caption-point-x="-0.407cm" draw:caption-point-y="-1.445cm">
              <dc:date>2023-02-26T00:00:00</dc:date>
              <text:p text:style-name="P1"><text:span text:style-name="T1">Thai: Muong Phra (Nakhon)</text:span></text:p>
            </office:annotation>
            <text:p>Yasodharapur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5" draw:text-style-name="P2" svg:width="4.509cm" svg:height="4.604cm" svg:x="141.287cm" svg:y="51.461cm" draw:caption-point-x="-0.406cm" draw:caption-point-y="-1.445cm">
              <dc:date>2023-02-26T00:00:00</dc:date>
              <text:p text:style-name="P1"><text:span text:style-name="T1">(into Qui Nhon)</text:span></text:p>
              <text:p text:style-name="P1"><text:span text:style-name="T1"/></text:p>
              <text:p text:style-name="P1"><text:span text:style-name="T1">French: Qui Nhon</text:span></text:p>
            </office:annotation>
            <text:p>Vijay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3" draw:text-style-name="P2" svg:width="4.509cm" svg:height="2.223cm" svg:x="150.304cm" svg:y="51.461cm" draw:caption-point-x="-0.406cm" draw:caption-point-y="-1.445cm">
              <dc:date>2023-02-26T00:00:00</dc:date>
              <text:p text:style-name="P1"><text:span text:style-name="T1">(Nueva Cáceres)</text:span></text:p>
            </office:annotation>
            <text:p>Naga</text:p>
          </table:table-cell>
          <table:table-cell table:style-name="ce1" table:number-columns-repeated="17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1" office:value-type="string" calcext:value-type="string">
            <office:annotation draw:style-name="gr7" draw:text-style-name="P2" svg:width="4.508cm" svg:height="5.794cm" svg:x="30.829cm" svg:y="52.652cm" draw:caption-point-x="-0.407cm" draw:caption-point-y="-1.445cm">
              <dc:date>2023-02-26T00:00:00</dc:date>
              <text:p text:style-name="P1"><text:span text:style-name="T1">(into David)</text:span></text:p>
              <text:p text:style-name="P1"><text:span text:style-name="T1"/></text:p>
              <text:p text:style-name="P1"><text:span text:style-name="T1">Native/Mayan: Nato</text:span></text:p>
              <text:p text:style-name="P1"><text:span text:style-name="T1">Spanish: Natá de los Caballeros</text:span></text:p>
            </office:annotation>
            <text:p>San José de David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9cm" svg:height="4.604cm" svg:x="33.083cm" svg:y="52.652cm" draw:caption-point-x="-0.406cm" draw:caption-point-y="-1.445cm">
              <dc:date>2023-02-26T00:00:00</dc:date>
              <text:p text:style-name="P1"><text:span text:style-name="T1">Colombian: Riosucio</text:span></text:p>
              <text:p text:style-name="P1"><text:span text:style-name="T1"/></text:p>
              <text:p text:style-name="P1"><text:span text:style-name="T1">Native/Maya/Inca: Finzenú</text:span></text:p>
            </office:annotation>
            <text:p>Santa María la Antigua del Darién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Mayan/Inca/Native: Mompox</text:span></text:p>
              <text:p text:style-name="P1"><text:span text:style-name="T1">Spanish: Santa Cruz de Mompox</text:span></text:p>
            </office:annotation>
            <text:p>Santa Fe de Antioquia</text:p>
          </table:table-cell>
          <table:table-cell table:style-name="ce1" office:value-type="string" calcext:value-type="string">
            <text:p>Bucaramanga</text:p>
          </table:table-cell>
          <table:table-cell table:style-name="ce1" office:value-type="string" calcext:value-type="string">
            <office:annotation draw:style-name="gr5" draw:text-style-name="P2" svg:width="4.508cm" svg:height="4.604cm" svg:x="36.465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ative/Maya/Inca: Muku</text:span></text:p>
              <text:p text:style-name="P1"><text:span text:style-name="T1">Spanish: Timotes</text:span></text:p>
            </office:annotation>
            <text:p>Mérid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Guanare</text:p>
          </table:table-cell>
          <table:table-cell table:style-name="ce1" office:value-type="string" calcext:value-type="string">
            <text:p>Calabozo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52.652cm" draw:caption-point-x="-0.406cm" draw:caption-point-y="-1.445cm">
              <dc:date>2023-02-26T00:00:00</dc:date>
              <text:p text:style-name="P1"><text:span text:style-name="T1">(into El Tigre)</text:span></text:p>
            </office:annotation>
            <text:p>Santa Gertrudis de Tigre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52.652cm" draw:caption-point-x="-0.406cm" draw:caption-point-y="-1.445cm">
              <dc:date>2023-02-26T00:00:00</dc:date>
              <text:p text:style-name="P1"><text:span text:style-name="T1">(into Ciudad Guayana)</text:span></text:p>
              <text:p text:style-name="P1"><text:span text:style-name="T1"/></text:p>
              <text:p text:style-name="P1"><text:span text:style-name="T1">Viking: Barima (into Mabaruma)</text:span></text:p>
            </office:annotation>
            <text:p>San Félix</text:p>
          </table:table-cell>
          <table:table-cell table:style-name="ce1" office:value-type="string" calcext:value-type="string">
            <office:annotation draw:style-name="gr4" draw:text-style-name="P2" svg:width="4.509cm" svg:height="3.413cm" svg:x="43.227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Nieuw Middelburg (into Anna Regina)</text:span></text:p>
            </office:annotation>
            <text:p>Anna Regina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26" draw:text-style-name="P2" svg:width="4.509cm" svg:height="20.082cm" svg:x="62.388cm" svg:y="52.652cm" draw:caption-point-x="-0.406cm" draw:caption-point-y="-1.445cm">
              <dc:date>2023-02-26T00:00:00</dc:date>
              <text:p text:style-name="P1"><text:span text:style-name="T1">French: Dakar</text:span></text:p>
              <text:p text:style-name="P1"><text:span text:style-name="T1">Portuguese: Dacar</text:span></text:p>
              <text:p text:style-name="P1"><text:span text:style-name="T1"/></text:p>
              <text:p text:style-name="P1"><text:span text:style-name="T1">Portuguese: Bezeguiche</text:span></text:p>
              <text:p text:style-name="P1"><text:span text:style-name="T1">Dutch: Goeree</text:span></text:p>
              <text:p text:style-name="P1"><text:span text:style-name="T1">French: Gorée </text:span></text:p>
              <text:p text:style-name="P1"><text:span text:style-name="T1">(into Dakar)</text:span></text:p>
              <text:p text:style-name="P1"><text:span text:style-name="T1"/></text:p>
              <text:p text:style-name="P1"><text:span text:style-name="T1">Malian: Mboul</text:span></text:p>
              <text:p text:style-name="P1"><text:span text:style-name="T1">(into Thiès)</text:span></text:p>
              <text:p text:style-name="P1"><text:span text:style-name="T1">French: Thiès</text:span></text:p>
              <text:p text:style-name="P1"><text:span text:style-name="T1">Arabic: Ṯyass</text:span></text:p>
              <text:p text:style-name="P1"><text:span text:style-name="T1"/></text:p>
              <text:p text:style-name="P1"><text:span text:style-name="T1">German: Fort Jakob</text:span></text:p>
              <text:p text:style-name="P1"><text:span text:style-name="T1">Portuguese: São Domingo</text:span></text:p>
              <text:p text:style-name="P1"><text:span text:style-name="T1">English: Fort James</text:span></text:p>
            </office:annotation>
            <text:p>Ndakaaru</text:p>
          </table:table-cell>
          <table:table-cell table:style-name="ce1" office:value-type="string" calcext:value-type="string">
            <office:annotation draw:style-name="gr5" draw:text-style-name="P2" svg:width="4.508cm" svg:height="4.604cm" svg:x="63.516cm" svg:y="52.652cm" draw:caption-point-x="-0.407cm" draw:caption-point-y="-1.445cm">
              <dc:date>2023-02-26T00:00:00</dc:date>
              <text:p text:style-name="P1"><text:span text:style-name="T1">(into Orefonde)</text:span></text:p>
              <text:p text:style-name="P1"><text:span text:style-name="T1"/></text:p>
              <text:p text:style-name="P1"><text:span text:style-name="T1">French: Matam</text:span></text:p>
            </office:annotation>
            <text:p>Anyam-Godo</text:p>
          </table:table-cell>
          <table:table-cell table:style-name="ce1" office:value-type="string" calcext:value-type="string">
            <office:annotation draw:style-name="gr13" draw:text-style-name="P2" svg:width="4.508cm" svg:height="6.985cm" svg:x="64.643cm" svg:y="52.652cm" draw:caption-point-x="-0.407cm" draw:caption-point-y="-1.445cm">
              <dc:date>2023-02-26T00:00:00</dc:date>
              <text:p text:style-name="P1"><text:span text:style-name="T1">(into Boolebany)</text:span></text:p>
              <text:p text:style-name="P1"><text:span text:style-name="T1">French: Boulébané</text:span></text:p>
              <text:p text:style-name="P1"><text:span text:style-name="T1">(into Sénoudébou)</text:span></text:p>
              <text:p text:style-name="P1"><text:span text:style-name="T1"/></text:p>
              <text:p text:style-name="P1"><text:span text:style-name="T1">French: Bakel</text:span></text:p>
            </office:annotation>
            <text:p>Farabana</text:p>
          </table:table-cell>
          <table:table-cell table:style-name="ce1" office:value-type="string" calcext:value-type="string">
            <office:annotation draw:style-name="gr12" draw:text-style-name="P2" svg:width="4.508cm" svg:height="9.366cm" svg:x="65.77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yes</text:span></text:p>
              <text:p text:style-name="P1"><text:span text:style-name="T1">Malian: Kayi</text:span></text:p>
              <text:p text:style-name="P1"><text:span text:style-name="T1">Native (Songhai): Xaayi</text:span></text:p>
              <text:p text:style-name="P1"><text:span text:style-name="T1"/></text:p>
              <text:p text:style-name="P1"><text:span text:style-name="T1">Moorish/Arab: Madinah Khasso</text:span></text:p>
              <text:p text:style-name="P1"><text:span text:style-name="T1">French: Fort du Médine</text:span></text:p>
            </office:annotation>
            <text:p>Diakaba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52.652cm" draw:caption-point-x="-0.407cm" draw:caption-point-y="-1.445cm">
              <dc:date>2023-02-26T00:00:00</dc:date>
              <text:p text:style-name="P1"><text:span text:style-name="T1">French: Sansanding</text:span></text:p>
            </office:annotation>
            <text:p>Sizani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52.652cm" draw:caption-point-x="-0.406cm" draw:caption-point-y="-1.445cm">
              <dc:date>2023-02-26T00:00:00</dc:date>
              <text:p text:style-name="P1"><text:span text:style-name="T1">Arabic: Zāghā</text:span></text:p>
              <text:p text:style-name="P1"><text:span text:style-name="T1">French: Dia</text:span></text:p>
            </office:annotation>
            <text:p>Diakha</text:p>
          </table:table-cell>
          <table:table-cell table:style-name="ce1" office:value-type="string" calcext:value-type="string">
            <office:annotation draw:style-name="gr7" draw:text-style-name="P2" svg:width="4.509cm" svg:height="5.794cm" svg:x="69.15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/Moorish: Hamdullahi</text:span></text:p>
              <text:p text:style-name="P1"><text:span text:style-name="T1"/></text:p>
              <text:p text:style-name="P1"><text:span text:style-name="T1">French: Mopti</text:span></text:p>
            </office:annotation>
            <text:p>Bandiagara</text:p>
          </table:table-cell>
          <table:table-cell table:style-name="ce1" office:value-type="string" calcext:value-type="string">
            <text:p>Hombori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2.652cm" draw:caption-point-x="-0.406cm" draw:caption-point-y="-1.445cm">
              <dc:date>2023-02-26T00:00:00</dc:date>
              <text:p text:style-name="P1"><text:span text:style-name="T1">Arab: Winde</text:span></text:p>
              <text:p text:style-name="P1"><text:span text:style-name="T1">Native (Haussa): Birnin Bukka</text:span></text:p>
            </office:annotation>
            <text:p>Dori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52.652cm" draw:caption-point-x="-0.407cm" draw:caption-point-y="-1.445cm">
              <dc:date>2023-02-26T00:00:00</dc:date>
              <text:p text:style-name="P1"><text:span text:style-name="T1">Arabic: Kūkya</text:span></text:p>
            </office:annotation>
            <text:p>Kukiya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52.652cm" draw:caption-point-x="-0.407cm" draw:caption-point-y="-1.445cm">
              <dc:date>2023-02-26T00:00:00</dc:date>
              <text:p text:style-name="P1"><text:span text:style-name="T1">Independent (Hausa): Yamai</text:span></text:p>
              <text:p text:style-name="P1"><text:span text:style-name="T1">French: Niamey</text:span></text:p>
            </office:annotation>
            <text:p>Namay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52.652cm" draw:caption-point-x="-0.407cm" draw:caption-point-y="-1.445cm">
              <dc:date>2023-02-26T00:00:00</dc:date>
              <text:p text:style-name="P1"><text:span text:style-name="T1">(into Sakkwato)</text:span></text:p>
              <text:p text:style-name="P1"><text:span text:style-name="T1">English: Sokoto</text:span></text:p>
              <text:p text:style-name="P1"><text:span text:style-name="T1">Portuguese: Socoto</text:span></text:p>
              <text:p text:style-name="P1"><text:span text:style-name="T1"/></text:p>
            </office:annotation>
            <text:p>Birnin Kebbi</text:p>
          </table:table-cell>
          <table:table-cell table:style-name="ce1" office:value-type="string" calcext:value-type="string">
            <text:p>Katsina</text:p>
          </table:table-cell>
          <table:table-cell table:style-name="ce1" office:value-type="string" calcext:value-type="string">
            <text:p>Daura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52.652cm" draw:caption-point-x="-0.406cm" draw:caption-point-y="-1.445cm">
              <dc:date>2023-02-26T00:00:00</dc:date>
              <text:p text:style-name="P1"><text:span text:style-name="T1">(into Nguru)</text:span></text:p>
            </office:annotation>
            <text:p>Birnin N'Gafata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2.652cm" draw:caption-point-x="-0.406cm" draw:caption-point-y="-1.445cm">
              <dc:date>2023-02-26T00:00:00</dc:date>
              <text:p text:style-name="P1"><text:span text:style-name="T1">(into Gambaru)</text:span></text:p>
              <text:p text:style-name="P1"><text:span text:style-name="T1"/></text:p>
              <text:p text:style-name="P1"><text:span text:style-name="T1">French: Diffa</text:span></text:p>
            </office:annotation>
            <text:p>Zamtam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81.55cm" svg:y="52.652cm" draw:caption-point-x="-0.407cm" draw:caption-point-y="-1.445cm">
              <dc:date>2023-02-26T00:00:00</dc:date>
              <text:p text:style-name="P1"><text:span text:style-name="T1">Arab: Ndjimī</text:span></text:p>
              <text:p text:style-name="P1"><text:span text:style-name="T1">(into Mao)</text:span></text:p>
              <text:p text:style-name="P1"><text:span text:style-name="T1"/></text:p>
              <text:p text:style-name="P1"><text:span text:style-name="T1">French: Bol</text:span></text:p>
            </office:annotation>
            <text:p>Njimi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52.652cm" draw:caption-point-x="-0.407cm" draw:caption-point-y="-1.445cm">
              <dc:date>2023-02-26T00:00:00</dc:date>
              <text:p text:style-name="P1"><text:span text:style-name="T1">(into Cheddra)</text:span></text:p>
              <text:p text:style-name="P1"><text:span text:style-name="T1"/></text:p>
              <text:p text:style-name="P1"><text:span text:style-name="T1">Alternatively: Njimi</text:span></text:p>
            </office:annotation>
            <text:p>Kawal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52.652cm" draw:caption-point-x="-0.407cm" draw:caption-point-y="-1.445cm">
              <dc:date>2023-02-26T00:00:00</dc:date>
              <text:p text:style-name="P1"><text:span text:style-name="T1">(into Koumka)</text:span></text:p>
              <text:p text:style-name="P1"><text:span text:style-name="T1"/></text:p>
              <text:p text:style-name="P1"><text:span text:style-name="T1">French: Moussoro</text:span></text:p>
            </office:annotation>
            <text:p>Kalo</text:p>
          </table:table-cell>
          <table:table-cell table:style-name="ce1" office:value-type="string" calcext:value-type="string">
            <text:p>Biltin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ar Tama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52.652cm" draw:caption-point-x="-0.406cm" draw:caption-point-y="-1.445cm">
              <dc:date>2023-02-26T00:00:00</dc:date>
              <text:p text:style-name="P1"><text:span text:style-name="T1">(into Kobbei)</text:span></text:p>
              <text:p text:style-name="P1"><text:span text:style-name="T1"/></text:p>
              <text:p text:style-name="P1"><text:span text:style-name="T1">Nubian/Ethiopian: Kobbei</text:span></text:p>
              <text:p text:style-name="P1"><text:span text:style-name="T1">Arabic: Kubayh</text:span></text:p>
            </office:annotation>
            <text:p>Uri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52.652cm" draw:caption-point-x="-0.406cm" draw:caption-point-y="-1.445cm">
              <dc:date>2023-02-26T00:00:00</dc:date>
              <text:p text:style-name="P1"><text:span text:style-name="T1">Arabic: Kerker</text:span></text:p>
              <text:p text:style-name="P1"><text:span text:style-name="T1"/></text:p>
              <text:p text:style-name="P1"><text:span text:style-name="T1">Arab: Bara</text:span></text:p>
            </office:annotation>
            <text:p>Seringet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52.652cm" draw:caption-point-x="-0.407cm" draw:caption-point-y="-1.445cm">
              <dc:date>2023-02-26T00:00:00</dc:date>
              <text:p text:style-name="P1"><text:span text:style-name="T1">(into Omdurman)</text:span></text:p>
              <text:p text:style-name="P1"><text:span text:style-name="T1"/></text:p>
              <text:p text:style-name="P1"><text:span text:style-name="T1">Arabic: Umm Durmān</text:span></text:p>
              <text:p text:style-name="P1"><text:span text:style-name="T1">English: Omdurman</text:span></text:p>
            </office:annotation>
            <text:p>Ushara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52.652cm" draw:caption-point-x="-0.407cm" draw:caption-point-y="-1.445cm">
              <dc:date>2023-02-26T00:00:00</dc:date>
              <text:p text:style-name="P1"><text:span text:style-name="T1">Arabic: Qarrī</text:span></text:p>
              <text:p text:style-name="P1"><text:span text:style-name="T1">(into Halfaya)</text:span></text:p>
              <text:p text:style-name="P1"><text:span text:style-name="T1"/></text:p>
              <text:p text:style-name="P1"><text:span text:style-name="T1">Arabic: Halfaya (into Al-Kharṭūm Baḥrī)</text:span></text:p>
              <text:p text:style-name="P1"><text:span text:style-name="T1">English: Khartoum North</text:span></text:p>
            </office:annotation>
            <text:p>Kerri</text:p>
          </table:table-cell>
          <table:table-cell table:style-name="ce1" office:value-type="string" calcext:value-type="string">
            <office:annotation draw:style-name="gr19" draw:text-style-name="P2" svg:width="4.508cm" svg:height="18.891cm" svg:x="92.821cm" svg:y="52.652cm" draw:caption-point-x="-0.407cm" draw:caption-point-y="-1.445cm">
              <dc:date>2023-02-26T00:00:00</dc:date>
              <text:p text:style-name="P1"><text:span text:style-name="T1">Egyptian: Twjlkt</text:span></text:p>
              <text:p text:style-name="P1"><text:span text:style-name="T1">Arabic: Naqa</text:span></text:p>
              <text:p text:style-name="P1"><text:span text:style-name="T1">Greek: Daron</text:span></text:p>
              <text:p text:style-name="P1"><text:span text:style-name="T1">Latin: Diaron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Egyptian: Iribikrwb</text:span></text:p>
              <text:p text:style-name="P1"><text:span text:style-name="T1">Nubian: Benaga?</text:span></text:p>
              <text:p text:style-name="P1"><text:span text:style-name="T1">Latin: Araba</text:span></text:p>
              <text:p text:style-name="P1"><text:span text:style-name="T1">Arabic: Wad Ban Naq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Tolkte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52.652cm" draw:caption-point-x="-0.407cm" draw:caption-point-y="-1.445cm">
              <dc:date>2023-02-26T00:00:00</dc:date>
              <text:p text:style-name="P1"><text:span text:style-name="T1">Egyptian: Jbrp</text:span></text:p>
              <text:p text:style-name="P1"><text:span text:style-name="T1">Greek: Eser</text:span></text:p>
              <text:p text:style-name="P1"><text:span text:style-name="T1">Latin: Sape</text:span></text:p>
              <text:p text:style-name="P1"><text:span text:style-name="T1">Arabic: Musawwarat Es-Sufr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Aborepi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52.652cm" draw:caption-point-x="-0.406cm" draw:caption-point-y="-1.445cm">
              <dc:date>2023-02-26T00:00:00</dc:date>
              <text:p text:style-name="P1"><text:span text:style-name="T1">(into Agordat)</text:span></text:p>
              <text:p text:style-name="P1"><text:span text:style-name="T1"/></text:p>
              <text:p text:style-name="P1"><text:span text:style-name="T1">Ethiopian: Sanhit (into Keren)</text:span></text:p>
              <text:p text:style-name="P1"><text:span text:style-name="T1">Italian: Cheren</text:span></text:p>
              <text:p text:style-name="P1"><text:span text:style-name="T1">English: Keren</text:span></text:p>
              <text:p text:style-name="P1"><text:span text:style-name="T1"/></text:p>
              <text:p text:style-name="P1"><text:span text:style-name="T1">Arabic/Turkish: Kassala</text:span></text:p>
            </office:annotation>
            <text:p>Akordat</text:p>
          </table:table-cell>
          <table:table-cell table:style-name="ce1" office:value-type="string" calcext:value-type="string">
            <office:annotation draw:style-name="gr43" draw:text-style-name="P2" svg:width="4.509cm" svg:height="27.225cm" svg:x="96.202cm" svg:y="52.652cm" draw:caption-point-x="-0.406cm" draw:caption-point-y="-1.445cm">
              <dc:date>2023-02-26T00:00:00</dc:date>
              <text:p text:style-name="P1"><text:span text:style-name="T1">Alternative Ethiopian: Zala or Azuli</text:span></text:p>
              <text:p text:style-name="P1"><text:span text:style-name="T1">Egyptian: Wddt</text:span></text:p>
              <text:p text:style-name="P1"><text:span text:style-name="T1">Greek/Latin: Adulis</text:span></text:p>
              <text:p text:style-name="P1"><text:span text:style-name="T1">Ethiopian: Manbar</text:span></text:p>
              <text:p text:style-name="P1"><text:span text:style-name="T1">(into Massawa)</text:span></text:p>
              <text:p text:style-name="P1"><text:span text:style-name="T1"/></text:p>
              <text:p text:style-name="P1"><text:span text:style-name="T1">Greek: Koloe</text:span></text:p>
              <text:p text:style-name="P1"><text:span text:style-name="T1">Latin: Coloe</text:span></text:p>
              <text:p text:style-name="P1"><text:span text:style-name="T1">Ethiopian/Nubian: Qohaito</text:span></text:p>
              <text:p text:style-name="P1"><text:span text:style-name="T1">(into Debarwa)</text:span></text:p>
              <text:p text:style-name="P1"><text:span text:style-name="T1"/></text:p>
              <text:p text:style-name="P1"><text:span text:style-name="T1">Arabic: Dbarwa</text:span></text:p>
              <text:p text:style-name="P1"><text:span text:style-name="T1">Ethiopian Debarwa / Dəbarwa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Egyptian/Nubian: Sembel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Italian: L'Asmara</text:span></text:p>
              <text:p text:style-name="P1"><text:span text:style-name="T1">Ethiopian: Asmera</text:span></text:p>
              <text:p text:style-name="P1"><text:span text:style-name="T1">Arabic: Asmarā</text:span></text:p>
              <text:p text:style-name="P1"><text:span text:style-name="T1">English: Asmara</text:span></text:p>
            </office:annotation>
            <text:p>Manba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100.711cm" svg:y="52.652cm" draw:caption-point-x="-0.407cm" draw:caption-point-y="-1.445cm">
              <dc:date>2023-02-26T00:00:00</dc:date>
              <text:p text:style-name="P1"><text:span text:style-name="T1">Latin: Sapphar (Zafar, into 'Ibb)</text:span></text:p>
              <text:p text:style-name="P1"><text:span text:style-name="T1">Turkish: Hudeyde (Hudaydah)</text:span></text:p>
            </office:annotation>
            <text:p>Zabid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52.652cm" draw:caption-point-x="-0.407cm" draw:caption-point-y="-1.445cm">
              <dc:date>2023-02-26T00:00:00</dc:date>
              <text:p text:style-name="P1"><text:span text:style-name="T1">(Cana/Bi'r 'Ali)</text:span></text:p>
            </office:annotation>
            <text:p>Qana</text:p>
          </table:table-cell>
          <table:table-cell table:style-name="ce1" office:value-type="string" calcext:value-type="string">
            <text:p>Al-Mukallah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52.652cm" draw:caption-point-x="-0.406cm" draw:caption-point-y="-1.445cm">
              <dc:date>2023-02-26T00:00:00</dc:date>
              <text:p text:style-name="P1"><text:span text:style-name="T1">Ethiopian: Ausara (Al-Ghaydah)</text:span></text:p>
              <text:p text:style-name="P1"><text:span text:style-name="T1">Persian: Sharma</text:span></text:p>
              <text:p text:style-name="P1"><text:span text:style-name="T1">Turkish: El Gayda</text:span></text:p>
            </office:annotation>
            <text:p>Ash-Shihr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5" draw:text-style-name="P2" svg:width="4.508cm" svg:height="4.604cm" svg:x="118.745cm" svg:y="52.652cm" draw:caption-point-x="-0.407cm" draw:caption-point-y="-1.445cm">
              <dc:date>2023-02-26T00:00:00</dc:date>
              <text:p text:style-name="P1"><text:span text:style-name="T1">(into Bhatkal)</text:span></text:p>
              <text:p text:style-name="P1"><text:span text:style-name="T1"/></text:p>
              <text:p text:style-name="P1"><text:span text:style-name="T1">Dutch: Coondapore (Kundapura)</text:span></text:p>
            </office:annotation>
            <text:p>Murdeshwar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52.652cm" draw:caption-point-x="-0.407cm" draw:caption-point-y="-1.445cm">
              <dc:date>2023-02-26T00:00:00</dc:date>
              <text:p text:style-name="P1"><text:span text:style-name="T1">(Chandravalli, into Chitradurga)</text:span></text:p>
            </office:annotation>
            <text:p>Chandanavati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52.652cm" draw:caption-point-x="-0.407cm" draw:caption-point-y="-1.445cm">
              <dc:date>2023-02-26T00:00:00</dc:date>
              <text:p text:style-name="P1"><text:span text:style-name="T1">(Cuddapah/Neknamabad)</text:span></text:p>
            </office:annotation>
            <text:p>Kadapa</text:p>
          </table:table-cell>
          <table:table-cell table:style-name="ce1" office:value-type="string" calcext:value-type="string">
            <office:annotation draw:style-name="gr4" draw:text-style-name="P2" svg:width="4.509cm" svg:height="3.413cm" svg:x="122.126cm" svg:y="52.652cm" draw:caption-point-x="-0.406cm" draw:caption-point-y="-1.445cm">
              <dc:date>2023-02-26T00:00:00</dc:date>
              <text:p text:style-name="P1"><text:span text:style-name="T1">Persian/English: Nellaur/Nellore</text:span></text:p>
              <text:p text:style-name="P1"><text:span text:style-name="T1">Dutch: Petapoeli (Nizampatnam, into Guntur)</text:span></text:p>
            </office:annotation>
            <text:p>Nellore</text:p>
          </table:table-cell>
          <table:table-cell table:style-name="ce1" table:number-columns-repeated="6"/>
          <table:table-cell table:style-name="ce9"/>
          <table:table-cell table:style-name="ce1" table:number-columns-repeated="3"/>
          <table:table-cell table:style-name="ce1" office:value-type="string" calcext:value-type="string">
            <text:p>Phetchaburi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36.779cm" svg:y="52.652cm" draw:caption-point-x="-0.407cm" draw:caption-point-y="-1.445cm">
              <dc:date>2023-02-26T00:00:00</dc:date>
              <text:p text:style-name="P1"><text:span text:style-name="T1">French: Battambang</text:span></text:p>
            </office:annotation>
            <text:p>Chanthaburi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52.652cm" draw:caption-point-x="-0.406cm" draw:caption-point-y="-1.445cm">
              <dc:date>2023-02-26T00:00:00</dc:date>
              <text:p text:style-name="P1"><text:span text:style-name="T1">(Panthurangkha, into Phan Rang)</text:span></text:p>
              <text:p text:style-name="P1"><text:span text:style-name="T1"/></text:p>
              <text:p text:style-name="P1"><text:span text:style-name="T1">French: Dalat</text:span></text:p>
            </office:annotation>
            <text:p>Panduranga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52.652cm" draw:caption-point-x="-0.406cm" draw:caption-point-y="-1.445cm">
              <dc:date>2023-02-26T00:00:00</dc:date>
              <text:p text:style-name="P1"><text:span text:style-name="T1">(into Nha Trang)</text:span></text:p>
            </office:annotation>
            <text:p>Kauthara</text:p>
          </table:table-cell>
          <table:table-cell table:style-name="ce1" table:number-columns-repeated="4"/>
          <table:table-cell table:style-name="ce1" office:value-type="string" calcext:value-type="string">
            <text:p>Puerto Princesa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149.177cm" svg:y="52.652cm" draw:caption-point-x="-0.406cm" draw:caption-point-y="-1.445cm">
              <dc:date>2023-02-26T00:00:00</dc:date>
              <text:p text:style-name="P1"><text:span text:style-name="T1">Spanish/American: Cebu</text:span></text:p>
              <text:p text:style-name="P1"><text:span text:style-name="T1"/></text:p>
              <text:p text:style-name="P1"><text:span text:style-name="T1">Irong-Irong?</text:span></text:p>
              <text:p text:style-name="P1"><text:span text:style-name="T1">Iloilo</text:span></text:p>
            </office:annotation>
            <text:p>Sugb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1.431cm" svg:y="52.652cm" draw:caption-point-x="-0.406cm" draw:caption-point-y="-1.445cm">
              <dc:date>2023-02-26T00:00:00</dc:date>
              <text:p text:style-name="P1"><text:span text:style-name="T1">Spanish: Tacloban</text:span></text:p>
            </office:annotation>
            <text:p>Kankabatok</text:p>
          </table:table-cell>
          <table:table-cell table:style-name="ce1" table:number-columns-repeated="16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text:p>Quibdó</text:p>
          </table:table-cell>
          <table:table-cell table:style-name="ce1" office:value-type="string" calcext:value-type="string">
            <text:p>Medellín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53.843cm" draw:caption-point-x="-0.406cm" draw:caption-point-y="-1.445cm">
              <dc:date>2023-02-26T00:00:00</dc:date>
              <text:p text:style-name="P1"><text:span text:style-name="T1">Native/Inca/Maya: Chunsa</text:span></text:p>
              <text:p text:style-name="P1"><text:span text:style-name="T1">Spanish: Tunja</text:span></text:p>
            </office:annotation>
            <text:p>Tun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ore</text:p>
          </table:table-cell>
          <table:table-cell table:style-name="ce2" office:value-type="string" calcext:value-type="string">
            <office:annotation draw:style-name="gr1" draw:text-style-name="P2" svg:width="4.508cm" svg:height="2.222cm" svg:x="38.719cm" svg:y="53.843cm" draw:caption-point-x="-0.407cm" draw:caption-point-y="-1.445cm">
              <dc:date>2023-02-26T00:00:00</dc:date>
              <text:p text:style-name="P1"><text:span text:style-name="T1">(into Puerto Carreño)</text:span></text:p>
            </office:annotation>
            <text:p>El Picach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53.843cm" draw:caption-point-x="-0.406cm" draw:caption-point-y="-1.445cm">
              <dc:date>2023-02-26T00:00:00</dc:date>
              <text:p text:style-name="P1"><text:span text:style-name="T1">(into Ciudad Bolívar)</text:span></text:p>
            </office:annotation>
            <text:p>Angostu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3.227cm" svg:y="53.8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Fort Kyk-Over-Al </text:span></text:p>
              <text:p text:style-name="P1"><text:span text:style-name="T1">English: Fort Island (into Bartica)</text:span></text:p>
            </office:annotation>
            <text:p>Bartica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53.843cm" draw:caption-point-x="-0.406cm" draw:caption-point-y="-1.445cm">
              <dc:date>2023-02-26T00:00:00</dc:date>
              <text:p text:style-name="P1"><text:span text:style-name="T1">Dutch: Stabroek</text:span></text:p>
              <text:p text:style-name="P1"><text:span text:style-name="T1">French: Longchamps</text:span></text:p>
            </office:annotation>
            <text:p>Georgetown</text:p>
          </table:table-cell>
          <table:table-cell table:style-name="ce1" table:number-columns-repeated="11"/>
          <table:table-cell table:style-name="ce9"/>
          <table:table-cell table:style-name="ce1" table:number-columns-repeated="3"/>
          <table:table-cell table:style-name="ce1" office:value-type="string" calcext:value-type="string">
            <office:annotation draw:style-name="gr20" draw:text-style-name="P2" svg:width="4.509cm" svg:height="12.938cm" svg:x="62.388cm" svg:y="53.843cm" draw:caption-point-x="-0.406cm" draw:caption-point-y="-1.445cm">
              <dc:date>2023-02-26T00:00:00</dc:date>
              <text:p text:style-name="P1"><text:span text:style-name="T1">French/Portuguese: Carabane</text:span></text:p>
              <text:p text:style-name="P1"><text:span text:style-name="T1">English/German: Karaban</text:span></text:p>
              <text:p text:style-name="P1"><text:span text:style-name="T1"/></text:p>
              <text:p text:style-name="P1"><text:span text:style-name="T1">Portuguese/French: Ziguinchor</text:span></text:p>
              <text:p text:style-name="P1"><text:span text:style-name="T1">Malian: Siggcoor</text:span></text:p>
              <text:p text:style-name="P1"><text:span text:style-name="T1"/></text:p>
              <text:p text:style-name="P1"><text:span text:style-name="T1">English: Bathurst</text:span></text:p>
              <text:p text:style-name="P1"><text:span text:style-name="T1">French: Sante Marie de Bathurs</text:span></text:p>
              <text:p text:style-name="P1"><text:span text:style-name="T1">German: Fort Bayona</text:span></text:p>
              <text:p text:style-name="P1"><text:span text:style-name="T1">Independent: Banjul</text:span></text:p>
            </office:annotation>
            <text:p>Karabane</text:p>
          </table:table-cell>
          <table:table-cell table:style-name="ce1" office:value-type="string" calcext:value-type="string">
            <office:annotation draw:style-name="gr14" draw:text-style-name="P2" svg:width="4.508cm" svg:height="8.175cm" svg:x="63.516cm" svg:y="53.843cm" draw:caption-point-x="-0.407cm" draw:caption-point-y="-1.445cm">
              <dc:date>2023-02-26T00:00:00</dc:date>
              <text:p text:style-name="P1"><text:span text:style-name="T1">(into Kolda)</text:span></text:p>
              <text:p text:style-name="P1"><text:span text:style-name="T1"/></text:p>
              <text:p text:style-name="P1"><text:span text:style-name="T1">French: Sédhiou</text:span></text:p>
              <text:p text:style-name="P1"><text:span text:style-name="T1">Native: Seéju</text:span></text:p>
              <text:p text:style-name="P1"><text:span text:style-name="T1"/></text:p>
              <text:p text:style-name="P1"><text:span text:style-name="T1">Portuguese: Cacheu</text:span></text:p>
            </office:annotation>
            <text:p>Ndorna</text:p>
          </table:table-cell>
          <table:table-cell table:style-name="ce1" office:value-type="string" calcext:value-type="string">
            <office:annotation draw:style-name="gr1" draw:text-style-name="P2" svg:width="4.508cm" svg:height="2.222cm" svg:x="64.643cm" svg:y="53.843cm" draw:caption-point-x="-0.407cm" draw:caption-point-y="-1.445cm">
              <dc:date>2023-02-26T00:00:00</dc:date>
              <text:p text:style-name="P1"><text:span text:style-name="T1">French: Tambacounda</text:span></text:p>
            </office:annotation>
            <text:p>Tambaakundaa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53.843cm" draw:caption-point-x="-0.407cm" draw:caption-point-y="-1.445cm">
              <dc:date>2023-02-26T00:00:00</dc:date>
              <text:p text:style-name="P1"><text:span text:style-name="T1">(into Kita)</text:span></text:p>
            </office:annotation>
            <text:p>Sediousaba</text:p>
          </table:table-cell>
          <table:table-cell table:style-name="ce1" office:value-type="string" calcext:value-type="string">
            <office:annotation draw:style-name="gr2" draw:text-style-name="P2" svg:width="4.508cm" svg:height="4.603cm" svg:x="66.897cm" svg:y="53.843cm" draw:caption-point-x="-0.407cm" draw:caption-point-y="-1.445cm">
              <dc:date>2023-02-26T00:00:00</dc:date>
              <text:p text:style-name="P1"><text:span text:style-name="T1">(into Kangaba)</text:span></text:p>
              <text:p text:style-name="P1"><text:span text:style-name="T1"/></text:p>
              <text:p text:style-name="P1"><text:span text:style-name="T1">French: Bamako</text:span></text:p>
            </office:annotation>
            <text:p>Ka-ba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53.843cm" draw:caption-point-x="-0.406cm" draw:caption-point-y="-1.445cm">
              <dc:date>2023-02-26T00:00:00</dc:date>
              <text:p text:style-name="P1"><text:span text:style-name="T1">French: Ségou</text:span></text:p>
            </office:annotation>
            <text:p>Segu</text:p>
          </table:table-cell>
          <table:table-cell table:style-name="ce1" office:value-type="string" calcext:value-type="string">
            <office:annotation draw:style-name="gr4" draw:text-style-name="P2" svg:width="4.509cm" svg:height="3.413cm" svg:x="69.151cm" svg:y="53.843cm" draw:caption-point-x="-0.406cm" draw:caption-point-y="-1.445cm">
              <dc:date>2023-02-26T00:00:00</dc:date>
              <text:p text:style-name="P1"><text:span text:style-name="T1">French: Djenné</text:span></text:p>
              <text:p text:style-name="P1"><text:span text:style-name="T1">Portuguese: Jené</text:span></text:p>
            </office:annotation>
            <text:p>Jenne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53.843cm" draw:caption-point-x="-0.406cm" draw:caption-point-y="-1.445cm">
              <dc:date>2023-02-26T00:00:00</dc:date>
              <text:p text:style-name="P1"><text:span text:style-name="T1">(into Wagadugu)</text:span></text:p>
              <text:p text:style-name="P1"><text:span text:style-name="T1">French: Ouagadougou</text:span></text:p>
            </office:annotation>
            <text:p>Kumbi Tenga</text:p>
          </table:table-cell>
          <table:table-cell table:style-name="ce1" office:value-type="string" calcext:value-type="string">
            <text:p>Tenkodogo</text:p>
          </table:table-cell>
          <table:table-cell table:style-name="ce1" office:value-type="string" calcext:value-type="string">
            <office:annotation draw:style-name="gr12" draw:text-style-name="P2" svg:width="4.508cm" svg:height="9.366cm" svg:x="72.533cm" svg:y="53.843cm" draw:caption-point-x="-0.407cm" draw:caption-point-y="-1.445cm">
              <dc:date>2023-02-26T00:00:00</dc:date>
              <text:p text:style-name="P1"><text:span text:style-name="T1">(into Fada N'gourma)</text:span></text:p>
              <text:p text:style-name="P1"><text:span text:style-name="T1"/></text:p>
              <text:p text:style-name="P1"><text:span text:style-name="T1">Native (Songhai): Lulami</text:span></text:p>
              <text:p text:style-name="P1"><text:span text:style-name="T1">(into Say)</text:span></text:p>
              <text:p text:style-name="P1"><text:span text:style-name="T1"/></text:p>
              <text:p text:style-name="P1"><text:span text:style-name="T1">French: Say</text:span></text:p>
              <text:p text:style-name="P1"><text:span text:style-name="T1">Arab: Saayi</text:span></text:p>
            </office:annotation>
            <text:p>Bingo</text:p>
          </table:table-cell>
          <table:table-cell table:style-name="ce1" office:value-type="string" calcext:value-type="string">
            <text:p>Dosso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53.843cm" draw:caption-point-x="-0.407cm" draw:caption-point-y="-1.445cm">
              <dc:date>2023-02-26T00:00:00</dc:date>
              <text:p text:style-name="P1"><text:span text:style-name="T1">English: Gando</text:span></text:p>
              <text:p text:style-name="P1"><text:span text:style-name="T1"/></text:p>
              <text:p text:style-name="P1"><text:span text:style-name="T1">Alternative: Sokoto</text:span></text:p>
            </office:annotation>
            <text:p>Gwandu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53.843cm" draw:caption-point-x="-0.407cm" draw:caption-point-y="-1.445cm">
              <dc:date>2023-02-26T00:00:00</dc:date>
              <text:p text:style-name="P1"><text:span text:style-name="T1">(into Birnin Zamfara, Gusau)</text:span></text:p>
            </office:annotation>
            <text:p>Dutsi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53.843cm" draw:caption-point-x="-0.406cm" draw:caption-point-y="-1.445cm">
              <dc:date>2023-02-26T00:00:00</dc:date>
              <text:p text:style-name="P1"><text:span text:style-name="T1">(into Kano)</text:span></text:p>
            </office:annotation>
            <text:p>Dala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53.843cm" draw:caption-point-x="-0.406cm" draw:caption-point-y="-1.445cm">
              <dc:date>2023-02-26T00:00:00</dc:date>
              <text:p text:style-name="P1"><text:span text:style-name="T1">(into Hadejia)</text:span></text:p>
              <text:p text:style-name="P1"><text:span text:style-name="T1"/></text:p>
              <text:p text:style-name="P1"><text:span text:style-name="T1">English: Damaturu</text:span></text:p>
            </office:annotation>
            <text:p>Biram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53.843cm" draw:caption-point-x="-0.406cm" draw:caption-point-y="-1.445cm">
              <dc:date>2023-02-26T00:00:00</dc:date>
              <text:p text:style-name="P1"><text:span text:style-name="T1">(into Birnin N'Gazargamu; Kukawa)</text:span></text:p>
              <text:p text:style-name="P1"><text:span text:style-name="T1"/></text:p>
              <text:p text:style-name="P1"><text:span text:style-name="T1">English: Maiduguri</text:span></text:p>
            </office:annotation>
            <text:p>Kākā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2" draw:text-style-name="P2" svg:width="4.508cm" svg:height="4.603cm" svg:x="82.677cm" svg:y="53.843cm" draw:caption-point-x="-0.407cm" draw:caption-point-y="-1.445cm">
              <dc:date>2023-02-26T00:00:00</dc:date>
              <text:p text:style-name="P1"><text:span text:style-name="T1">(into Bâri)</text:span></text:p>
              <text:p text:style-name="P1"><text:span text:style-name="T1"/></text:p>
              <text:p text:style-name="P1"><text:span text:style-name="T1">French: Massakory</text:span></text:p>
            </office:annotation>
            <text:p>Bidderi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53.843cm" draw:caption-point-x="-0.407cm" draw:caption-point-y="-1.445cm">
              <dc:date>2023-02-26T00:00:00</dc:date>
              <text:p text:style-name="P1"><text:span text:style-name="T1">(into Yao)</text:span></text:p>
              <text:p text:style-name="P1"><text:span text:style-name="T1"/></text:p>
              <text:p text:style-name="P1"><text:span text:style-name="T1">French: Ati</text:span></text:p>
            </office:annotation>
            <text:p>Samna</text:p>
          </table:table-cell>
          <table:table-cell table:style-name="ce1" office:value-type="string" calcext:value-type="string">
            <office:annotation draw:style-name="gr12" draw:text-style-name="P2" svg:width="4.508cm" svg:height="9.366cm" svg:x="84.931cm" svg:y="53.843cm" draw:caption-point-x="-0.407cm" draw:caption-point-y="-1.445cm">
              <dc:date>2023-02-26T00:00:00</dc:date>
              <text:p text:style-name="P1"><text:span text:style-name="T1">(into Wara)</text:span></text:p>
              <text:p text:style-name="P1"><text:span text:style-name="T1">Arabic: Wara</text:span></text:p>
              <text:p text:style-name="P1"><text:span text:style-name="T1">French: Ouara</text:span></text:p>
              <text:p text:style-name="P1"><text:span text:style-name="T1">(into Abéché)</text:span></text:p>
              <text:p text:style-name="P1"><text:span text:style-name="T1"/></text:p>
              <text:p text:style-name="P1"><text:span text:style-name="T1">French: Abéché</text:span></text:p>
              <text:p text:style-name="P1"><text:span text:style-name="T1">Independent/Arabic: Abishī</text:span></text:p>
            </office:annotation>
            <text:p>Tajuwa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53.843cm" draw:caption-point-x="-0.406cm" draw:caption-point-y="-1.445cm">
              <dc:date>2023-02-26T00:00:00</dc:date>
              <text:p text:style-name="P1"><text:span text:style-name="T1">Arabic: Al-Junaynah</text:span></text:p>
            </office:annotation>
            <text:p>Genei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53.843cm" draw:caption-point-x="-0.406cm" draw:caption-point-y="-1.445cm">
              <dc:date>2023-02-26T00:00:00</dc:date>
              <text:p text:style-name="P1"><text:span text:style-name="T1">Arabic: Al-Fashir</text:span></text:p>
              <text:p text:style-name="P1"><text:span text:style-name="T1">English: El Fashir</text:span></text:p>
              <text:p text:style-name="P1"><text:span text:style-name="T1"/></text:p>
            </office:annotation>
            <text:p>Rahad Tendelti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53.843cm" draw:caption-point-x="-0.406cm" draw:caption-point-y="-1.445cm">
              <dc:date>2023-02-26T00:00:00</dc:date>
              <text:p text:style-name="P1"><text:span text:style-name="T1">Arabic: Al-Ubayyid</text:span></text:p>
            </office:annotation>
            <text:p>El Obeid</text:p>
          </table:table-cell>
          <table:table-cell table:style-name="ce1" office:value-type="string" calcext:value-type="string">
            <office:annotation draw:style-name="gr11" draw:text-style-name="P2" svg:width="4.508cm" svg:height="6.984cm" svg:x="90.567cm" svg:y="53.843cm" draw:caption-point-x="-0.407cm" draw:caption-point-y="-1.445cm">
              <dc:date>2023-02-26T00:00:00</dc:date>
              <text:p text:style-name="P1"><text:span text:style-name="T1">Arabic: Ad-Duwaym</text:span></text:p>
              <text:p text:style-name="P1"><text:span text:style-name="T1">Egyptian Arabic: Ed Dueim</text:span></text:p>
              <text:p text:style-name="P1"><text:span text:style-name="T1"/></text:p>
              <text:p text:style-name="P1"><text:span text:style-name="T1">Byzantine/Turkish/English: Kosti</text:span></text:p>
              <text:p text:style-name="P1"><text:span text:style-name="T1">Arab: Kusti</text:span></text:p>
            </office:annotation>
            <text:p>Dewaim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53.843cm" draw:caption-point-x="-0.407cm" draw:caption-point-y="-1.445cm">
              <dc:date>2023-02-26T00:00:00</dc:date>
              <text:p text:style-name="P1"><text:span text:style-name="T1">(into Khartoum)</text:span></text:p>
              <text:p text:style-name="P1"><text:span text:style-name="T1"/></text:p>
              <text:p text:style-name="P1"><text:span text:style-name="T1">Arabic: Al-Khurṭūm</text:span></text:p>
              <text:p text:style-name="P1"><text:span text:style-name="T1">Nubian: Kaartuɔ̈m</text:span></text:p>
              <text:p text:style-name="P1"><text:span text:style-name="T1">Turkish: Hartum</text:span></text:p>
              <text:p text:style-name="P1"><text:span text:style-name="T1">Egyptian Arabic: El-Hartum</text:span></text:p>
              <text:p text:style-name="P1"><text:span text:style-name="T1">English: Khartoum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" office:value-type="string" calcext:value-type="string">
            <office:annotation draw:style-name="gr11" draw:text-style-name="P2" svg:width="4.508cm" svg:height="6.984cm" svg:x="92.821cm" svg:y="53.843cm" draw:caption-point-x="-0.407cm" draw:caption-point-y="-1.445cm">
              <dc:date>2023-02-26T00:00:00</dc:date>
              <text:p text:style-name="P1"><text:span text:style-name="T1">(into Wad Madani)</text:span></text:p>
              <text:p text:style-name="P1"><text:span text:style-name="T1"/></text:p>
              <text:p text:style-name="P1"><text:span text:style-name="T1">Arabic/Turkish: Wad Madani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" office:value-type="string" calcext:value-type="string">
            <office:annotation draw:style-name="gr7" draw:text-style-name="P2" svg:width="4.508cm" svg:height="5.794cm" svg:x="93.948cm" svg:y="53.8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ubian/Arabic: Gallabat</text:span></text:p>
              <text:p text:style-name="P1"><text:span text:style-name="T1">English: Hor-Cacamoot</text:span></text:p>
              <text:p text:style-name="P1"><text:span text:style-name="T1">Ethiopina/Italian: Metemma</text:span></text:p>
            </office:annotation>
            <text:p>Gorgora</text:p>
          </table:table-cell>
          <table:table-cell table:style-name="ce1" office:value-type="string" calcext:value-type="string">
            <office:annotation draw:style-name="gr2" draw:text-style-name="P2" svg:width="4.509cm" svg:height="4.603cm" svg:x="95.075cm" svg:y="53.843cm" draw:caption-point-x="-0.406cm" draw:caption-point-y="-1.445cm">
              <dc:date>2023-02-26T00:00:00</dc:date>
              <text:p text:style-name="P1"><text:span text:style-name="T1">(into Gondär / Gonder)</text:span></text:p>
              <text:p text:style-name="P1"><text:span text:style-name="T1">Arabic: Qundar</text:span></text:p>
              <text:p text:style-name="P1"><text:span text:style-name="T1">Europeans: Gondar</text:span></text:p>
            </office:annotation>
            <text:p>Gwandar</text:p>
          </table:table-cell>
          <table:table-cell table:style-name="ce1" office:value-type="string" calcext:value-type="string">
            <office:annotation draw:style-name="gr20" draw:text-style-name="P2" svg:width="4.509cm" svg:height="12.938cm" svg:x="96.202cm" svg:y="53.843cm" draw:caption-point-x="-0.406cm" draw:caption-point-y="-1.445cm">
              <dc:date>2023-02-26T00:00:00</dc:date>
              <text:p text:style-name="P1"><text:span text:style-name="T1">Portuguese/Italian/Spanish: Axum</text:span></text:p>
              <text:p text:style-name="P1"><text:span text:style-name="T1">French: Aksoum</text:span></text:p>
              <text:p text:style-name="P1"><text:span text:style-name="T1">(into Adwa)</text:span></text:p>
              <text:p text:style-name="P1"><text:span text:style-name="T1"/></text:p>
              <text:p text:style-name="P1"><text:span text:style-name="T1">Italian: Adua</text:span></text:p>
              <text:p text:style-name="P1"><text:span text:style-name="T1">Ethiopian/English: Adwa</text:span></text:p>
              <text:p text:style-name="P1"><text:span text:style-name="T1"/></text:p>
              <text:p text:style-name="P1"><text:span text:style-name="T1">Egyptian/Nubian: Yeha</text:span></text:p>
              <text:p text:style-name="P1"><text:span text:style-name="T1">(into Aksum)</text:span></text:p>
              <text:p text:style-name="P1"><text:span text:style-name="T1">Latin: Auxume</text:span></text:p>
            </office:annotation>
            <text:p>Aksum</text:p>
          </table:table-cell>
          <table:table-cell table:style-name="ce1" office:value-type="string" calcext:value-type="string">
            <office:annotation draw:style-name="gr19" draw:text-style-name="P2" svg:width="4.509cm" svg:height="18.891cm" svg:x="97.329cm" svg:y="53.843cm" draw:caption-point-x="-0.406cm" draw:caption-point-y="-1.445cm">
              <dc:date>2023-02-26T00:00:00</dc:date>
              <text:p text:style-name="P1"><text:span text:style-name="T1">(into Wukro)</text:span></text:p>
              <text:p text:style-name="P1"><text:span text:style-name="T1">Italian: Ugorò</text:span></text:p>
              <text:p text:style-name="P1"><text:span text:style-name="T1"/></text:p>
              <text:p text:style-name="P1"><text:span text:style-name="T1">Greek: Arsinoë Epidires</text:span></text:p>
              <text:p text:style-name="P1"><text:span text:style-name="T1">Arabic: Assab</text:span></text:p>
              <text:p text:style-name="P1"><text:span text:style-name="T1">Ethiopian: Asab</text:span></text:p>
              <text:p text:style-name="P1"><text:span text:style-name="T1">Swahili: Casab</text:span></text:p>
              <text:p text:style-name="P1"><text:span text:style-name="T1"/></text:p>
              <text:p text:style-name="P1"><text:span text:style-name="T1">Arabic: Beilul</text:span></text:p>
              <text:p text:style-name="P1"><text:span text:style-name="T1">Ethiopian: <text:s/>Bäylul</text:span></text:p>
              <text:p text:style-name="P1"><text:span text:style-name="T1">(into Assab)</text:span></text:p>
              <text:p text:style-name="P1"><text:span text:style-name="T1"/></text:p>
              <text:p text:style-name="P1"><text:span text:style-name="T1">Egyptian/Nubian: Matara</text:span></text:p>
              <text:p text:style-name="P1"><text:span text:style-name="T1">Ehiopian: Metera</text:span></text:p>
              <text:p text:style-name="P1"><text:span text:style-name="T1">(into Beilul)</text:span></text:p>
            </office:annotation>
            <text:p>Dongol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00.711cm" svg:y="53.843cm" draw:caption-point-x="-0.407cm" draw:caption-point-y="-1.445cm">
              <dc:date>2023-02-26T00:00:00</dc:date>
              <text:p text:style-name="P1"><text:span text:style-name="T1">Most non-Arabian civs: Mocha/Muza/Al-Mukha</text:span></text:p>
            </office:annotation>
            <text:p>Ta'izz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53.843cm" draw:caption-point-x="-0.407cm" draw:caption-point-y="-1.445cm">
              <dc:date>2023-02-26T00:00:00</dc:date>
              <text:p text:style-name="P1"><text:span text:style-name="T1">(Aden/Eudaemon)</text:span></text:p>
            </office:annotation>
            <text:p>Adan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11" draw:text-style-name="P2" svg:width="4.508cm" svg:height="6.984cm" svg:x="118.745cm" svg:y="53.843cm" draw:caption-point-x="-0.407cm" draw:caption-point-y="-1.445cm">
              <dc:date>2023-02-26T00:00:00</dc:date>
              <text:p text:style-name="P1"><text:span text:style-name="T1">(Mangaluru/Mangalore)</text:span></text:p>
              <text:p text:style-name="P1"><text:span text:style-name="T1"/></text:p>
              <text:p text:style-name="P1"><text:span text:style-name="T1">French: Mahé</text:span></text:p>
              <text:p text:style-name="P1"><text:span text:style-name="T1">Dutch: Cannanore (Kannur)</text:span></text:p>
              <text:p text:style-name="P1"><text:span text:style-name="T1">Arabic: Manjalūr</text:span></text:p>
            </office:annotation>
            <text:p>Mangalapuram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53.843cm" draw:caption-point-x="-0.407cm" draw:caption-point-y="-1.445cm">
              <dc:date>2023-02-26T00:00:00</dc:date>
              <text:p text:style-name="P1"><text:span text:style-name="T1">(into Mysuru/Mysore)</text:span></text:p>
              <text:p text:style-name="P1"><text:span text:style-name="T1"/></text:p>
              <text:p text:style-name="P1"><text:span text:style-name="T1">Most civs: Mysore</text:span></text:p>
            </office:annotation>
            <text:p>Srirangapatn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53.843cm" draw:caption-point-x="-0.407cm" draw:caption-point-y="-1.445cm">
              <dc:date>2023-02-26T00:00:00</dc:date>
              <text:p text:style-name="P1"><text:span text:style-name="T1">(into Bengaluru/Bangalore)</text:span></text:p>
              <text:p text:style-name="P1"><text:span text:style-name="T1"/></text:p>
              <text:p text:style-name="P1"><text:span text:style-name="T1">Most civs: Bangalore</text:span></text:p>
            </office:annotation>
            <text:p>Talakadu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53.843cm" draw:caption-point-x="-0.406cm" draw:caption-point-y="-1.445cm">
              <dc:date>2023-02-26T00:00:00</dc:date>
              <text:p text:style-name="P1"><text:span text:style-name="T1">(Madras/Chennai)</text:span></text:p>
              <text:p text:style-name="P1"><text:span text:style-name="T1"/></text:p>
              <text:p text:style-name="P1"><text:span text:style-name="T1">French: Pondichéry</text:span></text:p>
              <text:p text:style-name="P1"><text:span text:style-name="T1">Portuguese/Dutch: Paliacate (Pulicat/Casteel Geldria)</text:span></text:p>
            </office:annotation>
            <text:p>Mahabalipuram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9cm" svg:height="2.222cm" svg:x="134.524cm" svg:y="53.843cm" draw:caption-point-x="-0.406cm" draw:caption-point-y="-1.445cm">
              <dc:date>2023-02-26T00:00:00</dc:date>
              <text:p text:style-name="P1"><text:span text:style-name="T1">(Mergui)</text:span></text:p>
            </office:annotation>
            <text:p>Myeik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8cm" svg:height="5.794cm" svg:x="137.906cm" svg:y="53.843cm" draw:caption-point-x="-0.407cm" draw:caption-point-y="-1.445cm">
              <dc:date>2023-02-26T00:00:00</dc:date>
              <text:p text:style-name="P1"><text:span text:style-name="T1">(into Phnom Penh/Phanompen)</text:span></text:p>
              <text:p text:style-name="P1"><text:span text:style-name="T1"/></text:p>
              <text:p text:style-name="P1"><text:span text:style-name="T1">French/Thai: Phnom Penh/Phanompen</text:span></text:p>
              <text:p text:style-name="P1"><text:span text:style-name="T1">Chinese: Wu Ge</text:span></text:p>
            </office:annotation>
            <text:p>Angkor Bore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53.843cm" draw:caption-point-x="-0.406cm" draw:caption-point-y="-1.445cm">
              <dc:date>2023-02-26T00:00:00</dc:date>
              <text:p text:style-name="P1"><text:span text:style-name="T1">(Saigon/Ho Chi Minh City)</text:span></text:p>
            </office:annotation>
            <text:p>Prey Nokor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145.796cm" svg:y="53.843cm" draw:caption-point-x="-0.407cm" draw:caption-point-y="-1.445cm">
              <dc:date>2023-02-26T00:00:00</dc:date>
              <text:p text:style-name="P1"><text:span text:style-name="T1">Native/Malay: Bonbon</text:span></text:p>
            </office:annotation>
            <text:p>Brooke's Point</text:p>
          </table:table-cell>
          <table:table-cell table:style-name="ce1" table:number-columns-repeated="21"/>
          <table:table-cell table:number-columns-repeated="87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office:annotation draw:style-name="gr3" draw:text-style-name="P2" svg:width="4.509cm" svg:height="2.223cm" svg:x="7.159cm" svg:y="55.033cm" draw:caption-point-x="-0.406cm" draw:caption-point-y="-1.445cm">
              <dc:date>2023-02-26T00:00:00</dc:date>
              <text:p text:style-name="P1"><text:span text:style-name="T1">American: Millersville</text:span></text:p>
            </office:annotation>
            <text:p>Tabwakea</text:p>
          </table:table-cell>
          <table:table-cell table:style-name="ce1" table:number-columns-repeated="14"/>
          <table:table-cell table:style-name="ce5"/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ali</text:p>
          </table:table-cell>
          <table:table-cell table:style-name="ce1" office:value-type="string" calcext:value-type="string">
            <office:annotation draw:style-name="gr3" draw:text-style-name="P2" svg:width="4.509cm" svg:height="2.223cm" svg:x="35.337cm" svg:y="55.033cm" draw:caption-point-x="-0.406cm" draw:caption-point-y="-1.445cm">
              <dc:date>2023-02-26T00:00:00</dc:date>
              <text:p text:style-name="P1"><text:span text:style-name="T1">Native/Inca/Maya: Muyquytá</text:span></text:p>
            </office:annotation>
            <text:p>Bogotá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 Martín de los Llanos Orientales</text:p>
          </table:table-cell>
          <table:table-cell table:style-name="ce1" office:value-type="string" calcext:value-type="string">
            <text:p>Puerto Inírida</text:p>
          </table:table-cell>
          <table:table-cell table:style-name="ce1" office:value-type="string" calcext:value-type="string">
            <text:p>San Fernando de Atabap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ta Elena de Uairé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55.033cm" draw:caption-point-x="-0.406cm" draw:caption-point-y="-1.445cm">
              <dc:date>2023-02-26T00:00:00</dc:date>
              <text:p text:style-name="P1"><text:span text:style-name="T1">(into Linden)</text:span></text:p>
            </office:annotation>
            <text:p>Christianburg</text:p>
          </table:table-cell>
          <table:table-cell table:style-name="ce2" office:value-type="string" calcext:value-type="string">
            <office:annotation draw:style-name="gr4" draw:text-style-name="P2" svg:width="4.508cm" svg:height="3.413cm" svg:x="45.482cm" svg:y="55.033cm" draw:caption-point-x="-0.407cm" draw:caption-point-y="-1.445cm">
              <dc:date>2023-02-26T00:00:00</dc:date>
              <text:p text:style-name="P1"><text:span text:style-name="T1">(into Nieuw Amsterdam)</text:span></text:p>
              <text:p text:style-name="P1"><text:span text:style-name="T1">English: New Amsterdam</text:span></text:p>
            </office:annotation>
            <text:p>Fort Nassau</text:p>
          </table:table-cell>
          <table:table-cell table:style-name="ce1" office:value-type="string" calcext:value-type="string">
            <office:annotation draw:style-name="gr12" draw:text-style-name="P2" svg:width="4.508cm" svg:height="9.366cm" svg:x="46.609cm" svg:y="55.033cm" draw:caption-point-x="-0.407cm" draw:caption-point-y="-1.445cm">
              <dc:date>2023-02-26T00:00:00</dc:date>
              <text:p text:style-name="P1"><text:span text:style-name="T1">(into Paramaribo)</text:span></text:p>
              <text:p text:style-name="P1"><text:span text:style-name="T1">English: Fort Willoughby</text:span></text:p>
              <text:p text:style-name="P1"><text:span text:style-name="T1"/></text:p>
              <text:p text:style-name="P1"><text:span text:style-name="T1">Portuguese: Torarica</text:span></text:p>
              <text:p text:style-name="P1"><text:span text:style-name="T1">Dutch: Jodensavanne (into Paramaribo)</text:span></text:p>
              <text:p text:style-name="P1"><text:span text:style-name="T1"/></text:p>
              <text:p text:style-name="P1"><text:span text:style-name="T1">French: Sinnamary</text:span></text:p>
            </office:annotation>
            <text:p>Fort Zeelandia</text:p>
          </table:table-cell>
          <table:table-cell table:style-name="ce1" office:value-type="string" calcext:value-type="string">
            <office:annotation draw:style-name="gr4" draw:text-style-name="P2" svg:width="4.508cm" svg:height="3.413cm" svg:x="47.736cm" svg:y="55.033cm" draw:caption-point-x="-0.407cm" draw:caption-point-y="-1.445cm">
              <dc:date>2023-02-26T00:00:00</dc:date>
              <text:p text:style-name="P1"><text:span text:style-name="T1">Portuguese: Caiena</text:span></text:p>
              <text:p text:style-name="P1"><text:span text:style-name="T1">Spanish: Cayena</text:span></text:p>
            </office:annotation>
            <text:p>Cayenne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2" draw:text-style-name="P2" svg:width="4.508cm" svg:height="9.366cm" svg:x="63.516cm" svg:y="55.033cm" draw:caption-point-x="-0.407cm" draw:caption-point-y="-1.445cm">
              <dc:date>2023-02-26T00:00:00</dc:date>
              <text:p text:style-name="P1"><text:span text:style-name="T1">Portuguese: Nova Lamego</text:span></text:p>
              <text:p text:style-name="P1"><text:span text:style-name="T1">Independent: Gabu</text:span></text:p>
              <text:p text:style-name="P1"><text:span text:style-name="T1"/></text:p>
              <text:p text:style-name="P1"><text:span text:style-name="T1">Portuguese: Bissau</text:span></text:p>
              <text:p text:style-name="P1"><text:span text:style-name="T1"/></text:p>
              <text:p text:style-name="P1"><text:span text:style-name="T1">French: Boké</text:span></text:p>
              <text:p text:style-name="P1"><text:span text:style-name="T1">Native: Deboké</text:span></text:p>
            </office:annotation>
            <text:p>Kansa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3" draw:text-style-name="P2" svg:width="4.508cm" svg:height="8.176cm" svg:x="65.77cm" svg:y="55.033cm" draw:caption-point-x="-0.407cm" draw:caption-point-y="-1.445cm">
              <dc:date>2023-02-26T00:00:00</dc:date>
              <text:p text:style-name="P1"><text:span text:style-name="T1">French: Kouroussa</text:span></text:p>
              <text:p text:style-name="P1"><text:span text:style-name="T1"/></text:p>
              <text:p text:style-name="P1"><text:span text:style-name="T1">Arab/Moorish: Dinguiray</text:span></text:p>
              <text:p text:style-name="P1"><text:span text:style-name="T1">French: Dinguiraye</text:span></text:p>
              <text:p text:style-name="P1"><text:span text:style-name="T1"/></text:p>
              <text:p text:style-name="P1"><text:span text:style-name="T1">English: Makeni</text:span></text:p>
            </office:annotation>
            <text:p>Kurussa</text:p>
          </table:table-cell>
          <table:table-cell table:style-name="ce1" office:value-type="string" calcext:value-type="string">
            <office:annotation draw:style-name="gr5" draw:text-style-name="P2" svg:width="4.508cm" svg:height="4.604cm" svg:x="66.897cm" svg:y="55.033cm" draw:caption-point-x="-0.407cm" draw:caption-point-y="-1.445cm">
              <dc:date>2023-02-26T00:00:00</dc:date>
              <text:p text:style-name="P1"><text:span text:style-name="T1">Arab: Nyeni</text:span></text:p>
              <text:p text:style-name="P1"><text:span text:style-name="T1"/></text:p>
              <text:p text:style-name="P1"><text:span text:style-name="T1">French: Kankan</text:span></text:p>
            </office:annotation>
            <text:p>Niani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55.033cm" draw:caption-point-x="-0.406cm" draw:caption-point-y="-1.445cm">
              <dc:date>2023-02-26T00:00:00</dc:date>
              <text:p text:style-name="P1"><text:span text:style-name="T1">French: Sikasso</text:span></text:p>
            </office:annotation>
            <text:p>Sikaso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55.033cm" draw:caption-point-x="-0.406cm" draw:caption-point-y="-1.445cm">
              <dc:date>2023-02-26T00:00:00</dc:date>
              <text:p text:style-name="P1"><text:span text:style-name="T1">French: Bobo-Dioulasso</text:span></text:p>
            </office:annotation>
            <text:p>Sia</text:p>
          </table:table-cell>
          <table:table-cell table:style-name="ce1" office:value-type="string" calcext:value-type="string">
            <office:annotation draw:style-name="gr12" draw:text-style-name="P2" svg:width="4.509cm" svg:height="9.366cm" svg:x="70.278cm" svg:y="55.033cm" draw:caption-point-x="-0.406cm" draw:caption-point-y="-1.445cm">
              <dc:date>2023-02-26T00:00:00</dc:date>
              <text:p text:style-name="P1"><text:span text:style-name="T1">(into Damongo)</text:span></text:p>
              <text:p text:style-name="P1"><text:span text:style-name="T1"/></text:p>
              <text:p text:style-name="P1"><text:span text:style-name="T1">Malian: Larabanga</text:span></text:p>
              <text:p text:style-name="P1"><text:span text:style-name="T1"/></text:p>
              <text:p text:style-name="P1"><text:span text:style-name="T1">English: Tamale</text:span></text:p>
              <text:p text:style-name="P1"><text:span text:style-name="T1"/></text:p>
              <text:p text:style-name="P1"><text:span text:style-name="T1">Native?: Wa</text:span></text:p>
            </office:annotation>
            <text:p>Yagbum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55.033cm" draw:caption-point-x="-0.406cm" draw:caption-point-y="-1.445cm">
              <dc:date>2023-02-26T00:00:00</dc:date>
              <text:p text:style-name="P1"><text:span text:style-name="T1">German: Jendi</text:span></text:p>
              <text:p text:style-name="P1"><text:span text:style-name="T1"/></text:p>
              <text:p text:style-name="P1"><text:span text:style-name="T1">Malian: Gambaga</text:span></text:p>
            </office:annotation>
            <text:p>Yendi</text:p>
          </table:table-cell>
          <table:table-cell table:style-name="ce1" office:value-type="string" calcext:value-type="string">
            <office:annotation draw:style-name="gr3" draw:text-style-name="P2" svg:width="4.508cm" svg:height="2.223cm" svg:x="72.533cm" svg:y="55.033cm" draw:caption-point-x="-0.407cm" draw:caption-point-y="-1.445cm">
              <dc:date>2023-02-26T00:00:00</dc:date>
              <text:p text:style-name="P1"><text:span text:style-name="T1">French: Djougou</text:span></text:p>
            </office:annotation>
            <text:p>Jugu</text:p>
          </table:table-cell>
          <table:table-cell table:style-name="ce1" office:value-type="string" calcext:value-type="string">
            <text:p>Nikki</text:p>
          </table:table-cell>
          <table:table-cell table:style-name="ce1" office:value-type="string" calcext:value-type="string">
            <office:annotation draw:style-name="gr3" draw:text-style-name="P2" svg:width="4.508cm" svg:height="2.223cm" svg:x="74.787cm" svg:y="55.033cm" draw:caption-point-x="-0.407cm" draw:caption-point-y="-1.445cm">
              <dc:date>2023-02-26T00:00:00</dc:date>
              <text:p text:style-name="P1"><text:span text:style-name="T1">(into Kontagora)</text:span></text:p>
            </office:annotation>
            <text:p>Birnin Yawuri</text:p>
          </table:table-cell>
          <table:table-cell table:style-name="ce1" office:value-type="string" calcext:value-type="string">
            <office:annotation draw:style-name="gr5" draw:text-style-name="P2" svg:width="4.508cm" svg:height="4.604cm" svg:x="75.914cm" svg:y="55.033cm" draw:caption-point-x="-0.407cm" draw:caption-point-y="-1.445cm">
              <dc:date>2023-02-26T00:00:00</dc:date>
              <text:p text:style-name="P1"><text:span text:style-name="T1">(into Zaria)</text:span></text:p>
              <text:p text:style-name="P1"><text:span text:style-name="T1"/></text:p>
              <text:p text:style-name="P1"><text:span text:style-name="T1">English: Zungeru</text:span></text:p>
            </office:annotation>
            <text:p>Zazzau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duna</text:span></text:p>
            </office:annotation>
            <text:p>Rano</text:p>
          </table:table-cell>
          <table:table-cell table:style-name="ce1" office:value-type="string" calcext:value-type="string">
            <office:annotation draw:style-name="gr5" draw:text-style-name="P2" svg:width="4.509cm" svg:height="4.604cm" svg:x="78.168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Jos</text:span></text:p>
              <text:p text:style-name="P1"><text:span text:style-name="T1">Native: Gwosh</text:span></text:p>
            </office:annotation>
            <text:p>Bauchi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5.033cm" draw:caption-point-x="-0.406cm" draw:caption-point-y="-1.445cm">
              <dc:date>2023-02-26T00:00:00</dc:date>
              <text:p text:style-name="P1"><text:span text:style-name="T1">French: Dikoa</text:span></text:p>
              <text:p text:style-name="P1"><text:span text:style-name="T1"/></text:p>
              <text:p text:style-name="P1"><text:span text:style-name="T1">English: Gombe</text:span></text:p>
            </office:annotation>
            <text:p>Dikw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roua</text:span></text:p>
              <text:p text:style-name="P1"><text:span text:style-name="T1">German: Marua</text:span></text:p>
              <text:p text:style-name="P1"><text:span text:style-name="T1">Native: Marwa</text:span></text:p>
            </office:annotation>
            <text:p>Makary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Fort-Lamy</text:span></text:p>
              <text:p text:style-name="P1"><text:span text:style-name="T1">Independent: N'Djamena</text:span></text:p>
            </office:annotation>
            <text:p>Gamtila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55.033cm" draw:caption-point-x="-0.407cm" draw:caption-point-y="-1.445cm">
              <dc:date>2023-02-26T00:00:00</dc:date>
              <text:p text:style-name="P1"><text:span text:style-name="T1">(into Massaguet)</text:span></text:p>
              <text:p text:style-name="P1"><text:span text:style-name="T1"/></text:p>
              <text:p text:style-name="P1"><text:span text:style-name="T1">French: Massaguet</text:span></text:p>
            </office:annotation>
            <text:p>Balagi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55.033cm" draw:caption-point-x="-0.407cm" draw:caption-point-y="-1.445cm">
              <dc:date>2023-02-26T00:00:00</dc:date>
              <text:p text:style-name="P1"><text:span text:style-name="T1">Arabic: Mūnqū</text:span></text:p>
            </office:annotation>
            <text:p>Mongo</text:p>
          </table:table-cell>
          <table:table-cell table:style-name="ce1" office:value-type="string" calcext:value-type="string">
            <text:p>Goz Beïda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55.033cm" draw:caption-point-x="-0.406cm" draw:caption-point-y="-1.445cm">
              <dc:date>2023-02-26T00:00:00</dc:date>
              <text:p text:style-name="P1"><text:span text:style-name="T1">Arab: Zalinjay</text:span></text:p>
            </office:annotation>
            <text:p>Zalingei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55.033cm" draw:caption-point-x="-0.406cm" draw:caption-point-y="-1.445cm">
              <dc:date>2023-02-26T00:00:00</dc:date>
              <text:p text:style-name="P1"><text:span text:style-name="T1">(into Nyala)</text:span></text:p>
            </office:annotation>
            <text:p>Niyala</text:p>
          </table:table-cell>
          <table:table-cell table:style-name="ce1" office:value-type="string" calcext:value-type="string">
            <text:p>En Nahu</text:p>
          </table:table-cell>
          <table:table-cell table:style-name="ce1" office:value-type="string" calcext:value-type="string">
            <text:p>Kaduqli</text:p>
          </table:table-cell>
          <table:table-cell table:style-name="ce1" office:value-type="string" calcext:value-type="string">
            <office:annotation draw:style-name="gr4" draw:text-style-name="P2" svg:width="4.508cm" svg:height="3.413cm" svg:x="90.567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Turkish/Egyptian Arabic: Malut</text:span></text:p>
            </office:annotation>
            <text:p>Delami</text:p>
          </table:table-cell>
          <table:table-cell table:style-name="ce1" office:value-type="string" calcext:value-type="string">
            <office:annotation draw:style-name="gr23" draw:text-style-name="P2" svg:width="4.508cm" svg:height="8.176cm" svg:x="91.694cm" svg:y="55.033cm" draw:caption-point-x="-0.407cm" draw:caption-point-y="-1.445cm">
              <dc:date>2023-02-26T00:00:00</dc:date>
              <text:p text:style-name="P1"><text:span text:style-name="T1">Arabic: Sannār</text:span></text:p>
              <text:p text:style-name="P1"><text:span text:style-name="T1">Turkish/Europeans: Sennar</text:span></text:p>
              <text:p text:style-name="P1"><text:span text:style-name="T1"/></text:p>
              <text:p text:style-name="P1"><text:span text:style-name="T1">Arabic: Arbaji</text:span></text:p>
              <text:p text:style-name="P1"><text:span text:style-name="T1"/></text:p>
              <text:p text:style-name="P1"><text:span text:style-name="T1">Turkish/English: Rabak</text:span></text:p>
            </office:annotation>
            <text:p>Sinar</text:p>
          </table:table-cell>
          <table:table-cell table:style-name="ce1" office:value-type="string" calcext:value-type="string">
            <office:annotation draw:style-name="gr5" draw:text-style-name="P2" svg:width="4.508cm" svg:height="4.604cm" svg:x="92.821cm" svg:y="55.033cm" draw:caption-point-x="-0.407cm" draw:caption-point-y="-1.445cm">
              <dc:date>2023-02-26T00:00:00</dc:date>
              <text:p text:style-name="P1"><text:span text:style-name="T1">Arabic: Al Qaḍārif</text:span></text:p>
              <text:p text:style-name="P1"><text:span text:style-name="T1">Egyptian Arabic: El Gadarif</text:span></text:p>
              <text:p text:style-name="P1"><text:span text:style-name="T1">Turkish: Gedaref</text:span></text:p>
            </office:annotation>
            <text:p>Teawa</text:p>
          </table:table-cell>
          <table:table-cell table:style-name="ce1" office:value-type="string" calcext:value-type="string">
            <text:p>Yesmala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55.033cm" draw:caption-point-x="-0.406cm" draw:caption-point-y="-1.445cm">
              <dc:date>2023-02-26T00:00:00</dc:date>
              <text:p text:style-name="P1"><text:span text:style-name="T1">(into Mekelle)</text:span></text:p>
            </office:annotation>
            <text:p>Enda Meseqel</text:p>
          </table:table-cell>
          <table:table-cell table:style-name="ce1" office:value-type="string" calcext:value-type="string">
            <office:annotation draw:style-name="gr25" draw:text-style-name="P2" svg:width="4.509cm" svg:height="26.035cm" svg:x="98.456cm" svg:y="55.033cm" draw:caption-point-x="-0.406cm" draw:caption-point-y="-1.445cm">
              <dc:date>2023-02-26T00:00:00</dc:date>
              <text:p text:style-name="P1"><text:span text:style-name="T1">(into Saylac)</text:span></text:p>
              <text:p text:style-name="P1"><text:span text:style-name="T1">Greek/Latin: Avalites</text:span></text:p>
              <text:p text:style-name="P1"><text:span text:style-name="T1">Arabic: Zayla</text:span></text:p>
              <text:p text:style-name="P1"><text:span text:style-name="T1">Ethiopian/Europeans: Zeila</text:span></text:p>
              <text:p text:style-name="P1"><text:span text:style-name="T1"/></text:p>
              <text:p text:style-name="P1"><text:span text:style-name="T1">French: Djibouti</text:span></text:p>
              <text:p text:style-name="P1"><text:span text:style-name="T1">Arabic: Ǧībūtī</text:span></text:p>
              <text:p text:style-name="P1"><text:span text:style-name="T1">English: Jibuti (into Djibouti City)</text:span></text:p>
              <text:p text:style-name="P1"><text:span text:style-name="T1">Italian: Gibuti</text:span></text:p>
              <text:p text:style-name="P1"><text:span text:style-name="T1">Spanish: Yibuti</text:span></text:p>
              <text:p text:style-name="P1"><text:span text:style-name="T1">German: Dschibuti</text:span></text:p>
              <text:p text:style-name="P1"><text:span text:style-name="T1">Swahili (Somali): Magaalada Jabuuti</text:span></text:p>
              <text:p text:style-name="P1"><text:span text:style-name="T1"/></text:p>
              <text:p text:style-name="P1"><text:span text:style-name="T1">Ethiopian: Awssa</text:span></text:p>
              <text:p text:style-name="P1"><text:span text:style-name="T1">(into Asayəta)</text:span></text:p>
              <text:p text:style-name="P1"><text:span text:style-name="T1">Italian/English: Asaita</text:span></text:p>
              <text:p text:style-name="P1"><text:span text:style-name="T1"/></text:p>
              <text:p text:style-name="P1"><text:span text:style-name="T1">Russian: Novyy Moskva</text:span></text:p>
              <text:p text:style-name="P1"><text:span text:style-name="T1">French: Sagallou</text:span></text:p>
              <text:p text:style-name="P1"><text:span text:style-name="T1">Arabic/English/Italian: Sagallo</text:span></text:p>
              <text:p text:style-name="P1"><text:span text:style-name="T1">(into Djibouti</text:span></text:p>
            </office:annotation>
            <text:p>Awdal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9" draw:text-style-name="P2" svg:width="4.509cm" svg:height="14.129cm" svg:x="105.219cm" svg:y="55.033cm" draw:caption-point-x="-0.406cm" draw:caption-point-y="-1.445cm">
              <dc:date>2023-02-26T00:00:00</dc:date>
              <text:p text:style-name="P1"><text:span text:style-name="T1">Portuguese: Forte de São Miguel de Socotorá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Greek: Dioskouridou</text:span></text:p>
              <text:p text:style-name="P1"><text:span text:style-name="T1">Later Europeans: Scotra</text:span></text:p>
              <text:p text:style-name="P1"><text:span text:style-name="T1">India: Dvīpa Sukhadara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Independent: Tamrida</text:span></text:p>
              <text:p text:style-name="P1"><text:span text:style-name="T1">Arab: Ḥādībū</text:span></text:p>
              <text:p text:style-name="P1"><text:span text:style-name="T1"/></text:p>
            </office:annotation>
            <text:p>Suq</text:p>
          </table:table-cell>
          <table:table-cell table:style-name="ce1" table:number-columns-repeated="6"/>
          <table:table-cell table:style-name="ce9"/>
          <table:table-cell table:style-name="ce1" table:number-columns-repeated="5"/>
          <table:table-cell table:style-name="ce1" office:value-type="string" calcext:value-type="string">
            <office:annotation draw:style-name="gr23" draw:text-style-name="P2" svg:width="4.508cm" svg:height="8.176cm" svg:x="119.872cm" svg:y="55.033cm" draw:caption-point-x="-0.407cm" draw:caption-point-y="-1.445cm">
              <dc:date>2023-02-26T00:00:00</dc:date>
              <text:p text:style-name="P1"><text:span text:style-name="T1">(Calicut/Kozhikode)</text:span></text:p>
              <text:p text:style-name="P1"><text:span text:style-name="T1"/></text:p>
              <text:p text:style-name="P1"><text:span text:style-name="T1">Spanish/French/Dutch: Funan/Pananee/Pagnany/Panany (Ponnani, into Calicut)</text:span></text:p>
              <text:p text:style-name="P1"><text:span text:style-name="T1">Portuguese: Cranganor (into Cochin)</text:span></text:p>
              <text:p text:style-name="P1"><text:span text:style-name="T1">Arabic: Qāliqūṭ</text:span></text:p>
              <text:p text:style-name="P1"><text:span text:style-name="T1">Chinese: Kūlifo</text:span></text:p>
            </office:annotation>
            <text:p>Kallikkottai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55.033cm" draw:caption-point-x="-0.407cm" draw:caption-point-y="-1.445cm">
              <dc:date>2023-02-26T00:00:00</dc:date>
              <text:p text:style-name="P1"><text:span text:style-name="T1">(Thanjavur, into Nagapatinam or Tiruchirappali)</text:span></text:p>
              <text:p text:style-name="P1"><text:span text:style-name="T1"/></text:p>
              <text:p text:style-name="P1"><text:span text:style-name="T1">English: Coimbatore</text:span></text:p>
              <text:p text:style-name="P1"><text:span text:style-name="T1">Portuguese/Dutch: Negapatão/Nagapatnam (Nagapatinam)</text:span></text:p>
            </office:annotation>
            <text:p>Tanjapuri</text:p>
          </table:table-cell>
          <table:table-cell table:style-name="ce1" office:value-type="string" calcext:value-type="string">
            <office:annotation draw:style-name="gr12" draw:text-style-name="P2" svg:width="4.509cm" svg:height="9.366cm" svg:x="122.126cm" svg:y="55.033cm" draw:caption-point-x="-0.406cm" draw:caption-point-y="-1.445cm">
              <dc:date>2023-02-26T00:00:00</dc:date>
              <text:p text:style-name="P1"><text:span text:style-name="T1">(into Puducherry, Madras, Meliapor or Casteel Geldria)</text:span></text:p>
              <text:p text:style-name="P1"><text:span text:style-name="T1"/></text:p>
              <text:p text:style-name="P1"><text:span text:style-name="T1">Persian: Jainjee (Gingee, into similar cities as Kanchipuram)</text:span></text:p>
              <text:p text:style-name="P1"><text:span text:style-name="T1">Viking: Trankebar (Tranquebar/Tharangambadi)</text:span></text:p>
              <text:p text:style-name="P1"><text:span text:style-name="T1">French/English: Karikal</text:span></text:p>
              <text:p text:style-name="P1"><text:span text:style-name="T1">Portuguese: Meliapor</text:span></text:p>
              <text:p text:style-name="P1"><text:span text:style-name="T1">Dutch: Coedeloer (Cuddalore)</text:span></text:p>
            </office:annotation>
            <text:p>Kanchipuram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3" draw:text-style-name="P2" svg:width="4.509cm" svg:height="2.223cm" svg:x="134.524cm" svg:y="55.033cm" draw:caption-point-x="-0.406cm" draw:caption-point-y="-1.445cm">
              <dc:date>2023-02-26T00:00:00</dc:date>
              <text:p text:style-name="P1"><text:span text:style-name="T1">(into Surat Thani)</text:span></text:p>
            </office:annotation>
            <text:p>Chaiy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8cm" svg:height="5.794cm" svg:x="139.033cm" svg:y="55.033cm" draw:caption-point-x="-0.407cm" draw:caption-point-y="-1.445cm">
              <dc:date>2023-02-26T00:00:00</dc:date>
              <text:p text:style-name="P1"><text:span text:style-name="T1">(Cattigara, into Can Tho)</text:span></text:p>
              <text:p text:style-name="P1"><text:span text:style-name="T1"/></text:p>
              <text:p text:style-name="P1"><text:span text:style-name="T1">French: Can Tho</text:span></text:p>
              <text:p text:style-name="P1"><text:span text:style-name="T1">English: Pulo Condore</text:span></text:p>
            </office:annotation>
            <text:p>O Keo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3" draw:text-style-name="P2" svg:width="4.509cm" svg:height="2.223cm" svg:x="149.177cm" svg:y="55.033cm" draw:caption-point-x="-0.406cm" draw:caption-point-y="-1.445cm">
              <dc:date>2023-02-26T00:00:00</dc:date>
              <text:p text:style-name="P1"><text:span text:style-name="T1">Spanish/American: Zamboanga</text:span></text:p>
            </office:annotation>
            <text:p>Samboangan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55.033cm" draw:caption-point-x="-0.406cm" draw:caption-point-y="-1.445cm">
              <dc:date>2023-02-26T00:00:00</dc:date>
              <text:p text:style-name="P1"><text:span text:style-name="T1">Spanish: Cagayán de Oro</text:span></text:p>
            </office:annotation>
            <text:p>Himologan</text:p>
          </table:table-cell>
          <table:table-cell table:style-name="ce1" office:value-type="string" calcext:value-type="string">
            <text:p>Butuan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154.813cm" svg:y="55.033cm" draw:caption-point-x="-0.407cm" draw:caption-point-y="-1.445cm">
              <dc:date>2023-02-26T00:00:00</dc:date>
              <text:p text:style-name="P1"><text:span text:style-name="T1">Japanese: Kororu</text:span></text:p>
            </office:annotation>
            <text:p>Koror</text:p>
          </table:table-cell>
          <table:table-cell table:style-name="ce1"/>
          <table:table-cell table:style-name="ce12"/>
          <table:table-cell table:style-name="ce1" table:number-columns-repeated="9"/>
          <table:table-cell table:style-name="ce1" office:value-type="string" calcext:value-type="string">
            <office:annotation draw:style-name="gr3" draw:text-style-name="P2" svg:width="8.551cm" svg:height="2.223cm" svg:x="168.338cm" svg:y="55.033cm" draw:caption-point-x="-0.406cm" draw:caption-point-y="-1.445cm">
              <dc:date>2023-02-26T00:00:00</dc:date>
              <text:p text:style-name="P1"><text:span text:style-name="T1">English: Majuro</text:span></text:p>
            </office:annotation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31.956cm" svg:y="56.224cm" draw:caption-point-x="-0.406cm" draw:caption-point-y="-1.445cm">
              <dc:date>2023-02-26T00:00:00</dc:date>
              <text:p text:style-name="P1"><text:span text:style-name="T1">(into Esmeraldas)</text:span></text:p>
            </office:annotation>
            <text:p>San Mateo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56.224cm" draw:caption-point-x="-0.406cm" draw:caption-point-y="-1.445cm">
              <dc:date>2023-02-26T00:00:00</dc:date>
              <text:p text:style-name="P1"><text:span text:style-name="T1">Spanish: Pasto</text:span></text:p>
            </office:annotation>
            <text:p>Males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San José del Guaviare</text:p>
          </table:table-cell>
          <table:table-cell table:style-name="ce1" office:value-type="string" calcext:value-type="string">
            <text:p>Miraflores</text:p>
          </table:table-cell>
          <table:table-cell table:style-name="ce1" office:value-type="string" calcext:value-type="string">
            <text:p>Puerto Colombi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Brazilian: Bonfim</text:span></text:p>
            </office:annotation>
            <text:p>Lethem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56.224cm" draw:caption-point-x="-0.407cm" draw:caption-point-y="-1.445cm">
              <dc:date>2023-02-26T00:00:00</dc:date>
              <text:p text:style-name="P1"><text:span text:style-name="T1">English: Cashew Island</text:span></text:p>
            </office:annotation>
            <text:p>Kasuela</text:p>
          </table:table-cell>
          <table:table-cell table:style-name="ce1" office:value-type="string" calcext:value-type="string">
            <office:annotation draw:style-name="gr4" draw:text-style-name="P2" svg:width="4.508cm" svg:height="3.413cm" svg:x="46.609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Brazilian: Antonio do Brinco</text:span></text:p>
            </office:annotation>
            <text:p>Stoelmanseiland</text:p>
          </table:table-cell>
          <table:table-cell table:style-name="ce1" office:value-type="string" calcext:value-type="string">
            <text:p>Maripasoula</text:p>
          </table:table-cell>
          <table:table-cell table:style-name="ce1" office:value-type="string" calcext:value-type="string">
            <office:annotation draw:style-name="gr2" draw:text-style-name="P2" svg:width="4.508cm" svg:height="4.603cm" svg:x="48.86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unani</text:span></text:p>
              <text:p text:style-name="P1"><text:span text:style-name="T1">Brazilian: Calçoene</text:span></text:p>
            </office:annotation>
            <text:p>Amapá</text:p>
          </table:table-cell>
          <table:table-cell table:style-name="ce1" table:number-columns-repeated="8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2" draw:text-style-name="P2" svg:width="4.508cm" svg:height="9.366cm" svg:x="64.64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nakry</text:span></text:p>
              <text:p text:style-name="P1"><text:span text:style-name="T1">Native/Malian: Konaakiri</text:span></text:p>
              <text:p text:style-name="P1"><text:span text:style-name="T1">Portuguese: Conacri</text:span></text:p>
              <text:p text:style-name="P1"><text:span text:style-name="T1"/></text:p>
              <text:p text:style-name="P1"><text:span text:style-name="T1">English: Granville Town</text:span></text:p>
              <text:p text:style-name="P1"><text:span text:style-name="T1">(into Freetown)</text:span></text:p>
            </office:annotation>
            <text:p>Kamabai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/Moorish: Timbo</text:span></text:p>
              <text:p text:style-name="P1"><text:span text:style-name="T1"/></text:p>
              <text:p text:style-name="P1"><text:span text:style-name="T1">English: Kenema</text:span></text:p>
            </office:annotation>
            <text:p>Kissidougo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Odienné</text:span></text:p>
            </office:annotation>
            <text:p>Korhogo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na</text:span></text:p>
              <text:p text:style-name="P1"><text:span text:style-name="T1">Native/Malian: Buna</text:span></text:p>
            </office:annotation>
            <text:p>Kong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amale</text:span></text:p>
            </office:annotation>
            <text:p>Salaga</text:p>
          </table:table-cell>
          <table:table-cell table:style-name="ce1" office:value-type="string" calcext:value-type="string">
            <text:p>Kete Krachi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56.224cm" draw:caption-point-x="-0.407cm" draw:caption-point-y="-1.445cm">
              <dc:date>2023-02-26T00:00:00</dc:date>
              <text:p text:style-name="P1"><text:span text:style-name="T1">French: Sokodé</text:span></text:p>
              <text:p text:style-name="P1"><text:span text:style-name="T1">German: Sockden</text:span></text:p>
              <text:p text:style-name="P1"><text:span text:style-name="T1"/></text:p>
              <text:p text:style-name="P1"><text:span text:style-name="T1">Native (Yoruba): Atakpamé</text:span></text:p>
            </office:annotation>
            <text:p>Sokode</text:p>
          </table:table-cell>
          <table:table-cell table:style-name="ce1" office:value-type="string" calcext:value-type="string">
            <office:annotation draw:style-name="gr12" draw:text-style-name="P2" svg:width="4.508cm" svg:height="9.366cm" svg:x="73.66cm" svg:y="56.224cm" draw:caption-point-x="-0.407cm" draw:caption-point-y="-1.445cm">
              <dc:date>2023-02-26T00:00:00</dc:date>
              <text:p text:style-name="P1"><text:span text:style-name="T1">(into Abomey)</text:span></text:p>
              <text:p text:style-name="P1"><text:span text:style-name="T1"/></text:p>
              <text:p text:style-name="P1"><text:span text:style-name="T1">Native (Yoruba): Keto</text:span></text:p>
              <text:p text:style-name="P1"><text:span text:style-name="T1">French: Kétou</text:span></text:p>
              <text:p text:style-name="P1"><text:span text:style-name="T1"/></text:p>
              <text:p text:style-name="P1"><text:span text:style-name="T1">French/Independent: Parakou</text:span></text:p>
              <text:p text:style-name="P1"><text:span text:style-name="T1">Native: Sinaguruu</text:span></text:p>
            </office:annotation>
            <text:p>Kana</text:p>
          </table:table-cell>
          <table:table-cell table:style-name="ce1" office:value-type="string" calcext:value-type="string">
            <office:annotation draw:style-name="gr14" draw:text-style-name="P2" svg:width="4.508cm" svg:height="8.175cm" svg:x="74.787cm" svg:y="56.224cm" draw:caption-point-x="-0.407cm" draw:caption-point-y="-1.445cm">
              <dc:date>2023-02-26T00:00:00</dc:date>
              <text:p text:style-name="P1"><text:span text:style-name="T1">Alternative: </text:span></text:p>
              <text:p text:style-name="P1"><text:span text:style-name="T1">Native (Oyo Empire): Oyo-Ile</text:span></text:p>
              <text:p text:style-name="P1"><text:span text:style-name="T1">Portuguese: Oió</text:span></text:p>
              <text:p text:style-name="P1"><text:span text:style-name="T1">English: Oyo</text:span></text:p>
              <text:p text:style-name="P1"><text:span text:style-name="T1"/></text:p>
              <text:p text:style-name="P1"><text:span text:style-name="T1">English: Ibadan</text:span></text:p>
            </office:annotation>
            <text:p>Ilé-Ifè</text:p>
          </table:table-cell>
          <table:table-cell table:style-name="ce1" office:value-type="string" calcext:value-type="string">
            <office:annotation draw:style-name="gr7" draw:text-style-name="P2" svg:width="4.508cm" svg:height="5.794cm" svg:x="75.914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Abuja</text:span></text:p>
              <text:p text:style-name="P1"><text:span text:style-name="T1"/></text:p>
              <text:p text:style-name="P1"><text:span text:style-name="T1">French: Fort Arenberg (into Badjibo)</text:span></text:p>
            </office:annotation>
            <text:p>Bid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Lafi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56.224cm" draw:caption-point-x="-0.406cm" draw:caption-point-y="-1.445cm">
              <dc:date>2023-02-26T00:00:00</dc:date>
              <text:p text:style-name="P1"><text:span text:style-name="T1">English: Jimeta</text:span></text:p>
            </office:annotation>
            <text:p>Yol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6.224cm" draw:caption-point-x="-0.406cm" draw:caption-point-y="-1.445cm">
              <dc:date>2023-02-26T00:00:00</dc:date>
              <text:p text:style-name="P1"><text:span text:style-name="T1">(into Mora)</text:span></text:p>
              <text:p text:style-name="P1"><text:span text:style-name="T1"/></text:p>
              <text:p text:style-name="P1"><text:span text:style-name="T1">French: Garoua</text:span></text:p>
              <text:p text:style-name="P1"><text:span text:style-name="T1">German: Garua</text:span></text:p>
            </office:annotation>
            <text:p>Kerawa</text:p>
          </table:table-cell>
          <table:table-cell table:style-name="ce1" office:value-type="string" calcext:value-type="string">
            <office:annotation draw:style-name="gr12" draw:text-style-name="P2" svg:width="4.508cm" svg:height="9.366cm" svg:x="81.55cm" svg:y="56.224cm" draw:caption-point-x="-0.407cm" draw:caption-point-y="-1.445cm">
              <dc:date>2023-02-26T00:00:00</dc:date>
              <text:p text:style-name="P1"><text:span text:style-name="T1">Arabic: Qussur</text:span></text:p>
              <text:p text:style-name="P1"><text:span text:style-name="T1">French: Fort-Foureau (into Kousséri)</text:span></text:p>
              <text:p text:style-name="P1"><text:span text:style-name="T1">Italian: Uncusciuri</text:span></text:p>
              <text:p text:style-name="P1"><text:span text:style-name="T1">German: Kusseri</text:span></text:p>
              <text:p text:style-name="P1"><text:span text:style-name="T1">Independent: Kousséri</text:span></text:p>
              <text:p text:style-name="P1"><text:span text:style-name="T1"/></text:p>
              <text:p text:style-name="P1"><text:span text:style-name="T1">Alternatively: Logone-Birni</text:span></text:p>
            </office:annotation>
            <text:p>Mser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56.224cm" draw:caption-point-x="-0.407cm" draw:caption-point-y="-1.445cm">
              <dc:date>2023-02-26T00:00:00</dc:date>
              <text:p text:style-name="P1"><text:span text:style-name="T1">(into Chekna)</text:span></text:p>
            </office:annotation>
            <text:p>Massenya</text:p>
          </table:table-cell>
          <table:table-cell table:style-name="ce1" office:value-type="string" calcext:value-type="string">
            <text:p>Melfi</text:p>
          </table:table-cell>
          <table:table-cell table:style-name="ce1" office:value-type="string" calcext:value-type="string">
            <text:p>Am Timan</text:p>
          </table:table-cell>
          <table:table-cell table:style-name="ce1" office:value-type="string" calcext:value-type="string">
            <text:p>Ouanda Djallé</text:p>
          </table:table-cell>
          <table:table-cell table:style-name="ce1" office:value-type="string" calcext:value-type="string">
            <text:p>Raga</text:p>
          </table:table-cell>
          <table:table-cell table:style-name="ce1" office:value-type="string" calcext:value-type="string">
            <text:p>Aweil</text:p>
          </table:table-cell>
          <table:table-cell table:style-name="ce1" office:value-type="string" calcext:value-type="string">
            <office:annotation draw:style-name="gr4" draw:text-style-name="P2" svg:width="4.509cm" svg:height="3.413cm" svg:x="89.439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Bentiu</text:span></text:p>
            </office:annotation>
            <text:p>Mishra-el-Rek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56.224cm" draw:caption-point-x="-0.407cm" draw:caption-point-y="-1.445cm">
              <dc:date>2023-02-26T00:00:00</dc:date>
              <text:p text:style-name="P1"><text:span text:style-name="T1">(into Kodok)</text:span></text:p>
            </office:annotation>
            <text:p>Fashoda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56.224cm" draw:caption-point-x="-0.407cm" draw:caption-point-y="-1.445cm">
              <dc:date>2023-02-26T00:00:00</dc:date>
              <text:p text:style-name="P1"><text:span text:style-name="T1">Arabic: Al-Rūṣayriṣ</text:span></text:p>
              <text:p text:style-name="P1"><text:span text:style-name="T1"/></text:p>
              <text:p text:style-name="P1"><text:span text:style-name="T1">Arabic: Ad-Damāzīn</text:span></text:p>
              <text:p text:style-name="P1"><text:span text:style-name="T1">English: Ad-Damazin</text:span></text:p>
            </office:annotation>
            <text:p>Er Roseires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56.224cm" draw:caption-point-x="-0.407cm" draw:caption-point-y="-1.445cm">
              <dc:date>2023-02-26T00:00:00</dc:date>
              <text:p text:style-name="P1"><text:span text:style-name="T1">Italian: Asosà</text:span></text:p>
            </office:annotation>
            <text:p>Asosa</text:p>
          </table:table-cell>
          <table:table-cell table:style-name="ce1" office:value-type="string" calcext:value-type="string">
            <office:annotation draw:style-name="gr4" draw:text-style-name="P2" svg:width="4.508cm" svg:height="3.413cm" svg:x="93.948cm" svg:y="56.224cm" draw:caption-point-x="-0.407cm" draw:caption-point-y="-1.445cm">
              <dc:date>2023-02-26T00:00:00</dc:date>
              <text:p text:style-name="P1"><text:span text:style-name="T1">(into Bahir Dar)</text:span></text:p>
              <text:p text:style-name="P1"><text:span text:style-name="T1">Italian: Bahar Dar</text:span></text:p>
            </office:annotation>
            <text:p>Bahir Giyorgi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6.224cm" draw:caption-point-x="-0.406cm" draw:caption-point-y="-1.445cm">
              <dc:date>2023-02-26T00:00:00</dc:date>
              <text:p text:style-name="P1"><text:span text:style-name="T1">(into Lalibela)</text:span></text:p>
            </office:annotation>
            <text:p>Roha</text:p>
          </table:table-cell>
          <table:table-cell table:style-name="ce1" office:value-type="string" calcext:value-type="string">
            <office:annotation draw:style-name="gr13" draw:text-style-name="P2" svg:width="4.509cm" svg:height="6.985cm" svg:x="97.329cm" svg:y="56.224cm" draw:caption-point-x="-0.406cm" draw:caption-point-y="-1.445cm">
              <dc:date>2023-02-26T00:00:00</dc:date>
              <text:p text:style-name="P1"><text:span text:style-name="T1">(into Däse)</text:span></text:p>
              <text:p text:style-name="P1"><text:span text:style-name="T1"/></text:p>
              <text:p text:style-name="P1"><text:span text:style-name="T1">Italian: Dessiè</text:span></text:p>
              <text:p text:style-name="P1"><text:span text:style-name="T1">English: Dessie</text:span></text:p>
              <text:p text:style-name="P1"><text:span text:style-name="T1">Ethiopian: Däse</text:span></text:p>
            </office:annotation>
            <text:p>Wasal</text:p>
          </table:table-cell>
          <table:table-cell table:style-name="ce1" office:value-type="string" calcext:value-type="string">
            <office:annotation draw:style-name="gr21" draw:text-style-name="P2" svg:width="4.509cm" svg:height="16.51cm" svg:x="98.456cm" svg:y="56.224cm" draw:caption-point-x="-0.406cm" draw:caption-point-y="-1.445cm">
              <dc:date>2023-02-26T00:00:00</dc:date>
              <text:p text:style-name="P1"><text:span text:style-name="T1">Arabic: Dakkar</text:span></text:p>
              <text:p text:style-name="P1"><text:span text:style-name="T1">(into Hargeisa)</text:span></text:p>
              <text:p text:style-name="P1"><text:span text:style-name="T1"/></text:p>
              <text:p text:style-name="P1"><text:span text:style-name="T1">English: Hargeisa</text:span></text:p>
              <text:p text:style-name="P1"><text:span text:style-name="T1">Swahili (Somali): Hargeysa</text:span></text:p>
              <text:p text:style-name="P1"><text:span text:style-name="T1"/></text:p>
              <text:p text:style-name="P1"><text:span text:style-name="T1">Arabic: Amud</text:span></text:p>
              <text:p text:style-name="P1"><text:span text:style-name="T1">Swahili (Somali): Camuud</text:span></text:p>
              <text:p text:style-name="P1"><text:span text:style-name="T1">(into Daggar)</text:span></text:p>
              <text:p text:style-name="P1"><text:span text:style-name="T1"/></text:p>
              <text:p text:style-name="P1"><text:span text:style-name="T1">Ethiopian: Jijiga</text:span></text:p>
              <text:p text:style-name="P1"><text:span text:style-name="T1">Swahili (Somali): Jigjiga</text:span></text:p>
              <text:p text:style-name="P1"><text:span text:style-name="T1">Italian: Giggiga</text:span></text:p>
            </office:annotation>
            <text:p>Daggar</text:p>
          </table:table-cell>
          <table:table-cell table:style-name="ce1" office:value-type="string" calcext:value-type="string">
            <office:annotation draw:style-name="gr16" draw:text-style-name="P2" svg:width="4.508cm" svg:height="11.747cm" svg:x="99.584cm" svg:y="56.224cm" draw:caption-point-x="-0.407cm" draw:caption-point-y="-1.445cm">
              <dc:date>2023-02-26T00:00:00</dc:date>
              <text:p text:style-name="P1"><text:span text:style-name="T1">Greek/Latin: Malao</text:span></text:p>
              <text:p text:style-name="P1"><text:span text:style-name="T1">Chinese: Bobali</text:span></text:p>
              <text:p text:style-name="P1"><text:span text:style-name="T1">Europeans: Berbera</text:span></text:p>
              <text:p text:style-name="P1"><text:span text:style-name="T1"/></text:p>
              <text:p text:style-name="P1"><text:span text:style-name="T1">Egytpian: Pr'st (Port of Isis?)</text:span></text:p>
              <text:p text:style-name="P1"><text:span text:style-name="T1">Greek: Isis Emporion?</text:span></text:p>
              <text:p text:style-name="P1"><text:span text:style-name="T1">Latin: Portus (Emporium) Isis?</text:span></text:p>
              <text:p text:style-name="P1"><text:span text:style-name="T1">Swahili (Somali): Bulaxaar</text:span></text:p>
              <text:p text:style-name="P1"><text:span text:style-name="T1">Europeans/Arabic?: Bulhar</text:span></text:p>
            </office:annotation>
            <text:p>Barba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7" draw:text-style-name="P2" svg:width="4.508cm" svg:height="10.557cm" svg:x="101.838cm" svg:y="56.224cm" draw:caption-point-x="-0.407cm" draw:caption-point-y="-1.445cm">
              <dc:date>2023-02-26T00:00:00</dc:date>
              <text:p text:style-name="P1"><text:span text:style-name="T1">Greek: Mosylon</text:span></text:p>
              <text:p text:style-name="P1"><text:span text:style-name="T1">Latin: Mosyllum</text:span></text:p>
              <text:p text:style-name="P1"><text:span text:style-name="T1">Arabic: Bandar Qasim</text:span></text:p>
              <text:p text:style-name="P1"><text:span text:style-name="T1">Italian: Bosaso</text:span></text:p>
              <text:p text:style-name="P1"><text:span text:style-name="T1"/></text:p>
              <text:p text:style-name="P1"><text:span text:style-name="T1">Greek/Latin: Aromata</text:span></text:p>
              <text:p text:style-name="P1"><text:span text:style-name="T1">Swahili (Somali): Daamo</text:span></text:p>
              <text:p text:style-name="P1"><text:span text:style-name="T1">Italian/English: Damo</text:span></text:p>
            </office:annotation>
            <text:p>Boosaaso</text:p>
          </table:table-cell>
          <table:table-cell table:style-name="ce1" table:number-columns-repeated="15"/>
          <table:table-cell table:style-name="ce1" office:value-type="string" calcext:value-type="string">
            <office:annotation draw:style-name="gr14" draw:text-style-name="P2" svg:width="4.508cm" svg:height="8.175cm" svg:x="119.872cm" svg:y="56.224cm" draw:caption-point-x="-0.407cm" draw:caption-point-y="-1.445cm">
              <dc:date>2023-02-26T00:00:00</dc:date>
              <text:p text:style-name="P1"><text:span text:style-name="T1">(Kollam, into Kochi/Cochin or Oddeway Torre)</text:span></text:p>
              <text:p text:style-name="P1"><text:span text:style-name="T1"/></text:p>
              <text:p text:style-name="P1"><text:span text:style-name="T1">Most civs: Kochi</text:span></text:p>
              <text:p text:style-name="P1"><text:span text:style-name="T1">Viking: Oddeway Torre (into Kollam)</text:span></text:p>
              <text:p text:style-name="P1"><text:span text:style-name="T1">Portuguese/Dutch: Coulão/Quilon (Kollam)</text:span></text:p>
              <text:p text:style-name="P1"><text:span text:style-name="T1">Arabic: Kashi</text:span></text:p>
            </office:annotation>
            <text:p>Desinganadu</text:p>
          </table:table-cell>
          <table:table-cell table:style-name="ce1" office:value-type="string" calcext:value-type="string">
            <text:p>Madurai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" draw:text-style-name="P2" svg:width="4.509cm" svg:height="2.222cm" svg:x="134.524cm" svg:y="56.224cm" draw:caption-point-x="-0.406cm" draw:caption-point-y="-1.445cm">
              <dc:date>2023-02-26T00:00:00</dc:date>
              <text:p text:style-name="P1"><text:span text:style-name="T1">(Phuket)</text:span></text:p>
            </office:annotation>
            <text:p>Thalang</text:p>
          </table:table-cell>
          <table:table-cell table:style-name="ce1" office:value-type="string" calcext:value-type="string">
            <office:annotation draw:style-name="gr7" draw:text-style-name="P2" svg:width="4.508cm" svg:height="5.794cm" svg:x="135.652cm" svg:y="56.224cm" draw:caption-point-x="-0.407cm" draw:caption-point-y="-1.445cm">
              <dc:date>2023-02-26T00:00:00</dc:date>
              <text:p text:style-name="P1"><text:span text:style-name="T1">(into Nakhon Si Thammarat)</text:span></text:p>
              <text:p text:style-name="P1"><text:span text:style-name="T1"/></text:p>
              <text:p text:style-name="P1"><text:span text:style-name="T1">Indonesian: Langkasuka (into Singgora/Songkhla)</text:span></text:p>
              <text:p text:style-name="P1"><text:span text:style-name="T1">Thai/Dutch: Nakhon Si Thammarat/Ligor</text:span></text:p>
            </office:annotation>
            <text:p>Tambraling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8cm" svg:height="4.603cm" svg:x="144.669cm" svg:y="56.224cm" draw:caption-point-x="-0.407cm" draw:caption-point-y="-1.445cm">
              <dc:date>2023-02-26T00:00:00</dc:date>
              <text:p text:style-name="P1"><text:span text:style-name="T1">(into Kota Kinabalu)</text:span></text:p>
              <text:p text:style-name="P1"><text:span text:style-name="T1">Chinese/Japanese: Api</text:span></text:p>
              <text:p text:style-name="P1"><text:span text:style-name="T1">English: Jesselton</text:span></text:p>
            </office:annotation>
            <text:p>Api-Ap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48.05cm" svg:y="56.224cm" draw:caption-point-x="-0.407cm" draw:caption-point-y="-1.445cm">
              <dc:date>2023-02-26T00:00:00</dc:date>
              <text:p text:style-name="P1"><text:span text:style-name="T1">(Jolo)</text:span></text:p>
            </office:annotation>
            <text:p>Bauang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0.304cm" svg:y="56.224cm" draw:caption-point-x="-0.406cm" draw:caption-point-y="-1.445cm">
              <dc:date>2023-02-26T00:00:00</dc:date>
              <text:p text:style-name="P1"><text:span text:style-name="T1">(Davao)</text:span></text:p>
            </office:annotation>
            <text:p>Dabaw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62.703cm" svg:y="56.224cm" draw:caption-point-x="-0.407cm" draw:caption-point-y="-1.445cm">
              <dc:date>2023-02-26T00:00:00</dc:date>
              <text:p text:style-name="P1"><text:span text:style-name="T1">English: Weno</text:span></text:p>
            </office:annotation>
            <text:p>Kapingamarangi</text:p>
          </table:table-cell>
          <table:table-cell table:style-name="ce1" office:value-type="string" calcext:value-type="string">
            <office:annotation draw:style-name="gr4" draw:text-style-name="P2" svg:width="4.508cm" svg:height="3.413cm" svg:x="163.83cm" svg:y="56.224cm" draw:caption-point-x="-0.407cm" draw:caption-point-y="-1.445cm">
              <dc:date>2023-02-26T00:00:00</dc:date>
              <text:p text:style-name="P1"><text:span text:style-name="T1">English: Kolonia</text:span></text:p>
              <text:p text:style-name="P1"><text:span text:style-name="T1">American: Palikir</text:span></text:p>
            </office:annotation>
            <text:p>Nan Madol</text:p>
          </table:table-cell>
          <table:table-cell table:style-name="ce1" table:number-columns-repeated="5"/>
          <table:table-cell table:number-columns-repeated="874"/>
        </table:table-row>
        <table:table-row table:style-name="ro1">
          <table:table-cell table:style-name="ce1" table:number-columns-repeated="21"/>
          <table:table-cell table:style-name="ce1" office:value-type="string" calcext:value-type="string">
            <office:annotation draw:style-name="gr7" draw:text-style-name="P2" svg:width="4.509cm" svg:height="5.794cm" svg:x="25.193cm" svg:y="57.415cm" draw:caption-point-x="-0.406cm" draw:caption-point-y="-1.446cm">
              <dc:date>2023-02-26T00:00:00</dc:date>
              <text:p text:style-name="P1"><text:span text:style-name="T1">(into Puerto Baquerizo Moreno)</text:span></text:p>
              <text:p text:style-name="P1"><text:span text:style-name="T1"/></text:p>
              <text:p text:style-name="P1"><text:span text:style-name="T1">American: Seymour</text:span></text:p>
              <text:p text:style-name="P1"><text:span text:style-name="T1">Spanish: Puerto Ayora</text:span></text:p>
            </office:annotation>
            <text:p>El Progresso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30.829cm" svg:y="57.415cm" draw:caption-point-x="-0.407cm" draw:caption-point-y="-1.446cm">
              <dc:date>2023-02-26T00:00:00</dc:date>
              <text:p text:style-name="P1"><text:span text:style-name="T1">Spanish: Manta</text:span></text:p>
            </office:annotation>
            <text:p>Jocay</text:p>
          </table:table-cell>
          <table:table-cell table:style-name="ce1" office:value-type="string" calcext:value-type="string">
            <office:annotation draw:style-name="gr10" draw:text-style-name="P2" svg:width="4.509cm" svg:height="3.412cm" svg:x="31.956cm" svg:y="57.415cm" draw:caption-point-x="-0.406cm" draw:caption-point-y="-1.446cm">
              <dc:date>2023-02-26T00:00:00</dc:date>
              <text:p text:style-name="P1"><text:span text:style-name="T1">Native: Kitu</text:span></text:p>
              <text:p text:style-name="P1"><text:span text:style-name="T1">Spanish: Quito</text:span></text:p>
            </office:annotation>
            <text:p>Qit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Florencia</text:p>
          </table:table-cell>
          <table:table-cell table:style-name="ce1" office:value-type="string" calcext:value-type="string">
            <text:p>Mitú</text:p>
          </table:table-cell>
          <table:table-cell table:number-columns-repeated="2" table:style-name="ce1" office:value-type="string" calcext:value-type="string">
            <text:p>São Gabriel da Cachoeira</text:p>
          </table:table-cell>
          <table:table-cell table:style-name="ce1" office:value-type="string" calcext:value-type="string">
            <text:p>Santa Isabel do Rio Negro</text:p>
          </table:table-cell>
          <table:table-cell table:style-name="ce1" office:value-type="string" calcext:value-type="string">
            <text:p>Barcelos</text:p>
          </table:table-cell>
          <table:table-cell table:number-columns-repeated="2" table:style-name="ce1" office:value-type="string" calcext:value-type="string">
            <text:p>Caracaraí</text:p>
          </table:table-cell>
          <table:table-cell table:style-name="ce1" office:value-type="string" calcext:value-type="string">
            <text:p>Oximiná</text:p>
          </table:table-cell>
          <table:table-cell table:style-name="ce1" office:value-type="string" calcext:value-type="string">
            <text:p>Óbidos</text:p>
          </table:table-cell>
          <table:table-cell table:style-name="ce1" office:value-type="string" calcext:value-type="string">
            <text:p>Monte Alegre</text:p>
          </table:table-cell>
          <table:table-cell table:style-name="ce1" office:value-type="string" calcext:value-type="string">
            <text:p>Santana</text:p>
          </table:table-cell>
          <table:table-cell table:style-name="ce1" office:value-type="string" calcext:value-type="string">
            <office:annotation draw:style-name="gr7" draw:text-style-name="P2" svg:width="4.508cm" svg:height="5.794cm" svg:x="48.863cm" svg:y="57.415cm" draw:caption-point-x="-0.407cm" draw:caption-point-y="-1.446cm">
              <dc:date>2023-02-26T00:00:00</dc:date>
              <text:p text:style-name="P1"><text:span text:style-name="T1">Native: Macapaba</text:span></text:p>
              <text:p text:style-name="P1"><text:span text:style-name="T1"/></text:p>
              <text:p text:style-name="P1"><text:span text:style-name="T1">Spanish: Adelantado de Nueva Andaluzia</text:span></text:p>
              <text:p text:style-name="P1"><text:span text:style-name="T1">(into Macapá)</text:span></text:p>
            </office:annotation>
            <text:p>Macapá</text:p>
          </table:table-cell>
          <table:table-cell table:style-name="ce1" office:value-type="string" calcext:value-type="string">
            <office:annotation draw:style-name="gr2" draw:text-style-name="P2" svg:width="4.509cm" svg:height="4.603cm" svg:x="49.99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Native: Marinatambal</text:span></text:p>
              <text:p text:style-name="P1"><text:span text:style-name="T1">(into Breves)</text:span></text:p>
            </office:annotation>
            <text:p>Breves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4" draw:text-style-name="P2" svg:width="4.508cm" svg:height="8.175cm" svg:x="65.77cm" svg:y="57.415cm" draw:caption-point-x="-0.407cm" draw:caption-point-y="-1.446cm">
              <dc:date>2023-02-26T00:00:00</dc:date>
              <text:p text:style-name="P1"><text:span text:style-name="T1">Portuguese: Cabo Mensurado</text:span></text:p>
              <text:p text:style-name="P1"><text:span text:style-name="T1">English: Cape Mesurado</text:span></text:p>
              <text:p text:style-name="P1"><text:span text:style-name="T1">French: Ducor</text:span></text:p>
              <text:p text:style-name="P1"><text:span text:style-name="T1">American: Monrovia</text:span></text:p>
              <text:p text:style-name="P1"><text:span text:style-name="T1"/></text:p>
              <text:p text:style-name="P1"><text:span text:style-name="T1">English: Sulima</text:span></text:p>
            </office:annotation>
            <text:p>Gawulun</text:p>
          </table:table-cell>
          <table:table-cell table:style-name="ce1" office:value-type="string" calcext:value-type="string">
            <office:annotation draw:style-name="gr14" draw:text-style-name="P2" svg:width="4.508cm" svg:height="8.175cm" svg:x="66.897cm" svg:y="57.415cm" draw:caption-point-x="-0.407cm" draw:caption-point-y="-1.446cm">
              <dc:date>2023-02-26T00:00:00</dc:date>
              <text:p text:style-name="P1"><text:span text:style-name="T1">American/English: Grand Bassa (into Buchanan)</text:span></text:p>
              <text:p text:style-name="P1"><text:span text:style-name="T1"/></text:p>
              <text:p text:style-name="P1"><text:span text:style-name="T1">American: Sanniquellie</text:span></text:p>
              <text:p text:style-name="P1"><text:span text:style-name="T1"/></text:p>
              <text:p text:style-name="P1"><text:span text:style-name="T1">French: N'Zérékoré</text:span></text:p>
              <text:p text:style-name="P1"><text:span text:style-name="T1">Portuguese: Zerecoré</text:span></text:p>
            </office:annotation>
            <text:p>Gbezoh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4" draw:text-style-name="P2" svg:width="4.509cm" svg:height="8.175cm" svg:x="69.151cm" svg:y="57.415cm" draw:caption-point-x="-0.406cm" draw:caption-point-y="-1.446cm">
              <dc:date>2023-02-26T00:00:00</dc:date>
              <text:p text:style-name="P1"><text:span text:style-name="T1">French: Bouaké</text:span></text:p>
              <text:p text:style-name="P1"><text:span text:style-name="T1"/></text:p>
              <text:p text:style-name="P1"><text:span text:style-name="T1">Malian: Bonduko</text:span></text:p>
              <text:p text:style-name="P1"><text:span text:style-name="T1">French: Bondoukou</text:span></text:p>
              <text:p text:style-name="P1"><text:span text:style-name="T1"/></text:p>
              <text:p text:style-name="P1"><text:span text:style-name="T1">French: Yamoussoukro</text:span></text:p>
            </office:annotation>
            <text:p>Gbèkèkro</text:p>
          </table:table-cell>
          <table:table-cell table:style-name="ce1" office:value-type="string" calcext:value-type="string">
            <office:annotation draw:style-name="gr7" draw:text-style-name="P2" svg:width="4.509cm" svg:height="5.794cm" svg:x="70.278cm" svg:y="57.415cm" draw:caption-point-x="-0.406cm" draw:caption-point-y="-1.446cm">
              <dc:date>2023-02-26T00:00:00</dc:date>
              <text:p text:style-name="P1"><text:span text:style-name="T1">English: Coomassie</text:span></text:p>
              <text:p text:style-name="P1"><text:span text:style-name="T1"/></text:p>
              <text:p text:style-name="P1"><text:span text:style-name="T1">Mali: Begho</text:span></text:p>
              <text:p text:style-name="P1"><text:span text:style-name="T1">Native: <text:s/>Bew</text:span></text:p>
            </office:annotation>
            <text:p>Kumasi</text:p>
          </table:table-cell>
          <table:table-cell table:style-name="ce1" office:value-type="string" calcext:value-type="string">
            <office:annotation draw:style-name="gr7" draw:text-style-name="P2" svg:width="4.509cm" svg:height="5.794cm" svg:x="71.405cm" svg:y="57.415cm" draw:caption-point-x="-0.406cm" draw:caption-point-y="-1.446cm">
              <dc:date>2023-02-26T00:00:00</dc:date>
              <text:p text:style-name="P1"><text:span text:style-name="T1">Native?: Quittah</text:span></text:p>
              <text:p text:style-name="P1"><text:span text:style-name="T1">Viking (Danish): Fort Prinsensten</text:span></text:p>
              <text:p text:style-name="P1"><text:span text:style-name="T1"/></text:p>
              <text:p text:style-name="P1"><text:span text:style-name="T1">English: Ho</text:span></text:p>
            </office:annotation>
            <text:p>Keta</text:p>
          </table:table-cell>
          <table:table-cell table:style-name="ce1" office:value-type="string" calcext:value-type="string">
            <office:annotation draw:style-name="gr16" draw:text-style-name="P2" svg:width="4.508cm" svg:height="11.747cm" svg:x="72.533cm" svg:y="57.415cm" draw:caption-point-x="-0.407cm" draw:caption-point-y="-1.446cm">
              <dc:date>2023-02-26T00:00:00</dc:date>
              <text:p text:style-name="P1"><text:span text:style-name="T1">French: Grand-Popo</text:span></text:p>
              <text:p text:style-name="P1"><text:span text:style-name="T1">Portuguese: Grande Popô</text:span></text:p>
              <text:p text:style-name="P1"><text:span text:style-name="T1"/></text:p>
              <text:p text:style-name="P1"><text:span text:style-name="T1">German: Lome</text:span></text:p>
              <text:p text:style-name="P1"><text:span text:style-name="T1">French: Lomé</text:span></text:p>
              <text:p text:style-name="P1"><text:span text:style-name="T1">Native: Alotimé</text:span></text:p>
              <text:p text:style-name="P1"><text:span text:style-name="T1"/></text:p>
              <text:p text:style-name="P1"><text:span text:style-name="T1">Portuguese: Porto Seguro</text:span></text:p>
              <text:p text:style-name="P1"><text:span text:style-name="T1">Independent: Agbodrafo</text:span></text:p>
            </office:annotation>
            <text:p>Hulagan</text:p>
          </table:table-cell>
          <table:table-cell table:style-name="ce1" office:value-type="string" calcext:value-type="string">
            <office:annotation draw:style-name="gr27" draw:text-style-name="P2" svg:width="4.508cm" svg:height="14.128cm" svg:x="73.66cm" svg:y="57.415cm" draw:caption-point-x="-0.407cm" draw:caption-point-y="-1.446cm">
              <dc:date>2023-02-26T00:00:00</dc:date>
              <text:p text:style-name="P1"><text:span text:style-name="T1">Portuguese: Ajudá</text:span></text:p>
              <text:p text:style-name="P1"><text:span text:style-name="T1">Dutch: Fida</text:span></text:p>
              <text:p text:style-name="P1"><text:span text:style-name="T1">English: Whydah</text:span></text:p>
              <text:p text:style-name="P1"><text:span text:style-name="T1">German: Hweda</text:span></text:p>
              <text:p text:style-name="P1"><text:span text:style-name="T1">French: Ouidah</text:span></text:p>
              <text:p text:style-name="P1"><text:span text:style-name="T1"/></text:p>
              <text:p text:style-name="P1"><text:span text:style-name="T1">Portuguese: Porto-Novo</text:span></text:p>
              <text:p text:style-name="P1"><text:span text:style-name="T1">Native: Ajashe/Hogbonu</text:span></text:p>
              <text:p text:style-name="P1"><text:span text:style-name="T1"/></text:p>
              <text:p text:style-name="P1"><text:span text:style-name="T1">French: Cotonou</text:span></text:p>
              <text:p text:style-name="P1"><text:span text:style-name="T1">Native/Independent: Kutonou</text:span></text:p>
            </office:annotation>
            <text:p>Glēxwé</text:p>
          </table:table-cell>
          <table:table-cell table:style-name="ce1" office:value-type="string" calcext:value-type="string">
            <office:annotation draw:style-name="gr10" draw:text-style-name="P2" svg:width="4.508cm" svg:height="3.412cm" svg:x="74.787cm" svg:y="57.415cm" draw:caption-point-x="-0.407cm" draw:caption-point-y="-1.446cm">
              <dc:date>2023-02-26T00:00:00</dc:date>
              <text:p text:style-name="P1"><text:span text:style-name="T1">Portuguese: Lago de Curamo (into Lagos)</text:span></text:p>
              <text:p text:style-name="P1"><text:span text:style-name="T1">English: Lagos</text:span></text:p>
            </office:annotation>
            <text:p>Èkó</text:p>
          </table:table-cell>
          <table:table-cell table:style-name="ce1" office:value-type="string" calcext:value-type="string">
            <office:annotation draw:style-name="gr11" draw:text-style-name="P2" svg:width="4.508cm" svg:height="6.984cm" svg:x="75.914cm" svg:y="57.415cm" draw:caption-point-x="-0.407cm" draw:caption-point-y="-1.446cm">
              <dc:date>2023-02-26T00:00:00</dc:date>
              <text:p text:style-name="P1"><text:span text:style-name="T1">Portuguese: Cidade do Benim</text:span></text:p>
              <text:p text:style-name="P1"><text:span text:style-name="T1">English: Benin City</text:span></text:p>
              <text:p text:style-name="P1"><text:span text:style-name="T1">Dutch: Benin-Stad</text:span></text:p>
              <text:p text:style-name="P1"><text:span text:style-name="T1">German: Benin-Stadt</text:span></text:p>
              <text:p text:style-name="P1"><text:span text:style-name="T1">Spanish: Ciudad de Benín</text:span></text:p>
            </office:annotation>
            <text:p>Ẹdo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57.415cm" draw:caption-point-x="-0.406cm" draw:caption-point-y="-1.446cm">
              <dc:date>2023-02-26T00:00:00</dc:date>
              <text:p text:style-name="P1"><text:span text:style-name="T1">(into Onitsha)</text:span></text:p>
              <text:p text:style-name="P1"><text:span text:style-name="T1"/></text:p>
              <text:p text:style-name="P1"><text:span text:style-name="T1">English: Enugu</text:span></text:p>
              <text:p text:style-name="P1"><text:span text:style-name="T1">Native: Énugwú</text:span></text:p>
            </office:annotation>
            <text:p>Igbo-Ukwu</text:p>
          </table:table-cell>
          <table:table-cell table:style-name="ce1" office:value-type="string" calcext:value-type="string">
            <office:annotation draw:style-name="gr10" draw:text-style-name="P2" svg:width="4.509cm" svg:height="3.412cm" svg:x="78.168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Makurdi</text:span></text:p>
            </office:annotation>
            <text:p>Wukari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mgno (into Banyo)</text:span></text:p>
              <text:p text:style-name="P1"><text:span text:style-name="T1">German: Banjo</text:span></text:p>
            </office:annotation>
            <text:p>Kwararafa</text:p>
          </table:table-cell>
          <table:table-cell table:style-name="ce1" office:value-type="string" calcext:value-type="string">
            <office:annotation draw:style-name="gr2" draw:text-style-name="P2" svg:width="4.509cm" svg:height="4.603cm" svg:x="80.422cm" svg:y="57.415cm" draw:caption-point-x="-0.406cm" draw:caption-point-y="-1.446cm">
              <dc:date>2023-02-26T00:00:00</dc:date>
              <text:p text:style-name="P1"><text:span text:style-name="T1">German: Ngaundere</text:span></text:p>
              <text:p text:style-name="P1"><text:span text:style-name="T1">French: Ngaoundéré</text:span></text:p>
              <text:p text:style-name="P1"><text:span text:style-name="T1">Independent: N'Gaoundéré</text:span></text:p>
            </office:annotation>
            <text:p>Ngaoukor</text:p>
          </table:table-cell>
          <table:table-cell table:style-name="ce1" office:value-type="string" calcext:value-type="string">
            <text:p>Pala</text:p>
          </table:table-cell>
          <table:table-cell table:style-name="ce1" office:value-type="string" calcext:value-type="string">
            <text:p>Moundou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57.415cm" draw:caption-point-x="-0.407cm" draw:caption-point-y="-1.446cm">
              <dc:date>2023-02-26T00:00:00</dc:date>
              <text:p text:style-name="P1"><text:span text:style-name="T1">French: Fort-Archambault</text:span></text:p>
            </office:annotation>
            <text:p>Sarh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57.415cm" draw:caption-point-x="-0.407cm" draw:caption-point-y="-1.446cm">
              <dc:date>2023-02-26T00:00:00</dc:date>
              <text:p text:style-name="P1"><text:span text:style-name="T1">French: Ndélé</text:span></text:p>
            </office:annotation>
            <text:p>N'Délé</text:p>
          </table:table-cell>
          <table:table-cell table:style-name="ce1" office:value-type="string" calcext:value-type="string">
            <text:p>Bria</text:p>
          </table:table-cell>
          <table:table-cell table:style-name="ce1" office:value-type="string" calcext:value-type="string">
            <office:annotation draw:style-name="gr10" draw:text-style-name="P2" svg:width="4.509cm" svg:height="3.412cm" svg:x="87.185cm" svg:y="57.415cm" draw:caption-point-x="-0.406cm" draw:caption-point-y="-1.446cm">
              <dc:date>2023-02-26T00:00:00</dc:date>
              <text:p text:style-name="P1"><text:span text:style-name="T1">Arabic: Daim az-Zubayr</text:span></text:p>
              <text:p text:style-name="P1"><text:span text:style-name="T1">English: Deim Zubeir</text:span></text:p>
            </office:annotation>
            <text:p>Bayyu</text:p>
          </table:table-cell>
          <table:table-cell table:style-name="ce1" office:value-type="string" calcext:value-type="string">
            <office:annotation draw:style-name="gr10" draw:text-style-name="P2" svg:width="4.509cm" svg:height="3.412cm" svg:x="88.312cm" svg:y="57.415cm" draw:caption-point-x="-0.406cm" draw:caption-point-y="-1.446cm">
              <dc:date>2023-02-26T00:00:00</dc:date>
              <text:p text:style-name="P1"><text:span text:style-name="T1">Arabic: Wāw</text:span></text:p>
              <text:p text:style-name="P1"><text:span text:style-name="T1">French: Fort Desaix</text:span></text:p>
            </office:annotation>
            <text:p>Wau</text:p>
          </table:table-cell>
          <table:table-cell table:style-name="ce1" office:value-type="string" calcext:value-type="string">
            <text:p>Rumbek</text:p>
          </table:table-cell>
          <table:table-cell table:style-name="ce1" office:value-type="string" calcext:value-type="string">
            <text:p>Yirol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57.415cm" draw:caption-point-x="-0.407cm" draw:caption-point-y="-1.446cm">
              <dc:date>2023-02-26T00:00:00</dc:date>
              <text:p text:style-name="P1"><text:span text:style-name="T1">(into Malakal)</text:span></text:p>
            </office:annotation>
            <text:p>Sobat</text:p>
          </table:table-cell>
          <table:table-cell table:style-name="ce1" office:value-type="string" calcext:value-type="string">
            <office:annotation draw:style-name="gr2" draw:text-style-name="P2" svg:width="4.508cm" svg:height="4.603cm" svg:x="92.821cm" svg:y="57.415cm" draw:caption-point-x="-0.407cm" draw:caption-point-y="-1.446cm">
              <dc:date>2023-02-26T00:00:00</dc:date>
              <text:p text:style-name="P1"><text:span text:style-name="T1">Native (Oromo): Goree</text:span></text:p>
              <text:p text:style-name="P1"><text:span text:style-name="T1"/></text:p>
              <text:p text:style-name="P1"><text:span text:style-name="T1">English/Italian: Gambela</text:span></text:p>
            </office:annotation>
            <text:p>Gore</text:p>
          </table:table-cell>
          <table:table-cell table:style-name="ce1" office:value-type="string" calcext:value-type="string">
            <office:annotation draw:style-name="gr11" draw:text-style-name="P2" svg:width="4.508cm" svg:height="6.984cm" svg:x="93.948cm" svg:y="57.415cm" draw:caption-point-x="-0.407cm" draw:caption-point-y="-1.446cm">
              <dc:date>2023-02-26T00:00:00</dc:date>
              <text:p text:style-name="P1"><text:span text:style-name="T1">(into Nekemte)</text:span></text:p>
              <text:p text:style-name="P1"><text:span text:style-name="T1"/></text:p>
              <text:p text:style-name="P1"><text:span text:style-name="T1">Native (Oromo): Naqamtee</text:span></text:p>
              <text:p text:style-name="P1"><text:span text:style-name="T1">Ethiopian: Nekemte</text:span></text:p>
              <text:p text:style-name="P1"><text:span text:style-name="T1">Italian: Lechemti</text:span></text:p>
            </office:annotation>
            <text:p>Malbarde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57.415cm" draw:caption-point-x="-0.406cm" draw:caption-point-y="-1.446cm">
              <dc:date>2023-02-26T00:00:00</dc:date>
              <text:p text:style-name="P1"><text:span text:style-name="T1">(into Addis Ababa)</text:span></text:p>
            </office:annotation>
            <text:p>Barar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7.415cm" draw:caption-point-x="-0.406cm" draw:caption-point-y="-1.446cm">
              <dc:date>2023-02-26T00:00:00</dc:date>
              <text:p text:style-name="P1"><text:span text:style-name="T1">(into Debre Birhan)</text:span></text:p>
            </office:annotation>
            <text:p>Walale</text:p>
          </table:table-cell>
          <table:table-cell table:style-name="ce1" office:value-type="string" calcext:value-type="string">
            <office:annotation draw:style-name="gr16" draw:text-style-name="P2" svg:width="4.509cm" svg:height="11.747cm" svg:x="97.329cm" svg:y="57.415cm" draw:caption-point-x="-0.406cm" draw:caption-point-y="-1.446cm">
              <dc:date>2023-02-26T00:00:00</dc:date>
              <text:p text:style-name="P1"><text:span text:style-name="T1">Alternative Ethiopian: Gēt</text:span></text:p>
              <text:p text:style-name="P1"><text:span text:style-name="T1">Native (Oromo): Adare Biyyo</text:span></text:p>
              <text:p text:style-name="P1"><text:span text:style-name="T1">Swahili: Herer</text:span></text:p>
              <text:p text:style-name="P1"><text:span text:style-name="T1">(into Harar/Hāreri)</text:span></text:p>
              <text:p text:style-name="P1"><text:span text:style-name="T1"/></text:p>
              <text:p text:style-name="P1"><text:span text:style-name="T1">Italian: Diredaua</text:span></text:p>
              <text:p text:style-name="P1"><text:span text:style-name="T1">Ethiopian: Dire Dawa</text:span></text:p>
              <text:p text:style-name="P1"><text:span text:style-name="T1">Native (Oromo): Dirree Dhawaa</text:span></text:p>
              <text:p text:style-name="P1"><text:span text:style-name="T1">Swahili (Somali): Diridhaba</text:span></text:p>
            </office:annotation>
            <text:p>Gē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99.584cm" svg:y="57.415cm" draw:caption-point-x="-0.407cm" draw:caption-point-y="-1.446cm">
              <dc:date>2023-02-26T00:00:00</dc:date>
              <text:p text:style-name="P1"><text:span text:style-name="T1">Arabic: Maduna</text:span></text:p>
              <text:p text:style-name="P1"><text:span text:style-name="T1">(into Laascaanood)</text:span></text:p>
              <text:p text:style-name="P1"><text:span text:style-name="T1"/></text:p>
              <text:p text:style-name="P1"><text:span text:style-name="T1">Swahili (Somali): Laascaanood</text:span></text:p>
              <text:p text:style-name="P1"><text:span text:style-name="T1">English: Las Anod</text:span></text:p>
              <text:p text:style-name="P1"><text:span text:style-name="T1"/></text:p>
              <text:p text:style-name="P1"><text:span text:style-name="T1">English: Burao</text:span></text:p>
              <text:p text:style-name="P1"><text:span text:style-name="T1">Swahili (Somali): Burco</text:span></text:p>
            </office:annotation>
            <text:p>Maduuna</text:p>
          </table:table-cell>
          <table:table-cell table:style-name="ce1" office:value-type="string" calcext:value-type="string">
            <office:annotation draw:style-name="gr11" draw:text-style-name="P2" svg:width="4.508cm" svg:height="6.984cm" svg:x="100.711cm" svg:y="57.415cm" draw:caption-point-x="-0.407cm" draw:caption-point-y="-1.446cm">
              <dc:date>2023-02-26T00:00:00</dc:date>
              <text:p text:style-name="P1"><text:span text:style-name="T1">Italian: Gardo</text:span></text:p>
              <text:p text:style-name="P1"><text:span text:style-name="T1"/></text:p>
              <text:p text:style-name="P1"><text:span text:style-name="T1">English: Garowe</text:span></text:p>
              <text:p text:style-name="P1"><text:span text:style-name="T1">Swahili (Somali): Garoowe</text:span></text:p>
              <text:p text:style-name="P1"><text:span text:style-name="T1">Italian: Garoe</text:span></text:p>
            </office:annotation>
            <text:p>Qardho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57.415cm" draw:caption-point-x="-0.407cm" draw:caption-point-y="-1.446cm">
              <dc:date>2023-02-26T00:00:00</dc:date>
              <text:p text:style-name="P1"><text:span text:style-name="T1">Egyptian: Pwnt?</text:span></text:p>
              <text:p text:style-name="P1"><text:span text:style-name="T1">Greek/Latin: Opone</text:span></text:p>
              <text:p text:style-name="P1"><text:span text:style-name="T1">Arabic: Hafun</text:span></text:p>
              <text:p text:style-name="P1"><text:span text:style-name="T1">Italian: Dante</text:span></text:p>
            </office:annotation>
            <text:p>Xaafuun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1" draw:text-style-name="P2" svg:width="4.508cm" svg:height="6.984cm" svg:x="120.999cm" svg:y="57.415cm" draw:caption-point-x="-0.407cm" draw:caption-point-y="-1.446cm">
              <dc:date>2023-02-26T00:00:00</dc:date>
              <text:p text:style-name="P1"><text:span text:style-name="T1">(into Trivandrum/Thiruvananthapuram or Tutucorin/Thoothukudi)</text:span></text:p>
              <text:p text:style-name="P1"><text:span text:style-name="T1"/></text:p>
              <text:p text:style-name="P1"><text:span text:style-name="T1">Persian/English: Trivandrum</text:span></text:p>
              <text:p text:style-name="P1"><text:span text:style-name="T1">Viking: Colachel (into Nagercoil)</text:span></text:p>
              <text:p text:style-name="P1"><text:span text:style-name="T1">Portuguese/Dutch: Tuticorin</text:span></text:p>
            </office:annotation>
            <text:p>Vizhinjam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23.253cm" svg:y="57.415cm" draw:caption-point-x="-0.406cm" draw:caption-point-y="-1.446cm">
              <dc:date>2023-02-26T00:00:00</dc:date>
              <text:p text:style-name="P1"><text:span text:style-name="T1">(into Jaffna)</text:span></text:p>
              <text:p text:style-name="P1"><text:span text:style-name="T1">Tamil: Yalpanapattinam (into Yalpanam)</text:span></text:p>
              <text:p text:style-name="P1"><text:span text:style-name="T1"/></text:p>
            </office:annotation>
            <text:p>Yapanaya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4" draw:text-style-name="P2" svg:width="4.508cm" svg:height="8.175cm" svg:x="135.652cm" svg:y="57.415cm" draw:caption-point-x="-0.407cm" draw:caption-point-y="-1.446cm">
              <dc:date>2023-02-26T00:00:00</dc:date>
              <text:p text:style-name="P1"><text:span text:style-name="T1">(Alor Setar)</text:span></text:p>
              <text:p text:style-name="P1"><text:span text:style-name="T1"/></text:p>
              <text:p text:style-name="P1"><text:span text:style-name="T1">English: George Town</text:span></text:p>
              <text:p text:style-name="P1"><text:span text:style-name="T1">Arabic: Kalahbar</text:span></text:p>
              <text:p text:style-name="P1"><text:span text:style-name="T1">Tamil: Kadaram</text:span></text:p>
              <text:p text:style-name="P1"><text:span text:style-name="T1">Thai: Syburi</text:span></text:p>
            </office:annotation>
            <text:p>Kedah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57.415cm" draw:caption-point-x="-0.407cm" draw:caption-point-y="-1.446cm">
              <dc:date>2023-02-26T00:00:00</dc:date>
              <text:p text:style-name="P1"><text:span text:style-name="T1">English: Terengganu</text:span></text:p>
            </office:annotation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9cm" svg:height="2.222cm" svg:x="143.541cm" svg:y="57.415cm" draw:caption-point-x="-0.406cm" draw:caption-point-y="-1.446cm">
              <dc:date>2023-02-26T00:00:00</dc:date>
              <text:p text:style-name="P1"><text:span text:style-name="T1">(Brunei/Bandar Seri Begawan/Broenei)</text:span></text:p>
            </office:annotation>
            <text:p>Vijayapu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57.415cm" draw:caption-point-x="-0.407cm" draw:caption-point-y="-1.446cm">
              <dc:date>2023-02-26T00:00:00</dc:date>
              <text:p text:style-name="P1"><text:span text:style-name="T1">English: Elopura (Sandakan)</text:span></text:p>
            </office:annotation>
            <text:p>?</text:p>
          </table:table-cell>
          <table:table-cell table:style-name="ce1" table:number-columns-repeated="21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2" office:value-type="string" calcext:value-type="string">
            <office:annotation draw:style-name="gr7" draw:text-style-name="P2" svg:width="4.508cm" svg:height="5.794cm" svg:x="30.829cm" svg:y="58.605cm" draw:caption-point-x="-0.407cm" draw:caption-point-y="-1.445cm">
              <dc:date>2023-02-26T00:00:00</dc:date>
              <text:p text:style-name="P1"><text:span text:style-name="T1">Native: Hatun Kañar</text:span></text:p>
              <text:p text:style-name="P1"><text:span text:style-name="T1">Spanish: Cañar</text:span></text:p>
              <text:p text:style-name="P1"><text:span text:style-name="T1"/></text:p>
              <text:p text:style-name="P1"><text:span text:style-name="T1">Spanish: Guayaquil</text:span></text:p>
            </office:annotation>
            <text:p>Ingapirk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58.605cm" draw:caption-point-x="-0.406cm" draw:caption-point-y="-1.445cm">
              <dc:date>2023-02-26T00:00:00</dc:date>
              <text:p text:style-name="P1"><text:span text:style-name="T1">(into Puerto Francisco de Orellana)</text:span></text:p>
            </office:annotation>
            <text:p>San Antonio de la Coca</text:p>
          </table:table-cell>
          <table:table-cell table:style-name="ce1" office:value-type="string" calcext:value-type="string">
            <text:p>San Lorenzo de los Tibilos</text:p>
          </table:table-cell>
          <table:table-cell table:style-name="ce2" office:value-type="string" calcext:value-type="string">
            <office:annotation draw:style-name="gr1" draw:text-style-name="P2" svg:width="4.508cm" svg:height="2.222cm" svg:x="36.465cm" svg:y="58.605cm" draw:caption-point-x="-0.407cm" draw:caption-point-y="-1.445cm">
              <dc:date>2023-02-26T00:00:00</dc:date>
              <text:p text:style-name="P1"><text:span text:style-name="T1">Portuguese: Letícia</text:span></text:p>
            </office:annotation>
            <text:p>Leticia</text:p>
          </table:table-cell>
          <table:table-cell table:style-name="ce1" office:value-type="string" calcext:value-type="string">
            <text:p>São Gabriel da Cachoeira</text:p>
          </table:table-cell>
          <table:table-cell table:number-columns-repeated="2" table:style-name="ce1" office:value-type="string" calcext:value-type="string">
            <text:p>Santa Isabel do Rio Negro</text:p>
          </table:table-cell>
          <table:table-cell table:number-columns-repeated="2" table:style-name="ce1" office:value-type="string" calcext:value-type="string">
            <text:p>Barcelos</text:p>
          </table:table-cell>
          <table:table-cell table:style-name="ce1" office:value-type="string" calcext:value-type="string">
            <text:p>Itapiranga</text:p>
          </table:table-cell>
          <table:table-cell table:style-name="ce1" office:value-type="string" calcext:value-type="string">
            <text:p>Oximiná</text:p>
          </table:table-cell>
          <table:table-cell table:style-name="ce1" office:value-type="string" calcext:value-type="string">
            <text:p>Óbidos</text:p>
          </table:table-cell>
          <table:table-cell table:style-name="ce1" office:value-type="string" calcext:value-type="string">
            <text:p>Monte Alegre</text:p>
          </table:table-cell>
          <table:table-cell table:style-name="ce1" office:value-type="string" calcext:value-type="string">
            <office:annotation draw:style-name="gr4" draw:text-style-name="P2" svg:width="4.508cm" svg:height="3.413cm" svg:x="47.736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Adriaansz Fort</text:span></text:p>
            </office:annotation>
            <text:p>Almeirim</text:p>
          </table:table-cell>
          <table:table-cell table:style-name="ce1" office:value-type="string" calcext:value-type="string">
            <office:annotation draw:style-name="gr5" draw:text-style-name="P2" svg:width="4.508cm" svg:height="4.604cm" svg:x="48.863cm" svg:y="58.605cm" draw:caption-point-x="-0.407cm" draw:caption-point-y="-1.445cm">
              <dc:date>2023-02-26T00:00:00</dc:date>
              <text:p text:style-name="P1"><text:span text:style-name="T1">(into Portel)</text:span></text:p>
              <text:p text:style-name="P1"><text:span text:style-name="T1"/></text:p>
              <text:p text:style-name="P1"><text:span text:style-name="T1">Dutch: Fort Oranje</text:span></text:p>
            </office:annotation>
            <text:p>Arucará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58.605cm" draw:caption-point-x="-0.406cm" draw:caption-point-y="-1.445cm">
              <dc:date>2023-02-26T00:00:00</dc:date>
              <text:p text:style-name="P1"><text:span text:style-name="T1">Native: Mairi</text:span></text:p>
            </office:annotation>
            <text:p>Belém</text:p>
          </table:table-cell>
          <table:table-cell table:style-name="ce1" office:value-type="string" calcext:value-type="string">
            <text:p>Castanhal</text:p>
          </table:table-cell>
          <table:table-cell table:style-name="ce1" office:value-type="string" calcext:value-type="string">
            <office:annotation draw:style-name="gr5" draw:text-style-name="P2" svg:width="4.509cm" svg:height="4.604cm" svg:x="52.244cm" svg:y="58.605cm" draw:caption-point-x="-0.406cm" draw:caption-point-y="-1.445cm">
              <dc:date>2023-02-26T00:00:00</dc:date>
              <text:p text:style-name="P1"><text:span text:style-name="T1">French: Saint-Louis de Maragnan</text:span></text:p>
              <text:p text:style-name="P1"><text:span text:style-name="T1">Spanish: San Luis de Marañón</text:span></text:p>
              <text:p text:style-name="P1"><text:span text:style-name="T1">Dutch: Sint Lodewijk de Maranham</text:span></text:p>
            </office:annotation>
            <text:p>São Luí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5" draw:text-style-name="P2" svg:width="4.508cm" svg:height="4.604cm" svg:x="66.897cm" svg:y="58.605cm" draw:caption-point-x="-0.407cm" draw:caption-point-y="-1.445cm">
              <dc:date>2023-02-26T00:00:00</dc:date>
              <text:p text:style-name="P1"><text:span text:style-name="T1">Portuguese: Cabo das Palmas</text:span></text:p>
              <text:p text:style-name="P1"><text:span text:style-name="T1">English: Cape Palmas</text:span></text:p>
              <text:p text:style-name="P1"><text:span text:style-name="T1">American: Harper</text:span></text:p>
            </office:annotation>
            <text:p>Barrobo</text:p>
          </table:table-cell>
          <table:table-cell table:style-name="ce1" office:value-type="string" calcext:value-type="string">
            <office:annotation draw:style-name="gr5" draw:text-style-name="P2" svg:width="4.509cm" svg:height="4.604cm" svg:x="68.024cm" svg:y="58.605cm" draw:caption-point-x="-0.406cm" draw:caption-point-y="-1.445cm">
              <dc:date>2023-02-26T00:00:00</dc:date>
              <text:p text:style-name="P1"><text:span text:style-name="T1">French: Sassandra</text:span></text:p>
              <text:p text:style-name="P1"><text:span text:style-name="T1"/></text:p>
              <text:p text:style-name="P1"><text:span text:style-name="T1">French: Grand-Lahou</text:span></text:p>
            </office:annotation>
            <text:p>Gbogré-Djigbi</text:p>
          </table:table-cell>
          <table:table-cell table:style-name="ce1" office:value-type="string" calcext:value-type="string">
            <office:annotation draw:style-name="gr44" draw:text-style-name="P2" svg:width="4.509cm" svg:height="30.797cm" svg:x="69.151cm" svg:y="58.605cm" draw:caption-point-x="-0.406cm" draw:caption-point-y="-1.445cm">
              <dc:date>2023-02-26T00:00:00</dc:date>
              <text:p text:style-name="P1"><text:span text:style-name="T1">(into Grand-Bassam, Abijan)</text:span></text:p>
              <text:p text:style-name="P1"><text:span text:style-name="T1"/></text:p>
              <text:p text:style-name="P1"><text:span text:style-name="T1">French: Grand-Bassam (into Abidjan)</text:span></text:p>
              <text:p text:style-name="P1"><text:span text:style-name="T1"/></text:p>
              <text:p text:style-name="P1"><text:span text:style-name="T1">Portuguese: Forte de Santo António</text:span></text:p>
              <text:p text:style-name="P1"><text:span text:style-name="T1">Dutch: Fort Sint Anthony</text:span></text:p>
              <text:p text:style-name="P1"><text:span text:style-name="T1">English: Fort Saint Anthony</text:span></text:p>
              <text:p text:style-name="P1"><text:span text:style-name="T1">(into Axim)</text:span></text:p>
              <text:p text:style-name="P1"><text:span text:style-name="T1"/></text:p>
              <text:p text:style-name="P1"><text:span text:style-name="T1">Dutch: Fort Batenstein</text:span></text:p>
              <text:p text:style-name="P1"><text:span text:style-name="T1">Viking (Swedish): Batensteyn</text:span></text:p>
              <text:p text:style-name="P1"><text:span text:style-name="T1">(into Takoradi)</text:span></text:p>
              <text:p text:style-name="P1"><text:span text:style-name="T1"/></text:p>
              <text:p text:style-name="P1"><text:span text:style-name="T1">English: Fort George</text:span></text:p>
              <text:p text:style-name="P1"><text:span text:style-name="T1">(into Sekondi)</text:span></text:p>
              <text:p text:style-name="P1"><text:span text:style-name="T1"/></text:p>
              <text:p text:style-name="P1"><text:span text:style-name="T1">Viking (Swedish): Fort Apollonia</text:span></text:p>
              <text:p text:style-name="P1"><text:span text:style-name="T1">Portuguese: Forte Apolónia</text:span></text:p>
              <text:p text:style-name="P1"><text:span text:style-name="T1">Dutch: Fort Willem III</text:span></text:p>
              <text:p text:style-name="P1"><text:span text:style-name="T1">(into Beyin)</text:span></text:p>
              <text:p text:style-name="P1"><text:span text:style-name="T1"/></text:p>
              <text:p text:style-name="P1"><text:span text:style-name="T1">German: Groß Friedrichsburg</text:span></text:p>
              <text:p text:style-name="P1"><text:span text:style-name="T1">Dutch: Hollandia</text:span></text:p>
              <text:p text:style-name="P1"><text:span text:style-name="T1">English: Princes Town</text:span></text:p>
              <text:p text:style-name="P1"><text:span text:style-name="T1">Native/Independent: Pokesu</text:span></text:p>
            </office:annotation>
            <text:p>Krindjabo</text:p>
          </table:table-cell>
          <table:table-cell table:style-name="ce1" office:value-type="string" calcext:value-type="string">
            <office:annotation draw:style-name="gr34" draw:text-style-name="P2" svg:width="4.509cm" svg:height="17.701cm" svg:x="70.278cm" svg:y="58.605cm" draw:caption-point-x="-0.406cm" draw:caption-point-y="-1.445cm">
              <dc:date>2023-02-26T00:00:00</dc:date>
              <text:p text:style-name="P1"><text:span text:style-name="T1">Portuguese: Cabo Corso</text:span></text:p>
              <text:p text:style-name="P1"><text:span text:style-name="T1">Viking (Swedish): Carolusborg</text:span></text:p>
              <text:p text:style-name="P1"><text:span text:style-name="T1">English: Cape Coast</text:span></text:p>
              <text:p text:style-name="P1"><text:span text:style-name="T1"/></text:p>
              <text:p text:style-name="P1"><text:span text:style-name="T1">English: Fort Cormantin</text:span></text:p>
              <text:p text:style-name="P1"><text:span text:style-name="T1">Dutch: Fort Amsterdam</text:span></text:p>
              <text:p text:style-name="P1"><text:span text:style-name="T1">(into Cape Coast)</text:span></text:p>
              <text:p text:style-name="P1"><text:span text:style-name="T1"/></text:p>
              <text:p text:style-name="P1"><text:span text:style-name="T1">Portuguese: São Jorge da Mina (into Elmina)</text:span></text:p>
              <text:p text:style-name="P1"><text:span text:style-name="T1">Dutch: Elmina</text:span></text:p>
              <text:p text:style-name="P1"><text:span text:style-name="T1"/></text:p>
              <text:p text:style-name="P1"><text:span text:style-name="T1">Dutch: Fort Nassau (into Elmina)</text:span></text:p>
              <text:p text:style-name="P1"><text:span text:style-name="T1"/></text:p>
              <text:p text:style-name="P1"><text:span text:style-name="T1">French: Fort Saint-Louis (into Assinie)</text:span></text:p>
            </office:annotation>
            <text:p>Oguaa</text:p>
          </table:table-cell>
          <table:table-cell table:style-name="ce1" office:value-type="string" calcext:value-type="string">
            <office:annotation draw:style-name="gr29" draw:text-style-name="P2" svg:width="4.509cm" svg:height="14.129cm" svg:x="71.405cm" svg:y="58.605cm" draw:caption-point-x="-0.406cm" draw:caption-point-y="-1.445cm">
              <dc:date>2023-02-26T00:00:00</dc:date>
              <text:p text:style-name="P1"><text:span text:style-name="T1">Dutch: Fort Crevecoeur</text:span></text:p>
              <text:p text:style-name="P1"><text:span text:style-name="T1">French: Fort Crèvecœur</text:span></text:p>
              <text:p text:style-name="P1"><text:span text:style-name="T1">(into Accra)</text:span></text:p>
              <text:p text:style-name="P1"><text:span text:style-name="T1"/></text:p>
              <text:p text:style-name="P1"><text:span text:style-name="T1">English: Fort James</text:span></text:p>
              <text:p text:style-name="P1"><text:span text:style-name="T1">(into Accra) </text:span></text:p>
              <text:p text:style-name="P1"><text:span text:style-name="T1"/></text:p>
              <text:p text:style-name="P1"><text:span text:style-name="T1">Portuguese: Forte São Francisco Xavier</text:span></text:p>
              <text:p text:style-name="P1"><text:span text:style-name="T1">Viking (Dane): Fort Christiansborg </text:span></text:p>
              <text:p text:style-name="P1"><text:span text:style-name="T1">Viking (Swedish): Fort Frederiksborg</text:span></text:p>
              <text:p text:style-name="P1"><text:span text:style-name="T1">(into Osu, Accra)</text:span></text:p>
            </office:annotation>
            <text:p>Nkran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2" draw:text-style-name="P2" svg:width="4.508cm" svg:height="9.366cm" svg:x="75.914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rass</text:span></text:p>
              <text:p text:style-name="P1"><text:span text:style-name="T1">Independent: Twon-Brass</text:span></text:p>
              <text:p text:style-name="P1"><text:span text:style-name="T1"/></text:p>
              <text:p text:style-name="P1"><text:span text:style-name="T1">Portuguese: Forçados</text:span></text:p>
              <text:p text:style-name="P1"><text:span text:style-name="T1">French: Forcados</text:span></text:p>
              <text:p text:style-name="P1"><text:span text:style-name="T1"/></text:p>
            </office:annotation>
            <text:p>Warri</text:p>
          </table:table-cell>
          <table:table-cell table:style-name="ce1" office:value-type="string" calcext:value-type="string">
            <office:annotation draw:style-name="gr23" draw:text-style-name="P2" svg:width="4.509cm" svg:height="8.176cm" svg:x="77.041cm" svg:y="58.605cm" draw:caption-point-x="-0.406cm" draw:caption-point-y="-1.445cm">
              <dc:date>2023-02-26T00:00:00</dc:date>
              <text:p text:style-name="P1"><text:span text:style-name="T1">(into Aba)</text:span></text:p>
              <text:p text:style-name="P1"><text:span text:style-name="T1"/></text:p>
              <text:p text:style-name="P1"><text:span text:style-name="T1">English: Port Harcourt</text:span></text:p>
              <text:p text:style-name="P1"><text:span text:style-name="T1"/></text:p>
              <text:p text:style-name="P1"><text:span text:style-name="T1">Portuguese: Ubani</text:span></text:p>
              <text:p text:style-name="P1"><text:span text:style-name="T1">English/Dutch: Bonny</text:span></text:p>
            </office:annotation>
            <text:p>Arochukwu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58.605cm" draw:caption-point-x="-0.406cm" draw:caption-point-y="-1.445cm">
              <dc:date>2023-02-26T00:00:00</dc:date>
              <text:p text:style-name="P1"><text:span text:style-name="T1">Portuguese: Calabar</text:span></text:p>
              <text:p text:style-name="P1"><text:span text:style-name="T1">English: Duke Town (into Calabar)</text:span></text:p>
            </office:annotation>
            <text:p>Akwa Ak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80.422cm" svg:y="58.6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/French: Bamenda</text:span></text:p>
              <text:p text:style-name="P1"><text:span text:style-name="T1">Native: Abakwa</text:span></text:p>
            </office:annotation>
            <text:p>Fumban</text:p>
          </table:table-cell>
          <table:table-cell table:style-name="ce1" office:value-type="string" calcext:value-type="string">
            <text:p>Meigang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arnot</text:span></text:p>
              <text:p text:style-name="P1"><text:span text:style-name="T1">German: Mambere</text:span></text:p>
              <text:p text:style-name="P1"><text:span text:style-name="T1">Native: Tendira</text:span></text:p>
            </office:annotation>
            <text:p>Bouar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58.605cm" draw:caption-point-x="-0.407cm" draw:caption-point-y="-1.445cm">
              <dc:date>2023-02-26T00:00:00</dc:date>
              <text:p text:style-name="P1"><text:span text:style-name="T1">French: Fort-Sibut (into Sibut)</text:span></text:p>
              <text:p text:style-name="P1"><text:span text:style-name="T1"/></text:p>
              <text:p text:style-name="P1"><text:span text:style-name="T1">French: Fort-de-Possel</text:span></text:p>
            </office:annotation>
            <text:p>Krébédjé</text:p>
          </table:table-cell>
          <table:table-cell table:style-name="ce1" office:value-type="string" calcext:value-type="string">
            <text:p>Bambari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58.605cm" draw:caption-point-x="-0.406cm" draw:caption-point-y="-1.445cm">
              <dc:date>2023-02-26T00:00:00</dc:date>
              <text:p text:style-name="P1"><text:span text:style-name="T1">French: Bangassou</text:span></text:p>
              <text:p text:style-name="P1"><text:span text:style-name="T1"/></text:p>
              <text:p text:style-name="P1"><text:span text:style-name="T1">French: Les Abiras (into Bangassou)</text:span></text:p>
            </office:annotation>
            <text:p>Bängâsu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58.605cm" draw:caption-point-x="-0.406cm" draw:caption-point-y="-1.445cm">
              <dc:date>2023-02-26T00:00:00</dc:date>
              <text:p text:style-name="P1"><text:span text:style-name="T1">French: Zémio</text:span></text:p>
            </office:annotation>
            <text:p>Zemio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58.605cm" draw:caption-point-x="-0.406cm" draw:caption-point-y="-1.445cm">
              <dc:date>2023-02-26T00:00:00</dc:date>
              <text:p text:style-name="P1"><text:span text:style-name="T1">English/French/Dutch: Yambio</text:span></text:p>
            </office:annotation>
            <text:p>Burekiwe</text:p>
          </table:table-cell>
          <table:table-cell table:style-name="ce1" office:value-type="string" calcext:value-type="string">
            <text:p>Yei</text:p>
          </table:table-cell>
          <table:table-cell table:style-name="ce1" office:value-type="string" calcext:value-type="string">
            <office:annotation draw:style-name="gr5" draw:text-style-name="P2" svg:width="4.508cm" svg:height="4.604cm" svg:x="90.567cm" svg:y="58.605cm" draw:caption-point-x="-0.407cm" draw:caption-point-y="-1.445cm">
              <dc:date>2023-02-26T00:00:00</dc:date>
              <text:p text:style-name="P1"><text:span text:style-name="T1">(into Lado, Juba)</text:span></text:p>
              <text:p text:style-name="P1"><text:span text:style-name="T1"/></text:p>
              <text:p text:style-name="P1"><text:span text:style-name="T1">English: Juba</text:span></text:p>
            </office:annotation>
            <text:p>Gondokoro</text:p>
          </table:table-cell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58.605cm" draw:caption-point-x="-0.407cm" draw:caption-point-y="-1.445cm">
              <dc:date>2023-02-26T00:00:00</dc:date>
              <text:p text:style-name="P1"><text:span text:style-name="T1">(into Anderaccha)</text:span></text:p>
            </office:annotation>
            <text:p>Bonga</text:p>
          </table:table-cell>
          <table:table-cell table:style-name="ce1" office:value-type="string" calcext:value-type="string">
            <office:annotation draw:style-name="gr7" draw:text-style-name="P2" svg:width="4.508cm" svg:height="5.794cm" svg:x="93.948cm" svg:y="58.605cm" draw:caption-point-x="-0.407cm" draw:caption-point-y="-1.445cm">
              <dc:date>2023-02-26T00:00:00</dc:date>
              <text:p text:style-name="P1"><text:span text:style-name="T1">(into Jiren, Jimma)</text:span></text:p>
              <text:p text:style-name="P1"><text:span text:style-name="T1">Native (Oromo): Jimma</text:span></text:p>
              <text:p text:style-name="P1"><text:span text:style-name="T1">Italian: Gimma</text:span></text:p>
              <text:p text:style-name="P1"><text:span text:style-name="T1">Portuguese/Spanish: Jima</text:span></text:p>
            </office:annotation>
            <text:p>Hirmat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58.605cm" draw:caption-point-x="-0.406cm" draw:caption-point-y="-1.445cm">
              <dc:date>2023-02-26T00:00:00</dc:date>
              <text:p text:style-name="P1"><text:span text:style-name="T1">Swahili (Somali): Iimeey</text:span></text:p>
            </office:annotation>
            <text:p>Imi</text:p>
          </table:table-cell>
          <table:table-cell table:style-name="ce1" office:value-type="string" calcext:value-type="string">
            <office:annotation draw:style-name="gr4" draw:text-style-name="P2" svg:width="4.509cm" svg:height="3.413cm" svg:x="98.456cm" svg:y="58.605cm" draw:caption-point-x="-0.406cm" draw:caption-point-y="-1.445cm">
              <dc:date>2023-02-26T00:00:00</dc:date>
              <text:p text:style-name="P1"><text:span text:style-name="T1">Swahili (Somali): Dhagaxbuur</text:span></text:p>
              <text:p text:style-name="P1"><text:span text:style-name="T1">Italian: Dagabur</text:span></text:p>
            </office:annotation>
            <text:p>Degehabur</text:p>
          </table:table-cell>
          <table:table-cell table:style-name="ce1" office:value-type="string" calcext:value-type="string">
            <office:annotation draw:style-name="gr37" draw:text-style-name="P2" svg:width="4.508cm" svg:height="10.557cm" svg:x="99.584cm" svg:y="58.605cm" draw:caption-point-x="-0.407cm" draw:caption-point-y="-1.445cm">
              <dc:date>2023-02-26T00:00:00</dc:date>
              <text:p text:style-name="P1"><text:span text:style-name="T1">Italian: Rocca Littorio</text:span></text:p>
              <text:p text:style-name="P1"><text:span text:style-name="T1">English: Galkayo</text:span></text:p>
              <text:p text:style-name="P1"><text:span text:style-name="T1">Portuguse: Galcaio</text:span></text:p>
              <text:p text:style-name="P1"><text:span text:style-name="T1"/></text:p>
              <text:p text:style-name="P1"><text:span text:style-name="T1">Ethiopian: Werder</text:span></text:p>
              <text:p text:style-name="P1"><text:span text:style-name="T1">Swahili (Somali): Wardheer</text:span></text:p>
              <text:p text:style-name="P1"><text:span text:style-name="T1">Italian: Uardere</text:span></text:p>
              <text:p text:style-name="P1"><text:span text:style-name="T1"/></text:p>
            </office:annotation>
            <text:p>Gaalkacyo</text:p>
          </table:table-cell>
          <table:table-cell table:style-name="ce1" office:value-type="string" calcext:value-type="string">
            <office:annotation draw:style-name="gr4" draw:text-style-name="P2" svg:width="4.508cm" svg:height="3.413cm" svg:x="100.711cm" svg:y="58.605cm" draw:caption-point-x="-0.407cm" draw:caption-point-y="-1.445cm">
              <dc:date>2023-02-26T00:00:00</dc:date>
              <text:p text:style-name="P1"><text:span text:style-name="T1">Italian: Eil</text:span></text:p>
              <text:p text:style-name="P1"><text:span text:style-name="T1">Arabic?: Illig</text:span></text:p>
            </office:annotation>
            <text:p>Eyl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5" draw:text-style-name="P2" svg:width="4.509cm" svg:height="4.604cm" svg:x="123.253cm" svg:y="58.605cm" draw:caption-point-x="-0.406cm" draw:caption-point-y="-1.445cm">
              <dc:date>2023-02-26T00:00:00</dc:date>
              <text:p text:style-name="P1"><text:span text:style-name="T1">(Anuradhapura, into Colombo)</text:span></text:p>
              <text:p text:style-name="P1"><text:span text:style-name="T1">Arabic: Kalanpu</text:span></text:p>
              <text:p text:style-name="P1"><text:span text:style-name="T1">Most civs: Colombo</text:span></text:p>
            </office:annotation>
            <text:p>Anuratapuram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58.605cm" draw:caption-point-x="-0.406cm" draw:caption-point-y="-1.445cm">
              <dc:date>2023-02-26T00:00:00</dc:date>
              <text:p text:style-name="P1"><text:span text:style-name="T1">(Polonnaruwa, into Trincomalee)</text:span></text:p>
            </office:annotation>
            <text:p>Jananathapuram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5" draw:text-style-name="P2" svg:width="4.509cm" svg:height="4.604cm" svg:x="131.143cm" svg:y="58.605cm" draw:caption-point-x="-0.406cm" draw:caption-point-y="-1.445cm">
              <dc:date>2023-02-26T00:00:00</dc:date>
              <text:p text:style-name="P1"><text:span text:style-name="T1">(into Kutaraja/Banda Aceh)</text:span></text:p>
              <text:p text:style-name="P1"><text:span text:style-name="T1"/></text:p>
              <text:p text:style-name="P1"><text:span text:style-name="T1">Dutch: Koeta-Radja (Banda Aceh)</text:span></text:p>
            </office:annotation>
            <text:p>Lamuri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58.605cm" draw:caption-point-x="-0.406cm" draw:caption-point-y="-1.445cm">
              <dc:date>2023-02-26T00:00:00</dc:date>
              <text:p text:style-name="P1"><text:span text:style-name="T1">Dutch/English: Lhokseumawe</text:span></text:p>
            </office:annotation>
            <text:p>Kota Lhokseumaw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3" draw:text-style-name="P2" svg:width="4.508cm" svg:height="6.985cm" svg:x="135.652cm" svg:y="58.605cm" draw:caption-point-x="-0.407cm" draw:caption-point-y="-1.445cm">
              <dc:date>2023-02-26T00:00:00</dc:date>
              <text:p text:style-name="P1"><text:span text:style-name="T1">(Beruas, into Malacca or Kuala Lumpur)</text:span></text:p>
              <text:p text:style-name="P1"><text:span text:style-name="T1"/></text:p>
              <text:p text:style-name="P1"><text:span text:style-name="T1">Spanish/Portuguese/Dutch: Malacca/Malakka</text:span></text:p>
              <text:p text:style-name="P1"><text:span text:style-name="T1">English: Kuala Lumpur</text:span></text:p>
              <text:p text:style-name="P1"><text:span text:style-name="T1"/></text:p>
            </office:annotation>
            <text:p>Gangga Negara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58.605cm" draw:caption-point-x="-0.407cm" draw:caption-point-y="-1.445cm">
              <dc:date>2023-02-26T00:00:00</dc:date>
              <text:p text:style-name="P1"><text:span text:style-name="T1">(Pekan, into Kuantan)</text:span></text:p>
            </office:annotation>
            <text:p>?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142.414cm" svg:y="58.605cm" draw:caption-point-x="-0.406cm" draw:caption-point-y="-1.445cm">
              <dc:date>2023-02-26T00:00:00</dc:date>
              <text:p text:style-name="P1"><text:span text:style-name="T1">English: Marudi (into Miri)</text:span></text:p>
            </office:annotation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44.669cm" svg:y="58.605cm" draw:caption-point-x="-0.407cm" draw:caption-point-y="-1.445cm">
              <dc:date>2023-02-26T00:00:00</dc:date>
              <text:p text:style-name="P1"><text:span text:style-name="T1">English: Tawao (Tawau)</text:span></text:p>
              <text:p text:style-name="P1"><text:span text:style-name="T1">Dutch: Tarakan</text:span></text:p>
            </office:annotation>
            <text:p>?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9.899cm" svg:height="2.222cm" svg:x="169.465cm" svg:y="58.605cm" draw:caption-point-x="-0.406cm" draw:caption-point-y="-1.445cm">
              <dc:date>2023-02-26T00:00:00</dc:date>
              <text:p text:style-name="P1"><text:span text:style-name="T1">German: Jarren (Yaren)</text:span></text:p>
            </office:annotation>
            <text:p>Tarawa</text:p>
          </table:table-cell>
          <table:table-cell table:number-columns-repeated="874"/>
        </table:table-row>
        <table:table-row table:style-name="ro1"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31.956cm" svg:y="59.796cm" draw:caption-point-x="-0.406cm" draw:caption-point-y="-1.445cm">
              <dc:date>2023-02-26T00:00:00</dc:date>
              <text:p text:style-name="P1"><text:span text:style-name="T1">Spanish: Cuenca</text:span></text:p>
            </office:annotation>
            <text:p>Tumipam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gua Grande</text:p>
          </table:table-cell>
          <table:table-cell table:style-name="ce1" office:value-type="string" calcext:value-type="string">
            <text:p>Yurimaguas</text:p>
          </table:table-cell>
          <table:table-cell table:style-name="ce1" office:value-type="string" calcext:value-type="string">
            <text:p>Iquitos</text:p>
          </table:table-cell>
          <table:table-cell table:style-name="ce1" office:value-type="string" calcext:value-type="string">
            <text:p>Tabatinga</text:p>
          </table:table-cell>
          <table:table-cell table:style-name="ce1" office:value-type="string" calcext:value-type="string">
            <text:p>Jutaí</text:p>
          </table:table-cell>
          <table:table-cell table:style-name="ce1" office:value-type="string" calcext:value-type="string">
            <text:p>Tefé</text:p>
          </table:table-cell>
          <table:table-cell table:style-name="ce1" office:value-type="string" calcext:value-type="string">
            <text:p>Maraã</text:p>
          </table:table-cell>
          <table:table-cell table:style-name="ce1" office:value-type="string" calcext:value-type="string">
            <text:p>Manacapuru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59.796cm" draw:caption-point-x="-0.406cm" draw:caption-point-y="-1.445cm">
              <dc:date>2023-02-26T00:00:00</dc:date>
              <text:p text:style-name="P1"><text:span text:style-name="T1">(into Manaus)</text:span></text:p>
            </office:annotation>
            <text:p>São José do Rio Negro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59.796cm" draw:caption-point-x="-0.406cm" draw:caption-point-y="-1.445cm">
              <dc:date>2023-02-26T00:00:00</dc:date>
              <text:p text:style-name="P1"><text:span text:style-name="T1">(into Itacoatiara)</text:span></text:p>
            </office:annotation>
            <text:p>Serpa</text:p>
          </table:table-cell>
          <table:table-cell table:style-name="ce1" office:value-type="string" calcext:value-type="string">
            <text:p>Parintins</text:p>
          </table:table-cell>
          <table:table-cell table:style-name="ce1" office:value-type="string" calcext:value-type="string">
            <text:p>Santarém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office:annotation draw:style-name="gr1" draw:text-style-name="P2" svg:width="4.508cm" svg:height="2.222cm" svg:x="48.863cm" svg:y="59.796cm" draw:caption-point-x="-0.407cm" draw:caption-point-y="-1.445cm">
              <dc:date>2023-02-26T00:00:00</dc:date>
              <text:p text:style-name="P1"><text:span text:style-name="T1">(into Tucuruí)</text:span></text:p>
            </office:annotation>
            <text:p>Alcobaça</text:p>
          </table:table-cell>
          <table:table-cell table:style-name="ce1" office:value-type="string" calcext:value-type="string">
            <text:p>Mocajuba</text:p>
          </table:table-cell>
          <table:table-cell table:style-name="ce1" office:value-type="string" calcext:value-type="string">
            <text:p>Paragominas</text:p>
          </table:table-cell>
          <table:table-cell table:style-name="ce1" office:value-type="string" calcext:value-type="string">
            <text:p>Santa Inês</text:p>
          </table:table-cell>
          <table:table-cell table:style-name="ce1" office:value-type="string" calcext:value-type="string">
            <text:p>Parnaíba</text:p>
          </table:table-cell>
          <table:table-cell table:style-name="ce1" office:value-type="string" calcext:value-type="string">
            <office:annotation draw:style-name="gr2" draw:text-style-name="P2" svg:width="4.508cm" svg:height="4.603cm" svg:x="54.499cm" svg:y="59.796cm" draw:caption-point-x="-0.407cm" draw:caption-point-y="-1.445cm">
              <dc:date>2023-02-26T00:00:00</dc:date>
              <text:p text:style-name="P1"><text:span text:style-name="T1">(into Forte de Nossa Senhora da Assunção, Fortaleza)</text:span></text:p>
              <text:p text:style-name="P1"><text:span text:style-name="T1">Dutch: Fort Schoonenborch</text:span></text:p>
              <text:p text:style-name="P1"><text:span text:style-name="T1">Latin: Fortalexia</text:span></text:p>
            </office:annotation>
            <text:p>Forte São Sebastião</text:p>
          </table:table-cell>
          <table:table-cell table:style-name="ce1" office:value-type="string" calcext:value-type="string">
            <text:p>Mossoró</text:p>
          </table:table-cell>
          <table:table-cell table:style-name="ce1" table:number-columns-repeated="15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20" draw:text-style-name="P2" svg:width="4.509cm" svg:height="12.938cm" svg:x="79.295cm" svg:y="59.796cm" draw:caption-point-x="-0.406cm" draw:caption-point-y="-1.445cm">
              <dc:date>2023-02-26T00:00:00</dc:date>
              <text:p text:style-name="P1"><text:span text:style-name="T1">Portuguese: Rio dos Camarões (into Duala)</text:span></text:p>
              <text:p text:style-name="P1"><text:span text:style-name="T1">German: Kamarunstadt (into Duala)</text:span></text:p>
              <text:p text:style-name="P1"><text:span text:style-name="T1">French: Douala</text:span></text:p>
              <text:p text:style-name="P1"><text:span text:style-name="T1">English: Cameroons Town</text:span></text:p>
              <text:p text:style-name="P1"><text:span text:style-name="T1"/></text:p>
              <text:p text:style-name="P1"><text:span text:style-name="T1">English: Victoria</text:span></text:p>
              <text:p text:style-name="P1"><text:span text:style-name="T1">(into Cameroons Town)</text:span></text:p>
              <text:p text:style-name="P1"><text:span text:style-name="T1"/></text:p>
              <text:p text:style-name="P1"><text:span text:style-name="T1">German: Buea</text:span></text:p>
              <text:p text:style-name="P1"><text:span text:style-name="T1">Native: Bue</text:span></text:p>
            </office:annotation>
            <text:p>Dual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9.796cm" draw:caption-point-x="-0.406cm" draw:caption-point-y="-1.445cm">
              <dc:date>2023-02-26T00:00:00</dc:date>
              <text:p text:style-name="P1"><text:span text:style-name="T1">German: Jaunde</text:span></text:p>
              <text:p text:style-name="P1"><text:span text:style-name="T1">French: Yaoundé</text:span></text:p>
              <text:p text:style-name="P1"><text:span text:style-name="T1">English: Yaunde Station</text:span></text:p>
              <text:p text:style-name="P1"><text:span text:style-name="T1">Portuguese: Iaundé</text:span></text:p>
            </office:annotation>
            <text:p>Ongola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59.796cm" draw:caption-point-x="-0.407cm" draw:caption-point-y="-1.445cm">
              <dc:date>2023-02-26T00:00:00</dc:date>
              <text:p text:style-name="P1"><text:span text:style-name="T1">French: Bertoua</text:span></text:p>
            </office:annotation>
            <text:p>Bertua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59.796cm" draw:caption-point-x="-0.407cm" draw:caption-point-y="-1.445cm">
              <dc:date>2023-02-26T00:00:00</dc:date>
              <text:p text:style-name="P1"><text:span text:style-name="T1">(into Bangui)</text:span></text:p>
              <text:p text:style-name="P1"><text:span text:style-name="T1"/></text:p>
              <text:p text:style-name="P1"><text:span text:style-name="T1">German: Mbaïki</text:span></text:p>
            </office:annotation>
            <text:p>Bangi</text:p>
          </table:table-cell>
          <table:table-cell table:style-name="ce1" office:value-type="string" calcext:value-type="string">
            <office:annotation draw:style-name="gr13" draw:text-style-name="P2" svg:width="4.508cm" svg:height="6.985cm" svg:x="83.804cm" svg:y="59.796cm" draw:caption-point-x="-0.407cm" draw:caption-point-y="-1.445cm">
              <dc:date>2023-02-26T00:00:00</dc:date>
              <text:p text:style-name="P1"><text:span text:style-name="T1">French/Dutch: Gemena</text:span></text:p>
              <text:p text:style-name="P1"><text:span text:style-name="T1"/></text:p>
              <text:p text:style-name="P1"><text:span text:style-name="T1">French/Dutch: Libenge</text:span></text:p>
              <text:p text:style-name="P1"><text:span text:style-name="T1"/></text:p>
              <text:p text:style-name="P1"><text:span text:style-name="T1"/></text:p>
            </office:annotation>
            <text:p>Bokuda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59.796cm" draw:caption-point-x="-0.407cm" draw:caption-point-y="-1.445cm">
              <dc:date>2023-02-26T00:00:00</dc:date>
              <text:p text:style-name="P1"><text:span text:style-name="T1">(into Lisala)</text:span></text:p>
              <text:p text:style-name="P1"><text:span text:style-name="T1"/></text:p>
              <text:p text:style-name="P1"><text:span text:style-name="T1">French/Dutch: Lisala</text:span></text:p>
            </office:annotation>
            <text:p>Upoto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Yokoma</text:span></text:p>
            </office:annotation>
            <text:p>Bumba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rt-Chaltin</text:span></text:p>
              <text:p text:style-name="P1"><text:span text:style-name="T1">Independent: Aketi</text:span></text:p>
            </office:annotation>
            <text:p>But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59.796cm" draw:caption-point-x="-0.406cm" draw:caption-point-y="-1.445cm">
              <dc:date>2023-02-26T00:00:00</dc:date>
              <text:p text:style-name="P1"><text:span text:style-name="T1">French/Dutch: Paulis</text:span></text:p>
            </office:annotation>
            <text:p>Isiro</text:p>
          </table:table-cell>
          <table:table-cell table:style-name="ce1" office:value-type="string" calcext:value-type="string">
            <text:p>Aru</text:p>
          </table:table-cell>
          <table:table-cell table:style-name="ce1" office:value-type="string" calcext:value-type="string">
            <office:annotation draw:style-name="gr4" draw:text-style-name="P2" svg:width="4.508cm" svg:height="3.413cm" svg:x="90.567cm" svg:y="59.79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ic: Wadelai</text:span></text:p>
            </office:annotation>
            <text:p>Gulu</text:p>
          </table:table-cell>
          <table:table-cell table:style-name="ce1" office:value-type="string" calcext:value-type="string">
            <office:annotation draw:style-name="gr2" draw:text-style-name="P2" svg:width="4.508cm" svg:height="4.603cm" svg:x="91.694cm" svg:y="59.796cm" draw:caption-point-x="-0.407cm" draw:caption-point-y="-1.445cm">
              <dc:date>2023-02-26T00:00:00</dc:date>
              <text:p text:style-name="P1"><text:span text:style-name="T1">(into Hoima)</text:span></text:p>
              <text:p text:style-name="P1"><text:span text:style-name="T1"/></text:p>
              <text:p text:style-name="P1"><text:span text:style-name="T1">English: Fort Patiko (into Kitgum)</text:span></text:p>
            </office:annotation>
            <text:p>Masindi</text:p>
          </table:table-cell>
          <table:table-cell table:style-name="ce1" office:value-type="string" calcext:value-type="string">
            <office:annotation draw:style-name="gr14" draw:text-style-name="P2" svg:width="4.508cm" svg:height="8.175cm" svg:x="92.821cm" svg:y="59.796cm" draw:caption-point-x="-0.407cm" draw:caption-point-y="-1.445cm">
              <dc:date>2023-02-26T00:00:00</dc:date>
              <text:p text:style-name="P1"><text:span text:style-name="T1">(into Omorate)</text:span></text:p>
              <text:p text:style-name="P1"><text:span text:style-name="T1"/></text:p>
              <text:p text:style-name="P1"><text:span text:style-name="T1">Nubian: Namoratunga</text:span></text:p>
              <text:p text:style-name="P1"><text:span text:style-name="T1">(into Lodwar)</text:span></text:p>
              <text:p text:style-name="P1"><text:span text:style-name="T1"/></text:p>
              <text:p text:style-name="P1"><text:span text:style-name="T1">English: Lodwar</text:span></text:p>
            </office:annotation>
            <text:p>Kelem</text:p>
          </table:table-cell>
          <table:table-cell table:style-name="ce6"/>
          <table:table-cell table:style-name="ce1" office:value-type="string" calcext:value-type="string">
            <office:annotation draw:style-name="gr13" draw:text-style-name="P2" svg:width="4.509cm" svg:height="6.985cm" svg:x="95.075cm" svg:y="59.796cm" draw:caption-point-x="-0.406cm" draw:caption-point-y="-1.445cm">
              <dc:date>2023-02-26T00:00:00</dc:date>
              <text:p text:style-name="P1"><text:span text:style-name="T1">English/Swahili: Marsabit</text:span></text:p>
              <text:p text:style-name="P1"><text:span text:style-name="T1"/></text:p>
              <text:p text:style-name="P1"><text:span text:style-name="T1">Italian: Javello</text:span></text:p>
              <text:p text:style-name="P1"><text:span text:style-name="T1">Ethiopian: Yabelo</text:span></text:p>
              <text:p text:style-name="P1"><text:span text:style-name="T1">Native (Oromo): Yaabeelloo</text:span></text:p>
            </office:annotation>
            <text:p>Marsabet</text:p>
          </table:table-cell>
          <table:table-cell table:style-name="ce1" office:value-type="string" calcext:value-type="string">
            <office:annotation draw:style-name="gr18" draw:text-style-name="P2" svg:width="4.509cm" svg:height="10.556cm" svg:x="96.202cm" svg:y="59.796cm" draw:caption-point-x="-0.406cm" draw:caption-point-y="-1.445cm">
              <dc:date>2023-02-26T00:00:00</dc:date>
              <text:p text:style-name="P1"><text:span text:style-name="T1">English: Wajir</text:span></text:p>
              <text:p text:style-name="P1"><text:span text:style-name="T1"/></text:p>
              <text:p text:style-name="P1"><text:span text:style-name="T1">English: Fort Harrington</text:span></text:p>
              <text:p text:style-name="P1"><text:span text:style-name="T1">(into Moyale)</text:span></text:p>
              <text:p text:style-name="P1"><text:span text:style-name="T1">Italian: Moiale</text:span></text:p>
              <text:p text:style-name="P1"><text:span text:style-name="T1">Ethiopian: Moyyaale</text:span></text:p>
              <text:p text:style-name="P1"><text:span text:style-name="T1">Swahili (Somali): Mooyaale</text:span></text:p>
              <text:p text:style-name="P1"><text:span text:style-name="T1"/></text:p>
            </office:annotation>
            <text:p>Wajeer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59.796cm" draw:caption-point-x="-0.406cm" draw:caption-point-y="-1.445cm">
              <dc:date>2023-02-26T00:00:00</dc:date>
              <text:p text:style-name="P1"><text:span text:style-name="T1">English/Italian: Mandera</text:span></text:p>
            </office:annotation>
            <text:p>Mandheera</text:p>
          </table:table-cell>
          <table:table-cell table:style-name="ce1" office:value-type="string" calcext:value-type="string">
            <office:annotation draw:style-name="gr27" draw:text-style-name="P2" svg:width="4.509cm" svg:height="14.128cm" svg:x="98.456cm" svg:y="59.796cm" draw:caption-point-x="-0.406cm" draw:caption-point-y="-1.445cm">
              <dc:date>2023-02-26T00:00:00</dc:date>
              <text:p text:style-name="P1"><text:span text:style-name="T1">Ethiopian: Qällafo</text:span></text:p>
              <text:p text:style-name="P1"><text:span text:style-name="T1">English: Kelafo</text:span></text:p>
              <text:p text:style-name="P1"><text:span text:style-name="T1">Italian: Callafo</text:span></text:p>
              <text:p text:style-name="P1"><text:span text:style-name="T1"/></text:p>
              <text:p text:style-name="P1"><text:span text:style-name="T1">Italian: Iscia Baidoa</text:span></text:p>
              <text:p text:style-name="P1"><text:span text:style-name="T1">Swahili/Arabic: Baydhabo</text:span></text:p>
              <text:p text:style-name="P1"><text:span text:style-name="T1">Native: Baydhowy</text:span></text:p>
              <text:p text:style-name="P1"><text:span text:style-name="T1">English: Baidoa</text:span></text:p>
              <text:p text:style-name="P1"><text:span text:style-name="T1"/></text:p>
              <text:p text:style-name="P1"><text:span text:style-name="T1">Ethiopian: Gode</text:span></text:p>
              <text:p text:style-name="P1"><text:span text:style-name="T1">Swahili: Godey</text:span></text:p>
            </office:annotation>
            <text:p>Qalaafe</text:p>
          </table:table-cell>
          <table:table-cell table:style-name="ce1" office:value-type="string" calcext:value-type="string">
            <office:annotation draw:style-name="gr13" draw:text-style-name="P2" svg:width="4.508cm" svg:height="6.985cm" svg:x="99.584cm" svg:y="59.796cm" draw:caption-point-x="-0.407cm" draw:caption-point-y="-1.445cm">
              <dc:date>2023-02-26T00:00:00</dc:date>
              <text:p text:style-name="P1"><text:span text:style-name="T1">Italian: Maregh</text:span></text:p>
              <text:p text:style-name="P1"><text:span text:style-name="T1">(into Beledweyne)</text:span></text:p>
              <text:p text:style-name="P1"><text:span text:style-name="T1"/></text:p>
              <text:p text:style-name="P1"><text:span text:style-name="T1">Italian: Belet Uen</text:span></text:p>
              <text:p text:style-name="P1"><text:span text:style-name="T1">Swahili (Somali): Beledweyne</text:span></text:p>
            </office:annotation>
            <text:p>Mareeg</text:p>
          </table:table-cell>
          <table:table-cell table:style-name="ce1" office:value-type="string" calcext:value-type="string">
            <office:annotation draw:style-name="gr2" draw:text-style-name="P2" svg:width="4.508cm" svg:height="4.603cm" svg:x="100.711cm" svg:y="59.796cm" draw:caption-point-x="-0.407cm" draw:caption-point-y="-1.445cm">
              <dc:date>2023-02-26T00:00:00</dc:date>
              <text:p text:style-name="P1"><text:span text:style-name="T1">Arabic?: Hobyaa</text:span></text:p>
              <text:p text:style-name="P1"><text:span text:style-name="T1">Portuguese: Óbia</text:span></text:p>
              <text:p text:style-name="P1"><text:span text:style-name="T1">Italian: Obbia</text:span></text:p>
            </office:annotation>
            <text:p>Hobyo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1" draw:text-style-name="P2" svg:width="4.509cm" svg:height="2.222cm" svg:x="123.253cm" svg:y="59.796cm" draw:caption-point-x="-0.406cm" draw:caption-point-y="-1.445cm">
              <dc:date>2023-02-26T00:00:00</dc:date>
              <text:p text:style-name="P1"><text:span text:style-name="T1">(Galle)</text:span></text:p>
            </office:annotation>
            <text:p>Gimhathitha</text:p>
          </table:table-cell>
          <table:table-cell table:style-name="ce1" office:value-type="string" calcext:value-type="string">
            <office:annotation draw:style-name="gr4" draw:text-style-name="P2" svg:width="4.509cm" svg:height="3.413cm" svg:x="124.38cm" svg:y="59.796cm" draw:caption-point-x="-0.406cm" draw:caption-point-y="-1.445cm">
              <dc:date>2023-02-26T00:00:00</dc:date>
              <text:p text:style-name="P1"><text:span text:style-name="T1">(Kandy, into Batticaloa)</text:span></text:p>
              <text:p text:style-name="P1"><text:span text:style-name="T1">Tamil: Matakkalappu</text:span></text:p>
            </office:annotation>
            <text:p>Senkadagala</text:p>
          </table:table-cell>
          <table:table-cell table:style-name="ce1" table:number-columns-repeated="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59.796cm" draw:caption-point-x="-0.406cm" draw:caption-point-y="-1.445cm">
              <dc:date>2023-02-26T00:00:00</dc:date>
              <text:p text:style-name="P1"><text:span text:style-name="T1">(into Medan)</text:span></text:p>
              <text:p text:style-name="P1"><text:span text:style-name="T1"/></text:p>
              <text:p text:style-name="P1"><text:span text:style-name="T1">Dutch: Medan</text:span></text:p>
            </office:annotation>
            <text:p>Ar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136.779cm" svg:y="59.796cm" draw:caption-point-x="-0.407cm" draw:caption-point-y="-1.445cm">
              <dc:date>2023-02-26T00:00:00</dc:date>
              <text:p text:style-name="P1"><text:span text:style-name="T1">(Singapore/Tumasik)</text:span></text:p>
              <text:p text:style-name="P1"><text:span text:style-name="T1">Latin: Calipolis</text:span></text:p>
            </office:annotation>
            <text:p>Singapur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140.16cm" svg:y="59.796cm" draw:caption-point-x="-0.406cm" draw:caption-point-y="-1.445cm">
              <dc:date>2023-02-26T00:00:00</dc:date>
              <text:p text:style-name="P1"><text:span text:style-name="T1">(into Singkawang)</text:span></text:p>
              <text:p text:style-name="P1"><text:span text:style-name="T1"/></text:p>
              <text:p text:style-name="P1"><text:span text:style-name="T1">English: Kuching</text:span></text:p>
            </office:annotation>
            <text:p>Sambas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59.796cm" draw:caption-point-x="-0.406cm" draw:caption-point-y="-1.445cm">
              <dc:date>2023-02-26T00:00:00</dc:date>
              <text:p text:style-name="P1"><text:span text:style-name="T1">English: Sibu</text:span></text:p>
            </office:annotation>
            <text:p>Santubong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44.669cm" svg:y="59.796cm" draw:caption-point-x="-0.407cm" draw:caption-point-y="-1.445cm">
              <dc:date>2023-02-26T00:00:00</dc:date>
              <text:p text:style-name="P1"><text:span text:style-name="T1">(into Samarinda)</text:span></text:p>
              <text:p text:style-name="P1"><text:span text:style-name="T1"/></text:p>
              <text:p text:style-name="P1"><text:span text:style-name="T1">Dutch: Samarinda</text:span></text:p>
            </office:annotation>
            <text:p>Kuta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8cm" svg:height="4.603cm" svg:x="148.05cm" svg:y="59.796cm" draw:caption-point-x="-0.407cm" draw:caption-point-y="-1.445cm">
              <dc:date>2023-02-26T00:00:00</dc:date>
              <text:p text:style-name="P1"><text:span text:style-name="T1">(into Gorontalo)</text:span></text:p>
              <text:p text:style-name="P1"><text:span text:style-name="T1"/></text:p>
              <text:p text:style-name="P1"><text:span text:style-name="T1">Dutch: Gorontalo</text:span></text:p>
            </office:annotation>
            <text:p>Suwawa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59.796cm" draw:caption-point-x="-0.406cm" draw:caption-point-y="-1.445cm">
              <dc:date>2023-02-26T00:00:00</dc:date>
              <text:p text:style-name="P1"><text:span text:style-name="T1">(Menado)</text:span></text:p>
            </office:annotation>
            <text:p>Manad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1.431cm" svg:y="59.796cm" draw:caption-point-x="-0.406cm" draw:caption-point-y="-1.445cm">
              <dc:date>2023-02-26T00:00:00</dc:date>
              <text:p text:style-name="P1"><text:span text:style-name="T1">(into Tidore and back again)</text:span></text:p>
            </office:annotation>
            <text:p>Ternate</text:p>
          </table:table-cell>
          <table:table-cell table:style-name="ce1" table:number-columns-repeated="7"/>
          <table:table-cell table:style-name="ce1" office:value-type="string" calcext:value-type="string">
            <text:p>Lorengau</text:p>
          </table:table-cell>
          <table:table-cell table:style-name="ce1" table:number-columns-repeated="8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1" office:value-type="string" calcext:value-type="string">
            <office:annotation draw:style-name="gr5" draw:text-style-name="P2" svg:width="4.508cm" svg:height="4.604cm" svg:x="30.829cm" svg:y="60.986cm" draw:caption-point-x="-0.407cm" draw:caption-point-y="-1.445cm">
              <dc:date>2023-02-26T00:00:00</dc:date>
              <text:p text:style-name="P1"><text:span text:style-name="T1">Spanish: Tumbes</text:span></text:p>
              <text:p text:style-name="P1"><text:span text:style-name="T1"/></text:p>
              <text:p text:style-name="P1"><text:span text:style-name="T1">Spanish: Piura</text:span></text:p>
            </office:annotation>
            <text:p>Tumpis</text:p>
          </table:table-cell>
          <table:table-cell table:style-name="ce1" office:value-type="string" calcext:value-type="string">
            <office:annotation draw:style-name="gr5" draw:text-style-name="P2" svg:width="4.509cm" svg:height="4.604cm" svg:x="31.956cm" svg:y="60.986cm" draw:caption-point-x="-0.406cm" draw:caption-point-y="-1.445cm">
              <dc:date>2023-02-26T00:00:00</dc:date>
              <text:p text:style-name="P1"><text:span text:style-name="T1">Spanish: Túcume (into Chiclayo)</text:span></text:p>
              <text:p text:style-name="P1"><text:span text:style-name="T1"/></text:p>
              <text:p text:style-name="P1"><text:span text:style-name="T1">Spanish: Chiclayo</text:span></text:p>
            </office:annotation>
            <text:p>Tukum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5" draw:text-style-name="P2" svg:width="4.509cm" svg:height="4.604cm" svg:x="35.337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Muyupampa</text:span></text:p>
              <text:p text:style-name="P1"><text:span text:style-name="T1">Spanish: Moyobamba</text:span></text:p>
            </office:annotation>
            <text:p>Tarapoto</text:p>
          </table:table-cell>
          <table:table-cell table:style-name="ce1" office:value-type="string" calcext:value-type="string">
            <text:p>Benjamin Constant</text:p>
          </table:table-cell>
          <table:table-cell table:style-name="ce1" office:value-type="string" calcext:value-type="string">
            <text:p>Tabatinga</text:p>
          </table:table-cell>
          <table:table-cell table:style-name="ce1" office:value-type="string" calcext:value-type="string">
            <text:p>Jutaí</text:p>
          </table:table-cell>
          <table:table-cell table:style-name="ce1" office:value-type="string" calcext:value-type="string">
            <text:p>Tefé</text:p>
          </table:table-cell>
          <table:table-cell table:style-name="ce1" office:value-type="string" calcext:value-type="string">
            <text:p>Coari</text:p>
          </table:table-cell>
          <table:table-cell table:style-name="ce1" office:value-type="string" calcext:value-type="string">
            <text:p>Manicoré</text:p>
          </table:table-cell>
          <table:table-cell table:style-name="ce1" office:value-type="string" calcext:value-type="string">
            <text:p>Borba</text:p>
          </table:table-cell>
          <table:table-cell table:style-name="ce1" office:value-type="string" calcext:value-type="string">
            <text:p>Maués</text:p>
          </table:table-cell>
          <table:table-cell table:style-name="ce1" office:value-type="string" calcext:value-type="string">
            <text:p>Itaituba</text:p>
          </table:table-cell>
          <table:table-cell table:style-name="ce1" office:value-type="string" calcext:value-type="string">
            <office:annotation draw:style-name="gr5" draw:text-style-name="P2" svg:width="4.508cm" svg:height="4.604cm" svg:x="46.609cm" svg:y="60.9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merican: Fordland</text:span></text:p>
              <text:p text:style-name="P1"><text:span text:style-name="T1">Brazilian: Fordlândia</text:span></text:p>
            </office:annotation>
            <text:p>Altamira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text:p>Marabá</text:p>
          </table:table-cell>
          <table:table-cell table:style-name="ce1" office:value-type="string" calcext:value-type="string">
            <text:p>São Vicente do Araguaia</text:p>
          </table:table-cell>
          <table:table-cell table:style-name="ce1" office:value-type="string" calcext:value-type="string">
            <text:p>Imperatriz</text:p>
          </table:table-cell>
          <table:table-cell table:style-name="ce1" office:value-type="string" calcext:value-type="string">
            <text:p>Caxias</text:p>
          </table:table-cell>
          <table:table-cell table:style-name="ce1" office:value-type="string" calcext:value-type="string">
            <office:annotation draw:style-name="gr5" draw:text-style-name="P2" svg:width="4.509cm" svg:height="4.604cm" svg:x="53.371cm" svg:y="60.986cm" draw:caption-point-x="-0.406cm" draw:caption-point-y="-1.445cm">
              <dc:date>2023-02-26T00:00:00</dc:date>
              <text:p text:style-name="P1"><text:span text:style-name="T1">(into Teresina)</text:span></text:p>
              <text:p text:style-name="P1"><text:span text:style-name="T1"/></text:p>
              <text:p text:style-name="P1"><text:span text:style-name="T1">Brazilian: Teresina</text:span></text:p>
            </office:annotation>
            <text:p>Vila do Poti</text:p>
          </table:table-cell>
          <table:table-cell table:style-name="ce1" office:value-type="string" calcext:value-type="string">
            <text:p>Crato</text:p>
          </table:table-cell>
          <table:table-cell table:style-name="ce1" office:value-type="string" calcext:value-type="string">
            <text:p>Campina Grande</text:p>
          </table:table-cell>
          <table:table-cell table:style-name="ce1" office:value-type="string" calcext:value-type="string">
            <office:annotation draw:style-name="gr9" draw:text-style-name="P2" svg:width="4.508cm" svg:height="5.795cm" svg:x="56.753cm" svg:y="60.986cm" draw:caption-point-x="-0.407cm" draw:caption-point-y="-1.445cm">
              <dc:date>2023-02-26T00:00:00</dc:date>
              <text:p text:style-name="P1"><text:span text:style-name="T1">Dutch: Fort Keulen / Fort Ceulen</text:span></text:p>
              <text:p text:style-name="P1"><text:span text:style-name="T1"/></text:p>
              <text:p text:style-name="P1"><text:span text:style-name="T1">Dutch: Fredrikstad</text:span></text:p>
              <text:p text:style-name="P1"><text:span text:style-name="T1">Portuguese: Cidade da Paraíba (into João Pessoa)</text:span></text:p>
            </office:annotation>
            <text:p>Natal</text:p>
          </table:table-cell>
          <table:table-cell table:style-name="ce1" table:number-columns-repeated="12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3" draw:text-style-name="P2" svg:width="4.509cm" svg:height="6.985cm" svg:x="77.041cm" svg:y="60.986cm" draw:caption-point-x="-0.406cm" draw:caption-point-y="-1.445cm">
              <dc:date>2023-02-26T00:00:00</dc:date>
              <text:p text:style-name="P1"><text:span text:style-name="T1">English: Port Clarence</text:span></text:p>
              <text:p text:style-name="P1"><text:span text:style-name="T1">Independent: Malabo</text:span></text:p>
              <text:p text:style-name="P1"><text:span text:style-name="T1"/></text:p>
              <text:p text:style-name="P1"><text:span text:style-name="T1">Portuguese: São Tomé</text:span></text:p>
              <text:p text:style-name="P1"><text:span text:style-name="T1">Spanish: Santo Tomé</text:span></text:p>
            </office:annotation>
            <text:p>Santa Isabel</text:p>
          </table:table-cell>
          <table:table-cell table:style-name="ce1"/>
          <table:table-cell table:style-name="ce1" office:value-type="string" calcext:value-type="string">
            <office:annotation draw:style-name="gr37" draw:text-style-name="P2" svg:width="4.509cm" svg:height="10.557cm" svg:x="79.295cm" svg:y="60.986cm" draw:caption-point-x="-0.406cm" draw:caption-point-y="-1.445cm">
              <dc:date>2023-02-26T00:00:00</dc:date>
              <text:p text:style-name="P1"><text:span text:style-name="T1">(into Bata or Libreville)</text:span></text:p>
              <text:p text:style-name="P1"><text:span text:style-name="T1"/></text:p>
              <text:p text:style-name="P1"><text:span text:style-name="T1">Spanish: Bata</text:span></text:p>
              <text:p text:style-name="P1"><text:span text:style-name="T1"/></text:p>
              <text:p text:style-name="P1"><text:span text:style-name="T1">French: Libreville</text:span></text:p>
              <text:p text:style-name="P1"><text:span text:style-name="T1">American/English: Baraka</text:span></text:p>
              <text:p text:style-name="P1"><text:span text:style-name="T1"/></text:p>
              <text:p text:style-name="P1"><text:span text:style-name="T1">German: Kribi</text:span></text:p>
            </office:annotation>
            <text:p>Mang</text:p>
          </table:table-cell>
          <table:table-cell table:style-name="ce1" office:value-type="string" calcext:value-type="string">
            <office:annotation draw:style-name="gr9" draw:text-style-name="P2" svg:width="4.509cm" svg:height="5.795cm" svg:x="80.422cm" svg:y="60.986cm" draw:caption-point-x="-0.406cm" draw:caption-point-y="-1.445cm">
              <dc:date>2023-02-26T00:00:00</dc:date>
              <text:p text:style-name="P1"><text:span text:style-name="T1">French: Oyem</text:span></text:p>
              <text:p text:style-name="P1"><text:span text:style-name="T1">German: Ojem</text:span></text:p>
              <text:p text:style-name="P1"><text:span text:style-name="T1"/></text:p>
              <text:p text:style-name="P1"><text:span text:style-name="T1">German: Ebolowa</text:span></text:p>
            </office:annotation>
            <text:p>Angone</text:p>
          </table:table-cell>
          <table:table-cell table:style-name="ce1" office:value-type="string" calcext:value-type="string">
            <office:annotation draw:style-name="gr12" draw:text-style-name="P2" svg:width="4.508cm" svg:height="9.366cm" svg:x="81.55cm" svg:y="60.986cm" draw:caption-point-x="-0.407cm" draw:caption-point-y="-1.445cm">
              <dc:date>2023-02-26T00:00:00</dc:date>
              <text:p text:style-name="P1"><text:span text:style-name="T1">French: Makokou</text:span></text:p>
              <text:p text:style-name="P1"><text:span text:style-name="T1"/></text:p>
              <text:p text:style-name="P1"><text:span text:style-name="T1">German: Molundu</text:span></text:p>
              <text:p text:style-name="P1"><text:span text:style-name="T1">French: Moloundu</text:span></text:p>
              <text:p text:style-name="P1"><text:span text:style-name="T1"/></text:p>
              <text:p text:style-name="P1"><text:span text:style-name="T1">French: Ouésso</text:span></text:p>
              <text:p text:style-name="P1"><text:span text:style-name="T1">German: Wesso</text:span></text:p>
            </office:annotation>
            <text:p>Makoku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60.986cm" draw:caption-point-x="-0.407cm" draw:caption-point-y="-1.445cm">
              <dc:date>2023-02-26T00:00:00</dc:date>
              <text:p text:style-name="P1"><text:span text:style-name="T1">French: Desbordesville</text:span></text:p>
              <text:p text:style-name="P1"><text:span text:style-name="T1"/></text:p>
              <text:p text:style-name="P1"><text:span text:style-name="T1">German: Ikelemba</text:span></text:p>
            </office:annotation>
            <text:p>Impfondo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60.986cm" draw:caption-point-x="-0.407cm" draw:caption-point-y="-1.445cm">
              <dc:date>2023-02-26T00:00:00</dc:date>
              <text:p text:style-name="P1"><text:span text:style-name="T1">French: Nouvelle-Anvers</text:span></text:p>
              <text:p text:style-name="P1"><text:span text:style-name="T1">Dutch: Nieuw-Antwerpen</text:span></text:p>
            </office:annotation>
            <text:p>Makanza</text:p>
          </table:table-cell>
          <table:table-cell table:style-name="ce1" office:value-type="string" calcext:value-type="string">
            <text:p>Basankusu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Djolu</text:span></text:p>
            </office:annotation>
            <text:p>Isangi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0.986cm" draw:caption-point-x="-0.406cm" draw:caption-point-y="-1.445cm">
              <dc:date>2023-02-26T00:00:00</dc:date>
              <text:p text:style-name="P1"><text:span text:style-name="T1">French: Stanleyville</text:span></text:p>
              <text:p text:style-name="P1"><text:span text:style-name="T1">Dutch: Stanleystad</text:span></text:p>
            </office:annotation>
            <text:p>Kisangani</text:p>
          </table:table-cell>
          <table:table-cell table:style-name="ce1" office:value-type="string" calcext:value-type="string">
            <text:p>Butembo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2" draw:text-style-name="P2" svg:width="4.508cm" svg:height="9.366cm" svg:x="91.694cm" svg:y="60.986cm" draw:caption-point-x="-0.407cm" draw:caption-point-y="-1.445cm">
              <dc:date>2023-02-26T00:00:00</dc:date>
              <text:p text:style-name="P1"><text:span text:style-name="T1">(into Mengo, Kampala)</text:span></text:p>
              <text:p text:style-name="P1"><text:span text:style-name="T1"/></text:p>
              <text:p text:style-name="P1"><text:span text:style-name="T1">Congolese?: Kagulu (into Jinja)</text:span></text:p>
              <text:p text:style-name="P1"><text:span text:style-name="T1"/></text:p>
              <text:p text:style-name="P1"><text:span text:style-name="T1">English: Entebbe</text:span></text:p>
              <text:p text:style-name="P1"><text:span text:style-name="T1"/></text:p>
              <text:p text:style-name="P1"><text:span text:style-name="T1">Ethiopian/Nubian (Kitara): Mubende</text:span></text:p>
            </office:annotation>
            <text:p>Lubag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93.948cm" svg:y="60.986cm" draw:caption-point-x="-0.407cm" draw:caption-point-y="-1.445cm">
              <dc:date>2023-02-26T00:00:00</dc:date>
              <text:p text:style-name="P1"><text:span text:style-name="T1">(into Kisumu)</text:span></text:p>
              <text:p text:style-name="P1"><text:span text:style-name="T1"/></text:p>
              <text:p text:style-name="P1"><text:span text:style-name="T1">English: Port Florence</text:span></text:p>
              <text:p text:style-name="P1"><text:span text:style-name="T1">Independent: Kisumu</text:span></text:p>
            </office:annotation>
            <text:p>Mumias</text:p>
          </table:table-cell>
          <table:table-cell table:style-name="ce1" office:value-type="string" calcext:value-type="string">
            <text:p>Nakuru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60.986cm" draw:caption-point-x="-0.406cm" draw:caption-point-y="-1.445cm">
              <dc:date>2023-02-26T00:00:00</dc:date>
              <text:p text:style-name="P1"><text:span text:style-name="T1">English: Garissa</text:span></text:p>
            </office:annotation>
            <text:p>Gaarrisa</text:p>
          </table:table-cell>
          <table:table-cell table:style-name="ce1" office:value-type="string" calcext:value-type="string">
            <office:annotation draw:style-name="gr4" draw:text-style-name="P2" svg:width="4.509cm" svg:height="3.413cm" svg:x="97.329cm" svg:y="60.986cm" draw:caption-point-x="-0.406cm" draw:caption-point-y="-1.445cm">
              <dc:date>2023-02-26T00:00:00</dc:date>
              <text:p text:style-name="P1"><text:span text:style-name="T1">Italian/English: Bardera</text:span></text:p>
              <text:p text:style-name="P1"><text:span text:style-name="T1"/></text:p>
            </office:annotation>
            <text:p>Bardhere</text:p>
          </table:table-cell>
          <table:table-cell table:style-name="ce1" office:value-type="string" calcext:value-type="string">
            <office:annotation draw:style-name="gr42" draw:text-style-name="P2" svg:width="4.509cm" svg:height="15.32cm" svg:x="98.456cm" svg:y="60.986cm" draw:caption-point-x="-0.406cm" draw:caption-point-y="-1.445cm">
              <dc:date>2023-02-26T00:00:00</dc:date>
              <text:p text:style-name="P1"><text:span text:style-name="T1">Greek/Roman: Essina</text:span></text:p>
              <text:p text:style-name="P1"><text:span text:style-name="T1">Native: Marky</text:span></text:p>
              <text:p text:style-name="P1"><text:span text:style-name="T1">Italian: Merca</text:span></text:p>
              <text:p text:style-name="P1"><text:span text:style-name="T1">German: Merka</text:span></text:p>
              <text:p text:style-name="P1"><text:span text:style-name="T1"/></text:p>
              <text:p text:style-name="P1"><text:span text:style-name="T1">Arabic: Barāwa</text:span></text:p>
              <text:p text:style-name="P1"><text:span text:style-name="T1">Swahili: Baraawe</text:span></text:p>
              <text:p text:style-name="P1"><text:span text:style-name="T1">Native: Barawy</text:span></text:p>
              <text:p text:style-name="P1"><text:span text:style-name="T1">Italian/Portuguese: Brava</text:span></text:p>
              <text:p text:style-name="P1"><text:span text:style-name="T1">English: Barawa</text:span></text:p>
              <text:p text:style-name="P1"><text:span text:style-name="T1">German: Baraawe</text:span></text:p>
              <text:p text:style-name="P1"><text:span text:style-name="T1"/></text:p>
            </office:annotation>
            <text:p>Marka</text:p>
          </table:table-cell>
          <table:table-cell table:style-name="ce1" office:value-type="string" calcext:value-type="string">
            <office:annotation draw:style-name="gr12" draw:text-style-name="P2" svg:width="4.508cm" svg:height="9.366cm" svg:x="99.584cm" svg:y="60.986cm" draw:caption-point-x="-0.407cm" draw:caption-point-y="-1.445cm">
              <dc:date>2023-02-26T00:00:00</dc:date>
              <text:p text:style-name="P1"><text:span text:style-name="T1">Greek: Sarapion</text:span></text:p>
              <text:p text:style-name="P1"><text:span text:style-name="T1">Latin: Sarapium (into Magadazo)</text:span></text:p>
              <text:p text:style-name="P1"><text:span text:style-name="T1">Arabic: Maqadīshū</text:span></text:p>
              <text:p text:style-name="P1"><text:span text:style-name="T1">Italian/French/Spanish: Mogadiscio</text:span></text:p>
              <text:p text:style-name="P1"><text:span text:style-name="T1">Portuguese: Mogadíscio</text:span></text:p>
              <text:p text:style-name="P1"><text:span text:style-name="T1">English: Mogadishu</text:span></text:p>
              <text:p text:style-name="P1"><text:span text:style-name="T1">German: Mogadischu</text:span></text:p>
            </office:annotation>
            <text:p>Muqdisho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4" draw:text-style-name="P2" svg:width="4.509cm" svg:height="3.413cm" svg:x="116.49cm" svg:y="60.986cm" draw:caption-point-x="-0.406cm" draw:caption-point-y="-1.445cm">
              <dc:date>2023-02-26T00:00:00</dc:date>
              <text:p text:style-name="P1"><text:span text:style-name="T1">(Malé/Ambria/Mahl)</text:span></text:p>
              <text:p text:style-name="P1"><text:span text:style-name="T1">Latin: Insula Divi</text:span></text:p>
            </office:annotation>
            <text:p>Malaitivu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133.397cm" svg:y="60.986cm" draw:caption-point-x="-0.406cm" draw:caption-point-y="-1.445cm">
              <dc:date>2023-02-26T00:00:00</dc:date>
              <text:p text:style-name="P1"><text:span text:style-name="T1">(into Padangsidempuan)</text:span></text:p>
            </office:annotation>
            <text:p>Barus</text:p>
          </table:table-cell>
          <table:table-cell table:style-name="ce1" office:value-type="string" calcext:value-type="string">
            <office:annotation draw:style-name="gr3" draw:text-style-name="P2" svg:width="4.509cm" svg:height="2.223cm" svg:x="134.524cm" svg:y="60.986cm" draw:caption-point-x="-0.406cm" draw:caption-point-y="-1.445cm">
              <dc:date>2023-02-26T00:00:00</dc:date>
              <text:p text:style-name="P1"><text:span text:style-name="T1">(into Dumai)</text:span></text:p>
            </office:annotation>
            <text:p>Panna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9" draw:text-style-name="P2" svg:width="4.509cm" svg:height="5.795cm" svg:x="140.16cm" svg:y="60.986cm" draw:caption-point-x="-0.406cm" draw:caption-point-y="-1.445cm">
              <dc:date>2023-02-26T00:00:00</dc:date>
              <text:p text:style-name="P1"><text:span text:style-name="T1">(into Pontianak)</text:span></text:p>
              <text:p text:style-name="P1"><text:span text:style-name="T1"/></text:p>
              <text:p text:style-name="P1"><text:span text:style-name="T1">Chinese: Dongwanlu (into Pontianak)</text:span></text:p>
              <text:p text:style-name="P1"><text:span text:style-name="T1">Dutch: Pontianak</text:span></text:p>
            </office:annotation>
            <text:p>Sukada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Muara Teweh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60.986cm" draw:caption-point-x="-0.407cm" draw:caption-point-y="-1.445cm">
              <dc:date>2023-02-26T00:00:00</dc:date>
              <text:p text:style-name="P1"><text:span text:style-name="T1">Dutch: Balikpapan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46.923cm" svg:y="60.986cm" draw:caption-point-x="-0.407cm" draw:caption-point-y="-1.445cm">
              <dc:date>2023-02-26T00:00:00</dc:date>
              <text:p text:style-name="P1"><text:span text:style-name="T1">Dutch: Paloe (Palu)</text:span></text:p>
            </office:annotation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4" draw:text-style-name="P2" svg:width="4.508cm" svg:height="3.413cm" svg:x="153.686cm" svg:y="60.986cm" draw:caption-point-x="-0.407cm" draw:caption-point-y="-1.445cm">
              <dc:date>2023-02-26T00:00:00</dc:date>
              <text:p text:style-name="P1"><text:span text:style-name="T1">German: Sorong</text:span></text:p>
              <text:p text:style-name="P1"><text:span text:style-name="T1">Dutch: Manokoeari (Manokwari)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Biak</text:p>
          </table:table-cell>
          <table:table-cell table:style-name="ce1" office:value-type="string" calcext:value-type="string">
            <office:annotation draw:style-name="gr3" draw:text-style-name="P2" svg:width="4.508cm" svg:height="2.223cm" svg:x="157.067cm" svg:y="60.986cm" draw:caption-point-x="-0.407cm" draw:caption-point-y="-1.445cm">
              <dc:date>2023-02-26T00:00:00</dc:date>
              <text:p text:style-name="P1"><text:span text:style-name="T1">(Hollandia)</text:span></text:p>
            </office:annotation>
            <text:p>Jayapura</text:p>
          </table:table-cell>
          <table:table-cell table:style-name="ce1" office:value-type="string" calcext:value-type="string">
            <text:p>Wewak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6.032cm" svg:y="62.177cm" draw:caption-point-x="-0.406cm" draw:caption-point-y="-1.445cm">
              <dc:date>2023-02-26T00:00:00</dc:date>
              <text:p text:style-name="P1"><text:span text:style-name="T1">English: Atafu</text:span></text:p>
            </office:annotation>
            <text:p>Fakaofo</text:p>
          </table:table-cell>
          <table:table-cell table:style-name="ce1" table:number-columns-repeated="22"/>
          <table:table-cell table:style-name="ce1" office:value-type="string" calcext:value-type="string">
            <office:annotation draw:style-name="gr1" draw:text-style-name="P2" svg:width="4.509cm" svg:height="2.222cm" svg:x="31.956cm" svg:y="62.177cm" draw:caption-point-x="-0.406cm" draw:caption-point-y="-1.445cm">
              <dc:date>2023-02-26T00:00:00</dc:date>
              <text:p text:style-name="P1"><text:span text:style-name="T1">Spanish: Trujillo</text:span></text:p>
            </office:annotation>
            <text:p>Chan Chan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62.177cm" draw:caption-point-x="-0.406cm" draw:caption-point-y="-1.445cm">
              <dc:date>2023-02-26T00:00:00</dc:date>
              <text:p text:style-name="P1"><text:span text:style-name="T1">Spanish: Cajamarca</text:span></text:p>
            </office:annotation>
            <text:p>Kashamarka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7" draw:text-style-name="P2" svg:width="4.509cm" svg:height="5.794cm" svg:x="35.337cm" svg:y="62.177cm" draw:caption-point-x="-0.406cm" draw:caption-point-y="-1.445cm">
              <dc:date>2023-02-26T00:00:00</dc:date>
              <text:p text:style-name="P1"><text:span text:style-name="T1">Inca: Pukallpa</text:span></text:p>
              <text:p text:style-name="P1"><text:span text:style-name="T1"/></text:p>
              <text:p text:style-name="P1"><text:span text:style-name="T1">Inca: Purunllaqta</text:span></text:p>
              <text:p text:style-name="P1"><text:span text:style-name="T1">Spanish: Cheto (into Chachapoyas)</text:span></text:p>
            </office:annotation>
            <text:p>Pucallpa</text:p>
          </table:table-cell>
          <table:table-cell table:style-name="ce1" office:value-type="string" calcext:value-type="string">
            <text:p>Cruzeiro do Sul</text:p>
          </table:table-cell>
          <table:table-cell table:style-name="ce1" office:value-type="string" calcext:value-type="string">
            <text:p>Boca do Acre</text:p>
          </table:table-cell>
          <table:table-cell table:style-name="ce1" office:value-type="string" calcext:value-type="string">
            <text:p>Caruari</text:p>
          </table:table-cell>
          <table:table-cell table:number-columns-repeated="2" table:style-name="ce1" office:value-type="string" calcext:value-type="string">
            <text:p>Lábrea</text:p>
          </table:table-cell>
          <table:table-cell table:style-name="ce1" office:value-type="string" calcext:value-type="string">
            <text:p>Humaitá</text:p>
          </table:table-cell>
          <table:table-cell table:number-columns-repeated="2" table:style-name="ce1" office:value-type="string" calcext:value-type="string">
            <text:p>Apuí</text:p>
          </table:table-cell>
          <table:table-cell table:style-name="ce1" office:value-type="string" calcext:value-type="string">
            <text:p>Itaituba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text:p>São Félix do Xingu</text:p>
          </table:table-cell>
          <table:table-cell table:style-name="ce1" office:value-type="string" calcext:value-type="string">
            <office:annotation draw:style-name="gr4" draw:text-style-name="P2" svg:width="4.508cm" svg:height="3.413cm" svg:x="48.863cm" svg:y="62.177cm" draw:caption-point-x="-0.407cm" draw:caption-point-y="-1.445cm">
              <dc:date>2023-02-26T00:00:00</dc:date>
              <text:p text:style-name="P1"><text:span text:style-name="T1">(into Palmas)</text:span></text:p>
              <text:p text:style-name="P1"><text:span text:style-name="T1">Native: Akwẽ Krikahâzawre Wam Hã</text:span></text:p>
            </office:annotation>
            <text:p>Vila da Palma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62.177cm" draw:caption-point-x="-0.406cm" draw:caption-point-y="-1.445cm">
              <dc:date>2023-02-26T00:00:00</dc:date>
              <text:p text:style-name="P1"><text:span text:style-name="T1">(into Porto Nacional)</text:span></text:p>
            </office:annotation>
            <text:p>Porto Real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62.177cm" draw:caption-point-x="-0.406cm" draw:caption-point-y="-1.445cm">
              <dc:date>2023-02-26T00:00:00</dc:date>
              <text:p text:style-name="P1"><text:span text:style-name="T1">(into Balsas)</text:span></text:p>
            </office:annotation>
            <text:p>Porto das Caraíbas</text:p>
          </table:table-cell>
          <table:table-cell table:style-name="ce1" office:value-type="string" calcext:value-type="string">
            <text:p>São Raimundo Nonato</text:p>
          </table:table-cell>
          <table:table-cell table:style-name="ce1" office:value-type="string" calcext:value-type="string">
            <text:p>Oeiras</text:p>
          </table:table-cell>
          <table:table-cell table:style-name="ce1" office:value-type="string" calcext:value-type="string">
            <office:annotation draw:style-name="gr1" draw:text-style-name="P2" svg:width="4.508cm" svg:height="2.222cm" svg:x="54.499cm" svg:y="62.177cm" draw:caption-point-x="-0.407cm" draw:caption-point-y="-1.445cm">
              <dc:date>2023-02-26T00:00:00</dc:date>
              <text:p text:style-name="P1"><text:span text:style-name="T1">(into Petrolina)</text:span></text:p>
            </office:annotation>
            <text:p>Passagem</text:p>
          </table:table-cell>
          <table:table-cell table:style-name="ce1" office:value-type="string" calcext:value-type="string">
            <office:annotation draw:style-name="gr5" draw:text-style-name="P2" svg:width="4.508cm" svg:height="4.604cm" svg:x="55.626cm" svg:y="62.17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Bass</text:span></text:p>
              <text:p text:style-name="P1"><text:span text:style-name="T1">Portuguese: Porto Calvo</text:span></text:p>
            </office:annotation>
            <text:p>Caruaru</text:p>
          </table:table-cell>
          <table:table-cell table:style-name="ce1" office:value-type="string" calcext:value-type="string">
            <office:annotation draw:style-name="gr1" draw:text-style-name="P2" svg:width="4.508cm" svg:height="2.222cm" svg:x="56.753cm" svg:y="62.177cm" draw:caption-point-x="-0.407cm" draw:caption-point-y="-1.445cm">
              <dc:date>2023-02-26T00:00:00</dc:date>
              <text:p text:style-name="P1"><text:span text:style-name="T1">Dutch: Mauritsstad</text:span></text:p>
            </office:annotation>
            <text:p>Recife</text:p>
          </table:table-cell>
          <table:table-cell table:style-name="ce1" table:number-columns-repeated="12"/>
          <table:table-cell table:style-name="ce9"/>
          <table:table-cell table:style-name="ce1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4" draw:text-style-name="P2" svg:width="4.509cm" svg:height="8.175cm" svg:x="79.295cm" svg:y="62.177cm" draw:caption-point-x="-0.406cm" draw:caption-point-y="-1.445cm">
              <dc:date>2023-02-26T00:00:00</dc:date>
              <text:p text:style-name="P1"><text:span text:style-name="T1">(into Port-Gentil)</text:span></text:p>
              <text:p text:style-name="P1"><text:span text:style-name="T1"/></text:p>
              <text:p text:style-name="P1"><text:span text:style-name="T1">French: Port-Gentil</text:span></text:p>
              <text:p text:style-name="P1"><text:span text:style-name="T1">Native/Independent: Mandji</text:span></text:p>
              <text:p text:style-name="P1"><text:span text:style-name="T1"/></text:p>
              <text:p text:style-name="P1"><text:span text:style-name="T1">German: Ukoko</text:span></text:p>
            </office:annotation>
            <text:p>Sangatanga</text:p>
          </table:table-cell>
          <table:table-cell table:style-name="ce1" office:value-type="string" calcext:value-type="string">
            <text:p>Mayumba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62.177cm" draw:caption-point-x="-0.407cm" draw:caption-point-y="-1.445cm">
              <dc:date>2023-02-26T00:00:00</dc:date>
              <text:p text:style-name="P1"><text:span text:style-name="T1">French: Franceville</text:span></text:p>
            </office:annotation>
            <text:p>Masuku</text:p>
          </table:table-cell>
          <table:table-cell table:style-name="ce1" office:value-type="string" calcext:value-type="string">
            <office:annotation draw:style-name="gr14" draw:text-style-name="P2" svg:width="4.508cm" svg:height="8.175cm" svg:x="82.677cm" svg:y="62.177cm" draw:caption-point-x="-0.407cm" draw:caption-point-y="-1.445cm">
              <dc:date>2023-02-26T00:00:00</dc:date>
              <text:p text:style-name="P1"><text:span text:style-name="T1">French/Portuguese: Monsol</text:span></text:p>
              <text:p text:style-name="P1"><text:span text:style-name="T1"/></text:p>
              <text:p text:style-name="P1"><text:span text:style-name="T1">French: Fort-Rousset</text:span></text:p>
              <text:p text:style-name="P1"><text:span text:style-name="T1">Independent: Owando</text:span></text:p>
              <text:p text:style-name="P1"><text:span text:style-name="T1"/></text:p>
              <text:p text:style-name="P1"><text:span text:style-name="T1">German: Bongo</text:span></text:p>
            </office:annotation>
            <text:p>Mbé</text:p>
          </table:table-cell>
          <table:table-cell table:style-name="ce1" office:value-type="string" calcext:value-type="string">
            <office:annotation draw:style-name="gr13" draw:text-style-name="P2" svg:width="4.508cm" svg:height="6.985cm" svg:x="83.804cm" svg:y="62.177cm" draw:caption-point-x="-0.407cm" draw:caption-point-y="-1.445cm">
              <dc:date>2023-02-26T00:00:00</dc:date>
              <text:p text:style-name="P1"><text:span text:style-name="T1">French: Équateurville (into Coquilhatville)</text:span></text:p>
              <text:p text:style-name="P1"><text:span text:style-name="T1"/></text:p>
              <text:p text:style-name="P1"><text:span text:style-name="T1">French: Coquilhatville</text:span></text:p>
              <text:p text:style-name="P1"><text:span text:style-name="T1">Dutch: Coquilhatstad</text:span></text:p>
              <text:p text:style-name="P1"><text:span text:style-name="T1">Independent: Mbandaka</text:span></text:p>
            </office:annotation>
            <text:p>Wangata</text:p>
          </table:table-cell>
          <table:table-cell table:style-name="ce1" office:value-type="string" calcext:value-type="string">
            <text:p>Boende</text:p>
          </table:table-cell>
          <table:table-cell table:style-name="ce1" office:value-type="string" calcext:value-type="string">
            <text:p>Opala</text:p>
          </table:table-cell>
          <table:table-cell table:style-name="ce1" office:value-type="string" calcext:value-type="string">
            <office:annotation draw:style-name="gr13" draw:text-style-name="P2" svg:width="4.509cm" svg:height="6.985cm" svg:x="87.185cm" svg:y="62.177cm" draw:caption-point-x="-0.406cm" draw:caption-point-y="-1.445cm">
              <dc:date>2023-02-26T00:00:00</dc:date>
              <text:p text:style-name="P1"><text:span text:style-name="T1">French/Dutch: Lokandu</text:span></text:p>
              <text:p text:style-name="P1"><text:span text:style-name="T1"/></text:p>
              <text:p text:style-name="P1"><text:span text:style-name="T1">French: Ponthierville</text:span></text:p>
              <text:p text:style-name="P1"><text:span text:style-name="T1">Dutch: Ponthierstad</text:span></text:p>
              <text:p text:style-name="P1"><text:span text:style-name="T1">Independent: Ubundu</text:span></text:p>
            </office:annotation>
            <text:p>Riba Rib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62.177cm" draw:caption-point-x="-0.406cm" draw:caption-point-y="-1.445cm">
              <dc:date>2023-02-26T00:00:00</dc:date>
              <text:p text:style-name="P1"><text:span text:style-name="T1">French/Dutch: Goma</text:span></text:p>
            </office:annotation>
            <text:p>Ngoma</text:p>
          </table:table-cell>
          <table:table-cell table:style-name="ce6"/>
          <table:table-cell table:style-name="ce1" office:value-type="string" calcext:value-type="string">
            <office:annotation draw:style-name="gr16" draw:text-style-name="P2" svg:width="4.508cm" svg:height="11.747cm" svg:x="90.567cm" svg:y="62.177cm" draw:caption-point-x="-0.407cm" draw:caption-point-y="-1.445cm">
              <dc:date>2023-02-26T00:00:00</dc:date>
              <text:p text:style-name="P1"><text:span text:style-name="T1">(into Kigali)</text:span></text:p>
              <text:p text:style-name="P1"><text:span text:style-name="T1"/></text:p>
              <text:p text:style-name="P1"><text:span text:style-name="T1">German: Kigali</text:span></text:p>
              <text:p text:style-name="P1"><text:span text:style-name="T1"/></text:p>
              <text:p text:style-name="P1"><text:span text:style-name="T1">French/Dutch: Gisenyi</text:span></text:p>
              <text:p text:style-name="P1"><text:span text:style-name="T1">German: Kisenyi </text:span></text:p>
              <text:p text:style-name="P1"><text:span text:style-name="T1"/></text:p>
              <text:p text:style-name="P1"><text:span text:style-name="T1">Ethiopian/Nubian (Kitara): Bigo</text:span></text:p>
              <text:p text:style-name="P1"><text:span text:style-name="T1">(into Sembabule)</text:span></text:p>
            </office:annotation>
            <text:p>Nyanza</text:p>
          </table:table-cell>
          <table:table-cell table:style-name="ce6" table:number-columns-repeated="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6.202cm" svg:y="62.177cm" draw:caption-point-x="-0.406cm" draw:caption-point-y="-1.445cm">
              <dc:date>2023-02-26T00:00:00</dc:date>
              <text:p text:style-name="P1"><text:span text:style-name="T1">Native/Independent: Amu</text:span></text:p>
              <text:p text:style-name="P1"><text:span text:style-name="T1">Arab: Al Amu</text:span></text:p>
              <text:p text:style-name="P1"><text:span text:style-name="T1">German: Witu</text:span></text:p>
            </office:annotation>
            <text:p>Lamu</text:p>
          </table:table-cell>
          <table:table-cell table:style-name="ce1" office:value-type="string" calcext:value-type="string">
            <office:annotation draw:style-name="gr15" draw:text-style-name="P2" svg:width="4.509cm" svg:height="15.319cm" svg:x="97.329cm" svg:y="62.177cm" draw:caption-point-x="-0.406cm" draw:caption-point-y="-1.445cm">
              <dc:date>2023-02-26T00:00:00</dc:date>
              <text:p text:style-name="P1"><text:span text:style-name="T1">Arabic: Kīsmāyū</text:span></text:p>
              <text:p text:style-name="P1"><text:span text:style-name="T1">Native: Kismanyy</text:span></text:p>
              <text:p text:style-name="P1"><text:span text:style-name="T1">Italian: Chisimaio</text:span></text:p>
              <text:p text:style-name="P1"><text:span text:style-name="T1">English: Kismayo</text:span></text:p>
              <text:p text:style-name="P1"><text:span text:style-name="T1">German: Kismaju</text:span></text:p>
              <text:p text:style-name="P1"><text:span text:style-name="T1"/></text:p>
              <text:p text:style-name="P1"><text:span text:style-name="T1">Greek: Nikon</text:span></text:p>
              <text:p text:style-name="P1"><text:span text:style-name="T1">Latin: Nicon</text:span></text:p>
              <text:p text:style-name="P1"><text:span text:style-name="T1">English: Port Durnford</text:span></text:p>
              <text:p text:style-name="P1"><text:span text:style-name="T1">German: Hohenzollernhafen</text:span></text:p>
              <text:p text:style-name="P1"><text:span text:style-name="T1">Italian: Bur Gavo</text:span></text:p>
              <text:p text:style-name="P1"><text:span text:style-name="T1">Swahili (Somali): Buur Gaabo / Burgabo</text:span></text:p>
            </office:annotation>
            <text:p>Kismaayo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5" draw:text-style-name="P2" svg:width="4.509cm" svg:height="4.604cm" svg:x="133.397cm" svg:y="62.177cm" draw:caption-point-x="-0.406cm" draw:caption-point-y="-1.445cm">
              <dc:date>2023-02-26T00:00:00</dc:date>
              <text:p text:style-name="P1"><text:span text:style-name="T1">(into Padang)</text:span></text:p>
              <text:p text:style-name="P1"><text:span text:style-name="T1"/></text:p>
              <text:p text:style-name="P1"><text:span text:style-name="T1">Dutch: Padang</text:span></text:p>
            </office:annotation>
            <text:p>Pagaruyung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62.177cm" draw:caption-point-x="-0.406cm" draw:caption-point-y="-1.445cm">
              <dc:date>2023-02-26T00:00:00</dc:date>
              <text:p text:style-name="P1"><text:span text:style-name="T1">Dutch: Pekanbaru</text:span></text:p>
            </office:annotation>
            <text:p>Dharmasraya</text:p>
          </table:table-cell>
          <table:table-cell table:number-columns-repeated="2" table:style-name="ce1" office:value-type="string" calcext:value-type="string">
            <text:p>Jambi</text:p>
          </table:table-cell>
          <table:table-cell table:style-name="ce1" table:number-columns-repeated="3"/>
          <table:table-cell table:style-name="ce1" office:value-type="string" calcext:value-type="string">
            <text:p>Ketapang</text:p>
          </table:table-cell>
          <table:table-cell table:style-name="ce1" office:value-type="string" calcext:value-type="string">
            <text:p>Pangkalan Bun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62.177cm" draw:caption-point-x="-0.406cm" draw:caption-point-y="-1.445cm">
              <dc:date>2023-02-26T00:00:00</dc:date>
              <text:p text:style-name="P1"><text:span text:style-name="T1">(Sampit, into Palangka Raya)</text:span></text:p>
            </office:annotation>
            <text:p>Kuta Lingga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62.177cm" draw:caption-point-x="-0.407cm" draw:caption-point-y="-1.445cm">
              <dc:date>2023-02-26T00:00:00</dc:date>
              <text:p text:style-name="P1"><text:span text:style-name="T1">(Banjarmasin/Bandjermasin)</text:span></text:p>
            </office:annotation>
            <text:p>Banjarmasih</text:p>
          </table:table-cell>
          <table:table-cell table:style-name="ce1"/>
          <table:table-cell table:style-name="ce1" office:value-type="string" calcext:value-type="string">
            <text:p>Malangke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51.431cm" svg:y="62.177cm" draw:caption-point-x="-0.406cm" draw:caption-point-y="-1.445cm">
              <dc:date>2023-02-26T00:00:00</dc:date>
              <text:p text:style-name="P1"><text:span text:style-name="T1">European civs: Ambon/Amboim/Nossa Senhora de Anunciada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Wanin</text:p>
          </table:table-cell>
          <table:table-cell table:style-name="ce1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59.321cm" svg:y="62.177cm" draw:caption-point-x="-0.406cm" draw:caption-point-y="-1.445cm">
              <dc:date>2023-02-26T00:00:00</dc:date>
              <text:p text:style-name="P1"><text:span text:style-name="T1">(Friedrich-Wilhelmshafen)</text:span></text:p>
            </office:annotation>
            <text:p>Madang</text:p>
          </table:table-cell>
          <table:table-cell table:style-name="ce1"/>
          <table:table-cell table:style-name="ce1" office:value-type="string" calcext:value-type="string">
            <text:p>Kimbe</text:p>
          </table:table-cell>
          <table:table-cell table:style-name="ce1" office:value-type="string" calcext:value-type="string">
            <office:annotation draw:style-name="gr5" draw:text-style-name="P2" svg:width="4.508cm" svg:height="4.604cm" svg:x="162.703cm" svg:y="62.177cm" draw:caption-point-x="-0.407cm" draw:caption-point-y="-1.445cm">
              <dc:date>2023-02-26T00:00:00</dc:date>
              <text:p text:style-name="P1"><text:span text:style-name="T1">(Rabaul)</text:span></text:p>
              <text:p text:style-name="P1"><text:span text:style-name="T1"/></text:p>
              <text:p text:style-name="P1"><text:span text:style-name="T1">German: Herbertshöhe (Kokopo, into Rabaul)</text:span></text:p>
            </office:annotation>
            <text:p>Simpson Harbour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text:p>Funafuti</text:p>
          </table:table-cell>
          <table:table-cell table:style-name="ce1" table:number-columns-repeated="25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63.368cm" draw:caption-point-x="-0.406cm" draw:caption-point-y="-1.445cm">
              <dc:date>2023-02-26T00:00:00</dc:date>
              <text:p text:style-name="P1"><text:span text:style-name="T1">Spanish: Huánuco</text:span></text:p>
            </office:annotation>
            <text:p>Wanakupamp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2" office:value-type="string" calcext:value-type="string">
            <text:p>Atalaya</text:p>
          </table:table-cell>
          <table:table-cell table:style-name="ce2" office:value-type="string" calcext:value-type="string">
            <office:annotation draw:style-name="gr1" draw:text-style-name="P2" svg:width="4.508cm" svg:height="2.222cm" svg:x="37.592cm" svg:y="63.368cm" draw:caption-point-x="-0.407cm" draw:caption-point-y="-1.445cm">
              <dc:date>2023-02-26T00:00:00</dc:date>
              <text:p text:style-name="P1"><text:span text:style-name="T1">Spanish: Puerto Alonso</text:span></text:p>
            </office:annotation>
            <text:p>Rio Branco</text:p>
          </table:table-cell>
          <table:table-cell table:style-name="ce1" office:value-type="string" calcext:value-type="string">
            <text:p>Ingavi</text:p>
          </table:table-cell>
          <table:table-cell table:style-name="ce1" office:value-type="string" calcext:value-type="string">
            <text:p>Riberalta</text:p>
          </table:table-cell>
          <table:table-cell table:number-columns-repeated="2" table:style-name="ce1" office:value-type="string" calcext:value-type="string">
            <text:p>Porto Velho</text:p>
          </table:table-cell>
          <table:table-cell table:style-name="ce1" office:value-type="string" calcext:value-type="string">
            <text:p>Novo Aripuanã</text:p>
          </table:table-cell>
          <table:table-cell table:style-name="ce1" office:value-type="string" calcext:value-type="string">
            <text:p>Aripuanã</text:p>
          </table:table-cell>
          <table:table-cell table:style-name="ce1" office:value-type="string" calcext:value-type="string">
            <text:p>Juara</text:p>
          </table:table-cell>
          <table:table-cell table:style-name="ce1" office:value-type="string" calcext:value-type="string">
            <text:p>Alta Floresta</text:p>
          </table:table-cell>
          <table:table-cell table:style-name="ce1" office:value-type="string" calcext:value-type="string">
            <text:p>São Félix do Araguaia</text:p>
          </table:table-cell>
          <table:table-cell table:style-name="ce1" office:value-type="string" calcext:value-type="string">
            <text:p>Gurupi</text:p>
          </table:table-cell>
          <table:table-cell table:style-name="ce1" office:value-type="string" calcext:value-type="string">
            <text:p>Arraias</text:p>
          </table:table-cell>
          <table:table-cell table:style-name="ce1" office:value-type="string" calcext:value-type="string">
            <text:p>Campo Largo</text:p>
          </table:table-cell>
          <table:table-cell table:style-name="ce1" office:value-type="string" calcext:value-type="string">
            <text:p>Jacobina</text:p>
          </table:table-cell>
          <table:table-cell table:style-name="ce1" office:value-type="string" calcext:value-type="string">
            <text:p>Juazeiro</text:p>
          </table:table-cell>
          <table:table-cell table:style-name="ce1" office:value-type="string" calcext:value-type="string">
            <office:annotation draw:style-name="gr7" draw:text-style-name="P2" svg:width="4.508cm" svg:height="5.794cm" svg:x="54.499cm" svg:y="63.368cm" draw:caption-point-x="-0.407cm" draw:caption-point-y="-1.445cm">
              <dc:date>2023-02-26T00:00:00</dc:date>
              <text:p text:style-name="P1"><text:span text:style-name="T1">Dutch?: Sint Christoffel</text:span></text:p>
              <text:p text:style-name="P1"><text:span text:style-name="T1">(into Aracaju)</text:span></text:p>
              <text:p text:style-name="P1"><text:span text:style-name="T1"/></text:p>
              <text:p text:style-name="P1"><text:span text:style-name="T1">Brazilian: Aracaju</text:span></text:p>
            </office:annotation>
            <text:p>São Cristóvão</text:p>
          </table:table-cell>
          <table:table-cell table:style-name="ce1" office:value-type="string" calcext:value-type="string">
            <office:annotation draw:style-name="gr14" draw:text-style-name="P2" svg:width="4.508cm" svg:height="8.175cm" svg:x="55.626cm" svg:y="63.368cm" draw:caption-point-x="-0.407cm" draw:caption-point-y="-1.445cm">
              <dc:date>2023-02-26T00:00:00</dc:date>
              <text:p text:style-name="P1"><text:span text:style-name="T1">(into Maceió)</text:span></text:p>
              <text:p text:style-name="P1"><text:span text:style-name="T1"/></text:p>
              <text:p text:style-name="P1"><text:span text:style-name="T1">Dutch: Fort Maurits </text:span></text:p>
              <text:p text:style-name="P1"><text:span text:style-name="T1">Portuguese: Penedo</text:span></text:p>
              <text:p text:style-name="P1"><text:span text:style-name="T1"/></text:p>
              <text:p text:style-name="P1"><text:span text:style-name="T1">Brazilian: Maceió</text:span></text:p>
            </office:annotation>
            <text:p>Vila Santa Madalena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4" draw:text-style-name="P2" svg:width="4.509cm" svg:height="8.175cm" svg:x="80.422cm" svg:y="63.368cm" draw:caption-point-x="-0.406cm" draw:caption-point-y="-1.445cm">
              <dc:date>2023-02-26T00:00:00</dc:date>
              <text:p text:style-name="P1"><text:span text:style-name="T1">Congo: M'banza-Loango</text:span></text:p>
              <text:p text:style-name="P1"><text:span text:style-name="T1">Portuguese/French: Loango</text:span></text:p>
              <text:p text:style-name="P1"><text:span text:style-name="T1">(into Pointe-Noire)</text:span></text:p>
              <text:p text:style-name="P1"><text:span text:style-name="T1"/></text:p>
              <text:p text:style-name="P1"><text:span text:style-name="T1">Portuguese: Ponta Negra</text:span></text:p>
              <text:p text:style-name="P1"><text:span text:style-name="T1">French: Pointe-Noire</text:span></text:p>
            </office:annotation>
            <text:p>Bwali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63.368cm" draw:caption-point-x="-0.407cm" draw:caption-point-y="-1.445cm">
              <dc:date>2023-02-26T00:00:00</dc:date>
              <text:p text:style-name="P1"><text:span text:style-name="T1">Portuguese: Lândana</text:span></text:p>
              <text:p text:style-name="P1"><text:span text:style-name="T1">Independent: Cacongo</text:span></text:p>
            </office:annotation>
            <text:p>Malemba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63.368cm" draw:caption-point-x="-0.407cm" draw:caption-point-y="-1.445cm">
              <dc:date>2023-02-26T00:00:00</dc:date>
              <text:p text:style-name="P1"><text:span text:style-name="T1">French: Brazzaville</text:span></text:p>
            </office:annotation>
            <text:p>Nkun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3.3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/Dutch: Inongo</text:span></text:p>
              <text:p text:style-name="P1"><text:span text:style-name="T1"/></text:p>
              <text:p text:style-name="P1"><text:span text:style-name="T1">English: Balolo</text:span></text:p>
            </office:annotation>
            <text:p>Bolobo</text:p>
          </table:table-cell>
          <table:table-cell table:style-name="ce1" office:value-type="string" calcext:value-type="string">
            <text:p>Dekese</text:p>
          </table:table-cell>
          <table:table-cell table:style-name="ce1" office:value-type="string" calcext:value-type="string">
            <text:p>Lodja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63.368cm" draw:caption-point-x="-0.406cm" draw:caption-point-y="-1.445cm">
              <dc:date>2023-02-26T00:00:00</dc:date>
              <text:p text:style-name="P1"><text:span text:style-name="T1">French: Port-Empain</text:span></text:p>
            </office:annotation>
            <text:p>Kindu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63.368cm" draw:caption-point-x="-0.406cm" draw:caption-point-y="-1.445cm">
              <dc:date>2023-02-26T00:00:00</dc:date>
              <text:p text:style-name="P1"><text:span text:style-name="T1">French: Costermansville</text:span></text:p>
              <text:p text:style-name="P1"><text:span text:style-name="T1">Dutch: Costermansstad</text:span></text:p>
              <text:p text:style-name="P1"><text:span text:style-name="T1">Independent: Bukavu</text:span></text:p>
            </office:annotation>
            <text:p>Rusoz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90.567cm" svg:y="63.368cm" draw:caption-point-x="-0.407cm" draw:caption-point-y="-1.445cm">
              <dc:date>2023-02-26T00:00:00</dc:date>
              <text:p text:style-name="P1"><text:span text:style-name="T1">(into Gitega)</text:span></text:p>
              <text:p text:style-name="P1"><text:span text:style-name="T1"/></text:p>
              <text:p text:style-name="P1"><text:span text:style-name="T1">German/French/Dutch: Usumbura</text:span></text:p>
              <text:p text:style-name="P1"><text:span text:style-name="T1">Independent: Bujumbura</text:span></text:p>
              <text:p text:style-name="P1"><text:span text:style-name="T1"/></text:p>
              <text:p text:style-name="P1"><text:span text:style-name="T1">English: Bukoba</text:span></text:p>
              <text:p text:style-name="P1"><text:span text:style-name="T1"/></text:p>
              <text:p text:style-name="P1"><text:span text:style-name="T1">Ethiopian/Nubian: Insingiro (into Mbarara)</text:span></text:p>
            </office:annotation>
            <text:p>Kiteg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2" draw:text-style-name="P2" svg:width="4.508cm" svg:height="9.366cm" svg:x="93.948cm" svg:y="63.368cm" draw:caption-point-x="-0.407cm" draw:caption-point-y="-1.445cm">
              <dc:date>2023-02-26T00:00:00</dc:date>
              <text:p text:style-name="P1"><text:span text:style-name="T1">English: Bosongo</text:span></text:p>
              <text:p text:style-name="P1"><text:span text:style-name="T1">Independent: Kisii</text:span></text:p>
              <text:p text:style-name="P1"><text:span text:style-name="T1"/></text:p>
              <text:p text:style-name="P1"><text:span text:style-name="T1">Ethiopian/Nubian: Thimlich Ohinga</text:span></text:p>
              <text:p text:style-name="P1"><text:span text:style-name="T1">(into Kisii)</text:span></text:p>
              <text:p text:style-name="P1"><text:span text:style-name="T1"/></text:p>
              <text:p text:style-name="P1"><text:span text:style-name="T1">German: Musoma</text:span></text:p>
            </office:annotation>
            <text:p>Getembe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63.368cm" draw:caption-point-x="-0.406cm" draw:caption-point-y="-1.445cm">
              <dc:date>2023-02-26T00:00:00</dc:date>
              <text:p text:style-name="P1"><text:span text:style-name="T1">(into Kajiado)</text:span></text:p>
              <text:p text:style-name="P1"><text:span text:style-name="T1"/></text:p>
              <text:p text:style-name="P1"><text:span text:style-name="T1">English: Nairobi</text:span></text:p>
              <text:p text:style-name="P1"><text:span text:style-name="T1">Portuguese: Nairóbi</text:span></text:p>
              <text:p text:style-name="P1"><text:span text:style-name="T1"/></text:p>
              <text:p text:style-name="P1"><text:span text:style-name="T1">Ethiopian/Nubian: Enkorika</text:span></text:p>
              <text:p text:style-name="P1"><text:span text:style-name="T1">(into Kajiado)</text:span></text:p>
            </office:annotation>
            <text:p>Olpurapuran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63.368cm" draw:caption-point-x="-0.406cm" draw:caption-point-y="-1.445cm">
              <dc:date>2023-02-26T00:00:00</dc:date>
              <text:p text:style-name="P1"><text:span text:style-name="T1">Portuguese: Melinde</text:span></text:p>
            </office:annotation>
            <text:p>Malindi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2" draw:text-style-name="P2" svg:width="4.509cm" svg:height="4.603cm" svg:x="106.346cm" svg:y="63.368cm" draw:caption-point-x="-0.406cm" draw:caption-point-y="-1.445cm">
              <dc:date>2023-02-26T00:00:00</dc:date>
              <text:p text:style-name="P1"><text:span text:style-name="T1">French: L'Etablissement du Roi</text:span></text:p>
              <text:p text:style-name="P1"><text:span text:style-name="T1"/></text:p>
              <text:p text:style-name="P1"><text:span text:style-name="T1">Portuguese: Ilhas Almirante (into Victoria)</text:span></text:p>
            </office:annotation>
            <text:p>Victoria</text:p>
          </table:table-cell>
          <table:table-cell table:style-name="ce1" table:number-columns-repeated="24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63.368cm" draw:caption-point-x="-0.407cm" draw:caption-point-y="-1.445cm">
              <dc:date>2023-02-26T00:00:00</dc:date>
              <text:p text:style-name="P1"><text:span text:style-name="T1">English/Dutch: Bencoolen/Benkoelen (Bengkulu)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63.368cm" draw:caption-point-x="-0.407cm" draw:caption-point-y="-1.445cm">
              <dc:date>2023-02-26T00:00:00</dc:date>
              <text:p text:style-name="P1"><text:span text:style-name="T1">(Palembang)</text:span></text:p>
            </office:annotation>
            <text:p>Srivijaya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7"/>
          <table:table-cell table:style-name="ce1" office:value-type="string" calcext:value-type="string">
            <text:p>Makassar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49.177cm" svg:y="63.368cm" draw:caption-point-x="-0.406cm" draw:caption-point-y="-1.445cm">
              <dc:date>2023-02-26T00:00:00</dc:date>
              <text:p text:style-name="P1"><text:span text:style-name="T1">(into Kendari)</text:span></text:p>
              <text:p text:style-name="P1"><text:span text:style-name="T1"/></text:p>
              <text:p text:style-name="P1"><text:span text:style-name="T1">Dutch: Kendari</text:span></text:p>
            </office:annotation>
            <text:p>Butung</text:p>
          </table:table-cell>
          <table:table-cell table:style-name="ce1" table:number-columns-repeated="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ount Hag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160.448cm" svg:y="63.368cm" draw:caption-point-x="-0.406cm" draw:caption-point-y="-1.445cm">
              <dc:date>2023-02-26T00:00:00</dc:date>
              <text:p text:style-name="P1"><text:span text:style-name="T1">(Lae/Adolf Haven)</text:span></text:p>
              <text:p text:style-name="P1"><text:span text:style-name="T1"/></text:p>
              <text:p text:style-name="P1"><text:span text:style-name="T1">German: Finschhafen</text:span></text:p>
            </office:annotation>
            <text:p>Morobe Harbou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164.957cm" svg:y="63.368cm" draw:caption-point-x="-0.407cm" draw:caption-point-y="-1.445cm">
              <dc:date>2023-02-26T00:00:00</dc:date>
              <text:p text:style-name="P1"><text:span text:style-name="T1">English: Arawa (into Buka)</text:span></text:p>
              <text:p text:style-name="P1"><text:span text:style-name="T1">German: Kieta (into Arawa)</text:span></text:p>
            </office:annotation>
            <text:p>Luaniua</text:p>
          </table:table-cell>
          <table:table-cell table:style-name="ce1" table:number-columns-repeated="4"/>
          <table:table-cell table:number-columns-repeated="874"/>
        </table:table-row>
        <table:table-row table:style-name="ro1"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17.303cm" svg:y="64.558cm" draw:caption-point-x="-0.406cm" draw:caption-point-y="-1.445cm">
              <dc:date>2023-02-26T00:00:00</dc:date>
              <text:p text:style-name="P1"><text:span text:style-name="T1">French: Taioha'e</text:span></text:p>
            </office:annotation>
            <text:p>Tai Pi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7" draw:text-style-name="P2" svg:width="4.509cm" svg:height="5.794cm" svg:x="31.956cm" svg:y="64.558cm" draw:caption-point-x="-0.406cm" draw:caption-point-y="-1.445cm">
              <dc:date>2023-02-26T00:00:00</dc:date>
              <text:p text:style-name="P1"><text:span text:style-name="T1">Spanish: Casma</text:span></text:p>
              <text:p text:style-name="P1"><text:span text:style-name="T1"/></text:p>
              <text:p text:style-name="P1"><text:span text:style-name="T1">Spanish: Huaraz</text:span></text:p>
              <text:p text:style-name="P1"><text:span text:style-name="T1">Inca: Waraq</text:span></text:p>
            </office:annotation>
            <text:p>Manc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64.558cm" draw:caption-point-x="-0.406cm" draw:caption-point-y="-1.445cm">
              <dc:date>2023-02-26T00:00:00</dc:date>
              <text:p text:style-name="P1"><text:span text:style-name="T1">Spanish: Huancayo</text:span></text:p>
              <text:p text:style-name="P1"><text:span text:style-name="T1"/></text:p>
              <text:p text:style-name="P1"><text:span text:style-name="T1">Spanish: Jauja</text:span></text:p>
              <text:p text:style-name="P1"><text:span text:style-name="T1">Inca: Hatun Shawsha</text:span></text:p>
            </office:annotation>
            <text:p>Wankayu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uerto Maldonado</text:p>
          </table:table-cell>
          <table:table-cell table:style-name="ce1" office:value-type="string" calcext:value-type="string">
            <text:p>Cobija</text:p>
          </table:table-cell>
          <table:table-cell table:style-name="ce1" office:value-type="string" calcext:value-type="string">
            <text:p>Puerto Rico</text:p>
          </table:table-cell>
          <table:table-cell table:style-name="ce1" office:value-type="string" calcext:value-type="string">
            <text:p>Rurrenabaque</text:p>
          </table:table-cell>
          <table:table-cell table:style-name="ce1" office:value-type="string" calcext:value-type="string">
            <text:p>Guajará-Mirim</text:p>
          </table:table-cell>
          <table:table-cell table:style-name="ce1" office:value-type="string" calcext:value-type="string">
            <office:annotation draw:style-name="gr3" draw:text-style-name="P2" svg:width="4.509cm" svg:height="2.223cm" svg:x="42.1cm" svg:y="64.558cm" draw:caption-point-x="-0.406cm" draw:caption-point-y="-1.445cm">
              <dc:date>2023-02-26T00:00:00</dc:date>
              <text:p text:style-name="P1"><text:span text:style-name="T1">(into Costa Marques)</text:span></text:p>
            </office:annotation>
            <text:p>Forte Príncipe da Beira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64.558cm" draw:caption-point-x="-0.406cm" draw:caption-point-y="-1.445cm">
              <dc:date>2023-02-26T00:00:00</dc:date>
              <text:p text:style-name="P1"><text:span text:style-name="T1">(into Ji-Paraná)</text:span></text:p>
            </office:annotation>
            <text:p>Vila Rondônia</text:p>
          </table:table-cell>
          <table:table-cell table:style-name="ce1" office:value-type="string" calcext:value-type="string">
            <text:p>Comodoro</text:p>
          </table:table-cell>
          <table:table-cell table:style-name="ce1" office:value-type="string" calcext:value-type="string">
            <text:p>Diamantino</text:p>
          </table:table-cell>
          <table:table-cell table:style-name="ce1" office:value-type="string" calcext:value-type="string">
            <text:p>Sinop</text:p>
          </table:table-cell>
          <table:table-cell table:style-name="ce1" office:value-type="string" calcext:value-type="string">
            <text:p>Araguaiana</text:p>
          </table:table-cell>
          <table:table-cell table:style-name="ce1" office:value-type="string" calcext:value-type="string">
            <text:p>São Miguel do Araguaia</text:p>
          </table:table-cell>
          <table:table-cell table:style-name="ce1" office:value-type="string" calcext:value-type="string">
            <office:annotation draw:style-name="gr3" draw:text-style-name="P2" svg:width="4.509cm" svg:height="2.223cm" svg:x="49.99cm" svg:y="64.558cm" draw:caption-point-x="-0.406cm" draw:caption-point-y="-1.445cm">
              <dc:date>2023-02-26T00:00:00</dc:date>
              <text:p text:style-name="P1"><text:span text:style-name="T1">(Niquelândia)</text:span></text:p>
            </office:annotation>
            <text:p>São José do Tocantins</text:p>
          </table:table-cell>
          <table:table-cell table:style-name="ce1" office:value-type="string" calcext:value-type="string">
            <text:p>Carinhanha</text:p>
          </table:table-cell>
          <table:table-cell table:style-name="ce1" office:value-type="string" calcext:value-type="string">
            <text:p>Caetité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office:annotation draw:style-name="gr4" draw:text-style-name="P2" svg:width="4.508cm" svg:height="3.413cm" svg:x="54.499cm" svg:y="64.558cm" draw:caption-point-x="-0.407cm" draw:caption-point-y="-1.445cm">
              <dc:date>2023-02-26T00:00:00</dc:date>
              <text:p text:style-name="P1"><text:span text:style-name="T1">(into Salvador)</text:span></text:p>
              <text:p text:style-name="P1"><text:span text:style-name="T1">Latin: Soteropolis</text:span></text:p>
            </office:annotation>
            <text:p>São Salvador da Bahia</text:p>
          </table:table-cell>
          <table:table-cell table:style-name="ce1" table:number-columns-repeated="17"/>
          <table:table-cell table:style-name="ce9"/>
          <table:table-cell table:style-name="ce1" table:number-columns-repeated="5"/>
          <table:table-cell table:style-name="ce1" office:value-type="string" calcext:value-type="string">
            <office:annotation draw:style-name="gr12" draw:text-style-name="P2" svg:width="4.508cm" svg:height="9.366cm" svg:x="81.55cm" svg:y="64.558cm" draw:caption-point-x="-0.407cm" draw:caption-point-y="-1.445cm">
              <dc:date>2023-02-26T00:00:00</dc:date>
              <text:p text:style-name="P1"><text:span text:style-name="T1">Congo: M'banza-Kakongo</text:span></text:p>
              <text:p text:style-name="P1"><text:span text:style-name="T1">Portuguese: Caio-Caliado</text:span></text:p>
              <text:p text:style-name="P1"><text:span text:style-name="T1">(into Cabinda)</text:span></text:p>
              <text:p text:style-name="P1"><text:span text:style-name="T1"/></text:p>
              <text:p text:style-name="P1"><text:span text:style-name="T1">Portuguese: Vila Amélia (into Cabinda)</text:span></text:p>
              <text:p text:style-name="P1"><text:span text:style-name="T1"/></text:p>
              <text:p text:style-name="P1"><text:span text:style-name="T1">French/Dutch/English: Boma</text:span></text:p>
            </office:annotation>
            <text:p>Kiengele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64.558cm" draw:caption-point-x="-0.407cm" draw:caption-point-y="-1.445cm">
              <dc:date>2023-02-26T00:00:00</dc:date>
              <text:p text:style-name="P1"><text:span text:style-name="T1">(into Kinshasa)</text:span></text:p>
              <text:p text:style-name="P1"><text:span text:style-name="T1"/></text:p>
              <text:p text:style-name="P1"><text:span text:style-name="T1">French: Léopoldville</text:span></text:p>
              <text:p text:style-name="P1"><text:span text:style-name="T1">Dutch: Leopoldstad</text:span></text:p>
              <text:p text:style-name="P1"><text:span text:style-name="T1">Independent: Kinshasa</text:span></text:p>
            </office:annotation>
            <text:p>M'banza-Nsundi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Banningville</text:span></text:p>
              <text:p text:style-name="P1"><text:span text:style-name="T1">Dutch: Banningstad</text:span></text:p>
              <text:p text:style-name="P1"><text:span text:style-name="T1">Independent: Bandundu</text:span></text:p>
            </office:annotation>
            <text:p>Okango</text:p>
          </table:table-cell>
          <table:table-cell table:style-name="ce1" office:value-type="string" calcext:value-type="string">
            <office:annotation draw:style-name="gr13" draw:text-style-name="P2" svg:width="4.508cm" svg:height="6.985cm" svg:x="84.931cm" svg:y="64.558cm" draw:caption-point-x="-0.407cm" draw:caption-point-y="-1.445cm">
              <dc:date>2023-02-26T00:00:00</dc:date>
              <text:p text:style-name="P1"><text:span text:style-name="T1">French: Port-Francqui</text:span></text:p>
              <text:p text:style-name="P1"><text:span text:style-name="T1">Dutch: Francquihaven</text:span></text:p>
              <text:p text:style-name="P1"><text:span text:style-name="T1"/></text:p>
              <text:p text:style-name="P1"><text:span text:style-name="T1">French/Dutch: Luebo</text:span></text:p>
              <text:p text:style-name="P1"><text:span text:style-name="T1">Independent: Lwebo</text:span></text:p>
            </office:annotation>
            <text:p>Ilebo</text:p>
          </table:table-cell>
          <table:table-cell table:style-name="ce1" office:value-type="string" calcext:value-type="string">
            <office:annotation draw:style-name="gr13" draw:text-style-name="P2" svg:width="4.509cm" svg:height="6.985cm" svg:x="86.058cm" svg:y="64.558cm" draw:caption-point-x="-0.406cm" draw:caption-point-y="-1.445cm">
              <dc:date>2023-02-26T00:00:00</dc:date>
              <text:p text:style-name="P1"><text:span text:style-name="T1">(into Mushenge)</text:span></text:p>
              <text:p text:style-name="P1"><text:span text:style-name="T1"/></text:p>
              <text:p text:style-name="P1"><text:span text:style-name="T1">French: Luluabourg</text:span></text:p>
              <text:p text:style-name="P1"><text:span text:style-name="T1">Dutch: Luluaburg</text:span></text:p>
              <text:p text:style-name="P1"><text:span text:style-name="T1">Independent: Kananga</text:span></text:p>
            </office:annotation>
            <text:p>Nsheng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4.55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Lusambo</text:span></text:p>
            </office:annotation>
            <text:p>Nyangwe</text:p>
          </table:table-cell>
          <table:table-cell table:style-name="ce1" office:value-type="string" calcext:value-type="string">
            <office:annotation draw:style-name="gr3" draw:text-style-name="P2" svg:width="4.509cm" svg:height="2.223cm" svg:x="88.312cm" svg:y="64.558cm" draw:caption-point-x="-0.406cm" draw:caption-point-y="-1.445cm">
              <dc:date>2023-02-26T00:00:00</dc:date>
              <text:p text:style-name="P1"><text:span text:style-name="T1">Arab/French/Dutch: Baraka</text:span></text:p>
            </office:annotation>
            <text:p>Bomani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64.558cm" draw:caption-point-x="-0.407cm" draw:caption-point-y="-1.445cm">
              <dc:date>2023-02-26T00:00:00</dc:date>
              <text:p text:style-name="P1"><text:span text:style-name="T1">German: Muansa</text:span></text:p>
              <text:p text:style-name="P1"><text:span text:style-name="T1"/></text:p>
              <text:p text:style-name="P1"><text:span text:style-name="T1">Ethiopian: Bwina</text:span></text:p>
              <text:p text:style-name="P1"><text:span text:style-name="T1"/></text:p>
            </office:annotation>
            <text:p>Mwanza</text:p>
          </table:table-cell>
          <table:table-cell table:style-name="ce1" office:value-type="string" calcext:value-type="string">
            <office:annotation draw:style-name="gr5" draw:text-style-name="P2" svg:width="4.508cm" svg:height="4.604cm" svg:x="92.821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Muansa</text:span></text:p>
              <text:p text:style-name="P1"><text:span text:style-name="T1">English: Mwanza</text:span></text:p>
            </office:annotation>
            <text:p>Unyanyemb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64.558cm" draw:caption-point-x="-0.406cm" draw:caption-point-y="-1.445cm">
              <dc:date>2023-02-26T00:00:00</dc:date>
              <text:p text:style-name="P1"><text:span text:style-name="T1">Arabic: Manbasa</text:span></text:p>
              <text:p text:style-name="P1"><text:span text:style-name="T1">Native: Mvita</text:span></text:p>
              <text:p text:style-name="P1"><text:span text:style-name="T1">Portuguese: Mombaça</text:span></text:p>
            </office:annotation>
            <text:p>Mombasa</text:p>
          </table:table-cell>
          <table:table-cell table:style-name="ce1" table:number-columns-repeated="5"/>
          <table:table-cell table:style-name="ce9"/>
          <table:table-cell table:style-name="ce1" table:number-columns-repeated="29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64.558cm" draw:caption-point-x="-0.407cm" draw:caption-point-y="-1.445cm">
              <dc:date>2023-02-26T00:00:00</dc:date>
              <text:p text:style-name="P1"><text:span text:style-name="T1">Dutch: Oosthaven (Bandar Lampung)</text:span></text:p>
            </office:annotation>
            <text:p>Menggala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9cm" svg:height="2.223cm" svg:x="152.558cm" svg:y="64.558cm" draw:caption-point-x="-0.406cm" draw:caption-point-y="-1.445cm">
              <dc:date>2023-02-26T00:00:00</dc:date>
              <text:p text:style-name="P1"><text:span text:style-name="T1">English: Run (into Banda)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57.067cm" svg:y="64.558cm" draw:caption-point-x="-0.407cm" draw:caption-point-y="-1.445cm">
              <dc:date>2023-02-26T00:00:00</dc:date>
              <text:p text:style-name="P1"><text:span text:style-name="T1">(Ermasoe)</text:span></text:p>
            </office:annotation>
            <text:p>Merauke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ort Moresby</text:p>
          </table:table-cell>
          <table:table-cell table:style-name="ce1" office:value-type="string" calcext:value-type="string">
            <text:p>Samara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7.204cm" svg:height="5.794cm" svg:x="167.211cm" svg:y="64.558cm" draw:caption-point-x="-0.406cm" draw:caption-point-y="-1.445cm">
              <dc:date>2023-02-26T00:00:00</dc:date>
              <text:p text:style-name="P1"><text:span text:style-name="T1">(Bellona)</text:span></text:p>
              <text:p text:style-name="P1"><text:span text:style-name="T1"/></text:p>
              <text:p text:style-name="P1"><text:span text:style-name="T1">English: Tulagi (into Honiara)</text:span></text:p>
              <text:p text:style-name="P1"><text:span text:style-name="T1">German: Buala</text:span></text:p>
            </office:annotation>
            <text:p>Mungiki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office:annotation draw:style-name="gr1" draw:text-style-name="P2" svg:width="4.509cm" svg:height="2.222cm" svg:x="33.083cm" svg:y="65.749cm" draw:caption-point-x="-0.406cm" draw:caption-point-y="-1.445cm">
              <dc:date>2023-02-26T00:00:00</dc:date>
              <text:p text:style-name="P1"><text:span text:style-name="T1">Spanish: Lima</text:span></text:p>
            </office:annotation>
            <text:p>Pachakamaq</text:p>
          </table:table-cell>
          <table:table-cell table:number-columns-repeated="5" table:style-name="ce4" office:value-type="string" calcext:value-type="string">
            <text:p>^</text:p>
          </table:table-cell>
          <table:table-cell table:style-name="ce2" office:value-type="string" calcext:value-type="string">
            <text:p>San Borja</text:p>
          </table:table-cell>
          <table:table-cell table:style-name="ce1" office:value-type="string" calcext:value-type="string">
            <text:p>Santa Ana del Yacuma</text:p>
          </table:table-cell>
          <table:table-cell table:style-name="ce1" office:value-type="string" calcext:value-type="string">
            <text:p>Magdalena</text:p>
          </table:table-cell>
          <table:table-cell table:style-name="ce1" office:value-type="string" calcext:value-type="string">
            <text:p>Vilhena</text:p>
          </table:table-cell>
          <table:table-cell table:style-name="ce1" office:value-type="string" calcext:value-type="string">
            <text:p>Vila Bela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65.749cm" draw:caption-point-x="-0.407cm" draw:caption-point-y="-1.445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Poxoréu</text:p>
          </table:table-cell>
          <table:table-cell table:style-name="ce1" office:value-type="string" calcext:value-type="string">
            <office:annotation draw:style-name="gr1" draw:text-style-name="P2" svg:width="4.508cm" svg:height="2.222cm" svg:x="48.863cm" svg:y="65.749cm" draw:caption-point-x="-0.407cm" draw:caption-point-y="-1.445cm">
              <dc:date>2023-02-26T00:00:00</dc:date>
              <text:p text:style-name="P1"><text:span text:style-name="T1">(into Goiás)</text:span></text:p>
            </office:annotation>
            <text:p>Vila Boa de Goiás</text:p>
          </table:table-cell>
          <table:table-cell table:style-name="ce1" office:value-type="string" calcext:value-type="string">
            <office:annotation draw:style-name="gr7" draw:text-style-name="P2" svg:width="4.509cm" svg:height="5.794cm" svg:x="49.99cm" svg:y="65.749cm" draw:caption-point-x="-0.406cm" draw:caption-point-y="-1.445cm">
              <dc:date>2023-02-26T00:00:00</dc:date>
              <text:p text:style-name="P1"><text:span text:style-name="T1">Latin: Brasiliopolis</text:span></text:p>
              <text:p text:style-name="P1"><text:span text:style-name="T1"/></text:p>
              <text:p text:style-name="P1"><text:span text:style-name="T1">Portuguese: Vila Boa de Goiás</text:span></text:p>
              <text:p text:style-name="P1"><text:span text:style-name="T1">(into Goiás)</text:span></text:p>
            </office:annotation>
            <text:p>Brasília</text:p>
          </table:table-cell>
          <table:table-cell table:style-name="ce1" office:value-type="string" calcext:value-type="string">
            <text:p>Januária</text:p>
          </table:table-cell>
          <table:table-cell table:style-name="ce1" office:value-type="string" calcext:value-type="string">
            <text:p>Montes Claros</text:p>
          </table:table-cell>
          <table:table-cell table:style-name="ce1" office:value-type="string" calcext:value-type="string">
            <office:annotation draw:style-name="gr1" draw:text-style-name="P2" svg:width="4.509cm" svg:height="2.222cm" svg:x="53.371cm" svg:y="65.749cm" draw:caption-point-x="-0.406cm" draw:caption-point-y="-1.445cm">
              <dc:date>2023-02-26T00:00:00</dc:date>
              <text:p text:style-name="P1"><text:span text:style-name="T1">(into Vitória da Conquista)</text:span></text:p>
            </office:annotation>
            <text:p>Arraial da Conquista</text:p>
          </table:table-cell>
          <table:table-cell table:style-name="ce1" office:value-type="string" calcext:value-type="string">
            <text:p>Ilhéus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" draw:text-style-name="P2" svg:width="4.508cm" svg:height="4.603cm" svg:x="81.55cm" svg:y="65.749cm" draw:caption-point-x="-0.407cm" draw:caption-point-y="-1.445cm">
              <dc:date>2023-02-26T00:00:00</dc:date>
              <text:p text:style-name="P1"><text:span text:style-name="T1">Congo: M'banza-Soyo</text:span></text:p>
              <text:p text:style-name="P1"><text:span text:style-name="T1">Portuguese: Santo António do Zaire</text:span></text:p>
              <text:p text:style-name="P1"><text:span text:style-name="T1">Independent: Soyo</text:span></text:p>
            </office:annotation>
            <text:p>Mpinda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65.749cm" draw:caption-point-x="-0.407cm" draw:caption-point-y="-1.445cm">
              <dc:date>2023-02-26T00:00:00</dc:date>
              <text:p text:style-name="P1"><text:span text:style-name="T1">Portuguese: São Salvador do Congo</text:span></text:p>
              <text:p text:style-name="P1"><text:span text:style-name="T1"/></text:p>
              <text:p text:style-name="P1"><text:span text:style-name="T1">French: Thysville</text:span></text:p>
              <text:p text:style-name="P1"><text:span text:style-name="T1">Dutch: Thysstad</text:span></text:p>
              <text:p text:style-name="P1"><text:span text:style-name="T1">Independent: Mbanza-Ngungu</text:span></text:p>
            </office:annotation>
            <text:p>M'banza-Kongo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5.749cm" draw:caption-point-x="-0.407cm" draw:caption-point-y="-1.445cm">
              <dc:date>2023-02-26T00:00:00</dc:date>
              <text:p text:style-name="P1"><text:span text:style-name="T1">Portuguese: Maquela do Zombo</text:span></text:p>
              <text:p text:style-name="P1"><text:span text:style-name="T1"/></text:p>
              <text:p text:style-name="P1"><text:span text:style-name="T1">French/Dutch: Poto-Poto</text:span></text:p>
              <text:p text:style-name="P1"><text:span text:style-name="T1">Independent: Kikwit</text:span></text:p>
            </office:annotation>
            <text:p>M'banza-Mbata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65.749cm" draw:caption-point-x="-0.407cm" draw:caption-point-y="-1.445cm">
              <dc:date>2023-02-26T00:00:00</dc:date>
              <text:p text:style-name="P1"><text:span text:style-name="T1">(into Kalamba)</text:span></text:p>
              <text:p text:style-name="P1"><text:span text:style-name="T1"/></text:p>
              <text:p text:style-name="P1"><text:span text:style-name="T1">French/Dutch: Tshikapa</text:span></text:p>
            </office:annotation>
            <text:p>M'banza-Mashita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Bakwanga</text:span></text:p>
              <text:p text:style-name="P1"><text:span text:style-name="T1">Independent: Mbuji-Mayi</text:span></text:p>
            </office:annotation>
            <text:p>Mpengie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Kongolo</text:span></text:p>
            </office:annotation>
            <text:p>Katend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lbertville</text:span></text:p>
              <text:p text:style-name="P1"><text:span text:style-name="T1">Dutch: Albertstad</text:span></text:p>
              <text:p text:style-name="P1"><text:span text:style-name="T1">Independent: Kalemie</text:span></text:p>
            </office:annotation>
            <text:p>Kasongo</text:p>
          </table:table-cell>
          <table:table-cell table:style-name="ce6"/>
          <table:table-cell table:style-name="ce1" office:value-type="string" calcext:value-type="string">
            <office:annotation draw:style-name="gr14" draw:text-style-name="P2" svg:width="4.508cm" svg:height="8.175cm" svg:x="90.567cm" svg:y="65.749cm" draw:caption-point-x="-0.407cm" draw:caption-point-y="-1.445cm">
              <dc:date>2023-02-26T00:00:00</dc:date>
              <text:p text:style-name="P1"><text:span text:style-name="T1">German: Udschidschi</text:span></text:p>
              <text:p text:style-name="P1"><text:span text:style-name="T1">(into Kigoma)</text:span></text:p>
              <text:p text:style-name="P1"><text:span text:style-name="T1"/></text:p>
              <text:p text:style-name="P1"><text:span text:style-name="T1">German/English: Kigoma</text:span></text:p>
              <text:p text:style-name="P1"><text:span text:style-name="T1"/></text:p>
              <text:p text:style-name="P1"><text:span text:style-name="T1">Ethiopian: Ruguru</text:span></text:p>
            </office:annotation>
            <text:p>Ujiji</text:p>
          </table:table-cell>
          <table:table-cell table:style-name="ce1" office:value-type="string" calcext:value-type="string">
            <text:p>Urambo</text:p>
          </table:table-cell>
          <table:table-cell table:style-name="ce1" office:value-type="string" calcext:value-type="string">
            <office:annotation draw:style-name="gr13" draw:text-style-name="P2" svg:width="4.508cm" svg:height="6.985cm" svg:x="92.821cm" svg:y="65.749cm" draw:caption-point-x="-0.407cm" draw:caption-point-y="-1.445cm">
              <dc:date>2023-02-26T00:00:00</dc:date>
              <text:p text:style-name="P1"><text:span text:style-name="T1">Arabic: Kazeh</text:span></text:p>
              <text:p text:style-name="P1"><text:span text:style-name="T1">German: Weidmannsheil</text:span></text:p>
              <text:p text:style-name="P1"><text:span text:style-name="T1"/></text:p>
              <text:p text:style-name="P1"><text:span text:style-name="T1">Congolese: Iselemagazi</text:span></text:p>
              <text:p text:style-name="P1"><text:span text:style-name="T1">(into Tabora)</text:span></text:p>
            </office:annotation>
            <text:p>Tabora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65.749cm" draw:caption-point-x="-0.407cm" draw:caption-point-y="-1.445cm">
              <dc:date>2023-02-26T00:00:00</dc:date>
              <text:p text:style-name="P1"><text:span text:style-name="T1">German: Aruscha</text:span></text:p>
              <text:p text:style-name="P1"><text:span text:style-name="T1"/></text:p>
              <text:p text:style-name="P1"><text:span text:style-name="T1">Ethiopian: Engaruka</text:span></text:p>
              <text:p text:style-name="P1"><text:span text:style-name="T1">(into Arusha)</text:span></text:p>
              <text:p text:style-name="P1"><text:span text:style-name="T1"/></text:p>
              <text:p text:style-name="P1"><text:span text:style-name="T1">Arab: Vugha</text:span></text:p>
            </office:annotation>
            <text:p>Arusha</text:p>
          </table:table-cell>
          <table:table-cell table:style-name="ce1" office:value-type="string" calcext:value-type="string">
            <text:p>Tang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97.329cm" svg:y="65.749cm" draw:caption-point-x="-0.406cm" draw:caption-point-y="-1.445cm">
              <dc:date>2023-02-26T00:00:00</dc:date>
              <text:p text:style-name="P1"><text:span text:style-name="T1">Greek/Latin: Menuthias?</text:span></text:p>
            </office:annotation>
            <text:p>Zanzibar</text:p>
          </table:table-cell>
          <table:table-cell table:style-name="ce1" table:number-columns-repeated="37"/>
          <table:table-cell table:style-name="ce1" office:value-type="string" calcext:value-type="string">
            <office:annotation draw:style-name="gr7" draw:text-style-name="P2" svg:width="4.509cm" svg:height="5.794cm" svg:x="140.16cm" svg:y="65.749cm" draw:caption-point-x="-0.406cm" draw:caption-point-y="-1.445cm">
              <dc:date>2023-02-26T00:00:00</dc:date>
              <text:p text:style-name="P1"><text:span text:style-name="T1">(into Jakarta/Batavia)</text:span></text:p>
              <text:p text:style-name="P1"><text:span text:style-name="T1"/></text:p>
              <text:p text:style-name="P1"><text:span text:style-name="T1">English: Bantam (Banten)</text:span></text:p>
              <text:p text:style-name="P1"><text:span text:style-name="T1">Dutch: Batavia</text:span></text:p>
            </office:annotation>
            <text:p>Sundapura</text:p>
          </table:table-cell>
          <table:table-cell table:style-name="ce1" office:value-type="string" calcext:value-type="string">
            <text:p>Pekalongan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65.749cm" draw:caption-point-x="-0.406cm" draw:caption-point-y="-1.445cm">
              <dc:date>2023-02-26T00:00:00</dc:date>
              <text:p text:style-name="P1"><text:span text:style-name="T1">Dutch: Samarang (Semarang)</text:span></text:p>
            </office:annotation>
            <text:p>Jepara</text:p>
          </table:table-cell>
          <table:table-cell table:style-name="ce1" office:value-type="string" calcext:value-type="string">
            <office:annotation draw:style-name="gr2" draw:text-style-name="P2" svg:width="4.509cm" svg:height="4.603cm" svg:x="143.541cm" svg:y="65.749cm" draw:caption-point-x="-0.406cm" draw:caption-point-y="-1.445cm">
              <dc:date>2023-02-26T00:00:00</dc:date>
              <text:p text:style-name="P1"><text:span text:style-name="T1">(into Majapahit/Wilwatika &gt; Surabaya/Soerabaja)</text:span></text:p>
              <text:p text:style-name="P1"><text:span text:style-name="T1"/></text:p>
              <text:p text:style-name="P1"><text:span text:style-name="T1">Dutch: Soerabaja</text:span></text:p>
            </office:annotation>
            <text:p>Kahuripan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8cm" svg:height="2.222cm" svg:x="148.05cm" svg:y="65.749cm" draw:caption-point-x="-0.407cm" draw:caption-point-y="-1.445cm">
              <dc:date>2023-02-26T00:00:00</dc:date>
              <text:p text:style-name="P1"><text:span text:style-name="T1">(into Bima)</text:span></text:p>
            </office:annotation>
            <text:p>Dompo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9cm" svg:height="3.413cm" svg:x="150.304cm" svg:y="65.749cm" draw:caption-point-x="-0.406cm" draw:caption-point-y="-1.445cm">
              <dc:date>2023-02-26T00:00:00</dc:date>
              <text:p text:style-name="P1"><text:span text:style-name="T1">Portuguese: Díli</text:span></text:p>
              <text:p text:style-name="P1"><text:span text:style-name="T1">Dutch: Koepang (Kupang)</text:span></text:p>
            </office:annotation>
            <text:p>?</text:p>
          </table:table-cell>
          <table:table-cell table:style-name="ce1" table:number-columns-repeated="17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office:annotation draw:style-name="gr2" draw:text-style-name="P2" svg:width="4.509cm" svg:height="4.603cm" svg:x="33.083cm" svg:y="66.94cm" draw:caption-point-x="-0.406cm" draw:caption-point-y="-1.446cm">
              <dc:date>2023-02-26T00:00:00</dc:date>
              <text:p text:style-name="P1"><text:span text:style-name="T1">Spanish: San Vicente de Cañete (into Pisco)</text:span></text:p>
              <text:p text:style-name="P1"><text:span text:style-name="T1"/></text:p>
              <text:p text:style-name="P1"><text:span text:style-name="T1">Spanish: Pisco</text:span></text:p>
            </office:annotation>
            <text:p>Inkawasi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66.94cm" draw:caption-point-x="-0.406cm" draw:caption-point-y="-1.446cm">
              <dc:date>2023-02-26T00:00:00</dc:date>
              <text:p text:style-name="P1"><text:span text:style-name="T1">Spanish: Vilcashuamán</text:span></text:p>
              <text:p text:style-name="P1"><text:span text:style-name="T1"/></text:p>
              <text:p text:style-name="P1"><text:span text:style-name="T1">Spanish: Huamanga (into Ayacucho)</text:span></text:p>
              <text:p text:style-name="P1"><text:span text:style-name="T1">Inca: Waman Qaqa</text:span></text:p>
            </office:annotation>
            <text:p>Willkawaman</text:p>
          </table:table-cell>
          <table:table-cell table:style-name="ce1" office:value-type="string" calcext:value-type="string">
            <office:annotation draw:style-name="gr14" draw:text-style-name="P2" svg:width="4.509cm" svg:height="8.175cm" svg:x="35.337cm" svg:y="66.94cm" draw:caption-point-x="-0.406cm" draw:caption-point-y="-1.446cm">
              <dc:date>2023-02-26T00:00:00</dc:date>
              <text:p text:style-name="P1"><text:span text:style-name="T1">Spanish: Vilcabamba</text:span></text:p>
              <text:p text:style-name="P1"><text:span text:style-name="T1"/></text:p>
              <text:p text:style-name="P1"><text:span text:style-name="T1">Spanish: Abancay</text:span></text:p>
              <text:p text:style-name="P1"><text:span text:style-name="T1">Inca: <text:s/>Amanqay</text:span></text:p>
              <text:p text:style-name="P1"><text:span text:style-name="T1"/></text:p>
              <text:p text:style-name="P1"><text:span text:style-name="T1"/></text:p>
            </office:annotation>
            <text:p>Willkapampa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66.94cm" draw:caption-point-x="-0.407cm" draw:caption-point-y="-1.446cm">
              <dc:date>2023-02-26T00:00:00</dc:date>
              <text:p text:style-name="P1"><text:span text:style-name="T1">Spanish: Cusco</text:span></text:p>
            </office:annotation>
            <text:p>Qusqu</text:p>
          </table:table-cell>
          <table:table-cell table:style-name="ce1" office:value-type="string" calcext:value-type="string">
            <office:annotation draw:style-name="gr7" draw:text-style-name="P2" svg:width="4.508cm" svg:height="5.794cm" svg:x="37.592cm" svg:y="66.94cm" draw:caption-point-x="-0.407cm" draw:caption-point-y="-1.446cm">
              <dc:date>2023-02-26T00:00:00</dc:date>
              <text:p text:style-name="P1"><text:span text:style-name="T1">(into Azángaro)</text:span></text:p>
              <text:p text:style-name="P1"><text:span text:style-name="T1"/></text:p>
              <text:p text:style-name="P1"><text:span text:style-name="T1">Spanish: Azángaro</text:span></text:p>
              <text:p text:style-name="P1"><text:span text:style-name="T1">Inca: Asankaru</text:span></text:p>
            </office:annotation>
            <text:p>Raqch'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 Ignacio de Moxos</text:p>
          </table:table-cell>
          <table:table-cell table:style-name="ce1" office:value-type="string" calcext:value-type="string">
            <text:p>Trinidad</text:p>
          </table:table-cell>
          <table:table-cell table:style-name="ce1" office:value-type="string" calcext:value-type="string">
            <text:p>Concepción de Santa Cruz</text:p>
          </table:table-cell>
          <table:table-cell table:style-name="ce1" office:value-type="string" calcext:value-type="string">
            <text:p>San Ignacio de Velasco</text:p>
          </table:table-cell>
          <table:table-cell table:style-name="ce1" office:value-type="string" calcext:value-type="string">
            <text:p>San Matías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66.94cm" draw:caption-point-x="-0.407cm" draw:caption-point-y="-1.446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" office:value-type="string" calcext:value-type="string">
            <office:annotation draw:style-name="gr10" draw:text-style-name="P2" svg:width="4.508cm" svg:height="3.412cm" svg:x="46.609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Brazilian: Rondonópolis</text:span></text:p>
            </office:annotation>
            <text:p>Cuiabá</text:p>
          </table:table-cell>
          <table:table-cell table:style-name="ce1" office:value-type="string" calcext:value-type="string">
            <text:p>Jataí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Caldas Novas</text:p>
          </table:table-cell>
          <table:table-cell table:style-name="ce1" office:value-type="string" calcext:value-type="string">
            <text:p>Paracatu</text:p>
          </table:table-cell>
          <table:table-cell table:style-name="ce1" office:value-type="string" calcext:value-type="string">
            <text:p>Diamanti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orto Seguro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" draw:text-style-name="P2" svg:width="4.508cm" svg:height="4.603cm" svg:x="81.55cm" svg:y="66.94cm" draw:caption-point-x="-0.407cm" draw:caption-point-y="-1.446cm">
              <dc:date>2023-02-26T00:00:00</dc:date>
              <text:p text:style-name="P1"><text:span text:style-name="T1">(into Ambriz)</text:span></text:p>
              <text:p text:style-name="P1"><text:span text:style-name="T1"/></text:p>
              <text:p text:style-name="P1"><text:span text:style-name="T1">Portuguese: Ambriz</text:span></text:p>
            </office:annotation>
            <text:p>Mbanza-Bumbe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66.94cm" draw:caption-point-x="-0.407cm" draw:caption-point-y="-1.446cm">
              <dc:date>2023-02-26T00:00:00</dc:date>
              <text:p text:style-name="P1"><text:span text:style-name="T1">Portuguese: Ambuíla</text:span></text:p>
              <text:p text:style-name="P1"><text:span text:style-name="T1"/></text:p>
              <text:p text:style-name="P1"><text:span text:style-name="T1">Portuguese: Vila Marechal Carmona Independent: Uíge</text:span></text:p>
            </office:annotation>
            <text:p>Mbwil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6.94cm" draw:caption-point-x="-0.407cm" draw:caption-point-y="-1.446cm">
              <dc:date>2023-02-26T00:00:00</dc:date>
              <text:p text:style-name="P1"><text:span text:style-name="T1">(into Kasongo)</text:span></text:p>
              <text:p text:style-name="P1"><text:span text:style-name="T1"/></text:p>
              <text:p text:style-name="P1"><text:span text:style-name="T1">Portuguese: Cassongo</text:span></text:p>
              <text:p text:style-name="P1"><text:span text:style-name="T1">French: Kasongo-Lunda</text:span></text:p>
            </office:annotation>
            <text:p>Yak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Portuguese: Dundo</text:span></text:p>
              <text:p text:style-name="P1"><text:span text:style-name="T1"/></text:p>
              <text:p text:style-name="P1"><text:span text:style-name="T1">French/Dutch: Sandoa</text:span></text:p>
            </office:annotation>
            <text:p>Mwaka Kumbana</text:p>
          </table:table-cell>
          <table:table-cell table:style-name="ce1" office:value-type="string" calcext:value-type="string">
            <office:annotation draw:style-name="gr10" draw:text-style-name="P2" svg:width="4.509cm" svg:height="3.412cm" svg:x="86.058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Mwene-Ditu</text:span></text:p>
            </office:annotation>
            <text:p>Mai Munene</text:p>
          </table:table-cell>
          <table:table-cell table:style-name="ce1" office:value-type="string" calcext:value-type="string">
            <office:annotation draw:style-name="gr10" draw:text-style-name="P2" svg:width="4.509cm" svg:height="3.412cm" svg:x="87.185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Kamina</text:span></text:p>
            </office:annotation>
            <text:p>Mwibel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udouinville</text:span></text:p>
              <text:p text:style-name="P1"><text:span text:style-name="T1">Dutch: Boudewijnstad</text:span></text:p>
              <text:p text:style-name="P1"><text:span text:style-name="T1">Independent: Kirungu</text:span></text:p>
            </office:annotation>
            <text:p>Kiambi</text:p>
          </table:table-cell>
          <table:table-cell table:style-name="ce6"/>
          <table:table-cell table:style-name="ce1" office:value-type="string" calcext:value-type="string">
            <office:annotation draw:style-name="gr16" draw:text-style-name="P2" svg:width="4.508cm" svg:height="11.747cm" svg:x="90.567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Bismarckburg</text:span></text:p>
              <text:p text:style-name="P1"><text:span text:style-name="T1">Independent: Kasanga</text:span></text:p>
              <text:p text:style-name="P1"><text:span text:style-name="T1"/></text:p>
              <text:p text:style-name="P1"><text:span text:style-name="T1">English: Abercorn</text:span></text:p>
              <text:p text:style-name="P1"><text:span text:style-name="T1">Independent: Mbala</text:span></text:p>
              <text:p text:style-name="P1"><text:span text:style-name="T1"/></text:p>
              <text:p text:style-name="P1"><text:span text:style-name="T1">French/Dutch: Fort Leopold</text:span></text:p>
              <text:p text:style-name="P1"><text:span text:style-name="T1">German/English: Karema</text:span></text:p>
            </office:annotation>
            <text:p>Sumbawanga</text:p>
          </table:table-cell>
          <table:table-cell table:style-name="ce6"/>
          <table:table-cell table:style-name="ce1" office:value-type="string" calcext:value-type="string">
            <office:annotation draw:style-name="gr10" draw:text-style-name="P2" svg:width="4.508cm" svg:height="3.412cm" svg:x="92.82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Kilimatinde</text:span></text:p>
            </office:annotation>
            <text:p>Manyoni</text:p>
          </table:table-cell>
          <table:table-cell table:style-name="ce1" office:value-type="string" calcext:value-type="string">
            <office:annotation draw:style-name="gr2" draw:text-style-name="P2" svg:width="4.508cm" svg:height="4.603cm" svg:x="93.948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/English: Dodoma</text:span></text:p>
              <text:p text:style-name="P1"><text:span text:style-name="T1">Native: Idodomya</text:span></text:p>
            </office:annotation>
            <text:p>Mpwapwa</text:p>
          </table:table-cell>
          <table:table-cell table:style-name="ce1" office:value-type="string" calcext:value-type="string">
            <office:annotation draw:style-name="gr14" draw:text-style-name="P2" svg:width="4.509cm" svg:height="8.175cm" svg:x="95.075cm" svg:y="66.94cm" draw:caption-point-x="-0.406cm" draw:caption-point-y="-1.446cm">
              <dc:date>2023-02-26T00:00:00</dc:date>
              <text:p text:style-name="P1"><text:span text:style-name="T1">(into Bagamoyo)</text:span></text:p>
              <text:p text:style-name="P1"><text:span text:style-name="T1"/></text:p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Kaole</text:p>
          </table:table-cell>
          <table:table-cell table:style-name="ce1" table:number-columns-repeated="38"/>
          <table:table-cell table:style-name="ce1" office:value-type="string" calcext:value-type="string">
            <office:annotation draw:style-name="gr1" draw:text-style-name="P2" svg:width="4.508cm" svg:height="2.222cm" svg:x="139.033cm" svg:y="66.94cm" draw:caption-point-x="-0.407cm" draw:caption-point-y="-1.446cm">
              <dc:date>2023-02-26T00:00:00</dc:date>
              <text:p text:style-name="P1"><text:span text:style-name="T1">(into Serang)</text:span></text:p>
            </office:annotation>
            <text:p>Bante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66.94cm" draw:caption-point-x="-0.406cm" draw:caption-point-y="-1.446cm">
              <dc:date>2023-02-26T00:00:00</dc:date>
              <text:p text:style-name="P1"><text:span text:style-name="T1">(into Bogor)</text:span></text:p>
            </office:annotation>
            <text:p>Pakuan Pajajar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Yogyakarta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66.94cm" draw:caption-point-x="-0.406cm" draw:caption-point-y="-1.446cm">
              <dc:date>2023-02-26T00:00:00</dc:date>
              <text:p text:style-name="P1"><text:span text:style-name="T1">(into Kediri)</text:span></text:p>
            </office:annotation>
            <text:p>Dahanapura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66.94cm" draw:caption-point-x="-0.407cm" draw:caption-point-y="-1.446cm">
              <dc:date>2023-02-26T00:00:00</dc:date>
              <text:p text:style-name="P1"><text:span text:style-name="T1">(into Probolinggo)</text:span></text:p>
            </office:annotation>
            <text:p>Banger</text:p>
          </table:table-cell>
          <table:table-cell table:style-name="ce1" office:value-type="string" calcext:value-type="string">
            <office:annotation draw:style-name="gr2" draw:text-style-name="P2" svg:width="4.508cm" svg:height="4.603cm" svg:x="145.796cm" svg:y="66.94cm" draw:caption-point-x="-0.407cm" draw:caption-point-y="-1.446cm">
              <dc:date>2023-02-26T00:00:00</dc:date>
              <text:p text:style-name="P1"><text:span text:style-name="T1">(into Samprangan &gt; Gelgel &gt; Singaraja &gt; Denpasar)</text:span></text:p>
              <text:p text:style-name="P1"><text:span text:style-name="T1"/></text:p>
              <text:p text:style-name="P1"><text:span text:style-name="T1">Dutch: Singaradja (Singaraja, into Denpasar)</text:span></text:p>
            </office:annotation>
            <text:p>Bedulu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9cm" svg:height="4.603cm" svg:x="158.194cm" svg:y="66.94cm" draw:caption-point-x="-0.406cm" draw:caption-point-y="-1.446cm">
              <dc:date>2023-02-26T00:00:00</dc:date>
              <text:p text:style-name="P1"><text:span text:style-name="T1">(Waiben)</text:span></text:p>
              <text:p text:style-name="P1"><text:span text:style-name="T1"/></text:p>
              <text:p text:style-name="P1"><text:span text:style-name="T1">Dutch: Uliege Baya</text:span></text:p>
            </office:annotation>
            <text:p>Thursday Island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office:annotation draw:style-name="gr4" draw:text-style-name="P2" svg:width="4.509cm" svg:height="3.413cm" svg:x="6.032cm" svg:y="68.13cm" draw:caption-point-x="-0.406cm" draw:caption-point-y="-1.445cm">
              <dc:date>2023-02-26T00:00:00</dc:date>
              <text:p text:style-name="P1"><text:span text:style-name="T1">English: Apia</text:span></text:p>
              <text:p text:style-name="P1"><text:span text:style-name="T1">American: Pago Pago</text:span></text:p>
            </office:annotation>
            <text:p>Ta'u</text:p>
          </table:table-cell>
          <table:table-cell table:style-name="ce1" table:number-columns-repeated="24"/>
          <table:table-cell table:style-name="ce1" office:value-type="string" calcext:value-type="string">
            <office:annotation draw:style-name="gr7" draw:text-style-name="P2" svg:width="4.509cm" svg:height="5.794cm" svg:x="34.21cm" svg:y="68.13cm" draw:caption-point-x="-0.406cm" draw:caption-point-y="-1.445cm">
              <dc:date>2023-02-26T00:00:00</dc:date>
              <text:p text:style-name="P1"><text:span text:style-name="T1">Spanish: Tambo Colorado (into Ica)</text:span></text:p>
              <text:p text:style-name="P1"><text:span text:style-name="T1"/></text:p>
              <text:p text:style-name="P1"><text:span text:style-name="T1">Spanish: Ica</text:span></text:p>
              <text:p text:style-name="P1"><text:span text:style-name="T1">Inca: Ika</text:span></text:p>
            </office:annotation>
            <text:p>Pukatamp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37.592cm" svg:y="68.13cm" draw:caption-point-x="-0.407cm" draw:caption-point-y="-1.445cm">
              <dc:date>2023-02-26T00:00:00</dc:date>
              <text:p text:style-name="P1"><text:span text:style-name="T1">(into Puno)</text:span></text:p>
              <text:p text:style-name="P1"><text:span text:style-name="T1"/></text:p>
              <text:p text:style-name="P1"><text:span text:style-name="T1">Spanish: Puno</text:span></text:p>
            </office:annotation>
            <text:p>Hatunqull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Santa Rosa del Sara</text:p>
          </table:table-cell>
          <table:table-cell table:style-name="ce1" office:value-type="string" calcext:value-type="string">
            <text:p>San Miguel de Velasco</text:p>
          </table:table-cell>
          <table:table-cell table:style-name="ce1" office:value-type="string" calcext:value-type="string">
            <text:p>Puerto Quijarro</text:p>
          </table:table-cell>
          <table:table-cell table:style-name="ce1" office:value-type="string" calcext:value-type="string">
            <text:p>Corumbá</text:p>
          </table:table-cell>
          <table:table-cell table:style-name="ce1" office:value-type="string" calcext:value-type="string">
            <text:p>Coxim</text:p>
          </table:table-cell>
          <table:table-cell table:style-name="ce1" office:value-type="string" calcext:value-type="string">
            <text:p>Chapadão do Sul</text:p>
          </table:table-cell>
          <table:table-cell table:style-name="ce1" office:value-type="string" calcext:value-type="string">
            <text:p>Rio Verde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68.13cm" draw:caption-point-x="-0.406cm" draw:caption-point-y="-1.445cm">
              <dc:date>2023-02-26T00:00:00</dc:date>
              <text:p text:style-name="P1"><text:span text:style-name="T1">(into Uberlândia)</text:span></text:p>
            </office:annotation>
            <text:p>Uberaba</text:p>
          </table:table-cell>
          <table:table-cell table:style-name="ce1" office:value-type="string" calcext:value-type="string">
            <text:p>Araxá</text:p>
          </table:table-cell>
          <table:table-cell table:style-name="ce1" office:value-type="string" calcext:value-type="string">
            <office:annotation draw:style-name="gr7" draw:text-style-name="P2" svg:width="4.509cm" svg:height="5.794cm" svg:x="52.244cm" svg:y="68.13cm" draw:caption-point-x="-0.406cm" draw:caption-point-y="-1.445cm">
              <dc:date>2023-02-26T00:00:00</dc:date>
              <text:p text:style-name="P1"><text:span text:style-name="T1">(Ouro Preto, into Belo Horizonte)</text:span></text:p>
              <text:p text:style-name="P1"><text:span text:style-name="T1"/></text:p>
              <text:p text:style-name="P1"><text:span text:style-name="T1">Brazilian: Belo Horizonte</text:span></text:p>
              <text:p text:style-name="P1"><text:span text:style-name="T1">Latin: Belli Horizontis</text:span></text:p>
            </office:annotation>
            <text:p>Vila Ric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54.499cm" svg:y="68.1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Italian: Santa Teresa</text:span></text:p>
            </office:annotation>
            <text:p>Vitória</text:p>
          </table:table-cell>
          <table:table-cell table:style-name="ce1" table:number-columns-repeated="4"/>
          <table:table-cell table:style-name="ce12"/>
          <table:table-cell table:style-name="ce1" table:number-columns-repeated="18"/>
          <table:table-cell table:style-name="ce1" office:value-type="string" calcext:value-type="string">
            <office:annotation draw:style-name="gr5" draw:text-style-name="P2" svg:width="4.508cm" svg:height="4.604cm" svg:x="81.55cm" svg:y="68.13cm" draw:caption-point-x="-0.407cm" draw:caption-point-y="-1.445cm">
              <dc:date>2023-02-26T00:00:00</dc:date>
              <text:p text:style-name="P1"><text:span text:style-name="T1">Portuguese: São Paulo de Loanda (into Luanda)</text:span></text:p>
              <text:p text:style-name="P1"><text:span text:style-name="T1">Dutch: Fort Aardenburgh</text:span></text:p>
              <text:p text:style-name="P1"><text:span text:style-name="T1">Independent: Luanda</text:span></text:p>
            </office:annotation>
            <text:p>Lwand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68.13cm" draw:caption-point-x="-0.407cm" draw:caption-point-y="-1.445cm">
              <dc:date>2023-02-26T00:00:00</dc:date>
              <text:p text:style-name="P1"><text:span text:style-name="T1">Portuguese: Caculo Cabaça (into Vila Salazar)</text:span></text:p>
              <text:p text:style-name="P1"><text:span text:style-name="T1">Independent: N'dalatando</text:span></text:p>
              <text:p text:style-name="P1"><text:span text:style-name="T1"/></text:p>
              <text:p text:style-name="P1"><text:span text:style-name="T1">Portuguese: Malanje</text:span></text:p>
            </office:annotation>
            <text:p>Kabas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8.13cm" draw:caption-point-x="-0.407cm" draw:caption-point-y="-1.445cm">
              <dc:date>2023-02-26T00:00:00</dc:date>
              <text:p text:style-name="P1"><text:span text:style-name="T1">Portuguese: Santa Maria de Matamba</text:span></text:p>
              <text:p text:style-name="P1"><text:span text:style-name="T1"/></text:p>
              <text:p text:style-name="P1"><text:span text:style-name="T1">Portuguese: Duque de Bragança</text:span></text:p>
              <text:p text:style-name="P1"><text:span text:style-name="T1">Independent: Calandula</text:span></text:p>
            </office:annotation>
            <text:p>Matamb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8.13cm" draw:caption-point-x="-0.407cm" draw:caption-point-y="-1.445cm">
              <dc:date>2023-02-26T00:00:00</dc:date>
              <text:p text:style-name="P1"><text:span text:style-name="T1">Portuguese: Xá-Muteba</text:span></text:p>
              <text:p text:style-name="P1"><text:span text:style-name="T1"/></text:p>
              <text:p text:style-name="P1"><text:span text:style-name="T1">Portuguese: Vila Henrique de Carvalho </text:span></text:p>
              <text:p text:style-name="P1"><text:span text:style-name="T1">Independent: Saurimo</text:span></text:p>
            </office:annotation>
            <text:p>Shah-Muteba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68.13cm" draw:caption-point-x="-0.406cm" draw:caption-point-y="-1.445cm">
              <dc:date>2023-02-26T00:00:00</dc:date>
              <text:p text:style-name="P1"><text:span text:style-name="T1">Portuguese: Mussumba</text:span></text:p>
              <text:p text:style-name="P1"><text:span text:style-name="T1"/></text:p>
              <text:p text:style-name="P1"><text:span text:style-name="T1">French/Dutch: Kolwezi</text:span></text:p>
              <text:p text:style-name="P1"><text:span text:style-name="T1"/></text:p>
            </office:annotation>
            <text:p>Musumb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89.439cm" svg:y="68.13cm" draw:caption-point-x="-0.406cm" draw:caption-point-y="-1.445cm">
              <dc:date>2023-02-26T00:00:00</dc:date>
              <text:p text:style-name="P1"><text:span text:style-name="T1">(into Mporokoso)</text:span></text:p>
            </office:annotation>
            <text:p>Kanyemb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3" draw:text-style-name="P2" svg:width="4.508cm" svg:height="8.176cm" svg:x="91.694cm" svg:y="68.13cm" draw:caption-point-x="-0.407cm" draw:caption-point-y="-1.445cm">
              <dc:date>2023-02-26T00:00:00</dc:date>
              <text:p text:style-name="P1"><text:span text:style-name="T1">(into Karonga)</text:span></text:p>
              <text:p text:style-name="P1"><text:span text:style-name="T1"/></text:p>
              <text:p text:style-name="P1"><text:span text:style-name="T1">Ethiopian/Nubian: Ivuna (into Mbeya)</text:span></text:p>
              <text:p text:style-name="P1"><text:span text:style-name="T1"/></text:p>
              <text:p text:style-name="P1"><text:span text:style-name="T1">German: Neu Langenburg</text:span></text:p>
              <text:p text:style-name="P1"><text:span text:style-name="T1">Independent: Tukuyu</text:span></text:p>
            </office:annotation>
            <text:p>Mband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68.13cm" draw:caption-point-x="-0.407cm" draw:caption-point-y="-1.445cm">
              <dc:date>2023-02-26T00:00:00</dc:date>
              <text:p text:style-name="P1"><text:span text:style-name="T1">German: Neu Iringa (into Iringa)</text:span></text:p>
            </office:annotation>
            <text:p>Kalenga</text:p>
          </table:table-cell>
          <table:table-cell table:style-name="ce1" office:value-type="string" calcext:value-type="string">
            <office:annotation draw:style-name="gr7" draw:text-style-name="P2" svg:width="4.509cm" svg:height="5.794cm" svg:x="95.075cm" svg:y="68.13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zizim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68.13cm" draw:caption-point-x="-0.406cm" draw:caption-point-y="-1.445cm">
              <dc:date>2023-02-26T00:00:00</dc:date>
              <text:p text:style-name="P1"><text:span text:style-name="T1">Portuguese: Quíloa</text:span></text:p>
            </office:annotation>
            <text:p>Kilwa</text:p>
          </table:table-cell>
          <table:table-cell table:style-name="ce1"/>
          <table:table-cell/>
          <table:table-cell table:style-name="ce1" table:number-columns-repeated="48"/>
          <table:table-cell table:style-name="ce1" office:value-type="string" calcext:value-type="string">
            <office:annotation draw:style-name="gr1" draw:text-style-name="P2" svg:width="4.508cm" svg:height="2.222cm" svg:x="153.686cm" svg:y="68.13cm" draw:caption-point-x="-0.407cm" draw:caption-point-y="-1.445cm">
              <dc:date>2023-02-26T00:00:00</dc:date>
              <text:p text:style-name="P1"><text:span text:style-name="T1">Dutch: Crocodils Eijlandt</text:span></text:p>
            </office:annotation>
            <text:p>?</text:p>
          </table:table-cell>
          <table:table-cell table:style-name="ce1" office:value-type="string" calcext:value-type="string">
            <office:annotation draw:style-name="gr5" draw:text-style-name="P2" svg:width="4.508cm" svg:height="4.604cm" svg:x="154.813cm" svg:y="68.13cm" draw:caption-point-x="-0.407cm" draw:caption-point-y="-1.445cm">
              <dc:date>2023-02-26T00:00:00</dc:date>
              <text:p text:style-name="P1"><text:span text:style-name="T1">(Nhulunbuy)</text:span></text:p>
              <text:p text:style-name="P1"><text:span text:style-name="T1"/></text:p>
              <text:p text:style-name="P1"><text:span text:style-name="T1">Indonesian: Marege'</text:span></text:p>
            </office:annotation>
            <text:p>Port Essington</text:p>
          </table:table-cell>
          <table:table-cell table:style-name="ce1" table:number-columns-repeated="2"/>
          <table:table-cell table:style-name="ce1" office:value-type="string" calcext:value-type="string">
            <text:p>Aurukun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8.551cm" svg:height="2.222cm" svg:x="168.338cm" svg:y="68.13cm" draw:caption-point-x="-0.406cm" draw:caption-point-y="-1.445cm">
              <dc:date>2023-02-26T00:00:00</dc:date>
              <text:p text:style-name="P1"><text:span text:style-name="T1">French: Port-Vila</text:span></text:p>
            </office:annotation>
            <text:p>Makata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69.321cm" draw:caption-point-x="-0.407cm" draw:caption-point-y="-1.445cm">
              <dc:date>2023-02-26T00:00:00</dc:date>
              <text:p text:style-name="P1"><text:span text:style-name="T1">English: Suva</text:span></text:p>
            </office:annotation>
            <text:p>Lautoka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2.795cm" svg:y="69.321cm" draw:caption-point-x="-0.407cm" draw:caption-point-y="-1.445cm">
              <dc:date>2023-02-26T00:00:00</dc:date>
              <text:p text:style-name="P1"><text:span text:style-name="T1">French: Bora-Bora</text:span></text:p>
            </office:annotation>
            <text:p>Taputapuatea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2" draw:text-style-name="P2" svg:width="4.509cm" svg:height="4.603cm" svg:x="35.337cm" svg:y="69.321cm" draw:caption-point-x="-0.406cm" draw:caption-point-y="-1.445cm">
              <dc:date>2023-02-26T00:00:00</dc:date>
              <text:p text:style-name="P1"><text:span text:style-name="T1">Spanish: San Antonio de Chuca</text:span></text:p>
              <text:p text:style-name="P1"><text:span text:style-name="T1"/></text:p>
              <text:p text:style-name="P1"><text:span text:style-name="T1">Spanish: Camaná</text:span></text:p>
            </office:annotation>
            <text:p>Mawk'allaqta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69.321cm" draw:caption-point-x="-0.407cm" draw:caption-point-y="-1.445cm">
              <dc:date>2023-02-26T00:00:00</dc:date>
              <text:p text:style-name="P1"><text:span text:style-name="T1">Spanish: Arequipa</text:span></text:p>
            </office:annotation>
            <text:p>Ariqipay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4" draw:text-style-name="P2" svg:width="4.508cm" svg:height="8.175cm" svg:x="39.846cm" svg:y="69.321cm" draw:caption-point-x="-0.407cm" draw:caption-point-y="-1.445cm">
              <dc:date>2023-02-26T00:00:00</dc:date>
              <text:p text:style-name="P1"><text:span text:style-name="T1">Spanish: La Paz</text:span></text:p>
              <text:p text:style-name="P1"><text:span text:style-name="T1"/></text:p>
              <text:p text:style-name="P1"><text:span text:style-name="T1">Independent/Native: Tiyawanaku</text:span></text:p>
              <text:p text:style-name="P1"><text:span text:style-name="T1">Spanish: Tiahuanaco (into La Paz)</text:span></text:p>
              <text:p text:style-name="P1"><text:span text:style-name="T1">English: Tiwanaku</text:span></text:p>
              <text:p text:style-name="P1"><text:span text:style-name="T1"/></text:p>
            </office:annotation>
            <text:p>Chuqyapo Mark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San José de Chiquitos</text:p>
          </table:table-cell>
          <table:table-cell table:style-name="ce1" office:value-type="string" calcext:value-type="string">
            <text:p>Puerto Suárez</text:p>
          </table:table-cell>
          <table:table-cell table:style-name="ce1" office:value-type="string" calcext:value-type="string">
            <text:p>Miranda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Três Lagoas</text:p>
          </table:table-cell>
          <table:table-cell table:style-name="ce1" office:value-type="string" calcext:value-type="string">
            <text:p>Paranaíba</text:p>
          </table:table-cell>
          <table:table-cell table:style-name="ce1" office:value-type="string" calcext:value-type="string">
            <text:p>São José do Rio Preto</text:p>
          </table:table-cell>
          <table:table-cell table:style-name="ce1" office:value-type="string" calcext:value-type="string">
            <text:p>Ribeirão Pret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53.37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Neufreiburg </text:span></text:p>
              <text:p text:style-name="P1"><text:span text:style-name="T1">Portuguese: Nova Friburgo</text:span></text:p>
            </office:annotation>
            <text:p>Juiz de Fora</text:p>
          </table:table-cell>
          <table:table-cell table:style-name="ce1" office:value-type="string" calcext:value-type="string">
            <office:annotation draw:style-name="gr1" draw:text-style-name="P2" svg:width="4.508cm" svg:height="2.222cm" svg:x="54.499cm" svg:y="69.321cm" draw:caption-point-x="-0.407cm" draw:caption-point-y="-1.445cm">
              <dc:date>2023-02-26T00:00:00</dc:date>
              <text:p text:style-name="P1"><text:span text:style-name="T1">(into Campos dos Goytacazes)</text:span></text:p>
            </office:annotation>
            <text:p>Campo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7" draw:text-style-name="P2" svg:width="4.509cm" svg:height="5.794cm" svg:x="69.15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Santa Helena</text:span></text:p>
              <text:p text:style-name="P1"><text:span text:style-name="T1">Dutch: Sint-Helena</text:span></text:p>
              <text:p text:style-name="P1"><text:span text:style-name="T1">English: Saint Helena (into Jamestown)</text:span></text:p>
            </office:annotation>
            <text:p>Jamestown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81.55cm" svg:y="69.321cm" draw:caption-point-x="-0.407cm" draw:caption-point-y="-1.445cm">
              <dc:date>2023-02-26T00:00:00</dc:date>
              <text:p text:style-name="P1"><text:span text:style-name="T1">Portuguese: Benguela Velha (into Porto Amboim)</text:span></text:p>
            </office:annotation>
            <text:p>Kissonde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69.321cm" draw:caption-point-x="-0.407cm" draw:caption-point-y="-1.445cm">
              <dc:date>2023-02-26T00:00:00</dc:date>
              <text:p text:style-name="P1"><text:span text:style-name="T1">Portuguese: Vila Teixeira da Silva Independent: Bailundo</text:span></text:p>
              <text:p text:style-name="P1"><text:span text:style-name="T1"/></text:p>
              <text:p text:style-name="P1"><text:span text:style-name="T1">Portuguse: Ambaca</text:span></text:p>
            </office:annotation>
            <text:p>Halà-Vala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69.321cm" draw:caption-point-x="-0.407cm" draw:caption-point-y="-1.445cm">
              <dc:date>2023-02-26T00:00:00</dc:date>
              <text:p text:style-name="P1"><text:span text:style-name="T1">Portuguese: Cassange</text:span></text:p>
            </office:annotation>
            <text:p>Kasanje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9.321cm" draw:caption-point-x="-0.407cm" draw:caption-point-y="-1.445cm">
              <dc:date>2023-02-26T00:00:00</dc:date>
              <text:p text:style-name="P1"><text:span text:style-name="T1">(into Mona Kimbundu)</text:span></text:p>
              <text:p text:style-name="P1"><text:span text:style-name="T1"/></text:p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Shinje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Cazombo</text:span></text:p>
            </office:annotation>
            <text:p>Inshindi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Jadotville</text:span></text:p>
              <text:p text:style-name="P1"><text:span text:style-name="T1">Dutch: Jadotstad</text:span></text:p>
              <text:p text:style-name="P1"><text:span text:style-name="T1">Independent: Likasi</text:span></text:p>
            </office:annotation>
            <text:p>Bunkeya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69.321cm" draw:caption-point-x="-0.406cm" draw:caption-point-y="-1.445cm">
              <dc:date>2023-02-26T00:00:00</dc:date>
              <text:p text:style-name="P1"><text:span text:style-name="T1">English: Kazembe</text:span></text:p>
              <text:p text:style-name="P1"><text:span text:style-name="T1">Portuguese: Cazembe</text:span></text:p>
              <text:p text:style-name="P1"><text:span text:style-name="T1"/></text:p>
              <text:p text:style-name="P1"><text:span text:style-name="T1">French: Élisabethville</text:span></text:p>
              <text:p text:style-name="P1"><text:span text:style-name="T1">Dutch: Elisabethstad </text:span></text:p>
              <text:p text:style-name="P1"><text:span text:style-name="T1">Independent: Lubumbashi</text:span></text:p>
            </office:annotation>
            <text:p>Mwansabombwe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0.567cm" svg:y="69.321cm" draw:caption-point-x="-0.407cm" draw:caption-point-y="-1.445cm">
              <dc:date>2023-02-26T00:00:00</dc:date>
              <text:p text:style-name="P1"><text:span text:style-name="T1">(into Kasama)</text:span></text:p>
            </office:annotation>
            <text:p>Ng’wen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3" draw:text-style-name="P2" svg:width="4.508cm" svg:height="6.985cm" svg:x="93.948cm" svg:y="69.321cm" draw:caption-point-x="-0.407cm" draw:caption-point-y="-1.445cm">
              <dc:date>2023-02-26T00:00:00</dc:date>
              <text:p text:style-name="P1"><text:span text:style-name="T1">German: Ssongea</text:span></text:p>
              <text:p text:style-name="P1"><text:span text:style-name="T1"/></text:p>
              <text:p text:style-name="P1"><text:span text:style-name="T1">English: Sphinx Harbour</text:span></text:p>
              <text:p text:style-name="P1"><text:span text:style-name="T1">German: Sphinxhafen</text:span></text:p>
              <text:p text:style-name="P1"><text:span text:style-name="T1">Independent/Native: Liuli</text:span></text:p>
            </office:annotation>
            <text:p>Songea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69.321cm" draw:caption-point-x="-0.406cm" draw:caption-point-y="-1.445cm">
              <dc:date>2023-02-26T00:00:00</dc:date>
              <text:p text:style-name="P1"><text:span text:style-name="T1">German: Massassi</text:span></text:p>
            </office:annotation>
            <text:p>Masasi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69.321cm" draw:caption-point-x="-0.406cm" draw:caption-point-y="-1.445cm">
              <dc:date>2023-02-26T00:00:00</dc:date>
              <text:p text:style-name="P1"><text:span text:style-name="T1">Native: Mwinyi</text:span></text:p>
              <text:p text:style-name="P1"><text:span text:style-name="T1"/></text:p>
            </office:annotation>
            <text:p>Lindi</text:p>
          </table:table-cell>
          <table:table-cell table:style-name="ce1" table:number-columns-repeated="47"/>
          <table:table-cell table:style-name="ce1" office:value-type="string" calcext:value-type="string">
            <text:p>Kalumburu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52.558cm" svg:y="69.321cm" draw:caption-point-x="-0.406cm" draw:caption-point-y="-1.445cm">
              <dc:date>2023-02-26T00:00:00</dc:date>
              <text:p text:style-name="P1"><text:span text:style-name="T1">(Darwin)</text:span></text:p>
              <text:p text:style-name="P1"><text:span text:style-name="T1"/></text:p>
              <text:p text:style-name="P1"><text:span text:style-name="T1">Dutch: Aernhems Landt</text:span></text:p>
            </office:annotation>
            <text:p>Palmerston</text:p>
          </table:table-cell>
          <table:table-cell table:style-name="ce1" office:value-type="string" calcext:value-type="string">
            <text:p>Katherine</text:p>
          </table:table-cell>
          <table:table-cell table:style-name="ce1" office:value-type="string" calcext:value-type="string">
            <office:annotation draw:style-name="gr1" draw:text-style-name="P2" svg:width="4.508cm" svg:height="2.222cm" svg:x="154.813cm" svg:y="69.321cm" draw:caption-point-x="-0.407cm" draw:caption-point-y="-1.445cm">
              <dc:date>2023-02-26T00:00:00</dc:date>
              <text:p text:style-name="P1"><text:span text:style-name="T1">Dutch: Kaap Maria</text:span></text:p>
            </office:annotation>
            <text:p>Numbulwar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58.194cm" svg:y="69.321cm" draw:caption-point-x="-0.406cm" draw:caption-point-y="-1.445cm">
              <dc:date>2023-02-26T00:00:00</dc:date>
              <text:p text:style-name="P1"><text:span text:style-name="T1">Dutch: Kaap Keerweer</text:span></text:p>
            </office:annotation>
            <text:p>Kowanyama</text:p>
          </table:table-cell>
          <table:table-cell table:style-name="ce1" office:value-type="string" calcext:value-type="string">
            <office:annotation draw:style-name="gr1" draw:text-style-name="P2" svg:width="4.509cm" svg:height="2.222cm" svg:x="159.321cm" svg:y="69.321cm" draw:caption-point-x="-0.406cm" draw:caption-point-y="-1.445cm">
              <dc:date>2023-02-26T00:00:00</dc:date>
              <text:p text:style-name="P1"><text:span text:style-name="T1">Dutch: 't Landt Van Carpentarie</text:span></text:p>
            </office:annotation>
            <text:p>Cooktown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Alofi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9cm" svg:height="2.223cm" svg:x="15.049cm" svg:y="70.511cm" draw:caption-point-x="-0.406cm" draw:caption-point-y="-1.445cm">
              <dc:date>2023-02-26T00:00:00</dc:date>
              <text:p text:style-name="P1"><text:span text:style-name="T1">French: Pape'ete</text:span></text:p>
            </office:annotation>
            <text:p>Tautira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5" draw:text-style-name="P2" svg:width="4.508cm" svg:height="4.604cm" svg:x="37.592cm" svg:y="70.511cm" draw:caption-point-x="-0.407cm" draw:caption-point-y="-1.445cm">
              <dc:date>2023-02-26T00:00:00</dc:date>
              <text:p text:style-name="P1"><text:span text:style-name="T1">Spanish: Moquegua</text:span></text:p>
              <text:p text:style-name="P1"><text:span text:style-name="T1"/></text:p>
              <text:p text:style-name="P1"><text:span text:style-name="T1">Spanish: Tacna</text:span></text:p>
            </office:annotation>
            <text:p>Muki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39.846cm" svg:y="70.511cm" draw:caption-point-x="-0.407cm" draw:caption-point-y="-1.445cm">
              <dc:date>2023-02-26T00:00:00</dc:date>
              <text:p text:style-name="P1"><text:span text:style-name="T1">Spanish: Paria (into Oruro)</text:span></text:p>
              <text:p text:style-name="P1"><text:span text:style-name="T1"/></text:p>
              <text:p text:style-name="P1"><text:span text:style-name="T1">Spanish: Villa Real de San Felipe de Austria (into Oruro)</text:span></text:p>
              <text:p text:style-name="P1"><text:span text:style-name="T1">Inca: Uru Uru</text:span></text:p>
            </office:annotation>
            <text:p>Pariya</text:p>
          </table:table-cell>
          <table:table-cell table:style-name="ce1" office:value-type="string" calcext:value-type="string">
            <office:annotation draw:style-name="gr9" draw:text-style-name="P2" svg:width="4.509cm" svg:height="5.795cm" svg:x="40.973cm" svg:y="70.511cm" draw:caption-point-x="-0.406cm" draw:caption-point-y="-1.445cm">
              <dc:date>2023-02-26T00:00:00</dc:date>
              <text:p text:style-name="P1"><text:span text:style-name="T1">Spanish: Cochabamba</text:span></text:p>
              <text:p text:style-name="P1"><text:span text:style-name="T1"/></text:p>
              <text:p text:style-name="P1"><text:span text:style-name="T1">Spanish: Villa Imperial de Potosí (into Potosí)</text:span></text:p>
              <text:p text:style-name="P1"><text:span text:style-name="T1">Inca: Potojsi</text:span></text:p>
            </office:annotation>
            <text:p>Q'ochapam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70.511cm" draw:caption-point-x="-0.406cm" draw:caption-point-y="-1.445cm">
              <dc:date>2023-02-26T00:00:00</dc:date>
              <text:p text:style-name="P1"><text:span text:style-name="T1">(into Mariscal Estigarribia)</text:span></text:p>
            </office:annotation>
            <text:p>Fortín López de Filippis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70.511cm" draw:caption-point-x="-0.406cm" draw:caption-point-y="-1.445cm">
              <dc:date>2023-02-26T00:00:00</dc:date>
              <text:p text:style-name="P1"><text:span text:style-name="T1">(into Fuerte Olimpo)</text:span></text:p>
            </office:annotation>
            <text:p>Fuerte Borbón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Nova Andradina</text:p>
          </table:table-cell>
          <table:table-cell table:style-name="ce1" office:value-type="string" calcext:value-type="string">
            <text:p>Presidente Prudente</text:p>
          </table:table-cell>
          <table:table-cell table:style-name="ce1" office:value-type="string" calcext:value-type="string">
            <text:p>Bauru</text:p>
          </table:table-cell>
          <table:table-cell table:style-name="ce1" office:value-type="string" calcext:value-type="string">
            <office:annotation draw:style-name="gr23" draw:text-style-name="P2" svg:width="4.509cm" svg:height="8.176cm" svg:x="51.117cm" svg:y="70.511cm" draw:caption-point-x="-0.406cm" draw:caption-point-y="-1.445cm">
              <dc:date>2023-02-26T00:00:00</dc:date>
              <text:p text:style-name="P1"><text:span text:style-name="T1">Spanish: San Pablo</text:span></text:p>
              <text:p text:style-name="P1"><text:span text:style-name="T1">Italian: San Paolo</text:span></text:p>
              <text:p text:style-name="P1"><text:span text:style-name="T1">Latin: Paulopolis</text:span></text:p>
              <text:p text:style-name="P1"><text:span text:style-name="T1">Native: Piratininga</text:span></text:p>
              <text:p text:style-name="P1"><text:span text:style-name="T1"/></text:p>
              <text:p text:style-name="P1"><text:span text:style-name="T1">Dutch: Holambra</text:span></text:p>
            </office:annotation>
            <text:p>São Paulo</text:p>
          </table:table-cell>
          <table:table-cell table:style-name="ce1" office:value-type="string" calcext:value-type="string">
            <text:p>São José dos Campos</text:p>
          </table:table-cell>
          <table:table-cell table:style-name="ce1" office:value-type="string" calcext:value-type="string">
            <office:annotation draw:style-name="gr23" draw:text-style-name="P2" svg:width="4.509cm" svg:height="8.176cm" svg:x="53.371cm" svg:y="70.511cm" draw:caption-point-x="-0.406cm" draw:caption-point-y="-1.445cm">
              <dc:date>2023-02-26T00:00:00</dc:date>
              <text:p text:style-name="P1"><text:span text:style-name="T1">Latin: Flumen Januarii</text:span></text:p>
              <text:p text:style-name="P1"><text:span text:style-name="T1"/></text:p>
              <text:p text:style-name="P1"><text:span text:style-name="T1">French: Fort Coligny (into Henriville)</text:span></text:p>
              <text:p text:style-name="P1"><text:span text:style-name="T1">(into Rio de Janeiro)</text:span></text:p>
              <text:p text:style-name="P1"><text:span text:style-name="T1"/></text:p>
              <text:p text:style-name="P1"><text:span text:style-name="T1">German: Petrópolis</text:span></text:p>
            </office:annotation>
            <text:p>Rio de Janeiro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3" draw:text-style-name="P2" svg:width="4.509cm" svg:height="2.223cm" svg:x="80.422cm" svg:y="70.511cm" draw:caption-point-x="-0.406cm" draw:caption-point-y="-1.445cm">
              <dc:date>2023-02-26T00:00:00</dc:date>
              <text:p text:style-name="P1"><text:span text:style-name="T1">Portuguese: Benguela</text:span></text:p>
            </office:annotation>
            <text:p>Ombaka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70.511cm" draw:caption-point-x="-0.407cm" draw:caption-point-y="-1.445cm">
              <dc:date>2023-02-26T00:00:00</dc:date>
              <text:p text:style-name="P1"><text:span text:style-name="T1">Portuguese: Ganda-a-Caué (into Caála)</text:span></text:p>
              <text:p text:style-name="P1"><text:span text:style-name="T1">English: Vila Robert Williams</text:span></text:p>
            </office:annotation>
            <text:p>Nganda-ya-Kaw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70.511cm" draw:caption-point-x="-0.407cm" draw:caption-point-y="-1.445cm">
              <dc:date>2023-02-26T00:00:00</dc:date>
              <text:p text:style-name="P1"><text:span text:style-name="T1">(into Kuito)</text:span></text:p>
              <text:p text:style-name="P1"><text:span text:style-name="T1">Portuguese: Belmonte (into Silva Porto)</text:span></text:p>
              <text:p text:style-name="P1"><text:span text:style-name="T1">Independent: Cuíto/Kuito</text:span></text:p>
            </office:annotation>
            <text:p>Bihe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70.511cm" draw:caption-point-x="-0.407cm" draw:caption-point-y="-1.445cm">
              <dc:date>2023-02-26T00:00:00</dc:date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Moshiko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70.511cm" draw:caption-point-x="-0.406cm" draw:caption-point-y="-1.445cm">
              <dc:date>2023-02-26T00:00:00</dc:date>
              <text:p text:style-name="P1"><text:span text:style-name="T1">(into Zambezi)</text:span></text:p>
            </office:annotation>
            <text:p>Balovale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itwe</text:span></text:p>
            </office:annotation>
            <text:p>Mwinilunga</text:p>
          </table:table-cell>
          <table:table-cell table:style-name="ce1" office:value-type="string" calcext:value-type="string">
            <text:p>Ndola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Fort Rosebery </text:span></text:p>
              <text:p text:style-name="P1"><text:span text:style-name="T1">Independent: Mansa</text:span></text:p>
            </office:annotation>
            <text:p>Mpika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70.511cm" draw:caption-point-x="-0.407cm" draw:caption-point-y="-1.445cm">
              <dc:date>2023-02-26T00:00:00</dc:date>
              <text:p text:style-name="P1"><text:span text:style-name="T1">English: Lundazi</text:span></text:p>
            </office:annotation>
            <text:p>Boma</text:p>
          </table:table-cell>
          <table:table-cell table:style-name="ce1" office:value-type="string" calcext:value-type="string">
            <office:annotation draw:style-name="gr9" draw:text-style-name="P2" svg:width="4.508cm" svg:height="5.795cm" svg:x="91.694cm" svg:y="70.511cm" draw:caption-point-x="-0.407cm" draw:caption-point-y="-1.445cm">
              <dc:date>2023-02-26T00:00:00</dc:date>
              <text:p text:style-name="P1"><text:span text:style-name="T1">(into Mzuzu)</text:span></text:p>
              <text:p text:style-name="P1"><text:span text:style-name="T1"/></text:p>
              <text:p text:style-name="P1"><text:span text:style-name="T1">English: Livingstonia</text:span></text:p>
              <text:p text:style-name="P1"><text:span text:style-name="T1">Independent: Kondowe</text:span></text:p>
            </office:annotation>
            <text:p>Mzimba</text:p>
          </table:table-cell>
          <table:table-cell table:style-name="ce6"/>
          <table:table-cell table:style-name="ce1" office:value-type="string" calcext:value-type="string">
            <text:p>Metangula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70.511cm" draw:caption-point-x="-0.406cm" draw:caption-point-y="-1.445cm">
              <dc:date>2023-02-26T00:00:00</dc:date>
              <text:p text:style-name="P1"><text:span text:style-name="T1">(into Montepuez)</text:span></text:p>
              <text:p text:style-name="P1"><text:span text:style-name="T1"/></text:p>
              <text:p text:style-name="P1"><text:span text:style-name="T1">Portuguese: Montepuez</text:span></text:p>
            </office:annotation>
            <text:p>Lujenda</text:p>
          </table:table-cell>
          <table:table-cell table:style-name="ce1" office:value-type="string" calcext:value-type="string">
            <office:annotation draw:style-name="gr9" draw:text-style-name="P2" svg:width="4.509cm" svg:height="5.795cm" svg:x="96.202cm" svg:y="70.511cm" draw:caption-point-x="-0.406cm" draw:caption-point-y="-1.445cm">
              <dc:date>2023-02-26T00:00:00</dc:date>
              <text:p text:style-name="P1"><text:span text:style-name="T1">Arabic: Tohnet/Al-Tuhnat</text:span></text:p>
              <text:p text:style-name="P1"><text:span text:style-name="T1"/></text:p>
              <text:p text:style-name="P1"><text:span text:style-name="T1">Portuguese: Mocímboa da Praia</text:span></text:p>
              <text:p text:style-name="P1"><text:span text:style-name="T1">Native: N’simbwa</text:span></text:p>
            </office:annotation>
            <text:p>Mikindani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8cm" svg:height="12.938cm" svg:x="102.965cm" svg:y="70.511cm" draw:caption-point-x="-0.407cm" draw:caption-point-y="-1.445cm">
              <dc:date>2023-02-26T00:00:00</dc:date>
              <text:p text:style-name="P1"><text:span text:style-name="T1">Portuguse: Diogo Soares</text:span></text:p>
              <text:p text:style-name="P1"><text:span text:style-name="T1">Native: Antsiranana</text:span></text:p>
              <text:p text:style-name="P1"><text:span text:style-name="T1"/></text:p>
              <text:p text:style-name="P1"><text:span text:style-name="T1">Arabic/Independent: Al-Iharan̈a/Layrana</text:span></text:p>
              <text:p text:style-name="P1"><text:span text:style-name="T1">Portuguese: Ilharana</text:span></text:p>
              <text:p text:style-name="P1"><text:span text:style-name="T1">(into Vohemar)</text:span></text:p>
              <text:p text:style-name="P1"><text:span text:style-name="T1"/></text:p>
              <text:p text:style-name="P1"><text:span text:style-name="T1">French: Vohémar</text:span></text:p>
              <text:p text:style-name="P1"><text:span text:style-name="T1">Native: Vohimarina</text:span></text:p>
              <text:p text:style-name="P1"><text:span text:style-name="T1"/></text:p>
            </office:annotation>
            <text:p>Diego-Suarez</text:p>
          </table:table-cell>
          <table:table-cell table:style-name="ce1" table:number-columns-repeated="40"/>
          <table:table-cell table:style-name="ce1" office:value-type="string" calcext:value-type="string">
            <office:annotation draw:style-name="gr3" draw:text-style-name="P2" svg:width="4.509cm" svg:height="2.223cm" svg:x="149.177cm" svg:y="70.511cm" draw:caption-point-x="-0.406cm" draw:caption-point-y="-1.445cm">
              <dc:date>2023-02-26T00:00:00</dc:date>
              <text:p text:style-name="P1"><text:span text:style-name="T1">Indonesian: Kayu Jawa</text:span></text:p>
            </office:annotation>
            <text:p>Lombadina</text:p>
          </table:table-cell>
          <table:table-cell table:style-name="ce1" office:value-type="string" calcext:value-type="string">
            <text:p>Wyndham</text:p>
          </table:table-cell>
          <table:table-cell table:style-name="ce1" office:value-type="string" calcext:value-type="string">
            <text:p>Kununurra</text:p>
          </table:table-cell>
          <table:table-cell table:style-name="ce1" office:value-type="string" calcext:value-type="string">
            <text:p>Timber Creek</text:p>
          </table:table-cell>
          <table:table-cell table:style-name="ce1" office:value-type="string" calcext:value-type="string">
            <text:p>Mataranka</text:p>
          </table:table-cell>
          <table:table-cell table:style-name="ce1" office:value-type="string" calcext:value-type="string">
            <text:p>Ngukurr</text:p>
          </table:table-cell>
          <table:table-cell table:style-name="ce1" office:value-type="string" calcext:value-type="string">
            <office:annotation draw:style-name="gr3" draw:text-style-name="P2" svg:width="4.508cm" svg:height="2.223cm" svg:x="155.94cm" svg:y="70.511cm" draw:caption-point-x="-0.407cm" draw:caption-point-y="-1.445cm">
              <dc:date>2023-02-26T00:00:00</dc:date>
              <text:p text:style-name="P1"><text:span text:style-name="T1">Dutch: Kaap Van der Lyn</text:span></text:p>
            </office:annotation>
            <text:p>Borroloola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9cm" svg:height="2.223cm" svg:x="158.194cm" svg:y="70.511cm" draw:caption-point-x="-0.406cm" draw:caption-point-y="-1.445cm">
              <dc:date>2023-02-26T00:00:00</dc:date>
              <text:p text:style-name="P1"><text:span text:style-name="T1">Dutch: Van Diemens Baai</text:span></text:p>
            </office:annotation>
            <text:p>Karumba</text:p>
          </table:table-cell>
          <table:table-cell table:style-name="ce1" office:value-type="string" calcext:value-type="string">
            <text:p>Cairns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7.204cm" svg:height="2.223cm" svg:x="167.211cm" svg:y="70.511cm" draw:caption-point-x="-0.406cm" draw:caption-point-y="-1.445cm">
              <dc:date>2023-02-26T00:00:00</dc:date>
              <text:p text:style-name="P1"><text:span text:style-name="T1">(Ouvéa)</text:span></text:p>
            </office:annotation>
            <text:p>Uvea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4.905cm" svg:y="71.702cm" draw:caption-point-x="-0.406cm" draw:caption-point-y="-1.445cm">
              <dc:date>2023-02-26T00:00:00</dc:date>
              <text:p text:style-name="P1"><text:span text:style-name="T1">English: Nuku'alofa</text:span></text:p>
            </office:annotation>
            <text:p>Mu'a</text:p>
          </table:table-cell>
          <table:table-cell table:style-name="ce1" table:number-columns-repeated="29"/>
          <table:table-cell table:style-name="ce1" office:value-type="string" calcext:value-type="string">
            <office:annotation draw:style-name="gr1" draw:text-style-name="P2" svg:width="4.508cm" svg:height="2.222cm" svg:x="38.719cm" svg:y="71.702cm" draw:caption-point-x="-0.407cm" draw:caption-point-y="-1.445cm">
              <dc:date>2023-02-26T00:00:00</dc:date>
              <text:p text:style-name="P1"><text:span text:style-name="T1">Spanish: Arica</text:span></text:p>
            </office:annotation>
            <text:p>Ariak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71.702cm" draw:caption-point-x="-0.406cm" draw:caption-point-y="-1.445cm">
              <dc:date>2023-02-26T00:00:00</dc:date>
              <text:p text:style-name="P1"><text:span text:style-name="T1">(into Filadelfia)</text:span></text:p>
            </office:annotation>
            <text:p>Fuerte Boquerón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1.702cm" draw:caption-point-x="-0.406cm" draw:caption-point-y="-1.445cm">
              <dc:date>2023-02-26T00:00:00</dc:date>
              <text:p text:style-name="P1"><text:span text:style-name="T1">(into Villa Hayes)</text:span></text:p>
            </office:annotation>
            <text:p>Villa Occidental</text:p>
          </table:table-cell>
          <table:table-cell table:style-name="ce1" office:value-type="string" calcext:value-type="string">
            <text:p>Concepción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1.702cm" draw:caption-point-x="-0.407cm" draw:caption-point-y="-1.445cm">
              <dc:date>2023-02-26T00:00:00</dc:date>
              <text:p text:style-name="P1"><text:span text:style-name="T1">(into Naviraí)</text:span></text:p>
            </office:annotation>
            <text:p>Iguatemi</text:p>
          </table:table-cell>
          <table:table-cell table:style-name="ce1" office:value-type="string" calcext:value-type="string">
            <office:annotation draw:style-name="gr5" draw:text-style-name="P2" svg:width="4.508cm" svg:height="4.604cm" svg:x="47.736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Ciudad Real del Guayra</text:span></text:p>
              <text:p text:style-name="P1"><text:span text:style-name="T1">Portuguese: Guaíra</text:span></text:p>
            </office:annotation>
            <text:p>Maringá</text:p>
          </table:table-cell>
          <table:table-cell table:style-name="ce1" office:value-type="string" calcext:value-type="string">
            <office:annotation draw:style-name="gr13" draw:text-style-name="P2" svg:width="4.508cm" svg:height="6.985cm" svg:x="48.863cm" svg:y="71.702cm" draw:caption-point-x="-0.407cm" draw:caption-point-y="-1.445cm">
              <dc:date>2023-02-26T00:00:00</dc:date>
              <text:p text:style-name="P1"><text:span text:style-name="T1">(into Londrina)</text:span></text:p>
              <text:p text:style-name="P1"><text:span text:style-name="T1">Dutch: Castrolanda</text:span></text:p>
              <text:p text:style-name="P1"><text:span text:style-name="T1"/></text:p>
              <text:p text:style-name="P1"><text:span text:style-name="T1">Spanish: Villa Rica del Espiritu Sanctu </text:span></text:p>
              <text:p text:style-name="P1"><text:span text:style-name="T1">Portuguse: Fênix</text:span></text:p>
            </office:annotation>
            <text:p>Castro</text:p>
          </table:table-cell>
          <table:table-cell table:style-name="ce1" office:value-type="string" calcext:value-type="string">
            <text:p>Sorocaba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71.702cm" draw:caption-point-x="-0.406cm" draw:caption-point-y="-1.445cm">
              <dc:date>2023-02-26T00:00:00</dc:date>
              <text:p text:style-name="P1"><text:span text:style-name="T1">(into Santos)</text:span></text:p>
            </office:annotation>
            <text:p>São Vicente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1" draw:text-style-name="P2" svg:width="4.509cm" svg:height="2.222cm" svg:x="80.422cm" svg:y="71.702cm" draw:caption-point-x="-0.406cm" draw:caption-point-y="-1.445cm">
              <dc:date>2023-02-26T00:00:00</dc:date>
              <text:p text:style-name="P1"><text:span text:style-name="T1">Portuguese: Dombo Grande</text:span></text:p>
            </office:annotation>
            <text:p>Ndombe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71.702cm" draw:caption-point-x="-0.407cm" draw:caption-point-y="-1.445cm">
              <dc:date>2023-02-26T00:00:00</dc:date>
              <text:p text:style-name="P1"><text:span text:style-name="T1">Portuguese: Caluquembe</text:span></text:p>
              <text:p text:style-name="P1"><text:span text:style-name="T1"/></text:p>
              <text:p text:style-name="P1"><text:span text:style-name="T1">Portuguese: Vila Mariano Machado Independent: Ganda</text:span></text:p>
            </office:annotation>
            <text:p>Kalukembe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71.702cm" draw:caption-point-x="-0.407cm" draw:caption-point-y="-1.445cm">
              <dc:date>2023-02-26T00:00:00</dc:date>
              <text:p text:style-name="P1"><text:span text:style-name="T1">Portuguese: Caconda</text:span></text:p>
              <text:p text:style-name="P1"><text:span text:style-name="T1"/></text:p>
              <text:p text:style-name="P1"><text:span text:style-name="T1">Portuguese: Nova Lisboa</text:span></text:p>
              <text:p text:style-name="P1"><text:span text:style-name="T1">Independent: Huambo</text:span></text:p>
            </office:annotation>
            <text:p>Kakonda</text:p>
          </table:table-cell>
          <table:table-cell table:style-name="ce1" office:value-type="string" calcext:value-type="string">
            <text:p>Chitembo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Lumbala</text:span></text:p>
            </office:annotation>
            <text:p>Kovongo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labo</text:span></text:p>
            </office:annotation>
            <text:p>Mongu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71.702cm" draw:caption-point-x="-0.406cm" draw:caption-point-y="-1.445cm">
              <dc:date>2023-02-26T00:00:00</dc:date>
              <text:p text:style-name="P1"><text:span text:style-name="T1">(into Kaoma)</text:span></text:p>
            </office:annotation>
            <text:p>Mankoya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Lusaka</text:span></text:p>
            </office:annotation>
            <text:p>Ing'ombe Ilede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Feira</text:span></text:p>
              <text:p text:style-name="P1"><text:span text:style-name="T1">Independent: Luangwa</text:span></text:p>
            </office:annotation>
            <text:p>Katete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Fort Jameson</text:span></text:p>
              <text:p text:style-name="P1"><text:span text:style-name="T1">Independent: Chipata</text:span></text:p>
              <text:p text:style-name="P1"><text:span text:style-name="T1"/></text:p>
              <text:p text:style-name="P1"><text:span text:style-name="T1">Portuguese: Zumbo</text:span></text:p>
            </office:annotation>
            <text:p>Maano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71.702cm" draw:caption-point-x="-0.407cm" draw:caption-point-y="-1.445cm">
              <dc:date>2023-02-26T00:00:00</dc:date>
              <text:p text:style-name="P1"><text:span text:style-name="T1">English: Kota Kota</text:span></text:p>
            </office:annotation>
            <text:p>Nkhotakota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3.948cm" svg:y="71.702cm" draw:caption-point-x="-0.407cm" draw:caption-point-y="-1.445cm">
              <dc:date>2023-02-26T00:00:00</dc:date>
              <text:p text:style-name="P1"><text:span text:style-name="T1">Portuguese: Vila Cabral</text:span></text:p>
            </office:annotation>
            <text:p>Lichinga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71.702cm" draw:caption-point-x="-0.406cm" draw:caption-point-y="-1.445cm">
              <dc:date>2023-02-26T00:00:00</dc:date>
              <text:p text:style-name="P1"><text:span text:style-name="T1">Portuguese: Nampula</text:span></text:p>
            </office:annotation>
            <text:p>Whampula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71.702cm" draw:caption-point-x="-0.406cm" draw:caption-point-y="-1.445cm">
              <dc:date>2023-02-26T00:00:00</dc:date>
              <text:p text:style-name="P1"><text:span text:style-name="T1">(into Pemba)</text:span></text:p>
              <text:p text:style-name="P1"><text:span text:style-name="T1">Portuguese: Porto Amélia</text:span></text:p>
            </office:annotation>
            <text:p>Ibo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3" draw:text-style-name="P2" svg:width="4.508cm" svg:height="6.985cm" svg:x="101.838cm" svg:y="71.702cm" draw:caption-point-x="-0.407cm" draw:caption-point-y="-1.445cm">
              <dc:date>2023-02-26T00:00:00</dc:date>
              <text:p text:style-name="P1"><text:span text:style-name="T1">Arabic: Manzalājī</text:span></text:p>
              <text:p text:style-name="P1"><text:span text:style-name="T1">Portuguese: Massalagem</text:span></text:p>
              <text:p text:style-name="P1"><text:span text:style-name="T1">French: Majunga</text:span></text:p>
              <text:p text:style-name="P1"><text:span text:style-name="T1">Mahlika?</text:span></text:p>
              <text:p text:style-name="P1"><text:span text:style-name="T1"/></text:p>
            </office:annotation>
            <text:p>Mahajanga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9"/>
          <table:table-cell table:style-name="ce1" office:value-type="string" calcext:value-type="string">
            <text:p>Broome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string" calcext:value-type="string">
            <text:p>Fitzroy Crossing</text:p>
          </table:table-cell>
          <table:table-cell table:style-name="ce1" office:value-type="string" calcext:value-type="string">
            <text:p>Halls Creek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71.702cm" draw:caption-point-x="-0.406cm" draw:caption-point-y="-1.445cm">
              <dc:date>2023-02-26T00:00:00</dc:date>
              <text:p text:style-name="P1"><text:span text:style-name="T1">(Kalkarindji)</text:span></text:p>
            </office:annotation>
            <text:p>Wave Hill</text:p>
          </table:table-cell>
          <table:table-cell table:style-name="ce1" office:value-type="string" calcext:value-type="string">
            <text:p>Daly Waters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71.702cm" draw:caption-point-x="-0.407cm" draw:caption-point-y="-1.445cm">
              <dc:date>2023-02-26T00:00:00</dc:date>
              <text:p text:style-name="P1"><text:span text:style-name="T1">Dutch: Van Diemens Kaap</text:span></text:p>
            </office:annotation>
            <text:p>Burketown</text:p>
          </table:table-cell>
          <table:table-cell table:style-name="ce1" office:value-type="string" calcext:value-type="string">
            <text:p>Normanton</text:p>
          </table:table-cell>
          <table:table-cell table:style-name="ce1" office:value-type="string" calcext:value-type="string">
            <text:p>Ingham</text:p>
          </table:table-cell>
          <table:table-cell table:style-name="ce1" office:value-type="string" calcext:value-type="string">
            <text:p>Townsvill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8.551cm" svg:height="2.222cm" svg:x="168.338cm" svg:y="71.702cm" draw:caption-point-x="-0.406cm" draw:caption-point-y="-1.445cm">
              <dc:date>2023-02-26T00:00:00</dc:date>
              <text:p text:style-name="P1"><text:span text:style-name="T1">French: Nouméa</text:span></text:p>
            </office:annotation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1" draw:text-style-name="P2" svg:width="4.508cm" svg:height="2.222cm" svg:x="11.668cm" svg:y="72.893cm" draw:caption-point-x="-0.407cm" draw:caption-point-y="-1.445cm">
              <dc:date>2023-02-26T00:00:00</dc:date>
              <text:p text:style-name="P1"><text:span text:style-name="T1">French: Tubuai</text:span></text:p>
            </office:annotation>
            <text:p>Avarua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19.558cm" svg:y="72.893cm" draw:caption-point-x="-0.407cm" draw:caption-point-y="-1.445cm">
              <dc:date>2023-02-26T00:00:00</dc:date>
              <text:p text:style-name="P1"><text:span text:style-name="T1">English: Adamstown</text:span></text:p>
            </office:annotation>
            <text:p>Rikitea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7" draw:text-style-name="P2" svg:width="4.508cm" svg:height="5.794cm" svg:x="38.719cm" svg:y="72.893cm" draw:caption-point-x="-0.407cm" draw:caption-point-y="-1.445cm">
              <dc:date>2023-02-26T00:00:00</dc:date>
              <text:p text:style-name="P1"><text:span text:style-name="T1">Spanish: San Lorenzo de Tarapacá</text:span></text:p>
              <text:p text:style-name="P1"><text:span text:style-name="T1"/></text:p>
              <text:p text:style-name="P1"><text:span text:style-name="T1">Spanish: Iquique</text:span></text:p>
              <text:p text:style-name="P1"><text:span text:style-name="T1">Inca: Iki Iki</text:span></text:p>
            </office:annotation>
            <text:p>Tarapaka</text:p>
          </table:table-cell>
          <table:table-cell table:style-name="ce1" office:value-type="string" calcext:value-type="string">
            <office:annotation draw:style-name="gr1" draw:text-style-name="P2" svg:width="4.508cm" svg:height="2.222cm" svg:x="39.846cm" svg:y="72.893cm" draw:caption-point-x="-0.407cm" draw:caption-point-y="-1.445cm">
              <dc:date>2023-02-26T00:00:00</dc:date>
              <text:p text:style-name="P1"><text:span text:style-name="T1">Spanish: San Pedro de Atacama</text:span></text:p>
            </office:annotation>
            <text:p>Lic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2.1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Tastil</text:span></text:p>
              <text:p text:style-name="P1"><text:span text:style-name="T1">Spanish: Santa Rosa de Tastil</text:span></text:p>
            </office:annotation>
            <text:p>Jujuy</text:p>
          </table:table-cell>
          <table:table-cell table:style-name="ce1" office:value-type="string" calcext:value-type="string">
            <text:p>Rivadavia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2.893cm" draw:caption-point-x="-0.406cm" draw:caption-point-y="-1.445cm">
              <dc:date>2023-02-26T00:00:00</dc:date>
              <text:p text:style-name="P1"><text:span text:style-name="T1">(into Formosa)</text:span></text:p>
            </office:annotation>
            <text:p>Vuelta Fermosa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72.893cm" draw:caption-point-x="-0.407cm" draw:caption-point-y="-1.445cm">
              <dc:date>2023-02-26T00:00:00</dc:date>
              <text:p text:style-name="P1"><text:span text:style-name="T1">Portuguese: Assunção</text:span></text:p>
            </office:annotation>
            <text:p>Asunción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2.893cm" draw:caption-point-x="-0.407cm" draw:caption-point-y="-1.445cm">
              <dc:date>2023-02-26T00:00:00</dc:date>
              <text:p text:style-name="P1"><text:span text:style-name="T1">(into Ciudad del Este)</text:span></text:p>
            </office:annotation>
            <text:p>Puerto Flor de Lis</text:p>
          </table:table-cell>
          <table:table-cell table:style-name="ce1" office:value-type="string" calcext:value-type="string">
            <office:annotation draw:style-name="gr7" draw:text-style-name="P2" svg:width="4.508cm" svg:height="5.794cm" svg:x="47.736cm" svg:y="72.893cm" draw:caption-point-x="-0.407cm" draw:caption-point-y="-1.445cm">
              <dc:date>2023-02-26T00:00:00</dc:date>
              <text:p text:style-name="P1"><text:span text:style-name="T1">(into Foz do Iguaçu)</text:span></text:p>
              <text:p text:style-name="P1"><text:span text:style-name="T1">Argentine: Puerto Iguazú</text:span></text:p>
              <text:p text:style-name="P1"><text:span text:style-name="T1"/></text:p>
              <text:p text:style-name="P1"><text:span text:style-name="T1">Spanish: Ontiveros</text:span></text:p>
            </office:annotation>
            <text:p>Vila Iguassu</text:p>
          </table:table-cell>
          <table:table-cell table:style-name="ce1" office:value-type="string" calcext:value-type="string">
            <office:annotation draw:style-name="gr14" draw:text-style-name="P2" svg:width="4.508cm" svg:height="8.175cm" svg:x="48.863cm" svg:y="72.89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Tambo</text:span></text:p>
              <text:p text:style-name="P1"><text:span text:style-name="T1">Portuguese: Nova Cantu</text:span></text:p>
              <text:p text:style-name="P1"><text:span text:style-name="T1"/></text:p>
              <text:p text:style-name="P1"><text:span text:style-name="T1">Polish: Morska Wola </text:span></text:p>
              <text:p text:style-name="P1"><text:span text:style-name="T1">Brazilian: Cândido Abreu</text:span></text:p>
            </office:annotation>
            <text:p>Guarapuava</text:p>
          </table:table-cell>
          <table:table-cell table:style-name="ce1" office:value-type="string" calcext:value-type="string">
            <office:annotation draw:style-name="gr2" draw:text-style-name="P2" svg:width="4.509cm" svg:height="4.603cm" svg:x="49.99cm" svg:y="72.893cm" draw:caption-point-x="-0.406cm" draw:caption-point-y="-1.445cm">
              <dc:date>2023-02-26T00:00:00</dc:date>
              <text:p text:style-name="P1"><text:span text:style-name="T1">Native: Kuri’yty</text:span></text:p>
              <text:p text:style-name="P1"><text:span text:style-name="T1"/></text:p>
              <text:p text:style-name="P1"><text:span text:style-name="T1">German: Pomerode</text:span></text:p>
            </office:annotation>
            <text:p>Curitiba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4" draw:text-style-name="P2" svg:width="4.509cm" svg:height="3.413cm" svg:x="80.422cm" svg:y="72.893cm" draw:caption-point-x="-0.406cm" draw:caption-point-y="-1.445cm">
              <dc:date>2023-02-26T00:00:00</dc:date>
              <text:p text:style-name="P1"><text:span text:style-name="T1">Portuguese: Angra dos Negros (into Moçâmedes)</text:span></text:p>
              <text:p text:style-name="P1"><text:span text:style-name="T1">Independent: Namibe</text:span></text:p>
            </office:annotation>
            <text:p>Mossungo-Bitoto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72.893cm" draw:caption-point-x="-0.407cm" draw:caption-point-y="-1.445cm">
              <dc:date>2023-02-26T00:00:00</dc:date>
              <text:p text:style-name="P1"><text:span text:style-name="T1">Portuguese: Sá da Bandeira (Lubango)</text:span></text:p>
            </office:annotation>
            <text:p>Kaluvango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72.893cm" draw:caption-point-x="-0.407cm" draw:caption-point-y="-1.445cm">
              <dc:date>2023-02-26T00:00:00</dc:date>
              <text:p text:style-name="P1"><text:span text:style-name="T1">Portuguese: Vila Pereira d'Eça</text:span></text:p>
              <text:p text:style-name="P1"><text:span text:style-name="T1"/></text:p>
              <text:p text:style-name="P1"><text:span text:style-name="T1">Portuguese: Vila da Ponte</text:span></text:p>
              <text:p text:style-name="P1"><text:span text:style-name="T1">Independent: Cuvango/Kuvango</text:span></text:p>
            </office:annotation>
            <text:p>Ondjiva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72.893cm" draw:caption-point-x="-0.407cm" draw:caption-point-y="-1.445cm">
              <dc:date>2023-02-26T00:00:00</dc:date>
              <text:p text:style-name="P1"><text:span text:style-name="T1">Portuguese: Serpa Pinto</text:span></text:p>
              <text:p text:style-name="P1"><text:span text:style-name="T1">Independent: Menongue</text:span></text:p>
            </office:annotation>
            <text:p>Vunonge</text:p>
          </table:table-cell>
          <table:table-cell table:style-name="ce1" office:value-type="string" calcext:value-type="string">
            <office:annotation draw:style-name="gr11" draw:text-style-name="P2" svg:width="4.508cm" svg:height="6.984cm" svg:x="84.931cm" svg:y="72.893cm" draw:caption-point-x="-0.407cm" draw:caption-point-y="-1.445cm">
              <dc:date>2023-02-26T00:00:00</dc:date>
              <text:p text:style-name="P1"><text:span text:style-name="T1">Portuguese: Cuito Cuanavale</text:span></text:p>
              <text:p text:style-name="P1"><text:span text:style-name="T1"/></text:p>
              <text:p text:style-name="P1"><text:span text:style-name="T1">English: Shangombo</text:span></text:p>
              <text:p text:style-name="P1"><text:span text:style-name="T1"/></text:p>
              <text:p text:style-name="P1"><text:span text:style-name="T1"/></text:p>
            </office:annotation>
            <text:p>Kwito Kwanavale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Jamba-Cueio</text:span></text:p>
            </office:annotation>
            <text:p>Sioma</text:p>
          </table:table-cell>
          <table:table-cell table:style-name="ce1" office:value-type="string" calcext:value-type="string">
            <text:p>Mwandi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2.893cm" draw:caption-point-x="-0.406cm" draw:caption-point-y="-1.445cm">
              <dc:date>2023-02-26T00:00:00</dc:date>
              <text:p text:style-name="P1"><text:span text:style-name="T1">(into Kalomo)</text:span></text:p>
              <text:p text:style-name="P1"><text:span text:style-name="T1"/></text:p>
              <text:p text:style-name="P1"><text:span text:style-name="T1">English: Livingstone</text:span></text:p>
              <text:p text:style-name="P1"><text:span text:style-name="T1">Native: Senkobo</text:span></text:p>
            </office:annotation>
            <text:p>Isamu Pati</text:p>
          </table:table-cell>
          <table:table-cell table:style-name="ce1" office:value-type="string" calcext:value-type="string">
            <office:annotation draw:style-name="gr16" draw:text-style-name="P2" svg:width="4.509cm" svg:height="11.747cm" svg:x="89.439cm" svg:y="72.893cm" draw:caption-point-x="-0.406cm" draw:caption-point-y="-1.445cm">
              <dc:date>2023-02-26T00:00:00</dc:date>
              <text:p text:style-name="P1"><text:span text:style-name="T1">(into Ntaba zika Mambo; Manyanga)</text:span></text:p>
              <text:p text:style-name="P1"><text:span text:style-name="T1"/></text:p>
              <text:p text:style-name="P1"><text:span text:style-name="T1">English: Kariba</text:span></text:p>
              <text:p text:style-name="P1"><text:span text:style-name="T1"/></text:p>
              <text:p text:style-name="P1"><text:span text:style-name="T1">Portuguese: Ongoe</text:span></text:p>
              <text:p text:style-name="P1"><text:span text:style-name="T1">Native: Angwa</text:span></text:p>
              <text:p text:style-name="P1"><text:span text:style-name="T1"/></text:p>
              <text:p text:style-name="P1"><text:span text:style-name="T1">Italian: Sinoia</text:span></text:p>
              <text:p text:style-name="P1"><text:span text:style-name="T1">Native/Independent: Chinhoyi</text:span></text:p>
            </office:annotation>
            <text:p>Chedzugwe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72.893cm" draw:caption-point-x="-0.407cm" draw:caption-point-y="-1.445cm">
              <dc:date>2023-02-26T00:00:00</dc:date>
              <text:p text:style-name="P1"><text:span text:style-name="T1">English: Mount Darwin (into Bindura)</text:span></text:p>
              <text:p text:style-name="P1"><text:span text:style-name="T1"/></text:p>
              <text:p text:style-name="P1"><text:span text:style-name="T1">Portuguese: Dembarare</text:span></text:p>
            </office:annotation>
            <text:p>Zvongombe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72.893cm" draw:caption-point-x="-0.407cm" draw:caption-point-y="-1.445cm">
              <dc:date>2023-02-26T00:00:00</dc:date>
              <text:p text:style-name="P1"><text:span text:style-name="T1">(into Lilongwe or Tete)</text:span></text:p>
              <text:p text:style-name="P1"><text:span text:style-name="T1"/></text:p>
              <text:p text:style-name="P1"><text:span text:style-name="T1">English: Lilongwe</text:span></text:p>
              <text:p text:style-name="P1"><text:span text:style-name="T1">Portuguese: Tete</text:span></text:p>
            </office:annotation>
            <text:p>Mankhamba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72.893cm" draw:caption-point-x="-0.407cm" draw:caption-point-y="-1.445cm">
              <dc:date>2023-02-26T00:00:00</dc:date>
              <text:p text:style-name="P1"><text:span text:style-name="T1">(into Zomba)</text:span></text:p>
              <text:p text:style-name="P1"><text:span text:style-name="T1">Native: Mlumbe</text:span></text:p>
              <text:p text:style-name="P1"><text:span text:style-name="T1"/></text:p>
              <text:p text:style-name="P1"><text:span text:style-name="T1">English: Blantyre</text:span></text:p>
            </office:annotation>
            <text:p>Manthimb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95.075cm" svg:y="72.893cm" draw:caption-point-x="-0.406cm" draw:caption-point-y="-1.445cm">
              <dc:date>2023-02-26T00:00:00</dc:date>
              <text:p text:style-name="P1"><text:span text:style-name="T1">Portuguese: Angoche (into António Enes, Angoche)</text:span></text:p>
              <text:p text:style-name="P1"><text:span text:style-name="T1">Arabic: Daghuta</text:span></text:p>
              <text:p text:style-name="P1"><text:span text:style-name="T1">Native: Parapatho</text:span></text:p>
            </office:annotation>
            <text:p>Angoci</text:p>
          </table:table-cell>
          <table:table-cell table:style-name="ce1" office:value-type="string" calcext:value-type="string">
            <office:annotation draw:style-name="gr2" draw:text-style-name="P2" svg:width="4.509cm" svg:height="4.603cm" svg:x="96.202cm" svg:y="72.893cm" draw:caption-point-x="-0.406cm" draw:caption-point-y="-1.445cm">
              <dc:date>2023-02-26T00:00:00</dc:date>
              <text:p text:style-name="P1"><text:span text:style-name="T1">Portuguese: Moçambique</text:span></text:p>
              <text:p text:style-name="P1"><text:span text:style-name="T1">Swahili: Msumbiji</text:span></text:p>
              <text:p text:style-name="P1"><text:span text:style-name="T1">Native: Muhipiti</text:span></text:p>
            </office:annotation>
            <text:p>Mozambique</text:p>
          </table:table-cell>
          <table:table-cell table:style-name="ce1" table:number-columns-repeated="3"/>
          <table:table-cell table:style-name="ce1" office:value-type="string" calcext:value-type="string">
            <text:p>Besalampy</text:p>
          </table:table-cell>
          <table:table-cell table:style-name="ce1" office:value-type="string" calcext:value-type="string">
            <text:p>Marovoay</text:p>
          </table:table-cell>
          <table:table-cell table:style-name="ce1" office:value-type="string" calcext:value-type="string">
            <office:annotation draw:style-name="gr14" draw:text-style-name="P2" svg:width="4.508cm" svg:height="8.175cm" svg:x="102.965cm" svg:y="72.893cm" draw:caption-point-x="-0.407cm" draw:caption-point-y="-1.445cm">
              <dc:date>2023-02-26T00:00:00</dc:date>
              <text:p text:style-name="P1"><text:span text:style-name="T1">Dutch: Baai van Antongil</text:span></text:p>
              <text:p text:style-name="P1"><text:span text:style-name="T1">English: Antongil Bay</text:span></text:p>
              <text:p text:style-name="P1"><text:span text:style-name="T1">Native: Maroantsetra</text:span></text:p>
              <text:p text:style-name="P1"><text:span text:style-name="T1"/></text:p>
              <text:p text:style-name="P1"><text:span text:style-name="T1">Native: Mahalevona</text:span></text:p>
              <text:p text:style-name="P1"><text:span text:style-name="T1">French: Foulpointe</text:span></text:p>
            </office:annotation>
            <text:p>Louisbourg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8cm" svg:height="12.938cm" svg:x="109.728cm" svg:y="72.893cm" draw:caption-point-x="-0.407cm" draw:caption-point-y="-1.445cm">
              <dc:date>2023-02-26T00:00:00</dc:date>
              <text:p text:style-name="P1"><text:span text:style-name="T1">French: Port-Louis</text:span></text:p>
              <text:p text:style-name="P1"><text:span text:style-name="T1">Dutch: Rade des Tortues</text:span></text:p>
              <text:p text:style-name="P1"><text:span text:style-name="T1"/></text:p>
              <text:p text:style-name="P1"><text:span text:style-name="T1">Arab: Dina Arobi</text:span></text:p>
              <text:p text:style-name="P1"><text:span text:style-name="T1">Portuguese: Ilha do Cisne</text:span></text:p>
              <text:p text:style-name="P1"><text:span text:style-name="T1">(into Port-Louis)</text:span></text:p>
              <text:p text:style-name="P1"><text:span text:style-name="T1"/></text:p>
              <text:p text:style-name="P1"><text:span text:style-name="T1">Dutch: Warwijcks Haven</text:span></text:p>
              <text:p text:style-name="P1"><text:span text:style-name="T1">French: Mahébourg</text:span></text:p>
              <text:p text:style-name="P1"><text:span text:style-name="T1"/></text:p>
            </office:annotation>
            <text:p>Port Louis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1" draw:text-style-name="P2" svg:width="4.508cm" svg:height="2.222cm" svg:x="145.796cm" svg:y="72.893cm" draw:caption-point-x="-0.407cm" draw:caption-point-y="-1.445cm">
              <dc:date>2023-02-26T00:00:00</dc:date>
              <text:p text:style-name="P1"><text:span text:style-name="T1">Dutch: G.F. de Wits Landt</text:span></text:p>
            </office:annotation>
            <text:p>Port Hedland</text:p>
          </table:table-cell>
          <table:table-cell table:style-name="ce1" office:value-type="string" calcext:value-type="string">
            <text:p>Condon</text:p>
          </table:table-cell>
          <table:table-cell table:style-name="ce1" office:value-type="string" calcext:value-type="string">
            <text:p>Marble Bar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Tanami</text:p>
          </table:table-cell>
          <table:table-cell table:style-name="ce1" office:value-type="string" calcext:value-type="string">
            <text:p>Tennant Creek</text:p>
          </table:table-cell>
          <table:table-cell table:style-name="ce1" office:value-type="string" calcext:value-type="string">
            <text:p>Avon Downs</text:p>
          </table:table-cell>
          <table:table-cell table:style-name="ce1" office:value-type="string" calcext:value-type="string">
            <text:p>Camooweal</text:p>
          </table:table-cell>
          <table:table-cell table:style-name="ce1" office:value-type="string" calcext:value-type="string">
            <text:p>Mount Isa</text:p>
          </table:table-cell>
          <table:table-cell table:style-name="ce1" office:value-type="string" calcext:value-type="string">
            <text:p>Cloncurry</text:p>
          </table:table-cell>
          <table:table-cell table:style-name="ce1" office:value-type="string" calcext:value-type="string">
            <text:p>Charters Towers</text:p>
          </table:table-cell>
          <table:table-cell table:style-name="ce1" office:value-type="string" calcext:value-type="string">
            <text:p>Mackay</text:p>
          </table:table-cell>
          <table:table-cell table:style-name="ce1" office:value-type="string" calcext:value-type="string">
            <text:p>Rockhampto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20"/>
          <table:table-cell table:style-name="ce1" office:value-type="string" calcext:value-type="string">
            <office:annotation draw:style-name="gr3" draw:text-style-name="P2" svg:width="4.509cm" svg:height="2.223cm" svg:x="24.066cm" svg:y="74.083cm" draw:caption-point-x="-0.406cm" draw:caption-point-y="-1.445cm">
              <dc:date>2023-02-26T00:00:00</dc:date>
              <text:p text:style-name="P1"><text:span text:style-name="T1">Spanish: Bahía Larga</text:span></text:p>
            </office:annotation>
            <text:p>Hanga Roa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8cm" svg:height="2.223cm" svg:x="38.719cm" svg:y="74.083cm" draw:caption-point-x="-0.407cm" draw:caption-point-y="-1.445cm">
              <dc:date>2023-02-26T00:00:00</dc:date>
              <text:p text:style-name="P1"><text:span text:style-name="T1">Spanish: Nuestra Señora del Paposo (into Antofagasta)</text:span></text:p>
            </office:annotation>
            <text:p>Antofagast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ikuani</text:span></text:p>
              <text:p text:style-name="P1"><text:span text:style-name="T1">Spanish: Chicoana</text:span></text:p>
            </office:annotation>
            <text:p>Salta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74.083cm" draw:caption-point-x="-0.406cm" draw:caption-point-y="-1.445cm">
              <dc:date>2023-02-26T00:00:00</dc:date>
              <text:p text:style-name="P1"><text:span text:style-name="T1">(into Resistencia)</text:span></text:p>
            </office:annotation>
            <text:p>San Fernando</text:p>
          </table:table-cell>
          <table:table-cell table:style-name="ce1" office:value-type="string" calcext:value-type="string">
            <text:p>Pilar</text:p>
          </table:table-cell>
          <table:table-cell table:style-name="ce1" office:value-type="string" calcext:value-type="string">
            <text:p>Encarnación</text:p>
          </table:table-cell>
          <table:table-cell table:style-name="ce1" office:value-type="string" calcext:value-type="string">
            <text:p>Corpus Christi</text:p>
          </table:table-cell>
          <table:table-cell table:style-name="ce1" office:value-type="string" calcext:value-type="string">
            <office:annotation draw:style-name="gr7" draw:text-style-name="P2" svg:width="4.508cm" svg:height="5.794cm" svg:x="48.863cm" svg:y="74.083cm" draw:caption-point-x="-0.407cm" draw:caption-point-y="-1.445cm">
              <dc:date>2023-02-26T00:00:00</dc:date>
              <text:p text:style-name="P1"><text:span text:style-name="T1">(into Chapecó)</text:span></text:p>
              <text:p text:style-name="P1"><text:span text:style-name="T1"/></text:p>
              <text:p text:style-name="P1"><text:span text:style-name="T1">German: Dreizehnlinden </text:span></text:p>
              <text:p text:style-name="P1"><text:span text:style-name="T1">Brazilian: Treze Tílias</text:span></text:p>
            </office:annotation>
            <text:p>Lajes</text:p>
          </table:table-cell>
          <table:table-cell table:style-name="ce1" office:value-type="string" calcext:value-type="string">
            <office:annotation draw:style-name="gr37" draw:text-style-name="P2" svg:width="4.509cm" svg:height="10.557cm" svg:x="49.99cm" svg:y="74.083cm" draw:caption-point-x="-0.406cm" draw:caption-point-y="-1.445cm">
              <dc:date>2023-02-26T00:00:00</dc:date>
              <text:p text:style-name="P1"><text:span text:style-name="T1">(into Florianópolis)</text:span></text:p>
              <text:p text:style-name="P1"><text:span text:style-name="T1"/></text:p>
              <text:p text:style-name="P1"><text:span text:style-name="T1">German: Blumenau</text:span></text:p>
              <text:p text:style-name="P1"><text:span text:style-name="T1"/></text:p>
              <text:p text:style-name="P1"><text:span text:style-name="T1">French: Joinville</text:span></text:p>
              <text:p text:style-name="P1"><text:span text:style-name="T1"/></text:p>
              <text:p text:style-name="P1"><text:span text:style-name="T1">Italian: Nuova Venezia</text:span></text:p>
              <text:p text:style-name="P1"><text:span text:style-name="T1">Portuguese: Nova Veneza</text:span></text:p>
            </office:annotation>
            <text:p>Desterro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7" draw:text-style-name="P2" svg:width="4.509cm" svg:height="5.794cm" svg:x="80.422cm" svg:y="74.083cm" draw:caption-point-x="-0.406cm" draw:caption-point-y="-1.445cm">
              <dc:date>2023-02-26T00:00:00</dc:date>
              <text:p text:style-name="P1"><text:span text:style-name="T1">Dutch: Möwebaai</text:span></text:p>
              <text:p text:style-name="P1"><text:span text:style-name="T1">English: Möwe Bay</text:span></text:p>
              <text:p text:style-name="P1"><text:span text:style-name="T1"/></text:p>
              <text:p text:style-name="P1"><text:span text:style-name="T1">Portuguese: Porto Alexandre Independent: Tômbua/Tombwa</text:span></text:p>
            </office:annotation>
            <text:p>Möwebucht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74.083cm" draw:caption-point-x="-0.407cm" draw:caption-point-y="-1.445cm">
              <dc:date>2023-02-26T00:00:00</dc:date>
              <text:p text:style-name="P1"><text:span text:style-name="T1">Dutch/English: Ohopoho</text:span></text:p>
              <text:p text:style-name="P1"><text:span text:style-name="T1"/></text:p>
              <text:p text:style-name="P1"><text:span text:style-name="T1">Portuguese: Xangongo</text:span></text:p>
            </office:annotation>
            <text:p>Opuwo</text:p>
          </table:table-cell>
          <table:table-cell table:style-name="ce1" office:value-type="string" calcext:value-type="string">
            <office:annotation draw:style-name="gr4" draw:text-style-name="P2" svg:width="4.508cm" svg:height="3.413cm" svg:x="82.677cm" svg:y="74.0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Vila Pereira d'Eça</text:span></text:p>
            </office:annotation>
            <text:p>Otavi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74.083cm" draw:caption-point-x="-0.407cm" draw:caption-point-y="-1.445cm">
              <dc:date>2023-02-26T00:00:00</dc:date>
              <text:p text:style-name="P1"><text:span text:style-name="T1">Dutch/German: Grootfontein</text:span></text:p>
              <text:p text:style-name="P1"><text:span text:style-name="T1"/></text:p>
              <text:p text:style-name="P1"><text:span text:style-name="T1">Portuguese: Savate</text:span></text:p>
            </office:annotation>
            <text:p>Otjivanda</text:p>
          </table:table-cell>
          <table:table-cell table:style-name="ce1" office:value-type="string" calcext:value-type="string">
            <office:annotation draw:style-name="gr23" draw:text-style-name="P2" svg:width="4.508cm" svg:height="8.176cm" svg:x="84.931cm" svg:y="74.083cm" draw:caption-point-x="-0.407cm" draw:caption-point-y="-1.445cm">
              <dc:date>2023-02-26T00:00:00</dc:date>
              <text:p text:style-name="P1"><text:span text:style-name="T1">(into Rundu)</text:span></text:p>
              <text:p text:style-name="P1"><text:span text:style-name="T1">Portuguese: Forte Cuangar</text:span></text:p>
              <text:p text:style-name="P1"><text:span text:style-name="T1"/></text:p>
              <text:p text:style-name="P1"><text:span text:style-name="T1">Dutch: Rundu</text:span></text:p>
              <text:p text:style-name="P1"><text:span text:style-name="T1"/></text:p>
              <text:p text:style-name="P1"><text:span text:style-name="T1">Portuguese: Dirico</text:span></text:p>
            </office:annotation>
            <text:p>Nkurenkuru</text:p>
          </table:table-cell>
          <table:table-cell table:style-name="ce1" office:value-type="string" calcext:value-type="string">
            <text:p>Nokaneng</text:p>
          </table:table-cell>
          <table:table-cell table:style-name="ce1" office:value-type="string" calcext:value-type="string">
            <office:annotation draw:style-name="gr5" draw:text-style-name="P2" svg:width="4.509cm" svg:height="4.604cm" svg:x="87.185cm" svg:y="74.083cm" draw:caption-point-x="-0.406cm" draw:caption-point-y="-1.445cm">
              <dc:date>2023-02-26T00:00:00</dc:date>
              <text:p text:style-name="P1"><text:span text:style-name="T1">German: Schuckmannsburg</text:span></text:p>
              <text:p text:style-name="P1"><text:span text:style-name="T1"/></text:p>
              <text:p text:style-name="P1"><text:span text:style-name="T1">Dutch: Katima Mulilo</text:span></text:p>
            </office:annotation>
            <text:p>Luhonono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Victoria Falls</text:span></text:p>
            </office:annotation>
            <text:p>Bambusi</text:p>
          </table:table-cell>
          <table:table-cell table:style-name="ce1" office:value-type="string" calcext:value-type="string">
            <office:annotation draw:style-name="gr12" draw:text-style-name="P2" svg:width="4.509cm" svg:height="9.366cm" svg:x="89.439cm" svg:y="74.083cm" draw:caption-point-x="-0.406cm" draw:caption-point-y="-1.445cm">
              <dc:date>2023-02-26T00:00:00</dc:date>
              <text:p text:style-name="P1"><text:span text:style-name="T1">(Danangombe, into Gweru)</text:span></text:p>
              <text:p text:style-name="P1"><text:span text:style-name="T1"/></text:p>
              <text:p text:style-name="P1"><text:span text:style-name="T1">English: Gweru</text:span></text:p>
              <text:p text:style-name="P1"><text:span text:style-name="T1">Native: iKwelo</text:span></text:p>
              <text:p text:style-name="P1"><text:span text:style-name="T1"/></text:p>
              <text:p text:style-name="P1"><text:span text:style-name="T1">Portuguese: Maramuca</text:span></text:p>
              <text:p text:style-name="P1"><text:span text:style-name="T1">Native: Rimuka</text:span></text:p>
            </office:annotation>
            <text:p>Dhlo-Dhlo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74.083cm" draw:caption-point-x="-0.407cm" draw:caption-point-y="-1.445cm">
              <dc:date>2023-02-26T00:00:00</dc:date>
              <text:p text:style-name="P1"><text:span text:style-name="T1">(into Nyanga)</text:span></text:p>
              <text:p text:style-name="P1"><text:span text:style-name="T1"/></text:p>
              <text:p text:style-name="P1"><text:span text:style-name="T1">English: Salisbury</text:span></text:p>
              <text:p text:style-name="P1"><text:span text:style-name="T1">Independent: Harare</text:span></text:p>
            </office:annotation>
            <text:p>Zi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74.083cm" draw:caption-point-x="-0.407cm" draw:caption-point-y="-1.445cm">
              <dc:date>2023-02-26T00:00:00</dc:date>
              <text:p text:style-name="P1"><text:span text:style-name="T1">Arabic: Seyouna/Sayuna</text:span></text:p>
            </office:annotation>
            <text:p>Sena</text:p>
          </table:table-cell>
          <table:table-cell table:style-name="ce1" office:value-type="string" calcext:value-type="string">
            <office:annotation draw:style-name="gr4" draw:text-style-name="P2" svg:width="4.508cm" svg:height="3.413cm" svg:x="93.948cm" svg:y="74.083cm" draw:caption-point-x="-0.407cm" draw:caption-point-y="-1.445cm">
              <dc:date>2023-02-26T00:00:00</dc:date>
              <text:p text:style-name="P1"><text:span text:style-name="T1">Arab: Dendema/Dandama</text:span></text:p>
              <text:p text:style-name="P1"><text:span text:style-name="T1">Native: Mkalimani</text:span></text:p>
            </office:annotation>
            <text:p>Quelimane</text:p>
          </table:table-cell>
          <table:table-cell table:style-name="ce1" table:number-columns-repeated="5"/>
          <table:table-cell table:style-name="ce1" office:value-type="string" calcext:value-type="string">
            <text:p>Maintirano</text:p>
          </table:table-cell>
          <table:table-cell table:style-name="ce1" office:value-type="string" calcext:value-type="string">
            <office:annotation draw:style-name="gr4" draw:text-style-name="P2" svg:width="4.508cm" svg:height="3.413cm" svg:x="101.838cm" svg:y="74.083cm" draw:caption-point-x="-0.407cm" draw:caption-point-y="-1.445cm">
              <dc:date>2023-02-26T00:00:00</dc:date>
              <text:p text:style-name="P1"><text:span text:style-name="T1">(into Antananarivo)</text:span></text:p>
              <text:p text:style-name="P1"><text:span text:style-name="T1">French: Tananarive</text:span></text:p>
            </office:annotation>
            <text:p>Alasora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74.083cm" draw:caption-point-x="-0.407cm" draw:caption-point-y="-1.445cm">
              <dc:date>2023-02-26T00:00:00</dc:date>
              <text:p text:style-name="P1"><text:span text:style-name="T1">Native: Toamasina</text:span></text:p>
            </office:annotation>
            <text:p>Tamatave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9cm" svg:height="5.794cm" svg:x="107.473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: Dina Morgabin</text:span></text:p>
              <text:p text:style-name="P1"><text:span text:style-name="T1">Portuguese: Santa Apolónia</text:span></text:p>
              <text:p text:style-name="P1"><text:span text:style-name="T1">(into Saint-Denis)</text:span></text:p>
            </office:annotation>
            <text:p>Saint-Denis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3" draw:text-style-name="P2" svg:width="4.509cm" svg:height="2.223cm" svg:x="143.541cm" svg:y="74.083cm" draw:caption-point-x="-0.406cm" draw:caption-point-y="-1.445cm">
              <dc:date>2023-02-26T00:00:00</dc:date>
              <text:p text:style-name="P1"><text:span text:style-name="T1">Dutch: Willems Rivier</text:span></text:p>
            </office:annotation>
            <text:p>Onslow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74.083cm" draw:caption-point-x="-0.407cm" draw:caption-point-y="-1.445cm">
              <dc:date>2023-02-26T00:00:00</dc:date>
              <text:p text:style-name="P1"><text:span text:style-name="T1">Dutch: 't Landt Van d'Eendracht</text:span></text:p>
            </office:annotation>
            <text:p>Dampier</text:p>
          </table:table-cell>
          <table:table-cell table:style-name="ce1" office:value-type="string" calcext:value-type="string">
            <text:p>Cossac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elfer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i-Tre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oulia</text:p>
          </table:table-cell>
          <table:table-cell table:style-name="ce1" office:value-type="string" calcext:value-type="string">
            <text:p>Winton</text:p>
          </table:table-cell>
          <table:table-cell table:style-name="ce1" office:value-type="string" calcext:value-type="string">
            <text:p>Tambo</text:p>
          </table:table-cell>
          <table:table-cell table:style-name="ce1" office:value-type="string" calcext:value-type="string">
            <text:p>Emerald</text:p>
          </table:table-cell>
          <table:table-cell table:style-name="ce1" office:value-type="string" calcext:value-type="string">
            <text:p>Gladstone</text:p>
          </table:table-cell>
          <table:table-cell table:style-name="ce1" office:value-type="string" calcext:value-type="string">
            <text:p>Bundaberg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1" draw:text-style-name="P2" svg:width="4.508cm" svg:height="2.222cm" svg:x="38.719cm" svg:y="75.274cm" draw:caption-point-x="-0.407cm" draw:caption-point-y="-1.445cm">
              <dc:date>2023-02-26T00:00:00</dc:date>
              <text:p text:style-name="P1"><text:span text:style-name="T1">Spanish: San Francisco de la Selva (into Copiapó)</text:span></text:p>
            </office:annotation>
            <text:p>Qupayap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hincal</text:span></text:p>
              <text:p text:style-name="P1"><text:span text:style-name="T1">Spanish: Londres de Catamarca</text:span></text:p>
            </office:annotation>
            <text:p>Catamarca</text:p>
          </table:table-cell>
          <table:table-cell table:style-name="ce1" office:value-type="string" calcext:value-type="string">
            <office:annotation draw:style-name="gr4" draw:text-style-name="P2" svg:width="4.509cm" svg:height="3.413cm" svg:x="42.1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Kilmes</text:span></text:p>
            </office:annotation>
            <text:p>Tucumán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5.274cm" draw:caption-point-x="-0.406cm" draw:caption-point-y="-1.445cm">
              <dc:date>2023-02-26T00:00:00</dc:date>
              <text:p text:style-name="P1"><text:span text:style-name="T1">(into Reconquista)</text:span></text:p>
            </office:annotation>
            <text:p>San Jerónimo del Rey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string" calcext:value-type="string">
            <office:annotation draw:style-name="gr2" draw:text-style-name="P2" svg:width="4.508cm" svg:height="4.603cm" svg:x="46.609cm" svg:y="75.274cm" draw:caption-point-x="-0.407cm" draw:caption-point-y="-1.445cm">
              <dc:date>2023-02-26T00:00:00</dc:date>
              <text:p text:style-name="P1"><text:span text:style-name="T1">(into Posadas)</text:span></text:p>
              <text:p text:style-name="P1"><text:span text:style-name="T1"/></text:p>
              <text:p text:style-name="P1"><text:span text:style-name="T1">Viking: Villa Kindgren</text:span></text:p>
            </office:annotation>
            <text:p>Trinchera de San José</text:p>
          </table:table-cell>
          <table:table-cell table:style-name="ce1" office:value-type="string" calcext:value-type="string">
            <office:annotation draw:style-name="gr7" draw:text-style-name="P2" svg:width="4.508cm" svg:height="5.794cm" svg:x="47.736cm" svg:y="75.274cm" draw:caption-point-x="-0.407cm" draw:caption-point-y="-1.445cm">
              <dc:date>2023-02-26T00:00:00</dc:date>
              <text:p text:style-name="P1"><text:span text:style-name="T1">Spanish: San Miguel Arcángel</text:span></text:p>
              <text:p text:style-name="P1"><text:span text:style-name="T1"/></text:p>
              <text:p text:style-name="P1"><text:span text:style-name="T1">German: Neu-Württemberg</text:span></text:p>
              <text:p text:style-name="P1"><text:span text:style-name="T1">Brazilian: Panambi</text:span></text:p>
            </office:annotation>
            <text:p>São Miguel das Missões</text:p>
          </table:table-cell>
          <table:table-cell table:style-name="ce1" office:value-type="string" calcext:value-type="string">
            <office:annotation draw:style-name="gr12" draw:text-style-name="P2" svg:width="4.508cm" svg:height="9.366cm" svg:x="48.863cm" svg:y="75.274cm" draw:caption-point-x="-0.407cm" draw:caption-point-y="-1.445cm">
              <dc:date>2023-02-26T00:00:00</dc:date>
              <text:p text:style-name="P1"><text:span text:style-name="T1">(into Caxias do Sul)</text:span></text:p>
              <text:p text:style-name="P1"><text:span text:style-name="T1"/></text:p>
              <text:p text:style-name="P1"><text:span text:style-name="T1">German: Neu-Hamburg </text:span></text:p>
              <text:p text:style-name="P1"><text:span text:style-name="T1">Portuguese: Novo Hamburgo</text:span></text:p>
              <text:p text:style-name="P1"><text:span text:style-name="T1"/></text:p>
              <text:p text:style-name="P1"><text:span text:style-name="T1">Italian: Nuova Trento </text:span></text:p>
              <text:p text:style-name="P1"><text:span text:style-name="T1">Portuguese: Nova Trento</text:span></text:p>
            </office:annotation>
            <text:p>Passo Fundo</text:p>
          </table:table-cell>
          <table:table-cell table:style-name="ce1" table:number-columns-repeated="2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/English: Outjo</text:span></text:p>
              <text:p text:style-name="P1"><text:span text:style-name="T1">Native: Tsuub</text:span></text:p>
            </office:annotation>
            <text:p>Okahandja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75.274cm" draw:caption-point-x="-0.407cm" draw:caption-point-y="-1.445cm">
              <dc:date>2023-02-26T00:00:00</dc:date>
              <text:p text:style-name="P1"><text:span text:style-name="T1">Dutch/German: Grootfontein</text:span></text:p>
            </office:annotation>
            <text:p>Otjivanda</text:p>
          </table:table-cell>
          <table:table-cell table:style-name="ce1" office:value-type="string" calcext:value-type="string">
            <text:p>Tsumkwe</text:p>
          </table:table-cell>
          <table:table-cell table:style-name="ce1" office:value-type="string" calcext:value-type="string">
            <text:p>Maun</text:p>
          </table:table-cell>
          <table:table-cell table:style-name="ce1" office:value-type="string" calcext:value-type="string">
            <text:p>Kasane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75.274cm" draw:caption-point-x="-0.406cm" draw:caption-point-y="-1.445cm">
              <dc:date>2023-02-26T00:00:00</dc:date>
              <text:p text:style-name="P1"><text:span text:style-name="T1">(into Luswingo)</text:span></text:p>
              <text:p text:style-name="P1"><text:span text:style-name="T1"/></text:p>
              <text:p text:style-name="P1"><text:span text:style-name="T1">English: Francistown</text:span></text:p>
            </office:annotation>
            <text:p>Domboshaba</text:p>
          </table:table-cell>
          <table:table-cell table:style-name="ce1" office:value-type="string" calcext:value-type="string">
            <office:annotation draw:style-name="gr2" draw:text-style-name="P2" svg:width="4.509cm" svg:height="4.603cm" svg:x="89.439cm" svg:y="75.274cm" draw:caption-point-x="-0.406cm" draw:caption-point-y="-1.445cm">
              <dc:date>2023-02-26T00:00:00</dc:date>
              <text:p text:style-name="P1"><text:span text:style-name="T1">(into Bulawayo)</text:span></text:p>
              <text:p text:style-name="P1"><text:span text:style-name="T1"/></text:p>
              <text:p text:style-name="P1"><text:span text:style-name="T1">English: Bulawayo</text:span></text:p>
            </office:annotation>
            <text:p>Khami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75.274cm" draw:caption-point-x="-0.407cm" draw:caption-point-y="-1.445cm">
              <dc:date>2023-02-26T00:00:00</dc:date>
              <text:p text:style-name="P1"><text:span text:style-name="T1">(into Masvingo)</text:span></text:p>
              <text:p text:style-name="P1"><text:span text:style-name="T1"/></text:p>
              <text:p text:style-name="P1"><text:span text:style-name="T1">English: Fort Victoria</text:span></text:p>
              <text:p text:style-name="P1"><text:span text:style-name="T1">Independent: Masvingo</text:span></text:p>
            </office:annotation>
            <text:p>Zimbabwe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Umtali (into Mutare)</text:span></text:p>
              <text:p text:style-name="P1"><text:span text:style-name="T1"/></text:p>
              <text:p text:style-name="P1"><text:span text:style-name="T1">Portuguese: Vila Pery</text:span></text:p>
              <text:p text:style-name="P1"><text:span text:style-name="T1">Independent: Chimoio</text:span></text:p>
            </office:annotation>
            <text:p>Matendere</text:p>
          </table:table-cell>
          <table:table-cell table:style-name="ce1" office:value-type="string" calcext:value-type="string">
            <office:annotation draw:style-name="gr13" draw:text-style-name="P2" svg:width="4.508cm" svg:height="6.985cm" svg:x="92.821cm" svg:y="75.274cm" draw:caption-point-x="-0.407cm" draw:caption-point-y="-1.445cm">
              <dc:date>2023-02-26T00:00:00</dc:date>
              <text:p text:style-name="P1"><text:span text:style-name="T1">Native: Boani</text:span></text:p>
              <text:p text:style-name="P1"><text:span text:style-name="T1">Arabic: Zafar/Sufāla</text:span></text:p>
              <text:p text:style-name="P1"><text:span text:style-name="T1"/></text:p>
              <text:p text:style-name="P1"><text:span text:style-name="T1">Portuguese: Beira</text:span></text:p>
              <text:p text:style-name="P1"><text:span text:style-name="T1">Native: Chiveve</text:span></text:p>
            </office:annotation>
            <text:p>Sofal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99.584cm" svg:y="75.274cm" draw:caption-point-x="-0.407cm" draw:caption-point-y="-1.445cm">
              <dc:date>2023-02-26T00:00:00</dc:date>
              <text:p text:style-name="P1"><text:span text:style-name="T1">(into Morondava)</text:span></text:p>
            </office:annotation>
            <text:p>Andakabe</text:p>
          </table:table-cell>
          <table:table-cell table:style-name="ce1" office:value-type="string" calcext:value-type="string">
            <text:p>Fianarantsoa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6"/>
          <table:table-cell table:style-name="ce1" office:value-type="string" calcext:value-type="string">
            <office:annotation draw:style-name="gr4" draw:text-style-name="P2" svg:width="4.509cm" svg:height="3.413cm" svg:x="143.541cm" svg:y="75.274cm" draw:caption-point-x="-0.406cm" draw:caption-point-y="-1.445cm">
              <dc:date>2023-02-26T00:00:00</dc:date>
              <text:p text:style-name="P1"><text:span text:style-name="T1">French: Havre Freycinet</text:span></text:p>
              <text:p text:style-name="P1"><text:span text:style-name="T1">Dutch: Dorre Eijlanden</text:span></text:p>
            </office:annotation>
            <text:p>Coral Bay</text:p>
          </table:table-cell>
          <table:table-cell table:style-name="ce1" office:value-type="string" calcext:value-type="string">
            <text:p>Paraburdo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ount Newma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intore</text:p>
          </table:table-cell>
          <table:table-cell table:style-name="ce1" office:value-type="string" calcext:value-type="string">
            <office:annotation draw:style-name="gr1" draw:text-style-name="P2" svg:width="4.508cm" svg:height="2.222cm" svg:x="153.686cm" svg:y="75.274cm" draw:caption-point-x="-0.407cm" draw:caption-point-y="-1.445cm">
              <dc:date>2023-02-26T00:00:00</dc:date>
              <text:p text:style-name="P1"><text:span text:style-name="T1">(Alice Springs)</text:span></text:p>
            </office:annotation>
            <text:p>Stuar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douri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Nanango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75.274cm" draw:caption-point-x="-0.407cm" draw:caption-point-y="-1.445cm">
              <dc:date>2023-02-26T00:00:00</dc:date>
              <text:p text:style-name="P1"><text:span text:style-name="T1">Dutch: 't Landt Van Quiri (into Sunshine Coast)</text:span></text:p>
            </office:annotation>
            <text:p>Hervey Bay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2" draw:text-style-name="P2" svg:width="4.508cm" svg:height="4.603cm" svg:x="38.719cm" svg:y="76.465cm" draw:caption-point-x="-0.407cm" draw:caption-point-y="-1.446cm">
              <dc:date>2023-02-26T00:00:00</dc:date>
              <text:p text:style-name="P1"><text:span text:style-name="T1">Spanish: Coquimbo</text:span></text:p>
              <text:p text:style-name="P1"><text:span text:style-name="T1"/></text:p>
              <text:p text:style-name="P1"><text:span text:style-name="T1">Spanish: La Serena</text:span></text:p>
            </office:annotation>
            <text:p>Qulqi Tamp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76.46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Inca: Chileo</text:span></text:p>
              <text:p text:style-name="P1"><text:span text:style-name="T1">Spanish: Chilecito</text:span></text:p>
            </office:annotation>
            <text:p>La Rioja</text:p>
          </table:table-cell>
          <table:table-cell table:style-name="ce6"/>
          <table:table-cell table:style-name="ce1" office:value-type="string" calcext:value-type="string">
            <text:p>Rafaela</text:p>
          </table:table-cell>
          <table:table-cell table:style-name="ce1" office:value-type="string" calcext:value-type="string">
            <text:p>Goya</text:p>
          </table:table-cell>
          <table:table-cell table:style-name="ce1" office:value-type="string" calcext:value-type="string">
            <text:p>Concordia</text:p>
          </table:table-cell>
          <table:table-cell table:style-name="ce1" office:value-type="string" calcext:value-type="string">
            <office:annotation draw:style-name="gr2" draw:text-style-name="P2" svg:width="4.508cm" svg:height="4.603cm" svg:x="46.609cm" svg:y="76.46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Spanish: San Borja </text:span></text:p>
              <text:p text:style-name="P1"><text:span text:style-name="T1">Portuguese: São Borja</text:span></text:p>
            </office:annotation>
            <text:p>Alegrete</text:p>
          </table:table-cell>
          <table:table-cell table:style-name="ce1" office:value-type="string" calcext:value-type="string">
            <text:p>Santa Maria</text:p>
          </table:table-cell>
          <table:table-cell table:style-name="ce11" office:value-type="string" calcext:value-type="string">
            <text:p>Porto Alegre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14" draw:text-style-name="P2" svg:width="4.508cm" svg:height="8.175cm" svg:x="81.55cm" svg:y="76.465cm" draw:caption-point-x="-0.407cm" draw:caption-point-y="-1.446cm">
              <dc:date>2023-02-26T00:00:00</dc:date>
              <text:p text:style-name="P1"><text:span text:style-name="T1">English: Walvis Bay</text:span></text:p>
              <text:p text:style-name="P1"><text:span text:style-name="T1">Dutch: Walvisbaai</text:span></text:p>
              <text:p text:style-name="P1"><text:span text:style-name="T1">German: Walfischbucht</text:span></text:p>
              <text:p text:style-name="P1"><text:span text:style-name="T1"/></text:p>
              <text:p text:style-name="P1"><text:span text:style-name="T1">German: Swakopmund</text:span></text:p>
              <text:p text:style-name="P1"><text:span text:style-name="T1">Native: Otjozondjii</text:span></text:p>
            </office:annotation>
            <text:p>Ezorongondo</text:p>
          </table:table-cell>
          <table:table-cell table:style-name="ce1" office:value-type="string" calcext:value-type="string">
            <office:annotation draw:style-name="gr10" draw:text-style-name="P2" svg:width="4.508cm" svg:height="3.412cm" svg:x="82.677cm" svg:y="76.465cm" draw:caption-point-x="-0.407cm" draw:caption-point-y="-1.446cm">
              <dc:date>2023-02-26T00:00:00</dc:date>
              <text:p text:style-name="P1"><text:span text:style-name="T1">Dutch/German: Windhuk</text:span></text:p>
              <text:p text:style-name="P1"><text:span text:style-name="T1">English: Windhoek</text:span></text:p>
            </office:annotation>
            <text:p>Otjomuise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76.465cm" draw:caption-point-x="-0.407cm" draw:caption-point-y="-1.446cm">
              <dc:date>2023-02-26T00:00:00</dc:date>
              <text:p text:style-name="P1"><text:span text:style-name="T1">German: Gobabis</text:span></text:p>
              <text:p text:style-name="P1"><text:span text:style-name="T1"/></text:p>
              <text:p text:style-name="P1"><text:span text:style-name="T1">Dutch: Witvlei</text:span></text:p>
              <text:p text:style-name="P1"><text:span text:style-name="T1">Native: ǃUri ǃKhubus</text:span></text:p>
            </office:annotation>
            <text:p>Epako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76.465cm" draw:caption-point-x="-0.407cm" draw:caption-point-y="-1.446cm">
              <dc:date>2023-02-26T00:00:00</dc:date>
              <text:p text:style-name="P1"><text:span text:style-name="T1">Dutch: Kamp</text:span></text:p>
            </office:annotation>
            <text:p>Ghanzi</text:p>
          </table:table-cell>
          <table:table-cell table:style-name="ce1" office:value-type="string" calcext:value-type="string">
            <text:p>Kang</text:p>
          </table:table-cell>
          <table:table-cell table:style-name="ce1" office:value-type="string" calcext:value-type="string">
            <text:p>Letlhakan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6.465cm" draw:caption-point-x="-0.406cm" draw:caption-point-y="-1.446cm">
              <dc:date>2023-02-26T00:00:00</dc:date>
              <text:p text:style-name="P1"><text:span text:style-name="T1">(into Shoshong)</text:span></text:p>
              <text:p text:style-name="P1"><text:span text:style-name="T1">Dutch: Schoschong</text:span></text:p>
              <text:p text:style-name="P1"><text:span text:style-name="T1"/></text:p>
              <text:p text:style-name="P1"><text:span text:style-name="T1">English: Serowe</text:span></text:p>
            </office:annotation>
            <text:p>Toutswemogala</text:p>
          </table:table-cell>
          <table:table-cell table:style-name="ce1" office:value-type="string" calcext:value-type="string">
            <office:annotation draw:style-name="gr18" draw:text-style-name="P2" svg:width="4.509cm" svg:height="10.556cm" svg:x="89.439cm" svg:y="76.465cm" draw:caption-point-x="-0.406cm" draw:caption-point-y="-1.446cm">
              <dc:date>2023-02-26T00:00:00</dc:date>
              <text:p text:style-name="P1"><text:span text:style-name="T1">(into Vredenburg or Warmbaths)</text:span></text:p>
              <text:p text:style-name="P1"><text:span text:style-name="T1"/></text:p>
              <text:p text:style-name="P1"><text:span text:style-name="T1">Dutch: Vredenburg (into Pietpotgietersrust, Potgietersrus)</text:span></text:p>
              <text:p text:style-name="P1"><text:span text:style-name="T1">Independent: Mokopane</text:span></text:p>
              <text:p text:style-name="P1"><text:span text:style-name="T1"/></text:p>
              <text:p text:style-name="P1"><text:span text:style-name="T1">English: Warmbaths</text:span></text:p>
              <text:p text:style-name="P1"><text:span text:style-name="T1">Dutch: Warmbad</text:span></text:p>
              <text:p text:style-name="P1"><text:span text:style-name="T1">Native/Independent: Bela-Bela</text:span></text:p>
            </office:annotation>
            <text:p>Melora</text:p>
          </table:table-cell>
          <table:table-cell table:style-name="ce1" office:value-type="string" calcext:value-type="string">
            <office:annotation draw:style-name="gr12" draw:text-style-name="P2" svg:width="4.508cm" svg:height="9.366cm" svg:x="90.567cm" svg:y="76.465cm" draw:caption-point-x="-0.407cm" draw:caption-point-y="-1.446cm">
              <dc:date>2023-02-26T00:00:00</dc:date>
              <text:p text:style-name="P1"><text:span text:style-name="T1">(into Messina, Musina)</text:span></text:p>
              <text:p text:style-name="P1"><text:span text:style-name="T1">English: Messina</text:span></text:p>
              <text:p text:style-name="P1"><text:span text:style-name="T1"/></text:p>
              <text:p text:style-name="P1"><text:span text:style-name="T1">Dutch: Pietersburg</text:span></text:p>
              <text:p text:style-name="P1"><text:span text:style-name="T1">Portuguese: São Petersburgo</text:span></text:p>
              <text:p text:style-name="P1"><text:span text:style-name="T1">Independent/Native: Polokwane</text:span></text:p>
              <text:p text:style-name="P1"><text:span text:style-name="T1"/></text:p>
            </office:annotation>
            <text:p>Mapungubwe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6.465cm" draw:caption-point-x="-0.407cm" draw:caption-point-y="-1.446cm">
              <dc:date>2023-02-26T00:00:00</dc:date>
              <text:p text:style-name="P1"><text:span text:style-name="T1">(into Malamulele)</text:span></text:p>
              <text:p text:style-name="P1"><text:span text:style-name="T1"/></text:p>
              <text:p text:style-name="P1"><text:span text:style-name="T1">Portuguese: Vila Pinto Teixeira</text:span></text:p>
              <text:p text:style-name="P1"><text:span text:style-name="T1">Independent: Mabalane</text:span></text:p>
              <text:p text:style-name="P1"><text:span text:style-name="T1"/></text:p>
              <text:p text:style-name="P1"><text:span text:style-name="T1">Dutch: Schoemansdal (into Trichardtsdorp, Louis Trichardt)</text:span></text:p>
              <text:p text:style-name="P1"><text:span text:style-name="T1"/></text:p>
              <text:p text:style-name="P1"><text:span text:style-name="T1">English: Tzaneen</text:span></text:p>
              <text:p text:style-name="P1"><text:span text:style-name="T1">Native/Independent: Tsaneng</text:span></text:p>
            </office:annotation>
            <text:p>Thulamela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76.465cm" draw:caption-point-x="-0.407cm" draw:caption-point-y="-1.446cm">
              <dc:date>2023-02-26T00:00:00</dc:date>
              <text:p text:style-name="P1"><text:span text:style-name="T1">(into Vilanculos)</text:span></text:p>
              <text:p text:style-name="P1"><text:span text:style-name="T1"/></text:p>
              <text:p text:style-name="P1"><text:span text:style-name="T1">Arabic: Bukhā</text:span></text:p>
              <text:p text:style-name="P1"><text:span text:style-name="T1">Portuguese: Chibuene (into Vilanculos)</text:span></text:p>
              <text:p text:style-name="P1"><text:span text:style-name="T1"/></text:p>
              <text:p text:style-name="P1"><text:span text:style-name="T1">Portuguese: Vilanculos</text:span></text:p>
              <text:p text:style-name="P1"><text:span text:style-name="T1">Native/Independent: Vilankulo</text:span></text:p>
            </office:annotation>
            <text:p>Manyikeni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0" draw:text-style-name="P2" svg:width="4.508cm" svg:height="3.412cm" svg:x="99.584cm" svg:y="76.465cm" draw:caption-point-x="-0.407cm" draw:caption-point-y="-1.446cm">
              <dc:date>2023-02-26T00:00:00</dc:date>
              <text:p text:style-name="P1"><text:span text:style-name="T1">(into Toliara)</text:span></text:p>
              <text:p text:style-name="P1"><text:span text:style-name="T1">French: Tuléar</text:span></text:p>
            </office:annotation>
            <text:p>Fiherenana</text:p>
          </table:table-cell>
          <table:table-cell table:style-name="ce1" office:value-type="string" calcext:value-type="string">
            <text:p>Ihosy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6"/>
          <table:table-cell table:style-name="ce1" office:value-type="string" calcext:value-type="string">
            <office:annotation draw:style-name="gr10" draw:text-style-name="P2" svg:width="4.509cm" svg:height="3.412cm" svg:x="143.541cm" svg:y="76.465cm" draw:caption-point-x="-0.406cm" draw:caption-point-y="-1.446cm">
              <dc:date>2023-02-26T00:00:00</dc:date>
              <text:p text:style-name="P1"><text:span text:style-name="T1">French: Havre Hamelin</text:span></text:p>
              <text:p text:style-name="P1"><text:span text:style-name="T1">Dutch: Dirck Hartogs Ree Cap</text:span></text:p>
            </office:annotation>
            <text:p>Carnarvon</text:p>
          </table:table-cell>
          <table:table-cell table:style-name="ce1" office:value-type="string" calcext:value-type="string">
            <text:p>Meekatharra</text:p>
          </table:table-cell>
          <table:table-cell table:style-name="ce1" office:value-type="string" calcext:value-type="string">
            <text:p>Wilu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Warburton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76.465cm" draw:caption-point-x="-0.406cm" draw:caption-point-y="-1.446cm">
              <dc:date>2023-02-26T00:00:00</dc:date>
              <text:p text:style-name="P1"><text:span text:style-name="T1">(Kaltukatjara)</text:span></text:p>
            </office:annotation>
            <text:p>Docker River</text:p>
          </table:table-cell>
          <table:table-cell table:style-name="ce1" office:value-type="string" calcext:value-type="string">
            <text:p>Mutitjulu</text:p>
          </table:table-cell>
          <table:table-cell table:style-name="ce1" office:value-type="string" calcext:value-type="string">
            <office:annotation draw:style-name="gr1" draw:text-style-name="P2" svg:width="4.508cm" svg:height="2.222cm" svg:x="154.813cm" svg:y="76.465cm" draw:caption-point-x="-0.407cm" draw:caption-point-y="-1.446cm">
              <dc:date>2023-02-26T00:00:00</dc:date>
              <text:p text:style-name="P1"><text:span text:style-name="T1">(Apatula)</text:span></text:p>
            </office:annotation>
            <text:p>Finke</text:p>
          </table:table-cell>
          <table:table-cell table:style-name="ce1" office:value-type="string" calcext:value-type="string">
            <text:p>Birdsville</text:p>
          </table:table-cell>
          <table:table-cell table:style-name="ce1" office:value-type="string" calcext:value-type="string">
            <text:p>Windorah</text:p>
          </table:table-cell>
          <table:table-cell table:style-name="ce1" office:value-type="string" calcext:value-type="string">
            <text:p>Quilpie</text:p>
          </table:table-cell>
          <table:table-cell table:style-name="ce1" office:value-type="string" calcext:value-type="string">
            <text:p>Charleville</text:p>
          </table:table-cell>
          <table:table-cell table:style-name="ce1" office:value-type="string" calcext:value-type="string">
            <text:p>Dalby</text:p>
          </table:table-cell>
          <table:table-cell table:style-name="ce1" office:value-type="string" calcext:value-type="string">
            <text:p>Toowoomba</text:p>
          </table:table-cell>
          <table:table-cell table:style-name="ce1" office:value-type="string" calcext:value-type="string">
            <text:p>Brisbane</text:p>
          </table:table-cell>
          <table:table-cell table:style-name="ce1" table:number-columns-repeated="3"/>
          <table:table-cell table:style-name="ce9"/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5" draw:text-style-name="P2" svg:width="4.508cm" svg:height="4.604cm" svg:x="38.719cm" svg:y="77.655cm" draw:caption-point-x="-0.407cm" draw:caption-point-y="-1.445cm">
              <dc:date>2023-02-26T00:00:00</dc:date>
              <text:p text:style-name="P1"><text:span text:style-name="T1">Spanish: Canela</text:span></text:p>
              <text:p text:style-name="P1"><text:span text:style-name="T1"/></text:p>
              <text:p text:style-name="P1"><text:span text:style-name="T1">Spanish: Ovalle</text:span></text:p>
            </office:annotation>
            <text:p>Kananna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40.973cm" svg:y="77.655cm" draw:caption-point-x="-0.406cm" draw:caption-point-y="-1.445cm">
              <dc:date>2023-02-26T00:00:00</dc:date>
              <text:p text:style-name="P1"><text:span text:style-name="T1">(into San Juan)</text:span></text:p>
              <text:p text:style-name="P1"><text:span text:style-name="T1"/></text:p>
              <text:p text:style-name="P1"><text:span text:style-name="T1">Inca: Tocota</text:span></text:p>
            </office:annotation>
            <text:p>San Juan de la Frontera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77.655cm" draw:caption-point-x="-0.406cm" draw:caption-point-y="-1.445cm">
              <dc:date>2023-02-26T00:00:00</dc:date>
              <text:p text:style-name="P1"><text:span text:style-name="T1">(into Santa Fe)</text:span></text:p>
            </office:annotation>
            <text:p>Santa Fe de la Vera Cruz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77.65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Spatzenkutter (into Paraná)</text:span></text:p>
            </office:annotation>
            <text:p>Paraná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77.655cm" draw:caption-point-x="-0.407cm" draw:caption-point-y="-1.445cm">
              <dc:date>2023-02-26T00:00:00</dc:date>
              <text:p text:style-name="P1"><text:span text:style-name="T1">(into Salto)</text:span></text:p>
            </office:annotation>
            <text:p>Salto Oriental</text:p>
          </table:table-cell>
          <table:table-cell table:style-name="ce1" office:value-type="string" calcext:value-type="string">
            <text:p>Melo</text:p>
          </table:table-cell>
          <table:table-cell table:style-name="ce1" office:value-type="string" calcext:value-type="string">
            <text:p>Pelotas</text:p>
          </table:table-cell>
          <table:table-cell table:style-name="ce1" table:number-columns-repeated="22"/>
          <table:table-cell table:style-name="ce9"/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81.55cm" svg:y="77.655cm" draw:caption-point-x="-0.407cm" draw:caption-point-y="-1.445cm">
              <dc:date>2023-02-26T00:00:00</dc:date>
              <text:p text:style-name="P1"><text:span text:style-name="T1">German/Dutch/English: Gobabeb</text:span></text:p>
            </office:annotation>
            <text:p>Nomabeb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77.655cm" draw:caption-point-x="-0.407cm" draw:caption-point-y="-1.445cm">
              <dc:date>2023-02-26T00:00:00</dc:date>
              <text:p text:style-name="P1"><text:span text:style-name="T1">German/Dutch: Rehoboth</text:span></text:p>
              <text:p text:style-name="P1"><text:span text:style-name="T1"/></text:p>
              <text:p text:style-name="P1"><text:span text:style-name="T1">German: Bethanien</text:span></text:p>
              <text:p text:style-name="P1"><text:span text:style-name="T1">English: Bethanie</text:span></text:p>
              <text:p text:style-name="P1"><text:span text:style-name="T1">Dutch: Klipfontein</text:span></text:p>
            </office:annotation>
            <text:p>ǀAnes</text:p>
          </table:table-cell>
          <table:table-cell table:style-name="ce1" office:value-type="string" calcext:value-type="string">
            <office:annotation draw:style-name="gr23" draw:text-style-name="P2" svg:width="4.508cm" svg:height="8.176cm" svg:x="83.804cm" svg:y="77.655cm" draw:caption-point-x="-0.407cm" draw:caption-point-y="-1.445cm">
              <dc:date>2023-02-26T00:00:00</dc:date>
              <text:p text:style-name="P1"><text:span text:style-name="T1">English: Mariental</text:span></text:p>
              <text:p text:style-name="P1"><text:span text:style-name="T1">Native: Tsaraxeibes</text:span></text:p>
              <text:p text:style-name="P1"><text:span text:style-name="T1"/></text:p>
              <text:p text:style-name="P1"><text:span text:style-name="T1">Dutch: Rietfontein</text:span></text:p>
              <text:p text:style-name="P1"><text:span text:style-name="T1"/></text:p>
              <text:p text:style-name="P1"><text:span text:style-name="T1">English: Askham</text:span></text:p>
            </office:annotation>
            <text:p>Marienthal</text:p>
          </table:table-cell>
          <table:table-cell table:style-name="ce1" office:value-type="string" calcext:value-type="string">
            <text:p>Hukuntsi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77.655cm" draw:caption-point-x="-0.406cm" draw:caption-point-y="-1.445cm">
              <dc:date>2023-02-26T00:00:00</dc:date>
              <text:p text:style-name="P1"><text:span text:style-name="T1">(into Molepolole)</text:span></text:p>
              <text:p text:style-name="P1"><text:span text:style-name="T1"/></text:p>
              <text:p text:style-name="P1"><text:span text:style-name="T1">English: Molepolole</text:span></text:p>
            </office:annotation>
            <text:p>Ntsweng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77.655cm" draw:caption-point-x="-0.406cm" draw:caption-point-y="-1.445cm">
              <dc:date>2023-02-26T00:00:00</dc:date>
              <text:p text:style-name="P1"><text:span text:style-name="T1">(into Gaberones)</text:span></text:p>
              <text:p text:style-name="P1"><text:span text:style-name="T1">English: Gaberones (into Gaberone)</text:span></text:p>
              <text:p text:style-name="P1"><text:span text:style-name="T1"/></text:p>
              <text:p text:style-name="P1"><text:span text:style-name="T1">Dutch: Rustenburg</text:span></text:p>
            </office:annotation>
            <text:p>Moshaweng</text:p>
          </table:table-cell>
          <table:table-cell table:style-name="ce1" office:value-type="string" calcext:value-type="string">
            <office:annotation draw:style-name="gr23" draw:text-style-name="P2" svg:width="4.509cm" svg:height="8.176cm" svg:x="88.312cm" svg:y="77.655cm" draw:caption-point-x="-0.406cm" draw:caption-point-y="-1.445cm">
              <dc:date>2023-02-26T00:00:00</dc:date>
              <text:p text:style-name="P1"><text:span text:style-name="T1">(into Coetzee-Rust, Zeerust)</text:span></text:p>
              <text:p text:style-name="P1"><text:span text:style-name="T1"/></text:p>
              <text:p text:style-name="P1"><text:span text:style-name="T1">English: Mafeking</text:span></text:p>
              <text:p text:style-name="P1"><text:span text:style-name="T1">(into Mahikeng)</text:span></text:p>
              <text:p text:style-name="P1"><text:span text:style-name="T1"/></text:p>
              <text:p text:style-name="P1"><text:span text:style-name="T1">Dutch: Lichtenburg</text:span></text:p>
            </office:annotation>
            <text:p>Kaditshwene</text:p>
          </table:table-cell>
          <table:table-cell table:style-name="ce1" office:value-type="string" calcext:value-type="string">
            <office:annotation draw:style-name="gr13" draw:text-style-name="P2" svg:width="4.509cm" svg:height="6.985cm" svg:x="89.439cm" svg:y="77.655cm" draw:caption-point-x="-0.406cm" draw:caption-point-y="-1.445cm">
              <dc:date>2023-02-26T00:00:00</dc:date>
              <text:p text:style-name="P1"><text:span text:style-name="T1">(into Pretoria)</text:span></text:p>
              <text:p text:style-name="P1"><text:span text:style-name="T1"/></text:p>
              <text:p text:style-name="P1"><text:span text:style-name="T1">Dutch/English: Pretoria</text:span></text:p>
              <text:p text:style-name="P1"><text:span text:style-name="T1">Native: E-Pitoli</text:span></text:p>
              <text:p text:style-name="P1"><text:span text:style-name="T1">Portuguese: Pretória</text:span></text:p>
            </office:annotation>
            <text:p>KwaMnyamana</text:p>
          </table:table-cell>
          <table:table-cell table:style-name="ce1" office:value-type="string" calcext:value-type="string">
            <office:annotation draw:style-name="gr37" draw:text-style-name="P2" svg:width="4.508cm" svg:height="10.557cm" svg:x="90.567cm" svg:y="77.655cm" draw:caption-point-x="-0.407cm" draw:caption-point-y="-1.445cm">
              <dc:date>2023-02-26T00:00:00</dc:date>
              <text:p text:style-name="P1"><text:span text:style-name="T1">Dutch: Geluk (into Machadodorp)</text:span></text:p>
              <text:p text:style-name="P1"><text:span text:style-name="T1"/></text:p>
              <text:p text:style-name="P1"><text:span text:style-name="T1">Dutch: Lijdenburg</text:span></text:p>
              <text:p text:style-name="P1"><text:span text:style-name="T1">English: Lydenburg</text:span></text:p>
              <text:p text:style-name="P1"><text:span text:style-name="T1">Native: Mashishing</text:span></text:p>
              <text:p text:style-name="P1"><text:span text:style-name="T1"/></text:p>
              <text:p text:style-name="P1"><text:span text:style-name="T1">English: Witbank</text:span></text:p>
              <text:p text:style-name="P1"><text:span text:style-name="T1">Independent: Emalahleni</text:span></text:p>
            </office:annotation>
            <text:p>Moxomatsi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7.655cm" draw:caption-point-x="-0.407cm" draw:caption-point-y="-1.445cm">
              <dc:date>2023-02-26T00:00:00</dc:date>
              <text:p text:style-name="P1"><text:span text:style-name="T1">Portuguese: Manjacaze</text:span></text:p>
              <text:p text:style-name="P1"><text:span text:style-name="T1"/></text:p>
              <text:p text:style-name="P1"><text:span text:style-name="T1">Portuguese: João Belo </text:span></text:p>
              <text:p text:style-name="P1"><text:span text:style-name="T1">Independent: Xai-Xai</text:span></text:p>
              <text:p text:style-name="P1"><text:span text:style-name="T1"/></text:p>
              <text:p text:style-name="P1"><text:span text:style-name="T1">Dutch: Nelspruit</text:span></text:p>
              <text:p text:style-name="P1"><text:span text:style-name="T1">Native/Independent: Mbombela</text:span></text:p>
              <text:p text:style-name="P1"><text:span text:style-name="T1"/></text:p>
              <text:p text:style-name="P1"><text:span text:style-name="T1">English: Barberton</text:span></text:p>
            </office:annotation>
            <text:p>Mandlakazi</text:p>
          </table:table-cell>
          <table:table-cell table:style-name="ce1" office:value-type="string" calcext:value-type="string">
            <office:annotation draw:style-name="gr4" draw:text-style-name="P2" svg:width="4.508cm" svg:height="3.413cm" svg:x="92.821cm" svg:y="77.655cm" draw:caption-point-x="-0.407cm" draw:caption-point-y="-1.445cm">
              <dc:date>2023-02-26T00:00:00</dc:date>
              <text:p text:style-name="P1"><text:span text:style-name="T1">Arabic: Iana'ana</text:span></text:p>
              <text:p text:style-name="P1"><text:span text:style-name="T1">Portuguese: Terra de Boa Gente</text:span></text:p>
            </office:annotation>
            <text:p>Inhamban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4" draw:text-style-name="P2" svg:width="4.508cm" svg:height="3.413cm" svg:x="100.711cm" svg:y="77.655cm" draw:caption-point-x="-0.407cm" draw:caption-point-y="-1.445cm">
              <dc:date>2023-02-26T00:00:00</dc:date>
              <text:p text:style-name="P1"><text:span text:style-name="T1">Native/Independent: Tôlanaro</text:span></text:p>
              <text:p text:style-name="P1"><text:span text:style-name="T1">Portuguese: Matatana</text:span></text:p>
            </office:annotation>
            <text:p>Fort-Dauphin</text:p>
          </table:table-cell>
          <table:table-cell table:style-name="ce1" table:number-columns-repeated="37"/>
          <table:table-cell table:style-name="ce1" office:value-type="string" calcext:value-type="string">
            <office:annotation draw:style-name="gr1" draw:text-style-name="P2" svg:width="4.509cm" svg:height="2.222cm" svg:x="143.541cm" svg:y="77.655cm" draw:caption-point-x="-0.406cm" draw:caption-point-y="-1.445cm">
              <dc:date>2023-02-26T00:00:00</dc:date>
              <text:p text:style-name="P1"><text:span text:style-name="T1">Dutch: Houtmans Abrolhos</text:span></text:p>
            </office:annotation>
            <text:p>Geraldton</text:p>
          </table:table-cell>
          <table:table-cell table:style-name="ce1" office:value-type="string" calcext:value-type="string">
            <text:p>Mount Magnet</text:p>
          </table:table-cell>
          <table:table-cell table:style-name="ce1" office:value-type="string" calcext:value-type="string">
            <text:p>Leinster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Coober Pedy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iboobur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unnamulla</text:p>
          </table:table-cell>
          <table:table-cell table:style-name="ce1" office:value-type="string" calcext:value-type="string">
            <text:p>St. George</text:p>
          </table:table-cell>
          <table:table-cell table:style-name="ce1" office:value-type="string" calcext:value-type="string">
            <text:p>Warwick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77.655cm" draw:caption-point-x="-0.407cm" draw:caption-point-y="-1.445cm">
              <dc:date>2023-02-26T00:00:00</dc:date>
              <text:p text:style-name="P1"><text:span text:style-name="T1">(into Gold Coast)</text:span></text:p>
            </office:annotation>
            <text:p>Ballina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2" draw:text-style-name="P2" svg:width="4.508cm" svg:height="4.603cm" svg:x="38.719cm" svg:y="78.846cm" draw:caption-point-x="-0.407cm" draw:caption-point-y="-1.445cm">
              <dc:date>2023-02-26T00:00:00</dc:date>
              <text:p text:style-name="P1"><text:span text:style-name="T1">Spanish: Quillota</text:span></text:p>
              <text:p text:style-name="P1"><text:span text:style-name="T1"/></text:p>
              <text:p text:style-name="P1"><text:span text:style-name="T1">Spanish: Valparaíso</text:span></text:p>
            </office:annotation>
            <text:p>Q'illu U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40.973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Wasicha (Ranchillos y San Miguel)</text:span></text:p>
            </office:annotation>
            <text:p>Mendoza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string" calcext:value-type="string">
            <text:p>Rosario</text:p>
          </table:table-cell>
          <table:table-cell table:style-name="ce1" office:value-type="string" calcext:value-type="string">
            <text:p>Concepción del Uruguay</text:p>
          </table:table-cell>
          <table:table-cell table:style-name="ce1" office:value-type="string" calcext:value-type="string">
            <office:annotation draw:style-name="gr4" draw:text-style-name="P2" svg:width="4.508cm" svg:height="3.413cm" svg:x="45.482cm" svg:y="78.846cm" draw:caption-point-x="-0.407cm" draw:caption-point-y="-1.445cm">
              <dc:date>2023-02-26T00:00:00</dc:date>
              <text:p text:style-name="P1"><text:span text:style-name="T1">Portuguese: Colónia do Sacramento</text:span></text:p>
              <text:p text:style-name="P1"><text:span text:style-name="T1">Brazilian: Colônia do Sacramento</text:span></text:p>
            </office:annotation>
            <text:p>Colonia del Sacramento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8.846cm" draw:caption-point-x="-0.407cm" draw:caption-point-y="-1.445cm">
              <dc:date>2023-02-26T00:00:00</dc:date>
              <text:p text:style-name="P1"><text:span text:style-name="T1">Portuguese: Montevidéu</text:span></text:p>
            </office:annotation>
            <text:p>Montevideo</text:p>
          </table:table-cell>
          <table:table-cell table:style-name="ce1" table:number-columns-repeated="30"/>
          <table:table-cell table:style-name="ce1" office:value-type="string" calcext:value-type="string">
            <office:annotation draw:style-name="gr4" draw:text-style-name="P2" svg:width="4.508cm" svg:height="3.413cm" svg:x="81.55cm" svg:y="78.846cm" draw:caption-point-x="-0.407cm" draw:caption-point-y="-1.445cm">
              <dc:date>2023-02-26T00:00:00</dc:date>
              <text:p text:style-name="P1"><text:span text:style-name="T1">German: Lüderitzbucht</text:span></text:p>
              <text:p text:style-name="P1"><text:span text:style-name="T1">(into Lüderitz)</text:span></text:p>
            </office:annotation>
            <text:p>Angra Peque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83.804cm" svg:y="78.846cm" draw:caption-point-x="-0.407cm" draw:caption-point-y="-1.445cm">
              <dc:date>2023-02-26T00:00:00</dc:date>
              <text:p text:style-name="P1"><text:span text:style-name="T1">Dutch: Keetmanshoop</text:span></text:p>
              <text:p text:style-name="P1"><text:span text:style-name="T1"/></text:p>
              <text:p text:style-name="P1"><text:span text:style-name="T1">German: Karasburg</text:span></text:p>
              <text:p text:style-name="P1"><text:span text:style-name="T1">Dutch: Kalkfontein</text:span></text:p>
              <text:p text:style-name="P1"><text:span text:style-name="T1">Native: ǀNomsoros</text:span></text:p>
              <text:p text:style-name="P1"><text:span text:style-name="T1"/></text:p>
              <text:p text:style-name="P1"><text:span text:style-name="T1">English: Upington</text:span></text:p>
              <text:p text:style-name="P1"><text:span text:style-name="T1">Dutch: Olyfenhoudtsdrif</text:span></text:p>
            </office:annotation>
            <text:p>Nu-gouses</text:p>
          </table:table-cell>
          <table:table-cell table:style-name="ce1" office:value-type="string" calcext:value-type="string">
            <text:p>Tsabong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uruman</text:span></text:p>
            </office:annotation>
            <text:p>Dithakong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Vryburg</text:span></text:p>
            </office:annotation>
            <text:p>Morokweng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8.846cm" draw:caption-point-x="-0.406cm" draw:caption-point-y="-1.445cm">
              <dc:date>2023-02-26T00:00:00</dc:date>
              <text:p text:style-name="P1"><text:span text:style-name="T1">Alternative Native: Tlokwe</text:span></text:p>
              <text:p text:style-name="P1"><text:span text:style-name="T1">(into Potchefstroom)</text:span></text:p>
              <text:p text:style-name="P1"><text:span text:style-name="T1"/></text:p>
              <text:p text:style-name="P1"><text:span text:style-name="T1">Dutch: Klerksdorp</text:span></text:p>
            </office:annotation>
            <text:p>Matlwang</text:p>
          </table:table-cell>
          <table:table-cell table:style-name="ce1" office:value-type="string" calcext:value-type="string">
            <office:annotation draw:style-name="gr7" draw:text-style-name="P2" svg:width="4.509cm" svg:height="5.794cm" svg:x="89.439cm" svg:y="78.846cm" draw:caption-point-x="-0.406cm" draw:caption-point-y="-1.445cm">
              <dc:date>2023-02-26T00:00:00</dc:date>
              <text:p text:style-name="P1"><text:span text:style-name="T1">(into Johannesburg)</text:span></text:p>
              <text:p text:style-name="P1"><text:span text:style-name="T1"/></text:p>
              <text:p text:style-name="P1"><text:span text:style-name="T1">English/Dutch: Johannesburg</text:span></text:p>
              <text:p text:style-name="P1"><text:span text:style-name="T1">Native: Gauteng</text:span></text:p>
            </office:annotation>
            <text:p>Kweneng</text:p>
          </table:table-cell>
          <table:table-cell table:style-name="ce1" office:value-type="string" calcext:value-type="string">
            <office:annotation draw:style-name="gr14" draw:text-style-name="P2" svg:width="4.508cm" svg:height="8.175cm" svg:x="90.567cm" svg:y="78.846cm" draw:caption-point-x="-0.407cm" draw:caption-point-y="-1.445cm">
              <dc:date>2023-02-26T00:00:00</dc:date>
              <text:p text:style-name="P1"><text:span text:style-name="T1">(into Ulundi)</text:span></text:p>
              <text:p text:style-name="P1"><text:span text:style-name="T1"/></text:p>
              <text:p text:style-name="P1"><text:span text:style-name="T1">Dutch: Vryheid</text:span></text:p>
              <text:p text:style-name="P1"><text:span text:style-name="T1"/></text:p>
              <text:p text:style-name="P1"><text:span text:style-name="T1">English: Waterfall River Township (into Newcastle)</text:span></text:p>
              <text:p text:style-name="P1"><text:span text:style-name="T1">Dutch: Viljoensdorp</text:span></text:p>
            </office:annotation>
            <text:p>Bulawayo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8.846cm" draw:caption-point-x="-0.407cm" draw:caption-point-y="-1.445cm">
              <dc:date>2023-02-26T00:00:00</dc:date>
              <text:p text:style-name="P1"><text:span text:style-name="T1">Portuguese: Lourenço Marques</text:span></text:p>
              <text:p text:style-name="P1"><text:span text:style-name="T1">English: Delagoa Bay</text:span></text:p>
              <text:p text:style-name="P1"><text:span text:style-name="T1">Independent: Maputo</text:span></text:p>
              <text:p text:style-name="P1"><text:span text:style-name="T1">Dutch: Fort Lydsaamheid</text:span></text:p>
              <text:p text:style-name="P1"><text:span text:style-name="T1">German: Fort S. Maria</text:span></text:p>
              <text:p text:style-name="P1"><text:span text:style-name="T1"/></text:p>
              <text:p text:style-name="P1"><text:span text:style-name="T1">Dutch: Bremersdorp</text:span></text:p>
              <text:p text:style-name="P1"><text:span text:style-name="T1">English/Independent: Manzini</text:span></text:p>
              <text:p text:style-name="P1"><text:span text:style-name="T1">(into Mbabane)</text:span></text:p>
            </office:annotation>
            <text:p>KaMpfumu</text:p>
          </table:table-cell>
          <table:table-cell table:style-name="ce1" table:number-columns-repeated="45"/>
          <table:table-cell table:style-name="ce1" office:value-type="string" calcext:value-type="string">
            <office:annotation draw:style-name="gr1" draw:text-style-name="P2" svg:width="4.509cm" svg:height="2.222cm" svg:x="143.541cm" svg:y="78.846cm" draw:caption-point-x="-0.406cm" draw:caption-point-y="-1.445cm">
              <dc:date>2023-02-26T00:00:00</dc:date>
              <text:p text:style-name="P1"><text:span text:style-name="T1">Dutch: I. de Edels Landt</text:span></text:p>
            </office:annotation>
            <text:p>Cervantes</text:p>
          </table:table-cell>
          <table:table-cell table:style-name="ce1" office:value-type="string" calcext:value-type="string">
            <text:p>Northam</text:p>
          </table:table-cell>
          <table:table-cell table:style-name="ce1" office:value-type="string" calcext:value-type="string">
            <text:p>Merredin</text:p>
          </table:table-cell>
          <table:table-cell table:style-name="ce1" office:value-type="string" calcext:value-type="string">
            <text:p>Kalgoorlie</text:p>
          </table:table-cell>
          <table:table-cell table:number-columns-repeated="10" table:style-name="ce1" office:value-type="string" calcext:value-type="string">
            <text:p>?</text:p>
          </table:table-cell>
          <table:table-cell table:style-name="ce1" office:value-type="string" calcext:value-type="string">
            <text:p>Bourke</text:p>
          </table:table-cell>
          <table:table-cell table:style-name="ce1" office:value-type="string" calcext:value-type="string">
            <text:p>More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offs Harbour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3" draw:text-style-name="P2" svg:width="4.508cm" svg:height="2.223cm" svg:x="38.719cm" svg:y="80.036cm" draw:caption-point-x="-0.407cm" draw:caption-point-y="-1.445cm">
              <dc:date>2023-02-26T00:00:00</dc:date>
              <text:p text:style-name="P1"><text:span text:style-name="T1">Spanish: Santiago</text:span></text:p>
            </office:annotation>
            <text:p>Mapu Chuco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text:p>Tunuyán</text:p>
          </table:table-cell>
          <table:table-cell table:style-name="ce2" office:value-type="string" calcext:value-type="string">
            <office:annotation draw:style-name="gr3" draw:text-style-name="P2" svg:width="4.509cm" svg:height="2.223cm" svg:x="42.1cm" svg:y="80.036cm" draw:caption-point-x="-0.406cm" draw:caption-point-y="-1.445cm">
              <dc:date>2023-02-26T00:00:00</dc:date>
              <text:p text:style-name="P1"><text:span text:style-name="T1">(into Villa Mercedes)</text:span></text:p>
            </office:annotation>
            <text:p>Las Pugas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80.036cm" draw:caption-point-x="-0.406cm" draw:caption-point-y="-1.445cm">
              <dc:date>2023-02-26T00:00:00</dc:date>
              <text:p text:style-name="P1"><text:span text:style-name="T1">(into Junín)</text:span></text:p>
            </office:annotation>
            <text:p>Fuerte El Petroso</text:p>
          </table:table-cell>
          <table:table-cell table:style-name="ce1" office:value-type="string" calcext:value-type="string">
            <office:annotation draw:style-name="gr5" draw:text-style-name="P2" svg:width="4.509cm" svg:height="4.604cm" svg:x="44.354cm" svg:y="80.036cm" draw:caption-point-x="-0.406cm" draw:caption-point-y="-1.445cm">
              <dc:date>2023-02-26T00:00:00</dc:date>
              <text:p text:style-name="P1"><text:span text:style-name="T1">Latin: Bona Aera</text:span></text:p>
              <text:p text:style-name="P1"><text:span text:style-name="T1"/></text:p>
              <text:p text:style-name="P1"><text:span text:style-name="T1">English: Hurlingham</text:span></text:p>
            </office:annotation>
            <text:p>Buenos Aires</text:p>
          </table:table-cell>
          <table:table-cell table:style-name="ce1" table:number-columns-repeated="26"/>
          <table:table-cell table:style-name="ce9"/>
          <table:table-cell table:style-name="ce1" table:number-columns-repeated="6"/>
          <table:table-cell table:style-name="ce1" office:value-type="string" calcext:value-type="string">
            <office:annotation draw:style-name="gr12" draw:text-style-name="P2" svg:width="4.508cm" svg:height="9.366cm" svg:x="82.677cm" svg:y="80.036cm" draw:caption-point-x="-0.407cm" draw:caption-point-y="-1.445cm">
              <dc:date>2023-02-26T00:00:00</dc:date>
              <text:p text:style-name="P1"><text:span text:style-name="T1">(into Springbokfontein)</text:span></text:p>
              <text:p text:style-name="P1"><text:span text:style-name="T1"/></text:p>
              <text:p text:style-name="P1"><text:span text:style-name="T1">Dutch: Springbokfontein</text:span></text:p>
              <text:p text:style-name="P1"><text:span text:style-name="T1">(into Springbok)</text:span></text:p>
              <text:p text:style-name="P1"><text:span text:style-name="T1"/></text:p>
              <text:p text:style-name="P1"><text:span text:style-name="T1">English: Port Nolloth</text:span></text:p>
              <text:p text:style-name="P1"><text:span text:style-name="T1">Native: Aukwatowa</text:span></text:p>
            </office:annotation>
            <text:p>O'okiep</text:p>
          </table:table-cell>
          <table:table-cell table:style-name="ce1" office:value-type="string" calcext:value-type="string">
            <office:annotation draw:style-name="gr23" draw:text-style-name="P2" svg:width="4.508cm" svg:height="8.176cm" svg:x="83.804cm" svg:y="80.036cm" draw:caption-point-x="-0.407cm" draw:caption-point-y="-1.445cm">
              <dc:date>2023-02-26T00:00:00</dc:date>
              <text:p text:style-name="P1"><text:span text:style-name="T1">(into Kakamas)</text:span></text:p>
              <text:p text:style-name="P1"><text:span text:style-name="T1"/></text:p>
              <text:p text:style-name="P1"><text:span text:style-name="T1">English: Pella</text:span></text:p>
              <text:p text:style-name="P1"><text:span text:style-name="T1"/></text:p>
              <text:p text:style-name="P1"><text:span text:style-name="T1">German: Warmbad</text:span></text:p>
              <text:p text:style-name="P1"><text:span text:style-name="T1">Native: Aixa-aibes</text:span></text:p>
            </office:annotation>
            <text:p>Bassonsdrif</text:p>
          </table:table-cell>
          <table:table-cell table:style-name="ce1" office:value-type="string" calcext:value-type="string">
            <office:annotation draw:style-name="gr3" draw:text-style-name="P2" svg:width="4.508cm" svg:height="2.223cm" svg:x="84.931cm" svg:y="80.036cm" draw:caption-point-x="-0.407cm" draw:caption-point-y="-1.445cm">
              <dc:date>2023-02-26T00:00:00</dc:date>
              <text:p text:style-name="P1"><text:span text:style-name="T1">English: Griquatown</text:span></text:p>
            </office:annotation>
            <text:p>Griekwastad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80.036cm" draw:caption-point-x="-0.406cm" draw:caption-point-y="-1.445cm">
              <dc:date>2023-02-26T00:00:00</dc:date>
              <text:p text:style-name="P1"><text:span text:style-name="T1">English: Kimberley</text:span></text:p>
            </office:annotation>
            <text:p>Vooruitzigt</text:p>
          </table:table-cell>
          <table:table-cell table:style-name="ce1" office:value-type="string" calcext:value-type="string">
            <office:annotation draw:style-name="gr9" draw:text-style-name="P2" svg:width="4.509cm" svg:height="5.795cm" svg:x="87.185cm" svg:y="80.036cm" draw:caption-point-x="-0.406cm" draw:caption-point-y="-1.445cm">
              <dc:date>2023-02-26T00:00:00</dc:date>
              <text:p text:style-name="P1"><text:span text:style-name="T1">Dutch: Blesberg</text:span></text:p>
              <text:p text:style-name="P1"><text:span text:style-name="T1">(into Bloemfontein)</text:span></text:p>
              <text:p text:style-name="P1"><text:span text:style-name="T1"/></text:p>
              <text:p text:style-name="P1"><text:span text:style-name="T1">Dutch: Bloemfontein</text:span></text:p>
            </office:annotation>
            <text:p>Thaba 'Nchu</text:p>
          </table:table-cell>
          <table:table-cell table:style-name="ce1" office:value-type="string" calcext:value-type="string">
            <office:annotation draw:style-name="gr9" draw:text-style-name="P2" svg:width="4.509cm" svg:height="5.795cm" svg:x="88.312cm" svg:y="80.036cm" draw:caption-point-x="-0.406cm" draw:caption-point-y="-1.445cm">
              <dc:date>2023-02-26T00:00:00</dc:date>
              <text:p text:style-name="P1"><text:span text:style-name="T1">(into Maseru)</text:span></text:p>
              <text:p text:style-name="P1"><text:span text:style-name="T1">English: Maseru</text:span></text:p>
              <text:p text:style-name="P1"><text:span text:style-name="T1"/></text:p>
              <text:p text:style-name="P1"><text:span text:style-name="T1">Dutch: Winburg</text:span></text:p>
            </office:annotation>
            <text:p>Thaba Bosi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80.036cm" draw:caption-point-x="-0.407cm" draw:caption-point-y="-1.445cm">
              <dc:date>2023-02-26T00:00:00</dc:date>
              <text:p text:style-name="P1"><text:span text:style-name="T1">(into D'Urban, Durban)</text:span></text:p>
              <text:p text:style-name="P1"><text:span text:style-name="T1">Native: eThekwini</text:span></text:p>
              <text:p text:style-name="P1"><text:span text:style-name="T1"/></text:p>
              <text:p text:style-name="P1"><text:span text:style-name="T1">Dutch: Pietermaritzburg</text:span></text:p>
              <text:p text:style-name="P1"><text:span text:style-name="T1">English: Fort Napier?</text:span></text:p>
            </office:annotation>
            <text:p>Port Natal</text:p>
          </table:table-cell>
          <table:table-cell table:style-name="ce1" table:number-columns-repeated="4"/>
          <table:table-cell table:style-name="ce9"/>
          <table:table-cell table:style-name="ce1" table:number-columns-repeated="42"/>
          <table:table-cell table:style-name="ce1" office:value-type="string" calcext:value-type="string">
            <text:p>Perth</text:p>
          </table:table-cell>
          <table:table-cell table:style-name="ce1" office:value-type="string" calcext:value-type="string">
            <text:p>Coolgardie</text:p>
          </table:table-cell>
          <table:table-cell table:style-name="ce1" office:value-type="string" calcext:value-type="string">
            <text:p>Norseman</text:p>
          </table:table-cell>
          <table:table-cell table:style-name="ce1" office:value-type="string" calcext:value-type="string">
            <text:p>Cocklebiddy</text:p>
          </table:table-cell>
          <table:table-cell table:style-name="ce1" office:value-type="string" calcext:value-type="string">
            <text:p>Eucla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80.036cm" draw:caption-point-x="-0.406cm" draw:caption-point-y="-1.445cm">
              <dc:date>2023-02-26T00:00:00</dc:date>
              <text:p text:style-name="P1"><text:span text:style-name="T1">Dutch: Dutch: 't Landt van P. Nuyts</text:span></text:p>
            </office:annotation>
            <text:p>Nullarbor</text:p>
          </table:table-cell>
          <table:table-cell table:style-name="ce1" office:value-type="string" calcext:value-type="string">
            <office:annotation draw:style-name="gr3" draw:text-style-name="P2" svg:width="4.509cm" svg:height="2.223cm" svg:x="151.431cm" svg:y="80.036cm" draw:caption-point-x="-0.406cm" draw:caption-point-y="-1.445cm">
              <dc:date>2023-02-26T00:00:00</dc:date>
              <text:p text:style-name="P1"><text:span text:style-name="T1">Dutch: Eijland St. François</text:span></text:p>
            </office:annotation>
            <text:p>Penong</text:p>
          </table:table-cell>
          <table:table-cell table:style-name="ce1" office:value-type="string" calcext:value-type="string">
            <text:p>Cedu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roken Hill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Bathurst</text:p>
          </table:table-cell>
          <table:table-cell table:style-name="ce1" office:value-type="string" calcext:value-type="string">
            <office:annotation draw:style-name="gr3" draw:text-style-name="P2" svg:width="4.509cm" svg:height="2.223cm" svg:x="161.575cm" svg:y="80.036cm" draw:caption-point-x="-0.406cm" draw:caption-point-y="-1.445cm">
              <dc:date>2023-02-26T00:00:00</dc:date>
              <text:p text:style-name="P1"><text:span text:style-name="T1">Latin: Novum Castellum</text:span></text:p>
            </office:annotation>
            <text:p>Newcastle</text:p>
          </table:table-cell>
          <table:table-cell table:style-name="ce1" office:value-type="string" calcext:value-type="string">
            <text:p>Port Macquarie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4" draw:text-style-name="P2" svg:width="4.508cm" svg:height="3.413cm" svg:x="1.524cm" svg:y="81.227cm" draw:caption-point-x="-0.407cm" draw:caption-point-y="-1.445cm">
              <dc:date>2023-02-26T00:00:00</dc:date>
              <text:p text:style-name="P1"><text:span text:style-name="T1">English: Whangarei</text:span></text:p>
              <text:p text:style-name="P1"><text:span text:style-name="T1">Dutch: Kaap Van Diemen</text:span></text:p>
            </office:annotation>
            <text:p>Ruapekapeka</text:p>
          </table:table-cell>
          <table:table-cell table:style-name="ce1" table:number-columns-repeated="3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1.227cm" draw:caption-point-x="-0.406cm" draw:caption-point-y="-1.445cm">
              <dc:date>2023-02-26T00:00:00</dc:date>
              <text:p text:style-name="P1"><text:span text:style-name="T1">(into San Rafael)</text:span></text:p>
            </office:annotation>
            <text:p>Fuerte San Rafael del Diamante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81.227cm" draw:caption-point-x="-0.406cm" draw:caption-point-y="-1.445cm">
              <dc:date>2023-02-26T00:00:00</dc:date>
              <text:p text:style-name="P1"><text:span text:style-name="T1">(into Santa Rosa)</text:span></text:p>
            </office:annotation>
            <text:p>Santa Rosa del Toey</text:p>
          </table:table-cell>
          <table:table-cell table:style-name="ce1" office:value-type="string" calcext:value-type="string">
            <text:p>Azul</text:p>
          </table:table-cell>
          <table:table-cell table:style-name="ce1" office:value-type="string" calcext:value-type="string">
            <text:p>San Miguel del Monte</text:p>
          </table:table-cell>
          <table:table-cell table:style-name="ce1" office:value-type="string" calcext:value-type="string">
            <office:annotation draw:style-name="gr5" draw:text-style-name="P2" svg:width="4.508cm" svg:height="4.604cm" svg:x="45.482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Holtzel</text:span></text:p>
              <text:p text:style-name="P1"><text:span text:style-name="T1">Spanish: Colonia Nievas</text:span></text:p>
            </office:annotation>
            <text:p>La Plata</text:p>
          </table:table-cell>
          <table:table-cell table:style-name="ce1" table:number-columns-repeated="33"/>
          <table:table-cell table:style-name="ce1" office:value-type="string" calcext:value-type="string">
            <office:annotation draw:style-name="gr5" draw:text-style-name="P2" svg:width="4.508cm" svg:height="4.604cm" svg:x="83.804cm" svg:y="81.227cm" draw:caption-point-x="-0.407cm" draw:caption-point-y="-1.445cm">
              <dc:date>2023-02-26T00:00:00</dc:date>
              <text:p text:style-name="P1"><text:span text:style-name="T1">English: Van Rhynsdorp</text:span></text:p>
              <text:p text:style-name="P1"><text:span text:style-name="T1"/></text:p>
              <text:p text:style-name="P1"><text:span text:style-name="T1">English: Malmesbury</text:span></text:p>
            </office:annotation>
            <text:p>Vanrhynsdorp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eaufort West</text:span></text:p>
            </office:annotation>
            <text:p>Calvinia</text:p>
          </table:table-cell>
          <table:table-cell table:style-name="ce1" office:value-type="string" calcext:value-type="string">
            <text:p>Graaff-Reine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81.227cm" draw:caption-point-x="-0.406cm" draw:caption-point-y="-1.445cm">
              <dc:date>2023-02-26T00:00:00</dc:date>
              <text:p text:style-name="P1"><text:span text:style-name="T1">Independent: Komani</text:span></text:p>
            </office:annotation>
            <text:p>Queenstown</text:p>
          </table:table-cell>
          <table:table-cell table:style-name="ce1" office:value-type="string" calcext:value-type="string">
            <office:annotation draw:style-name="gr5" draw:text-style-name="P2" svg:width="4.508cm" svg:height="4.604cm" svg:x="90.567cm" svg:y="81.227cm" draw:caption-point-x="-0.407cm" draw:caption-point-y="-1.445cm">
              <dc:date>2023-02-26T00:00:00</dc:date>
              <text:p text:style-name="P1"><text:span text:style-name="T1">Independent: Mthatha</text:span></text:p>
              <text:p text:style-name="P1"><text:span text:style-name="T1"/></text:p>
              <text:p text:style-name="P1"><text:span text:style-name="T1">English: Port Shepstone</text:span></text:p>
            </office:annotation>
            <text:p>Umtata</text:p>
          </table:table-cell>
          <table:table-cell table:style-name="ce1" table:number-columns-repeated="46"/>
          <table:table-cell table:style-name="ce1" office:value-type="string" calcext:value-type="string">
            <office:annotation draw:style-name="gr1" draw:text-style-name="P2" svg:width="4.509cm" svg:height="2.222cm" svg:x="143.541cm" svg:y="81.227cm" draw:caption-point-x="-0.406cm" draw:caption-point-y="-1.445cm">
              <dc:date>2023-02-26T00:00:00</dc:date>
              <text:p text:style-name="P1"><text:span text:style-name="T1">Dutch: Landt van de Leeuwin</text:span></text:p>
            </office:annotation>
            <text:p>Bunbury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81.227cm" draw:caption-point-x="-0.407cm" draw:caption-point-y="-1.445cm">
              <dc:date>2023-02-26T00:00:00</dc:date>
              <text:p text:style-name="P1"><text:span text:style-name="T1">(Albany)</text:span></text:p>
            </office:annotation>
            <text:p>Frederick Town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81.227cm" draw:caption-point-x="-0.407cm" draw:caption-point-y="-1.445cm">
              <dc:date>2023-02-26T00:00:00</dc:date>
              <text:p text:style-name="P1"><text:span text:style-name="T1">(Hopetoun)</text:span></text:p>
            </office:annotation>
            <text:p>Mary Ann Harbour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81.227cm" draw:caption-point-x="-0.407cm" draw:caption-point-y="-1.445cm">
              <dc:date>2023-02-26T00:00:00</dc:date>
              <text:p text:style-name="P1"><text:span text:style-name="T1">Dutch: 't Landt Van de Leeuwin</text:span></text:p>
            </office:annotation>
            <text:p>Esperance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5" draw:text-style-name="P2" svg:width="4.509cm" svg:height="4.604cm" svg:x="152.558cm" svg:y="81.227cm" draw:caption-point-x="-0.406cm" draw:caption-point-y="-1.445cm">
              <dc:date>2023-02-26T00:00:00</dc:date>
              <text:p text:style-name="P1"><text:span text:style-name="T1">(Streaky Bay)</text:span></text:p>
              <text:p text:style-name="P1"><text:span text:style-name="T1"/></text:p>
              <text:p text:style-name="P1"><text:span text:style-name="T1">Dutch: Eijland St. Pieter</text:span></text:p>
            </office:annotation>
            <text:p>Flinders</text:p>
          </table:table-cell>
          <table:table-cell table:style-name="ce1" office:value-type="string" calcext:value-type="string">
            <text:p>Cowell</text:p>
          </table:table-cell>
          <table:table-cell table:style-name="ce1" office:value-type="string" calcext:value-type="string">
            <text:p>Whyalla</text:p>
          </table:table-cell>
          <table:table-cell table:style-name="ce1" office:value-type="string" calcext:value-type="string">
            <text:p>Port August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Oran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61.575cm" svg:y="81.227cm" draw:caption-point-x="-0.406cm" draw:caption-point-y="-1.445cm">
              <dc:date>2023-02-26T00:00:00</dc:date>
              <text:p text:style-name="P1"><text:span text:style-name="T1">Latin: Nova Cambria Civitas </text:span></text:p>
              <text:p text:style-name="P1"><text:span text:style-name="T1"/></text:p>
            </office:annotation>
            <text:p>Sydney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2.651cm" svg:y="82.418cm" draw:caption-point-x="-0.407cm" draw:caption-point-y="-1.445cm">
              <dc:date>2023-02-26T00:00:00</dc:date>
              <text:p text:style-name="P1"><text:span text:style-name="T1">(into Hamilton)</text:span></text:p>
              <text:p text:style-name="P1"><text:span text:style-name="T1"/></text:p>
              <text:p text:style-name="P1"><text:span text:style-name="T1">English: Auckland</text:span></text:p>
            </office:annotation>
            <text:p>Rangiriri</text:p>
          </table:table-cell>
          <table:table-cell table:style-name="ce1" table:number-columns-repeated="30"/>
          <table:table-cell table:style-name="ce1" office:value-type="string" calcext:value-type="string">
            <text:p>Concepció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pala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2.418cm" draw:caption-point-x="-0.406cm" draw:caption-point-y="-1.445cm">
              <dc:date>2023-02-26T00:00:00</dc:date>
              <text:p text:style-name="P1"><text:span text:style-name="T1">(into Neuquén)</text:span></text:p>
            </office:annotation>
            <text:p>Confluencia</text:p>
          </table:table-cell>
          <table:table-cell table:style-name="ce1" office:value-type="string" calcext:value-type="string">
            <text:p>Choele Choel</text:p>
          </table:table-cell>
          <table:table-cell table:style-name="ce1" office:value-type="string" calcext:value-type="string">
            <text:p>Río Colorado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82.4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Tornquist</text:span></text:p>
            </office:annotation>
            <text:p>Bahía Blanca</text:p>
          </table:table-cell>
          <table:table-cell table:style-name="ce1" office:value-type="string" calcext:value-type="string">
            <office:annotation draw:style-name="gr11" draw:text-style-name="P2" svg:width="4.508cm" svg:height="6.984cm" svg:x="45.482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Viking/French: Tandil</text:span></text:p>
              <text:p text:style-name="P1"><text:span text:style-name="T1"/></text:p>
              <text:p text:style-name="P1"><text:span text:style-name="T1">German: Dehler</text:span></text:p>
              <text:p text:style-name="P1"><text:span text:style-name="T1">Spanish: Colonia San Miguel</text:span></text:p>
            </office:annotation>
            <text:p>Mar del Plata</text:p>
          </table:table-cell>
          <table:table-cell table:style-name="ce1" table:number-columns-repeated="27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8" draw:text-style-name="P2" svg:width="4.508cm" svg:height="10.556cm" svg:x="82.677cm" svg:y="82.418cm" draw:caption-point-x="-0.407cm" draw:caption-point-y="-1.445cm">
              <dc:date>2023-02-26T00:00:00</dc:date>
              <text:p text:style-name="P1"><text:span text:style-name="T1">English: Cape Town</text:span></text:p>
              <text:p text:style-name="P1"><text:span text:style-name="T1">Portuguese: Cidade do Cabo</text:span></text:p>
              <text:p text:style-name="P1"><text:span text:style-name="T1">Spanish: Ciudad del Cabo</text:span></text:p>
              <text:p text:style-name="P1"><text:span text:style-name="T1">French: Le Cap</text:span></text:p>
              <text:p text:style-name="P1"><text:span text:style-name="T1">German: Kapstadt</text:span></text:p>
              <text:p text:style-name="P1"><text:span text:style-name="T1">Italian: Città del Capo</text:span></text:p>
              <text:p text:style-name="P1"><text:span text:style-name="T1">Latin: Promontorium extremum</text:span></text:p>
              <text:p text:style-name="P1"><text:span text:style-name="T1">Native: iKapa</text:span></text:p>
            </office:annotation>
            <text:p>Kaapstad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Riversdale</text:span></text:p>
              <text:p text:style-name="P1"><text:span text:style-name="T1">Dutch: Riversdal</text:span></text:p>
            </office:annotation>
            <text:p>Swellendam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George</text:span></text:p>
            </office:annotation>
            <text:p>Oudtshoorn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82.418cm" draw:caption-point-x="-0.406cm" draw:caption-point-y="-1.445cm">
              <dc:date>2023-02-26T00:00:00</dc:date>
              <text:p text:style-name="P1"><text:span text:style-name="T1">Portuguese: Bahia Formosa</text:span></text:p>
              <text:p text:style-name="P1"><text:span text:style-name="T1">English: Plettenberg Bay</text:span></text:p>
              <text:p text:style-name="P1"><text:span text:style-name="T1"/></text:p>
              <text:p text:style-name="P1"><text:span text:style-name="T1">English: Knysna</text:span></text:p>
            </office:annotation>
            <text:p>Plettenbergbaai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82.418cm" draw:caption-point-x="-0.406cm" draw:caption-point-y="-1.445cm">
              <dc:date>2023-02-26T00:00:00</dc:date>
              <text:p text:style-name="P1"><text:span text:style-name="T1">Independent: Kariega</text:span></text:p>
              <text:p text:style-name="P1"><text:span text:style-name="T1"/></text:p>
              <text:p text:style-name="P1"><text:span text:style-name="T1">English: Port Elizabeth</text:span></text:p>
              <text:p text:style-name="P1"><text:span text:style-name="T1">Native: iBhayi</text:span></text:p>
            </office:annotation>
            <text:p>Uitenhage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82.418cm" draw:caption-point-x="-0.406cm" draw:caption-point-y="-1.445cm">
              <dc:date>2023-02-26T00:00:00</dc:date>
              <text:p text:style-name="P1"><text:span text:style-name="T1">Independent: Makhanda</text:span></text:p>
            </office:annotation>
            <text:p>Grahamstown</text:p>
          </table:table-cell>
          <table:table-cell table:style-name="ce1" office:value-type="string" calcext:value-type="string">
            <office:annotation draw:style-name="gr2" draw:text-style-name="P2" svg:width="4.509cm" svg:height="4.603cm" svg:x="89.439cm" svg:y="82.418cm" draw:caption-point-x="-0.406cm" draw:caption-point-y="-1.445cm">
              <dc:date>2023-02-26T00:00:00</dc:date>
              <text:p text:style-name="P1"><text:span text:style-name="T1">(into East London)</text:span></text:p>
              <text:p text:style-name="P1"><text:span text:style-name="T1">Dutch: Oos-Londen</text:span></text:p>
              <text:p text:style-name="P1"><text:span text:style-name="T1">Native: eMonti</text:span></text:p>
            </office:annotation>
            <text:p>Port Rex</text:p>
          </table:table-cell>
          <table:table-cell table:style-name="ce1" table:number-columns-repeated="56"/>
          <table:table-cell table:style-name="ce1" office:value-type="string" calcext:value-type="string">
            <office:annotation draw:style-name="gr4" draw:text-style-name="P2" svg:width="4.508cm" svg:height="3.413cm" svg:x="153.686cm" svg:y="82.418cm" draw:caption-point-x="-0.407cm" draw:caption-point-y="-1.445cm">
              <dc:date>2023-02-26T00:00:00</dc:date>
              <text:p text:style-name="P1"><text:span text:style-name="T1">French: Port Champagny</text:span></text:p>
              <text:p text:style-name="P1"><text:span text:style-name="T1">Native: Galinyala</text:span></text:p>
            </office:annotation>
            <text:p>Port Lincoln</text:p>
          </table:table-cell>
          <table:table-cell table:style-name="ce1"/>
          <table:table-cell table:style-name="ce1" office:value-type="string" calcext:value-type="string">
            <text:p>Port Pirie</text:p>
          </table:table-cell>
          <table:table-cell table:style-name="ce1" office:value-type="string" calcext:value-type="string">
            <text:p>Mildura</text:p>
          </table:table-cell>
          <table:table-cell table:style-name="ce1" office:value-type="string" calcext:value-type="string">
            <text:p>Shepparton</text:p>
          </table:table-cell>
          <table:table-cell table:style-name="ce1" office:value-type="string" calcext:value-type="string">
            <text:p>Albur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1" draw:text-style-name="P2" svg:width="4.509cm" svg:height="6.984cm" svg:x="161.575cm" svg:y="82.418cm" draw:caption-point-x="-0.406cm" draw:caption-point-y="-1.445cm">
              <dc:date>2023-02-26T00:00:00</dc:date>
              <text:p text:style-name="P1"><text:span text:style-name="T1">(into Canberra)</text:span></text:p>
              <text:p text:style-name="P1"><text:span text:style-name="T1"/></text:p>
              <text:p text:style-name="P1"><text:span text:style-name="T1">Alternative: Wollongong</text:span></text:p>
              <text:p text:style-name="P1"><text:span text:style-name="T1">Latin: Nova Cambria Civitas </text:span></text:p>
              <text:p text:style-name="P1"><text:span text:style-name="T1"/></text:p>
            </office:annotation>
            <text:p>Queanbeya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2.651cm" svg:y="83.608cm" draw:caption-point-x="-0.407cm" draw:caption-point-y="-1.445cm">
              <dc:date>2023-02-26T00:00:00</dc:date>
              <text:p text:style-name="P1"><text:span text:style-name="T1">English: Rotorua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.778cm" svg:y="83.608cm" draw:caption-point-x="-0.407cm" draw:caption-point-y="-1.445cm">
              <dc:date>2023-02-26T00:00:00</dc:date>
              <text:p text:style-name="P1"><text:span text:style-name="T1">English: Gisborne</text:span></text:p>
            </office:annotation>
            <text:p>?</text:p>
          </table:table-cell>
          <table:table-cell table:style-name="ce1" table:number-columns-repeated="29"/>
          <table:table-cell table:style-name="ce1" office:value-type="string" calcext:value-type="string">
            <office:annotation draw:style-name="gr5" draw:text-style-name="P2" svg:width="4.508cm" svg:height="4.604cm" svg:x="37.592cm" svg:y="83.608cm" draw:caption-point-x="-0.407cm" draw:caption-point-y="-1.445cm">
              <dc:date>2023-02-26T00:00:00</dc:date>
              <text:p text:style-name="P1"><text:span text:style-name="T1">(into Temuco)</text:span></text:p>
              <text:p text:style-name="P1"><text:span text:style-name="T1"/></text:p>
              <text:p text:style-name="P1"><text:span text:style-name="T1">French: Perquenco</text:span></text:p>
            </office:annotation>
            <text:p>Fuerte Recabarr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39.846cm" svg:y="83.608cm" draw:caption-point-x="-0.407cm" draw:caption-point-y="-1.445cm">
              <dc:date>2023-02-26T00:00:00</dc:date>
              <text:p text:style-name="P1"><text:span text:style-name="T1">English: Lle Cul</text:span></text:p>
              <text:p text:style-name="P1"><text:span text:style-name="T1">Spanish: Villa la Angostura</text:span></text:p>
            </office:annotation>
            <text:p>Bariloche</text:p>
          </table:table-cell>
          <table:table-cell table:style-name="ce1" office:value-type="string" calcext:value-type="string">
            <text:p>Sierra Colorada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83.6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Porth Madryn</text:span></text:p>
              <text:p text:style-name="P1"><text:span text:style-name="T1">Spanish: Puerto Madryn</text:span></text:p>
            </office:annotation>
            <text:p>Las Grutas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83.608cm" draw:caption-point-x="-0.406cm" draw:caption-point-y="-1.445cm">
              <dc:date>2023-02-26T00:00:00</dc:date>
              <text:p text:style-name="P1"><text:span text:style-name="T1">(into Viedma)</text:span></text:p>
            </office:annotation>
            <text:p>Carmen de Patagones</text:p>
          </table:table-cell>
          <table:table-cell table:style-name="ce1" table:number-columns-repeated="99"/>
          <table:table-cell table:style-name="ce1" office:value-type="string" calcext:value-type="string">
            <text:p>Adelaide</text:p>
          </table:table-cell>
          <table:table-cell table:style-name="ce1" office:value-type="string" calcext:value-type="string">
            <text:p>Horsham</text:p>
          </table:table-cell>
          <table:table-cell table:style-name="ce1" office:value-type="string" calcext:value-type="string">
            <text:p>Bendig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60.448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Cooma</text:p>
          </table:table-cell>
          <table:table-cell table:style-name="ce1" office:value-type="string" calcext:value-type="string">
            <office:annotation draw:style-name="gr3" draw:text-style-name="P2" svg:width="4.509cm" svg:height="2.223cm" svg:x="161.575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Ede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7" draw:text-style-name="P2" svg:width="4.508cm" svg:height="5.794cm" svg:x="1.524cm" svg:y="84.799cm" draw:caption-point-x="-0.407cm" draw:caption-point-y="-1.445cm">
              <dc:date>2023-02-26T00:00:00</dc:date>
              <text:p text:style-name="P1"><text:span text:style-name="T1">(into New Plymouth)</text:span></text:p>
              <text:p text:style-name="P1"><text:span text:style-name="T1"/></text:p>
              <text:p text:style-name="P1"><text:span text:style-name="T1">English: Wanganui (Whanganui)</text:span></text:p>
              <text:p text:style-name="P1"><text:span text:style-name="T1">Dutch: Kaap Van P. Boreel</text:span></text:p>
            </office:annotation>
            <text:p>Parihaka</text:p>
          </table:table-cell>
          <table:table-cell table:style-name="ce4"/>
          <table:table-cell table:style-name="ce1" table:number-columns-repeated="30"/>
          <table:table-cell table:style-name="ce1" office:value-type="string" calcext:value-type="string">
            <office:annotation draw:style-name="gr1" draw:text-style-name="P2" svg:width="4.508cm" svg:height="2.222cm" svg:x="37.592cm" svg:y="84.799cm" draw:caption-point-x="-0.407cm" draw:caption-point-y="-1.445cm">
              <dc:date>2023-02-26T00:00:00</dc:date>
              <text:p text:style-name="P1"><text:span text:style-name="T1">Dutch: Brouwershaven</text:span></text:p>
            </office:annotation>
            <text:p>Valdivia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84.799cm" draw:caption-point-x="-0.407cm" draw:caption-point-y="-1.445cm">
              <dc:date>2023-02-26T00:00:00</dc:date>
              <text:p text:style-name="P1"><text:span text:style-name="T1">Native: Meli Pulli</text:span></text:p>
            </office:annotation>
            <text:p>Puerto Mont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84.7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refelin</text:span></text:p>
              <text:p text:style-name="P1"><text:span text:style-name="T1">Spanish: Trevelin</text:span></text:p>
            </office:annotation>
            <text:p>Esquel</text:p>
          </table:table-cell>
          <table:table-cell table:style-name="ce1" office:value-type="string" calcext:value-type="string">
            <office:annotation draw:style-name="gr2" draw:text-style-name="P2" svg:width="4.509cm" svg:height="4.603cm" svg:x="42.1cm" svg:y="84.799cm" draw:caption-point-x="-0.406cm" draw:caption-point-y="-1.445cm">
              <dc:date>2023-02-26T00:00:00</dc:date>
              <text:p text:style-name="P1"><text:span text:style-name="T1">(into Trelew)</text:span></text:p>
              <text:p text:style-name="P1"><text:span text:style-name="T1"/></text:p>
              <text:p text:style-name="P1"><text:span text:style-name="T1">English: Trerawson (into Rawson)</text:span></text:p>
            </office:annotation>
            <text:p>Rawson</text:p>
          </table:table-cell>
          <table:table-cell table:style-name="ce1" table:number-columns-repeated="101"/>
          <table:table-cell table:style-name="ce1" office:value-type="string" calcext:value-type="string">
            <text:p>Warrnambool</text:p>
          </table:table-cell>
          <table:table-cell table:style-name="ce1" office:value-type="string" calcext:value-type="string">
            <office:annotation draw:style-name="gr1" draw:text-style-name="P2" svg:width="4.509cm" svg:height="2.222cm" svg:x="158.194cm" svg:y="84.799cm" draw:caption-point-x="-0.406cm" draw:caption-point-y="-1.445cm">
              <dc:date>2023-02-26T00:00:00</dc:date>
              <text:p text:style-name="P1"><text:span text:style-name="T1">(Ballarat)</text:span></text:p>
            </office:annotation>
            <text:p>Ballaarat</text:p>
          </table:table-cell>
          <table:table-cell table:style-name="ce1" office:value-type="string" calcext:value-type="string">
            <text:p>Melbourne</text:p>
          </table:table-cell>
          <table:table-cell table:style-name="ce1" office:value-type="string" calcext:value-type="string">
            <office:annotation draw:style-name="gr1" draw:text-style-name="P2" svg:width="4.509cm" svg:height="2.222cm" svg:x="160.448cm" svg:y="84.799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Traralgon</text:p>
          </table:table-cell>
          <table:table-cell table:style-name="ce1" table:number-columns-repeated="8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85.99cm" draw:caption-point-x="-0.407cm" draw:caption-point-y="-1.446cm">
              <dc:date>2023-02-26T00:00:00</dc:date>
              <text:p text:style-name="P1"><text:span text:style-name="T1">English: Wellington</text:span></text:p>
            </office:annotation>
            <text:p>Pôneke</text:p>
          </table:table-cell>
          <table:table-cell table:style-name="ce1" table:number-columns-repeated="31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40.973cm" svg:y="85.99cm" draw:caption-point-x="-0.406cm" draw:caption-point-y="-1.446cm">
              <dc:date>2023-02-26T00:00:00</dc:date>
              <text:p text:style-name="P1"><text:span text:style-name="T1">(into Paso de Indios)</text:span></text:p>
              <text:p text:style-name="P1"><text:span text:style-name="T1"/></text:p>
              <text:p text:style-name="P1"><text:span text:style-name="T1">English: Rhyd yr Indaid</text:span></text:p>
              <text:p text:style-name="P1"><text:span text:style-name="T1">Spanish: Paso de Indios</text:span></text:p>
            </office:annotation>
            <text:p>Manantiales</text:p>
          </table:table-cell>
          <table:table-cell table:style-name="ce1" office:value-type="string" calcext:value-type="string">
            <office:annotation draw:style-name="gr10" draw:text-style-name="P2" svg:width="4.509cm" svg:height="3.412cm" svg:x="42.1cm" svg:y="85.99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Gaiman</text:span></text:p>
            </office:annotation>
            <text:p>Camarones</text:p>
          </table:table-cell>
          <table:table-cell table:style-name="ce1" table:number-columns-repeated="11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87.18cm" draw:caption-point-x="-0.407cm" draw:caption-point-y="-1.445cm">
              <dc:date>2023-02-26T00:00:00</dc:date>
              <text:p text:style-name="P1"><text:span text:style-name="T1">English: Nelson</text:span></text:p>
            </office:annotation>
            <text:p>Whakatû</text:p>
          </table:table-cell>
          <table:table-cell table:style-name="ce1" table:number-columns-repeated="32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oyhaique</text:p>
          </table:table-cell>
          <table:table-cell table:style-name="ce1" office:value-type="string" calcext:value-type="string">
            <text:p>Comodoro Rivadavia</text:p>
          </table:table-cell>
          <table:table-cell table:style-name="ce1" table:number-columns-repeated="64"/>
          <table:table-cell table:style-name="ce1" office:value-type="string" calcext:value-type="string">
            <office:annotation draw:style-name="gr23" draw:text-style-name="P2" svg:width="4.509cm" svg:height="8.176cm" svg:x="114.236cm" svg:y="87.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Ilha São Paulo</text:span></text:p>
              <text:p text:style-name="P1"><text:span text:style-name="T1"/></text:p>
              <text:p text:style-name="P1"><text:span text:style-name="T1">Dutch: Nieuw-Amsterdam Eiland</text:span></text:p>
              <text:p text:style-name="P1"><text:span text:style-name="T1"/></text:p>
              <text:p text:style-name="P1"><text:span text:style-name="T1">English: Heard Island</text:span></text:p>
            </office:annotation>
            <text:p>Port-aux-Français</text:p>
          </table:table-cell>
          <table:table-cell table:style-name="ce1" table:number-columns-repeated="39"/>
          <table:table-cell table:style-name="ce1" office:value-type="string" calcext:value-type="string">
            <office:annotation draw:style-name="gr4" draw:text-style-name="P2" svg:width="4.509cm" svg:height="3.413cm" svg:x="159.321cm" svg:y="87.18cm" draw:caption-point-x="-0.406cm" draw:caption-point-y="-1.445cm">
              <dc:date>2023-02-26T00:00:00</dc:date>
              <text:p text:style-name="P1"><text:span text:style-name="T1">Dutch: Van Diemenslandt</text:span></text:p>
              <text:p text:style-name="P1"><text:span text:style-name="T1">Latin: Civitas Fidei</text:span></text:p>
            </office:annotation>
            <text:p>Burnie</text:p>
          </table:table-cell>
          <table:table-cell table:style-name="ce1" office:value-type="string" calcext:value-type="string">
            <office:annotation draw:style-name="gr4" draw:text-style-name="P2" svg:width="4.509cm" svg:height="3.413cm" svg:x="160.448cm" svg:y="87.18cm" draw:caption-point-x="-0.406cm" draw:caption-point-y="-1.445cm">
              <dc:date>2023-02-26T00:00:00</dc:date>
              <text:p text:style-name="P1"><text:span text:style-name="T1">Dutch: Kaap Hendrick</text:span></text:p>
              <text:p text:style-name="P1"><text:span text:style-name="T1">Latin: Civitas Fidei</text:span></text:p>
            </office:annotation>
            <text:p>Launceston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9.899cm" svg:height="2.222cm" svg:x="169.465cm" svg:y="87.18cm" draw:caption-point-x="-0.406cm" draw:caption-point-y="-1.445cm">
              <dc:date>2023-02-26T00:00:00</dc:date>
              <text:p text:style-name="P1"><text:span text:style-name="T1">English: <text:s/>Hokitika (into Greymouth)</text:span></text:p>
            </office:annotation>
            <text:p>?</text:p>
          </table:table-cell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7" draw:text-style-name="P2" svg:width="4.508cm" svg:height="5.794cm" svg:x="1.524cm" svg:y="88.371cm" draw:caption-point-x="-0.407cm" draw:caption-point-y="-1.445cm">
              <dc:date>2023-02-26T00:00:00</dc:date>
              <text:p text:style-name="P1"><text:span text:style-name="T1">(into Christchurch)</text:span></text:p>
              <text:p text:style-name="P1"><text:span text:style-name="T1"/></text:p>
              <text:p text:style-name="P1"><text:span text:style-name="T1">English: Christchurch</text:span></text:p>
              <text:p text:style-name="P1"><text:span text:style-name="T1">Dutch: Moordenaarsbaai</text:span></text:p>
            </office:annotation>
            <text:p>Kaiapoi</text:p>
          </table:table-cell>
          <table:table-cell table:style-name="ce1" table:number-columns-repeated="33"/>
          <table:table-cell table:style-name="ce1" office:value-type="string" calcext:value-type="string">
            <text:p>O'Higgins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8.371cm" draw:caption-point-x="-0.406cm" draw:caption-point-y="-1.445cm">
              <dc:date>2023-02-26T00:00:00</dc:date>
              <text:p text:style-name="P1"><text:span text:style-name="T1">(into Gobernador Gregores)</text:span></text:p>
            </office:annotation>
            <text:p>Cañadón León</text:p>
          </table:table-cell>
          <table:table-cell table:style-name="ce1" office:value-type="string" calcext:value-type="string">
            <text:p>Puerto Deseado</text:p>
          </table:table-cell>
          <table:table-cell table:style-name="ce1" table:number-columns-repeated="104"/>
          <table:table-cell table:style-name="ce1" office:value-type="string" calcext:value-type="string">
            <office:annotation draw:style-name="gr4" draw:text-style-name="P2" svg:width="4.509cm" svg:height="3.413cm" svg:x="160.448cm" svg:y="88.371cm" draw:caption-point-x="-0.406cm" draw:caption-point-y="-1.445cm">
              <dc:date>2023-02-26T00:00:00</dc:date>
              <text:p text:style-name="P1"><text:span text:style-name="T1">Dutch: Boreels-eiland</text:span></text:p>
              <text:p text:style-name="P1"><text:span text:style-name="T1">Latin: Civitas Fidei</text:span></text:p>
            </office:annotation>
            <text:p>Hobart</text:p>
          </table:table-cell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El Calafate</text:p>
          </table:table-cell>
          <table:table-cell table:style-name="ce1" office:value-type="string" calcext:value-type="string">
            <text:p>Río Gallego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5" draw:text-style-name="P2" svg:width="4.508cm" svg:height="6.35cm" svg:x="45.482cm" svg:y="89.561cm" draw:caption-point-x="-0.407cm" draw:caption-point-y="-1.445cm">
              <dc:date>2023-02-26T00:00:00</dc:date>
              <text:p text:style-name="P1"><text:span text:style-name="T1">Argentine: Puerto Argentino </text:span></text:p>
              <text:p text:style-name="P1"><text:span text:style-name="T1"/></text:p>
              <text:p text:style-name="P1"><text:span text:style-name="T1">Spanish: Puerto Soledad</text:span></text:p>
              <text:p text:style-name="P1"><text:span text:style-name="T1">French: Port Saint-Louis</text:span></text:p>
              <text:p text:style-name="P1"><text:span text:style-name="T1">English: Port Solitude</text:span></text:p>
            </office:annotation>
            <text:p>Stanley</text:p>
          </table:table-cell>
          <table:table-cell table:style-name="ce1" table:number-columns-repeated="10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9.899cm" svg:height="5.795cm" svg:x="169.465cm" svg:y="89.561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Dunedin</text:span></text:p>
              <text:p text:style-name="P1"><text:span text:style-name="T1">Dutch: Staten Landt</text:span></text:p>
            </office:annotation>
            <text:p>Huriawa</text:p>
          </table:table-cell>
          <table:table-cell table:number-columns-repeated="874"/>
        </table:table-row>
        <table:table-row table:style-name="ro1">
          <table:table-cell table:style-name="ce1" table:number-columns-repeated="34"/>
          <table:table-cell table:style-name="ce1" office:value-type="string" calcext:value-type="string">
            <text:p>Puerto Natales</text:p>
          </table:table-cell>
          <table:table-cell table:style-name="ce1" office:value-type="string" calcext:value-type="string">
            <text:p>Punta Arenas</text:p>
          </table:table-cell>
          <table:table-cell table:style-name="ce1" table:number-columns-repeated="112"/>
          <table:table-cell table:style-name="ce1" office:value-type="string" calcext:value-type="string">
            <office:annotation draw:style-name="gr5" draw:text-style-name="P2" svg:width="8.551cm" svg:height="4.604cm" svg:x="168.338cm" svg:y="90.752cm" draw:caption-point-x="-0.406cm" draw:caption-point-y="-1.445cm">
              <dc:date>2023-02-26T00:00:00</dc:date>
              <text:p text:style-name="P1"><text:span text:style-name="T1">(Milford South)</text:span></text:p>
              <text:p text:style-name="P1"><text:span text:style-name="T1"/></text:p>
              <text:p text:style-name="P1"><text:span text:style-name="T1">English: Invercargill</text:span></text:p>
            </office:annotation>
            <text:p>Piopiotahi</text:p>
          </table:table-cell>
          <table:table-cell table:style-name="ce1" office:value-type="string" calcext:value-type="string">
            <office:annotation draw:style-name="gr5" draw:text-style-name="P2" svg:width="9.899cm" svg:height="4.604cm" svg:x="169.465cm" svg:y="90.752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Campbelltown (Bluff)</text:span></text:p>
            </office:annotation>
            <text:p>Pukekura</text:p>
          </table:table-cell>
          <table:table-cell table:number-columns-repeated="874"/>
        </table:table-row>
        <table:table-row table:style-name="ro1">
          <table:table-cell table:style-name="ce1" table:number-columns-repeated="35"/>
          <table:table-cell table:style-name="ce1" office:value-type="string" calcext:value-type="string">
            <text:p>Ushuaia</text:p>
          </table:table-cell>
          <table:table-cell table:style-name="ce1" office:value-type="string" calcext:value-type="string">
            <office:annotation draw:style-name="gr46" draw:text-style-name="P2" svg:width="4.509cm" svg:height="4.524cm" svg:x="42.1cm" svg:y="91.9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Elizabeth Island</text:span></text:p>
              <text:p text:style-name="P1"><text:span text:style-name="T1">Dutch: Kaap Hoorn</text:span></text:p>
              <text:p text:style-name="P1"><text:span text:style-name="T1">Spanish: Cabo de Hornos</text:span></text:p>
            </office:annotation>
            <text:p>Rio Grande</text:p>
          </table:table-cell>
          <table:table-cell table:style-name="ce1" table:number-columns-repeated="12"/>
          <table:table-cell table:style-name="ce10" office:value-type="string" calcext:value-type="string">
            <office:annotation draw:style-name="gr4" draw:text-style-name="P2" svg:width="4.508cm" svg:height="3.413cm" svg:x="56.753cm" svg:y="91.9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gentine: Base Corbeta Uruguay</text:span></text:p>
            </office:annotation>
            <text:p>King Edward Point</text:p>
          </table:table-cell>
          <table:table-cell table:style-name="ce1" table:number-columns-repeated="100"/>
          <table:table-cell table:number-columns-repeated="874"/>
        </table:table-row>
        <table:table-row table:style-name="ro1">
          <table:table-cell table:style-name="ce1" table:number-columns-repeated="150"/>
          <table:table-cell table:number-columns-repeated="874"/>
        </table:table-row>
        <table:table-row table:style-name="ro1">
          <table:table-cell table:style-name="ce1" table:number-columns-repeated="40"/>
          <table:table-cell table:style-name="ce10" office:value-type="string" calcext:value-type="string">
            <office:annotation draw:style-name="gr47" draw:text-style-name="P2" svg:width="4.508cm" svg:height="6.032cm" svg:x="46.609cm" svg:y="94.324cm" draw:caption-point-x="-0.407cm" draw:caption-point-y="-1.445cm">
              <dc:date>2023-02-26T00:00:00</dc:date>
              <text:p text:style-name="P1"><text:span text:style-name="T1">Argentine: Esperanza</text:span></text:p>
              <text:p text:style-name="P1"><text:span text:style-name="T1">Brazilian: Comandante Ferraz</text:span></text:p>
              <text:p text:style-name="P1"><text:span text:style-name="T1">Inca/Peruvian: Base Macchu Picchu</text:span></text:p>
              <text:p text:style-name="P1"><text:span text:style-name="T1">Polish: Arctowski</text:span></text:p>
              <text:p text:style-name="P1"><text:span text:style-name="T1">Russian: Bellingshausen</text:span></text:p>
              <text:p text:style-name="P1"><text:span text:style-name="T1">Chinese: Chángchéng Zhàn</text:span></text:p>
              <text:p text:style-name="P1"><text:span text:style-name="T1">Korean: Sejong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" table:number-columns-repeated="49"/>
          <table:table-cell table:number-columns-repeated="7" table:style-name="ce1" office:value-type="string" calcext:value-type="string">
            <text:p>?</text:p>
          </table:table-cell>
          <table:table-cell table:style-name="ce1" table:number-columns-repeated="20"/>
          <table:table-cell table:number-columns-repeated="5" table:style-name="ce1" office:value-type="string" calcext:value-type="string">
            <text:p>?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24"/>
          <table:table-cell table:number-columns-repeated="874"/>
        </table:table-row>
        <table:table-row table:style-name="ro1">
          <table:table-cell table:style-name="ce1" table:number-columns-repeated="39"/>
          <table:table-cell table:style-name="ce10" office:value-type="string" calcext:value-type="string">
            <office:annotation draw:style-name="gr48" draw:text-style-name="P2" svg:width="4.508cm" svg:height="4.841cm" svg:x="45.482cm" svg:y="95.515cm" draw:caption-point-x="-0.407cm" draw:caption-point-y="-1.446cm">
              <dc:date>2023-02-26T00:00:00</dc:date>
              <text:p text:style-name="P1"><text:span text:style-name="T1">American: Palmer Station</text:span></text:p>
              <text:p text:style-name="P1"><text:span text:style-name="T1">Argentine: Base San Martin</text:span></text:p>
              <text:p text:style-name="P1"><text:span text:style-name="T1">English: Rothera Station</text:span></text:p>
              <text:p text:style-name="P1"><text:span text:style-name="T1">Spanish: Base Juan Carlos Primero</text:span></text:p>
              <text:p text:style-name="P1"><text:span text:style-name="T1">Viking: Peter I Øy</text:span></text:p>
              <text:p text:style-name="P1"><text:span text:style-name="T1">Latin: Ultimus Antipodes</text:span></text:p>
              <text:p text:style-name="P1"><text:span text:style-name="T1"/></text:p>
              <text:p text:style-name="P1"><text:span text:style-name="T1"/></text:p>
            </office:annotation>
            <text:p>?</text:p>
          </table:table-cell>
          <table:table-cell table:style-name="ce10" office:value-type="string" calcext:value-type="string">
            <office:annotation draw:style-name="gr49" draw:text-style-name="P2" svg:width="4.508cm" svg:height="2.063cm" svg:x="46.609cm" svg:y="95.515cm" draw:caption-point-x="-0.407cm" draw:caption-point-y="-1.446cm">
              <dc:date>2023-02-26T00:00:00</dc:date>
              <text:p text:style-name="P1"><text:span text:style-name="T1">Argentine: Base Matienzo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" table:number-columns-repeated="36"/>
          <table:table-cell table:number-columns-repeated="25" table:style-name="ce1" office:value-type="string" calcext:value-type="string">
            <text:p>?</text:p>
          </table:table-cell>
          <table:table-cell table:style-name="ce1" table:number-columns-repeated="4"/>
          <table:table-cell table:number-columns-repeated="22" table:style-name="ce1" office:value-type="string" calcext:value-type="string">
            <text:p>?</text:p>
          </table:table-cell>
          <table:table-cell table:style-name="ce1"/>
          <table:table-cell table:number-columns-repeated="4" table:style-name="ce1" office:value-type="string" calcext:value-type="string">
            <text:p>?</text:p>
          </table:table-cell>
          <table:table-cell table:style-name="ce1" table:number-columns-repeated="17"/>
          <table:table-cell table:number-columns-repeated="874"/>
        </table:table-row>
        <table:table-row table:style-name="ro2" table:number-rows-repeated="116">
          <table:table-cell table:style-name="ce3" table:number-columns-repeated="150"/>
          <table:table-cell table:number-columns-repeated="874"/>
        </table:table-row>
        <table:table-row table:style-name="ro3">
          <table:table-cell table:style-name="ce3" table:number-columns-repeated="17"/>
          <table:table-cell table:style-name="ce7"/>
          <table:table-cell table:style-name="ce3" table:number-columns-repeated="132"/>
          <table:table-cell table:number-columns-repeated="874"/>
        </table:table-row>
        <table:table-row table:style-name="ro3" table:number-rows-repeated="60">
          <table:table-cell table:style-name="ce3" table:number-columns-repeated="17"/>
          <table:table-cell table:style-name="ce8"/>
          <table:table-cell table:style-name="ce3" table:number-columns-repeated="132"/>
          <table:table-cell table:number-columns-repeated="874"/>
        </table:table-row>
        <table:table-row table:style-name="ro2" table:number-rows-repeated="742">
          <table:table-cell table:style-name="ce3" table:number-columns-repeated="150"/>
          <table:table-cell table:number-columns-repeated="87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ity Names'.A1:'City Names'.ET56 'City Names'.A58:'City Names'.ET80 'City Names'.A57:'City Names'.CH57 'City Names'.CJ57:'City Names'.ET57">
            <calcext:condition calcext:apply-style-name="ConditionalStyle_1" calcext:value="=&quot;?&quot;" calcext:base-cell-address="'City Names'.A1"/>
          </calcext:conditional-format>
          <calcext:conditional-format calcext:target-range-address="'City Names'.A1:'City Names'.ET56 'City Names'.A58:'City Names'.ET999 'City Names'.A57:'City Names'.CH57 'City Names'.CJ57:'City Names'.ET57">
            <calcext:condition calcext:apply-style-name="ConditionalStyle_2" calcext:value="=&quot;^&quot;" calcext:base-cell-address="'City Names'.A1"/>
          </calcext:conditional-format>
          <calcext:conditional-format calcext:target-range-address="'City Names'.A1:'City Names'.ET56 'City Names'.A58:'City Names'.ET999 'City Names'.A57:'City Names'.CH57 'City Names'.CJ57:'City Names'.ET57">
            <calcext:condition calcext:apply-style-name="ConditionalStyle_3" calcext:value="formula-is(LEN(TRIM([.A1]))&gt;0)" calcext:base-cell-address="'City Name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ce5cd"/>
    </style:style>
    <style:style style:name="ConditionalStyle_5f_2" style:display-name="ConditionalStyle_2" style:family="table-cell" style:parent-style-name="Default">
      <style:table-cell-properties fo:background-color="#c7ac57"/>
    </style:style>
    <style:style style:name="ConditionalStyle_5f_3" style:display-name="ConditionalStyle_3" style:family="table-cell" style:parent-style-name="Default">
      <style:table-cell-properties fo:background-color="#dcf1e7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ity_20_Names" style:display-name="PageStyle_City Nam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3-09-07T23:51:58.589000000</dc:date>
    <meta:editing-duration>PT5H22M46S</meta:editing-duration>
    <meta:editing-cycles>13</meta:editing-cycles>
    <meta:document-statistic meta:table-count="1" meta:cell-count="4845" meta:object-count="0"/>
  </office:meta>
</office:document-meta>
</file>